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833cm"/>
    </style:style>
    <style:style style:name="co2" style:family="table-column">
      <style:table-column-properties fo:break-before="auto" style:column-width="1.452cm"/>
    </style:style>
    <style:style style:name="co3" style:family="table-column">
      <style:table-column-properties fo:break-before="auto" style:column-width="1.397cm"/>
    </style:style>
    <style:style style:name="co4" style:family="table-column">
      <style:table-column-properties fo:break-before="auto" style:column-width="1.369cm"/>
    </style:style>
    <style:style style:name="co5" style:family="table-column">
      <style:table-column-properties fo:break-before="auto" style:column-width="1.642cm"/>
    </style:style>
    <style:style style:name="co6" style:family="table-column">
      <style:table-column-properties fo:break-before="auto" style:column-width="1.559cm"/>
    </style:style>
    <style:style style:name="co7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ime-style style:name="N44" number:truncate-on-overflow="false">
      <number:hours number:style="long"/>
      <number:text>:</number:text>
      <number:minutes number:style="long"/>
      <number:text>:</number:text>
      <number:seconds number:style="long"/>
    </number:time-style>
    <style:style style:name="ce1" style:family="table-cell" style:parent-style-name="Default" style:data-style-name="N44"/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LOGGER03" table:style-name="ta1">
        <table:shapes>
          <draw:frame draw:z-index="0" draw:style-name="gr1" draw:text-style-name="P1" svg:width="26.99cm" svg:height="15.3cm" svg:x="12.951cm" svg:y="0.451cm">
            <draw:object draw:notify-on-update-of-ranges="LOGGER03.B2:LOGGER03.B2160 LOGGER03.C1:LOGGER03.C1 LOGGER03.C2:LOGGER03.C2160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millis</text:p>
          </table:table-cell>
          <table:table-cell table:style-name="Default" office:value-type="string" calcext:value-type="string">
            <text:p>time</text:p>
          </table:table-cell>
          <table:table-cell office:value-type="string" calcext:value-type="string">
            <text:p>voltage</text:p>
          </table:table-cell>
          <table:table-cell office:value-type="string" calcext:value-type="string">
            <text:p>current</text:p>
          </table:table-cell>
          <table:table-cell office:value-type="string" calcext:value-type="string">
            <text:p>power</text:p>
          </table:table-cell>
          <table:table-cell office:value-type="string" calcext:value-type="string">
            <text:p>capacity</text:p>
          </table:table-cell>
          <table:table-cell office:value-type="string" calcext:value-type="string">
            <text:p>energy</text:p>
          </table:table-cell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A2]/1000/(60*60*24)" office:value-type="time" office:time-value="PT00H00M00S" calcext:value-type="time">
            <text:p>00:00:00</text:p>
          </table:table-cell>
          <table:table-cell office:value-type="float" office:value="1.33" calcext:value-type="float">
            <text:p>1.33</text:p>
          </table:table-cell>
          <table:table-cell office:value-type="float" office:value="262.6" calcext:value-type="float">
            <text:p>262.6</text:p>
          </table:table-cell>
          <table:table-cell office:value-type="float" office:value="348.28" calcext:value-type="float">
            <text:p>348.2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float" office:value="15438" calcext:value-type="float">
            <text:p>15438</text:p>
          </table:table-cell>
          <table:table-cell table:formula="of:=[.A3]/1000/(60*60*24)" office:value-type="time" office:time-value="PT00H00M15.438S" calcext:value-type="time">
            <text:p>00:00:15</text:p>
          </table:table-cell>
          <table:table-cell office:value-type="float" office:value="1.33" calcext:value-type="float">
            <text:p>1.33</text:p>
          </table:table-cell>
          <table:table-cell office:value-type="float" office:value="261.9" calcext:value-type="float">
            <text:p>261.9</text:p>
          </table:table-cell>
          <table:table-cell office:value-type="float" office:value="347.33" calcext:value-type="float">
            <text:p>347.33</text:p>
          </table:table-cell>
          <table:table-cell office:value-type="float" office:value="1.12" calcext:value-type="float">
            <text:p>1.12</text:p>
          </table:table-cell>
          <table:table-cell office:value-type="float" office:value="1.49" calcext:value-type="float">
            <text:p>1.49</text:p>
          </table:table-cell>
        </table:table-row>
        <table:table-row table:style-name="ro1">
          <table:table-cell office:value-type="float" office:value="31438" calcext:value-type="float">
            <text:p>31438</text:p>
          </table:table-cell>
          <table:table-cell table:formula="of:=[.A4]/1000/(60*60*24)" office:value-type="time" office:time-value="PT00H00M31.438S" calcext:value-type="time">
            <text:p>00:00:31</text:p>
          </table:table-cell>
          <table:table-cell office:value-type="float" office:value="1.32" calcext:value-type="float">
            <text:p>1.32</text:p>
          </table:table-cell>
          <table:table-cell office:value-type="float" office:value="261.6" calcext:value-type="float">
            <text:p>261.6</text:p>
          </table:table-cell>
          <table:table-cell office:value-type="float" office:value="344.83" calcext:value-type="float">
            <text:p>344.83</text:p>
          </table:table-cell>
          <table:table-cell office:value-type="float" office:value="2.29" calcext:value-type="float">
            <text:p>2.29</text:p>
          </table:table-cell>
          <table:table-cell office:value-type="float" office:value="3.03" calcext:value-type="float">
            <text:p>3.03</text:p>
          </table:table-cell>
        </table:table-row>
        <table:table-row table:style-name="ro1">
          <table:table-cell office:value-type="float" office:value="47438" calcext:value-type="float">
            <text:p>47438</text:p>
          </table:table-cell>
          <table:table-cell table:formula="of:=[.A5]/1000/(60*60*24)" office:value-type="time" office:time-value="PT00H00M47.438S" calcext:value-type="time">
            <text:p>00:00:47</text:p>
          </table:table-cell>
          <table:table-cell office:value-type="float" office:value="1.32" calcext:value-type="float">
            <text:p>1.32</text:p>
          </table:table-cell>
          <table:table-cell office:value-type="float" office:value="261.3" calcext:value-type="float">
            <text:p>261.3</text:p>
          </table:table-cell>
          <table:table-cell office:value-type="float" office:value="345.47" calcext:value-type="float">
            <text:p>345.47</text:p>
          </table:table-cell>
          <table:table-cell office:value-type="float" office:value="3.45" calcext:value-type="float">
            <text:p>3.45</text:p>
          </table:table-cell>
          <table:table-cell office:value-type="float" office:value="4.56" calcext:value-type="float">
            <text:p>4.56</text:p>
          </table:table-cell>
        </table:table-row>
        <table:table-row table:style-name="ro1">
          <table:table-cell office:value-type="float" office:value="63438" calcext:value-type="float">
            <text:p>63438</text:p>
          </table:table-cell>
          <table:table-cell table:formula="of:=[.A6]/1000/(60*60*24)" office:value-type="time" office:time-value="PT00H01M03.438S" calcext:value-type="time">
            <text:p>00:01:03</text:p>
          </table:table-cell>
          <table:table-cell office:value-type="float" office:value="1.32" calcext:value-type="float">
            <text:p>1.32</text:p>
          </table:table-cell>
          <table:table-cell office:value-type="float" office:value="260.9" calcext:value-type="float">
            <text:p>260.9</text:p>
          </table:table-cell>
          <table:table-cell office:value-type="float" office:value="343.89" calcext:value-type="float">
            <text:p>343.89</text:p>
          </table:table-cell>
          <table:table-cell office:value-type="float" office:value="4.61" calcext:value-type="float">
            <text:p>4.61</text:p>
          </table:table-cell>
          <table:table-cell office:value-type="float" office:value="6.09" calcext:value-type="float">
            <text:p>6.09</text:p>
          </table:table-cell>
        </table:table-row>
        <table:table-row table:style-name="ro1">
          <table:table-cell office:value-type="float" office:value="79437" calcext:value-type="float">
            <text:p>79437</text:p>
          </table:table-cell>
          <table:table-cell table:formula="of:=[.A7]/1000/(60*60*24)" office:value-type="time" office:time-value="PT00H01M19.437S" calcext:value-type="time">
            <text:p>00:01:19</text:p>
          </table:table-cell>
          <table:table-cell office:value-type="float" office:value="1.32" calcext:value-type="float">
            <text:p>1.32</text:p>
          </table:table-cell>
          <table:table-cell office:value-type="float" office:value="260.7" calcext:value-type="float">
            <text:p>260.7</text:p>
          </table:table-cell>
          <table:table-cell office:value-type="float" office:value="343.62" calcext:value-type="float">
            <text:p>343.62</text:p>
          </table:table-cell>
          <table:table-cell office:value-type="float" office:value="5.77" calcext:value-type="float">
            <text:p>5.77</text:p>
          </table:table-cell>
          <table:table-cell office:value-type="float" office:value="7.62" calcext:value-type="float">
            <text:p>7.62</text:p>
          </table:table-cell>
        </table:table-row>
        <table:table-row table:style-name="ro1">
          <table:table-cell office:value-type="float" office:value="95438" calcext:value-type="float">
            <text:p>95438</text:p>
          </table:table-cell>
          <table:table-cell table:formula="of:=[.A8]/1000/(60*60*24)" office:value-type="time" office:time-value="PT00H01M35.438S" calcext:value-type="time">
            <text:p>00:01:35</text:p>
          </table:table-cell>
          <table:table-cell office:value-type="float" office:value="1.32" calcext:value-type="float">
            <text:p>1.32</text:p>
          </table:table-cell>
          <table:table-cell office:value-type="float" office:value="260.5" calcext:value-type="float">
            <text:p>260.5</text:p>
          </table:table-cell>
          <table:table-cell office:value-type="float" office:value="343.35" calcext:value-type="float">
            <text:p>343.35</text:p>
          </table:table-cell>
          <table:table-cell office:value-type="float" office:value="6.93" calcext:value-type="float">
            <text:p>6.93</text:p>
          </table:table-cell>
          <table:table-cell office:value-type="float" office:value="9.15" calcext:value-type="float">
            <text:p>9.15</text:p>
          </table:table-cell>
        </table:table-row>
        <table:table-row table:style-name="ro1">
          <table:table-cell office:value-type="float" office:value="111438" calcext:value-type="float">
            <text:p>111438</text:p>
          </table:table-cell>
          <table:table-cell table:formula="of:=[.A9]/1000/(60*60*24)" office:value-type="time" office:time-value="PT00H01M51.438S" calcext:value-type="time">
            <text:p>00:01:51</text:p>
          </table:table-cell>
          <table:table-cell office:value-type="float" office:value="1.31" calcext:value-type="float">
            <text:p>1.31</text:p>
          </table:table-cell>
          <table:table-cell office:value-type="float" office:value="260.2" calcext:value-type="float">
            <text:p>260.2</text:p>
          </table:table-cell>
          <table:table-cell office:value-type="float" office:value="341.91" calcext:value-type="float">
            <text:p>341.91</text:p>
          </table:table-cell>
          <table:table-cell office:value-type="float" office:value="8.08" calcext:value-type="float">
            <text:p>8.08</text:p>
          </table:table-cell>
          <table:table-cell office:value-type="float" office:value="10.67" calcext:value-type="float">
            <text:p>10.67</text:p>
          </table:table-cell>
        </table:table-row>
        <table:table-row table:style-name="ro1">
          <table:table-cell office:value-type="float" office:value="127438" calcext:value-type="float">
            <text:p>127438</text:p>
          </table:table-cell>
          <table:table-cell table:formula="of:=[.A10]/1000/(60*60*24)" office:value-type="time" office:time-value="PT00H02M07.438S" calcext:value-type="time">
            <text:p>00:02:07</text:p>
          </table:table-cell>
          <table:table-cell office:value-type="float" office:value="1.31" calcext:value-type="float">
            <text:p>1.31</text:p>
          </table:table-cell>
          <table:table-cell office:value-type="float" office:value="260" calcext:value-type="float">
            <text:p>260</text:p>
          </table:table-cell>
          <table:table-cell office:value-type="float" office:value="341.64" calcext:value-type="float">
            <text:p>341.64</text:p>
          </table:table-cell>
          <table:table-cell office:value-type="float" office:value="9.24" calcext:value-type="float">
            <text:p>9.24</text:p>
          </table:table-cell>
          <table:table-cell office:value-type="float" office:value="12.19" calcext:value-type="float">
            <text:p>12.19</text:p>
          </table:table-cell>
        </table:table-row>
        <table:table-row table:style-name="ro1">
          <table:table-cell office:value-type="float" office:value="143438" calcext:value-type="float">
            <text:p>143438</text:p>
          </table:table-cell>
          <table:table-cell table:formula="of:=[.A11]/1000/(60*60*24)" office:value-type="time" office:time-value="PT00H02M23.438S" calcext:value-type="time">
            <text:p>00:02:23</text:p>
          </table:table-cell>
          <table:table-cell office:value-type="float" office:value="1.31" calcext:value-type="float">
            <text:p>1.31</text:p>
          </table:table-cell>
          <table:table-cell office:value-type="float" office:value="259.9" calcext:value-type="float">
            <text:p>259.9</text:p>
          </table:table-cell>
          <table:table-cell office:value-type="float" office:value="341.51" calcext:value-type="float">
            <text:p>341.51</text:p>
          </table:table-cell>
          <table:table-cell office:value-type="float" office:value="10.4" calcext:value-type="float">
            <text:p>10.4</text:p>
          </table:table-cell>
          <table:table-cell office:value-type="float" office:value="13.71" calcext:value-type="float">
            <text:p>13.71</text:p>
          </table:table-cell>
        </table:table-row>
        <table:table-row table:style-name="ro1">
          <table:table-cell office:value-type="float" office:value="159438" calcext:value-type="float">
            <text:p>159438</text:p>
          </table:table-cell>
          <table:table-cell table:formula="of:=[.A12]/1000/(60*60*24)" office:value-type="time" office:time-value="PT00H02M39.438S" calcext:value-type="time">
            <text:p>00:02:39</text:p>
          </table:table-cell>
          <table:table-cell office:value-type="float" office:value="1.31" calcext:value-type="float">
            <text:p>1.31</text:p>
          </table:table-cell>
          <table:table-cell office:value-type="float" office:value="259.7" calcext:value-type="float">
            <text:p>259.7</text:p>
          </table:table-cell>
          <table:table-cell office:value-type="float" office:value="341.24" calcext:value-type="float">
            <text:p>341.24</text:p>
          </table:table-cell>
          <table:table-cell office:value-type="float" office:value="11.55" calcext:value-type="float">
            <text:p>11.55</text:p>
          </table:table-cell>
          <table:table-cell office:value-type="float" office:value="15.22" calcext:value-type="float">
            <text:p>15.22</text:p>
          </table:table-cell>
        </table:table-row>
        <table:table-row table:style-name="ro1">
          <table:table-cell office:value-type="float" office:value="175438" calcext:value-type="float">
            <text:p>175438</text:p>
          </table:table-cell>
          <table:table-cell table:formula="of:=[.A13]/1000/(60*60*24)" office:value-type="time" office:time-value="PT00H02M55.438S" calcext:value-type="time">
            <text:p>00:02:55</text:p>
          </table:table-cell>
          <table:table-cell office:value-type="float" office:value="1.31" calcext:value-type="float">
            <text:p>1.31</text:p>
          </table:table-cell>
          <table:table-cell office:value-type="float" office:value="259.5" calcext:value-type="float">
            <text:p>259.5</text:p>
          </table:table-cell>
          <table:table-cell office:value-type="float" office:value="340.97" calcext:value-type="float">
            <text:p>340.97</text:p>
          </table:table-cell>
          <table:table-cell office:value-type="float" office:value="12.7" calcext:value-type="float">
            <text:p>12.7</text:p>
          </table:table-cell>
          <table:table-cell office:value-type="float" office:value="16.74" calcext:value-type="float">
            <text:p>16.74</text:p>
          </table:table-cell>
        </table:table-row>
        <table:table-row table:style-name="ro1">
          <table:table-cell office:value-type="float" office:value="191437" calcext:value-type="float">
            <text:p>191437</text:p>
          </table:table-cell>
          <table:table-cell table:formula="of:=[.A14]/1000/(60*60*24)" office:value-type="time" office:time-value="PT00H03M11.437S" calcext:value-type="time">
            <text:p>00:03:11</text:p>
          </table:table-cell>
          <table:table-cell office:value-type="float" office:value="1.31" calcext:value-type="float">
            <text:p>1.31</text:p>
          </table:table-cell>
          <table:table-cell office:value-type="float" office:value="259.4" calcext:value-type="float">
            <text:p>259.4</text:p>
          </table:table-cell>
          <table:table-cell office:value-type="float" office:value="339.8" calcext:value-type="float">
            <text:p>339.8</text:p>
          </table:table-cell>
          <table:table-cell office:value-type="float" office:value="13.86" calcext:value-type="float">
            <text:p>13.86</text:p>
          </table:table-cell>
          <table:table-cell office:value-type="float" office:value="18.25" calcext:value-type="float">
            <text:p>18.25</text:p>
          </table:table-cell>
        </table:table-row>
        <table:table-row table:style-name="ro1">
          <table:table-cell office:value-type="float" office:value="207438" calcext:value-type="float">
            <text:p>207438</text:p>
          </table:table-cell>
          <table:table-cell table:formula="of:=[.A15]/1000/(60*60*24)" office:value-type="time" office:time-value="PT00H03M27.438S" calcext:value-type="time">
            <text:p>00:03:27</text:p>
          </table:table-cell>
          <table:table-cell office:value-type="float" office:value="1.31" calcext:value-type="float">
            <text:p>1.31</text:p>
          </table:table-cell>
          <table:table-cell office:value-type="float" office:value="259.1" calcext:value-type="float">
            <text:p>259.1</text:p>
          </table:table-cell>
          <table:table-cell office:value-type="float" office:value="339.4" calcext:value-type="float">
            <text:p>339.4</text:p>
          </table:table-cell>
          <table:table-cell office:value-type="float" office:value="15.01" calcext:value-type="float">
            <text:p>15.01</text:p>
          </table:table-cell>
          <table:table-cell office:value-type="float" office:value="19.75" calcext:value-type="float">
            <text:p>19.75</text:p>
          </table:table-cell>
        </table:table-row>
        <table:table-row table:style-name="ro1">
          <table:table-cell office:value-type="float" office:value="223438" calcext:value-type="float">
            <text:p>223438</text:p>
          </table:table-cell>
          <table:table-cell table:formula="of:=[.A16]/1000/(60*60*24)" office:value-type="time" office:time-value="PT00H03M43.438S" calcext:value-type="time">
            <text:p>00:03:43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8.1" calcext:value-type="float">
            <text:p>338.1</text:p>
          </table:table-cell>
          <table:table-cell office:value-type="float" office:value="16.16" calcext:value-type="float">
            <text:p>16.16</text:p>
          </table:table-cell>
          <table:table-cell office:value-type="float" office:value="21.26" calcext:value-type="float">
            <text:p>21.26</text:p>
          </table:table-cell>
        </table:table-row>
        <table:table-row table:style-name="ro1">
          <table:table-cell office:value-type="float" office:value="239438" calcext:value-type="float">
            <text:p>239438</text:p>
          </table:table-cell>
          <table:table-cell table:formula="of:=[.A17]/1000/(60*60*24)" office:value-type="time" office:time-value="PT00H03M59.438S" calcext:value-type="time">
            <text:p>00:03:59</text:p>
          </table:table-cell>
          <table:table-cell office:value-type="float" office:value="1.31" calcext:value-type="float">
            <text:p>1.31</text:p>
          </table:table-cell>
          <table:table-cell office:value-type="float" office:value="258.9" calcext:value-type="float">
            <text:p>258.9</text:p>
          </table:table-cell>
          <table:table-cell office:value-type="float" office:value="339.13" calcext:value-type="float">
            <text:p>339.13</text:p>
          </table:table-cell>
          <table:table-cell office:value-type="float" office:value="17.31" calcext:value-type="float">
            <text:p>17.31</text:p>
          </table:table-cell>
          <table:table-cell office:value-type="float" office:value="22.77" calcext:value-type="float">
            <text:p>22.77</text:p>
          </table:table-cell>
        </table:table-row>
        <table:table-row table:style-name="ro1">
          <table:table-cell office:value-type="float" office:value="255438" calcext:value-type="float">
            <text:p>255438</text:p>
          </table:table-cell>
          <table:table-cell table:formula="of:=[.A18]/1000/(60*60*24)" office:value-type="time" office:time-value="PT00H04M15.438S" calcext:value-type="time">
            <text:p>00:04:15</text:p>
          </table:table-cell>
          <table:table-cell office:value-type="float" office:value="1.31" calcext:value-type="float">
            <text:p>1.31</text:p>
          </table:table-cell>
          <table:table-cell office:value-type="float" office:value="258.7" calcext:value-type="float">
            <text:p>258.7</text:p>
          </table:table-cell>
          <table:table-cell office:value-type="float" office:value="337.83" calcext:value-type="float">
            <text:p>337.83</text:p>
          </table:table-cell>
          <table:table-cell office:value-type="float" office:value="18.46" calcext:value-type="float">
            <text:p>18.46</text:p>
          </table:table-cell>
          <table:table-cell office:value-type="float" office:value="24.27" calcext:value-type="float">
            <text:p>24.27</text:p>
          </table:table-cell>
        </table:table-row>
        <table:table-row table:style-name="ro1">
          <table:table-cell office:value-type="float" office:value="271438" calcext:value-type="float">
            <text:p>271438</text:p>
          </table:table-cell>
          <table:table-cell table:formula="of:=[.A19]/1000/(60*60*24)" office:value-type="time" office:time-value="PT00H04M31.438S" calcext:value-type="time">
            <text:p>00:04:31</text:p>
          </table:table-cell>
          <table:table-cell office:value-type="float" office:value="1.31" calcext:value-type="float">
            <text:p>1.31</text:p>
          </table:table-cell>
          <table:table-cell office:value-type="float" office:value="258.5" calcext:value-type="float">
            <text:p>258.5</text:p>
          </table:table-cell>
          <table:table-cell office:value-type="float" office:value="337.56" calcext:value-type="float">
            <text:p>337.56</text:p>
          </table:table-cell>
          <table:table-cell office:value-type="float" office:value="19.61" calcext:value-type="float">
            <text:p>19.61</text:p>
          </table:table-cell>
          <table:table-cell office:value-type="float" office:value="25.77" calcext:value-type="float">
            <text:p>25.77</text:p>
          </table:table-cell>
        </table:table-row>
        <table:table-row table:style-name="ro1">
          <table:table-cell office:value-type="float" office:value="287438" calcext:value-type="float">
            <text:p>287438</text:p>
          </table:table-cell>
          <table:table-cell table:formula="of:=[.A20]/1000/(60*60*24)" office:value-type="time" office:time-value="PT00H04M47.438S" calcext:value-type="time">
            <text:p>00:04:47</text:p>
          </table:table-cell>
          <table:table-cell office:value-type="float" office:value="1.31" calcext:value-type="float">
            <text:p>1.31</text:p>
          </table:table-cell>
          <table:table-cell office:value-type="float" office:value="258.4" calcext:value-type="float">
            <text:p>258.4</text:p>
          </table:table-cell>
          <table:table-cell office:value-type="float" office:value="337.43" calcext:value-type="float">
            <text:p>337.43</text:p>
          </table:table-cell>
          <table:table-cell office:value-type="float" office:value="20.76" calcext:value-type="float">
            <text:p>20.76</text:p>
          </table:table-cell>
          <table:table-cell office:value-type="float" office:value="27.27" calcext:value-type="float">
            <text:p>27.27</text:p>
          </table:table-cell>
        </table:table-row>
        <table:table-row table:style-name="ro1">
          <table:table-cell office:value-type="float" office:value="303438" calcext:value-type="float">
            <text:p>303438</text:p>
          </table:table-cell>
          <table:table-cell table:formula="of:=[.A21]/1000/(60*60*24)" office:value-type="time" office:time-value="PT00H05M03.438S" calcext:value-type="time">
            <text:p>00:05:03</text:p>
          </table:table-cell>
          <table:table-cell office:value-type="float" office:value="1.31" calcext:value-type="float">
            <text:p>1.31</text:p>
          </table:table-cell>
          <table:table-cell office:value-type="float" office:value="258.2" calcext:value-type="float">
            <text:p>258.2</text:p>
          </table:table-cell>
          <table:table-cell office:value-type="float" office:value="337.16" calcext:value-type="float">
            <text:p>337.16</text:p>
          </table:table-cell>
          <table:table-cell office:value-type="float" office:value="21.91" calcext:value-type="float">
            <text:p>21.91</text:p>
          </table:table-cell>
          <table:table-cell office:value-type="float" office:value="28.77" calcext:value-type="float">
            <text:p>28.77</text:p>
          </table:table-cell>
        </table:table-row>
        <table:table-row table:style-name="ro1">
          <table:table-cell office:value-type="float" office:value="319438" calcext:value-type="float">
            <text:p>319438</text:p>
          </table:table-cell>
          <table:table-cell table:formula="of:=[.A22]/1000/(60*60*24)" office:value-type="time" office:time-value="PT00H05M19.438S" calcext:value-type="time">
            <text:p>00:05:19</text:p>
          </table:table-cell>
          <table:table-cell office:value-type="float" office:value="1.31" calcext:value-type="float">
            <text:p>1.31</text:p>
          </table:table-cell>
          <table:table-cell office:value-type="float" office:value="258.1" calcext:value-type="float">
            <text:p>258.1</text:p>
          </table:table-cell>
          <table:table-cell office:value-type="float" office:value="337.03" calcext:value-type="float">
            <text:p>337.03</text:p>
          </table:table-cell>
          <table:table-cell office:value-type="float" office:value="23.05" calcext:value-type="float">
            <text:p>23.05</text:p>
          </table:table-cell>
          <table:table-cell office:value-type="float" office:value="30.26" calcext:value-type="float">
            <text:p>30.26</text:p>
          </table:table-cell>
        </table:table-row>
        <table:table-row table:style-name="ro1">
          <table:table-cell office:value-type="float" office:value="335438" calcext:value-type="float">
            <text:p>335438</text:p>
          </table:table-cell>
          <table:table-cell table:formula="of:=[.A23]/1000/(60*60*24)" office:value-type="time" office:time-value="PT00H05M35.438S" calcext:value-type="time">
            <text:p>00:05:35</text:p>
          </table:table-cell>
          <table:table-cell office:value-type="float" office:value="1.31" calcext:value-type="float">
            <text:p>1.31</text:p>
          </table:table-cell>
          <table:table-cell office:value-type="float" office:value="258" calcext:value-type="float">
            <text:p>258</text:p>
          </table:table-cell>
          <table:table-cell office:value-type="float" office:value="336.9" calcext:value-type="float">
            <text:p>336.9</text:p>
          </table:table-cell>
          <table:table-cell office:value-type="float" office:value="24.2" calcext:value-type="float">
            <text:p>24.2</text:p>
          </table:table-cell>
          <table:table-cell office:value-type="float" office:value="31.76" calcext:value-type="float">
            <text:p>31.76</text:p>
          </table:table-cell>
        </table:table-row>
        <table:table-row table:style-name="ro1">
          <table:table-cell office:value-type="float" office:value="351438" calcext:value-type="float">
            <text:p>351438</text:p>
          </table:table-cell>
          <table:table-cell table:formula="of:=[.A24]/1000/(60*60*24)" office:value-type="time" office:time-value="PT00H05M51.438S" calcext:value-type="time">
            <text:p>00:05:51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25.35" calcext:value-type="float">
            <text:p>25.35</text:p>
          </table:table-cell>
          <table:table-cell office:value-type="float" office:value="33.25" calcext:value-type="float">
            <text:p>33.25</text:p>
          </table:table-cell>
        </table:table-row>
        <table:table-row table:style-name="ro1">
          <table:table-cell office:value-type="float" office:value="367438" calcext:value-type="float">
            <text:p>367438</text:p>
          </table:table-cell>
          <table:table-cell table:formula="of:=[.A25]/1000/(60*60*24)" office:value-type="time" office:time-value="PT00H06M07.438S" calcext:value-type="time">
            <text:p>00:06:07</text:p>
          </table:table-cell>
          <table:table-cell office:value-type="float" office:value="1.3" calcext:value-type="float">
            <text:p>1.3</text:p>
          </table:table-cell>
          <table:table-cell office:value-type="float" office:value="257.8" calcext:value-type="float">
            <text:p>257.8</text:p>
          </table:table-cell>
          <table:table-cell office:value-type="float" office:value="335.6" calcext:value-type="float">
            <text:p>335.6</text:p>
          </table:table-cell>
          <table:table-cell office:value-type="float" office:value="26.49" calcext:value-type="float">
            <text:p>26.49</text:p>
          </table:table-cell>
          <table:table-cell office:value-type="float" office:value="34.74" calcext:value-type="float">
            <text:p>34.74</text:p>
          </table:table-cell>
        </table:table-row>
        <table:table-row table:style-name="ro1">
          <table:table-cell office:value-type="float" office:value="383438" calcext:value-type="float">
            <text:p>383438</text:p>
          </table:table-cell>
          <table:table-cell table:formula="of:=[.A26]/1000/(60*60*24)" office:value-type="time" office:time-value="PT00H06M23.438S" calcext:value-type="time">
            <text:p>00:06:23</text:p>
          </table:table-cell>
          <table:table-cell office:value-type="float" office:value="1.3" calcext:value-type="float">
            <text:p>1.3</text:p>
          </table:table-cell>
          <table:table-cell office:value-type="float" office:value="257.6" calcext:value-type="float">
            <text:p>257.6</text:p>
          </table:table-cell>
          <table:table-cell office:value-type="float" office:value="335.33" calcext:value-type="float">
            <text:p>335.33</text:p>
          </table:table-cell>
          <table:table-cell office:value-type="float" office:value="27.64" calcext:value-type="float">
            <text:p>27.64</text:p>
          </table:table-cell>
          <table:table-cell office:value-type="float" office:value="36.23" calcext:value-type="float">
            <text:p>36.23</text:p>
          </table:table-cell>
        </table:table-row>
        <table:table-row table:style-name="ro1">
          <table:table-cell office:value-type="float" office:value="399438" calcext:value-type="float">
            <text:p>399438</text:p>
          </table:table-cell>
          <table:table-cell table:formula="of:=[.A27]/1000/(60*60*24)" office:value-type="time" office:time-value="PT00H06M39.438S" calcext:value-type="time">
            <text:p>00:06:39</text:p>
          </table:table-cell>
          <table:table-cell office:value-type="float" office:value="1.3" calcext:value-type="float">
            <text:p>1.3</text:p>
          </table:table-cell>
          <table:table-cell office:value-type="float" office:value="257.5" calcext:value-type="float">
            <text:p>257.5</text:p>
          </table:table-cell>
          <table:table-cell office:value-type="float" office:value="335.2" calcext:value-type="float">
            <text:p>335.2</text:p>
          </table:table-cell>
          <table:table-cell office:value-type="float" office:value="28.78" calcext:value-type="float">
            <text:p>28.78</text:p>
          </table:table-cell>
          <table:table-cell office:value-type="float" office:value="37.72" calcext:value-type="float">
            <text:p>37.72</text:p>
          </table:table-cell>
        </table:table-row>
        <table:table-row table:style-name="ro1">
          <table:table-cell office:value-type="float" office:value="415438" calcext:value-type="float">
            <text:p>415438</text:p>
          </table:table-cell>
          <table:table-cell table:formula="of:=[.A28]/1000/(60*60*24)" office:value-type="time" office:time-value="PT00H06M55.438S" calcext:value-type="time">
            <text:p>00:06:55</text:p>
          </table:table-cell>
          <table:table-cell office:value-type="float" office:value="1.3" calcext:value-type="float">
            <text:p>1.3</text:p>
          </table:table-cell>
          <table:table-cell office:value-type="float" office:value="257.4" calcext:value-type="float">
            <text:p>257.4</text:p>
          </table:table-cell>
          <table:table-cell office:value-type="float" office:value="334.04" calcext:value-type="float">
            <text:p>334.04</text:p>
          </table:table-cell>
          <table:table-cell office:value-type="float" office:value="29.93" calcext:value-type="float">
            <text:p>29.93</text:p>
          </table:table-cell>
          <table:table-cell office:value-type="float" office:value="39.21" calcext:value-type="float">
            <text:p>39.21</text:p>
          </table:table-cell>
        </table:table-row>
        <table:table-row table:style-name="ro1">
          <table:table-cell office:value-type="float" office:value="431438" calcext:value-type="float">
            <text:p>431438</text:p>
          </table:table-cell>
          <table:table-cell table:formula="of:=[.A29]/1000/(60*60*24)" office:value-type="time" office:time-value="PT00H07M11.438S" calcext:value-type="time">
            <text:p>00:07:11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7" calcext:value-type="float">
            <text:p>333.77</text:p>
          </table:table-cell>
          <table:table-cell office:value-type="float" office:value="31.07" calcext:value-type="float">
            <text:p>31.07</text:p>
          </table:table-cell>
          <table:table-cell office:value-type="float" office:value="40.7" calcext:value-type="float">
            <text:p>40.7</text:p>
          </table:table-cell>
        </table:table-row>
        <table:table-row table:style-name="ro1">
          <table:table-cell office:value-type="float" office:value="447438" calcext:value-type="float">
            <text:p>447438</text:p>
          </table:table-cell>
          <table:table-cell table:formula="of:=[.A30]/1000/(60*60*24)" office:value-type="time" office:time-value="PT00H07M27.438S" calcext:value-type="time">
            <text:p>00:07:27</text:p>
          </table:table-cell>
          <table:table-cell office:value-type="float" office:value="1.3" calcext:value-type="float">
            <text:p>1.3</text:p>
          </table:table-cell>
          <table:table-cell office:value-type="float" office:value="257.2" calcext:value-type="float">
            <text:p>257.2</text:p>
          </table:table-cell>
          <table:table-cell office:value-type="float" office:value="333.77" calcext:value-type="float">
            <text:p>333.77</text:p>
          </table:table-cell>
          <table:table-cell office:value-type="float" office:value="32.21" calcext:value-type="float">
            <text:p>32.21</text:p>
          </table:table-cell>
          <table:table-cell office:value-type="float" office:value="42.18" calcext:value-type="float">
            <text:p>42.18</text:p>
          </table:table-cell>
        </table:table-row>
        <table:table-row table:style-name="ro1">
          <table:table-cell office:value-type="float" office:value="463438" calcext:value-type="float">
            <text:p>463438</text:p>
          </table:table-cell>
          <table:table-cell table:formula="of:=[.A31]/1000/(60*60*24)" office:value-type="time" office:time-value="PT00H07M43.438S" calcext:value-type="time">
            <text:p>00:07:43</text:p>
          </table:table-cell>
          <table:table-cell office:value-type="float" office:value="1.3" calcext:value-type="float">
            <text:p>1.3</text:p>
          </table:table-cell>
          <table:table-cell office:value-type="float" office:value="257" calcext:value-type="float">
            <text:p>257</text:p>
          </table:table-cell>
          <table:table-cell office:value-type="float" office:value="333.51" calcext:value-type="float">
            <text:p>333.51</text:p>
          </table:table-cell>
          <table:table-cell office:value-type="float" office:value="33.36" calcext:value-type="float">
            <text:p>33.36</text:p>
          </table:table-cell>
          <table:table-cell office:value-type="float" office:value="43.66" calcext:value-type="float">
            <text:p>43.66</text:p>
          </table:table-cell>
        </table:table-row>
        <table:table-row table:style-name="ro1">
          <table:table-cell office:value-type="float" office:value="479438" calcext:value-type="float">
            <text:p>479438</text:p>
          </table:table-cell>
          <table:table-cell table:formula="of:=[.A32]/1000/(60*60*24)" office:value-type="time" office:time-value="PT00H07M59.438S" calcext:value-type="time">
            <text:p>00:07:59</text:p>
          </table:table-cell>
          <table:table-cell office:value-type="float" office:value="1.3" calcext:value-type="float">
            <text:p>1.3</text:p>
          </table:table-cell>
          <table:table-cell office:value-type="float" office:value="256.9" calcext:value-type="float">
            <text:p>256.9</text:p>
          </table:table-cell>
          <table:table-cell office:value-type="float" office:value="333.38" calcext:value-type="float">
            <text:p>333.38</text:p>
          </table:table-cell>
          <table:table-cell office:value-type="float" office:value="34.5" calcext:value-type="float">
            <text:p>34.5</text:p>
          </table:table-cell>
          <table:table-cell office:value-type="float" office:value="45.15" calcext:value-type="float">
            <text:p>45.15</text:p>
          </table:table-cell>
        </table:table-row>
        <table:table-row table:style-name="ro1">
          <table:table-cell office:value-type="float" office:value="495438" calcext:value-type="float">
            <text:p>495438</text:p>
          </table:table-cell>
          <table:table-cell table:formula="of:=[.A33]/1000/(60*60*24)" office:value-type="time" office:time-value="PT00H08M15.438S" calcext:value-type="time">
            <text:p>00:08:15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35.64" calcext:value-type="float">
            <text:p>35.64</text:p>
          </table:table-cell>
          <table:table-cell office:value-type="float" office:value="46.63" calcext:value-type="float">
            <text:p>46.63</text:p>
          </table:table-cell>
        </table:table-row>
        <table:table-row table:style-name="ro1">
          <table:table-cell office:value-type="float" office:value="511438" calcext:value-type="float">
            <text:p>511438</text:p>
          </table:table-cell>
          <table:table-cell table:formula="of:=[.A34]/1000/(60*60*24)" office:value-type="time" office:time-value="PT00H08M31.438S" calcext:value-type="time">
            <text:p>00:08:31</text:p>
          </table:table-cell>
          <table:table-cell office:value-type="float" office:value="1.3" calcext:value-type="float">
            <text:p>1.3</text:p>
          </table:table-cell>
          <table:table-cell office:value-type="float" office:value="256.8" calcext:value-type="float">
            <text:p>256.8</text:p>
          </table:table-cell>
          <table:table-cell office:value-type="float" office:value="333.24" calcext:value-type="float">
            <text:p>333.24</text:p>
          </table:table-cell>
          <table:table-cell office:value-type="float" office:value="36.78" calcext:value-type="float">
            <text:p>36.78</text:p>
          </table:table-cell>
          <table:table-cell office:value-type="float" office:value="48.11" calcext:value-type="float">
            <text:p>48.11</text:p>
          </table:table-cell>
        </table:table-row>
        <table:table-row table:style-name="ro1">
          <table:table-cell office:value-type="float" office:value="527438" calcext:value-type="float">
            <text:p>527438</text:p>
          </table:table-cell>
          <table:table-cell table:formula="of:=[.A35]/1000/(60*60*24)" office:value-type="time" office:time-value="PT00H08M47.438S" calcext:value-type="time">
            <text:p>00:08:47</text:p>
          </table:table-cell>
          <table:table-cell office:value-type="float" office:value="1.29" calcext:value-type="float">
            <text:p>1.29</text:p>
          </table:table-cell>
          <table:table-cell office:value-type="float" office:value="256.7" calcext:value-type="float">
            <text:p>256.7</text:p>
          </table:table-cell>
          <table:table-cell office:value-type="float" office:value="332.08" calcext:value-type="float">
            <text:p>332.08</text:p>
          </table:table-cell>
          <table:table-cell office:value-type="float" office:value="37.92" calcext:value-type="float">
            <text:p>37.92</text:p>
          </table:table-cell>
          <table:table-cell office:value-type="float" office:value="49.59" calcext:value-type="float">
            <text:p>49.59</text:p>
          </table:table-cell>
        </table:table-row>
        <table:table-row table:style-name="ro1">
          <table:table-cell office:value-type="float" office:value="543438" calcext:value-type="float">
            <text:p>543438</text:p>
          </table:table-cell>
          <table:table-cell table:formula="of:=[.A36]/1000/(60*60*24)" office:value-type="time" office:time-value="PT00H09M03.438S" calcext:value-type="time">
            <text:p>00:09:03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39.06" calcext:value-type="float">
            <text:p>39.06</text:p>
          </table:table-cell>
          <table:table-cell office:value-type="float" office:value="51.07" calcext:value-type="float">
            <text:p>51.07</text:p>
          </table:table-cell>
        </table:table-row>
        <table:table-row table:style-name="ro1">
          <table:table-cell office:value-type="float" office:value="559438" calcext:value-type="float">
            <text:p>559438</text:p>
          </table:table-cell>
          <table:table-cell table:formula="of:=[.A37]/1000/(60*60*24)" office:value-type="time" office:time-value="PT00H09M19.438S" calcext:value-type="time">
            <text:p>00:09:19</text:p>
          </table:table-cell>
          <table:table-cell office:value-type="float" office:value="1.29" calcext:value-type="float">
            <text:p>1.29</text:p>
          </table:table-cell>
          <table:table-cell office:value-type="float" office:value="256.5" calcext:value-type="float">
            <text:p>256.5</text:p>
          </table:table-cell>
          <table:table-cell office:value-type="float" office:value="331.82" calcext:value-type="float">
            <text:p>331.82</text:p>
          </table:table-cell>
          <table:table-cell office:value-type="float" office:value="40.2" calcext:value-type="float">
            <text:p>40.2</text:p>
          </table:table-cell>
          <table:table-cell office:value-type="float" office:value="52.54" calcext:value-type="float">
            <text:p>52.54</text:p>
          </table:table-cell>
        </table:table-row>
        <table:table-row table:style-name="ro1">
          <table:table-cell office:value-type="float" office:value="575438" calcext:value-type="float">
            <text:p>575438</text:p>
          </table:table-cell>
          <table:table-cell table:formula="of:=[.A38]/1000/(60*60*24)" office:value-type="time" office:time-value="PT00H09M35.438S" calcext:value-type="time">
            <text:p>00:09:35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41.34" calcext:value-type="float">
            <text:p>41.34</text:p>
          </table:table-cell>
          <table:table-cell office:value-type="float" office:value="54.01" calcext:value-type="float">
            <text:p>54.01</text:p>
          </table:table-cell>
        </table:table-row>
        <table:table-row table:style-name="ro1">
          <table:table-cell office:value-type="float" office:value="591438" calcext:value-type="float">
            <text:p>591438</text:p>
          </table:table-cell>
          <table:table-cell table:formula="of:=[.A39]/1000/(60*60*24)" office:value-type="time" office:time-value="PT00H09M51.438S" calcext:value-type="time">
            <text:p>00:09:51</text:p>
          </table:table-cell>
          <table:table-cell office:value-type="float" office:value="1.29" calcext:value-type="float">
            <text:p>1.29</text:p>
          </table:table-cell>
          <table:table-cell office:value-type="float" office:value="256.3" calcext:value-type="float">
            <text:p>256.3</text:p>
          </table:table-cell>
          <table:table-cell office:value-type="float" office:value="331.56" calcext:value-type="float">
            <text:p>331.56</text:p>
          </table:table-cell>
          <table:table-cell office:value-type="float" office:value="42.48" calcext:value-type="float">
            <text:p>42.48</text:p>
          </table:table-cell>
          <table:table-cell office:value-type="float" office:value="55.49" calcext:value-type="float">
            <text:p>55.49</text:p>
          </table:table-cell>
        </table:table-row>
        <table:table-row table:style-name="ro1">
          <table:table-cell office:value-type="float" office:value="607438" calcext:value-type="float">
            <text:p>607438</text:p>
          </table:table-cell>
          <table:table-cell table:formula="of:=[.A40]/1000/(60*60*24)" office:value-type="time" office:time-value="PT00H10M07.438S" calcext:value-type="time">
            <text:p>00:10:07</text:p>
          </table:table-cell>
          <table:table-cell office:value-type="float" office:value="1.29" calcext:value-type="float">
            <text:p>1.29</text:p>
          </table:table-cell>
          <table:table-cell office:value-type="float" office:value="256.2" calcext:value-type="float">
            <text:p>256.2</text:p>
          </table:table-cell>
          <table:table-cell office:value-type="float" office:value="331.42" calcext:value-type="float">
            <text:p>331.42</text:p>
          </table:table-cell>
          <table:table-cell office:value-type="float" office:value="43.62" calcext:value-type="float">
            <text:p>43.62</text:p>
          </table:table-cell>
          <table:table-cell office:value-type="float" office:value="56.96" calcext:value-type="float">
            <text:p>56.96</text:p>
          </table:table-cell>
        </table:table-row>
        <table:table-row table:style-name="ro1">
          <table:table-cell office:value-type="float" office:value="623438" calcext:value-type="float">
            <text:p>623438</text:p>
          </table:table-cell>
          <table:table-cell table:formula="of:=[.A41]/1000/(60*60*24)" office:value-type="time" office:time-value="PT00H10M23.438S" calcext:value-type="time">
            <text:p>00:10:23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44.76" calcext:value-type="float">
            <text:p>44.76</text:p>
          </table:table-cell>
          <table:table-cell office:value-type="float" office:value="58.43" calcext:value-type="float">
            <text:p>58.43</text:p>
          </table:table-cell>
        </table:table-row>
        <table:table-row table:style-name="ro1">
          <table:table-cell office:value-type="float" office:value="639438" calcext:value-type="float">
            <text:p>639438</text:p>
          </table:table-cell>
          <table:table-cell table:formula="of:=[.A42]/1000/(60*60*24)" office:value-type="time" office:time-value="PT00H10M39.438S" calcext:value-type="time">
            <text:p>00:10:39</text:p>
          </table:table-cell>
          <table:table-cell office:value-type="float" office:value="1.29" calcext:value-type="float">
            <text:p>1.29</text:p>
          </table:table-cell>
          <table:table-cell office:value-type="float" office:value="256" calcext:value-type="float">
            <text:p>256</text:p>
          </table:table-cell>
          <table:table-cell office:value-type="float" office:value="331.16" calcext:value-type="float">
            <text:p>331.16</text:p>
          </table:table-cell>
          <table:table-cell office:value-type="float" office:value="45.9" calcext:value-type="float">
            <text:p>45.9</text:p>
          </table:table-cell>
          <table:table-cell office:value-type="float" office:value="59.91" calcext:value-type="float">
            <text:p>59.91</text:p>
          </table:table-cell>
        </table:table-row>
        <table:table-row table:style-name="ro1">
          <table:table-cell office:value-type="float" office:value="655437" calcext:value-type="float">
            <text:p>655437</text:p>
          </table:table-cell>
          <table:table-cell table:formula="of:=[.A43]/1000/(60*60*24)" office:value-type="time" office:time-value="PT00H10M55.437S" calcext:value-type="time">
            <text:p>00:10:55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30.9" calcext:value-type="float">
            <text:p>330.9</text:p>
          </table:table-cell>
          <table:table-cell office:value-type="float" office:value="47.03" calcext:value-type="float">
            <text:p>47.03</text:p>
          </table:table-cell>
          <table:table-cell office:value-type="float" office:value="61.38" calcext:value-type="float">
            <text:p>61.38</text:p>
          </table:table-cell>
        </table:table-row>
        <table:table-row table:style-name="ro1">
          <table:table-cell office:value-type="float" office:value="671438" calcext:value-type="float">
            <text:p>671438</text:p>
          </table:table-cell>
          <table:table-cell table:formula="of:=[.A44]/1000/(60*60*24)" office:value-type="time" office:time-value="PT00H11M11.438S" calcext:value-type="time">
            <text:p>00:11:11</text:p>
          </table:table-cell>
          <table:table-cell office:value-type="float" office:value="1.29" calcext:value-type="float">
            <text:p>1.29</text:p>
          </table:table-cell>
          <table:table-cell office:value-type="float" office:value="255.8" calcext:value-type="float">
            <text:p>255.8</text:p>
          </table:table-cell>
          <table:table-cell office:value-type="float" office:value="329.87" calcext:value-type="float">
            <text:p>329.87</text:p>
          </table:table-cell>
          <table:table-cell office:value-type="float" office:value="48.17" calcext:value-type="float">
            <text:p>48.17</text:p>
          </table:table-cell>
          <table:table-cell office:value-type="float" office:value="62.85" calcext:value-type="float">
            <text:p>62.85</text:p>
          </table:table-cell>
        </table:table-row>
        <table:table-row table:style-name="ro1">
          <table:table-cell office:value-type="float" office:value="687438" calcext:value-type="float">
            <text:p>687438</text:p>
          </table:table-cell>
          <table:table-cell table:formula="of:=[.A45]/1000/(60*60*24)" office:value-type="time" office:time-value="PT00H11M27.438S" calcext:value-type="time">
            <text:p>00:11:27</text:p>
          </table:table-cell>
          <table:table-cell office:value-type="float" office:value="1.29" calcext:value-type="float">
            <text:p>1.29</text:p>
          </table:table-cell>
          <table:table-cell office:value-type="float" office:value="255.7" calcext:value-type="float">
            <text:p>255.7</text:p>
          </table:table-cell>
          <table:table-cell office:value-type="float" office:value="330.77" calcext:value-type="float">
            <text:p>330.77</text:p>
          </table:table-cell>
          <table:table-cell office:value-type="float" office:value="49.31" calcext:value-type="float">
            <text:p>49.31</text:p>
          </table:table-cell>
          <table:table-cell office:value-type="float" office:value="64.31" calcext:value-type="float">
            <text:p>64.31</text:p>
          </table:table-cell>
        </table:table-row>
        <table:table-row table:style-name="ro1">
          <table:table-cell office:value-type="float" office:value="703438" calcext:value-type="float">
            <text:p>703438</text:p>
          </table:table-cell>
          <table:table-cell table:formula="of:=[.A46]/1000/(60*60*24)" office:value-type="time" office:time-value="PT00H11M43.438S" calcext:value-type="time">
            <text:p>00:11:43</text:p>
          </table:table-cell>
          <table:table-cell office:value-type="float" office:value="1.29" calcext:value-type="float">
            <text:p>1.29</text:p>
          </table:table-cell>
          <table:table-cell office:value-type="float" office:value="255.6" calcext:value-type="float">
            <text:p>255.6</text:p>
          </table:table-cell>
          <table:table-cell office:value-type="float" office:value="329.61" calcext:value-type="float">
            <text:p>329.61</text:p>
          </table:table-cell>
          <table:table-cell office:value-type="float" office:value="50.44" calcext:value-type="float">
            <text:p>50.44</text:p>
          </table:table-cell>
          <table:table-cell office:value-type="float" office:value="65.78" calcext:value-type="float">
            <text:p>65.78</text:p>
          </table:table-cell>
        </table:table-row>
        <table:table-row table:style-name="ro1">
          <table:table-cell office:value-type="float" office:value="719438" calcext:value-type="float">
            <text:p>719438</text:p>
          </table:table-cell>
          <table:table-cell table:formula="of:=[.A47]/1000/(60*60*24)" office:value-type="time" office:time-value="PT00H11M59.438S" calcext:value-type="time">
            <text:p>00:11:59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51.58" calcext:value-type="float">
            <text:p>51.58</text:p>
          </table:table-cell>
          <table:table-cell office:value-type="float" office:value="67.25" calcext:value-type="float">
            <text:p>67.25</text:p>
          </table:table-cell>
        </table:table-row>
        <table:table-row table:style-name="ro1">
          <table:table-cell office:value-type="float" office:value="735438" calcext:value-type="float">
            <text:p>735438</text:p>
          </table:table-cell>
          <table:table-cell table:formula="of:=[.A48]/1000/(60*60*24)" office:value-type="time" office:time-value="PT00H12M15.438S" calcext:value-type="time">
            <text:p>00:12:15</text:p>
          </table:table-cell>
          <table:table-cell office:value-type="float" office:value="1.29" calcext:value-type="float">
            <text:p>1.29</text:p>
          </table:table-cell>
          <table:table-cell office:value-type="float" office:value="255.5" calcext:value-type="float">
            <text:p>255.5</text:p>
          </table:table-cell>
          <table:table-cell office:value-type="float" office:value="329.48" calcext:value-type="float">
            <text:p>329.48</text:p>
          </table:table-cell>
          <table:table-cell office:value-type="float" office:value="52.71" calcext:value-type="float">
            <text:p>52.71</text:p>
          </table:table-cell>
          <table:table-cell office:value-type="float" office:value="68.71" calcext:value-type="float">
            <text:p>68.71</text:p>
          </table:table-cell>
        </table:table-row>
        <table:table-row table:style-name="ro1">
          <table:table-cell office:value-type="float" office:value="751438" calcext:value-type="float">
            <text:p>751438</text:p>
          </table:table-cell>
          <table:table-cell table:formula="of:=[.A49]/1000/(60*60*24)" office:value-type="time" office:time-value="PT00H12M31.438S" calcext:value-type="time">
            <text:p>00:12:31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53.85" calcext:value-type="float">
            <text:p>53.85</text:p>
          </table:table-cell>
          <table:table-cell office:value-type="float" office:value="70.17" calcext:value-type="float">
            <text:p>70.17</text:p>
          </table:table-cell>
        </table:table-row>
        <table:table-row table:style-name="ro1">
          <table:table-cell office:value-type="float" office:value="767438" calcext:value-type="float">
            <text:p>767438</text:p>
          </table:table-cell>
          <table:table-cell table:formula="of:=[.A50]/1000/(60*60*24)" office:value-type="time" office:time-value="PT00H12M47.438S" calcext:value-type="time">
            <text:p>00:12:47</text:p>
          </table:table-cell>
          <table:table-cell office:value-type="float" office:value="1.29" calcext:value-type="float">
            <text:p>1.29</text:p>
          </table:table-cell>
          <table:table-cell office:value-type="float" office:value="255.3" calcext:value-type="float">
            <text:p>255.3</text:p>
          </table:table-cell>
          <table:table-cell office:value-type="float" office:value="329.22" calcext:value-type="float">
            <text:p>329.22</text:p>
          </table:table-cell>
          <table:table-cell office:value-type="float" office:value="54.98" calcext:value-type="float">
            <text:p>54.98</text:p>
          </table:table-cell>
          <table:table-cell office:value-type="float" office:value="71.64" calcext:value-type="float">
            <text:p>71.64</text:p>
          </table:table-cell>
        </table:table-row>
        <table:table-row table:style-name="ro1">
          <table:table-cell office:value-type="float" office:value="783438" calcext:value-type="float">
            <text:p>783438</text:p>
          </table:table-cell>
          <table:table-cell table:formula="of:=[.A51]/1000/(60*60*24)" office:value-type="time" office:time-value="PT00H13M03.438S" calcext:value-type="time">
            <text:p>00:13:03</text:p>
          </table:table-cell>
          <table:table-cell office:value-type="float" office:value="1.29" calcext:value-type="float">
            <text:p>1.29</text:p>
          </table:table-cell>
          <table:table-cell office:value-type="float" office:value="255.2" calcext:value-type="float">
            <text:p>255.2</text:p>
          </table:table-cell>
          <table:table-cell office:value-type="float" office:value="329.09" calcext:value-type="float">
            <text:p>329.09</text:p>
          </table:table-cell>
          <table:table-cell office:value-type="float" office:value="56.12" calcext:value-type="float">
            <text:p>56.12</text:p>
          </table:table-cell>
          <table:table-cell office:value-type="float" office:value="73.1" calcext:value-type="float">
            <text:p>73.1</text:p>
          </table:table-cell>
        </table:table-row>
        <table:table-row table:style-name="ro1">
          <table:table-cell office:value-type="float" office:value="799438" calcext:value-type="float">
            <text:p>799438</text:p>
          </table:table-cell>
          <table:table-cell table:formula="of:=[.A52]/1000/(60*60*24)" office:value-type="time" office:time-value="PT00H13M19.438S" calcext:value-type="time">
            <text:p>00:13:19</text:p>
          </table:table-cell>
          <table:table-cell office:value-type="float" office:value="1.29" calcext:value-type="float">
            <text:p>1.29</text:p>
          </table:table-cell>
          <table:table-cell office:value-type="float" office:value="255.1" calcext:value-type="float">
            <text:p>255.1</text:p>
          </table:table-cell>
          <table:table-cell office:value-type="float" office:value="328.95" calcext:value-type="float">
            <text:p>328.95</text:p>
          </table:table-cell>
          <table:table-cell office:value-type="float" office:value="57.25" calcext:value-type="float">
            <text:p>57.25</text:p>
          </table:table-cell>
          <table:table-cell office:value-type="float" office:value="74.56" calcext:value-type="float">
            <text:p>74.56</text:p>
          </table:table-cell>
        </table:table-row>
        <table:table-row table:style-name="ro1">
          <table:table-cell office:value-type="float" office:value="815438" calcext:value-type="float">
            <text:p>815438</text:p>
          </table:table-cell>
          <table:table-cell table:formula="of:=[.A53]/1000/(60*60*24)" office:value-type="time" office:time-value="PT00H13M35.438S" calcext:value-type="time">
            <text:p>00:13:35</text:p>
          </table:table-cell>
          <table:table-cell office:value-type="float" office:value="1.29" calcext:value-type="float">
            <text:p>1.29</text:p>
          </table:table-cell>
          <table:table-cell office:value-type="float" office:value="255" calcext:value-type="float">
            <text:p>255</text:p>
          </table:table-cell>
          <table:table-cell office:value-type="float" office:value="327.8" calcext:value-type="float">
            <text:p>327.8</text:p>
          </table:table-cell>
          <table:table-cell office:value-type="float" office:value="58.39" calcext:value-type="float">
            <text:p>58.39</text:p>
          </table:table-cell>
          <table:table-cell office:value-type="float" office:value="76.02" calcext:value-type="float">
            <text:p>76.02</text:p>
          </table:table-cell>
        </table:table-row>
        <table:table-row table:style-name="ro1">
          <table:table-cell office:value-type="float" office:value="831438" calcext:value-type="float">
            <text:p>831438</text:p>
          </table:table-cell>
          <table:table-cell table:formula="of:=[.A54]/1000/(60*60*24)" office:value-type="time" office:time-value="PT00H13M51.438S" calcext:value-type="time">
            <text:p>00:13:51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7.67" calcext:value-type="float">
            <text:p>327.67</text:p>
          </table:table-cell>
          <table:table-cell office:value-type="float" office:value="59.52" calcext:value-type="float">
            <text:p>59.52</text:p>
          </table:table-cell>
          <table:table-cell office:value-type="float" office:value="77.48" calcext:value-type="float">
            <text:p>77.48</text:p>
          </table:table-cell>
        </table:table-row>
        <table:table-row table:style-name="ro1">
          <table:table-cell office:value-type="float" office:value="847438" calcext:value-type="float">
            <text:p>847438</text:p>
          </table:table-cell>
          <table:table-cell table:formula="of:=[.A55]/1000/(60*60*24)" office:value-type="time" office:time-value="PT00H14M07.438S" calcext:value-type="time">
            <text:p>00:14:07</text:p>
          </table:table-cell>
          <table:table-cell office:value-type="float" office:value="1.29" calcext:value-type="float">
            <text:p>1.29</text:p>
          </table:table-cell>
          <table:table-cell office:value-type="float" office:value="254.9" calcext:value-type="float">
            <text:p>254.9</text:p>
          </table:table-cell>
          <table:table-cell office:value-type="float" office:value="327.67" calcext:value-type="float">
            <text:p>327.67</text:p>
          </table:table-cell>
          <table:table-cell office:value-type="float" office:value="60.65" calcext:value-type="float">
            <text:p>60.65</text:p>
          </table:table-cell>
          <table:table-cell office:value-type="float" office:value="78.94" calcext:value-type="float">
            <text:p>78.94</text:p>
          </table:table-cell>
        </table:table-row>
        <table:table-row table:style-name="ro1">
          <table:table-cell office:value-type="float" office:value="863438" calcext:value-type="float">
            <text:p>863438</text:p>
          </table:table-cell>
          <table:table-cell table:formula="of:=[.A56]/1000/(60*60*24)" office:value-type="time" office:time-value="PT00H14M23.438S" calcext:value-type="time">
            <text:p>00:14:23</text:p>
          </table:table-cell>
          <table:table-cell office:value-type="float" office:value="1.29" calcext:value-type="float">
            <text:p>1.29</text:p>
          </table:table-cell>
          <table:table-cell office:value-type="float" office:value="254.8" calcext:value-type="float">
            <text:p>254.8</text:p>
          </table:table-cell>
          <table:table-cell office:value-type="float" office:value="327.54" calcext:value-type="float">
            <text:p>327.54</text:p>
          </table:table-cell>
          <table:table-cell office:value-type="float" office:value="61.78" calcext:value-type="float">
            <text:p>61.78</text:p>
          </table:table-cell>
          <table:table-cell office:value-type="float" office:value="80.39" calcext:value-type="float">
            <text:p>80.39</text:p>
          </table:table-cell>
        </table:table-row>
        <table:table-row table:style-name="ro1">
          <table:table-cell office:value-type="float" office:value="879438" calcext:value-type="float">
            <text:p>879438</text:p>
          </table:table-cell>
          <table:table-cell table:formula="of:=[.A57]/1000/(60*60*24)" office:value-type="time" office:time-value="PT00H14M39.438S" calcext:value-type="time">
            <text:p>00:14:39</text:p>
          </table:table-cell>
          <table:table-cell office:value-type="float" office:value="1.29" calcext:value-type="float">
            <text:p>1.29</text:p>
          </table:table-cell>
          <table:table-cell office:value-type="float" office:value="254.7" calcext:value-type="float">
            <text:p>254.7</text:p>
          </table:table-cell>
          <table:table-cell office:value-type="float" office:value="327.41" calcext:value-type="float">
            <text:p>327.41</text:p>
          </table:table-cell>
          <table:table-cell office:value-type="float" office:value="62.92" calcext:value-type="float">
            <text:p>62.92</text:p>
          </table:table-cell>
          <table:table-cell office:value-type="float" office:value="81.85" calcext:value-type="float">
            <text:p>81.85</text:p>
          </table:table-cell>
        </table:table-row>
        <table:table-row table:style-name="ro1">
          <table:table-cell office:value-type="float" office:value="895438" calcext:value-type="float">
            <text:p>895438</text:p>
          </table:table-cell>
          <table:table-cell table:formula="of:=[.A58]/1000/(60*60*24)" office:value-type="time" office:time-value="PT00H14M55.438S" calcext:value-type="time">
            <text:p>00:14:55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64.05" calcext:value-type="float">
            <text:p>64.05</text:p>
          </table:table-cell>
          <table:table-cell office:value-type="float" office:value="83.3" calcext:value-type="float">
            <text:p>83.3</text:p>
          </table:table-cell>
        </table:table-row>
        <table:table-row table:style-name="ro1">
          <table:table-cell office:value-type="float" office:value="911438" calcext:value-type="float">
            <text:p>911438</text:p>
          </table:table-cell>
          <table:table-cell table:formula="of:=[.A59]/1000/(60*60*24)" office:value-type="time" office:time-value="PT00H15M11.438S" calcext:value-type="time">
            <text:p>00:15:11</text:p>
          </table:table-cell>
          <table:table-cell office:value-type="float" office:value="1.29" calcext:value-type="float">
            <text:p>1.29</text:p>
          </table:table-cell>
          <table:table-cell office:value-type="float" office:value="254.6" calcext:value-type="float">
            <text:p>254.6</text:p>
          </table:table-cell>
          <table:table-cell office:value-type="float" office:value="327.28" calcext:value-type="float">
            <text:p>327.28</text:p>
          </table:table-cell>
          <table:table-cell office:value-type="float" office:value="65.18" calcext:value-type="float">
            <text:p>65.18</text:p>
          </table:table-cell>
          <table:table-cell office:value-type="float" office:value="84.76" calcext:value-type="float">
            <text:p>84.76</text:p>
          </table:table-cell>
        </table:table-row>
        <table:table-row table:style-name="ro1">
          <table:table-cell office:value-type="float" office:value="927438" calcext:value-type="float">
            <text:p>927438</text:p>
          </table:table-cell>
          <table:table-cell table:formula="of:=[.A60]/1000/(60*60*24)" office:value-type="time" office:time-value="PT00H15M27.438S" calcext:value-type="time">
            <text:p>00:15:27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5" calcext:value-type="float">
            <text:p>327.15</text:p>
          </table:table-cell>
          <table:table-cell office:value-type="float" office:value="66.31" calcext:value-type="float">
            <text:p>66.31</text:p>
          </table:table-cell>
          <table:table-cell office:value-type="float" office:value="86.21" calcext:value-type="float">
            <text:p>86.21</text:p>
          </table:table-cell>
        </table:table-row>
        <table:table-row table:style-name="ro1">
          <table:table-cell office:value-type="float" office:value="943438" calcext:value-type="float">
            <text:p>943438</text:p>
          </table:table-cell>
          <table:table-cell table:formula="of:=[.A61]/1000/(60*60*24)" office:value-type="time" office:time-value="PT00H15M43.438S" calcext:value-type="time">
            <text:p>00:15:43</text:p>
          </table:table-cell>
          <table:table-cell office:value-type="float" office:value="1.29" calcext:value-type="float">
            <text:p>1.29</text:p>
          </table:table-cell>
          <table:table-cell office:value-type="float" office:value="254.5" calcext:value-type="float">
            <text:p>254.5</text:p>
          </table:table-cell>
          <table:table-cell office:value-type="float" office:value="327.14" calcext:value-type="float">
            <text:p>327.14</text:p>
          </table:table-cell>
          <table:table-cell office:value-type="float" office:value="67.44" calcext:value-type="float">
            <text:p>67.44</text:p>
          </table:table-cell>
          <table:table-cell office:value-type="float" office:value="87.66" calcext:value-type="float">
            <text:p>87.66</text:p>
          </table:table-cell>
        </table:table-row>
        <table:table-row table:style-name="ro1">
          <table:table-cell office:value-type="float" office:value="959438" calcext:value-type="float">
            <text:p>959438</text:p>
          </table:table-cell>
          <table:table-cell table:formula="of:=[.A62]/1000/(60*60*24)" office:value-type="time" office:time-value="PT00H15M59.438S" calcext:value-type="time">
            <text:p>00:15:59</text:p>
          </table:table-cell>
          <table:table-cell office:value-type="float" office:value="1.28" calcext:value-type="float">
            <text:p>1.28</text:p>
          </table:table-cell>
          <table:table-cell office:value-type="float" office:value="254.4" calcext:value-type="float">
            <text:p>254.4</text:p>
          </table:table-cell>
          <table:table-cell office:value-type="float" office:value="326" calcext:value-type="float">
            <text:p>326</text:p>
          </table:table-cell>
          <table:table-cell office:value-type="float" office:value="68.57" calcext:value-type="float">
            <text:p>68.57</text:p>
          </table:table-cell>
          <table:table-cell office:value-type="float" office:value="89.12" calcext:value-type="float">
            <text:p>89.12</text:p>
          </table:table-cell>
        </table:table-row>
        <table:table-row table:style-name="ro1">
          <table:table-cell office:value-type="float" office:value="975438" calcext:value-type="float">
            <text:p>975438</text:p>
          </table:table-cell>
          <table:table-cell table:formula="of:=[.A63]/1000/(60*60*24)" office:value-type="time" office:time-value="PT00H16M15.438S" calcext:value-type="time">
            <text:p>00:16:15</text:p>
          </table:table-cell>
          <table:table-cell office:value-type="float" office:value="1.28" calcext:value-type="float">
            <text:p>1.28</text:p>
          </table:table-cell>
          <table:table-cell office:value-type="float" office:value="254.3" calcext:value-type="float">
            <text:p>254.3</text:p>
          </table:table-cell>
          <table:table-cell office:value-type="float" office:value="325.87" calcext:value-type="float">
            <text:p>325.87</text:p>
          </table:table-cell>
          <table:table-cell office:value-type="float" office:value="69.7" calcext:value-type="float">
            <text:p>69.7</text:p>
          </table:table-cell>
          <table:table-cell office:value-type="float" office:value="90.57" calcext:value-type="float">
            <text:p>90.57</text:p>
          </table:table-cell>
        </table:table-row>
        <table:table-row table:style-name="ro1">
          <table:table-cell office:value-type="float" office:value="991438" calcext:value-type="float">
            <text:p>991438</text:p>
          </table:table-cell>
          <table:table-cell table:formula="of:=[.A64]/1000/(60*60*24)" office:value-type="time" office:time-value="PT00H16M31.438S" calcext:value-type="time">
            <text:p>00:16:31</text:p>
          </table:table-cell>
          <table:table-cell office:value-type="float" office:value="1.28" calcext:value-type="float">
            <text:p>1.28</text:p>
          </table:table-cell>
          <table:table-cell office:value-type="float" office:value="254.2" calcext:value-type="float">
            <text:p>254.2</text:p>
          </table:table-cell>
          <table:table-cell office:value-type="float" office:value="325.74" calcext:value-type="float">
            <text:p>325.74</text:p>
          </table:table-cell>
          <table:table-cell office:value-type="float" office:value="70.83" calcext:value-type="float">
            <text:p>70.83</text:p>
          </table:table-cell>
          <table:table-cell office:value-type="float" office:value="92.02" calcext:value-type="float">
            <text:p>92.02</text:p>
          </table:table-cell>
        </table:table-row>
        <table:table-row table:style-name="ro1">
          <table:table-cell office:value-type="float" office:value="1007438" calcext:value-type="float">
            <text:p>1007438</text:p>
          </table:table-cell>
          <table:table-cell table:formula="of:=[.A65]/1000/(60*60*24)" office:value-type="time" office:time-value="PT00H16M47.438S" calcext:value-type="time">
            <text:p>00:16:47</text:p>
          </table:table-cell>
          <table:table-cell office:value-type="float" office:value="1.28" calcext:value-type="float">
            <text:p>1.28</text:p>
          </table:table-cell>
          <table:table-cell office:value-type="float" office:value="254.2" calcext:value-type="float">
            <text:p>254.2</text:p>
          </table:table-cell>
          <table:table-cell office:value-type="float" office:value="325.73" calcext:value-type="float">
            <text:p>325.73</text:p>
          </table:table-cell>
          <table:table-cell office:value-type="float" office:value="71.96" calcext:value-type="float">
            <text:p>71.96</text:p>
          </table:table-cell>
          <table:table-cell office:value-type="float" office:value="93.47" calcext:value-type="float">
            <text:p>93.47</text:p>
          </table:table-cell>
        </table:table-row>
        <table:table-row table:style-name="ro1">
          <table:table-cell office:value-type="float" office:value="1023438" calcext:value-type="float">
            <text:p>1023438</text:p>
          </table:table-cell>
          <table:table-cell table:formula="of:=[.A66]/1000/(60*60*24)" office:value-type="time" office:time-value="PT00H17M03.438S" calcext:value-type="time">
            <text:p>00:17:03</text:p>
          </table:table-cell>
          <table:table-cell office:value-type="float" office:value="1.29" calcext:value-type="float">
            <text:p>1.29</text:p>
          </table:table-cell>
          <table:table-cell office:value-type="float" office:value="254.1" calcext:value-type="float">
            <text:p>254.1</text:p>
          </table:table-cell>
          <table:table-cell office:value-type="float" office:value="326.62" calcext:value-type="float">
            <text:p>326.62</text:p>
          </table:table-cell>
          <table:table-cell office:value-type="float" office:value="73.09" calcext:value-type="float">
            <text:p>73.09</text:p>
          </table:table-cell>
          <table:table-cell office:value-type="float" office:value="94.92" calcext:value-type="float">
            <text:p>94.92</text:p>
          </table:table-cell>
        </table:table-row>
        <table:table-row table:style-name="ro1">
          <table:table-cell office:value-type="float" office:value="1039438" calcext:value-type="float">
            <text:p>1039438</text:p>
          </table:table-cell>
          <table:table-cell table:formula="of:=[.A67]/1000/(60*60*24)" office:value-type="time" office:time-value="PT00H17M19.438S" calcext:value-type="time">
            <text:p>00:17:19</text:p>
          </table:table-cell>
          <table:table-cell office:value-type="float" office:value="1.28" calcext:value-type="float">
            <text:p>1.28</text:p>
          </table:table-cell>
          <table:table-cell office:value-type="float" office:value="254" calcext:value-type="float">
            <text:p>254</text:p>
          </table:table-cell>
          <table:table-cell office:value-type="float" office:value="325.48" calcext:value-type="float">
            <text:p>325.48</text:p>
          </table:table-cell>
          <table:table-cell office:value-type="float" office:value="74.22" calcext:value-type="float">
            <text:p>74.22</text:p>
          </table:table-cell>
          <table:table-cell office:value-type="float" office:value="96.36" calcext:value-type="float">
            <text:p>96.36</text:p>
          </table:table-cell>
        </table:table-row>
        <table:table-row table:style-name="ro1">
          <table:table-cell office:value-type="float" office:value="1055438" calcext:value-type="float">
            <text:p>1055438</text:p>
          </table:table-cell>
          <table:table-cell table:formula="of:=[.A68]/1000/(60*60*24)" office:value-type="time" office:time-value="PT00H17M35.438S" calcext:value-type="time">
            <text:p>00:17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75.35" calcext:value-type="float">
            <text:p>75.35</text:p>
          </table:table-cell>
          <table:table-cell office:value-type="float" office:value="97.81" calcext:value-type="float">
            <text:p>97.81</text:p>
          </table:table-cell>
        </table:table-row>
        <table:table-row table:style-name="ro1">
          <table:table-cell office:value-type="float" office:value="1071438" calcext:value-type="float">
            <text:p>1071438</text:p>
          </table:table-cell>
          <table:table-cell table:formula="of:=[.A69]/1000/(60*60*24)" office:value-type="time" office:time-value="PT00H17M51.438S" calcext:value-type="time">
            <text:p>00:17:51</text:p>
          </table:table-cell>
          <table:table-cell office:value-type="float" office:value="1.28" calcext:value-type="float">
            <text:p>1.28</text:p>
          </table:table-cell>
          <table:table-cell office:value-type="float" office:value="253.9" calcext:value-type="float">
            <text:p>253.9</text:p>
          </table:table-cell>
          <table:table-cell office:value-type="float" office:value="325.34" calcext:value-type="float">
            <text:p>325.34</text:p>
          </table:table-cell>
          <table:table-cell office:value-type="float" office:value="76.48" calcext:value-type="float">
            <text:p>76.48</text:p>
          </table:table-cell>
          <table:table-cell office:value-type="float" office:value="99.26" calcext:value-type="float">
            <text:p>99.26</text:p>
          </table:table-cell>
        </table:table-row>
        <table:table-row table:style-name="ro1">
          <table:table-cell office:value-type="float" office:value="1087438" calcext:value-type="float">
            <text:p>1087438</text:p>
          </table:table-cell>
          <table:table-cell table:formula="of:=[.A70]/1000/(60*60*24)" office:value-type="time" office:time-value="PT00H18M07.438S" calcext:value-type="time">
            <text:p>00:18:07</text:p>
          </table:table-cell>
          <table:table-cell office:value-type="float" office:value="1.28" calcext:value-type="float">
            <text:p>1.28</text:p>
          </table:table-cell>
          <table:table-cell office:value-type="float" office:value="253.8" calcext:value-type="float">
            <text:p>253.8</text:p>
          </table:table-cell>
          <table:table-cell office:value-type="float" office:value="325.21" calcext:value-type="float">
            <text:p>325.21</text:p>
          </table:table-cell>
          <table:table-cell office:value-type="float" office:value="77.61" calcext:value-type="float">
            <text:p>77.61</text:p>
          </table:table-cell>
          <table:table-cell office:value-type="float" office:value="100.7" calcext:value-type="float">
            <text:p>100.7</text:p>
          </table:table-cell>
        </table:table-row>
        <table:table-row table:style-name="ro1">
          <table:table-cell office:value-type="float" office:value="1103438" calcext:value-type="float">
            <text:p>1103438</text:p>
          </table:table-cell>
          <table:table-cell table:formula="of:=[.A71]/1000/(60*60*24)" office:value-type="time" office:time-value="PT00H18M23.438S" calcext:value-type="time">
            <text:p>00:18:23</text:p>
          </table:table-cell>
          <table:table-cell office:value-type="float" office:value="1.28" calcext:value-type="float">
            <text:p>1.28</text:p>
          </table:table-cell>
          <table:table-cell office:value-type="float" office:value="253.7" calcext:value-type="float">
            <text:p>253.7</text:p>
          </table:table-cell>
          <table:table-cell office:value-type="float" office:value="325.09" calcext:value-type="float">
            <text:p>325.09</text:p>
          </table:table-cell>
          <table:table-cell office:value-type="float" office:value="78.73" calcext:value-type="float">
            <text:p>78.73</text:p>
          </table:table-cell>
          <table:table-cell office:value-type="float" office:value="102.15" calcext:value-type="float">
            <text:p>102.15</text:p>
          </table:table-cell>
        </table:table-row>
        <table:table-row table:style-name="ro1">
          <table:table-cell office:value-type="float" office:value="1119438" calcext:value-type="float">
            <text:p>1119438</text:p>
          </table:table-cell>
          <table:table-cell table:formula="of:=[.A72]/1000/(60*60*24)" office:value-type="time" office:time-value="PT00H18M39.438S" calcext:value-type="time">
            <text:p>00:18:39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3.94" calcext:value-type="float">
            <text:p>323.94</text:p>
          </table:table-cell>
          <table:table-cell office:value-type="float" office:value="79.86" calcext:value-type="float">
            <text:p>79.86</text:p>
          </table:table-cell>
          <table:table-cell office:value-type="float" office:value="103.59" calcext:value-type="float">
            <text:p>103.59</text:p>
          </table:table-cell>
        </table:table-row>
        <table:table-row table:style-name="ro1">
          <table:table-cell office:value-type="float" office:value="1135438" calcext:value-type="float">
            <text:p>1135438</text:p>
          </table:table-cell>
          <table:table-cell table:formula="of:=[.A73]/1000/(60*60*24)" office:value-type="time" office:time-value="PT00H18M55.438S" calcext:value-type="time">
            <text:p>00:18:55</text:p>
          </table:table-cell>
          <table:table-cell office:value-type="float" office:value="1.28" calcext:value-type="float">
            <text:p>1.28</text:p>
          </table:table-cell>
          <table:table-cell office:value-type="float" office:value="253.6" calcext:value-type="float">
            <text:p>253.6</text:p>
          </table:table-cell>
          <table:table-cell office:value-type="float" office:value="324.96" calcext:value-type="float">
            <text:p>324.96</text:p>
          </table:table-cell>
          <table:table-cell office:value-type="float" office:value="80.99" calcext:value-type="float">
            <text:p>80.99</text:p>
          </table:table-cell>
          <table:table-cell office:value-type="float" office:value="105.04" calcext:value-type="float">
            <text:p>105.04</text:p>
          </table:table-cell>
        </table:table-row>
        <table:table-row table:style-name="ro1">
          <table:table-cell office:value-type="float" office:value="1151437" calcext:value-type="float">
            <text:p>1151437</text:p>
          </table:table-cell>
          <table:table-cell table:formula="of:=[.A74]/1000/(60*60*24)" office:value-type="time" office:time-value="PT00H19M11.437S" calcext:value-type="time">
            <text:p>00:19:11</text:p>
          </table:table-cell>
          <table:table-cell office:value-type="float" office:value="1.28" calcext:value-type="float">
            <text:p>1.28</text:p>
          </table:table-cell>
          <table:table-cell office:value-type="float" office:value="253.5" calcext:value-type="float">
            <text:p>253.5</text:p>
          </table:table-cell>
          <table:table-cell office:value-type="float" office:value="324.82" calcext:value-type="float">
            <text:p>324.82</text:p>
          </table:table-cell>
          <table:table-cell office:value-type="float" office:value="82.12" calcext:value-type="float">
            <text:p>82.12</text:p>
          </table:table-cell>
          <table:table-cell office:value-type="float" office:value="106.48" calcext:value-type="float">
            <text:p>106.48</text:p>
          </table:table-cell>
        </table:table-row>
        <table:table-row table:style-name="ro1">
          <table:table-cell office:value-type="float" office:value="1167438" calcext:value-type="float">
            <text:p>1167438</text:p>
          </table:table-cell>
          <table:table-cell table:formula="of:=[.A75]/1000/(60*60*24)" office:value-type="time" office:time-value="PT00H19M27.438S" calcext:value-type="time">
            <text:p>00:19:27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3.68" calcext:value-type="float">
            <text:p>323.68</text:p>
          </table:table-cell>
          <table:table-cell office:value-type="float" office:value="83.24" calcext:value-type="float">
            <text:p>83.24</text:p>
          </table:table-cell>
          <table:table-cell office:value-type="float" office:value="107.92" calcext:value-type="float">
            <text:p>107.92</text:p>
          </table:table-cell>
        </table:table-row>
        <table:table-row table:style-name="ro1">
          <table:table-cell office:value-type="float" office:value="1183438" calcext:value-type="float">
            <text:p>1183438</text:p>
          </table:table-cell>
          <table:table-cell table:formula="of:=[.A76]/1000/(60*60*24)" office:value-type="time" office:time-value="PT00H19M43.438S" calcext:value-type="time">
            <text:p>00:19:43</text:p>
          </table:table-cell>
          <table:table-cell office:value-type="float" office:value="1.28" calcext:value-type="float">
            <text:p>1.28</text:p>
          </table:table-cell>
          <table:table-cell office:value-type="float" office:value="253.4" calcext:value-type="float">
            <text:p>253.4</text:p>
          </table:table-cell>
          <table:table-cell office:value-type="float" office:value="324.69" calcext:value-type="float">
            <text:p>324.69</text:p>
          </table:table-cell>
          <table:table-cell office:value-type="float" office:value="84.37" calcext:value-type="float">
            <text:p>84.37</text:p>
          </table:table-cell>
          <table:table-cell office:value-type="float" office:value="109.36" calcext:value-type="float">
            <text:p>109.36</text:p>
          </table:table-cell>
        </table:table-row>
        <table:table-row table:style-name="ro1">
          <table:table-cell office:value-type="float" office:value="1199438" calcext:value-type="float">
            <text:p>1199438</text:p>
          </table:table-cell>
          <table:table-cell table:formula="of:=[.A77]/1000/(60*60*24)" office:value-type="time" office:time-value="PT00H19M59.438S" calcext:value-type="time">
            <text:p>00:19:59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4.57" calcext:value-type="float">
            <text:p>324.57</text:p>
          </table:table-cell>
          <table:table-cell office:value-type="float" office:value="85.5" calcext:value-type="float">
            <text:p>85.5</text:p>
          </table:table-cell>
          <table:table-cell office:value-type="float" office:value="110.8" calcext:value-type="float">
            <text:p>110.8</text:p>
          </table:table-cell>
        </table:table-row>
        <table:table-row table:style-name="ro1">
          <table:table-cell office:value-type="float" office:value="1215438" calcext:value-type="float">
            <text:p>1215438</text:p>
          </table:table-cell>
          <table:table-cell table:formula="of:=[.A78]/1000/(60*60*24)" office:value-type="time" office:time-value="PT00H20M15.438S" calcext:value-type="time">
            <text:p>00:20:15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86.62" calcext:value-type="float">
            <text:p>86.62</text:p>
          </table:table-cell>
          <table:table-cell office:value-type="float" office:value="112.24" calcext:value-type="float">
            <text:p>112.24</text:p>
          </table:table-cell>
        </table:table-row>
        <table:table-row table:style-name="ro1">
          <table:table-cell office:value-type="float" office:value="1231438" calcext:value-type="float">
            <text:p>1231438</text:p>
          </table:table-cell>
          <table:table-cell table:formula="of:=[.A79]/1000/(60*60*24)" office:value-type="time" office:time-value="PT00H20M31.438S" calcext:value-type="time">
            <text:p>00:20:31</text:p>
          </table:table-cell>
          <table:table-cell office:value-type="float" office:value="1.28" calcext:value-type="float">
            <text:p>1.28</text:p>
          </table:table-cell>
          <table:table-cell office:value-type="float" office:value="253.3" calcext:value-type="float">
            <text:p>253.3</text:p>
          </table:table-cell>
          <table:table-cell office:value-type="float" office:value="323.55" calcext:value-type="float">
            <text:p>323.55</text:p>
          </table:table-cell>
          <table:table-cell office:value-type="float" office:value="87.75" calcext:value-type="float">
            <text:p>87.75</text:p>
          </table:table-cell>
          <table:table-cell office:value-type="float" office:value="113.68" calcext:value-type="float">
            <text:p>113.68</text:p>
          </table:table-cell>
        </table:table-row>
        <table:table-row table:style-name="ro1">
          <table:table-cell office:value-type="float" office:value="1247438" calcext:value-type="float">
            <text:p>1247438</text:p>
          </table:table-cell>
          <table:table-cell table:formula="of:=[.A80]/1000/(60*60*24)" office:value-type="time" office:time-value="PT00H20M47.438S" calcext:value-type="time">
            <text:p>00:20:47</text:p>
          </table:table-cell>
          <table:table-cell office:value-type="float" office:value="1.28" calcext:value-type="float">
            <text:p>1.28</text:p>
          </table:table-cell>
          <table:table-cell office:value-type="float" office:value="253.2" calcext:value-type="float">
            <text:p>253.2</text:p>
          </table:table-cell>
          <table:table-cell office:value-type="float" office:value="323.42" calcext:value-type="float">
            <text:p>323.42</text:p>
          </table:table-cell>
          <table:table-cell office:value-type="float" office:value="88.87" calcext:value-type="float">
            <text:p>88.87</text:p>
          </table:table-cell>
          <table:table-cell office:value-type="float" office:value="115.12" calcext:value-type="float">
            <text:p>115.12</text:p>
          </table:table-cell>
        </table:table-row>
        <table:table-row table:style-name="ro1">
          <table:table-cell office:value-type="float" office:value="1263438" calcext:value-type="float">
            <text:p>1263438</text:p>
          </table:table-cell>
          <table:table-cell table:formula="of:=[.A81]/1000/(60*60*24)" office:value-type="time" office:time-value="PT00H21M03.438S" calcext:value-type="time">
            <text:p>00:21:03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9" calcext:value-type="float">
            <text:p>323.29</text:p>
          </table:table-cell>
          <table:table-cell office:value-type="float" office:value="90" calcext:value-type="float">
            <text:p>90</text:p>
          </table:table-cell>
          <table:table-cell office:value-type="float" office:value="116.56" calcext:value-type="float">
            <text:p>116.56</text:p>
          </table:table-cell>
        </table:table-row>
        <table:table-row table:style-name="ro1">
          <table:table-cell office:value-type="float" office:value="1279438" calcext:value-type="float">
            <text:p>1279438</text:p>
          </table:table-cell>
          <table:table-cell table:formula="of:=[.A82]/1000/(60*60*24)" office:value-type="time" office:time-value="PT00H21M19.438S" calcext:value-type="time">
            <text:p>00:21:19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8" calcext:value-type="float">
            <text:p>323.28</text:p>
          </table:table-cell>
          <table:table-cell office:value-type="float" office:value="91.12" calcext:value-type="float">
            <text:p>91.12</text:p>
          </table:table-cell>
          <table:table-cell office:value-type="float" office:value="117.99" calcext:value-type="float">
            <text:p>117.99</text:p>
          </table:table-cell>
        </table:table-row>
        <table:table-row table:style-name="ro1">
          <table:table-cell office:value-type="float" office:value="1295438" calcext:value-type="float">
            <text:p>1295438</text:p>
          </table:table-cell>
          <table:table-cell table:formula="of:=[.A83]/1000/(60*60*24)" office:value-type="time" office:time-value="PT00H21M35.438S" calcext:value-type="time">
            <text:p>00:21:35</text:p>
          </table:table-cell>
          <table:table-cell office:value-type="float" office:value="1.28" calcext:value-type="float">
            <text:p>1.28</text:p>
          </table:table-cell>
          <table:table-cell office:value-type="float" office:value="253.1" calcext:value-type="float">
            <text:p>253.1</text:p>
          </table:table-cell>
          <table:table-cell office:value-type="float" office:value="323.28" calcext:value-type="float">
            <text:p>323.28</text:p>
          </table:table-cell>
          <table:table-cell office:value-type="float" office:value="92.25" calcext:value-type="float">
            <text:p>92.25</text:p>
          </table:table-cell>
          <table:table-cell office:value-type="float" office:value="119.43" calcext:value-type="float">
            <text:p>119.43</text:p>
          </table:table-cell>
        </table:table-row>
        <table:table-row table:style-name="ro1">
          <table:table-cell office:value-type="float" office:value="1311438" calcext:value-type="float">
            <text:p>1311438</text:p>
          </table:table-cell>
          <table:table-cell table:formula="of:=[.A84]/1000/(60*60*24)" office:value-type="time" office:time-value="PT00H21M51.438S" calcext:value-type="time">
            <text:p>00:21:51</text:p>
          </table:table-cell>
          <table:table-cell office:value-type="float" office:value="1.28" calcext:value-type="float">
            <text:p>1.28</text:p>
          </table:table-cell>
          <table:table-cell office:value-type="float" office:value="253" calcext:value-type="float">
            <text:p>253</text:p>
          </table:table-cell>
          <table:table-cell office:value-type="float" office:value="323.16" calcext:value-type="float">
            <text:p>323.16</text:p>
          </table:table-cell>
          <table:table-cell office:value-type="float" office:value="93.37" calcext:value-type="float">
            <text:p>93.37</text:p>
          </table:table-cell>
          <table:table-cell office:value-type="float" office:value="120.86" calcext:value-type="float">
            <text:p>120.86</text:p>
          </table:table-cell>
        </table:table-row>
        <table:table-row table:style-name="ro1">
          <table:table-cell office:value-type="float" office:value="1327438" calcext:value-type="float">
            <text:p>1327438</text:p>
          </table:table-cell>
          <table:table-cell table:formula="of:=[.A85]/1000/(60*60*24)" office:value-type="time" office:time-value="PT00H22M07.438S" calcext:value-type="time">
            <text:p>00:22:07</text:p>
          </table:table-cell>
          <table:table-cell office:value-type="float" office:value="1.27" calcext:value-type="float">
            <text:p>1.27</text:p>
          </table:table-cell>
          <table:table-cell office:value-type="float" office:value="252.9" calcext:value-type="float">
            <text:p>252.9</text:p>
          </table:table-cell>
          <table:table-cell office:value-type="float" office:value="322.02" calcext:value-type="float">
            <text:p>322.02</text:p>
          </table:table-cell>
          <table:table-cell office:value-type="float" office:value="94.5" calcext:value-type="float">
            <text:p>94.5</text:p>
          </table:table-cell>
          <table:table-cell office:value-type="float" office:value="122.3" calcext:value-type="float">
            <text:p>122.3</text:p>
          </table:table-cell>
        </table:table-row>
        <table:table-row table:style-name="ro1">
          <table:table-cell office:value-type="float" office:value="1343438" calcext:value-type="float">
            <text:p>1343438</text:p>
          </table:table-cell>
          <table:table-cell table:formula="of:=[.A86]/1000/(60*60*24)" office:value-type="time" office:time-value="PT00H22M23.438S" calcext:value-type="time">
            <text:p>00:22:23</text:p>
          </table:table-cell>
          <table:table-cell office:value-type="float" office:value="1.28" calcext:value-type="float">
            <text:p>1.28</text:p>
          </table:table-cell>
          <table:table-cell office:value-type="float" office:value="252.9" calcext:value-type="float">
            <text:p>252.9</text:p>
          </table:table-cell>
          <table:table-cell office:value-type="float" office:value="323.03" calcext:value-type="float">
            <text:p>323.03</text:p>
          </table:table-cell>
          <table:table-cell office:value-type="float" office:value="95.62" calcext:value-type="float">
            <text:p>95.62</text:p>
          </table:table-cell>
          <table:table-cell office:value-type="float" office:value="123.73" calcext:value-type="float">
            <text:p>123.73</text:p>
          </table:table-cell>
        </table:table-row>
        <table:table-row table:style-name="ro1">
          <table:table-cell office:value-type="float" office:value="1359438" calcext:value-type="float">
            <text:p>1359438</text:p>
          </table:table-cell>
          <table:table-cell table:formula="of:=[.A87]/1000/(60*60*24)" office:value-type="time" office:time-value="PT00H22M39.438S" calcext:value-type="time">
            <text:p>00:22:39</text:p>
          </table:table-cell>
          <table:table-cell office:value-type="float" office:value="1.27" calcext:value-type="float">
            <text:p>1.27</text:p>
          </table:table-cell>
          <table:table-cell office:value-type="float" office:value="252.8" calcext:value-type="float">
            <text:p>252.8</text:p>
          </table:table-cell>
          <table:table-cell office:value-type="float" office:value="321.89" calcext:value-type="float">
            <text:p>321.89</text:p>
          </table:table-cell>
          <table:table-cell office:value-type="float" office:value="96.74" calcext:value-type="float">
            <text:p>96.74</text:p>
          </table:table-cell>
          <table:table-cell office:value-type="float" office:value="125.17" calcext:value-type="float">
            <text:p>125.17</text:p>
          </table:table-cell>
        </table:table-row>
        <table:table-row table:style-name="ro1">
          <table:table-cell office:value-type="float" office:value="1375438" calcext:value-type="float">
            <text:p>1375438</text:p>
          </table:table-cell>
          <table:table-cell table:formula="of:=[.A88]/1000/(60*60*24)" office:value-type="time" office:time-value="PT00H22M55.438S" calcext:value-type="time">
            <text:p>00:22:55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97.87" calcext:value-type="float">
            <text:p>97.87</text:p>
          </table:table-cell>
          <table:table-cell office:value-type="float" office:value="126.6" calcext:value-type="float">
            <text:p>126.6</text:p>
          </table:table-cell>
        </table:table-row>
        <table:table-row table:style-name="ro1">
          <table:table-cell office:value-type="float" office:value="1391438" calcext:value-type="float">
            <text:p>1391438</text:p>
          </table:table-cell>
          <table:table-cell table:formula="of:=[.A89]/1000/(60*60*24)" office:value-type="time" office:time-value="PT00H23M11.438S" calcext:value-type="time">
            <text:p>00:23:11</text:p>
          </table:table-cell>
          <table:table-cell office:value-type="float" office:value="1.28" calcext:value-type="float">
            <text:p>1.28</text:p>
          </table:table-cell>
          <table:table-cell office:value-type="float" office:value="252.7" calcext:value-type="float">
            <text:p>252.7</text:p>
          </table:table-cell>
          <table:table-cell office:value-type="float" office:value="322.77" calcext:value-type="float">
            <text:p>322.77</text:p>
          </table:table-cell>
          <table:table-cell office:value-type="float" office:value="98.99" calcext:value-type="float">
            <text:p>98.99</text:p>
          </table:table-cell>
          <table:table-cell office:value-type="float" office:value="128.03" calcext:value-type="float">
            <text:p>128.03</text:p>
          </table:table-cell>
        </table:table-row>
        <table:table-row table:style-name="ro1">
          <table:table-cell office:value-type="float" office:value="1407438" calcext:value-type="float">
            <text:p>1407438</text:p>
          </table:table-cell>
          <table:table-cell table:formula="of:=[.A90]/1000/(60*60*24)" office:value-type="time" office:time-value="PT00H23M27.438S" calcext:value-type="time">
            <text:p>00:23:27</text:p>
          </table:table-cell>
          <table:table-cell office:value-type="float" office:value="1.27" calcext:value-type="float">
            <text:p>1.27</text:p>
          </table:table-cell>
          <table:table-cell office:value-type="float" office:value="252.6" calcext:value-type="float">
            <text:p>252.6</text:p>
          </table:table-cell>
          <table:table-cell office:value-type="float" office:value="321.63" calcext:value-type="float">
            <text:p>321.63</text:p>
          </table:table-cell>
          <table:table-cell office:value-type="float" office:value="100.11" calcext:value-type="float">
            <text:p>100.11</text:p>
          </table:table-cell>
          <table:table-cell office:value-type="float" office:value="129.47" calcext:value-type="float">
            <text:p>129.47</text:p>
          </table:table-cell>
        </table:table-row>
        <table:table-row table:style-name="ro1">
          <table:table-cell office:value-type="float" office:value="1423438" calcext:value-type="float">
            <text:p>1423438</text:p>
          </table:table-cell>
          <table:table-cell table:formula="of:=[.A91]/1000/(60*60*24)" office:value-type="time" office:time-value="PT00H23M43.438S" calcext:value-type="time">
            <text:p>00:23:43</text:p>
          </table:table-cell>
          <table:table-cell office:value-type="float" office:value="1.27" calcext:value-type="float">
            <text:p>1.27</text:p>
          </table:table-cell>
          <table:table-cell office:value-type="float" office:value="252.5" calcext:value-type="float">
            <text:p>252.5</text:p>
          </table:table-cell>
          <table:table-cell office:value-type="float" office:value="321.5" calcext:value-type="float">
            <text:p>321.5</text:p>
          </table:table-cell>
          <table:table-cell office:value-type="float" office:value="101.23" calcext:value-type="float">
            <text:p>101.23</text:p>
          </table:table-cell>
          <table:table-cell office:value-type="float" office:value="130.9" calcext:value-type="float">
            <text:p>130.9</text:p>
          </table:table-cell>
        </table:table-row>
        <table:table-row table:style-name="ro1">
          <table:table-cell office:value-type="float" office:value="1439438" calcext:value-type="float">
            <text:p>1439438</text:p>
          </table:table-cell>
          <table:table-cell table:formula="of:=[.A92]/1000/(60*60*24)" office:value-type="time" office:time-value="PT00H23M59.438S" calcext:value-type="time">
            <text:p>00:23:59</text:p>
          </table:table-cell>
          <table:table-cell office:value-type="float" office:value="1.28" calcext:value-type="float">
            <text:p>1.28</text:p>
          </table:table-cell>
          <table:table-cell office:value-type="float" office:value="252.5" calcext:value-type="float">
            <text:p>252.5</text:p>
          </table:table-cell>
          <table:table-cell office:value-type="float" office:value="322.51" calcext:value-type="float">
            <text:p>322.51</text:p>
          </table:table-cell>
          <table:table-cell office:value-type="float" office:value="102.36" calcext:value-type="float">
            <text:p>102.36</text:p>
          </table:table-cell>
          <table:table-cell office:value-type="float" office:value="132.33" calcext:value-type="float">
            <text:p>132.33</text:p>
          </table:table-cell>
        </table:table-row>
        <table:table-row table:style-name="ro1">
          <table:table-cell office:value-type="float" office:value="1455438" calcext:value-type="float">
            <text:p>1455438</text:p>
          </table:table-cell>
          <table:table-cell table:formula="of:=[.A93]/1000/(60*60*24)" office:value-type="time" office:time-value="PT00H24M15.438S" calcext:value-type="time">
            <text:p>00:24:15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03.48" calcext:value-type="float">
            <text:p>103.48</text:p>
          </table:table-cell>
          <table:table-cell office:value-type="float" office:value="133.76" calcext:value-type="float">
            <text:p>133.76</text:p>
          </table:table-cell>
        </table:table-row>
        <table:table-row table:style-name="ro1">
          <table:table-cell office:value-type="float" office:value="1471438" calcext:value-type="float">
            <text:p>1471438</text:p>
          </table:table-cell>
          <table:table-cell table:formula="of:=[.A94]/1000/(60*60*24)" office:value-type="time" office:time-value="PT00H24M31.438S" calcext:value-type="time">
            <text:p>00:24:31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04.6" calcext:value-type="float">
            <text:p>104.6</text:p>
          </table:table-cell>
          <table:table-cell office:value-type="float" office:value="135.19" calcext:value-type="float">
            <text:p>135.19</text:p>
          </table:table-cell>
        </table:table-row>
        <table:table-row table:style-name="ro1">
          <table:table-cell office:value-type="float" office:value="1487438" calcext:value-type="float">
            <text:p>1487438</text:p>
          </table:table-cell>
          <table:table-cell table:formula="of:=[.A95]/1000/(60*60*24)" office:value-type="time" office:time-value="PT00H24M47.438S" calcext:value-type="time">
            <text:p>00:24:47</text:p>
          </table:table-cell>
          <table:table-cell office:value-type="float" office:value="1.27" calcext:value-type="float">
            <text:p>1.27</text:p>
          </table:table-cell>
          <table:table-cell office:value-type="float" office:value="252.4" calcext:value-type="float">
            <text:p>252.4</text:p>
          </table:table-cell>
          <table:table-cell office:value-type="float" office:value="321.37" calcext:value-type="float">
            <text:p>321.37</text:p>
          </table:table-cell>
          <table:table-cell office:value-type="float" office:value="105.72" calcext:value-type="float">
            <text:p>105.72</text:p>
          </table:table-cell>
          <table:table-cell office:value-type="float" office:value="136.61" calcext:value-type="float">
            <text:p>136.61</text:p>
          </table:table-cell>
        </table:table-row>
        <table:table-row table:style-name="ro1">
          <table:table-cell office:value-type="float" office:value="1503438" calcext:value-type="float">
            <text:p>1503438</text:p>
          </table:table-cell>
          <table:table-cell table:formula="of:=[.A96]/1000/(60*60*24)" office:value-type="time" office:time-value="PT00H25M03.438S" calcext:value-type="time">
            <text:p>00:25:03</text:p>
          </table:table-cell>
          <table:table-cell office:value-type="float" office:value="1.27" calcext:value-type="float">
            <text:p>1.27</text:p>
          </table:table-cell>
          <table:table-cell office:value-type="float" office:value="252.3" calcext:value-type="float">
            <text:p>252.3</text:p>
          </table:table-cell>
          <table:table-cell office:value-type="float" office:value="321.23" calcext:value-type="float">
            <text:p>321.23</text:p>
          </table:table-cell>
          <table:table-cell office:value-type="float" office:value="106.84" calcext:value-type="float">
            <text:p>106.84</text:p>
          </table:table-cell>
          <table:table-cell office:value-type="float" office:value="138.04" calcext:value-type="float">
            <text:p>138.04</text:p>
          </table:table-cell>
        </table:table-row>
        <table:table-row table:style-name="ro1">
          <table:table-cell office:value-type="float" office:value="1519438" calcext:value-type="float">
            <text:p>1519438</text:p>
          </table:table-cell>
          <table:table-cell table:formula="of:=[.A97]/1000/(60*60*24)" office:value-type="time" office:time-value="PT00H25M19.438S" calcext:value-type="time">
            <text:p>00:25:19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07.96" calcext:value-type="float">
            <text:p>107.96</text:p>
          </table:table-cell>
          <table:table-cell office:value-type="float" office:value="139.47" calcext:value-type="float">
            <text:p>139.47</text:p>
          </table:table-cell>
        </table:table-row>
        <table:table-row table:style-name="ro1">
          <table:table-cell office:value-type="float" office:value="1535438" calcext:value-type="float">
            <text:p>1535438</text:p>
          </table:table-cell>
          <table:table-cell table:formula="of:=[.A98]/1000/(60*60*24)" office:value-type="time" office:time-value="PT00H25M35.438S" calcext:value-type="time">
            <text:p>00:25:35</text:p>
          </table:table-cell>
          <table:table-cell office:value-type="float" office:value="1.27" calcext:value-type="float">
            <text:p>1.27</text:p>
          </table:table-cell>
          <table:table-cell office:value-type="float" office:value="252.2" calcext:value-type="float">
            <text:p>252.2</text:p>
          </table:table-cell>
          <table:table-cell office:value-type="float" office:value="321.11" calcext:value-type="float">
            <text:p>321.11</text:p>
          </table:table-cell>
          <table:table-cell office:value-type="float" office:value="109.09" calcext:value-type="float">
            <text:p>109.09</text:p>
          </table:table-cell>
          <table:table-cell office:value-type="float" office:value="140.9" calcext:value-type="float">
            <text:p>140.9</text:p>
          </table:table-cell>
        </table:table-row>
        <table:table-row table:style-name="ro1">
          <table:table-cell office:value-type="float" office:value="1551438" calcext:value-type="float">
            <text:p>1551438</text:p>
          </table:table-cell>
          <table:table-cell table:formula="of:=[.A99]/1000/(60*60*24)" office:value-type="time" office:time-value="PT00H25M51.438S" calcext:value-type="time">
            <text:p>00:25:51</text:p>
          </table:table-cell>
          <table:table-cell office:value-type="float" office:value="1.27" calcext:value-type="float">
            <text:p>1.27</text:p>
          </table:table-cell>
          <table:table-cell office:value-type="float" office:value="252.1" calcext:value-type="float">
            <text:p>252.1</text:p>
          </table:table-cell>
          <table:table-cell office:value-type="float" office:value="320.98" calcext:value-type="float">
            <text:p>320.98</text:p>
          </table:table-cell>
          <table:table-cell office:value-type="float" office:value="110.21" calcext:value-type="float">
            <text:p>110.21</text:p>
          </table:table-cell>
          <table:table-cell office:value-type="float" office:value="142.32" calcext:value-type="float">
            <text:p>142.32</text:p>
          </table:table-cell>
        </table:table-row>
        <table:table-row table:style-name="ro1">
          <table:table-cell office:value-type="float" office:value="1567438" calcext:value-type="float">
            <text:p>1567438</text:p>
          </table:table-cell>
          <table:table-cell table:formula="of:=[.A100]/1000/(60*60*24)" office:value-type="time" office:time-value="PT00H26M07.438S" calcext:value-type="time">
            <text:p>00:26:07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5" calcext:value-type="float">
            <text:p>320.85</text:p>
          </table:table-cell>
          <table:table-cell office:value-type="float" office:value="111.33" calcext:value-type="float">
            <text:p>111.33</text:p>
          </table:table-cell>
          <table:table-cell office:value-type="float" office:value="143.75" calcext:value-type="float">
            <text:p>143.75</text:p>
          </table:table-cell>
        </table:table-row>
        <table:table-row table:style-name="ro1">
          <table:table-cell office:value-type="float" office:value="1583438" calcext:value-type="float">
            <text:p>1583438</text:p>
          </table:table-cell>
          <table:table-cell table:formula="of:=[.A101]/1000/(60*60*24)" office:value-type="time" office:time-value="PT00H26M23.438S" calcext:value-type="time">
            <text:p>00:26:23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5" calcext:value-type="float">
            <text:p>320.85</text:p>
          </table:table-cell>
          <table:table-cell office:value-type="float" office:value="112.45" calcext:value-type="float">
            <text:p>112.45</text:p>
          </table:table-cell>
          <table:table-cell office:value-type="float" office:value="145.17" calcext:value-type="float">
            <text:p>145.17</text:p>
          </table:table-cell>
        </table:table-row>
        <table:table-row table:style-name="ro1">
          <table:table-cell office:value-type="float" office:value="1599438" calcext:value-type="float">
            <text:p>1599438</text:p>
          </table:table-cell>
          <table:table-cell table:formula="of:=[.A102]/1000/(60*60*24)" office:value-type="time" office:time-value="PT00H26M39.438S" calcext:value-type="time">
            <text:p>00:26:39</text:p>
          </table:table-cell>
          <table:table-cell office:value-type="float" office:value="1.27" calcext:value-type="float">
            <text:p>1.27</text:p>
          </table:table-cell>
          <table:table-cell office:value-type="float" office:value="252" calcext:value-type="float">
            <text:p>252</text:p>
          </table:table-cell>
          <table:table-cell office:value-type="float" office:value="320.84" calcext:value-type="float">
            <text:p>320.84</text:p>
          </table:table-cell>
          <table:table-cell office:value-type="float" office:value="113.57" calcext:value-type="float">
            <text:p>113.57</text:p>
          </table:table-cell>
          <table:table-cell office:value-type="float" office:value="146.6" calcext:value-type="float">
            <text:p>146.6</text:p>
          </table:table-cell>
        </table:table-row>
        <table:table-row table:style-name="ro1">
          <table:table-cell office:value-type="float" office:value="1615438" calcext:value-type="float">
            <text:p>1615438</text:p>
          </table:table-cell>
          <table:table-cell table:formula="of:=[.A103]/1000/(60*60*24)" office:value-type="time" office:time-value="PT00H26M55.438S" calcext:value-type="time">
            <text:p>00:26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19.71" calcext:value-type="float">
            <text:p>319.71</text:p>
          </table:table-cell>
          <table:table-cell office:value-type="float" office:value="114.69" calcext:value-type="float">
            <text:p>114.69</text:p>
          </table:table-cell>
          <table:table-cell office:value-type="float" office:value="148.02" calcext:value-type="float">
            <text:p>148.02</text:p>
          </table:table-cell>
        </table:table-row>
        <table:table-row table:style-name="ro1">
          <table:table-cell office:value-type="float" office:value="1631438" calcext:value-type="float">
            <text:p>1631438</text:p>
          </table:table-cell>
          <table:table-cell table:formula="of:=[.A104]/1000/(60*60*24)" office:value-type="time" office:time-value="PT00H27M11.438S" calcext:value-type="time">
            <text:p>00:27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9" calcext:value-type="float">
            <text:p>251.9</text:p>
          </table:table-cell>
          <table:table-cell office:value-type="float" office:value="320.72" calcext:value-type="float">
            <text:p>320.72</text:p>
          </table:table-cell>
          <table:table-cell office:value-type="float" office:value="115.81" calcext:value-type="float">
            <text:p>115.81</text:p>
          </table:table-cell>
          <table:table-cell office:value-type="float" office:value="149.45" calcext:value-type="float">
            <text:p>149.45</text:p>
          </table:table-cell>
        </table:table-row>
        <table:table-row table:style-name="ro1">
          <table:table-cell office:value-type="float" office:value="1647438" calcext:value-type="float">
            <text:p>1647438</text:p>
          </table:table-cell>
          <table:table-cell table:formula="of:=[.A105]/1000/(60*60*24)" office:value-type="time" office:time-value="PT00H27M27.438S" calcext:value-type="time">
            <text:p>00:27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8" calcext:value-type="float">
            <text:p>251.8</text:p>
          </table:table-cell>
          <table:table-cell office:value-type="float" office:value="319.58" calcext:value-type="float">
            <text:p>319.58</text:p>
          </table:table-cell>
          <table:table-cell office:value-type="float" office:value="116.92" calcext:value-type="float">
            <text:p>116.92</text:p>
          </table:table-cell>
          <table:table-cell office:value-type="float" office:value="150.87" calcext:value-type="float">
            <text:p>150.87</text:p>
          </table:table-cell>
        </table:table-row>
        <table:table-row table:style-name="ro1">
          <table:table-cell office:value-type="float" office:value="1663438" calcext:value-type="float">
            <text:p>1663438</text:p>
          </table:table-cell>
          <table:table-cell table:formula="of:=[.A106]/1000/(60*60*24)" office:value-type="time" office:time-value="PT00H27M43.438S" calcext:value-type="time">
            <text:p>00:27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20.46" calcext:value-type="float">
            <text:p>320.46</text:p>
          </table:table-cell>
          <table:table-cell office:value-type="float" office:value="118.04" calcext:value-type="float">
            <text:p>118.04</text:p>
          </table:table-cell>
          <table:table-cell office:value-type="float" office:value="152.29" calcext:value-type="float">
            <text:p>152.29</text:p>
          </table:table-cell>
        </table:table-row>
        <table:table-row table:style-name="ro1">
          <table:table-cell office:value-type="float" office:value="1679438" calcext:value-type="float">
            <text:p>1679438</text:p>
          </table:table-cell>
          <table:table-cell table:formula="of:=[.A107]/1000/(60*60*24)" office:value-type="time" office:time-value="PT00H27M59.438S" calcext:value-type="time">
            <text:p>00:27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19.16" calcext:value-type="float">
            <text:p>119.16</text:p>
          </table:table-cell>
          <table:table-cell office:value-type="float" office:value="153.71" calcext:value-type="float">
            <text:p>153.71</text:p>
          </table:table-cell>
        </table:table-row>
        <table:table-row table:style-name="ro1">
          <table:table-cell office:value-type="float" office:value="1695438" calcext:value-type="float">
            <text:p>1695438</text:p>
          </table:table-cell>
          <table:table-cell table:formula="of:=[.A108]/1000/(60*60*24)" office:value-type="time" office:time-value="PT00H28M15.438S" calcext:value-type="time">
            <text:p>00:28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20.28" calcext:value-type="float">
            <text:p>120.28</text:p>
          </table:table-cell>
          <table:table-cell office:value-type="float" office:value="155.13" calcext:value-type="float">
            <text:p>155.13</text:p>
          </table:table-cell>
        </table:table-row>
        <table:table-row table:style-name="ro1">
          <table:table-cell office:value-type="float" office:value="1711438" calcext:value-type="float">
            <text:p>1711438</text:p>
          </table:table-cell>
          <table:table-cell table:formula="of:=[.A109]/1000/(60*60*24)" office:value-type="time" office:time-value="PT00H28M31.438S" calcext:value-type="time">
            <text:p>00:28:31</text:p>
          </table:table-cell>
          <table:table-cell office:value-type="float" office:value="1.27" calcext:value-type="float">
            <text:p>1.27</text:p>
          </table:table-cell>
          <table:table-cell office:value-type="float" office:value="251.7" calcext:value-type="float">
            <text:p>251.7</text:p>
          </table:table-cell>
          <table:table-cell office:value-type="float" office:value="319.45" calcext:value-type="float">
            <text:p>319.45</text:p>
          </table:table-cell>
          <table:table-cell office:value-type="float" office:value="121.4" calcext:value-type="float">
            <text:p>121.4</text:p>
          </table:table-cell>
          <table:table-cell office:value-type="float" office:value="156.55" calcext:value-type="float">
            <text:p>156.55</text:p>
          </table:table-cell>
        </table:table-row>
        <table:table-row table:style-name="ro1">
          <table:table-cell office:value-type="float" office:value="1727438" calcext:value-type="float">
            <text:p>1727438</text:p>
          </table:table-cell>
          <table:table-cell table:formula="of:=[.A110]/1000/(60*60*24)" office:value-type="time" office:time-value="PT00H28M47.438S" calcext:value-type="time">
            <text:p>00:28:47</text:p>
          </table:table-cell>
          <table:table-cell office:value-type="float" office:value="1.27" calcext:value-type="float">
            <text:p>1.27</text:p>
          </table:table-cell>
          <table:table-cell office:value-type="float" office:value="251.6" calcext:value-type="float">
            <text:p>251.6</text:p>
          </table:table-cell>
          <table:table-cell office:value-type="float" office:value="319.32" calcext:value-type="float">
            <text:p>319.32</text:p>
          </table:table-cell>
          <table:table-cell office:value-type="float" office:value="122.52" calcext:value-type="float">
            <text:p>122.52</text:p>
          </table:table-cell>
          <table:table-cell office:value-type="float" office:value="157.97" calcext:value-type="float">
            <text:p>157.97</text:p>
          </table:table-cell>
        </table:table-row>
        <table:table-row table:style-name="ro1">
          <table:table-cell office:value-type="float" office:value="1743438" calcext:value-type="float">
            <text:p>1743438</text:p>
          </table:table-cell>
          <table:table-cell table:formula="of:=[.A111]/1000/(60*60*24)" office:value-type="time" office:time-value="PT00H29M03.438S" calcext:value-type="time">
            <text:p>00:29:03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23.64" calcext:value-type="float">
            <text:p>123.64</text:p>
          </table:table-cell>
          <table:table-cell office:value-type="float" office:value="159.39" calcext:value-type="float">
            <text:p>159.39</text:p>
          </table:table-cell>
        </table:table-row>
        <table:table-row table:style-name="ro1">
          <table:table-cell office:value-type="float" office:value="1759438" calcext:value-type="float">
            <text:p>1759438</text:p>
          </table:table-cell>
          <table:table-cell table:formula="of:=[.A112]/1000/(60*60*24)" office:value-type="time" office:time-value="PT00H29M19.438S" calcext:value-type="time">
            <text:p>00:29:19</text:p>
          </table:table-cell>
          <table:table-cell office:value-type="float" office:value="1.27" calcext:value-type="float">
            <text:p>1.27</text:p>
          </table:table-cell>
          <table:table-cell office:value-type="float" office:value="251.5" calcext:value-type="float">
            <text:p>251.5</text:p>
          </table:table-cell>
          <table:table-cell office:value-type="float" office:value="319.19" calcext:value-type="float">
            <text:p>319.19</text:p>
          </table:table-cell>
          <table:table-cell office:value-type="float" office:value="124.75" calcext:value-type="float">
            <text:p>124.75</text:p>
          </table:table-cell>
          <table:table-cell office:value-type="float" office:value="160.8" calcext:value-type="float">
            <text:p>160.8</text:p>
          </table:table-cell>
        </table:table-row>
        <table:table-row table:style-name="ro1">
          <table:table-cell office:value-type="float" office:value="1775438" calcext:value-type="float">
            <text:p>1775438</text:p>
          </table:table-cell>
          <table:table-cell table:formula="of:=[.A113]/1000/(60*60*24)" office:value-type="time" office:time-value="PT00H29M35.438S" calcext:value-type="time">
            <text:p>00:29:35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25.87" calcext:value-type="float">
            <text:p>125.87</text:p>
          </table:table-cell>
          <table:table-cell office:value-type="float" office:value="162.22" calcext:value-type="float">
            <text:p>162.22</text:p>
          </table:table-cell>
        </table:table-row>
        <table:table-row table:style-name="ro1">
          <table:table-cell office:value-type="float" office:value="1791438" calcext:value-type="float">
            <text:p>1791438</text:p>
          </table:table-cell>
          <table:table-cell table:formula="of:=[.A114]/1000/(60*60*24)" office:value-type="time" office:time-value="PT00H29M51.438S" calcext:value-type="time">
            <text:p>00:29:51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9.06" calcext:value-type="float">
            <text:p>319.06</text:p>
          </table:table-cell>
          <table:table-cell office:value-type="float" office:value="126.99" calcext:value-type="float">
            <text:p>126.99</text:p>
          </table:table-cell>
          <table:table-cell office:value-type="float" office:value="163.64" calcext:value-type="float">
            <text:p>163.64</text:p>
          </table:table-cell>
        </table:table-row>
        <table:table-row table:style-name="ro1">
          <table:table-cell office:value-type="float" office:value="1807438" calcext:value-type="float">
            <text:p>1807438</text:p>
          </table:table-cell>
          <table:table-cell table:formula="of:=[.A115]/1000/(60*60*24)" office:value-type="time" office:time-value="PT00H30M07.438S" calcext:value-type="time">
            <text:p>00:30:07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28.1" calcext:value-type="float">
            <text:p>128.1</text:p>
          </table:table-cell>
          <table:table-cell office:value-type="float" office:value="165.06" calcext:value-type="float">
            <text:p>165.06</text:p>
          </table:table-cell>
        </table:table-row>
        <table:table-row table:style-name="ro1">
          <table:table-cell office:value-type="float" office:value="1823438" calcext:value-type="float">
            <text:p>1823438</text:p>
          </table:table-cell>
          <table:table-cell table:formula="of:=[.A116]/1000/(60*60*24)" office:value-type="time" office:time-value="PT00H30M23.438S" calcext:value-type="time">
            <text:p>00:30:23</text:p>
          </table:table-cell>
          <table:table-cell office:value-type="float" office:value="1.27" calcext:value-type="float">
            <text:p>1.27</text:p>
          </table:table-cell>
          <table:table-cell office:value-type="float" office:value="251.4" calcext:value-type="float">
            <text:p>251.4</text:p>
          </table:table-cell>
          <table:table-cell office:value-type="float" office:value="318.05" calcext:value-type="float">
            <text:p>318.05</text:p>
          </table:table-cell>
          <table:table-cell office:value-type="float" office:value="129.22" calcext:value-type="float">
            <text:p>129.22</text:p>
          </table:table-cell>
          <table:table-cell office:value-type="float" office:value="166.47" calcext:value-type="float">
            <text:p>166.47</text:p>
          </table:table-cell>
        </table:table-row>
        <table:table-row table:style-name="ro1">
          <table:table-cell office:value-type="float" office:value="1839437" calcext:value-type="float">
            <text:p>1839437</text:p>
          </table:table-cell>
          <table:table-cell table:formula="of:=[.A117]/1000/(60*60*24)" office:value-type="time" office:time-value="PT00H30M39.437S" calcext:value-type="time">
            <text:p>00:30:39</text:p>
          </table:table-cell>
          <table:table-cell office:value-type="float" office:value="1.27" calcext:value-type="float">
            <text:p>1.27</text:p>
          </table:table-cell>
          <table:table-cell office:value-type="float" office:value="251.3" calcext:value-type="float">
            <text:p>251.3</text:p>
          </table:table-cell>
          <table:table-cell office:value-type="float" office:value="318.93" calcext:value-type="float">
            <text:p>318.93</text:p>
          </table:table-cell>
          <table:table-cell office:value-type="float" office:value="130.34" calcext:value-type="float">
            <text:p>130.34</text:p>
          </table:table-cell>
          <table:table-cell office:value-type="float" office:value="167.89" calcext:value-type="float">
            <text:p>167.89</text:p>
          </table:table-cell>
        </table:table-row>
        <table:table-row table:style-name="ro1">
          <table:table-cell office:value-type="float" office:value="1855438" calcext:value-type="float">
            <text:p>1855438</text:p>
          </table:table-cell>
          <table:table-cell table:formula="of:=[.A118]/1000/(60*60*24)" office:value-type="time" office:time-value="PT00H30M55.438S" calcext:value-type="time">
            <text:p>00:30:55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31.45" calcext:value-type="float">
            <text:p>131.45</text:p>
          </table:table-cell>
          <table:table-cell office:value-type="float" office:value="169.3" calcext:value-type="float">
            <text:p>169.3</text:p>
          </table:table-cell>
        </table:table-row>
        <table:table-row table:style-name="ro1">
          <table:table-cell office:value-type="float" office:value="1871438" calcext:value-type="float">
            <text:p>1871438</text:p>
          </table:table-cell>
          <table:table-cell table:formula="of:=[.A119]/1000/(60*60*24)" office:value-type="time" office:time-value="PT00H31M11.438S" calcext:value-type="time">
            <text:p>00:31:11</text:p>
          </table:table-cell>
          <table:table-cell office:value-type="float" office:value="1.27" calcext:value-type="float">
            <text:p>1.27</text:p>
          </table:table-cell>
          <table:table-cell office:value-type="float" office:value="251.2" calcext:value-type="float">
            <text:p>251.2</text:p>
          </table:table-cell>
          <table:table-cell office:value-type="float" office:value="318.8" calcext:value-type="float">
            <text:p>318.8</text:p>
          </table:table-cell>
          <table:table-cell office:value-type="float" office:value="132.57" calcext:value-type="float">
            <text:p>132.57</text:p>
          </table:table-cell>
          <table:table-cell office:value-type="float" office:value="170.72" calcext:value-type="float">
            <text:p>170.72</text:p>
          </table:table-cell>
        </table:table-row>
        <table:table-row table:style-name="ro1">
          <table:table-cell office:value-type="float" office:value="1887438" calcext:value-type="float">
            <text:p>1887438</text:p>
          </table:table-cell>
          <table:table-cell table:formula="of:=[.A120]/1000/(60*60*24)" office:value-type="time" office:time-value="PT00H31M27.438S" calcext:value-type="time">
            <text:p>00:31:27</text:p>
          </table:table-cell>
          <table:table-cell office:value-type="float" office:value="1.27" calcext:value-type="float">
            <text:p>1.27</text:p>
          </table:table-cell>
          <table:table-cell office:value-type="float" office:value="251.1" calcext:value-type="float">
            <text:p>251.1</text:p>
          </table:table-cell>
          <table:table-cell office:value-type="float" office:value="317.67" calcext:value-type="float">
            <text:p>317.67</text:p>
          </table:table-cell>
          <table:table-cell office:value-type="float" office:value="133.69" calcext:value-type="float">
            <text:p>133.69</text:p>
          </table:table-cell>
          <table:table-cell office:value-type="float" office:value="172.13" calcext:value-type="float">
            <text:p>172.13</text:p>
          </table:table-cell>
        </table:table-row>
        <table:table-row table:style-name="ro1">
          <table:table-cell office:value-type="float" office:value="1903438" calcext:value-type="float">
            <text:p>1903438</text:p>
          </table:table-cell>
          <table:table-cell table:formula="of:=[.A121]/1000/(60*60*24)" office:value-type="time" office:time-value="PT00H31M43.438S" calcext:value-type="time">
            <text:p>00:31:43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134.8" calcext:value-type="float">
            <text:p>134.8</text:p>
          </table:table-cell>
          <table:table-cell office:value-type="float" office:value="173.55" calcext:value-type="float">
            <text:p>173.55</text:p>
          </table:table-cell>
        </table:table-row>
        <table:table-row table:style-name="ro1">
          <table:table-cell office:value-type="float" office:value="1919438" calcext:value-type="float">
            <text:p>1919438</text:p>
          </table:table-cell>
          <table:table-cell table:formula="of:=[.A122]/1000/(60*60*24)" office:value-type="time" office:time-value="PT00H31M59.438S" calcext:value-type="time">
            <text:p>00:31:59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8.54" calcext:value-type="float">
            <text:p>318.54</text:p>
          </table:table-cell>
          <table:table-cell office:value-type="float" office:value="135.92" calcext:value-type="float">
            <text:p>135.92</text:p>
          </table:table-cell>
          <table:table-cell office:value-type="float" office:value="174.96" calcext:value-type="float">
            <text:p>174.96</text:p>
          </table:table-cell>
        </table:table-row>
        <table:table-row table:style-name="ro1">
          <table:table-cell office:value-type="float" office:value="1935438" calcext:value-type="float">
            <text:p>1935438</text:p>
          </table:table-cell>
          <table:table-cell table:formula="of:=[.A123]/1000/(60*60*24)" office:value-type="time" office:time-value="PT00H32M15.438S" calcext:value-type="time">
            <text:p>00:32:15</text:p>
          </table:table-cell>
          <table:table-cell office:value-type="float" office:value="1.27" calcext:value-type="float">
            <text:p>1.27</text:p>
          </table:table-cell>
          <table:table-cell office:value-type="float" office:value="251" calcext:value-type="float">
            <text:p>251</text:p>
          </table:table-cell>
          <table:table-cell office:value-type="float" office:value="317.54" calcext:value-type="float">
            <text:p>317.54</text:p>
          </table:table-cell>
          <table:table-cell office:value-type="float" office:value="137.03" calcext:value-type="float">
            <text:p>137.03</text:p>
          </table:table-cell>
          <table:table-cell office:value-type="float" office:value="176.37" calcext:value-type="float">
            <text:p>176.37</text:p>
          </table:table-cell>
        </table:table-row>
        <table:table-row table:style-name="ro1">
          <table:table-cell office:value-type="float" office:value="1951438" calcext:value-type="float">
            <text:p>1951438</text:p>
          </table:table-cell>
          <table:table-cell table:formula="of:=[.A124]/1000/(60*60*24)" office:value-type="time" office:time-value="PT00H32M31.438S" calcext:value-type="time">
            <text:p>00:32:31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138.15" calcext:value-type="float">
            <text:p>138.15</text:p>
          </table:table-cell>
          <table:table-cell office:value-type="float" office:value="177.78" calcext:value-type="float">
            <text:p>177.78</text:p>
          </table:table-cell>
        </table:table-row>
        <table:table-row table:style-name="ro1">
          <table:table-cell office:value-type="float" office:value="1967438" calcext:value-type="float">
            <text:p>1967438</text:p>
          </table:table-cell>
          <table:table-cell table:formula="of:=[.A125]/1000/(60*60*24)" office:value-type="time" office:time-value="PT00H32M47.438S" calcext:value-type="time">
            <text:p>00:32:47</text:p>
          </table:table-cell>
          <table:table-cell office:value-type="float" office:value="1.27" calcext:value-type="float">
            <text:p>1.27</text:p>
          </table:table-cell>
          <table:table-cell office:value-type="float" office:value="250.9" calcext:value-type="float">
            <text:p>250.9</text:p>
          </table:table-cell>
          <table:table-cell office:value-type="float" office:value="317.41" calcext:value-type="float">
            <text:p>317.41</text:p>
          </table:table-cell>
          <table:table-cell office:value-type="float" office:value="139.26" calcext:value-type="float">
            <text:p>139.26</text:p>
          </table:table-cell>
          <table:table-cell office:value-type="float" office:value="179.19" calcext:value-type="float">
            <text:p>179.19</text:p>
          </table:table-cell>
        </table:table-row>
        <table:table-row table:style-name="ro1">
          <table:table-cell office:value-type="float" office:value="1983438" calcext:value-type="float">
            <text:p>1983438</text:p>
          </table:table-cell>
          <table:table-cell table:formula="of:=[.A126]/1000/(60*60*24)" office:value-type="time" office:time-value="PT00H33M03.438S" calcext:value-type="time">
            <text:p>00:33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40.38" calcext:value-type="float">
            <text:p>140.38</text:p>
          </table:table-cell>
          <table:table-cell office:value-type="float" office:value="180.6" calcext:value-type="float">
            <text:p>180.6</text:p>
          </table:table-cell>
        </table:table-row>
        <table:table-row table:style-name="ro1">
          <table:table-cell office:value-type="float" office:value="1999438" calcext:value-type="float">
            <text:p>1999438</text:p>
          </table:table-cell>
          <table:table-cell table:formula="of:=[.A127]/1000/(60*60*24)" office:value-type="time" office:time-value="PT00H33M19.438S" calcext:value-type="time">
            <text:p>00:33:19</text:p>
          </table:table-cell>
          <table:table-cell office:value-type="float" office:value="1.27" calcext:value-type="float">
            <text:p>1.27</text:p>
          </table:table-cell>
          <table:table-cell office:value-type="float" office:value="250.8" calcext:value-type="float">
            <text:p>250.8</text:p>
          </table:table-cell>
          <table:table-cell office:value-type="float" office:value="317.28" calcext:value-type="float">
            <text:p>317.28</text:p>
          </table:table-cell>
          <table:table-cell office:value-type="float" office:value="141.49" calcext:value-type="float">
            <text:p>141.49</text:p>
          </table:table-cell>
          <table:table-cell office:value-type="float" office:value="182.01" calcext:value-type="float">
            <text:p>182.01</text:p>
          </table:table-cell>
        </table:table-row>
        <table:table-row table:style-name="ro1">
          <table:table-cell office:value-type="float" office:value="2015438" calcext:value-type="float">
            <text:p>2015438</text:p>
          </table:table-cell>
          <table:table-cell table:formula="of:=[.A128]/1000/(60*60*24)" office:value-type="time" office:time-value="PT00H33M35.438S" calcext:value-type="time">
            <text:p>00:33:35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6" calcext:value-type="float">
            <text:p>317.16</text:p>
          </table:table-cell>
          <table:table-cell office:value-type="float" office:value="142.61" calcext:value-type="float">
            <text:p>142.61</text:p>
          </table:table-cell>
          <table:table-cell office:value-type="float" office:value="183.42" calcext:value-type="float">
            <text:p>183.42</text:p>
          </table:table-cell>
        </table:table-row>
        <table:table-row table:style-name="ro1">
          <table:table-cell office:value-type="float" office:value="2031438" calcext:value-type="float">
            <text:p>2031438</text:p>
          </table:table-cell>
          <table:table-cell table:formula="of:=[.A129]/1000/(60*60*24)" office:value-type="time" office:time-value="PT00H33M51.438S" calcext:value-type="time">
            <text:p>00:33:51</text:p>
          </table:table-cell>
          <table:table-cell office:value-type="float" office:value="1.27" calcext:value-type="float">
            <text:p>1.27</text:p>
          </table:table-cell>
          <table:table-cell office:value-type="float" office:value="250.7" calcext:value-type="float">
            <text:p>250.7</text:p>
          </table:table-cell>
          <table:table-cell office:value-type="float" office:value="317.15" calcext:value-type="float">
            <text:p>317.15</text:p>
          </table:table-cell>
          <table:table-cell office:value-type="float" office:value="143.72" calcext:value-type="float">
            <text:p>143.72</text:p>
          </table:table-cell>
          <table:table-cell office:value-type="float" office:value="184.83" calcext:value-type="float">
            <text:p>184.83</text:p>
          </table:table-cell>
        </table:table-row>
        <table:table-row table:style-name="ro1">
          <table:table-cell office:value-type="float" office:value="2047438" calcext:value-type="float">
            <text:p>2047438</text:p>
          </table:table-cell>
          <table:table-cell table:formula="of:=[.A130]/1000/(60*60*24)" office:value-type="time" office:time-value="PT00H34M07.438S" calcext:value-type="time">
            <text:p>00:34:07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3" calcext:value-type="float">
            <text:p>317.03</text:p>
          </table:table-cell>
          <table:table-cell office:value-type="float" office:value="144.84" calcext:value-type="float">
            <text:p>144.84</text:p>
          </table:table-cell>
          <table:table-cell office:value-type="float" office:value="186.24" calcext:value-type="float">
            <text:p>186.24</text:p>
          </table:table-cell>
        </table:table-row>
        <table:table-row table:style-name="ro1">
          <table:table-cell office:value-type="float" office:value="2063438" calcext:value-type="float">
            <text:p>2063438</text:p>
          </table:table-cell>
          <table:table-cell table:formula="of:=[.A131]/1000/(60*60*24)" office:value-type="time" office:time-value="PT00H34M23.438S" calcext:value-type="time">
            <text:p>00:34:23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45.95" calcext:value-type="float">
            <text:p>145.95</text:p>
          </table:table-cell>
          <table:table-cell office:value-type="float" office:value="187.65" calcext:value-type="float">
            <text:p>187.65</text:p>
          </table:table-cell>
        </table:table-row>
        <table:table-row table:style-name="ro1">
          <table:table-cell office:value-type="float" office:value="2079438" calcext:value-type="float">
            <text:p>2079438</text:p>
          </table:table-cell>
          <table:table-cell table:formula="of:=[.A132]/1000/(60*60*24)" office:value-type="time" office:time-value="PT00H34M39.438S" calcext:value-type="time">
            <text:p>00:34:39</text:p>
          </table:table-cell>
          <table:table-cell office:value-type="float" office:value="1.27" calcext:value-type="float">
            <text:p>1.27</text:p>
          </table:table-cell>
          <table:table-cell office:value-type="float" office:value="250.6" calcext:value-type="float">
            <text:p>250.6</text:p>
          </table:table-cell>
          <table:table-cell office:value-type="float" office:value="317.02" calcext:value-type="float">
            <text:p>317.02</text:p>
          </table:table-cell>
          <table:table-cell office:value-type="float" office:value="147.06" calcext:value-type="float">
            <text:p>147.06</text:p>
          </table:table-cell>
          <table:table-cell office:value-type="float" office:value="189.06" calcext:value-type="float">
            <text:p>189.06</text:p>
          </table:table-cell>
        </table:table-row>
        <table:table-row table:style-name="ro1">
          <table:table-cell office:value-type="float" office:value="2095438" calcext:value-type="float">
            <text:p>2095438</text:p>
          </table:table-cell>
          <table:table-cell table:formula="of:=[.A133]/1000/(60*60*24)" office:value-type="time" office:time-value="PT00H34M55.438S" calcext:value-type="time">
            <text:p>00:34:55</text:p>
          </table:table-cell>
          <table:table-cell office:value-type="float" office:value="1.27" calcext:value-type="float">
            <text:p>1.27</text:p>
          </table:table-cell>
          <table:table-cell office:value-type="float" office:value="250.5" calcext:value-type="float">
            <text:p>250.5</text:p>
          </table:table-cell>
          <table:table-cell office:value-type="float" office:value="316.9" calcext:value-type="float">
            <text:p>316.9</text:p>
          </table:table-cell>
          <table:table-cell office:value-type="float" office:value="148.18" calcext:value-type="float">
            <text:p>148.18</text:p>
          </table:table-cell>
          <table:table-cell office:value-type="float" office:value="190.47" calcext:value-type="float">
            <text:p>190.47</text:p>
          </table:table-cell>
        </table:table-row>
        <table:table-row table:style-name="ro1">
          <table:table-cell office:value-type="float" office:value="2111438" calcext:value-type="float">
            <text:p>2111438</text:p>
          </table:table-cell>
          <table:table-cell table:formula="of:=[.A134]/1000/(60*60*24)" office:value-type="time" office:time-value="PT00H35M11.438S" calcext:value-type="time">
            <text:p>00:35:11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49.29" calcext:value-type="float">
            <text:p>149.29</text:p>
          </table:table-cell>
          <table:table-cell office:value-type="float" office:value="191.87" calcext:value-type="float">
            <text:p>191.87</text:p>
          </table:table-cell>
        </table:table-row>
        <table:table-row table:style-name="ro1">
          <table:table-cell office:value-type="float" office:value="2127438" calcext:value-type="float">
            <text:p>2127438</text:p>
          </table:table-cell>
          <table:table-cell table:formula="of:=[.A135]/1000/(60*60*24)" office:value-type="time" office:time-value="PT00H35M27.438S" calcext:value-type="time">
            <text:p>00:35:27</text:p>
          </table:table-cell>
          <table:table-cell office:value-type="float" office:value="1.27" calcext:value-type="float">
            <text:p>1.27</text:p>
          </table:table-cell>
          <table:table-cell office:value-type="float" office:value="250.4" calcext:value-type="float">
            <text:p>250.4</text:p>
          </table:table-cell>
          <table:table-cell office:value-type="float" office:value="316.77" calcext:value-type="float">
            <text:p>316.77</text:p>
          </table:table-cell>
          <table:table-cell office:value-type="float" office:value="150.4" calcext:value-type="float">
            <text:p>150.4</text:p>
          </table:table-cell>
          <table:table-cell office:value-type="float" office:value="193.28" calcext:value-type="float">
            <text:p>193.28</text:p>
          </table:table-cell>
        </table:table-row>
        <table:table-row table:style-name="ro1">
          <table:table-cell office:value-type="float" office:value="2143438" calcext:value-type="float">
            <text:p>2143438</text:p>
          </table:table-cell>
          <table:table-cell table:formula="of:=[.A136]/1000/(60*60*24)" office:value-type="time" office:time-value="PT00H35M43.438S" calcext:value-type="time">
            <text:p>00:35:43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51.52" calcext:value-type="float">
            <text:p>151.52</text:p>
          </table:table-cell>
          <table:table-cell office:value-type="float" office:value="194.69" calcext:value-type="float">
            <text:p>194.69</text:p>
          </table:table-cell>
        </table:table-row>
        <table:table-row table:style-name="ro1">
          <table:table-cell office:value-type="float" office:value="2159438" calcext:value-type="float">
            <text:p>2159438</text:p>
          </table:table-cell>
          <table:table-cell table:formula="of:=[.A137]/1000/(60*60*24)" office:value-type="time" office:time-value="PT00H35M59.438S" calcext:value-type="time">
            <text:p>00:35:59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52.63" calcext:value-type="float">
            <text:p>152.63</text:p>
          </table:table-cell>
          <table:table-cell office:value-type="float" office:value="196.09" calcext:value-type="float">
            <text:p>196.09</text:p>
          </table:table-cell>
        </table:table-row>
        <table:table-row table:style-name="ro1">
          <table:table-cell office:value-type="float" office:value="2175438" calcext:value-type="float">
            <text:p>2175438</text:p>
          </table:table-cell>
          <table:table-cell table:formula="of:=[.A138]/1000/(60*60*24)" office:value-type="time" office:time-value="PT00H36M15.438S" calcext:value-type="time">
            <text:p>00:36:15</text:p>
          </table:table-cell>
          <table:table-cell office:value-type="float" office:value="1.26" calcext:value-type="float">
            <text:p>1.26</text:p>
          </table:table-cell>
          <table:table-cell office:value-type="float" office:value="250.3" calcext:value-type="float">
            <text:p>250.3</text:p>
          </table:table-cell>
          <table:table-cell office:value-type="float" office:value="315.64" calcext:value-type="float">
            <text:p>315.64</text:p>
          </table:table-cell>
          <table:table-cell office:value-type="float" office:value="153.74" calcext:value-type="float">
            <text:p>153.74</text:p>
          </table:table-cell>
          <table:table-cell office:value-type="float" office:value="197.5" calcext:value-type="float">
            <text:p>197.5</text:p>
          </table:table-cell>
        </table:table-row>
        <table:table-row table:style-name="ro1">
          <table:table-cell office:value-type="float" office:value="2191438" calcext:value-type="float">
            <text:p>2191438</text:p>
          </table:table-cell>
          <table:table-cell table:formula="of:=[.A139]/1000/(60*60*24)" office:value-type="time" office:time-value="PT00H36M31.438S" calcext:value-type="time">
            <text:p>00:36:31</text:p>
          </table:table-cell>
          <table:table-cell office:value-type="float" office:value="1.27" calcext:value-type="float">
            <text:p>1.27</text:p>
          </table:table-cell>
          <table:table-cell office:value-type="float" office:value="250.3" calcext:value-type="float">
            <text:p>250.3</text:p>
          </table:table-cell>
          <table:table-cell office:value-type="float" office:value="316.64" calcext:value-type="float">
            <text:p>316.64</text:p>
          </table:table-cell>
          <table:table-cell office:value-type="float" office:value="154.85" calcext:value-type="float">
            <text:p>154.85</text:p>
          </table:table-cell>
          <table:table-cell office:value-type="float" office:value="198.9" calcext:value-type="float">
            <text:p>198.9</text:p>
          </table:table-cell>
        </table:table-row>
        <table:table-row table:style-name="ro1">
          <table:table-cell office:value-type="float" office:value="2207438" calcext:value-type="float">
            <text:p>2207438</text:p>
          </table:table-cell>
          <table:table-cell table:formula="of:=[.A140]/1000/(60*60*24)" office:value-type="time" office:time-value="PT00H36M47.438S" calcext:value-type="time">
            <text:p>00:36:47</text:p>
          </table:table-cell>
          <table:table-cell office:value-type="float" office:value="1.26" calcext:value-type="float">
            <text:p>1.26</text:p>
          </table:table-cell>
          <table:table-cell office:value-type="float" office:value="250.2" calcext:value-type="float">
            <text:p>250.2</text:p>
          </table:table-cell>
          <table:table-cell office:value-type="float" office:value="315.51" calcext:value-type="float">
            <text:p>315.51</text:p>
          </table:table-cell>
          <table:table-cell office:value-type="float" office:value="155.97" calcext:value-type="float">
            <text:p>155.97</text:p>
          </table:table-cell>
          <table:table-cell office:value-type="float" office:value="200.3" calcext:value-type="float">
            <text:p>200.3</text:p>
          </table:table-cell>
        </table:table-row>
        <table:table-row table:style-name="ro1">
          <table:table-cell office:value-type="float" office:value="2223438" calcext:value-type="float">
            <text:p>2223438</text:p>
          </table:table-cell>
          <table:table-cell table:formula="of:=[.A141]/1000/(60*60*24)" office:value-type="time" office:time-value="PT00H37M03.438S" calcext:value-type="time">
            <text:p>00:37:03</text:p>
          </table:table-cell>
          <table:table-cell office:value-type="float" office:value="1.27" calcext:value-type="float">
            <text:p>1.27</text:p>
          </table:table-cell>
          <table:table-cell office:value-type="float" office:value="250.2" calcext:value-type="float">
            <text:p>250.2</text:p>
          </table:table-cell>
          <table:table-cell office:value-type="float" office:value="316.51" calcext:value-type="float">
            <text:p>316.51</text:p>
          </table:table-cell>
          <table:table-cell office:value-type="float" office:value="157.08" calcext:value-type="float">
            <text:p>157.08</text:p>
          </table:table-cell>
          <table:table-cell office:value-type="float" office:value="201.71" calcext:value-type="float">
            <text:p>201.71</text:p>
          </table:table-cell>
        </table:table-row>
        <table:table-row table:style-name="ro1">
          <table:table-cell office:value-type="float" office:value="2239438" calcext:value-type="float">
            <text:p>2239438</text:p>
          </table:table-cell>
          <table:table-cell table:formula="of:=[.A142]/1000/(60*60*24)" office:value-type="time" office:time-value="PT00H37M19.438S" calcext:value-type="time">
            <text:p>00:37:19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158.19" calcext:value-type="float">
            <text:p>158.19</text:p>
          </table:table-cell>
          <table:table-cell office:value-type="float" office:value="203.11" calcext:value-type="float">
            <text:p>203.11</text:p>
          </table:table-cell>
        </table:table-row>
        <table:table-row table:style-name="ro1">
          <table:table-cell office:value-type="float" office:value="2255438" calcext:value-type="float">
            <text:p>2255438</text:p>
          </table:table-cell>
          <table:table-cell table:formula="of:=[.A143]/1000/(60*60*24)" office:value-type="time" office:time-value="PT00H37M35.438S" calcext:value-type="time">
            <text:p>00:37:35</text:p>
          </table:table-cell>
          <table:table-cell office:value-type="float" office:value="1.26" calcext:value-type="float">
            <text:p>1.26</text:p>
          </table:table-cell>
          <table:table-cell office:value-type="float" office:value="250.1" calcext:value-type="float">
            <text:p>250.1</text:p>
          </table:table-cell>
          <table:table-cell office:value-type="float" office:value="315.38" calcext:value-type="float">
            <text:p>315.38</text:p>
          </table:table-cell>
          <table:table-cell office:value-type="float" office:value="159.3" calcext:value-type="float">
            <text:p>159.3</text:p>
          </table:table-cell>
          <table:table-cell office:value-type="float" office:value="204.51" calcext:value-type="float">
            <text:p>204.51</text:p>
          </table:table-cell>
        </table:table-row>
        <table:table-row table:style-name="ro1">
          <table:table-cell office:value-type="float" office:value="2271438" calcext:value-type="float">
            <text:p>2271438</text:p>
          </table:table-cell>
          <table:table-cell table:formula="of:=[.A144]/1000/(60*60*24)" office:value-type="time" office:time-value="PT00H37M51.438S" calcext:value-type="time">
            <text:p>00:37:51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60.41" calcext:value-type="float">
            <text:p>160.41</text:p>
          </table:table-cell>
          <table:table-cell office:value-type="float" office:value="205.91" calcext:value-type="float">
            <text:p>205.91</text:p>
          </table:table-cell>
        </table:table-row>
        <table:table-row table:style-name="ro1">
          <table:table-cell office:value-type="float" office:value="2287438" calcext:value-type="float">
            <text:p>2287438</text:p>
          </table:table-cell>
          <table:table-cell table:formula="of:=[.A145]/1000/(60*60*24)" office:value-type="time" office:time-value="PT00H38M07.438S" calcext:value-type="time">
            <text:p>00:38:07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61.52" calcext:value-type="float">
            <text:p>161.52</text:p>
          </table:table-cell>
          <table:table-cell office:value-type="float" office:value="207.31" calcext:value-type="float">
            <text:p>207.31</text:p>
          </table:table-cell>
        </table:table-row>
        <table:table-row table:style-name="ro1">
          <table:table-cell office:value-type="float" office:value="2303438" calcext:value-type="float">
            <text:p>2303438</text:p>
          </table:table-cell>
          <table:table-cell table:formula="of:=[.A146]/1000/(60*60*24)" office:value-type="time" office:time-value="PT00H38M23.438S" calcext:value-type="time">
            <text:p>00:38:23</text:p>
          </table:table-cell>
          <table:table-cell office:value-type="float" office:value="1.26" calcext:value-type="float">
            <text:p>1.26</text:p>
          </table:table-cell>
          <table:table-cell office:value-type="float" office:value="250" calcext:value-type="float">
            <text:p>250</text:p>
          </table:table-cell>
          <table:table-cell office:value-type="float" office:value="315.25" calcext:value-type="float">
            <text:p>315.25</text:p>
          </table:table-cell>
          <table:table-cell office:value-type="float" office:value="162.63" calcext:value-type="float">
            <text:p>162.63</text:p>
          </table:table-cell>
          <table:table-cell office:value-type="float" office:value="208.71" calcext:value-type="float">
            <text:p>208.71</text:p>
          </table:table-cell>
        </table:table-row>
        <table:table-row table:style-name="ro1">
          <table:table-cell office:value-type="float" office:value="2319438" calcext:value-type="float">
            <text:p>2319438</text:p>
          </table:table-cell>
          <table:table-cell table:formula="of:=[.A147]/1000/(60*60*24)" office:value-type="time" office:time-value="PT00H38M39.438S" calcext:value-type="time">
            <text:p>00:38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63.75" calcext:value-type="float">
            <text:p>163.75</text:p>
          </table:table-cell>
          <table:table-cell office:value-type="float" office:value="210.11" calcext:value-type="float">
            <text:p>210.11</text:p>
          </table:table-cell>
        </table:table-row>
        <table:table-row table:style-name="ro1">
          <table:table-cell office:value-type="float" office:value="2335438" calcext:value-type="float">
            <text:p>2335438</text:p>
          </table:table-cell>
          <table:table-cell table:formula="of:=[.A148]/1000/(60*60*24)" office:value-type="time" office:time-value="PT00H38M55.438S" calcext:value-type="time">
            <text:p>00:38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9" calcext:value-type="float">
            <text:p>249.9</text:p>
          </table:table-cell>
          <table:table-cell office:value-type="float" office:value="315.12" calcext:value-type="float">
            <text:p>315.12</text:p>
          </table:table-cell>
          <table:table-cell office:value-type="float" office:value="164.86" calcext:value-type="float">
            <text:p>164.86</text:p>
          </table:table-cell>
          <table:table-cell office:value-type="float" office:value="211.51" calcext:value-type="float">
            <text:p>211.51</text:p>
          </table:table-cell>
        </table:table-row>
        <table:table-row table:style-name="ro1">
          <table:table-cell office:value-type="float" office:value="2351438" calcext:value-type="float">
            <text:p>2351438</text:p>
          </table:table-cell>
          <table:table-cell table:formula="of:=[.A149]/1000/(60*60*24)" office:value-type="time" office:time-value="PT00H39M11.438S" calcext:value-type="time">
            <text:p>00:39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165.97" calcext:value-type="float">
            <text:p>165.97</text:p>
          </table:table-cell>
          <table:table-cell office:value-type="float" office:value="212.92" calcext:value-type="float">
            <text:p>212.92</text:p>
          </table:table-cell>
        </table:table-row>
        <table:table-row table:style-name="ro1">
          <table:table-cell office:value-type="float" office:value="2367438" calcext:value-type="float">
            <text:p>2367438</text:p>
          </table:table-cell>
          <table:table-cell table:formula="of:=[.A150]/1000/(60*60*24)" office:value-type="time" office:time-value="PT00H39M27.438S" calcext:value-type="time">
            <text:p>00:39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167.08" calcext:value-type="float">
            <text:p>167.08</text:p>
          </table:table-cell>
          <table:table-cell office:value-type="float" office:value="214.31" calcext:value-type="float">
            <text:p>214.31</text:p>
          </table:table-cell>
        </table:table-row>
        <table:table-row table:style-name="ro1">
          <table:table-cell office:value-type="float" office:value="2383438" calcext:value-type="float">
            <text:p>2383438</text:p>
          </table:table-cell>
          <table:table-cell table:formula="of:=[.A151]/1000/(60*60*24)" office:value-type="time" office:time-value="PT00H39M43.438S" calcext:value-type="time">
            <text:p>00:39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8" calcext:value-type="float">
            <text:p>249.8</text:p>
          </table:table-cell>
          <table:table-cell office:value-type="float" office:value="314.99" calcext:value-type="float">
            <text:p>314.99</text:p>
          </table:table-cell>
          <table:table-cell office:value-type="float" office:value="168.19" calcext:value-type="float">
            <text:p>168.19</text:p>
          </table:table-cell>
          <table:table-cell office:value-type="float" office:value="215.71" calcext:value-type="float">
            <text:p>215.71</text:p>
          </table:table-cell>
        </table:table-row>
        <table:table-row table:style-name="ro1">
          <table:table-cell office:value-type="float" office:value="2399438" calcext:value-type="float">
            <text:p>2399438</text:p>
          </table:table-cell>
          <table:table-cell table:formula="of:=[.A152]/1000/(60*60*24)" office:value-type="time" office:time-value="PT00H39M59.438S" calcext:value-type="time">
            <text:p>00:39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69.3" calcext:value-type="float">
            <text:p>169.3</text:p>
          </table:table-cell>
          <table:table-cell office:value-type="float" office:value="217.11" calcext:value-type="float">
            <text:p>217.11</text:p>
          </table:table-cell>
        </table:table-row>
        <table:table-row table:style-name="ro1">
          <table:table-cell office:value-type="float" office:value="2415438" calcext:value-type="float">
            <text:p>2415438</text:p>
          </table:table-cell>
          <table:table-cell table:formula="of:=[.A153]/1000/(60*60*24)" office:value-type="time" office:time-value="PT00H40M15.438S" calcext:value-type="time">
            <text:p>00:40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70.41" calcext:value-type="float">
            <text:p>170.41</text:p>
          </table:table-cell>
          <table:table-cell office:value-type="float" office:value="218.51" calcext:value-type="float">
            <text:p>218.51</text:p>
          </table:table-cell>
        </table:table-row>
        <table:table-row table:style-name="ro1">
          <table:table-cell office:value-type="float" office:value="2431438" calcext:value-type="float">
            <text:p>2431438</text:p>
          </table:table-cell>
          <table:table-cell table:formula="of:=[.A154]/1000/(60*60*24)" office:value-type="time" office:time-value="PT00H40M31.438S" calcext:value-type="time">
            <text:p>00:40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7" calcext:value-type="float">
            <text:p>249.7</text:p>
          </table:table-cell>
          <table:table-cell office:value-type="float" office:value="314.86" calcext:value-type="float">
            <text:p>314.86</text:p>
          </table:table-cell>
          <table:table-cell office:value-type="float" office:value="171.52" calcext:value-type="float">
            <text:p>171.52</text:p>
          </table:table-cell>
          <table:table-cell office:value-type="float" office:value="219.91" calcext:value-type="float">
            <text:p>219.91</text:p>
          </table:table-cell>
        </table:table-row>
        <table:table-row table:style-name="ro1">
          <table:table-cell office:value-type="float" office:value="2447438" calcext:value-type="float">
            <text:p>2447438</text:p>
          </table:table-cell>
          <table:table-cell table:formula="of:=[.A155]/1000/(60*60*24)" office:value-type="time" office:time-value="PT00H40M47.438S" calcext:value-type="time">
            <text:p>00:40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4" calcext:value-type="float">
            <text:p>313.74</text:p>
          </table:table-cell>
          <table:table-cell office:value-type="float" office:value="172.63" calcext:value-type="float">
            <text:p>172.63</text:p>
          </table:table-cell>
          <table:table-cell office:value-type="float" office:value="221.31" calcext:value-type="float">
            <text:p>221.31</text:p>
          </table:table-cell>
        </table:table-row>
        <table:table-row table:style-name="ro1">
          <table:table-cell office:value-type="float" office:value="2463438" calcext:value-type="float">
            <text:p>2463438</text:p>
          </table:table-cell>
          <table:table-cell table:formula="of:=[.A156]/1000/(60*60*24)" office:value-type="time" office:time-value="PT00H41M03.438S" calcext:value-type="time">
            <text:p>00:41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4.74" calcext:value-type="float">
            <text:p>314.74</text:p>
          </table:table-cell>
          <table:table-cell office:value-type="float" office:value="173.73" calcext:value-type="float">
            <text:p>173.73</text:p>
          </table:table-cell>
          <table:table-cell office:value-type="float" office:value="222.7" calcext:value-type="float">
            <text:p>222.7</text:p>
          </table:table-cell>
        </table:table-row>
        <table:table-row table:style-name="ro1">
          <table:table-cell office:value-type="float" office:value="2479438" calcext:value-type="float">
            <text:p>2479438</text:p>
          </table:table-cell>
          <table:table-cell table:formula="of:=[.A157]/1000/(60*60*24)" office:value-type="time" office:time-value="PT00H41M19.438S" calcext:value-type="time">
            <text:p>00:41:19</text:p>
          </table:table-cell>
          <table:table-cell office:value-type="float" office:value="1.26" calcext:value-type="float">
            <text:p>1.26</text:p>
          </table:table-cell>
          <table:table-cell office:value-type="float" office:value="249.6" calcext:value-type="float">
            <text:p>249.6</text:p>
          </table:table-cell>
          <table:table-cell office:value-type="float" office:value="313.73" calcext:value-type="float">
            <text:p>313.73</text:p>
          </table:table-cell>
          <table:table-cell office:value-type="float" office:value="174.84" calcext:value-type="float">
            <text:p>174.84</text:p>
          </table:table-cell>
          <table:table-cell office:value-type="float" office:value="224.1" calcext:value-type="float">
            <text:p>224.1</text:p>
          </table:table-cell>
        </table:table-row>
        <table:table-row table:style-name="ro1">
          <table:table-cell office:value-type="float" office:value="2495438" calcext:value-type="float">
            <text:p>2495438</text:p>
          </table:table-cell>
          <table:table-cell table:formula="of:=[.A158]/1000/(60*60*24)" office:value-type="time" office:time-value="PT00H41M35.438S" calcext:value-type="time">
            <text:p>00:41:35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175.95" calcext:value-type="float">
            <text:p>175.95</text:p>
          </table:table-cell>
          <table:table-cell office:value-type="float" office:value="225.5" calcext:value-type="float">
            <text:p>225.5</text:p>
          </table:table-cell>
        </table:table-row>
        <table:table-row table:style-name="ro1">
          <table:table-cell office:value-type="float" office:value="2511438" calcext:value-type="float">
            <text:p>2511438</text:p>
          </table:table-cell>
          <table:table-cell table:formula="of:=[.A159]/1000/(60*60*24)" office:value-type="time" office:time-value="PT00H41M51.438S" calcext:value-type="time">
            <text:p>00:41:51</text:p>
          </table:table-cell>
          <table:table-cell office:value-type="float" office:value="1.26" calcext:value-type="float">
            <text:p>1.26</text:p>
          </table:table-cell>
          <table:table-cell office:value-type="float" office:value="249.5" calcext:value-type="float">
            <text:p>249.5</text:p>
          </table:table-cell>
          <table:table-cell office:value-type="float" office:value="313.61" calcext:value-type="float">
            <text:p>313.61</text:p>
          </table:table-cell>
          <table:table-cell office:value-type="float" office:value="177.06" calcext:value-type="float">
            <text:p>177.06</text:p>
          </table:table-cell>
          <table:table-cell office:value-type="float" office:value="226.89" calcext:value-type="float">
            <text:p>226.89</text:p>
          </table:table-cell>
        </table:table-row>
        <table:table-row table:style-name="ro1">
          <table:table-cell office:value-type="float" office:value="2527438" calcext:value-type="float">
            <text:p>2527438</text:p>
          </table:table-cell>
          <table:table-cell table:formula="of:=[.A160]/1000/(60*60*24)" office:value-type="time" office:time-value="PT00H42M07.438S" calcext:value-type="time">
            <text:p>00:42:07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178.17" calcext:value-type="float">
            <text:p>178.17</text:p>
          </table:table-cell>
          <table:table-cell office:value-type="float" office:value="228.29" calcext:value-type="float">
            <text:p>228.29</text:p>
          </table:table-cell>
        </table:table-row>
        <table:table-row table:style-name="ro1">
          <table:table-cell office:value-type="float" office:value="2543438" calcext:value-type="float">
            <text:p>2543438</text:p>
          </table:table-cell>
          <table:table-cell table:formula="of:=[.A161]/1000/(60*60*24)" office:value-type="time" office:time-value="PT00H42M23.438S" calcext:value-type="time">
            <text:p>00:42:23</text:p>
          </table:table-cell>
          <table:table-cell office:value-type="float" office:value="1.26" calcext:value-type="float">
            <text:p>1.26</text:p>
          </table:table-cell>
          <table:table-cell office:value-type="float" office:value="249.4" calcext:value-type="float">
            <text:p>249.4</text:p>
          </table:table-cell>
          <table:table-cell office:value-type="float" office:value="313.48" calcext:value-type="float">
            <text:p>313.48</text:p>
          </table:table-cell>
          <table:table-cell office:value-type="float" office:value="179.28" calcext:value-type="float">
            <text:p>179.28</text:p>
          </table:table-cell>
          <table:table-cell office:value-type="float" office:value="229.68" calcext:value-type="float">
            <text:p>229.68</text:p>
          </table:table-cell>
        </table:table-row>
        <table:table-row table:style-name="ro1">
          <table:table-cell office:value-type="float" office:value="2559438" calcext:value-type="float">
            <text:p>2559438</text:p>
          </table:table-cell>
          <table:table-cell table:formula="of:=[.A162]/1000/(60*60*24)" office:value-type="time" office:time-value="PT00H42M39.438S" calcext:value-type="time">
            <text:p>00:42:39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180.39" calcext:value-type="float">
            <text:p>180.39</text:p>
          </table:table-cell>
          <table:table-cell office:value-type="float" office:value="231.08" calcext:value-type="float">
            <text:p>231.08</text:p>
          </table:table-cell>
        </table:table-row>
        <table:table-row table:style-name="ro1">
          <table:table-cell office:value-type="float" office:value="2575438" calcext:value-type="float">
            <text:p>2575438</text:p>
          </table:table-cell>
          <table:table-cell table:formula="of:=[.A163]/1000/(60*60*24)" office:value-type="time" office:time-value="PT00H42M55.438S" calcext:value-type="time">
            <text:p>00:42:55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4.35" calcext:value-type="float">
            <text:p>314.35</text:p>
          </table:table-cell>
          <table:table-cell office:value-type="float" office:value="181.49" calcext:value-type="float">
            <text:p>181.49</text:p>
          </table:table-cell>
          <table:table-cell office:value-type="float" office:value="232.47" calcext:value-type="float">
            <text:p>232.47</text:p>
          </table:table-cell>
        </table:table-row>
        <table:table-row table:style-name="ro1">
          <table:table-cell office:value-type="float" office:value="2591438" calcext:value-type="float">
            <text:p>2591438</text:p>
          </table:table-cell>
          <table:table-cell table:formula="of:=[.A164]/1000/(60*60*24)" office:value-type="time" office:time-value="PT00H43M11.438S" calcext:value-type="time">
            <text:p>00:43:11</text:p>
          </table:table-cell>
          <table:table-cell office:value-type="float" office:value="1.26" calcext:value-type="float">
            <text:p>1.26</text:p>
          </table:table-cell>
          <table:table-cell office:value-type="float" office:value="249.3" calcext:value-type="float">
            <text:p>249.3</text:p>
          </table:table-cell>
          <table:table-cell office:value-type="float" office:value="313.35" calcext:value-type="float">
            <text:p>313.35</text:p>
          </table:table-cell>
          <table:table-cell office:value-type="float" office:value="182.6" calcext:value-type="float">
            <text:p>182.6</text:p>
          </table:table-cell>
          <table:table-cell office:value-type="float" office:value="233.86" calcext:value-type="float">
            <text:p>233.86</text:p>
          </table:table-cell>
        </table:table-row>
        <table:table-row table:style-name="ro1">
          <table:table-cell office:value-type="float" office:value="2607438" calcext:value-type="float">
            <text:p>2607438</text:p>
          </table:table-cell>
          <table:table-cell table:formula="of:=[.A165]/1000/(60*60*24)" office:value-type="time" office:time-value="PT00H43M27.438S" calcext:value-type="time">
            <text:p>00:43:27</text:p>
          </table:table-cell>
          <table:table-cell office:value-type="float" office:value="1.26" calcext:value-type="float">
            <text:p>1.26</text:p>
          </table:table-cell>
          <table:table-cell office:value-type="float" office:value="249.2" calcext:value-type="float">
            <text:p>249.2</text:p>
          </table:table-cell>
          <table:table-cell office:value-type="float" office:value="313.22" calcext:value-type="float">
            <text:p>313.22</text:p>
          </table:table-cell>
          <table:table-cell office:value-type="float" office:value="183.71" calcext:value-type="float">
            <text:p>183.71</text:p>
          </table:table-cell>
          <table:table-cell office:value-type="float" office:value="235.25" calcext:value-type="float">
            <text:p>235.25</text:p>
          </table:table-cell>
        </table:table-row>
        <table:table-row table:style-name="ro1">
          <table:table-cell office:value-type="float" office:value="2623438" calcext:value-type="float">
            <text:p>2623438</text:p>
          </table:table-cell>
          <table:table-cell table:formula="of:=[.A166]/1000/(60*60*24)" office:value-type="time" office:time-value="PT00H43M43.438S" calcext:value-type="time">
            <text:p>00:43:43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184.82" calcext:value-type="float">
            <text:p>184.82</text:p>
          </table:table-cell>
          <table:table-cell office:value-type="float" office:value="236.65" calcext:value-type="float">
            <text:p>236.65</text:p>
          </table:table-cell>
        </table:table-row>
        <table:table-row table:style-name="ro1">
          <table:table-cell office:value-type="float" office:value="2639438" calcext:value-type="float">
            <text:p>2639438</text:p>
          </table:table-cell>
          <table:table-cell table:formula="of:=[.A167]/1000/(60*60*24)" office:value-type="time" office:time-value="PT00H43M59.438S" calcext:value-type="time">
            <text:p>00:43:59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185.92" calcext:value-type="float">
            <text:p>185.92</text:p>
          </table:table-cell>
          <table:table-cell office:value-type="float" office:value="238.04" calcext:value-type="float">
            <text:p>238.04</text:p>
          </table:table-cell>
        </table:table-row>
        <table:table-row table:style-name="ro1">
          <table:table-cell office:value-type="float" office:value="2655438" calcext:value-type="float">
            <text:p>2655438</text:p>
          </table:table-cell>
          <table:table-cell table:formula="of:=[.A168]/1000/(60*60*24)" office:value-type="time" office:time-value="PT00H44M15.438S" calcext:value-type="time">
            <text:p>00:44:15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4.09" calcext:value-type="float">
            <text:p>314.09</text:p>
          </table:table-cell>
          <table:table-cell office:value-type="float" office:value="187.03" calcext:value-type="float">
            <text:p>187.03</text:p>
          </table:table-cell>
          <table:table-cell office:value-type="float" office:value="239.43" calcext:value-type="float">
            <text:p>239.43</text:p>
          </table:table-cell>
        </table:table-row>
        <table:table-row table:style-name="ro1">
          <table:table-cell office:value-type="float" office:value="2671438" calcext:value-type="float">
            <text:p>2671438</text:p>
          </table:table-cell>
          <table:table-cell table:formula="of:=[.A169]/1000/(60*60*24)" office:value-type="time" office:time-value="PT00H44M31.438S" calcext:value-type="time">
            <text:p>00:44:31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188.14" calcext:value-type="float">
            <text:p>188.14</text:p>
          </table:table-cell>
          <table:table-cell office:value-type="float" office:value="240.82" calcext:value-type="float">
            <text:p>240.82</text:p>
          </table:table-cell>
        </table:table-row>
        <table:table-row table:style-name="ro1">
          <table:table-cell office:value-type="float" office:value="2687438" calcext:value-type="float">
            <text:p>2687438</text:p>
          </table:table-cell>
          <table:table-cell table:formula="of:=[.A170]/1000/(60*60*24)" office:value-type="time" office:time-value="PT00H44M47.438S" calcext:value-type="time">
            <text:p>00:44:47</text:p>
          </table:table-cell>
          <table:table-cell office:value-type="float" office:value="1.26" calcext:value-type="float">
            <text:p>1.26</text:p>
          </table:table-cell>
          <table:table-cell office:value-type="float" office:value="249.1" calcext:value-type="float">
            <text:p>249.1</text:p>
          </table:table-cell>
          <table:table-cell office:value-type="float" office:value="313.1" calcext:value-type="float">
            <text:p>313.1</text:p>
          </table:table-cell>
          <table:table-cell office:value-type="float" office:value="189.25" calcext:value-type="float">
            <text:p>189.25</text:p>
          </table:table-cell>
          <table:table-cell office:value-type="float" office:value="242.21" calcext:value-type="float">
            <text:p>242.21</text:p>
          </table:table-cell>
        </table:table-row>
        <table:table-row table:style-name="ro1">
          <table:table-cell office:value-type="float" office:value="2703438" calcext:value-type="float">
            <text:p>2703438</text:p>
          </table:table-cell>
          <table:table-cell table:formula="of:=[.A171]/1000/(60*60*24)" office:value-type="time" office:time-value="PT00H45M03.438S" calcext:value-type="time">
            <text:p>00:45:03</text:p>
          </table:table-cell>
          <table:table-cell office:value-type="float" office:value="1.26" calcext:value-type="float">
            <text:p>1.26</text:p>
          </table:table-cell>
          <table:table-cell office:value-type="float" office:value="249" calcext:value-type="float">
            <text:p>249</text:p>
          </table:table-cell>
          <table:table-cell office:value-type="float" office:value="312.97" calcext:value-type="float">
            <text:p>312.97</text:p>
          </table:table-cell>
          <table:table-cell office:value-type="float" office:value="190.35" calcext:value-type="float">
            <text:p>190.35</text:p>
          </table:table-cell>
          <table:table-cell office:value-type="float" office:value="243.61" calcext:value-type="float">
            <text:p>243.61</text:p>
          </table:table-cell>
        </table:table-row>
        <table:table-row table:style-name="ro1">
          <table:table-cell office:value-type="float" office:value="2719438" calcext:value-type="float">
            <text:p>2719438</text:p>
          </table:table-cell>
          <table:table-cell table:formula="of:=[.A172]/1000/(60*60*24)" office:value-type="time" office:time-value="PT00H45M19.438S" calcext:value-type="time">
            <text:p>00:45:19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191.46" calcext:value-type="float">
            <text:p>191.46</text:p>
          </table:table-cell>
          <table:table-cell office:value-type="float" office:value="245" calcext:value-type="float">
            <text:p>245</text:p>
          </table:table-cell>
        </table:table-row>
        <table:table-row table:style-name="ro1">
          <table:table-cell office:value-type="float" office:value="2735438" calcext:value-type="float">
            <text:p>2735438</text:p>
          </table:table-cell>
          <table:table-cell table:formula="of:=[.A173]/1000/(60*60*24)" office:value-type="time" office:time-value="PT00H45M35.438S" calcext:value-type="time">
            <text:p>00:45:35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192.57" calcext:value-type="float">
            <text:p>192.57</text:p>
          </table:table-cell>
          <table:table-cell office:value-type="float" office:value="246.39" calcext:value-type="float">
            <text:p>246.39</text:p>
          </table:table-cell>
        </table:table-row>
        <table:table-row table:style-name="ro1">
          <table:table-cell office:value-type="float" office:value="2751438" calcext:value-type="float">
            <text:p>2751438</text:p>
          </table:table-cell>
          <table:table-cell table:formula="of:=[.A174]/1000/(60*60*24)" office:value-type="time" office:time-value="PT00H45M51.438S" calcext:value-type="time">
            <text:p>00:45:51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193.67" calcext:value-type="float">
            <text:p>193.67</text:p>
          </table:table-cell>
          <table:table-cell office:value-type="float" office:value="247.78" calcext:value-type="float">
            <text:p>247.78</text:p>
          </table:table-cell>
        </table:table-row>
        <table:table-row table:style-name="ro1">
          <table:table-cell office:value-type="float" office:value="2767438" calcext:value-type="float">
            <text:p>2767438</text:p>
          </table:table-cell>
          <table:table-cell table:formula="of:=[.A175]/1000/(60*60*24)" office:value-type="time" office:time-value="PT00H46M07.438S" calcext:value-type="time">
            <text:p>00:46:07</text:p>
          </table:table-cell>
          <table:table-cell office:value-type="float" office:value="1.26" calcext:value-type="float">
            <text:p>1.26</text:p>
          </table:table-cell>
          <table:table-cell office:value-type="float" office:value="248.9" calcext:value-type="float">
            <text:p>248.9</text:p>
          </table:table-cell>
          <table:table-cell office:value-type="float" office:value="312.84" calcext:value-type="float">
            <text:p>312.84</text:p>
          </table:table-cell>
          <table:table-cell office:value-type="float" office:value="194.78" calcext:value-type="float">
            <text:p>194.78</text:p>
          </table:table-cell>
          <table:table-cell office:value-type="float" office:value="249.17" calcext:value-type="float">
            <text:p>249.17</text:p>
          </table:table-cell>
        </table:table-row>
        <table:table-row table:style-name="ro1">
          <table:table-cell office:value-type="float" office:value="2783438" calcext:value-type="float">
            <text:p>2783438</text:p>
          </table:table-cell>
          <table:table-cell table:formula="of:=[.A176]/1000/(60*60*24)" office:value-type="time" office:time-value="PT00H46M23.438S" calcext:value-type="time">
            <text:p>00:46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9" calcext:value-type="float">
            <text:p>248.9</text:p>
          </table:table-cell>
          <table:table-cell office:value-type="float" office:value="311.84" calcext:value-type="float">
            <text:p>311.84</text:p>
          </table:table-cell>
          <table:table-cell office:value-type="float" office:value="195.88" calcext:value-type="float">
            <text:p>195.88</text:p>
          </table:table-cell>
          <table:table-cell office:value-type="float" office:value="250.56" calcext:value-type="float">
            <text:p>250.56</text:p>
          </table:table-cell>
        </table:table-row>
        <table:table-row table:style-name="ro1">
          <table:table-cell office:value-type="float" office:value="2799438" calcext:value-type="float">
            <text:p>2799438</text:p>
          </table:table-cell>
          <table:table-cell table:formula="of:=[.A177]/1000/(60*60*24)" office:value-type="time" office:time-value="PT00H46M39.438S" calcext:value-type="time">
            <text:p>00:46:39</text:p>
          </table:table-cell>
          <table:table-cell office:value-type="float" office:value="1.26" calcext:value-type="float">
            <text:p>1.26</text:p>
          </table:table-cell>
          <table:table-cell office:value-type="float" office:value="248.8" calcext:value-type="float">
            <text:p>248.8</text:p>
          </table:table-cell>
          <table:table-cell office:value-type="float" office:value="312.71" calcext:value-type="float">
            <text:p>312.71</text:p>
          </table:table-cell>
          <table:table-cell office:value-type="float" office:value="196.99" calcext:value-type="float">
            <text:p>196.99</text:p>
          </table:table-cell>
          <table:table-cell office:value-type="float" office:value="251.95" calcext:value-type="float">
            <text:p>251.95</text:p>
          </table:table-cell>
        </table:table-row>
        <table:table-row table:style-name="ro1">
          <table:table-cell office:value-type="float" office:value="2815438" calcext:value-type="float">
            <text:p>2815438</text:p>
          </table:table-cell>
          <table:table-cell table:formula="of:=[.A178]/1000/(60*60*24)" office:value-type="time" office:time-value="PT00H46M55.438S" calcext:value-type="time">
            <text:p>00:46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198.1" calcext:value-type="float">
            <text:p>198.1</text:p>
          </table:table-cell>
          <table:table-cell office:value-type="float" office:value="253.33" calcext:value-type="float">
            <text:p>253.33</text:p>
          </table:table-cell>
        </table:table-row>
        <table:table-row table:style-name="ro1">
          <table:table-cell office:value-type="float" office:value="2831438" calcext:value-type="float">
            <text:p>2831438</text:p>
          </table:table-cell>
          <table:table-cell table:formula="of:=[.A179]/1000/(60*60*24)" office:value-type="time" office:time-value="PT00H47M11.438S" calcext:value-type="time">
            <text:p>00:47:11</text:p>
          </table:table-cell>
          <table:table-cell office:value-type="float" office:value="1.26" calcext:value-type="float">
            <text:p>1.26</text:p>
          </table:table-cell>
          <table:table-cell office:value-type="float" office:value="248.7" calcext:value-type="float">
            <text:p>248.7</text:p>
          </table:table-cell>
          <table:table-cell office:value-type="float" office:value="312.58" calcext:value-type="float">
            <text:p>312.58</text:p>
          </table:table-cell>
          <table:table-cell office:value-type="float" office:value="199.2" calcext:value-type="float">
            <text:p>199.2</text:p>
          </table:table-cell>
          <table:table-cell office:value-type="float" office:value="254.72" calcext:value-type="float">
            <text:p>254.72</text:p>
          </table:table-cell>
        </table:table-row>
        <table:table-row table:style-name="ro1">
          <table:table-cell office:value-type="float" office:value="2847438" calcext:value-type="float">
            <text:p>2847438</text:p>
          </table:table-cell>
          <table:table-cell table:formula="of:=[.A180]/1000/(60*60*24)" office:value-type="time" office:time-value="PT00H47M27.438S" calcext:value-type="time">
            <text:p>00:47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200.31" calcext:value-type="float">
            <text:p>200.31</text:p>
          </table:table-cell>
          <table:table-cell office:value-type="float" office:value="256.11" calcext:value-type="float">
            <text:p>256.11</text:p>
          </table:table-cell>
        </table:table-row>
        <table:table-row table:style-name="ro1">
          <table:table-cell office:value-type="float" office:value="2863438" calcext:value-type="float">
            <text:p>2863438</text:p>
          </table:table-cell>
          <table:table-cell table:formula="of:=[.A181]/1000/(60*60*24)" office:value-type="time" office:time-value="PT00H47M43.438S" calcext:value-type="time">
            <text:p>00:47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7" calcext:value-type="float">
            <text:p>248.7</text:p>
          </table:table-cell>
          <table:table-cell office:value-type="float" office:value="311.59" calcext:value-type="float">
            <text:p>311.59</text:p>
          </table:table-cell>
          <table:table-cell office:value-type="float" office:value="201.41" calcext:value-type="float">
            <text:p>201.41</text:p>
          </table:table-cell>
          <table:table-cell office:value-type="float" office:value="257.5" calcext:value-type="float">
            <text:p>257.5</text:p>
          </table:table-cell>
        </table:table-row>
        <table:table-row table:style-name="ro1">
          <table:table-cell office:value-type="float" office:value="2879438" calcext:value-type="float">
            <text:p>2879438</text:p>
          </table:table-cell>
          <table:table-cell table:formula="of:=[.A182]/1000/(60*60*24)" office:value-type="time" office:time-value="PT00H47M59.438S" calcext:value-type="time">
            <text:p>00:47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02.52" calcext:value-type="float">
            <text:p>202.52</text:p>
          </table:table-cell>
          <table:table-cell office:value-type="float" office:value="258.88" calcext:value-type="float">
            <text:p>258.88</text:p>
          </table:table-cell>
        </table:table-row>
        <table:table-row table:style-name="ro1">
          <table:table-cell office:value-type="float" office:value="2895438" calcext:value-type="float">
            <text:p>2895438</text:p>
          </table:table-cell>
          <table:table-cell table:formula="of:=[.A183]/1000/(60*60*24)" office:value-type="time" office:time-value="PT00H48M15.438S" calcext:value-type="time">
            <text:p>00:48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03.62" calcext:value-type="float">
            <text:p>203.62</text:p>
          </table:table-cell>
          <table:table-cell office:value-type="float" office:value="260.26" calcext:value-type="float">
            <text:p>260.26</text:p>
          </table:table-cell>
        </table:table-row>
        <table:table-row table:style-name="ro1">
          <table:table-cell office:value-type="float" office:value="2911438" calcext:value-type="float">
            <text:p>2911438</text:p>
          </table:table-cell>
          <table:table-cell table:formula="of:=[.A184]/1000/(60*60*24)" office:value-type="time" office:time-value="PT00H48M31.438S" calcext:value-type="time">
            <text:p>00:48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6" calcext:value-type="float">
            <text:p>248.6</text:p>
          </table:table-cell>
          <table:table-cell office:value-type="float" office:value="311.46" calcext:value-type="float">
            <text:p>311.46</text:p>
          </table:table-cell>
          <table:table-cell office:value-type="float" office:value="204.73" calcext:value-type="float">
            <text:p>204.73</text:p>
          </table:table-cell>
          <table:table-cell office:value-type="float" office:value="261.65" calcext:value-type="float">
            <text:p>261.65</text:p>
          </table:table-cell>
        </table:table-row>
        <table:table-row table:style-name="ro1">
          <table:table-cell office:value-type="float" office:value="2927437" calcext:value-type="float">
            <text:p>2927437</text:p>
          </table:table-cell>
          <table:table-cell table:formula="of:=[.A185]/1000/(60*60*24)" office:value-type="time" office:time-value="PT00H48M47.437S" calcext:value-type="time">
            <text:p>00:48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05.83" calcext:value-type="float">
            <text:p>205.83</text:p>
          </table:table-cell>
          <table:table-cell office:value-type="float" office:value="263.04" calcext:value-type="float">
            <text:p>263.04</text:p>
          </table:table-cell>
        </table:table-row>
        <table:table-row table:style-name="ro1">
          <table:table-cell office:value-type="float" office:value="2943438" calcext:value-type="float">
            <text:p>2943438</text:p>
          </table:table-cell>
          <table:table-cell table:formula="of:=[.A186]/1000/(60*60*24)" office:value-type="time" office:time-value="PT00H49M03.438S" calcext:value-type="time">
            <text:p>00:49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06.94" calcext:value-type="float">
            <text:p>206.94</text:p>
          </table:table-cell>
          <table:table-cell office:value-type="float" office:value="264.42" calcext:value-type="float">
            <text:p>264.42</text:p>
          </table:table-cell>
        </table:table-row>
        <table:table-row table:style-name="ro1">
          <table:table-cell office:value-type="float" office:value="2959438" calcext:value-type="float">
            <text:p>2959438</text:p>
          </table:table-cell>
          <table:table-cell table:formula="of:=[.A187]/1000/(60*60*24)" office:value-type="time" office:time-value="PT00H49M19.438S" calcext:value-type="time">
            <text:p>00:49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.5" calcext:value-type="float">
            <text:p>248.5</text:p>
          </table:table-cell>
          <table:table-cell office:value-type="float" office:value="311.33" calcext:value-type="float">
            <text:p>311.33</text:p>
          </table:table-cell>
          <table:table-cell office:value-type="float" office:value="208.04" calcext:value-type="float">
            <text:p>208.04</text:p>
          </table:table-cell>
          <table:table-cell office:value-type="float" office:value="265.81" calcext:value-type="float">
            <text:p>265.81</text:p>
          </table:table-cell>
        </table:table-row>
        <table:table-row table:style-name="ro1">
          <table:table-cell office:value-type="float" office:value="2975438" calcext:value-type="float">
            <text:p>2975438</text:p>
          </table:table-cell>
          <table:table-cell table:formula="of:=[.A188]/1000/(60*60*24)" office:value-type="time" office:time-value="PT00H49M35.438S" calcext:value-type="time">
            <text:p>00:49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09.14" calcext:value-type="float">
            <text:p>209.14</text:p>
          </table:table-cell>
          <table:table-cell office:value-type="float" office:value="267.19" calcext:value-type="float">
            <text:p>267.19</text:p>
          </table:table-cell>
        </table:table-row>
        <table:table-row table:style-name="ro1">
          <table:table-cell office:value-type="float" office:value="2991438" calcext:value-type="float">
            <text:p>2991438</text:p>
          </table:table-cell>
          <table:table-cell table:formula="of:=[.A189]/1000/(60*60*24)" office:value-type="time" office:time-value="PT00H49M51.438S" calcext:value-type="time">
            <text:p>00:49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10.25" calcext:value-type="float">
            <text:p>210.25</text:p>
          </table:table-cell>
          <table:table-cell office:value-type="float" office:value="268.57" calcext:value-type="float">
            <text:p>268.57</text:p>
          </table:table-cell>
        </table:table-row>
        <table:table-row table:style-name="ro1">
          <table:table-cell office:value-type="float" office:value="3007438" calcext:value-type="float">
            <text:p>3007438</text:p>
          </table:table-cell>
          <table:table-cell table:formula="of:=[.A190]/1000/(60*60*24)" office:value-type="time" office:time-value="PT00H50M07.438S" calcext:value-type="time">
            <text:p>00:50:07</text:p>
          </table:table-cell>
          <table:table-cell office:value-type="float" office:value="1.25" calcext:value-type="float">
            <text:p>1.25</text:p>
          </table:table-cell>
          <table:table-cell office:value-type="float" office:value="248.4" calcext:value-type="float">
            <text:p>248.4</text:p>
          </table:table-cell>
          <table:table-cell office:value-type="float" office:value="311.21" calcext:value-type="float">
            <text:p>311.21</text:p>
          </table:table-cell>
          <table:table-cell office:value-type="float" office:value="211.35" calcext:value-type="float">
            <text:p>211.35</text:p>
          </table:table-cell>
          <table:table-cell office:value-type="float" office:value="269.96" calcext:value-type="float">
            <text:p>269.96</text:p>
          </table:table-cell>
        </table:table-row>
        <table:table-row table:style-name="ro1">
          <table:table-cell office:value-type="float" office:value="3023438" calcext:value-type="float">
            <text:p>3023438</text:p>
          </table:table-cell>
          <table:table-cell table:formula="of:=[.A191]/1000/(60*60*24)" office:value-type="time" office:time-value="PT00H50M23.438S" calcext:value-type="time">
            <text:p>00:50:23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12.46" calcext:value-type="float">
            <text:p>212.46</text:p>
          </table:table-cell>
          <table:table-cell office:value-type="float" office:value="271.34" calcext:value-type="float">
            <text:p>271.34</text:p>
          </table:table-cell>
        </table:table-row>
        <table:table-row table:style-name="ro1">
          <table:table-cell office:value-type="float" office:value="3039438" calcext:value-type="float">
            <text:p>3039438</text:p>
          </table:table-cell>
          <table:table-cell table:formula="of:=[.A192]/1000/(60*60*24)" office:value-type="time" office:time-value="PT00H50M39.438S" calcext:value-type="time">
            <text:p>00:50:39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13.56" calcext:value-type="float">
            <text:p>213.56</text:p>
          </table:table-cell>
          <table:table-cell office:value-type="float" office:value="272.72" calcext:value-type="float">
            <text:p>272.72</text:p>
          </table:table-cell>
        </table:table-row>
        <table:table-row table:style-name="ro1">
          <table:table-cell office:value-type="float" office:value="3055438" calcext:value-type="float">
            <text:p>3055438</text:p>
          </table:table-cell>
          <table:table-cell table:formula="of:=[.A193]/1000/(60*60*24)" office:value-type="time" office:time-value="PT00H50M55.438S" calcext:value-type="time">
            <text:p>00:50:55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14.66" calcext:value-type="float">
            <text:p>214.66</text:p>
          </table:table-cell>
          <table:table-cell office:value-type="float" office:value="274.1" calcext:value-type="float">
            <text:p>274.1</text:p>
          </table:table-cell>
        </table:table-row>
        <table:table-row table:style-name="ro1">
          <table:table-cell office:value-type="float" office:value="3071438" calcext:value-type="float">
            <text:p>3071438</text:p>
          </table:table-cell>
          <table:table-cell table:formula="of:=[.A194]/1000/(60*60*24)" office:value-type="time" office:time-value="PT00H51M11.438S" calcext:value-type="time">
            <text:p>00:51:11</text:p>
          </table:table-cell>
          <table:table-cell office:value-type="float" office:value="1.25" calcext:value-type="float">
            <text:p>1.25</text:p>
          </table:table-cell>
          <table:table-cell office:value-type="float" office:value="248.3" calcext:value-type="float">
            <text:p>248.3</text:p>
          </table:table-cell>
          <table:table-cell office:value-type="float" office:value="311.08" calcext:value-type="float">
            <text:p>311.08</text:p>
          </table:table-cell>
          <table:table-cell office:value-type="float" office:value="215.77" calcext:value-type="float">
            <text:p>215.77</text:p>
          </table:table-cell>
          <table:table-cell office:value-type="float" office:value="275.49" calcext:value-type="float">
            <text:p>275.49</text:p>
          </table:table-cell>
        </table:table-row>
        <table:table-row table:style-name="ro1">
          <table:table-cell office:value-type="float" office:value="3087438" calcext:value-type="float">
            <text:p>3087438</text:p>
          </table:table-cell>
          <table:table-cell table:formula="of:=[.A195]/1000/(60*60*24)" office:value-type="time" office:time-value="PT00H51M27.438S" calcext:value-type="time">
            <text:p>00:51:27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16.87" calcext:value-type="float">
            <text:p>216.87</text:p>
          </table:table-cell>
          <table:table-cell office:value-type="float" office:value="276.87" calcext:value-type="float">
            <text:p>276.87</text:p>
          </table:table-cell>
        </table:table-row>
        <table:table-row table:style-name="ro1">
          <table:table-cell office:value-type="float" office:value="3103438" calcext:value-type="float">
            <text:p>3103438</text:p>
          </table:table-cell>
          <table:table-cell table:formula="of:=[.A196]/1000/(60*60*24)" office:value-type="time" office:time-value="PT00H51M43.438S" calcext:value-type="time">
            <text:p>00:51:43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17.97" calcext:value-type="float">
            <text:p>217.97</text:p>
          </table:table-cell>
          <table:table-cell office:value-type="float" office:value="278.25" calcext:value-type="float">
            <text:p>278.25</text:p>
          </table:table-cell>
        </table:table-row>
        <table:table-row table:style-name="ro1">
          <table:table-cell office:value-type="float" office:value="3119438" calcext:value-type="float">
            <text:p>3119438</text:p>
          </table:table-cell>
          <table:table-cell table:formula="of:=[.A197]/1000/(60*60*24)" office:value-type="time" office:time-value="PT00H51M59.438S" calcext:value-type="time">
            <text:p>00:51:59</text:p>
          </table:table-cell>
          <table:table-cell office:value-type="float" office:value="1.25" calcext:value-type="float">
            <text:p>1.25</text:p>
          </table:table-cell>
          <table:table-cell office:value-type="float" office:value="248.2" calcext:value-type="float">
            <text:p>248.2</text:p>
          </table:table-cell>
          <table:table-cell office:value-type="float" office:value="310.95" calcext:value-type="float">
            <text:p>310.95</text:p>
          </table:table-cell>
          <table:table-cell office:value-type="float" office:value="219.08" calcext:value-type="float">
            <text:p>219.08</text:p>
          </table:table-cell>
          <table:table-cell office:value-type="float" office:value="279.63" calcext:value-type="float">
            <text:p>279.63</text:p>
          </table:table-cell>
        </table:table-row>
        <table:table-row table:style-name="ro1">
          <table:table-cell office:value-type="float" office:value="3135438" calcext:value-type="float">
            <text:p>3135438</text:p>
          </table:table-cell>
          <table:table-cell table:formula="of:=[.A198]/1000/(60*60*24)" office:value-type="time" office:time-value="PT00H52M15.438S" calcext:value-type="time">
            <text:p>00:52:15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20.18" calcext:value-type="float">
            <text:p>220.18</text:p>
          </table:table-cell>
          <table:table-cell office:value-type="float" office:value="281.01" calcext:value-type="float">
            <text:p>281.01</text:p>
          </table:table-cell>
        </table:table-row>
        <table:table-row table:style-name="ro1">
          <table:table-cell office:value-type="float" office:value="3151438" calcext:value-type="float">
            <text:p>3151438</text:p>
          </table:table-cell>
          <table:table-cell table:formula="of:=[.A199]/1000/(60*60*24)" office:value-type="time" office:time-value="PT00H52M31.438S" calcext:value-type="time">
            <text:p>00:52:31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21.28" calcext:value-type="float">
            <text:p>221.28</text:p>
          </table:table-cell>
          <table:table-cell office:value-type="float" office:value="282.39" calcext:value-type="float">
            <text:p>282.39</text:p>
          </table:table-cell>
        </table:table-row>
        <table:table-row table:style-name="ro1">
          <table:table-cell office:value-type="float" office:value="3167438" calcext:value-type="float">
            <text:p>3167438</text:p>
          </table:table-cell>
          <table:table-cell table:formula="of:=[.A200]/1000/(60*60*24)" office:value-type="time" office:time-value="PT00H52M47.438S" calcext:value-type="time">
            <text:p>00:52:47</text:p>
          </table:table-cell>
          <table:table-cell office:value-type="float" office:value="1.25" calcext:value-type="float">
            <text:p>1.25</text:p>
          </table:table-cell>
          <table:table-cell office:value-type="float" office:value="248.1" calcext:value-type="float">
            <text:p>248.1</text:p>
          </table:table-cell>
          <table:table-cell office:value-type="float" office:value="310.82" calcext:value-type="float">
            <text:p>310.82</text:p>
          </table:table-cell>
          <table:table-cell office:value-type="float" office:value="222.38" calcext:value-type="float">
            <text:p>222.38</text:p>
          </table:table-cell>
          <table:table-cell office:value-type="float" office:value="283.78" calcext:value-type="float">
            <text:p>283.78</text:p>
          </table:table-cell>
        </table:table-row>
        <table:table-row table:style-name="ro1">
          <table:table-cell office:value-type="float" office:value="3183438" calcext:value-type="float">
            <text:p>3183438</text:p>
          </table:table-cell>
          <table:table-cell table:formula="of:=[.A201]/1000/(60*60*24)" office:value-type="time" office:time-value="PT00H53M03.438S" calcext:value-type="time">
            <text:p>00:53:03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7" calcext:value-type="float">
            <text:p>310.7</text:p>
          </table:table-cell>
          <table:table-cell office:value-type="float" office:value="223.49" calcext:value-type="float">
            <text:p>223.49</text:p>
          </table:table-cell>
          <table:table-cell office:value-type="float" office:value="285.16" calcext:value-type="float">
            <text:p>285.16</text:p>
          </table:table-cell>
        </table:table-row>
        <table:table-row table:style-name="ro1">
          <table:table-cell office:value-type="float" office:value="3199438" calcext:value-type="float">
            <text:p>3199438</text:p>
          </table:table-cell>
          <table:table-cell table:formula="of:=[.A202]/1000/(60*60*24)" office:value-type="time" office:time-value="PT00H53M19.438S" calcext:value-type="time">
            <text:p>00:53:19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24.59" calcext:value-type="float">
            <text:p>224.59</text:p>
          </table:table-cell>
          <table:table-cell office:value-type="float" office:value="286.54" calcext:value-type="float">
            <text:p>286.54</text:p>
          </table:table-cell>
        </table:table-row>
        <table:table-row table:style-name="ro1">
          <table:table-cell office:value-type="float" office:value="3215438" calcext:value-type="float">
            <text:p>3215438</text:p>
          </table:table-cell>
          <table:table-cell table:formula="of:=[.A203]/1000/(60*60*24)" office:value-type="time" office:time-value="PT00H53M35.438S" calcext:value-type="time">
            <text:p>00:53:35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09.7" calcext:value-type="float">
            <text:p>309.7</text:p>
          </table:table-cell>
          <table:table-cell office:value-type="float" office:value="225.69" calcext:value-type="float">
            <text:p>225.69</text:p>
          </table:table-cell>
          <table:table-cell office:value-type="float" office:value="287.92" calcext:value-type="float">
            <text:p>287.92</text:p>
          </table:table-cell>
        </table:table-row>
        <table:table-row table:style-name="ro1">
          <table:table-cell office:value-type="float" office:value="3231438" calcext:value-type="float">
            <text:p>3231438</text:p>
          </table:table-cell>
          <table:table-cell table:formula="of:=[.A204]/1000/(60*60*24)" office:value-type="time" office:time-value="PT00H53M51.438S" calcext:value-type="time">
            <text:p>00:53:51</text:p>
          </table:table-cell>
          <table:table-cell office:value-type="float" office:value="1.25" calcext:value-type="float">
            <text:p>1.25</text:p>
          </table:table-cell>
          <table:table-cell office:value-type="float" office:value="248" calcext:value-type="float">
            <text:p>248</text:p>
          </table:table-cell>
          <table:table-cell office:value-type="float" office:value="310.69" calcext:value-type="float">
            <text:p>310.69</text:p>
          </table:table-cell>
          <table:table-cell office:value-type="float" office:value="226.79" calcext:value-type="float">
            <text:p>226.79</text:p>
          </table:table-cell>
          <table:table-cell office:value-type="float" office:value="289.3" calcext:value-type="float">
            <text:p>289.3</text:p>
          </table:table-cell>
        </table:table-row>
        <table:table-row table:style-name="ro1">
          <table:table-cell office:value-type="float" office:value="3247438" calcext:value-type="float">
            <text:p>3247438</text:p>
          </table:table-cell>
          <table:table-cell table:formula="of:=[.A205]/1000/(60*60*24)" office:value-type="time" office:time-value="PT00H54M07.438S" calcext:value-type="time">
            <text:p>00:54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9" calcext:value-type="float">
            <text:p>247.9</text:p>
          </table:table-cell>
          <table:table-cell office:value-type="float" office:value="309.58" calcext:value-type="float">
            <text:p>309.58</text:p>
          </table:table-cell>
          <table:table-cell office:value-type="float" office:value="227.9" calcext:value-type="float">
            <text:p>227.9</text:p>
          </table:table-cell>
          <table:table-cell office:value-type="float" office:value="290.67" calcext:value-type="float">
            <text:p>290.67</text:p>
          </table:table-cell>
        </table:table-row>
        <table:table-row table:style-name="ro1">
          <table:table-cell office:value-type="float" office:value="3263438" calcext:value-type="float">
            <text:p>3263438</text:p>
          </table:table-cell>
          <table:table-cell table:formula="of:=[.A206]/1000/(60*60*24)" office:value-type="time" office:time-value="PT00H54M23.438S" calcext:value-type="time">
            <text:p>00:54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29" calcext:value-type="float">
            <text:p>229</text:p>
          </table:table-cell>
          <table:table-cell office:value-type="float" office:value="292.05" calcext:value-type="float">
            <text:p>292.05</text:p>
          </table:table-cell>
        </table:table-row>
        <table:table-row table:style-name="ro1">
          <table:table-cell office:value-type="float" office:value="3279438" calcext:value-type="float">
            <text:p>3279438</text:p>
          </table:table-cell>
          <table:table-cell table:formula="of:=[.A207]/1000/(60*60*24)" office:value-type="time" office:time-value="PT00H54M39.438S" calcext:value-type="time">
            <text:p>00:54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30.1" calcext:value-type="float">
            <text:p>230.1</text:p>
          </table:table-cell>
          <table:table-cell office:value-type="float" office:value="293.43" calcext:value-type="float">
            <text:p>293.43</text:p>
          </table:table-cell>
        </table:table-row>
        <table:table-row table:style-name="ro1">
          <table:table-cell office:value-type="float" office:value="3295438" calcext:value-type="float">
            <text:p>3295438</text:p>
          </table:table-cell>
          <table:table-cell table:formula="of:=[.A208]/1000/(60*60*24)" office:value-type="time" office:time-value="PT00H54M55.438S" calcext:value-type="time">
            <text:p>00:54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31.2" calcext:value-type="float">
            <text:p>231.2</text:p>
          </table:table-cell>
          <table:table-cell office:value-type="float" office:value="294.8" calcext:value-type="float">
            <text:p>294.8</text:p>
          </table:table-cell>
        </table:table-row>
        <table:table-row table:style-name="ro1">
          <table:table-cell office:value-type="float" office:value="3311438" calcext:value-type="float">
            <text:p>3311438</text:p>
          </table:table-cell>
          <table:table-cell table:formula="of:=[.A209]/1000/(60*60*24)" office:value-type="time" office:time-value="PT00H55M11.438S" calcext:value-type="time">
            <text:p>00:55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32.3" calcext:value-type="float">
            <text:p>232.3</text:p>
          </table:table-cell>
          <table:table-cell office:value-type="float" office:value="296.18" calcext:value-type="float">
            <text:p>296.18</text:p>
          </table:table-cell>
        </table:table-row>
        <table:table-row table:style-name="ro1">
          <table:table-cell office:value-type="float" office:value="3327438" calcext:value-type="float">
            <text:p>3327438</text:p>
          </table:table-cell>
          <table:table-cell table:formula="of:=[.A210]/1000/(60*60*24)" office:value-type="time" office:time-value="PT00H55M27.438S" calcext:value-type="time">
            <text:p>00:55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8" calcext:value-type="float">
            <text:p>247.8</text:p>
          </table:table-cell>
          <table:table-cell office:value-type="float" office:value="309.45" calcext:value-type="float">
            <text:p>309.45</text:p>
          </table:table-cell>
          <table:table-cell office:value-type="float" office:value="233.4" calcext:value-type="float">
            <text:p>233.4</text:p>
          </table:table-cell>
          <table:table-cell office:value-type="float" office:value="297.56" calcext:value-type="float">
            <text:p>297.56</text:p>
          </table:table-cell>
        </table:table-row>
        <table:table-row table:style-name="ro1">
          <table:table-cell office:value-type="float" office:value="3343438" calcext:value-type="float">
            <text:p>3343438</text:p>
          </table:table-cell>
          <table:table-cell table:formula="of:=[.A211]/1000/(60*60*24)" office:value-type="time" office:time-value="PT00H55M43.438S" calcext:value-type="time">
            <text:p>00:55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10.31" calcext:value-type="float">
            <text:p>310.31</text:p>
          </table:table-cell>
          <table:table-cell office:value-type="float" office:value="234.5" calcext:value-type="float">
            <text:p>234.5</text:p>
          </table:table-cell>
          <table:table-cell office:value-type="float" office:value="298.93" calcext:value-type="float">
            <text:p>298.93</text:p>
          </table:table-cell>
        </table:table-row>
        <table:table-row table:style-name="ro1">
          <table:table-cell office:value-type="float" office:value="3359438" calcext:value-type="float">
            <text:p>3359438</text:p>
          </table:table-cell>
          <table:table-cell table:formula="of:=[.A212]/1000/(60*60*24)" office:value-type="time" office:time-value="PT00H55M59.438S" calcext:value-type="time">
            <text:p>00:55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35.61" calcext:value-type="float">
            <text:p>235.61</text:p>
          </table:table-cell>
          <table:table-cell office:value-type="float" office:value="300.31" calcext:value-type="float">
            <text:p>300.31</text:p>
          </table:table-cell>
        </table:table-row>
        <table:table-row table:style-name="ro1">
          <table:table-cell office:value-type="float" office:value="3375438" calcext:value-type="float">
            <text:p>3375438</text:p>
          </table:table-cell>
          <table:table-cell table:formula="of:=[.A213]/1000/(60*60*24)" office:value-type="time" office:time-value="PT00H56M15.438S" calcext:value-type="time">
            <text:p>00:56:15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10.19" calcext:value-type="float">
            <text:p>310.19</text:p>
          </table:table-cell>
          <table:table-cell office:value-type="float" office:value="236.71" calcext:value-type="float">
            <text:p>236.71</text:p>
          </table:table-cell>
          <table:table-cell office:value-type="float" office:value="301.68" calcext:value-type="float">
            <text:p>301.68</text:p>
          </table:table-cell>
        </table:table-row>
        <table:table-row table:style-name="ro1">
          <table:table-cell office:value-type="float" office:value="3391438" calcext:value-type="float">
            <text:p>3391438</text:p>
          </table:table-cell>
          <table:table-cell table:formula="of:=[.A214]/1000/(60*60*24)" office:value-type="time" office:time-value="PT00H56M31.438S" calcext:value-type="time">
            <text:p>00:56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37.81" calcext:value-type="float">
            <text:p>237.81</text:p>
          </table:table-cell>
          <table:table-cell office:value-type="float" office:value="303.06" calcext:value-type="float">
            <text:p>303.06</text:p>
          </table:table-cell>
        </table:table-row>
        <table:table-row table:style-name="ro1">
          <table:table-cell office:value-type="float" office:value="3407438" calcext:value-type="float">
            <text:p>3407438</text:p>
          </table:table-cell>
          <table:table-cell table:formula="of:=[.A215]/1000/(60*60*24)" office:value-type="time" office:time-value="PT00H56M47.438S" calcext:value-type="time">
            <text:p>00:56:47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2" calcext:value-type="float">
            <text:p>309.2</text:p>
          </table:table-cell>
          <table:table-cell office:value-type="float" office:value="238.91" calcext:value-type="float">
            <text:p>238.91</text:p>
          </table:table-cell>
          <table:table-cell office:value-type="float" office:value="304.43" calcext:value-type="float">
            <text:p>304.43</text:p>
          </table:table-cell>
        </table:table-row>
        <table:table-row table:style-name="ro1">
          <table:table-cell office:value-type="float" office:value="3423438" calcext:value-type="float">
            <text:p>3423438</text:p>
          </table:table-cell>
          <table:table-cell table:formula="of:=[.A216]/1000/(60*60*24)" office:value-type="time" office:time-value="PT00H57M03.438S" calcext:value-type="time">
            <text:p>00:57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7" calcext:value-type="float">
            <text:p>247.7</text:p>
          </table:table-cell>
          <table:table-cell office:value-type="float" office:value="309.32" calcext:value-type="float">
            <text:p>309.32</text:p>
          </table:table-cell>
          <table:table-cell office:value-type="float" office:value="240.01" calcext:value-type="float">
            <text:p>240.01</text:p>
          </table:table-cell>
          <table:table-cell office:value-type="float" office:value="305.81" calcext:value-type="float">
            <text:p>305.81</text:p>
          </table:table-cell>
        </table:table-row>
        <table:table-row table:style-name="ro1">
          <table:table-cell office:value-type="float" office:value="3439438" calcext:value-type="float">
            <text:p>3439438</text:p>
          </table:table-cell>
          <table:table-cell table:formula="of:=[.A217]/1000/(60*60*24)" office:value-type="time" office:time-value="PT00H57M19.438S" calcext:value-type="time">
            <text:p>00:57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41.11" calcext:value-type="float">
            <text:p>241.11</text:p>
          </table:table-cell>
          <table:table-cell office:value-type="float" office:value="307.18" calcext:value-type="float">
            <text:p>307.18</text:p>
          </table:table-cell>
        </table:table-row>
        <table:table-row table:style-name="ro1">
          <table:table-cell office:value-type="float" office:value="3455438" calcext:value-type="float">
            <text:p>3455438</text:p>
          </table:table-cell>
          <table:table-cell table:formula="of:=[.A218]/1000/(60*60*24)" office:value-type="time" office:time-value="PT00H57M35.438S" calcext:value-type="time">
            <text:p>00:57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6" calcext:value-type="float">
            <text:p>247.6</text:p>
          </table:table-cell>
          <table:table-cell office:value-type="float" office:value="309.19" calcext:value-type="float">
            <text:p>309.19</text:p>
          </table:table-cell>
          <table:table-cell office:value-type="float" office:value="242.21" calcext:value-type="float">
            <text:p>242.21</text:p>
          </table:table-cell>
          <table:table-cell office:value-type="float" office:value="308.56" calcext:value-type="float">
            <text:p>308.56</text:p>
          </table:table-cell>
        </table:table-row>
        <table:table-row table:style-name="ro1">
          <table:table-cell office:value-type="float" office:value="3471438" calcext:value-type="float">
            <text:p>3471438</text:p>
          </table:table-cell>
          <table:table-cell table:formula="of:=[.A219]/1000/(60*60*24)" office:value-type="time" office:time-value="PT00H57M51.438S" calcext:value-type="time">
            <text:p>00:57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43.31" calcext:value-type="float">
            <text:p>243.31</text:p>
          </table:table-cell>
          <table:table-cell office:value-type="float" office:value="309.93" calcext:value-type="float">
            <text:p>309.93</text:p>
          </table:table-cell>
        </table:table-row>
        <table:table-row table:style-name="ro1">
          <table:table-cell office:value-type="float" office:value="3487438" calcext:value-type="float">
            <text:p>3487438</text:p>
          </table:table-cell>
          <table:table-cell table:formula="of:=[.A220]/1000/(60*60*24)" office:value-type="time" office:time-value="PT00H58M07.438S" calcext:value-type="time">
            <text:p>00:58:07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44.41" calcext:value-type="float">
            <text:p>244.41</text:p>
          </table:table-cell>
          <table:table-cell office:value-type="float" office:value="311.3" calcext:value-type="float">
            <text:p>311.3</text:p>
          </table:table-cell>
        </table:table-row>
        <table:table-row table:style-name="ro1">
          <table:table-cell office:value-type="float" office:value="3503438" calcext:value-type="float">
            <text:p>3503438</text:p>
          </table:table-cell>
          <table:table-cell table:formula="of:=[.A221]/1000/(60*60*24)" office:value-type="time" office:time-value="PT00H58M23.438S" calcext:value-type="time">
            <text:p>00:58:23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45.51" calcext:value-type="float">
            <text:p>245.51</text:p>
          </table:table-cell>
          <table:table-cell office:value-type="float" office:value="312.68" calcext:value-type="float">
            <text:p>312.68</text:p>
          </table:table-cell>
        </table:table-row>
        <table:table-row table:style-name="ro1">
          <table:table-cell office:value-type="float" office:value="3519438" calcext:value-type="float">
            <text:p>3519438</text:p>
          </table:table-cell>
          <table:table-cell table:formula="of:=[.A222]/1000/(60*60*24)" office:value-type="time" office:time-value="PT00H58M39.438S" calcext:value-type="time">
            <text:p>00:58:39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7" calcext:value-type="float">
            <text:p>309.07</text:p>
          </table:table-cell>
          <table:table-cell office:value-type="float" office:value="246.61" calcext:value-type="float">
            <text:p>246.61</text:p>
          </table:table-cell>
          <table:table-cell office:value-type="float" office:value="314.05" calcext:value-type="float">
            <text:p>314.05</text:p>
          </table:table-cell>
        </table:table-row>
        <table:table-row table:style-name="ro1">
          <table:table-cell office:value-type="float" office:value="3535438" calcext:value-type="float">
            <text:p>3535438</text:p>
          </table:table-cell>
          <table:table-cell table:formula="of:=[.A223]/1000/(60*60*24)" office:value-type="time" office:time-value="PT00H58M55.438S" calcext:value-type="time">
            <text:p>00:58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.5" calcext:value-type="float">
            <text:p>247.5</text:p>
          </table:table-cell>
          <table:table-cell office:value-type="float" office:value="309.06" calcext:value-type="float">
            <text:p>309.06</text:p>
          </table:table-cell>
          <table:table-cell office:value-type="float" office:value="247.71" calcext:value-type="float">
            <text:p>247.71</text:p>
          </table:table-cell>
          <table:table-cell office:value-type="float" office:value="315.42" calcext:value-type="float">
            <text:p>315.42</text:p>
          </table:table-cell>
        </table:table-row>
        <table:table-row table:style-name="ro1">
          <table:table-cell office:value-type="float" office:value="3551437" calcext:value-type="float">
            <text:p>3551437</text:p>
          </table:table-cell>
          <table:table-cell table:formula="of:=[.A224]/1000/(60*60*24)" office:value-type="time" office:time-value="PT00H59M11.437S" calcext:value-type="time">
            <text:p>00:59:11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48.81" calcext:value-type="float">
            <text:p>248.81</text:p>
          </table:table-cell>
          <table:table-cell office:value-type="float" office:value="316.8" calcext:value-type="float">
            <text:p>316.8</text:p>
          </table:table-cell>
        </table:table-row>
        <table:table-row table:style-name="ro1">
          <table:table-cell office:value-type="float" office:value="3567438" calcext:value-type="float">
            <text:p>3567438</text:p>
          </table:table-cell>
          <table:table-cell table:formula="of:=[.A225]/1000/(60*60*24)" office:value-type="time" office:time-value="PT00H59M27.438S" calcext:value-type="time">
            <text:p>00:59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.4" calcext:value-type="float">
            <text:p>247.4</text:p>
          </table:table-cell>
          <table:table-cell office:value-type="float" office:value="308.94" calcext:value-type="float">
            <text:p>308.94</text:p>
          </table:table-cell>
          <table:table-cell office:value-type="float" office:value="249.91" calcext:value-type="float">
            <text:p>249.91</text:p>
          </table:table-cell>
          <table:table-cell office:value-type="float" office:value="318.17" calcext:value-type="float">
            <text:p>318.17</text:p>
          </table:table-cell>
        </table:table-row>
        <table:table-row table:style-name="ro1">
          <table:table-cell office:value-type="float" office:value="3583438" calcext:value-type="float">
            <text:p>3583438</text:p>
          </table:table-cell>
          <table:table-cell table:formula="of:=[.A226]/1000/(60*60*24)" office:value-type="time" office:time-value="PT00H59M43.438S" calcext:value-type="time">
            <text:p>00:59:43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51.01" calcext:value-type="float">
            <text:p>251.01</text:p>
          </table:table-cell>
          <table:table-cell office:value-type="float" office:value="319.54" calcext:value-type="float">
            <text:p>319.54</text:p>
          </table:table-cell>
        </table:table-row>
        <table:table-row table:style-name="ro1">
          <table:table-cell office:value-type="float" office:value="3599437" calcext:value-type="float">
            <text:p>3599437</text:p>
          </table:table-cell>
          <table:table-cell table:formula="of:=[.A227]/1000/(60*60*24)" office:value-type="time" office:time-value="PT00H59M59.437S" calcext:value-type="time">
            <text:p>00:59:59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52.11" calcext:value-type="float">
            <text:p>252.11</text:p>
          </table:table-cell>
          <table:table-cell office:value-type="float" office:value="320.91" calcext:value-type="float">
            <text:p>320.91</text:p>
          </table:table-cell>
        </table:table-row>
        <table:table-row table:style-name="ro1">
          <table:table-cell office:value-type="float" office:value="3615438" calcext:value-type="float">
            <text:p>3615438</text:p>
          </table:table-cell>
          <table:table-cell table:formula="of:=[.A228]/1000/(60*60*24)" office:value-type="time" office:time-value="PT01H00M15.438S" calcext:value-type="time">
            <text:p>01:0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.3" calcext:value-type="float">
            <text:p>247.3</text:p>
          </table:table-cell>
          <table:table-cell office:value-type="float" office:value="307.82" calcext:value-type="float">
            <text:p>307.82</text:p>
          </table:table-cell>
          <table:table-cell office:value-type="float" office:value="253.21" calcext:value-type="float">
            <text:p>253.21</text:p>
          </table:table-cell>
          <table:table-cell office:value-type="float" office:value="322.28" calcext:value-type="float">
            <text:p>322.28</text:p>
          </table:table-cell>
        </table:table-row>
        <table:table-row table:style-name="ro1">
          <table:table-cell office:value-type="float" office:value="3631438" calcext:value-type="float">
            <text:p>3631438</text:p>
          </table:table-cell>
          <table:table-cell table:formula="of:=[.A229]/1000/(60*60*24)" office:value-type="time" office:time-value="PT01H00M31.438S" calcext:value-type="time">
            <text:p>01:00:31</text:p>
          </table:table-cell>
          <table:table-cell office:value-type="float" office:value="1.25" calcext:value-type="float">
            <text:p>1.25</text:p>
          </table:table-cell>
          <table:table-cell office:value-type="float" office:value="247.3" calcext:value-type="float">
            <text:p>247.3</text:p>
          </table:table-cell>
          <table:table-cell office:value-type="float" office:value="308.81" calcext:value-type="float">
            <text:p>308.81</text:p>
          </table:table-cell>
          <table:table-cell office:value-type="float" office:value="254.3" calcext:value-type="float">
            <text:p>254.3</text:p>
          </table:table-cell>
          <table:table-cell office:value-type="float" office:value="323.66" calcext:value-type="float">
            <text:p>323.66</text:p>
          </table:table-cell>
        </table:table-row>
        <table:table-row table:style-name="ro1">
          <table:table-cell office:value-type="float" office:value="3647438" calcext:value-type="float">
            <text:p>3647438</text:p>
          </table:table-cell>
          <table:table-cell table:formula="of:=[.A230]/1000/(60*60*24)" office:value-type="time" office:time-value="PT01H00M47.438S" calcext:value-type="time">
            <text:p>01:0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7" calcext:value-type="float">
            <text:p>307.7</text:p>
          </table:table-cell>
          <table:table-cell office:value-type="float" office:value="255.4" calcext:value-type="float">
            <text:p>255.4</text:p>
          </table:table-cell>
          <table:table-cell office:value-type="float" office:value="325.03" calcext:value-type="float">
            <text:p>325.03</text:p>
          </table:table-cell>
        </table:table-row>
        <table:table-row table:style-name="ro1">
          <table:table-cell office:value-type="float" office:value="3663438" calcext:value-type="float">
            <text:p>3663438</text:p>
          </table:table-cell>
          <table:table-cell table:formula="of:=[.A231]/1000/(60*60*24)" office:value-type="time" office:time-value="PT01H01M03.438S" calcext:value-type="time">
            <text:p>01:01:03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9" calcext:value-type="float">
            <text:p>308.69</text:p>
          </table:table-cell>
          <table:table-cell office:value-type="float" office:value="256.5" calcext:value-type="float">
            <text:p>256.5</text:p>
          </table:table-cell>
          <table:table-cell office:value-type="float" office:value="326.4" calcext:value-type="float">
            <text:p>326.4</text:p>
          </table:table-cell>
        </table:table-row>
        <table:table-row table:style-name="ro1">
          <table:table-cell office:value-type="float" office:value="3679438" calcext:value-type="float">
            <text:p>3679438</text:p>
          </table:table-cell>
          <table:table-cell table:formula="of:=[.A232]/1000/(60*60*24)" office:value-type="time" office:time-value="PT01H01M19.438S" calcext:value-type="time">
            <text:p>01:01:19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257.6" calcext:value-type="float">
            <text:p>257.6</text:p>
          </table:table-cell>
          <table:table-cell office:value-type="float" office:value="327.77" calcext:value-type="float">
            <text:p>327.77</text:p>
          </table:table-cell>
        </table:table-row>
        <table:table-row table:style-name="ro1">
          <table:table-cell office:value-type="float" office:value="3695437" calcext:value-type="float">
            <text:p>3695437</text:p>
          </table:table-cell>
          <table:table-cell table:formula="of:=[.A233]/1000/(60*60*24)" office:value-type="time" office:time-value="PT01H01M35.437S" calcext:value-type="time">
            <text:p>01:01:35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258.7" calcext:value-type="float">
            <text:p>258.7</text:p>
          </table:table-cell>
          <table:table-cell office:value-type="float" office:value="329.14" calcext:value-type="float">
            <text:p>329.14</text:p>
          </table:table-cell>
        </table:table-row>
        <table:table-row table:style-name="ro1">
          <table:table-cell office:value-type="float" office:value="3711438" calcext:value-type="float">
            <text:p>3711438</text:p>
          </table:table-cell>
          <table:table-cell table:formula="of:=[.A234]/1000/(60*60*24)" office:value-type="time" office:time-value="PT01H01M51.438S" calcext:value-type="time">
            <text:p>01:01:51</text:p>
          </table:table-cell>
          <table:table-cell office:value-type="float" office:value="1.25" calcext:value-type="float">
            <text:p>1.25</text:p>
          </table:table-cell>
          <table:table-cell office:value-type="float" office:value="247.2" calcext:value-type="float">
            <text:p>247.2</text:p>
          </table:table-cell>
          <table:table-cell office:value-type="float" office:value="308.68" calcext:value-type="float">
            <text:p>308.68</text:p>
          </table:table-cell>
          <table:table-cell office:value-type="float" office:value="259.8" calcext:value-type="float">
            <text:p>259.8</text:p>
          </table:table-cell>
          <table:table-cell office:value-type="float" office:value="330.51" calcext:value-type="float">
            <text:p>330.51</text:p>
          </table:table-cell>
        </table:table-row>
        <table:table-row table:style-name="ro1">
          <table:table-cell office:value-type="float" office:value="3727438" calcext:value-type="float">
            <text:p>3727438</text:p>
          </table:table-cell>
          <table:table-cell table:formula="of:=[.A235]/1000/(60*60*24)" office:value-type="time" office:time-value="PT01H02M07.438S" calcext:value-type="time">
            <text:p>01:0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7.2" calcext:value-type="float">
            <text:p>247.2</text:p>
          </table:table-cell>
          <table:table-cell office:value-type="float" office:value="307.69" calcext:value-type="float">
            <text:p>307.69</text:p>
          </table:table-cell>
          <table:table-cell office:value-type="float" office:value="260.9" calcext:value-type="float">
            <text:p>260.9</text:p>
          </table:table-cell>
          <table:table-cell office:value-type="float" office:value="331.88" calcext:value-type="float">
            <text:p>331.88</text:p>
          </table:table-cell>
        </table:table-row>
        <table:table-row table:style-name="ro1">
          <table:table-cell office:value-type="float" office:value="3743438" calcext:value-type="float">
            <text:p>3743438</text:p>
          </table:table-cell>
          <table:table-cell table:formula="of:=[.A236]/1000/(60*60*24)" office:value-type="time" office:time-value="PT01H02M23.438S" calcext:value-type="time">
            <text:p>01:0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261.99" calcext:value-type="float">
            <text:p>261.99</text:p>
          </table:table-cell>
          <table:table-cell office:value-type="float" office:value="333.25" calcext:value-type="float">
            <text:p>333.25</text:p>
          </table:table-cell>
        </table:table-row>
        <table:table-row table:style-name="ro1">
          <table:table-cell office:value-type="float" office:value="3759438" calcext:value-type="float">
            <text:p>3759438</text:p>
          </table:table-cell>
          <table:table-cell table:formula="of:=[.A237]/1000/(60*60*24)" office:value-type="time" office:time-value="PT01H02M39.438S" calcext:value-type="time">
            <text:p>01:0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7.1" calcext:value-type="float">
            <text:p>247.1</text:p>
          </table:table-cell>
          <table:table-cell office:value-type="float" office:value="307.57" calcext:value-type="float">
            <text:p>307.57</text:p>
          </table:table-cell>
          <table:table-cell office:value-type="float" office:value="263.09" calcext:value-type="float">
            <text:p>263.09</text:p>
          </table:table-cell>
          <table:table-cell office:value-type="float" office:value="334.62" calcext:value-type="float">
            <text:p>334.62</text:p>
          </table:table-cell>
        </table:table-row>
        <table:table-row table:style-name="ro1">
          <table:table-cell office:value-type="float" office:value="3775438" calcext:value-type="float">
            <text:p>3775438</text:p>
          </table:table-cell>
          <table:table-cell table:formula="of:=[.A238]/1000/(60*60*24)" office:value-type="time" office:time-value="PT01H02M55.438S" calcext:value-type="time">
            <text:p>01:02:55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264.19" calcext:value-type="float">
            <text:p>264.19</text:p>
          </table:table-cell>
          <table:table-cell office:value-type="float" office:value="335.99" calcext:value-type="float">
            <text:p>335.99</text:p>
          </table:table-cell>
        </table:table-row>
        <table:table-row table:style-name="ro1">
          <table:table-cell office:value-type="float" office:value="3791438" calcext:value-type="float">
            <text:p>3791438</text:p>
          </table:table-cell>
          <table:table-cell table:formula="of:=[.A239]/1000/(60*60*24)" office:value-type="time" office:time-value="PT01H03M11.438S" calcext:value-type="time">
            <text:p>01:0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65.29" calcext:value-type="float">
            <text:p>265.29</text:p>
          </table:table-cell>
          <table:table-cell office:value-type="float" office:value="337.35" calcext:value-type="float">
            <text:p>337.35</text:p>
          </table:table-cell>
        </table:table-row>
        <table:table-row table:style-name="ro1">
          <table:table-cell office:value-type="float" office:value="3807438" calcext:value-type="float">
            <text:p>3807438</text:p>
          </table:table-cell>
          <table:table-cell table:formula="of:=[.A240]/1000/(60*60*24)" office:value-type="time" office:time-value="PT01H03M27.438S" calcext:value-type="time">
            <text:p>01:03:27</text:p>
          </table:table-cell>
          <table:table-cell office:value-type="float" office:value="1.25" calcext:value-type="float">
            <text:p>1.25</text:p>
          </table:table-cell>
          <table:table-cell office:value-type="float" office:value="247" calcext:value-type="float">
            <text:p>247</text:p>
          </table:table-cell>
          <table:table-cell office:value-type="float" office:value="308.43" calcext:value-type="float">
            <text:p>308.43</text:p>
          </table:table-cell>
          <table:table-cell office:value-type="float" office:value="266.39" calcext:value-type="float">
            <text:p>266.39</text:p>
          </table:table-cell>
          <table:table-cell office:value-type="float" office:value="338.72" calcext:value-type="float">
            <text:p>338.72</text:p>
          </table:table-cell>
        </table:table-row>
        <table:table-row table:style-name="ro1">
          <table:table-cell office:value-type="float" office:value="3823438" calcext:value-type="float">
            <text:p>3823438</text:p>
          </table:table-cell>
          <table:table-cell table:formula="of:=[.A241]/1000/(60*60*24)" office:value-type="time" office:time-value="PT01H03M43.438S" calcext:value-type="time">
            <text:p>01:0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67.48" calcext:value-type="float">
            <text:p>267.48</text:p>
          </table:table-cell>
          <table:table-cell office:value-type="float" office:value="340.09" calcext:value-type="float">
            <text:p>340.09</text:p>
          </table:table-cell>
        </table:table-row>
        <table:table-row table:style-name="ro1">
          <table:table-cell office:value-type="float" office:value="3839438" calcext:value-type="float">
            <text:p>3839438</text:p>
          </table:table-cell>
          <table:table-cell table:formula="of:=[.A242]/1000/(60*60*24)" office:value-type="time" office:time-value="PT01H03M59.438S" calcext:value-type="time">
            <text:p>01:0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68.58" calcext:value-type="float">
            <text:p>268.58</text:p>
          </table:table-cell>
          <table:table-cell office:value-type="float" office:value="341.46" calcext:value-type="float">
            <text:p>341.46</text:p>
          </table:table-cell>
        </table:table-row>
        <table:table-row table:style-name="ro1">
          <table:table-cell office:value-type="float" office:value="3855438" calcext:value-type="float">
            <text:p>3855438</text:p>
          </table:table-cell>
          <table:table-cell table:formula="of:=[.A243]/1000/(60*60*24)" office:value-type="time" office:time-value="PT01H04M15.438S" calcext:value-type="time">
            <text:p>01:0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7" calcext:value-type="float">
            <text:p>247</text:p>
          </table:table-cell>
          <table:table-cell office:value-type="float" office:value="307.44" calcext:value-type="float">
            <text:p>307.44</text:p>
          </table:table-cell>
          <table:table-cell office:value-type="float" office:value="269.68" calcext:value-type="float">
            <text:p>269.68</text:p>
          </table:table-cell>
          <table:table-cell office:value-type="float" office:value="342.82" calcext:value-type="float">
            <text:p>342.82</text:p>
          </table:table-cell>
        </table:table-row>
        <table:table-row table:style-name="ro1">
          <table:table-cell office:value-type="float" office:value="3871438" calcext:value-type="float">
            <text:p>3871438</text:p>
          </table:table-cell>
          <table:table-cell table:formula="of:=[.A244]/1000/(60*60*24)" office:value-type="time" office:time-value="PT01H04M31.438S" calcext:value-type="time">
            <text:p>01:0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2" calcext:value-type="float">
            <text:p>307.32</text:p>
          </table:table-cell>
          <table:table-cell office:value-type="float" office:value="270.78" calcext:value-type="float">
            <text:p>270.78</text:p>
          </table:table-cell>
          <table:table-cell office:value-type="float" office:value="344.19" calcext:value-type="float">
            <text:p>344.19</text:p>
          </table:table-cell>
        </table:table-row>
        <table:table-row table:style-name="ro1">
          <table:table-cell office:value-type="float" office:value="3887438" calcext:value-type="float">
            <text:p>3887438</text:p>
          </table:table-cell>
          <table:table-cell table:formula="of:=[.A245]/1000/(60*60*24)" office:value-type="time" office:time-value="PT01H04M47.438S" calcext:value-type="time">
            <text:p>01:0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71.87" calcext:value-type="float">
            <text:p>271.87</text:p>
          </table:table-cell>
          <table:table-cell office:value-type="float" office:value="345.56" calcext:value-type="float">
            <text:p>345.56</text:p>
          </table:table-cell>
        </table:table-row>
        <table:table-row table:style-name="ro1">
          <table:table-cell office:value-type="float" office:value="3903438" calcext:value-type="float">
            <text:p>3903438</text:p>
          </table:table-cell>
          <table:table-cell table:formula="of:=[.A246]/1000/(60*60*24)" office:value-type="time" office:time-value="PT01H05M03.438S" calcext:value-type="time">
            <text:p>01:0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9" calcext:value-type="float">
            <text:p>246.9</text:p>
          </table:table-cell>
          <table:table-cell office:value-type="float" office:value="307.31" calcext:value-type="float">
            <text:p>307.31</text:p>
          </table:table-cell>
          <table:table-cell office:value-type="float" office:value="272.97" calcext:value-type="float">
            <text:p>272.97</text:p>
          </table:table-cell>
          <table:table-cell office:value-type="float" office:value="346.92" calcext:value-type="float">
            <text:p>346.92</text:p>
          </table:table-cell>
        </table:table-row>
        <table:table-row table:style-name="ro1">
          <table:table-cell office:value-type="float" office:value="3919437" calcext:value-type="float">
            <text:p>3919437</text:p>
          </table:table-cell>
          <table:table-cell table:formula="of:=[.A247]/1000/(60*60*24)" office:value-type="time" office:time-value="PT01H05M19.437S" calcext:value-type="time">
            <text:p>01:0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74.07" calcext:value-type="float">
            <text:p>274.07</text:p>
          </table:table-cell>
          <table:table-cell office:value-type="float" office:value="348.29" calcext:value-type="float">
            <text:p>348.29</text:p>
          </table:table-cell>
        </table:table-row>
        <table:table-row table:style-name="ro1">
          <table:table-cell office:value-type="float" office:value="3935438" calcext:value-type="float">
            <text:p>3935438</text:p>
          </table:table-cell>
          <table:table-cell table:formula="of:=[.A248]/1000/(60*60*24)" office:value-type="time" office:time-value="PT01H05M35.438S" calcext:value-type="time">
            <text:p>01:0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75.16" calcext:value-type="float">
            <text:p>275.16</text:p>
          </table:table-cell>
          <table:table-cell office:value-type="float" office:value="349.65" calcext:value-type="float">
            <text:p>349.65</text:p>
          </table:table-cell>
        </table:table-row>
        <table:table-row table:style-name="ro1">
          <table:table-cell office:value-type="float" office:value="3951438" calcext:value-type="float">
            <text:p>3951438</text:p>
          </table:table-cell>
          <table:table-cell table:formula="of:=[.A249]/1000/(60*60*24)" office:value-type="time" office:time-value="PT01H05M51.438S" calcext:value-type="time">
            <text:p>01:0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76.26" calcext:value-type="float">
            <text:p>276.26</text:p>
          </table:table-cell>
          <table:table-cell office:value-type="float" office:value="351.02" calcext:value-type="float">
            <text:p>351.02</text:p>
          </table:table-cell>
        </table:table-row>
        <table:table-row table:style-name="ro1">
          <table:table-cell office:value-type="float" office:value="3967438" calcext:value-type="float">
            <text:p>3967438</text:p>
          </table:table-cell>
          <table:table-cell table:formula="of:=[.A250]/1000/(60*60*24)" office:value-type="time" office:time-value="PT01H06M07.438S" calcext:value-type="time">
            <text:p>01:0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77.36" calcext:value-type="float">
            <text:p>277.36</text:p>
          </table:table-cell>
          <table:table-cell office:value-type="float" office:value="352.38" calcext:value-type="float">
            <text:p>352.38</text:p>
          </table:table-cell>
        </table:table-row>
        <table:table-row table:style-name="ro1">
          <table:table-cell office:value-type="float" office:value="3983438" calcext:value-type="float">
            <text:p>3983438</text:p>
          </table:table-cell>
          <table:table-cell table:formula="of:=[.A251]/1000/(60*60*24)" office:value-type="time" office:time-value="PT01H06M23.438S" calcext:value-type="time">
            <text:p>01:0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8" calcext:value-type="float">
            <text:p>246.8</text:p>
          </table:table-cell>
          <table:table-cell office:value-type="float" office:value="307.19" calcext:value-type="float">
            <text:p>307.19</text:p>
          </table:table-cell>
          <table:table-cell office:value-type="float" office:value="278.46" calcext:value-type="float">
            <text:p>278.46</text:p>
          </table:table-cell>
          <table:table-cell office:value-type="float" office:value="353.75" calcext:value-type="float">
            <text:p>353.75</text:p>
          </table:table-cell>
        </table:table-row>
        <table:table-row table:style-name="ro1">
          <table:table-cell office:value-type="float" office:value="3999437" calcext:value-type="float">
            <text:p>3999437</text:p>
          </table:table-cell>
          <table:table-cell table:formula="of:=[.A252]/1000/(60*60*24)" office:value-type="time" office:time-value="PT01H06M39.437S" calcext:value-type="time">
            <text:p>01:0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79.55" calcext:value-type="float">
            <text:p>279.55</text:p>
          </table:table-cell>
          <table:table-cell office:value-type="float" office:value="355.11" calcext:value-type="float">
            <text:p>355.11</text:p>
          </table:table-cell>
        </table:table-row>
        <table:table-row table:style-name="ro1">
          <table:table-cell office:value-type="float" office:value="4015438" calcext:value-type="float">
            <text:p>4015438</text:p>
          </table:table-cell>
          <table:table-cell table:formula="of:=[.A253]/1000/(60*60*24)" office:value-type="time" office:time-value="PT01H06M55.438S" calcext:value-type="time">
            <text:p>01:0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80.65" calcext:value-type="float">
            <text:p>280.65</text:p>
          </table:table-cell>
          <table:table-cell office:value-type="float" office:value="356.48" calcext:value-type="float">
            <text:p>356.48</text:p>
          </table:table-cell>
        </table:table-row>
        <table:table-row table:style-name="ro1">
          <table:table-cell office:value-type="float" office:value="4031437" calcext:value-type="float">
            <text:p>4031437</text:p>
          </table:table-cell>
          <table:table-cell table:formula="of:=[.A254]/1000/(60*60*24)" office:value-type="time" office:time-value="PT01H07M11.437S" calcext:value-type="time">
            <text:p>01:0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81.75" calcext:value-type="float">
            <text:p>281.75</text:p>
          </table:table-cell>
          <table:table-cell office:value-type="float" office:value="357.84" calcext:value-type="float">
            <text:p>357.84</text:p>
          </table:table-cell>
        </table:table-row>
        <table:table-row table:style-name="ro1">
          <table:table-cell office:value-type="float" office:value="4047438" calcext:value-type="float">
            <text:p>4047438</text:p>
          </table:table-cell>
          <table:table-cell table:formula="of:=[.A255]/1000/(60*60*24)" office:value-type="time" office:time-value="PT01H07M27.438S" calcext:value-type="time">
            <text:p>01:0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82.84" calcext:value-type="float">
            <text:p>282.84</text:p>
          </table:table-cell>
          <table:table-cell office:value-type="float" office:value="359.21" calcext:value-type="float">
            <text:p>359.21</text:p>
          </table:table-cell>
        </table:table-row>
        <table:table-row table:style-name="ro1">
          <table:table-cell office:value-type="float" office:value="4063438" calcext:value-type="float">
            <text:p>4063438</text:p>
          </table:table-cell>
          <table:table-cell table:formula="of:=[.A256]/1000/(60*60*24)" office:value-type="time" office:time-value="PT01H07M43.438S" calcext:value-type="time">
            <text:p>01:0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83.94" calcext:value-type="float">
            <text:p>283.94</text:p>
          </table:table-cell>
          <table:table-cell office:value-type="float" office:value="360.57" calcext:value-type="float">
            <text:p>360.57</text:p>
          </table:table-cell>
        </table:table-row>
        <table:table-row table:style-name="ro1">
          <table:table-cell office:value-type="float" office:value="4079438" calcext:value-type="float">
            <text:p>4079438</text:p>
          </table:table-cell>
          <table:table-cell table:formula="of:=[.A257]/1000/(60*60*24)" office:value-type="time" office:time-value="PT01H07M59.438S" calcext:value-type="time">
            <text:p>01:0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7" calcext:value-type="float">
            <text:p>246.7</text:p>
          </table:table-cell>
          <table:table-cell office:value-type="float" office:value="307.06" calcext:value-type="float">
            <text:p>307.06</text:p>
          </table:table-cell>
          <table:table-cell office:value-type="float" office:value="285.03" calcext:value-type="float">
            <text:p>285.03</text:p>
          </table:table-cell>
          <table:table-cell office:value-type="float" office:value="361.94" calcext:value-type="float">
            <text:p>361.94</text:p>
          </table:table-cell>
        </table:table-row>
        <table:table-row table:style-name="ro1">
          <table:table-cell office:value-type="float" office:value="4095438" calcext:value-type="float">
            <text:p>4095438</text:p>
          </table:table-cell>
          <table:table-cell table:formula="of:=[.A258]/1000/(60*60*24)" office:value-type="time" office:time-value="PT01H08M15.438S" calcext:value-type="time">
            <text:p>01:0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86.13" calcext:value-type="float">
            <text:p>286.13</text:p>
          </table:table-cell>
          <table:table-cell office:value-type="float" office:value="363.3" calcext:value-type="float">
            <text:p>363.3</text:p>
          </table:table-cell>
        </table:table-row>
        <table:table-row table:style-name="ro1">
          <table:table-cell office:value-type="float" office:value="4111438" calcext:value-type="float">
            <text:p>4111438</text:p>
          </table:table-cell>
          <table:table-cell table:formula="of:=[.A259]/1000/(60*60*24)" office:value-type="time" office:time-value="PT01H08M31.438S" calcext:value-type="time">
            <text:p>01:0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87.23" calcext:value-type="float">
            <text:p>287.23</text:p>
          </table:table-cell>
          <table:table-cell office:value-type="float" office:value="364.67" calcext:value-type="float">
            <text:p>364.67</text:p>
          </table:table-cell>
        </table:table-row>
        <table:table-row table:style-name="ro1">
          <table:table-cell office:value-type="float" office:value="4127438" calcext:value-type="float">
            <text:p>4127438</text:p>
          </table:table-cell>
          <table:table-cell table:formula="of:=[.A260]/1000/(60*60*24)" office:value-type="time" office:time-value="PT01H08M47.438S" calcext:value-type="time">
            <text:p>01:0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88.32" calcext:value-type="float">
            <text:p>288.32</text:p>
          </table:table-cell>
          <table:table-cell office:value-type="float" office:value="366.03" calcext:value-type="float">
            <text:p>366.03</text:p>
          </table:table-cell>
        </table:table-row>
        <table:table-row table:style-name="ro1">
          <table:table-cell office:value-type="float" office:value="4143438" calcext:value-type="float">
            <text:p>4143438</text:p>
          </table:table-cell>
          <table:table-cell table:formula="of:=[.A261]/1000/(60*60*24)" office:value-type="time" office:time-value="PT01H09M03.438S" calcext:value-type="time">
            <text:p>01:0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89.42" calcext:value-type="float">
            <text:p>289.42</text:p>
          </table:table-cell>
          <table:table-cell office:value-type="float" office:value="367.39" calcext:value-type="float">
            <text:p>367.39</text:p>
          </table:table-cell>
        </table:table-row>
        <table:table-row table:style-name="ro1">
          <table:table-cell office:value-type="float" office:value="4159438" calcext:value-type="float">
            <text:p>4159438</text:p>
          </table:table-cell>
          <table:table-cell table:formula="of:=[.A262]/1000/(60*60*24)" office:value-type="time" office:time-value="PT01H09M19.438S" calcext:value-type="time">
            <text:p>01:0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90.52" calcext:value-type="float">
            <text:p>290.52</text:p>
          </table:table-cell>
          <table:table-cell office:value-type="float" office:value="368.76" calcext:value-type="float">
            <text:p>368.76</text:p>
          </table:table-cell>
        </table:table-row>
        <table:table-row table:style-name="ro1">
          <table:table-cell office:value-type="float" office:value="4175438" calcext:value-type="float">
            <text:p>4175438</text:p>
          </table:table-cell>
          <table:table-cell table:formula="of:=[.A263]/1000/(60*60*24)" office:value-type="time" office:time-value="PT01H09M35.438S" calcext:value-type="time">
            <text:p>01:0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6" calcext:value-type="float">
            <text:p>246.6</text:p>
          </table:table-cell>
          <table:table-cell office:value-type="float" office:value="306.93" calcext:value-type="float">
            <text:p>306.93</text:p>
          </table:table-cell>
          <table:table-cell office:value-type="float" office:value="291.61" calcext:value-type="float">
            <text:p>291.61</text:p>
          </table:table-cell>
          <table:table-cell office:value-type="float" office:value="370.12" calcext:value-type="float">
            <text:p>370.12</text:p>
          </table:table-cell>
        </table:table-row>
        <table:table-row table:style-name="ro1">
          <table:table-cell office:value-type="float" office:value="4191438" calcext:value-type="float">
            <text:p>4191438</text:p>
          </table:table-cell>
          <table:table-cell table:formula="of:=[.A264]/1000/(60*60*24)" office:value-type="time" office:time-value="PT01H09M51.438S" calcext:value-type="time">
            <text:p>01:0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292.71" calcext:value-type="float">
            <text:p>292.71</text:p>
          </table:table-cell>
          <table:table-cell office:value-type="float" office:value="371.48" calcext:value-type="float">
            <text:p>371.48</text:p>
          </table:table-cell>
        </table:table-row>
        <table:table-row table:style-name="ro1">
          <table:table-cell office:value-type="float" office:value="4207438" calcext:value-type="float">
            <text:p>4207438</text:p>
          </table:table-cell>
          <table:table-cell table:formula="of:=[.A265]/1000/(60*60*24)" office:value-type="time" office:time-value="PT01H10M07.438S" calcext:value-type="time">
            <text:p>01:1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1" calcext:value-type="float">
            <text:p>306.81</text:p>
          </table:table-cell>
          <table:table-cell office:value-type="float" office:value="293.8" calcext:value-type="float">
            <text:p>293.8</text:p>
          </table:table-cell>
          <table:table-cell office:value-type="float" office:value="372.85" calcext:value-type="float">
            <text:p>372.85</text:p>
          </table:table-cell>
        </table:table-row>
        <table:table-row table:style-name="ro1">
          <table:table-cell office:value-type="float" office:value="4223438" calcext:value-type="float">
            <text:p>4223438</text:p>
          </table:table-cell>
          <table:table-cell table:formula="of:=[.A266]/1000/(60*60*24)" office:value-type="time" office:time-value="PT01H10M23.438S" calcext:value-type="time">
            <text:p>01:1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5.82" calcext:value-type="float">
            <text:p>305.82</text:p>
          </table:table-cell>
          <table:table-cell office:value-type="float" office:value="294.9" calcext:value-type="float">
            <text:p>294.9</text:p>
          </table:table-cell>
          <table:table-cell office:value-type="float" office:value="374.21" calcext:value-type="float">
            <text:p>374.21</text:p>
          </table:table-cell>
        </table:table-row>
        <table:table-row table:style-name="ro1">
          <table:table-cell office:value-type="float" office:value="4239437" calcext:value-type="float">
            <text:p>4239437</text:p>
          </table:table-cell>
          <table:table-cell table:formula="of:=[.A267]/1000/(60*60*24)" office:value-type="time" office:time-value="PT01H10M39.437S" calcext:value-type="time">
            <text:p>01:1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5" calcext:value-type="float">
            <text:p>246.5</text:p>
          </table:table-cell>
          <table:table-cell office:value-type="float" office:value="306.8" calcext:value-type="float">
            <text:p>306.8</text:p>
          </table:table-cell>
          <table:table-cell office:value-type="float" office:value="295.99" calcext:value-type="float">
            <text:p>295.99</text:p>
          </table:table-cell>
          <table:table-cell office:value-type="float" office:value="375.57" calcext:value-type="float">
            <text:p>375.57</text:p>
          </table:table-cell>
        </table:table-row>
        <table:table-row table:style-name="ro1">
          <table:table-cell office:value-type="float" office:value="4255438" calcext:value-type="float">
            <text:p>4255438</text:p>
          </table:table-cell>
          <table:table-cell table:formula="of:=[.A268]/1000/(60*60*24)" office:value-type="time" office:time-value="PT01H10M55.438S" calcext:value-type="time">
            <text:p>01:1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297.09" calcext:value-type="float">
            <text:p>297.09</text:p>
          </table:table-cell>
          <table:table-cell office:value-type="float" office:value="376.93" calcext:value-type="float">
            <text:p>376.93</text:p>
          </table:table-cell>
        </table:table-row>
        <table:table-row table:style-name="ro1">
          <table:table-cell office:value-type="float" office:value="4271438" calcext:value-type="float">
            <text:p>4271438</text:p>
          </table:table-cell>
          <table:table-cell table:formula="of:=[.A269]/1000/(60*60*24)" office:value-type="time" office:time-value="PT01H11M11.438S" calcext:value-type="time">
            <text:p>01:1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98.18" calcext:value-type="float">
            <text:p>298.18</text:p>
          </table:table-cell>
          <table:table-cell office:value-type="float" office:value="378.29" calcext:value-type="float">
            <text:p>378.29</text:p>
          </table:table-cell>
        </table:table-row>
        <table:table-row table:style-name="ro1">
          <table:table-cell office:value-type="float" office:value="4287438" calcext:value-type="float">
            <text:p>4287438</text:p>
          </table:table-cell>
          <table:table-cell table:formula="of:=[.A270]/1000/(60*60*24)" office:value-type="time" office:time-value="PT01H11M27.438S" calcext:value-type="time">
            <text:p>01:1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6.68" calcext:value-type="float">
            <text:p>306.68</text:p>
          </table:table-cell>
          <table:table-cell office:value-type="float" office:value="299.28" calcext:value-type="float">
            <text:p>299.28</text:p>
          </table:table-cell>
          <table:table-cell office:value-type="float" office:value="379.65" calcext:value-type="float">
            <text:p>379.65</text:p>
          </table:table-cell>
        </table:table-row>
        <table:table-row table:style-name="ro1">
          <table:table-cell office:value-type="float" office:value="4303438" calcext:value-type="float">
            <text:p>4303438</text:p>
          </table:table-cell>
          <table:table-cell table:formula="of:=[.A271]/1000/(60*60*24)" office:value-type="time" office:time-value="PT01H11M43.438S" calcext:value-type="time">
            <text:p>01:1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300.37" calcext:value-type="float">
            <text:p>300.37</text:p>
          </table:table-cell>
          <table:table-cell office:value-type="float" office:value="381.01" calcext:value-type="float">
            <text:p>381.01</text:p>
          </table:table-cell>
        </table:table-row>
        <table:table-row table:style-name="ro1">
          <table:table-cell office:value-type="float" office:value="4319438" calcext:value-type="float">
            <text:p>4319438</text:p>
          </table:table-cell>
          <table:table-cell table:formula="of:=[.A272]/1000/(60*60*24)" office:value-type="time" office:time-value="PT01H11M59.438S" calcext:value-type="time">
            <text:p>01:1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4" calcext:value-type="float">
            <text:p>246.4</text:p>
          </table:table-cell>
          <table:table-cell office:value-type="float" office:value="305.69" calcext:value-type="float">
            <text:p>305.69</text:p>
          </table:table-cell>
          <table:table-cell office:value-type="float" office:value="301.47" calcext:value-type="float">
            <text:p>301.47</text:p>
          </table:table-cell>
          <table:table-cell office:value-type="float" office:value="382.37" calcext:value-type="float">
            <text:p>382.37</text:p>
          </table:table-cell>
        </table:table-row>
        <table:table-row table:style-name="ro1">
          <table:table-cell office:value-type="float" office:value="4335438" calcext:value-type="float">
            <text:p>4335438</text:p>
          </table:table-cell>
          <table:table-cell table:formula="of:=[.A273]/1000/(60*60*24)" office:value-type="time" office:time-value="PT01H12M15.438S" calcext:value-type="time">
            <text:p>01:1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6.55" calcext:value-type="float">
            <text:p>306.55</text:p>
          </table:table-cell>
          <table:table-cell office:value-type="float" office:value="302.56" calcext:value-type="float">
            <text:p>302.56</text:p>
          </table:table-cell>
          <table:table-cell office:value-type="float" office:value="383.73" calcext:value-type="float">
            <text:p>383.73</text:p>
          </table:table-cell>
        </table:table-row>
        <table:table-row table:style-name="ro1">
          <table:table-cell office:value-type="float" office:value="4351438" calcext:value-type="float">
            <text:p>4351438</text:p>
          </table:table-cell>
          <table:table-cell table:formula="of:=[.A274]/1000/(60*60*24)" office:value-type="time" office:time-value="PT01H12M31.438S" calcext:value-type="time">
            <text:p>01:1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03.66" calcext:value-type="float">
            <text:p>303.66</text:p>
          </table:table-cell>
          <table:table-cell office:value-type="float" office:value="385.09" calcext:value-type="float">
            <text:p>385.09</text:p>
          </table:table-cell>
        </table:table-row>
        <table:table-row table:style-name="ro1">
          <table:table-cell office:value-type="float" office:value="4367438" calcext:value-type="float">
            <text:p>4367438</text:p>
          </table:table-cell>
          <table:table-cell table:formula="of:=[.A275]/1000/(60*60*24)" office:value-type="time" office:time-value="PT01H12M47.438S" calcext:value-type="time">
            <text:p>01:1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7" calcext:value-type="float">
            <text:p>305.57</text:p>
          </table:table-cell>
          <table:table-cell office:value-type="float" office:value="304.75" calcext:value-type="float">
            <text:p>304.75</text:p>
          </table:table-cell>
          <table:table-cell office:value-type="float" office:value="386.45" calcext:value-type="float">
            <text:p>386.45</text:p>
          </table:table-cell>
        </table:table-row>
        <table:table-row table:style-name="ro1">
          <table:table-cell office:value-type="float" office:value="4383438" calcext:value-type="float">
            <text:p>4383438</text:p>
          </table:table-cell>
          <table:table-cell table:formula="of:=[.A276]/1000/(60*60*24)" office:value-type="time" office:time-value="PT01H13M03.438S" calcext:value-type="time">
            <text:p>01:1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6" calcext:value-type="float">
            <text:p>305.56</text:p>
          </table:table-cell>
          <table:table-cell office:value-type="float" office:value="305.85" calcext:value-type="float">
            <text:p>305.85</text:p>
          </table:table-cell>
          <table:table-cell office:value-type="float" office:value="387.81" calcext:value-type="float">
            <text:p>387.81</text:p>
          </table:table-cell>
        </table:table-row>
        <table:table-row table:style-name="ro1">
          <table:table-cell office:value-type="float" office:value="4399438" calcext:value-type="float">
            <text:p>4399438</text:p>
          </table:table-cell>
          <table:table-cell table:formula="of:=[.A277]/1000/(60*60*24)" office:value-type="time" office:time-value="PT01H13M19.438S" calcext:value-type="time">
            <text:p>01:1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6" calcext:value-type="float">
            <text:p>305.56</text:p>
          </table:table-cell>
          <table:table-cell office:value-type="float" office:value="306.94" calcext:value-type="float">
            <text:p>306.94</text:p>
          </table:table-cell>
          <table:table-cell office:value-type="float" office:value="389.17" calcext:value-type="float">
            <text:p>389.17</text:p>
          </table:table-cell>
        </table:table-row>
        <table:table-row table:style-name="ro1">
          <table:table-cell office:value-type="float" office:value="4415438" calcext:value-type="float">
            <text:p>4415438</text:p>
          </table:table-cell>
          <table:table-cell table:formula="of:=[.A278]/1000/(60*60*24)" office:value-type="time" office:time-value="PT01H13M35.438S" calcext:value-type="time">
            <text:p>01:1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308.04" calcext:value-type="float">
            <text:p>308.04</text:p>
          </table:table-cell>
          <table:table-cell office:value-type="float" office:value="390.53" calcext:value-type="float">
            <text:p>390.53</text:p>
          </table:table-cell>
        </table:table-row>
        <table:table-row table:style-name="ro1">
          <table:table-cell office:value-type="float" office:value="4431438" calcext:value-type="float">
            <text:p>4431438</text:p>
          </table:table-cell>
          <table:table-cell table:formula="of:=[.A279]/1000/(60*60*24)" office:value-type="time" office:time-value="PT01H13M51.438S" calcext:value-type="time">
            <text:p>01:1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.2" calcext:value-type="float">
            <text:p>246.2</text:p>
          </table:table-cell>
          <table:table-cell office:value-type="float" office:value="305.44" calcext:value-type="float">
            <text:p>305.44</text:p>
          </table:table-cell>
          <table:table-cell office:value-type="float" office:value="309.13" calcext:value-type="float">
            <text:p>309.13</text:p>
          </table:table-cell>
          <table:table-cell office:value-type="float" office:value="391.89" calcext:value-type="float">
            <text:p>391.89</text:p>
          </table:table-cell>
        </table:table-row>
        <table:table-row table:style-name="ro1">
          <table:table-cell office:value-type="float" office:value="4447438" calcext:value-type="float">
            <text:p>4447438</text:p>
          </table:table-cell>
          <table:table-cell table:formula="of:=[.A280]/1000/(60*60*24)" office:value-type="time" office:time-value="PT01H14M07.438S" calcext:value-type="time">
            <text:p>01:1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.3" calcext:value-type="float">
            <text:p>246.3</text:p>
          </table:table-cell>
          <table:table-cell office:value-type="float" office:value="305.56" calcext:value-type="float">
            <text:p>305.56</text:p>
          </table:table-cell>
          <table:table-cell office:value-type="float" office:value="310.23" calcext:value-type="float">
            <text:p>310.23</text:p>
          </table:table-cell>
          <table:table-cell office:value-type="float" office:value="393.25" calcext:value-type="float">
            <text:p>393.25</text:p>
          </table:table-cell>
        </table:table-row>
        <table:table-row table:style-name="ro1">
          <table:table-cell office:value-type="float" office:value="4463438" calcext:value-type="float">
            <text:p>4463438</text:p>
          </table:table-cell>
          <table:table-cell table:formula="of:=[.A281]/1000/(60*60*24)" office:value-type="time" office:time-value="PT01H14M23.438S" calcext:value-type="time">
            <text:p>01:1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311.32" calcext:value-type="float">
            <text:p>311.32</text:p>
          </table:table-cell>
          <table:table-cell office:value-type="float" office:value="394.61" calcext:value-type="float">
            <text:p>394.61</text:p>
          </table:table-cell>
        </table:table-row>
        <table:table-row table:style-name="ro1">
          <table:table-cell office:value-type="float" office:value="4479438" calcext:value-type="float">
            <text:p>4479438</text:p>
          </table:table-cell>
          <table:table-cell table:formula="of:=[.A282]/1000/(60*60*24)" office:value-type="time" office:time-value="PT01H14M39.438S" calcext:value-type="time">
            <text:p>01:1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12.41" calcext:value-type="float">
            <text:p>312.41</text:p>
          </table:table-cell>
          <table:table-cell office:value-type="float" office:value="395.97" calcext:value-type="float">
            <text:p>395.97</text:p>
          </table:table-cell>
        </table:table-row>
        <table:table-row table:style-name="ro1">
          <table:table-cell office:value-type="float" office:value="4495438" calcext:value-type="float">
            <text:p>4495438</text:p>
          </table:table-cell>
          <table:table-cell table:formula="of:=[.A283]/1000/(60*60*24)" office:value-type="time" office:time-value="PT01H14M55.438S" calcext:value-type="time">
            <text:p>01:1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13.51" calcext:value-type="float">
            <text:p>313.51</text:p>
          </table:table-cell>
          <table:table-cell office:value-type="float" office:value="397.33" calcext:value-type="float">
            <text:p>397.33</text:p>
          </table:table-cell>
        </table:table-row>
        <table:table-row table:style-name="ro1">
          <table:table-cell office:value-type="float" office:value="4511438" calcext:value-type="float">
            <text:p>4511438</text:p>
          </table:table-cell>
          <table:table-cell table:formula="of:=[.A284]/1000/(60*60*24)" office:value-type="time" office:time-value="PT01H15M11.438S" calcext:value-type="time">
            <text:p>01:1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14.6" calcext:value-type="float">
            <text:p>314.6</text:p>
          </table:table-cell>
          <table:table-cell office:value-type="float" office:value="398.69" calcext:value-type="float">
            <text:p>398.69</text:p>
          </table:table-cell>
        </table:table-row>
        <table:table-row table:style-name="ro1">
          <table:table-cell office:value-type="float" office:value="4527438" calcext:value-type="float">
            <text:p>4527438</text:p>
          </table:table-cell>
          <table:table-cell table:formula="of:=[.A285]/1000/(60*60*24)" office:value-type="time" office:time-value="PT01H15M27.438S" calcext:value-type="time">
            <text:p>01:1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315.7" calcext:value-type="float">
            <text:p>315.7</text:p>
          </table:table-cell>
          <table:table-cell office:value-type="float" office:value="400.04" calcext:value-type="float">
            <text:p>400.04</text:p>
          </table:table-cell>
        </table:table-row>
        <table:table-row table:style-name="ro1">
          <table:table-cell office:value-type="float" office:value="4543438" calcext:value-type="float">
            <text:p>4543438</text:p>
          </table:table-cell>
          <table:table-cell table:formula="of:=[.A286]/1000/(60*60*24)" office:value-type="time" office:time-value="PT01H15M43.438S" calcext:value-type="time">
            <text:p>01:1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16.79" calcext:value-type="float">
            <text:p>316.79</text:p>
          </table:table-cell>
          <table:table-cell office:value-type="float" office:value="401.4" calcext:value-type="float">
            <text:p>401.4</text:p>
          </table:table-cell>
        </table:table-row>
        <table:table-row table:style-name="ro1">
          <table:table-cell office:value-type="float" office:value="4559438" calcext:value-type="float">
            <text:p>4559438</text:p>
          </table:table-cell>
          <table:table-cell table:formula="of:=[.A287]/1000/(60*60*24)" office:value-type="time" office:time-value="PT01H15M59.438S" calcext:value-type="time">
            <text:p>01:1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5.31" calcext:value-type="float">
            <text:p>305.31</text:p>
          </table:table-cell>
          <table:table-cell office:value-type="float" office:value="317.88" calcext:value-type="float">
            <text:p>317.88</text:p>
          </table:table-cell>
          <table:table-cell office:value-type="float" office:value="402.76" calcext:value-type="float">
            <text:p>402.76</text:p>
          </table:table-cell>
        </table:table-row>
        <table:table-row table:style-name="ro1">
          <table:table-cell office:value-type="float" office:value="4575438" calcext:value-type="float">
            <text:p>4575438</text:p>
          </table:table-cell>
          <table:table-cell table:formula="of:=[.A288]/1000/(60*60*24)" office:value-type="time" office:time-value="PT01H16M15.438S" calcext:value-type="time">
            <text:p>01:1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6.1" calcext:value-type="float">
            <text:p>246.1</text:p>
          </table:table-cell>
          <table:table-cell office:value-type="float" office:value="306.3" calcext:value-type="float">
            <text:p>306.3</text:p>
          </table:table-cell>
          <table:table-cell office:value-type="float" office:value="318.98" calcext:value-type="float">
            <text:p>318.98</text:p>
          </table:table-cell>
          <table:table-cell office:value-type="float" office:value="404.12" calcext:value-type="float">
            <text:p>404.12</text:p>
          </table:table-cell>
        </table:table-row>
        <table:table-row table:style-name="ro1">
          <table:table-cell office:value-type="float" office:value="4591438" calcext:value-type="float">
            <text:p>4591438</text:p>
          </table:table-cell>
          <table:table-cell table:formula="of:=[.A289]/1000/(60*60*24)" office:value-type="time" office:time-value="PT01H16M31.438S" calcext:value-type="time">
            <text:p>01:1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20.07" calcext:value-type="float">
            <text:p>320.07</text:p>
          </table:table-cell>
          <table:table-cell office:value-type="float" office:value="405.47" calcext:value-type="float">
            <text:p>405.47</text:p>
          </table:table-cell>
        </table:table-row>
        <table:table-row table:style-name="ro1">
          <table:table-cell office:value-type="float" office:value="4607438" calcext:value-type="float">
            <text:p>4607438</text:p>
          </table:table-cell>
          <table:table-cell table:formula="of:=[.A290]/1000/(60*60*24)" office:value-type="time" office:time-value="PT01H16M47.438S" calcext:value-type="time">
            <text:p>01:1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21.16" calcext:value-type="float">
            <text:p>321.16</text:p>
          </table:table-cell>
          <table:table-cell office:value-type="float" office:value="406.83" calcext:value-type="float">
            <text:p>406.83</text:p>
          </table:table-cell>
        </table:table-row>
        <table:table-row table:style-name="ro1">
          <table:table-cell office:value-type="float" office:value="4623437" calcext:value-type="float">
            <text:p>4623437</text:p>
          </table:table-cell>
          <table:table-cell table:formula="of:=[.A291]/1000/(60*60*24)" office:value-type="time" office:time-value="PT01H17M03.437S" calcext:value-type="time">
            <text:p>01:1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22.26" calcext:value-type="float">
            <text:p>322.26</text:p>
          </table:table-cell>
          <table:table-cell office:value-type="float" office:value="408.19" calcext:value-type="float">
            <text:p>408.19</text:p>
          </table:table-cell>
        </table:table-row>
        <table:table-row table:style-name="ro1">
          <table:table-cell office:value-type="float" office:value="4639438" calcext:value-type="float">
            <text:p>4639438</text:p>
          </table:table-cell>
          <table:table-cell table:formula="of:=[.A292]/1000/(60*60*24)" office:value-type="time" office:time-value="PT01H17M19.438S" calcext:value-type="time">
            <text:p>01:1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6.17" calcext:value-type="float">
            <text:p>306.17</text:p>
          </table:table-cell>
          <table:table-cell office:value-type="float" office:value="323.35" calcext:value-type="float">
            <text:p>323.35</text:p>
          </table:table-cell>
          <table:table-cell office:value-type="float" office:value="409.54" calcext:value-type="float">
            <text:p>409.54</text:p>
          </table:table-cell>
        </table:table-row>
        <table:table-row table:style-name="ro1">
          <table:table-cell office:value-type="float" office:value="4655438" calcext:value-type="float">
            <text:p>4655438</text:p>
          </table:table-cell>
          <table:table-cell table:formula="of:=[.A293]/1000/(60*60*24)" office:value-type="time" office:time-value="PT01H17M35.438S" calcext:value-type="time">
            <text:p>01:1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24.44" calcext:value-type="float">
            <text:p>324.44</text:p>
          </table:table-cell>
          <table:table-cell office:value-type="float" office:value="410.9" calcext:value-type="float">
            <text:p>410.9</text:p>
          </table:table-cell>
        </table:table-row>
        <table:table-row table:style-name="ro1">
          <table:table-cell office:value-type="float" office:value="4671438" calcext:value-type="float">
            <text:p>4671438</text:p>
          </table:table-cell>
          <table:table-cell table:formula="of:=[.A294]/1000/(60*60*24)" office:value-type="time" office:time-value="PT01H17M51.438S" calcext:value-type="time">
            <text:p>01:1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25.54" calcext:value-type="float">
            <text:p>325.54</text:p>
          </table:table-cell>
          <table:table-cell office:value-type="float" office:value="412.26" calcext:value-type="float">
            <text:p>412.26</text:p>
          </table:table-cell>
        </table:table-row>
        <table:table-row table:style-name="ro1">
          <table:table-cell office:value-type="float" office:value="4687438" calcext:value-type="float">
            <text:p>4687438</text:p>
          </table:table-cell>
          <table:table-cell table:formula="of:=[.A295]/1000/(60*60*24)" office:value-type="time" office:time-value="PT01H18M07.438S" calcext:value-type="time">
            <text:p>01:1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6" calcext:value-type="float">
            <text:p>246</text:p>
          </table:table-cell>
          <table:table-cell office:value-type="float" office:value="305.19" calcext:value-type="float">
            <text:p>305.19</text:p>
          </table:table-cell>
          <table:table-cell office:value-type="float" office:value="326.63" calcext:value-type="float">
            <text:p>326.63</text:p>
          </table:table-cell>
          <table:table-cell office:value-type="float" office:value="413.61" calcext:value-type="float">
            <text:p>413.61</text:p>
          </table:table-cell>
        </table:table-row>
        <table:table-row table:style-name="ro1">
          <table:table-cell office:value-type="float" office:value="4703438" calcext:value-type="float">
            <text:p>4703438</text:p>
          </table:table-cell>
          <table:table-cell table:formula="of:=[.A296]/1000/(60*60*24)" office:value-type="time" office:time-value="PT01H18M23.438S" calcext:value-type="time">
            <text:p>01:1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27.72" calcext:value-type="float">
            <text:p>327.72</text:p>
          </table:table-cell>
          <table:table-cell office:value-type="float" office:value="414.97" calcext:value-type="float">
            <text:p>414.97</text:p>
          </table:table-cell>
        </table:table-row>
        <table:table-row table:style-name="ro1">
          <table:table-cell office:value-type="float" office:value="4719438" calcext:value-type="float">
            <text:p>4719438</text:p>
          </table:table-cell>
          <table:table-cell table:formula="of:=[.A297]/1000/(60*60*24)" office:value-type="time" office:time-value="PT01H18M39.438S" calcext:value-type="time">
            <text:p>01:1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28.82" calcext:value-type="float">
            <text:p>328.82</text:p>
          </table:table-cell>
          <table:table-cell office:value-type="float" office:value="416.32" calcext:value-type="float">
            <text:p>416.32</text:p>
          </table:table-cell>
        </table:table-row>
        <table:table-row table:style-name="ro1">
          <table:table-cell office:value-type="float" office:value="4735438" calcext:value-type="float">
            <text:p>4735438</text:p>
          </table:table-cell>
          <table:table-cell table:formula="of:=[.A298]/1000/(60*60*24)" office:value-type="time" office:time-value="PT01H18M55.438S" calcext:value-type="time">
            <text:p>01:1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29.91" calcext:value-type="float">
            <text:p>329.91</text:p>
          </table:table-cell>
          <table:table-cell office:value-type="float" office:value="417.68" calcext:value-type="float">
            <text:p>417.68</text:p>
          </table:table-cell>
        </table:table-row>
        <table:table-row table:style-name="ro1">
          <table:table-cell office:value-type="float" office:value="4751438" calcext:value-type="float">
            <text:p>4751438</text:p>
          </table:table-cell>
          <table:table-cell table:formula="of:=[.A299]/1000/(60*60*24)" office:value-type="time" office:time-value="PT01H19M11.438S" calcext:value-type="time">
            <text:p>01:1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31" calcext:value-type="float">
            <text:p>331</text:p>
          </table:table-cell>
          <table:table-cell office:value-type="float" office:value="419.04" calcext:value-type="float">
            <text:p>419.04</text:p>
          </table:table-cell>
        </table:table-row>
        <table:table-row table:style-name="ro1">
          <table:table-cell office:value-type="float" office:value="4767438" calcext:value-type="float">
            <text:p>4767438</text:p>
          </table:table-cell>
          <table:table-cell table:formula="of:=[.A300]/1000/(60*60*24)" office:value-type="time" office:time-value="PT01H19M27.438S" calcext:value-type="time">
            <text:p>01:1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32.09" calcext:value-type="float">
            <text:p>332.09</text:p>
          </table:table-cell>
          <table:table-cell office:value-type="float" office:value="420.39" calcext:value-type="float">
            <text:p>420.39</text:p>
          </table:table-cell>
        </table:table-row>
        <table:table-row table:style-name="ro1">
          <table:table-cell office:value-type="float" office:value="4783438" calcext:value-type="float">
            <text:p>4783438</text:p>
          </table:table-cell>
          <table:table-cell table:formula="of:=[.A301]/1000/(60*60*24)" office:value-type="time" office:time-value="PT01H19M43.438S" calcext:value-type="time">
            <text:p>01:1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33.19" calcext:value-type="float">
            <text:p>333.19</text:p>
          </table:table-cell>
          <table:table-cell office:value-type="float" office:value="421.75" calcext:value-type="float">
            <text:p>421.75</text:p>
          </table:table-cell>
        </table:table-row>
        <table:table-row table:style-name="ro1">
          <table:table-cell office:value-type="float" office:value="4799438" calcext:value-type="float">
            <text:p>4799438</text:p>
          </table:table-cell>
          <table:table-cell table:formula="of:=[.A302]/1000/(60*60*24)" office:value-type="time" office:time-value="PT01H19M59.438S" calcext:value-type="time">
            <text:p>01:1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9" calcext:value-type="float">
            <text:p>245.9</text:p>
          </table:table-cell>
          <table:table-cell office:value-type="float" office:value="305.06" calcext:value-type="float">
            <text:p>305.06</text:p>
          </table:table-cell>
          <table:table-cell office:value-type="float" office:value="334.28" calcext:value-type="float">
            <text:p>334.28</text:p>
          </table:table-cell>
          <table:table-cell office:value-type="float" office:value="423.1" calcext:value-type="float">
            <text:p>423.1</text:p>
          </table:table-cell>
        </table:table-row>
        <table:table-row table:style-name="ro1">
          <table:table-cell office:value-type="float" office:value="4815438" calcext:value-type="float">
            <text:p>4815438</text:p>
          </table:table-cell>
          <table:table-cell table:formula="of:=[.A303]/1000/(60*60*24)" office:value-type="time" office:time-value="PT01H20M15.438S" calcext:value-type="time">
            <text:p>01:2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4" calcext:value-type="float">
            <text:p>304.94</text:p>
          </table:table-cell>
          <table:table-cell office:value-type="float" office:value="335.37" calcext:value-type="float">
            <text:p>335.37</text:p>
          </table:table-cell>
          <table:table-cell office:value-type="float" office:value="424.46" calcext:value-type="float">
            <text:p>424.46</text:p>
          </table:table-cell>
        </table:table-row>
        <table:table-row table:style-name="ro1">
          <table:table-cell office:value-type="float" office:value="4831438" calcext:value-type="float">
            <text:p>4831438</text:p>
          </table:table-cell>
          <table:table-cell table:formula="of:=[.A304]/1000/(60*60*24)" office:value-type="time" office:time-value="PT01H20M31.438S" calcext:value-type="time">
            <text:p>01:2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36.46" calcext:value-type="float">
            <text:p>336.46</text:p>
          </table:table-cell>
          <table:table-cell office:value-type="float" office:value="425.82" calcext:value-type="float">
            <text:p>425.82</text:p>
          </table:table-cell>
        </table:table-row>
        <table:table-row table:style-name="ro1">
          <table:table-cell office:value-type="float" office:value="4847438" calcext:value-type="float">
            <text:p>4847438</text:p>
          </table:table-cell>
          <table:table-cell table:formula="of:=[.A305]/1000/(60*60*24)" office:value-type="time" office:time-value="PT01H20M47.438S" calcext:value-type="time">
            <text:p>01:2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37.56" calcext:value-type="float">
            <text:p>337.56</text:p>
          </table:table-cell>
          <table:table-cell office:value-type="float" office:value="427.17" calcext:value-type="float">
            <text:p>427.17</text:p>
          </table:table-cell>
        </table:table-row>
        <table:table-row table:style-name="ro1">
          <table:table-cell office:value-type="float" office:value="4863438" calcext:value-type="float">
            <text:p>4863438</text:p>
          </table:table-cell>
          <table:table-cell table:formula="of:=[.A306]/1000/(60*60*24)" office:value-type="time" office:time-value="PT01H21M03.438S" calcext:value-type="time">
            <text:p>01:2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38.65" calcext:value-type="float">
            <text:p>338.65</text:p>
          </table:table-cell>
          <table:table-cell office:value-type="float" office:value="428.53" calcext:value-type="float">
            <text:p>428.53</text:p>
          </table:table-cell>
        </table:table-row>
        <table:table-row table:style-name="ro1">
          <table:table-cell office:value-type="float" office:value="4879438" calcext:value-type="float">
            <text:p>4879438</text:p>
          </table:table-cell>
          <table:table-cell table:formula="of:=[.A307]/1000/(60*60*24)" office:value-type="time" office:time-value="PT01H21M19.438S" calcext:value-type="time">
            <text:p>01:2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39.74" calcext:value-type="float">
            <text:p>339.74</text:p>
          </table:table-cell>
          <table:table-cell office:value-type="float" office:value="429.88" calcext:value-type="float">
            <text:p>429.88</text:p>
          </table:table-cell>
        </table:table-row>
        <table:table-row table:style-name="ro1">
          <table:table-cell office:value-type="float" office:value="4895438" calcext:value-type="float">
            <text:p>4895438</text:p>
          </table:table-cell>
          <table:table-cell table:formula="of:=[.A308]/1000/(60*60*24)" office:value-type="time" office:time-value="PT01H21M35.438S" calcext:value-type="time">
            <text:p>01:2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8" calcext:value-type="float">
            <text:p>245.8</text:p>
          </table:table-cell>
          <table:table-cell office:value-type="float" office:value="304.93" calcext:value-type="float">
            <text:p>304.93</text:p>
          </table:table-cell>
          <table:table-cell office:value-type="float" office:value="340.83" calcext:value-type="float">
            <text:p>340.83</text:p>
          </table:table-cell>
          <table:table-cell office:value-type="float" office:value="431.24" calcext:value-type="float">
            <text:p>431.24</text:p>
          </table:table-cell>
        </table:table-row>
        <table:table-row table:style-name="ro1">
          <table:table-cell office:value-type="float" office:value="4911438" calcext:value-type="float">
            <text:p>4911438</text:p>
          </table:table-cell>
          <table:table-cell table:formula="of:=[.A309]/1000/(60*60*24)" office:value-type="time" office:time-value="PT01H21M51.438S" calcext:value-type="time">
            <text:p>01:21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41.93" calcext:value-type="float">
            <text:p>341.93</text:p>
          </table:table-cell>
          <table:table-cell office:value-type="float" office:value="432.59" calcext:value-type="float">
            <text:p>432.59</text:p>
          </table:table-cell>
        </table:table-row>
        <table:table-row table:style-name="ro1">
          <table:table-cell office:value-type="float" office:value="4927438" calcext:value-type="float">
            <text:p>4927438</text:p>
          </table:table-cell>
          <table:table-cell table:formula="of:=[.A310]/1000/(60*60*24)" office:value-type="time" office:time-value="PT01H22M07.438S" calcext:value-type="time">
            <text:p>01:2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43.02" calcext:value-type="float">
            <text:p>343.02</text:p>
          </table:table-cell>
          <table:table-cell office:value-type="float" office:value="433.95" calcext:value-type="float">
            <text:p>433.95</text:p>
          </table:table-cell>
        </table:table-row>
        <table:table-row table:style-name="ro1">
          <table:table-cell office:value-type="float" office:value="4943438" calcext:value-type="float">
            <text:p>4943438</text:p>
          </table:table-cell>
          <table:table-cell table:formula="of:=[.A311]/1000/(60*60*24)" office:value-type="time" office:time-value="PT01H22M23.438S" calcext:value-type="time">
            <text:p>01:2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44.11" calcext:value-type="float">
            <text:p>344.11</text:p>
          </table:table-cell>
          <table:table-cell office:value-type="float" office:value="435.3" calcext:value-type="float">
            <text:p>435.3</text:p>
          </table:table-cell>
        </table:table-row>
        <table:table-row table:style-name="ro1">
          <table:table-cell office:value-type="float" office:value="4959438" calcext:value-type="float">
            <text:p>4959438</text:p>
          </table:table-cell>
          <table:table-cell table:formula="of:=[.A312]/1000/(60*60*24)" office:value-type="time" office:time-value="PT01H22M39.438S" calcext:value-type="time">
            <text:p>01:2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45.2" calcext:value-type="float">
            <text:p>345.2</text:p>
          </table:table-cell>
          <table:table-cell office:value-type="float" office:value="436.65" calcext:value-type="float">
            <text:p>436.65</text:p>
          </table:table-cell>
        </table:table-row>
        <table:table-row table:style-name="ro1">
          <table:table-cell office:value-type="float" office:value="4975438" calcext:value-type="float">
            <text:p>4975438</text:p>
          </table:table-cell>
          <table:table-cell table:formula="of:=[.A313]/1000/(60*60*24)" office:value-type="time" office:time-value="PT01H22M55.438S" calcext:value-type="time">
            <text:p>01:22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46.29" calcext:value-type="float">
            <text:p>346.29</text:p>
          </table:table-cell>
          <table:table-cell office:value-type="float" office:value="438.01" calcext:value-type="float">
            <text:p>438.01</text:p>
          </table:table-cell>
        </table:table-row>
        <table:table-row table:style-name="ro1">
          <table:table-cell office:value-type="float" office:value="4991438" calcext:value-type="float">
            <text:p>4991438</text:p>
          </table:table-cell>
          <table:table-cell table:formula="of:=[.A314]/1000/(60*60*24)" office:value-type="time" office:time-value="PT01H23M11.438S" calcext:value-type="time">
            <text:p>01:2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47.39" calcext:value-type="float">
            <text:p>347.39</text:p>
          </table:table-cell>
          <table:table-cell office:value-type="float" office:value="439.36" calcext:value-type="float">
            <text:p>439.36</text:p>
          </table:table-cell>
        </table:table-row>
        <table:table-row table:style-name="ro1">
          <table:table-cell office:value-type="float" office:value="5007438" calcext:value-type="float">
            <text:p>5007438</text:p>
          </table:table-cell>
          <table:table-cell table:formula="of:=[.A315]/1000/(60*60*24)" office:value-type="time" office:time-value="PT01H23M27.438S" calcext:value-type="time">
            <text:p>01:2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48.48" calcext:value-type="float">
            <text:p>348.48</text:p>
          </table:table-cell>
          <table:table-cell office:value-type="float" office:value="440.72" calcext:value-type="float">
            <text:p>440.72</text:p>
          </table:table-cell>
        </table:table-row>
        <table:table-row table:style-name="ro1">
          <table:table-cell office:value-type="float" office:value="5023438" calcext:value-type="float">
            <text:p>5023438</text:p>
          </table:table-cell>
          <table:table-cell table:formula="of:=[.A316]/1000/(60*60*24)" office:value-type="time" office:time-value="PT01H23M43.438S" calcext:value-type="time">
            <text:p>01:2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49.57" calcext:value-type="float">
            <text:p>349.57</text:p>
          </table:table-cell>
          <table:table-cell office:value-type="float" office:value="442.07" calcext:value-type="float">
            <text:p>442.07</text:p>
          </table:table-cell>
        </table:table-row>
        <table:table-row table:style-name="ro1">
          <table:table-cell office:value-type="float" office:value="5039438" calcext:value-type="float">
            <text:p>5039438</text:p>
          </table:table-cell>
          <table:table-cell table:formula="of:=[.A317]/1000/(60*60*24)" office:value-type="time" office:time-value="PT01H23M59.438S" calcext:value-type="time">
            <text:p>01:2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350.66" calcext:value-type="float">
            <text:p>350.66</text:p>
          </table:table-cell>
          <table:table-cell office:value-type="float" office:value="443.42" calcext:value-type="float">
            <text:p>443.42</text:p>
          </table:table-cell>
        </table:table-row>
        <table:table-row table:style-name="ro1">
          <table:table-cell office:value-type="float" office:value="5055438" calcext:value-type="float">
            <text:p>5055438</text:p>
          </table:table-cell>
          <table:table-cell table:formula="of:=[.A318]/1000/(60*60*24)" office:value-type="time" office:time-value="PT01H24M15.438S" calcext:value-type="time">
            <text:p>01:2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7" calcext:value-type="float">
            <text:p>245.7</text:p>
          </table:table-cell>
          <table:table-cell office:value-type="float" office:value="304.81" calcext:value-type="float">
            <text:p>304.81</text:p>
          </table:table-cell>
          <table:table-cell office:value-type="float" office:value="351.75" calcext:value-type="float">
            <text:p>351.75</text:p>
          </table:table-cell>
          <table:table-cell office:value-type="float" office:value="444.78" calcext:value-type="float">
            <text:p>444.78</text:p>
          </table:table-cell>
        </table:table-row>
        <table:table-row table:style-name="ro1">
          <table:table-cell office:value-type="float" office:value="5071438" calcext:value-type="float">
            <text:p>5071438</text:p>
          </table:table-cell>
          <table:table-cell table:formula="of:=[.A319]/1000/(60*60*24)" office:value-type="time" office:time-value="PT01H24M31.438S" calcext:value-type="time">
            <text:p>01:2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52.84" calcext:value-type="float">
            <text:p>352.84</text:p>
          </table:table-cell>
          <table:table-cell office:value-type="float" office:value="446.13" calcext:value-type="float">
            <text:p>446.13</text:p>
          </table:table-cell>
        </table:table-row>
        <table:table-row table:style-name="ro1">
          <table:table-cell office:value-type="float" office:value="5087437" calcext:value-type="float">
            <text:p>5087437</text:p>
          </table:table-cell>
          <table:table-cell table:formula="of:=[.A320]/1000/(60*60*24)" office:value-type="time" office:time-value="PT01H24M47.437S" calcext:value-type="time">
            <text:p>01:2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53.94" calcext:value-type="float">
            <text:p>353.94</text:p>
          </table:table-cell>
          <table:table-cell office:value-type="float" office:value="447.48" calcext:value-type="float">
            <text:p>447.48</text:p>
          </table:table-cell>
        </table:table-row>
        <table:table-row table:style-name="ro1">
          <table:table-cell office:value-type="float" office:value="5103438" calcext:value-type="float">
            <text:p>5103438</text:p>
          </table:table-cell>
          <table:table-cell table:formula="of:=[.A321]/1000/(60*60*24)" office:value-type="time" office:time-value="PT01H25M03.438S" calcext:value-type="time">
            <text:p>01:2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4.68" calcext:value-type="float">
            <text:p>304.68</text:p>
          </table:table-cell>
          <table:table-cell office:value-type="float" office:value="355.03" calcext:value-type="float">
            <text:p>355.03</text:p>
          </table:table-cell>
          <table:table-cell office:value-type="float" office:value="448.84" calcext:value-type="float">
            <text:p>448.84</text:p>
          </table:table-cell>
        </table:table-row>
        <table:table-row table:style-name="ro1">
          <table:table-cell office:value-type="float" office:value="5119438" calcext:value-type="float">
            <text:p>5119438</text:p>
          </table:table-cell>
          <table:table-cell table:formula="of:=[.A322]/1000/(60*60*24)" office:value-type="time" office:time-value="PT01H25M19.438S" calcext:value-type="time">
            <text:p>01:2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356.12" calcext:value-type="float">
            <text:p>356.12</text:p>
          </table:table-cell>
          <table:table-cell office:value-type="float" office:value="450.19" calcext:value-type="float">
            <text:p>450.19</text:p>
          </table:table-cell>
        </table:table-row>
        <table:table-row table:style-name="ro1">
          <table:table-cell office:value-type="float" office:value="5135438" calcext:value-type="float">
            <text:p>5135438</text:p>
          </table:table-cell>
          <table:table-cell table:formula="of:=[.A323]/1000/(60*60*24)" office:value-type="time" office:time-value="PT01H25M35.438S" calcext:value-type="time">
            <text:p>01:2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357.21" calcext:value-type="float">
            <text:p>357.21</text:p>
          </table:table-cell>
          <table:table-cell office:value-type="float" office:value="451.54" calcext:value-type="float">
            <text:p>451.54</text:p>
          </table:table-cell>
        </table:table-row>
        <table:table-row table:style-name="ro1">
          <table:table-cell office:value-type="float" office:value="5151438" calcext:value-type="float">
            <text:p>5151438</text:p>
          </table:table-cell>
          <table:table-cell table:formula="of:=[.A324]/1000/(60*60*24)" office:value-type="time" office:time-value="PT01H25M51.438S" calcext:value-type="time">
            <text:p>01:2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358.3" calcext:value-type="float">
            <text:p>358.3</text:p>
          </table:table-cell>
          <table:table-cell office:value-type="float" office:value="452.89" calcext:value-type="float">
            <text:p>452.89</text:p>
          </table:table-cell>
        </table:table-row>
        <table:table-row table:style-name="ro1">
          <table:table-cell office:value-type="float" office:value="5167438" calcext:value-type="float">
            <text:p>5167438</text:p>
          </table:table-cell>
          <table:table-cell table:formula="of:=[.A325]/1000/(60*60*24)" office:value-type="time" office:time-value="PT01H26M07.438S" calcext:value-type="time">
            <text:p>01:2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359.39" calcext:value-type="float">
            <text:p>359.39</text:p>
          </table:table-cell>
          <table:table-cell office:value-type="float" office:value="454.25" calcext:value-type="float">
            <text:p>454.25</text:p>
          </table:table-cell>
        </table:table-row>
        <table:table-row table:style-name="ro1">
          <table:table-cell office:value-type="float" office:value="5183438" calcext:value-type="float">
            <text:p>5183438</text:p>
          </table:table-cell>
          <table:table-cell table:formula="of:=[.A326]/1000/(60*60*24)" office:value-type="time" office:time-value="PT01H26M23.438S" calcext:value-type="time">
            <text:p>01:2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6" calcext:value-type="float">
            <text:p>245.6</text:p>
          </table:table-cell>
          <table:table-cell office:value-type="float" office:value="303.7" calcext:value-type="float">
            <text:p>303.7</text:p>
          </table:table-cell>
          <table:table-cell office:value-type="float" office:value="360.49" calcext:value-type="float">
            <text:p>360.49</text:p>
          </table:table-cell>
          <table:table-cell office:value-type="float" office:value="455.6" calcext:value-type="float">
            <text:p>455.6</text:p>
          </table:table-cell>
        </table:table-row>
        <table:table-row table:style-name="ro1">
          <table:table-cell office:value-type="float" office:value="5199438" calcext:value-type="float">
            <text:p>5199438</text:p>
          </table:table-cell>
          <table:table-cell table:formula="of:=[.A327]/1000/(60*60*24)" office:value-type="time" office:time-value="PT01H26M39.438S" calcext:value-type="time">
            <text:p>01:2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61.58" calcext:value-type="float">
            <text:p>361.58</text:p>
          </table:table-cell>
          <table:table-cell office:value-type="float" office:value="456.95" calcext:value-type="float">
            <text:p>456.95</text:p>
          </table:table-cell>
        </table:table-row>
        <table:table-row table:style-name="ro1">
          <table:table-cell office:value-type="float" office:value="5215438" calcext:value-type="float">
            <text:p>5215438</text:p>
          </table:table-cell>
          <table:table-cell table:formula="of:=[.A328]/1000/(60*60*24)" office:value-type="time" office:time-value="PT01H26M55.438S" calcext:value-type="time">
            <text:p>01:2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362.67" calcext:value-type="float">
            <text:p>362.67</text:p>
          </table:table-cell>
          <table:table-cell office:value-type="float" office:value="458.3" calcext:value-type="float">
            <text:p>458.3</text:p>
          </table:table-cell>
        </table:table-row>
        <table:table-row table:style-name="ro1">
          <table:table-cell office:value-type="float" office:value="5231438" calcext:value-type="float">
            <text:p>5231438</text:p>
          </table:table-cell>
          <table:table-cell table:formula="of:=[.A329]/1000/(60*60*24)" office:value-type="time" office:time-value="PT01H27M11.438S" calcext:value-type="time">
            <text:p>01:2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363.76" calcext:value-type="float">
            <text:p>363.76</text:p>
          </table:table-cell>
          <table:table-cell office:value-type="float" office:value="459.65" calcext:value-type="float">
            <text:p>459.65</text:p>
          </table:table-cell>
        </table:table-row>
        <table:table-row table:style-name="ro1">
          <table:table-cell office:value-type="float" office:value="5247438" calcext:value-type="float">
            <text:p>5247438</text:p>
          </table:table-cell>
          <table:table-cell table:formula="of:=[.A330]/1000/(60*60*24)" office:value-type="time" office:time-value="PT01H27M27.438S" calcext:value-type="time">
            <text:p>01:2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64.85" calcext:value-type="float">
            <text:p>364.85</text:p>
          </table:table-cell>
          <table:table-cell office:value-type="float" office:value="461" calcext:value-type="float">
            <text:p>461</text:p>
          </table:table-cell>
        </table:table-row>
        <table:table-row table:style-name="ro1">
          <table:table-cell office:value-type="float" office:value="5263438" calcext:value-type="float">
            <text:p>5263438</text:p>
          </table:table-cell>
          <table:table-cell table:formula="of:=[.A331]/1000/(60*60*24)" office:value-type="time" office:time-value="PT01H27M43.438S" calcext:value-type="time">
            <text:p>01:2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65.94" calcext:value-type="float">
            <text:p>365.94</text:p>
          </table:table-cell>
          <table:table-cell office:value-type="float" office:value="462.35" calcext:value-type="float">
            <text:p>462.35</text:p>
          </table:table-cell>
        </table:table-row>
        <table:table-row table:style-name="ro1">
          <table:table-cell office:value-type="float" office:value="5279438" calcext:value-type="float">
            <text:p>5279438</text:p>
          </table:table-cell>
          <table:table-cell table:formula="of:=[.A332]/1000/(60*60*24)" office:value-type="time" office:time-value="PT01H27M59.438S" calcext:value-type="time">
            <text:p>01:2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367.03" calcext:value-type="float">
            <text:p>367.03</text:p>
          </table:table-cell>
          <table:table-cell office:value-type="float" office:value="463.71" calcext:value-type="float">
            <text:p>463.71</text:p>
          </table:table-cell>
        </table:table-row>
        <table:table-row table:style-name="ro1">
          <table:table-cell office:value-type="float" office:value="5295437" calcext:value-type="float">
            <text:p>5295437</text:p>
          </table:table-cell>
          <table:table-cell table:formula="of:=[.A333]/1000/(60*60*24)" office:value-type="time" office:time-value="PT01H28M15.437S" calcext:value-type="time">
            <text:p>01:2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68.12" calcext:value-type="float">
            <text:p>368.12</text:p>
          </table:table-cell>
          <table:table-cell office:value-type="float" office:value="465.06" calcext:value-type="float">
            <text:p>465.06</text:p>
          </table:table-cell>
        </table:table-row>
        <table:table-row table:style-name="ro1">
          <table:table-cell office:value-type="float" office:value="5311438" calcext:value-type="float">
            <text:p>5311438</text:p>
          </table:table-cell>
          <table:table-cell table:formula="of:=[.A334]/1000/(60*60*24)" office:value-type="time" office:time-value="PT01H28M31.438S" calcext:value-type="time">
            <text:p>01:2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4.56" calcext:value-type="float">
            <text:p>304.56</text:p>
          </table:table-cell>
          <table:table-cell office:value-type="float" office:value="369.22" calcext:value-type="float">
            <text:p>369.22</text:p>
          </table:table-cell>
          <table:table-cell office:value-type="float" office:value="466.41" calcext:value-type="float">
            <text:p>466.41</text:p>
          </table:table-cell>
        </table:table-row>
        <table:table-row table:style-name="ro1">
          <table:table-cell office:value-type="float" office:value="5327438" calcext:value-type="float">
            <text:p>5327438</text:p>
          </table:table-cell>
          <table:table-cell table:formula="of:=[.A335]/1000/(60*60*24)" office:value-type="time" office:time-value="PT01H28M47.438S" calcext:value-type="time">
            <text:p>01:28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5" calcext:value-type="float">
            <text:p>245.5</text:p>
          </table:table-cell>
          <table:table-cell office:value-type="float" office:value="303.57" calcext:value-type="float">
            <text:p>303.57</text:p>
          </table:table-cell>
          <table:table-cell office:value-type="float" office:value="370.31" calcext:value-type="float">
            <text:p>370.31</text:p>
          </table:table-cell>
          <table:table-cell office:value-type="float" office:value="467.76" calcext:value-type="float">
            <text:p>467.76</text:p>
          </table:table-cell>
        </table:table-row>
        <table:table-row table:style-name="ro1">
          <table:table-cell office:value-type="float" office:value="5343437" calcext:value-type="float">
            <text:p>5343437</text:p>
          </table:table-cell>
          <table:table-cell table:formula="of:=[.A336]/1000/(60*60*24)" office:value-type="time" office:time-value="PT01H29M03.437S" calcext:value-type="time">
            <text:p>01:29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71.4" calcext:value-type="float">
            <text:p>371.4</text:p>
          </table:table-cell>
          <table:table-cell office:value-type="float" office:value="469.11" calcext:value-type="float">
            <text:p>469.11</text:p>
          </table:table-cell>
        </table:table-row>
        <table:table-row table:style-name="ro1">
          <table:table-cell office:value-type="float" office:value="5359438" calcext:value-type="float">
            <text:p>5359438</text:p>
          </table:table-cell>
          <table:table-cell table:formula="of:=[.A337]/1000/(60*60*24)" office:value-type="time" office:time-value="PT01H29M19.438S" calcext:value-type="time">
            <text:p>01:2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4" calcext:value-type="float">
            <text:p>303.44</text:p>
          </table:table-cell>
          <table:table-cell office:value-type="float" office:value="372.49" calcext:value-type="float">
            <text:p>372.49</text:p>
          </table:table-cell>
          <table:table-cell office:value-type="float" office:value="470.46" calcext:value-type="float">
            <text:p>470.46</text:p>
          </table:table-cell>
        </table:table-row>
        <table:table-row table:style-name="ro1">
          <table:table-cell office:value-type="float" office:value="5375438" calcext:value-type="float">
            <text:p>5375438</text:p>
          </table:table-cell>
          <table:table-cell table:formula="of:=[.A338]/1000/(60*60*24)" office:value-type="time" office:time-value="PT01H29M35.438S" calcext:value-type="time">
            <text:p>01:2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73.58" calcext:value-type="float">
            <text:p>373.58</text:p>
          </table:table-cell>
          <table:table-cell office:value-type="float" office:value="471.8" calcext:value-type="float">
            <text:p>471.8</text:p>
          </table:table-cell>
        </table:table-row>
        <table:table-row table:style-name="ro1">
          <table:table-cell office:value-type="float" office:value="5391438" calcext:value-type="float">
            <text:p>5391438</text:p>
          </table:table-cell>
          <table:table-cell table:formula="of:=[.A339]/1000/(60*60*24)" office:value-type="time" office:time-value="PT01H29M51.438S" calcext:value-type="time">
            <text:p>01:2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74.67" calcext:value-type="float">
            <text:p>374.67</text:p>
          </table:table-cell>
          <table:table-cell office:value-type="float" office:value="473.15" calcext:value-type="float">
            <text:p>473.15</text:p>
          </table:table-cell>
        </table:table-row>
        <table:table-row table:style-name="ro1">
          <table:table-cell office:value-type="float" office:value="5407438" calcext:value-type="float">
            <text:p>5407438</text:p>
          </table:table-cell>
          <table:table-cell table:formula="of:=[.A340]/1000/(60*60*24)" office:value-type="time" office:time-value="PT01H30M07.438S" calcext:value-type="time">
            <text:p>01:30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5" calcext:value-type="float">
            <text:p>303.45</text:p>
          </table:table-cell>
          <table:table-cell office:value-type="float" office:value="375.76" calcext:value-type="float">
            <text:p>375.76</text:p>
          </table:table-cell>
          <table:table-cell office:value-type="float" office:value="474.5" calcext:value-type="float">
            <text:p>474.5</text:p>
          </table:table-cell>
        </table:table-row>
        <table:table-row table:style-name="ro1">
          <table:table-cell office:value-type="float" office:value="5423438" calcext:value-type="float">
            <text:p>5423438</text:p>
          </table:table-cell>
          <table:table-cell table:formula="of:=[.A341]/1000/(60*60*24)" office:value-type="time" office:time-value="PT01H30M23.438S" calcext:value-type="time">
            <text:p>01:30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4" calcext:value-type="float">
            <text:p>245.4</text:p>
          </table:table-cell>
          <table:table-cell office:value-type="float" office:value="303.44" calcext:value-type="float">
            <text:p>303.44</text:p>
          </table:table-cell>
          <table:table-cell office:value-type="float" office:value="376.85" calcext:value-type="float">
            <text:p>376.85</text:p>
          </table:table-cell>
          <table:table-cell office:value-type="float" office:value="475.85" calcext:value-type="float">
            <text:p>475.85</text:p>
          </table:table-cell>
        </table:table-row>
        <table:table-row table:style-name="ro1">
          <table:table-cell office:value-type="float" office:value="5439438" calcext:value-type="float">
            <text:p>5439438</text:p>
          </table:table-cell>
          <table:table-cell table:formula="of:=[.A342]/1000/(60*60*24)" office:value-type="time" office:time-value="PT01H30M39.438S" calcext:value-type="time">
            <text:p>01:3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77.94" calcext:value-type="float">
            <text:p>377.94</text:p>
          </table:table-cell>
          <table:table-cell office:value-type="float" office:value="477.2" calcext:value-type="float">
            <text:p>477.2</text:p>
          </table:table-cell>
        </table:table-row>
        <table:table-row table:style-name="ro1">
          <table:table-cell office:value-type="float" office:value="5455438" calcext:value-type="float">
            <text:p>5455438</text:p>
          </table:table-cell>
          <table:table-cell table:formula="of:=[.A343]/1000/(60*60*24)" office:value-type="time" office:time-value="PT01H30M55.438S" calcext:value-type="time">
            <text:p>01:30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79.03" calcext:value-type="float">
            <text:p>379.03</text:p>
          </table:table-cell>
          <table:table-cell office:value-type="float" office:value="478.55" calcext:value-type="float">
            <text:p>478.55</text:p>
          </table:table-cell>
        </table:table-row>
        <table:table-row table:style-name="ro1">
          <table:table-cell office:value-type="float" office:value="5471438" calcext:value-type="float">
            <text:p>5471438</text:p>
          </table:table-cell>
          <table:table-cell table:formula="of:=[.A344]/1000/(60*60*24)" office:value-type="time" office:time-value="PT01H31M11.438S" calcext:value-type="time">
            <text:p>01:31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80.12" calcext:value-type="float">
            <text:p>380.12</text:p>
          </table:table-cell>
          <table:table-cell office:value-type="float" office:value="479.9" calcext:value-type="float">
            <text:p>479.9</text:p>
          </table:table-cell>
        </table:table-row>
        <table:table-row table:style-name="ro1">
          <table:table-cell office:value-type="float" office:value="5487438" calcext:value-type="float">
            <text:p>5487438</text:p>
          </table:table-cell>
          <table:table-cell table:formula="of:=[.A345]/1000/(60*60*24)" office:value-type="time" office:time-value="PT01H31M27.438S" calcext:value-type="time">
            <text:p>01:3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81.21" calcext:value-type="float">
            <text:p>381.21</text:p>
          </table:table-cell>
          <table:table-cell office:value-type="float" office:value="481.25" calcext:value-type="float">
            <text:p>481.25</text:p>
          </table:table-cell>
        </table:table-row>
        <table:table-row table:style-name="ro1">
          <table:table-cell office:value-type="float" office:value="5503438" calcext:value-type="float">
            <text:p>5503438</text:p>
          </table:table-cell>
          <table:table-cell table:formula="of:=[.A346]/1000/(60*60*24)" office:value-type="time" office:time-value="PT01H31M43.438S" calcext:value-type="time">
            <text:p>01:31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82.3" calcext:value-type="float">
            <text:p>382.3</text:p>
          </table:table-cell>
          <table:table-cell office:value-type="float" office:value="482.6" calcext:value-type="float">
            <text:p>482.6</text:p>
          </table:table-cell>
        </table:table-row>
        <table:table-row table:style-name="ro1">
          <table:table-cell office:value-type="float" office:value="5519438" calcext:value-type="float">
            <text:p>5519438</text:p>
          </table:table-cell>
          <table:table-cell table:formula="of:=[.A347]/1000/(60*60*24)" office:value-type="time" office:time-value="PT01H31M59.438S" calcext:value-type="time">
            <text:p>01:3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83.39" calcext:value-type="float">
            <text:p>383.39</text:p>
          </table:table-cell>
          <table:table-cell office:value-type="float" office:value="483.95" calcext:value-type="float">
            <text:p>483.95</text:p>
          </table:table-cell>
        </table:table-row>
        <table:table-row table:style-name="ro1">
          <table:table-cell office:value-type="float" office:value="5535438" calcext:value-type="float">
            <text:p>5535438</text:p>
          </table:table-cell>
          <table:table-cell table:formula="of:=[.A348]/1000/(60*60*24)" office:value-type="time" office:time-value="PT01H32M15.438S" calcext:value-type="time">
            <text:p>01:32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84.48" calcext:value-type="float">
            <text:p>384.48</text:p>
          </table:table-cell>
          <table:table-cell office:value-type="float" office:value="485.3" calcext:value-type="float">
            <text:p>485.3</text:p>
          </table:table-cell>
        </table:table-row>
        <table:table-row table:style-name="ro1">
          <table:table-cell office:value-type="float" office:value="5551438" calcext:value-type="float">
            <text:p>5551438</text:p>
          </table:table-cell>
          <table:table-cell table:formula="of:=[.A349]/1000/(60*60*24)" office:value-type="time" office:time-value="PT01H32M31.438S" calcext:value-type="time">
            <text:p>01:3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85.57" calcext:value-type="float">
            <text:p>385.57</text:p>
          </table:table-cell>
          <table:table-cell office:value-type="float" office:value="486.64" calcext:value-type="float">
            <text:p>486.64</text:p>
          </table:table-cell>
        </table:table-row>
        <table:table-row table:style-name="ro1">
          <table:table-cell office:value-type="float" office:value="5567438" calcext:value-type="float">
            <text:p>5567438</text:p>
          </table:table-cell>
          <table:table-cell table:formula="of:=[.A350]/1000/(60*60*24)" office:value-type="time" office:time-value="PT01H32M47.438S" calcext:value-type="time">
            <text:p>01:32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86.66" calcext:value-type="float">
            <text:p>386.66</text:p>
          </table:table-cell>
          <table:table-cell office:value-type="float" office:value="487.99" calcext:value-type="float">
            <text:p>487.99</text:p>
          </table:table-cell>
        </table:table-row>
        <table:table-row table:style-name="ro1">
          <table:table-cell office:value-type="float" office:value="5583438" calcext:value-type="float">
            <text:p>5583438</text:p>
          </table:table-cell>
          <table:table-cell table:formula="of:=[.A351]/1000/(60*60*24)" office:value-type="time" office:time-value="PT01H33M03.438S" calcext:value-type="time">
            <text:p>01:33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2" calcext:value-type="float">
            <text:p>303.2</text:p>
          </table:table-cell>
          <table:table-cell office:value-type="float" office:value="387.75" calcext:value-type="float">
            <text:p>387.75</text:p>
          </table:table-cell>
          <table:table-cell office:value-type="float" office:value="489.34" calcext:value-type="float">
            <text:p>489.34</text:p>
          </table:table-cell>
        </table:table-row>
        <table:table-row table:style-name="ro1">
          <table:table-cell office:value-type="float" office:value="5599438" calcext:value-type="float">
            <text:p>5599438</text:p>
          </table:table-cell>
          <table:table-cell table:formula="of:=[.A352]/1000/(60*60*24)" office:value-type="time" office:time-value="PT01H33M19.438S" calcext:value-type="time">
            <text:p>01:3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88.84" calcext:value-type="float">
            <text:p>388.84</text:p>
          </table:table-cell>
          <table:table-cell office:value-type="float" office:value="490.69" calcext:value-type="float">
            <text:p>490.69</text:p>
          </table:table-cell>
        </table:table-row>
        <table:table-row table:style-name="ro1">
          <table:table-cell office:value-type="float" office:value="5615438" calcext:value-type="float">
            <text:p>5615438</text:p>
          </table:table-cell>
          <table:table-cell table:formula="of:=[.A353]/1000/(60*60*24)" office:value-type="time" office:time-value="PT01H33M35.438S" calcext:value-type="time">
            <text:p>01:3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89.93" calcext:value-type="float">
            <text:p>389.93</text:p>
          </table:table-cell>
          <table:table-cell office:value-type="float" office:value="492.04" calcext:value-type="float">
            <text:p>492.04</text:p>
          </table:table-cell>
        </table:table-row>
        <table:table-row table:style-name="ro1">
          <table:table-cell office:value-type="float" office:value="5631438" calcext:value-type="float">
            <text:p>5631438</text:p>
          </table:table-cell>
          <table:table-cell table:formula="of:=[.A354]/1000/(60*60*24)" office:value-type="time" office:time-value="PT01H33M51.438S" calcext:value-type="time">
            <text:p>01:33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91.02" calcext:value-type="float">
            <text:p>391.02</text:p>
          </table:table-cell>
          <table:table-cell office:value-type="float" office:value="493.38" calcext:value-type="float">
            <text:p>493.38</text:p>
          </table:table-cell>
        </table:table-row>
        <table:table-row table:style-name="ro1">
          <table:table-cell office:value-type="float" office:value="5647438" calcext:value-type="float">
            <text:p>5647438</text:p>
          </table:table-cell>
          <table:table-cell table:formula="of:=[.A355]/1000/(60*60*24)" office:value-type="time" office:time-value="PT01H34M07.438S" calcext:value-type="time">
            <text:p>01:3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92.11" calcext:value-type="float">
            <text:p>392.11</text:p>
          </table:table-cell>
          <table:table-cell office:value-type="float" office:value="494.73" calcext:value-type="float">
            <text:p>494.73</text:p>
          </table:table-cell>
        </table:table-row>
        <table:table-row table:style-name="ro1">
          <table:table-cell office:value-type="float" office:value="5663438" calcext:value-type="float">
            <text:p>5663438</text:p>
          </table:table-cell>
          <table:table-cell table:formula="of:=[.A356]/1000/(60*60*24)" office:value-type="time" office:time-value="PT01H34M23.438S" calcext:value-type="time">
            <text:p>01:34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93.2" calcext:value-type="float">
            <text:p>393.2</text:p>
          </table:table-cell>
          <table:table-cell office:value-type="float" office:value="496.08" calcext:value-type="float">
            <text:p>496.08</text:p>
          </table:table-cell>
        </table:table-row>
        <table:table-row table:style-name="ro1">
          <table:table-cell office:value-type="float" office:value="5679437" calcext:value-type="float">
            <text:p>5679437</text:p>
          </table:table-cell>
          <table:table-cell table:formula="of:=[.A357]/1000/(60*60*24)" office:value-type="time" office:time-value="PT01H34M39.437S" calcext:value-type="time">
            <text:p>01:3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3" calcext:value-type="float">
            <text:p>245.3</text:p>
          </table:table-cell>
          <table:table-cell office:value-type="float" office:value="303.32" calcext:value-type="float">
            <text:p>303.32</text:p>
          </table:table-cell>
          <table:table-cell office:value-type="float" office:value="394.29" calcext:value-type="float">
            <text:p>394.29</text:p>
          </table:table-cell>
          <table:table-cell office:value-type="float" office:value="497.43" calcext:value-type="float">
            <text:p>497.43</text:p>
          </table:table-cell>
        </table:table-row>
        <table:table-row table:style-name="ro1">
          <table:table-cell office:value-type="float" office:value="5695438" calcext:value-type="float">
            <text:p>5695438</text:p>
          </table:table-cell>
          <table:table-cell table:formula="of:=[.A358]/1000/(60*60*24)" office:value-type="time" office:time-value="PT01H34M55.438S" calcext:value-type="time">
            <text:p>01:34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95.38" calcext:value-type="float">
            <text:p>395.38</text:p>
          </table:table-cell>
          <table:table-cell office:value-type="float" office:value="498.78" calcext:value-type="float">
            <text:p>498.78</text:p>
          </table:table-cell>
        </table:table-row>
        <table:table-row table:style-name="ro1">
          <table:table-cell office:value-type="float" office:value="5711438" calcext:value-type="float">
            <text:p>5711438</text:p>
          </table:table-cell>
          <table:table-cell table:formula="of:=[.A359]/1000/(60*60*24)" office:value-type="time" office:time-value="PT01H35M11.438S" calcext:value-type="time">
            <text:p>01:35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96.47" calcext:value-type="float">
            <text:p>396.47</text:p>
          </table:table-cell>
          <table:table-cell office:value-type="float" office:value="500.12" calcext:value-type="float">
            <text:p>500.12</text:p>
          </table:table-cell>
        </table:table-row>
        <table:table-row table:style-name="ro1">
          <table:table-cell office:value-type="float" office:value="5727438" calcext:value-type="float">
            <text:p>5727438</text:p>
          </table:table-cell>
          <table:table-cell table:formula="of:=[.A360]/1000/(60*60*24)" office:value-type="time" office:time-value="PT01H35M27.438S" calcext:value-type="time">
            <text:p>01:35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397.56" calcext:value-type="float">
            <text:p>397.56</text:p>
          </table:table-cell>
          <table:table-cell office:value-type="float" office:value="501.47" calcext:value-type="float">
            <text:p>501.47</text:p>
          </table:table-cell>
        </table:table-row>
        <table:table-row table:style-name="ro1">
          <table:table-cell office:value-type="float" office:value="5743438" calcext:value-type="float">
            <text:p>5743438</text:p>
          </table:table-cell>
          <table:table-cell table:formula="of:=[.A361]/1000/(60*60*24)" office:value-type="time" office:time-value="PT01H35M43.438S" calcext:value-type="time">
            <text:p>01:3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98.65" calcext:value-type="float">
            <text:p>398.65</text:p>
          </table:table-cell>
          <table:table-cell office:value-type="float" office:value="502.82" calcext:value-type="float">
            <text:p>502.82</text:p>
          </table:table-cell>
        </table:table-row>
        <table:table-row table:style-name="ro1">
          <table:table-cell office:value-type="float" office:value="5759438" calcext:value-type="float">
            <text:p>5759438</text:p>
          </table:table-cell>
          <table:table-cell table:formula="of:=[.A362]/1000/(60*60*24)" office:value-type="time" office:time-value="PT01H35M59.438S" calcext:value-type="time">
            <text:p>01:35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399.74" calcext:value-type="float">
            <text:p>399.74</text:p>
          </table:table-cell>
          <table:table-cell office:value-type="float" office:value="504.17" calcext:value-type="float">
            <text:p>504.17</text:p>
          </table:table-cell>
        </table:table-row>
        <table:table-row table:style-name="ro1">
          <table:table-cell office:value-type="float" office:value="5775438" calcext:value-type="float">
            <text:p>5775438</text:p>
          </table:table-cell>
          <table:table-cell table:formula="of:=[.A363]/1000/(60*60*24)" office:value-type="time" office:time-value="PT01H36M15.438S" calcext:value-type="time">
            <text:p>01:3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00.83" calcext:value-type="float">
            <text:p>400.83</text:p>
          </table:table-cell>
          <table:table-cell office:value-type="float" office:value="505.51" calcext:value-type="float">
            <text:p>505.51</text:p>
          </table:table-cell>
        </table:table-row>
        <table:table-row table:style-name="ro1">
          <table:table-cell office:value-type="float" office:value="5791438" calcext:value-type="float">
            <text:p>5791438</text:p>
          </table:table-cell>
          <table:table-cell table:formula="of:=[.A364]/1000/(60*60*24)" office:value-type="time" office:time-value="PT01H36M31.438S" calcext:value-type="time">
            <text:p>01:3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.2" calcext:value-type="float">
            <text:p>245.2</text:p>
          </table:table-cell>
          <table:table-cell office:value-type="float" office:value="303.19" calcext:value-type="float">
            <text:p>303.19</text:p>
          </table:table-cell>
          <table:table-cell office:value-type="float" office:value="401.92" calcext:value-type="float">
            <text:p>401.92</text:p>
          </table:table-cell>
          <table:table-cell office:value-type="float" office:value="506.86" calcext:value-type="float">
            <text:p>506.86</text:p>
          </table:table-cell>
        </table:table-row>
        <table:table-row table:style-name="ro1">
          <table:table-cell office:value-type="float" office:value="5807438" calcext:value-type="float">
            <text:p>5807438</text:p>
          </table:table-cell>
          <table:table-cell table:formula="of:=[.A365]/1000/(60*60*24)" office:value-type="time" office:time-value="PT01H36M47.438S" calcext:value-type="time">
            <text:p>01:36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4.05" calcext:value-type="float">
            <text:p>304.05</text:p>
          </table:table-cell>
          <table:table-cell office:value-type="float" office:value="403.01" calcext:value-type="float">
            <text:p>403.01</text:p>
          </table:table-cell>
          <table:table-cell office:value-type="float" office:value="508.21" calcext:value-type="float">
            <text:p>508.21</text:p>
          </table:table-cell>
        </table:table-row>
        <table:table-row table:style-name="ro1">
          <table:table-cell office:value-type="float" office:value="5823438" calcext:value-type="float">
            <text:p>5823438</text:p>
          </table:table-cell>
          <table:table-cell table:formula="of:=[.A366]/1000/(60*60*24)" office:value-type="time" office:time-value="PT01H37M03.438S" calcext:value-type="time">
            <text:p>01:37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04.1" calcext:value-type="float">
            <text:p>404.1</text:p>
          </table:table-cell>
          <table:table-cell office:value-type="float" office:value="509.55" calcext:value-type="float">
            <text:p>509.55</text:p>
          </table:table-cell>
        </table:table-row>
        <table:table-row table:style-name="ro1">
          <table:table-cell office:value-type="float" office:value="5839438" calcext:value-type="float">
            <text:p>5839438</text:p>
          </table:table-cell>
          <table:table-cell table:formula="of:=[.A367]/1000/(60*60*24)" office:value-type="time" office:time-value="PT01H37M19.438S" calcext:value-type="time">
            <text:p>01:3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05.19" calcext:value-type="float">
            <text:p>405.19</text:p>
          </table:table-cell>
          <table:table-cell office:value-type="float" office:value="510.9" calcext:value-type="float">
            <text:p>510.9</text:p>
          </table:table-cell>
        </table:table-row>
        <table:table-row table:style-name="ro1">
          <table:table-cell office:value-type="float" office:value="5855438" calcext:value-type="float">
            <text:p>5855438</text:p>
          </table:table-cell>
          <table:table-cell table:formula="of:=[.A368]/1000/(60*60*24)" office:value-type="time" office:time-value="PT01H37M35.438S" calcext:value-type="time">
            <text:p>01:37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06.28" calcext:value-type="float">
            <text:p>406.28</text:p>
          </table:table-cell>
          <table:table-cell office:value-type="float" office:value="512.25" calcext:value-type="float">
            <text:p>512.25</text:p>
          </table:table-cell>
        </table:table-row>
        <table:table-row table:style-name="ro1">
          <table:table-cell office:value-type="float" office:value="5871438" calcext:value-type="float">
            <text:p>5871438</text:p>
          </table:table-cell>
          <table:table-cell table:formula="of:=[.A369]/1000/(60*60*24)" office:value-type="time" office:time-value="PT01H37M51.438S" calcext:value-type="time">
            <text:p>01:37:5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07.37" calcext:value-type="float">
            <text:p>407.37</text:p>
          </table:table-cell>
          <table:table-cell office:value-type="float" office:value="513.6" calcext:value-type="float">
            <text:p>513.6</text:p>
          </table:table-cell>
        </table:table-row>
        <table:table-row table:style-name="ro1">
          <table:table-cell office:value-type="float" office:value="5887438" calcext:value-type="float">
            <text:p>5887438</text:p>
          </table:table-cell>
          <table:table-cell table:formula="of:=[.A370]/1000/(60*60*24)" office:value-type="time" office:time-value="PT01H38M07.438S" calcext:value-type="time">
            <text:p>01:38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08.46" calcext:value-type="float">
            <text:p>408.46</text:p>
          </table:table-cell>
          <table:table-cell office:value-type="float" office:value="514.94" calcext:value-type="float">
            <text:p>514.94</text:p>
          </table:table-cell>
        </table:table-row>
        <table:table-row table:style-name="ro1">
          <table:table-cell office:value-type="float" office:value="5903438" calcext:value-type="float">
            <text:p>5903438</text:p>
          </table:table-cell>
          <table:table-cell table:formula="of:=[.A371]/1000/(60*60*24)" office:value-type="time" office:time-value="PT01H38M23.438S" calcext:value-type="time">
            <text:p>01:38:2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09.55" calcext:value-type="float">
            <text:p>409.55</text:p>
          </table:table-cell>
          <table:table-cell office:value-type="float" office:value="516.29" calcext:value-type="float">
            <text:p>516.29</text:p>
          </table:table-cell>
        </table:table-row>
        <table:table-row table:style-name="ro1">
          <table:table-cell office:value-type="float" office:value="5919438" calcext:value-type="float">
            <text:p>5919438</text:p>
          </table:table-cell>
          <table:table-cell table:formula="of:=[.A372]/1000/(60*60*24)" office:value-type="time" office:time-value="PT01H38M39.438S" calcext:value-type="time">
            <text:p>01:38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10.64" calcext:value-type="float">
            <text:p>410.64</text:p>
          </table:table-cell>
          <table:table-cell office:value-type="float" office:value="517.64" calcext:value-type="float">
            <text:p>517.64</text:p>
          </table:table-cell>
        </table:table-row>
        <table:table-row table:style-name="ro1">
          <table:table-cell office:value-type="float" office:value="5935438" calcext:value-type="float">
            <text:p>5935438</text:p>
          </table:table-cell>
          <table:table-cell table:formula="of:=[.A373]/1000/(60*60*24)" office:value-type="time" office:time-value="PT01H38M55.438S" calcext:value-type="time">
            <text:p>01:38:5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11.73" calcext:value-type="float">
            <text:p>411.73</text:p>
          </table:table-cell>
          <table:table-cell office:value-type="float" office:value="518.98" calcext:value-type="float">
            <text:p>518.98</text:p>
          </table:table-cell>
        </table:table-row>
        <table:table-row table:style-name="ro1">
          <table:table-cell office:value-type="float" office:value="5951438" calcext:value-type="float">
            <text:p>5951438</text:p>
          </table:table-cell>
          <table:table-cell table:formula="of:=[.A374]/1000/(60*60*24)" office:value-type="time" office:time-value="PT01H39M11.438S" calcext:value-type="time">
            <text:p>01:39:11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12.82" calcext:value-type="float">
            <text:p>412.82</text:p>
          </table:table-cell>
          <table:table-cell office:value-type="float" office:value="520.33" calcext:value-type="float">
            <text:p>520.33</text:p>
          </table:table-cell>
        </table:table-row>
        <table:table-row table:style-name="ro1">
          <table:table-cell office:value-type="float" office:value="5967438" calcext:value-type="float">
            <text:p>5967438</text:p>
          </table:table-cell>
          <table:table-cell table:formula="of:=[.A375]/1000/(60*60*24)" office:value-type="time" office:time-value="PT01H39M27.438S" calcext:value-type="time">
            <text:p>01:39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13.9" calcext:value-type="float">
            <text:p>413.9</text:p>
          </table:table-cell>
          <table:table-cell office:value-type="float" office:value="521.67" calcext:value-type="float">
            <text:p>521.67</text:p>
          </table:table-cell>
        </table:table-row>
        <table:table-row table:style-name="ro1">
          <table:table-cell office:value-type="float" office:value="5983438" calcext:value-type="float">
            <text:p>5983438</text:p>
          </table:table-cell>
          <table:table-cell table:formula="of:=[.A376]/1000/(60*60*24)" office:value-type="time" office:time-value="PT01H39M43.438S" calcext:value-type="time">
            <text:p>01:39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14.99" calcext:value-type="float">
            <text:p>414.99</text:p>
          </table:table-cell>
          <table:table-cell office:value-type="float" office:value="523.02" calcext:value-type="float">
            <text:p>523.02</text:p>
          </table:table-cell>
        </table:table-row>
        <table:table-row table:style-name="ro1">
          <table:table-cell office:value-type="float" office:value="5999438" calcext:value-type="float">
            <text:p>5999438</text:p>
          </table:table-cell>
          <table:table-cell table:formula="of:=[.A377]/1000/(60*60*24)" office:value-type="time" office:time-value="PT01H39M59.438S" calcext:value-type="time">
            <text:p>01:39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16.08" calcext:value-type="float">
            <text:p>416.08</text:p>
          </table:table-cell>
          <table:table-cell office:value-type="float" office:value="524.37" calcext:value-type="float">
            <text:p>524.37</text:p>
          </table:table-cell>
        </table:table-row>
        <table:table-row table:style-name="ro1">
          <table:table-cell office:value-type="float" office:value="6015438" calcext:value-type="float">
            <text:p>6015438</text:p>
          </table:table-cell>
          <table:table-cell table:formula="of:=[.A378]/1000/(60*60*24)" office:value-type="time" office:time-value="PT01H40M15.438S" calcext:value-type="time">
            <text:p>01:40:15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17.17" calcext:value-type="float">
            <text:p>417.17</text:p>
          </table:table-cell>
          <table:table-cell office:value-type="float" office:value="525.71" calcext:value-type="float">
            <text:p>525.71</text:p>
          </table:table-cell>
        </table:table-row>
        <table:table-row table:style-name="ro1">
          <table:table-cell office:value-type="float" office:value="6031438" calcext:value-type="float">
            <text:p>6031438</text:p>
          </table:table-cell>
          <table:table-cell table:formula="of:=[.A379]/1000/(60*60*24)" office:value-type="time" office:time-value="PT01H40M31.438S" calcext:value-type="time">
            <text:p>01:40:31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18.26" calcext:value-type="float">
            <text:p>418.26</text:p>
          </table:table-cell>
          <table:table-cell office:value-type="float" office:value="527.06" calcext:value-type="float">
            <text:p>527.06</text:p>
          </table:table-cell>
        </table:table-row>
        <table:table-row table:style-name="ro1">
          <table:table-cell office:value-type="float" office:value="6047438" calcext:value-type="float">
            <text:p>6047438</text:p>
          </table:table-cell>
          <table:table-cell table:formula="of:=[.A380]/1000/(60*60*24)" office:value-type="time" office:time-value="PT01H40M47.438S" calcext:value-type="time">
            <text:p>01:40:47</text:p>
          </table:table-cell>
          <table:table-cell office:value-type="float" office:value="1.24" calcext:value-type="float">
            <text:p>1.24</text:p>
          </table:table-cell>
          <table:table-cell office:value-type="float" office:value="245.1" calcext:value-type="float">
            <text:p>245.1</text:p>
          </table:table-cell>
          <table:table-cell office:value-type="float" office:value="303.07" calcext:value-type="float">
            <text:p>303.07</text:p>
          </table:table-cell>
          <table:table-cell office:value-type="float" office:value="419.35" calcext:value-type="float">
            <text:p>419.35</text:p>
          </table:table-cell>
          <table:table-cell office:value-type="float" office:value="528.41" calcext:value-type="float">
            <text:p>528.41</text:p>
          </table:table-cell>
        </table:table-row>
        <table:table-row table:style-name="ro1">
          <table:table-cell office:value-type="float" office:value="6063438" calcext:value-type="float">
            <text:p>6063438</text:p>
          </table:table-cell>
          <table:table-cell table:formula="of:=[.A381]/1000/(60*60*24)" office:value-type="time" office:time-value="PT01H41M03.438S" calcext:value-type="time">
            <text:p>01:41:0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20.44" calcext:value-type="float">
            <text:p>420.44</text:p>
          </table:table-cell>
          <table:table-cell office:value-type="float" office:value="529.75" calcext:value-type="float">
            <text:p>529.75</text:p>
          </table:table-cell>
        </table:table-row>
        <table:table-row table:style-name="ro1">
          <table:table-cell office:value-type="float" office:value="6079438" calcext:value-type="float">
            <text:p>6079438</text:p>
          </table:table-cell>
          <table:table-cell table:formula="of:=[.A382]/1000/(60*60*24)" office:value-type="time" office:time-value="PT01H41M19.438S" calcext:value-type="time">
            <text:p>01:41:1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21.53" calcext:value-type="float">
            <text:p>421.53</text:p>
          </table:table-cell>
          <table:table-cell office:value-type="float" office:value="531.1" calcext:value-type="float">
            <text:p>531.1</text:p>
          </table:table-cell>
        </table:table-row>
        <table:table-row table:style-name="ro1">
          <table:table-cell office:value-type="float" office:value="6095437" calcext:value-type="float">
            <text:p>6095437</text:p>
          </table:table-cell>
          <table:table-cell table:formula="of:=[.A383]/1000/(60*60*24)" office:value-type="time" office:time-value="PT01H41M35.437S" calcext:value-type="time">
            <text:p>01:41:35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22.62" calcext:value-type="float">
            <text:p>422.62</text:p>
          </table:table-cell>
          <table:table-cell office:value-type="float" office:value="532.44" calcext:value-type="float">
            <text:p>532.44</text:p>
          </table:table-cell>
        </table:table-row>
        <table:table-row table:style-name="ro1">
          <table:table-cell office:value-type="float" office:value="6111438" calcext:value-type="float">
            <text:p>6111438</text:p>
          </table:table-cell>
          <table:table-cell table:formula="of:=[.A384]/1000/(60*60*24)" office:value-type="time" office:time-value="PT01H41M51.438S" calcext:value-type="time">
            <text:p>01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423.71" calcext:value-type="float">
            <text:p>423.71</text:p>
          </table:table-cell>
          <table:table-cell office:value-type="float" office:value="533.79" calcext:value-type="float">
            <text:p>533.79</text:p>
          </table:table-cell>
        </table:table-row>
        <table:table-row table:style-name="ro1">
          <table:table-cell office:value-type="float" office:value="6127438" calcext:value-type="float">
            <text:p>6127438</text:p>
          </table:table-cell>
          <table:table-cell table:formula="of:=[.A385]/1000/(60*60*24)" office:value-type="time" office:time-value="PT01H42M07.438S" calcext:value-type="time">
            <text:p>01:42:0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24.79" calcext:value-type="float">
            <text:p>424.79</text:p>
          </table:table-cell>
          <table:table-cell office:value-type="float" office:value="535.13" calcext:value-type="float">
            <text:p>535.13</text:p>
          </table:table-cell>
        </table:table-row>
        <table:table-row table:style-name="ro1">
          <table:table-cell office:value-type="float" office:value="6143438" calcext:value-type="float">
            <text:p>6143438</text:p>
          </table:table-cell>
          <table:table-cell table:formula="of:=[.A386]/1000/(60*60*24)" office:value-type="time" office:time-value="PT01H42M23.438S" calcext:value-type="time">
            <text:p>01:42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25.88" calcext:value-type="float">
            <text:p>425.88</text:p>
          </table:table-cell>
          <table:table-cell office:value-type="float" office:value="536.48" calcext:value-type="float">
            <text:p>536.48</text:p>
          </table:table-cell>
        </table:table-row>
        <table:table-row table:style-name="ro1">
          <table:table-cell office:value-type="float" office:value="6159438" calcext:value-type="float">
            <text:p>6159438</text:p>
          </table:table-cell>
          <table:table-cell table:formula="of:=[.A387]/1000/(60*60*24)" office:value-type="time" office:time-value="PT01H42M39.438S" calcext:value-type="time">
            <text:p>01:42:3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26.97" calcext:value-type="float">
            <text:p>426.97</text:p>
          </table:table-cell>
          <table:table-cell office:value-type="float" office:value="537.83" calcext:value-type="float">
            <text:p>537.83</text:p>
          </table:table-cell>
        </table:table-row>
        <table:table-row table:style-name="ro1">
          <table:table-cell office:value-type="float" office:value="6175438" calcext:value-type="float">
            <text:p>6175438</text:p>
          </table:table-cell>
          <table:table-cell table:formula="of:=[.A388]/1000/(60*60*24)" office:value-type="time" office:time-value="PT01H42M55.438S" calcext:value-type="time">
            <text:p>01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5" calcext:value-type="float">
            <text:p>245</text:p>
          </table:table-cell>
          <table:table-cell office:value-type="float" office:value="301.96" calcext:value-type="float">
            <text:p>301.96</text:p>
          </table:table-cell>
          <table:table-cell office:value-type="float" office:value="428.06" calcext:value-type="float">
            <text:p>428.06</text:p>
          </table:table-cell>
          <table:table-cell office:value-type="float" office:value="539.17" calcext:value-type="float">
            <text:p>539.17</text:p>
          </table:table-cell>
        </table:table-row>
        <table:table-row table:style-name="ro1">
          <table:table-cell office:value-type="float" office:value="6191438" calcext:value-type="float">
            <text:p>6191438</text:p>
          </table:table-cell>
          <table:table-cell table:formula="of:=[.A389]/1000/(60*60*24)" office:value-type="time" office:time-value="PT01H43M11.438S" calcext:value-type="time">
            <text:p>01:43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29.15" calcext:value-type="float">
            <text:p>429.15</text:p>
          </table:table-cell>
          <table:table-cell office:value-type="float" office:value="540.52" calcext:value-type="float">
            <text:p>540.52</text:p>
          </table:table-cell>
        </table:table-row>
        <table:table-row table:style-name="ro1">
          <table:table-cell office:value-type="float" office:value="6207438" calcext:value-type="float">
            <text:p>6207438</text:p>
          </table:table-cell>
          <table:table-cell table:formula="of:=[.A390]/1000/(60*60*24)" office:value-type="time" office:time-value="PT01H43M27.438S" calcext:value-type="time">
            <text:p>01:43:27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30.24" calcext:value-type="float">
            <text:p>430.24</text:p>
          </table:table-cell>
          <table:table-cell office:value-type="float" office:value="541.86" calcext:value-type="float">
            <text:p>541.86</text:p>
          </table:table-cell>
        </table:table-row>
        <table:table-row table:style-name="ro1">
          <table:table-cell office:value-type="float" office:value="6223438" calcext:value-type="float">
            <text:p>6223438</text:p>
          </table:table-cell>
          <table:table-cell table:formula="of:=[.A391]/1000/(60*60*24)" office:value-type="time" office:time-value="PT01H43M43.438S" calcext:value-type="time">
            <text:p>01:43:43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31.33" calcext:value-type="float">
            <text:p>431.33</text:p>
          </table:table-cell>
          <table:table-cell office:value-type="float" office:value="543.2" calcext:value-type="float">
            <text:p>543.2</text:p>
          </table:table-cell>
        </table:table-row>
        <table:table-row table:style-name="ro1">
          <table:table-cell office:value-type="float" office:value="6239438" calcext:value-type="float">
            <text:p>6239438</text:p>
          </table:table-cell>
          <table:table-cell table:formula="of:=[.A392]/1000/(60*60*24)" office:value-type="time" office:time-value="PT01H43M59.438S" calcext:value-type="time">
            <text:p>01:43:59</text:p>
          </table:table-cell>
          <table:table-cell office:value-type="float" office:value="1.24" calcext:value-type="float">
            <text:p>1.24</text:p>
          </table:table-cell>
          <table:table-cell office:value-type="float" office:value="245" calcext:value-type="float">
            <text:p>245</text:p>
          </table:table-cell>
          <table:table-cell office:value-type="float" office:value="302.94" calcext:value-type="float">
            <text:p>302.94</text:p>
          </table:table-cell>
          <table:table-cell office:value-type="float" office:value="432.41" calcext:value-type="float">
            <text:p>432.41</text:p>
          </table:table-cell>
          <table:table-cell office:value-type="float" office:value="544.55" calcext:value-type="float">
            <text:p>544.55</text:p>
          </table:table-cell>
        </table:table-row>
        <table:table-row table:style-name="ro1">
          <table:table-cell office:value-type="float" office:value="6255438" calcext:value-type="float">
            <text:p>6255438</text:p>
          </table:table-cell>
          <table:table-cell table:formula="of:=[.A393]/1000/(60*60*24)" office:value-type="time" office:time-value="PT01H44M15.438S" calcext:value-type="time">
            <text:p>01:44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33.5" calcext:value-type="float">
            <text:p>433.5</text:p>
          </table:table-cell>
          <table:table-cell office:value-type="float" office:value="545.89" calcext:value-type="float">
            <text:p>545.89</text:p>
          </table:table-cell>
        </table:table-row>
        <table:table-row table:style-name="ro1">
          <table:table-cell office:value-type="float" office:value="6271438" calcext:value-type="float">
            <text:p>6271438</text:p>
          </table:table-cell>
          <table:table-cell table:formula="of:=[.A394]/1000/(60*60*24)" office:value-type="time" office:time-value="PT01H44M31.438S" calcext:value-type="time">
            <text:p>01:44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34.59" calcext:value-type="float">
            <text:p>434.59</text:p>
          </table:table-cell>
          <table:table-cell office:value-type="float" office:value="547.24" calcext:value-type="float">
            <text:p>547.24</text:p>
          </table:table-cell>
        </table:table-row>
        <table:table-row table:style-name="ro1">
          <table:table-cell office:value-type="float" office:value="6287438" calcext:value-type="float">
            <text:p>6287438</text:p>
          </table:table-cell>
          <table:table-cell table:formula="of:=[.A395]/1000/(60*60*24)" office:value-type="time" office:time-value="PT01H44M47.438S" calcext:value-type="time">
            <text:p>01:44:47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35.68" calcext:value-type="float">
            <text:p>435.68</text:p>
          </table:table-cell>
          <table:table-cell office:value-type="float" office:value="548.58" calcext:value-type="float">
            <text:p>548.58</text:p>
          </table:table-cell>
        </table:table-row>
        <table:table-row table:style-name="ro1">
          <table:table-cell office:value-type="float" office:value="6303438" calcext:value-type="float">
            <text:p>6303438</text:p>
          </table:table-cell>
          <table:table-cell table:formula="of:=[.A396]/1000/(60*60*24)" office:value-type="time" office:time-value="PT01H45M03.438S" calcext:value-type="time">
            <text:p>01:45:03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36.77" calcext:value-type="float">
            <text:p>436.77</text:p>
          </table:table-cell>
          <table:table-cell office:value-type="float" office:value="549.93" calcext:value-type="float">
            <text:p>549.93</text:p>
          </table:table-cell>
        </table:table-row>
        <table:table-row table:style-name="ro1">
          <table:table-cell office:value-type="float" office:value="6319438" calcext:value-type="float">
            <text:p>6319438</text:p>
          </table:table-cell>
          <table:table-cell table:formula="of:=[.A397]/1000/(60*60*24)" office:value-type="time" office:time-value="PT01H45M19.438S" calcext:value-type="time">
            <text:p>01:45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37.86" calcext:value-type="float">
            <text:p>437.86</text:p>
          </table:table-cell>
          <table:table-cell office:value-type="float" office:value="551.27" calcext:value-type="float">
            <text:p>551.27</text:p>
          </table:table-cell>
        </table:table-row>
        <table:table-row table:style-name="ro1">
          <table:table-cell office:value-type="float" office:value="6335437" calcext:value-type="float">
            <text:p>6335437</text:p>
          </table:table-cell>
          <table:table-cell table:formula="of:=[.A398]/1000/(60*60*24)" office:value-type="time" office:time-value="PT01H45M35.437S" calcext:value-type="time">
            <text:p>01:45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38.94" calcext:value-type="float">
            <text:p>438.94</text:p>
          </table:table-cell>
          <table:table-cell office:value-type="float" office:value="552.62" calcext:value-type="float">
            <text:p>552.62</text:p>
          </table:table-cell>
        </table:table-row>
        <table:table-row table:style-name="ro1">
          <table:table-cell office:value-type="float" office:value="6351438" calcext:value-type="float">
            <text:p>6351438</text:p>
          </table:table-cell>
          <table:table-cell table:formula="of:=[.A399]/1000/(60*60*24)" office:value-type="time" office:time-value="PT01H45M51.438S" calcext:value-type="time">
            <text:p>01:45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9" calcext:value-type="float">
            <text:p>244.9</text:p>
          </table:table-cell>
          <table:table-cell office:value-type="float" office:value="302.82" calcext:value-type="float">
            <text:p>302.82</text:p>
          </table:table-cell>
          <table:table-cell office:value-type="float" office:value="440.03" calcext:value-type="float">
            <text:p>440.03</text:p>
          </table:table-cell>
          <table:table-cell office:value-type="float" office:value="553.96" calcext:value-type="float">
            <text:p>553.96</text:p>
          </table:table-cell>
        </table:table-row>
        <table:table-row table:style-name="ro1">
          <table:table-cell office:value-type="float" office:value="6367438" calcext:value-type="float">
            <text:p>6367438</text:p>
          </table:table-cell>
          <table:table-cell table:formula="of:=[.A400]/1000/(60*60*24)" office:value-type="time" office:time-value="PT01H46M07.438S" calcext:value-type="time">
            <text:p>01:46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1.12" calcext:value-type="float">
            <text:p>441.12</text:p>
          </table:table-cell>
          <table:table-cell office:value-type="float" office:value="555.31" calcext:value-type="float">
            <text:p>555.31</text:p>
          </table:table-cell>
        </table:table-row>
        <table:table-row table:style-name="ro1">
          <table:table-cell office:value-type="float" office:value="6383438" calcext:value-type="float">
            <text:p>6383438</text:p>
          </table:table-cell>
          <table:table-cell table:formula="of:=[.A401]/1000/(60*60*24)" office:value-type="time" office:time-value="PT01H46M23.438S" calcext:value-type="time">
            <text:p>01:46:2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2.21" calcext:value-type="float">
            <text:p>442.21</text:p>
          </table:table-cell>
          <table:table-cell office:value-type="float" office:value="556.65" calcext:value-type="float">
            <text:p>556.65</text:p>
          </table:table-cell>
        </table:table-row>
        <table:table-row table:style-name="ro1">
          <table:table-cell office:value-type="float" office:value="6399438" calcext:value-type="float">
            <text:p>6399438</text:p>
          </table:table-cell>
          <table:table-cell table:formula="of:=[.A402]/1000/(60*60*24)" office:value-type="time" office:time-value="PT01H46M39.438S" calcext:value-type="time">
            <text:p>01:46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3.3" calcext:value-type="float">
            <text:p>443.3</text:p>
          </table:table-cell>
          <table:table-cell office:value-type="float" office:value="558" calcext:value-type="float">
            <text:p>558</text:p>
          </table:table-cell>
        </table:table-row>
        <table:table-row table:style-name="ro1">
          <table:table-cell office:value-type="float" office:value="6415438" calcext:value-type="float">
            <text:p>6415438</text:p>
          </table:table-cell>
          <table:table-cell table:formula="of:=[.A403]/1000/(60*60*24)" office:value-type="time" office:time-value="PT01H46M55.438S" calcext:value-type="time">
            <text:p>01:46:5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4.39" calcext:value-type="float">
            <text:p>444.39</text:p>
          </table:table-cell>
          <table:table-cell office:value-type="float" office:value="559.34" calcext:value-type="float">
            <text:p>559.34</text:p>
          </table:table-cell>
        </table:table-row>
        <table:table-row table:style-name="ro1">
          <table:table-cell office:value-type="float" office:value="6431438" calcext:value-type="float">
            <text:p>6431438</text:p>
          </table:table-cell>
          <table:table-cell table:formula="of:=[.A404]/1000/(60*60*24)" office:value-type="time" office:time-value="PT01H47M11.438S" calcext:value-type="time">
            <text:p>01:47:1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5.47" calcext:value-type="float">
            <text:p>445.47</text:p>
          </table:table-cell>
          <table:table-cell office:value-type="float" office:value="560.69" calcext:value-type="float">
            <text:p>560.69</text:p>
          </table:table-cell>
        </table:table-row>
        <table:table-row table:style-name="ro1">
          <table:table-cell office:value-type="float" office:value="6447438" calcext:value-type="float">
            <text:p>6447438</text:p>
          </table:table-cell>
          <table:table-cell table:formula="of:=[.A405]/1000/(60*60*24)" office:value-type="time" office:time-value="PT01H47M27.438S" calcext:value-type="time">
            <text:p>01:47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6.56" calcext:value-type="float">
            <text:p>446.56</text:p>
          </table:table-cell>
          <table:table-cell office:value-type="float" office:value="562.03" calcext:value-type="float">
            <text:p>562.03</text:p>
          </table:table-cell>
        </table:table-row>
        <table:table-row table:style-name="ro1">
          <table:table-cell office:value-type="float" office:value="6463438" calcext:value-type="float">
            <text:p>6463438</text:p>
          </table:table-cell>
          <table:table-cell table:formula="of:=[.A406]/1000/(60*60*24)" office:value-type="time" office:time-value="PT01H47M43.438S" calcext:value-type="time">
            <text:p>01:47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7.65" calcext:value-type="float">
            <text:p>447.65</text:p>
          </table:table-cell>
          <table:table-cell office:value-type="float" office:value="563.38" calcext:value-type="float">
            <text:p>563.38</text:p>
          </table:table-cell>
        </table:table-row>
        <table:table-row table:style-name="ro1">
          <table:table-cell office:value-type="float" office:value="6479438" calcext:value-type="float">
            <text:p>6479438</text:p>
          </table:table-cell>
          <table:table-cell table:formula="of:=[.A407]/1000/(60*60*24)" office:value-type="time" office:time-value="PT01H47M59.438S" calcext:value-type="time">
            <text:p>01:47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8.74" calcext:value-type="float">
            <text:p>448.74</text:p>
          </table:table-cell>
          <table:table-cell office:value-type="float" office:value="564.72" calcext:value-type="float">
            <text:p>564.72</text:p>
          </table:table-cell>
        </table:table-row>
        <table:table-row table:style-name="ro1">
          <table:table-cell office:value-type="float" office:value="6495438" calcext:value-type="float">
            <text:p>6495438</text:p>
          </table:table-cell>
          <table:table-cell table:formula="of:=[.A408]/1000/(60*60*24)" office:value-type="time" office:time-value="PT01H48M15.438S" calcext:value-type="time">
            <text:p>01:48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49.82" calcext:value-type="float">
            <text:p>449.82</text:p>
          </table:table-cell>
          <table:table-cell office:value-type="float" office:value="566.07" calcext:value-type="float">
            <text:p>566.07</text:p>
          </table:table-cell>
        </table:table-row>
        <table:table-row table:style-name="ro1">
          <table:table-cell office:value-type="float" office:value="6511438" calcext:value-type="float">
            <text:p>6511438</text:p>
          </table:table-cell>
          <table:table-cell table:formula="of:=[.A409]/1000/(60*60*24)" office:value-type="time" office:time-value="PT01H48M31.438S" calcext:value-type="time">
            <text:p>01:48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50.91" calcext:value-type="float">
            <text:p>450.91</text:p>
          </table:table-cell>
          <table:table-cell office:value-type="float" office:value="567.41" calcext:value-type="float">
            <text:p>567.41</text:p>
          </table:table-cell>
        </table:table-row>
        <table:table-row table:style-name="ro1">
          <table:table-cell office:value-type="float" office:value="6527438" calcext:value-type="float">
            <text:p>6527438</text:p>
          </table:table-cell>
          <table:table-cell table:formula="of:=[.A410]/1000/(60*60*24)" office:value-type="time" office:time-value="PT01H48M47.438S" calcext:value-type="time">
            <text:p>01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452" calcext:value-type="float">
            <text:p>452</text:p>
          </table:table-cell>
          <table:table-cell office:value-type="float" office:value="568.75" calcext:value-type="float">
            <text:p>568.75</text:p>
          </table:table-cell>
        </table:table-row>
        <table:table-row table:style-name="ro1">
          <table:table-cell office:value-type="float" office:value="6543438" calcext:value-type="float">
            <text:p>6543438</text:p>
          </table:table-cell>
          <table:table-cell table:formula="of:=[.A411]/1000/(60*60*24)" office:value-type="time" office:time-value="PT01H49M03.438S" calcext:value-type="time">
            <text:p>01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453.09" calcext:value-type="float">
            <text:p>453.09</text:p>
          </table:table-cell>
          <table:table-cell office:value-type="float" office:value="570.1" calcext:value-type="float">
            <text:p>570.1</text:p>
          </table:table-cell>
        </table:table-row>
        <table:table-row table:style-name="ro1">
          <table:table-cell office:value-type="float" office:value="6559438" calcext:value-type="float">
            <text:p>6559438</text:p>
          </table:table-cell>
          <table:table-cell table:formula="of:=[.A412]/1000/(60*60*24)" office:value-type="time" office:time-value="PT01H49M19.438S" calcext:value-type="time">
            <text:p>01:49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8" calcext:value-type="float">
            <text:p>244.8</text:p>
          </table:table-cell>
          <table:table-cell office:value-type="float" office:value="302.69" calcext:value-type="float">
            <text:p>302.69</text:p>
          </table:table-cell>
          <table:table-cell office:value-type="float" office:value="454.18" calcext:value-type="float">
            <text:p>454.18</text:p>
          </table:table-cell>
          <table:table-cell office:value-type="float" office:value="571.44" calcext:value-type="float">
            <text:p>571.44</text:p>
          </table:table-cell>
        </table:table-row>
        <table:table-row table:style-name="ro1">
          <table:table-cell office:value-type="float" office:value="6575438" calcext:value-type="float">
            <text:p>6575438</text:p>
          </table:table-cell>
          <table:table-cell table:formula="of:=[.A413]/1000/(60*60*24)" office:value-type="time" office:time-value="PT01H49M35.438S" calcext:value-type="time">
            <text:p>01:49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55.26" calcext:value-type="float">
            <text:p>455.26</text:p>
          </table:table-cell>
          <table:table-cell office:value-type="float" office:value="572.78" calcext:value-type="float">
            <text:p>572.78</text:p>
          </table:table-cell>
        </table:table-row>
        <table:table-row table:style-name="ro1">
          <table:table-cell office:value-type="float" office:value="6591438" calcext:value-type="float">
            <text:p>6591438</text:p>
          </table:table-cell>
          <table:table-cell table:formula="of:=[.A414]/1000/(60*60*24)" office:value-type="time" office:time-value="PT01H49M51.438S" calcext:value-type="time">
            <text:p>01:49:5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456.35" calcext:value-type="float">
            <text:p>456.35</text:p>
          </table:table-cell>
          <table:table-cell office:value-type="float" office:value="574.13" calcext:value-type="float">
            <text:p>574.13</text:p>
          </table:table-cell>
        </table:table-row>
        <table:table-row table:style-name="ro1">
          <table:table-cell office:value-type="float" office:value="6607438" calcext:value-type="float">
            <text:p>6607438</text:p>
          </table:table-cell>
          <table:table-cell table:formula="of:=[.A415]/1000/(60*60*24)" office:value-type="time" office:time-value="PT01H50M07.438S" calcext:value-type="time">
            <text:p>01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457.44" calcext:value-type="float">
            <text:p>457.44</text:p>
          </table:table-cell>
          <table:table-cell office:value-type="float" office:value="575.47" calcext:value-type="float">
            <text:p>575.47</text:p>
          </table:table-cell>
        </table:table-row>
        <table:table-row table:style-name="ro1">
          <table:table-cell office:value-type="float" office:value="6623438" calcext:value-type="float">
            <text:p>6623438</text:p>
          </table:table-cell>
          <table:table-cell table:formula="of:=[.A416]/1000/(60*60*24)" office:value-type="time" office:time-value="PT01H50M23.438S" calcext:value-type="time">
            <text:p>01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458.53" calcext:value-type="float">
            <text:p>458.53</text:p>
          </table:table-cell>
          <table:table-cell office:value-type="float" office:value="576.81" calcext:value-type="float">
            <text:p>576.81</text:p>
          </table:table-cell>
        </table:table-row>
        <table:table-row table:style-name="ro1">
          <table:table-cell office:value-type="float" office:value="6639438" calcext:value-type="float">
            <text:p>6639438</text:p>
          </table:table-cell>
          <table:table-cell table:formula="of:=[.A417]/1000/(60*60*24)" office:value-type="time" office:time-value="PT01H50M39.438S" calcext:value-type="time">
            <text:p>01:50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7" calcext:value-type="float">
            <text:p>302.57</text:p>
          </table:table-cell>
          <table:table-cell office:value-type="float" office:value="459.61" calcext:value-type="float">
            <text:p>459.61</text:p>
          </table:table-cell>
          <table:table-cell office:value-type="float" office:value="578.16" calcext:value-type="float">
            <text:p>578.16</text:p>
          </table:table-cell>
        </table:table-row>
        <table:table-row table:style-name="ro1">
          <table:table-cell office:value-type="float" office:value="6655438" calcext:value-type="float">
            <text:p>6655438</text:p>
          </table:table-cell>
          <table:table-cell table:formula="of:=[.A418]/1000/(60*60*24)" office:value-type="time" office:time-value="PT01H50M55.438S" calcext:value-type="time">
            <text:p>01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8" calcext:value-type="float">
            <text:p>244.8</text:p>
          </table:table-cell>
          <table:table-cell office:value-type="float" office:value="301.71" calcext:value-type="float">
            <text:p>301.71</text:p>
          </table:table-cell>
          <table:table-cell office:value-type="float" office:value="460.7" calcext:value-type="float">
            <text:p>460.7</text:p>
          </table:table-cell>
          <table:table-cell office:value-type="float" office:value="579.5" calcext:value-type="float">
            <text:p>579.5</text:p>
          </table:table-cell>
        </table:table-row>
        <table:table-row table:style-name="ro1">
          <table:table-cell office:value-type="float" office:value="6671438" calcext:value-type="float">
            <text:p>6671438</text:p>
          </table:table-cell>
          <table:table-cell table:formula="of:=[.A419]/1000/(60*60*24)" office:value-type="time" office:time-value="PT01H51M11.438S" calcext:value-type="time">
            <text:p>01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461.79" calcext:value-type="float">
            <text:p>461.79</text:p>
          </table:table-cell>
          <table:table-cell office:value-type="float" office:value="580.84" calcext:value-type="float">
            <text:p>580.84</text:p>
          </table:table-cell>
        </table:table-row>
        <table:table-row table:style-name="ro1">
          <table:table-cell office:value-type="float" office:value="6687438" calcext:value-type="float">
            <text:p>6687438</text:p>
          </table:table-cell>
          <table:table-cell table:formula="of:=[.A420]/1000/(60*60*24)" office:value-type="time" office:time-value="PT01H51M27.438S" calcext:value-type="time">
            <text:p>01:51:2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62.88" calcext:value-type="float">
            <text:p>462.88</text:p>
          </table:table-cell>
          <table:table-cell office:value-type="float" office:value="582.19" calcext:value-type="float">
            <text:p>582.19</text:p>
          </table:table-cell>
        </table:table-row>
        <table:table-row table:style-name="ro1">
          <table:table-cell office:value-type="float" office:value="6703438" calcext:value-type="float">
            <text:p>6703438</text:p>
          </table:table-cell>
          <table:table-cell table:formula="of:=[.A421]/1000/(60*60*24)" office:value-type="time" office:time-value="PT01H51M43.438S" calcext:value-type="time">
            <text:p>01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463.96" calcext:value-type="float">
            <text:p>463.96</text:p>
          </table:table-cell>
          <table:table-cell office:value-type="float" office:value="583.53" calcext:value-type="float">
            <text:p>583.53</text:p>
          </table:table-cell>
        </table:table-row>
        <table:table-row table:style-name="ro1">
          <table:table-cell office:value-type="float" office:value="6719438" calcext:value-type="float">
            <text:p>6719438</text:p>
          </table:table-cell>
          <table:table-cell table:formula="of:=[.A422]/1000/(60*60*24)" office:value-type="time" office:time-value="PT01H51M59.438S" calcext:value-type="time">
            <text:p>01:51:5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65.05" calcext:value-type="float">
            <text:p>465.05</text:p>
          </table:table-cell>
          <table:table-cell office:value-type="float" office:value="584.87" calcext:value-type="float">
            <text:p>584.87</text:p>
          </table:table-cell>
        </table:table-row>
        <table:table-row table:style-name="ro1">
          <table:table-cell office:value-type="float" office:value="6735438" calcext:value-type="float">
            <text:p>6735438</text:p>
          </table:table-cell>
          <table:table-cell table:formula="of:=[.A423]/1000/(60*60*24)" office:value-type="time" office:time-value="PT01H52M15.438S" calcext:value-type="time">
            <text:p>01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466.14" calcext:value-type="float">
            <text:p>466.14</text:p>
          </table:table-cell>
          <table:table-cell office:value-type="float" office:value="586.21" calcext:value-type="float">
            <text:p>586.21</text:p>
          </table:table-cell>
        </table:table-row>
        <table:table-row table:style-name="ro1">
          <table:table-cell office:value-type="float" office:value="6751438" calcext:value-type="float">
            <text:p>6751438</text:p>
          </table:table-cell>
          <table:table-cell table:formula="of:=[.A424]/1000/(60*60*24)" office:value-type="time" office:time-value="PT01H52M31.438S" calcext:value-type="time">
            <text:p>01:52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67.23" calcext:value-type="float">
            <text:p>467.23</text:p>
          </table:table-cell>
          <table:table-cell office:value-type="float" office:value="587.56" calcext:value-type="float">
            <text:p>587.56</text:p>
          </table:table-cell>
        </table:table-row>
        <table:table-row table:style-name="ro1">
          <table:table-cell office:value-type="float" office:value="6767438" calcext:value-type="float">
            <text:p>6767438</text:p>
          </table:table-cell>
          <table:table-cell table:formula="of:=[.A425]/1000/(60*60*24)" office:value-type="time" office:time-value="PT01H52M47.438S" calcext:value-type="time">
            <text:p>01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468.31" calcext:value-type="float">
            <text:p>468.31</text:p>
          </table:table-cell>
          <table:table-cell office:value-type="float" office:value="588.9" calcext:value-type="float">
            <text:p>588.9</text:p>
          </table:table-cell>
        </table:table-row>
        <table:table-row table:style-name="ro1">
          <table:table-cell office:value-type="float" office:value="6783438" calcext:value-type="float">
            <text:p>6783438</text:p>
          </table:table-cell>
          <table:table-cell table:formula="of:=[.A426]/1000/(60*60*24)" office:value-type="time" office:time-value="PT01H53M03.438S" calcext:value-type="time">
            <text:p>01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469.4" calcext:value-type="float">
            <text:p>469.4</text:p>
          </table:table-cell>
          <table:table-cell office:value-type="float" office:value="590.24" calcext:value-type="float">
            <text:p>590.24</text:p>
          </table:table-cell>
        </table:table-row>
        <table:table-row table:style-name="ro1">
          <table:table-cell office:value-type="float" office:value="6799438" calcext:value-type="float">
            <text:p>6799438</text:p>
          </table:table-cell>
          <table:table-cell table:formula="of:=[.A427]/1000/(60*60*24)" office:value-type="time" office:time-value="PT01H53M19.438S" calcext:value-type="time">
            <text:p>01:53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70.49" calcext:value-type="float">
            <text:p>470.49</text:p>
          </table:table-cell>
          <table:table-cell office:value-type="float" office:value="591.58" calcext:value-type="float">
            <text:p>591.58</text:p>
          </table:table-cell>
        </table:table-row>
        <table:table-row table:style-name="ro1">
          <table:table-cell office:value-type="float" office:value="6815438" calcext:value-type="float">
            <text:p>6815438</text:p>
          </table:table-cell>
          <table:table-cell table:formula="of:=[.A428]/1000/(60*60*24)" office:value-type="time" office:time-value="PT01H53M35.438S" calcext:value-type="time">
            <text:p>01:53:35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71.58" calcext:value-type="float">
            <text:p>471.58</text:p>
          </table:table-cell>
          <table:table-cell office:value-type="float" office:value="592.93" calcext:value-type="float">
            <text:p>592.93</text:p>
          </table:table-cell>
        </table:table-row>
        <table:table-row table:style-name="ro1">
          <table:table-cell office:value-type="float" office:value="6831438" calcext:value-type="float">
            <text:p>6831438</text:p>
          </table:table-cell>
          <table:table-cell table:formula="of:=[.A429]/1000/(60*60*24)" office:value-type="time" office:time-value="PT01H53M51.438S" calcext:value-type="time">
            <text:p>01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72.66" calcext:value-type="float">
            <text:p>472.66</text:p>
          </table:table-cell>
          <table:table-cell office:value-type="float" office:value="594.27" calcext:value-type="float">
            <text:p>594.27</text:p>
          </table:table-cell>
        </table:table-row>
        <table:table-row table:style-name="ro1">
          <table:table-cell office:value-type="float" office:value="6847438" calcext:value-type="float">
            <text:p>6847438</text:p>
          </table:table-cell>
          <table:table-cell table:formula="of:=[.A430]/1000/(60*60*24)" office:value-type="time" office:time-value="PT01H54M07.438S" calcext:value-type="time">
            <text:p>01:54:07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73.75" calcext:value-type="float">
            <text:p>473.75</text:p>
          </table:table-cell>
          <table:table-cell office:value-type="float" office:value="595.61" calcext:value-type="float">
            <text:p>595.61</text:p>
          </table:table-cell>
        </table:table-row>
        <table:table-row table:style-name="ro1">
          <table:table-cell office:value-type="float" office:value="6863438" calcext:value-type="float">
            <text:p>6863438</text:p>
          </table:table-cell>
          <table:table-cell table:formula="of:=[.A431]/1000/(60*60*24)" office:value-type="time" office:time-value="PT01H54M23.438S" calcext:value-type="time">
            <text:p>01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474.84" calcext:value-type="float">
            <text:p>474.84</text:p>
          </table:table-cell>
          <table:table-cell office:value-type="float" office:value="596.95" calcext:value-type="float">
            <text:p>596.95</text:p>
          </table:table-cell>
        </table:table-row>
        <table:table-row table:style-name="ro1">
          <table:table-cell office:value-type="float" office:value="6879438" calcext:value-type="float">
            <text:p>6879438</text:p>
          </table:table-cell>
          <table:table-cell table:formula="of:=[.A432]/1000/(60*60*24)" office:value-type="time" office:time-value="PT01H54M39.438S" calcext:value-type="time">
            <text:p>01:54:39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75.92" calcext:value-type="float">
            <text:p>475.92</text:p>
          </table:table-cell>
          <table:table-cell office:value-type="float" office:value="598.29" calcext:value-type="float">
            <text:p>598.29</text:p>
          </table:table-cell>
        </table:table-row>
        <table:table-row table:style-name="ro1">
          <table:table-cell office:value-type="float" office:value="6895438" calcext:value-type="float">
            <text:p>6895438</text:p>
          </table:table-cell>
          <table:table-cell table:formula="of:=[.A433]/1000/(60*60*24)" office:value-type="time" office:time-value="PT01H54M55.438S" calcext:value-type="time">
            <text:p>01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77.01" calcext:value-type="float">
            <text:p>477.01</text:p>
          </table:table-cell>
          <table:table-cell office:value-type="float" office:value="599.64" calcext:value-type="float">
            <text:p>599.64</text:p>
          </table:table-cell>
        </table:table-row>
        <table:table-row table:style-name="ro1">
          <table:table-cell office:value-type="float" office:value="6911438" calcext:value-type="float">
            <text:p>6911438</text:p>
          </table:table-cell>
          <table:table-cell table:formula="of:=[.A434]/1000/(60*60*24)" office:value-type="time" office:time-value="PT01H55M11.438S" calcext:value-type="time">
            <text:p>01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9" calcext:value-type="float">
            <text:p>301.59</text:p>
          </table:table-cell>
          <table:table-cell office:value-type="float" office:value="478.1" calcext:value-type="float">
            <text:p>478.1</text:p>
          </table:table-cell>
          <table:table-cell office:value-type="float" office:value="600.98" calcext:value-type="float">
            <text:p>600.98</text:p>
          </table:table-cell>
        </table:table-row>
        <table:table-row table:style-name="ro1">
          <table:table-cell office:value-type="float" office:value="6927438" calcext:value-type="float">
            <text:p>6927438</text:p>
          </table:table-cell>
          <table:table-cell table:formula="of:=[.A435]/1000/(60*60*24)" office:value-type="time" office:time-value="PT01H55M27.438S" calcext:value-type="time">
            <text:p>01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79.19" calcext:value-type="float">
            <text:p>479.19</text:p>
          </table:table-cell>
          <table:table-cell office:value-type="float" office:value="602.32" calcext:value-type="float">
            <text:p>602.32</text:p>
          </table:table-cell>
        </table:table-row>
        <table:table-row table:style-name="ro1">
          <table:table-cell office:value-type="float" office:value="6943438" calcext:value-type="float">
            <text:p>6943438</text:p>
          </table:table-cell>
          <table:table-cell table:formula="of:=[.A436]/1000/(60*60*24)" office:value-type="time" office:time-value="PT01H55M43.438S" calcext:value-type="time">
            <text:p>01:55:43</text:p>
          </table:table-cell>
          <table:table-cell office:value-type="float" office:value="1.24" calcext:value-type="float">
            <text:p>1.24</text:p>
          </table:table-cell>
          <table:table-cell office:value-type="float" office:value="244.7" calcext:value-type="float">
            <text:p>244.7</text:p>
          </table:table-cell>
          <table:table-cell office:value-type="float" office:value="302.56" calcext:value-type="float">
            <text:p>302.56</text:p>
          </table:table-cell>
          <table:table-cell office:value-type="float" office:value="480.27" calcext:value-type="float">
            <text:p>480.27</text:p>
          </table:table-cell>
          <table:table-cell office:value-type="float" office:value="603.66" calcext:value-type="float">
            <text:p>603.66</text:p>
          </table:table-cell>
        </table:table-row>
        <table:table-row table:style-name="ro1">
          <table:table-cell office:value-type="float" office:value="6959438" calcext:value-type="float">
            <text:p>6959438</text:p>
          </table:table-cell>
          <table:table-cell table:formula="of:=[.A437]/1000/(60*60*24)" office:value-type="time" office:time-value="PT01H55M59.438S" calcext:value-type="time">
            <text:p>01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7" calcext:value-type="float">
            <text:p>244.7</text:p>
          </table:table-cell>
          <table:table-cell office:value-type="float" office:value="301.58" calcext:value-type="float">
            <text:p>301.58</text:p>
          </table:table-cell>
          <table:table-cell office:value-type="float" office:value="481.36" calcext:value-type="float">
            <text:p>481.36</text:p>
          </table:table-cell>
          <table:table-cell office:value-type="float" office:value="605" calcext:value-type="float">
            <text:p>605</text:p>
          </table:table-cell>
        </table:table-row>
        <table:table-row table:style-name="ro1">
          <table:table-cell office:value-type="float" office:value="6975438" calcext:value-type="float">
            <text:p>6975438</text:p>
          </table:table-cell>
          <table:table-cell table:formula="of:=[.A438]/1000/(60*60*24)" office:value-type="time" office:time-value="PT01H56M15.438S" calcext:value-type="time">
            <text:p>01:56:15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482.45" calcext:value-type="float">
            <text:p>482.45</text:p>
          </table:table-cell>
          <table:table-cell office:value-type="float" office:value="606.34" calcext:value-type="float">
            <text:p>606.34</text:p>
          </table:table-cell>
        </table:table-row>
        <table:table-row table:style-name="ro1">
          <table:table-cell office:value-type="float" office:value="6991438" calcext:value-type="float">
            <text:p>6991438</text:p>
          </table:table-cell>
          <table:table-cell table:formula="of:=[.A439]/1000/(60*60*24)" office:value-type="time" office:time-value="PT01H56M31.438S" calcext:value-type="time">
            <text:p>01:56:31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483.53" calcext:value-type="float">
            <text:p>483.53</text:p>
          </table:table-cell>
          <table:table-cell office:value-type="float" office:value="607.68" calcext:value-type="float">
            <text:p>607.68</text:p>
          </table:table-cell>
        </table:table-row>
        <table:table-row table:style-name="ro1">
          <table:table-cell office:value-type="float" office:value="7007438" calcext:value-type="float">
            <text:p>7007438</text:p>
          </table:table-cell>
          <table:table-cell table:formula="of:=[.A440]/1000/(60*60*24)" office:value-type="time" office:time-value="PT01H56M47.438S" calcext:value-type="time">
            <text:p>01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84.62" calcext:value-type="float">
            <text:p>484.62</text:p>
          </table:table-cell>
          <table:table-cell office:value-type="float" office:value="609.02" calcext:value-type="float">
            <text:p>609.02</text:p>
          </table:table-cell>
        </table:table-row>
        <table:table-row table:style-name="ro1">
          <table:table-cell office:value-type="float" office:value="7023438" calcext:value-type="float">
            <text:p>7023438</text:p>
          </table:table-cell>
          <table:table-cell table:formula="of:=[.A441]/1000/(60*60*24)" office:value-type="time" office:time-value="PT01H57M03.438S" calcext:value-type="time">
            <text:p>01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485.71" calcext:value-type="float">
            <text:p>485.71</text:p>
          </table:table-cell>
          <table:table-cell office:value-type="float" office:value="610.36" calcext:value-type="float">
            <text:p>610.36</text:p>
          </table:table-cell>
        </table:table-row>
        <table:table-row table:style-name="ro1">
          <table:table-cell office:value-type="float" office:value="7039438" calcext:value-type="float">
            <text:p>7039438</text:p>
          </table:table-cell>
          <table:table-cell table:formula="of:=[.A442]/1000/(60*60*24)" office:value-type="time" office:time-value="PT01H57M19.438S" calcext:value-type="time">
            <text:p>01:57:19</text:p>
          </table:table-cell>
          <table:table-cell office:value-type="float" office:value="1.24" calcext:value-type="float">
            <text:p>1.24</text:p>
          </table:table-cell>
          <table:table-cell office:value-type="float" office:value="244.6" calcext:value-type="float">
            <text:p>244.6</text:p>
          </table:table-cell>
          <table:table-cell office:value-type="float" office:value="302.44" calcext:value-type="float">
            <text:p>302.44</text:p>
          </table:table-cell>
          <table:table-cell office:value-type="float" office:value="486.8" calcext:value-type="float">
            <text:p>486.8</text:p>
          </table:table-cell>
          <table:table-cell office:value-type="float" office:value="611.7" calcext:value-type="float">
            <text:p>611.7</text:p>
          </table:table-cell>
        </table:table-row>
        <table:table-row table:style-name="ro1">
          <table:table-cell office:value-type="float" office:value="7055438" calcext:value-type="float">
            <text:p>7055438</text:p>
          </table:table-cell>
          <table:table-cell table:formula="of:=[.A443]/1000/(60*60*24)" office:value-type="time" office:time-value="PT01H57M35.438S" calcext:value-type="time">
            <text:p>01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87.88" calcext:value-type="float">
            <text:p>487.88</text:p>
          </table:table-cell>
          <table:table-cell office:value-type="float" office:value="613.04" calcext:value-type="float">
            <text:p>613.04</text:p>
          </table:table-cell>
        </table:table-row>
        <table:table-row table:style-name="ro1">
          <table:table-cell office:value-type="float" office:value="7071438" calcext:value-type="float">
            <text:p>7071438</text:p>
          </table:table-cell>
          <table:table-cell table:formula="of:=[.A444]/1000/(60*60*24)" office:value-type="time" office:time-value="PT01H57M51.438S" calcext:value-type="time">
            <text:p>01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88.97" calcext:value-type="float">
            <text:p>488.97</text:p>
          </table:table-cell>
          <table:table-cell office:value-type="float" office:value="614.38" calcext:value-type="float">
            <text:p>614.38</text:p>
          </table:table-cell>
        </table:table-row>
        <table:table-row table:style-name="ro1">
          <table:table-cell office:value-type="float" office:value="7087438" calcext:value-type="float">
            <text:p>7087438</text:p>
          </table:table-cell>
          <table:table-cell table:formula="of:=[.A445]/1000/(60*60*24)" office:value-type="time" office:time-value="PT01H58M07.438S" calcext:value-type="time">
            <text:p>01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490.06" calcext:value-type="float">
            <text:p>490.06</text:p>
          </table:table-cell>
          <table:table-cell office:value-type="float" office:value="615.72" calcext:value-type="float">
            <text:p>615.72</text:p>
          </table:table-cell>
        </table:table-row>
        <table:table-row table:style-name="ro1">
          <table:table-cell office:value-type="float" office:value="7103438" calcext:value-type="float">
            <text:p>7103438</text:p>
          </table:table-cell>
          <table:table-cell table:formula="of:=[.A446]/1000/(60*60*24)" office:value-type="time" office:time-value="PT01H58M23.438S" calcext:value-type="time">
            <text:p>01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91.14" calcext:value-type="float">
            <text:p>491.14</text:p>
          </table:table-cell>
          <table:table-cell office:value-type="float" office:value="617.06" calcext:value-type="float">
            <text:p>617.06</text:p>
          </table:table-cell>
        </table:table-row>
        <table:table-row table:style-name="ro1">
          <table:table-cell office:value-type="float" office:value="7119438" calcext:value-type="float">
            <text:p>7119438</text:p>
          </table:table-cell>
          <table:table-cell table:formula="of:=[.A447]/1000/(60*60*24)" office:value-type="time" office:time-value="PT01H58M39.438S" calcext:value-type="time">
            <text:p>01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92.23" calcext:value-type="float">
            <text:p>492.23</text:p>
          </table:table-cell>
          <table:table-cell office:value-type="float" office:value="618.4" calcext:value-type="float">
            <text:p>618.4</text:p>
          </table:table-cell>
        </table:table-row>
        <table:table-row table:style-name="ro1">
          <table:table-cell office:value-type="float" office:value="7135438" calcext:value-type="float">
            <text:p>7135438</text:p>
          </table:table-cell>
          <table:table-cell table:formula="of:=[.A448]/1000/(60*60*24)" office:value-type="time" office:time-value="PT01H58M55.438S" calcext:value-type="time">
            <text:p>01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493.32" calcext:value-type="float">
            <text:p>493.32</text:p>
          </table:table-cell>
          <table:table-cell office:value-type="float" office:value="619.74" calcext:value-type="float">
            <text:p>619.74</text:p>
          </table:table-cell>
        </table:table-row>
        <table:table-row table:style-name="ro1">
          <table:table-cell office:value-type="float" office:value="7151438" calcext:value-type="float">
            <text:p>7151438</text:p>
          </table:table-cell>
          <table:table-cell table:formula="of:=[.A449]/1000/(60*60*24)" office:value-type="time" office:time-value="PT01H59M11.438S" calcext:value-type="time">
            <text:p>01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94.4" calcext:value-type="float">
            <text:p>494.4</text:p>
          </table:table-cell>
          <table:table-cell office:value-type="float" office:value="621.08" calcext:value-type="float">
            <text:p>621.08</text:p>
          </table:table-cell>
        </table:table-row>
        <table:table-row table:style-name="ro1">
          <table:table-cell office:value-type="float" office:value="7167438" calcext:value-type="float">
            <text:p>7167438</text:p>
          </table:table-cell>
          <table:table-cell table:formula="of:=[.A450]/1000/(60*60*24)" office:value-type="time" office:time-value="PT01H59M27.438S" calcext:value-type="time">
            <text:p>01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95.49" calcext:value-type="float">
            <text:p>495.49</text:p>
          </table:table-cell>
          <table:table-cell office:value-type="float" office:value="622.42" calcext:value-type="float">
            <text:p>622.42</text:p>
          </table:table-cell>
        </table:table-row>
        <table:table-row table:style-name="ro1">
          <table:table-cell office:value-type="float" office:value="7183438" calcext:value-type="float">
            <text:p>7183438</text:p>
          </table:table-cell>
          <table:table-cell table:formula="of:=[.A451]/1000/(60*60*24)" office:value-type="time" office:time-value="PT01H59M43.438S" calcext:value-type="time">
            <text:p>01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496.58" calcext:value-type="float">
            <text:p>496.58</text:p>
          </table:table-cell>
          <table:table-cell office:value-type="float" office:value="623.76" calcext:value-type="float">
            <text:p>623.76</text:p>
          </table:table-cell>
        </table:table-row>
        <table:table-row table:style-name="ro1">
          <table:table-cell office:value-type="float" office:value="7199438" calcext:value-type="float">
            <text:p>7199438</text:p>
          </table:table-cell>
          <table:table-cell table:formula="of:=[.A452]/1000/(60*60*24)" office:value-type="time" office:time-value="PT01H59M59.438S" calcext:value-type="time">
            <text:p>01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497.66" calcext:value-type="float">
            <text:p>497.66</text:p>
          </table:table-cell>
          <table:table-cell office:value-type="float" office:value="625.1" calcext:value-type="float">
            <text:p>625.1</text:p>
          </table:table-cell>
        </table:table-row>
        <table:table-row table:style-name="ro1">
          <table:table-cell office:value-type="float" office:value="7215438" calcext:value-type="float">
            <text:p>7215438</text:p>
          </table:table-cell>
          <table:table-cell table:formula="of:=[.A453]/1000/(60*60*24)" office:value-type="time" office:time-value="PT02H00M15.438S" calcext:value-type="time">
            <text:p>02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4" calcext:value-type="float">
            <text:p>301.34</text:p>
          </table:table-cell>
          <table:table-cell office:value-type="float" office:value="498.75" calcext:value-type="float">
            <text:p>498.75</text:p>
          </table:table-cell>
          <table:table-cell office:value-type="float" office:value="626.44" calcext:value-type="float">
            <text:p>626.44</text:p>
          </table:table-cell>
        </table:table-row>
        <table:table-row table:style-name="ro1">
          <table:table-cell office:value-type="float" office:value="7231438" calcext:value-type="float">
            <text:p>7231438</text:p>
          </table:table-cell>
          <table:table-cell table:formula="of:=[.A454]/1000/(60*60*24)" office:value-type="time" office:time-value="PT02H00M31.438S" calcext:value-type="time">
            <text:p>02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499.84" calcext:value-type="float">
            <text:p>499.84</text:p>
          </table:table-cell>
          <table:table-cell office:value-type="float" office:value="627.78" calcext:value-type="float">
            <text:p>627.78</text:p>
          </table:table-cell>
        </table:table-row>
        <table:table-row table:style-name="ro1">
          <table:table-cell office:value-type="float" office:value="7247438" calcext:value-type="float">
            <text:p>7247438</text:p>
          </table:table-cell>
          <table:table-cell table:formula="of:=[.A455]/1000/(60*60*24)" office:value-type="time" office:time-value="PT02H00M47.438S" calcext:value-type="time">
            <text:p>02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00.92" calcext:value-type="float">
            <text:p>500.92</text:p>
          </table:table-cell>
          <table:table-cell office:value-type="float" office:value="629.12" calcext:value-type="float">
            <text:p>629.12</text:p>
          </table:table-cell>
        </table:table-row>
        <table:table-row table:style-name="ro1">
          <table:table-cell office:value-type="float" office:value="7263438" calcext:value-type="float">
            <text:p>7263438</text:p>
          </table:table-cell>
          <table:table-cell table:formula="of:=[.A456]/1000/(60*60*24)" office:value-type="time" office:time-value="PT02H01M03.438S" calcext:value-type="time">
            <text:p>02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502.01" calcext:value-type="float">
            <text:p>502.01</text:p>
          </table:table-cell>
          <table:table-cell office:value-type="float" office:value="630.46" calcext:value-type="float">
            <text:p>630.46</text:p>
          </table:table-cell>
        </table:table-row>
        <table:table-row table:style-name="ro1">
          <table:table-cell office:value-type="float" office:value="7279437" calcext:value-type="float">
            <text:p>7279437</text:p>
          </table:table-cell>
          <table:table-cell table:formula="of:=[.A457]/1000/(60*60*24)" office:value-type="time" office:time-value="PT02H01M19.437S" calcext:value-type="time">
            <text:p>02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03.1" calcext:value-type="float">
            <text:p>503.1</text:p>
          </table:table-cell>
          <table:table-cell office:value-type="float" office:value="631.8" calcext:value-type="float">
            <text:p>631.8</text:p>
          </table:table-cell>
        </table:table-row>
        <table:table-row table:style-name="ro1">
          <table:table-cell office:value-type="float" office:value="7295438" calcext:value-type="float">
            <text:p>7295438</text:p>
          </table:table-cell>
          <table:table-cell table:formula="of:=[.A458]/1000/(60*60*24)" office:value-type="time" office:time-value="PT02H01M35.438S" calcext:value-type="time">
            <text:p>02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6" calcext:value-type="float">
            <text:p>244.6</text:p>
          </table:table-cell>
          <table:table-cell office:value-type="float" office:value="301.46" calcext:value-type="float">
            <text:p>301.46</text:p>
          </table:table-cell>
          <table:table-cell office:value-type="float" office:value="504.18" calcext:value-type="float">
            <text:p>504.18</text:p>
          </table:table-cell>
          <table:table-cell office:value-type="float" office:value="633.14" calcext:value-type="float">
            <text:p>633.14</text:p>
          </table:table-cell>
        </table:table-row>
        <table:table-row table:style-name="ro1">
          <table:table-cell office:value-type="float" office:value="7311438" calcext:value-type="float">
            <text:p>7311438</text:p>
          </table:table-cell>
          <table:table-cell table:formula="of:=[.A459]/1000/(60*60*24)" office:value-type="time" office:time-value="PT02H01M51.438S" calcext:value-type="time">
            <text:p>02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05.27" calcext:value-type="float">
            <text:p>505.27</text:p>
          </table:table-cell>
          <table:table-cell office:value-type="float" office:value="634.48" calcext:value-type="float">
            <text:p>634.48</text:p>
          </table:table-cell>
        </table:table-row>
        <table:table-row table:style-name="ro1">
          <table:table-cell office:value-type="float" office:value="7327438" calcext:value-type="float">
            <text:p>7327438</text:p>
          </table:table-cell>
          <table:table-cell table:formula="of:=[.A460]/1000/(60*60*24)" office:value-type="time" office:time-value="PT02H02M07.438S" calcext:value-type="time">
            <text:p>02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06.36" calcext:value-type="float">
            <text:p>506.36</text:p>
          </table:table-cell>
          <table:table-cell office:value-type="float" office:value="635.82" calcext:value-type="float">
            <text:p>635.82</text:p>
          </table:table-cell>
        </table:table-row>
        <table:table-row table:style-name="ro1">
          <table:table-cell office:value-type="float" office:value="7343438" calcext:value-type="float">
            <text:p>7343438</text:p>
          </table:table-cell>
          <table:table-cell table:formula="of:=[.A461]/1000/(60*60*24)" office:value-type="time" office:time-value="PT02H02M23.438S" calcext:value-type="time">
            <text:p>02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07.44" calcext:value-type="float">
            <text:p>507.44</text:p>
          </table:table-cell>
          <table:table-cell office:value-type="float" office:value="637.16" calcext:value-type="float">
            <text:p>637.16</text:p>
          </table:table-cell>
        </table:table-row>
        <table:table-row table:style-name="ro1">
          <table:table-cell office:value-type="float" office:value="7359438" calcext:value-type="float">
            <text:p>7359438</text:p>
          </table:table-cell>
          <table:table-cell table:formula="of:=[.A462]/1000/(60*60*24)" office:value-type="time" office:time-value="PT02H02M39.438S" calcext:value-type="time">
            <text:p>02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08.53" calcext:value-type="float">
            <text:p>508.53</text:p>
          </table:table-cell>
          <table:table-cell office:value-type="float" office:value="638.5" calcext:value-type="float">
            <text:p>638.5</text:p>
          </table:table-cell>
        </table:table-row>
        <table:table-row table:style-name="ro1">
          <table:table-cell office:value-type="float" office:value="7375438" calcext:value-type="float">
            <text:p>7375438</text:p>
          </table:table-cell>
          <table:table-cell table:formula="of:=[.A463]/1000/(60*60*24)" office:value-type="time" office:time-value="PT02H02M55.438S" calcext:value-type="time">
            <text:p>02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09.62" calcext:value-type="float">
            <text:p>509.62</text:p>
          </table:table-cell>
          <table:table-cell office:value-type="float" office:value="639.84" calcext:value-type="float">
            <text:p>639.84</text:p>
          </table:table-cell>
        </table:table-row>
        <table:table-row table:style-name="ro1">
          <table:table-cell office:value-type="float" office:value="7391438" calcext:value-type="float">
            <text:p>7391438</text:p>
          </table:table-cell>
          <table:table-cell table:formula="of:=[.A464]/1000/(60*60*24)" office:value-type="time" office:time-value="PT02H03M11.438S" calcext:value-type="time">
            <text:p>02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10.7" calcext:value-type="float">
            <text:p>510.7</text:p>
          </table:table-cell>
          <table:table-cell office:value-type="float" office:value="641.17" calcext:value-type="float">
            <text:p>641.17</text:p>
          </table:table-cell>
        </table:table-row>
        <table:table-row table:style-name="ro1">
          <table:table-cell office:value-type="float" office:value="7407438" calcext:value-type="float">
            <text:p>7407438</text:p>
          </table:table-cell>
          <table:table-cell table:formula="of:=[.A465]/1000/(60*60*24)" office:value-type="time" office:time-value="PT02H03M27.438S" calcext:value-type="time">
            <text:p>02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11.79" calcext:value-type="float">
            <text:p>511.79</text:p>
          </table:table-cell>
          <table:table-cell office:value-type="float" office:value="642.51" calcext:value-type="float">
            <text:p>642.51</text:p>
          </table:table-cell>
        </table:table-row>
        <table:table-row table:style-name="ro1">
          <table:table-cell office:value-type="float" office:value="7423438" calcext:value-type="float">
            <text:p>7423438</text:p>
          </table:table-cell>
          <table:table-cell table:formula="of:=[.A466]/1000/(60*60*24)" office:value-type="time" office:time-value="PT02H03M43.438S" calcext:value-type="time">
            <text:p>02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12.88" calcext:value-type="float">
            <text:p>512.88</text:p>
          </table:table-cell>
          <table:table-cell office:value-type="float" office:value="643.85" calcext:value-type="float">
            <text:p>643.85</text:p>
          </table:table-cell>
        </table:table-row>
        <table:table-row table:style-name="ro1">
          <table:table-cell office:value-type="float" office:value="7439438" calcext:value-type="float">
            <text:p>7439438</text:p>
          </table:table-cell>
          <table:table-cell table:formula="of:=[.A467]/1000/(60*60*24)" office:value-type="time" office:time-value="PT02H03M59.438S" calcext:value-type="time">
            <text:p>02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13.96" calcext:value-type="float">
            <text:p>513.96</text:p>
          </table:table-cell>
          <table:table-cell office:value-type="float" office:value="645.19" calcext:value-type="float">
            <text:p>645.19</text:p>
          </table:table-cell>
        </table:table-row>
        <table:table-row table:style-name="ro1">
          <table:table-cell office:value-type="float" office:value="7455438" calcext:value-type="float">
            <text:p>7455438</text:p>
          </table:table-cell>
          <table:table-cell table:formula="of:=[.A468]/1000/(60*60*24)" office:value-type="time" office:time-value="PT02H04M15.438S" calcext:value-type="time">
            <text:p>02:0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15.05" calcext:value-type="float">
            <text:p>515.05</text:p>
          </table:table-cell>
          <table:table-cell office:value-type="float" office:value="646.53" calcext:value-type="float">
            <text:p>646.53</text:p>
          </table:table-cell>
        </table:table-row>
        <table:table-row table:style-name="ro1">
          <table:table-cell office:value-type="float" office:value="7471438" calcext:value-type="float">
            <text:p>7471438</text:p>
          </table:table-cell>
          <table:table-cell table:formula="of:=[.A469]/1000/(60*60*24)" office:value-type="time" office:time-value="PT02H04M31.438S" calcext:value-type="time">
            <text:p>02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16.13" calcext:value-type="float">
            <text:p>516.13</text:p>
          </table:table-cell>
          <table:table-cell office:value-type="float" office:value="647.87" calcext:value-type="float">
            <text:p>647.87</text:p>
          </table:table-cell>
        </table:table-row>
        <table:table-row table:style-name="ro1">
          <table:table-cell office:value-type="float" office:value="7487438" calcext:value-type="float">
            <text:p>7487438</text:p>
          </table:table-cell>
          <table:table-cell table:formula="of:=[.A470]/1000/(60*60*24)" office:value-type="time" office:time-value="PT02H04M47.438S" calcext:value-type="time">
            <text:p>02:0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5" calcext:value-type="float">
            <text:p>244.5</text:p>
          </table:table-cell>
          <table:table-cell office:value-type="float" office:value="301.33" calcext:value-type="float">
            <text:p>301.33</text:p>
          </table:table-cell>
          <table:table-cell office:value-type="float" office:value="517.22" calcext:value-type="float">
            <text:p>517.22</text:p>
          </table:table-cell>
          <table:table-cell office:value-type="float" office:value="649.21" calcext:value-type="float">
            <text:p>649.21</text:p>
          </table:table-cell>
        </table:table-row>
        <table:table-row table:style-name="ro1">
          <table:table-cell office:value-type="float" office:value="7503438" calcext:value-type="float">
            <text:p>7503438</text:p>
          </table:table-cell>
          <table:table-cell table:formula="of:=[.A471]/1000/(60*60*24)" office:value-type="time" office:time-value="PT02H05M03.438S" calcext:value-type="time">
            <text:p>02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18.31" calcext:value-type="float">
            <text:p>518.31</text:p>
          </table:table-cell>
          <table:table-cell office:value-type="float" office:value="650.55" calcext:value-type="float">
            <text:p>650.55</text:p>
          </table:table-cell>
        </table:table-row>
        <table:table-row table:style-name="ro1">
          <table:table-cell office:value-type="float" office:value="7519438" calcext:value-type="float">
            <text:p>7519438</text:p>
          </table:table-cell>
          <table:table-cell table:formula="of:=[.A472]/1000/(60*60*24)" office:value-type="time" office:time-value="PT02H05M19.438S" calcext:value-type="time">
            <text:p>02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19.39" calcext:value-type="float">
            <text:p>519.39</text:p>
          </table:table-cell>
          <table:table-cell office:value-type="float" office:value="651.89" calcext:value-type="float">
            <text:p>651.89</text:p>
          </table:table-cell>
        </table:table-row>
        <table:table-row table:style-name="ro1">
          <table:table-cell office:value-type="float" office:value="7535438" calcext:value-type="float">
            <text:p>7535438</text:p>
          </table:table-cell>
          <table:table-cell table:formula="of:=[.A473]/1000/(60*60*24)" office:value-type="time" office:time-value="PT02H05M35.438S" calcext:value-type="time">
            <text:p>02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20.48" calcext:value-type="float">
            <text:p>520.48</text:p>
          </table:table-cell>
          <table:table-cell office:value-type="float" office:value="653.22" calcext:value-type="float">
            <text:p>653.22</text:p>
          </table:table-cell>
        </table:table-row>
        <table:table-row table:style-name="ro1">
          <table:table-cell office:value-type="float" office:value="7551438" calcext:value-type="float">
            <text:p>7551438</text:p>
          </table:table-cell>
          <table:table-cell table:formula="of:=[.A474]/1000/(60*60*24)" office:value-type="time" office:time-value="PT02H05M51.438S" calcext:value-type="time">
            <text:p>02:0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21.57" calcext:value-type="float">
            <text:p>521.57</text:p>
          </table:table-cell>
          <table:table-cell office:value-type="float" office:value="654.56" calcext:value-type="float">
            <text:p>654.56</text:p>
          </table:table-cell>
        </table:table-row>
        <table:table-row table:style-name="ro1">
          <table:table-cell office:value-type="float" office:value="7567438" calcext:value-type="float">
            <text:p>7567438</text:p>
          </table:table-cell>
          <table:table-cell table:formula="of:=[.A475]/1000/(60*60*24)" office:value-type="time" office:time-value="PT02H06M07.438S" calcext:value-type="time">
            <text:p>02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22.65" calcext:value-type="float">
            <text:p>522.65</text:p>
          </table:table-cell>
          <table:table-cell office:value-type="float" office:value="655.9" calcext:value-type="float">
            <text:p>655.9</text:p>
          </table:table-cell>
        </table:table-row>
        <table:table-row table:style-name="ro1">
          <table:table-cell office:value-type="float" office:value="7583438" calcext:value-type="float">
            <text:p>7583438</text:p>
          </table:table-cell>
          <table:table-cell table:formula="of:=[.A476]/1000/(60*60*24)" office:value-type="time" office:time-value="PT02H06M23.438S" calcext:value-type="time">
            <text:p>02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23.74" calcext:value-type="float">
            <text:p>523.74</text:p>
          </table:table-cell>
          <table:table-cell office:value-type="float" office:value="657.24" calcext:value-type="float">
            <text:p>657.24</text:p>
          </table:table-cell>
        </table:table-row>
        <table:table-row table:style-name="ro1">
          <table:table-cell office:value-type="float" office:value="7599438" calcext:value-type="float">
            <text:p>7599438</text:p>
          </table:table-cell>
          <table:table-cell table:formula="of:=[.A477]/1000/(60*60*24)" office:value-type="time" office:time-value="PT02H06M39.438S" calcext:value-type="time">
            <text:p>02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24.82" calcext:value-type="float">
            <text:p>524.82</text:p>
          </table:table-cell>
          <table:table-cell office:value-type="float" office:value="658.58" calcext:value-type="float">
            <text:p>658.58</text:p>
          </table:table-cell>
        </table:table-row>
        <table:table-row table:style-name="ro1">
          <table:table-cell office:value-type="float" office:value="7615438" calcext:value-type="float">
            <text:p>7615438</text:p>
          </table:table-cell>
          <table:table-cell table:formula="of:=[.A478]/1000/(60*60*24)" office:value-type="time" office:time-value="PT02H06M55.438S" calcext:value-type="time">
            <text:p>02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25.91" calcext:value-type="float">
            <text:p>525.91</text:p>
          </table:table-cell>
          <table:table-cell office:value-type="float" office:value="659.92" calcext:value-type="float">
            <text:p>659.92</text:p>
          </table:table-cell>
        </table:table-row>
        <table:table-row table:style-name="ro1">
          <table:table-cell office:value-type="float" office:value="7631438" calcext:value-type="float">
            <text:p>7631438</text:p>
          </table:table-cell>
          <table:table-cell table:formula="of:=[.A479]/1000/(60*60*24)" office:value-type="time" office:time-value="PT02H07M11.438S" calcext:value-type="time">
            <text:p>02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27" calcext:value-type="float">
            <text:p>527</text:p>
          </table:table-cell>
          <table:table-cell office:value-type="float" office:value="661.26" calcext:value-type="float">
            <text:p>661.26</text:p>
          </table:table-cell>
        </table:table-row>
        <table:table-row table:style-name="ro1">
          <table:table-cell office:value-type="float" office:value="7647438" calcext:value-type="float">
            <text:p>7647438</text:p>
          </table:table-cell>
          <table:table-cell table:formula="of:=[.A480]/1000/(60*60*24)" office:value-type="time" office:time-value="PT02H07M27.438S" calcext:value-type="time">
            <text:p>02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28.08" calcext:value-type="float">
            <text:p>528.08</text:p>
          </table:table-cell>
          <table:table-cell office:value-type="float" office:value="662.6" calcext:value-type="float">
            <text:p>662.6</text:p>
          </table:table-cell>
        </table:table-row>
        <table:table-row table:style-name="ro1">
          <table:table-cell office:value-type="float" office:value="7663438" calcext:value-type="float">
            <text:p>7663438</text:p>
          </table:table-cell>
          <table:table-cell table:formula="of:=[.A481]/1000/(60*60*24)" office:value-type="time" office:time-value="PT02H07M43.438S" calcext:value-type="time">
            <text:p>02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29.17" calcext:value-type="float">
            <text:p>529.17</text:p>
          </table:table-cell>
          <table:table-cell office:value-type="float" office:value="663.94" calcext:value-type="float">
            <text:p>663.94</text:p>
          </table:table-cell>
        </table:table-row>
        <table:table-row table:style-name="ro1">
          <table:table-cell office:value-type="float" office:value="7679438" calcext:value-type="float">
            <text:p>7679438</text:p>
          </table:table-cell>
          <table:table-cell table:formula="of:=[.A482]/1000/(60*60*24)" office:value-type="time" office:time-value="PT02H07M59.438S" calcext:value-type="time">
            <text:p>02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30.25" calcext:value-type="float">
            <text:p>530.25</text:p>
          </table:table-cell>
          <table:table-cell office:value-type="float" office:value="665.27" calcext:value-type="float">
            <text:p>665.27</text:p>
          </table:table-cell>
        </table:table-row>
        <table:table-row table:style-name="ro1">
          <table:table-cell office:value-type="float" office:value="7695438" calcext:value-type="float">
            <text:p>7695438</text:p>
          </table:table-cell>
          <table:table-cell table:formula="of:=[.A483]/1000/(60*60*24)" office:value-type="time" office:time-value="PT02H08M15.438S" calcext:value-type="time">
            <text:p>02:0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31.34" calcext:value-type="float">
            <text:p>531.34</text:p>
          </table:table-cell>
          <table:table-cell office:value-type="float" office:value="666.61" calcext:value-type="float">
            <text:p>666.61</text:p>
          </table:table-cell>
        </table:table-row>
        <table:table-row table:style-name="ro1">
          <table:table-cell office:value-type="float" office:value="7711438" calcext:value-type="float">
            <text:p>7711438</text:p>
          </table:table-cell>
          <table:table-cell table:formula="of:=[.A484]/1000/(60*60*24)" office:value-type="time" office:time-value="PT02H08M31.438S" calcext:value-type="time">
            <text:p>02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32.43" calcext:value-type="float">
            <text:p>532.43</text:p>
          </table:table-cell>
          <table:table-cell office:value-type="float" office:value="667.95" calcext:value-type="float">
            <text:p>667.95</text:p>
          </table:table-cell>
        </table:table-row>
        <table:table-row table:style-name="ro1">
          <table:table-cell office:value-type="float" office:value="7727438" calcext:value-type="float">
            <text:p>7727438</text:p>
          </table:table-cell>
          <table:table-cell table:formula="of:=[.A485]/1000/(60*60*24)" office:value-type="time" office:time-value="PT02H08M47.438S" calcext:value-type="time">
            <text:p>02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533.51" calcext:value-type="float">
            <text:p>533.51</text:p>
          </table:table-cell>
          <table:table-cell office:value-type="float" office:value="669.29" calcext:value-type="float">
            <text:p>669.29</text:p>
          </table:table-cell>
        </table:table-row>
        <table:table-row table:style-name="ro1">
          <table:table-cell office:value-type="float" office:value="7743438" calcext:value-type="float">
            <text:p>7743438</text:p>
          </table:table-cell>
          <table:table-cell table:formula="of:=[.A486]/1000/(60*60*24)" office:value-type="time" office:time-value="PT02H09M03.438S" calcext:value-type="time">
            <text:p>02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34.6" calcext:value-type="float">
            <text:p>534.6</text:p>
          </table:table-cell>
          <table:table-cell office:value-type="float" office:value="670.63" calcext:value-type="float">
            <text:p>670.63</text:p>
          </table:table-cell>
        </table:table-row>
        <table:table-row table:style-name="ro1">
          <table:table-cell office:value-type="float" office:value="7759438" calcext:value-type="float">
            <text:p>7759438</text:p>
          </table:table-cell>
          <table:table-cell table:formula="of:=[.A487]/1000/(60*60*24)" office:value-type="time" office:time-value="PT02H09M19.438S" calcext:value-type="time">
            <text:p>02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535.68" calcext:value-type="float">
            <text:p>535.68</text:p>
          </table:table-cell>
          <table:table-cell office:value-type="float" office:value="671.97" calcext:value-type="float">
            <text:p>671.97</text:p>
          </table:table-cell>
        </table:table-row>
        <table:table-row table:style-name="ro1">
          <table:table-cell office:value-type="float" office:value="7775438" calcext:value-type="float">
            <text:p>7775438</text:p>
          </table:table-cell>
          <table:table-cell table:formula="of:=[.A488]/1000/(60*60*24)" office:value-type="time" office:time-value="PT02H09M35.438S" calcext:value-type="time">
            <text:p>02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36.77" calcext:value-type="float">
            <text:p>536.77</text:p>
          </table:table-cell>
          <table:table-cell office:value-type="float" office:value="673.3" calcext:value-type="float">
            <text:p>673.3</text:p>
          </table:table-cell>
        </table:table-row>
        <table:table-row table:style-name="ro1">
          <table:table-cell office:value-type="float" office:value="7791438" calcext:value-type="float">
            <text:p>7791438</text:p>
          </table:table-cell>
          <table:table-cell table:formula="of:=[.A489]/1000/(60*60*24)" office:value-type="time" office:time-value="PT02H09M51.438S" calcext:value-type="time">
            <text:p>02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537.86" calcext:value-type="float">
            <text:p>537.86</text:p>
          </table:table-cell>
          <table:table-cell office:value-type="float" office:value="674.64" calcext:value-type="float">
            <text:p>674.64</text:p>
          </table:table-cell>
        </table:table-row>
        <table:table-row table:style-name="ro1">
          <table:table-cell office:value-type="float" office:value="7807438" calcext:value-type="float">
            <text:p>7807438</text:p>
          </table:table-cell>
          <table:table-cell table:formula="of:=[.A490]/1000/(60*60*24)" office:value-type="time" office:time-value="PT02H10M07.438S" calcext:value-type="time">
            <text:p>02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38.94" calcext:value-type="float">
            <text:p>538.94</text:p>
          </table:table-cell>
          <table:table-cell office:value-type="float" office:value="675.98" calcext:value-type="float">
            <text:p>675.98</text:p>
          </table:table-cell>
        </table:table-row>
        <table:table-row table:style-name="ro1">
          <table:table-cell office:value-type="float" office:value="7823438" calcext:value-type="float">
            <text:p>7823438</text:p>
          </table:table-cell>
          <table:table-cell table:formula="of:=[.A491]/1000/(60*60*24)" office:value-type="time" office:time-value="PT02H10M23.438S" calcext:value-type="time">
            <text:p>02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40.03" calcext:value-type="float">
            <text:p>540.03</text:p>
          </table:table-cell>
          <table:table-cell office:value-type="float" office:value="677.32" calcext:value-type="float">
            <text:p>677.32</text:p>
          </table:table-cell>
        </table:table-row>
        <table:table-row table:style-name="ro1">
          <table:table-cell office:value-type="float" office:value="7839438" calcext:value-type="float">
            <text:p>7839438</text:p>
          </table:table-cell>
          <table:table-cell table:formula="of:=[.A492]/1000/(60*60*24)" office:value-type="time" office:time-value="PT02H10M39.438S" calcext:value-type="time">
            <text:p>02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9" calcext:value-type="float">
            <text:p>301.09</text:p>
          </table:table-cell>
          <table:table-cell office:value-type="float" office:value="541.11" calcext:value-type="float">
            <text:p>541.11</text:p>
          </table:table-cell>
          <table:table-cell office:value-type="float" office:value="678.66" calcext:value-type="float">
            <text:p>678.66</text:p>
          </table:table-cell>
        </table:table-row>
        <table:table-row table:style-name="ro1">
          <table:table-cell office:value-type="float" office:value="7855438" calcext:value-type="float">
            <text:p>7855438</text:p>
          </table:table-cell>
          <table:table-cell table:formula="of:=[.A493]/1000/(60*60*24)" office:value-type="time" office:time-value="PT02H10M55.438S" calcext:value-type="time">
            <text:p>02:1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42.2" calcext:value-type="float">
            <text:p>542.2</text:p>
          </table:table-cell>
          <table:table-cell office:value-type="float" office:value="680" calcext:value-type="float">
            <text:p>680</text:p>
          </table:table-cell>
        </table:table-row>
        <table:table-row table:style-name="ro1">
          <table:table-cell office:value-type="float" office:value="7871438" calcext:value-type="float">
            <text:p>7871438</text:p>
          </table:table-cell>
          <table:table-cell table:formula="of:=[.A494]/1000/(60*60*24)" office:value-type="time" office:time-value="PT02H11M11.438S" calcext:value-type="time">
            <text:p>02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4" calcext:value-type="float">
            <text:p>244.4</text:p>
          </table:table-cell>
          <table:table-cell office:value-type="float" office:value="301.21" calcext:value-type="float">
            <text:p>301.21</text:p>
          </table:table-cell>
          <table:table-cell office:value-type="float" office:value="543.28" calcext:value-type="float">
            <text:p>543.28</text:p>
          </table:table-cell>
          <table:table-cell office:value-type="float" office:value="681.33" calcext:value-type="float">
            <text:p>681.33</text:p>
          </table:table-cell>
        </table:table-row>
        <table:table-row table:style-name="ro1">
          <table:table-cell office:value-type="float" office:value="7887438" calcext:value-type="float">
            <text:p>7887438</text:p>
          </table:table-cell>
          <table:table-cell table:formula="of:=[.A495]/1000/(60*60*24)" office:value-type="time" office:time-value="PT02H11M27.438S" calcext:value-type="time">
            <text:p>02:1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44.37" calcext:value-type="float">
            <text:p>544.37</text:p>
          </table:table-cell>
          <table:table-cell office:value-type="float" office:value="682.67" calcext:value-type="float">
            <text:p>682.67</text:p>
          </table:table-cell>
        </table:table-row>
        <table:table-row table:style-name="ro1">
          <table:table-cell office:value-type="float" office:value="7903438" calcext:value-type="float">
            <text:p>7903438</text:p>
          </table:table-cell>
          <table:table-cell table:formula="of:=[.A496]/1000/(60*60*24)" office:value-type="time" office:time-value="PT02H11M43.438S" calcext:value-type="time">
            <text:p>02:1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45.46" calcext:value-type="float">
            <text:p>545.46</text:p>
          </table:table-cell>
          <table:table-cell office:value-type="float" office:value="684.01" calcext:value-type="float">
            <text:p>684.01</text:p>
          </table:table-cell>
        </table:table-row>
        <table:table-row table:style-name="ro1">
          <table:table-cell office:value-type="float" office:value="7919438" calcext:value-type="float">
            <text:p>7919438</text:p>
          </table:table-cell>
          <table:table-cell table:formula="of:=[.A497]/1000/(60*60*24)" office:value-type="time" office:time-value="PT02H11M59.438S" calcext:value-type="time">
            <text:p>02:1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46.54" calcext:value-type="float">
            <text:p>546.54</text:p>
          </table:table-cell>
          <table:table-cell office:value-type="float" office:value="685.35" calcext:value-type="float">
            <text:p>685.35</text:p>
          </table:table-cell>
        </table:table-row>
        <table:table-row table:style-name="ro1">
          <table:table-cell office:value-type="float" office:value="7935438" calcext:value-type="float">
            <text:p>7935438</text:p>
          </table:table-cell>
          <table:table-cell table:formula="of:=[.A498]/1000/(60*60*24)" office:value-type="time" office:time-value="PT02H12M15.438S" calcext:value-type="time">
            <text:p>02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47.63" calcext:value-type="float">
            <text:p>547.63</text:p>
          </table:table-cell>
          <table:table-cell office:value-type="float" office:value="686.69" calcext:value-type="float">
            <text:p>686.69</text:p>
          </table:table-cell>
        </table:table-row>
        <table:table-row table:style-name="ro1">
          <table:table-cell office:value-type="float" office:value="7951438" calcext:value-type="float">
            <text:p>7951438</text:p>
          </table:table-cell>
          <table:table-cell table:formula="of:=[.A499]/1000/(60*60*24)" office:value-type="time" office:time-value="PT02H12M31.438S" calcext:value-type="time">
            <text:p>02:1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48.71" calcext:value-type="float">
            <text:p>548.71</text:p>
          </table:table-cell>
          <table:table-cell office:value-type="float" office:value="688.02" calcext:value-type="float">
            <text:p>688.02</text:p>
          </table:table-cell>
        </table:table-row>
        <table:table-row table:style-name="ro1">
          <table:table-cell office:value-type="float" office:value="7967438" calcext:value-type="float">
            <text:p>7967438</text:p>
          </table:table-cell>
          <table:table-cell table:formula="of:=[.A500]/1000/(60*60*24)" office:value-type="time" office:time-value="PT02H12M47.438S" calcext:value-type="time">
            <text:p>02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49.8" calcext:value-type="float">
            <text:p>549.8</text:p>
          </table:table-cell>
          <table:table-cell office:value-type="float" office:value="689.36" calcext:value-type="float">
            <text:p>689.36</text:p>
          </table:table-cell>
        </table:table-row>
        <table:table-row table:style-name="ro1">
          <table:table-cell office:value-type="float" office:value="7983438" calcext:value-type="float">
            <text:p>7983438</text:p>
          </table:table-cell>
          <table:table-cell table:formula="of:=[.A501]/1000/(60*60*24)" office:value-type="time" office:time-value="PT02H13M03.438S" calcext:value-type="time">
            <text:p>02:1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50.89" calcext:value-type="float">
            <text:p>550.89</text:p>
          </table:table-cell>
          <table:table-cell office:value-type="float" office:value="690.7" calcext:value-type="float">
            <text:p>690.7</text:p>
          </table:table-cell>
        </table:table-row>
        <table:table-row table:style-name="ro1">
          <table:table-cell office:value-type="float" office:value="7999438" calcext:value-type="float">
            <text:p>7999438</text:p>
          </table:table-cell>
          <table:table-cell table:formula="of:=[.A502]/1000/(60*60*24)" office:value-type="time" office:time-value="PT02H13M19.438S" calcext:value-type="time">
            <text:p>02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51.97" calcext:value-type="float">
            <text:p>551.97</text:p>
          </table:table-cell>
          <table:table-cell office:value-type="float" office:value="692.04" calcext:value-type="float">
            <text:p>692.04</text:p>
          </table:table-cell>
        </table:table-row>
        <table:table-row table:style-name="ro1">
          <table:table-cell office:value-type="float" office:value="8015438" calcext:value-type="float">
            <text:p>8015438</text:p>
          </table:table-cell>
          <table:table-cell table:formula="of:=[.A503]/1000/(60*60*24)" office:value-type="time" office:time-value="PT02H13M35.438S" calcext:value-type="time">
            <text:p>02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53.06" calcext:value-type="float">
            <text:p>553.06</text:p>
          </table:table-cell>
          <table:table-cell office:value-type="float" office:value="693.37" calcext:value-type="float">
            <text:p>693.37</text:p>
          </table:table-cell>
        </table:table-row>
        <table:table-row table:style-name="ro1">
          <table:table-cell office:value-type="float" office:value="8031438" calcext:value-type="float">
            <text:p>8031438</text:p>
          </table:table-cell>
          <table:table-cell table:formula="of:=[.A504]/1000/(60*60*24)" office:value-type="time" office:time-value="PT02H13M51.438S" calcext:value-type="time">
            <text:p>02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54.14" calcext:value-type="float">
            <text:p>554.14</text:p>
          </table:table-cell>
          <table:table-cell office:value-type="float" office:value="694.71" calcext:value-type="float">
            <text:p>694.71</text:p>
          </table:table-cell>
        </table:table-row>
        <table:table-row table:style-name="ro1">
          <table:table-cell office:value-type="float" office:value="8047438" calcext:value-type="float">
            <text:p>8047438</text:p>
          </table:table-cell>
          <table:table-cell table:formula="of:=[.A505]/1000/(60*60*24)" office:value-type="time" office:time-value="PT02H14M07.438S" calcext:value-type="time">
            <text:p>02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55.23" calcext:value-type="float">
            <text:p>555.23</text:p>
          </table:table-cell>
          <table:table-cell office:value-type="float" office:value="696.05" calcext:value-type="float">
            <text:p>696.05</text:p>
          </table:table-cell>
        </table:table-row>
        <table:table-row table:style-name="ro1">
          <table:table-cell office:value-type="float" office:value="8063438" calcext:value-type="float">
            <text:p>8063438</text:p>
          </table:table-cell>
          <table:table-cell table:formula="of:=[.A506]/1000/(60*60*24)" office:value-type="time" office:time-value="PT02H14M23.438S" calcext:value-type="time">
            <text:p>02:1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56.31" calcext:value-type="float">
            <text:p>556.31</text:p>
          </table:table-cell>
          <table:table-cell office:value-type="float" office:value="697.39" calcext:value-type="float">
            <text:p>697.39</text:p>
          </table:table-cell>
        </table:table-row>
        <table:table-row table:style-name="ro1">
          <table:table-cell office:value-type="float" office:value="8079438" calcext:value-type="float">
            <text:p>8079438</text:p>
          </table:table-cell>
          <table:table-cell table:formula="of:=[.A507]/1000/(60*60*24)" office:value-type="time" office:time-value="PT02H14M39.438S" calcext:value-type="time">
            <text:p>02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57.4" calcext:value-type="float">
            <text:p>557.4</text:p>
          </table:table-cell>
          <table:table-cell office:value-type="float" office:value="698.72" calcext:value-type="float">
            <text:p>698.72</text:p>
          </table:table-cell>
        </table:table-row>
        <table:table-row table:style-name="ro1">
          <table:table-cell office:value-type="float" office:value="8095438" calcext:value-type="float">
            <text:p>8095438</text:p>
          </table:table-cell>
          <table:table-cell table:formula="of:=[.A508]/1000/(60*60*24)" office:value-type="time" office:time-value="PT02H14M55.438S" calcext:value-type="time">
            <text:p>02:1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58.49" calcext:value-type="float">
            <text:p>558.49</text:p>
          </table:table-cell>
          <table:table-cell office:value-type="float" office:value="700.06" calcext:value-type="float">
            <text:p>700.06</text:p>
          </table:table-cell>
        </table:table-row>
        <table:table-row table:style-name="ro1">
          <table:table-cell office:value-type="float" office:value="8111438" calcext:value-type="float">
            <text:p>8111438</text:p>
          </table:table-cell>
          <table:table-cell table:formula="of:=[.A509]/1000/(60*60*24)" office:value-type="time" office:time-value="PT02H15M11.438S" calcext:value-type="time">
            <text:p>02:1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59.57" calcext:value-type="float">
            <text:p>559.57</text:p>
          </table:table-cell>
          <table:table-cell office:value-type="float" office:value="701.4" calcext:value-type="float">
            <text:p>701.4</text:p>
          </table:table-cell>
        </table:table-row>
        <table:table-row table:style-name="ro1">
          <table:table-cell office:value-type="float" office:value="8127438" calcext:value-type="float">
            <text:p>8127438</text:p>
          </table:table-cell>
          <table:table-cell table:formula="of:=[.A510]/1000/(60*60*24)" office:value-type="time" office:time-value="PT02H15M27.438S" calcext:value-type="time">
            <text:p>02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60.66" calcext:value-type="float">
            <text:p>560.66</text:p>
          </table:table-cell>
          <table:table-cell office:value-type="float" office:value="702.74" calcext:value-type="float">
            <text:p>702.74</text:p>
          </table:table-cell>
        </table:table-row>
        <table:table-row table:style-name="ro1">
          <table:table-cell office:value-type="float" office:value="8143438" calcext:value-type="float">
            <text:p>8143438</text:p>
          </table:table-cell>
          <table:table-cell table:formula="of:=[.A511]/1000/(60*60*24)" office:value-type="time" office:time-value="PT02H15M43.438S" calcext:value-type="time">
            <text:p>02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0.11" calcext:value-type="float">
            <text:p>300.11</text:p>
          </table:table-cell>
          <table:table-cell office:value-type="float" office:value="561.74" calcext:value-type="float">
            <text:p>561.74</text:p>
          </table:table-cell>
          <table:table-cell office:value-type="float" office:value="704.08" calcext:value-type="float">
            <text:p>704.08</text:p>
          </table:table-cell>
        </table:table-row>
        <table:table-row table:style-name="ro1">
          <table:table-cell office:value-type="float" office:value="8159437" calcext:value-type="float">
            <text:p>8159437</text:p>
          </table:table-cell>
          <table:table-cell table:formula="of:=[.A512]/1000/(60*60*24)" office:value-type="time" office:time-value="PT02H15M59.437S" calcext:value-type="time">
            <text:p>02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62.83" calcext:value-type="float">
            <text:p>562.83</text:p>
          </table:table-cell>
          <table:table-cell office:value-type="float" office:value="705.41" calcext:value-type="float">
            <text:p>705.41</text:p>
          </table:table-cell>
        </table:table-row>
        <table:table-row table:style-name="ro1">
          <table:table-cell office:value-type="float" office:value="8175438" calcext:value-type="float">
            <text:p>8175438</text:p>
          </table:table-cell>
          <table:table-cell table:formula="of:=[.A513]/1000/(60*60*24)" office:value-type="time" office:time-value="PT02H16M15.438S" calcext:value-type="time">
            <text:p>02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63.91" calcext:value-type="float">
            <text:p>563.91</text:p>
          </table:table-cell>
          <table:table-cell office:value-type="float" office:value="706.75" calcext:value-type="float">
            <text:p>706.75</text:p>
          </table:table-cell>
        </table:table-row>
        <table:table-row table:style-name="ro1">
          <table:table-cell office:value-type="float" office:value="8191438" calcext:value-type="float">
            <text:p>8191438</text:p>
          </table:table-cell>
          <table:table-cell table:formula="of:=[.A514]/1000/(60*60*24)" office:value-type="time" office:time-value="PT02H16M31.438S" calcext:value-type="time">
            <text:p>02:1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65" calcext:value-type="float">
            <text:p>565</text:p>
          </table:table-cell>
          <table:table-cell office:value-type="float" office:value="708.09" calcext:value-type="float">
            <text:p>708.09</text:p>
          </table:table-cell>
        </table:table-row>
        <table:table-row table:style-name="ro1">
          <table:table-cell office:value-type="float" office:value="8207438" calcext:value-type="float">
            <text:p>8207438</text:p>
          </table:table-cell>
          <table:table-cell table:formula="of:=[.A515]/1000/(60*60*24)" office:value-type="time" office:time-value="PT02H16M47.438S" calcext:value-type="time">
            <text:p>02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66.08" calcext:value-type="float">
            <text:p>566.08</text:p>
          </table:table-cell>
          <table:table-cell office:value-type="float" office:value="709.43" calcext:value-type="float">
            <text:p>709.43</text:p>
          </table:table-cell>
        </table:table-row>
        <table:table-row table:style-name="ro1">
          <table:table-cell office:value-type="float" office:value="8223438" calcext:value-type="float">
            <text:p>8223438</text:p>
          </table:table-cell>
          <table:table-cell table:formula="of:=[.A516]/1000/(60*60*24)" office:value-type="time" office:time-value="PT02H17M03.438S" calcext:value-type="time">
            <text:p>02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67.17" calcext:value-type="float">
            <text:p>567.17</text:p>
          </table:table-cell>
          <table:table-cell office:value-type="float" office:value="710.76" calcext:value-type="float">
            <text:p>710.76</text:p>
          </table:table-cell>
        </table:table-row>
        <table:table-row table:style-name="ro1">
          <table:table-cell office:value-type="float" office:value="8239438" calcext:value-type="float">
            <text:p>8239438</text:p>
          </table:table-cell>
          <table:table-cell table:formula="of:=[.A517]/1000/(60*60*24)" office:value-type="time" office:time-value="PT02H17M19.438S" calcext:value-type="time">
            <text:p>02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68.25" calcext:value-type="float">
            <text:p>568.25</text:p>
          </table:table-cell>
          <table:table-cell office:value-type="float" office:value="712.1" calcext:value-type="float">
            <text:p>712.1</text:p>
          </table:table-cell>
        </table:table-row>
        <table:table-row table:style-name="ro1">
          <table:table-cell office:value-type="float" office:value="8255438" calcext:value-type="float">
            <text:p>8255438</text:p>
          </table:table-cell>
          <table:table-cell table:formula="of:=[.A518]/1000/(60*60*24)" office:value-type="time" office:time-value="PT02H17M35.438S" calcext:value-type="time">
            <text:p>02:1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3" calcext:value-type="float">
            <text:p>244.3</text:p>
          </table:table-cell>
          <table:table-cell office:value-type="float" office:value="301.08" calcext:value-type="float">
            <text:p>301.08</text:p>
          </table:table-cell>
          <table:table-cell office:value-type="float" office:value="569.34" calcext:value-type="float">
            <text:p>569.34</text:p>
          </table:table-cell>
          <table:table-cell office:value-type="float" office:value="713.44" calcext:value-type="float">
            <text:p>713.44</text:p>
          </table:table-cell>
        </table:table-row>
        <table:table-row table:style-name="ro1">
          <table:table-cell office:value-type="float" office:value="8271438" calcext:value-type="float">
            <text:p>8271438</text:p>
          </table:table-cell>
          <table:table-cell table:formula="of:=[.A519]/1000/(60*60*24)" office:value-type="time" office:time-value="PT02H17M51.438S" calcext:value-type="time">
            <text:p>02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70.42" calcext:value-type="float">
            <text:p>570.42</text:p>
          </table:table-cell>
          <table:table-cell office:value-type="float" office:value="714.78" calcext:value-type="float">
            <text:p>714.78</text:p>
          </table:table-cell>
        </table:table-row>
        <table:table-row table:style-name="ro1">
          <table:table-cell office:value-type="float" office:value="8287438" calcext:value-type="float">
            <text:p>8287438</text:p>
          </table:table-cell>
          <table:table-cell table:formula="of:=[.A520]/1000/(60*60*24)" office:value-type="time" office:time-value="PT02H18M07.438S" calcext:value-type="time">
            <text:p>02:1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71.51" calcext:value-type="float">
            <text:p>571.51</text:p>
          </table:table-cell>
          <table:table-cell office:value-type="float" office:value="716.11" calcext:value-type="float">
            <text:p>716.11</text:p>
          </table:table-cell>
        </table:table-row>
        <table:table-row table:style-name="ro1">
          <table:table-cell office:value-type="float" office:value="8303438" calcext:value-type="float">
            <text:p>8303438</text:p>
          </table:table-cell>
          <table:table-cell table:formula="of:=[.A521]/1000/(60*60*24)" office:value-type="time" office:time-value="PT02H18M23.438S" calcext:value-type="time">
            <text:p>02:1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72.59" calcext:value-type="float">
            <text:p>572.59</text:p>
          </table:table-cell>
          <table:table-cell office:value-type="float" office:value="717.45" calcext:value-type="float">
            <text:p>717.45</text:p>
          </table:table-cell>
        </table:table-row>
        <table:table-row table:style-name="ro1">
          <table:table-cell office:value-type="float" office:value="8319438" calcext:value-type="float">
            <text:p>8319438</text:p>
          </table:table-cell>
          <table:table-cell table:formula="of:=[.A522]/1000/(60*60*24)" office:value-type="time" office:time-value="PT02H18M39.438S" calcext:value-type="time">
            <text:p>02:1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73.68" calcext:value-type="float">
            <text:p>573.68</text:p>
          </table:table-cell>
          <table:table-cell office:value-type="float" office:value="718.79" calcext:value-type="float">
            <text:p>718.79</text:p>
          </table:table-cell>
        </table:table-row>
        <table:table-row table:style-name="ro1">
          <table:table-cell office:value-type="float" office:value="8335438" calcext:value-type="float">
            <text:p>8335438</text:p>
          </table:table-cell>
          <table:table-cell table:formula="of:=[.A523]/1000/(60*60*24)" office:value-type="time" office:time-value="PT02H18M55.438S" calcext:value-type="time">
            <text:p>02:1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74.76" calcext:value-type="float">
            <text:p>574.76</text:p>
          </table:table-cell>
          <table:table-cell office:value-type="float" office:value="720.13" calcext:value-type="float">
            <text:p>720.13</text:p>
          </table:table-cell>
        </table:table-row>
        <table:table-row table:style-name="ro1">
          <table:table-cell office:value-type="float" office:value="8351438" calcext:value-type="float">
            <text:p>8351438</text:p>
          </table:table-cell>
          <table:table-cell table:formula="of:=[.A524]/1000/(60*60*24)" office:value-type="time" office:time-value="PT02H19M11.438S" calcext:value-type="time">
            <text:p>02:1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75.85" calcext:value-type="float">
            <text:p>575.85</text:p>
          </table:table-cell>
          <table:table-cell office:value-type="float" office:value="721.46" calcext:value-type="float">
            <text:p>721.46</text:p>
          </table:table-cell>
        </table:table-row>
        <table:table-row table:style-name="ro1">
          <table:table-cell office:value-type="float" office:value="8367438" calcext:value-type="float">
            <text:p>8367438</text:p>
          </table:table-cell>
          <table:table-cell table:formula="of:=[.A525]/1000/(60*60*24)" office:value-type="time" office:time-value="PT02H19M27.438S" calcext:value-type="time">
            <text:p>02:1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76.93" calcext:value-type="float">
            <text:p>576.93</text:p>
          </table:table-cell>
          <table:table-cell office:value-type="float" office:value="722.8" calcext:value-type="float">
            <text:p>722.8</text:p>
          </table:table-cell>
        </table:table-row>
        <table:table-row table:style-name="ro1">
          <table:table-cell office:value-type="float" office:value="8383438" calcext:value-type="float">
            <text:p>8383438</text:p>
          </table:table-cell>
          <table:table-cell table:formula="of:=[.A526]/1000/(60*60*24)" office:value-type="time" office:time-value="PT02H19M43.438S" calcext:value-type="time">
            <text:p>02:1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78.02" calcext:value-type="float">
            <text:p>578.02</text:p>
          </table:table-cell>
          <table:table-cell office:value-type="float" office:value="724.14" calcext:value-type="float">
            <text:p>724.14</text:p>
          </table:table-cell>
        </table:table-row>
        <table:table-row table:style-name="ro1">
          <table:table-cell office:value-type="float" office:value="8399438" calcext:value-type="float">
            <text:p>8399438</text:p>
          </table:table-cell>
          <table:table-cell table:formula="of:=[.A527]/1000/(60*60*24)" office:value-type="time" office:time-value="PT02H19M59.438S" calcext:value-type="time">
            <text:p>02:1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79.1" calcext:value-type="float">
            <text:p>579.1</text:p>
          </table:table-cell>
          <table:table-cell office:value-type="float" office:value="725.47" calcext:value-type="float">
            <text:p>725.47</text:p>
          </table:table-cell>
        </table:table-row>
        <table:table-row table:style-name="ro1">
          <table:table-cell office:value-type="float" office:value="8415438" calcext:value-type="float">
            <text:p>8415438</text:p>
          </table:table-cell>
          <table:table-cell table:formula="of:=[.A528]/1000/(60*60*24)" office:value-type="time" office:time-value="PT02H20M15.438S" calcext:value-type="time">
            <text:p>02:2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6" calcext:value-type="float">
            <text:p>300.96</text:p>
          </table:table-cell>
          <table:table-cell office:value-type="float" office:value="580.19" calcext:value-type="float">
            <text:p>580.19</text:p>
          </table:table-cell>
          <table:table-cell office:value-type="float" office:value="726.81" calcext:value-type="float">
            <text:p>726.81</text:p>
          </table:table-cell>
        </table:table-row>
        <table:table-row table:style-name="ro1">
          <table:table-cell office:value-type="float" office:value="8431438" calcext:value-type="float">
            <text:p>8431438</text:p>
          </table:table-cell>
          <table:table-cell table:formula="of:=[.A529]/1000/(60*60*24)" office:value-type="time" office:time-value="PT02H20M31.438S" calcext:value-type="time">
            <text:p>02:2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81.27" calcext:value-type="float">
            <text:p>581.27</text:p>
          </table:table-cell>
          <table:table-cell office:value-type="float" office:value="728.15" calcext:value-type="float">
            <text:p>728.15</text:p>
          </table:table-cell>
        </table:table-row>
        <table:table-row table:style-name="ro1">
          <table:table-cell office:value-type="float" office:value="8447438" calcext:value-type="float">
            <text:p>8447438</text:p>
          </table:table-cell>
          <table:table-cell table:formula="of:=[.A530]/1000/(60*60*24)" office:value-type="time" office:time-value="PT02H20M47.438S" calcext:value-type="time">
            <text:p>02:2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82.36" calcext:value-type="float">
            <text:p>582.36</text:p>
          </table:table-cell>
          <table:table-cell office:value-type="float" office:value="729.48" calcext:value-type="float">
            <text:p>729.48</text:p>
          </table:table-cell>
        </table:table-row>
        <table:table-row table:style-name="ro1">
          <table:table-cell office:value-type="float" office:value="8463438" calcext:value-type="float">
            <text:p>8463438</text:p>
          </table:table-cell>
          <table:table-cell table:formula="of:=[.A531]/1000/(60*60*24)" office:value-type="time" office:time-value="PT02H21M03.438S" calcext:value-type="time">
            <text:p>02:2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299.98" calcext:value-type="float">
            <text:p>299.98</text:p>
          </table:table-cell>
          <table:table-cell office:value-type="float" office:value="583.44" calcext:value-type="float">
            <text:p>583.44</text:p>
          </table:table-cell>
          <table:table-cell office:value-type="float" office:value="730.82" calcext:value-type="float">
            <text:p>730.82</text:p>
          </table:table-cell>
        </table:table-row>
        <table:table-row table:style-name="ro1">
          <table:table-cell office:value-type="float" office:value="8479438" calcext:value-type="float">
            <text:p>8479438</text:p>
          </table:table-cell>
          <table:table-cell table:formula="of:=[.A532]/1000/(60*60*24)" office:value-type="time" office:time-value="PT02H21M19.438S" calcext:value-type="time">
            <text:p>02:2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84.53" calcext:value-type="float">
            <text:p>584.53</text:p>
          </table:table-cell>
          <table:table-cell office:value-type="float" office:value="732.16" calcext:value-type="float">
            <text:p>732.16</text:p>
          </table:table-cell>
        </table:table-row>
        <table:table-row table:style-name="ro1">
          <table:table-cell office:value-type="float" office:value="8495438" calcext:value-type="float">
            <text:p>8495438</text:p>
          </table:table-cell>
          <table:table-cell table:formula="of:=[.A533]/1000/(60*60*24)" office:value-type="time" office:time-value="PT02H21M35.438S" calcext:value-type="time">
            <text:p>02:2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85.61" calcext:value-type="float">
            <text:p>585.61</text:p>
          </table:table-cell>
          <table:table-cell office:value-type="float" office:value="733.49" calcext:value-type="float">
            <text:p>733.49</text:p>
          </table:table-cell>
        </table:table-row>
        <table:table-row table:style-name="ro1">
          <table:table-cell office:value-type="float" office:value="8511438" calcext:value-type="float">
            <text:p>8511438</text:p>
          </table:table-cell>
          <table:table-cell table:formula="of:=[.A534]/1000/(60*60*24)" office:value-type="time" office:time-value="PT02H21M51.438S" calcext:value-type="time">
            <text:p>02:2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86.7" calcext:value-type="float">
            <text:p>586.7</text:p>
          </table:table-cell>
          <table:table-cell office:value-type="float" office:value="734.83" calcext:value-type="float">
            <text:p>734.83</text:p>
          </table:table-cell>
        </table:table-row>
        <table:table-row table:style-name="ro1">
          <table:table-cell office:value-type="float" office:value="8527438" calcext:value-type="float">
            <text:p>8527438</text:p>
          </table:table-cell>
          <table:table-cell table:formula="of:=[.A535]/1000/(60*60*24)" office:value-type="time" office:time-value="PT02H22M07.438S" calcext:value-type="time">
            <text:p>02:2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.2" calcext:value-type="float">
            <text:p>244.2</text:p>
          </table:table-cell>
          <table:table-cell office:value-type="float" office:value="300.95" calcext:value-type="float">
            <text:p>300.95</text:p>
          </table:table-cell>
          <table:table-cell office:value-type="float" office:value="587.78" calcext:value-type="float">
            <text:p>587.78</text:p>
          </table:table-cell>
          <table:table-cell office:value-type="float" office:value="736.17" calcext:value-type="float">
            <text:p>736.17</text:p>
          </table:table-cell>
        </table:table-row>
        <table:table-row table:style-name="ro1">
          <table:table-cell office:value-type="float" office:value="8543438" calcext:value-type="float">
            <text:p>8543438</text:p>
          </table:table-cell>
          <table:table-cell table:formula="of:=[.A536]/1000/(60*60*24)" office:value-type="time" office:time-value="PT02H22M23.438S" calcext:value-type="time">
            <text:p>02:2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88.87" calcext:value-type="float">
            <text:p>588.87</text:p>
          </table:table-cell>
          <table:table-cell office:value-type="float" office:value="737.5" calcext:value-type="float">
            <text:p>737.5</text:p>
          </table:table-cell>
        </table:table-row>
        <table:table-row table:style-name="ro1">
          <table:table-cell office:value-type="float" office:value="8559438" calcext:value-type="float">
            <text:p>8559438</text:p>
          </table:table-cell>
          <table:table-cell table:formula="of:=[.A537]/1000/(60*60*24)" office:value-type="time" office:time-value="PT02H22M39.438S" calcext:value-type="time">
            <text:p>02:2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89.95" calcext:value-type="float">
            <text:p>589.95</text:p>
          </table:table-cell>
          <table:table-cell office:value-type="float" office:value="738.84" calcext:value-type="float">
            <text:p>738.84</text:p>
          </table:table-cell>
        </table:table-row>
        <table:table-row table:style-name="ro1">
          <table:table-cell office:value-type="float" office:value="8575438" calcext:value-type="float">
            <text:p>8575438</text:p>
          </table:table-cell>
          <table:table-cell table:formula="of:=[.A538]/1000/(60*60*24)" office:value-type="time" office:time-value="PT02H22M55.438S" calcext:value-type="time">
            <text:p>02:2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91.04" calcext:value-type="float">
            <text:p>591.04</text:p>
          </table:table-cell>
          <table:table-cell office:value-type="float" office:value="740.18" calcext:value-type="float">
            <text:p>740.18</text:p>
          </table:table-cell>
        </table:table-row>
        <table:table-row table:style-name="ro1">
          <table:table-cell office:value-type="float" office:value="8591438" calcext:value-type="float">
            <text:p>8591438</text:p>
          </table:table-cell>
          <table:table-cell table:formula="of:=[.A539]/1000/(60*60*24)" office:value-type="time" office:time-value="PT02H23M11.438S" calcext:value-type="time">
            <text:p>02:2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92.12" calcext:value-type="float">
            <text:p>592.12</text:p>
          </table:table-cell>
          <table:table-cell office:value-type="float" office:value="741.51" calcext:value-type="float">
            <text:p>741.51</text:p>
          </table:table-cell>
        </table:table-row>
        <table:table-row table:style-name="ro1">
          <table:table-cell office:value-type="float" office:value="8607438" calcext:value-type="float">
            <text:p>8607438</text:p>
          </table:table-cell>
          <table:table-cell table:formula="of:=[.A540]/1000/(60*60*24)" office:value-type="time" office:time-value="PT02H23M27.438S" calcext:value-type="time">
            <text:p>02:2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93.21" calcext:value-type="float">
            <text:p>593.21</text:p>
          </table:table-cell>
          <table:table-cell office:value-type="float" office:value="742.85" calcext:value-type="float">
            <text:p>742.85</text:p>
          </table:table-cell>
        </table:table-row>
        <table:table-row table:style-name="ro1">
          <table:table-cell office:value-type="float" office:value="8623438" calcext:value-type="float">
            <text:p>8623438</text:p>
          </table:table-cell>
          <table:table-cell table:formula="of:=[.A541]/1000/(60*60*24)" office:value-type="time" office:time-value="PT02H23M43.438S" calcext:value-type="time">
            <text:p>02:2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594.29" calcext:value-type="float">
            <text:p>594.29</text:p>
          </table:table-cell>
          <table:table-cell office:value-type="float" office:value="744.19" calcext:value-type="float">
            <text:p>744.19</text:p>
          </table:table-cell>
        </table:table-row>
        <table:table-row table:style-name="ro1">
          <table:table-cell office:value-type="float" office:value="8639438" calcext:value-type="float">
            <text:p>8639438</text:p>
          </table:table-cell>
          <table:table-cell table:formula="of:=[.A542]/1000/(60*60*24)" office:value-type="time" office:time-value="PT02H23M59.438S" calcext:value-type="time">
            <text:p>02:2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595.38" calcext:value-type="float">
            <text:p>595.38</text:p>
          </table:table-cell>
          <table:table-cell office:value-type="float" office:value="745.52" calcext:value-type="float">
            <text:p>745.52</text:p>
          </table:table-cell>
        </table:table-row>
        <table:table-row table:style-name="ro1">
          <table:table-cell office:value-type="float" office:value="8655438" calcext:value-type="float">
            <text:p>8655438</text:p>
          </table:table-cell>
          <table:table-cell table:formula="of:=[.A543]/1000/(60*60*24)" office:value-type="time" office:time-value="PT02H24M15.438S" calcext:value-type="time">
            <text:p>02:2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596.46" calcext:value-type="float">
            <text:p>596.46</text:p>
          </table:table-cell>
          <table:table-cell office:value-type="float" office:value="746.86" calcext:value-type="float">
            <text:p>746.86</text:p>
          </table:table-cell>
        </table:table-row>
        <table:table-row table:style-name="ro1">
          <table:table-cell office:value-type="float" office:value="8671438" calcext:value-type="float">
            <text:p>8671438</text:p>
          </table:table-cell>
          <table:table-cell table:formula="of:=[.A544]/1000/(60*60*24)" office:value-type="time" office:time-value="PT02H24M31.438S" calcext:value-type="time">
            <text:p>02:2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97.55" calcext:value-type="float">
            <text:p>597.55</text:p>
          </table:table-cell>
          <table:table-cell office:value-type="float" office:value="748.19" calcext:value-type="float">
            <text:p>748.19</text:p>
          </table:table-cell>
        </table:table-row>
        <table:table-row table:style-name="ro1">
          <table:table-cell office:value-type="float" office:value="8687438" calcext:value-type="float">
            <text:p>8687438</text:p>
          </table:table-cell>
          <table:table-cell table:formula="of:=[.A545]/1000/(60*60*24)" office:value-type="time" office:time-value="PT02H24M47.438S" calcext:value-type="time">
            <text:p>02:2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98.63" calcext:value-type="float">
            <text:p>598.63</text:p>
          </table:table-cell>
          <table:table-cell office:value-type="float" office:value="749.53" calcext:value-type="float">
            <text:p>749.53</text:p>
          </table:table-cell>
        </table:table-row>
        <table:table-row table:style-name="ro1">
          <table:table-cell office:value-type="float" office:value="8703438" calcext:value-type="float">
            <text:p>8703438</text:p>
          </table:table-cell>
          <table:table-cell table:formula="of:=[.A546]/1000/(60*60*24)" office:value-type="time" office:time-value="PT02H25M03.438S" calcext:value-type="time">
            <text:p>02:2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599.72" calcext:value-type="float">
            <text:p>599.72</text:p>
          </table:table-cell>
          <table:table-cell office:value-type="float" office:value="750.87" calcext:value-type="float">
            <text:p>750.87</text:p>
          </table:table-cell>
        </table:table-row>
        <table:table-row table:style-name="ro1">
          <table:table-cell office:value-type="float" office:value="8719438" calcext:value-type="float">
            <text:p>8719438</text:p>
          </table:table-cell>
          <table:table-cell table:formula="of:=[.A547]/1000/(60*60*24)" office:value-type="time" office:time-value="PT02H25M19.438S" calcext:value-type="time">
            <text:p>02:2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600.8" calcext:value-type="float">
            <text:p>600.8</text:p>
          </table:table-cell>
          <table:table-cell office:value-type="float" office:value="752.2" calcext:value-type="float">
            <text:p>752.2</text:p>
          </table:table-cell>
        </table:table-row>
        <table:table-row table:style-name="ro1">
          <table:table-cell office:value-type="float" office:value="8735438" calcext:value-type="float">
            <text:p>8735438</text:p>
          </table:table-cell>
          <table:table-cell table:formula="of:=[.A548]/1000/(60*60*24)" office:value-type="time" office:time-value="PT02H25M35.438S" calcext:value-type="time">
            <text:p>02:2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01.88" calcext:value-type="float">
            <text:p>601.88</text:p>
          </table:table-cell>
          <table:table-cell office:value-type="float" office:value="753.54" calcext:value-type="float">
            <text:p>753.54</text:p>
          </table:table-cell>
        </table:table-row>
        <table:table-row table:style-name="ro1">
          <table:table-cell office:value-type="float" office:value="8751438" calcext:value-type="float">
            <text:p>8751438</text:p>
          </table:table-cell>
          <table:table-cell table:formula="of:=[.A549]/1000/(60*60*24)" office:value-type="time" office:time-value="PT02H25M51.438S" calcext:value-type="time">
            <text:p>02:2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300.83" calcext:value-type="float">
            <text:p>300.83</text:p>
          </table:table-cell>
          <table:table-cell office:value-type="float" office:value="602.97" calcext:value-type="float">
            <text:p>602.97</text:p>
          </table:table-cell>
          <table:table-cell office:value-type="float" office:value="754.88" calcext:value-type="float">
            <text:p>754.88</text:p>
          </table:table-cell>
        </table:table-row>
        <table:table-row table:style-name="ro1">
          <table:table-cell office:value-type="float" office:value="8767438" calcext:value-type="float">
            <text:p>8767438</text:p>
          </table:table-cell>
          <table:table-cell table:formula="of:=[.A550]/1000/(60*60*24)" office:value-type="time" office:time-value="PT02H26M07.438S" calcext:value-type="time">
            <text:p>02:2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04.05" calcext:value-type="float">
            <text:p>604.05</text:p>
          </table:table-cell>
          <table:table-cell office:value-type="float" office:value="756.21" calcext:value-type="float">
            <text:p>756.21</text:p>
          </table:table-cell>
        </table:table-row>
        <table:table-row table:style-name="ro1">
          <table:table-cell office:value-type="float" office:value="8783438" calcext:value-type="float">
            <text:p>8783438</text:p>
          </table:table-cell>
          <table:table-cell table:formula="of:=[.A551]/1000/(60*60*24)" office:value-type="time" office:time-value="PT02H26M23.438S" calcext:value-type="time">
            <text:p>02:2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605.14" calcext:value-type="float">
            <text:p>605.14</text:p>
          </table:table-cell>
          <table:table-cell office:value-type="float" office:value="757.55" calcext:value-type="float">
            <text:p>757.55</text:p>
          </table:table-cell>
        </table:table-row>
        <table:table-row table:style-name="ro1">
          <table:table-cell office:value-type="float" office:value="8799438" calcext:value-type="float">
            <text:p>8799438</text:p>
          </table:table-cell>
          <table:table-cell table:formula="of:=[.A552]/1000/(60*60*24)" office:value-type="time" office:time-value="PT02H26M39.438S" calcext:value-type="time">
            <text:p>02:2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606.22" calcext:value-type="float">
            <text:p>606.22</text:p>
          </table:table-cell>
          <table:table-cell office:value-type="float" office:value="758.88" calcext:value-type="float">
            <text:p>758.88</text:p>
          </table:table-cell>
        </table:table-row>
        <table:table-row table:style-name="ro1">
          <table:table-cell office:value-type="float" office:value="8815438" calcext:value-type="float">
            <text:p>8815438</text:p>
          </table:table-cell>
          <table:table-cell table:formula="of:=[.A553]/1000/(60*60*24)" office:value-type="time" office:time-value="PT02H26M55.438S" calcext:value-type="time">
            <text:p>02:2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.1" calcext:value-type="float">
            <text:p>244.1</text:p>
          </table:table-cell>
          <table:table-cell office:value-type="float" office:value="299.85" calcext:value-type="float">
            <text:p>299.85</text:p>
          </table:table-cell>
          <table:table-cell office:value-type="float" office:value="607.31" calcext:value-type="float">
            <text:p>607.31</text:p>
          </table:table-cell>
          <table:table-cell office:value-type="float" office:value="760.22" calcext:value-type="float">
            <text:p>760.22</text:p>
          </table:table-cell>
        </table:table-row>
        <table:table-row table:style-name="ro1">
          <table:table-cell office:value-type="float" office:value="8831438" calcext:value-type="float">
            <text:p>8831438</text:p>
          </table:table-cell>
          <table:table-cell table:formula="of:=[.A554]/1000/(60*60*24)" office:value-type="time" office:time-value="PT02H27M11.438S" calcext:value-type="time">
            <text:p>02:2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08.39" calcext:value-type="float">
            <text:p>608.39</text:p>
          </table:table-cell>
          <table:table-cell office:value-type="float" office:value="761.55" calcext:value-type="float">
            <text:p>761.55</text:p>
          </table:table-cell>
        </table:table-row>
        <table:table-row table:style-name="ro1">
          <table:table-cell office:value-type="float" office:value="8847438" calcext:value-type="float">
            <text:p>8847438</text:p>
          </table:table-cell>
          <table:table-cell table:formula="of:=[.A555]/1000/(60*60*24)" office:value-type="time" office:time-value="PT02H27M27.438S" calcext:value-type="time">
            <text:p>02:2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609.48" calcext:value-type="float">
            <text:p>609.48</text:p>
          </table:table-cell>
          <table:table-cell office:value-type="float" office:value="762.89" calcext:value-type="float">
            <text:p>762.89</text:p>
          </table:table-cell>
        </table:table-row>
        <table:table-row table:style-name="ro1">
          <table:table-cell office:value-type="float" office:value="8863438" calcext:value-type="float">
            <text:p>8863438</text:p>
          </table:table-cell>
          <table:table-cell table:formula="of:=[.A556]/1000/(60*60*24)" office:value-type="time" office:time-value="PT02H27M43.438S" calcext:value-type="time">
            <text:p>02:2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10.56" calcext:value-type="float">
            <text:p>610.56</text:p>
          </table:table-cell>
          <table:table-cell office:value-type="float" office:value="764.22" calcext:value-type="float">
            <text:p>764.22</text:p>
          </table:table-cell>
        </table:table-row>
        <table:table-row table:style-name="ro1">
          <table:table-cell office:value-type="float" office:value="8879438" calcext:value-type="float">
            <text:p>8879438</text:p>
          </table:table-cell>
          <table:table-cell table:formula="of:=[.A557]/1000/(60*60*24)" office:value-type="time" office:time-value="PT02H27M59.438S" calcext:value-type="time">
            <text:p>02:2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11.64" calcext:value-type="float">
            <text:p>611.64</text:p>
          </table:table-cell>
          <table:table-cell office:value-type="float" office:value="765.56" calcext:value-type="float">
            <text:p>765.56</text:p>
          </table:table-cell>
        </table:table-row>
        <table:table-row table:style-name="ro1">
          <table:table-cell office:value-type="float" office:value="8895438" calcext:value-type="float">
            <text:p>8895438</text:p>
          </table:table-cell>
          <table:table-cell table:formula="of:=[.A558]/1000/(60*60*24)" office:value-type="time" office:time-value="PT02H28M15.438S" calcext:value-type="time">
            <text:p>02:2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12.73" calcext:value-type="float">
            <text:p>612.73</text:p>
          </table:table-cell>
          <table:table-cell office:value-type="float" office:value="766.9" calcext:value-type="float">
            <text:p>766.9</text:p>
          </table:table-cell>
        </table:table-row>
        <table:table-row table:style-name="ro1">
          <table:table-cell office:value-type="float" office:value="8911438" calcext:value-type="float">
            <text:p>8911438</text:p>
          </table:table-cell>
          <table:table-cell table:formula="of:=[.A559]/1000/(60*60*24)" office:value-type="time" office:time-value="PT02H28M31.438S" calcext:value-type="time">
            <text:p>02:2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613.81" calcext:value-type="float">
            <text:p>613.81</text:p>
          </table:table-cell>
          <table:table-cell office:value-type="float" office:value="768.23" calcext:value-type="float">
            <text:p>768.23</text:p>
          </table:table-cell>
        </table:table-row>
        <table:table-row table:style-name="ro1">
          <table:table-cell office:value-type="float" office:value="8927438" calcext:value-type="float">
            <text:p>8927438</text:p>
          </table:table-cell>
          <table:table-cell table:formula="of:=[.A560]/1000/(60*60*24)" office:value-type="time" office:time-value="PT02H28M47.438S" calcext:value-type="time">
            <text:p>02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14.9" calcext:value-type="float">
            <text:p>614.9</text:p>
          </table:table-cell>
          <table:table-cell office:value-type="float" office:value="769.57" calcext:value-type="float">
            <text:p>769.57</text:p>
          </table:table-cell>
        </table:table-row>
        <table:table-row table:style-name="ro1">
          <table:table-cell office:value-type="float" office:value="8943438" calcext:value-type="float">
            <text:p>8943438</text:p>
          </table:table-cell>
          <table:table-cell table:formula="of:=[.A561]/1000/(60*60*24)" office:value-type="time" office:time-value="PT02H29M03.438S" calcext:value-type="time">
            <text:p>02:2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15.98" calcext:value-type="float">
            <text:p>615.98</text:p>
          </table:table-cell>
          <table:table-cell office:value-type="float" office:value="770.9" calcext:value-type="float">
            <text:p>770.9</text:p>
          </table:table-cell>
        </table:table-row>
        <table:table-row table:style-name="ro1">
          <table:table-cell office:value-type="float" office:value="8959438" calcext:value-type="float">
            <text:p>8959438</text:p>
          </table:table-cell>
          <table:table-cell table:formula="of:=[.A562]/1000/(60*60*24)" office:value-type="time" office:time-value="PT02H29M19.438S" calcext:value-type="time">
            <text:p>02:2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617.07" calcext:value-type="float">
            <text:p>617.07</text:p>
          </table:table-cell>
          <table:table-cell office:value-type="float" office:value="772.24" calcext:value-type="float">
            <text:p>772.24</text:p>
          </table:table-cell>
        </table:table-row>
        <table:table-row table:style-name="ro1">
          <table:table-cell office:value-type="float" office:value="8975438" calcext:value-type="float">
            <text:p>8975438</text:p>
          </table:table-cell>
          <table:table-cell table:formula="of:=[.A563]/1000/(60*60*24)" office:value-type="time" office:time-value="PT02H29M35.438S" calcext:value-type="time">
            <text:p>02:2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" calcext:value-type="float">
            <text:p>300.7</text:p>
          </table:table-cell>
          <table:table-cell office:value-type="float" office:value="618.15" calcext:value-type="float">
            <text:p>618.15</text:p>
          </table:table-cell>
          <table:table-cell office:value-type="float" office:value="773.57" calcext:value-type="float">
            <text:p>773.57</text:p>
          </table:table-cell>
        </table:table-row>
        <table:table-row table:style-name="ro1">
          <table:table-cell office:value-type="float" office:value="8991438" calcext:value-type="float">
            <text:p>8991438</text:p>
          </table:table-cell>
          <table:table-cell table:formula="of:=[.A564]/1000/(60*60*24)" office:value-type="time" office:time-value="PT02H29M51.438S" calcext:value-type="time">
            <text:p>02:2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19.23" calcext:value-type="float">
            <text:p>619.23</text:p>
          </table:table-cell>
          <table:table-cell office:value-type="float" office:value="774.9" calcext:value-type="float">
            <text:p>774.9</text:p>
          </table:table-cell>
        </table:table-row>
        <table:table-row table:style-name="ro1">
          <table:table-cell office:value-type="float" office:value="9007438" calcext:value-type="float">
            <text:p>9007438</text:p>
          </table:table-cell>
          <table:table-cell table:formula="of:=[.A565]/1000/(60*60*24)" office:value-type="time" office:time-value="PT02H30M07.438S" calcext:value-type="time">
            <text:p>02:3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620.32" calcext:value-type="float">
            <text:p>620.32</text:p>
          </table:table-cell>
          <table:table-cell office:value-type="float" office:value="776.24" calcext:value-type="float">
            <text:p>776.24</text:p>
          </table:table-cell>
        </table:table-row>
        <table:table-row table:style-name="ro1">
          <table:table-cell office:value-type="float" office:value="9023438" calcext:value-type="float">
            <text:p>9023438</text:p>
          </table:table-cell>
          <table:table-cell table:formula="of:=[.A566]/1000/(60*60*24)" office:value-type="time" office:time-value="PT02H30M23.438S" calcext:value-type="time">
            <text:p>02:3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299.73" calcext:value-type="float">
            <text:p>299.73</text:p>
          </table:table-cell>
          <table:table-cell office:value-type="float" office:value="621.4" calcext:value-type="float">
            <text:p>621.4</text:p>
          </table:table-cell>
          <table:table-cell office:value-type="float" office:value="777.57" calcext:value-type="float">
            <text:p>777.57</text:p>
          </table:table-cell>
        </table:table-row>
        <table:table-row table:style-name="ro1">
          <table:table-cell office:value-type="float" office:value="9039438" calcext:value-type="float">
            <text:p>9039438</text:p>
          </table:table-cell>
          <table:table-cell table:formula="of:=[.A567]/1000/(60*60*24)" office:value-type="time" office:time-value="PT02H30M39.438S" calcext:value-type="time">
            <text:p>02:3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22.49" calcext:value-type="float">
            <text:p>622.49</text:p>
          </table:table-cell>
          <table:table-cell office:value-type="float" office:value="778.91" calcext:value-type="float">
            <text:p>778.91</text:p>
          </table:table-cell>
        </table:table-row>
        <table:table-row table:style-name="ro1">
          <table:table-cell office:value-type="float" office:value="9055438" calcext:value-type="float">
            <text:p>9055438</text:p>
          </table:table-cell>
          <table:table-cell table:formula="of:=[.A568]/1000/(60*60*24)" office:value-type="time" office:time-value="PT02H30M55.438S" calcext:value-type="time">
            <text:p>02:3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23.57" calcext:value-type="float">
            <text:p>623.57</text:p>
          </table:table-cell>
          <table:table-cell office:value-type="float" office:value="780.24" calcext:value-type="float">
            <text:p>780.24</text:p>
          </table:table-cell>
        </table:table-row>
        <table:table-row table:style-name="ro1">
          <table:table-cell office:value-type="float" office:value="9071438" calcext:value-type="float">
            <text:p>9071438</text:p>
          </table:table-cell>
          <table:table-cell table:formula="of:=[.A569]/1000/(60*60*24)" office:value-type="time" office:time-value="PT02H31M11.438S" calcext:value-type="time">
            <text:p>02:3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24.65" calcext:value-type="float">
            <text:p>624.65</text:p>
          </table:table-cell>
          <table:table-cell office:value-type="float" office:value="781.58" calcext:value-type="float">
            <text:p>781.58</text:p>
          </table:table-cell>
        </table:table-row>
        <table:table-row table:style-name="ro1">
          <table:table-cell office:value-type="float" office:value="9087438" calcext:value-type="float">
            <text:p>9087438</text:p>
          </table:table-cell>
          <table:table-cell table:formula="of:=[.A570]/1000/(60*60*24)" office:value-type="time" office:time-value="PT02H31M27.438S" calcext:value-type="time">
            <text:p>02:3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625.74" calcext:value-type="float">
            <text:p>625.74</text:p>
          </table:table-cell>
          <table:table-cell office:value-type="float" office:value="782.91" calcext:value-type="float">
            <text:p>782.91</text:p>
          </table:table-cell>
        </table:table-row>
        <table:table-row table:style-name="ro1">
          <table:table-cell office:value-type="float" office:value="9103438" calcext:value-type="float">
            <text:p>9103438</text:p>
          </table:table-cell>
          <table:table-cell table:formula="of:=[.A571]/1000/(60*60*24)" office:value-type="time" office:time-value="PT02H31M43.438S" calcext:value-type="time">
            <text:p>02:3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4" calcext:value-type="float">
            <text:p>244</text:p>
          </table:table-cell>
          <table:table-cell office:value-type="float" office:value="300.71" calcext:value-type="float">
            <text:p>300.71</text:p>
          </table:table-cell>
          <table:table-cell office:value-type="float" office:value="626.82" calcext:value-type="float">
            <text:p>626.82</text:p>
          </table:table-cell>
          <table:table-cell office:value-type="float" office:value="784.25" calcext:value-type="float">
            <text:p>784.25</text:p>
          </table:table-cell>
        </table:table-row>
        <table:table-row table:style-name="ro1">
          <table:table-cell office:value-type="float" office:value="9119438" calcext:value-type="float">
            <text:p>9119438</text:p>
          </table:table-cell>
          <table:table-cell table:formula="of:=[.A572]/1000/(60*60*24)" office:value-type="time" office:time-value="PT02H31M59.438S" calcext:value-type="time">
            <text:p>02:3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627.91" calcext:value-type="float">
            <text:p>627.91</text:p>
          </table:table-cell>
          <table:table-cell office:value-type="float" office:value="785.58" calcext:value-type="float">
            <text:p>785.58</text:p>
          </table:table-cell>
        </table:table-row>
        <table:table-row table:style-name="ro1">
          <table:table-cell office:value-type="float" office:value="9135438" calcext:value-type="float">
            <text:p>9135438</text:p>
          </table:table-cell>
          <table:table-cell table:formula="of:=[.A573]/1000/(60*60*24)" office:value-type="time" office:time-value="PT02H32M15.438S" calcext:value-type="time">
            <text:p>02:3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28.99" calcext:value-type="float">
            <text:p>628.99</text:p>
          </table:table-cell>
          <table:table-cell office:value-type="float" office:value="786.92" calcext:value-type="float">
            <text:p>786.92</text:p>
          </table:table-cell>
        </table:table-row>
        <table:table-row table:style-name="ro1">
          <table:table-cell office:value-type="float" office:value="9151438" calcext:value-type="float">
            <text:p>9151438</text:p>
          </table:table-cell>
          <table:table-cell table:formula="of:=[.A574]/1000/(60*60*24)" office:value-type="time" office:time-value="PT02H32M31.438S" calcext:value-type="time">
            <text:p>02:3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630.07" calcext:value-type="float">
            <text:p>630.07</text:p>
          </table:table-cell>
          <table:table-cell office:value-type="float" office:value="788.25" calcext:value-type="float">
            <text:p>788.25</text:p>
          </table:table-cell>
        </table:table-row>
        <table:table-row table:style-name="ro1">
          <table:table-cell office:value-type="float" office:value="9167438" calcext:value-type="float">
            <text:p>9167438</text:p>
          </table:table-cell>
          <table:table-cell table:formula="of:=[.A575]/1000/(60*60*24)" office:value-type="time" office:time-value="PT02H32M47.438S" calcext:value-type="time">
            <text:p>02:3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631.16" calcext:value-type="float">
            <text:p>631.16</text:p>
          </table:table-cell>
          <table:table-cell office:value-type="float" office:value="789.58" calcext:value-type="float">
            <text:p>789.58</text:p>
          </table:table-cell>
        </table:table-row>
        <table:table-row table:style-name="ro1">
          <table:table-cell office:value-type="float" office:value="9183438" calcext:value-type="float">
            <text:p>9183438</text:p>
          </table:table-cell>
          <table:table-cell table:formula="of:=[.A576]/1000/(60*60*24)" office:value-type="time" office:time-value="PT02H33M03.438S" calcext:value-type="time">
            <text:p>02:3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32.24" calcext:value-type="float">
            <text:p>632.24</text:p>
          </table:table-cell>
          <table:table-cell office:value-type="float" office:value="790.92" calcext:value-type="float">
            <text:p>790.92</text:p>
          </table:table-cell>
        </table:table-row>
        <table:table-row table:style-name="ro1">
          <table:table-cell office:value-type="float" office:value="9199438" calcext:value-type="float">
            <text:p>9199438</text:p>
          </table:table-cell>
          <table:table-cell table:formula="of:=[.A577]/1000/(60*60*24)" office:value-type="time" office:time-value="PT02H33M19.438S" calcext:value-type="time">
            <text:p>02:3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33.33" calcext:value-type="float">
            <text:p>633.33</text:p>
          </table:table-cell>
          <table:table-cell office:value-type="float" office:value="792.25" calcext:value-type="float">
            <text:p>792.25</text:p>
          </table:table-cell>
        </table:table-row>
        <table:table-row table:style-name="ro1">
          <table:table-cell office:value-type="float" office:value="9215438" calcext:value-type="float">
            <text:p>9215438</text:p>
          </table:table-cell>
          <table:table-cell table:formula="of:=[.A578]/1000/(60*60*24)" office:value-type="time" office:time-value="PT02H33M35.438S" calcext:value-type="time">
            <text:p>02:3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34.41" calcext:value-type="float">
            <text:p>634.41</text:p>
          </table:table-cell>
          <table:table-cell office:value-type="float" office:value="793.58" calcext:value-type="float">
            <text:p>793.58</text:p>
          </table:table-cell>
        </table:table-row>
        <table:table-row table:style-name="ro1">
          <table:table-cell office:value-type="float" office:value="9231438" calcext:value-type="float">
            <text:p>9231438</text:p>
          </table:table-cell>
          <table:table-cell table:formula="of:=[.A579]/1000/(60*60*24)" office:value-type="time" office:time-value="PT02H33M51.438S" calcext:value-type="time">
            <text:p>02:3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35.49" calcext:value-type="float">
            <text:p>635.49</text:p>
          </table:table-cell>
          <table:table-cell office:value-type="float" office:value="794.91" calcext:value-type="float">
            <text:p>794.91</text:p>
          </table:table-cell>
        </table:table-row>
        <table:table-row table:style-name="ro1">
          <table:table-cell office:value-type="float" office:value="9247438" calcext:value-type="float">
            <text:p>9247438</text:p>
          </table:table-cell>
          <table:table-cell table:formula="of:=[.A580]/1000/(60*60*24)" office:value-type="time" office:time-value="PT02H34M07.438S" calcext:value-type="time">
            <text:p>02:3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36.58" calcext:value-type="float">
            <text:p>636.58</text:p>
          </table:table-cell>
          <table:table-cell office:value-type="float" office:value="796.25" calcext:value-type="float">
            <text:p>796.25</text:p>
          </table:table-cell>
        </table:table-row>
        <table:table-row table:style-name="ro1">
          <table:table-cell office:value-type="float" office:value="9263438" calcext:value-type="float">
            <text:p>9263438</text:p>
          </table:table-cell>
          <table:table-cell table:formula="of:=[.A581]/1000/(60*60*24)" office:value-type="time" office:time-value="PT02H34M23.438S" calcext:value-type="time">
            <text:p>02:3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637.66" calcext:value-type="float">
            <text:p>637.66</text:p>
          </table:table-cell>
          <table:table-cell office:value-type="float" office:value="797.58" calcext:value-type="float">
            <text:p>797.58</text:p>
          </table:table-cell>
        </table:table-row>
        <table:table-row table:style-name="ro1">
          <table:table-cell office:value-type="float" office:value="9279438" calcext:value-type="float">
            <text:p>9279438</text:p>
          </table:table-cell>
          <table:table-cell table:formula="of:=[.A582]/1000/(60*60*24)" office:value-type="time" office:time-value="PT02H34M39.438S" calcext:value-type="time">
            <text:p>02:3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38.75" calcext:value-type="float">
            <text:p>638.75</text:p>
          </table:table-cell>
          <table:table-cell office:value-type="float" office:value="798.92" calcext:value-type="float">
            <text:p>798.92</text:p>
          </table:table-cell>
        </table:table-row>
        <table:table-row table:style-name="ro1">
          <table:table-cell office:value-type="float" office:value="9295438" calcext:value-type="float">
            <text:p>9295438</text:p>
          </table:table-cell>
          <table:table-cell table:formula="of:=[.A583]/1000/(60*60*24)" office:value-type="time" office:time-value="PT02H34M55.438S" calcext:value-type="time">
            <text:p>02:3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639.83" calcext:value-type="float">
            <text:p>639.83</text:p>
          </table:table-cell>
          <table:table-cell office:value-type="float" office:value="800.25" calcext:value-type="float">
            <text:p>800.25</text:p>
          </table:table-cell>
        </table:table-row>
        <table:table-row table:style-name="ro1">
          <table:table-cell office:value-type="float" office:value="9311438" calcext:value-type="float">
            <text:p>9311438</text:p>
          </table:table-cell>
          <table:table-cell table:formula="of:=[.A584]/1000/(60*60*24)" office:value-type="time" office:time-value="PT02H35M11.438S" calcext:value-type="time">
            <text:p>02:3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40.91" calcext:value-type="float">
            <text:p>640.91</text:p>
          </table:table-cell>
          <table:table-cell office:value-type="float" office:value="801.58" calcext:value-type="float">
            <text:p>801.58</text:p>
          </table:table-cell>
        </table:table-row>
        <table:table-row table:style-name="ro1">
          <table:table-cell office:value-type="float" office:value="9327438" calcext:value-type="float">
            <text:p>9327438</text:p>
          </table:table-cell>
          <table:table-cell table:formula="of:=[.A585]/1000/(60*60*24)" office:value-type="time" office:time-value="PT02H35M27.438S" calcext:value-type="time">
            <text:p>02:3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42" calcext:value-type="float">
            <text:p>642</text:p>
          </table:table-cell>
          <table:table-cell office:value-type="float" office:value="802.92" calcext:value-type="float">
            <text:p>802.92</text:p>
          </table:table-cell>
        </table:table-row>
        <table:table-row table:style-name="ro1">
          <table:table-cell office:value-type="float" office:value="9343438" calcext:value-type="float">
            <text:p>9343438</text:p>
          </table:table-cell>
          <table:table-cell table:formula="of:=[.A586]/1000/(60*60*24)" office:value-type="time" office:time-value="PT02H35M43.438S" calcext:value-type="time">
            <text:p>02:3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1" calcext:value-type="float">
            <text:p>299.61</text:p>
          </table:table-cell>
          <table:table-cell office:value-type="float" office:value="643.08" calcext:value-type="float">
            <text:p>643.08</text:p>
          </table:table-cell>
          <table:table-cell office:value-type="float" office:value="804.25" calcext:value-type="float">
            <text:p>804.25</text:p>
          </table:table-cell>
        </table:table-row>
        <table:table-row table:style-name="ro1">
          <table:table-cell office:value-type="float" office:value="9359438" calcext:value-type="float">
            <text:p>9359438</text:p>
          </table:table-cell>
          <table:table-cell table:formula="of:=[.A587]/1000/(60*60*24)" office:value-type="time" office:time-value="PT02H35M59.438S" calcext:value-type="time">
            <text:p>02:3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644.17" calcext:value-type="float">
            <text:p>644.17</text:p>
          </table:table-cell>
          <table:table-cell office:value-type="float" office:value="805.58" calcext:value-type="float">
            <text:p>805.58</text:p>
          </table:table-cell>
        </table:table-row>
        <table:table-row table:style-name="ro1">
          <table:table-cell office:value-type="float" office:value="9375438" calcext:value-type="float">
            <text:p>9375438</text:p>
          </table:table-cell>
          <table:table-cell table:formula="of:=[.A588]/1000/(60*60*24)" office:value-type="time" office:time-value="PT02H36M15.438S" calcext:value-type="time">
            <text:p>02:3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45.25" calcext:value-type="float">
            <text:p>645.25</text:p>
          </table:table-cell>
          <table:table-cell office:value-type="float" office:value="806.91" calcext:value-type="float">
            <text:p>806.91</text:p>
          </table:table-cell>
        </table:table-row>
        <table:table-row table:style-name="ro1">
          <table:table-cell office:value-type="float" office:value="9391438" calcext:value-type="float">
            <text:p>9391438</text:p>
          </table:table-cell>
          <table:table-cell table:formula="of:=[.A589]/1000/(60*60*24)" office:value-type="time" office:time-value="PT02H36M31.438S" calcext:value-type="time">
            <text:p>02:3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300.58" calcext:value-type="float">
            <text:p>300.58</text:p>
          </table:table-cell>
          <table:table-cell office:value-type="float" office:value="646.33" calcext:value-type="float">
            <text:p>646.33</text:p>
          </table:table-cell>
          <table:table-cell office:value-type="float" office:value="808.25" calcext:value-type="float">
            <text:p>808.25</text:p>
          </table:table-cell>
        </table:table-row>
        <table:table-row table:style-name="ro1">
          <table:table-cell office:value-type="float" office:value="9407438" calcext:value-type="float">
            <text:p>9407438</text:p>
          </table:table-cell>
          <table:table-cell table:formula="of:=[.A590]/1000/(60*60*24)" office:value-type="time" office:time-value="PT02H36M47.438S" calcext:value-type="time">
            <text:p>02:3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47.42" calcext:value-type="float">
            <text:p>647.42</text:p>
          </table:table-cell>
          <table:table-cell office:value-type="float" office:value="809.58" calcext:value-type="float">
            <text:p>809.58</text:p>
          </table:table-cell>
        </table:table-row>
        <table:table-row table:style-name="ro1">
          <table:table-cell office:value-type="float" office:value="9423438" calcext:value-type="float">
            <text:p>9423438</text:p>
          </table:table-cell>
          <table:table-cell table:formula="of:=[.A591]/1000/(60*60*24)" office:value-type="time" office:time-value="PT02H37M03.438S" calcext:value-type="time">
            <text:p>02:3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48.5" calcext:value-type="float">
            <text:p>648.5</text:p>
          </table:table-cell>
          <table:table-cell office:value-type="float" office:value="810.91" calcext:value-type="float">
            <text:p>810.91</text:p>
          </table:table-cell>
        </table:table-row>
        <table:table-row table:style-name="ro1">
          <table:table-cell office:value-type="float" office:value="9439438" calcext:value-type="float">
            <text:p>9439438</text:p>
          </table:table-cell>
          <table:table-cell table:formula="of:=[.A592]/1000/(60*60*24)" office:value-type="time" office:time-value="PT02H37M19.438S" calcext:value-type="time">
            <text:p>02:3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649.59" calcext:value-type="float">
            <text:p>649.59</text:p>
          </table:table-cell>
          <table:table-cell office:value-type="float" office:value="812.24" calcext:value-type="float">
            <text:p>812.24</text:p>
          </table:table-cell>
        </table:table-row>
        <table:table-row table:style-name="ro1">
          <table:table-cell office:value-type="float" office:value="9455438" calcext:value-type="float">
            <text:p>9455438</text:p>
          </table:table-cell>
          <table:table-cell table:formula="of:=[.A593]/1000/(60*60*24)" office:value-type="time" office:time-value="PT02H37M35.438S" calcext:value-type="time">
            <text:p>02:3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50.67" calcext:value-type="float">
            <text:p>650.67</text:p>
          </table:table-cell>
          <table:table-cell office:value-type="float" office:value="813.58" calcext:value-type="float">
            <text:p>813.58</text:p>
          </table:table-cell>
        </table:table-row>
        <table:table-row table:style-name="ro1">
          <table:table-cell office:value-type="float" office:value="9471438" calcext:value-type="float">
            <text:p>9471438</text:p>
          </table:table-cell>
          <table:table-cell table:formula="of:=[.A594]/1000/(60*60*24)" office:value-type="time" office:time-value="PT02H37M51.438S" calcext:value-type="time">
            <text:p>02:3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6" calcext:value-type="float">
            <text:p>300.46</text:p>
          </table:table-cell>
          <table:table-cell office:value-type="float" office:value="651.75" calcext:value-type="float">
            <text:p>651.75</text:p>
          </table:table-cell>
          <table:table-cell office:value-type="float" office:value="814.91" calcext:value-type="float">
            <text:p>814.91</text:p>
          </table:table-cell>
        </table:table-row>
        <table:table-row table:style-name="ro1">
          <table:table-cell office:value-type="float" office:value="9487438" calcext:value-type="float">
            <text:p>9487438</text:p>
          </table:table-cell>
          <table:table-cell table:formula="of:=[.A595]/1000/(60*60*24)" office:value-type="time" office:time-value="PT02H38M07.438S" calcext:value-type="time">
            <text:p>02:3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52.84" calcext:value-type="float">
            <text:p>652.84</text:p>
          </table:table-cell>
          <table:table-cell office:value-type="float" office:value="816.24" calcext:value-type="float">
            <text:p>816.24</text:p>
          </table:table-cell>
        </table:table-row>
        <table:table-row table:style-name="ro1">
          <table:table-cell office:value-type="float" office:value="9503438" calcext:value-type="float">
            <text:p>9503438</text:p>
          </table:table-cell>
          <table:table-cell table:formula="of:=[.A596]/1000/(60*60*24)" office:value-type="time" office:time-value="PT02H38M23.438S" calcext:value-type="time">
            <text:p>02:3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300.45" calcext:value-type="float">
            <text:p>300.45</text:p>
          </table:table-cell>
          <table:table-cell office:value-type="float" office:value="653.92" calcext:value-type="float">
            <text:p>653.92</text:p>
          </table:table-cell>
          <table:table-cell office:value-type="float" office:value="817.58" calcext:value-type="float">
            <text:p>817.58</text:p>
          </table:table-cell>
        </table:table-row>
        <table:table-row table:style-name="ro1">
          <table:table-cell office:value-type="float" office:value="9519438" calcext:value-type="float">
            <text:p>9519438</text:p>
          </table:table-cell>
          <table:table-cell table:formula="of:=[.A597]/1000/(60*60*24)" office:value-type="time" office:time-value="PT02H38M39.438S" calcext:value-type="time">
            <text:p>02:3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55.01" calcext:value-type="float">
            <text:p>655.01</text:p>
          </table:table-cell>
          <table:table-cell office:value-type="float" office:value="818.91" calcext:value-type="float">
            <text:p>818.91</text:p>
          </table:table-cell>
        </table:table-row>
        <table:table-row table:style-name="ro1">
          <table:table-cell office:value-type="float" office:value="9535438" calcext:value-type="float">
            <text:p>9535438</text:p>
          </table:table-cell>
          <table:table-cell table:formula="of:=[.A598]/1000/(60*60*24)" office:value-type="time" office:time-value="PT02H38M55.438S" calcext:value-type="time">
            <text:p>02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56.09" calcext:value-type="float">
            <text:p>656.09</text:p>
          </table:table-cell>
          <table:table-cell office:value-type="float" office:value="820.24" calcext:value-type="float">
            <text:p>820.24</text:p>
          </table:table-cell>
        </table:table-row>
        <table:table-row table:style-name="ro1">
          <table:table-cell office:value-type="float" office:value="9551438" calcext:value-type="float">
            <text:p>9551438</text:p>
          </table:table-cell>
          <table:table-cell table:formula="of:=[.A599]/1000/(60*60*24)" office:value-type="time" office:time-value="PT02H39M11.438S" calcext:value-type="time">
            <text:p>02:3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57.17" calcext:value-type="float">
            <text:p>657.17</text:p>
          </table:table-cell>
          <table:table-cell office:value-type="float" office:value="821.57" calcext:value-type="float">
            <text:p>821.57</text:p>
          </table:table-cell>
        </table:table-row>
        <table:table-row table:style-name="ro1">
          <table:table-cell office:value-type="float" office:value="9567438" calcext:value-type="float">
            <text:p>9567438</text:p>
          </table:table-cell>
          <table:table-cell table:formula="of:=[.A600]/1000/(60*60*24)" office:value-type="time" office:time-value="PT02H39M27.438S" calcext:value-type="time">
            <text:p>02:3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58.26" calcext:value-type="float">
            <text:p>658.26</text:p>
          </table:table-cell>
          <table:table-cell office:value-type="float" office:value="822.9" calcext:value-type="float">
            <text:p>822.9</text:p>
          </table:table-cell>
        </table:table-row>
        <table:table-row table:style-name="ro1">
          <table:table-cell office:value-type="float" office:value="9583438" calcext:value-type="float">
            <text:p>9583438</text:p>
          </table:table-cell>
          <table:table-cell table:formula="of:=[.A601]/1000/(60*60*24)" office:value-type="time" office:time-value="PT02H39M43.438S" calcext:value-type="time">
            <text:p>02:3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59.34" calcext:value-type="float">
            <text:p>659.34</text:p>
          </table:table-cell>
          <table:table-cell office:value-type="float" office:value="824.23" calcext:value-type="float">
            <text:p>824.23</text:p>
          </table:table-cell>
        </table:table-row>
        <table:table-row table:style-name="ro1">
          <table:table-cell office:value-type="float" office:value="9599438" calcext:value-type="float">
            <text:p>9599438</text:p>
          </table:table-cell>
          <table:table-cell table:formula="of:=[.A602]/1000/(60*60*24)" office:value-type="time" office:time-value="PT02H39M59.438S" calcext:value-type="time">
            <text:p>02:3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60.43" calcext:value-type="float">
            <text:p>660.43</text:p>
          </table:table-cell>
          <table:table-cell office:value-type="float" office:value="825.57" calcext:value-type="float">
            <text:p>825.57</text:p>
          </table:table-cell>
        </table:table-row>
        <table:table-row table:style-name="ro1">
          <table:table-cell office:value-type="float" office:value="9615438" calcext:value-type="float">
            <text:p>9615438</text:p>
          </table:table-cell>
          <table:table-cell table:formula="of:=[.A603]/1000/(60*60*24)" office:value-type="time" office:time-value="PT02H40M15.438S" calcext:value-type="time">
            <text:p>02:4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9" calcext:value-type="float">
            <text:p>243.9</text:p>
          </table:table-cell>
          <table:table-cell office:value-type="float" office:value="299.6" calcext:value-type="float">
            <text:p>299.6</text:p>
          </table:table-cell>
          <table:table-cell office:value-type="float" office:value="661.51" calcext:value-type="float">
            <text:p>661.51</text:p>
          </table:table-cell>
          <table:table-cell office:value-type="float" office:value="826.9" calcext:value-type="float">
            <text:p>826.9</text:p>
          </table:table-cell>
        </table:table-row>
        <table:table-row table:style-name="ro1">
          <table:table-cell office:value-type="float" office:value="9631438" calcext:value-type="float">
            <text:p>9631438</text:p>
          </table:table-cell>
          <table:table-cell table:formula="of:=[.A604]/1000/(60*60*24)" office:value-type="time" office:time-value="PT02H40M31.438S" calcext:value-type="time">
            <text:p>02:4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62.59" calcext:value-type="float">
            <text:p>662.59</text:p>
          </table:table-cell>
          <table:table-cell office:value-type="float" office:value="828.23" calcext:value-type="float">
            <text:p>828.23</text:p>
          </table:table-cell>
        </table:table-row>
        <table:table-row table:style-name="ro1">
          <table:table-cell office:value-type="float" office:value="9647437" calcext:value-type="float">
            <text:p>9647437</text:p>
          </table:table-cell>
          <table:table-cell table:formula="of:=[.A605]/1000/(60*60*24)" office:value-type="time" office:time-value="PT02H40M47.437S" calcext:value-type="time">
            <text:p>02:4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63.68" calcext:value-type="float">
            <text:p>663.68</text:p>
          </table:table-cell>
          <table:table-cell office:value-type="float" office:value="829.56" calcext:value-type="float">
            <text:p>829.56</text:p>
          </table:table-cell>
        </table:table-row>
        <table:table-row table:style-name="ro1">
          <table:table-cell office:value-type="float" office:value="9663438" calcext:value-type="float">
            <text:p>9663438</text:p>
          </table:table-cell>
          <table:table-cell table:formula="of:=[.A606]/1000/(60*60*24)" office:value-type="time" office:time-value="PT02H41M03.438S" calcext:value-type="time">
            <text:p>02:4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64.76" calcext:value-type="float">
            <text:p>664.76</text:p>
          </table:table-cell>
          <table:table-cell office:value-type="float" office:value="830.89" calcext:value-type="float">
            <text:p>830.89</text:p>
          </table:table-cell>
        </table:table-row>
        <table:table-row table:style-name="ro1">
          <table:table-cell office:value-type="float" office:value="9679438" calcext:value-type="float">
            <text:p>9679438</text:p>
          </table:table-cell>
          <table:table-cell table:formula="of:=[.A607]/1000/(60*60*24)" office:value-type="time" office:time-value="PT02H41M19.438S" calcext:value-type="time">
            <text:p>02:4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65.84" calcext:value-type="float">
            <text:p>665.84</text:p>
          </table:table-cell>
          <table:table-cell office:value-type="float" office:value="832.23" calcext:value-type="float">
            <text:p>832.23</text:p>
          </table:table-cell>
        </table:table-row>
        <table:table-row table:style-name="ro1">
          <table:table-cell office:value-type="float" office:value="9695438" calcext:value-type="float">
            <text:p>9695438</text:p>
          </table:table-cell>
          <table:table-cell table:formula="of:=[.A608]/1000/(60*60*24)" office:value-type="time" office:time-value="PT02H41M35.438S" calcext:value-type="time">
            <text:p>02:4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66.93" calcext:value-type="float">
            <text:p>666.93</text:p>
          </table:table-cell>
          <table:table-cell office:value-type="float" office:value="833.56" calcext:value-type="float">
            <text:p>833.56</text:p>
          </table:table-cell>
        </table:table-row>
        <table:table-row table:style-name="ro1">
          <table:table-cell office:value-type="float" office:value="9711438" calcext:value-type="float">
            <text:p>9711438</text:p>
          </table:table-cell>
          <table:table-cell table:formula="of:=[.A609]/1000/(60*60*24)" office:value-type="time" office:time-value="PT02H41M51.438S" calcext:value-type="time">
            <text:p>02:4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68.01" calcext:value-type="float">
            <text:p>668.01</text:p>
          </table:table-cell>
          <table:table-cell office:value-type="float" office:value="834.89" calcext:value-type="float">
            <text:p>834.89</text:p>
          </table:table-cell>
        </table:table-row>
        <table:table-row table:style-name="ro1">
          <table:table-cell office:value-type="float" office:value="9727438" calcext:value-type="float">
            <text:p>9727438</text:p>
          </table:table-cell>
          <table:table-cell table:formula="of:=[.A610]/1000/(60*60*24)" office:value-type="time" office:time-value="PT02H42M07.438S" calcext:value-type="time">
            <text:p>02:4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69.1" calcext:value-type="float">
            <text:p>669.1</text:p>
          </table:table-cell>
          <table:table-cell office:value-type="float" office:value="836.22" calcext:value-type="float">
            <text:p>836.22</text:p>
          </table:table-cell>
        </table:table-row>
        <table:table-row table:style-name="ro1">
          <table:table-cell office:value-type="float" office:value="9743438" calcext:value-type="float">
            <text:p>9743438</text:p>
          </table:table-cell>
          <table:table-cell table:formula="of:=[.A611]/1000/(60*60*24)" office:value-type="time" office:time-value="PT02H42M23.438S" calcext:value-type="time">
            <text:p>02:4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70.18" calcext:value-type="float">
            <text:p>670.18</text:p>
          </table:table-cell>
          <table:table-cell office:value-type="float" office:value="837.55" calcext:value-type="float">
            <text:p>837.55</text:p>
          </table:table-cell>
        </table:table-row>
        <table:table-row table:style-name="ro1">
          <table:table-cell office:value-type="float" office:value="9759438" calcext:value-type="float">
            <text:p>9759438</text:p>
          </table:table-cell>
          <table:table-cell table:formula="of:=[.A612]/1000/(60*60*24)" office:value-type="time" office:time-value="PT02H42M39.438S" calcext:value-type="time">
            <text:p>02:4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71.26" calcext:value-type="float">
            <text:p>671.26</text:p>
          </table:table-cell>
          <table:table-cell office:value-type="float" office:value="838.88" calcext:value-type="float">
            <text:p>838.88</text:p>
          </table:table-cell>
        </table:table-row>
        <table:table-row table:style-name="ro1">
          <table:table-cell office:value-type="float" office:value="9775438" calcext:value-type="float">
            <text:p>9775438</text:p>
          </table:table-cell>
          <table:table-cell table:formula="of:=[.A613]/1000/(60*60*24)" office:value-type="time" office:time-value="PT02H42M55.438S" calcext:value-type="time">
            <text:p>02:4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72.35" calcext:value-type="float">
            <text:p>672.35</text:p>
          </table:table-cell>
          <table:table-cell office:value-type="float" office:value="840.21" calcext:value-type="float">
            <text:p>840.21</text:p>
          </table:table-cell>
        </table:table-row>
        <table:table-row table:style-name="ro1">
          <table:table-cell office:value-type="float" office:value="9791438" calcext:value-type="float">
            <text:p>9791438</text:p>
          </table:table-cell>
          <table:table-cell table:formula="of:=[.A614]/1000/(60*60*24)" office:value-type="time" office:time-value="PT02H43M11.438S" calcext:value-type="time">
            <text:p>02:4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73.43" calcext:value-type="float">
            <text:p>673.43</text:p>
          </table:table-cell>
          <table:table-cell office:value-type="float" office:value="841.54" calcext:value-type="float">
            <text:p>841.54</text:p>
          </table:table-cell>
        </table:table-row>
        <table:table-row table:style-name="ro1">
          <table:table-cell office:value-type="float" office:value="9807438" calcext:value-type="float">
            <text:p>9807438</text:p>
          </table:table-cell>
          <table:table-cell table:formula="of:=[.A615]/1000/(60*60*24)" office:value-type="time" office:time-value="PT02H43M27.438S" calcext:value-type="time">
            <text:p>02:4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674.51" calcext:value-type="float">
            <text:p>674.51</text:p>
          </table:table-cell>
          <table:table-cell office:value-type="float" office:value="842.87" calcext:value-type="float">
            <text:p>842.87</text:p>
          </table:table-cell>
        </table:table-row>
        <table:table-row table:style-name="ro1">
          <table:table-cell office:value-type="float" office:value="9823438" calcext:value-type="float">
            <text:p>9823438</text:p>
          </table:table-cell>
          <table:table-cell table:formula="of:=[.A616]/1000/(60*60*24)" office:value-type="time" office:time-value="PT02H43M43.438S" calcext:value-type="time">
            <text:p>02:4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675.6" calcext:value-type="float">
            <text:p>675.6</text:p>
          </table:table-cell>
          <table:table-cell office:value-type="float" office:value="844.21" calcext:value-type="float">
            <text:p>844.21</text:p>
          </table:table-cell>
        </table:table-row>
        <table:table-row table:style-name="ro1">
          <table:table-cell office:value-type="float" office:value="9839438" calcext:value-type="float">
            <text:p>9839438</text:p>
          </table:table-cell>
          <table:table-cell table:formula="of:=[.A617]/1000/(60*60*24)" office:value-type="time" office:time-value="PT02H43M59.438S" calcext:value-type="time">
            <text:p>02:4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676.68" calcext:value-type="float">
            <text:p>676.68</text:p>
          </table:table-cell>
          <table:table-cell office:value-type="float" office:value="845.54" calcext:value-type="float">
            <text:p>845.54</text:p>
          </table:table-cell>
        </table:table-row>
        <table:table-row table:style-name="ro1">
          <table:table-cell office:value-type="float" office:value="9855438" calcext:value-type="float">
            <text:p>9855438</text:p>
          </table:table-cell>
          <table:table-cell table:formula="of:=[.A618]/1000/(60*60*24)" office:value-type="time" office:time-value="PT02H44M15.438S" calcext:value-type="time">
            <text:p>02:44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77.76" calcext:value-type="float">
            <text:p>677.76</text:p>
          </table:table-cell>
          <table:table-cell office:value-type="float" office:value="846.87" calcext:value-type="float">
            <text:p>846.87</text:p>
          </table:table-cell>
        </table:table-row>
        <table:table-row table:style-name="ro1">
          <table:table-cell office:value-type="float" office:value="9871438" calcext:value-type="float">
            <text:p>9871438</text:p>
          </table:table-cell>
          <table:table-cell table:formula="of:=[.A619]/1000/(60*60*24)" office:value-type="time" office:time-value="PT02H44M31.438S" calcext:value-type="time">
            <text:p>02:4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78.85" calcext:value-type="float">
            <text:p>678.85</text:p>
          </table:table-cell>
          <table:table-cell office:value-type="float" office:value="848.2" calcext:value-type="float">
            <text:p>848.2</text:p>
          </table:table-cell>
        </table:table-row>
        <table:table-row table:style-name="ro1">
          <table:table-cell office:value-type="float" office:value="9887438" calcext:value-type="float">
            <text:p>9887438</text:p>
          </table:table-cell>
          <table:table-cell table:formula="of:=[.A620]/1000/(60*60*24)" office:value-type="time" office:time-value="PT02H44M47.438S" calcext:value-type="time">
            <text:p>02:44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6" calcext:value-type="float">
            <text:p>299.36</text:p>
          </table:table-cell>
          <table:table-cell office:value-type="float" office:value="679.93" calcext:value-type="float">
            <text:p>679.93</text:p>
          </table:table-cell>
          <table:table-cell office:value-type="float" office:value="849.53" calcext:value-type="float">
            <text:p>849.53</text:p>
          </table:table-cell>
        </table:table-row>
        <table:table-row table:style-name="ro1">
          <table:table-cell office:value-type="float" office:value="9903438" calcext:value-type="float">
            <text:p>9903438</text:p>
          </table:table-cell>
          <table:table-cell table:formula="of:=[.A621]/1000/(60*60*24)" office:value-type="time" office:time-value="PT02H45M03.438S" calcext:value-type="time">
            <text:p>02:4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81.01" calcext:value-type="float">
            <text:p>681.01</text:p>
          </table:table-cell>
          <table:table-cell office:value-type="float" office:value="850.86" calcext:value-type="float">
            <text:p>850.86</text:p>
          </table:table-cell>
        </table:table-row>
        <table:table-row table:style-name="ro1">
          <table:table-cell office:value-type="float" office:value="9919438" calcext:value-type="float">
            <text:p>9919438</text:p>
          </table:table-cell>
          <table:table-cell table:formula="of:=[.A622]/1000/(60*60*24)" office:value-type="time" office:time-value="PT02H45M19.438S" calcext:value-type="time">
            <text:p>02:4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82.1" calcext:value-type="float">
            <text:p>682.1</text:p>
          </table:table-cell>
          <table:table-cell office:value-type="float" office:value="852.19" calcext:value-type="float">
            <text:p>852.19</text:p>
          </table:table-cell>
        </table:table-row>
        <table:table-row table:style-name="ro1">
          <table:table-cell office:value-type="float" office:value="9935438" calcext:value-type="float">
            <text:p>9935438</text:p>
          </table:table-cell>
          <table:table-cell table:formula="of:=[.A623]/1000/(60*60*24)" office:value-type="time" office:time-value="PT02H45M35.438S" calcext:value-type="time">
            <text:p>02:4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83.18" calcext:value-type="float">
            <text:p>683.18</text:p>
          </table:table-cell>
          <table:table-cell office:value-type="float" office:value="853.52" calcext:value-type="float">
            <text:p>853.52</text:p>
          </table:table-cell>
        </table:table-row>
        <table:table-row table:style-name="ro1">
          <table:table-cell office:value-type="float" office:value="9951438" calcext:value-type="float">
            <text:p>9951438</text:p>
          </table:table-cell>
          <table:table-cell table:formula="of:=[.A624]/1000/(60*60*24)" office:value-type="time" office:time-value="PT02H45M51.438S" calcext:value-type="time">
            <text:p>02:45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84.26" calcext:value-type="float">
            <text:p>684.26</text:p>
          </table:table-cell>
          <table:table-cell office:value-type="float" office:value="854.85" calcext:value-type="float">
            <text:p>854.85</text:p>
          </table:table-cell>
        </table:table-row>
        <table:table-row table:style-name="ro1">
          <table:table-cell office:value-type="float" office:value="9967438" calcext:value-type="float">
            <text:p>9967438</text:p>
          </table:table-cell>
          <table:table-cell table:formula="of:=[.A625]/1000/(60*60*24)" office:value-type="time" office:time-value="PT02H46M07.438S" calcext:value-type="time">
            <text:p>02:4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85.35" calcext:value-type="float">
            <text:p>685.35</text:p>
          </table:table-cell>
          <table:table-cell office:value-type="float" office:value="856.18" calcext:value-type="float">
            <text:p>856.18</text:p>
          </table:table-cell>
        </table:table-row>
        <table:table-row table:style-name="ro1">
          <table:table-cell office:value-type="float" office:value="9983438" calcext:value-type="float">
            <text:p>9983438</text:p>
          </table:table-cell>
          <table:table-cell table:formula="of:=[.A626]/1000/(60*60*24)" office:value-type="time" office:time-value="PT02H46M23.438S" calcext:value-type="time">
            <text:p>02:4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8" calcext:value-type="float">
            <text:p>243.8</text:p>
          </table:table-cell>
          <table:table-cell office:value-type="float" office:value="299.48" calcext:value-type="float">
            <text:p>299.48</text:p>
          </table:table-cell>
          <table:table-cell office:value-type="float" office:value="686.43" calcext:value-type="float">
            <text:p>686.43</text:p>
          </table:table-cell>
          <table:table-cell office:value-type="float" office:value="857.51" calcext:value-type="float">
            <text:p>857.51</text:p>
          </table:table-cell>
        </table:table-row>
        <table:table-row table:style-name="ro1">
          <table:table-cell office:value-type="float" office:value="9999438" calcext:value-type="float">
            <text:p>9999438</text:p>
          </table:table-cell>
          <table:table-cell table:formula="of:=[.A627]/1000/(60*60*24)" office:value-type="time" office:time-value="PT02H46M39.438S" calcext:value-type="time">
            <text:p>02:4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87.51" calcext:value-type="float">
            <text:p>687.51</text:p>
          </table:table-cell>
          <table:table-cell office:value-type="float" office:value="858.84" calcext:value-type="float">
            <text:p>858.84</text:p>
          </table:table-cell>
        </table:table-row>
        <table:table-row table:style-name="ro1">
          <table:table-cell office:value-type="float" office:value="10015438" calcext:value-type="float">
            <text:p>10015438</text:p>
          </table:table-cell>
          <table:table-cell table:formula="of:=[.A628]/1000/(60*60*24)" office:value-type="time" office:time-value="PT02H46M55.438S" calcext:value-type="time">
            <text:p>02:4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88.6" calcext:value-type="float">
            <text:p>688.6</text:p>
          </table:table-cell>
          <table:table-cell office:value-type="float" office:value="860.17" calcext:value-type="float">
            <text:p>860.17</text:p>
          </table:table-cell>
        </table:table-row>
        <table:table-row table:style-name="ro1">
          <table:table-cell office:value-type="float" office:value="10031438" calcext:value-type="float">
            <text:p>10031438</text:p>
          </table:table-cell>
          <table:table-cell table:formula="of:=[.A629]/1000/(60*60*24)" office:value-type="time" office:time-value="PT02H47M11.438S" calcext:value-type="time">
            <text:p>02:4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89.68" calcext:value-type="float">
            <text:p>689.68</text:p>
          </table:table-cell>
          <table:table-cell office:value-type="float" office:value="861.5" calcext:value-type="float">
            <text:p>861.5</text:p>
          </table:table-cell>
        </table:table-row>
        <table:table-row table:style-name="ro1">
          <table:table-cell office:value-type="float" office:value="10047438" calcext:value-type="float">
            <text:p>10047438</text:p>
          </table:table-cell>
          <table:table-cell table:formula="of:=[.A630]/1000/(60*60*24)" office:value-type="time" office:time-value="PT02H47M27.438S" calcext:value-type="time">
            <text:p>02:4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90.76" calcext:value-type="float">
            <text:p>690.76</text:p>
          </table:table-cell>
          <table:table-cell office:value-type="float" office:value="862.83" calcext:value-type="float">
            <text:p>862.83</text:p>
          </table:table-cell>
        </table:table-row>
        <table:table-row table:style-name="ro1">
          <table:table-cell office:value-type="float" office:value="10063437" calcext:value-type="float">
            <text:p>10063437</text:p>
          </table:table-cell>
          <table:table-cell table:formula="of:=[.A631]/1000/(60*60*24)" office:value-type="time" office:time-value="PT02H47M43.437S" calcext:value-type="time">
            <text:p>02:4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91.85" calcext:value-type="float">
            <text:p>691.85</text:p>
          </table:table-cell>
          <table:table-cell office:value-type="float" office:value="864.16" calcext:value-type="float">
            <text:p>864.16</text:p>
          </table:table-cell>
        </table:table-row>
        <table:table-row table:style-name="ro1">
          <table:table-cell office:value-type="float" office:value="10079438" calcext:value-type="float">
            <text:p>10079438</text:p>
          </table:table-cell>
          <table:table-cell table:formula="of:=[.A632]/1000/(60*60*24)" office:value-type="time" office:time-value="PT02H47M59.438S" calcext:value-type="time">
            <text:p>02:4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92.93" calcext:value-type="float">
            <text:p>692.93</text:p>
          </table:table-cell>
          <table:table-cell office:value-type="float" office:value="865.5" calcext:value-type="float">
            <text:p>865.5</text:p>
          </table:table-cell>
        </table:table-row>
        <table:table-row table:style-name="ro1">
          <table:table-cell office:value-type="float" office:value="10095438" calcext:value-type="float">
            <text:p>10095438</text:p>
          </table:table-cell>
          <table:table-cell table:formula="of:=[.A633]/1000/(60*60*24)" office:value-type="time" office:time-value="PT02H48M15.438S" calcext:value-type="time">
            <text:p>02:48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94.01" calcext:value-type="float">
            <text:p>694.01</text:p>
          </table:table-cell>
          <table:table-cell office:value-type="float" office:value="866.83" calcext:value-type="float">
            <text:p>866.83</text:p>
          </table:table-cell>
        </table:table-row>
        <table:table-row table:style-name="ro1">
          <table:table-cell office:value-type="float" office:value="10111438" calcext:value-type="float">
            <text:p>10111438</text:p>
          </table:table-cell>
          <table:table-cell table:formula="of:=[.A634]/1000/(60*60*24)" office:value-type="time" office:time-value="PT02H48M31.438S" calcext:value-type="time">
            <text:p>02:4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95.09" calcext:value-type="float">
            <text:p>695.09</text:p>
          </table:table-cell>
          <table:table-cell office:value-type="float" office:value="868.16" calcext:value-type="float">
            <text:p>868.16</text:p>
          </table:table-cell>
        </table:table-row>
        <table:table-row table:style-name="ro1">
          <table:table-cell office:value-type="float" office:value="10127438" calcext:value-type="float">
            <text:p>10127438</text:p>
          </table:table-cell>
          <table:table-cell table:formula="of:=[.A635]/1000/(60*60*24)" office:value-type="time" office:time-value="PT02H48M47.438S" calcext:value-type="time">
            <text:p>02:4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96.18" calcext:value-type="float">
            <text:p>696.18</text:p>
          </table:table-cell>
          <table:table-cell office:value-type="float" office:value="869.49" calcext:value-type="float">
            <text:p>869.49</text:p>
          </table:table-cell>
        </table:table-row>
        <table:table-row table:style-name="ro1">
          <table:table-cell office:value-type="float" office:value="10143438" calcext:value-type="float">
            <text:p>10143438</text:p>
          </table:table-cell>
          <table:table-cell table:formula="of:=[.A636]/1000/(60*60*24)" office:value-type="time" office:time-value="PT02H49M03.438S" calcext:value-type="time">
            <text:p>02:4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97.26" calcext:value-type="float">
            <text:p>697.26</text:p>
          </table:table-cell>
          <table:table-cell office:value-type="float" office:value="870.82" calcext:value-type="float">
            <text:p>870.82</text:p>
          </table:table-cell>
        </table:table-row>
        <table:table-row table:style-name="ro1">
          <table:table-cell office:value-type="float" office:value="10159438" calcext:value-type="float">
            <text:p>10159438</text:p>
          </table:table-cell>
          <table:table-cell table:formula="of:=[.A637]/1000/(60*60*24)" office:value-type="time" office:time-value="PT02H49M19.438S" calcext:value-type="time">
            <text:p>02:4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98.34" calcext:value-type="float">
            <text:p>698.34</text:p>
          </table:table-cell>
          <table:table-cell office:value-type="float" office:value="872.15" calcext:value-type="float">
            <text:p>872.15</text:p>
          </table:table-cell>
        </table:table-row>
        <table:table-row table:style-name="ro1">
          <table:table-cell office:value-type="float" office:value="10175438" calcext:value-type="float">
            <text:p>10175438</text:p>
          </table:table-cell>
          <table:table-cell table:formula="of:=[.A638]/1000/(60*60*24)" office:value-type="time" office:time-value="PT02H49M35.438S" calcext:value-type="time">
            <text:p>02:4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699.43" calcext:value-type="float">
            <text:p>699.43</text:p>
          </table:table-cell>
          <table:table-cell office:value-type="float" office:value="873.48" calcext:value-type="float">
            <text:p>873.48</text:p>
          </table:table-cell>
        </table:table-row>
        <table:table-row table:style-name="ro1">
          <table:table-cell office:value-type="float" office:value="10191438" calcext:value-type="float">
            <text:p>10191438</text:p>
          </table:table-cell>
          <table:table-cell table:formula="of:=[.A639]/1000/(60*60*24)" office:value-type="time" office:time-value="PT02H49M51.438S" calcext:value-type="time">
            <text:p>02:4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00.51" calcext:value-type="float">
            <text:p>700.51</text:p>
          </table:table-cell>
          <table:table-cell office:value-type="float" office:value="874.81" calcext:value-type="float">
            <text:p>874.81</text:p>
          </table:table-cell>
        </table:table-row>
        <table:table-row table:style-name="ro1">
          <table:table-cell office:value-type="float" office:value="10207438" calcext:value-type="float">
            <text:p>10207438</text:p>
          </table:table-cell>
          <table:table-cell table:formula="of:=[.A640]/1000/(60*60*24)" office:value-type="time" office:time-value="PT02H50M07.438S" calcext:value-type="time">
            <text:p>02:5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300.21" calcext:value-type="float">
            <text:p>300.21</text:p>
          </table:table-cell>
          <table:table-cell office:value-type="float" office:value="701.59" calcext:value-type="float">
            <text:p>701.59</text:p>
          </table:table-cell>
          <table:table-cell office:value-type="float" office:value="876.14" calcext:value-type="float">
            <text:p>876.14</text:p>
          </table:table-cell>
        </table:table-row>
        <table:table-row table:style-name="ro1">
          <table:table-cell office:value-type="float" office:value="10223438" calcext:value-type="float">
            <text:p>10223438</text:p>
          </table:table-cell>
          <table:table-cell table:formula="of:=[.A641]/1000/(60*60*24)" office:value-type="time" office:time-value="PT02H50M23.438S" calcext:value-type="time">
            <text:p>02:5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02.68" calcext:value-type="float">
            <text:p>702.68</text:p>
          </table:table-cell>
          <table:table-cell office:value-type="float" office:value="877.47" calcext:value-type="float">
            <text:p>877.47</text:p>
          </table:table-cell>
        </table:table-row>
        <table:table-row table:style-name="ro1">
          <table:table-cell office:value-type="float" office:value="10239438" calcext:value-type="float">
            <text:p>10239438</text:p>
          </table:table-cell>
          <table:table-cell table:formula="of:=[.A642]/1000/(60*60*24)" office:value-type="time" office:time-value="PT02H50M39.438S" calcext:value-type="time">
            <text:p>02:5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7" calcext:value-type="float">
            <text:p>243.7</text:p>
          </table:table-cell>
          <table:table-cell office:value-type="float" office:value="299.35" calcext:value-type="float">
            <text:p>299.35</text:p>
          </table:table-cell>
          <table:table-cell office:value-type="float" office:value="703.76" calcext:value-type="float">
            <text:p>703.76</text:p>
          </table:table-cell>
          <table:table-cell office:value-type="float" office:value="878.8" calcext:value-type="float">
            <text:p>878.8</text:p>
          </table:table-cell>
        </table:table-row>
        <table:table-row table:style-name="ro1">
          <table:table-cell office:value-type="float" office:value="10255438" calcext:value-type="float">
            <text:p>10255438</text:p>
          </table:table-cell>
          <table:table-cell table:formula="of:=[.A643]/1000/(60*60*24)" office:value-type="time" office:time-value="PT02H50M55.438S" calcext:value-type="time">
            <text:p>02:50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04.84" calcext:value-type="float">
            <text:p>704.84</text:p>
          </table:table-cell>
          <table:table-cell office:value-type="float" office:value="880.13" calcext:value-type="float">
            <text:p>880.13</text:p>
          </table:table-cell>
        </table:table-row>
        <table:table-row table:style-name="ro1">
          <table:table-cell office:value-type="float" office:value="10271438" calcext:value-type="float">
            <text:p>10271438</text:p>
          </table:table-cell>
          <table:table-cell table:formula="of:=[.A644]/1000/(60*60*24)" office:value-type="time" office:time-value="PT02H51M11.438S" calcext:value-type="time">
            <text:p>02:5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05.92" calcext:value-type="float">
            <text:p>705.92</text:p>
          </table:table-cell>
          <table:table-cell office:value-type="float" office:value="881.46" calcext:value-type="float">
            <text:p>881.46</text:p>
          </table:table-cell>
        </table:table-row>
        <table:table-row table:style-name="ro1">
          <table:table-cell office:value-type="float" office:value="10287438" calcext:value-type="float">
            <text:p>10287438</text:p>
          </table:table-cell>
          <table:table-cell table:formula="of:=[.A645]/1000/(60*60*24)" office:value-type="time" office:time-value="PT02H51M27.438S" calcext:value-type="time">
            <text:p>02:51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07.01" calcext:value-type="float">
            <text:p>707.01</text:p>
          </table:table-cell>
          <table:table-cell office:value-type="float" office:value="882.79" calcext:value-type="float">
            <text:p>882.79</text:p>
          </table:table-cell>
        </table:table-row>
        <table:table-row table:style-name="ro1">
          <table:table-cell office:value-type="float" office:value="10303438" calcext:value-type="float">
            <text:p>10303438</text:p>
          </table:table-cell>
          <table:table-cell table:formula="of:=[.A646]/1000/(60*60*24)" office:value-type="time" office:time-value="PT02H51M43.438S" calcext:value-type="time">
            <text:p>02:51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08.09" calcext:value-type="float">
            <text:p>708.09</text:p>
          </table:table-cell>
          <table:table-cell office:value-type="float" office:value="884.12" calcext:value-type="float">
            <text:p>884.12</text:p>
          </table:table-cell>
        </table:table-row>
        <table:table-row table:style-name="ro1">
          <table:table-cell office:value-type="float" office:value="10319438" calcext:value-type="float">
            <text:p>10319438</text:p>
          </table:table-cell>
          <table:table-cell table:formula="of:=[.A647]/1000/(60*60*24)" office:value-type="time" office:time-value="PT02H51M59.438S" calcext:value-type="time">
            <text:p>02:51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09.17" calcext:value-type="float">
            <text:p>709.17</text:p>
          </table:table-cell>
          <table:table-cell office:value-type="float" office:value="885.45" calcext:value-type="float">
            <text:p>885.45</text:p>
          </table:table-cell>
        </table:table-row>
        <table:table-row table:style-name="ro1">
          <table:table-cell office:value-type="float" office:value="10335438" calcext:value-type="float">
            <text:p>10335438</text:p>
          </table:table-cell>
          <table:table-cell table:formula="of:=[.A648]/1000/(60*60*24)" office:value-type="time" office:time-value="PT02H52M15.438S" calcext:value-type="time">
            <text:p>02:5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10.26" calcext:value-type="float">
            <text:p>710.26</text:p>
          </table:table-cell>
          <table:table-cell office:value-type="float" office:value="886.78" calcext:value-type="float">
            <text:p>886.78</text:p>
          </table:table-cell>
        </table:table-row>
        <table:table-row table:style-name="ro1">
          <table:table-cell office:value-type="float" office:value="10351438" calcext:value-type="float">
            <text:p>10351438</text:p>
          </table:table-cell>
          <table:table-cell table:formula="of:=[.A649]/1000/(60*60*24)" office:value-type="time" office:time-value="PT02H52M31.438S" calcext:value-type="time">
            <text:p>02:52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11.34" calcext:value-type="float">
            <text:p>711.34</text:p>
          </table:table-cell>
          <table:table-cell office:value-type="float" office:value="888.11" calcext:value-type="float">
            <text:p>888.11</text:p>
          </table:table-cell>
        </table:table-row>
        <table:table-row table:style-name="ro1">
          <table:table-cell office:value-type="float" office:value="10367438" calcext:value-type="float">
            <text:p>10367438</text:p>
          </table:table-cell>
          <table:table-cell table:formula="of:=[.A650]/1000/(60*60*24)" office:value-type="time" office:time-value="PT02H52M47.438S" calcext:value-type="time">
            <text:p>02:5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12.42" calcext:value-type="float">
            <text:p>712.42</text:p>
          </table:table-cell>
          <table:table-cell office:value-type="float" office:value="889.44" calcext:value-type="float">
            <text:p>889.44</text:p>
          </table:table-cell>
        </table:table-row>
        <table:table-row table:style-name="ro1">
          <table:table-cell office:value-type="float" office:value="10383438" calcext:value-type="float">
            <text:p>10383438</text:p>
          </table:table-cell>
          <table:table-cell table:formula="of:=[.A651]/1000/(60*60*24)" office:value-type="time" office:time-value="PT02H53M03.438S" calcext:value-type="time">
            <text:p>02:53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13.51" calcext:value-type="float">
            <text:p>713.51</text:p>
          </table:table-cell>
          <table:table-cell office:value-type="float" office:value="890.77" calcext:value-type="float">
            <text:p>890.77</text:p>
          </table:table-cell>
        </table:table-row>
        <table:table-row table:style-name="ro1">
          <table:table-cell office:value-type="float" office:value="10399438" calcext:value-type="float">
            <text:p>10399438</text:p>
          </table:table-cell>
          <table:table-cell table:formula="of:=[.A652]/1000/(60*60*24)" office:value-type="time" office:time-value="PT02H53M19.438S" calcext:value-type="time">
            <text:p>02:5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14.59" calcext:value-type="float">
            <text:p>714.59</text:p>
          </table:table-cell>
          <table:table-cell office:value-type="float" office:value="892.1" calcext:value-type="float">
            <text:p>892.1</text:p>
          </table:table-cell>
        </table:table-row>
        <table:table-row table:style-name="ro1">
          <table:table-cell office:value-type="float" office:value="10415438" calcext:value-type="float">
            <text:p>10415438</text:p>
          </table:table-cell>
          <table:table-cell table:formula="of:=[.A653]/1000/(60*60*24)" office:value-type="time" office:time-value="PT02H53M35.438S" calcext:value-type="time">
            <text:p>02:5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15.67" calcext:value-type="float">
            <text:p>715.67</text:p>
          </table:table-cell>
          <table:table-cell office:value-type="float" office:value="893.43" calcext:value-type="float">
            <text:p>893.43</text:p>
          </table:table-cell>
        </table:table-row>
        <table:table-row table:style-name="ro1">
          <table:table-cell office:value-type="float" office:value="10431438" calcext:value-type="float">
            <text:p>10431438</text:p>
          </table:table-cell>
          <table:table-cell table:formula="of:=[.A654]/1000/(60*60*24)" office:value-type="time" office:time-value="PT02H53M51.438S" calcext:value-type="time">
            <text:p>02:5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16.75" calcext:value-type="float">
            <text:p>716.75</text:p>
          </table:table-cell>
          <table:table-cell office:value-type="float" office:value="894.76" calcext:value-type="float">
            <text:p>894.76</text:p>
          </table:table-cell>
        </table:table-row>
        <table:table-row table:style-name="ro1">
          <table:table-cell office:value-type="float" office:value="10447438" calcext:value-type="float">
            <text:p>10447438</text:p>
          </table:table-cell>
          <table:table-cell table:formula="of:=[.A655]/1000/(60*60*24)" office:value-type="time" office:time-value="PT02H54M07.438S" calcext:value-type="time">
            <text:p>02:5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17.84" calcext:value-type="float">
            <text:p>717.84</text:p>
          </table:table-cell>
          <table:table-cell office:value-type="float" office:value="896.09" calcext:value-type="float">
            <text:p>896.09</text:p>
          </table:table-cell>
        </table:table-row>
        <table:table-row table:style-name="ro1">
          <table:table-cell office:value-type="float" office:value="10463438" calcext:value-type="float">
            <text:p>10463438</text:p>
          </table:table-cell>
          <table:table-cell table:formula="of:=[.A656]/1000/(60*60*24)" office:value-type="time" office:time-value="PT02H54M23.438S" calcext:value-type="time">
            <text:p>02:54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18.92" calcext:value-type="float">
            <text:p>718.92</text:p>
          </table:table-cell>
          <table:table-cell office:value-type="float" office:value="897.42" calcext:value-type="float">
            <text:p>897.42</text:p>
          </table:table-cell>
        </table:table-row>
        <table:table-row table:style-name="ro1">
          <table:table-cell office:value-type="float" office:value="10479438" calcext:value-type="float">
            <text:p>10479438</text:p>
          </table:table-cell>
          <table:table-cell table:formula="of:=[.A657]/1000/(60*60*24)" office:value-type="time" office:time-value="PT02H54M39.438S" calcext:value-type="time">
            <text:p>02:5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720" calcext:value-type="float">
            <text:p>720</text:p>
          </table:table-cell>
          <table:table-cell office:value-type="float" office:value="898.75" calcext:value-type="float">
            <text:p>898.75</text:p>
          </table:table-cell>
        </table:table-row>
        <table:table-row table:style-name="ro1">
          <table:table-cell office:value-type="float" office:value="10495438" calcext:value-type="float">
            <text:p>10495438</text:p>
          </table:table-cell>
          <table:table-cell table:formula="of:=[.A658]/1000/(60*60*24)" office:value-type="time" office:time-value="PT02H54M55.438S" calcext:value-type="time">
            <text:p>02:54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721.09" calcext:value-type="float">
            <text:p>721.09</text:p>
          </table:table-cell>
          <table:table-cell office:value-type="float" office:value="900.08" calcext:value-type="float">
            <text:p>900.08</text:p>
          </table:table-cell>
        </table:table-row>
        <table:table-row table:style-name="ro1">
          <table:table-cell office:value-type="float" office:value="10511438" calcext:value-type="float">
            <text:p>10511438</text:p>
          </table:table-cell>
          <table:table-cell table:formula="of:=[.A659]/1000/(60*60*24)" office:value-type="time" office:time-value="PT02H55M11.438S" calcext:value-type="time">
            <text:p>02:55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722.17" calcext:value-type="float">
            <text:p>722.17</text:p>
          </table:table-cell>
          <table:table-cell office:value-type="float" office:value="901.41" calcext:value-type="float">
            <text:p>901.41</text:p>
          </table:table-cell>
        </table:table-row>
        <table:table-row table:style-name="ro1">
          <table:table-cell office:value-type="float" office:value="10527438" calcext:value-type="float">
            <text:p>10527438</text:p>
          </table:table-cell>
          <table:table-cell table:formula="of:=[.A660]/1000/(60*60*24)" office:value-type="time" office:time-value="PT02H55M27.438S" calcext:value-type="time">
            <text:p>02:5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23.25" calcext:value-type="float">
            <text:p>723.25</text:p>
          </table:table-cell>
          <table:table-cell office:value-type="float" office:value="902.74" calcext:value-type="float">
            <text:p>902.74</text:p>
          </table:table-cell>
        </table:table-row>
        <table:table-row table:style-name="ro1">
          <table:table-cell office:value-type="float" office:value="10543438" calcext:value-type="float">
            <text:p>10543438</text:p>
          </table:table-cell>
          <table:table-cell table:formula="of:=[.A661]/1000/(60*60*24)" office:value-type="time" office:time-value="PT02H55M43.438S" calcext:value-type="time">
            <text:p>02:5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24.33" calcext:value-type="float">
            <text:p>724.33</text:p>
          </table:table-cell>
          <table:table-cell office:value-type="float" office:value="904.07" calcext:value-type="float">
            <text:p>904.07</text:p>
          </table:table-cell>
        </table:table-row>
        <table:table-row table:style-name="ro1">
          <table:table-cell office:value-type="float" office:value="10559438" calcext:value-type="float">
            <text:p>10559438</text:p>
          </table:table-cell>
          <table:table-cell table:formula="of:=[.A662]/1000/(60*60*24)" office:value-type="time" office:time-value="PT02H55M59.438S" calcext:value-type="time">
            <text:p>02:5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25.42" calcext:value-type="float">
            <text:p>725.42</text:p>
          </table:table-cell>
          <table:table-cell office:value-type="float" office:value="905.4" calcext:value-type="float">
            <text:p>905.4</text:p>
          </table:table-cell>
        </table:table-row>
        <table:table-row table:style-name="ro1">
          <table:table-cell office:value-type="float" office:value="10575438" calcext:value-type="float">
            <text:p>10575438</text:p>
          </table:table-cell>
          <table:table-cell table:formula="of:=[.A663]/1000/(60*60*24)" office:value-type="time" office:time-value="PT02H56M15.438S" calcext:value-type="time">
            <text:p>02:5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726.5" calcext:value-type="float">
            <text:p>726.5</text:p>
          </table:table-cell>
          <table:table-cell office:value-type="float" office:value="906.73" calcext:value-type="float">
            <text:p>906.73</text:p>
          </table:table-cell>
        </table:table-row>
        <table:table-row table:style-name="ro1">
          <table:table-cell office:value-type="float" office:value="10591438" calcext:value-type="float">
            <text:p>10591438</text:p>
          </table:table-cell>
          <table:table-cell table:formula="of:=[.A664]/1000/(60*60*24)" office:value-type="time" office:time-value="PT02H56M31.438S" calcext:value-type="time">
            <text:p>02:5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27.58" calcext:value-type="float">
            <text:p>727.58</text:p>
          </table:table-cell>
          <table:table-cell office:value-type="float" office:value="908.05" calcext:value-type="float">
            <text:p>908.05</text:p>
          </table:table-cell>
        </table:table-row>
        <table:table-row table:style-name="ro1">
          <table:table-cell office:value-type="float" office:value="10607438" calcext:value-type="float">
            <text:p>10607438</text:p>
          </table:table-cell>
          <table:table-cell table:formula="of:=[.A665]/1000/(60*60*24)" office:value-type="time" office:time-value="PT02H56M47.438S" calcext:value-type="time">
            <text:p>02:5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300.08" calcext:value-type="float">
            <text:p>300.08</text:p>
          </table:table-cell>
          <table:table-cell office:value-type="float" office:value="728.66" calcext:value-type="float">
            <text:p>728.66</text:p>
          </table:table-cell>
          <table:table-cell office:value-type="float" office:value="909.38" calcext:value-type="float">
            <text:p>909.38</text:p>
          </table:table-cell>
        </table:table-row>
        <table:table-row table:style-name="ro1">
          <table:table-cell office:value-type="float" office:value="10623438" calcext:value-type="float">
            <text:p>10623438</text:p>
          </table:table-cell>
          <table:table-cell table:formula="of:=[.A666]/1000/(60*60*24)" office:value-type="time" office:time-value="PT02H57M03.438S" calcext:value-type="time">
            <text:p>02:5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29.75" calcext:value-type="float">
            <text:p>729.75</text:p>
          </table:table-cell>
          <table:table-cell office:value-type="float" office:value="910.71" calcext:value-type="float">
            <text:p>910.71</text:p>
          </table:table-cell>
        </table:table-row>
        <table:table-row table:style-name="ro1">
          <table:table-cell office:value-type="float" office:value="10639438" calcext:value-type="float">
            <text:p>10639438</text:p>
          </table:table-cell>
          <table:table-cell table:formula="of:=[.A667]/1000/(60*60*24)" office:value-type="time" office:time-value="PT02H57M19.438S" calcext:value-type="time">
            <text:p>02:5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30.83" calcext:value-type="float">
            <text:p>730.83</text:p>
          </table:table-cell>
          <table:table-cell office:value-type="float" office:value="912.04" calcext:value-type="float">
            <text:p>912.04</text:p>
          </table:table-cell>
        </table:table-row>
        <table:table-row table:style-name="ro1">
          <table:table-cell office:value-type="float" office:value="10655438" calcext:value-type="float">
            <text:p>10655438</text:p>
          </table:table-cell>
          <table:table-cell table:formula="of:=[.A668]/1000/(60*60*24)" office:value-type="time" office:time-value="PT02H57M35.438S" calcext:value-type="time">
            <text:p>02:5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31.91" calcext:value-type="float">
            <text:p>731.91</text:p>
          </table:table-cell>
          <table:table-cell office:value-type="float" office:value="913.37" calcext:value-type="float">
            <text:p>913.37</text:p>
          </table:table-cell>
        </table:table-row>
        <table:table-row table:style-name="ro1">
          <table:table-cell office:value-type="float" office:value="10671438" calcext:value-type="float">
            <text:p>10671438</text:p>
          </table:table-cell>
          <table:table-cell table:formula="of:=[.A669]/1000/(60*60*24)" office:value-type="time" office:time-value="PT02H57M51.438S" calcext:value-type="time">
            <text:p>02:5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32.99" calcext:value-type="float">
            <text:p>732.99</text:p>
          </table:table-cell>
          <table:table-cell office:value-type="float" office:value="914.7" calcext:value-type="float">
            <text:p>914.7</text:p>
          </table:table-cell>
        </table:table-row>
        <table:table-row table:style-name="ro1">
          <table:table-cell office:value-type="float" office:value="10687438" calcext:value-type="float">
            <text:p>10687438</text:p>
          </table:table-cell>
          <table:table-cell table:formula="of:=[.A670]/1000/(60*60*24)" office:value-type="time" office:time-value="PT02H58M07.438S" calcext:value-type="time">
            <text:p>02:5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34.08" calcext:value-type="float">
            <text:p>734.08</text:p>
          </table:table-cell>
          <table:table-cell office:value-type="float" office:value="916.03" calcext:value-type="float">
            <text:p>916.03</text:p>
          </table:table-cell>
        </table:table-row>
        <table:table-row table:style-name="ro1">
          <table:table-cell office:value-type="float" office:value="10703438" calcext:value-type="float">
            <text:p>10703438</text:p>
          </table:table-cell>
          <table:table-cell table:formula="of:=[.A671]/1000/(60*60*24)" office:value-type="time" office:time-value="PT02H58M23.438S" calcext:value-type="time">
            <text:p>02:58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35.16" calcext:value-type="float">
            <text:p>735.16</text:p>
          </table:table-cell>
          <table:table-cell office:value-type="float" office:value="917.36" calcext:value-type="float">
            <text:p>917.36</text:p>
          </table:table-cell>
        </table:table-row>
        <table:table-row table:style-name="ro1">
          <table:table-cell office:value-type="float" office:value="10719438" calcext:value-type="float">
            <text:p>10719438</text:p>
          </table:table-cell>
          <table:table-cell table:formula="of:=[.A672]/1000/(60*60*24)" office:value-type="time" office:time-value="PT02H58M39.438S" calcext:value-type="time">
            <text:p>02:58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6" calcext:value-type="float">
            <text:p>243.6</text:p>
          </table:table-cell>
          <table:table-cell office:value-type="float" office:value="299.23" calcext:value-type="float">
            <text:p>299.23</text:p>
          </table:table-cell>
          <table:table-cell office:value-type="float" office:value="736.24" calcext:value-type="float">
            <text:p>736.24</text:p>
          </table:table-cell>
          <table:table-cell office:value-type="float" office:value="918.69" calcext:value-type="float">
            <text:p>918.69</text:p>
          </table:table-cell>
        </table:table-row>
        <table:table-row table:style-name="ro1">
          <table:table-cell office:value-type="float" office:value="10735438" calcext:value-type="float">
            <text:p>10735438</text:p>
          </table:table-cell>
          <table:table-cell table:formula="of:=[.A673]/1000/(60*60*24)" office:value-type="time" office:time-value="PT02H58M55.438S" calcext:value-type="time">
            <text:p>02:5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37.32" calcext:value-type="float">
            <text:p>737.32</text:p>
          </table:table-cell>
          <table:table-cell office:value-type="float" office:value="920.02" calcext:value-type="float">
            <text:p>920.02</text:p>
          </table:table-cell>
        </table:table-row>
        <table:table-row table:style-name="ro1">
          <table:table-cell office:value-type="float" office:value="10751438" calcext:value-type="float">
            <text:p>10751438</text:p>
          </table:table-cell>
          <table:table-cell table:formula="of:=[.A674]/1000/(60*60*24)" office:value-type="time" office:time-value="PT02H59M11.438S" calcext:value-type="time">
            <text:p>02:59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38.4" calcext:value-type="float">
            <text:p>738.4</text:p>
          </table:table-cell>
          <table:table-cell office:value-type="float" office:value="921.35" calcext:value-type="float">
            <text:p>921.35</text:p>
          </table:table-cell>
        </table:table-row>
        <table:table-row table:style-name="ro1">
          <table:table-cell office:value-type="float" office:value="10767438" calcext:value-type="float">
            <text:p>10767438</text:p>
          </table:table-cell>
          <table:table-cell table:formula="of:=[.A675]/1000/(60*60*24)" office:value-type="time" office:time-value="PT02H59M27.438S" calcext:value-type="time">
            <text:p>02:59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39.49" calcext:value-type="float">
            <text:p>739.49</text:p>
          </table:table-cell>
          <table:table-cell office:value-type="float" office:value="922.68" calcext:value-type="float">
            <text:p>922.68</text:p>
          </table:table-cell>
        </table:table-row>
        <table:table-row table:style-name="ro1">
          <table:table-cell office:value-type="float" office:value="10783438" calcext:value-type="float">
            <text:p>10783438</text:p>
          </table:table-cell>
          <table:table-cell table:formula="of:=[.A676]/1000/(60*60*24)" office:value-type="time" office:time-value="PT02H59M43.438S" calcext:value-type="time">
            <text:p>02:59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40.57" calcext:value-type="float">
            <text:p>740.57</text:p>
          </table:table-cell>
          <table:table-cell office:value-type="float" office:value="924.01" calcext:value-type="float">
            <text:p>924.01</text:p>
          </table:table-cell>
        </table:table-row>
        <table:table-row table:style-name="ro1">
          <table:table-cell office:value-type="float" office:value="10799438" calcext:value-type="float">
            <text:p>10799438</text:p>
          </table:table-cell>
          <table:table-cell table:formula="of:=[.A677]/1000/(60*60*24)" office:value-type="time" office:time-value="PT02H59M59.438S" calcext:value-type="time">
            <text:p>02:5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41.65" calcext:value-type="float">
            <text:p>741.65</text:p>
          </table:table-cell>
          <table:table-cell office:value-type="float" office:value="925.34" calcext:value-type="float">
            <text:p>925.34</text:p>
          </table:table-cell>
        </table:table-row>
        <table:table-row table:style-name="ro1">
          <table:table-cell office:value-type="float" office:value="10815438" calcext:value-type="float">
            <text:p>10815438</text:p>
          </table:table-cell>
          <table:table-cell table:formula="of:=[.A678]/1000/(60*60*24)" office:value-type="time" office:time-value="PT03H00M15.438S" calcext:value-type="time">
            <text:p>03:00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1" calcext:value-type="float">
            <text:p>299.11</text:p>
          </table:table-cell>
          <table:table-cell office:value-type="float" office:value="742.73" calcext:value-type="float">
            <text:p>742.73</text:p>
          </table:table-cell>
          <table:table-cell office:value-type="float" office:value="926.67" calcext:value-type="float">
            <text:p>926.67</text:p>
          </table:table-cell>
        </table:table-row>
        <table:table-row table:style-name="ro1">
          <table:table-cell office:value-type="float" office:value="10831438" calcext:value-type="float">
            <text:p>10831438</text:p>
          </table:table-cell>
          <table:table-cell table:formula="of:=[.A679]/1000/(60*60*24)" office:value-type="time" office:time-value="PT03H00M31.438S" calcext:value-type="time">
            <text:p>03:00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43.81" calcext:value-type="float">
            <text:p>743.81</text:p>
          </table:table-cell>
          <table:table-cell office:value-type="float" office:value="927.99" calcext:value-type="float">
            <text:p>927.99</text:p>
          </table:table-cell>
        </table:table-row>
        <table:table-row table:style-name="ro1">
          <table:table-cell office:value-type="float" office:value="10847438" calcext:value-type="float">
            <text:p>10847438</text:p>
          </table:table-cell>
          <table:table-cell table:formula="of:=[.A680]/1000/(60*60*24)" office:value-type="time" office:time-value="PT03H00M47.438S" calcext:value-type="time">
            <text:p>03:00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44.9" calcext:value-type="float">
            <text:p>744.9</text:p>
          </table:table-cell>
          <table:table-cell office:value-type="float" office:value="929.32" calcext:value-type="float">
            <text:p>929.32</text:p>
          </table:table-cell>
        </table:table-row>
        <table:table-row table:style-name="ro1">
          <table:table-cell office:value-type="float" office:value="10863438" calcext:value-type="float">
            <text:p>10863438</text:p>
          </table:table-cell>
          <table:table-cell table:formula="of:=[.A681]/1000/(60*60*24)" office:value-type="time" office:time-value="PT03H01M03.438S" calcext:value-type="time">
            <text:p>03:01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45.98" calcext:value-type="float">
            <text:p>745.98</text:p>
          </table:table-cell>
          <table:table-cell office:value-type="float" office:value="930.65" calcext:value-type="float">
            <text:p>930.65</text:p>
          </table:table-cell>
        </table:table-row>
        <table:table-row table:style-name="ro1">
          <table:table-cell office:value-type="float" office:value="10879438" calcext:value-type="float">
            <text:p>10879438</text:p>
          </table:table-cell>
          <table:table-cell table:formula="of:=[.A682]/1000/(60*60*24)" office:value-type="time" office:time-value="PT03H01M19.438S" calcext:value-type="time">
            <text:p>03:01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47.06" calcext:value-type="float">
            <text:p>747.06</text:p>
          </table:table-cell>
          <table:table-cell office:value-type="float" office:value="931.98" calcext:value-type="float">
            <text:p>931.98</text:p>
          </table:table-cell>
        </table:table-row>
        <table:table-row table:style-name="ro1">
          <table:table-cell office:value-type="float" office:value="10895438" calcext:value-type="float">
            <text:p>10895438</text:p>
          </table:table-cell>
          <table:table-cell table:formula="of:=[.A683]/1000/(60*60*24)" office:value-type="time" office:time-value="PT03H01M35.438S" calcext:value-type="time">
            <text:p>03:0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48.14" calcext:value-type="float">
            <text:p>748.14</text:p>
          </table:table-cell>
          <table:table-cell office:value-type="float" office:value="933.31" calcext:value-type="float">
            <text:p>933.31</text:p>
          </table:table-cell>
        </table:table-row>
        <table:table-row table:style-name="ro1">
          <table:table-cell office:value-type="float" office:value="10911438" calcext:value-type="float">
            <text:p>10911438</text:p>
          </table:table-cell>
          <table:table-cell table:formula="of:=[.A684]/1000/(60*60*24)" office:value-type="time" office:time-value="PT03H01M51.438S" calcext:value-type="time">
            <text:p>03:0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49.22" calcext:value-type="float">
            <text:p>749.22</text:p>
          </table:table-cell>
          <table:table-cell office:value-type="float" office:value="934.64" calcext:value-type="float">
            <text:p>934.64</text:p>
          </table:table-cell>
        </table:table-row>
        <table:table-row table:style-name="ro1">
          <table:table-cell office:value-type="float" office:value="10927438" calcext:value-type="float">
            <text:p>10927438</text:p>
          </table:table-cell>
          <table:table-cell table:formula="of:=[.A685]/1000/(60*60*24)" office:value-type="time" office:time-value="PT03H02M07.438S" calcext:value-type="time">
            <text:p>03:02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50.31" calcext:value-type="float">
            <text:p>750.31</text:p>
          </table:table-cell>
          <table:table-cell office:value-type="float" office:value="935.97" calcext:value-type="float">
            <text:p>935.97</text:p>
          </table:table-cell>
        </table:table-row>
        <table:table-row table:style-name="ro1">
          <table:table-cell office:value-type="float" office:value="10943438" calcext:value-type="float">
            <text:p>10943438</text:p>
          </table:table-cell>
          <table:table-cell table:formula="of:=[.A686]/1000/(60*60*24)" office:value-type="time" office:time-value="PT03H02M23.438S" calcext:value-type="time">
            <text:p>03:0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51.39" calcext:value-type="float">
            <text:p>751.39</text:p>
          </table:table-cell>
          <table:table-cell office:value-type="float" office:value="937.3" calcext:value-type="float">
            <text:p>937.3</text:p>
          </table:table-cell>
        </table:table-row>
        <table:table-row table:style-name="ro1">
          <table:table-cell office:value-type="float" office:value="10959438" calcext:value-type="float">
            <text:p>10959438</text:p>
          </table:table-cell>
          <table:table-cell table:formula="of:=[.A687]/1000/(60*60*24)" office:value-type="time" office:time-value="PT03H02M39.438S" calcext:value-type="time">
            <text:p>03:0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52.47" calcext:value-type="float">
            <text:p>752.47</text:p>
          </table:table-cell>
          <table:table-cell office:value-type="float" office:value="938.63" calcext:value-type="float">
            <text:p>938.63</text:p>
          </table:table-cell>
        </table:table-row>
        <table:table-row table:style-name="ro1">
          <table:table-cell office:value-type="float" office:value="10975438" calcext:value-type="float">
            <text:p>10975438</text:p>
          </table:table-cell>
          <table:table-cell table:formula="of:=[.A688]/1000/(60*60*24)" office:value-type="time" office:time-value="PT03H02M55.438S" calcext:value-type="time">
            <text:p>03:02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53.55" calcext:value-type="float">
            <text:p>753.55</text:p>
          </table:table-cell>
          <table:table-cell office:value-type="float" office:value="939.95" calcext:value-type="float">
            <text:p>939.95</text:p>
          </table:table-cell>
        </table:table-row>
        <table:table-row table:style-name="ro1">
          <table:table-cell office:value-type="float" office:value="10991438" calcext:value-type="float">
            <text:p>10991438</text:p>
          </table:table-cell>
          <table:table-cell table:formula="of:=[.A689]/1000/(60*60*24)" office:value-type="time" office:time-value="PT03H03M11.438S" calcext:value-type="time">
            <text:p>03:0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54.63" calcext:value-type="float">
            <text:p>754.63</text:p>
          </table:table-cell>
          <table:table-cell office:value-type="float" office:value="941.28" calcext:value-type="float">
            <text:p>941.28</text:p>
          </table:table-cell>
        </table:table-row>
        <table:table-row table:style-name="ro1">
          <table:table-cell office:value-type="float" office:value="11007438" calcext:value-type="float">
            <text:p>11007438</text:p>
          </table:table-cell>
          <table:table-cell table:formula="of:=[.A690]/1000/(60*60*24)" office:value-type="time" office:time-value="PT03H03M27.438S" calcext:value-type="time">
            <text:p>03:0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5" calcext:value-type="float">
            <text:p>243.5</text:p>
          </table:table-cell>
          <table:table-cell office:value-type="float" office:value="299.1" calcext:value-type="float">
            <text:p>299.1</text:p>
          </table:table-cell>
          <table:table-cell office:value-type="float" office:value="755.72" calcext:value-type="float">
            <text:p>755.72</text:p>
          </table:table-cell>
          <table:table-cell office:value-type="float" office:value="942.61" calcext:value-type="float">
            <text:p>942.61</text:p>
          </table:table-cell>
        </table:table-row>
        <table:table-row table:style-name="ro1">
          <table:table-cell office:value-type="float" office:value="11023438" calcext:value-type="float">
            <text:p>11023438</text:p>
          </table:table-cell>
          <table:table-cell table:formula="of:=[.A691]/1000/(60*60*24)" office:value-type="time" office:time-value="PT03H03M43.438S" calcext:value-type="time">
            <text:p>03:0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56.8" calcext:value-type="float">
            <text:p>756.8</text:p>
          </table:table-cell>
          <table:table-cell office:value-type="float" office:value="943.94" calcext:value-type="float">
            <text:p>943.94</text:p>
          </table:table-cell>
        </table:table-row>
        <table:table-row table:style-name="ro1">
          <table:table-cell office:value-type="float" office:value="11039438" calcext:value-type="float">
            <text:p>11039438</text:p>
          </table:table-cell>
          <table:table-cell table:formula="of:=[.A692]/1000/(60*60*24)" office:value-type="time" office:time-value="PT03H03M59.438S" calcext:value-type="time">
            <text:p>03:03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57.88" calcext:value-type="float">
            <text:p>757.88</text:p>
          </table:table-cell>
          <table:table-cell office:value-type="float" office:value="945.27" calcext:value-type="float">
            <text:p>945.27</text:p>
          </table:table-cell>
        </table:table-row>
        <table:table-row table:style-name="ro1">
          <table:table-cell office:value-type="float" office:value="11055438" calcext:value-type="float">
            <text:p>11055438</text:p>
          </table:table-cell>
          <table:table-cell table:formula="of:=[.A693]/1000/(60*60*24)" office:value-type="time" office:time-value="PT03H04M15.438S" calcext:value-type="time">
            <text:p>03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5" calcext:value-type="float">
            <text:p>243.5</text:p>
          </table:table-cell>
          <table:table-cell office:value-type="float" office:value="298.13" calcext:value-type="float">
            <text:p>298.13</text:p>
          </table:table-cell>
          <table:table-cell office:value-type="float" office:value="758.96" calcext:value-type="float">
            <text:p>758.96</text:p>
          </table:table-cell>
          <table:table-cell office:value-type="float" office:value="946.6" calcext:value-type="float">
            <text:p>946.6</text:p>
          </table:table-cell>
        </table:table-row>
        <table:table-row table:style-name="ro1">
          <table:table-cell office:value-type="float" office:value="11071437" calcext:value-type="float">
            <text:p>11071437</text:p>
          </table:table-cell>
          <table:table-cell table:formula="of:=[.A694]/1000/(60*60*24)" office:value-type="time" office:time-value="PT03H04M31.437S" calcext:value-type="time">
            <text:p>03:04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60.04" calcext:value-type="float">
            <text:p>760.04</text:p>
          </table:table-cell>
          <table:table-cell office:value-type="float" office:value="947.93" calcext:value-type="float">
            <text:p>947.93</text:p>
          </table:table-cell>
        </table:table-row>
        <table:table-row table:style-name="ro1">
          <table:table-cell office:value-type="float" office:value="11087438" calcext:value-type="float">
            <text:p>11087438</text:p>
          </table:table-cell>
          <table:table-cell table:formula="of:=[.A695]/1000/(60*60*24)" office:value-type="time" office:time-value="PT03H04M47.438S" calcext:value-type="time">
            <text:p>03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01" calcext:value-type="float">
            <text:p>298.01</text:p>
          </table:table-cell>
          <table:table-cell office:value-type="float" office:value="761.13" calcext:value-type="float">
            <text:p>761.13</text:p>
          </table:table-cell>
          <table:table-cell office:value-type="float" office:value="949.26" calcext:value-type="float">
            <text:p>949.26</text:p>
          </table:table-cell>
        </table:table-row>
        <table:table-row table:style-name="ro1">
          <table:table-cell office:value-type="float" office:value="11103438" calcext:value-type="float">
            <text:p>11103438</text:p>
          </table:table-cell>
          <table:table-cell table:formula="of:=[.A696]/1000/(60*60*24)" office:value-type="time" office:time-value="PT03H05M03.438S" calcext:value-type="time">
            <text:p>03:05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62.21" calcext:value-type="float">
            <text:p>762.21</text:p>
          </table:table-cell>
          <table:table-cell office:value-type="float" office:value="950.58" calcext:value-type="float">
            <text:p>950.58</text:p>
          </table:table-cell>
        </table:table-row>
        <table:table-row table:style-name="ro1">
          <table:table-cell office:value-type="float" office:value="11119438" calcext:value-type="float">
            <text:p>11119438</text:p>
          </table:table-cell>
          <table:table-cell table:formula="of:=[.A697]/1000/(60*60*24)" office:value-type="time" office:time-value="PT03H05M19.438S" calcext:value-type="time">
            <text:p>03:0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63.29" calcext:value-type="float">
            <text:p>763.29</text:p>
          </table:table-cell>
          <table:table-cell office:value-type="float" office:value="951.91" calcext:value-type="float">
            <text:p>951.91</text:p>
          </table:table-cell>
        </table:table-row>
        <table:table-row table:style-name="ro1">
          <table:table-cell office:value-type="float" office:value="11135438" calcext:value-type="float">
            <text:p>11135438</text:p>
          </table:table-cell>
          <table:table-cell table:formula="of:=[.A698]/1000/(60*60*24)" office:value-type="time" office:time-value="PT03H05M35.438S" calcext:value-type="time">
            <text:p>03:05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64.37" calcext:value-type="float">
            <text:p>764.37</text:p>
          </table:table-cell>
          <table:table-cell office:value-type="float" office:value="953.24" calcext:value-type="float">
            <text:p>953.24</text:p>
          </table:table-cell>
        </table:table-row>
        <table:table-row table:style-name="ro1">
          <table:table-cell office:value-type="float" office:value="11151438" calcext:value-type="float">
            <text:p>11151438</text:p>
          </table:table-cell>
          <table:table-cell table:formula="of:=[.A699]/1000/(60*60*24)" office:value-type="time" office:time-value="PT03H05M51.438S" calcext:value-type="time">
            <text:p>03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765.45" calcext:value-type="float">
            <text:p>765.45</text:p>
          </table:table-cell>
          <table:table-cell office:value-type="float" office:value="954.57" calcext:value-type="float">
            <text:p>954.57</text:p>
          </table:table-cell>
        </table:table-row>
        <table:table-row table:style-name="ro1">
          <table:table-cell office:value-type="float" office:value="11167438" calcext:value-type="float">
            <text:p>11167438</text:p>
          </table:table-cell>
          <table:table-cell table:formula="of:=[.A700]/1000/(60*60*24)" office:value-type="time" office:time-value="PT03H06M07.438S" calcext:value-type="time">
            <text:p>03:06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66.54" calcext:value-type="float">
            <text:p>766.54</text:p>
          </table:table-cell>
          <table:table-cell office:value-type="float" office:value="955.9" calcext:value-type="float">
            <text:p>955.9</text:p>
          </table:table-cell>
        </table:table-row>
        <table:table-row table:style-name="ro1">
          <table:table-cell office:value-type="float" office:value="11183438" calcext:value-type="float">
            <text:p>11183438</text:p>
          </table:table-cell>
          <table:table-cell table:formula="of:=[.A701]/1000/(60*60*24)" office:value-type="time" office:time-value="PT03H06M23.438S" calcext:value-type="time">
            <text:p>03:06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67.62" calcext:value-type="float">
            <text:p>767.62</text:p>
          </table:table-cell>
          <table:table-cell office:value-type="float" office:value="957.23" calcext:value-type="float">
            <text:p>957.23</text:p>
          </table:table-cell>
        </table:table-row>
        <table:table-row table:style-name="ro1">
          <table:table-cell office:value-type="float" office:value="11199438" calcext:value-type="float">
            <text:p>11199438</text:p>
          </table:table-cell>
          <table:table-cell table:formula="of:=[.A702]/1000/(60*60*24)" office:value-type="time" office:time-value="PT03H06M39.438S" calcext:value-type="time">
            <text:p>03:06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68.7" calcext:value-type="float">
            <text:p>768.7</text:p>
          </table:table-cell>
          <table:table-cell office:value-type="float" office:value="958.55" calcext:value-type="float">
            <text:p>958.55</text:p>
          </table:table-cell>
        </table:table-row>
        <table:table-row table:style-name="ro1">
          <table:table-cell office:value-type="float" office:value="11215438" calcext:value-type="float">
            <text:p>11215438</text:p>
          </table:table-cell>
          <table:table-cell table:formula="of:=[.A703]/1000/(60*60*24)" office:value-type="time" office:time-value="PT03H06M55.438S" calcext:value-type="time">
            <text:p>03:06:5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69.78" calcext:value-type="float">
            <text:p>769.78</text:p>
          </table:table-cell>
          <table:table-cell office:value-type="float" office:value="959.88" calcext:value-type="float">
            <text:p>959.88</text:p>
          </table:table-cell>
        </table:table-row>
        <table:table-row table:style-name="ro1">
          <table:table-cell office:value-type="float" office:value="11231438" calcext:value-type="float">
            <text:p>11231438</text:p>
          </table:table-cell>
          <table:table-cell table:formula="of:=[.A704]/1000/(60*60*24)" office:value-type="time" office:time-value="PT03H07M11.438S" calcext:value-type="time">
            <text:p>03:07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70.86" calcext:value-type="float">
            <text:p>770.86</text:p>
          </table:table-cell>
          <table:table-cell office:value-type="float" office:value="961.21" calcext:value-type="float">
            <text:p>961.21</text:p>
          </table:table-cell>
        </table:table-row>
        <table:table-row table:style-name="ro1">
          <table:table-cell office:value-type="float" office:value="11247438" calcext:value-type="float">
            <text:p>11247438</text:p>
          </table:table-cell>
          <table:table-cell table:formula="of:=[.A705]/1000/(60*60*24)" office:value-type="time" office:time-value="PT03H07M27.438S" calcext:value-type="time">
            <text:p>03:07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71.95" calcext:value-type="float">
            <text:p>771.95</text:p>
          </table:table-cell>
          <table:table-cell office:value-type="float" office:value="962.54" calcext:value-type="float">
            <text:p>962.54</text:p>
          </table:table-cell>
        </table:table-row>
        <table:table-row table:style-name="ro1">
          <table:table-cell office:value-type="float" office:value="11263438" calcext:value-type="float">
            <text:p>11263438</text:p>
          </table:table-cell>
          <table:table-cell table:formula="of:=[.A706]/1000/(60*60*24)" office:value-type="time" office:time-value="PT03H07M43.438S" calcext:value-type="time">
            <text:p>03:07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73.03" calcext:value-type="float">
            <text:p>773.03</text:p>
          </table:table-cell>
          <table:table-cell office:value-type="float" office:value="963.87" calcext:value-type="float">
            <text:p>963.87</text:p>
          </table:table-cell>
        </table:table-row>
        <table:table-row table:style-name="ro1">
          <table:table-cell office:value-type="float" office:value="11279438" calcext:value-type="float">
            <text:p>11279438</text:p>
          </table:table-cell>
          <table:table-cell table:formula="of:=[.A707]/1000/(60*60*24)" office:value-type="time" office:time-value="PT03H07M59.438S" calcext:value-type="time">
            <text:p>03:07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74.11" calcext:value-type="float">
            <text:p>774.11</text:p>
          </table:table-cell>
          <table:table-cell office:value-type="float" office:value="965.2" calcext:value-type="float">
            <text:p>965.2</text:p>
          </table:table-cell>
        </table:table-row>
        <table:table-row table:style-name="ro1">
          <table:table-cell office:value-type="float" office:value="11295438" calcext:value-type="float">
            <text:p>11295438</text:p>
          </table:table-cell>
          <table:table-cell table:formula="of:=[.A708]/1000/(60*60*24)" office:value-type="time" office:time-value="PT03H08M15.438S" calcext:value-type="time">
            <text:p>03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775.19" calcext:value-type="float">
            <text:p>775.19</text:p>
          </table:table-cell>
          <table:table-cell office:value-type="float" office:value="966.52" calcext:value-type="float">
            <text:p>966.52</text:p>
          </table:table-cell>
        </table:table-row>
        <table:table-row table:style-name="ro1">
          <table:table-cell office:value-type="float" office:value="11311438" calcext:value-type="float">
            <text:p>11311438</text:p>
          </table:table-cell>
          <table:table-cell table:formula="of:=[.A709]/1000/(60*60*24)" office:value-type="time" office:time-value="PT03H08M31.438S" calcext:value-type="time">
            <text:p>03:0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76.27" calcext:value-type="float">
            <text:p>776.27</text:p>
          </table:table-cell>
          <table:table-cell office:value-type="float" office:value="967.85" calcext:value-type="float">
            <text:p>967.85</text:p>
          </table:table-cell>
        </table:table-row>
        <table:table-row table:style-name="ro1">
          <table:table-cell office:value-type="float" office:value="11327438" calcext:value-type="float">
            <text:p>11327438</text:p>
          </table:table-cell>
          <table:table-cell table:formula="of:=[.A710]/1000/(60*60*24)" office:value-type="time" office:time-value="PT03H08M47.438S" calcext:value-type="time">
            <text:p>03:0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77.36" calcext:value-type="float">
            <text:p>777.36</text:p>
          </table:table-cell>
          <table:table-cell office:value-type="float" office:value="969.18" calcext:value-type="float">
            <text:p>969.18</text:p>
          </table:table-cell>
        </table:table-row>
        <table:table-row table:style-name="ro1">
          <table:table-cell office:value-type="float" office:value="11343438" calcext:value-type="float">
            <text:p>11343438</text:p>
          </table:table-cell>
          <table:table-cell table:formula="of:=[.A711]/1000/(60*60*24)" office:value-type="time" office:time-value="PT03H09M03.438S" calcext:value-type="time">
            <text:p>03:09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78.44" calcext:value-type="float">
            <text:p>778.44</text:p>
          </table:table-cell>
          <table:table-cell office:value-type="float" office:value="970.51" calcext:value-type="float">
            <text:p>970.51</text:p>
          </table:table-cell>
        </table:table-row>
        <table:table-row table:style-name="ro1">
          <table:table-cell office:value-type="float" office:value="11359438" calcext:value-type="float">
            <text:p>11359438</text:p>
          </table:table-cell>
          <table:table-cell table:formula="of:=[.A712]/1000/(60*60*24)" office:value-type="time" office:time-value="PT03H09M19.438S" calcext:value-type="time">
            <text:p>03:09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79.52" calcext:value-type="float">
            <text:p>779.52</text:p>
          </table:table-cell>
          <table:table-cell office:value-type="float" office:value="971.84" calcext:value-type="float">
            <text:p>971.84</text:p>
          </table:table-cell>
        </table:table-row>
        <table:table-row table:style-name="ro1">
          <table:table-cell office:value-type="float" office:value="11375438" calcext:value-type="float">
            <text:p>11375438</text:p>
          </table:table-cell>
          <table:table-cell table:formula="of:=[.A713]/1000/(60*60*24)" office:value-type="time" office:time-value="PT03H09M35.438S" calcext:value-type="time">
            <text:p>03:09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80.6" calcext:value-type="float">
            <text:p>780.6</text:p>
          </table:table-cell>
          <table:table-cell office:value-type="float" office:value="973.16" calcext:value-type="float">
            <text:p>973.16</text:p>
          </table:table-cell>
        </table:table-row>
        <table:table-row table:style-name="ro1">
          <table:table-cell office:value-type="float" office:value="11391438" calcext:value-type="float">
            <text:p>11391438</text:p>
          </table:table-cell>
          <table:table-cell table:formula="of:=[.A714]/1000/(60*60*24)" office:value-type="time" office:time-value="PT03H09M51.438S" calcext:value-type="time">
            <text:p>03:09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81.68" calcext:value-type="float">
            <text:p>781.68</text:p>
          </table:table-cell>
          <table:table-cell office:value-type="float" office:value="974.49" calcext:value-type="float">
            <text:p>974.49</text:p>
          </table:table-cell>
        </table:table-row>
        <table:table-row table:style-name="ro1">
          <table:table-cell office:value-type="float" office:value="11407438" calcext:value-type="float">
            <text:p>11407438</text:p>
          </table:table-cell>
          <table:table-cell table:formula="of:=[.A715]/1000/(60*60*24)" office:value-type="time" office:time-value="PT03H10M07.438S" calcext:value-type="time">
            <text:p>03:10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4" calcext:value-type="float">
            <text:p>243.4</text:p>
          </table:table-cell>
          <table:table-cell office:value-type="float" office:value="298.98" calcext:value-type="float">
            <text:p>298.98</text:p>
          </table:table-cell>
          <table:table-cell office:value-type="float" office:value="782.76" calcext:value-type="float">
            <text:p>782.76</text:p>
          </table:table-cell>
          <table:table-cell office:value-type="float" office:value="975.82" calcext:value-type="float">
            <text:p>975.82</text:p>
          </table:table-cell>
        </table:table-row>
        <table:table-row table:style-name="ro1">
          <table:table-cell office:value-type="float" office:value="11423438" calcext:value-type="float">
            <text:p>11423438</text:p>
          </table:table-cell>
          <table:table-cell table:formula="of:=[.A716]/1000/(60*60*24)" office:value-type="time" office:time-value="PT03H10M23.438S" calcext:value-type="time">
            <text:p>03:10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83.85" calcext:value-type="float">
            <text:p>783.85</text:p>
          </table:table-cell>
          <table:table-cell office:value-type="float" office:value="977.14" calcext:value-type="float">
            <text:p>977.14</text:p>
          </table:table-cell>
        </table:table-row>
        <table:table-row table:style-name="ro1">
          <table:table-cell office:value-type="float" office:value="11439438" calcext:value-type="float">
            <text:p>11439438</text:p>
          </table:table-cell>
          <table:table-cell table:formula="of:=[.A717]/1000/(60*60*24)" office:value-type="time" office:time-value="PT03H10M39.438S" calcext:value-type="time">
            <text:p>03:10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84.93" calcext:value-type="float">
            <text:p>784.93</text:p>
          </table:table-cell>
          <table:table-cell office:value-type="float" office:value="978.47" calcext:value-type="float">
            <text:p>978.47</text:p>
          </table:table-cell>
        </table:table-row>
        <table:table-row table:style-name="ro1">
          <table:table-cell office:value-type="float" office:value="11455438" calcext:value-type="float">
            <text:p>11455438</text:p>
          </table:table-cell>
          <table:table-cell table:formula="of:=[.A718]/1000/(60*60*24)" office:value-type="time" office:time-value="PT03H10M55.438S" calcext:value-type="time">
            <text:p>03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786.01" calcext:value-type="float">
            <text:p>786.01</text:p>
          </table:table-cell>
          <table:table-cell office:value-type="float" office:value="979.8" calcext:value-type="float">
            <text:p>979.8</text:p>
          </table:table-cell>
        </table:table-row>
        <table:table-row table:style-name="ro1">
          <table:table-cell office:value-type="float" office:value="11471438" calcext:value-type="float">
            <text:p>11471438</text:p>
          </table:table-cell>
          <table:table-cell table:formula="of:=[.A719]/1000/(60*60*24)" office:value-type="time" office:time-value="PT03H11M11.438S" calcext:value-type="time">
            <text:p>03:11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87.09" calcext:value-type="float">
            <text:p>787.09</text:p>
          </table:table-cell>
          <table:table-cell office:value-type="float" office:value="981.13" calcext:value-type="float">
            <text:p>981.13</text:p>
          </table:table-cell>
        </table:table-row>
        <table:table-row table:style-name="ro1">
          <table:table-cell office:value-type="float" office:value="11487438" calcext:value-type="float">
            <text:p>11487438</text:p>
          </table:table-cell>
          <table:table-cell table:formula="of:=[.A720]/1000/(60*60*24)" office:value-type="time" office:time-value="PT03H11M27.438S" calcext:value-type="time">
            <text:p>03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788.17" calcext:value-type="float">
            <text:p>788.17</text:p>
          </table:table-cell>
          <table:table-cell office:value-type="float" office:value="982.45" calcext:value-type="float">
            <text:p>982.45</text:p>
          </table:table-cell>
        </table:table-row>
        <table:table-row table:style-name="ro1">
          <table:table-cell office:value-type="float" office:value="11503438" calcext:value-type="float">
            <text:p>11503438</text:p>
          </table:table-cell>
          <table:table-cell table:formula="of:=[.A721]/1000/(60*60*24)" office:value-type="time" office:time-value="PT03H11M43.438S" calcext:value-type="time">
            <text:p>03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789.25" calcext:value-type="float">
            <text:p>789.25</text:p>
          </table:table-cell>
          <table:table-cell office:value-type="float" office:value="983.78" calcext:value-type="float">
            <text:p>983.78</text:p>
          </table:table-cell>
        </table:table-row>
        <table:table-row table:style-name="ro1">
          <table:table-cell office:value-type="float" office:value="11519438" calcext:value-type="float">
            <text:p>11519438</text:p>
          </table:table-cell>
          <table:table-cell table:formula="of:=[.A722]/1000/(60*60*24)" office:value-type="time" office:time-value="PT03H11M59.438S" calcext:value-type="time">
            <text:p>03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790.33" calcext:value-type="float">
            <text:p>790.33</text:p>
          </table:table-cell>
          <table:table-cell office:value-type="float" office:value="985.11" calcext:value-type="float">
            <text:p>985.11</text:p>
          </table:table-cell>
        </table:table-row>
        <table:table-row table:style-name="ro1">
          <table:table-cell office:value-type="float" office:value="11535438" calcext:value-type="float">
            <text:p>11535438</text:p>
          </table:table-cell>
          <table:table-cell table:formula="of:=[.A723]/1000/(60*60*24)" office:value-type="time" office:time-value="PT03H12M15.438S" calcext:value-type="time">
            <text:p>03:12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6" calcext:value-type="float">
            <text:p>298.86</text:p>
          </table:table-cell>
          <table:table-cell office:value-type="float" office:value="791.41" calcext:value-type="float">
            <text:p>791.41</text:p>
          </table:table-cell>
          <table:table-cell office:value-type="float" office:value="986.43" calcext:value-type="float">
            <text:p>986.43</text:p>
          </table:table-cell>
        </table:table-row>
        <table:table-row table:style-name="ro1">
          <table:table-cell office:value-type="float" office:value="11551438" calcext:value-type="float">
            <text:p>11551438</text:p>
          </table:table-cell>
          <table:table-cell table:formula="of:=[.A724]/1000/(60*60*24)" office:value-type="time" office:time-value="PT03H12M31.438S" calcext:value-type="time">
            <text:p>03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4" calcext:value-type="float">
            <text:p>243.4</text:p>
          </table:table-cell>
          <table:table-cell office:value-type="float" office:value="298" calcext:value-type="float">
            <text:p>298</text:p>
          </table:table-cell>
          <table:table-cell office:value-type="float" office:value="792.5" calcext:value-type="float">
            <text:p>792.5</text:p>
          </table:table-cell>
          <table:table-cell office:value-type="float" office:value="987.76" calcext:value-type="float">
            <text:p>987.76</text:p>
          </table:table-cell>
        </table:table-row>
        <table:table-row table:style-name="ro1">
          <table:table-cell office:value-type="float" office:value="11567438" calcext:value-type="float">
            <text:p>11567438</text:p>
          </table:table-cell>
          <table:table-cell table:formula="of:=[.A725]/1000/(60*60*24)" office:value-type="time" office:time-value="PT03H12M47.438S" calcext:value-type="time">
            <text:p>03:12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93.58" calcext:value-type="float">
            <text:p>793.58</text:p>
          </table:table-cell>
          <table:table-cell office:value-type="float" office:value="989.09" calcext:value-type="float">
            <text:p>989.09</text:p>
          </table:table-cell>
        </table:table-row>
        <table:table-row table:style-name="ro1">
          <table:table-cell office:value-type="float" office:value="11583438" calcext:value-type="float">
            <text:p>11583438</text:p>
          </table:table-cell>
          <table:table-cell table:formula="of:=[.A726]/1000/(60*60*24)" office:value-type="time" office:time-value="PT03H13M03.438S" calcext:value-type="time">
            <text:p>03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794.66" calcext:value-type="float">
            <text:p>794.66</text:p>
          </table:table-cell>
          <table:table-cell office:value-type="float" office:value="990.41" calcext:value-type="float">
            <text:p>990.41</text:p>
          </table:table-cell>
        </table:table-row>
        <table:table-row table:style-name="ro1">
          <table:table-cell office:value-type="float" office:value="11599438" calcext:value-type="float">
            <text:p>11599438</text:p>
          </table:table-cell>
          <table:table-cell table:formula="of:=[.A727]/1000/(60*60*24)" office:value-type="time" office:time-value="PT03H13M19.438S" calcext:value-type="time">
            <text:p>03:13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95.74" calcext:value-type="float">
            <text:p>795.74</text:p>
          </table:table-cell>
          <table:table-cell office:value-type="float" office:value="991.74" calcext:value-type="float">
            <text:p>991.74</text:p>
          </table:table-cell>
        </table:table-row>
        <table:table-row table:style-name="ro1">
          <table:table-cell office:value-type="float" office:value="11615438" calcext:value-type="float">
            <text:p>11615438</text:p>
          </table:table-cell>
          <table:table-cell table:formula="of:=[.A728]/1000/(60*60*24)" office:value-type="time" office:time-value="PT03H13M35.438S" calcext:value-type="time">
            <text:p>03:13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796.82" calcext:value-type="float">
            <text:p>796.82</text:p>
          </table:table-cell>
          <table:table-cell office:value-type="float" office:value="993.06" calcext:value-type="float">
            <text:p>993.06</text:p>
          </table:table-cell>
        </table:table-row>
        <table:table-row table:style-name="ro1">
          <table:table-cell office:value-type="float" office:value="11631438" calcext:value-type="float">
            <text:p>11631438</text:p>
          </table:table-cell>
          <table:table-cell table:formula="of:=[.A729]/1000/(60*60*24)" office:value-type="time" office:time-value="PT03H13M51.438S" calcext:value-type="time">
            <text:p>03:13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97.9" calcext:value-type="float">
            <text:p>797.9</text:p>
          </table:table-cell>
          <table:table-cell office:value-type="float" office:value="994.39" calcext:value-type="float">
            <text:p>994.39</text:p>
          </table:table-cell>
        </table:table-row>
        <table:table-row table:style-name="ro1">
          <table:table-cell office:value-type="float" office:value="11647438" calcext:value-type="float">
            <text:p>11647438</text:p>
          </table:table-cell>
          <table:table-cell table:formula="of:=[.A730]/1000/(60*60*24)" office:value-type="time" office:time-value="PT03H14M07.438S" calcext:value-type="time">
            <text:p>03:14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798.98" calcext:value-type="float">
            <text:p>798.98</text:p>
          </table:table-cell>
          <table:table-cell office:value-type="float" office:value="995.72" calcext:value-type="float">
            <text:p>995.72</text:p>
          </table:table-cell>
        </table:table-row>
        <table:table-row table:style-name="ro1">
          <table:table-cell office:value-type="float" office:value="11663438" calcext:value-type="float">
            <text:p>11663438</text:p>
          </table:table-cell>
          <table:table-cell table:formula="of:=[.A731]/1000/(60*60*24)" office:value-type="time" office:time-value="PT03H14M23.438S" calcext:value-type="time">
            <text:p>03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00.06" calcext:value-type="float">
            <text:p>800.06</text:p>
          </table:table-cell>
          <table:table-cell office:value-type="float" office:value="997.04" calcext:value-type="float">
            <text:p>997.04</text:p>
          </table:table-cell>
        </table:table-row>
        <table:table-row table:style-name="ro1">
          <table:table-cell office:value-type="float" office:value="11679438" calcext:value-type="float">
            <text:p>11679438</text:p>
          </table:table-cell>
          <table:table-cell table:formula="of:=[.A732]/1000/(60*60*24)" office:value-type="time" office:time-value="PT03H14M39.438S" calcext:value-type="time">
            <text:p>03:14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01.15" calcext:value-type="float">
            <text:p>801.15</text:p>
          </table:table-cell>
          <table:table-cell office:value-type="float" office:value="998.37" calcext:value-type="float">
            <text:p>998.37</text:p>
          </table:table-cell>
        </table:table-row>
        <table:table-row table:style-name="ro1">
          <table:table-cell office:value-type="float" office:value="11695438" calcext:value-type="float">
            <text:p>11695438</text:p>
          </table:table-cell>
          <table:table-cell table:formula="of:=[.A733]/1000/(60*60*24)" office:value-type="time" office:time-value="PT03H14M55.438S" calcext:value-type="time">
            <text:p>03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02.23" calcext:value-type="float">
            <text:p>802.23</text:p>
          </table:table-cell>
          <table:table-cell office:value-type="float" office:value="999.7" calcext:value-type="float">
            <text:p>999.7</text:p>
          </table:table-cell>
        </table:table-row>
        <table:table-row table:style-name="ro1">
          <table:table-cell office:value-type="float" office:value="11711438" calcext:value-type="float">
            <text:p>11711438</text:p>
          </table:table-cell>
          <table:table-cell table:formula="of:=[.A734]/1000/(60*60*24)" office:value-type="time" office:time-value="PT03H15M11.438S" calcext:value-type="time">
            <text:p>03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03.31" calcext:value-type="float">
            <text:p>803.31</text:p>
          </table:table-cell>
          <table:table-cell office:value-type="float" office:value="1001.02" calcext:value-type="float">
            <text:p>1001.02</text:p>
          </table:table-cell>
        </table:table-row>
        <table:table-row table:style-name="ro1">
          <table:table-cell office:value-type="float" office:value="11727438" calcext:value-type="float">
            <text:p>11727438</text:p>
          </table:table-cell>
          <table:table-cell table:formula="of:=[.A735]/1000/(60*60*24)" office:value-type="time" office:time-value="PT03H15M27.438S" calcext:value-type="time">
            <text:p>03:15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04.39" calcext:value-type="float">
            <text:p>804.39</text:p>
          </table:table-cell>
          <table:table-cell office:value-type="float" office:value="1002.35" calcext:value-type="float">
            <text:p>1002.35</text:p>
          </table:table-cell>
        </table:table-row>
        <table:table-row table:style-name="ro1">
          <table:table-cell office:value-type="float" office:value="11743438" calcext:value-type="float">
            <text:p>11743438</text:p>
          </table:table-cell>
          <table:table-cell table:formula="of:=[.A736]/1000/(60*60*24)" office:value-type="time" office:time-value="PT03H15M43.438S" calcext:value-type="time">
            <text:p>03:15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05.47" calcext:value-type="float">
            <text:p>805.47</text:p>
          </table:table-cell>
          <table:table-cell office:value-type="float" office:value="1003.68" calcext:value-type="float">
            <text:p>1003.68</text:p>
          </table:table-cell>
        </table:table-row>
        <table:table-row table:style-name="ro1">
          <table:table-cell office:value-type="float" office:value="11759438" calcext:value-type="float">
            <text:p>11759438</text:p>
          </table:table-cell>
          <table:table-cell table:formula="of:=[.A737]/1000/(60*60*24)" office:value-type="time" office:time-value="PT03H15M59.438S" calcext:value-type="time">
            <text:p>03:15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06.55" calcext:value-type="float">
            <text:p>806.55</text:p>
          </table:table-cell>
          <table:table-cell office:value-type="float" office:value="1005" calcext:value-type="float">
            <text:p>1005</text:p>
          </table:table-cell>
        </table:table-row>
        <table:table-row table:style-name="ro1">
          <table:table-cell office:value-type="float" office:value="11775438" calcext:value-type="float">
            <text:p>11775438</text:p>
          </table:table-cell>
          <table:table-cell table:formula="of:=[.A738]/1000/(60*60*24)" office:value-type="time" office:time-value="PT03H16M15.438S" calcext:value-type="time">
            <text:p>03:16:1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07.63" calcext:value-type="float">
            <text:p>807.63</text:p>
          </table:table-cell>
          <table:table-cell office:value-type="float" office:value="1006.33" calcext:value-type="float">
            <text:p>1006.33</text:p>
          </table:table-cell>
        </table:table-row>
        <table:table-row table:style-name="ro1">
          <table:table-cell office:value-type="float" office:value="11791438" calcext:value-type="float">
            <text:p>11791438</text:p>
          </table:table-cell>
          <table:table-cell table:formula="of:=[.A739]/1000/(60*60*24)" office:value-type="time" office:time-value="PT03H16M31.438S" calcext:value-type="time">
            <text:p>03:16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3" calcext:value-type="float">
            <text:p>243.3</text:p>
          </table:table-cell>
          <table:table-cell office:value-type="float" office:value="298.85" calcext:value-type="float">
            <text:p>298.85</text:p>
          </table:table-cell>
          <table:table-cell office:value-type="float" office:value="808.71" calcext:value-type="float">
            <text:p>808.71</text:p>
          </table:table-cell>
          <table:table-cell office:value-type="float" office:value="1007.66" calcext:value-type="float">
            <text:p>1007.66</text:p>
          </table:table-cell>
        </table:table-row>
        <table:table-row table:style-name="ro1">
          <table:table-cell office:value-type="float" office:value="11807438" calcext:value-type="float">
            <text:p>11807438</text:p>
          </table:table-cell>
          <table:table-cell table:formula="of:=[.A740]/1000/(60*60*24)" office:value-type="time" office:time-value="PT03H16M47.438S" calcext:value-type="time">
            <text:p>03:16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09.79" calcext:value-type="float">
            <text:p>809.79</text:p>
          </table:table-cell>
          <table:table-cell office:value-type="float" office:value="1008.98" calcext:value-type="float">
            <text:p>1008.98</text:p>
          </table:table-cell>
        </table:table-row>
        <table:table-row table:style-name="ro1">
          <table:table-cell office:value-type="float" office:value="11823438" calcext:value-type="float">
            <text:p>11823438</text:p>
          </table:table-cell>
          <table:table-cell table:formula="of:=[.A741]/1000/(60*60*24)" office:value-type="time" office:time-value="PT03H17M03.438S" calcext:value-type="time">
            <text:p>03:17:03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10.87" calcext:value-type="float">
            <text:p>810.87</text:p>
          </table:table-cell>
          <table:table-cell office:value-type="float" office:value="1010.31" calcext:value-type="float">
            <text:p>1010.31</text:p>
          </table:table-cell>
        </table:table-row>
        <table:table-row table:style-name="ro1">
          <table:table-cell office:value-type="float" office:value="11839438" calcext:value-type="float">
            <text:p>11839438</text:p>
          </table:table-cell>
          <table:table-cell table:formula="of:=[.A742]/1000/(60*60*24)" office:value-type="time" office:time-value="PT03H17M19.438S" calcext:value-type="time">
            <text:p>03:17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11.96" calcext:value-type="float">
            <text:p>811.96</text:p>
          </table:table-cell>
          <table:table-cell office:value-type="float" office:value="1011.64" calcext:value-type="float">
            <text:p>1011.64</text:p>
          </table:table-cell>
        </table:table-row>
        <table:table-row table:style-name="ro1">
          <table:table-cell office:value-type="float" office:value="11855438" calcext:value-type="float">
            <text:p>11855438</text:p>
          </table:table-cell>
          <table:table-cell table:formula="of:=[.A743]/1000/(60*60*24)" office:value-type="time" office:time-value="PT03H17M35.438S" calcext:value-type="time">
            <text:p>03:17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13.04" calcext:value-type="float">
            <text:p>813.04</text:p>
          </table:table-cell>
          <table:table-cell office:value-type="float" office:value="1012.97" calcext:value-type="float">
            <text:p>1012.97</text:p>
          </table:table-cell>
        </table:table-row>
        <table:table-row table:style-name="ro1">
          <table:table-cell office:value-type="float" office:value="11871438" calcext:value-type="float">
            <text:p>11871438</text:p>
          </table:table-cell>
          <table:table-cell table:formula="of:=[.A744]/1000/(60*60*24)" office:value-type="time" office:time-value="PT03H17M51.438S" calcext:value-type="time">
            <text:p>03:17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14.12" calcext:value-type="float">
            <text:p>814.12</text:p>
          </table:table-cell>
          <table:table-cell office:value-type="float" office:value="1014.29" calcext:value-type="float">
            <text:p>1014.29</text:p>
          </table:table-cell>
        </table:table-row>
        <table:table-row table:style-name="ro1">
          <table:table-cell office:value-type="float" office:value="11887438" calcext:value-type="float">
            <text:p>11887438</text:p>
          </table:table-cell>
          <table:table-cell table:formula="of:=[.A745]/1000/(60*60*24)" office:value-type="time" office:time-value="PT03H18M07.438S" calcext:value-type="time">
            <text:p>03:18:07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15.2" calcext:value-type="float">
            <text:p>815.2</text:p>
          </table:table-cell>
          <table:table-cell office:value-type="float" office:value="1015.62" calcext:value-type="float">
            <text:p>1015.62</text:p>
          </table:table-cell>
        </table:table-row>
        <table:table-row table:style-name="ro1">
          <table:table-cell office:value-type="float" office:value="11903438" calcext:value-type="float">
            <text:p>11903438</text:p>
          </table:table-cell>
          <table:table-cell table:formula="of:=[.A746]/1000/(60*60*24)" office:value-type="time" office:time-value="PT03H18M23.438S" calcext:value-type="time">
            <text:p>03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16.28" calcext:value-type="float">
            <text:p>816.28</text:p>
          </table:table-cell>
          <table:table-cell office:value-type="float" office:value="1016.94" calcext:value-type="float">
            <text:p>1016.94</text:p>
          </table:table-cell>
        </table:table-row>
        <table:table-row table:style-name="ro1">
          <table:table-cell office:value-type="float" office:value="11919438" calcext:value-type="float">
            <text:p>11919438</text:p>
          </table:table-cell>
          <table:table-cell table:formula="of:=[.A747]/1000/(60*60*24)" office:value-type="time" office:time-value="PT03H18M39.438S" calcext:value-type="time">
            <text:p>03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17.36" calcext:value-type="float">
            <text:p>817.36</text:p>
          </table:table-cell>
          <table:table-cell office:value-type="float" office:value="1018.27" calcext:value-type="float">
            <text:p>1018.27</text:p>
          </table:table-cell>
        </table:table-row>
        <table:table-row table:style-name="ro1">
          <table:table-cell office:value-type="float" office:value="11935438" calcext:value-type="float">
            <text:p>11935438</text:p>
          </table:table-cell>
          <table:table-cell table:formula="of:=[.A748]/1000/(60*60*24)" office:value-type="time" office:time-value="PT03H18M55.438S" calcext:value-type="time">
            <text:p>03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18.44" calcext:value-type="float">
            <text:p>818.44</text:p>
          </table:table-cell>
          <table:table-cell office:value-type="float" office:value="1019.6" calcext:value-type="float">
            <text:p>1019.6</text:p>
          </table:table-cell>
        </table:table-row>
        <table:table-row table:style-name="ro1">
          <table:table-cell office:value-type="float" office:value="11951438" calcext:value-type="float">
            <text:p>11951438</text:p>
          </table:table-cell>
          <table:table-cell table:formula="of:=[.A749]/1000/(60*60*24)" office:value-type="time" office:time-value="PT03H19M11.438S" calcext:value-type="time">
            <text:p>03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3" calcext:value-type="float">
            <text:p>243.3</text:p>
          </table:table-cell>
          <table:table-cell office:value-type="float" office:value="297.88" calcext:value-type="float">
            <text:p>297.88</text:p>
          </table:table-cell>
          <table:table-cell office:value-type="float" office:value="819.52" calcext:value-type="float">
            <text:p>819.52</text:p>
          </table:table-cell>
          <table:table-cell office:value-type="float" office:value="1020.92" calcext:value-type="float">
            <text:p>1020.92</text:p>
          </table:table-cell>
        </table:table-row>
        <table:table-row table:style-name="ro1">
          <table:table-cell office:value-type="float" office:value="11967438" calcext:value-type="float">
            <text:p>11967438</text:p>
          </table:table-cell>
          <table:table-cell table:formula="of:=[.A750]/1000/(60*60*24)" office:value-type="time" office:time-value="PT03H19M27.438S" calcext:value-type="time">
            <text:p>03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20.6" calcext:value-type="float">
            <text:p>820.6</text:p>
          </table:table-cell>
          <table:table-cell office:value-type="float" office:value="1022.25" calcext:value-type="float">
            <text:p>1022.25</text:p>
          </table:table-cell>
        </table:table-row>
        <table:table-row table:style-name="ro1">
          <table:table-cell office:value-type="float" office:value="11983438" calcext:value-type="float">
            <text:p>11983438</text:p>
          </table:table-cell>
          <table:table-cell table:formula="of:=[.A751]/1000/(60*60*24)" office:value-type="time" office:time-value="PT03H19M43.438S" calcext:value-type="time">
            <text:p>03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21.68" calcext:value-type="float">
            <text:p>821.68</text:p>
          </table:table-cell>
          <table:table-cell office:value-type="float" office:value="1023.57" calcext:value-type="float">
            <text:p>1023.57</text:p>
          </table:table-cell>
        </table:table-row>
        <table:table-row table:style-name="ro1">
          <table:table-cell office:value-type="float" office:value="11999438" calcext:value-type="float">
            <text:p>11999438</text:p>
          </table:table-cell>
          <table:table-cell table:formula="of:=[.A752]/1000/(60*60*24)" office:value-type="time" office:time-value="PT03H19M59.438S" calcext:value-type="time">
            <text:p>03:19:5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22.77" calcext:value-type="float">
            <text:p>822.77</text:p>
          </table:table-cell>
          <table:table-cell office:value-type="float" office:value="1024.9" calcext:value-type="float">
            <text:p>1024.9</text:p>
          </table:table-cell>
        </table:table-row>
        <table:table-row table:style-name="ro1">
          <table:table-cell office:value-type="float" office:value="12015438" calcext:value-type="float">
            <text:p>12015438</text:p>
          </table:table-cell>
          <table:table-cell table:formula="of:=[.A753]/1000/(60*60*24)" office:value-type="time" office:time-value="PT03H20M15.438S" calcext:value-type="time">
            <text:p>03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23.85" calcext:value-type="float">
            <text:p>823.85</text:p>
          </table:table-cell>
          <table:table-cell office:value-type="float" office:value="1026.23" calcext:value-type="float">
            <text:p>1026.23</text:p>
          </table:table-cell>
        </table:table-row>
        <table:table-row table:style-name="ro1">
          <table:table-cell office:value-type="float" office:value="12031438" calcext:value-type="float">
            <text:p>12031438</text:p>
          </table:table-cell>
          <table:table-cell table:formula="of:=[.A754]/1000/(60*60*24)" office:value-type="time" office:time-value="PT03H20M31.438S" calcext:value-type="time">
            <text:p>03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24.93" calcext:value-type="float">
            <text:p>824.93</text:p>
          </table:table-cell>
          <table:table-cell office:value-type="float" office:value="1027.55" calcext:value-type="float">
            <text:p>1027.55</text:p>
          </table:table-cell>
        </table:table-row>
        <table:table-row table:style-name="ro1">
          <table:table-cell office:value-type="float" office:value="12047438" calcext:value-type="float">
            <text:p>12047438</text:p>
          </table:table-cell>
          <table:table-cell table:formula="of:=[.A755]/1000/(60*60*24)" office:value-type="time" office:time-value="PT03H20M47.438S" calcext:value-type="time">
            <text:p>03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26.01" calcext:value-type="float">
            <text:p>826.01</text:p>
          </table:table-cell>
          <table:table-cell office:value-type="float" office:value="1028.88" calcext:value-type="float">
            <text:p>1028.88</text:p>
          </table:table-cell>
        </table:table-row>
        <table:table-row table:style-name="ro1">
          <table:table-cell office:value-type="float" office:value="12063438" calcext:value-type="float">
            <text:p>12063438</text:p>
          </table:table-cell>
          <table:table-cell table:formula="of:=[.A756]/1000/(60*60*24)" office:value-type="time" office:time-value="PT03H21M03.438S" calcext:value-type="time">
            <text:p>03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27.09" calcext:value-type="float">
            <text:p>827.09</text:p>
          </table:table-cell>
          <table:table-cell office:value-type="float" office:value="1030.2" calcext:value-type="float">
            <text:p>1030.2</text:p>
          </table:table-cell>
        </table:table-row>
        <table:table-row table:style-name="ro1">
          <table:table-cell office:value-type="float" office:value="12079438" calcext:value-type="float">
            <text:p>12079438</text:p>
          </table:table-cell>
          <table:table-cell table:formula="of:=[.A757]/1000/(60*60*24)" office:value-type="time" office:time-value="PT03H21M19.438S" calcext:value-type="time">
            <text:p>03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28.17" calcext:value-type="float">
            <text:p>828.17</text:p>
          </table:table-cell>
          <table:table-cell office:value-type="float" office:value="1031.53" calcext:value-type="float">
            <text:p>1031.53</text:p>
          </table:table-cell>
        </table:table-row>
        <table:table-row table:style-name="ro1">
          <table:table-cell office:value-type="float" office:value="12095438" calcext:value-type="float">
            <text:p>12095438</text:p>
          </table:table-cell>
          <table:table-cell table:formula="of:=[.A758]/1000/(60*60*24)" office:value-type="time" office:time-value="PT03H21M35.438S" calcext:value-type="time">
            <text:p>03:21:35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29.25" calcext:value-type="float">
            <text:p>829.25</text:p>
          </table:table-cell>
          <table:table-cell office:value-type="float" office:value="1032.85" calcext:value-type="float">
            <text:p>1032.85</text:p>
          </table:table-cell>
        </table:table-row>
        <table:table-row table:style-name="ro1">
          <table:table-cell office:value-type="float" office:value="12111438" calcext:value-type="float">
            <text:p>12111438</text:p>
          </table:table-cell>
          <table:table-cell table:formula="of:=[.A759]/1000/(60*60*24)" office:value-type="time" office:time-value="PT03H21M51.438S" calcext:value-type="time">
            <text:p>03:21:5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830.33" calcext:value-type="float">
            <text:p>830.33</text:p>
          </table:table-cell>
          <table:table-cell office:value-type="float" office:value="1034.17" calcext:value-type="float">
            <text:p>1034.17</text:p>
          </table:table-cell>
        </table:table-row>
        <table:table-row table:style-name="ro1">
          <table:table-cell office:value-type="float" office:value="12127438" calcext:value-type="float">
            <text:p>12127438</text:p>
          </table:table-cell>
          <table:table-cell table:formula="of:=[.A760]/1000/(60*60*24)" office:value-type="time" office:time-value="PT03H22M07.438S" calcext:value-type="time">
            <text:p>03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31.41" calcext:value-type="float">
            <text:p>831.41</text:p>
          </table:table-cell>
          <table:table-cell office:value-type="float" office:value="1035.5" calcext:value-type="float">
            <text:p>1035.5</text:p>
          </table:table-cell>
        </table:table-row>
        <table:table-row table:style-name="ro1">
          <table:table-cell office:value-type="float" office:value="12143438" calcext:value-type="float">
            <text:p>12143438</text:p>
          </table:table-cell>
          <table:table-cell table:formula="of:=[.A761]/1000/(60*60*24)" office:value-type="time" office:time-value="PT03H22M23.438S" calcext:value-type="time">
            <text:p>03:22:2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832.49" calcext:value-type="float">
            <text:p>832.49</text:p>
          </table:table-cell>
          <table:table-cell office:value-type="float" office:value="1036.83" calcext:value-type="float">
            <text:p>1036.83</text:p>
          </table:table-cell>
        </table:table-row>
        <table:table-row table:style-name="ro1">
          <table:table-cell office:value-type="float" office:value="12159438" calcext:value-type="float">
            <text:p>12159438</text:p>
          </table:table-cell>
          <table:table-cell table:formula="of:=[.A762]/1000/(60*60*24)" office:value-type="time" office:time-value="PT03H22M39.438S" calcext:value-type="time">
            <text:p>03:22:39</text:p>
          </table:table-cell>
          <table:table-cell office:value-type="float" office:value="1.23" calcext:value-type="float">
            <text:p>1.23</text:p>
          </table:table-cell>
          <table:table-cell office:value-type="float" office:value="243.2" calcext:value-type="float">
            <text:p>243.2</text:p>
          </table:table-cell>
          <table:table-cell office:value-type="float" office:value="298.73" calcext:value-type="float">
            <text:p>298.73</text:p>
          </table:table-cell>
          <table:table-cell office:value-type="float" office:value="833.57" calcext:value-type="float">
            <text:p>833.57</text:p>
          </table:table-cell>
          <table:table-cell office:value-type="float" office:value="1038.15" calcext:value-type="float">
            <text:p>1038.15</text:p>
          </table:table-cell>
        </table:table-row>
        <table:table-row table:style-name="ro1">
          <table:table-cell office:value-type="float" office:value="12175438" calcext:value-type="float">
            <text:p>12175438</text:p>
          </table:table-cell>
          <table:table-cell table:formula="of:=[.A763]/1000/(60*60*24)" office:value-type="time" office:time-value="PT03H22M55.438S" calcext:value-type="time">
            <text:p>03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2" calcext:value-type="float">
            <text:p>243.2</text:p>
          </table:table-cell>
          <table:table-cell office:value-type="float" office:value="297.75" calcext:value-type="float">
            <text:p>297.75</text:p>
          </table:table-cell>
          <table:table-cell office:value-type="float" office:value="834.65" calcext:value-type="float">
            <text:p>834.65</text:p>
          </table:table-cell>
          <table:table-cell office:value-type="float" office:value="1039.48" calcext:value-type="float">
            <text:p>1039.48</text:p>
          </table:table-cell>
        </table:table-row>
        <table:table-row table:style-name="ro1">
          <table:table-cell office:value-type="float" office:value="12191438" calcext:value-type="float">
            <text:p>12191438</text:p>
          </table:table-cell>
          <table:table-cell table:formula="of:=[.A764]/1000/(60*60*24)" office:value-type="time" office:time-value="PT03H23M11.438S" calcext:value-type="time">
            <text:p>03:23:1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835.73" calcext:value-type="float">
            <text:p>835.73</text:p>
          </table:table-cell>
          <table:table-cell office:value-type="float" office:value="1040.8" calcext:value-type="float">
            <text:p>1040.8</text:p>
          </table:table-cell>
        </table:table-row>
        <table:table-row table:style-name="ro1">
          <table:table-cell office:value-type="float" office:value="12207438" calcext:value-type="float">
            <text:p>12207438</text:p>
          </table:table-cell>
          <table:table-cell table:formula="of:=[.A765]/1000/(60*60*24)" office:value-type="time" office:time-value="PT03H23M27.438S" calcext:value-type="time">
            <text:p>03:23:27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836.81" calcext:value-type="float">
            <text:p>836.81</text:p>
          </table:table-cell>
          <table:table-cell office:value-type="float" office:value="1042.13" calcext:value-type="float">
            <text:p>1042.13</text:p>
          </table:table-cell>
        </table:table-row>
        <table:table-row table:style-name="ro1">
          <table:table-cell office:value-type="float" office:value="12223438" calcext:value-type="float">
            <text:p>12223438</text:p>
          </table:table-cell>
          <table:table-cell table:formula="of:=[.A766]/1000/(60*60*24)" office:value-type="time" office:time-value="PT03H23M43.438S" calcext:value-type="time">
            <text:p>03:23:43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837.89" calcext:value-type="float">
            <text:p>837.89</text:p>
          </table:table-cell>
          <table:table-cell office:value-type="float" office:value="1043.45" calcext:value-type="float">
            <text:p>1043.45</text:p>
          </table:table-cell>
        </table:table-row>
        <table:table-row table:style-name="ro1">
          <table:table-cell office:value-type="float" office:value="12239438" calcext:value-type="float">
            <text:p>12239438</text:p>
          </table:table-cell>
          <table:table-cell table:formula="of:=[.A767]/1000/(60*60*24)" office:value-type="time" office:time-value="PT03H23M59.438S" calcext:value-type="time">
            <text:p>03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38.97" calcext:value-type="float">
            <text:p>838.97</text:p>
          </table:table-cell>
          <table:table-cell office:value-type="float" office:value="1044.77" calcext:value-type="float">
            <text:p>1044.77</text:p>
          </table:table-cell>
        </table:table-row>
        <table:table-row table:style-name="ro1">
          <table:table-cell office:value-type="float" office:value="12255438" calcext:value-type="float">
            <text:p>12255438</text:p>
          </table:table-cell>
          <table:table-cell table:formula="of:=[.A768]/1000/(60*60*24)" office:value-type="time" office:time-value="PT03H24M15.438S" calcext:value-type="time">
            <text:p>03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40.06" calcext:value-type="float">
            <text:p>840.06</text:p>
          </table:table-cell>
          <table:table-cell office:value-type="float" office:value="1046.1" calcext:value-type="float">
            <text:p>1046.1</text:p>
          </table:table-cell>
        </table:table-row>
        <table:table-row table:style-name="ro1">
          <table:table-cell office:value-type="float" office:value="12271438" calcext:value-type="float">
            <text:p>12271438</text:p>
          </table:table-cell>
          <table:table-cell table:formula="of:=[.A769]/1000/(60*60*24)" office:value-type="time" office:time-value="PT03H24M31.438S" calcext:value-type="time">
            <text:p>03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41.14" calcext:value-type="float">
            <text:p>841.14</text:p>
          </table:table-cell>
          <table:table-cell office:value-type="float" office:value="1047.42" calcext:value-type="float">
            <text:p>1047.42</text:p>
          </table:table-cell>
        </table:table-row>
        <table:table-row table:style-name="ro1">
          <table:table-cell office:value-type="float" office:value="12287438" calcext:value-type="float">
            <text:p>12287438</text:p>
          </table:table-cell>
          <table:table-cell table:formula="of:=[.A770]/1000/(60*60*24)" office:value-type="time" office:time-value="PT03H24M47.438S" calcext:value-type="time">
            <text:p>03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42.22" calcext:value-type="float">
            <text:p>842.22</text:p>
          </table:table-cell>
          <table:table-cell office:value-type="float" office:value="1048.74" calcext:value-type="float">
            <text:p>1048.74</text:p>
          </table:table-cell>
        </table:table-row>
        <table:table-row table:style-name="ro1">
          <table:table-cell office:value-type="float" office:value="12303438" calcext:value-type="float">
            <text:p>12303438</text:p>
          </table:table-cell>
          <table:table-cell table:formula="of:=[.A771]/1000/(60*60*24)" office:value-type="time" office:time-value="PT03H25M03.438S" calcext:value-type="time">
            <text:p>03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43.3" calcext:value-type="float">
            <text:p>843.3</text:p>
          </table:table-cell>
          <table:table-cell office:value-type="float" office:value="1050.07" calcext:value-type="float">
            <text:p>1050.07</text:p>
          </table:table-cell>
        </table:table-row>
        <table:table-row table:style-name="ro1">
          <table:table-cell office:value-type="float" office:value="12319438" calcext:value-type="float">
            <text:p>12319438</text:p>
          </table:table-cell>
          <table:table-cell table:formula="of:=[.A772]/1000/(60*60*24)" office:value-type="time" office:time-value="PT03H25M19.438S" calcext:value-type="time">
            <text:p>03:25:19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844.38" calcext:value-type="float">
            <text:p>844.38</text:p>
          </table:table-cell>
          <table:table-cell office:value-type="float" office:value="1051.39" calcext:value-type="float">
            <text:p>1051.39</text:p>
          </table:table-cell>
        </table:table-row>
        <table:table-row table:style-name="ro1">
          <table:table-cell office:value-type="float" office:value="12335438" calcext:value-type="float">
            <text:p>12335438</text:p>
          </table:table-cell>
          <table:table-cell table:formula="of:=[.A773]/1000/(60*60*24)" office:value-type="time" office:time-value="PT03H25M35.438S" calcext:value-type="time">
            <text:p>03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45.46" calcext:value-type="float">
            <text:p>845.46</text:p>
          </table:table-cell>
          <table:table-cell office:value-type="float" office:value="1052.72" calcext:value-type="float">
            <text:p>1052.72</text:p>
          </table:table-cell>
        </table:table-row>
        <table:table-row table:style-name="ro1">
          <table:table-cell office:value-type="float" office:value="12351438" calcext:value-type="float">
            <text:p>12351438</text:p>
          </table:table-cell>
          <table:table-cell table:formula="of:=[.A774]/1000/(60*60*24)" office:value-type="time" office:time-value="PT03H25M51.438S" calcext:value-type="time">
            <text:p>03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46.54" calcext:value-type="float">
            <text:p>846.54</text:p>
          </table:table-cell>
          <table:table-cell office:value-type="float" office:value="1054.04" calcext:value-type="float">
            <text:p>1054.04</text:p>
          </table:table-cell>
        </table:table-row>
        <table:table-row table:style-name="ro1">
          <table:table-cell office:value-type="float" office:value="12367438" calcext:value-type="float">
            <text:p>12367438</text:p>
          </table:table-cell>
          <table:table-cell table:formula="of:=[.A775]/1000/(60*60*24)" office:value-type="time" office:time-value="PT03H26M07.438S" calcext:value-type="time">
            <text:p>03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47.62" calcext:value-type="float">
            <text:p>847.62</text:p>
          </table:table-cell>
          <table:table-cell office:value-type="float" office:value="1055.36" calcext:value-type="float">
            <text:p>1055.36</text:p>
          </table:table-cell>
        </table:table-row>
        <table:table-row table:style-name="ro1">
          <table:table-cell office:value-type="float" office:value="12383438" calcext:value-type="float">
            <text:p>12383438</text:p>
          </table:table-cell>
          <table:table-cell table:formula="of:=[.A776]/1000/(60*60*24)" office:value-type="time" office:time-value="PT03H26M23.438S" calcext:value-type="time">
            <text:p>03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48.7" calcext:value-type="float">
            <text:p>848.7</text:p>
          </table:table-cell>
          <table:table-cell office:value-type="float" office:value="1056.69" calcext:value-type="float">
            <text:p>1056.69</text:p>
          </table:table-cell>
        </table:table-row>
        <table:table-row table:style-name="ro1">
          <table:table-cell office:value-type="float" office:value="12399438" calcext:value-type="float">
            <text:p>12399438</text:p>
          </table:table-cell>
          <table:table-cell table:formula="of:=[.A777]/1000/(60*60*24)" office:value-type="time" office:time-value="PT03H26M39.438S" calcext:value-type="time">
            <text:p>03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849.78" calcext:value-type="float">
            <text:p>849.78</text:p>
          </table:table-cell>
          <table:table-cell office:value-type="float" office:value="1058.01" calcext:value-type="float">
            <text:p>1058.01</text:p>
          </table:table-cell>
        </table:table-row>
        <table:table-row table:style-name="ro1">
          <table:table-cell office:value-type="float" office:value="12415438" calcext:value-type="float">
            <text:p>12415438</text:p>
          </table:table-cell>
          <table:table-cell table:formula="of:=[.A778]/1000/(60*60*24)" office:value-type="time" office:time-value="PT03H26M55.438S" calcext:value-type="time">
            <text:p>03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50.86" calcext:value-type="float">
            <text:p>850.86</text:p>
          </table:table-cell>
          <table:table-cell office:value-type="float" office:value="1059.33" calcext:value-type="float">
            <text:p>1059.33</text:p>
          </table:table-cell>
        </table:table-row>
        <table:table-row table:style-name="ro1">
          <table:table-cell office:value-type="float" office:value="12431438" calcext:value-type="float">
            <text:p>12431438</text:p>
          </table:table-cell>
          <table:table-cell table:formula="of:=[.A779]/1000/(60*60*24)" office:value-type="time" office:time-value="PT03H27M11.438S" calcext:value-type="time">
            <text:p>03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51.94" calcext:value-type="float">
            <text:p>851.94</text:p>
          </table:table-cell>
          <table:table-cell office:value-type="float" office:value="1060.66" calcext:value-type="float">
            <text:p>1060.66</text:p>
          </table:table-cell>
        </table:table-row>
        <table:table-row table:style-name="ro1">
          <table:table-cell office:value-type="float" office:value="12447438" calcext:value-type="float">
            <text:p>12447438</text:p>
          </table:table-cell>
          <table:table-cell table:formula="of:=[.A780]/1000/(60*60*24)" office:value-type="time" office:time-value="PT03H27M27.438S" calcext:value-type="time">
            <text:p>03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853.02" calcext:value-type="float">
            <text:p>853.02</text:p>
          </table:table-cell>
          <table:table-cell office:value-type="float" office:value="1061.98" calcext:value-type="float">
            <text:p>1061.98</text:p>
          </table:table-cell>
        </table:table-row>
        <table:table-row table:style-name="ro1">
          <table:table-cell office:value-type="float" office:value="12463438" calcext:value-type="float">
            <text:p>12463438</text:p>
          </table:table-cell>
          <table:table-cell table:formula="of:=[.A781]/1000/(60*60*24)" office:value-type="time" office:time-value="PT03H27M43.438S" calcext:value-type="time">
            <text:p>03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54.1" calcext:value-type="float">
            <text:p>854.1</text:p>
          </table:table-cell>
          <table:table-cell office:value-type="float" office:value="1063.3" calcext:value-type="float">
            <text:p>1063.3</text:p>
          </table:table-cell>
        </table:table-row>
        <table:table-row table:style-name="ro1">
          <table:table-cell office:value-type="float" office:value="12479438" calcext:value-type="float">
            <text:p>12479438</text:p>
          </table:table-cell>
          <table:table-cell table:formula="of:=[.A782]/1000/(60*60*24)" office:value-type="time" office:time-value="PT03H27M59.438S" calcext:value-type="time">
            <text:p>03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.1" calcext:value-type="float">
            <text:p>243.1</text:p>
          </table:table-cell>
          <table:table-cell office:value-type="float" office:value="297.63" calcext:value-type="float">
            <text:p>297.63</text:p>
          </table:table-cell>
          <table:table-cell office:value-type="float" office:value="855.18" calcext:value-type="float">
            <text:p>855.18</text:p>
          </table:table-cell>
          <table:table-cell office:value-type="float" office:value="1064.62" calcext:value-type="float">
            <text:p>1064.62</text:p>
          </table:table-cell>
        </table:table-row>
        <table:table-row table:style-name="ro1">
          <table:table-cell office:value-type="float" office:value="12495438" calcext:value-type="float">
            <text:p>12495438</text:p>
          </table:table-cell>
          <table:table-cell table:formula="of:=[.A783]/1000/(60*60*24)" office:value-type="time" office:time-value="PT03H28M15.438S" calcext:value-type="time">
            <text:p>03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856.26" calcext:value-type="float">
            <text:p>856.26</text:p>
          </table:table-cell>
          <table:table-cell office:value-type="float" office:value="1065.95" calcext:value-type="float">
            <text:p>1065.95</text:p>
          </table:table-cell>
        </table:table-row>
        <table:table-row table:style-name="ro1">
          <table:table-cell office:value-type="float" office:value="12511438" calcext:value-type="float">
            <text:p>12511438</text:p>
          </table:table-cell>
          <table:table-cell table:formula="of:=[.A784]/1000/(60*60*24)" office:value-type="time" office:time-value="PT03H28M31.438S" calcext:value-type="time">
            <text:p>03:28:31</text:p>
          </table:table-cell>
          <table:table-cell office:value-type="float" office:value="1.23" calcext:value-type="float">
            <text:p>1.23</text:p>
          </table:table-cell>
          <table:table-cell office:value-type="float" office:value="243.1" calcext:value-type="float">
            <text:p>243.1</text:p>
          </table:table-cell>
          <table:table-cell office:value-type="float" office:value="298.6" calcext:value-type="float">
            <text:p>298.6</text:p>
          </table:table-cell>
          <table:table-cell office:value-type="float" office:value="857.34" calcext:value-type="float">
            <text:p>857.34</text:p>
          </table:table-cell>
          <table:table-cell office:value-type="float" office:value="1067.27" calcext:value-type="float">
            <text:p>1067.27</text:p>
          </table:table-cell>
        </table:table-row>
        <table:table-row table:style-name="ro1">
          <table:table-cell office:value-type="float" office:value="12527438" calcext:value-type="float">
            <text:p>12527438</text:p>
          </table:table-cell>
          <table:table-cell table:formula="of:=[.A785]/1000/(60*60*24)" office:value-type="time" office:time-value="PT03H28M47.438S" calcext:value-type="time">
            <text:p>03:28:47</text:p>
          </table:table-cell>
          <table:table-cell office:value-type="float" office:value="1.23" calcext:value-type="float">
            <text:p>1.23</text:p>
          </table:table-cell>
          <table:table-cell office:value-type="float" office:value="243" calcext:value-type="float">
            <text:p>243</text:p>
          </table:table-cell>
          <table:table-cell office:value-type="float" office:value="298.48" calcext:value-type="float">
            <text:p>298.48</text:p>
          </table:table-cell>
          <table:table-cell office:value-type="float" office:value="858.42" calcext:value-type="float">
            <text:p>858.42</text:p>
          </table:table-cell>
          <table:table-cell office:value-type="float" office:value="1068.59" calcext:value-type="float">
            <text:p>1068.59</text:p>
          </table:table-cell>
        </table:table-row>
        <table:table-row table:style-name="ro1">
          <table:table-cell office:value-type="float" office:value="12543438" calcext:value-type="float">
            <text:p>12543438</text:p>
          </table:table-cell>
          <table:table-cell table:formula="of:=[.A786]/1000/(60*60*24)" office:value-type="time" office:time-value="PT03H29M03.438S" calcext:value-type="time">
            <text:p>03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59.5" calcext:value-type="float">
            <text:p>859.5</text:p>
          </table:table-cell>
          <table:table-cell office:value-type="float" office:value="1069.92" calcext:value-type="float">
            <text:p>1069.92</text:p>
          </table:table-cell>
        </table:table-row>
        <table:table-row table:style-name="ro1">
          <table:table-cell office:value-type="float" office:value="12559438" calcext:value-type="float">
            <text:p>12559438</text:p>
          </table:table-cell>
          <table:table-cell table:formula="of:=[.A787]/1000/(60*60*24)" office:value-type="time" office:time-value="PT03H29M19.438S" calcext:value-type="time">
            <text:p>03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860.58" calcext:value-type="float">
            <text:p>860.58</text:p>
          </table:table-cell>
          <table:table-cell office:value-type="float" office:value="1071.24" calcext:value-type="float">
            <text:p>1071.24</text:p>
          </table:table-cell>
        </table:table-row>
        <table:table-row table:style-name="ro1">
          <table:table-cell office:value-type="float" office:value="12575438" calcext:value-type="float">
            <text:p>12575438</text:p>
          </table:table-cell>
          <table:table-cell table:formula="of:=[.A788]/1000/(60*60*24)" office:value-type="time" office:time-value="PT03H29M35.438S" calcext:value-type="time">
            <text:p>03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1" calcext:value-type="float">
            <text:p>297.51</text:p>
          </table:table-cell>
          <table:table-cell office:value-type="float" office:value="861.66" calcext:value-type="float">
            <text:p>861.66</text:p>
          </table:table-cell>
          <table:table-cell office:value-type="float" office:value="1072.56" calcext:value-type="float">
            <text:p>1072.56</text:p>
          </table:table-cell>
        </table:table-row>
        <table:table-row table:style-name="ro1">
          <table:table-cell office:value-type="float" office:value="12591438" calcext:value-type="float">
            <text:p>12591438</text:p>
          </table:table-cell>
          <table:table-cell table:formula="of:=[.A789]/1000/(60*60*24)" office:value-type="time" office:time-value="PT03H29M51.438S" calcext:value-type="time">
            <text:p>03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62.74" calcext:value-type="float">
            <text:p>862.74</text:p>
          </table:table-cell>
          <table:table-cell office:value-type="float" office:value="1073.89" calcext:value-type="float">
            <text:p>1073.89</text:p>
          </table:table-cell>
        </table:table-row>
        <table:table-row table:style-name="ro1">
          <table:table-cell office:value-type="float" office:value="12607438" calcext:value-type="float">
            <text:p>12607438</text:p>
          </table:table-cell>
          <table:table-cell table:formula="of:=[.A790]/1000/(60*60*24)" office:value-type="time" office:time-value="PT03H30M07.438S" calcext:value-type="time">
            <text:p>03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63.82" calcext:value-type="float">
            <text:p>863.82</text:p>
          </table:table-cell>
          <table:table-cell office:value-type="float" office:value="1075.21" calcext:value-type="float">
            <text:p>1075.21</text:p>
          </table:table-cell>
        </table:table-row>
        <table:table-row table:style-name="ro1">
          <table:table-cell office:value-type="float" office:value="12623438" calcext:value-type="float">
            <text:p>12623438</text:p>
          </table:table-cell>
          <table:table-cell table:formula="of:=[.A791]/1000/(60*60*24)" office:value-type="time" office:time-value="PT03H30M23.438S" calcext:value-type="time">
            <text:p>03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64.9" calcext:value-type="float">
            <text:p>864.9</text:p>
          </table:table-cell>
          <table:table-cell office:value-type="float" office:value="1076.53" calcext:value-type="float">
            <text:p>1076.53</text:p>
          </table:table-cell>
        </table:table-row>
        <table:table-row table:style-name="ro1">
          <table:table-cell office:value-type="float" office:value="12639438" calcext:value-type="float">
            <text:p>12639438</text:p>
          </table:table-cell>
          <table:table-cell table:formula="of:=[.A792]/1000/(60*60*24)" office:value-type="time" office:time-value="PT03H30M39.438S" calcext:value-type="time">
            <text:p>03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65.98" calcext:value-type="float">
            <text:p>865.98</text:p>
          </table:table-cell>
          <table:table-cell office:value-type="float" office:value="1077.85" calcext:value-type="float">
            <text:p>1077.85</text:p>
          </table:table-cell>
        </table:table-row>
        <table:table-row table:style-name="ro1">
          <table:table-cell office:value-type="float" office:value="12655438" calcext:value-type="float">
            <text:p>12655438</text:p>
          </table:table-cell>
          <table:table-cell table:formula="of:=[.A793]/1000/(60*60*24)" office:value-type="time" office:time-value="PT03H30M55.438S" calcext:value-type="time">
            <text:p>03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67.06" calcext:value-type="float">
            <text:p>867.06</text:p>
          </table:table-cell>
          <table:table-cell office:value-type="float" office:value="1079.18" calcext:value-type="float">
            <text:p>1079.18</text:p>
          </table:table-cell>
        </table:table-row>
        <table:table-row table:style-name="ro1">
          <table:table-cell office:value-type="float" office:value="12671438" calcext:value-type="float">
            <text:p>12671438</text:p>
          </table:table-cell>
          <table:table-cell table:formula="of:=[.A794]/1000/(60*60*24)" office:value-type="time" office:time-value="PT03H31M11.438S" calcext:value-type="time">
            <text:p>03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68.14" calcext:value-type="float">
            <text:p>868.14</text:p>
          </table:table-cell>
          <table:table-cell office:value-type="float" office:value="1080.5" calcext:value-type="float">
            <text:p>1080.5</text:p>
          </table:table-cell>
        </table:table-row>
        <table:table-row table:style-name="ro1">
          <table:table-cell office:value-type="float" office:value="12687438" calcext:value-type="float">
            <text:p>12687438</text:p>
          </table:table-cell>
          <table:table-cell table:formula="of:=[.A795]/1000/(60*60*24)" office:value-type="time" office:time-value="PT03H31M27.438S" calcext:value-type="time">
            <text:p>03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69.22" calcext:value-type="float">
            <text:p>869.22</text:p>
          </table:table-cell>
          <table:table-cell office:value-type="float" office:value="1081.82" calcext:value-type="float">
            <text:p>1081.82</text:p>
          </table:table-cell>
        </table:table-row>
        <table:table-row table:style-name="ro1">
          <table:table-cell office:value-type="float" office:value="12703438" calcext:value-type="float">
            <text:p>12703438</text:p>
          </table:table-cell>
          <table:table-cell table:formula="of:=[.A796]/1000/(60*60*24)" office:value-type="time" office:time-value="PT03H31M43.438S" calcext:value-type="time">
            <text:p>03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70.3" calcext:value-type="float">
            <text:p>870.3</text:p>
          </table:table-cell>
          <table:table-cell office:value-type="float" office:value="1083.14" calcext:value-type="float">
            <text:p>1083.14</text:p>
          </table:table-cell>
        </table:table-row>
        <table:table-row table:style-name="ro1">
          <table:table-cell office:value-type="float" office:value="12719438" calcext:value-type="float">
            <text:p>12719438</text:p>
          </table:table-cell>
          <table:table-cell table:formula="of:=[.A797]/1000/(60*60*24)" office:value-type="time" office:time-value="PT03H31M59.438S" calcext:value-type="time">
            <text:p>03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71.38" calcext:value-type="float">
            <text:p>871.38</text:p>
          </table:table-cell>
          <table:table-cell office:value-type="float" office:value="1084.46" calcext:value-type="float">
            <text:p>1084.46</text:p>
          </table:table-cell>
        </table:table-row>
        <table:table-row table:style-name="ro1">
          <table:table-cell office:value-type="float" office:value="12735438" calcext:value-type="float">
            <text:p>12735438</text:p>
          </table:table-cell>
          <table:table-cell table:formula="of:=[.A798]/1000/(60*60*24)" office:value-type="time" office:time-value="PT03H32M15.438S" calcext:value-type="time">
            <text:p>03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72.46" calcext:value-type="float">
            <text:p>872.46</text:p>
          </table:table-cell>
          <table:table-cell office:value-type="float" office:value="1085.79" calcext:value-type="float">
            <text:p>1085.79</text:p>
          </table:table-cell>
        </table:table-row>
        <table:table-row table:style-name="ro1">
          <table:table-cell office:value-type="float" office:value="12751438" calcext:value-type="float">
            <text:p>12751438</text:p>
          </table:table-cell>
          <table:table-cell table:formula="of:=[.A799]/1000/(60*60*24)" office:value-type="time" office:time-value="PT03H32M31.438S" calcext:value-type="time">
            <text:p>03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73.54" calcext:value-type="float">
            <text:p>873.54</text:p>
          </table:table-cell>
          <table:table-cell office:value-type="float" office:value="1087.11" calcext:value-type="float">
            <text:p>1087.11</text:p>
          </table:table-cell>
        </table:table-row>
        <table:table-row table:style-name="ro1">
          <table:table-cell office:value-type="float" office:value="12767438" calcext:value-type="float">
            <text:p>12767438</text:p>
          </table:table-cell>
          <table:table-cell table:formula="of:=[.A800]/1000/(60*60*24)" office:value-type="time" office:time-value="PT03H32M47.438S" calcext:value-type="time">
            <text:p>03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74.62" calcext:value-type="float">
            <text:p>874.62</text:p>
          </table:table-cell>
          <table:table-cell office:value-type="float" office:value="1088.43" calcext:value-type="float">
            <text:p>1088.43</text:p>
          </table:table-cell>
        </table:table-row>
        <table:table-row table:style-name="ro1">
          <table:table-cell office:value-type="float" office:value="12783438" calcext:value-type="float">
            <text:p>12783438</text:p>
          </table:table-cell>
          <table:table-cell table:formula="of:=[.A801]/1000/(60*60*24)" office:value-type="time" office:time-value="PT03H33M03.438S" calcext:value-type="time">
            <text:p>03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75.7" calcext:value-type="float">
            <text:p>875.7</text:p>
          </table:table-cell>
          <table:table-cell office:value-type="float" office:value="1089.75" calcext:value-type="float">
            <text:p>1089.75</text:p>
          </table:table-cell>
        </table:table-row>
        <table:table-row table:style-name="ro1">
          <table:table-cell office:value-type="float" office:value="12799438" calcext:value-type="float">
            <text:p>12799438</text:p>
          </table:table-cell>
          <table:table-cell table:formula="of:=[.A802]/1000/(60*60*24)" office:value-type="time" office:time-value="PT03H33M19.438S" calcext:value-type="time">
            <text:p>03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76.78" calcext:value-type="float">
            <text:p>876.78</text:p>
          </table:table-cell>
          <table:table-cell office:value-type="float" office:value="1091.08" calcext:value-type="float">
            <text:p>1091.08</text:p>
          </table:table-cell>
        </table:table-row>
        <table:table-row table:style-name="ro1">
          <table:table-cell office:value-type="float" office:value="12815438" calcext:value-type="float">
            <text:p>12815438</text:p>
          </table:table-cell>
          <table:table-cell table:formula="of:=[.A803]/1000/(60*60*24)" office:value-type="time" office:time-value="PT03H33M35.438S" calcext:value-type="time">
            <text:p>03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77.86" calcext:value-type="float">
            <text:p>877.86</text:p>
          </table:table-cell>
          <table:table-cell office:value-type="float" office:value="1092.4" calcext:value-type="float">
            <text:p>1092.4</text:p>
          </table:table-cell>
        </table:table-row>
        <table:table-row table:style-name="ro1">
          <table:table-cell office:value-type="float" office:value="12831437" calcext:value-type="float">
            <text:p>12831437</text:p>
          </table:table-cell>
          <table:table-cell table:formula="of:=[.A804]/1000/(60*60*24)" office:value-type="time" office:time-value="PT03H33M51.437S" calcext:value-type="time">
            <text:p>03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78.94" calcext:value-type="float">
            <text:p>878.94</text:p>
          </table:table-cell>
          <table:table-cell office:value-type="float" office:value="1093.72" calcext:value-type="float">
            <text:p>1093.72</text:p>
          </table:table-cell>
        </table:table-row>
        <table:table-row table:style-name="ro1">
          <table:table-cell office:value-type="float" office:value="12847438" calcext:value-type="float">
            <text:p>12847438</text:p>
          </table:table-cell>
          <table:table-cell table:formula="of:=[.A805]/1000/(60*60*24)" office:value-type="time" office:time-value="PT03H34M07.438S" calcext:value-type="time">
            <text:p>03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80.02" calcext:value-type="float">
            <text:p>880.02</text:p>
          </table:table-cell>
          <table:table-cell office:value-type="float" office:value="1095.04" calcext:value-type="float">
            <text:p>1095.04</text:p>
          </table:table-cell>
        </table:table-row>
        <table:table-row table:style-name="ro1">
          <table:table-cell office:value-type="float" office:value="12863438" calcext:value-type="float">
            <text:p>12863438</text:p>
          </table:table-cell>
          <table:table-cell table:formula="of:=[.A806]/1000/(60*60*24)" office:value-type="time" office:time-value="PT03H34M23.438S" calcext:value-type="time">
            <text:p>03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81.1" calcext:value-type="float">
            <text:p>881.1</text:p>
          </table:table-cell>
          <table:table-cell office:value-type="float" office:value="1096.37" calcext:value-type="float">
            <text:p>1096.37</text:p>
          </table:table-cell>
        </table:table-row>
        <table:table-row table:style-name="ro1">
          <table:table-cell office:value-type="float" office:value="12879438" calcext:value-type="float">
            <text:p>12879438</text:p>
          </table:table-cell>
          <table:table-cell table:formula="of:=[.A807]/1000/(60*60*24)" office:value-type="time" office:time-value="PT03H34M39.438S" calcext:value-type="time">
            <text:p>03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82.18" calcext:value-type="float">
            <text:p>882.18</text:p>
          </table:table-cell>
          <table:table-cell office:value-type="float" office:value="1097.69" calcext:value-type="float">
            <text:p>1097.69</text:p>
          </table:table-cell>
        </table:table-row>
        <table:table-row table:style-name="ro1">
          <table:table-cell office:value-type="float" office:value="12895438" calcext:value-type="float">
            <text:p>12895438</text:p>
          </table:table-cell>
          <table:table-cell table:formula="of:=[.A808]/1000/(60*60*24)" office:value-type="time" office:time-value="PT03H34M55.438S" calcext:value-type="time">
            <text:p>03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83.26" calcext:value-type="float">
            <text:p>883.26</text:p>
          </table:table-cell>
          <table:table-cell office:value-type="float" office:value="1099.01" calcext:value-type="float">
            <text:p>1099.01</text:p>
          </table:table-cell>
        </table:table-row>
        <table:table-row table:style-name="ro1">
          <table:table-cell office:value-type="float" office:value="12911438" calcext:value-type="float">
            <text:p>12911438</text:p>
          </table:table-cell>
          <table:table-cell table:formula="of:=[.A809]/1000/(60*60*24)" office:value-type="time" office:time-value="PT03H35M11.438S" calcext:value-type="time">
            <text:p>03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84.33" calcext:value-type="float">
            <text:p>884.33</text:p>
          </table:table-cell>
          <table:table-cell office:value-type="float" office:value="1100.33" calcext:value-type="float">
            <text:p>1100.33</text:p>
          </table:table-cell>
        </table:table-row>
        <table:table-row table:style-name="ro1">
          <table:table-cell office:value-type="float" office:value="12927438" calcext:value-type="float">
            <text:p>12927438</text:p>
          </table:table-cell>
          <table:table-cell table:formula="of:=[.A810]/1000/(60*60*24)" office:value-type="time" office:time-value="PT03H35M27.438S" calcext:value-type="time">
            <text:p>03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85.41" calcext:value-type="float">
            <text:p>885.41</text:p>
          </table:table-cell>
          <table:table-cell office:value-type="float" office:value="1101.65" calcext:value-type="float">
            <text:p>1101.65</text:p>
          </table:table-cell>
        </table:table-row>
        <table:table-row table:style-name="ro1">
          <table:table-cell office:value-type="float" office:value="12943438" calcext:value-type="float">
            <text:p>12943438</text:p>
          </table:table-cell>
          <table:table-cell table:formula="of:=[.A811]/1000/(60*60*24)" office:value-type="time" office:time-value="PT03H35M43.438S" calcext:value-type="time">
            <text:p>03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86.49" calcext:value-type="float">
            <text:p>886.49</text:p>
          </table:table-cell>
          <table:table-cell office:value-type="float" office:value="1102.98" calcext:value-type="float">
            <text:p>1102.98</text:p>
          </table:table-cell>
        </table:table-row>
        <table:table-row table:style-name="ro1">
          <table:table-cell office:value-type="float" office:value="12959438" calcext:value-type="float">
            <text:p>12959438</text:p>
          </table:table-cell>
          <table:table-cell table:formula="of:=[.A812]/1000/(60*60*24)" office:value-type="time" office:time-value="PT03H35M59.438S" calcext:value-type="time">
            <text:p>03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87.57" calcext:value-type="float">
            <text:p>887.57</text:p>
          </table:table-cell>
          <table:table-cell office:value-type="float" office:value="1104.3" calcext:value-type="float">
            <text:p>1104.3</text:p>
          </table:table-cell>
        </table:table-row>
        <table:table-row table:style-name="ro1">
          <table:table-cell office:value-type="float" office:value="12975438" calcext:value-type="float">
            <text:p>12975438</text:p>
          </table:table-cell>
          <table:table-cell table:formula="of:=[.A813]/1000/(60*60*24)" office:value-type="time" office:time-value="PT03H36M15.438S" calcext:value-type="time">
            <text:p>03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3" calcext:value-type="float">
            <text:p>243</text:p>
          </table:table-cell>
          <table:table-cell office:value-type="float" office:value="297.5" calcext:value-type="float">
            <text:p>297.5</text:p>
          </table:table-cell>
          <table:table-cell office:value-type="float" office:value="888.65" calcext:value-type="float">
            <text:p>888.65</text:p>
          </table:table-cell>
          <table:table-cell office:value-type="float" office:value="1105.62" calcext:value-type="float">
            <text:p>1105.62</text:p>
          </table:table-cell>
        </table:table-row>
        <table:table-row table:style-name="ro1">
          <table:table-cell office:value-type="float" office:value="12991438" calcext:value-type="float">
            <text:p>12991438</text:p>
          </table:table-cell>
          <table:table-cell table:formula="of:=[.A814]/1000/(60*60*24)" office:value-type="time" office:time-value="PT03H36M31.438S" calcext:value-type="time">
            <text:p>03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89.73" calcext:value-type="float">
            <text:p>889.73</text:p>
          </table:table-cell>
          <table:table-cell office:value-type="float" office:value="1106.94" calcext:value-type="float">
            <text:p>1106.94</text:p>
          </table:table-cell>
        </table:table-row>
        <table:table-row table:style-name="ro1">
          <table:table-cell office:value-type="float" office:value="13007438" calcext:value-type="float">
            <text:p>13007438</text:p>
          </table:table-cell>
          <table:table-cell table:formula="of:=[.A815]/1000/(60*60*24)" office:value-type="time" office:time-value="PT03H36M47.438S" calcext:value-type="time">
            <text:p>03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90.81" calcext:value-type="float">
            <text:p>890.81</text:p>
          </table:table-cell>
          <table:table-cell office:value-type="float" office:value="1108.26" calcext:value-type="float">
            <text:p>1108.26</text:p>
          </table:table-cell>
        </table:table-row>
        <table:table-row table:style-name="ro1">
          <table:table-cell office:value-type="float" office:value="13023438" calcext:value-type="float">
            <text:p>13023438</text:p>
          </table:table-cell>
          <table:table-cell table:formula="of:=[.A816]/1000/(60*60*24)" office:value-type="time" office:time-value="PT03H37M03.438S" calcext:value-type="time">
            <text:p>03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91.89" calcext:value-type="float">
            <text:p>891.89</text:p>
          </table:table-cell>
          <table:table-cell office:value-type="float" office:value="1109.59" calcext:value-type="float">
            <text:p>1109.59</text:p>
          </table:table-cell>
        </table:table-row>
        <table:table-row table:style-name="ro1">
          <table:table-cell office:value-type="float" office:value="13039438" calcext:value-type="float">
            <text:p>13039438</text:p>
          </table:table-cell>
          <table:table-cell table:formula="of:=[.A817]/1000/(60*60*24)" office:value-type="time" office:time-value="PT03H37M19.438S" calcext:value-type="time">
            <text:p>03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92.97" calcext:value-type="float">
            <text:p>892.97</text:p>
          </table:table-cell>
          <table:table-cell office:value-type="float" office:value="1110.91" calcext:value-type="float">
            <text:p>1110.91</text:p>
          </table:table-cell>
        </table:table-row>
        <table:table-row table:style-name="ro1">
          <table:table-cell office:value-type="float" office:value="13055438" calcext:value-type="float">
            <text:p>13055438</text:p>
          </table:table-cell>
          <table:table-cell table:formula="of:=[.A818]/1000/(60*60*24)" office:value-type="time" office:time-value="PT03H37M35.438S" calcext:value-type="time">
            <text:p>03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94.05" calcext:value-type="float">
            <text:p>894.05</text:p>
          </table:table-cell>
          <table:table-cell office:value-type="float" office:value="1112.23" calcext:value-type="float">
            <text:p>1112.23</text:p>
          </table:table-cell>
        </table:table-row>
        <table:table-row table:style-name="ro1">
          <table:table-cell office:value-type="float" office:value="13071438" calcext:value-type="float">
            <text:p>13071438</text:p>
          </table:table-cell>
          <table:table-cell table:formula="of:=[.A819]/1000/(60*60*24)" office:value-type="time" office:time-value="PT03H37M51.438S" calcext:value-type="time">
            <text:p>03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95.13" calcext:value-type="float">
            <text:p>895.13</text:p>
          </table:table-cell>
          <table:table-cell office:value-type="float" office:value="1113.55" calcext:value-type="float">
            <text:p>1113.55</text:p>
          </table:table-cell>
        </table:table-row>
        <table:table-row table:style-name="ro1">
          <table:table-cell office:value-type="float" office:value="13087438" calcext:value-type="float">
            <text:p>13087438</text:p>
          </table:table-cell>
          <table:table-cell table:formula="of:=[.A820]/1000/(60*60*24)" office:value-type="time" office:time-value="PT03H38M07.438S" calcext:value-type="time">
            <text:p>03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896.21" calcext:value-type="float">
            <text:p>896.21</text:p>
          </table:table-cell>
          <table:table-cell office:value-type="float" office:value="1114.87" calcext:value-type="float">
            <text:p>1114.87</text:p>
          </table:table-cell>
        </table:table-row>
        <table:table-row table:style-name="ro1">
          <table:table-cell office:value-type="float" office:value="13103438" calcext:value-type="float">
            <text:p>13103438</text:p>
          </table:table-cell>
          <table:table-cell table:formula="of:=[.A821]/1000/(60*60*24)" office:value-type="time" office:time-value="PT03H38M23.438S" calcext:value-type="time">
            <text:p>03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97.29" calcext:value-type="float">
            <text:p>897.29</text:p>
          </table:table-cell>
          <table:table-cell office:value-type="float" office:value="1116.2" calcext:value-type="float">
            <text:p>1116.2</text:p>
          </table:table-cell>
        </table:table-row>
        <table:table-row table:style-name="ro1">
          <table:table-cell office:value-type="float" office:value="13119438" calcext:value-type="float">
            <text:p>13119438</text:p>
          </table:table-cell>
          <table:table-cell table:formula="of:=[.A822]/1000/(60*60*24)" office:value-type="time" office:time-value="PT03H38M39.438S" calcext:value-type="time">
            <text:p>03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898.37" calcext:value-type="float">
            <text:p>898.37</text:p>
          </table:table-cell>
          <table:table-cell office:value-type="float" office:value="1117.52" calcext:value-type="float">
            <text:p>1117.52</text:p>
          </table:table-cell>
        </table:table-row>
        <table:table-row table:style-name="ro1">
          <table:table-cell office:value-type="float" office:value="13135438" calcext:value-type="float">
            <text:p>13135438</text:p>
          </table:table-cell>
          <table:table-cell table:formula="of:=[.A823]/1000/(60*60*24)" office:value-type="time" office:time-value="PT03H38M55.438S" calcext:value-type="time">
            <text:p>03:38:55</text:p>
          </table:table-cell>
          <table:table-cell office:value-type="float" office:value="1.23" calcext:value-type="float">
            <text:p>1.23</text:p>
          </table:table-cell>
          <table:table-cell office:value-type="float" office:value="242.9" calcext:value-type="float">
            <text:p>242.9</text:p>
          </table:table-cell>
          <table:table-cell office:value-type="float" office:value="298.35" calcext:value-type="float">
            <text:p>298.35</text:p>
          </table:table-cell>
          <table:table-cell office:value-type="float" office:value="899.44" calcext:value-type="float">
            <text:p>899.44</text:p>
          </table:table-cell>
          <table:table-cell office:value-type="float" office:value="1118.84" calcext:value-type="float">
            <text:p>1118.84</text:p>
          </table:table-cell>
        </table:table-row>
        <table:table-row table:style-name="ro1">
          <table:table-cell office:value-type="float" office:value="13151438" calcext:value-type="float">
            <text:p>13151438</text:p>
          </table:table-cell>
          <table:table-cell table:formula="of:=[.A824]/1000/(60*60*24)" office:value-type="time" office:time-value="PT03H39M11.438S" calcext:value-type="time">
            <text:p>03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00.52" calcext:value-type="float">
            <text:p>900.52</text:p>
          </table:table-cell>
          <table:table-cell office:value-type="float" office:value="1120.16" calcext:value-type="float">
            <text:p>1120.16</text:p>
          </table:table-cell>
        </table:table-row>
        <table:table-row table:style-name="ro1">
          <table:table-cell office:value-type="float" office:value="13167438" calcext:value-type="float">
            <text:p>13167438</text:p>
          </table:table-cell>
          <table:table-cell table:formula="of:=[.A825]/1000/(60*60*24)" office:value-type="time" office:time-value="PT03H39M27.438S" calcext:value-type="time">
            <text:p>03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01.6" calcext:value-type="float">
            <text:p>901.6</text:p>
          </table:table-cell>
          <table:table-cell office:value-type="float" office:value="1121.48" calcext:value-type="float">
            <text:p>1121.48</text:p>
          </table:table-cell>
        </table:table-row>
        <table:table-row table:style-name="ro1">
          <table:table-cell office:value-type="float" office:value="13183438" calcext:value-type="float">
            <text:p>13183438</text:p>
          </table:table-cell>
          <table:table-cell table:formula="of:=[.A826]/1000/(60*60*24)" office:value-type="time" office:time-value="PT03H39M43.438S" calcext:value-type="time">
            <text:p>03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02.68" calcext:value-type="float">
            <text:p>902.68</text:p>
          </table:table-cell>
          <table:table-cell office:value-type="float" office:value="1122.81" calcext:value-type="float">
            <text:p>1122.81</text:p>
          </table:table-cell>
        </table:table-row>
        <table:table-row table:style-name="ro1">
          <table:table-cell office:value-type="float" office:value="13199438" calcext:value-type="float">
            <text:p>13199438</text:p>
          </table:table-cell>
          <table:table-cell table:formula="of:=[.A827]/1000/(60*60*24)" office:value-type="time" office:time-value="PT03H39M59.438S" calcext:value-type="time">
            <text:p>03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03.76" calcext:value-type="float">
            <text:p>903.76</text:p>
          </table:table-cell>
          <table:table-cell office:value-type="float" office:value="1124.13" calcext:value-type="float">
            <text:p>1124.13</text:p>
          </table:table-cell>
        </table:table-row>
        <table:table-row table:style-name="ro1">
          <table:table-cell office:value-type="float" office:value="13215438" calcext:value-type="float">
            <text:p>13215438</text:p>
          </table:table-cell>
          <table:table-cell table:formula="of:=[.A828]/1000/(60*60*24)" office:value-type="time" office:time-value="PT03H40M15.438S" calcext:value-type="time">
            <text:p>03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04.84" calcext:value-type="float">
            <text:p>904.84</text:p>
          </table:table-cell>
          <table:table-cell office:value-type="float" office:value="1125.45" calcext:value-type="float">
            <text:p>1125.45</text:p>
          </table:table-cell>
        </table:table-row>
        <table:table-row table:style-name="ro1">
          <table:table-cell office:value-type="float" office:value="13231438" calcext:value-type="float">
            <text:p>13231438</text:p>
          </table:table-cell>
          <table:table-cell table:formula="of:=[.A829]/1000/(60*60*24)" office:value-type="time" office:time-value="PT03H40M31.438S" calcext:value-type="time">
            <text:p>03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05.92" calcext:value-type="float">
            <text:p>905.92</text:p>
          </table:table-cell>
          <table:table-cell office:value-type="float" office:value="1126.77" calcext:value-type="float">
            <text:p>1126.77</text:p>
          </table:table-cell>
        </table:table-row>
        <table:table-row table:style-name="ro1">
          <table:table-cell office:value-type="float" office:value="13247438" calcext:value-type="float">
            <text:p>13247438</text:p>
          </table:table-cell>
          <table:table-cell table:formula="of:=[.A830]/1000/(60*60*24)" office:value-type="time" office:time-value="PT03H40M47.438S" calcext:value-type="time">
            <text:p>03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07" calcext:value-type="float">
            <text:p>907</text:p>
          </table:table-cell>
          <table:table-cell office:value-type="float" office:value="1128.09" calcext:value-type="float">
            <text:p>1128.09</text:p>
          </table:table-cell>
        </table:table-row>
        <table:table-row table:style-name="ro1">
          <table:table-cell office:value-type="float" office:value="13263438" calcext:value-type="float">
            <text:p>13263438</text:p>
          </table:table-cell>
          <table:table-cell table:formula="of:=[.A831]/1000/(60*60*24)" office:value-type="time" office:time-value="PT03H41M03.438S" calcext:value-type="time">
            <text:p>03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9" calcext:value-type="float">
            <text:p>242.9</text:p>
          </table:table-cell>
          <table:table-cell office:value-type="float" office:value="297.38" calcext:value-type="float">
            <text:p>297.38</text:p>
          </table:table-cell>
          <table:table-cell office:value-type="float" office:value="908.08" calcext:value-type="float">
            <text:p>908.08</text:p>
          </table:table-cell>
          <table:table-cell office:value-type="float" office:value="1129.41" calcext:value-type="float">
            <text:p>1129.41</text:p>
          </table:table-cell>
        </table:table-row>
        <table:table-row table:style-name="ro1">
          <table:table-cell office:value-type="float" office:value="13279438" calcext:value-type="float">
            <text:p>13279438</text:p>
          </table:table-cell>
          <table:table-cell table:formula="of:=[.A832]/1000/(60*60*24)" office:value-type="time" office:time-value="PT03H41M19.438S" calcext:value-type="time">
            <text:p>03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09.16" calcext:value-type="float">
            <text:p>909.16</text:p>
          </table:table-cell>
          <table:table-cell office:value-type="float" office:value="1130.73" calcext:value-type="float">
            <text:p>1130.73</text:p>
          </table:table-cell>
        </table:table-row>
        <table:table-row table:style-name="ro1">
          <table:table-cell office:value-type="float" office:value="13295438" calcext:value-type="float">
            <text:p>13295438</text:p>
          </table:table-cell>
          <table:table-cell table:formula="of:=[.A833]/1000/(60*60*24)" office:value-type="time" office:time-value="PT03H41M35.438S" calcext:value-type="time">
            <text:p>03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910.24" calcext:value-type="float">
            <text:p>910.24</text:p>
          </table:table-cell>
          <table:table-cell office:value-type="float" office:value="1132.05" calcext:value-type="float">
            <text:p>1132.05</text:p>
          </table:table-cell>
        </table:table-row>
        <table:table-row table:style-name="ro1">
          <table:table-cell office:value-type="float" office:value="13311438" calcext:value-type="float">
            <text:p>13311438</text:p>
          </table:table-cell>
          <table:table-cell table:formula="of:=[.A834]/1000/(60*60*24)" office:value-type="time" office:time-value="PT03H41M51.438S" calcext:value-type="time">
            <text:p>03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11.32" calcext:value-type="float">
            <text:p>911.32</text:p>
          </table:table-cell>
          <table:table-cell office:value-type="float" office:value="1133.37" calcext:value-type="float">
            <text:p>1133.37</text:p>
          </table:table-cell>
        </table:table-row>
        <table:table-row table:style-name="ro1">
          <table:table-cell office:value-type="float" office:value="13327438" calcext:value-type="float">
            <text:p>13327438</text:p>
          </table:table-cell>
          <table:table-cell table:formula="of:=[.A835]/1000/(60*60*24)" office:value-type="time" office:time-value="PT03H42M07.438S" calcext:value-type="time">
            <text:p>03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12.39" calcext:value-type="float">
            <text:p>912.39</text:p>
          </table:table-cell>
          <table:table-cell office:value-type="float" office:value="1134.69" calcext:value-type="float">
            <text:p>1134.69</text:p>
          </table:table-cell>
        </table:table-row>
        <table:table-row table:style-name="ro1">
          <table:table-cell office:value-type="float" office:value="13343438" calcext:value-type="float">
            <text:p>13343438</text:p>
          </table:table-cell>
          <table:table-cell table:formula="of:=[.A836]/1000/(60*60*24)" office:value-type="time" office:time-value="PT03H42M23.438S" calcext:value-type="time">
            <text:p>03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13.47" calcext:value-type="float">
            <text:p>913.47</text:p>
          </table:table-cell>
          <table:table-cell office:value-type="float" office:value="1136.01" calcext:value-type="float">
            <text:p>1136.01</text:p>
          </table:table-cell>
        </table:table-row>
        <table:table-row table:style-name="ro1">
          <table:table-cell office:value-type="float" office:value="13359438" calcext:value-type="float">
            <text:p>13359438</text:p>
          </table:table-cell>
          <table:table-cell table:formula="of:=[.A837]/1000/(60*60*24)" office:value-type="time" office:time-value="PT03H42M39.438S" calcext:value-type="time">
            <text:p>03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14.55" calcext:value-type="float">
            <text:p>914.55</text:p>
          </table:table-cell>
          <table:table-cell office:value-type="float" office:value="1137.33" calcext:value-type="float">
            <text:p>1137.33</text:p>
          </table:table-cell>
        </table:table-row>
        <table:table-row table:style-name="ro1">
          <table:table-cell office:value-type="float" office:value="13375438" calcext:value-type="float">
            <text:p>13375438</text:p>
          </table:table-cell>
          <table:table-cell table:formula="of:=[.A838]/1000/(60*60*24)" office:value-type="time" office:time-value="PT03H42M55.438S" calcext:value-type="time">
            <text:p>03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15.63" calcext:value-type="float">
            <text:p>915.63</text:p>
          </table:table-cell>
          <table:table-cell office:value-type="float" office:value="1138.65" calcext:value-type="float">
            <text:p>1138.65</text:p>
          </table:table-cell>
        </table:table-row>
        <table:table-row table:style-name="ro1">
          <table:table-cell office:value-type="float" office:value="13391438" calcext:value-type="float">
            <text:p>13391438</text:p>
          </table:table-cell>
          <table:table-cell table:formula="of:=[.A839]/1000/(60*60*24)" office:value-type="time" office:time-value="PT03H43M11.438S" calcext:value-type="time">
            <text:p>03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16.71" calcext:value-type="float">
            <text:p>916.71</text:p>
          </table:table-cell>
          <table:table-cell office:value-type="float" office:value="1139.98" calcext:value-type="float">
            <text:p>1139.98</text:p>
          </table:table-cell>
        </table:table-row>
        <table:table-row table:style-name="ro1">
          <table:table-cell office:value-type="float" office:value="13407437" calcext:value-type="float">
            <text:p>13407437</text:p>
          </table:table-cell>
          <table:table-cell table:formula="of:=[.A840]/1000/(60*60*24)" office:value-type="time" office:time-value="PT03H43M27.437S" calcext:value-type="time">
            <text:p>03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17.79" calcext:value-type="float">
            <text:p>917.79</text:p>
          </table:table-cell>
          <table:table-cell office:value-type="float" office:value="1141.3" calcext:value-type="float">
            <text:p>1141.3</text:p>
          </table:table-cell>
        </table:table-row>
        <table:table-row table:style-name="ro1">
          <table:table-cell office:value-type="float" office:value="13423438" calcext:value-type="float">
            <text:p>13423438</text:p>
          </table:table-cell>
          <table:table-cell table:formula="of:=[.A841]/1000/(60*60*24)" office:value-type="time" office:time-value="PT03H43M43.438S" calcext:value-type="time">
            <text:p>03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18.87" calcext:value-type="float">
            <text:p>918.87</text:p>
          </table:table-cell>
          <table:table-cell office:value-type="float" office:value="1142.62" calcext:value-type="float">
            <text:p>1142.62</text:p>
          </table:table-cell>
        </table:table-row>
        <table:table-row table:style-name="ro1">
          <table:table-cell office:value-type="float" office:value="13439438" calcext:value-type="float">
            <text:p>13439438</text:p>
          </table:table-cell>
          <table:table-cell table:formula="of:=[.A842]/1000/(60*60*24)" office:value-type="time" office:time-value="PT03H43M59.438S" calcext:value-type="time">
            <text:p>03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19.95" calcext:value-type="float">
            <text:p>919.95</text:p>
          </table:table-cell>
          <table:table-cell office:value-type="float" office:value="1143.94" calcext:value-type="float">
            <text:p>1143.94</text:p>
          </table:table-cell>
        </table:table-row>
        <table:table-row table:style-name="ro1">
          <table:table-cell office:value-type="float" office:value="13455438" calcext:value-type="float">
            <text:p>13455438</text:p>
          </table:table-cell>
          <table:table-cell table:formula="of:=[.A843]/1000/(60*60*24)" office:value-type="time" office:time-value="PT03H44M15.438S" calcext:value-type="time">
            <text:p>03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21.03" calcext:value-type="float">
            <text:p>921.03</text:p>
          </table:table-cell>
          <table:table-cell office:value-type="float" office:value="1145.26" calcext:value-type="float">
            <text:p>1145.26</text:p>
          </table:table-cell>
        </table:table-row>
        <table:table-row table:style-name="ro1">
          <table:table-cell office:value-type="float" office:value="13471438" calcext:value-type="float">
            <text:p>13471438</text:p>
          </table:table-cell>
          <table:table-cell table:formula="of:=[.A844]/1000/(60*60*24)" office:value-type="time" office:time-value="PT03H44M31.438S" calcext:value-type="time">
            <text:p>03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922.11" calcext:value-type="float">
            <text:p>922.11</text:p>
          </table:table-cell>
          <table:table-cell office:value-type="float" office:value="1146.58" calcext:value-type="float">
            <text:p>1146.58</text:p>
          </table:table-cell>
        </table:table-row>
        <table:table-row table:style-name="ro1">
          <table:table-cell office:value-type="float" office:value="13487438" calcext:value-type="float">
            <text:p>13487438</text:p>
          </table:table-cell>
          <table:table-cell table:formula="of:=[.A845]/1000/(60*60*24)" office:value-type="time" office:time-value="PT03H44M47.438S" calcext:value-type="time">
            <text:p>03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23.19" calcext:value-type="float">
            <text:p>923.19</text:p>
          </table:table-cell>
          <table:table-cell office:value-type="float" office:value="1147.9" calcext:value-type="float">
            <text:p>1147.9</text:p>
          </table:table-cell>
        </table:table-row>
        <table:table-row table:style-name="ro1">
          <table:table-cell office:value-type="float" office:value="13503438" calcext:value-type="float">
            <text:p>13503438</text:p>
          </table:table-cell>
          <table:table-cell table:formula="of:=[.A846]/1000/(60*60*24)" office:value-type="time" office:time-value="PT03H45M03.438S" calcext:value-type="time">
            <text:p>03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924.26" calcext:value-type="float">
            <text:p>924.26</text:p>
          </table:table-cell>
          <table:table-cell office:value-type="float" office:value="1149.22" calcext:value-type="float">
            <text:p>1149.22</text:p>
          </table:table-cell>
        </table:table-row>
        <table:table-row table:style-name="ro1">
          <table:table-cell office:value-type="float" office:value="13519438" calcext:value-type="float">
            <text:p>13519438</text:p>
          </table:table-cell>
          <table:table-cell table:formula="of:=[.A847]/1000/(60*60*24)" office:value-type="time" office:time-value="PT03H45M19.438S" calcext:value-type="time">
            <text:p>03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25.34" calcext:value-type="float">
            <text:p>925.34</text:p>
          </table:table-cell>
          <table:table-cell office:value-type="float" office:value="1150.54" calcext:value-type="float">
            <text:p>1150.54</text:p>
          </table:table-cell>
        </table:table-row>
        <table:table-row table:style-name="ro1">
          <table:table-cell office:value-type="float" office:value="13535438" calcext:value-type="float">
            <text:p>13535438</text:p>
          </table:table-cell>
          <table:table-cell table:formula="of:=[.A848]/1000/(60*60*24)" office:value-type="time" office:time-value="PT03H45M35.438S" calcext:value-type="time">
            <text:p>03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26.42" calcext:value-type="float">
            <text:p>926.42</text:p>
          </table:table-cell>
          <table:table-cell office:value-type="float" office:value="1151.86" calcext:value-type="float">
            <text:p>1151.86</text:p>
          </table:table-cell>
        </table:table-row>
        <table:table-row table:style-name="ro1">
          <table:table-cell office:value-type="float" office:value="13551438" calcext:value-type="float">
            <text:p>13551438</text:p>
          </table:table-cell>
          <table:table-cell table:formula="of:=[.A849]/1000/(60*60*24)" office:value-type="time" office:time-value="PT03H45M51.438S" calcext:value-type="time">
            <text:p>03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6" calcext:value-type="float">
            <text:p>297.26</text:p>
          </table:table-cell>
          <table:table-cell office:value-type="float" office:value="927.5" calcext:value-type="float">
            <text:p>927.5</text:p>
          </table:table-cell>
          <table:table-cell office:value-type="float" office:value="1153.18" calcext:value-type="float">
            <text:p>1153.18</text:p>
          </table:table-cell>
        </table:table-row>
        <table:table-row table:style-name="ro1">
          <table:table-cell office:value-type="float" office:value="13567438" calcext:value-type="float">
            <text:p>13567438</text:p>
          </table:table-cell>
          <table:table-cell table:formula="of:=[.A850]/1000/(60*60*24)" office:value-type="time" office:time-value="PT03H46M07.438S" calcext:value-type="time">
            <text:p>03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928.58" calcext:value-type="float">
            <text:p>928.58</text:p>
          </table:table-cell>
          <table:table-cell office:value-type="float" office:value="1154.5" calcext:value-type="float">
            <text:p>1154.5</text:p>
          </table:table-cell>
        </table:table-row>
        <table:table-row table:style-name="ro1">
          <table:table-cell office:value-type="float" office:value="13583438" calcext:value-type="float">
            <text:p>13583438</text:p>
          </table:table-cell>
          <table:table-cell table:formula="of:=[.A851]/1000/(60*60*24)" office:value-type="time" office:time-value="PT03H46M23.438S" calcext:value-type="time">
            <text:p>03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929.66" calcext:value-type="float">
            <text:p>929.66</text:p>
          </table:table-cell>
          <table:table-cell office:value-type="float" office:value="1155.82" calcext:value-type="float">
            <text:p>1155.82</text:p>
          </table:table-cell>
        </table:table-row>
        <table:table-row table:style-name="ro1">
          <table:table-cell office:value-type="float" office:value="13599438" calcext:value-type="float">
            <text:p>13599438</text:p>
          </table:table-cell>
          <table:table-cell table:formula="of:=[.A852]/1000/(60*60*24)" office:value-type="time" office:time-value="PT03H46M39.438S" calcext:value-type="time">
            <text:p>03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30.74" calcext:value-type="float">
            <text:p>930.74</text:p>
          </table:table-cell>
          <table:table-cell office:value-type="float" office:value="1157.14" calcext:value-type="float">
            <text:p>1157.14</text:p>
          </table:table-cell>
        </table:table-row>
        <table:table-row table:style-name="ro1">
          <table:table-cell office:value-type="float" office:value="13615438" calcext:value-type="float">
            <text:p>13615438</text:p>
          </table:table-cell>
          <table:table-cell table:formula="of:=[.A853]/1000/(60*60*24)" office:value-type="time" office:time-value="PT03H46M55.438S" calcext:value-type="time">
            <text:p>03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31.82" calcext:value-type="float">
            <text:p>931.82</text:p>
          </table:table-cell>
          <table:table-cell office:value-type="float" office:value="1158.46" calcext:value-type="float">
            <text:p>1158.46</text:p>
          </table:table-cell>
        </table:table-row>
        <table:table-row table:style-name="ro1">
          <table:table-cell office:value-type="float" office:value="13631438" calcext:value-type="float">
            <text:p>13631438</text:p>
          </table:table-cell>
          <table:table-cell table:formula="of:=[.A854]/1000/(60*60*24)" office:value-type="time" office:time-value="PT03H47M11.438S" calcext:value-type="time">
            <text:p>03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8" calcext:value-type="float">
            <text:p>242.8</text:p>
          </table:table-cell>
          <table:table-cell office:value-type="float" office:value="297.25" calcext:value-type="float">
            <text:p>297.25</text:p>
          </table:table-cell>
          <table:table-cell office:value-type="float" office:value="932.9" calcext:value-type="float">
            <text:p>932.9</text:p>
          </table:table-cell>
          <table:table-cell office:value-type="float" office:value="1159.78" calcext:value-type="float">
            <text:p>1159.78</text:p>
          </table:table-cell>
        </table:table-row>
        <table:table-row table:style-name="ro1">
          <table:table-cell office:value-type="float" office:value="13647438" calcext:value-type="float">
            <text:p>13647438</text:p>
          </table:table-cell>
          <table:table-cell table:formula="of:=[.A855]/1000/(60*60*24)" office:value-type="time" office:time-value="PT03H47M27.438S" calcext:value-type="time">
            <text:p>03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33.98" calcext:value-type="float">
            <text:p>933.98</text:p>
          </table:table-cell>
          <table:table-cell office:value-type="float" office:value="1161.1" calcext:value-type="float">
            <text:p>1161.1</text:p>
          </table:table-cell>
        </table:table-row>
        <table:table-row table:style-name="ro1">
          <table:table-cell office:value-type="float" office:value="13663438" calcext:value-type="float">
            <text:p>13663438</text:p>
          </table:table-cell>
          <table:table-cell table:formula="of:=[.A856]/1000/(60*60*24)" office:value-type="time" office:time-value="PT03H47M43.438S" calcext:value-type="time">
            <text:p>03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35.05" calcext:value-type="float">
            <text:p>935.05</text:p>
          </table:table-cell>
          <table:table-cell office:value-type="float" office:value="1162.42" calcext:value-type="float">
            <text:p>1162.42</text:p>
          </table:table-cell>
        </table:table-row>
        <table:table-row table:style-name="ro1">
          <table:table-cell office:value-type="float" office:value="13679438" calcext:value-type="float">
            <text:p>13679438</text:p>
          </table:table-cell>
          <table:table-cell table:formula="of:=[.A857]/1000/(60*60*24)" office:value-type="time" office:time-value="PT03H47M59.438S" calcext:value-type="time">
            <text:p>03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36.13" calcext:value-type="float">
            <text:p>936.13</text:p>
          </table:table-cell>
          <table:table-cell office:value-type="float" office:value="1163.74" calcext:value-type="float">
            <text:p>1163.74</text:p>
          </table:table-cell>
        </table:table-row>
        <table:table-row table:style-name="ro1">
          <table:table-cell office:value-type="float" office:value="13695438" calcext:value-type="float">
            <text:p>13695438</text:p>
          </table:table-cell>
          <table:table-cell table:formula="of:=[.A858]/1000/(60*60*24)" office:value-type="time" office:time-value="PT03H48M15.438S" calcext:value-type="time">
            <text:p>03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37.21" calcext:value-type="float">
            <text:p>937.21</text:p>
          </table:table-cell>
          <table:table-cell office:value-type="float" office:value="1165.06" calcext:value-type="float">
            <text:p>1165.06</text:p>
          </table:table-cell>
        </table:table-row>
        <table:table-row table:style-name="ro1">
          <table:table-cell office:value-type="float" office:value="13711438" calcext:value-type="float">
            <text:p>13711438</text:p>
          </table:table-cell>
          <table:table-cell table:formula="of:=[.A859]/1000/(60*60*24)" office:value-type="time" office:time-value="PT03H48M31.438S" calcext:value-type="time">
            <text:p>03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38.29" calcext:value-type="float">
            <text:p>938.29</text:p>
          </table:table-cell>
          <table:table-cell office:value-type="float" office:value="1166.38" calcext:value-type="float">
            <text:p>1166.38</text:p>
          </table:table-cell>
        </table:table-row>
        <table:table-row table:style-name="ro1">
          <table:table-cell office:value-type="float" office:value="13727438" calcext:value-type="float">
            <text:p>13727438</text:p>
          </table:table-cell>
          <table:table-cell table:formula="of:=[.A860]/1000/(60*60*24)" office:value-type="time" office:time-value="PT03H48M47.438S" calcext:value-type="time">
            <text:p>03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39.37" calcext:value-type="float">
            <text:p>939.37</text:p>
          </table:table-cell>
          <table:table-cell office:value-type="float" office:value="1167.7" calcext:value-type="float">
            <text:p>1167.7</text:p>
          </table:table-cell>
        </table:table-row>
        <table:table-row table:style-name="ro1">
          <table:table-cell office:value-type="float" office:value="13743438" calcext:value-type="float">
            <text:p>13743438</text:p>
          </table:table-cell>
          <table:table-cell table:formula="of:=[.A861]/1000/(60*60*24)" office:value-type="time" office:time-value="PT03H49M03.438S" calcext:value-type="time">
            <text:p>03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6.16" calcext:value-type="float">
            <text:p>296.16</text:p>
          </table:table-cell>
          <table:table-cell office:value-type="float" office:value="940.45" calcext:value-type="float">
            <text:p>940.45</text:p>
          </table:table-cell>
          <table:table-cell office:value-type="float" office:value="1169.02" calcext:value-type="float">
            <text:p>1169.02</text:p>
          </table:table-cell>
        </table:table-row>
        <table:table-row table:style-name="ro1">
          <table:table-cell office:value-type="float" office:value="13759438" calcext:value-type="float">
            <text:p>13759438</text:p>
          </table:table-cell>
          <table:table-cell table:formula="of:=[.A862]/1000/(60*60*24)" office:value-type="time" office:time-value="PT03H49M19.438S" calcext:value-type="time">
            <text:p>03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41.53" calcext:value-type="float">
            <text:p>941.53</text:p>
          </table:table-cell>
          <table:table-cell office:value-type="float" office:value="1170.34" calcext:value-type="float">
            <text:p>1170.34</text:p>
          </table:table-cell>
        </table:table-row>
        <table:table-row table:style-name="ro1">
          <table:table-cell office:value-type="float" office:value="13775438" calcext:value-type="float">
            <text:p>13775438</text:p>
          </table:table-cell>
          <table:table-cell table:formula="of:=[.A863]/1000/(60*60*24)" office:value-type="time" office:time-value="PT03H49M35.438S" calcext:value-type="time">
            <text:p>03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42.61" calcext:value-type="float">
            <text:p>942.61</text:p>
          </table:table-cell>
          <table:table-cell office:value-type="float" office:value="1171.66" calcext:value-type="float">
            <text:p>1171.66</text:p>
          </table:table-cell>
        </table:table-row>
        <table:table-row table:style-name="ro1">
          <table:table-cell office:value-type="float" office:value="13791438" calcext:value-type="float">
            <text:p>13791438</text:p>
          </table:table-cell>
          <table:table-cell table:formula="of:=[.A864]/1000/(60*60*24)" office:value-type="time" office:time-value="PT03H49M51.438S" calcext:value-type="time">
            <text:p>03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43.69" calcext:value-type="float">
            <text:p>943.69</text:p>
          </table:table-cell>
          <table:table-cell office:value-type="float" office:value="1172.98" calcext:value-type="float">
            <text:p>1172.98</text:p>
          </table:table-cell>
        </table:table-row>
        <table:table-row table:style-name="ro1">
          <table:table-cell office:value-type="float" office:value="13807438" calcext:value-type="float">
            <text:p>13807438</text:p>
          </table:table-cell>
          <table:table-cell table:formula="of:=[.A865]/1000/(60*60*24)" office:value-type="time" office:time-value="PT03H50M07.438S" calcext:value-type="time">
            <text:p>03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44.76" calcext:value-type="float">
            <text:p>944.76</text:p>
          </table:table-cell>
          <table:table-cell office:value-type="float" office:value="1174.3" calcext:value-type="float">
            <text:p>1174.3</text:p>
          </table:table-cell>
        </table:table-row>
        <table:table-row table:style-name="ro1">
          <table:table-cell office:value-type="float" office:value="13823438" calcext:value-type="float">
            <text:p>13823438</text:p>
          </table:table-cell>
          <table:table-cell table:formula="of:=[.A866]/1000/(60*60*24)" office:value-type="time" office:time-value="PT03H50M23.438S" calcext:value-type="time">
            <text:p>03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45.84" calcext:value-type="float">
            <text:p>945.84</text:p>
          </table:table-cell>
          <table:table-cell office:value-type="float" office:value="1175.62" calcext:value-type="float">
            <text:p>1175.62</text:p>
          </table:table-cell>
        </table:table-row>
        <table:table-row table:style-name="ro1">
          <table:table-cell office:value-type="float" office:value="13839438" calcext:value-type="float">
            <text:p>13839438</text:p>
          </table:table-cell>
          <table:table-cell table:formula="of:=[.A867]/1000/(60*60*24)" office:value-type="time" office:time-value="PT03H50M39.438S" calcext:value-type="time">
            <text:p>03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46.92" calcext:value-type="float">
            <text:p>946.92</text:p>
          </table:table-cell>
          <table:table-cell office:value-type="float" office:value="1176.94" calcext:value-type="float">
            <text:p>1176.94</text:p>
          </table:table-cell>
        </table:table-row>
        <table:table-row table:style-name="ro1">
          <table:table-cell office:value-type="float" office:value="13855438" calcext:value-type="float">
            <text:p>13855438</text:p>
          </table:table-cell>
          <table:table-cell table:formula="of:=[.A868]/1000/(60*60*24)" office:value-type="time" office:time-value="PT03H50M55.438S" calcext:value-type="time">
            <text:p>03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48" calcext:value-type="float">
            <text:p>948</text:p>
          </table:table-cell>
          <table:table-cell office:value-type="float" office:value="1178.26" calcext:value-type="float">
            <text:p>1178.26</text:p>
          </table:table-cell>
        </table:table-row>
        <table:table-row table:style-name="ro1">
          <table:table-cell office:value-type="float" office:value="13871438" calcext:value-type="float">
            <text:p>13871438</text:p>
          </table:table-cell>
          <table:table-cell table:formula="of:=[.A869]/1000/(60*60*24)" office:value-type="time" office:time-value="PT03H51M11.438S" calcext:value-type="time">
            <text:p>03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49.08" calcext:value-type="float">
            <text:p>949.08</text:p>
          </table:table-cell>
          <table:table-cell office:value-type="float" office:value="1179.58" calcext:value-type="float">
            <text:p>1179.58</text:p>
          </table:table-cell>
        </table:table-row>
        <table:table-row table:style-name="ro1">
          <table:table-cell office:value-type="float" office:value="13887438" calcext:value-type="float">
            <text:p>13887438</text:p>
          </table:table-cell>
          <table:table-cell table:formula="of:=[.A870]/1000/(60*60*24)" office:value-type="time" office:time-value="PT03H51M27.438S" calcext:value-type="time">
            <text:p>03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50.16" calcext:value-type="float">
            <text:p>950.16</text:p>
          </table:table-cell>
          <table:table-cell office:value-type="float" office:value="1180.9" calcext:value-type="float">
            <text:p>1180.9</text:p>
          </table:table-cell>
        </table:table-row>
        <table:table-row table:style-name="ro1">
          <table:table-cell office:value-type="float" office:value="13903438" calcext:value-type="float">
            <text:p>13903438</text:p>
          </table:table-cell>
          <table:table-cell table:formula="of:=[.A871]/1000/(60*60*24)" office:value-type="time" office:time-value="PT03H51M43.438S" calcext:value-type="time">
            <text:p>03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7" calcext:value-type="float">
            <text:p>242.7</text:p>
          </table:table-cell>
          <table:table-cell office:value-type="float" office:value="297.13" calcext:value-type="float">
            <text:p>297.13</text:p>
          </table:table-cell>
          <table:table-cell office:value-type="float" office:value="951.24" calcext:value-type="float">
            <text:p>951.24</text:p>
          </table:table-cell>
          <table:table-cell office:value-type="float" office:value="1182.22" calcext:value-type="float">
            <text:p>1182.22</text:p>
          </table:table-cell>
        </table:table-row>
        <table:table-row table:style-name="ro1">
          <table:table-cell office:value-type="float" office:value="13919438" calcext:value-type="float">
            <text:p>13919438</text:p>
          </table:table-cell>
          <table:table-cell table:formula="of:=[.A872]/1000/(60*60*24)" office:value-type="time" office:time-value="PT03H51M59.438S" calcext:value-type="time">
            <text:p>03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52.31" calcext:value-type="float">
            <text:p>952.31</text:p>
          </table:table-cell>
          <table:table-cell office:value-type="float" office:value="1183.54" calcext:value-type="float">
            <text:p>1183.54</text:p>
          </table:table-cell>
        </table:table-row>
        <table:table-row table:style-name="ro1">
          <table:table-cell office:value-type="float" office:value="13935438" calcext:value-type="float">
            <text:p>13935438</text:p>
          </table:table-cell>
          <table:table-cell table:formula="of:=[.A873]/1000/(60*60*24)" office:value-type="time" office:time-value="PT03H52M15.438S" calcext:value-type="time">
            <text:p>03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53.39" calcext:value-type="float">
            <text:p>953.39</text:p>
          </table:table-cell>
          <table:table-cell office:value-type="float" office:value="1184.86" calcext:value-type="float">
            <text:p>1184.86</text:p>
          </table:table-cell>
        </table:table-row>
        <table:table-row table:style-name="ro1">
          <table:table-cell office:value-type="float" office:value="13951438" calcext:value-type="float">
            <text:p>13951438</text:p>
          </table:table-cell>
          <table:table-cell table:formula="of:=[.A874]/1000/(60*60*24)" office:value-type="time" office:time-value="PT03H52M31.438S" calcext:value-type="time">
            <text:p>03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54.47" calcext:value-type="float">
            <text:p>954.47</text:p>
          </table:table-cell>
          <table:table-cell office:value-type="float" office:value="1186.18" calcext:value-type="float">
            <text:p>1186.18</text:p>
          </table:table-cell>
        </table:table-row>
        <table:table-row table:style-name="ro1">
          <table:table-cell office:value-type="float" office:value="13967438" calcext:value-type="float">
            <text:p>13967438</text:p>
          </table:table-cell>
          <table:table-cell table:formula="of:=[.A875]/1000/(60*60*24)" office:value-type="time" office:time-value="PT03H52M47.438S" calcext:value-type="time">
            <text:p>03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55.55" calcext:value-type="float">
            <text:p>955.55</text:p>
          </table:table-cell>
          <table:table-cell office:value-type="float" office:value="1187.5" calcext:value-type="float">
            <text:p>1187.5</text:p>
          </table:table-cell>
        </table:table-row>
        <table:table-row table:style-name="ro1">
          <table:table-cell office:value-type="float" office:value="13983438" calcext:value-type="float">
            <text:p>13983438</text:p>
          </table:table-cell>
          <table:table-cell table:formula="of:=[.A876]/1000/(60*60*24)" office:value-type="time" office:time-value="PT03H53M03.438S" calcext:value-type="time">
            <text:p>03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956.63" calcext:value-type="float">
            <text:p>956.63</text:p>
          </table:table-cell>
          <table:table-cell office:value-type="float" office:value="1188.82" calcext:value-type="float">
            <text:p>1188.82</text:p>
          </table:table-cell>
        </table:table-row>
        <table:table-row table:style-name="ro1">
          <table:table-cell office:value-type="float" office:value="13999438" calcext:value-type="float">
            <text:p>13999438</text:p>
          </table:table-cell>
          <table:table-cell table:formula="of:=[.A877]/1000/(60*60*24)" office:value-type="time" office:time-value="PT03H53M19.438S" calcext:value-type="time">
            <text:p>03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57.7" calcext:value-type="float">
            <text:p>957.7</text:p>
          </table:table-cell>
          <table:table-cell office:value-type="float" office:value="1190.14" calcext:value-type="float">
            <text:p>1190.14</text:p>
          </table:table-cell>
        </table:table-row>
        <table:table-row table:style-name="ro1">
          <table:table-cell office:value-type="float" office:value="14015438" calcext:value-type="float">
            <text:p>14015438</text:p>
          </table:table-cell>
          <table:table-cell table:formula="of:=[.A878]/1000/(60*60*24)" office:value-type="time" office:time-value="PT03H53M35.438S" calcext:value-type="time">
            <text:p>03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58.78" calcext:value-type="float">
            <text:p>958.78</text:p>
          </table:table-cell>
          <table:table-cell office:value-type="float" office:value="1191.46" calcext:value-type="float">
            <text:p>1191.46</text:p>
          </table:table-cell>
        </table:table-row>
        <table:table-row table:style-name="ro1">
          <table:table-cell office:value-type="float" office:value="14031438" calcext:value-type="float">
            <text:p>14031438</text:p>
          </table:table-cell>
          <table:table-cell table:formula="of:=[.A879]/1000/(60*60*24)" office:value-type="time" office:time-value="PT03H53M51.438S" calcext:value-type="time">
            <text:p>03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959.86" calcext:value-type="float">
            <text:p>959.86</text:p>
          </table:table-cell>
          <table:table-cell office:value-type="float" office:value="1192.78" calcext:value-type="float">
            <text:p>1192.78</text:p>
          </table:table-cell>
        </table:table-row>
        <table:table-row table:style-name="ro1">
          <table:table-cell office:value-type="float" office:value="14047438" calcext:value-type="float">
            <text:p>14047438</text:p>
          </table:table-cell>
          <table:table-cell table:formula="of:=[.A880]/1000/(60*60*24)" office:value-type="time" office:time-value="PT03H54M07.438S" calcext:value-type="time">
            <text:p>03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60.94" calcext:value-type="float">
            <text:p>960.94</text:p>
          </table:table-cell>
          <table:table-cell office:value-type="float" office:value="1194.1" calcext:value-type="float">
            <text:p>1194.1</text:p>
          </table:table-cell>
        </table:table-row>
        <table:table-row table:style-name="ro1">
          <table:table-cell office:value-type="float" office:value="14063438" calcext:value-type="float">
            <text:p>14063438</text:p>
          </table:table-cell>
          <table:table-cell table:formula="of:=[.A881]/1000/(60*60*24)" office:value-type="time" office:time-value="PT03H54M23.438S" calcext:value-type="time">
            <text:p>03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962.02" calcext:value-type="float">
            <text:p>962.02</text:p>
          </table:table-cell>
          <table:table-cell office:value-type="float" office:value="1195.42" calcext:value-type="float">
            <text:p>1195.42</text:p>
          </table:table-cell>
        </table:table-row>
        <table:table-row table:style-name="ro1">
          <table:table-cell office:value-type="float" office:value="14079438" calcext:value-type="float">
            <text:p>14079438</text:p>
          </table:table-cell>
          <table:table-cell table:formula="of:=[.A882]/1000/(60*60*24)" office:value-type="time" office:time-value="PT03H54M39.438S" calcext:value-type="time">
            <text:p>03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63.1" calcext:value-type="float">
            <text:p>963.1</text:p>
          </table:table-cell>
          <table:table-cell office:value-type="float" office:value="1196.74" calcext:value-type="float">
            <text:p>1196.74</text:p>
          </table:table-cell>
        </table:table-row>
        <table:table-row table:style-name="ro1">
          <table:table-cell office:value-type="float" office:value="14095438" calcext:value-type="float">
            <text:p>14095438</text:p>
          </table:table-cell>
          <table:table-cell table:formula="of:=[.A883]/1000/(60*60*24)" office:value-type="time" office:time-value="PT03H54M55.438S" calcext:value-type="time">
            <text:p>03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4" calcext:value-type="float">
            <text:p>296.04</text:p>
          </table:table-cell>
          <table:table-cell office:value-type="float" office:value="964.17" calcext:value-type="float">
            <text:p>964.17</text:p>
          </table:table-cell>
          <table:table-cell office:value-type="float" office:value="1198.06" calcext:value-type="float">
            <text:p>1198.06</text:p>
          </table:table-cell>
        </table:table-row>
        <table:table-row table:style-name="ro1">
          <table:table-cell office:value-type="float" office:value="14111438" calcext:value-type="float">
            <text:p>14111438</text:p>
          </table:table-cell>
          <table:table-cell table:formula="of:=[.A884]/1000/(60*60*24)" office:value-type="time" office:time-value="PT03H55M11.438S" calcext:value-type="time">
            <text:p>03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65.25" calcext:value-type="float">
            <text:p>965.25</text:p>
          </table:table-cell>
          <table:table-cell office:value-type="float" office:value="1199.38" calcext:value-type="float">
            <text:p>1199.38</text:p>
          </table:table-cell>
        </table:table-row>
        <table:table-row table:style-name="ro1">
          <table:table-cell office:value-type="float" office:value="14127438" calcext:value-type="float">
            <text:p>14127438</text:p>
          </table:table-cell>
          <table:table-cell table:formula="of:=[.A885]/1000/(60*60*24)" office:value-type="time" office:time-value="PT03H55M27.438S" calcext:value-type="time">
            <text:p>03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6.03" calcext:value-type="float">
            <text:p>296.03</text:p>
          </table:table-cell>
          <table:table-cell office:value-type="float" office:value="966.33" calcext:value-type="float">
            <text:p>966.33</text:p>
          </table:table-cell>
          <table:table-cell office:value-type="float" office:value="1200.7" calcext:value-type="float">
            <text:p>1200.7</text:p>
          </table:table-cell>
        </table:table-row>
        <table:table-row table:style-name="ro1">
          <table:table-cell office:value-type="float" office:value="14143438" calcext:value-type="float">
            <text:p>14143438</text:p>
          </table:table-cell>
          <table:table-cell table:formula="of:=[.A886]/1000/(60*60*24)" office:value-type="time" office:time-value="PT03H55M43.438S" calcext:value-type="time">
            <text:p>03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67.41" calcext:value-type="float">
            <text:p>967.41</text:p>
          </table:table-cell>
          <table:table-cell office:value-type="float" office:value="1202.02" calcext:value-type="float">
            <text:p>1202.02</text:p>
          </table:table-cell>
        </table:table-row>
        <table:table-row table:style-name="ro1">
          <table:table-cell office:value-type="float" office:value="14159438" calcext:value-type="float">
            <text:p>14159438</text:p>
          </table:table-cell>
          <table:table-cell table:formula="of:=[.A887]/1000/(60*60*24)" office:value-type="time" office:time-value="PT03H55M59.438S" calcext:value-type="time">
            <text:p>03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968.49" calcext:value-type="float">
            <text:p>968.49</text:p>
          </table:table-cell>
          <table:table-cell office:value-type="float" office:value="1203.34" calcext:value-type="float">
            <text:p>1203.34</text:p>
          </table:table-cell>
        </table:table-row>
        <table:table-row table:style-name="ro1">
          <table:table-cell office:value-type="float" office:value="14175438" calcext:value-type="float">
            <text:p>14175438</text:p>
          </table:table-cell>
          <table:table-cell table:formula="of:=[.A888]/1000/(60*60*24)" office:value-type="time" office:time-value="PT03H56M15.438S" calcext:value-type="time">
            <text:p>03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969.56" calcext:value-type="float">
            <text:p>969.56</text:p>
          </table:table-cell>
          <table:table-cell office:value-type="float" office:value="1204.66" calcext:value-type="float">
            <text:p>1204.66</text:p>
          </table:table-cell>
        </table:table-row>
        <table:table-row table:style-name="ro1">
          <table:table-cell office:value-type="float" office:value="14191438" calcext:value-type="float">
            <text:p>14191438</text:p>
          </table:table-cell>
          <table:table-cell table:formula="of:=[.A889]/1000/(60*60*24)" office:value-type="time" office:time-value="PT03H56M31.438S" calcext:value-type="time">
            <text:p>03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70.64" calcext:value-type="float">
            <text:p>970.64</text:p>
          </table:table-cell>
          <table:table-cell office:value-type="float" office:value="1205.98" calcext:value-type="float">
            <text:p>1205.98</text:p>
          </table:table-cell>
        </table:table-row>
        <table:table-row table:style-name="ro1">
          <table:table-cell office:value-type="float" office:value="14207438" calcext:value-type="float">
            <text:p>14207438</text:p>
          </table:table-cell>
          <table:table-cell table:formula="of:=[.A890]/1000/(60*60*24)" office:value-type="time" office:time-value="PT03H56M47.438S" calcext:value-type="time">
            <text:p>03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71.72" calcext:value-type="float">
            <text:p>971.72</text:p>
          </table:table-cell>
          <table:table-cell office:value-type="float" office:value="1207.3" calcext:value-type="float">
            <text:p>1207.3</text:p>
          </table:table-cell>
        </table:table-row>
        <table:table-row table:style-name="ro1">
          <table:table-cell office:value-type="float" office:value="14223438" calcext:value-type="float">
            <text:p>14223438</text:p>
          </table:table-cell>
          <table:table-cell table:formula="of:=[.A891]/1000/(60*60*24)" office:value-type="time" office:time-value="PT03H57M03.438S" calcext:value-type="time">
            <text:p>03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" calcext:value-type="float">
            <text:p>297</text:p>
          </table:table-cell>
          <table:table-cell office:value-type="float" office:value="972.8" calcext:value-type="float">
            <text:p>972.8</text:p>
          </table:table-cell>
          <table:table-cell office:value-type="float" office:value="1208.61" calcext:value-type="float">
            <text:p>1208.61</text:p>
          </table:table-cell>
        </table:table-row>
        <table:table-row table:style-name="ro1">
          <table:table-cell office:value-type="float" office:value="14239438" calcext:value-type="float">
            <text:p>14239438</text:p>
          </table:table-cell>
          <table:table-cell table:formula="of:=[.A892]/1000/(60*60*24)" office:value-type="time" office:time-value="PT03H57M19.438S" calcext:value-type="time">
            <text:p>03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6" calcext:value-type="float">
            <text:p>242.6</text:p>
          </table:table-cell>
          <table:table-cell office:value-type="float" office:value="297.01" calcext:value-type="float">
            <text:p>297.01</text:p>
          </table:table-cell>
          <table:table-cell office:value-type="float" office:value="973.88" calcext:value-type="float">
            <text:p>973.88</text:p>
          </table:table-cell>
          <table:table-cell office:value-type="float" office:value="1209.93" calcext:value-type="float">
            <text:p>1209.93</text:p>
          </table:table-cell>
        </table:table-row>
        <table:table-row table:style-name="ro1">
          <table:table-cell office:value-type="float" office:value="14255438" calcext:value-type="float">
            <text:p>14255438</text:p>
          </table:table-cell>
          <table:table-cell table:formula="of:=[.A893]/1000/(60*60*24)" office:value-type="time" office:time-value="PT03H57M35.438S" calcext:value-type="time">
            <text:p>03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74.95" calcext:value-type="float">
            <text:p>974.95</text:p>
          </table:table-cell>
          <table:table-cell office:value-type="float" office:value="1211.25" calcext:value-type="float">
            <text:p>1211.25</text:p>
          </table:table-cell>
        </table:table-row>
        <table:table-row table:style-name="ro1">
          <table:table-cell office:value-type="float" office:value="14271438" calcext:value-type="float">
            <text:p>14271438</text:p>
          </table:table-cell>
          <table:table-cell table:formula="of:=[.A894]/1000/(60*60*24)" office:value-type="time" office:time-value="PT03H57M51.438S" calcext:value-type="time">
            <text:p>03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76.03" calcext:value-type="float">
            <text:p>976.03</text:p>
          </table:table-cell>
          <table:table-cell office:value-type="float" office:value="1212.57" calcext:value-type="float">
            <text:p>1212.57</text:p>
          </table:table-cell>
        </table:table-row>
        <table:table-row table:style-name="ro1">
          <table:table-cell office:value-type="float" office:value="14287438" calcext:value-type="float">
            <text:p>14287438</text:p>
          </table:table-cell>
          <table:table-cell table:formula="of:=[.A895]/1000/(60*60*24)" office:value-type="time" office:time-value="PT03H58M07.438S" calcext:value-type="time">
            <text:p>03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77.11" calcext:value-type="float">
            <text:p>977.11</text:p>
          </table:table-cell>
          <table:table-cell office:value-type="float" office:value="1213.89" calcext:value-type="float">
            <text:p>1213.89</text:p>
          </table:table-cell>
        </table:table-row>
        <table:table-row table:style-name="ro1">
          <table:table-cell office:value-type="float" office:value="14303438" calcext:value-type="float">
            <text:p>14303438</text:p>
          </table:table-cell>
          <table:table-cell table:formula="of:=[.A896]/1000/(60*60*24)" office:value-type="time" office:time-value="PT03H58M23.438S" calcext:value-type="time">
            <text:p>03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78.19" calcext:value-type="float">
            <text:p>978.19</text:p>
          </table:table-cell>
          <table:table-cell office:value-type="float" office:value="1215.21" calcext:value-type="float">
            <text:p>1215.21</text:p>
          </table:table-cell>
        </table:table-row>
        <table:table-row table:style-name="ro1">
          <table:table-cell office:value-type="float" office:value="14319438" calcext:value-type="float">
            <text:p>14319438</text:p>
          </table:table-cell>
          <table:table-cell table:formula="of:=[.A897]/1000/(60*60*24)" office:value-type="time" office:time-value="PT03H58M39.438S" calcext:value-type="time">
            <text:p>03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79.27" calcext:value-type="float">
            <text:p>979.27</text:p>
          </table:table-cell>
          <table:table-cell office:value-type="float" office:value="1216.53" calcext:value-type="float">
            <text:p>1216.53</text:p>
          </table:table-cell>
        </table:table-row>
        <table:table-row table:style-name="ro1">
          <table:table-cell office:value-type="float" office:value="14335438" calcext:value-type="float">
            <text:p>14335438</text:p>
          </table:table-cell>
          <table:table-cell table:formula="of:=[.A898]/1000/(60*60*24)" office:value-type="time" office:time-value="PT03H58M55.438S" calcext:value-type="time">
            <text:p>03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80.35" calcext:value-type="float">
            <text:p>980.35</text:p>
          </table:table-cell>
          <table:table-cell office:value-type="float" office:value="1217.85" calcext:value-type="float">
            <text:p>1217.85</text:p>
          </table:table-cell>
        </table:table-row>
        <table:table-row table:style-name="ro1">
          <table:table-cell office:value-type="float" office:value="14351438" calcext:value-type="float">
            <text:p>14351438</text:p>
          </table:table-cell>
          <table:table-cell table:formula="of:=[.A899]/1000/(60*60*24)" office:value-type="time" office:time-value="PT03H59M11.438S" calcext:value-type="time">
            <text:p>03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81.42" calcext:value-type="float">
            <text:p>981.42</text:p>
          </table:table-cell>
          <table:table-cell office:value-type="float" office:value="1219.17" calcext:value-type="float">
            <text:p>1219.17</text:p>
          </table:table-cell>
        </table:table-row>
        <table:table-row table:style-name="ro1">
          <table:table-cell office:value-type="float" office:value="14367438" calcext:value-type="float">
            <text:p>14367438</text:p>
          </table:table-cell>
          <table:table-cell table:formula="of:=[.A900]/1000/(60*60*24)" office:value-type="time" office:time-value="PT03H59M27.438S" calcext:value-type="time">
            <text:p>03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6.88" calcext:value-type="float">
            <text:p>296.88</text:p>
          </table:table-cell>
          <table:table-cell office:value-type="float" office:value="982.5" calcext:value-type="float">
            <text:p>982.5</text:p>
          </table:table-cell>
          <table:table-cell office:value-type="float" office:value="1220.49" calcext:value-type="float">
            <text:p>1220.49</text:p>
          </table:table-cell>
        </table:table-row>
        <table:table-row table:style-name="ro1">
          <table:table-cell office:value-type="float" office:value="14383438" calcext:value-type="float">
            <text:p>14383438</text:p>
          </table:table-cell>
          <table:table-cell table:formula="of:=[.A901]/1000/(60*60*24)" office:value-type="time" office:time-value="PT03H59M43.438S" calcext:value-type="time">
            <text:p>03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5" calcext:value-type="float">
            <text:p>242.5</text:p>
          </table:table-cell>
          <table:table-cell office:value-type="float" office:value="295.91" calcext:value-type="float">
            <text:p>295.91</text:p>
          </table:table-cell>
          <table:table-cell office:value-type="float" office:value="983.58" calcext:value-type="float">
            <text:p>983.58</text:p>
          </table:table-cell>
          <table:table-cell office:value-type="float" office:value="1221.81" calcext:value-type="float">
            <text:p>1221.81</text:p>
          </table:table-cell>
        </table:table-row>
        <table:table-row table:style-name="ro1">
          <table:table-cell office:value-type="float" office:value="14399438" calcext:value-type="float">
            <text:p>14399438</text:p>
          </table:table-cell>
          <table:table-cell table:formula="of:=[.A902]/1000/(60*60*24)" office:value-type="time" office:time-value="PT03H59M59.438S" calcext:value-type="time">
            <text:p>03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84.66" calcext:value-type="float">
            <text:p>984.66</text:p>
          </table:table-cell>
          <table:table-cell office:value-type="float" office:value="1223.13" calcext:value-type="float">
            <text:p>1223.13</text:p>
          </table:table-cell>
        </table:table-row>
        <table:table-row table:style-name="ro1">
          <table:table-cell office:value-type="float" office:value="14415438" calcext:value-type="float">
            <text:p>14415438</text:p>
          </table:table-cell>
          <table:table-cell table:formula="of:=[.A903]/1000/(60*60*24)" office:value-type="time" office:time-value="PT04H00M15.438S" calcext:value-type="time">
            <text:p>04:0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85.73" calcext:value-type="float">
            <text:p>985.73</text:p>
          </table:table-cell>
          <table:table-cell office:value-type="float" office:value="1224.44" calcext:value-type="float">
            <text:p>1224.44</text:p>
          </table:table-cell>
        </table:table-row>
        <table:table-row table:style-name="ro1">
          <table:table-cell office:value-type="float" office:value="14431438" calcext:value-type="float">
            <text:p>14431438</text:p>
          </table:table-cell>
          <table:table-cell table:formula="of:=[.A904]/1000/(60*60*24)" office:value-type="time" office:time-value="PT04H00M31.438S" calcext:value-type="time">
            <text:p>04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86.81" calcext:value-type="float">
            <text:p>986.81</text:p>
          </table:table-cell>
          <table:table-cell office:value-type="float" office:value="1225.76" calcext:value-type="float">
            <text:p>1225.76</text:p>
          </table:table-cell>
        </table:table-row>
        <table:table-row table:style-name="ro1">
          <table:table-cell office:value-type="float" office:value="14447438" calcext:value-type="float">
            <text:p>14447438</text:p>
          </table:table-cell>
          <table:table-cell table:formula="of:=[.A905]/1000/(60*60*24)" office:value-type="time" office:time-value="PT04H00M47.438S" calcext:value-type="time">
            <text:p>04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87.89" calcext:value-type="float">
            <text:p>987.89</text:p>
          </table:table-cell>
          <table:table-cell office:value-type="float" office:value="1227.08" calcext:value-type="float">
            <text:p>1227.08</text:p>
          </table:table-cell>
        </table:table-row>
        <table:table-row table:style-name="ro1">
          <table:table-cell office:value-type="float" office:value="14463438" calcext:value-type="float">
            <text:p>14463438</text:p>
          </table:table-cell>
          <table:table-cell table:formula="of:=[.A906]/1000/(60*60*24)" office:value-type="time" office:time-value="PT04H01M03.438S" calcext:value-type="time">
            <text:p>04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88.97" calcext:value-type="float">
            <text:p>988.97</text:p>
          </table:table-cell>
          <table:table-cell office:value-type="float" office:value="1228.4" calcext:value-type="float">
            <text:p>1228.4</text:p>
          </table:table-cell>
        </table:table-row>
        <table:table-row table:style-name="ro1">
          <table:table-cell office:value-type="float" office:value="14479438" calcext:value-type="float">
            <text:p>14479438</text:p>
          </table:table-cell>
          <table:table-cell table:formula="of:=[.A907]/1000/(60*60*24)" office:value-type="time" office:time-value="PT04H01M19.438S" calcext:value-type="time">
            <text:p>04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90.04" calcext:value-type="float">
            <text:p>990.04</text:p>
          </table:table-cell>
          <table:table-cell office:value-type="float" office:value="1229.72" calcext:value-type="float">
            <text:p>1229.72</text:p>
          </table:table-cell>
        </table:table-row>
        <table:table-row table:style-name="ro1">
          <table:table-cell office:value-type="float" office:value="14495438" calcext:value-type="float">
            <text:p>14495438</text:p>
          </table:table-cell>
          <table:table-cell table:formula="of:=[.A908]/1000/(60*60*24)" office:value-type="time" office:time-value="PT04H01M35.438S" calcext:value-type="time">
            <text:p>04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91.12" calcext:value-type="float">
            <text:p>991.12</text:p>
          </table:table-cell>
          <table:table-cell office:value-type="float" office:value="1231.04" calcext:value-type="float">
            <text:p>1231.04</text:p>
          </table:table-cell>
        </table:table-row>
        <table:table-row table:style-name="ro1">
          <table:table-cell office:value-type="float" office:value="14511438" calcext:value-type="float">
            <text:p>14511438</text:p>
          </table:table-cell>
          <table:table-cell table:formula="of:=[.A909]/1000/(60*60*24)" office:value-type="time" office:time-value="PT04H01M51.438S" calcext:value-type="time">
            <text:p>04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992.2" calcext:value-type="float">
            <text:p>992.2</text:p>
          </table:table-cell>
          <table:table-cell office:value-type="float" office:value="1232.35" calcext:value-type="float">
            <text:p>1232.35</text:p>
          </table:table-cell>
        </table:table-row>
        <table:table-row table:style-name="ro1">
          <table:table-cell office:value-type="float" office:value="14527438" calcext:value-type="float">
            <text:p>14527438</text:p>
          </table:table-cell>
          <table:table-cell table:formula="of:=[.A910]/1000/(60*60*24)" office:value-type="time" office:time-value="PT04H02M07.438S" calcext:value-type="time">
            <text:p>04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93.28" calcext:value-type="float">
            <text:p>993.28</text:p>
          </table:table-cell>
          <table:table-cell office:value-type="float" office:value="1233.67" calcext:value-type="float">
            <text:p>1233.67</text:p>
          </table:table-cell>
        </table:table-row>
        <table:table-row table:style-name="ro1">
          <table:table-cell office:value-type="float" office:value="14543438" calcext:value-type="float">
            <text:p>14543438</text:p>
          </table:table-cell>
          <table:table-cell table:formula="of:=[.A911]/1000/(60*60*24)" office:value-type="time" office:time-value="PT04H02M23.438S" calcext:value-type="time">
            <text:p>04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94.35" calcext:value-type="float">
            <text:p>994.35</text:p>
          </table:table-cell>
          <table:table-cell office:value-type="float" office:value="1234.99" calcext:value-type="float">
            <text:p>1234.99</text:p>
          </table:table-cell>
        </table:table-row>
        <table:table-row table:style-name="ro1">
          <table:table-cell office:value-type="float" office:value="14559438" calcext:value-type="float">
            <text:p>14559438</text:p>
          </table:table-cell>
          <table:table-cell table:formula="of:=[.A912]/1000/(60*60*24)" office:value-type="time" office:time-value="PT04H02M39.438S" calcext:value-type="time">
            <text:p>04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995.43" calcext:value-type="float">
            <text:p>995.43</text:p>
          </table:table-cell>
          <table:table-cell office:value-type="float" office:value="1236.31" calcext:value-type="float">
            <text:p>1236.31</text:p>
          </table:table-cell>
        </table:table-row>
        <table:table-row table:style-name="ro1">
          <table:table-cell office:value-type="float" office:value="14575438" calcext:value-type="float">
            <text:p>14575438</text:p>
          </table:table-cell>
          <table:table-cell table:formula="of:=[.A913]/1000/(60*60*24)" office:value-type="time" office:time-value="PT04H02M55.438S" calcext:value-type="time">
            <text:p>04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996.51" calcext:value-type="float">
            <text:p>996.51</text:p>
          </table:table-cell>
          <table:table-cell office:value-type="float" office:value="1237.62" calcext:value-type="float">
            <text:p>1237.62</text:p>
          </table:table-cell>
        </table:table-row>
        <table:table-row table:style-name="ro1">
          <table:table-cell office:value-type="float" office:value="14591437" calcext:value-type="float">
            <text:p>14591437</text:p>
          </table:table-cell>
          <table:table-cell table:formula="of:=[.A914]/1000/(60*60*24)" office:value-type="time" office:time-value="PT04H03M11.437S" calcext:value-type="time">
            <text:p>04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997.58" calcext:value-type="float">
            <text:p>997.58</text:p>
          </table:table-cell>
          <table:table-cell office:value-type="float" office:value="1238.94" calcext:value-type="float">
            <text:p>1238.94</text:p>
          </table:table-cell>
        </table:table-row>
        <table:table-row table:style-name="ro1">
          <table:table-cell office:value-type="float" office:value="14607438" calcext:value-type="float">
            <text:p>14607438</text:p>
          </table:table-cell>
          <table:table-cell table:formula="of:=[.A915]/1000/(60*60*24)" office:value-type="time" office:time-value="PT04H03M27.438S" calcext:value-type="time">
            <text:p>04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998.66" calcext:value-type="float">
            <text:p>998.66</text:p>
          </table:table-cell>
          <table:table-cell office:value-type="float" office:value="1240.25" calcext:value-type="float">
            <text:p>1240.25</text:p>
          </table:table-cell>
        </table:table-row>
        <table:table-row table:style-name="ro1">
          <table:table-cell office:value-type="float" office:value="14623438" calcext:value-type="float">
            <text:p>14623438</text:p>
          </table:table-cell>
          <table:table-cell table:formula="of:=[.A916]/1000/(60*60*24)" office:value-type="time" office:time-value="PT04H03M43.438S" calcext:value-type="time">
            <text:p>04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6" calcext:value-type="float">
            <text:p>296.76</text:p>
          </table:table-cell>
          <table:table-cell office:value-type="float" office:value="999.74" calcext:value-type="float">
            <text:p>999.74</text:p>
          </table:table-cell>
          <table:table-cell office:value-type="float" office:value="1241.57" calcext:value-type="float">
            <text:p>1241.57</text:p>
          </table:table-cell>
        </table:table-row>
        <table:table-row table:style-name="ro1">
          <table:table-cell office:value-type="float" office:value="14639438" calcext:value-type="float">
            <text:p>14639438</text:p>
          </table:table-cell>
          <table:table-cell table:formula="of:=[.A917]/1000/(60*60*24)" office:value-type="time" office:time-value="PT04H03M59.438S" calcext:value-type="time">
            <text:p>04:0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00.82" calcext:value-type="float">
            <text:p>1000.82</text:p>
          </table:table-cell>
          <table:table-cell office:value-type="float" office:value="1242.89" calcext:value-type="float">
            <text:p>1242.89</text:p>
          </table:table-cell>
        </table:table-row>
        <table:table-row table:style-name="ro1">
          <table:table-cell office:value-type="float" office:value="14655438" calcext:value-type="float">
            <text:p>14655438</text:p>
          </table:table-cell>
          <table:table-cell table:formula="of:=[.A918]/1000/(60*60*24)" office:value-type="time" office:time-value="PT04H04M15.438S" calcext:value-type="time">
            <text:p>04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01.89" calcext:value-type="float">
            <text:p>1001.89</text:p>
          </table:table-cell>
          <table:table-cell office:value-type="float" office:value="1244.21" calcext:value-type="float">
            <text:p>1244.21</text:p>
          </table:table-cell>
        </table:table-row>
        <table:table-row table:style-name="ro1">
          <table:table-cell office:value-type="float" office:value="14671438" calcext:value-type="float">
            <text:p>14671438</text:p>
          </table:table-cell>
          <table:table-cell table:formula="of:=[.A919]/1000/(60*60*24)" office:value-type="time" office:time-value="PT04H04M31.438S" calcext:value-type="time">
            <text:p>04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02.97" calcext:value-type="float">
            <text:p>1002.97</text:p>
          </table:table-cell>
          <table:table-cell office:value-type="float" office:value="1245.52" calcext:value-type="float">
            <text:p>1245.52</text:p>
          </table:table-cell>
        </table:table-row>
        <table:table-row table:style-name="ro1">
          <table:table-cell office:value-type="float" office:value="14687438" calcext:value-type="float">
            <text:p>14687438</text:p>
          </table:table-cell>
          <table:table-cell table:formula="of:=[.A920]/1000/(60*60*24)" office:value-type="time" office:time-value="PT04H04M47.438S" calcext:value-type="time">
            <text:p>04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04.05" calcext:value-type="float">
            <text:p>1004.05</text:p>
          </table:table-cell>
          <table:table-cell office:value-type="float" office:value="1246.84" calcext:value-type="float">
            <text:p>1246.84</text:p>
          </table:table-cell>
        </table:table-row>
        <table:table-row table:style-name="ro1">
          <table:table-cell office:value-type="float" office:value="14703438" calcext:value-type="float">
            <text:p>14703438</text:p>
          </table:table-cell>
          <table:table-cell table:formula="of:=[.A921]/1000/(60*60*24)" office:value-type="time" office:time-value="PT04H05M03.438S" calcext:value-type="time">
            <text:p>04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1005.12" calcext:value-type="float">
            <text:p>1005.12</text:p>
          </table:table-cell>
          <table:table-cell office:value-type="float" office:value="1248.16" calcext:value-type="float">
            <text:p>1248.16</text:p>
          </table:table-cell>
        </table:table-row>
        <table:table-row table:style-name="ro1">
          <table:table-cell office:value-type="float" office:value="14719438" calcext:value-type="float">
            <text:p>14719438</text:p>
          </table:table-cell>
          <table:table-cell table:formula="of:=[.A922]/1000/(60*60*24)" office:value-type="time" office:time-value="PT04H05M19.438S" calcext:value-type="time">
            <text:p>04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06.2" calcext:value-type="float">
            <text:p>1006.2</text:p>
          </table:table-cell>
          <table:table-cell office:value-type="float" office:value="1249.47" calcext:value-type="float">
            <text:p>1249.47</text:p>
          </table:table-cell>
        </table:table-row>
        <table:table-row table:style-name="ro1">
          <table:table-cell office:value-type="float" office:value="14735438" calcext:value-type="float">
            <text:p>14735438</text:p>
          </table:table-cell>
          <table:table-cell table:formula="of:=[.A923]/1000/(60*60*24)" office:value-type="time" office:time-value="PT04H05M35.438S" calcext:value-type="time">
            <text:p>04:0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07.28" calcext:value-type="float">
            <text:p>1007.28</text:p>
          </table:table-cell>
          <table:table-cell office:value-type="float" office:value="1250.79" calcext:value-type="float">
            <text:p>1250.79</text:p>
          </table:table-cell>
        </table:table-row>
        <table:table-row table:style-name="ro1">
          <table:table-cell office:value-type="float" office:value="14751438" calcext:value-type="float">
            <text:p>14751438</text:p>
          </table:table-cell>
          <table:table-cell table:formula="of:=[.A924]/1000/(60*60*24)" office:value-type="time" office:time-value="PT04H05M51.438S" calcext:value-type="time">
            <text:p>04:0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08.36" calcext:value-type="float">
            <text:p>1008.36</text:p>
          </table:table-cell>
          <table:table-cell office:value-type="float" office:value="1252.11" calcext:value-type="float">
            <text:p>1252.11</text:p>
          </table:table-cell>
        </table:table-row>
        <table:table-row table:style-name="ro1">
          <table:table-cell office:value-type="float" office:value="14767438" calcext:value-type="float">
            <text:p>14767438</text:p>
          </table:table-cell>
          <table:table-cell table:formula="of:=[.A925]/1000/(60*60*24)" office:value-type="time" office:time-value="PT04H06M07.438S" calcext:value-type="time">
            <text:p>04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6.75" calcext:value-type="float">
            <text:p>296.75</text:p>
          </table:table-cell>
          <table:table-cell office:value-type="float" office:value="1009.43" calcext:value-type="float">
            <text:p>1009.43</text:p>
          </table:table-cell>
          <table:table-cell office:value-type="float" office:value="1253.42" calcext:value-type="float">
            <text:p>1253.42</text:p>
          </table:table-cell>
        </table:table-row>
        <table:table-row table:style-name="ro1">
          <table:table-cell office:value-type="float" office:value="14783438" calcext:value-type="float">
            <text:p>14783438</text:p>
          </table:table-cell>
          <table:table-cell table:formula="of:=[.A926]/1000/(60*60*24)" office:value-type="time" office:time-value="PT04H06M23.438S" calcext:value-type="time">
            <text:p>04:0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10.51" calcext:value-type="float">
            <text:p>1010.51</text:p>
          </table:table-cell>
          <table:table-cell office:value-type="float" office:value="1254.74" calcext:value-type="float">
            <text:p>1254.74</text:p>
          </table:table-cell>
        </table:table-row>
        <table:table-row table:style-name="ro1">
          <table:table-cell office:value-type="float" office:value="14799438" calcext:value-type="float">
            <text:p>14799438</text:p>
          </table:table-cell>
          <table:table-cell table:formula="of:=[.A927]/1000/(60*60*24)" office:value-type="time" office:time-value="PT04H06M39.438S" calcext:value-type="time">
            <text:p>04:0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4" calcext:value-type="float">
            <text:p>242.4</text:p>
          </table:table-cell>
          <table:table-cell office:value-type="float" office:value="295.79" calcext:value-type="float">
            <text:p>295.79</text:p>
          </table:table-cell>
          <table:table-cell office:value-type="float" office:value="1011.59" calcext:value-type="float">
            <text:p>1011.59</text:p>
          </table:table-cell>
          <table:table-cell office:value-type="float" office:value="1256.05" calcext:value-type="float">
            <text:p>1256.05</text:p>
          </table:table-cell>
        </table:table-row>
        <table:table-row table:style-name="ro1">
          <table:table-cell office:value-type="float" office:value="14815438" calcext:value-type="float">
            <text:p>14815438</text:p>
          </table:table-cell>
          <table:table-cell table:formula="of:=[.A928]/1000/(60*60*24)" office:value-type="time" office:time-value="PT04H06M55.438S" calcext:value-type="time">
            <text:p>04:0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12.66" calcext:value-type="float">
            <text:p>1012.66</text:p>
          </table:table-cell>
          <table:table-cell office:value-type="float" office:value="1257.37" calcext:value-type="float">
            <text:p>1257.37</text:p>
          </table:table-cell>
        </table:table-row>
        <table:table-row table:style-name="ro1">
          <table:table-cell office:value-type="float" office:value="14831438" calcext:value-type="float">
            <text:p>14831438</text:p>
          </table:table-cell>
          <table:table-cell table:formula="of:=[.A929]/1000/(60*60*24)" office:value-type="time" office:time-value="PT04H07M11.438S" calcext:value-type="time">
            <text:p>04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13.74" calcext:value-type="float">
            <text:p>1013.74</text:p>
          </table:table-cell>
          <table:table-cell office:value-type="float" office:value="1258.68" calcext:value-type="float">
            <text:p>1258.68</text:p>
          </table:table-cell>
        </table:table-row>
        <table:table-row table:style-name="ro1">
          <table:table-cell office:value-type="float" office:value="14847438" calcext:value-type="float">
            <text:p>14847438</text:p>
          </table:table-cell>
          <table:table-cell table:formula="of:=[.A930]/1000/(60*60*24)" office:value-type="time" office:time-value="PT04H07M27.438S" calcext:value-type="time">
            <text:p>04:0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14.82" calcext:value-type="float">
            <text:p>1014.82</text:p>
          </table:table-cell>
          <table:table-cell office:value-type="float" office:value="1260" calcext:value-type="float">
            <text:p>1260</text:p>
          </table:table-cell>
        </table:table-row>
        <table:table-row table:style-name="ro1">
          <table:table-cell office:value-type="float" office:value="14863438" calcext:value-type="float">
            <text:p>14863438</text:p>
          </table:table-cell>
          <table:table-cell table:formula="of:=[.A931]/1000/(60*60*24)" office:value-type="time" office:time-value="PT04H07M43.438S" calcext:value-type="time">
            <text:p>04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15.9" calcext:value-type="float">
            <text:p>1015.9</text:p>
          </table:table-cell>
          <table:table-cell office:value-type="float" office:value="1261.32" calcext:value-type="float">
            <text:p>1261.32</text:p>
          </table:table-cell>
        </table:table-row>
        <table:table-row table:style-name="ro1">
          <table:table-cell office:value-type="float" office:value="14879438" calcext:value-type="float">
            <text:p>14879438</text:p>
          </table:table-cell>
          <table:table-cell table:formula="of:=[.A932]/1000/(60*60*24)" office:value-type="time" office:time-value="PT04H07M59.438S" calcext:value-type="time">
            <text:p>04:0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16.97" calcext:value-type="float">
            <text:p>1016.97</text:p>
          </table:table-cell>
          <table:table-cell office:value-type="float" office:value="1262.63" calcext:value-type="float">
            <text:p>1262.63</text:p>
          </table:table-cell>
        </table:table-row>
        <table:table-row table:style-name="ro1">
          <table:table-cell office:value-type="float" office:value="14895438" calcext:value-type="float">
            <text:p>14895438</text:p>
          </table:table-cell>
          <table:table-cell table:formula="of:=[.A933]/1000/(60*60*24)" office:value-type="time" office:time-value="PT04H08M15.438S" calcext:value-type="time">
            <text:p>04:0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18.05" calcext:value-type="float">
            <text:p>1018.05</text:p>
          </table:table-cell>
          <table:table-cell office:value-type="float" office:value="1263.95" calcext:value-type="float">
            <text:p>1263.95</text:p>
          </table:table-cell>
        </table:table-row>
        <table:table-row table:style-name="ro1">
          <table:table-cell office:value-type="float" office:value="14911438" calcext:value-type="float">
            <text:p>14911438</text:p>
          </table:table-cell>
          <table:table-cell table:formula="of:=[.A934]/1000/(60*60*24)" office:value-type="time" office:time-value="PT04H08M31.438S" calcext:value-type="time">
            <text:p>04:0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19.13" calcext:value-type="float">
            <text:p>1019.13</text:p>
          </table:table-cell>
          <table:table-cell office:value-type="float" office:value="1265.26" calcext:value-type="float">
            <text:p>1265.26</text:p>
          </table:table-cell>
        </table:table-row>
        <table:table-row table:style-name="ro1">
          <table:table-cell office:value-type="float" office:value="14927438" calcext:value-type="float">
            <text:p>14927438</text:p>
          </table:table-cell>
          <table:table-cell table:formula="of:=[.A935]/1000/(60*60*24)" office:value-type="time" office:time-value="PT04H08M47.438S" calcext:value-type="time">
            <text:p>04:0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20.2" calcext:value-type="float">
            <text:p>1020.2</text:p>
          </table:table-cell>
          <table:table-cell office:value-type="float" office:value="1266.58" calcext:value-type="float">
            <text:p>1266.58</text:p>
          </table:table-cell>
        </table:table-row>
        <table:table-row table:style-name="ro1">
          <table:table-cell office:value-type="float" office:value="14943438" calcext:value-type="float">
            <text:p>14943438</text:p>
          </table:table-cell>
          <table:table-cell table:formula="of:=[.A936]/1000/(60*60*24)" office:value-type="time" office:time-value="PT04H09M03.438S" calcext:value-type="time">
            <text:p>04:0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21.28" calcext:value-type="float">
            <text:p>1021.28</text:p>
          </table:table-cell>
          <table:table-cell office:value-type="float" office:value="1267.89" calcext:value-type="float">
            <text:p>1267.89</text:p>
          </table:table-cell>
        </table:table-row>
        <table:table-row table:style-name="ro1">
          <table:table-cell office:value-type="float" office:value="14959438" calcext:value-type="float">
            <text:p>14959438</text:p>
          </table:table-cell>
          <table:table-cell table:formula="of:=[.A937]/1000/(60*60*24)" office:value-type="time" office:time-value="PT04H09M19.438S" calcext:value-type="time">
            <text:p>04:0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22.36" calcext:value-type="float">
            <text:p>1022.36</text:p>
          </table:table-cell>
          <table:table-cell office:value-type="float" office:value="1269.21" calcext:value-type="float">
            <text:p>1269.21</text:p>
          </table:table-cell>
        </table:table-row>
        <table:table-row table:style-name="ro1">
          <table:table-cell office:value-type="float" office:value="14975438" calcext:value-type="float">
            <text:p>14975438</text:p>
          </table:table-cell>
          <table:table-cell table:formula="of:=[.A938]/1000/(60*60*24)" office:value-type="time" office:time-value="PT04H09M35.438S" calcext:value-type="time">
            <text:p>04:0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6.63" calcext:value-type="float">
            <text:p>296.63</text:p>
          </table:table-cell>
          <table:table-cell office:value-type="float" office:value="1023.44" calcext:value-type="float">
            <text:p>1023.44</text:p>
          </table:table-cell>
          <table:table-cell office:value-type="float" office:value="1270.52" calcext:value-type="float">
            <text:p>1270.52</text:p>
          </table:table-cell>
        </table:table-row>
        <table:table-row table:style-name="ro1">
          <table:table-cell office:value-type="float" office:value="14991438" calcext:value-type="float">
            <text:p>14991438</text:p>
          </table:table-cell>
          <table:table-cell table:formula="of:=[.A939]/1000/(60*60*24)" office:value-type="time" office:time-value="PT04H09M51.438S" calcext:value-type="time">
            <text:p>04:0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24.51" calcext:value-type="float">
            <text:p>1024.51</text:p>
          </table:table-cell>
          <table:table-cell office:value-type="float" office:value="1271.84" calcext:value-type="float">
            <text:p>1271.84</text:p>
          </table:table-cell>
        </table:table-row>
        <table:table-row table:style-name="ro1">
          <table:table-cell office:value-type="float" office:value="15007438" calcext:value-type="float">
            <text:p>15007438</text:p>
          </table:table-cell>
          <table:table-cell table:formula="of:=[.A940]/1000/(60*60*24)" office:value-type="time" office:time-value="PT04H10M07.438S" calcext:value-type="time">
            <text:p>04:1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25.59" calcext:value-type="float">
            <text:p>1025.59</text:p>
          </table:table-cell>
          <table:table-cell office:value-type="float" office:value="1273.15" calcext:value-type="float">
            <text:p>1273.15</text:p>
          </table:table-cell>
        </table:table-row>
        <table:table-row table:style-name="ro1">
          <table:table-cell office:value-type="float" office:value="15023438" calcext:value-type="float">
            <text:p>15023438</text:p>
          </table:table-cell>
          <table:table-cell table:formula="of:=[.A941]/1000/(60*60*24)" office:value-type="time" office:time-value="PT04H10M23.438S" calcext:value-type="time">
            <text:p>04:1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26.66" calcext:value-type="float">
            <text:p>1026.66</text:p>
          </table:table-cell>
          <table:table-cell office:value-type="float" office:value="1274.47" calcext:value-type="float">
            <text:p>1274.47</text:p>
          </table:table-cell>
        </table:table-row>
        <table:table-row table:style-name="ro1">
          <table:table-cell office:value-type="float" office:value="15039438" calcext:value-type="float">
            <text:p>15039438</text:p>
          </table:table-cell>
          <table:table-cell table:formula="of:=[.A942]/1000/(60*60*24)" office:value-type="time" office:time-value="PT04H10M39.438S" calcext:value-type="time">
            <text:p>04:1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027.74" calcext:value-type="float">
            <text:p>1027.74</text:p>
          </table:table-cell>
          <table:table-cell office:value-type="float" office:value="1275.79" calcext:value-type="float">
            <text:p>1275.79</text:p>
          </table:table-cell>
        </table:table-row>
        <table:table-row table:style-name="ro1">
          <table:table-cell office:value-type="float" office:value="15055438" calcext:value-type="float">
            <text:p>15055438</text:p>
          </table:table-cell>
          <table:table-cell table:formula="of:=[.A943]/1000/(60*60*24)" office:value-type="time" office:time-value="PT04H10M55.438S" calcext:value-type="time">
            <text:p>04:1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28.82" calcext:value-type="float">
            <text:p>1028.82</text:p>
          </table:table-cell>
          <table:table-cell office:value-type="float" office:value="1277.1" calcext:value-type="float">
            <text:p>1277.1</text:p>
          </table:table-cell>
        </table:table-row>
        <table:table-row table:style-name="ro1">
          <table:table-cell office:value-type="float" office:value="15071438" calcext:value-type="float">
            <text:p>15071438</text:p>
          </table:table-cell>
          <table:table-cell table:formula="of:=[.A944]/1000/(60*60*24)" office:value-type="time" office:time-value="PT04H11M11.438S" calcext:value-type="time">
            <text:p>04:1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29.89" calcext:value-type="float">
            <text:p>1029.89</text:p>
          </table:table-cell>
          <table:table-cell office:value-type="float" office:value="1278.41" calcext:value-type="float">
            <text:p>1278.41</text:p>
          </table:table-cell>
        </table:table-row>
        <table:table-row table:style-name="ro1">
          <table:table-cell office:value-type="float" office:value="15087438" calcext:value-type="float">
            <text:p>15087438</text:p>
          </table:table-cell>
          <table:table-cell table:formula="of:=[.A945]/1000/(60*60*24)" office:value-type="time" office:time-value="PT04H11M27.438S" calcext:value-type="time">
            <text:p>04:1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30.97" calcext:value-type="float">
            <text:p>1030.97</text:p>
          </table:table-cell>
          <table:table-cell office:value-type="float" office:value="1279.73" calcext:value-type="float">
            <text:p>1279.73</text:p>
          </table:table-cell>
        </table:table-row>
        <table:table-row table:style-name="ro1">
          <table:table-cell office:value-type="float" office:value="15103438" calcext:value-type="float">
            <text:p>15103438</text:p>
          </table:table-cell>
          <table:table-cell table:formula="of:=[.A946]/1000/(60*60*24)" office:value-type="time" office:time-value="PT04H11M43.438S" calcext:value-type="time">
            <text:p>04:1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32.05" calcext:value-type="float">
            <text:p>1032.05</text:p>
          </table:table-cell>
          <table:table-cell office:value-type="float" office:value="1281.04" calcext:value-type="float">
            <text:p>1281.04</text:p>
          </table:table-cell>
        </table:table-row>
        <table:table-row table:style-name="ro1">
          <table:table-cell office:value-type="float" office:value="15119438" calcext:value-type="float">
            <text:p>15119438</text:p>
          </table:table-cell>
          <table:table-cell table:formula="of:=[.A947]/1000/(60*60*24)" office:value-type="time" office:time-value="PT04H11M59.438S" calcext:value-type="time">
            <text:p>04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33.12" calcext:value-type="float">
            <text:p>1033.12</text:p>
          </table:table-cell>
          <table:table-cell office:value-type="float" office:value="1282.36" calcext:value-type="float">
            <text:p>1282.36</text:p>
          </table:table-cell>
        </table:table-row>
        <table:table-row table:style-name="ro1">
          <table:table-cell office:value-type="float" office:value="15135437" calcext:value-type="float">
            <text:p>15135437</text:p>
          </table:table-cell>
          <table:table-cell table:formula="of:=[.A948]/1000/(60*60*24)" office:value-type="time" office:time-value="PT04H12M15.437S" calcext:value-type="time">
            <text:p>04:1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34.2" calcext:value-type="float">
            <text:p>1034.2</text:p>
          </table:table-cell>
          <table:table-cell office:value-type="float" office:value="1283.67" calcext:value-type="float">
            <text:p>1283.67</text:p>
          </table:table-cell>
        </table:table-row>
        <table:table-row table:style-name="ro1">
          <table:table-cell office:value-type="float" office:value="15151438" calcext:value-type="float">
            <text:p>15151438</text:p>
          </table:table-cell>
          <table:table-cell table:formula="of:=[.A949]/1000/(60*60*24)" office:value-type="time" office:time-value="PT04H12M31.438S" calcext:value-type="time">
            <text:p>04:1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3" calcext:value-type="float">
            <text:p>242.3</text:p>
          </table:table-cell>
          <table:table-cell office:value-type="float" office:value="295.66" calcext:value-type="float">
            <text:p>295.66</text:p>
          </table:table-cell>
          <table:table-cell office:value-type="float" office:value="1035.28" calcext:value-type="float">
            <text:p>1035.28</text:p>
          </table:table-cell>
          <table:table-cell office:value-type="float" office:value="1284.98" calcext:value-type="float">
            <text:p>1284.98</text:p>
          </table:table-cell>
        </table:table-row>
        <table:table-row table:style-name="ro1">
          <table:table-cell office:value-type="float" office:value="15167438" calcext:value-type="float">
            <text:p>15167438</text:p>
          </table:table-cell>
          <table:table-cell table:formula="of:=[.A950]/1000/(60*60*24)" office:value-type="time" office:time-value="PT04H12M47.438S" calcext:value-type="time">
            <text:p>04:1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36.35" calcext:value-type="float">
            <text:p>1036.35</text:p>
          </table:table-cell>
          <table:table-cell office:value-type="float" office:value="1286.3" calcext:value-type="float">
            <text:p>1286.3</text:p>
          </table:table-cell>
        </table:table-row>
        <table:table-row table:style-name="ro1">
          <table:table-cell office:value-type="float" office:value="15183438" calcext:value-type="float">
            <text:p>15183438</text:p>
          </table:table-cell>
          <table:table-cell table:formula="of:=[.A951]/1000/(60*60*24)" office:value-type="time" office:time-value="PT04H13M03.438S" calcext:value-type="time">
            <text:p>04:1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37.43" calcext:value-type="float">
            <text:p>1037.43</text:p>
          </table:table-cell>
          <table:table-cell office:value-type="float" office:value="1287.61" calcext:value-type="float">
            <text:p>1287.61</text:p>
          </table:table-cell>
        </table:table-row>
        <table:table-row table:style-name="ro1">
          <table:table-cell office:value-type="float" office:value="15199438" calcext:value-type="float">
            <text:p>15199438</text:p>
          </table:table-cell>
          <table:table-cell table:formula="of:=[.A952]/1000/(60*60*24)" office:value-type="time" office:time-value="PT04H13M19.438S" calcext:value-type="time">
            <text:p>04:1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6.51" calcext:value-type="float">
            <text:p>296.51</text:p>
          </table:table-cell>
          <table:table-cell office:value-type="float" office:value="1038.51" calcext:value-type="float">
            <text:p>1038.51</text:p>
          </table:table-cell>
          <table:table-cell office:value-type="float" office:value="1288.93" calcext:value-type="float">
            <text:p>1288.93</text:p>
          </table:table-cell>
        </table:table-row>
        <table:table-row table:style-name="ro1">
          <table:table-cell office:value-type="float" office:value="15215438" calcext:value-type="float">
            <text:p>15215438</text:p>
          </table:table-cell>
          <table:table-cell table:formula="of:=[.A953]/1000/(60*60*24)" office:value-type="time" office:time-value="PT04H13M35.438S" calcext:value-type="time">
            <text:p>04:1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39.58" calcext:value-type="float">
            <text:p>1039.58</text:p>
          </table:table-cell>
          <table:table-cell office:value-type="float" office:value="1290.24" calcext:value-type="float">
            <text:p>1290.24</text:p>
          </table:table-cell>
        </table:table-row>
        <table:table-row table:style-name="ro1">
          <table:table-cell office:value-type="float" office:value="15231438" calcext:value-type="float">
            <text:p>15231438</text:p>
          </table:table-cell>
          <table:table-cell table:formula="of:=[.A954]/1000/(60*60*24)" office:value-type="time" office:time-value="PT04H13M51.438S" calcext:value-type="time">
            <text:p>04:1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40.66" calcext:value-type="float">
            <text:p>1040.66</text:p>
          </table:table-cell>
          <table:table-cell office:value-type="float" office:value="1291.56" calcext:value-type="float">
            <text:p>1291.56</text:p>
          </table:table-cell>
        </table:table-row>
        <table:table-row table:style-name="ro1">
          <table:table-cell office:value-type="float" office:value="15247438" calcext:value-type="float">
            <text:p>15247438</text:p>
          </table:table-cell>
          <table:table-cell table:formula="of:=[.A955]/1000/(60*60*24)" office:value-type="time" office:time-value="PT04H14M07.438S" calcext:value-type="time">
            <text:p>04:1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041.73" calcext:value-type="float">
            <text:p>1041.73</text:p>
          </table:table-cell>
          <table:table-cell office:value-type="float" office:value="1292.87" calcext:value-type="float">
            <text:p>1292.87</text:p>
          </table:table-cell>
        </table:table-row>
        <table:table-row table:style-name="ro1">
          <table:table-cell office:value-type="float" office:value="15263438" calcext:value-type="float">
            <text:p>15263438</text:p>
          </table:table-cell>
          <table:table-cell table:formula="of:=[.A956]/1000/(60*60*24)" office:value-type="time" office:time-value="PT04H14M23.438S" calcext:value-type="time">
            <text:p>04:1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42.81" calcext:value-type="float">
            <text:p>1042.81</text:p>
          </table:table-cell>
          <table:table-cell office:value-type="float" office:value="1294.19" calcext:value-type="float">
            <text:p>1294.19</text:p>
          </table:table-cell>
        </table:table-row>
        <table:table-row table:style-name="ro1">
          <table:table-cell office:value-type="float" office:value="15279438" calcext:value-type="float">
            <text:p>15279438</text:p>
          </table:table-cell>
          <table:table-cell table:formula="of:=[.A957]/1000/(60*60*24)" office:value-type="time" office:time-value="PT04H14M39.438S" calcext:value-type="time">
            <text:p>04:1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043.89" calcext:value-type="float">
            <text:p>1043.89</text:p>
          </table:table-cell>
          <table:table-cell office:value-type="float" office:value="1295.5" calcext:value-type="float">
            <text:p>1295.5</text:p>
          </table:table-cell>
        </table:table-row>
        <table:table-row table:style-name="ro1">
          <table:table-cell office:value-type="float" office:value="15295438" calcext:value-type="float">
            <text:p>15295438</text:p>
          </table:table-cell>
          <table:table-cell table:formula="of:=[.A958]/1000/(60*60*24)" office:value-type="time" office:time-value="PT04H14M55.438S" calcext:value-type="time">
            <text:p>04:1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44.96" calcext:value-type="float">
            <text:p>1044.96</text:p>
          </table:table-cell>
          <table:table-cell office:value-type="float" office:value="1296.81" calcext:value-type="float">
            <text:p>1296.81</text:p>
          </table:table-cell>
        </table:table-row>
        <table:table-row table:style-name="ro1">
          <table:table-cell office:value-type="float" office:value="15311438" calcext:value-type="float">
            <text:p>15311438</text:p>
          </table:table-cell>
          <table:table-cell table:formula="of:=[.A959]/1000/(60*60*24)" office:value-type="time" office:time-value="PT04H15M11.438S" calcext:value-type="time">
            <text:p>04:1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046.04" calcext:value-type="float">
            <text:p>1046.04</text:p>
          </table:table-cell>
          <table:table-cell office:value-type="float" office:value="1298.13" calcext:value-type="float">
            <text:p>1298.13</text:p>
          </table:table-cell>
        </table:table-row>
        <table:table-row table:style-name="ro1">
          <table:table-cell office:value-type="float" office:value="15327438" calcext:value-type="float">
            <text:p>15327438</text:p>
          </table:table-cell>
          <table:table-cell table:formula="of:=[.A960]/1000/(60*60*24)" office:value-type="time" office:time-value="PT04H15M27.438S" calcext:value-type="time">
            <text:p>04:1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047.12" calcext:value-type="float">
            <text:p>1047.12</text:p>
          </table:table-cell>
          <table:table-cell office:value-type="float" office:value="1299.44" calcext:value-type="float">
            <text:p>1299.44</text:p>
          </table:table-cell>
        </table:table-row>
        <table:table-row table:style-name="ro1">
          <table:table-cell office:value-type="float" office:value="15343438" calcext:value-type="float">
            <text:p>15343438</text:p>
          </table:table-cell>
          <table:table-cell table:formula="of:=[.A961]/1000/(60*60*24)" office:value-type="time" office:time-value="PT04H15M43.438S" calcext:value-type="time">
            <text:p>04:1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48.19" calcext:value-type="float">
            <text:p>1048.19</text:p>
          </table:table-cell>
          <table:table-cell office:value-type="float" office:value="1300.75" calcext:value-type="float">
            <text:p>1300.75</text:p>
          </table:table-cell>
        </table:table-row>
        <table:table-row table:style-name="ro1">
          <table:table-cell office:value-type="float" office:value="15359438" calcext:value-type="float">
            <text:p>15359438</text:p>
          </table:table-cell>
          <table:table-cell table:formula="of:=[.A962]/1000/(60*60*24)" office:value-type="time" office:time-value="PT04H15M59.438S" calcext:value-type="time">
            <text:p>04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49.27" calcext:value-type="float">
            <text:p>1049.27</text:p>
          </table:table-cell>
          <table:table-cell office:value-type="float" office:value="1302.07" calcext:value-type="float">
            <text:p>1302.07</text:p>
          </table:table-cell>
        </table:table-row>
        <table:table-row table:style-name="ro1">
          <table:table-cell office:value-type="float" office:value="15375438" calcext:value-type="float">
            <text:p>15375438</text:p>
          </table:table-cell>
          <table:table-cell table:formula="of:=[.A963]/1000/(60*60*24)" office:value-type="time" office:time-value="PT04H16M15.438S" calcext:value-type="time">
            <text:p>04:1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4" calcext:value-type="float">
            <text:p>295.54</text:p>
          </table:table-cell>
          <table:table-cell office:value-type="float" office:value="1050.35" calcext:value-type="float">
            <text:p>1050.35</text:p>
          </table:table-cell>
          <table:table-cell office:value-type="float" office:value="1303.38" calcext:value-type="float">
            <text:p>1303.38</text:p>
          </table:table-cell>
        </table:table-row>
        <table:table-row table:style-name="ro1">
          <table:table-cell office:value-type="float" office:value="15391438" calcext:value-type="float">
            <text:p>15391438</text:p>
          </table:table-cell>
          <table:table-cell table:formula="of:=[.A964]/1000/(60*60*24)" office:value-type="time" office:time-value="PT04H16M31.438S" calcext:value-type="time">
            <text:p>04:1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.2" calcext:value-type="float">
            <text:p>242.2</text:p>
          </table:table-cell>
          <table:table-cell office:value-type="float" office:value="295.53" calcext:value-type="float">
            <text:p>295.53</text:p>
          </table:table-cell>
          <table:table-cell office:value-type="float" office:value="1051.42" calcext:value-type="float">
            <text:p>1051.42</text:p>
          </table:table-cell>
          <table:table-cell office:value-type="float" office:value="1304.7" calcext:value-type="float">
            <text:p>1304.7</text:p>
          </table:table-cell>
        </table:table-row>
        <table:table-row table:style-name="ro1">
          <table:table-cell office:value-type="float" office:value="15407438" calcext:value-type="float">
            <text:p>15407438</text:p>
          </table:table-cell>
          <table:table-cell table:formula="of:=[.A965]/1000/(60*60*24)" office:value-type="time" office:time-value="PT04H16M47.438S" calcext:value-type="time">
            <text:p>04:1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52.5" calcext:value-type="float">
            <text:p>1052.5</text:p>
          </table:table-cell>
          <table:table-cell office:value-type="float" office:value="1306.01" calcext:value-type="float">
            <text:p>1306.01</text:p>
          </table:table-cell>
        </table:table-row>
        <table:table-row table:style-name="ro1">
          <table:table-cell office:value-type="float" office:value="15423438" calcext:value-type="float">
            <text:p>15423438</text:p>
          </table:table-cell>
          <table:table-cell table:formula="of:=[.A966]/1000/(60*60*24)" office:value-type="time" office:time-value="PT04H17M03.438S" calcext:value-type="time">
            <text:p>04:1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53.57" calcext:value-type="float">
            <text:p>1053.57</text:p>
          </table:table-cell>
          <table:table-cell office:value-type="float" office:value="1307.32" calcext:value-type="float">
            <text:p>1307.32</text:p>
          </table:table-cell>
        </table:table-row>
        <table:table-row table:style-name="ro1">
          <table:table-cell office:value-type="float" office:value="15439438" calcext:value-type="float">
            <text:p>15439438</text:p>
          </table:table-cell>
          <table:table-cell table:formula="of:=[.A967]/1000/(60*60*24)" office:value-type="time" office:time-value="PT04H17M19.438S" calcext:value-type="time">
            <text:p>04:1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54.65" calcext:value-type="float">
            <text:p>1054.65</text:p>
          </table:table-cell>
          <table:table-cell office:value-type="float" office:value="1308.63" calcext:value-type="float">
            <text:p>1308.63</text:p>
          </table:table-cell>
        </table:table-row>
        <table:table-row table:style-name="ro1">
          <table:table-cell office:value-type="float" office:value="15455438" calcext:value-type="float">
            <text:p>15455438</text:p>
          </table:table-cell>
          <table:table-cell table:formula="of:=[.A968]/1000/(60*60*24)" office:value-type="time" office:time-value="PT04H17M35.438S" calcext:value-type="time">
            <text:p>04:1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55.73" calcext:value-type="float">
            <text:p>1055.73</text:p>
          </table:table-cell>
          <table:table-cell office:value-type="float" office:value="1309.95" calcext:value-type="float">
            <text:p>1309.95</text:p>
          </table:table-cell>
        </table:table-row>
        <table:table-row table:style-name="ro1">
          <table:table-cell office:value-type="float" office:value="15471438" calcext:value-type="float">
            <text:p>15471438</text:p>
          </table:table-cell>
          <table:table-cell table:formula="of:=[.A969]/1000/(60*60*24)" office:value-type="time" office:time-value="PT04H17M51.438S" calcext:value-type="time">
            <text:p>04:1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56.8" calcext:value-type="float">
            <text:p>1056.8</text:p>
          </table:table-cell>
          <table:table-cell office:value-type="float" office:value="1311.26" calcext:value-type="float">
            <text:p>1311.26</text:p>
          </table:table-cell>
        </table:table-row>
        <table:table-row table:style-name="ro1">
          <table:table-cell office:value-type="float" office:value="15487438" calcext:value-type="float">
            <text:p>15487438</text:p>
          </table:table-cell>
          <table:table-cell table:formula="of:=[.A970]/1000/(60*60*24)" office:value-type="time" office:time-value="PT04H18M07.438S" calcext:value-type="time">
            <text:p>04:1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57.88" calcext:value-type="float">
            <text:p>1057.88</text:p>
          </table:table-cell>
          <table:table-cell office:value-type="float" office:value="1312.57" calcext:value-type="float">
            <text:p>1312.57</text:p>
          </table:table-cell>
        </table:table-row>
        <table:table-row table:style-name="ro1">
          <table:table-cell office:value-type="float" office:value="15503438" calcext:value-type="float">
            <text:p>15503438</text:p>
          </table:table-cell>
          <table:table-cell table:formula="of:=[.A971]/1000/(60*60*24)" office:value-type="time" office:time-value="PT04H18M23.438S" calcext:value-type="time">
            <text:p>04:1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58.95" calcext:value-type="float">
            <text:p>1058.95</text:p>
          </table:table-cell>
          <table:table-cell office:value-type="float" office:value="1313.89" calcext:value-type="float">
            <text:p>1313.89</text:p>
          </table:table-cell>
        </table:table-row>
        <table:table-row table:style-name="ro1">
          <table:table-cell office:value-type="float" office:value="15519438" calcext:value-type="float">
            <text:p>15519438</text:p>
          </table:table-cell>
          <table:table-cell table:formula="of:=[.A972]/1000/(60*60*24)" office:value-type="time" office:time-value="PT04H18M39.438S" calcext:value-type="time">
            <text:p>04:1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60.03" calcext:value-type="float">
            <text:p>1060.03</text:p>
          </table:table-cell>
          <table:table-cell office:value-type="float" office:value="1315.2" calcext:value-type="float">
            <text:p>1315.2</text:p>
          </table:table-cell>
        </table:table-row>
        <table:table-row table:style-name="ro1">
          <table:table-cell office:value-type="float" office:value="15535438" calcext:value-type="float">
            <text:p>15535438</text:p>
          </table:table-cell>
          <table:table-cell table:formula="of:=[.A973]/1000/(60*60*24)" office:value-type="time" office:time-value="PT04H18M55.438S" calcext:value-type="time">
            <text:p>04:1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61.1" calcext:value-type="float">
            <text:p>1061.1</text:p>
          </table:table-cell>
          <table:table-cell office:value-type="float" office:value="1316.51" calcext:value-type="float">
            <text:p>1316.51</text:p>
          </table:table-cell>
        </table:table-row>
        <table:table-row table:style-name="ro1">
          <table:table-cell office:value-type="float" office:value="15551438" calcext:value-type="float">
            <text:p>15551438</text:p>
          </table:table-cell>
          <table:table-cell table:formula="of:=[.A974]/1000/(60*60*24)" office:value-type="time" office:time-value="PT04H19M11.438S" calcext:value-type="time">
            <text:p>04:1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62.18" calcext:value-type="float">
            <text:p>1062.18</text:p>
          </table:table-cell>
          <table:table-cell office:value-type="float" office:value="1317.83" calcext:value-type="float">
            <text:p>1317.83</text:p>
          </table:table-cell>
        </table:table-row>
        <table:table-row table:style-name="ro1">
          <table:table-cell office:value-type="float" office:value="15567438" calcext:value-type="float">
            <text:p>15567438</text:p>
          </table:table-cell>
          <table:table-cell table:formula="of:=[.A975]/1000/(60*60*24)" office:value-type="time" office:time-value="PT04H19M27.438S" calcext:value-type="time">
            <text:p>04:1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63.26" calcext:value-type="float">
            <text:p>1063.26</text:p>
          </table:table-cell>
          <table:table-cell office:value-type="float" office:value="1319.14" calcext:value-type="float">
            <text:p>1319.14</text:p>
          </table:table-cell>
        </table:table-row>
        <table:table-row table:style-name="ro1">
          <table:table-cell office:value-type="float" office:value="15583438" calcext:value-type="float">
            <text:p>15583438</text:p>
          </table:table-cell>
          <table:table-cell table:formula="of:=[.A976]/1000/(60*60*24)" office:value-type="time" office:time-value="PT04H19M43.438S" calcext:value-type="time">
            <text:p>04:1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64.33" calcext:value-type="float">
            <text:p>1064.33</text:p>
          </table:table-cell>
          <table:table-cell office:value-type="float" office:value="1320.45" calcext:value-type="float">
            <text:p>1320.45</text:p>
          </table:table-cell>
        </table:table-row>
        <table:table-row table:style-name="ro1">
          <table:table-cell office:value-type="float" office:value="15599438" calcext:value-type="float">
            <text:p>15599438</text:p>
          </table:table-cell>
          <table:table-cell table:formula="of:=[.A977]/1000/(60*60*24)" office:value-type="time" office:time-value="PT04H19M59.438S" calcext:value-type="time">
            <text:p>04:1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65.41" calcext:value-type="float">
            <text:p>1065.41</text:p>
          </table:table-cell>
          <table:table-cell office:value-type="float" office:value="1321.76" calcext:value-type="float">
            <text:p>1321.76</text:p>
          </table:table-cell>
        </table:table-row>
        <table:table-row table:style-name="ro1">
          <table:table-cell office:value-type="float" office:value="15615438" calcext:value-type="float">
            <text:p>15615438</text:p>
          </table:table-cell>
          <table:table-cell table:formula="of:=[.A978]/1000/(60*60*24)" office:value-type="time" office:time-value="PT04H20M15.438S" calcext:value-type="time">
            <text:p>04:2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2.1" calcext:value-type="float">
            <text:p>242.1</text:p>
          </table:table-cell>
          <table:table-cell office:value-type="float" office:value="295.41" calcext:value-type="float">
            <text:p>295.41</text:p>
          </table:table-cell>
          <table:table-cell office:value-type="float" office:value="1066.48" calcext:value-type="float">
            <text:p>1066.48</text:p>
          </table:table-cell>
          <table:table-cell office:value-type="float" office:value="1323.08" calcext:value-type="float">
            <text:p>1323.08</text:p>
          </table:table-cell>
        </table:table-row>
        <table:table-row table:style-name="ro1">
          <table:table-cell office:value-type="float" office:value="15631438" calcext:value-type="float">
            <text:p>15631438</text:p>
          </table:table-cell>
          <table:table-cell table:formula="of:=[.A979]/1000/(60*60*24)" office:value-type="time" office:time-value="PT04H20M31.438S" calcext:value-type="time">
            <text:p>04:2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67.56" calcext:value-type="float">
            <text:p>1067.56</text:p>
          </table:table-cell>
          <table:table-cell office:value-type="float" office:value="1324.39" calcext:value-type="float">
            <text:p>1324.39</text:p>
          </table:table-cell>
        </table:table-row>
        <table:table-row table:style-name="ro1">
          <table:table-cell office:value-type="float" office:value="15647438" calcext:value-type="float">
            <text:p>15647438</text:p>
          </table:table-cell>
          <table:table-cell table:formula="of:=[.A980]/1000/(60*60*24)" office:value-type="time" office:time-value="PT04H20M47.438S" calcext:value-type="time">
            <text:p>04:2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68.64" calcext:value-type="float">
            <text:p>1068.64</text:p>
          </table:table-cell>
          <table:table-cell office:value-type="float" office:value="1325.7" calcext:value-type="float">
            <text:p>1325.7</text:p>
          </table:table-cell>
        </table:table-row>
        <table:table-row table:style-name="ro1">
          <table:table-cell office:value-type="float" office:value="15663438" calcext:value-type="float">
            <text:p>15663438</text:p>
          </table:table-cell>
          <table:table-cell table:formula="of:=[.A981]/1000/(60*60*24)" office:value-type="time" office:time-value="PT04H21M03.438S" calcext:value-type="time">
            <text:p>04:2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69.71" calcext:value-type="float">
            <text:p>1069.71</text:p>
          </table:table-cell>
          <table:table-cell office:value-type="float" office:value="1327.02" calcext:value-type="float">
            <text:p>1327.02</text:p>
          </table:table-cell>
        </table:table-row>
        <table:table-row table:style-name="ro1">
          <table:table-cell office:value-type="float" office:value="15679438" calcext:value-type="float">
            <text:p>15679438</text:p>
          </table:table-cell>
          <table:table-cell table:formula="of:=[.A982]/1000/(60*60*24)" office:value-type="time" office:time-value="PT04H21M19.438S" calcext:value-type="time">
            <text:p>04:2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70.79" calcext:value-type="float">
            <text:p>1070.79</text:p>
          </table:table-cell>
          <table:table-cell office:value-type="float" office:value="1328.33" calcext:value-type="float">
            <text:p>1328.33</text:p>
          </table:table-cell>
        </table:table-row>
        <table:table-row table:style-name="ro1">
          <table:table-cell office:value-type="float" office:value="15695438" calcext:value-type="float">
            <text:p>15695438</text:p>
          </table:table-cell>
          <table:table-cell table:formula="of:=[.A983]/1000/(60*60*24)" office:value-type="time" office:time-value="PT04H21M35.438S" calcext:value-type="time">
            <text:p>04:2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71.86" calcext:value-type="float">
            <text:p>1071.86</text:p>
          </table:table-cell>
          <table:table-cell office:value-type="float" office:value="1329.64" calcext:value-type="float">
            <text:p>1329.64</text:p>
          </table:table-cell>
        </table:table-row>
        <table:table-row table:style-name="ro1">
          <table:table-cell office:value-type="float" office:value="15711438" calcext:value-type="float">
            <text:p>15711438</text:p>
          </table:table-cell>
          <table:table-cell table:formula="of:=[.A984]/1000/(60*60*24)" office:value-type="time" office:time-value="PT04H21M51.438S" calcext:value-type="time">
            <text:p>04:2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72.94" calcext:value-type="float">
            <text:p>1072.94</text:p>
          </table:table-cell>
          <table:table-cell office:value-type="float" office:value="1330.95" calcext:value-type="float">
            <text:p>1330.95</text:p>
          </table:table-cell>
        </table:table-row>
        <table:table-row table:style-name="ro1">
          <table:table-cell office:value-type="float" office:value="15727438" calcext:value-type="float">
            <text:p>15727438</text:p>
          </table:table-cell>
          <table:table-cell table:formula="of:=[.A985]/1000/(60*60*24)" office:value-type="time" office:time-value="PT04H22M07.438S" calcext:value-type="time">
            <text:p>04:2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74.02" calcext:value-type="float">
            <text:p>1074.02</text:p>
          </table:table-cell>
          <table:table-cell office:value-type="float" office:value="1332.27" calcext:value-type="float">
            <text:p>1332.27</text:p>
          </table:table-cell>
        </table:table-row>
        <table:table-row table:style-name="ro1">
          <table:table-cell office:value-type="float" office:value="15743438" calcext:value-type="float">
            <text:p>15743438</text:p>
          </table:table-cell>
          <table:table-cell table:formula="of:=[.A986]/1000/(60*60*24)" office:value-type="time" office:time-value="PT04H22M23.438S" calcext:value-type="time">
            <text:p>04:2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75.09" calcext:value-type="float">
            <text:p>1075.09</text:p>
          </table:table-cell>
          <table:table-cell office:value-type="float" office:value="1333.58" calcext:value-type="float">
            <text:p>1333.58</text:p>
          </table:table-cell>
        </table:table-row>
        <table:table-row table:style-name="ro1">
          <table:table-cell office:value-type="float" office:value="15759438" calcext:value-type="float">
            <text:p>15759438</text:p>
          </table:table-cell>
          <table:table-cell table:formula="of:=[.A987]/1000/(60*60*24)" office:value-type="time" office:time-value="PT04H22M39.438S" calcext:value-type="time">
            <text:p>04:2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76.17" calcext:value-type="float">
            <text:p>1076.17</text:p>
          </table:table-cell>
          <table:table-cell office:value-type="float" office:value="1334.89" calcext:value-type="float">
            <text:p>1334.89</text:p>
          </table:table-cell>
        </table:table-row>
        <table:table-row table:style-name="ro1">
          <table:table-cell office:value-type="float" office:value="15775438" calcext:value-type="float">
            <text:p>15775438</text:p>
          </table:table-cell>
          <table:table-cell table:formula="of:=[.A988]/1000/(60*60*24)" office:value-type="time" office:time-value="PT04H22M55.438S" calcext:value-type="time">
            <text:p>04:2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77.24" calcext:value-type="float">
            <text:p>1077.24</text:p>
          </table:table-cell>
          <table:table-cell office:value-type="float" office:value="1336.2" calcext:value-type="float">
            <text:p>1336.2</text:p>
          </table:table-cell>
        </table:table-row>
        <table:table-row table:style-name="ro1">
          <table:table-cell office:value-type="float" office:value="15791438" calcext:value-type="float">
            <text:p>15791438</text:p>
          </table:table-cell>
          <table:table-cell table:formula="of:=[.A989]/1000/(60*60*24)" office:value-type="time" office:time-value="PT04H23M11.438S" calcext:value-type="time">
            <text:p>04:2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078.32" calcext:value-type="float">
            <text:p>1078.32</text:p>
          </table:table-cell>
          <table:table-cell office:value-type="float" office:value="1337.52" calcext:value-type="float">
            <text:p>1337.52</text:p>
          </table:table-cell>
        </table:table-row>
        <table:table-row table:style-name="ro1">
          <table:table-cell office:value-type="float" office:value="15807438" calcext:value-type="float">
            <text:p>15807438</text:p>
          </table:table-cell>
          <table:table-cell table:formula="of:=[.A990]/1000/(60*60*24)" office:value-type="time" office:time-value="PT04H23M27.438S" calcext:value-type="time">
            <text:p>04:2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79.39" calcext:value-type="float">
            <text:p>1079.39</text:p>
          </table:table-cell>
          <table:table-cell office:value-type="float" office:value="1338.83" calcext:value-type="float">
            <text:p>1338.83</text:p>
          </table:table-cell>
        </table:table-row>
        <table:table-row table:style-name="ro1">
          <table:table-cell office:value-type="float" office:value="15823438" calcext:value-type="float">
            <text:p>15823438</text:p>
          </table:table-cell>
          <table:table-cell table:formula="of:=[.A991]/1000/(60*60*24)" office:value-type="time" office:time-value="PT04H23M43.438S" calcext:value-type="time">
            <text:p>04:2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80.47" calcext:value-type="float">
            <text:p>1080.47</text:p>
          </table:table-cell>
          <table:table-cell office:value-type="float" office:value="1340.14" calcext:value-type="float">
            <text:p>1340.14</text:p>
          </table:table-cell>
        </table:table-row>
        <table:table-row table:style-name="ro1">
          <table:table-cell office:value-type="float" office:value="15839438" calcext:value-type="float">
            <text:p>15839438</text:p>
          </table:table-cell>
          <table:table-cell table:formula="of:=[.A992]/1000/(60*60*24)" office:value-type="time" office:time-value="PT04H23M59.438S" calcext:value-type="time">
            <text:p>04:2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81.55" calcext:value-type="float">
            <text:p>1081.55</text:p>
          </table:table-cell>
          <table:table-cell office:value-type="float" office:value="1341.45" calcext:value-type="float">
            <text:p>1341.45</text:p>
          </table:table-cell>
        </table:table-row>
        <table:table-row table:style-name="ro1">
          <table:table-cell office:value-type="float" office:value="15855438" calcext:value-type="float">
            <text:p>15855438</text:p>
          </table:table-cell>
          <table:table-cell table:formula="of:=[.A993]/1000/(60*60*24)" office:value-type="time" office:time-value="PT04H24M15.438S" calcext:value-type="time">
            <text:p>04:2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82.62" calcext:value-type="float">
            <text:p>1082.62</text:p>
          </table:table-cell>
          <table:table-cell office:value-type="float" office:value="1342.76" calcext:value-type="float">
            <text:p>1342.76</text:p>
          </table:table-cell>
        </table:table-row>
        <table:table-row table:style-name="ro1">
          <table:table-cell office:value-type="float" office:value="15871438" calcext:value-type="float">
            <text:p>15871438</text:p>
          </table:table-cell>
          <table:table-cell table:formula="of:=[.A994]/1000/(60*60*24)" office:value-type="time" office:time-value="PT04H24M31.438S" calcext:value-type="time">
            <text:p>04:2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2" calcext:value-type="float">
            <text:p>242</text:p>
          </table:table-cell>
          <table:table-cell office:value-type="float" office:value="295.29" calcext:value-type="float">
            <text:p>295.29</text:p>
          </table:table-cell>
          <table:table-cell office:value-type="float" office:value="1083.7" calcext:value-type="float">
            <text:p>1083.7</text:p>
          </table:table-cell>
          <table:table-cell office:value-type="float" office:value="1344.08" calcext:value-type="float">
            <text:p>1344.08</text:p>
          </table:table-cell>
        </table:table-row>
        <table:table-row table:style-name="ro1">
          <table:table-cell office:value-type="float" office:value="15887438" calcext:value-type="float">
            <text:p>15887438</text:p>
          </table:table-cell>
          <table:table-cell table:formula="of:=[.A995]/1000/(60*60*24)" office:value-type="time" office:time-value="PT04H24M47.438S" calcext:value-type="time">
            <text:p>04:2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84.77" calcext:value-type="float">
            <text:p>1084.77</text:p>
          </table:table-cell>
          <table:table-cell office:value-type="float" office:value="1345.39" calcext:value-type="float">
            <text:p>1345.39</text:p>
          </table:table-cell>
        </table:table-row>
        <table:table-row table:style-name="ro1">
          <table:table-cell office:value-type="float" office:value="15903438" calcext:value-type="float">
            <text:p>15903438</text:p>
          </table:table-cell>
          <table:table-cell table:formula="of:=[.A996]/1000/(60*60*24)" office:value-type="time" office:time-value="PT04H25M03.438S" calcext:value-type="time">
            <text:p>04:2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085.85" calcext:value-type="float">
            <text:p>1085.85</text:p>
          </table:table-cell>
          <table:table-cell office:value-type="float" office:value="1346.7" calcext:value-type="float">
            <text:p>1346.7</text:p>
          </table:table-cell>
        </table:table-row>
        <table:table-row table:style-name="ro1">
          <table:table-cell office:value-type="float" office:value="15919438" calcext:value-type="float">
            <text:p>15919438</text:p>
          </table:table-cell>
          <table:table-cell table:formula="of:=[.A997]/1000/(60*60*24)" office:value-type="time" office:time-value="PT04H25M19.438S" calcext:value-type="time">
            <text:p>04:2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86.92" calcext:value-type="float">
            <text:p>1086.92</text:p>
          </table:table-cell>
          <table:table-cell office:value-type="float" office:value="1348.01" calcext:value-type="float">
            <text:p>1348.01</text:p>
          </table:table-cell>
        </table:table-row>
        <table:table-row table:style-name="ro1">
          <table:table-cell office:value-type="float" office:value="15935438" calcext:value-type="float">
            <text:p>15935438</text:p>
          </table:table-cell>
          <table:table-cell table:formula="of:=[.A998]/1000/(60*60*24)" office:value-type="time" office:time-value="PT04H25M35.438S" calcext:value-type="time">
            <text:p>04:2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87.99" calcext:value-type="float">
            <text:p>1087.99</text:p>
          </table:table-cell>
          <table:table-cell office:value-type="float" office:value="1349.33" calcext:value-type="float">
            <text:p>1349.33</text:p>
          </table:table-cell>
        </table:table-row>
        <table:table-row table:style-name="ro1">
          <table:table-cell office:value-type="float" office:value="15951438" calcext:value-type="float">
            <text:p>15951438</text:p>
          </table:table-cell>
          <table:table-cell table:formula="of:=[.A999]/1000/(60*60*24)" office:value-type="time" office:time-value="PT04H25M51.438S" calcext:value-type="time">
            <text:p>04:2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89.07" calcext:value-type="float">
            <text:p>1089.07</text:p>
          </table:table-cell>
          <table:table-cell office:value-type="float" office:value="1350.64" calcext:value-type="float">
            <text:p>1350.64</text:p>
          </table:table-cell>
        </table:table-row>
        <table:table-row table:style-name="ro1">
          <table:table-cell office:value-type="float" office:value="15967438" calcext:value-type="float">
            <text:p>15967438</text:p>
          </table:table-cell>
          <table:table-cell table:formula="of:=[.A1000]/1000/(60*60*24)" office:value-type="time" office:time-value="PT04H26M07.438S" calcext:value-type="time">
            <text:p>04:2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90.14" calcext:value-type="float">
            <text:p>1090.14</text:p>
          </table:table-cell>
          <table:table-cell office:value-type="float" office:value="1351.95" calcext:value-type="float">
            <text:p>1351.95</text:p>
          </table:table-cell>
        </table:table-row>
        <table:table-row table:style-name="ro1">
          <table:table-cell office:value-type="float" office:value="15983438" calcext:value-type="float">
            <text:p>15983438</text:p>
          </table:table-cell>
          <table:table-cell table:formula="of:=[.A1001]/1000/(60*60*24)" office:value-type="time" office:time-value="PT04H26M23.438S" calcext:value-type="time">
            <text:p>04:2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91.22" calcext:value-type="float">
            <text:p>1091.22</text:p>
          </table:table-cell>
          <table:table-cell office:value-type="float" office:value="1353.26" calcext:value-type="float">
            <text:p>1353.26</text:p>
          </table:table-cell>
        </table:table-row>
        <table:table-row table:style-name="ro1">
          <table:table-cell office:value-type="float" office:value="15999438" calcext:value-type="float">
            <text:p>15999438</text:p>
          </table:table-cell>
          <table:table-cell table:formula="of:=[.A1002]/1000/(60*60*24)" office:value-type="time" office:time-value="PT04H26M39.438S" calcext:value-type="time">
            <text:p>04:2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92.29" calcext:value-type="float">
            <text:p>1092.29</text:p>
          </table:table-cell>
          <table:table-cell office:value-type="float" office:value="1354.57" calcext:value-type="float">
            <text:p>1354.57</text:p>
          </table:table-cell>
        </table:table-row>
        <table:table-row table:style-name="ro1">
          <table:table-cell office:value-type="float" office:value="16015438" calcext:value-type="float">
            <text:p>16015438</text:p>
          </table:table-cell>
          <table:table-cell table:formula="of:=[.A1003]/1000/(60*60*24)" office:value-type="time" office:time-value="PT04H26M55.438S" calcext:value-type="time">
            <text:p>04:2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93.37" calcext:value-type="float">
            <text:p>1093.37</text:p>
          </table:table-cell>
          <table:table-cell office:value-type="float" office:value="1355.89" calcext:value-type="float">
            <text:p>1355.89</text:p>
          </table:table-cell>
        </table:table-row>
        <table:table-row table:style-name="ro1">
          <table:table-cell office:value-type="float" office:value="16031438" calcext:value-type="float">
            <text:p>16031438</text:p>
          </table:table-cell>
          <table:table-cell table:formula="of:=[.A1004]/1000/(60*60*24)" office:value-type="time" office:time-value="PT04H27M11.438S" calcext:value-type="time">
            <text:p>04:2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7" calcext:value-type="float">
            <text:p>295.17</text:p>
          </table:table-cell>
          <table:table-cell office:value-type="float" office:value="1094.44" calcext:value-type="float">
            <text:p>1094.44</text:p>
          </table:table-cell>
          <table:table-cell office:value-type="float" office:value="1357.2" calcext:value-type="float">
            <text:p>1357.2</text:p>
          </table:table-cell>
        </table:table-row>
        <table:table-row table:style-name="ro1">
          <table:table-cell office:value-type="float" office:value="16047438" calcext:value-type="float">
            <text:p>16047438</text:p>
          </table:table-cell>
          <table:table-cell table:formula="of:=[.A1005]/1000/(60*60*24)" office:value-type="time" office:time-value="PT04H27M27.438S" calcext:value-type="time">
            <text:p>04:2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95.52" calcext:value-type="float">
            <text:p>1095.52</text:p>
          </table:table-cell>
          <table:table-cell office:value-type="float" office:value="1358.51" calcext:value-type="float">
            <text:p>1358.51</text:p>
          </table:table-cell>
        </table:table-row>
        <table:table-row table:style-name="ro1">
          <table:table-cell office:value-type="float" office:value="16063438" calcext:value-type="float">
            <text:p>16063438</text:p>
          </table:table-cell>
          <table:table-cell table:formula="of:=[.A1006]/1000/(60*60*24)" office:value-type="time" office:time-value="PT04H27M43.438S" calcext:value-type="time">
            <text:p>04:2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4.2" calcext:value-type="float">
            <text:p>294.2</text:p>
          </table:table-cell>
          <table:table-cell office:value-type="float" office:value="1096.59" calcext:value-type="float">
            <text:p>1096.59</text:p>
          </table:table-cell>
          <table:table-cell office:value-type="float" office:value="1359.82" calcext:value-type="float">
            <text:p>1359.82</text:p>
          </table:table-cell>
        </table:table-row>
        <table:table-row table:style-name="ro1">
          <table:table-cell office:value-type="float" office:value="16079438" calcext:value-type="float">
            <text:p>16079438</text:p>
          </table:table-cell>
          <table:table-cell table:formula="of:=[.A1007]/1000/(60*60*24)" office:value-type="time" office:time-value="PT04H27M59.438S" calcext:value-type="time">
            <text:p>04:2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097.67" calcext:value-type="float">
            <text:p>1097.67</text:p>
          </table:table-cell>
          <table:table-cell office:value-type="float" office:value="1361.13" calcext:value-type="float">
            <text:p>1361.13</text:p>
          </table:table-cell>
        </table:table-row>
        <table:table-row table:style-name="ro1">
          <table:table-cell office:value-type="float" office:value="16095438" calcext:value-type="float">
            <text:p>16095438</text:p>
          </table:table-cell>
          <table:table-cell table:formula="of:=[.A1008]/1000/(60*60*24)" office:value-type="time" office:time-value="PT04H28M15.438S" calcext:value-type="time">
            <text:p>04:2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098.74" calcext:value-type="float">
            <text:p>1098.74</text:p>
          </table:table-cell>
          <table:table-cell office:value-type="float" office:value="1362.44" calcext:value-type="float">
            <text:p>1362.44</text:p>
          </table:table-cell>
        </table:table-row>
        <table:table-row table:style-name="ro1">
          <table:table-cell office:value-type="float" office:value="16111438" calcext:value-type="float">
            <text:p>16111438</text:p>
          </table:table-cell>
          <table:table-cell table:formula="of:=[.A1009]/1000/(60*60*24)" office:value-type="time" office:time-value="PT04H28M31.438S" calcext:value-type="time">
            <text:p>04:2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099.81" calcext:value-type="float">
            <text:p>1099.81</text:p>
          </table:table-cell>
          <table:table-cell office:value-type="float" office:value="1363.75" calcext:value-type="float">
            <text:p>1363.75</text:p>
          </table:table-cell>
        </table:table-row>
        <table:table-row table:style-name="ro1">
          <table:table-cell office:value-type="float" office:value="16127438" calcext:value-type="float">
            <text:p>16127438</text:p>
          </table:table-cell>
          <table:table-cell table:formula="of:=[.A1010]/1000/(60*60*24)" office:value-type="time" office:time-value="PT04H28M47.438S" calcext:value-type="time">
            <text:p>04:2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00.89" calcext:value-type="float">
            <text:p>1100.89</text:p>
          </table:table-cell>
          <table:table-cell office:value-type="float" office:value="1365.06" calcext:value-type="float">
            <text:p>1365.06</text:p>
          </table:table-cell>
        </table:table-row>
        <table:table-row table:style-name="ro1">
          <table:table-cell office:value-type="float" office:value="16143438" calcext:value-type="float">
            <text:p>16143438</text:p>
          </table:table-cell>
          <table:table-cell table:formula="of:=[.A1011]/1000/(60*60*24)" office:value-type="time" office:time-value="PT04H29M03.438S" calcext:value-type="time">
            <text:p>04:2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9" calcext:value-type="float">
            <text:p>241.9</text:p>
          </table:table-cell>
          <table:table-cell office:value-type="float" office:value="295.16" calcext:value-type="float">
            <text:p>295.16</text:p>
          </table:table-cell>
          <table:table-cell office:value-type="float" office:value="1101.96" calcext:value-type="float">
            <text:p>1101.96</text:p>
          </table:table-cell>
          <table:table-cell office:value-type="float" office:value="1366.37" calcext:value-type="float">
            <text:p>1366.37</text:p>
          </table:table-cell>
        </table:table-row>
        <table:table-row table:style-name="ro1">
          <table:table-cell office:value-type="float" office:value="16159438" calcext:value-type="float">
            <text:p>16159438</text:p>
          </table:table-cell>
          <table:table-cell table:formula="of:=[.A1012]/1000/(60*60*24)" office:value-type="time" office:time-value="PT04H29M19.438S" calcext:value-type="time">
            <text:p>04:2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03.04" calcext:value-type="float">
            <text:p>1103.04</text:p>
          </table:table-cell>
          <table:table-cell office:value-type="float" office:value="1367.69" calcext:value-type="float">
            <text:p>1367.69</text:p>
          </table:table-cell>
        </table:table-row>
        <table:table-row table:style-name="ro1">
          <table:table-cell office:value-type="float" office:value="16175438" calcext:value-type="float">
            <text:p>16175438</text:p>
          </table:table-cell>
          <table:table-cell table:formula="of:=[.A1013]/1000/(60*60*24)" office:value-type="time" office:time-value="PT04H29M35.438S" calcext:value-type="time">
            <text:p>04:2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04.11" calcext:value-type="float">
            <text:p>1104.11</text:p>
          </table:table-cell>
          <table:table-cell office:value-type="float" office:value="1369" calcext:value-type="float">
            <text:p>1369</text:p>
          </table:table-cell>
        </table:table-row>
        <table:table-row table:style-name="ro1">
          <table:table-cell office:value-type="float" office:value="16191438" calcext:value-type="float">
            <text:p>16191438</text:p>
          </table:table-cell>
          <table:table-cell table:formula="of:=[.A1014]/1000/(60*60*24)" office:value-type="time" office:time-value="PT04H29M51.438S" calcext:value-type="time">
            <text:p>04:2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05.19" calcext:value-type="float">
            <text:p>1105.19</text:p>
          </table:table-cell>
          <table:table-cell office:value-type="float" office:value="1370.31" calcext:value-type="float">
            <text:p>1370.31</text:p>
          </table:table-cell>
        </table:table-row>
        <table:table-row table:style-name="ro1">
          <table:table-cell office:value-type="float" office:value="16207438" calcext:value-type="float">
            <text:p>16207438</text:p>
          </table:table-cell>
          <table:table-cell table:formula="of:=[.A1015]/1000/(60*60*24)" office:value-type="time" office:time-value="PT04H30M07.438S" calcext:value-type="time">
            <text:p>04:3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06.26" calcext:value-type="float">
            <text:p>1106.26</text:p>
          </table:table-cell>
          <table:table-cell office:value-type="float" office:value="1371.62" calcext:value-type="float">
            <text:p>1371.62</text:p>
          </table:table-cell>
        </table:table-row>
        <table:table-row table:style-name="ro1">
          <table:table-cell office:value-type="float" office:value="16223438" calcext:value-type="float">
            <text:p>16223438</text:p>
          </table:table-cell>
          <table:table-cell table:formula="of:=[.A1016]/1000/(60*60*24)" office:value-type="time" office:time-value="PT04H30M23.438S" calcext:value-type="time">
            <text:p>04:3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07.34" calcext:value-type="float">
            <text:p>1107.34</text:p>
          </table:table-cell>
          <table:table-cell office:value-type="float" office:value="1372.93" calcext:value-type="float">
            <text:p>1372.93</text:p>
          </table:table-cell>
        </table:table-row>
        <table:table-row table:style-name="ro1">
          <table:table-cell office:value-type="float" office:value="16239438" calcext:value-type="float">
            <text:p>16239438</text:p>
          </table:table-cell>
          <table:table-cell table:formula="of:=[.A1017]/1000/(60*60*24)" office:value-type="time" office:time-value="PT04H30M39.438S" calcext:value-type="time">
            <text:p>04:3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4.07" calcext:value-type="float">
            <text:p>294.07</text:p>
          </table:table-cell>
          <table:table-cell office:value-type="float" office:value="1108.41" calcext:value-type="float">
            <text:p>1108.41</text:p>
          </table:table-cell>
          <table:table-cell office:value-type="float" office:value="1374.24" calcext:value-type="float">
            <text:p>1374.24</text:p>
          </table:table-cell>
        </table:table-row>
        <table:table-row table:style-name="ro1">
          <table:table-cell office:value-type="float" office:value="16255438" calcext:value-type="float">
            <text:p>16255438</text:p>
          </table:table-cell>
          <table:table-cell table:formula="of:=[.A1018]/1000/(60*60*24)" office:value-type="time" office:time-value="PT04H30M55.438S" calcext:value-type="time">
            <text:p>04:3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09.48" calcext:value-type="float">
            <text:p>1109.48</text:p>
          </table:table-cell>
          <table:table-cell office:value-type="float" office:value="1375.55" calcext:value-type="float">
            <text:p>1375.55</text:p>
          </table:table-cell>
        </table:table-row>
        <table:table-row table:style-name="ro1">
          <table:table-cell office:value-type="float" office:value="16271438" calcext:value-type="float">
            <text:p>16271438</text:p>
          </table:table-cell>
          <table:table-cell table:formula="of:=[.A1019]/1000/(60*60*24)" office:value-type="time" office:time-value="PT04H31M11.438S" calcext:value-type="time">
            <text:p>04:3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10.56" calcext:value-type="float">
            <text:p>1110.56</text:p>
          </table:table-cell>
          <table:table-cell office:value-type="float" office:value="1376.86" calcext:value-type="float">
            <text:p>1376.86</text:p>
          </table:table-cell>
        </table:table-row>
        <table:table-row table:style-name="ro1">
          <table:table-cell office:value-type="float" office:value="16287438" calcext:value-type="float">
            <text:p>16287438</text:p>
          </table:table-cell>
          <table:table-cell table:formula="of:=[.A1020]/1000/(60*60*24)" office:value-type="time" office:time-value="PT04H31M27.438S" calcext:value-type="time">
            <text:p>04:3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11.63" calcext:value-type="float">
            <text:p>1111.63</text:p>
          </table:table-cell>
          <table:table-cell office:value-type="float" office:value="1378.17" calcext:value-type="float">
            <text:p>1378.17</text:p>
          </table:table-cell>
        </table:table-row>
        <table:table-row table:style-name="ro1">
          <table:table-cell office:value-type="float" office:value="16303438" calcext:value-type="float">
            <text:p>16303438</text:p>
          </table:table-cell>
          <table:table-cell table:formula="of:=[.A1021]/1000/(60*60*24)" office:value-type="time" office:time-value="PT04H31M43.438S" calcext:value-type="time">
            <text:p>04:3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12.71" calcext:value-type="float">
            <text:p>1112.71</text:p>
          </table:table-cell>
          <table:table-cell office:value-type="float" office:value="1379.48" calcext:value-type="float">
            <text:p>1379.48</text:p>
          </table:table-cell>
        </table:table-row>
        <table:table-row table:style-name="ro1">
          <table:table-cell office:value-type="float" office:value="16319438" calcext:value-type="float">
            <text:p>16319438</text:p>
          </table:table-cell>
          <table:table-cell table:formula="of:=[.A1022]/1000/(60*60*24)" office:value-type="time" office:time-value="PT04H31M59.438S" calcext:value-type="time">
            <text:p>04:3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13.78" calcext:value-type="float">
            <text:p>1113.78</text:p>
          </table:table-cell>
          <table:table-cell office:value-type="float" office:value="1380.79" calcext:value-type="float">
            <text:p>1380.79</text:p>
          </table:table-cell>
        </table:table-row>
        <table:table-row table:style-name="ro1">
          <table:table-cell office:value-type="float" office:value="16335438" calcext:value-type="float">
            <text:p>16335438</text:p>
          </table:table-cell>
          <table:table-cell table:formula="of:=[.A1023]/1000/(60*60*24)" office:value-type="time" office:time-value="PT04H32M15.438S" calcext:value-type="time">
            <text:p>04:3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14.86" calcext:value-type="float">
            <text:p>1114.86</text:p>
          </table:table-cell>
          <table:table-cell office:value-type="float" office:value="1382.1" calcext:value-type="float">
            <text:p>1382.1</text:p>
          </table:table-cell>
        </table:table-row>
        <table:table-row table:style-name="ro1">
          <table:table-cell office:value-type="float" office:value="16351438" calcext:value-type="float">
            <text:p>16351438</text:p>
          </table:table-cell>
          <table:table-cell table:formula="of:=[.A1024]/1000/(60*60*24)" office:value-type="time" office:time-value="PT04H32M31.438S" calcext:value-type="time">
            <text:p>04:3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15.93" calcext:value-type="float">
            <text:p>1115.93</text:p>
          </table:table-cell>
          <table:table-cell office:value-type="float" office:value="1383.41" calcext:value-type="float">
            <text:p>1383.41</text:p>
          </table:table-cell>
        </table:table-row>
        <table:table-row table:style-name="ro1">
          <table:table-cell office:value-type="float" office:value="16367438" calcext:value-type="float">
            <text:p>16367438</text:p>
          </table:table-cell>
          <table:table-cell table:formula="of:=[.A1025]/1000/(60*60*24)" office:value-type="time" office:time-value="PT04H32M47.438S" calcext:value-type="time">
            <text:p>04:3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17.01" calcext:value-type="float">
            <text:p>1117.01</text:p>
          </table:table-cell>
          <table:table-cell office:value-type="float" office:value="1384.72" calcext:value-type="float">
            <text:p>1384.72</text:p>
          </table:table-cell>
        </table:table-row>
        <table:table-row table:style-name="ro1">
          <table:table-cell office:value-type="float" office:value="16383438" calcext:value-type="float">
            <text:p>16383438</text:p>
          </table:table-cell>
          <table:table-cell table:formula="of:=[.A1026]/1000/(60*60*24)" office:value-type="time" office:time-value="PT04H33M03.438S" calcext:value-type="time">
            <text:p>04:3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18.08" calcext:value-type="float">
            <text:p>1118.08</text:p>
          </table:table-cell>
          <table:table-cell office:value-type="float" office:value="1386.03" calcext:value-type="float">
            <text:p>1386.03</text:p>
          </table:table-cell>
        </table:table-row>
        <table:table-row table:style-name="ro1">
          <table:table-cell office:value-type="float" office:value="16399438" calcext:value-type="float">
            <text:p>16399438</text:p>
          </table:table-cell>
          <table:table-cell table:formula="of:=[.A1027]/1000/(60*60*24)" office:value-type="time" office:time-value="PT04H33M19.438S" calcext:value-type="time">
            <text:p>04:3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19.15" calcext:value-type="float">
            <text:p>1119.15</text:p>
          </table:table-cell>
          <table:table-cell office:value-type="float" office:value="1387.33" calcext:value-type="float">
            <text:p>1387.33</text:p>
          </table:table-cell>
        </table:table-row>
        <table:table-row table:style-name="ro1">
          <table:table-cell office:value-type="float" office:value="16415438" calcext:value-type="float">
            <text:p>16415438</text:p>
          </table:table-cell>
          <table:table-cell table:formula="of:=[.A1028]/1000/(60*60*24)" office:value-type="time" office:time-value="PT04H33M35.438S" calcext:value-type="time">
            <text:p>04:3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20.23" calcext:value-type="float">
            <text:p>1120.23</text:p>
          </table:table-cell>
          <table:table-cell office:value-type="float" office:value="1388.64" calcext:value-type="float">
            <text:p>1388.64</text:p>
          </table:table-cell>
        </table:table-row>
        <table:table-row table:style-name="ro1">
          <table:table-cell office:value-type="float" office:value="16431438" calcext:value-type="float">
            <text:p>16431438</text:p>
          </table:table-cell>
          <table:table-cell table:formula="of:=[.A1029]/1000/(60*60*24)" office:value-type="time" office:time-value="PT04H33M51.438S" calcext:value-type="time">
            <text:p>04:3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8" calcext:value-type="float">
            <text:p>241.8</text:p>
          </table:table-cell>
          <table:table-cell office:value-type="float" office:value="295.04" calcext:value-type="float">
            <text:p>295.04</text:p>
          </table:table-cell>
          <table:table-cell office:value-type="float" office:value="1121.3" calcext:value-type="float">
            <text:p>1121.3</text:p>
          </table:table-cell>
          <table:table-cell office:value-type="float" office:value="1389.95" calcext:value-type="float">
            <text:p>1389.95</text:p>
          </table:table-cell>
        </table:table-row>
        <table:table-row table:style-name="ro1">
          <table:table-cell office:value-type="float" office:value="16447438" calcext:value-type="float">
            <text:p>16447438</text:p>
          </table:table-cell>
          <table:table-cell table:formula="of:=[.A1030]/1000/(60*60*24)" office:value-type="time" office:time-value="PT04H34M07.438S" calcext:value-type="time">
            <text:p>04:3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22.38" calcext:value-type="float">
            <text:p>1122.38</text:p>
          </table:table-cell>
          <table:table-cell office:value-type="float" office:value="1391.26" calcext:value-type="float">
            <text:p>1391.26</text:p>
          </table:table-cell>
        </table:table-row>
        <table:table-row table:style-name="ro1">
          <table:table-cell office:value-type="float" office:value="16463438" calcext:value-type="float">
            <text:p>16463438</text:p>
          </table:table-cell>
          <table:table-cell table:formula="of:=[.A1031]/1000/(60*60*24)" office:value-type="time" office:time-value="PT04H34M23.438S" calcext:value-type="time">
            <text:p>04:3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23.45" calcext:value-type="float">
            <text:p>1123.45</text:p>
          </table:table-cell>
          <table:table-cell office:value-type="float" office:value="1392.57" calcext:value-type="float">
            <text:p>1392.57</text:p>
          </table:table-cell>
        </table:table-row>
        <table:table-row table:style-name="ro1">
          <table:table-cell office:value-type="float" office:value="16479438" calcext:value-type="float">
            <text:p>16479438</text:p>
          </table:table-cell>
          <table:table-cell table:formula="of:=[.A1032]/1000/(60*60*24)" office:value-type="time" office:time-value="PT04H34M39.438S" calcext:value-type="time">
            <text:p>04:3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3.95" calcext:value-type="float">
            <text:p>293.95</text:p>
          </table:table-cell>
          <table:table-cell office:value-type="float" office:value="1124.53" calcext:value-type="float">
            <text:p>1124.53</text:p>
          </table:table-cell>
          <table:table-cell office:value-type="float" office:value="1393.88" calcext:value-type="float">
            <text:p>1393.88</text:p>
          </table:table-cell>
        </table:table-row>
        <table:table-row table:style-name="ro1">
          <table:table-cell office:value-type="float" office:value="16495438" calcext:value-type="float">
            <text:p>16495438</text:p>
          </table:table-cell>
          <table:table-cell table:formula="of:=[.A1033]/1000/(60*60*24)" office:value-type="time" office:time-value="PT04H34M55.438S" calcext:value-type="time">
            <text:p>04:3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25.6" calcext:value-type="float">
            <text:p>1125.6</text:p>
          </table:table-cell>
          <table:table-cell office:value-type="float" office:value="1395.19" calcext:value-type="float">
            <text:p>1395.19</text:p>
          </table:table-cell>
        </table:table-row>
        <table:table-row table:style-name="ro1">
          <table:table-cell office:value-type="float" office:value="16511438" calcext:value-type="float">
            <text:p>16511438</text:p>
          </table:table-cell>
          <table:table-cell table:formula="of:=[.A1034]/1000/(60*60*24)" office:value-type="time" office:time-value="PT04H35M11.438S" calcext:value-type="time">
            <text:p>04:3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26.67" calcext:value-type="float">
            <text:p>1126.67</text:p>
          </table:table-cell>
          <table:table-cell office:value-type="float" office:value="1396.5" calcext:value-type="float">
            <text:p>1396.5</text:p>
          </table:table-cell>
        </table:table-row>
        <table:table-row table:style-name="ro1">
          <table:table-cell office:value-type="float" office:value="16527438" calcext:value-type="float">
            <text:p>16527438</text:p>
          </table:table-cell>
          <table:table-cell table:formula="of:=[.A1035]/1000/(60*60*24)" office:value-type="time" office:time-value="PT04H35M27.438S" calcext:value-type="time">
            <text:p>04:3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127.75" calcext:value-type="float">
            <text:p>1127.75</text:p>
          </table:table-cell>
          <table:table-cell office:value-type="float" office:value="1397.81" calcext:value-type="float">
            <text:p>1397.81</text:p>
          </table:table-cell>
        </table:table-row>
        <table:table-row table:style-name="ro1">
          <table:table-cell office:value-type="float" office:value="16543438" calcext:value-type="float">
            <text:p>16543438</text:p>
          </table:table-cell>
          <table:table-cell table:formula="of:=[.A1036]/1000/(60*60*24)" office:value-type="time" office:time-value="PT04H35M43.438S" calcext:value-type="time">
            <text:p>04:3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28.82" calcext:value-type="float">
            <text:p>1128.82</text:p>
          </table:table-cell>
          <table:table-cell office:value-type="float" office:value="1399.12" calcext:value-type="float">
            <text:p>1399.12</text:p>
          </table:table-cell>
        </table:table-row>
        <table:table-row table:style-name="ro1">
          <table:table-cell office:value-type="float" office:value="16559438" calcext:value-type="float">
            <text:p>16559438</text:p>
          </table:table-cell>
          <table:table-cell table:formula="of:=[.A1037]/1000/(60*60*24)" office:value-type="time" office:time-value="PT04H35M59.438S" calcext:value-type="time">
            <text:p>04:3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29.9" calcext:value-type="float">
            <text:p>1129.9</text:p>
          </table:table-cell>
          <table:table-cell office:value-type="float" office:value="1400.43" calcext:value-type="float">
            <text:p>1400.43</text:p>
          </table:table-cell>
        </table:table-row>
        <table:table-row table:style-name="ro1">
          <table:table-cell office:value-type="float" office:value="16575438" calcext:value-type="float">
            <text:p>16575438</text:p>
          </table:table-cell>
          <table:table-cell table:formula="of:=[.A1038]/1000/(60*60*24)" office:value-type="time" office:time-value="PT04H36M15.438S" calcext:value-type="time">
            <text:p>04:3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2" calcext:value-type="float">
            <text:p>294.92</text:p>
          </table:table-cell>
          <table:table-cell office:value-type="float" office:value="1130.97" calcext:value-type="float">
            <text:p>1130.97</text:p>
          </table:table-cell>
          <table:table-cell office:value-type="float" office:value="1401.74" calcext:value-type="float">
            <text:p>1401.74</text:p>
          </table:table-cell>
        </table:table-row>
        <table:table-row table:style-name="ro1">
          <table:table-cell office:value-type="float" office:value="16591438" calcext:value-type="float">
            <text:p>16591438</text:p>
          </table:table-cell>
          <table:table-cell table:formula="of:=[.A1039]/1000/(60*60*24)" office:value-type="time" office:time-value="PT04H36M31.438S" calcext:value-type="time">
            <text:p>04:3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32.04" calcext:value-type="float">
            <text:p>1132.04</text:p>
          </table:table-cell>
          <table:table-cell office:value-type="float" office:value="1403.04" calcext:value-type="float">
            <text:p>1403.04</text:p>
          </table:table-cell>
        </table:table-row>
        <table:table-row table:style-name="ro1">
          <table:table-cell office:value-type="float" office:value="16607438" calcext:value-type="float">
            <text:p>16607438</text:p>
          </table:table-cell>
          <table:table-cell table:formula="of:=[.A1040]/1000/(60*60*24)" office:value-type="time" office:time-value="PT04H36M47.438S" calcext:value-type="time">
            <text:p>04:3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33.12" calcext:value-type="float">
            <text:p>1133.12</text:p>
          </table:table-cell>
          <table:table-cell office:value-type="float" office:value="1404.35" calcext:value-type="float">
            <text:p>1404.35</text:p>
          </table:table-cell>
        </table:table-row>
        <table:table-row table:style-name="ro1">
          <table:table-cell office:value-type="float" office:value="16623438" calcext:value-type="float">
            <text:p>16623438</text:p>
          </table:table-cell>
          <table:table-cell table:formula="of:=[.A1041]/1000/(60*60*24)" office:value-type="time" office:time-value="PT04H37M03.438S" calcext:value-type="time">
            <text:p>04:3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34.19" calcext:value-type="float">
            <text:p>1134.19</text:p>
          </table:table-cell>
          <table:table-cell office:value-type="float" office:value="1405.66" calcext:value-type="float">
            <text:p>1405.66</text:p>
          </table:table-cell>
        </table:table-row>
        <table:table-row table:style-name="ro1">
          <table:table-cell office:value-type="float" office:value="16639438" calcext:value-type="float">
            <text:p>16639438</text:p>
          </table:table-cell>
          <table:table-cell table:formula="of:=[.A1042]/1000/(60*60*24)" office:value-type="time" office:time-value="PT04H37M19.438S" calcext:value-type="time">
            <text:p>04:3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35.27" calcext:value-type="float">
            <text:p>1135.27</text:p>
          </table:table-cell>
          <table:table-cell office:value-type="float" office:value="1406.97" calcext:value-type="float">
            <text:p>1406.97</text:p>
          </table:table-cell>
        </table:table-row>
        <table:table-row table:style-name="ro1">
          <table:table-cell office:value-type="float" office:value="16655438" calcext:value-type="float">
            <text:p>16655438</text:p>
          </table:table-cell>
          <table:table-cell table:formula="of:=[.A1043]/1000/(60*60*24)" office:value-type="time" office:time-value="PT04H37M35.438S" calcext:value-type="time">
            <text:p>04:3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36.34" calcext:value-type="float">
            <text:p>1136.34</text:p>
          </table:table-cell>
          <table:table-cell office:value-type="float" office:value="1408.28" calcext:value-type="float">
            <text:p>1408.28</text:p>
          </table:table-cell>
        </table:table-row>
        <table:table-row table:style-name="ro1">
          <table:table-cell office:value-type="float" office:value="16671438" calcext:value-type="float">
            <text:p>16671438</text:p>
          </table:table-cell>
          <table:table-cell table:formula="of:=[.A1044]/1000/(60*60*24)" office:value-type="time" office:time-value="PT04H37M51.438S" calcext:value-type="time">
            <text:p>04:3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37.42" calcext:value-type="float">
            <text:p>1137.42</text:p>
          </table:table-cell>
          <table:table-cell office:value-type="float" office:value="1409.59" calcext:value-type="float">
            <text:p>1409.59</text:p>
          </table:table-cell>
        </table:table-row>
        <table:table-row table:style-name="ro1">
          <table:table-cell office:value-type="float" office:value="16687438" calcext:value-type="float">
            <text:p>16687438</text:p>
          </table:table-cell>
          <table:table-cell table:formula="of:=[.A1045]/1000/(60*60*24)" office:value-type="time" office:time-value="PT04H38M07.438S" calcext:value-type="time">
            <text:p>04:3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38.49" calcext:value-type="float">
            <text:p>1138.49</text:p>
          </table:table-cell>
          <table:table-cell office:value-type="float" office:value="1410.9" calcext:value-type="float">
            <text:p>1410.9</text:p>
          </table:table-cell>
        </table:table-row>
        <table:table-row table:style-name="ro1">
          <table:table-cell office:value-type="float" office:value="16703438" calcext:value-type="float">
            <text:p>16703438</text:p>
          </table:table-cell>
          <table:table-cell table:formula="of:=[.A1046]/1000/(60*60*24)" office:value-type="time" office:time-value="PT04H38M23.438S" calcext:value-type="time">
            <text:p>04:3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7" calcext:value-type="float">
            <text:p>241.7</text:p>
          </table:table-cell>
          <table:table-cell office:value-type="float" office:value="294.91" calcext:value-type="float">
            <text:p>294.91</text:p>
          </table:table-cell>
          <table:table-cell office:value-type="float" office:value="1139.56" calcext:value-type="float">
            <text:p>1139.56</text:p>
          </table:table-cell>
          <table:table-cell office:value-type="float" office:value="1412.21" calcext:value-type="float">
            <text:p>1412.21</text:p>
          </table:table-cell>
        </table:table-row>
        <table:table-row table:style-name="ro1">
          <table:table-cell office:value-type="float" office:value="16719438" calcext:value-type="float">
            <text:p>16719438</text:p>
          </table:table-cell>
          <table:table-cell table:formula="of:=[.A1047]/1000/(60*60*24)" office:value-type="time" office:time-value="PT04H38M39.438S" calcext:value-type="time">
            <text:p>04:3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40.64" calcext:value-type="float">
            <text:p>1140.64</text:p>
          </table:table-cell>
          <table:table-cell office:value-type="float" office:value="1413.51" calcext:value-type="float">
            <text:p>1413.51</text:p>
          </table:table-cell>
        </table:table-row>
        <table:table-row table:style-name="ro1">
          <table:table-cell office:value-type="float" office:value="16735438" calcext:value-type="float">
            <text:p>16735438</text:p>
          </table:table-cell>
          <table:table-cell table:formula="of:=[.A1048]/1000/(60*60*24)" office:value-type="time" office:time-value="PT04H38M55.438S" calcext:value-type="time">
            <text:p>04:3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41.71" calcext:value-type="float">
            <text:p>1141.71</text:p>
          </table:table-cell>
          <table:table-cell office:value-type="float" office:value="1414.82" calcext:value-type="float">
            <text:p>1414.82</text:p>
          </table:table-cell>
        </table:table-row>
        <table:table-row table:style-name="ro1">
          <table:table-cell office:value-type="float" office:value="16751438" calcext:value-type="float">
            <text:p>16751438</text:p>
          </table:table-cell>
          <table:table-cell table:formula="of:=[.A1049]/1000/(60*60*24)" office:value-type="time" office:time-value="PT04H39M11.438S" calcext:value-type="time">
            <text:p>04:3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42.78" calcext:value-type="float">
            <text:p>1142.78</text:p>
          </table:table-cell>
          <table:table-cell office:value-type="float" office:value="1416.13" calcext:value-type="float">
            <text:p>1416.13</text:p>
          </table:table-cell>
        </table:table-row>
        <table:table-row table:style-name="ro1">
          <table:table-cell office:value-type="float" office:value="16767438" calcext:value-type="float">
            <text:p>16767438</text:p>
          </table:table-cell>
          <table:table-cell table:formula="of:=[.A1050]/1000/(60*60*24)" office:value-type="time" office:time-value="PT04H39M27.438S" calcext:value-type="time">
            <text:p>04:3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4.79" calcext:value-type="float">
            <text:p>294.79</text:p>
          </table:table-cell>
          <table:table-cell office:value-type="float" office:value="1143.86" calcext:value-type="float">
            <text:p>1143.86</text:p>
          </table:table-cell>
          <table:table-cell office:value-type="float" office:value="1417.44" calcext:value-type="float">
            <text:p>1417.44</text:p>
          </table:table-cell>
        </table:table-row>
        <table:table-row table:style-name="ro1">
          <table:table-cell office:value-type="float" office:value="16783438" calcext:value-type="float">
            <text:p>16783438</text:p>
          </table:table-cell>
          <table:table-cell table:formula="of:=[.A1051]/1000/(60*60*24)" office:value-type="time" office:time-value="PT04H39M43.438S" calcext:value-type="time">
            <text:p>04:3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44.93" calcext:value-type="float">
            <text:p>1144.93</text:p>
          </table:table-cell>
          <table:table-cell office:value-type="float" office:value="1418.75" calcext:value-type="float">
            <text:p>1418.75</text:p>
          </table:table-cell>
        </table:table-row>
        <table:table-row table:style-name="ro1">
          <table:table-cell office:value-type="float" office:value="16799438" calcext:value-type="float">
            <text:p>16799438</text:p>
          </table:table-cell>
          <table:table-cell table:formula="of:=[.A1052]/1000/(60*60*24)" office:value-type="time" office:time-value="PT04H39M59.438S" calcext:value-type="time">
            <text:p>04:3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146.01" calcext:value-type="float">
            <text:p>1146.01</text:p>
          </table:table-cell>
          <table:table-cell office:value-type="float" office:value="1420.06" calcext:value-type="float">
            <text:p>1420.06</text:p>
          </table:table-cell>
        </table:table-row>
        <table:table-row table:style-name="ro1">
          <table:table-cell office:value-type="float" office:value="16815438" calcext:value-type="float">
            <text:p>16815438</text:p>
          </table:table-cell>
          <table:table-cell table:formula="of:=[.A1053]/1000/(60*60*24)" office:value-type="time" office:time-value="PT04H40M15.438S" calcext:value-type="time">
            <text:p>04:40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147.08" calcext:value-type="float">
            <text:p>1147.08</text:p>
          </table:table-cell>
          <table:table-cell office:value-type="float" office:value="1421.37" calcext:value-type="float">
            <text:p>1421.37</text:p>
          </table:table-cell>
        </table:table-row>
        <table:table-row table:style-name="ro1">
          <table:table-cell office:value-type="float" office:value="16831438" calcext:value-type="float">
            <text:p>16831438</text:p>
          </table:table-cell>
          <table:table-cell table:formula="of:=[.A1054]/1000/(60*60*24)" office:value-type="time" office:time-value="PT04H40M31.438S" calcext:value-type="time">
            <text:p>04:4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6" calcext:value-type="float">
            <text:p>241.6</text:p>
          </table:table-cell>
          <table:table-cell office:value-type="float" office:value="293.82" calcext:value-type="float">
            <text:p>293.82</text:p>
          </table:table-cell>
          <table:table-cell office:value-type="float" office:value="1148.15" calcext:value-type="float">
            <text:p>1148.15</text:p>
          </table:table-cell>
          <table:table-cell office:value-type="float" office:value="1422.67" calcext:value-type="float">
            <text:p>1422.67</text:p>
          </table:table-cell>
        </table:table-row>
        <table:table-row table:style-name="ro1">
          <table:table-cell office:value-type="float" office:value="16847438" calcext:value-type="float">
            <text:p>16847438</text:p>
          </table:table-cell>
          <table:table-cell table:formula="of:=[.A1055]/1000/(60*60*24)" office:value-type="time" office:time-value="PT04H40M47.438S" calcext:value-type="time">
            <text:p>04:4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149.23" calcext:value-type="float">
            <text:p>1149.23</text:p>
          </table:table-cell>
          <table:table-cell office:value-type="float" office:value="1423.98" calcext:value-type="float">
            <text:p>1423.98</text:p>
          </table:table-cell>
        </table:table-row>
        <table:table-row table:style-name="ro1">
          <table:table-cell office:value-type="float" office:value="16863437" calcext:value-type="float">
            <text:p>16863437</text:p>
          </table:table-cell>
          <table:table-cell table:formula="of:=[.A1056]/1000/(60*60*24)" office:value-type="time" office:time-value="PT04H41M03.437S" calcext:value-type="time">
            <text:p>04:4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0.3" calcext:value-type="float">
            <text:p>1150.3</text:p>
          </table:table-cell>
          <table:table-cell office:value-type="float" office:value="1425.29" calcext:value-type="float">
            <text:p>1425.29</text:p>
          </table:table-cell>
        </table:table-row>
        <table:table-row table:style-name="ro1">
          <table:table-cell office:value-type="float" office:value="16879438" calcext:value-type="float">
            <text:p>16879438</text:p>
          </table:table-cell>
          <table:table-cell table:formula="of:=[.A1057]/1000/(60*60*24)" office:value-type="time" office:time-value="PT04H41M19.438S" calcext:value-type="time">
            <text:p>04:4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1.38" calcext:value-type="float">
            <text:p>1151.38</text:p>
          </table:table-cell>
          <table:table-cell office:value-type="float" office:value="1426.59" calcext:value-type="float">
            <text:p>1426.59</text:p>
          </table:table-cell>
        </table:table-row>
        <table:table-row table:style-name="ro1">
          <table:table-cell office:value-type="float" office:value="16895438" calcext:value-type="float">
            <text:p>16895438</text:p>
          </table:table-cell>
          <table:table-cell table:formula="of:=[.A1058]/1000/(60*60*24)" office:value-type="time" office:time-value="PT04H41M35.438S" calcext:value-type="time">
            <text:p>04:4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2.45" calcext:value-type="float">
            <text:p>1152.45</text:p>
          </table:table-cell>
          <table:table-cell office:value-type="float" office:value="1427.9" calcext:value-type="float">
            <text:p>1427.9</text:p>
          </table:table-cell>
        </table:table-row>
        <table:table-row table:style-name="ro1">
          <table:table-cell office:value-type="float" office:value="16911438" calcext:value-type="float">
            <text:p>16911438</text:p>
          </table:table-cell>
          <table:table-cell table:formula="of:=[.A1059]/1000/(60*60*24)" office:value-type="time" office:time-value="PT04H41M51.438S" calcext:value-type="time">
            <text:p>04:4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3.52" calcext:value-type="float">
            <text:p>1153.52</text:p>
          </table:table-cell>
          <table:table-cell office:value-type="float" office:value="1429.21" calcext:value-type="float">
            <text:p>1429.21</text:p>
          </table:table-cell>
        </table:table-row>
        <table:table-row table:style-name="ro1">
          <table:table-cell office:value-type="float" office:value="16927438" calcext:value-type="float">
            <text:p>16927438</text:p>
          </table:table-cell>
          <table:table-cell table:formula="of:=[.A1060]/1000/(60*60*24)" office:value-type="time" office:time-value="PT04H42M07.438S" calcext:value-type="time">
            <text:p>04:4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4.6" calcext:value-type="float">
            <text:p>1154.6</text:p>
          </table:table-cell>
          <table:table-cell office:value-type="float" office:value="1430.51" calcext:value-type="float">
            <text:p>1430.51</text:p>
          </table:table-cell>
        </table:table-row>
        <table:table-row table:style-name="ro1">
          <table:table-cell office:value-type="float" office:value="16943438" calcext:value-type="float">
            <text:p>16943438</text:p>
          </table:table-cell>
          <table:table-cell table:formula="of:=[.A1061]/1000/(60*60*24)" office:value-type="time" office:time-value="PT04H42M23.438S" calcext:value-type="time">
            <text:p>04:4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5.67" calcext:value-type="float">
            <text:p>1155.67</text:p>
          </table:table-cell>
          <table:table-cell office:value-type="float" office:value="1431.82" calcext:value-type="float">
            <text:p>1431.82</text:p>
          </table:table-cell>
        </table:table-row>
        <table:table-row table:style-name="ro1">
          <table:table-cell office:value-type="float" office:value="16959438" calcext:value-type="float">
            <text:p>16959438</text:p>
          </table:table-cell>
          <table:table-cell table:formula="of:=[.A1062]/1000/(60*60*24)" office:value-type="time" office:time-value="PT04H42M39.438S" calcext:value-type="time">
            <text:p>04:4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6.75" calcext:value-type="float">
            <text:p>1156.75</text:p>
          </table:table-cell>
          <table:table-cell office:value-type="float" office:value="1433.13" calcext:value-type="float">
            <text:p>1433.13</text:p>
          </table:table-cell>
        </table:table-row>
        <table:table-row table:style-name="ro1">
          <table:table-cell office:value-type="float" office:value="16975438" calcext:value-type="float">
            <text:p>16975438</text:p>
          </table:table-cell>
          <table:table-cell table:formula="of:=[.A1063]/1000/(60*60*24)" office:value-type="time" office:time-value="PT04H42M55.438S" calcext:value-type="time">
            <text:p>04:4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4.67" calcext:value-type="float">
            <text:p>294.67</text:p>
          </table:table-cell>
          <table:table-cell office:value-type="float" office:value="1157.82" calcext:value-type="float">
            <text:p>1157.82</text:p>
          </table:table-cell>
          <table:table-cell office:value-type="float" office:value="1434.43" calcext:value-type="float">
            <text:p>1434.43</text:p>
          </table:table-cell>
        </table:table-row>
        <table:table-row table:style-name="ro1">
          <table:table-cell office:value-type="float" office:value="16991438" calcext:value-type="float">
            <text:p>16991438</text:p>
          </table:table-cell>
          <table:table-cell table:formula="of:=[.A1064]/1000/(60*60*24)" office:value-type="time" office:time-value="PT04H43M11.438S" calcext:value-type="time">
            <text:p>04:4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8.89" calcext:value-type="float">
            <text:p>1158.89</text:p>
          </table:table-cell>
          <table:table-cell office:value-type="float" office:value="1435.74" calcext:value-type="float">
            <text:p>1435.74</text:p>
          </table:table-cell>
        </table:table-row>
        <table:table-row table:style-name="ro1">
          <table:table-cell office:value-type="float" office:value="17007438" calcext:value-type="float">
            <text:p>17007438</text:p>
          </table:table-cell>
          <table:table-cell table:formula="of:=[.A1065]/1000/(60*60*24)" office:value-type="time" office:time-value="PT04H43M27.438S" calcext:value-type="time">
            <text:p>04:4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59.97" calcext:value-type="float">
            <text:p>1159.97</text:p>
          </table:table-cell>
          <table:table-cell office:value-type="float" office:value="1437.04" calcext:value-type="float">
            <text:p>1437.04</text:p>
          </table:table-cell>
        </table:table-row>
        <table:table-row table:style-name="ro1">
          <table:table-cell office:value-type="float" office:value="17023438" calcext:value-type="float">
            <text:p>17023438</text:p>
          </table:table-cell>
          <table:table-cell table:formula="of:=[.A1066]/1000/(60*60*24)" office:value-type="time" office:time-value="PT04H43M43.438S" calcext:value-type="time">
            <text:p>04:4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61.04" calcext:value-type="float">
            <text:p>1161.04</text:p>
          </table:table-cell>
          <table:table-cell office:value-type="float" office:value="1438.35" calcext:value-type="float">
            <text:p>1438.35</text:p>
          </table:table-cell>
        </table:table-row>
        <table:table-row table:style-name="ro1">
          <table:table-cell office:value-type="float" office:value="17039438" calcext:value-type="float">
            <text:p>17039438</text:p>
          </table:table-cell>
          <table:table-cell table:formula="of:=[.A1067]/1000/(60*60*24)" office:value-type="time" office:time-value="PT04H43M59.438S" calcext:value-type="time">
            <text:p>04:43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62.11" calcext:value-type="float">
            <text:p>1162.11</text:p>
          </table:table-cell>
          <table:table-cell office:value-type="float" office:value="1439.65" calcext:value-type="float">
            <text:p>1439.65</text:p>
          </table:table-cell>
        </table:table-row>
        <table:table-row table:style-name="ro1">
          <table:table-cell office:value-type="float" office:value="17055438" calcext:value-type="float">
            <text:p>17055438</text:p>
          </table:table-cell>
          <table:table-cell table:formula="of:=[.A1068]/1000/(60*60*24)" office:value-type="time" office:time-value="PT04H44M15.438S" calcext:value-type="time">
            <text:p>04:4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63.19" calcext:value-type="float">
            <text:p>1163.19</text:p>
          </table:table-cell>
          <table:table-cell office:value-type="float" office:value="1440.96" calcext:value-type="float">
            <text:p>1440.96</text:p>
          </table:table-cell>
        </table:table-row>
        <table:table-row table:style-name="ro1">
          <table:table-cell office:value-type="float" office:value="17071438" calcext:value-type="float">
            <text:p>17071438</text:p>
          </table:table-cell>
          <table:table-cell table:formula="of:=[.A1069]/1000/(60*60*24)" office:value-type="time" office:time-value="PT04H44M31.438S" calcext:value-type="time">
            <text:p>04:4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64.26" calcext:value-type="float">
            <text:p>1164.26</text:p>
          </table:table-cell>
          <table:table-cell office:value-type="float" office:value="1442.26" calcext:value-type="float">
            <text:p>1442.26</text:p>
          </table:table-cell>
        </table:table-row>
        <table:table-row table:style-name="ro1">
          <table:table-cell office:value-type="float" office:value="17087438" calcext:value-type="float">
            <text:p>17087438</text:p>
          </table:table-cell>
          <table:table-cell table:formula="of:=[.A1070]/1000/(60*60*24)" office:value-type="time" office:time-value="PT04H44M47.438S" calcext:value-type="time">
            <text:p>04:4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65.34" calcext:value-type="float">
            <text:p>1165.34</text:p>
          </table:table-cell>
          <table:table-cell office:value-type="float" office:value="1443.57" calcext:value-type="float">
            <text:p>1443.57</text:p>
          </table:table-cell>
        </table:table-row>
        <table:table-row table:style-name="ro1">
          <table:table-cell office:value-type="float" office:value="17103438" calcext:value-type="float">
            <text:p>17103438</text:p>
          </table:table-cell>
          <table:table-cell table:formula="of:=[.A1071]/1000/(60*60*24)" office:value-type="time" office:time-value="PT04H45M03.438S" calcext:value-type="time">
            <text:p>04:4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5" calcext:value-type="float">
            <text:p>241.5</text:p>
          </table:table-cell>
          <table:table-cell office:value-type="float" office:value="293.7" calcext:value-type="float">
            <text:p>293.7</text:p>
          </table:table-cell>
          <table:table-cell office:value-type="float" office:value="1166.41" calcext:value-type="float">
            <text:p>1166.41</text:p>
          </table:table-cell>
          <table:table-cell office:value-type="float" office:value="1444.87" calcext:value-type="float">
            <text:p>1444.87</text:p>
          </table:table-cell>
        </table:table-row>
        <table:table-row table:style-name="ro1">
          <table:table-cell office:value-type="float" office:value="17119438" calcext:value-type="float">
            <text:p>17119438</text:p>
          </table:table-cell>
          <table:table-cell table:formula="of:=[.A1072]/1000/(60*60*24)" office:value-type="time" office:time-value="PT04H45M19.438S" calcext:value-type="time">
            <text:p>04:4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67.48" calcext:value-type="float">
            <text:p>1167.48</text:p>
          </table:table-cell>
          <table:table-cell office:value-type="float" office:value="1446.18" calcext:value-type="float">
            <text:p>1446.18</text:p>
          </table:table-cell>
        </table:table-row>
        <table:table-row table:style-name="ro1">
          <table:table-cell office:value-type="float" office:value="17135438" calcext:value-type="float">
            <text:p>17135438</text:p>
          </table:table-cell>
          <table:table-cell table:formula="of:=[.A1073]/1000/(60*60*24)" office:value-type="time" office:time-value="PT04H45M35.438S" calcext:value-type="time">
            <text:p>04:45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68.55" calcext:value-type="float">
            <text:p>1168.55</text:p>
          </table:table-cell>
          <table:table-cell office:value-type="float" office:value="1447.49" calcext:value-type="float">
            <text:p>1447.49</text:p>
          </table:table-cell>
        </table:table-row>
        <table:table-row table:style-name="ro1">
          <table:table-cell office:value-type="float" office:value="17151438" calcext:value-type="float">
            <text:p>17151438</text:p>
          </table:table-cell>
          <table:table-cell table:formula="of:=[.A1074]/1000/(60*60*24)" office:value-type="time" office:time-value="PT04H45M51.438S" calcext:value-type="time">
            <text:p>04:45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69.63" calcext:value-type="float">
            <text:p>1169.63</text:p>
          </table:table-cell>
          <table:table-cell office:value-type="float" office:value="1448.79" calcext:value-type="float">
            <text:p>1448.79</text:p>
          </table:table-cell>
        </table:table-row>
        <table:table-row table:style-name="ro1">
          <table:table-cell office:value-type="float" office:value="17167438" calcext:value-type="float">
            <text:p>17167438</text:p>
          </table:table-cell>
          <table:table-cell table:formula="of:=[.A1075]/1000/(60*60*24)" office:value-type="time" office:time-value="PT04H46M07.438S" calcext:value-type="time">
            <text:p>04:4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4.54" calcext:value-type="float">
            <text:p>294.54</text:p>
          </table:table-cell>
          <table:table-cell office:value-type="float" office:value="1170.7" calcext:value-type="float">
            <text:p>1170.7</text:p>
          </table:table-cell>
          <table:table-cell office:value-type="float" office:value="1450.1" calcext:value-type="float">
            <text:p>1450.1</text:p>
          </table:table-cell>
        </table:table-row>
        <table:table-row table:style-name="ro1">
          <table:table-cell office:value-type="float" office:value="17183438" calcext:value-type="float">
            <text:p>17183438</text:p>
          </table:table-cell>
          <table:table-cell table:formula="of:=[.A1076]/1000/(60*60*24)" office:value-type="time" office:time-value="PT04H46M23.438S" calcext:value-type="time">
            <text:p>04:46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71.77" calcext:value-type="float">
            <text:p>1171.77</text:p>
          </table:table-cell>
          <table:table-cell office:value-type="float" office:value="1451.4" calcext:value-type="float">
            <text:p>1451.4</text:p>
          </table:table-cell>
        </table:table-row>
        <table:table-row table:style-name="ro1">
          <table:table-cell office:value-type="float" office:value="17199438" calcext:value-type="float">
            <text:p>17199438</text:p>
          </table:table-cell>
          <table:table-cell table:formula="of:=[.A1077]/1000/(60*60*24)" office:value-type="time" office:time-value="PT04H46M39.438S" calcext:value-type="time">
            <text:p>04:46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72.84" calcext:value-type="float">
            <text:p>1172.84</text:p>
          </table:table-cell>
          <table:table-cell office:value-type="float" office:value="1452.71" calcext:value-type="float">
            <text:p>1452.71</text:p>
          </table:table-cell>
        </table:table-row>
        <table:table-row table:style-name="ro1">
          <table:table-cell office:value-type="float" office:value="17215438" calcext:value-type="float">
            <text:p>17215438</text:p>
          </table:table-cell>
          <table:table-cell table:formula="of:=[.A1078]/1000/(60*60*24)" office:value-type="time" office:time-value="PT04H46M55.438S" calcext:value-type="time">
            <text:p>04:46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73.92" calcext:value-type="float">
            <text:p>1173.92</text:p>
          </table:table-cell>
          <table:table-cell office:value-type="float" office:value="1454.01" calcext:value-type="float">
            <text:p>1454.01</text:p>
          </table:table-cell>
        </table:table-row>
        <table:table-row table:style-name="ro1">
          <table:table-cell office:value-type="float" office:value="17231438" calcext:value-type="float">
            <text:p>17231438</text:p>
          </table:table-cell>
          <table:table-cell table:formula="of:=[.A1079]/1000/(60*60*24)" office:value-type="time" office:time-value="PT04H47M11.438S" calcext:value-type="time">
            <text:p>04:4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74.99" calcext:value-type="float">
            <text:p>1174.99</text:p>
          </table:table-cell>
          <table:table-cell office:value-type="float" office:value="1455.32" calcext:value-type="float">
            <text:p>1455.32</text:p>
          </table:table-cell>
        </table:table-row>
        <table:table-row table:style-name="ro1">
          <table:table-cell office:value-type="float" office:value="17247437" calcext:value-type="float">
            <text:p>17247437</text:p>
          </table:table-cell>
          <table:table-cell table:formula="of:=[.A1080]/1000/(60*60*24)" office:value-type="time" office:time-value="PT04H47M27.437S" calcext:value-type="time">
            <text:p>04:47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76.06" calcext:value-type="float">
            <text:p>1176.06</text:p>
          </table:table-cell>
          <table:table-cell office:value-type="float" office:value="1456.62" calcext:value-type="float">
            <text:p>1456.62</text:p>
          </table:table-cell>
        </table:table-row>
        <table:table-row table:style-name="ro1">
          <table:table-cell office:value-type="float" office:value="17263438" calcext:value-type="float">
            <text:p>17263438</text:p>
          </table:table-cell>
          <table:table-cell table:formula="of:=[.A1081]/1000/(60*60*24)" office:value-type="time" office:time-value="PT04H47M43.438S" calcext:value-type="time">
            <text:p>04:4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8" calcext:value-type="float">
            <text:p>293.58</text:p>
          </table:table-cell>
          <table:table-cell office:value-type="float" office:value="1177.13" calcext:value-type="float">
            <text:p>1177.13</text:p>
          </table:table-cell>
          <table:table-cell office:value-type="float" office:value="1457.93" calcext:value-type="float">
            <text:p>1457.93</text:p>
          </table:table-cell>
        </table:table-row>
        <table:table-row table:style-name="ro1">
          <table:table-cell office:value-type="float" office:value="17279438" calcext:value-type="float">
            <text:p>17279438</text:p>
          </table:table-cell>
          <table:table-cell table:formula="of:=[.A1082]/1000/(60*60*24)" office:value-type="time" office:time-value="PT04H47M59.438S" calcext:value-type="time">
            <text:p>04:47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178.21" calcext:value-type="float">
            <text:p>1178.21</text:p>
          </table:table-cell>
          <table:table-cell office:value-type="float" office:value="1459.23" calcext:value-type="float">
            <text:p>1459.23</text:p>
          </table:table-cell>
        </table:table-row>
        <table:table-row table:style-name="ro1">
          <table:table-cell office:value-type="float" office:value="17295438" calcext:value-type="float">
            <text:p>17295438</text:p>
          </table:table-cell>
          <table:table-cell table:formula="of:=[.A1083]/1000/(60*60*24)" office:value-type="time" office:time-value="PT04H48M15.438S" calcext:value-type="time">
            <text:p>04:48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179.28" calcext:value-type="float">
            <text:p>1179.28</text:p>
          </table:table-cell>
          <table:table-cell office:value-type="float" office:value="1460.54" calcext:value-type="float">
            <text:p>1460.54</text:p>
          </table:table-cell>
        </table:table-row>
        <table:table-row table:style-name="ro1">
          <table:table-cell office:value-type="float" office:value="17311438" calcext:value-type="float">
            <text:p>17311438</text:p>
          </table:table-cell>
          <table:table-cell table:formula="of:=[.A1084]/1000/(60*60*24)" office:value-type="time" office:time-value="PT04H48M31.438S" calcext:value-type="time">
            <text:p>04:48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80.35" calcext:value-type="float">
            <text:p>1180.35</text:p>
          </table:table-cell>
          <table:table-cell office:value-type="float" office:value="1461.84" calcext:value-type="float">
            <text:p>1461.84</text:p>
          </table:table-cell>
        </table:table-row>
        <table:table-row table:style-name="ro1">
          <table:table-cell office:value-type="float" office:value="17327438" calcext:value-type="float">
            <text:p>17327438</text:p>
          </table:table-cell>
          <table:table-cell table:formula="of:=[.A1085]/1000/(60*60*24)" office:value-type="time" office:time-value="PT04H48M47.438S" calcext:value-type="time">
            <text:p>04:48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4" calcext:value-type="float">
            <text:p>241.4</text:p>
          </table:table-cell>
          <table:table-cell office:value-type="float" office:value="293.57" calcext:value-type="float">
            <text:p>293.57</text:p>
          </table:table-cell>
          <table:table-cell office:value-type="float" office:value="1181.42" calcext:value-type="float">
            <text:p>1181.42</text:p>
          </table:table-cell>
          <table:table-cell office:value-type="float" office:value="1463.14" calcext:value-type="float">
            <text:p>1463.14</text:p>
          </table:table-cell>
        </table:table-row>
        <table:table-row table:style-name="ro1">
          <table:table-cell office:value-type="float" office:value="17343438" calcext:value-type="float">
            <text:p>17343438</text:p>
          </table:table-cell>
          <table:table-cell table:formula="of:=[.A1086]/1000/(60*60*24)" office:value-type="time" office:time-value="PT04H49M03.438S" calcext:value-type="time">
            <text:p>04:49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82.5" calcext:value-type="float">
            <text:p>1182.5</text:p>
          </table:table-cell>
          <table:table-cell office:value-type="float" office:value="1464.45" calcext:value-type="float">
            <text:p>1464.45</text:p>
          </table:table-cell>
        </table:table-row>
        <table:table-row table:style-name="ro1">
          <table:table-cell office:value-type="float" office:value="17359438" calcext:value-type="float">
            <text:p>17359438</text:p>
          </table:table-cell>
          <table:table-cell table:formula="of:=[.A1087]/1000/(60*60*24)" office:value-type="time" office:time-value="PT04H49M19.438S" calcext:value-type="time">
            <text:p>04:49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83.57" calcext:value-type="float">
            <text:p>1183.57</text:p>
          </table:table-cell>
          <table:table-cell office:value-type="float" office:value="1465.75" calcext:value-type="float">
            <text:p>1465.75</text:p>
          </table:table-cell>
        </table:table-row>
        <table:table-row table:style-name="ro1">
          <table:table-cell office:value-type="float" office:value="17375438" calcext:value-type="float">
            <text:p>17375438</text:p>
          </table:table-cell>
          <table:table-cell table:formula="of:=[.A1088]/1000/(60*60*24)" office:value-type="time" office:time-value="PT04H49M35.438S" calcext:value-type="time">
            <text:p>04:49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84.64" calcext:value-type="float">
            <text:p>1184.64</text:p>
          </table:table-cell>
          <table:table-cell office:value-type="float" office:value="1467.06" calcext:value-type="float">
            <text:p>1467.06</text:p>
          </table:table-cell>
        </table:table-row>
        <table:table-row table:style-name="ro1">
          <table:table-cell office:value-type="float" office:value="17391438" calcext:value-type="float">
            <text:p>17391438</text:p>
          </table:table-cell>
          <table:table-cell table:formula="of:=[.A1089]/1000/(60*60*24)" office:value-type="time" office:time-value="PT04H49M51.438S" calcext:value-type="time">
            <text:p>04:49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85.71" calcext:value-type="float">
            <text:p>1185.71</text:p>
          </table:table-cell>
          <table:table-cell office:value-type="float" office:value="1468.36" calcext:value-type="float">
            <text:p>1468.36</text:p>
          </table:table-cell>
        </table:table-row>
        <table:table-row table:style-name="ro1">
          <table:table-cell office:value-type="float" office:value="17407438" calcext:value-type="float">
            <text:p>17407438</text:p>
          </table:table-cell>
          <table:table-cell table:formula="of:=[.A1090]/1000/(60*60*24)" office:value-type="time" office:time-value="PT04H50M07.438S" calcext:value-type="time">
            <text:p>04:50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86.79" calcext:value-type="float">
            <text:p>1186.79</text:p>
          </table:table-cell>
          <table:table-cell office:value-type="float" office:value="1469.67" calcext:value-type="float">
            <text:p>1469.67</text:p>
          </table:table-cell>
        </table:table-row>
        <table:table-row table:style-name="ro1">
          <table:table-cell office:value-type="float" office:value="17423438" calcext:value-type="float">
            <text:p>17423438</text:p>
          </table:table-cell>
          <table:table-cell table:formula="of:=[.A1091]/1000/(60*60*24)" office:value-type="time" office:time-value="PT04H50M23.438S" calcext:value-type="time">
            <text:p>04:50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87.86" calcext:value-type="float">
            <text:p>1187.86</text:p>
          </table:table-cell>
          <table:table-cell office:value-type="float" office:value="1470.97" calcext:value-type="float">
            <text:p>1470.97</text:p>
          </table:table-cell>
        </table:table-row>
        <table:table-row table:style-name="ro1">
          <table:table-cell office:value-type="float" office:value="17439438" calcext:value-type="float">
            <text:p>17439438</text:p>
          </table:table-cell>
          <table:table-cell table:formula="of:=[.A1092]/1000/(60*60*24)" office:value-type="time" office:time-value="PT04H50M39.438S" calcext:value-type="time">
            <text:p>04:50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88.93" calcext:value-type="float">
            <text:p>1188.93</text:p>
          </table:table-cell>
          <table:table-cell office:value-type="float" office:value="1472.28" calcext:value-type="float">
            <text:p>1472.28</text:p>
          </table:table-cell>
        </table:table-row>
        <table:table-row table:style-name="ro1">
          <table:table-cell office:value-type="float" office:value="17455438" calcext:value-type="float">
            <text:p>17455438</text:p>
          </table:table-cell>
          <table:table-cell table:formula="of:=[.A1093]/1000/(60*60*24)" office:value-type="time" office:time-value="PT04H50M55.438S" calcext:value-type="time">
            <text:p>04:50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90" calcext:value-type="float">
            <text:p>1190</text:p>
          </table:table-cell>
          <table:table-cell office:value-type="float" office:value="1473.58" calcext:value-type="float">
            <text:p>1473.58</text:p>
          </table:table-cell>
        </table:table-row>
        <table:table-row table:style-name="ro1">
          <table:table-cell office:value-type="float" office:value="17471438" calcext:value-type="float">
            <text:p>17471438</text:p>
          </table:table-cell>
          <table:table-cell table:formula="of:=[.A1094]/1000/(60*60*24)" office:value-type="time" office:time-value="PT04H51M11.438S" calcext:value-type="time">
            <text:p>04:51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91.08" calcext:value-type="float">
            <text:p>1191.08</text:p>
          </table:table-cell>
          <table:table-cell office:value-type="float" office:value="1474.88" calcext:value-type="float">
            <text:p>1474.88</text:p>
          </table:table-cell>
        </table:table-row>
        <table:table-row table:style-name="ro1">
          <table:table-cell office:value-type="float" office:value="17487438" calcext:value-type="float">
            <text:p>17487438</text:p>
          </table:table-cell>
          <table:table-cell table:formula="of:=[.A1095]/1000/(60*60*24)" office:value-type="time" office:time-value="PT04H51M27.438S" calcext:value-type="time">
            <text:p>04:51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192.15" calcext:value-type="float">
            <text:p>1192.15</text:p>
          </table:table-cell>
          <table:table-cell office:value-type="float" office:value="1476.19" calcext:value-type="float">
            <text:p>1476.19</text:p>
          </table:table-cell>
        </table:table-row>
        <table:table-row table:style-name="ro1">
          <table:table-cell office:value-type="float" office:value="17503438" calcext:value-type="float">
            <text:p>17503438</text:p>
          </table:table-cell>
          <table:table-cell table:formula="of:=[.A1096]/1000/(60*60*24)" office:value-type="time" office:time-value="PT04H51M43.438S" calcext:value-type="time">
            <text:p>04:51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3" calcext:value-type="float">
            <text:p>241.3</text:p>
          </table:table-cell>
          <table:table-cell office:value-type="float" office:value="293.45" calcext:value-type="float">
            <text:p>293.45</text:p>
          </table:table-cell>
          <table:table-cell office:value-type="float" office:value="1193.22" calcext:value-type="float">
            <text:p>1193.22</text:p>
          </table:table-cell>
          <table:table-cell office:value-type="float" office:value="1477.49" calcext:value-type="float">
            <text:p>1477.49</text:p>
          </table:table-cell>
        </table:table-row>
        <table:table-row table:style-name="ro1">
          <table:table-cell office:value-type="float" office:value="17519438" calcext:value-type="float">
            <text:p>17519438</text:p>
          </table:table-cell>
          <table:table-cell table:formula="of:=[.A1097]/1000/(60*60*24)" office:value-type="time" office:time-value="PT04H51M59.438S" calcext:value-type="time">
            <text:p>04:5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194.29" calcext:value-type="float">
            <text:p>1194.29</text:p>
          </table:table-cell>
          <table:table-cell office:value-type="float" office:value="1478.8" calcext:value-type="float">
            <text:p>1478.8</text:p>
          </table:table-cell>
        </table:table-row>
        <table:table-row table:style-name="ro1">
          <table:table-cell office:value-type="float" office:value="17535438" calcext:value-type="float">
            <text:p>17535438</text:p>
          </table:table-cell>
          <table:table-cell table:formula="of:=[.A1098]/1000/(60*60*24)" office:value-type="time" office:time-value="PT04H52M15.438S" calcext:value-type="time">
            <text:p>04:52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195.37" calcext:value-type="float">
            <text:p>1195.37</text:p>
          </table:table-cell>
          <table:table-cell office:value-type="float" office:value="1480.1" calcext:value-type="float">
            <text:p>1480.1</text:p>
          </table:table-cell>
        </table:table-row>
        <table:table-row table:style-name="ro1">
          <table:table-cell office:value-type="float" office:value="17551438" calcext:value-type="float">
            <text:p>17551438</text:p>
          </table:table-cell>
          <table:table-cell table:formula="of:=[.A1099]/1000/(60*60*24)" office:value-type="time" office:time-value="PT04H52M31.438S" calcext:value-type="time">
            <text:p>04:52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196.44" calcext:value-type="float">
            <text:p>1196.44</text:p>
          </table:table-cell>
          <table:table-cell office:value-type="float" office:value="1481.4" calcext:value-type="float">
            <text:p>1481.4</text:p>
          </table:table-cell>
        </table:table-row>
        <table:table-row table:style-name="ro1">
          <table:table-cell office:value-type="float" office:value="17567438" calcext:value-type="float">
            <text:p>17567438</text:p>
          </table:table-cell>
          <table:table-cell table:formula="of:=[.A1100]/1000/(60*60*24)" office:value-type="time" office:time-value="PT04H52M47.438S" calcext:value-type="time">
            <text:p>04:52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197.51" calcext:value-type="float">
            <text:p>1197.51</text:p>
          </table:table-cell>
          <table:table-cell office:value-type="float" office:value="1482.71" calcext:value-type="float">
            <text:p>1482.71</text:p>
          </table:table-cell>
        </table:table-row>
        <table:table-row table:style-name="ro1">
          <table:table-cell office:value-type="float" office:value="17583438" calcext:value-type="float">
            <text:p>17583438</text:p>
          </table:table-cell>
          <table:table-cell table:formula="of:=[.A1101]/1000/(60*60*24)" office:value-type="time" office:time-value="PT04H53M03.438S" calcext:value-type="time">
            <text:p>04:53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198.58" calcext:value-type="float">
            <text:p>1198.58</text:p>
          </table:table-cell>
          <table:table-cell office:value-type="float" office:value="1484.01" calcext:value-type="float">
            <text:p>1484.01</text:p>
          </table:table-cell>
        </table:table-row>
        <table:table-row table:style-name="ro1">
          <table:table-cell office:value-type="float" office:value="17599438" calcext:value-type="float">
            <text:p>17599438</text:p>
          </table:table-cell>
          <table:table-cell table:formula="of:=[.A1102]/1000/(60*60*24)" office:value-type="time" office:time-value="PT04H53M19.438S" calcext:value-type="time">
            <text:p>04:53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199.65" calcext:value-type="float">
            <text:p>1199.65</text:p>
          </table:table-cell>
          <table:table-cell office:value-type="float" office:value="1485.31" calcext:value-type="float">
            <text:p>1485.31</text:p>
          </table:table-cell>
        </table:table-row>
        <table:table-row table:style-name="ro1">
          <table:table-cell office:value-type="float" office:value="17615438" calcext:value-type="float">
            <text:p>17615438</text:p>
          </table:table-cell>
          <table:table-cell table:formula="of:=[.A1103]/1000/(60*60*24)" office:value-type="time" office:time-value="PT04H53M35.438S" calcext:value-type="time">
            <text:p>04:53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00.73" calcext:value-type="float">
            <text:p>1200.73</text:p>
          </table:table-cell>
          <table:table-cell office:value-type="float" office:value="1486.61" calcext:value-type="float">
            <text:p>1486.61</text:p>
          </table:table-cell>
        </table:table-row>
        <table:table-row table:style-name="ro1">
          <table:table-cell office:value-type="float" office:value="17631438" calcext:value-type="float">
            <text:p>17631438</text:p>
          </table:table-cell>
          <table:table-cell table:formula="of:=[.A1104]/1000/(60*60*24)" office:value-type="time" office:time-value="PT04H53M51.438S" calcext:value-type="time">
            <text:p>04:53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01.8" calcext:value-type="float">
            <text:p>1201.8</text:p>
          </table:table-cell>
          <table:table-cell office:value-type="float" office:value="1487.92" calcext:value-type="float">
            <text:p>1487.92</text:p>
          </table:table-cell>
        </table:table-row>
        <table:table-row table:style-name="ro1">
          <table:table-cell office:value-type="float" office:value="17647438" calcext:value-type="float">
            <text:p>17647438</text:p>
          </table:table-cell>
          <table:table-cell table:formula="of:=[.A1105]/1000/(60*60*24)" office:value-type="time" office:time-value="PT04H54M07.438S" calcext:value-type="time">
            <text:p>04:54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02.87" calcext:value-type="float">
            <text:p>1202.87</text:p>
          </table:table-cell>
          <table:table-cell office:value-type="float" office:value="1489.22" calcext:value-type="float">
            <text:p>1489.22</text:p>
          </table:table-cell>
        </table:table-row>
        <table:table-row table:style-name="ro1">
          <table:table-cell office:value-type="float" office:value="17663438" calcext:value-type="float">
            <text:p>17663438</text:p>
          </table:table-cell>
          <table:table-cell table:formula="of:=[.A1106]/1000/(60*60*24)" office:value-type="time" office:time-value="PT04H54M23.438S" calcext:value-type="time">
            <text:p>04:54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203.94" calcext:value-type="float">
            <text:p>1203.94</text:p>
          </table:table-cell>
          <table:table-cell office:value-type="float" office:value="1490.52" calcext:value-type="float">
            <text:p>1490.52</text:p>
          </table:table-cell>
        </table:table-row>
        <table:table-row table:style-name="ro1">
          <table:table-cell office:value-type="float" office:value="17679438" calcext:value-type="float">
            <text:p>17679438</text:p>
          </table:table-cell>
          <table:table-cell table:formula="of:=[.A1107]/1000/(60*60*24)" office:value-type="time" office:time-value="PT04H54M39.438S" calcext:value-type="time">
            <text:p>04:54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05.01" calcext:value-type="float">
            <text:p>1205.01</text:p>
          </table:table-cell>
          <table:table-cell office:value-type="float" office:value="1491.83" calcext:value-type="float">
            <text:p>1491.83</text:p>
          </table:table-cell>
        </table:table-row>
        <table:table-row table:style-name="ro1">
          <table:table-cell office:value-type="float" office:value="17695438" calcext:value-type="float">
            <text:p>17695438</text:p>
          </table:table-cell>
          <table:table-cell table:formula="of:=[.A1108]/1000/(60*60*24)" office:value-type="time" office:time-value="PT04H54M55.438S" calcext:value-type="time">
            <text:p>04:54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06.09" calcext:value-type="float">
            <text:p>1206.09</text:p>
          </table:table-cell>
          <table:table-cell office:value-type="float" office:value="1493.13" calcext:value-type="float">
            <text:p>1493.13</text:p>
          </table:table-cell>
        </table:table-row>
        <table:table-row table:style-name="ro1">
          <table:table-cell office:value-type="float" office:value="17711438" calcext:value-type="float">
            <text:p>17711438</text:p>
          </table:table-cell>
          <table:table-cell table:formula="of:=[.A1109]/1000/(60*60*24)" office:value-type="time" office:time-value="PT04H55M11.438S" calcext:value-type="time">
            <text:p>04:55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207.16" calcext:value-type="float">
            <text:p>1207.16</text:p>
          </table:table-cell>
          <table:table-cell office:value-type="float" office:value="1494.43" calcext:value-type="float">
            <text:p>1494.43</text:p>
          </table:table-cell>
        </table:table-row>
        <table:table-row table:style-name="ro1">
          <table:table-cell office:value-type="float" office:value="17727438" calcext:value-type="float">
            <text:p>17727438</text:p>
          </table:table-cell>
          <table:table-cell table:formula="of:=[.A1110]/1000/(60*60*24)" office:value-type="time" office:time-value="PT04H55M27.438S" calcext:value-type="time">
            <text:p>04:55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1" calcext:value-type="float">
            <text:p>293.21</text:p>
          </table:table-cell>
          <table:table-cell office:value-type="float" office:value="1208.23" calcext:value-type="float">
            <text:p>1208.23</text:p>
          </table:table-cell>
          <table:table-cell office:value-type="float" office:value="1495.74" calcext:value-type="float">
            <text:p>1495.74</text:p>
          </table:table-cell>
        </table:table-row>
        <table:table-row table:style-name="ro1">
          <table:table-cell office:value-type="float" office:value="17743438" calcext:value-type="float">
            <text:p>17743438</text:p>
          </table:table-cell>
          <table:table-cell table:formula="of:=[.A1111]/1000/(60*60*24)" office:value-type="time" office:time-value="PT04H55M43.438S" calcext:value-type="time">
            <text:p>04:55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09.3" calcext:value-type="float">
            <text:p>1209.3</text:p>
          </table:table-cell>
          <table:table-cell office:value-type="float" office:value="1497.04" calcext:value-type="float">
            <text:p>1497.04</text:p>
          </table:table-cell>
        </table:table-row>
        <table:table-row table:style-name="ro1">
          <table:table-cell office:value-type="float" office:value="17759438" calcext:value-type="float">
            <text:p>17759438</text:p>
          </table:table-cell>
          <table:table-cell table:formula="of:=[.A1112]/1000/(60*60*24)" office:value-type="time" office:time-value="PT04H55M59.438S" calcext:value-type="time">
            <text:p>04:5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10.37" calcext:value-type="float">
            <text:p>1210.37</text:p>
          </table:table-cell>
          <table:table-cell office:value-type="float" office:value="1498.34" calcext:value-type="float">
            <text:p>1498.34</text:p>
          </table:table-cell>
        </table:table-row>
        <table:table-row table:style-name="ro1">
          <table:table-cell office:value-type="float" office:value="17775438" calcext:value-type="float">
            <text:p>17775438</text:p>
          </table:table-cell>
          <table:table-cell table:formula="of:=[.A1113]/1000/(60*60*24)" office:value-type="time" office:time-value="PT04H56M15.438S" calcext:value-type="time">
            <text:p>04:56:1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11.45" calcext:value-type="float">
            <text:p>1211.45</text:p>
          </table:table-cell>
          <table:table-cell office:value-type="float" office:value="1499.65" calcext:value-type="float">
            <text:p>1499.65</text:p>
          </table:table-cell>
        </table:table-row>
        <table:table-row table:style-name="ro1">
          <table:table-cell office:value-type="float" office:value="17791438" calcext:value-type="float">
            <text:p>17791438</text:p>
          </table:table-cell>
          <table:table-cell table:formula="of:=[.A1114]/1000/(60*60*24)" office:value-type="time" office:time-value="PT04H56M31.438S" calcext:value-type="time">
            <text:p>04:56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12.52" calcext:value-type="float">
            <text:p>1212.52</text:p>
          </table:table-cell>
          <table:table-cell office:value-type="float" office:value="1500.95" calcext:value-type="float">
            <text:p>1500.95</text:p>
          </table:table-cell>
        </table:table-row>
        <table:table-row table:style-name="ro1">
          <table:table-cell office:value-type="float" office:value="17807438" calcext:value-type="float">
            <text:p>17807438</text:p>
          </table:table-cell>
          <table:table-cell table:formula="of:=[.A1115]/1000/(60*60*24)" office:value-type="time" office:time-value="PT04H56M47.438S" calcext:value-type="time">
            <text:p>04:56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13.59" calcext:value-type="float">
            <text:p>1213.59</text:p>
          </table:table-cell>
          <table:table-cell office:value-type="float" office:value="1502.25" calcext:value-type="float">
            <text:p>1502.25</text:p>
          </table:table-cell>
        </table:table-row>
        <table:table-row table:style-name="ro1">
          <table:table-cell office:value-type="float" office:value="17823438" calcext:value-type="float">
            <text:p>17823438</text:p>
          </table:table-cell>
          <table:table-cell table:formula="of:=[.A1116]/1000/(60*60*24)" office:value-type="time" office:time-value="PT04H57M03.438S" calcext:value-type="time">
            <text:p>04:57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14.66" calcext:value-type="float">
            <text:p>1214.66</text:p>
          </table:table-cell>
          <table:table-cell office:value-type="float" office:value="1503.55" calcext:value-type="float">
            <text:p>1503.55</text:p>
          </table:table-cell>
        </table:table-row>
        <table:table-row table:style-name="ro1">
          <table:table-cell office:value-type="float" office:value="17839438" calcext:value-type="float">
            <text:p>17839438</text:p>
          </table:table-cell>
          <table:table-cell table:formula="of:=[.A1117]/1000/(60*60*24)" office:value-type="time" office:time-value="PT04H57M19.438S" calcext:value-type="time">
            <text:p>04:57:1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15.73" calcext:value-type="float">
            <text:p>1215.73</text:p>
          </table:table-cell>
          <table:table-cell office:value-type="float" office:value="1504.86" calcext:value-type="float">
            <text:p>1504.86</text:p>
          </table:table-cell>
        </table:table-row>
        <table:table-row table:style-name="ro1">
          <table:table-cell office:value-type="float" office:value="17855438" calcext:value-type="float">
            <text:p>17855438</text:p>
          </table:table-cell>
          <table:table-cell table:formula="of:=[.A1118]/1000/(60*60*24)" office:value-type="time" office:time-value="PT04H57M35.438S" calcext:value-type="time">
            <text:p>04:57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16.81" calcext:value-type="float">
            <text:p>1216.81</text:p>
          </table:table-cell>
          <table:table-cell office:value-type="float" office:value="1506.16" calcext:value-type="float">
            <text:p>1506.16</text:p>
          </table:table-cell>
        </table:table-row>
        <table:table-row table:style-name="ro1">
          <table:table-cell office:value-type="float" office:value="17871438" calcext:value-type="float">
            <text:p>17871438</text:p>
          </table:table-cell>
          <table:table-cell table:formula="of:=[.A1119]/1000/(60*60*24)" office:value-type="time" office:time-value="PT04H57M51.438S" calcext:value-type="time">
            <text:p>04:57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.2" calcext:value-type="float">
            <text:p>241.2</text:p>
          </table:table-cell>
          <table:table-cell office:value-type="float" office:value="293.33" calcext:value-type="float">
            <text:p>293.33</text:p>
          </table:table-cell>
          <table:table-cell office:value-type="float" office:value="1217.88" calcext:value-type="float">
            <text:p>1217.88</text:p>
          </table:table-cell>
          <table:table-cell office:value-type="float" office:value="1507.46" calcext:value-type="float">
            <text:p>1507.46</text:p>
          </table:table-cell>
        </table:table-row>
        <table:table-row table:style-name="ro1">
          <table:table-cell office:value-type="float" office:value="17887438" calcext:value-type="float">
            <text:p>17887438</text:p>
          </table:table-cell>
          <table:table-cell table:formula="of:=[.A1120]/1000/(60*60*24)" office:value-type="time" office:time-value="PT04H58M07.438S" calcext:value-type="time">
            <text:p>04:58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18.95" calcext:value-type="float">
            <text:p>1218.95</text:p>
          </table:table-cell>
          <table:table-cell office:value-type="float" office:value="1508.76" calcext:value-type="float">
            <text:p>1508.76</text:p>
          </table:table-cell>
        </table:table-row>
        <table:table-row table:style-name="ro1">
          <table:table-cell office:value-type="float" office:value="17903438" calcext:value-type="float">
            <text:p>17903438</text:p>
          </table:table-cell>
          <table:table-cell table:formula="of:=[.A1121]/1000/(60*60*24)" office:value-type="time" office:time-value="PT04H58M23.438S" calcext:value-type="time">
            <text:p>04:58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20.02" calcext:value-type="float">
            <text:p>1220.02</text:p>
          </table:table-cell>
          <table:table-cell office:value-type="float" office:value="1510.07" calcext:value-type="float">
            <text:p>1510.07</text:p>
          </table:table-cell>
        </table:table-row>
        <table:table-row table:style-name="ro1">
          <table:table-cell office:value-type="float" office:value="17919438" calcext:value-type="float">
            <text:p>17919438</text:p>
          </table:table-cell>
          <table:table-cell table:formula="of:=[.A1122]/1000/(60*60*24)" office:value-type="time" office:time-value="PT04H58M39.438S" calcext:value-type="time">
            <text:p>04:58:39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21.09" calcext:value-type="float">
            <text:p>1221.09</text:p>
          </table:table-cell>
          <table:table-cell office:value-type="float" office:value="1511.37" calcext:value-type="float">
            <text:p>1511.37</text:p>
          </table:table-cell>
        </table:table-row>
        <table:table-row table:style-name="ro1">
          <table:table-cell office:value-type="float" office:value="17935438" calcext:value-type="float">
            <text:p>17935438</text:p>
          </table:table-cell>
          <table:table-cell table:formula="of:=[.A1123]/1000/(60*60*24)" office:value-type="time" office:time-value="PT04H58M55.438S" calcext:value-type="time">
            <text:p>04:58:55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22.16" calcext:value-type="float">
            <text:p>1222.16</text:p>
          </table:table-cell>
          <table:table-cell office:value-type="float" office:value="1512.67" calcext:value-type="float">
            <text:p>1512.67</text:p>
          </table:table-cell>
        </table:table-row>
        <table:table-row table:style-name="ro1">
          <table:table-cell office:value-type="float" office:value="17951438" calcext:value-type="float">
            <text:p>17951438</text:p>
          </table:table-cell>
          <table:table-cell table:formula="of:=[.A1124]/1000/(60*60*24)" office:value-type="time" office:time-value="PT04H59M11.438S" calcext:value-type="time">
            <text:p>04:59:1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23.24" calcext:value-type="float">
            <text:p>1223.24</text:p>
          </table:table-cell>
          <table:table-cell office:value-type="float" office:value="1513.98" calcext:value-type="float">
            <text:p>1513.98</text:p>
          </table:table-cell>
        </table:table-row>
        <table:table-row table:style-name="ro1">
          <table:table-cell office:value-type="float" office:value="17967438" calcext:value-type="float">
            <text:p>17967438</text:p>
          </table:table-cell>
          <table:table-cell table:formula="of:=[.A1125]/1000/(60*60*24)" office:value-type="time" office:time-value="PT04H59M27.438S" calcext:value-type="time">
            <text:p>04:59:27</text:p>
          </table:table-cell>
          <table:table-cell office:value-type="float" office:value="1.22" calcext:value-type="float">
            <text:p>1.22</text:p>
          </table:table-cell>
          <table:table-cell office:value-type="float" office:value="241.1" calcext:value-type="float">
            <text:p>241.1</text:p>
          </table:table-cell>
          <table:table-cell office:value-type="float" office:value="293.2" calcext:value-type="float">
            <text:p>293.2</text:p>
          </table:table-cell>
          <table:table-cell office:value-type="float" office:value="1224.31" calcext:value-type="float">
            <text:p>1224.31</text:p>
          </table:table-cell>
          <table:table-cell office:value-type="float" office:value="1515.28" calcext:value-type="float">
            <text:p>1515.28</text:p>
          </table:table-cell>
        </table:table-row>
        <table:table-row table:style-name="ro1">
          <table:table-cell office:value-type="float" office:value="17983438" calcext:value-type="float">
            <text:p>17983438</text:p>
          </table:table-cell>
          <table:table-cell table:formula="of:=[.A1126]/1000/(60*60*24)" office:value-type="time" office:time-value="PT04H59M43.438S" calcext:value-type="time">
            <text:p>04:59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25.38" calcext:value-type="float">
            <text:p>1225.38</text:p>
          </table:table-cell>
          <table:table-cell office:value-type="float" office:value="1516.58" calcext:value-type="float">
            <text:p>1516.58</text:p>
          </table:table-cell>
        </table:table-row>
        <table:table-row table:style-name="ro1">
          <table:table-cell office:value-type="float" office:value="17999438" calcext:value-type="float">
            <text:p>17999438</text:p>
          </table:table-cell>
          <table:table-cell table:formula="of:=[.A1127]/1000/(60*60*24)" office:value-type="time" office:time-value="PT04H59M59.438S" calcext:value-type="time">
            <text:p>04:59:59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26.45" calcext:value-type="float">
            <text:p>1226.45</text:p>
          </table:table-cell>
          <table:table-cell office:value-type="float" office:value="1517.88" calcext:value-type="float">
            <text:p>1517.88</text:p>
          </table:table-cell>
        </table:table-row>
        <table:table-row table:style-name="ro1">
          <table:table-cell office:value-type="float" office:value="18015438" calcext:value-type="float">
            <text:p>18015438</text:p>
          </table:table-cell>
          <table:table-cell table:formula="of:=[.A1128]/1000/(60*60*24)" office:value-type="time" office:time-value="PT05H00M15.438S" calcext:value-type="time">
            <text:p>05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1" calcext:value-type="float">
            <text:p>241</text:p>
          </table:table-cell>
          <table:table-cell office:value-type="float" office:value="292.12" calcext:value-type="float">
            <text:p>292.12</text:p>
          </table:table-cell>
          <table:table-cell office:value-type="float" office:value="1227.52" calcext:value-type="float">
            <text:p>1227.52</text:p>
          </table:table-cell>
          <table:table-cell office:value-type="float" office:value="1519.19" calcext:value-type="float">
            <text:p>1519.19</text:p>
          </table:table-cell>
        </table:table-row>
        <table:table-row table:style-name="ro1">
          <table:table-cell office:value-type="float" office:value="18031438" calcext:value-type="float">
            <text:p>18031438</text:p>
          </table:table-cell>
          <table:table-cell table:formula="of:=[.A1129]/1000/(60*60*24)" office:value-type="time" office:time-value="PT05H00M31.438S" calcext:value-type="time">
            <text:p>05:00:3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28.59" calcext:value-type="float">
            <text:p>1228.59</text:p>
          </table:table-cell>
          <table:table-cell office:value-type="float" office:value="1520.49" calcext:value-type="float">
            <text:p>1520.49</text:p>
          </table:table-cell>
        </table:table-row>
        <table:table-row table:style-name="ro1">
          <table:table-cell office:value-type="float" office:value="18047438" calcext:value-type="float">
            <text:p>18047438</text:p>
          </table:table-cell>
          <table:table-cell table:formula="of:=[.A1130]/1000/(60*60*24)" office:value-type="time" office:time-value="PT05H00M47.438S" calcext:value-type="time">
            <text:p>05:00:4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29.66" calcext:value-type="float">
            <text:p>1229.66</text:p>
          </table:table-cell>
          <table:table-cell office:value-type="float" office:value="1521.79" calcext:value-type="float">
            <text:p>1521.79</text:p>
          </table:table-cell>
        </table:table-row>
        <table:table-row table:style-name="ro1">
          <table:table-cell office:value-type="float" office:value="18063438" calcext:value-type="float">
            <text:p>18063438</text:p>
          </table:table-cell>
          <table:table-cell table:formula="of:=[.A1131]/1000/(60*60*24)" office:value-type="time" office:time-value="PT05H01M03.438S" calcext:value-type="time">
            <text:p>05:01:0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30.73" calcext:value-type="float">
            <text:p>1230.73</text:p>
          </table:table-cell>
          <table:table-cell office:value-type="float" office:value="1523.09" calcext:value-type="float">
            <text:p>1523.09</text:p>
          </table:table-cell>
        </table:table-row>
        <table:table-row table:style-name="ro1">
          <table:table-cell office:value-type="float" office:value="18079438" calcext:value-type="float">
            <text:p>18079438</text:p>
          </table:table-cell>
          <table:table-cell table:formula="of:=[.A1132]/1000/(60*60*24)" office:value-type="time" office:time-value="PT05H01M19.438S" calcext:value-type="time">
            <text:p>05:01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31.8" calcext:value-type="float">
            <text:p>1231.8</text:p>
          </table:table-cell>
          <table:table-cell office:value-type="float" office:value="1524.4" calcext:value-type="float">
            <text:p>1524.4</text:p>
          </table:table-cell>
        </table:table-row>
        <table:table-row table:style-name="ro1">
          <table:table-cell office:value-type="float" office:value="18095438" calcext:value-type="float">
            <text:p>18095438</text:p>
          </table:table-cell>
          <table:table-cell table:formula="of:=[.A1133]/1000/(60*60*24)" office:value-type="time" office:time-value="PT05H01M35.438S" calcext:value-type="time">
            <text:p>05:01:35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32.87" calcext:value-type="float">
            <text:p>1232.87</text:p>
          </table:table-cell>
          <table:table-cell office:value-type="float" office:value="1525.7" calcext:value-type="float">
            <text:p>1525.7</text:p>
          </table:table-cell>
        </table:table-row>
        <table:table-row table:style-name="ro1">
          <table:table-cell office:value-type="float" office:value="18111438" calcext:value-type="float">
            <text:p>18111438</text:p>
          </table:table-cell>
          <table:table-cell table:formula="of:=[.A1134]/1000/(60*60*24)" office:value-type="time" office:time-value="PT05H01M51.438S" calcext:value-type="time">
            <text:p>05:01:51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33.94" calcext:value-type="float">
            <text:p>1233.94</text:p>
          </table:table-cell>
          <table:table-cell office:value-type="float" office:value="1527" calcext:value-type="float">
            <text:p>1527</text:p>
          </table:table-cell>
        </table:table-row>
        <table:table-row table:style-name="ro1">
          <table:table-cell office:value-type="float" office:value="18127438" calcext:value-type="float">
            <text:p>18127438</text:p>
          </table:table-cell>
          <table:table-cell table:formula="of:=[.A1135]/1000/(60*60*24)" office:value-type="time" office:time-value="PT05H02M07.438S" calcext:value-type="time">
            <text:p>05:02:07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35.01" calcext:value-type="float">
            <text:p>1235.01</text:p>
          </table:table-cell>
          <table:table-cell office:value-type="float" office:value="1528.3" calcext:value-type="float">
            <text:p>1528.3</text:p>
          </table:table-cell>
        </table:table-row>
        <table:table-row table:style-name="ro1">
          <table:table-cell office:value-type="float" office:value="18143438" calcext:value-type="float">
            <text:p>18143438</text:p>
          </table:table-cell>
          <table:table-cell table:formula="of:=[.A1136]/1000/(60*60*24)" office:value-type="time" office:time-value="PT05H02M23.438S" calcext:value-type="time">
            <text:p>05:02:2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36.08" calcext:value-type="float">
            <text:p>1236.08</text:p>
          </table:table-cell>
          <table:table-cell office:value-type="float" office:value="1529.61" calcext:value-type="float">
            <text:p>1529.61</text:p>
          </table:table-cell>
        </table:table-row>
        <table:table-row table:style-name="ro1">
          <table:table-cell office:value-type="float" office:value="18159438" calcext:value-type="float">
            <text:p>18159438</text:p>
          </table:table-cell>
          <table:table-cell table:formula="of:=[.A1137]/1000/(60*60*24)" office:value-type="time" office:time-value="PT05H02M39.438S" calcext:value-type="time">
            <text:p>05:02:3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37.15" calcext:value-type="float">
            <text:p>1237.15</text:p>
          </table:table-cell>
          <table:table-cell office:value-type="float" office:value="1530.91" calcext:value-type="float">
            <text:p>1530.91</text:p>
          </table:table-cell>
        </table:table-row>
        <table:table-row table:style-name="ro1">
          <table:table-cell office:value-type="float" office:value="18175438" calcext:value-type="float">
            <text:p>18175438</text:p>
          </table:table-cell>
          <table:table-cell table:formula="of:=[.A1138]/1000/(60*60*24)" office:value-type="time" office:time-value="PT05H02M55.438S" calcext:value-type="time">
            <text:p>05:02:5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38.22" calcext:value-type="float">
            <text:p>1238.22</text:p>
          </table:table-cell>
          <table:table-cell office:value-type="float" office:value="1532.21" calcext:value-type="float">
            <text:p>1532.21</text:p>
          </table:table-cell>
        </table:table-row>
        <table:table-row table:style-name="ro1">
          <table:table-cell office:value-type="float" office:value="18191438" calcext:value-type="float">
            <text:p>18191438</text:p>
          </table:table-cell>
          <table:table-cell table:formula="of:=[.A1139]/1000/(60*60*24)" office:value-type="time" office:time-value="PT05H03M11.438S" calcext:value-type="time">
            <text:p>05:03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39.3" calcext:value-type="float">
            <text:p>1239.3</text:p>
          </table:table-cell>
          <table:table-cell office:value-type="float" office:value="1533.51" calcext:value-type="float">
            <text:p>1533.51</text:p>
          </table:table-cell>
        </table:table-row>
        <table:table-row table:style-name="ro1">
          <table:table-cell office:value-type="float" office:value="18207438" calcext:value-type="float">
            <text:p>18207438</text:p>
          </table:table-cell>
          <table:table-cell table:formula="of:=[.A1140]/1000/(60*60*24)" office:value-type="time" office:time-value="PT05H03M27.438S" calcext:value-type="time">
            <text:p>05:03:2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40.37" calcext:value-type="float">
            <text:p>1240.37</text:p>
          </table:table-cell>
          <table:table-cell office:value-type="float" office:value="1534.81" calcext:value-type="float">
            <text:p>1534.81</text:p>
          </table:table-cell>
        </table:table-row>
        <table:table-row table:style-name="ro1">
          <table:table-cell office:value-type="float" office:value="18223438" calcext:value-type="float">
            <text:p>18223438</text:p>
          </table:table-cell>
          <table:table-cell table:formula="of:=[.A1141]/1000/(60*60*24)" office:value-type="time" office:time-value="PT05H03M43.438S" calcext:value-type="time">
            <text:p>05:03:43</text:p>
          </table:table-cell>
          <table:table-cell office:value-type="float" office:value="1.22" calcext:value-type="float">
            <text:p>1.22</text:p>
          </table:table-cell>
          <table:table-cell office:value-type="float" office:value="241" calcext:value-type="float">
            <text:p>241</text:p>
          </table:table-cell>
          <table:table-cell office:value-type="float" office:value="293.08" calcext:value-type="float">
            <text:p>293.08</text:p>
          </table:table-cell>
          <table:table-cell office:value-type="float" office:value="1241.44" calcext:value-type="float">
            <text:p>1241.44</text:p>
          </table:table-cell>
          <table:table-cell office:value-type="float" office:value="1536.11" calcext:value-type="float">
            <text:p>1536.11</text:p>
          </table:table-cell>
        </table:table-row>
        <table:table-row table:style-name="ro1">
          <table:table-cell office:value-type="float" office:value="18239438" calcext:value-type="float">
            <text:p>18239438</text:p>
          </table:table-cell>
          <table:table-cell table:formula="of:=[.A1142]/1000/(60*60*24)" office:value-type="time" office:time-value="PT05H03M59.438S" calcext:value-type="time">
            <text:p>05:0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242.51" calcext:value-type="float">
            <text:p>1242.51</text:p>
          </table:table-cell>
          <table:table-cell office:value-type="float" office:value="1537.41" calcext:value-type="float">
            <text:p>1537.41</text:p>
          </table:table-cell>
        </table:table-row>
        <table:table-row table:style-name="ro1">
          <table:table-cell office:value-type="float" office:value="18255438" calcext:value-type="float">
            <text:p>18255438</text:p>
          </table:table-cell>
          <table:table-cell table:formula="of:=[.A1143]/1000/(60*60*24)" office:value-type="time" office:time-value="PT05H04M15.438S" calcext:value-type="time">
            <text:p>05:04:15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43.58" calcext:value-type="float">
            <text:p>1243.58</text:p>
          </table:table-cell>
          <table:table-cell office:value-type="float" office:value="1538.71" calcext:value-type="float">
            <text:p>1538.71</text:p>
          </table:table-cell>
        </table:table-row>
        <table:table-row table:style-name="ro1">
          <table:table-cell office:value-type="float" office:value="18271438" calcext:value-type="float">
            <text:p>18271438</text:p>
          </table:table-cell>
          <table:table-cell table:formula="of:=[.A1144]/1000/(60*60*24)" office:value-type="time" office:time-value="PT05H04M31.438S" calcext:value-type="time">
            <text:p>05:04:3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44.65" calcext:value-type="float">
            <text:p>1244.65</text:p>
          </table:table-cell>
          <table:table-cell office:value-type="float" office:value="1540.02" calcext:value-type="float">
            <text:p>1540.02</text:p>
          </table:table-cell>
        </table:table-row>
        <table:table-row table:style-name="ro1">
          <table:table-cell office:value-type="float" office:value="18287438" calcext:value-type="float">
            <text:p>18287438</text:p>
          </table:table-cell>
          <table:table-cell table:formula="of:=[.A1145]/1000/(60*60*24)" office:value-type="time" office:time-value="PT05H04M47.438S" calcext:value-type="time">
            <text:p>05:04:4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45.72" calcext:value-type="float">
            <text:p>1245.72</text:p>
          </table:table-cell>
          <table:table-cell office:value-type="float" office:value="1541.32" calcext:value-type="float">
            <text:p>1541.32</text:p>
          </table:table-cell>
        </table:table-row>
        <table:table-row table:style-name="ro1">
          <table:table-cell office:value-type="float" office:value="18303438" calcext:value-type="float">
            <text:p>18303438</text:p>
          </table:table-cell>
          <table:table-cell table:formula="of:=[.A1146]/1000/(60*60*24)" office:value-type="time" office:time-value="PT05H05M03.438S" calcext:value-type="time">
            <text:p>05:05:03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46.79" calcext:value-type="float">
            <text:p>1246.79</text:p>
          </table:table-cell>
          <table:table-cell office:value-type="float" office:value="1542.62" calcext:value-type="float">
            <text:p>1542.62</text:p>
          </table:table-cell>
        </table:table-row>
        <table:table-row table:style-name="ro1">
          <table:table-cell office:value-type="float" office:value="18319438" calcext:value-type="float">
            <text:p>18319438</text:p>
          </table:table-cell>
          <table:table-cell table:formula="of:=[.A1147]/1000/(60*60*24)" office:value-type="time" office:time-value="PT05H05M19.438S" calcext:value-type="time">
            <text:p>05:05:19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6" calcext:value-type="float">
            <text:p>292.96</text:p>
          </table:table-cell>
          <table:table-cell office:value-type="float" office:value="1247.86" calcext:value-type="float">
            <text:p>1247.86</text:p>
          </table:table-cell>
          <table:table-cell office:value-type="float" office:value="1543.92" calcext:value-type="float">
            <text:p>1543.92</text:p>
          </table:table-cell>
        </table:table-row>
        <table:table-row table:style-name="ro1">
          <table:table-cell office:value-type="float" office:value="18335438" calcext:value-type="float">
            <text:p>18335438</text:p>
          </table:table-cell>
          <table:table-cell table:formula="of:=[.A1148]/1000/(60*60*24)" office:value-type="time" office:time-value="PT05H05M35.438S" calcext:value-type="time">
            <text:p>05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248.93" calcext:value-type="float">
            <text:p>1248.93</text:p>
          </table:table-cell>
          <table:table-cell office:value-type="float" office:value="1545.22" calcext:value-type="float">
            <text:p>1545.22</text:p>
          </table:table-cell>
        </table:table-row>
        <table:table-row table:style-name="ro1">
          <table:table-cell office:value-type="float" office:value="18351438" calcext:value-type="float">
            <text:p>18351438</text:p>
          </table:table-cell>
          <table:table-cell table:formula="of:=[.A1149]/1000/(60*60*24)" office:value-type="time" office:time-value="PT05H05M51.438S" calcext:value-type="time">
            <text:p>05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250" calcext:value-type="float">
            <text:p>1250</text:p>
          </table:table-cell>
          <table:table-cell office:value-type="float" office:value="1546.52" calcext:value-type="float">
            <text:p>1546.52</text:p>
          </table:table-cell>
        </table:table-row>
        <table:table-row table:style-name="ro1">
          <table:table-cell office:value-type="float" office:value="18367437" calcext:value-type="float">
            <text:p>18367437</text:p>
          </table:table-cell>
          <table:table-cell table:formula="of:=[.A1150]/1000/(60*60*24)" office:value-type="time" office:time-value="PT05H06M07.437S" calcext:value-type="time">
            <text:p>05:06:07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1251.07" calcext:value-type="float">
            <text:p>1251.07</text:p>
          </table:table-cell>
          <table:table-cell office:value-type="float" office:value="1547.82" calcext:value-type="float">
            <text:p>1547.82</text:p>
          </table:table-cell>
        </table:table-row>
        <table:table-row table:style-name="ro1">
          <table:table-cell office:value-type="float" office:value="18383438" calcext:value-type="float">
            <text:p>18383438</text:p>
          </table:table-cell>
          <table:table-cell table:formula="of:=[.A1151]/1000/(60*60*24)" office:value-type="time" office:time-value="PT05H06M23.438S" calcext:value-type="time">
            <text:p>05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9" calcext:value-type="float">
            <text:p>240.9</text:p>
          </table:table-cell>
          <table:table-cell office:value-type="float" office:value="291.99" calcext:value-type="float">
            <text:p>291.99</text:p>
          </table:table-cell>
          <table:table-cell office:value-type="float" office:value="1252.14" calcext:value-type="float">
            <text:p>1252.14</text:p>
          </table:table-cell>
          <table:table-cell office:value-type="float" office:value="1549.12" calcext:value-type="float">
            <text:p>1549.12</text:p>
          </table:table-cell>
        </table:table-row>
        <table:table-row table:style-name="ro1">
          <table:table-cell office:value-type="float" office:value="18399438" calcext:value-type="float">
            <text:p>18399438</text:p>
          </table:table-cell>
          <table:table-cell table:formula="of:=[.A1152]/1000/(60*60*24)" office:value-type="time" office:time-value="PT05H06M39.438S" calcext:value-type="time">
            <text:p>05:0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253.21" calcext:value-type="float">
            <text:p>1253.21</text:p>
          </table:table-cell>
          <table:table-cell office:value-type="float" office:value="1550.42" calcext:value-type="float">
            <text:p>1550.42</text:p>
          </table:table-cell>
        </table:table-row>
        <table:table-row table:style-name="ro1">
          <table:table-cell office:value-type="float" office:value="18415438" calcext:value-type="float">
            <text:p>18415438</text:p>
          </table:table-cell>
          <table:table-cell table:formula="of:=[.A1153]/1000/(60*60*24)" office:value-type="time" office:time-value="PT05H06M55.438S" calcext:value-type="time">
            <text:p>05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254.28" calcext:value-type="float">
            <text:p>1254.28</text:p>
          </table:table-cell>
          <table:table-cell office:value-type="float" office:value="1551.72" calcext:value-type="float">
            <text:p>1551.72</text:p>
          </table:table-cell>
        </table:table-row>
        <table:table-row table:style-name="ro1">
          <table:table-cell office:value-type="float" office:value="18431438" calcext:value-type="float">
            <text:p>18431438</text:p>
          </table:table-cell>
          <table:table-cell table:formula="of:=[.A1154]/1000/(60*60*24)" office:value-type="time" office:time-value="PT05H07M11.438S" calcext:value-type="time">
            <text:p>05:07:11</text:p>
          </table:table-cell>
          <table:table-cell office:value-type="float" office:value="1.22" calcext:value-type="float">
            <text:p>1.22</text:p>
          </table:table-cell>
          <table:table-cell office:value-type="float" office:value="240.9" calcext:value-type="float">
            <text:p>240.9</text:p>
          </table:table-cell>
          <table:table-cell office:value-type="float" office:value="292.95" calcext:value-type="float">
            <text:p>292.95</text:p>
          </table:table-cell>
          <table:table-cell office:value-type="float" office:value="1255.35" calcext:value-type="float">
            <text:p>1255.35</text:p>
          </table:table-cell>
          <table:table-cell office:value-type="float" office:value="1553.01" calcext:value-type="float">
            <text:p>1553.01</text:p>
          </table:table-cell>
        </table:table-row>
        <table:table-row table:style-name="ro1">
          <table:table-cell office:value-type="float" office:value="18447438" calcext:value-type="float">
            <text:p>18447438</text:p>
          </table:table-cell>
          <table:table-cell table:formula="of:=[.A1155]/1000/(60*60*24)" office:value-type="time" office:time-value="PT05H07M27.438S" calcext:value-type="time">
            <text:p>05:0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256.42" calcext:value-type="float">
            <text:p>1256.42</text:p>
          </table:table-cell>
          <table:table-cell office:value-type="float" office:value="1554.31" calcext:value-type="float">
            <text:p>1554.31</text:p>
          </table:table-cell>
        </table:table-row>
        <table:table-row table:style-name="ro1">
          <table:table-cell office:value-type="float" office:value="18463438" calcext:value-type="float">
            <text:p>18463438</text:p>
          </table:table-cell>
          <table:table-cell table:formula="of:=[.A1156]/1000/(60*60*24)" office:value-type="time" office:time-value="PT05H07M43.438S" calcext:value-type="time">
            <text:p>05:07:43</text:p>
          </table:table-cell>
          <table:table-cell office:value-type="float" office:value="1.22" calcext:value-type="float">
            <text:p>1.22</text:p>
          </table:table-cell>
          <table:table-cell office:value-type="float" office:value="240.8" calcext:value-type="float">
            <text:p>240.8</text:p>
          </table:table-cell>
          <table:table-cell office:value-type="float" office:value="292.83" calcext:value-type="float">
            <text:p>292.83</text:p>
          </table:table-cell>
          <table:table-cell office:value-type="float" office:value="1257.49" calcext:value-type="float">
            <text:p>1257.49</text:p>
          </table:table-cell>
          <table:table-cell office:value-type="float" office:value="1555.61" calcext:value-type="float">
            <text:p>1555.61</text:p>
          </table:table-cell>
        </table:table-row>
        <table:table-row table:style-name="ro1">
          <table:table-cell office:value-type="float" office:value="18479438" calcext:value-type="float">
            <text:p>18479438</text:p>
          </table:table-cell>
          <table:table-cell table:formula="of:=[.A1157]/1000/(60*60*24)" office:value-type="time" office:time-value="PT05H07M59.438S" calcext:value-type="time">
            <text:p>05:0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258.56" calcext:value-type="float">
            <text:p>1258.56</text:p>
          </table:table-cell>
          <table:table-cell office:value-type="float" office:value="1556.91" calcext:value-type="float">
            <text:p>1556.91</text:p>
          </table:table-cell>
        </table:table-row>
        <table:table-row table:style-name="ro1">
          <table:table-cell office:value-type="float" office:value="18495438" calcext:value-type="float">
            <text:p>18495438</text:p>
          </table:table-cell>
          <table:table-cell table:formula="of:=[.A1158]/1000/(60*60*24)" office:value-type="time" office:time-value="PT05H08M15.438S" calcext:value-type="time">
            <text:p>05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259.63" calcext:value-type="float">
            <text:p>1259.63</text:p>
          </table:table-cell>
          <table:table-cell office:value-type="float" office:value="1558.21" calcext:value-type="float">
            <text:p>1558.21</text:p>
          </table:table-cell>
        </table:table-row>
        <table:table-row table:style-name="ro1">
          <table:table-cell office:value-type="float" office:value="18511438" calcext:value-type="float">
            <text:p>18511438</text:p>
          </table:table-cell>
          <table:table-cell table:formula="of:=[.A1159]/1000/(60*60*24)" office:value-type="time" office:time-value="PT05H08M31.438S" calcext:value-type="time">
            <text:p>05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260.7" calcext:value-type="float">
            <text:p>1260.7</text:p>
          </table:table-cell>
          <table:table-cell office:value-type="float" office:value="1559.51" calcext:value-type="float">
            <text:p>1559.51</text:p>
          </table:table-cell>
        </table:table-row>
        <table:table-row table:style-name="ro1">
          <table:table-cell office:value-type="float" office:value="18527438" calcext:value-type="float">
            <text:p>18527438</text:p>
          </table:table-cell>
          <table:table-cell table:formula="of:=[.A1160]/1000/(60*60*24)" office:value-type="time" office:time-value="PT05H08M47.438S" calcext:value-type="time">
            <text:p>05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261.77" calcext:value-type="float">
            <text:p>1261.77</text:p>
          </table:table-cell>
          <table:table-cell office:value-type="float" office:value="1560.81" calcext:value-type="float">
            <text:p>1560.81</text:p>
          </table:table-cell>
        </table:table-row>
        <table:table-row table:style-name="ro1">
          <table:table-cell office:value-type="float" office:value="18543438" calcext:value-type="float">
            <text:p>18543438</text:p>
          </table:table-cell>
          <table:table-cell table:formula="of:=[.A1161]/1000/(60*60*24)" office:value-type="time" office:time-value="PT05H09M03.438S" calcext:value-type="time">
            <text:p>05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62.84" calcext:value-type="float">
            <text:p>1262.84</text:p>
          </table:table-cell>
          <table:table-cell office:value-type="float" office:value="1562.1" calcext:value-type="float">
            <text:p>1562.1</text:p>
          </table:table-cell>
        </table:table-row>
        <table:table-row table:style-name="ro1">
          <table:table-cell office:value-type="float" office:value="18559438" calcext:value-type="float">
            <text:p>18559438</text:p>
          </table:table-cell>
          <table:table-cell table:formula="of:=[.A1162]/1000/(60*60*24)" office:value-type="time" office:time-value="PT05H09M19.438S" calcext:value-type="time">
            <text:p>05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263.92" calcext:value-type="float">
            <text:p>1263.92</text:p>
          </table:table-cell>
          <table:table-cell office:value-type="float" office:value="1563.4" calcext:value-type="float">
            <text:p>1563.4</text:p>
          </table:table-cell>
        </table:table-row>
        <table:table-row table:style-name="ro1">
          <table:table-cell office:value-type="float" office:value="18575438" calcext:value-type="float">
            <text:p>18575438</text:p>
          </table:table-cell>
          <table:table-cell table:formula="of:=[.A1163]/1000/(60*60*24)" office:value-type="time" office:time-value="PT05H09M35.438S" calcext:value-type="time">
            <text:p>05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8" calcext:value-type="float">
            <text:p>240.8</text:p>
          </table:table-cell>
          <table:table-cell office:value-type="float" office:value="291.87" calcext:value-type="float">
            <text:p>291.87</text:p>
          </table:table-cell>
          <table:table-cell office:value-type="float" office:value="1264.99" calcext:value-type="float">
            <text:p>1264.99</text:p>
          </table:table-cell>
          <table:table-cell office:value-type="float" office:value="1564.7" calcext:value-type="float">
            <text:p>1564.7</text:p>
          </table:table-cell>
        </table:table-row>
        <table:table-row table:style-name="ro1">
          <table:table-cell office:value-type="float" office:value="18591438" calcext:value-type="float">
            <text:p>18591438</text:p>
          </table:table-cell>
          <table:table-cell table:formula="of:=[.A1164]/1000/(60*60*24)" office:value-type="time" office:time-value="PT05H09M51.438S" calcext:value-type="time">
            <text:p>05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66.06" calcext:value-type="float">
            <text:p>1266.06</text:p>
          </table:table-cell>
          <table:table-cell office:value-type="float" office:value="1566" calcext:value-type="float">
            <text:p>1566</text:p>
          </table:table-cell>
        </table:table-row>
        <table:table-row table:style-name="ro1">
          <table:table-cell office:value-type="float" office:value="18607438" calcext:value-type="float">
            <text:p>18607438</text:p>
          </table:table-cell>
          <table:table-cell table:formula="of:=[.A1165]/1000/(60*60*24)" office:value-type="time" office:time-value="PT05H10M07.438S" calcext:value-type="time">
            <text:p>05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67.13" calcext:value-type="float">
            <text:p>1267.13</text:p>
          </table:table-cell>
          <table:table-cell office:value-type="float" office:value="1567.3" calcext:value-type="float">
            <text:p>1567.3</text:p>
          </table:table-cell>
        </table:table-row>
        <table:table-row table:style-name="ro1">
          <table:table-cell office:value-type="float" office:value="18623438" calcext:value-type="float">
            <text:p>18623438</text:p>
          </table:table-cell>
          <table:table-cell table:formula="of:=[.A1166]/1000/(60*60*24)" office:value-type="time" office:time-value="PT05H10M23.438S" calcext:value-type="time">
            <text:p>05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68.2" calcext:value-type="float">
            <text:p>1268.2</text:p>
          </table:table-cell>
          <table:table-cell office:value-type="float" office:value="1568.59" calcext:value-type="float">
            <text:p>1568.59</text:p>
          </table:table-cell>
        </table:table-row>
        <table:table-row table:style-name="ro1">
          <table:table-cell office:value-type="float" office:value="18639438" calcext:value-type="float">
            <text:p>18639438</text:p>
          </table:table-cell>
          <table:table-cell table:formula="of:=[.A1167]/1000/(60*60*24)" office:value-type="time" office:time-value="PT05H10M39.438S" calcext:value-type="time">
            <text:p>05:1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69.27" calcext:value-type="float">
            <text:p>1269.27</text:p>
          </table:table-cell>
          <table:table-cell office:value-type="float" office:value="1569.89" calcext:value-type="float">
            <text:p>1569.89</text:p>
          </table:table-cell>
        </table:table-row>
        <table:table-row table:style-name="ro1">
          <table:table-cell office:value-type="float" office:value="18655438" calcext:value-type="float">
            <text:p>18655438</text:p>
          </table:table-cell>
          <table:table-cell table:formula="of:=[.A1168]/1000/(60*60*24)" office:value-type="time" office:time-value="PT05H10M55.438S" calcext:value-type="time">
            <text:p>05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70.34" calcext:value-type="float">
            <text:p>1270.34</text:p>
          </table:table-cell>
          <table:table-cell office:value-type="float" office:value="1571.19" calcext:value-type="float">
            <text:p>1571.19</text:p>
          </table:table-cell>
        </table:table-row>
        <table:table-row table:style-name="ro1">
          <table:table-cell office:value-type="float" office:value="18671438" calcext:value-type="float">
            <text:p>18671438</text:p>
          </table:table-cell>
          <table:table-cell table:formula="of:=[.A1169]/1000/(60*60*24)" office:value-type="time" office:time-value="PT05H11M11.438S" calcext:value-type="time">
            <text:p>05:1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71.41" calcext:value-type="float">
            <text:p>1271.41</text:p>
          </table:table-cell>
          <table:table-cell office:value-type="float" office:value="1572.48" calcext:value-type="float">
            <text:p>1572.48</text:p>
          </table:table-cell>
        </table:table-row>
        <table:table-row table:style-name="ro1">
          <table:table-cell office:value-type="float" office:value="18687438" calcext:value-type="float">
            <text:p>18687438</text:p>
          </table:table-cell>
          <table:table-cell table:formula="of:=[.A1170]/1000/(60*60*24)" office:value-type="time" office:time-value="PT05H11M27.438S" calcext:value-type="time">
            <text:p>05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72.48" calcext:value-type="float">
            <text:p>1272.48</text:p>
          </table:table-cell>
          <table:table-cell office:value-type="float" office:value="1573.78" calcext:value-type="float">
            <text:p>1573.78</text:p>
          </table:table-cell>
        </table:table-row>
        <table:table-row table:style-name="ro1">
          <table:table-cell office:value-type="float" office:value="18703438" calcext:value-type="float">
            <text:p>18703438</text:p>
          </table:table-cell>
          <table:table-cell table:formula="of:=[.A1171]/1000/(60*60*24)" office:value-type="time" office:time-value="PT05H11M43.438S" calcext:value-type="time">
            <text:p>05:1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73.55" calcext:value-type="float">
            <text:p>1273.55</text:p>
          </table:table-cell>
          <table:table-cell office:value-type="float" office:value="1575.08" calcext:value-type="float">
            <text:p>1575.08</text:p>
          </table:table-cell>
        </table:table-row>
        <table:table-row table:style-name="ro1">
          <table:table-cell office:value-type="float" office:value="18719438" calcext:value-type="float">
            <text:p>18719438</text:p>
          </table:table-cell>
          <table:table-cell table:formula="of:=[.A1172]/1000/(60*60*24)" office:value-type="time" office:time-value="PT05H11M59.438S" calcext:value-type="time">
            <text:p>05:11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7" calcext:value-type="float">
            <text:p>240.7</text:p>
          </table:table-cell>
          <table:table-cell office:value-type="float" office:value="292.71" calcext:value-type="float">
            <text:p>292.71</text:p>
          </table:table-cell>
          <table:table-cell office:value-type="float" office:value="1274.62" calcext:value-type="float">
            <text:p>1274.62</text:p>
          </table:table-cell>
          <table:table-cell office:value-type="float" office:value="1576.38" calcext:value-type="float">
            <text:p>1576.38</text:p>
          </table:table-cell>
        </table:table-row>
        <table:table-row table:style-name="ro1">
          <table:table-cell office:value-type="float" office:value="18735438" calcext:value-type="float">
            <text:p>18735438</text:p>
          </table:table-cell>
          <table:table-cell table:formula="of:=[.A1173]/1000/(60*60*24)" office:value-type="time" office:time-value="PT05H12M15.438S" calcext:value-type="time">
            <text:p>05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1275.69" calcext:value-type="float">
            <text:p>1275.69</text:p>
          </table:table-cell>
          <table:table-cell office:value-type="float" office:value="1577.67" calcext:value-type="float">
            <text:p>1577.67</text:p>
          </table:table-cell>
        </table:table-row>
        <table:table-row table:style-name="ro1">
          <table:table-cell office:value-type="float" office:value="18751438" calcext:value-type="float">
            <text:p>18751438</text:p>
          </table:table-cell>
          <table:table-cell table:formula="of:=[.A1174]/1000/(60*60*24)" office:value-type="time" office:time-value="PT05H12M31.438S" calcext:value-type="time">
            <text:p>05:1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76.76" calcext:value-type="float">
            <text:p>1276.76</text:p>
          </table:table-cell>
          <table:table-cell office:value-type="float" office:value="1578.97" calcext:value-type="float">
            <text:p>1578.97</text:p>
          </table:table-cell>
        </table:table-row>
        <table:table-row table:style-name="ro1">
          <table:table-cell office:value-type="float" office:value="18767438" calcext:value-type="float">
            <text:p>18767438</text:p>
          </table:table-cell>
          <table:table-cell table:formula="of:=[.A1175]/1000/(60*60*24)" office:value-type="time" office:time-value="PT05H12M47.438S" calcext:value-type="time">
            <text:p>05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77.83" calcext:value-type="float">
            <text:p>1277.83</text:p>
          </table:table-cell>
          <table:table-cell office:value-type="float" office:value="1580.27" calcext:value-type="float">
            <text:p>1580.27</text:p>
          </table:table-cell>
        </table:table-row>
        <table:table-row table:style-name="ro1">
          <table:table-cell office:value-type="float" office:value="18783438" calcext:value-type="float">
            <text:p>18783438</text:p>
          </table:table-cell>
          <table:table-cell table:formula="of:=[.A1176]/1000/(60*60*24)" office:value-type="time" office:time-value="PT05H13M03.438S" calcext:value-type="time">
            <text:p>05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4" calcext:value-type="float">
            <text:p>291.74</text:p>
          </table:table-cell>
          <table:table-cell office:value-type="float" office:value="1278.89" calcext:value-type="float">
            <text:p>1278.89</text:p>
          </table:table-cell>
          <table:table-cell office:value-type="float" office:value="1581.56" calcext:value-type="float">
            <text:p>1581.56</text:p>
          </table:table-cell>
        </table:table-row>
        <table:table-row table:style-name="ro1">
          <table:table-cell office:value-type="float" office:value="18799438" calcext:value-type="float">
            <text:p>18799438</text:p>
          </table:table-cell>
          <table:table-cell table:formula="of:=[.A1177]/1000/(60*60*24)" office:value-type="time" office:time-value="PT05H13M19.438S" calcext:value-type="time">
            <text:p>05:1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7" calcext:value-type="float">
            <text:p>240.7</text:p>
          </table:table-cell>
          <table:table-cell office:value-type="float" office:value="291.75" calcext:value-type="float">
            <text:p>291.75</text:p>
          </table:table-cell>
          <table:table-cell office:value-type="float" office:value="1279.96" calcext:value-type="float">
            <text:p>1279.96</text:p>
          </table:table-cell>
          <table:table-cell office:value-type="float" office:value="1582.86" calcext:value-type="float">
            <text:p>1582.86</text:p>
          </table:table-cell>
        </table:table-row>
        <table:table-row table:style-name="ro1">
          <table:table-cell office:value-type="float" office:value="18815438" calcext:value-type="float">
            <text:p>18815438</text:p>
          </table:table-cell>
          <table:table-cell table:formula="of:=[.A1178]/1000/(60*60*24)" office:value-type="time" office:time-value="PT05H13M35.438S" calcext:value-type="time">
            <text:p>05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81.03" calcext:value-type="float">
            <text:p>1281.03</text:p>
          </table:table-cell>
          <table:table-cell office:value-type="float" office:value="1584.16" calcext:value-type="float">
            <text:p>1584.16</text:p>
          </table:table-cell>
        </table:table-row>
        <table:table-row table:style-name="ro1">
          <table:table-cell office:value-type="float" office:value="18831438" calcext:value-type="float">
            <text:p>18831438</text:p>
          </table:table-cell>
          <table:table-cell table:formula="of:=[.A1179]/1000/(60*60*24)" office:value-type="time" office:time-value="PT05H13M51.438S" calcext:value-type="time">
            <text:p>05:1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82.1" calcext:value-type="float">
            <text:p>1282.1</text:p>
          </table:table-cell>
          <table:table-cell office:value-type="float" office:value="1585.46" calcext:value-type="float">
            <text:p>1585.46</text:p>
          </table:table-cell>
        </table:table-row>
        <table:table-row table:style-name="ro1">
          <table:table-cell office:value-type="float" office:value="18847438" calcext:value-type="float">
            <text:p>18847438</text:p>
          </table:table-cell>
          <table:table-cell table:formula="of:=[.A1180]/1000/(60*60*24)" office:value-type="time" office:time-value="PT05H14M07.438S" calcext:value-type="time">
            <text:p>05:1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83.17" calcext:value-type="float">
            <text:p>1283.17</text:p>
          </table:table-cell>
          <table:table-cell office:value-type="float" office:value="1586.75" calcext:value-type="float">
            <text:p>1586.75</text:p>
          </table:table-cell>
        </table:table-row>
        <table:table-row table:style-name="ro1">
          <table:table-cell office:value-type="float" office:value="18863438" calcext:value-type="float">
            <text:p>18863438</text:p>
          </table:table-cell>
          <table:table-cell table:formula="of:=[.A1181]/1000/(60*60*24)" office:value-type="time" office:time-value="PT05H14M23.438S" calcext:value-type="time">
            <text:p>05:1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84.24" calcext:value-type="float">
            <text:p>1284.24</text:p>
          </table:table-cell>
          <table:table-cell office:value-type="float" office:value="1588.05" calcext:value-type="float">
            <text:p>1588.05</text:p>
          </table:table-cell>
        </table:table-row>
        <table:table-row table:style-name="ro1">
          <table:table-cell office:value-type="float" office:value="18879438" calcext:value-type="float">
            <text:p>18879438</text:p>
          </table:table-cell>
          <table:table-cell table:formula="of:=[.A1182]/1000/(60*60*24)" office:value-type="time" office:time-value="PT05H14M39.438S" calcext:value-type="time">
            <text:p>05:1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85.31" calcext:value-type="float">
            <text:p>1285.31</text:p>
          </table:table-cell>
          <table:table-cell office:value-type="float" office:value="1589.35" calcext:value-type="float">
            <text:p>1589.35</text:p>
          </table:table-cell>
        </table:table-row>
        <table:table-row table:style-name="ro1">
          <table:table-cell office:value-type="float" office:value="18895438" calcext:value-type="float">
            <text:p>18895438</text:p>
          </table:table-cell>
          <table:table-cell table:formula="of:=[.A1183]/1000/(60*60*24)" office:value-type="time" office:time-value="PT05H14M55.438S" calcext:value-type="time">
            <text:p>05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86.38" calcext:value-type="float">
            <text:p>1286.38</text:p>
          </table:table-cell>
          <table:table-cell office:value-type="float" office:value="1590.64" calcext:value-type="float">
            <text:p>1590.64</text:p>
          </table:table-cell>
        </table:table-row>
        <table:table-row table:style-name="ro1">
          <table:table-cell office:value-type="float" office:value="18911438" calcext:value-type="float">
            <text:p>18911438</text:p>
          </table:table-cell>
          <table:table-cell table:formula="of:=[.A1184]/1000/(60*60*24)" office:value-type="time" office:time-value="PT05H15M11.438S" calcext:value-type="time">
            <text:p>05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87.45" calcext:value-type="float">
            <text:p>1287.45</text:p>
          </table:table-cell>
          <table:table-cell office:value-type="float" office:value="1591.94" calcext:value-type="float">
            <text:p>1591.94</text:p>
          </table:table-cell>
        </table:table-row>
        <table:table-row table:style-name="ro1">
          <table:table-cell office:value-type="float" office:value="18927438" calcext:value-type="float">
            <text:p>18927438</text:p>
          </table:table-cell>
          <table:table-cell table:formula="of:=[.A1185]/1000/(60*60*24)" office:value-type="time" office:time-value="PT05H15M27.438S" calcext:value-type="time">
            <text:p>05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88.51" calcext:value-type="float">
            <text:p>1288.51</text:p>
          </table:table-cell>
          <table:table-cell office:value-type="float" office:value="1593.24" calcext:value-type="float">
            <text:p>1593.24</text:p>
          </table:table-cell>
        </table:table-row>
        <table:table-row table:style-name="ro1">
          <table:table-cell office:value-type="float" office:value="18943438" calcext:value-type="float">
            <text:p>18943438</text:p>
          </table:table-cell>
          <table:table-cell table:formula="of:=[.A1186]/1000/(60*60*24)" office:value-type="time" office:time-value="PT05H15M43.438S" calcext:value-type="time">
            <text:p>05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289.58" calcext:value-type="float">
            <text:p>1289.58</text:p>
          </table:table-cell>
          <table:table-cell office:value-type="float" office:value="1594.53" calcext:value-type="float">
            <text:p>1594.53</text:p>
          </table:table-cell>
        </table:table-row>
        <table:table-row table:style-name="ro1">
          <table:table-cell office:value-type="float" office:value="18959438" calcext:value-type="float">
            <text:p>18959438</text:p>
          </table:table-cell>
          <table:table-cell table:formula="of:=[.A1187]/1000/(60*60*24)" office:value-type="time" office:time-value="PT05H15M59.438S" calcext:value-type="time">
            <text:p>05:15:59</text:p>
          </table:table-cell>
          <table:table-cell office:value-type="float" office:value="1.22" calcext:value-type="float">
            <text:p>1.22</text:p>
          </table:table-cell>
          <table:table-cell office:value-type="float" office:value="240.5" calcext:value-type="float">
            <text:p>240.5</text:p>
          </table:table-cell>
          <table:table-cell office:value-type="float" office:value="292.46" calcext:value-type="float">
            <text:p>292.46</text:p>
          </table:table-cell>
          <table:table-cell office:value-type="float" office:value="1290.65" calcext:value-type="float">
            <text:p>1290.65</text:p>
          </table:table-cell>
          <table:table-cell office:value-type="float" office:value="1595.83" calcext:value-type="float">
            <text:p>1595.83</text:p>
          </table:table-cell>
        </table:table-row>
        <table:table-row table:style-name="ro1">
          <table:table-cell office:value-type="float" office:value="18975438" calcext:value-type="float">
            <text:p>18975438</text:p>
          </table:table-cell>
          <table:table-cell table:formula="of:=[.A1188]/1000/(60*60*24)" office:value-type="time" office:time-value="PT05H16M15.438S" calcext:value-type="time">
            <text:p>05:1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291.72" calcext:value-type="float">
            <text:p>1291.72</text:p>
          </table:table-cell>
          <table:table-cell office:value-type="float" office:value="1597.13" calcext:value-type="float">
            <text:p>1597.13</text:p>
          </table:table-cell>
        </table:table-row>
        <table:table-row table:style-name="ro1">
          <table:table-cell office:value-type="float" office:value="18991438" calcext:value-type="float">
            <text:p>18991438</text:p>
          </table:table-cell>
          <table:table-cell table:formula="of:=[.A1189]/1000/(60*60*24)" office:value-type="time" office:time-value="PT05H16M31.438S" calcext:value-type="time">
            <text:p>05:1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92.79" calcext:value-type="float">
            <text:p>1292.79</text:p>
          </table:table-cell>
          <table:table-cell office:value-type="float" office:value="1598.42" calcext:value-type="float">
            <text:p>1598.42</text:p>
          </table:table-cell>
        </table:table-row>
        <table:table-row table:style-name="ro1">
          <table:table-cell office:value-type="float" office:value="19007438" calcext:value-type="float">
            <text:p>19007438</text:p>
          </table:table-cell>
          <table:table-cell table:formula="of:=[.A1190]/1000/(60*60*24)" office:value-type="time" office:time-value="PT05H16M47.438S" calcext:value-type="time">
            <text:p>05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293.86" calcext:value-type="float">
            <text:p>1293.86</text:p>
          </table:table-cell>
          <table:table-cell office:value-type="float" office:value="1599.72" calcext:value-type="float">
            <text:p>1599.72</text:p>
          </table:table-cell>
        </table:table-row>
        <table:table-row table:style-name="ro1">
          <table:table-cell office:value-type="float" office:value="19023438" calcext:value-type="float">
            <text:p>19023438</text:p>
          </table:table-cell>
          <table:table-cell table:formula="of:=[.A1191]/1000/(60*60*24)" office:value-type="time" office:time-value="PT05H17M03.438S" calcext:value-type="time">
            <text:p>05:1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6" calcext:value-type="float">
            <text:p>240.6</text:p>
          </table:table-cell>
          <table:table-cell office:value-type="float" office:value="291.62" calcext:value-type="float">
            <text:p>291.62</text:p>
          </table:table-cell>
          <table:table-cell office:value-type="float" office:value="1294.93" calcext:value-type="float">
            <text:p>1294.93</text:p>
          </table:table-cell>
          <table:table-cell office:value-type="float" office:value="1601.02" calcext:value-type="float">
            <text:p>1601.02</text:p>
          </table:table-cell>
        </table:table-row>
        <table:table-row table:style-name="ro1">
          <table:table-cell office:value-type="float" office:value="19039438" calcext:value-type="float">
            <text:p>19039438</text:p>
          </table:table-cell>
          <table:table-cell table:formula="of:=[.A1192]/1000/(60*60*24)" office:value-type="time" office:time-value="PT05H17M19.438S" calcext:value-type="time">
            <text:p>05:1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295.99" calcext:value-type="float">
            <text:p>1295.99</text:p>
          </table:table-cell>
          <table:table-cell office:value-type="float" office:value="1602.31" calcext:value-type="float">
            <text:p>1602.31</text:p>
          </table:table-cell>
        </table:table-row>
        <table:table-row table:style-name="ro1">
          <table:table-cell office:value-type="float" office:value="19055438" calcext:value-type="float">
            <text:p>19055438</text:p>
          </table:table-cell>
          <table:table-cell table:formula="of:=[.A1193]/1000/(60*60*24)" office:value-type="time" office:time-value="PT05H17M35.438S" calcext:value-type="time">
            <text:p>05:1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297.06" calcext:value-type="float">
            <text:p>1297.06</text:p>
          </table:table-cell>
          <table:table-cell office:value-type="float" office:value="1603.61" calcext:value-type="float">
            <text:p>1603.61</text:p>
          </table:table-cell>
        </table:table-row>
        <table:table-row table:style-name="ro1">
          <table:table-cell office:value-type="float" office:value="19071438" calcext:value-type="float">
            <text:p>19071438</text:p>
          </table:table-cell>
          <table:table-cell table:formula="of:=[.A1194]/1000/(60*60*24)" office:value-type="time" office:time-value="PT05H17M51.438S" calcext:value-type="time">
            <text:p>05:17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298.13" calcext:value-type="float">
            <text:p>1298.13</text:p>
          </table:table-cell>
          <table:table-cell office:value-type="float" office:value="1604.9" calcext:value-type="float">
            <text:p>1604.9</text:p>
          </table:table-cell>
        </table:table-row>
        <table:table-row table:style-name="ro1">
          <table:table-cell office:value-type="float" office:value="19087438" calcext:value-type="float">
            <text:p>19087438</text:p>
          </table:table-cell>
          <table:table-cell table:formula="of:=[.A1195]/1000/(60*60*24)" office:value-type="time" office:time-value="PT05H18M07.438S" calcext:value-type="time">
            <text:p>05:18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299.2" calcext:value-type="float">
            <text:p>1299.2</text:p>
          </table:table-cell>
          <table:table-cell office:value-type="float" office:value="1606.2" calcext:value-type="float">
            <text:p>1606.2</text:p>
          </table:table-cell>
        </table:table-row>
        <table:table-row table:style-name="ro1">
          <table:table-cell office:value-type="float" office:value="19103438" calcext:value-type="float">
            <text:p>19103438</text:p>
          </table:table-cell>
          <table:table-cell table:formula="of:=[.A1196]/1000/(60*60*24)" office:value-type="time" office:time-value="PT05H18M23.438S" calcext:value-type="time">
            <text:p>05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00.27" calcext:value-type="float">
            <text:p>1300.27</text:p>
          </table:table-cell>
          <table:table-cell office:value-type="float" office:value="1607.49" calcext:value-type="float">
            <text:p>1607.49</text:p>
          </table:table-cell>
        </table:table-row>
        <table:table-row table:style-name="ro1">
          <table:table-cell office:value-type="float" office:value="19119438" calcext:value-type="float">
            <text:p>19119438</text:p>
          </table:table-cell>
          <table:table-cell table:formula="of:=[.A1197]/1000/(60*60*24)" office:value-type="time" office:time-value="PT05H18M39.438S" calcext:value-type="time">
            <text:p>05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301.34" calcext:value-type="float">
            <text:p>1301.34</text:p>
          </table:table-cell>
          <table:table-cell office:value-type="float" office:value="1608.79" calcext:value-type="float">
            <text:p>1608.79</text:p>
          </table:table-cell>
        </table:table-row>
        <table:table-row table:style-name="ro1">
          <table:table-cell office:value-type="float" office:value="19135438" calcext:value-type="float">
            <text:p>19135438</text:p>
          </table:table-cell>
          <table:table-cell table:formula="of:=[.A1198]/1000/(60*60*24)" office:value-type="time" office:time-value="PT05H18M55.438S" calcext:value-type="time">
            <text:p>05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02.41" calcext:value-type="float">
            <text:p>1302.41</text:p>
          </table:table-cell>
          <table:table-cell office:value-type="float" office:value="1610.08" calcext:value-type="float">
            <text:p>1610.08</text:p>
          </table:table-cell>
        </table:table-row>
        <table:table-row table:style-name="ro1">
          <table:table-cell office:value-type="float" office:value="19151438" calcext:value-type="float">
            <text:p>19151438</text:p>
          </table:table-cell>
          <table:table-cell table:formula="of:=[.A1199]/1000/(60*60*24)" office:value-type="time" office:time-value="PT05H19M11.438S" calcext:value-type="time">
            <text:p>05:19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03.47" calcext:value-type="float">
            <text:p>1303.47</text:p>
          </table:table-cell>
          <table:table-cell office:value-type="float" office:value="1611.38" calcext:value-type="float">
            <text:p>1611.38</text:p>
          </table:table-cell>
        </table:table-row>
        <table:table-row table:style-name="ro1">
          <table:table-cell office:value-type="float" office:value="19167438" calcext:value-type="float">
            <text:p>19167438</text:p>
          </table:table-cell>
          <table:table-cell table:formula="of:=[.A1200]/1000/(60*60*24)" office:value-type="time" office:time-value="PT05H19M27.438S" calcext:value-type="time">
            <text:p>05:19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04.54" calcext:value-type="float">
            <text:p>1304.54</text:p>
          </table:table-cell>
          <table:table-cell office:value-type="float" office:value="1612.67" calcext:value-type="float">
            <text:p>1612.67</text:p>
          </table:table-cell>
        </table:table-row>
        <table:table-row table:style-name="ro1">
          <table:table-cell office:value-type="float" office:value="19183438" calcext:value-type="float">
            <text:p>19183438</text:p>
          </table:table-cell>
          <table:table-cell table:formula="of:=[.A1201]/1000/(60*60*24)" office:value-type="time" office:time-value="PT05H19M43.438S" calcext:value-type="time">
            <text:p>05:19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05.61" calcext:value-type="float">
            <text:p>1305.61</text:p>
          </table:table-cell>
          <table:table-cell office:value-type="float" office:value="1613.97" calcext:value-type="float">
            <text:p>1613.97</text:p>
          </table:table-cell>
        </table:table-row>
        <table:table-row table:style-name="ro1">
          <table:table-cell office:value-type="float" office:value="19199438" calcext:value-type="float">
            <text:p>19199438</text:p>
          </table:table-cell>
          <table:table-cell table:formula="of:=[.A1202]/1000/(60*60*24)" office:value-type="time" office:time-value="PT05H19M59.438S" calcext:value-type="time">
            <text:p>05:19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06.68" calcext:value-type="float">
            <text:p>1306.68</text:p>
          </table:table-cell>
          <table:table-cell office:value-type="float" office:value="1615.26" calcext:value-type="float">
            <text:p>1615.26</text:p>
          </table:table-cell>
        </table:table-row>
        <table:table-row table:style-name="ro1">
          <table:table-cell office:value-type="float" office:value="19215438" calcext:value-type="float">
            <text:p>19215438</text:p>
          </table:table-cell>
          <table:table-cell table:formula="of:=[.A1203]/1000/(60*60*24)" office:value-type="time" office:time-value="PT05H20M15.438S" calcext:value-type="time">
            <text:p>05:20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8" calcext:value-type="float">
            <text:p>291.38</text:p>
          </table:table-cell>
          <table:table-cell office:value-type="float" office:value="1307.75" calcext:value-type="float">
            <text:p>1307.75</text:p>
          </table:table-cell>
          <table:table-cell office:value-type="float" office:value="1616.56" calcext:value-type="float">
            <text:p>1616.56</text:p>
          </table:table-cell>
        </table:table-row>
        <table:table-row table:style-name="ro1">
          <table:table-cell office:value-type="float" office:value="19231438" calcext:value-type="float">
            <text:p>19231438</text:p>
          </table:table-cell>
          <table:table-cell table:formula="of:=[.A1204]/1000/(60*60*24)" office:value-type="time" office:time-value="PT05H20M31.438S" calcext:value-type="time">
            <text:p>05:20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08.82" calcext:value-type="float">
            <text:p>1308.82</text:p>
          </table:table-cell>
          <table:table-cell office:value-type="float" office:value="1617.85" calcext:value-type="float">
            <text:p>1617.85</text:p>
          </table:table-cell>
        </table:table-row>
        <table:table-row table:style-name="ro1">
          <table:table-cell office:value-type="float" office:value="19247438" calcext:value-type="float">
            <text:p>19247438</text:p>
          </table:table-cell>
          <table:table-cell table:formula="of:=[.A1205]/1000/(60*60*24)" office:value-type="time" office:time-value="PT05H20M47.438S" calcext:value-type="time">
            <text:p>05:20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09.89" calcext:value-type="float">
            <text:p>1309.89</text:p>
          </table:table-cell>
          <table:table-cell office:value-type="float" office:value="1619.15" calcext:value-type="float">
            <text:p>1619.15</text:p>
          </table:table-cell>
        </table:table-row>
        <table:table-row table:style-name="ro1">
          <table:table-cell office:value-type="float" office:value="19263438" calcext:value-type="float">
            <text:p>19263438</text:p>
          </table:table-cell>
          <table:table-cell table:formula="of:=[.A1206]/1000/(60*60*24)" office:value-type="time" office:time-value="PT05H21M03.438S" calcext:value-type="time">
            <text:p>05:21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10.95" calcext:value-type="float">
            <text:p>1310.95</text:p>
          </table:table-cell>
          <table:table-cell office:value-type="float" office:value="1620.44" calcext:value-type="float">
            <text:p>1620.44</text:p>
          </table:table-cell>
        </table:table-row>
        <table:table-row table:style-name="ro1">
          <table:table-cell office:value-type="float" office:value="19279438" calcext:value-type="float">
            <text:p>19279438</text:p>
          </table:table-cell>
          <table:table-cell table:formula="of:=[.A1207]/1000/(60*60*24)" office:value-type="time" office:time-value="PT05H21M19.438S" calcext:value-type="time">
            <text:p>05:21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5" calcext:value-type="float">
            <text:p>240.5</text:p>
          </table:table-cell>
          <table:table-cell office:value-type="float" office:value="291.5" calcext:value-type="float">
            <text:p>291.5</text:p>
          </table:table-cell>
          <table:table-cell office:value-type="float" office:value="1312.02" calcext:value-type="float">
            <text:p>1312.02</text:p>
          </table:table-cell>
          <table:table-cell office:value-type="float" office:value="1621.74" calcext:value-type="float">
            <text:p>1621.74</text:p>
          </table:table-cell>
        </table:table-row>
        <table:table-row table:style-name="ro1">
          <table:table-cell office:value-type="float" office:value="19295438" calcext:value-type="float">
            <text:p>19295438</text:p>
          </table:table-cell>
          <table:table-cell table:formula="of:=[.A1208]/1000/(60*60*24)" office:value-type="time" office:time-value="PT05H21M35.438S" calcext:value-type="time">
            <text:p>05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13.09" calcext:value-type="float">
            <text:p>1313.09</text:p>
          </table:table-cell>
          <table:table-cell office:value-type="float" office:value="1623.03" calcext:value-type="float">
            <text:p>1623.03</text:p>
          </table:table-cell>
        </table:table-row>
        <table:table-row table:style-name="ro1">
          <table:table-cell office:value-type="float" office:value="19311438" calcext:value-type="float">
            <text:p>19311438</text:p>
          </table:table-cell>
          <table:table-cell table:formula="of:=[.A1209]/1000/(60*60*24)" office:value-type="time" office:time-value="PT05H21M51.438S" calcext:value-type="time">
            <text:p>05:21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14.16" calcext:value-type="float">
            <text:p>1314.16</text:p>
          </table:table-cell>
          <table:table-cell office:value-type="float" office:value="1624.33" calcext:value-type="float">
            <text:p>1624.33</text:p>
          </table:table-cell>
        </table:table-row>
        <table:table-row table:style-name="ro1">
          <table:table-cell office:value-type="float" office:value="19327438" calcext:value-type="float">
            <text:p>19327438</text:p>
          </table:table-cell>
          <table:table-cell table:formula="of:=[.A1210]/1000/(60*60*24)" office:value-type="time" office:time-value="PT05H22M07.438S" calcext:value-type="time">
            <text:p>05:22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15.23" calcext:value-type="float">
            <text:p>1315.23</text:p>
          </table:table-cell>
          <table:table-cell office:value-type="float" office:value="1625.62" calcext:value-type="float">
            <text:p>1625.62</text:p>
          </table:table-cell>
        </table:table-row>
        <table:table-row table:style-name="ro1">
          <table:table-cell office:value-type="float" office:value="19343438" calcext:value-type="float">
            <text:p>19343438</text:p>
          </table:table-cell>
          <table:table-cell table:formula="of:=[.A1211]/1000/(60*60*24)" office:value-type="time" office:time-value="PT05H22M23.438S" calcext:value-type="time">
            <text:p>05:22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16.3" calcext:value-type="float">
            <text:p>1316.3</text:p>
          </table:table-cell>
          <table:table-cell office:value-type="float" office:value="1626.92" calcext:value-type="float">
            <text:p>1626.92</text:p>
          </table:table-cell>
        </table:table-row>
        <table:table-row table:style-name="ro1">
          <table:table-cell office:value-type="float" office:value="19359438" calcext:value-type="float">
            <text:p>19359438</text:p>
          </table:table-cell>
          <table:table-cell table:formula="of:=[.A1212]/1000/(60*60*24)" office:value-type="time" office:time-value="PT05H22M39.438S" calcext:value-type="time">
            <text:p>05:22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17.36" calcext:value-type="float">
            <text:p>1317.36</text:p>
          </table:table-cell>
          <table:table-cell office:value-type="float" office:value="1628.21" calcext:value-type="float">
            <text:p>1628.21</text:p>
          </table:table-cell>
        </table:table-row>
        <table:table-row table:style-name="ro1">
          <table:table-cell office:value-type="float" office:value="19375438" calcext:value-type="float">
            <text:p>19375438</text:p>
          </table:table-cell>
          <table:table-cell table:formula="of:=[.A1213]/1000/(60*60*24)" office:value-type="time" office:time-value="PT05H22M55.438S" calcext:value-type="time">
            <text:p>05:22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18.43" calcext:value-type="float">
            <text:p>1318.43</text:p>
          </table:table-cell>
          <table:table-cell office:value-type="float" office:value="1629.51" calcext:value-type="float">
            <text:p>1629.51</text:p>
          </table:table-cell>
        </table:table-row>
        <table:table-row table:style-name="ro1">
          <table:table-cell office:value-type="float" office:value="19391438" calcext:value-type="float">
            <text:p>19391438</text:p>
          </table:table-cell>
          <table:table-cell table:formula="of:=[.A1214]/1000/(60*60*24)" office:value-type="time" office:time-value="PT05H23M11.438S" calcext:value-type="time">
            <text:p>05:23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0.29" calcext:value-type="float">
            <text:p>290.29</text:p>
          </table:table-cell>
          <table:table-cell office:value-type="float" office:value="1319.5" calcext:value-type="float">
            <text:p>1319.5</text:p>
          </table:table-cell>
          <table:table-cell office:value-type="float" office:value="1630.8" calcext:value-type="float">
            <text:p>1630.8</text:p>
          </table:table-cell>
        </table:table-row>
        <table:table-row table:style-name="ro1">
          <table:table-cell office:value-type="float" office:value="19407438" calcext:value-type="float">
            <text:p>19407438</text:p>
          </table:table-cell>
          <table:table-cell table:formula="of:=[.A1215]/1000/(60*60*24)" office:value-type="time" office:time-value="PT05H23M27.438S" calcext:value-type="time">
            <text:p>05:23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20.57" calcext:value-type="float">
            <text:p>1320.57</text:p>
          </table:table-cell>
          <table:table-cell office:value-type="float" office:value="1632.1" calcext:value-type="float">
            <text:p>1632.1</text:p>
          </table:table-cell>
        </table:table-row>
        <table:table-row table:style-name="ro1">
          <table:table-cell office:value-type="float" office:value="19423438" calcext:value-type="float">
            <text:p>19423438</text:p>
          </table:table-cell>
          <table:table-cell table:formula="of:=[.A1216]/1000/(60*60*24)" office:value-type="time" office:time-value="PT05H23M43.438S" calcext:value-type="time">
            <text:p>05:23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21.64" calcext:value-type="float">
            <text:p>1321.64</text:p>
          </table:table-cell>
          <table:table-cell office:value-type="float" office:value="1633.39" calcext:value-type="float">
            <text:p>1633.39</text:p>
          </table:table-cell>
        </table:table-row>
        <table:table-row table:style-name="ro1">
          <table:table-cell office:value-type="float" office:value="19439438" calcext:value-type="float">
            <text:p>19439438</text:p>
          </table:table-cell>
          <table:table-cell table:formula="of:=[.A1217]/1000/(60*60*24)" office:value-type="time" office:time-value="PT05H23M59.438S" calcext:value-type="time">
            <text:p>05:23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4" calcext:value-type="float">
            <text:p>240.4</text:p>
          </table:table-cell>
          <table:table-cell office:value-type="float" office:value="291.37" calcext:value-type="float">
            <text:p>291.37</text:p>
          </table:table-cell>
          <table:table-cell office:value-type="float" office:value="1322.7" calcext:value-type="float">
            <text:p>1322.7</text:p>
          </table:table-cell>
          <table:table-cell office:value-type="float" office:value="1634.69" calcext:value-type="float">
            <text:p>1634.69</text:p>
          </table:table-cell>
        </table:table-row>
        <table:table-row table:style-name="ro1">
          <table:table-cell office:value-type="float" office:value="19455438" calcext:value-type="float">
            <text:p>19455438</text:p>
          </table:table-cell>
          <table:table-cell table:formula="of:=[.A1218]/1000/(60*60*24)" office:value-type="time" office:time-value="PT05H24M15.438S" calcext:value-type="time">
            <text:p>05:24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23.77" calcext:value-type="float">
            <text:p>1323.77</text:p>
          </table:table-cell>
          <table:table-cell office:value-type="float" office:value="1635.98" calcext:value-type="float">
            <text:p>1635.98</text:p>
          </table:table-cell>
        </table:table-row>
        <table:table-row table:style-name="ro1">
          <table:table-cell office:value-type="float" office:value="19471438" calcext:value-type="float">
            <text:p>19471438</text:p>
          </table:table-cell>
          <table:table-cell table:formula="of:=[.A1219]/1000/(60*60*24)" office:value-type="time" office:time-value="PT05H24M31.438S" calcext:value-type="time">
            <text:p>05:24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24.84" calcext:value-type="float">
            <text:p>1324.84</text:p>
          </table:table-cell>
          <table:table-cell office:value-type="float" office:value="1637.28" calcext:value-type="float">
            <text:p>1637.28</text:p>
          </table:table-cell>
        </table:table-row>
        <table:table-row table:style-name="ro1">
          <table:table-cell office:value-type="float" office:value="19487438" calcext:value-type="float">
            <text:p>19487438</text:p>
          </table:table-cell>
          <table:table-cell table:formula="of:=[.A1220]/1000/(60*60*24)" office:value-type="time" office:time-value="PT05H24M47.438S" calcext:value-type="time">
            <text:p>05:24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25.91" calcext:value-type="float">
            <text:p>1325.91</text:p>
          </table:table-cell>
          <table:table-cell office:value-type="float" office:value="1638.57" calcext:value-type="float">
            <text:p>1638.57</text:p>
          </table:table-cell>
        </table:table-row>
        <table:table-row table:style-name="ro1">
          <table:table-cell office:value-type="float" office:value="19503438" calcext:value-type="float">
            <text:p>19503438</text:p>
          </table:table-cell>
          <table:table-cell table:formula="of:=[.A1221]/1000/(60*60*24)" office:value-type="time" office:time-value="PT05H25M03.438S" calcext:value-type="time">
            <text:p>05:25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26.98" calcext:value-type="float">
            <text:p>1326.98</text:p>
          </table:table-cell>
          <table:table-cell office:value-type="float" office:value="1639.86" calcext:value-type="float">
            <text:p>1639.86</text:p>
          </table:table-cell>
        </table:table-row>
        <table:table-row table:style-name="ro1">
          <table:table-cell office:value-type="float" office:value="19519438" calcext:value-type="float">
            <text:p>19519438</text:p>
          </table:table-cell>
          <table:table-cell table:formula="of:=[.A1222]/1000/(60*60*24)" office:value-type="time" office:time-value="PT05H25M19.438S" calcext:value-type="time">
            <text:p>05:25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28.05" calcext:value-type="float">
            <text:p>1328.05</text:p>
          </table:table-cell>
          <table:table-cell office:value-type="float" office:value="1641.16" calcext:value-type="float">
            <text:p>1641.16</text:p>
          </table:table-cell>
        </table:table-row>
        <table:table-row table:style-name="ro1">
          <table:table-cell office:value-type="float" office:value="19535438" calcext:value-type="float">
            <text:p>19535438</text:p>
          </table:table-cell>
          <table:table-cell table:formula="of:=[.A1223]/1000/(60*60*24)" office:value-type="time" office:time-value="PT05H25M35.438S" calcext:value-type="time">
            <text:p>05:25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29.11" calcext:value-type="float">
            <text:p>1329.11</text:p>
          </table:table-cell>
          <table:table-cell office:value-type="float" office:value="1642.45" calcext:value-type="float">
            <text:p>1642.45</text:p>
          </table:table-cell>
        </table:table-row>
        <table:table-row table:style-name="ro1">
          <table:table-cell office:value-type="float" office:value="19551438" calcext:value-type="float">
            <text:p>19551438</text:p>
          </table:table-cell>
          <table:table-cell table:formula="of:=[.A1224]/1000/(60*60*24)" office:value-type="time" office:time-value="PT05H25M51.438S" calcext:value-type="time">
            <text:p>05:25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30.18" calcext:value-type="float">
            <text:p>1330.18</text:p>
          </table:table-cell>
          <table:table-cell office:value-type="float" office:value="1643.75" calcext:value-type="float">
            <text:p>1643.75</text:p>
          </table:table-cell>
        </table:table-row>
        <table:table-row table:style-name="ro1">
          <table:table-cell office:value-type="float" office:value="19567438" calcext:value-type="float">
            <text:p>19567438</text:p>
          </table:table-cell>
          <table:table-cell table:formula="of:=[.A1225]/1000/(60*60*24)" office:value-type="time" office:time-value="PT05H26M07.438S" calcext:value-type="time">
            <text:p>05:26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31.25" calcext:value-type="float">
            <text:p>1331.25</text:p>
          </table:table-cell>
          <table:table-cell office:value-type="float" office:value="1645.04" calcext:value-type="float">
            <text:p>1645.04</text:p>
          </table:table-cell>
        </table:table-row>
        <table:table-row table:style-name="ro1">
          <table:table-cell office:value-type="float" office:value="19583438" calcext:value-type="float">
            <text:p>19583438</text:p>
          </table:table-cell>
          <table:table-cell table:formula="of:=[.A1226]/1000/(60*60*24)" office:value-type="time" office:time-value="PT05H26M23.438S" calcext:value-type="time">
            <text:p>05:26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32.32" calcext:value-type="float">
            <text:p>1332.32</text:p>
          </table:table-cell>
          <table:table-cell office:value-type="float" office:value="1646.34" calcext:value-type="float">
            <text:p>1646.34</text:p>
          </table:table-cell>
        </table:table-row>
        <table:table-row table:style-name="ro1">
          <table:table-cell office:value-type="float" office:value="19599438" calcext:value-type="float">
            <text:p>19599438</text:p>
          </table:table-cell>
          <table:table-cell table:formula="of:=[.A1227]/1000/(60*60*24)" office:value-type="time" office:time-value="PT05H26M39.438S" calcext:value-type="time">
            <text:p>05:26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33.39" calcext:value-type="float">
            <text:p>1333.39</text:p>
          </table:table-cell>
          <table:table-cell office:value-type="float" office:value="1647.63" calcext:value-type="float">
            <text:p>1647.63</text:p>
          </table:table-cell>
        </table:table-row>
        <table:table-row table:style-name="ro1">
          <table:table-cell office:value-type="float" office:value="19615438" calcext:value-type="float">
            <text:p>19615438</text:p>
          </table:table-cell>
          <table:table-cell table:formula="of:=[.A1228]/1000/(60*60*24)" office:value-type="time" office:time-value="PT05H26M55.438S" calcext:value-type="time">
            <text:p>05:26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34.45" calcext:value-type="float">
            <text:p>1334.45</text:p>
          </table:table-cell>
          <table:table-cell office:value-type="float" office:value="1648.92" calcext:value-type="float">
            <text:p>1648.92</text:p>
          </table:table-cell>
        </table:table-row>
        <table:table-row table:style-name="ro1">
          <table:table-cell office:value-type="float" office:value="19631438" calcext:value-type="float">
            <text:p>19631438</text:p>
          </table:table-cell>
          <table:table-cell table:formula="of:=[.A1229]/1000/(60*60*24)" office:value-type="time" office:time-value="PT05H27M11.438S" calcext:value-type="time">
            <text:p>05:27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35.52" calcext:value-type="float">
            <text:p>1335.52</text:p>
          </table:table-cell>
          <table:table-cell office:value-type="float" office:value="1650.22" calcext:value-type="float">
            <text:p>1650.22</text:p>
          </table:table-cell>
        </table:table-row>
        <table:table-row table:style-name="ro1">
          <table:table-cell office:value-type="float" office:value="19647438" calcext:value-type="float">
            <text:p>19647438</text:p>
          </table:table-cell>
          <table:table-cell table:formula="of:=[.A1230]/1000/(60*60*24)" office:value-type="time" office:time-value="PT05H27M27.438S" calcext:value-type="time">
            <text:p>05:27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36.59" calcext:value-type="float">
            <text:p>1336.59</text:p>
          </table:table-cell>
          <table:table-cell office:value-type="float" office:value="1651.51" calcext:value-type="float">
            <text:p>1651.51</text:p>
          </table:table-cell>
        </table:table-row>
        <table:table-row table:style-name="ro1">
          <table:table-cell office:value-type="float" office:value="19663438" calcext:value-type="float">
            <text:p>19663438</text:p>
          </table:table-cell>
          <table:table-cell table:formula="of:=[.A1231]/1000/(60*60*24)" office:value-type="time" office:time-value="PT05H27M43.438S" calcext:value-type="time">
            <text:p>05:27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3" calcext:value-type="float">
            <text:p>240.3</text:p>
          </table:table-cell>
          <table:table-cell office:value-type="float" office:value="291.25" calcext:value-type="float">
            <text:p>291.25</text:p>
          </table:table-cell>
          <table:table-cell office:value-type="float" office:value="1337.66" calcext:value-type="float">
            <text:p>1337.66</text:p>
          </table:table-cell>
          <table:table-cell office:value-type="float" office:value="1652.8" calcext:value-type="float">
            <text:p>1652.8</text:p>
          </table:table-cell>
        </table:table-row>
        <table:table-row table:style-name="ro1">
          <table:table-cell office:value-type="float" office:value="19679438" calcext:value-type="float">
            <text:p>19679438</text:p>
          </table:table-cell>
          <table:table-cell table:formula="of:=[.A1232]/1000/(60*60*24)" office:value-type="time" office:time-value="PT05H27M59.438S" calcext:value-type="time">
            <text:p>05:27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38.73" calcext:value-type="float">
            <text:p>1338.73</text:p>
          </table:table-cell>
          <table:table-cell office:value-type="float" office:value="1654.1" calcext:value-type="float">
            <text:p>1654.1</text:p>
          </table:table-cell>
        </table:table-row>
        <table:table-row table:style-name="ro1">
          <table:table-cell office:value-type="float" office:value="19695438" calcext:value-type="float">
            <text:p>19695438</text:p>
          </table:table-cell>
          <table:table-cell table:formula="of:=[.A1233]/1000/(60*60*24)" office:value-type="time" office:time-value="PT05H28M15.438S" calcext:value-type="time">
            <text:p>05:28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39.79" calcext:value-type="float">
            <text:p>1339.79</text:p>
          </table:table-cell>
          <table:table-cell office:value-type="float" office:value="1655.39" calcext:value-type="float">
            <text:p>1655.39</text:p>
          </table:table-cell>
        </table:table-row>
        <table:table-row table:style-name="ro1">
          <table:table-cell office:value-type="float" office:value="19711438" calcext:value-type="float">
            <text:p>19711438</text:p>
          </table:table-cell>
          <table:table-cell table:formula="of:=[.A1234]/1000/(60*60*24)" office:value-type="time" office:time-value="PT05H28M31.438S" calcext:value-type="time">
            <text:p>05:28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40.86" calcext:value-type="float">
            <text:p>1340.86</text:p>
          </table:table-cell>
          <table:table-cell office:value-type="float" office:value="1656.68" calcext:value-type="float">
            <text:p>1656.68</text:p>
          </table:table-cell>
        </table:table-row>
        <table:table-row table:style-name="ro1">
          <table:table-cell office:value-type="float" office:value="19727438" calcext:value-type="float">
            <text:p>19727438</text:p>
          </table:table-cell>
          <table:table-cell table:formula="of:=[.A1235]/1000/(60*60*24)" office:value-type="time" office:time-value="PT05H28M47.438S" calcext:value-type="time">
            <text:p>05:28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341.93" calcext:value-type="float">
            <text:p>1341.93</text:p>
          </table:table-cell>
          <table:table-cell office:value-type="float" office:value="1657.98" calcext:value-type="float">
            <text:p>1657.98</text:p>
          </table:table-cell>
        </table:table-row>
        <table:table-row table:style-name="ro1">
          <table:table-cell office:value-type="float" office:value="19743438" calcext:value-type="float">
            <text:p>19743438</text:p>
          </table:table-cell>
          <table:table-cell table:formula="of:=[.A1236]/1000/(60*60*24)" office:value-type="time" office:time-value="PT05H29M03.438S" calcext:value-type="time">
            <text:p>05:29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43" calcext:value-type="float">
            <text:p>1343</text:p>
          </table:table-cell>
          <table:table-cell office:value-type="float" office:value="1659.27" calcext:value-type="float">
            <text:p>1659.27</text:p>
          </table:table-cell>
        </table:table-row>
        <table:table-row table:style-name="ro1">
          <table:table-cell office:value-type="float" office:value="19759438" calcext:value-type="float">
            <text:p>19759438</text:p>
          </table:table-cell>
          <table:table-cell table:formula="of:=[.A1237]/1000/(60*60*24)" office:value-type="time" office:time-value="PT05H29M19.438S" calcext:value-type="time">
            <text:p>05:29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44.07" calcext:value-type="float">
            <text:p>1344.07</text:p>
          </table:table-cell>
          <table:table-cell office:value-type="float" office:value="1660.56" calcext:value-type="float">
            <text:p>1660.56</text:p>
          </table:table-cell>
        </table:table-row>
        <table:table-row table:style-name="ro1">
          <table:table-cell office:value-type="float" office:value="19775438" calcext:value-type="float">
            <text:p>19775438</text:p>
          </table:table-cell>
          <table:table-cell table:formula="of:=[.A1238]/1000/(60*60*24)" office:value-type="time" office:time-value="PT05H29M35.438S" calcext:value-type="time">
            <text:p>05:29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7" calcext:value-type="float">
            <text:p>290.17</text:p>
          </table:table-cell>
          <table:table-cell office:value-type="float" office:value="1345.13" calcext:value-type="float">
            <text:p>1345.13</text:p>
          </table:table-cell>
          <table:table-cell office:value-type="float" office:value="1661.85" calcext:value-type="float">
            <text:p>1661.85</text:p>
          </table:table-cell>
        </table:table-row>
        <table:table-row table:style-name="ro1">
          <table:table-cell office:value-type="float" office:value="19791438" calcext:value-type="float">
            <text:p>19791438</text:p>
          </table:table-cell>
          <table:table-cell table:formula="of:=[.A1239]/1000/(60*60*24)" office:value-type="time" office:time-value="PT05H29M51.438S" calcext:value-type="time">
            <text:p>05:29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0.16" calcext:value-type="float">
            <text:p>290.16</text:p>
          </table:table-cell>
          <table:table-cell office:value-type="float" office:value="1346.2" calcext:value-type="float">
            <text:p>1346.2</text:p>
          </table:table-cell>
          <table:table-cell office:value-type="float" office:value="1663.14" calcext:value-type="float">
            <text:p>1663.14</text:p>
          </table:table-cell>
        </table:table-row>
        <table:table-row table:style-name="ro1">
          <table:table-cell office:value-type="float" office:value="19807438" calcext:value-type="float">
            <text:p>19807438</text:p>
          </table:table-cell>
          <table:table-cell table:formula="of:=[.A1240]/1000/(60*60*24)" office:value-type="time" office:time-value="PT05H30M07.438S" calcext:value-type="time">
            <text:p>05:30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347.27" calcext:value-type="float">
            <text:p>1347.27</text:p>
          </table:table-cell>
          <table:table-cell office:value-type="float" office:value="1664.44" calcext:value-type="float">
            <text:p>1664.44</text:p>
          </table:table-cell>
        </table:table-row>
        <table:table-row table:style-name="ro1">
          <table:table-cell office:value-type="float" office:value="19823438" calcext:value-type="float">
            <text:p>19823438</text:p>
          </table:table-cell>
          <table:table-cell table:formula="of:=[.A1241]/1000/(60*60*24)" office:value-type="time" office:time-value="PT05H30M23.438S" calcext:value-type="time">
            <text:p>05:30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48.34" calcext:value-type="float">
            <text:p>1348.34</text:p>
          </table:table-cell>
          <table:table-cell office:value-type="float" office:value="1665.73" calcext:value-type="float">
            <text:p>1665.73</text:p>
          </table:table-cell>
        </table:table-row>
        <table:table-row table:style-name="ro1">
          <table:table-cell office:value-type="float" office:value="19839438" calcext:value-type="float">
            <text:p>19839438</text:p>
          </table:table-cell>
          <table:table-cell table:formula="of:=[.A1242]/1000/(60*60*24)" office:value-type="time" office:time-value="PT05H30M39.438S" calcext:value-type="time">
            <text:p>05:30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349.41" calcext:value-type="float">
            <text:p>1349.41</text:p>
          </table:table-cell>
          <table:table-cell office:value-type="float" office:value="1667.02" calcext:value-type="float">
            <text:p>1667.02</text:p>
          </table:table-cell>
        </table:table-row>
        <table:table-row table:style-name="ro1">
          <table:table-cell office:value-type="float" office:value="19855438" calcext:value-type="float">
            <text:p>19855438</text:p>
          </table:table-cell>
          <table:table-cell table:formula="of:=[.A1243]/1000/(60*60*24)" office:value-type="time" office:time-value="PT05H30M55.438S" calcext:value-type="time">
            <text:p>05:30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2" calcext:value-type="float">
            <text:p>291.12</text:p>
          </table:table-cell>
          <table:table-cell office:value-type="float" office:value="1350.47" calcext:value-type="float">
            <text:p>1350.47</text:p>
          </table:table-cell>
          <table:table-cell office:value-type="float" office:value="1668.31" calcext:value-type="float">
            <text:p>1668.31</text:p>
          </table:table-cell>
        </table:table-row>
        <table:table-row table:style-name="ro1">
          <table:table-cell office:value-type="float" office:value="19871438" calcext:value-type="float">
            <text:p>19871438</text:p>
          </table:table-cell>
          <table:table-cell table:formula="of:=[.A1244]/1000/(60*60*24)" office:value-type="time" office:time-value="PT05H31M11.438S" calcext:value-type="time">
            <text:p>05:31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351.54" calcext:value-type="float">
            <text:p>1351.54</text:p>
          </table:table-cell>
          <table:table-cell office:value-type="float" office:value="1669.6" calcext:value-type="float">
            <text:p>1669.6</text:p>
          </table:table-cell>
        </table:table-row>
        <table:table-row table:style-name="ro1">
          <table:table-cell office:value-type="float" office:value="19887438" calcext:value-type="float">
            <text:p>19887438</text:p>
          </table:table-cell>
          <table:table-cell table:formula="of:=[.A1245]/1000/(60*60*24)" office:value-type="time" office:time-value="PT05H31M27.438S" calcext:value-type="time">
            <text:p>05:31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352.61" calcext:value-type="float">
            <text:p>1352.61</text:p>
          </table:table-cell>
          <table:table-cell office:value-type="float" office:value="1670.9" calcext:value-type="float">
            <text:p>1670.9</text:p>
          </table:table-cell>
        </table:table-row>
        <table:table-row table:style-name="ro1">
          <table:table-cell office:value-type="float" office:value="19903438" calcext:value-type="float">
            <text:p>19903438</text:p>
          </table:table-cell>
          <table:table-cell table:formula="of:=[.A1246]/1000/(60*60*24)" office:value-type="time" office:time-value="PT05H31M43.438S" calcext:value-type="time">
            <text:p>05:31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.2" calcext:value-type="float">
            <text:p>240.2</text:p>
          </table:table-cell>
          <table:table-cell office:value-type="float" office:value="291.13" calcext:value-type="float">
            <text:p>291.13</text:p>
          </table:table-cell>
          <table:table-cell office:value-type="float" office:value="1353.67" calcext:value-type="float">
            <text:p>1353.67</text:p>
          </table:table-cell>
          <table:table-cell office:value-type="float" office:value="1672.19" calcext:value-type="float">
            <text:p>1672.19</text:p>
          </table:table-cell>
        </table:table-row>
        <table:table-row table:style-name="ro1">
          <table:table-cell office:value-type="float" office:value="19919438" calcext:value-type="float">
            <text:p>19919438</text:p>
          </table:table-cell>
          <table:table-cell table:formula="of:=[.A1247]/1000/(60*60*24)" office:value-type="time" office:time-value="PT05H31M59.438S" calcext:value-type="time">
            <text:p>05:31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.01" calcext:value-type="float">
            <text:p>291.01</text:p>
          </table:table-cell>
          <table:table-cell office:value-type="float" office:value="1354.74" calcext:value-type="float">
            <text:p>1354.74</text:p>
          </table:table-cell>
          <table:table-cell office:value-type="float" office:value="1673.48" calcext:value-type="float">
            <text:p>1673.48</text:p>
          </table:table-cell>
        </table:table-row>
        <table:table-row table:style-name="ro1">
          <table:table-cell office:value-type="float" office:value="19935438" calcext:value-type="float">
            <text:p>19935438</text:p>
          </table:table-cell>
          <table:table-cell table:formula="of:=[.A1248]/1000/(60*60*24)" office:value-type="time" office:time-value="PT05H32M15.438S" calcext:value-type="time">
            <text:p>05:32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355.81" calcext:value-type="float">
            <text:p>1355.81</text:p>
          </table:table-cell>
          <table:table-cell office:value-type="float" office:value="1674.77" calcext:value-type="float">
            <text:p>1674.77</text:p>
          </table:table-cell>
        </table:table-row>
        <table:table-row table:style-name="ro1">
          <table:table-cell office:value-type="float" office:value="19951438" calcext:value-type="float">
            <text:p>19951438</text:p>
          </table:table-cell>
          <table:table-cell table:formula="of:=[.A1249]/1000/(60*60*24)" office:value-type="time" office:time-value="PT05H32M31.438S" calcext:value-type="time">
            <text:p>05:32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5" calcext:value-type="float">
            <text:p>290.05</text:p>
          </table:table-cell>
          <table:table-cell office:value-type="float" office:value="1356.88" calcext:value-type="float">
            <text:p>1356.88</text:p>
          </table:table-cell>
          <table:table-cell office:value-type="float" office:value="1676.06" calcext:value-type="float">
            <text:p>1676.06</text:p>
          </table:table-cell>
        </table:table-row>
        <table:table-row table:style-name="ro1">
          <table:table-cell office:value-type="float" office:value="19967438" calcext:value-type="float">
            <text:p>19967438</text:p>
          </table:table-cell>
          <table:table-cell table:formula="of:=[.A1250]/1000/(60*60*24)" office:value-type="time" office:time-value="PT05H32M47.438S" calcext:value-type="time">
            <text:p>05:32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357.94" calcext:value-type="float">
            <text:p>1357.94</text:p>
          </table:table-cell>
          <table:table-cell office:value-type="float" office:value="1677.35" calcext:value-type="float">
            <text:p>1677.35</text:p>
          </table:table-cell>
        </table:table-row>
        <table:table-row table:style-name="ro1">
          <table:table-cell office:value-type="float" office:value="19983438" calcext:value-type="float">
            <text:p>19983438</text:p>
          </table:table-cell>
          <table:table-cell table:formula="of:=[.A1251]/1000/(60*60*24)" office:value-type="time" office:time-value="PT05H33M03.438S" calcext:value-type="time">
            <text:p>05:33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359.01" calcext:value-type="float">
            <text:p>1359.01</text:p>
          </table:table-cell>
          <table:table-cell office:value-type="float" office:value="1678.64" calcext:value-type="float">
            <text:p>1678.64</text:p>
          </table:table-cell>
        </table:table-row>
        <table:table-row table:style-name="ro1">
          <table:table-cell office:value-type="float" office:value="19999438" calcext:value-type="float">
            <text:p>19999438</text:p>
          </table:table-cell>
          <table:table-cell table:formula="of:=[.A1252]/1000/(60*60*24)" office:value-type="time" office:time-value="PT05H33M19.438S" calcext:value-type="time">
            <text:p>05:33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360.08" calcext:value-type="float">
            <text:p>1360.08</text:p>
          </table:table-cell>
          <table:table-cell office:value-type="float" office:value="1679.94" calcext:value-type="float">
            <text:p>1679.94</text:p>
          </table:table-cell>
        </table:table-row>
        <table:table-row table:style-name="ro1">
          <table:table-cell office:value-type="float" office:value="20015438" calcext:value-type="float">
            <text:p>20015438</text:p>
          </table:table-cell>
          <table:table-cell table:formula="of:=[.A1253]/1000/(60*60*24)" office:value-type="time" office:time-value="PT05H33M35.438S" calcext:value-type="time">
            <text:p>05:33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361.14" calcext:value-type="float">
            <text:p>1361.14</text:p>
          </table:table-cell>
          <table:table-cell office:value-type="float" office:value="1681.23" calcext:value-type="float">
            <text:p>1681.23</text:p>
          </table:table-cell>
        </table:table-row>
        <table:table-row table:style-name="ro1">
          <table:table-cell office:value-type="float" office:value="20031438" calcext:value-type="float">
            <text:p>20031438</text:p>
          </table:table-cell>
          <table:table-cell table:formula="of:=[.A1254]/1000/(60*60*24)" office:value-type="time" office:time-value="PT05H33M51.438S" calcext:value-type="time">
            <text:p>05:33:5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362.21" calcext:value-type="float">
            <text:p>1362.21</text:p>
          </table:table-cell>
          <table:table-cell office:value-type="float" office:value="1682.52" calcext:value-type="float">
            <text:p>1682.52</text:p>
          </table:table-cell>
        </table:table-row>
        <table:table-row table:style-name="ro1">
          <table:table-cell office:value-type="float" office:value="20047438" calcext:value-type="float">
            <text:p>20047438</text:p>
          </table:table-cell>
          <table:table-cell table:formula="of:=[.A1255]/1000/(60*60*24)" office:value-type="time" office:time-value="PT05H34M07.438S" calcext:value-type="time">
            <text:p>05:34:07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363.28" calcext:value-type="float">
            <text:p>1363.28</text:p>
          </table:table-cell>
          <table:table-cell office:value-type="float" office:value="1683.81" calcext:value-type="float">
            <text:p>1683.81</text:p>
          </table:table-cell>
        </table:table-row>
        <table:table-row table:style-name="ro1">
          <table:table-cell office:value-type="float" office:value="20063438" calcext:value-type="float">
            <text:p>20063438</text:p>
          </table:table-cell>
          <table:table-cell table:formula="of:=[.A1256]/1000/(60*60*24)" office:value-type="time" office:time-value="PT05H34M23.438S" calcext:value-type="time">
            <text:p>05:34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1" calcext:value-type="float">
            <text:p>291</text:p>
          </table:table-cell>
          <table:table-cell office:value-type="float" office:value="1364.34" calcext:value-type="float">
            <text:p>1364.34</text:p>
          </table:table-cell>
          <table:table-cell office:value-type="float" office:value="1685.11" calcext:value-type="float">
            <text:p>1685.11</text:p>
          </table:table-cell>
        </table:table-row>
        <table:table-row table:style-name="ro1">
          <table:table-cell office:value-type="float" office:value="20079438" calcext:value-type="float">
            <text:p>20079438</text:p>
          </table:table-cell>
          <table:table-cell table:formula="of:=[.A1257]/1000/(60*60*24)" office:value-type="time" office:time-value="PT05H34M39.438S" calcext:value-type="time">
            <text:p>05:34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365.41" calcext:value-type="float">
            <text:p>1365.41</text:p>
          </table:table-cell>
          <table:table-cell office:value-type="float" office:value="1686.4" calcext:value-type="float">
            <text:p>1686.4</text:p>
          </table:table-cell>
        </table:table-row>
        <table:table-row table:style-name="ro1">
          <table:table-cell office:value-type="float" office:value="20095438" calcext:value-type="float">
            <text:p>20095438</text:p>
          </table:table-cell>
          <table:table-cell table:formula="of:=[.A1258]/1000/(60*60*24)" office:value-type="time" office:time-value="PT05H34M55.438S" calcext:value-type="time">
            <text:p>05:34:5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366.47" calcext:value-type="float">
            <text:p>1366.47</text:p>
          </table:table-cell>
          <table:table-cell office:value-type="float" office:value="1687.69" calcext:value-type="float">
            <text:p>1687.69</text:p>
          </table:table-cell>
        </table:table-row>
        <table:table-row table:style-name="ro1">
          <table:table-cell office:value-type="float" office:value="20111438" calcext:value-type="float">
            <text:p>20111438</text:p>
          </table:table-cell>
          <table:table-cell table:formula="of:=[.A1259]/1000/(60*60*24)" office:value-type="time" office:time-value="PT05H35M11.438S" calcext:value-type="time">
            <text:p>05:35:11</text:p>
          </table:table-cell>
          <table:table-cell office:value-type="float" office:value="1.21" calcext:value-type="float">
            <text:p>1.21</text:p>
          </table:table-cell>
          <table:table-cell office:value-type="float" office:value="240.1" calcext:value-type="float">
            <text:p>240.1</text:p>
          </table:table-cell>
          <table:table-cell office:value-type="float" office:value="290.04" calcext:value-type="float">
            <text:p>290.04</text:p>
          </table:table-cell>
          <table:table-cell office:value-type="float" office:value="1367.54" calcext:value-type="float">
            <text:p>1367.54</text:p>
          </table:table-cell>
          <table:table-cell office:value-type="float" office:value="1688.98" calcext:value-type="float">
            <text:p>1688.98</text:p>
          </table:table-cell>
        </table:table-row>
        <table:table-row table:style-name="ro1">
          <table:table-cell office:value-type="float" office:value="20127438" calcext:value-type="float">
            <text:p>20127438</text:p>
          </table:table-cell>
          <table:table-cell table:formula="of:=[.A1260]/1000/(60*60*24)" office:value-type="time" office:time-value="PT05H35M27.438S" calcext:value-type="time">
            <text:p>05:35:2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368.61" calcext:value-type="float">
            <text:p>1368.61</text:p>
          </table:table-cell>
          <table:table-cell office:value-type="float" office:value="1690.27" calcext:value-type="float">
            <text:p>1690.27</text:p>
          </table:table-cell>
        </table:table-row>
        <table:table-row table:style-name="ro1">
          <table:table-cell office:value-type="float" office:value="20143438" calcext:value-type="float">
            <text:p>20143438</text:p>
          </table:table-cell>
          <table:table-cell table:formula="of:=[.A1261]/1000/(60*60*24)" office:value-type="time" office:time-value="PT05H35M43.438S" calcext:value-type="time">
            <text:p>05:35:4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369.67" calcext:value-type="float">
            <text:p>1369.67</text:p>
          </table:table-cell>
          <table:table-cell office:value-type="float" office:value="1691.56" calcext:value-type="float">
            <text:p>1691.56</text:p>
          </table:table-cell>
        </table:table-row>
        <table:table-row table:style-name="ro1">
          <table:table-cell office:value-type="float" office:value="20159438" calcext:value-type="float">
            <text:p>20159438</text:p>
          </table:table-cell>
          <table:table-cell table:formula="of:=[.A1262]/1000/(60*60*24)" office:value-type="time" office:time-value="PT05H35M59.438S" calcext:value-type="time">
            <text:p>05:35:5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370.74" calcext:value-type="float">
            <text:p>1370.74</text:p>
          </table:table-cell>
          <table:table-cell office:value-type="float" office:value="1692.85" calcext:value-type="float">
            <text:p>1692.85</text:p>
          </table:table-cell>
        </table:table-row>
        <table:table-row table:style-name="ro1">
          <table:table-cell office:value-type="float" office:value="20175438" calcext:value-type="float">
            <text:p>20175438</text:p>
          </table:table-cell>
          <table:table-cell table:formula="of:=[.A1263]/1000/(60*60*24)" office:value-type="time" office:time-value="PT05H36M15.438S" calcext:value-type="time">
            <text:p>05:36:1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371.81" calcext:value-type="float">
            <text:p>1371.81</text:p>
          </table:table-cell>
          <table:table-cell office:value-type="float" office:value="1694.14" calcext:value-type="float">
            <text:p>1694.14</text:p>
          </table:table-cell>
        </table:table-row>
        <table:table-row table:style-name="ro1">
          <table:table-cell office:value-type="float" office:value="20191438" calcext:value-type="float">
            <text:p>20191438</text:p>
          </table:table-cell>
          <table:table-cell table:formula="of:=[.A1264]/1000/(60*60*24)" office:value-type="time" office:time-value="PT05H36M31.438S" calcext:value-type="time">
            <text:p>05:36:31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372.87" calcext:value-type="float">
            <text:p>1372.87</text:p>
          </table:table-cell>
          <table:table-cell office:value-type="float" office:value="1695.43" calcext:value-type="float">
            <text:p>1695.43</text:p>
          </table:table-cell>
        </table:table-row>
        <table:table-row table:style-name="ro1">
          <table:table-cell office:value-type="float" office:value="20207438" calcext:value-type="float">
            <text:p>20207438</text:p>
          </table:table-cell>
          <table:table-cell table:formula="of:=[.A1265]/1000/(60*60*24)" office:value-type="time" office:time-value="PT05H36M47.438S" calcext:value-type="time">
            <text:p>05:36:47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373.94" calcext:value-type="float">
            <text:p>1373.94</text:p>
          </table:table-cell>
          <table:table-cell office:value-type="float" office:value="1696.72" calcext:value-type="float">
            <text:p>1696.72</text:p>
          </table:table-cell>
        </table:table-row>
        <table:table-row table:style-name="ro1">
          <table:table-cell office:value-type="float" office:value="20223438" calcext:value-type="float">
            <text:p>20223438</text:p>
          </table:table-cell>
          <table:table-cell table:formula="of:=[.A1266]/1000/(60*60*24)" office:value-type="time" office:time-value="PT05H37M03.438S" calcext:value-type="time">
            <text:p>05:37:0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375.01" calcext:value-type="float">
            <text:p>1375.01</text:p>
          </table:table-cell>
          <table:table-cell office:value-type="float" office:value="1698.02" calcext:value-type="float">
            <text:p>1698.02</text:p>
          </table:table-cell>
        </table:table-row>
        <table:table-row table:style-name="ro1">
          <table:table-cell office:value-type="float" office:value="20239438" calcext:value-type="float">
            <text:p>20239438</text:p>
          </table:table-cell>
          <table:table-cell table:formula="of:=[.A1267]/1000/(60*60*24)" office:value-type="time" office:time-value="PT05H37M19.438S" calcext:value-type="time">
            <text:p>05:37:1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376.07" calcext:value-type="float">
            <text:p>1376.07</text:p>
          </table:table-cell>
          <table:table-cell office:value-type="float" office:value="1699.31" calcext:value-type="float">
            <text:p>1699.31</text:p>
          </table:table-cell>
        </table:table-row>
        <table:table-row table:style-name="ro1">
          <table:table-cell office:value-type="float" office:value="20255438" calcext:value-type="float">
            <text:p>20255438</text:p>
          </table:table-cell>
          <table:table-cell table:formula="of:=[.A1268]/1000/(60*60*24)" office:value-type="time" office:time-value="PT05H37M35.438S" calcext:value-type="time">
            <text:p>05:37:35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377.14" calcext:value-type="float">
            <text:p>1377.14</text:p>
          </table:table-cell>
          <table:table-cell office:value-type="float" office:value="1700.6" calcext:value-type="float">
            <text:p>1700.6</text:p>
          </table:table-cell>
        </table:table-row>
        <table:table-row table:style-name="ro1">
          <table:table-cell office:value-type="float" office:value="20271438" calcext:value-type="float">
            <text:p>20271438</text:p>
          </table:table-cell>
          <table:table-cell table:formula="of:=[.A1269]/1000/(60*60*24)" office:value-type="time" office:time-value="PT05H37M51.438S" calcext:value-type="time">
            <text:p>05:3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378.21" calcext:value-type="float">
            <text:p>1378.21</text:p>
          </table:table-cell>
          <table:table-cell office:value-type="float" office:value="1701.89" calcext:value-type="float">
            <text:p>1701.89</text:p>
          </table:table-cell>
        </table:table-row>
        <table:table-row table:style-name="ro1">
          <table:table-cell office:value-type="float" office:value="20287438" calcext:value-type="float">
            <text:p>20287438</text:p>
          </table:table-cell>
          <table:table-cell table:formula="of:=[.A1270]/1000/(60*60*24)" office:value-type="time" office:time-value="PT05H38M07.438S" calcext:value-type="time">
            <text:p>05:3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379.27" calcext:value-type="float">
            <text:p>1379.27</text:p>
          </table:table-cell>
          <table:table-cell office:value-type="float" office:value="1703.18" calcext:value-type="float">
            <text:p>1703.18</text:p>
          </table:table-cell>
        </table:table-row>
        <table:table-row table:style-name="ro1">
          <table:table-cell office:value-type="float" office:value="20303438" calcext:value-type="float">
            <text:p>20303438</text:p>
          </table:table-cell>
          <table:table-cell table:formula="of:=[.A1271]/1000/(60*60*24)" office:value-type="time" office:time-value="PT05H38M23.438S" calcext:value-type="time">
            <text:p>05:38:23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90.88" calcext:value-type="float">
            <text:p>290.88</text:p>
          </table:table-cell>
          <table:table-cell office:value-type="float" office:value="1380.34" calcext:value-type="float">
            <text:p>1380.34</text:p>
          </table:table-cell>
          <table:table-cell office:value-type="float" office:value="1704.47" calcext:value-type="float">
            <text:p>1704.47</text:p>
          </table:table-cell>
        </table:table-row>
        <table:table-row table:style-name="ro1">
          <table:table-cell office:value-type="float" office:value="20319438" calcext:value-type="float">
            <text:p>20319438</text:p>
          </table:table-cell>
          <table:table-cell table:formula="of:=[.A1272]/1000/(60*60*24)" office:value-type="time" office:time-value="PT05H38M39.438S" calcext:value-type="time">
            <text:p>05:38:39</text:p>
          </table:table-cell>
          <table:table-cell office:value-type="float" office:value="1.21" calcext:value-type="float">
            <text:p>1.21</text:p>
          </table:table-cell>
          <table:table-cell office:value-type="float" office:value="240" calcext:value-type="float">
            <text:p>240</text:p>
          </table:table-cell>
          <table:table-cell office:value-type="float" office:value="289.92" calcext:value-type="float">
            <text:p>289.92</text:p>
          </table:table-cell>
          <table:table-cell office:value-type="float" office:value="1381.41" calcext:value-type="float">
            <text:p>1381.41</text:p>
          </table:table-cell>
          <table:table-cell office:value-type="float" office:value="1705.76" calcext:value-type="float">
            <text:p>1705.76</text:p>
          </table:table-cell>
        </table:table-row>
        <table:table-row table:style-name="ro1">
          <table:table-cell office:value-type="float" office:value="20335438" calcext:value-type="float">
            <text:p>20335438</text:p>
          </table:table-cell>
          <table:table-cell table:formula="of:=[.A1273]/1000/(60*60*24)" office:value-type="time" office:time-value="PT05H38M55.438S" calcext:value-type="time">
            <text:p>05:3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82.47" calcext:value-type="float">
            <text:p>1382.47</text:p>
          </table:table-cell>
          <table:table-cell office:value-type="float" office:value="1707.05" calcext:value-type="float">
            <text:p>1707.05</text:p>
          </table:table-cell>
        </table:table-row>
        <table:table-row table:style-name="ro1">
          <table:table-cell office:value-type="float" office:value="20351438" calcext:value-type="float">
            <text:p>20351438</text:p>
          </table:table-cell>
          <table:table-cell table:formula="of:=[.A1274]/1000/(60*60*24)" office:value-type="time" office:time-value="PT05H39M11.438S" calcext:value-type="time">
            <text:p>05:3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83.54" calcext:value-type="float">
            <text:p>1383.54</text:p>
          </table:table-cell>
          <table:table-cell office:value-type="float" office:value="1708.34" calcext:value-type="float">
            <text:p>1708.34</text:p>
          </table:table-cell>
        </table:table-row>
        <table:table-row table:style-name="ro1">
          <table:table-cell office:value-type="float" office:value="20367438" calcext:value-type="float">
            <text:p>20367438</text:p>
          </table:table-cell>
          <table:table-cell table:formula="of:=[.A1275]/1000/(60*60*24)" office:value-type="time" office:time-value="PT05H39M27.438S" calcext:value-type="time">
            <text:p>05:3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84.61" calcext:value-type="float">
            <text:p>1384.61</text:p>
          </table:table-cell>
          <table:table-cell office:value-type="float" office:value="1709.63" calcext:value-type="float">
            <text:p>1709.63</text:p>
          </table:table-cell>
        </table:table-row>
        <table:table-row table:style-name="ro1">
          <table:table-cell office:value-type="float" office:value="20383438" calcext:value-type="float">
            <text:p>20383438</text:p>
          </table:table-cell>
          <table:table-cell table:formula="of:=[.A1276]/1000/(60*60*24)" office:value-type="time" office:time-value="PT05H39M43.438S" calcext:value-type="time">
            <text:p>05:3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85.67" calcext:value-type="float">
            <text:p>1385.67</text:p>
          </table:table-cell>
          <table:table-cell office:value-type="float" office:value="1710.92" calcext:value-type="float">
            <text:p>1710.92</text:p>
          </table:table-cell>
        </table:table-row>
        <table:table-row table:style-name="ro1">
          <table:table-cell office:value-type="float" office:value="20399438" calcext:value-type="float">
            <text:p>20399438</text:p>
          </table:table-cell>
          <table:table-cell table:formula="of:=[.A1277]/1000/(60*60*24)" office:value-type="time" office:time-value="PT05H39M59.438S" calcext:value-type="time">
            <text:p>05:3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86.74" calcext:value-type="float">
            <text:p>1386.74</text:p>
          </table:table-cell>
          <table:table-cell office:value-type="float" office:value="1712.21" calcext:value-type="float">
            <text:p>1712.21</text:p>
          </table:table-cell>
        </table:table-row>
        <table:table-row table:style-name="ro1">
          <table:table-cell office:value-type="float" office:value="20415438" calcext:value-type="float">
            <text:p>20415438</text:p>
          </table:table-cell>
          <table:table-cell table:formula="of:=[.A1278]/1000/(60*60*24)" office:value-type="time" office:time-value="PT05H40M15.438S" calcext:value-type="time">
            <text:p>05:4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387.8" calcext:value-type="float">
            <text:p>1387.8</text:p>
          </table:table-cell>
          <table:table-cell office:value-type="float" office:value="1713.5" calcext:value-type="float">
            <text:p>1713.5</text:p>
          </table:table-cell>
        </table:table-row>
        <table:table-row table:style-name="ro1">
          <table:table-cell office:value-type="float" office:value="20431438" calcext:value-type="float">
            <text:p>20431438</text:p>
          </table:table-cell>
          <table:table-cell table:formula="of:=[.A1279]/1000/(60*60*24)" office:value-type="time" office:time-value="PT05H40M31.438S" calcext:value-type="time">
            <text:p>05:40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88.87" calcext:value-type="float">
            <text:p>1388.87</text:p>
          </table:table-cell>
          <table:table-cell office:value-type="float" office:value="1714.79" calcext:value-type="float">
            <text:p>1714.79</text:p>
          </table:table-cell>
        </table:table-row>
        <table:table-row table:style-name="ro1">
          <table:table-cell office:value-type="float" office:value="20447438" calcext:value-type="float">
            <text:p>20447438</text:p>
          </table:table-cell>
          <table:table-cell table:formula="of:=[.A1280]/1000/(60*60*24)" office:value-type="time" office:time-value="PT05H40M47.438S" calcext:value-type="time">
            <text:p>05:4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89.94" calcext:value-type="float">
            <text:p>1389.94</text:p>
          </table:table-cell>
          <table:table-cell office:value-type="float" office:value="1716.08" calcext:value-type="float">
            <text:p>1716.08</text:p>
          </table:table-cell>
        </table:table-row>
        <table:table-row table:style-name="ro1">
          <table:table-cell office:value-type="float" office:value="20463438" calcext:value-type="float">
            <text:p>20463438</text:p>
          </table:table-cell>
          <table:table-cell table:formula="of:=[.A1281]/1000/(60*60*24)" office:value-type="time" office:time-value="PT05H41M03.438S" calcext:value-type="time">
            <text:p>05:4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91" calcext:value-type="float">
            <text:p>1391</text:p>
          </table:table-cell>
          <table:table-cell office:value-type="float" office:value="1717.37" calcext:value-type="float">
            <text:p>1717.37</text:p>
          </table:table-cell>
        </table:table-row>
        <table:table-row table:style-name="ro1">
          <table:table-cell office:value-type="float" office:value="20479438" calcext:value-type="float">
            <text:p>20479438</text:p>
          </table:table-cell>
          <table:table-cell table:formula="of:=[.A1282]/1000/(60*60*24)" office:value-type="time" office:time-value="PT05H41M19.438S" calcext:value-type="time">
            <text:p>05:4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92.07" calcext:value-type="float">
            <text:p>1392.07</text:p>
          </table:table-cell>
          <table:table-cell office:value-type="float" office:value="1718.65" calcext:value-type="float">
            <text:p>1718.65</text:p>
          </table:table-cell>
        </table:table-row>
        <table:table-row table:style-name="ro1">
          <table:table-cell office:value-type="float" office:value="20495438" calcext:value-type="float">
            <text:p>20495438</text:p>
          </table:table-cell>
          <table:table-cell table:formula="of:=[.A1283]/1000/(60*60*24)" office:value-type="time" office:time-value="PT05H41M35.438S" calcext:value-type="time">
            <text:p>05:4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93.14" calcext:value-type="float">
            <text:p>1393.14</text:p>
          </table:table-cell>
          <table:table-cell office:value-type="float" office:value="1719.94" calcext:value-type="float">
            <text:p>1719.94</text:p>
          </table:table-cell>
        </table:table-row>
        <table:table-row table:style-name="ro1">
          <table:table-cell office:value-type="float" office:value="20511438" calcext:value-type="float">
            <text:p>20511438</text:p>
          </table:table-cell>
          <table:table-cell table:formula="of:=[.A1284]/1000/(60*60*24)" office:value-type="time" office:time-value="PT05H41M51.438S" calcext:value-type="time">
            <text:p>05:4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94.2" calcext:value-type="float">
            <text:p>1394.2</text:p>
          </table:table-cell>
          <table:table-cell office:value-type="float" office:value="1721.23" calcext:value-type="float">
            <text:p>1721.23</text:p>
          </table:table-cell>
        </table:table-row>
        <table:table-row table:style-name="ro1">
          <table:table-cell office:value-type="float" office:value="20527438" calcext:value-type="float">
            <text:p>20527438</text:p>
          </table:table-cell>
          <table:table-cell table:formula="of:=[.A1285]/1000/(60*60*24)" office:value-type="time" office:time-value="PT05H42M07.438S" calcext:value-type="time">
            <text:p>05:4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95.27" calcext:value-type="float">
            <text:p>1395.27</text:p>
          </table:table-cell>
          <table:table-cell office:value-type="float" office:value="1722.52" calcext:value-type="float">
            <text:p>1722.52</text:p>
          </table:table-cell>
        </table:table-row>
        <table:table-row table:style-name="ro1">
          <table:table-cell office:value-type="float" office:value="20543438" calcext:value-type="float">
            <text:p>20543438</text:p>
          </table:table-cell>
          <table:table-cell table:formula="of:=[.A1286]/1000/(60*60*24)" office:value-type="time" office:time-value="PT05H42M23.438S" calcext:value-type="time">
            <text:p>05:4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396.33" calcext:value-type="float">
            <text:p>1396.33</text:p>
          </table:table-cell>
          <table:table-cell office:value-type="float" office:value="1723.81" calcext:value-type="float">
            <text:p>1723.81</text:p>
          </table:table-cell>
        </table:table-row>
        <table:table-row table:style-name="ro1">
          <table:table-cell office:value-type="float" office:value="20559438" calcext:value-type="float">
            <text:p>20559438</text:p>
          </table:table-cell>
          <table:table-cell table:formula="of:=[.A1287]/1000/(60*60*24)" office:value-type="time" office:time-value="PT05H42M39.438S" calcext:value-type="time">
            <text:p>05:4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90.76" calcext:value-type="float">
            <text:p>290.76</text:p>
          </table:table-cell>
          <table:table-cell office:value-type="float" office:value="1397.4" calcext:value-type="float">
            <text:p>1397.4</text:p>
          </table:table-cell>
          <table:table-cell office:value-type="float" office:value="1725.09" calcext:value-type="float">
            <text:p>1725.09</text:p>
          </table:table-cell>
        </table:table-row>
        <table:table-row table:style-name="ro1">
          <table:table-cell office:value-type="float" office:value="20575438" calcext:value-type="float">
            <text:p>20575438</text:p>
          </table:table-cell>
          <table:table-cell table:formula="of:=[.A1288]/1000/(60*60*24)" office:value-type="time" office:time-value="PT05H42M55.438S" calcext:value-type="time">
            <text:p>05:4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398.47" calcext:value-type="float">
            <text:p>1398.47</text:p>
          </table:table-cell>
          <table:table-cell office:value-type="float" office:value="1726.38" calcext:value-type="float">
            <text:p>1726.38</text:p>
          </table:table-cell>
        </table:table-row>
        <table:table-row table:style-name="ro1">
          <table:table-cell office:value-type="float" office:value="20591438" calcext:value-type="float">
            <text:p>20591438</text:p>
          </table:table-cell>
          <table:table-cell table:formula="of:=[.A1289]/1000/(60*60*24)" office:value-type="time" office:time-value="PT05H43M11.438S" calcext:value-type="time">
            <text:p>05:4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399.53" calcext:value-type="float">
            <text:p>1399.53</text:p>
          </table:table-cell>
          <table:table-cell office:value-type="float" office:value="1727.67" calcext:value-type="float">
            <text:p>1727.67</text:p>
          </table:table-cell>
        </table:table-row>
        <table:table-row table:style-name="ro1">
          <table:table-cell office:value-type="float" office:value="20607438" calcext:value-type="float">
            <text:p>20607438</text:p>
          </table:table-cell>
          <table:table-cell table:formula="of:=[.A1290]/1000/(60*60*24)" office:value-type="time" office:time-value="PT05H43M27.438S" calcext:value-type="time">
            <text:p>05:43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00.6" calcext:value-type="float">
            <text:p>1400.6</text:p>
          </table:table-cell>
          <table:table-cell office:value-type="float" office:value="1728.96" calcext:value-type="float">
            <text:p>1728.96</text:p>
          </table:table-cell>
        </table:table-row>
        <table:table-row table:style-name="ro1">
          <table:table-cell office:value-type="float" office:value="20623438" calcext:value-type="float">
            <text:p>20623438</text:p>
          </table:table-cell>
          <table:table-cell table:formula="of:=[.A1291]/1000/(60*60*24)" office:value-type="time" office:time-value="PT05H43M43.438S" calcext:value-type="time">
            <text:p>05:43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401.66" calcext:value-type="float">
            <text:p>1401.66</text:p>
          </table:table-cell>
          <table:table-cell office:value-type="float" office:value="1730.25" calcext:value-type="float">
            <text:p>1730.25</text:p>
          </table:table-cell>
        </table:table-row>
        <table:table-row table:style-name="ro1">
          <table:table-cell office:value-type="float" office:value="20639438" calcext:value-type="float">
            <text:p>20639438</text:p>
          </table:table-cell>
          <table:table-cell table:formula="of:=[.A1292]/1000/(60*60*24)" office:value-type="time" office:time-value="PT05H43M59.438S" calcext:value-type="time">
            <text:p>05:43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02.73" calcext:value-type="float">
            <text:p>1402.73</text:p>
          </table:table-cell>
          <table:table-cell office:value-type="float" office:value="1731.54" calcext:value-type="float">
            <text:p>1731.54</text:p>
          </table:table-cell>
        </table:table-row>
        <table:table-row table:style-name="ro1">
          <table:table-cell office:value-type="float" office:value="20655438" calcext:value-type="float">
            <text:p>20655438</text:p>
          </table:table-cell>
          <table:table-cell table:formula="of:=[.A1293]/1000/(60*60*24)" office:value-type="time" office:time-value="PT05H44M15.438S" calcext:value-type="time">
            <text:p>05:4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03.8" calcext:value-type="float">
            <text:p>1403.8</text:p>
          </table:table-cell>
          <table:table-cell office:value-type="float" office:value="1732.82" calcext:value-type="float">
            <text:p>1732.82</text:p>
          </table:table-cell>
        </table:table-row>
        <table:table-row table:style-name="ro1">
          <table:table-cell office:value-type="float" office:value="20671438" calcext:value-type="float">
            <text:p>20671438</text:p>
          </table:table-cell>
          <table:table-cell table:formula="of:=[.A1294]/1000/(60*60*24)" office:value-type="time" office:time-value="PT05H44M31.438S" calcext:value-type="time">
            <text:p>05:4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8" calcext:value-type="float">
            <text:p>289.8</text:p>
          </table:table-cell>
          <table:table-cell office:value-type="float" office:value="1404.86" calcext:value-type="float">
            <text:p>1404.86</text:p>
          </table:table-cell>
          <table:table-cell office:value-type="float" office:value="1734.11" calcext:value-type="float">
            <text:p>1734.11</text:p>
          </table:table-cell>
        </table:table-row>
        <table:table-row table:style-name="ro1">
          <table:table-cell office:value-type="float" office:value="20687438" calcext:value-type="float">
            <text:p>20687438</text:p>
          </table:table-cell>
          <table:table-cell table:formula="of:=[.A1295]/1000/(60*60*24)" office:value-type="time" office:time-value="PT05H44M47.438S" calcext:value-type="time">
            <text:p>05:4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405.93" calcext:value-type="float">
            <text:p>1405.93</text:p>
          </table:table-cell>
          <table:table-cell office:value-type="float" office:value="1735.4" calcext:value-type="float">
            <text:p>1735.4</text:p>
          </table:table-cell>
        </table:table-row>
        <table:table-row table:style-name="ro1">
          <table:table-cell office:value-type="float" office:value="20703437" calcext:value-type="float">
            <text:p>20703437</text:p>
          </table:table-cell>
          <table:table-cell table:formula="of:=[.A1296]/1000/(60*60*24)" office:value-type="time" office:time-value="PT05H45M03.437S" calcext:value-type="time">
            <text:p>05:4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8" calcext:value-type="float">
            <text:p>289.68</text:p>
          </table:table-cell>
          <table:table-cell office:value-type="float" office:value="1407" calcext:value-type="float">
            <text:p>1407</text:p>
          </table:table-cell>
          <table:table-cell office:value-type="float" office:value="1736.69" calcext:value-type="float">
            <text:p>1736.69</text:p>
          </table:table-cell>
        </table:table-row>
        <table:table-row table:style-name="ro1">
          <table:table-cell office:value-type="float" office:value="20719438" calcext:value-type="float">
            <text:p>20719438</text:p>
          </table:table-cell>
          <table:table-cell table:formula="of:=[.A1297]/1000/(60*60*24)" office:value-type="time" office:time-value="PT05H45M19.438S" calcext:value-type="time">
            <text:p>05:4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408.06" calcext:value-type="float">
            <text:p>1408.06</text:p>
          </table:table-cell>
          <table:table-cell office:value-type="float" office:value="1737.98" calcext:value-type="float">
            <text:p>1737.98</text:p>
          </table:table-cell>
        </table:table-row>
        <table:table-row table:style-name="ro1">
          <table:table-cell office:value-type="float" office:value="20735438" calcext:value-type="float">
            <text:p>20735438</text:p>
          </table:table-cell>
          <table:table-cell table:formula="of:=[.A1298]/1000/(60*60*24)" office:value-type="time" office:time-value="PT05H45M35.438S" calcext:value-type="time">
            <text:p>05:4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09.13" calcext:value-type="float">
            <text:p>1409.13</text:p>
          </table:table-cell>
          <table:table-cell office:value-type="float" office:value="1739.26" calcext:value-type="float">
            <text:p>1739.26</text:p>
          </table:table-cell>
        </table:table-row>
        <table:table-row table:style-name="ro1">
          <table:table-cell office:value-type="float" office:value="20751438" calcext:value-type="float">
            <text:p>20751438</text:p>
          </table:table-cell>
          <table:table-cell table:formula="of:=[.A1299]/1000/(60*60*24)" office:value-type="time" office:time-value="PT05H45M51.438S" calcext:value-type="time">
            <text:p>05:4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10.19" calcext:value-type="float">
            <text:p>1410.19</text:p>
          </table:table-cell>
          <table:table-cell office:value-type="float" office:value="1740.55" calcext:value-type="float">
            <text:p>1740.55</text:p>
          </table:table-cell>
        </table:table-row>
        <table:table-row table:style-name="ro1">
          <table:table-cell office:value-type="float" office:value="20767438" calcext:value-type="float">
            <text:p>20767438</text:p>
          </table:table-cell>
          <table:table-cell table:formula="of:=[.A1300]/1000/(60*60*24)" office:value-type="time" office:time-value="PT05H46M07.438S" calcext:value-type="time">
            <text:p>05:46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11.26" calcext:value-type="float">
            <text:p>1411.26</text:p>
          </table:table-cell>
          <table:table-cell office:value-type="float" office:value="1741.84" calcext:value-type="float">
            <text:p>1741.84</text:p>
          </table:table-cell>
        </table:table-row>
        <table:table-row table:style-name="ro1">
          <table:table-cell office:value-type="float" office:value="20783438" calcext:value-type="float">
            <text:p>20783438</text:p>
          </table:table-cell>
          <table:table-cell table:formula="of:=[.A1301]/1000/(60*60*24)" office:value-type="time" office:time-value="PT05H46M23.438S" calcext:value-type="time">
            <text:p>05:4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9" calcext:value-type="float">
            <text:p>239.9</text:p>
          </table:table-cell>
          <table:table-cell office:value-type="float" office:value="289.79" calcext:value-type="float">
            <text:p>289.79</text:p>
          </table:table-cell>
          <table:table-cell office:value-type="float" office:value="1412.33" calcext:value-type="float">
            <text:p>1412.33</text:p>
          </table:table-cell>
          <table:table-cell office:value-type="float" office:value="1743.13" calcext:value-type="float">
            <text:p>1743.13</text:p>
          </table:table-cell>
        </table:table-row>
        <table:table-row table:style-name="ro1">
          <table:table-cell office:value-type="float" office:value="20799438" calcext:value-type="float">
            <text:p>20799438</text:p>
          </table:table-cell>
          <table:table-cell table:formula="of:=[.A1302]/1000/(60*60*24)" office:value-type="time" office:time-value="PT05H46M39.438S" calcext:value-type="time">
            <text:p>05:46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13.39" calcext:value-type="float">
            <text:p>1413.39</text:p>
          </table:table-cell>
          <table:table-cell office:value-type="float" office:value="1744.41" calcext:value-type="float">
            <text:p>1744.41</text:p>
          </table:table-cell>
        </table:table-row>
        <table:table-row table:style-name="ro1">
          <table:table-cell office:value-type="float" office:value="20815438" calcext:value-type="float">
            <text:p>20815438</text:p>
          </table:table-cell>
          <table:table-cell table:formula="of:=[.A1303]/1000/(60*60*24)" office:value-type="time" office:time-value="PT05H46M55.438S" calcext:value-type="time">
            <text:p>05:4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14.46" calcext:value-type="float">
            <text:p>1414.46</text:p>
          </table:table-cell>
          <table:table-cell office:value-type="float" office:value="1745.7" calcext:value-type="float">
            <text:p>1745.7</text:p>
          </table:table-cell>
        </table:table-row>
        <table:table-row table:style-name="ro1">
          <table:table-cell office:value-type="float" office:value="20831438" calcext:value-type="float">
            <text:p>20831438</text:p>
          </table:table-cell>
          <table:table-cell table:formula="of:=[.A1304]/1000/(60*60*24)" office:value-type="time" office:time-value="PT05H47M11.438S" calcext:value-type="time">
            <text:p>05:4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15.52" calcext:value-type="float">
            <text:p>1415.52</text:p>
          </table:table-cell>
          <table:table-cell office:value-type="float" office:value="1746.99" calcext:value-type="float">
            <text:p>1746.99</text:p>
          </table:table-cell>
        </table:table-row>
        <table:table-row table:style-name="ro1">
          <table:table-cell office:value-type="float" office:value="20847438" calcext:value-type="float">
            <text:p>20847438</text:p>
          </table:table-cell>
          <table:table-cell table:formula="of:=[.A1305]/1000/(60*60*24)" office:value-type="time" office:time-value="PT05H47M27.438S" calcext:value-type="time">
            <text:p>05:47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16.59" calcext:value-type="float">
            <text:p>1416.59</text:p>
          </table:table-cell>
          <table:table-cell office:value-type="float" office:value="1748.28" calcext:value-type="float">
            <text:p>1748.28</text:p>
          </table:table-cell>
        </table:table-row>
        <table:table-row table:style-name="ro1">
          <table:table-cell office:value-type="float" office:value="20863438" calcext:value-type="float">
            <text:p>20863438</text:p>
          </table:table-cell>
          <table:table-cell table:formula="of:=[.A1306]/1000/(60*60*24)" office:value-type="time" office:time-value="PT05H47M43.438S" calcext:value-type="time">
            <text:p>05:47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17.66" calcext:value-type="float">
            <text:p>1417.66</text:p>
          </table:table-cell>
          <table:table-cell office:value-type="float" office:value="1749.56" calcext:value-type="float">
            <text:p>1749.56</text:p>
          </table:table-cell>
        </table:table-row>
        <table:table-row table:style-name="ro1">
          <table:table-cell office:value-type="float" office:value="20879438" calcext:value-type="float">
            <text:p>20879438</text:p>
          </table:table-cell>
          <table:table-cell table:formula="of:=[.A1307]/1000/(60*60*24)" office:value-type="time" office:time-value="PT05H47M59.438S" calcext:value-type="time">
            <text:p>05:47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90.63" calcext:value-type="float">
            <text:p>290.63</text:p>
          </table:table-cell>
          <table:table-cell office:value-type="float" office:value="1418.72" calcext:value-type="float">
            <text:p>1418.72</text:p>
          </table:table-cell>
          <table:table-cell office:value-type="float" office:value="1750.85" calcext:value-type="float">
            <text:p>1750.85</text:p>
          </table:table-cell>
        </table:table-row>
        <table:table-row table:style-name="ro1">
          <table:table-cell office:value-type="float" office:value="20895438" calcext:value-type="float">
            <text:p>20895438</text:p>
          </table:table-cell>
          <table:table-cell table:formula="of:=[.A1308]/1000/(60*60*24)" office:value-type="time" office:time-value="PT05H48M15.438S" calcext:value-type="time">
            <text:p>05:4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19.79" calcext:value-type="float">
            <text:p>1419.79</text:p>
          </table:table-cell>
          <table:table-cell office:value-type="float" office:value="1752.14" calcext:value-type="float">
            <text:p>1752.14</text:p>
          </table:table-cell>
        </table:table-row>
        <table:table-row table:style-name="ro1">
          <table:table-cell office:value-type="float" office:value="20911438" calcext:value-type="float">
            <text:p>20911438</text:p>
          </table:table-cell>
          <table:table-cell table:formula="of:=[.A1309]/1000/(60*60*24)" office:value-type="time" office:time-value="PT05H48M31.438S" calcext:value-type="time">
            <text:p>05:4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20.85" calcext:value-type="float">
            <text:p>1420.85</text:p>
          </table:table-cell>
          <table:table-cell office:value-type="float" office:value="1753.43" calcext:value-type="float">
            <text:p>1753.43</text:p>
          </table:table-cell>
        </table:table-row>
        <table:table-row table:style-name="ro1">
          <table:table-cell office:value-type="float" office:value="20927438" calcext:value-type="float">
            <text:p>20927438</text:p>
          </table:table-cell>
          <table:table-cell table:formula="of:=[.A1310]/1000/(60*60*24)" office:value-type="time" office:time-value="PT05H48M47.438S" calcext:value-type="time">
            <text:p>05:4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21.92" calcext:value-type="float">
            <text:p>1421.92</text:p>
          </table:table-cell>
          <table:table-cell office:value-type="float" office:value="1754.71" calcext:value-type="float">
            <text:p>1754.71</text:p>
          </table:table-cell>
        </table:table-row>
        <table:table-row table:style-name="ro1">
          <table:table-cell office:value-type="float" office:value="20943438" calcext:value-type="float">
            <text:p>20943438</text:p>
          </table:table-cell>
          <table:table-cell table:formula="of:=[.A1311]/1000/(60*60*24)" office:value-type="time" office:time-value="PT05H49M03.438S" calcext:value-type="time">
            <text:p>05:4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22.99" calcext:value-type="float">
            <text:p>1422.99</text:p>
          </table:table-cell>
          <table:table-cell office:value-type="float" office:value="1756" calcext:value-type="float">
            <text:p>1756</text:p>
          </table:table-cell>
        </table:table-row>
        <table:table-row table:style-name="ro1">
          <table:table-cell office:value-type="float" office:value="20959438" calcext:value-type="float">
            <text:p>20959438</text:p>
          </table:table-cell>
          <table:table-cell table:formula="of:=[.A1312]/1000/(60*60*24)" office:value-type="time" office:time-value="PT05H49M19.438S" calcext:value-type="time">
            <text:p>05:4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24.05" calcext:value-type="float">
            <text:p>1424.05</text:p>
          </table:table-cell>
          <table:table-cell office:value-type="float" office:value="1757.29" calcext:value-type="float">
            <text:p>1757.29</text:p>
          </table:table-cell>
        </table:table-row>
        <table:table-row table:style-name="ro1">
          <table:table-cell office:value-type="float" office:value="20975438" calcext:value-type="float">
            <text:p>20975438</text:p>
          </table:table-cell>
          <table:table-cell table:formula="of:=[.A1313]/1000/(60*60*24)" office:value-type="time" office:time-value="PT05H49M35.438S" calcext:value-type="time">
            <text:p>05:4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90.51" calcext:value-type="float">
            <text:p>290.51</text:p>
          </table:table-cell>
          <table:table-cell office:value-type="float" office:value="1425.12" calcext:value-type="float">
            <text:p>1425.12</text:p>
          </table:table-cell>
          <table:table-cell office:value-type="float" office:value="1758.58" calcext:value-type="float">
            <text:p>1758.58</text:p>
          </table:table-cell>
        </table:table-row>
        <table:table-row table:style-name="ro1">
          <table:table-cell office:value-type="float" office:value="20991438" calcext:value-type="float">
            <text:p>20991438</text:p>
          </table:table-cell>
          <table:table-cell table:formula="of:=[.A1314]/1000/(60*60*24)" office:value-type="time" office:time-value="PT05H49M51.438S" calcext:value-type="time">
            <text:p>05:4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26.18" calcext:value-type="float">
            <text:p>1426.18</text:p>
          </table:table-cell>
          <table:table-cell office:value-type="float" office:value="1759.86" calcext:value-type="float">
            <text:p>1759.86</text:p>
          </table:table-cell>
        </table:table-row>
        <table:table-row table:style-name="ro1">
          <table:table-cell office:value-type="float" office:value="21007438" calcext:value-type="float">
            <text:p>21007438</text:p>
          </table:table-cell>
          <table:table-cell table:formula="of:=[.A1315]/1000/(60*60*24)" office:value-type="time" office:time-value="PT05H50M07.438S" calcext:value-type="time">
            <text:p>05:5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27.25" calcext:value-type="float">
            <text:p>1427.25</text:p>
          </table:table-cell>
          <table:table-cell office:value-type="float" office:value="1761.15" calcext:value-type="float">
            <text:p>1761.15</text:p>
          </table:table-cell>
        </table:table-row>
        <table:table-row table:style-name="ro1">
          <table:table-cell office:value-type="float" office:value="21023438" calcext:value-type="float">
            <text:p>21023438</text:p>
          </table:table-cell>
          <table:table-cell table:formula="of:=[.A1316]/1000/(60*60*24)" office:value-type="time" office:time-value="PT05H50M23.438S" calcext:value-type="time">
            <text:p>05:5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8" calcext:value-type="float">
            <text:p>239.8</text:p>
          </table:table-cell>
          <table:table-cell office:value-type="float" office:value="289.67" calcext:value-type="float">
            <text:p>289.67</text:p>
          </table:table-cell>
          <table:table-cell office:value-type="float" office:value="1428.31" calcext:value-type="float">
            <text:p>1428.31</text:p>
          </table:table-cell>
          <table:table-cell office:value-type="float" office:value="1762.44" calcext:value-type="float">
            <text:p>1762.44</text:p>
          </table:table-cell>
        </table:table-row>
        <table:table-row table:style-name="ro1">
          <table:table-cell office:value-type="float" office:value="21039438" calcext:value-type="float">
            <text:p>21039438</text:p>
          </table:table-cell>
          <table:table-cell table:formula="of:=[.A1317]/1000/(60*60*24)" office:value-type="time" office:time-value="PT05H50M39.438S" calcext:value-type="time">
            <text:p>05:50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29.38" calcext:value-type="float">
            <text:p>1429.38</text:p>
          </table:table-cell>
          <table:table-cell office:value-type="float" office:value="1763.73" calcext:value-type="float">
            <text:p>1763.73</text:p>
          </table:table-cell>
        </table:table-row>
        <table:table-row table:style-name="ro1">
          <table:table-cell office:value-type="float" office:value="21055438" calcext:value-type="float">
            <text:p>21055438</text:p>
          </table:table-cell>
          <table:table-cell table:formula="of:=[.A1318]/1000/(60*60*24)" office:value-type="time" office:time-value="PT05H50M55.438S" calcext:value-type="time">
            <text:p>05:5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30.44" calcext:value-type="float">
            <text:p>1430.44</text:p>
          </table:table-cell>
          <table:table-cell office:value-type="float" office:value="1765.01" calcext:value-type="float">
            <text:p>1765.01</text:p>
          </table:table-cell>
        </table:table-row>
        <table:table-row table:style-name="ro1">
          <table:table-cell office:value-type="float" office:value="21071438" calcext:value-type="float">
            <text:p>21071438</text:p>
          </table:table-cell>
          <table:table-cell table:formula="of:=[.A1319]/1000/(60*60*24)" office:value-type="time" office:time-value="PT05H51M11.438S" calcext:value-type="time">
            <text:p>05:51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31.51" calcext:value-type="float">
            <text:p>1431.51</text:p>
          </table:table-cell>
          <table:table-cell office:value-type="float" office:value="1766.3" calcext:value-type="float">
            <text:p>1766.3</text:p>
          </table:table-cell>
        </table:table-row>
        <table:table-row table:style-name="ro1">
          <table:table-cell office:value-type="float" office:value="21087438" calcext:value-type="float">
            <text:p>21087438</text:p>
          </table:table-cell>
          <table:table-cell table:formula="of:=[.A1320]/1000/(60*60*24)" office:value-type="time" office:time-value="PT05H51M27.438S" calcext:value-type="time">
            <text:p>05:5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32.57" calcext:value-type="float">
            <text:p>1432.57</text:p>
          </table:table-cell>
          <table:table-cell office:value-type="float" office:value="1767.59" calcext:value-type="float">
            <text:p>1767.59</text:p>
          </table:table-cell>
        </table:table-row>
        <table:table-row table:style-name="ro1">
          <table:table-cell office:value-type="float" office:value="21103438" calcext:value-type="float">
            <text:p>21103438</text:p>
          </table:table-cell>
          <table:table-cell table:formula="of:=[.A1321]/1000/(60*60*24)" office:value-type="time" office:time-value="PT05H51M43.438S" calcext:value-type="time">
            <text:p>05:51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33.64" calcext:value-type="float">
            <text:p>1433.64</text:p>
          </table:table-cell>
          <table:table-cell office:value-type="float" office:value="1768.87" calcext:value-type="float">
            <text:p>1768.87</text:p>
          </table:table-cell>
        </table:table-row>
        <table:table-row table:style-name="ro1">
          <table:table-cell office:value-type="float" office:value="21119438" calcext:value-type="float">
            <text:p>21119438</text:p>
          </table:table-cell>
          <table:table-cell table:formula="of:=[.A1322]/1000/(60*60*24)" office:value-type="time" office:time-value="PT05H51M59.438S" calcext:value-type="time">
            <text:p>05:5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34.7" calcext:value-type="float">
            <text:p>1434.7</text:p>
          </table:table-cell>
          <table:table-cell office:value-type="float" office:value="1770.16" calcext:value-type="float">
            <text:p>1770.16</text:p>
          </table:table-cell>
        </table:table-row>
        <table:table-row table:style-name="ro1">
          <table:table-cell office:value-type="float" office:value="21135438" calcext:value-type="float">
            <text:p>21135438</text:p>
          </table:table-cell>
          <table:table-cell table:formula="of:=[.A1323]/1000/(60*60*24)" office:value-type="time" office:time-value="PT05H52M15.438S" calcext:value-type="time">
            <text:p>05:5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35.77" calcext:value-type="float">
            <text:p>1435.77</text:p>
          </table:table-cell>
          <table:table-cell office:value-type="float" office:value="1771.45" calcext:value-type="float">
            <text:p>1771.45</text:p>
          </table:table-cell>
        </table:table-row>
        <table:table-row table:style-name="ro1">
          <table:table-cell office:value-type="float" office:value="21151438" calcext:value-type="float">
            <text:p>21151438</text:p>
          </table:table-cell>
          <table:table-cell table:formula="of:=[.A1324]/1000/(60*60*24)" office:value-type="time" office:time-value="PT05H52M31.438S" calcext:value-type="time">
            <text:p>05:52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36.83" calcext:value-type="float">
            <text:p>1436.83</text:p>
          </table:table-cell>
          <table:table-cell office:value-type="float" office:value="1772.74" calcext:value-type="float">
            <text:p>1772.74</text:p>
          </table:table-cell>
        </table:table-row>
        <table:table-row table:style-name="ro1">
          <table:table-cell office:value-type="float" office:value="21167438" calcext:value-type="float">
            <text:p>21167438</text:p>
          </table:table-cell>
          <table:table-cell table:formula="of:=[.A1325]/1000/(60*60*24)" office:value-type="time" office:time-value="PT05H52M47.438S" calcext:value-type="time">
            <text:p>05:5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37.9" calcext:value-type="float">
            <text:p>1437.9</text:p>
          </table:table-cell>
          <table:table-cell office:value-type="float" office:value="1774.02" calcext:value-type="float">
            <text:p>1774.02</text:p>
          </table:table-cell>
        </table:table-row>
        <table:table-row table:style-name="ro1">
          <table:table-cell office:value-type="float" office:value="21183438" calcext:value-type="float">
            <text:p>21183438</text:p>
          </table:table-cell>
          <table:table-cell table:formula="of:=[.A1326]/1000/(60*60*24)" office:value-type="time" office:time-value="PT05H53M03.438S" calcext:value-type="time">
            <text:p>05:5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38.96" calcext:value-type="float">
            <text:p>1438.96</text:p>
          </table:table-cell>
          <table:table-cell office:value-type="float" office:value="1775.31" calcext:value-type="float">
            <text:p>1775.31</text:p>
          </table:table-cell>
        </table:table-row>
        <table:table-row table:style-name="ro1">
          <table:table-cell office:value-type="float" office:value="21199438" calcext:value-type="float">
            <text:p>21199438</text:p>
          </table:table-cell>
          <table:table-cell table:formula="of:=[.A1327]/1000/(60*60*24)" office:value-type="time" office:time-value="PT05H53M19.438S" calcext:value-type="time">
            <text:p>05:53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40.02" calcext:value-type="float">
            <text:p>1440.02</text:p>
          </table:table-cell>
          <table:table-cell office:value-type="float" office:value="1776.6" calcext:value-type="float">
            <text:p>1776.6</text:p>
          </table:table-cell>
        </table:table-row>
        <table:table-row table:style-name="ro1">
          <table:table-cell office:value-type="float" office:value="21215438" calcext:value-type="float">
            <text:p>21215438</text:p>
          </table:table-cell>
          <table:table-cell table:formula="of:=[.A1328]/1000/(60*60*24)" office:value-type="time" office:time-value="PT05H53M35.438S" calcext:value-type="time">
            <text:p>05:5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41.09" calcext:value-type="float">
            <text:p>1441.09</text:p>
          </table:table-cell>
          <table:table-cell office:value-type="float" office:value="1777.89" calcext:value-type="float">
            <text:p>1777.89</text:p>
          </table:table-cell>
        </table:table-row>
        <table:table-row table:style-name="ro1">
          <table:table-cell office:value-type="float" office:value="21231438" calcext:value-type="float">
            <text:p>21231438</text:p>
          </table:table-cell>
          <table:table-cell table:formula="of:=[.A1329]/1000/(60*60*24)" office:value-type="time" office:time-value="PT05H53M51.438S" calcext:value-type="time">
            <text:p>05:53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42.15" calcext:value-type="float">
            <text:p>1442.15</text:p>
          </table:table-cell>
          <table:table-cell office:value-type="float" office:value="1779.17" calcext:value-type="float">
            <text:p>1779.17</text:p>
          </table:table-cell>
        </table:table-row>
        <table:table-row table:style-name="ro1">
          <table:table-cell office:value-type="float" office:value="21247438" calcext:value-type="float">
            <text:p>21247438</text:p>
          </table:table-cell>
          <table:table-cell table:formula="of:=[.A1330]/1000/(60*60*24)" office:value-type="time" office:time-value="PT05H54M07.438S" calcext:value-type="time">
            <text:p>05:54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43.22" calcext:value-type="float">
            <text:p>1443.22</text:p>
          </table:table-cell>
          <table:table-cell office:value-type="float" office:value="1780.46" calcext:value-type="float">
            <text:p>1780.46</text:p>
          </table:table-cell>
        </table:table-row>
        <table:table-row table:style-name="ro1">
          <table:table-cell office:value-type="float" office:value="21263438" calcext:value-type="float">
            <text:p>21263438</text:p>
          </table:table-cell>
          <table:table-cell table:formula="of:=[.A1331]/1000/(60*60*24)" office:value-type="time" office:time-value="PT05H54M23.438S" calcext:value-type="time">
            <text:p>05:54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44.28" calcext:value-type="float">
            <text:p>1444.28</text:p>
          </table:table-cell>
          <table:table-cell office:value-type="float" office:value="1781.75" calcext:value-type="float">
            <text:p>1781.75</text:p>
          </table:table-cell>
        </table:table-row>
        <table:table-row table:style-name="ro1">
          <table:table-cell office:value-type="float" office:value="21279438" calcext:value-type="float">
            <text:p>21279438</text:p>
          </table:table-cell>
          <table:table-cell table:formula="of:=[.A1332]/1000/(60*60*24)" office:value-type="time" office:time-value="PT05H54M39.438S" calcext:value-type="time">
            <text:p>05:54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45.35" calcext:value-type="float">
            <text:p>1445.35</text:p>
          </table:table-cell>
          <table:table-cell office:value-type="float" office:value="1783.03" calcext:value-type="float">
            <text:p>1783.03</text:p>
          </table:table-cell>
        </table:table-row>
        <table:table-row table:style-name="ro1">
          <table:table-cell office:value-type="float" office:value="21295438" calcext:value-type="float">
            <text:p>21295438</text:p>
          </table:table-cell>
          <table:table-cell table:formula="of:=[.A1333]/1000/(60*60*24)" office:value-type="time" office:time-value="PT05H54M55.438S" calcext:value-type="time">
            <text:p>05:5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46.41" calcext:value-type="float">
            <text:p>1446.41</text:p>
          </table:table-cell>
          <table:table-cell office:value-type="float" office:value="1784.32" calcext:value-type="float">
            <text:p>1784.32</text:p>
          </table:table-cell>
        </table:table-row>
        <table:table-row table:style-name="ro1">
          <table:table-cell office:value-type="float" office:value="21311438" calcext:value-type="float">
            <text:p>21311438</text:p>
          </table:table-cell>
          <table:table-cell table:formula="of:=[.A1334]/1000/(60*60*24)" office:value-type="time" office:time-value="PT05H55M11.438S" calcext:value-type="time">
            <text:p>05:5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47.48" calcext:value-type="float">
            <text:p>1447.48</text:p>
          </table:table-cell>
          <table:table-cell office:value-type="float" office:value="1785.61" calcext:value-type="float">
            <text:p>1785.61</text:p>
          </table:table-cell>
        </table:table-row>
        <table:table-row table:style-name="ro1">
          <table:table-cell office:value-type="float" office:value="21327438" calcext:value-type="float">
            <text:p>21327438</text:p>
          </table:table-cell>
          <table:table-cell table:formula="of:=[.A1335]/1000/(60*60*24)" office:value-type="time" office:time-value="PT05H55M27.438S" calcext:value-type="time">
            <text:p>05:5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48.54" calcext:value-type="float">
            <text:p>1448.54</text:p>
          </table:table-cell>
          <table:table-cell office:value-type="float" office:value="1786.89" calcext:value-type="float">
            <text:p>1786.89</text:p>
          </table:table-cell>
        </table:table-row>
        <table:table-row table:style-name="ro1">
          <table:table-cell office:value-type="float" office:value="21343438" calcext:value-type="float">
            <text:p>21343438</text:p>
          </table:table-cell>
          <table:table-cell table:formula="of:=[.A1336]/1000/(60*60*24)" office:value-type="time" office:time-value="PT05H55M43.438S" calcext:value-type="time">
            <text:p>05:5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7" calcext:value-type="float">
            <text:p>239.7</text:p>
          </table:table-cell>
          <table:table-cell office:value-type="float" office:value="289.55" calcext:value-type="float">
            <text:p>289.55</text:p>
          </table:table-cell>
          <table:table-cell office:value-type="float" office:value="1449.61" calcext:value-type="float">
            <text:p>1449.61</text:p>
          </table:table-cell>
          <table:table-cell office:value-type="float" office:value="1788.18" calcext:value-type="float">
            <text:p>1788.18</text:p>
          </table:table-cell>
        </table:table-row>
        <table:table-row table:style-name="ro1">
          <table:table-cell office:value-type="float" office:value="21359438" calcext:value-type="float">
            <text:p>21359438</text:p>
          </table:table-cell>
          <table:table-cell table:formula="of:=[.A1337]/1000/(60*60*24)" office:value-type="time" office:time-value="PT05H55M59.438S" calcext:value-type="time">
            <text:p>05:5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50.67" calcext:value-type="float">
            <text:p>1450.67</text:p>
          </table:table-cell>
          <table:table-cell office:value-type="float" office:value="1789.47" calcext:value-type="float">
            <text:p>1789.47</text:p>
          </table:table-cell>
        </table:table-row>
        <table:table-row table:style-name="ro1">
          <table:table-cell office:value-type="float" office:value="21375438" calcext:value-type="float">
            <text:p>21375438</text:p>
          </table:table-cell>
          <table:table-cell table:formula="of:=[.A1338]/1000/(60*60*24)" office:value-type="time" office:time-value="PT05H56M15.438S" calcext:value-type="time">
            <text:p>05:56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51.74" calcext:value-type="float">
            <text:p>1451.74</text:p>
          </table:table-cell>
          <table:table-cell office:value-type="float" office:value="1790.75" calcext:value-type="float">
            <text:p>1790.75</text:p>
          </table:table-cell>
        </table:table-row>
        <table:table-row table:style-name="ro1">
          <table:table-cell office:value-type="float" office:value="21391438" calcext:value-type="float">
            <text:p>21391438</text:p>
          </table:table-cell>
          <table:table-cell table:formula="of:=[.A1339]/1000/(60*60*24)" office:value-type="time" office:time-value="PT05H56M31.438S" calcext:value-type="time">
            <text:p>05:56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52.8" calcext:value-type="float">
            <text:p>1452.8</text:p>
          </table:table-cell>
          <table:table-cell office:value-type="float" office:value="1792.04" calcext:value-type="float">
            <text:p>1792.04</text:p>
          </table:table-cell>
        </table:table-row>
        <table:table-row table:style-name="ro1">
          <table:table-cell office:value-type="float" office:value="21407438" calcext:value-type="float">
            <text:p>21407438</text:p>
          </table:table-cell>
          <table:table-cell table:formula="of:=[.A1340]/1000/(60*60*24)" office:value-type="time" office:time-value="PT05H56M47.438S" calcext:value-type="time">
            <text:p>05:5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53.87" calcext:value-type="float">
            <text:p>1453.87</text:p>
          </table:table-cell>
          <table:table-cell office:value-type="float" office:value="1793.33" calcext:value-type="float">
            <text:p>1793.33</text:p>
          </table:table-cell>
        </table:table-row>
        <table:table-row table:style-name="ro1">
          <table:table-cell office:value-type="float" office:value="21423438" calcext:value-type="float">
            <text:p>21423438</text:p>
          </table:table-cell>
          <table:table-cell table:formula="of:=[.A1341]/1000/(60*60*24)" office:value-type="time" office:time-value="PT05H57M03.438S" calcext:value-type="time">
            <text:p>05:57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54.93" calcext:value-type="float">
            <text:p>1454.93</text:p>
          </table:table-cell>
          <table:table-cell office:value-type="float" office:value="1794.62" calcext:value-type="float">
            <text:p>1794.62</text:p>
          </table:table-cell>
        </table:table-row>
        <table:table-row table:style-name="ro1">
          <table:table-cell office:value-type="float" office:value="21439438" calcext:value-type="float">
            <text:p>21439438</text:p>
          </table:table-cell>
          <table:table-cell table:formula="of:=[.A1342]/1000/(60*60*24)" office:value-type="time" office:time-value="PT05H57M19.438S" calcext:value-type="time">
            <text:p>05:57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456" calcext:value-type="float">
            <text:p>1456</text:p>
          </table:table-cell>
          <table:table-cell office:value-type="float" office:value="1795.9" calcext:value-type="float">
            <text:p>1795.9</text:p>
          </table:table-cell>
        </table:table-row>
        <table:table-row table:style-name="ro1">
          <table:table-cell office:value-type="float" office:value="21455438" calcext:value-type="float">
            <text:p>21455438</text:p>
          </table:table-cell>
          <table:table-cell table:formula="of:=[.A1343]/1000/(60*60*24)" office:value-type="time" office:time-value="PT05H57M35.438S" calcext:value-type="time">
            <text:p>05:57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57.06" calcext:value-type="float">
            <text:p>1457.06</text:p>
          </table:table-cell>
          <table:table-cell office:value-type="float" office:value="1797.19" calcext:value-type="float">
            <text:p>1797.19</text:p>
          </table:table-cell>
        </table:table-row>
        <table:table-row table:style-name="ro1">
          <table:table-cell office:value-type="float" office:value="21471438" calcext:value-type="float">
            <text:p>21471438</text:p>
          </table:table-cell>
          <table:table-cell table:formula="of:=[.A1344]/1000/(60*60*24)" office:value-type="time" office:time-value="PT05H57M51.438S" calcext:value-type="time">
            <text:p>05:57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58.13" calcext:value-type="float">
            <text:p>1458.13</text:p>
          </table:table-cell>
          <table:table-cell office:value-type="float" office:value="1798.48" calcext:value-type="float">
            <text:p>1798.48</text:p>
          </table:table-cell>
        </table:table-row>
        <table:table-row table:style-name="ro1">
          <table:table-cell office:value-type="float" office:value="21487438" calcext:value-type="float">
            <text:p>21487438</text:p>
          </table:table-cell>
          <table:table-cell table:formula="of:=[.A1345]/1000/(60*60*24)" office:value-type="time" office:time-value="PT05H58M07.438S" calcext:value-type="time">
            <text:p>05:58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3" calcext:value-type="float">
            <text:p>289.43</text:p>
          </table:table-cell>
          <table:table-cell office:value-type="float" office:value="1459.19" calcext:value-type="float">
            <text:p>1459.19</text:p>
          </table:table-cell>
          <table:table-cell office:value-type="float" office:value="1799.76" calcext:value-type="float">
            <text:p>1799.76</text:p>
          </table:table-cell>
        </table:table-row>
        <table:table-row table:style-name="ro1">
          <table:table-cell office:value-type="float" office:value="21503438" calcext:value-type="float">
            <text:p>21503438</text:p>
          </table:table-cell>
          <table:table-cell table:formula="of:=[.A1346]/1000/(60*60*24)" office:value-type="time" office:time-value="PT05H58M23.438S" calcext:value-type="time">
            <text:p>05:5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460.25" calcext:value-type="float">
            <text:p>1460.25</text:p>
          </table:table-cell>
          <table:table-cell office:value-type="float" office:value="1801.05" calcext:value-type="float">
            <text:p>1801.05</text:p>
          </table:table-cell>
        </table:table-row>
        <table:table-row table:style-name="ro1">
          <table:table-cell office:value-type="float" office:value="21519438" calcext:value-type="float">
            <text:p>21519438</text:p>
          </table:table-cell>
          <table:table-cell table:formula="of:=[.A1347]/1000/(60*60*24)" office:value-type="time" office:time-value="PT05H58M39.438S" calcext:value-type="time">
            <text:p>05:5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61.32" calcext:value-type="float">
            <text:p>1461.32</text:p>
          </table:table-cell>
          <table:table-cell office:value-type="float" office:value="1802.33" calcext:value-type="float">
            <text:p>1802.33</text:p>
          </table:table-cell>
        </table:table-row>
        <table:table-row table:style-name="ro1">
          <table:table-cell office:value-type="float" office:value="21535438" calcext:value-type="float">
            <text:p>21535438</text:p>
          </table:table-cell>
          <table:table-cell table:formula="of:=[.A1348]/1000/(60*60*24)" office:value-type="time" office:time-value="PT05H58M55.438S" calcext:value-type="time">
            <text:p>05:5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462.38" calcext:value-type="float">
            <text:p>1462.38</text:p>
          </table:table-cell>
          <table:table-cell office:value-type="float" office:value="1803.62" calcext:value-type="float">
            <text:p>1803.62</text:p>
          </table:table-cell>
        </table:table-row>
        <table:table-row table:style-name="ro1">
          <table:table-cell office:value-type="float" office:value="21551438" calcext:value-type="float">
            <text:p>21551438</text:p>
          </table:table-cell>
          <table:table-cell table:formula="of:=[.A1349]/1000/(60*60*24)" office:value-type="time" office:time-value="PT05H59M11.438S" calcext:value-type="time">
            <text:p>05:59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63.45" calcext:value-type="float">
            <text:p>1463.45</text:p>
          </table:table-cell>
          <table:table-cell office:value-type="float" office:value="1804.91" calcext:value-type="float">
            <text:p>1804.91</text:p>
          </table:table-cell>
        </table:table-row>
        <table:table-row table:style-name="ro1">
          <table:table-cell office:value-type="float" office:value="21567438" calcext:value-type="float">
            <text:p>21567438</text:p>
          </table:table-cell>
          <table:table-cell table:formula="of:=[.A1350]/1000/(60*60*24)" office:value-type="time" office:time-value="PT05H59M27.438S" calcext:value-type="time">
            <text:p>05:59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64.51" calcext:value-type="float">
            <text:p>1464.51</text:p>
          </table:table-cell>
          <table:table-cell office:value-type="float" office:value="1806.19" calcext:value-type="float">
            <text:p>1806.19</text:p>
          </table:table-cell>
        </table:table-row>
        <table:table-row table:style-name="ro1">
          <table:table-cell office:value-type="float" office:value="21583438" calcext:value-type="float">
            <text:p>21583438</text:p>
          </table:table-cell>
          <table:table-cell table:formula="of:=[.A1351]/1000/(60*60*24)" office:value-type="time" office:time-value="PT05H59M43.438S" calcext:value-type="time">
            <text:p>05:59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65.58" calcext:value-type="float">
            <text:p>1465.58</text:p>
          </table:table-cell>
          <table:table-cell office:value-type="float" office:value="1807.48" calcext:value-type="float">
            <text:p>1807.48</text:p>
          </table:table-cell>
        </table:table-row>
        <table:table-row table:style-name="ro1">
          <table:table-cell office:value-type="float" office:value="21599438" calcext:value-type="float">
            <text:p>21599438</text:p>
          </table:table-cell>
          <table:table-cell table:formula="of:=[.A1352]/1000/(60*60*24)" office:value-type="time" office:time-value="PT05H59M59.438S" calcext:value-type="time">
            <text:p>05:59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66.64" calcext:value-type="float">
            <text:p>1466.64</text:p>
          </table:table-cell>
          <table:table-cell office:value-type="float" office:value="1808.76" calcext:value-type="float">
            <text:p>1808.76</text:p>
          </table:table-cell>
        </table:table-row>
        <table:table-row table:style-name="ro1">
          <table:table-cell office:value-type="float" office:value="21615438" calcext:value-type="float">
            <text:p>21615438</text:p>
          </table:table-cell>
          <table:table-cell table:formula="of:=[.A1353]/1000/(60*60*24)" office:value-type="time" office:time-value="PT06H00M15.438S" calcext:value-type="time">
            <text:p>06:00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67.71" calcext:value-type="float">
            <text:p>1467.71</text:p>
          </table:table-cell>
          <table:table-cell office:value-type="float" office:value="1810.05" calcext:value-type="float">
            <text:p>1810.05</text:p>
          </table:table-cell>
        </table:table-row>
        <table:table-row table:style-name="ro1">
          <table:table-cell office:value-type="float" office:value="21631438" calcext:value-type="float">
            <text:p>21631438</text:p>
          </table:table-cell>
          <table:table-cell table:formula="of:=[.A1354]/1000/(60*60*24)" office:value-type="time" office:time-value="PT06H00M31.438S" calcext:value-type="time">
            <text:p>06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468.77" calcext:value-type="float">
            <text:p>1468.77</text:p>
          </table:table-cell>
          <table:table-cell office:value-type="float" office:value="1811.33" calcext:value-type="float">
            <text:p>1811.33</text:p>
          </table:table-cell>
        </table:table-row>
        <table:table-row table:style-name="ro1">
          <table:table-cell office:value-type="float" office:value="21647438" calcext:value-type="float">
            <text:p>21647438</text:p>
          </table:table-cell>
          <table:table-cell table:formula="of:=[.A1355]/1000/(60*60*24)" office:value-type="time" office:time-value="PT06H00M47.438S" calcext:value-type="time">
            <text:p>06:00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69.83" calcext:value-type="float">
            <text:p>1469.83</text:p>
          </table:table-cell>
          <table:table-cell office:value-type="float" office:value="1812.62" calcext:value-type="float">
            <text:p>1812.62</text:p>
          </table:table-cell>
        </table:table-row>
        <table:table-row table:style-name="ro1">
          <table:table-cell office:value-type="float" office:value="21663438" calcext:value-type="float">
            <text:p>21663438</text:p>
          </table:table-cell>
          <table:table-cell table:formula="of:=[.A1356]/1000/(60*60*24)" office:value-type="time" office:time-value="PT06H01M03.438S" calcext:value-type="time">
            <text:p>06:01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6" calcext:value-type="float">
            <text:p>239.6</text:p>
          </table:table-cell>
          <table:table-cell office:value-type="float" office:value="289.42" calcext:value-type="float">
            <text:p>289.42</text:p>
          </table:table-cell>
          <table:table-cell office:value-type="float" office:value="1470.9" calcext:value-type="float">
            <text:p>1470.9</text:p>
          </table:table-cell>
          <table:table-cell office:value-type="float" office:value="1813.9" calcext:value-type="float">
            <text:p>1813.9</text:p>
          </table:table-cell>
        </table:table-row>
        <table:table-row table:style-name="ro1">
          <table:table-cell office:value-type="float" office:value="21679438" calcext:value-type="float">
            <text:p>21679438</text:p>
          </table:table-cell>
          <table:table-cell table:formula="of:=[.A1357]/1000/(60*60*24)" office:value-type="time" office:time-value="PT06H01M19.438S" calcext:value-type="time">
            <text:p>06:01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71.96" calcext:value-type="float">
            <text:p>1471.96</text:p>
          </table:table-cell>
          <table:table-cell office:value-type="float" office:value="1815.19" calcext:value-type="float">
            <text:p>1815.19</text:p>
          </table:table-cell>
        </table:table-row>
        <table:table-row table:style-name="ro1">
          <table:table-cell office:value-type="float" office:value="21695438" calcext:value-type="float">
            <text:p>21695438</text:p>
          </table:table-cell>
          <table:table-cell table:formula="of:=[.A1358]/1000/(60*60*24)" office:value-type="time" office:time-value="PT06H01M35.438S" calcext:value-type="time">
            <text:p>06:0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73.03" calcext:value-type="float">
            <text:p>1473.03</text:p>
          </table:table-cell>
          <table:table-cell office:value-type="float" office:value="1816.47" calcext:value-type="float">
            <text:p>1816.47</text:p>
          </table:table-cell>
        </table:table-row>
        <table:table-row table:style-name="ro1">
          <table:table-cell office:value-type="float" office:value="21711438" calcext:value-type="float">
            <text:p>21711438</text:p>
          </table:table-cell>
          <table:table-cell table:formula="of:=[.A1359]/1000/(60*60*24)" office:value-type="time" office:time-value="PT06H01M51.438S" calcext:value-type="time">
            <text:p>06:01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74.09" calcext:value-type="float">
            <text:p>1474.09</text:p>
          </table:table-cell>
          <table:table-cell office:value-type="float" office:value="1817.76" calcext:value-type="float">
            <text:p>1817.76</text:p>
          </table:table-cell>
        </table:table-row>
        <table:table-row table:style-name="ro1">
          <table:table-cell office:value-type="float" office:value="21727438" calcext:value-type="float">
            <text:p>21727438</text:p>
          </table:table-cell>
          <table:table-cell table:formula="of:=[.A1360]/1000/(60*60*24)" office:value-type="time" office:time-value="PT06H02M07.438S" calcext:value-type="time">
            <text:p>06:02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75.16" calcext:value-type="float">
            <text:p>1475.16</text:p>
          </table:table-cell>
          <table:table-cell office:value-type="float" office:value="1819.04" calcext:value-type="float">
            <text:p>1819.04</text:p>
          </table:table-cell>
        </table:table-row>
        <table:table-row table:style-name="ro1">
          <table:table-cell office:value-type="float" office:value="21743438" calcext:value-type="float">
            <text:p>21743438</text:p>
          </table:table-cell>
          <table:table-cell table:formula="of:=[.A1361]/1000/(60*60*24)" office:value-type="time" office:time-value="PT06H02M23.438S" calcext:value-type="time">
            <text:p>06:02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76.22" calcext:value-type="float">
            <text:p>1476.22</text:p>
          </table:table-cell>
          <table:table-cell office:value-type="float" office:value="1820.33" calcext:value-type="float">
            <text:p>1820.33</text:p>
          </table:table-cell>
        </table:table-row>
        <table:table-row table:style-name="ro1">
          <table:table-cell office:value-type="float" office:value="21759438" calcext:value-type="float">
            <text:p>21759438</text:p>
          </table:table-cell>
          <table:table-cell table:formula="of:=[.A1362]/1000/(60*60*24)" office:value-type="time" office:time-value="PT06H02M39.438S" calcext:value-type="time">
            <text:p>06:02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77.29" calcext:value-type="float">
            <text:p>1477.29</text:p>
          </table:table-cell>
          <table:table-cell office:value-type="float" office:value="1821.62" calcext:value-type="float">
            <text:p>1821.62</text:p>
          </table:table-cell>
        </table:table-row>
        <table:table-row table:style-name="ro1">
          <table:table-cell office:value-type="float" office:value="21775438" calcext:value-type="float">
            <text:p>21775438</text:p>
          </table:table-cell>
          <table:table-cell table:formula="of:=[.A1363]/1000/(60*60*24)" office:value-type="time" office:time-value="PT06H02M55.438S" calcext:value-type="time">
            <text:p>06:02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78.35" calcext:value-type="float">
            <text:p>1478.35</text:p>
          </table:table-cell>
          <table:table-cell office:value-type="float" office:value="1822.9" calcext:value-type="float">
            <text:p>1822.9</text:p>
          </table:table-cell>
        </table:table-row>
        <table:table-row table:style-name="ro1">
          <table:table-cell office:value-type="float" office:value="21791438" calcext:value-type="float">
            <text:p>21791438</text:p>
          </table:table-cell>
          <table:table-cell table:formula="of:=[.A1364]/1000/(60*60*24)" office:value-type="time" office:time-value="PT06H03M11.438S" calcext:value-type="time">
            <text:p>06:03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479.41" calcext:value-type="float">
            <text:p>1479.41</text:p>
          </table:table-cell>
          <table:table-cell office:value-type="float" office:value="1824.19" calcext:value-type="float">
            <text:p>1824.19</text:p>
          </table:table-cell>
        </table:table-row>
        <table:table-row table:style-name="ro1">
          <table:table-cell office:value-type="float" office:value="21807438" calcext:value-type="float">
            <text:p>21807438</text:p>
          </table:table-cell>
          <table:table-cell table:formula="of:=[.A1365]/1000/(60*60*24)" office:value-type="time" office:time-value="PT06H03M27.438S" calcext:value-type="time">
            <text:p>06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480.48" calcext:value-type="float">
            <text:p>1480.48</text:p>
          </table:table-cell>
          <table:table-cell office:value-type="float" office:value="1825.47" calcext:value-type="float">
            <text:p>1825.47</text:p>
          </table:table-cell>
        </table:table-row>
        <table:table-row table:style-name="ro1">
          <table:table-cell office:value-type="float" office:value="21823438" calcext:value-type="float">
            <text:p>21823438</text:p>
          </table:table-cell>
          <table:table-cell table:formula="of:=[.A1366]/1000/(60*60*24)" office:value-type="time" office:time-value="PT06H03M43.438S" calcext:value-type="time">
            <text:p>06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9.5" calcext:value-type="float">
            <text:p>239.5</text:p>
          </table:table-cell>
          <table:table-cell office:value-type="float" office:value="288.35" calcext:value-type="float">
            <text:p>288.35</text:p>
          </table:table-cell>
          <table:table-cell office:value-type="float" office:value="1481.54" calcext:value-type="float">
            <text:p>1481.54</text:p>
          </table:table-cell>
          <table:table-cell office:value-type="float" office:value="1826.76" calcext:value-type="float">
            <text:p>1826.76</text:p>
          </table:table-cell>
        </table:table-row>
        <table:table-row table:style-name="ro1">
          <table:table-cell office:value-type="float" office:value="21839438" calcext:value-type="float">
            <text:p>21839438</text:p>
          </table:table-cell>
          <table:table-cell table:formula="of:=[.A1367]/1000/(60*60*24)" office:value-type="time" office:time-value="PT06H03M59.438S" calcext:value-type="time">
            <text:p>06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3" calcext:value-type="float">
            <text:p>288.23</text:p>
          </table:table-cell>
          <table:table-cell office:value-type="float" office:value="1482.61" calcext:value-type="float">
            <text:p>1482.61</text:p>
          </table:table-cell>
          <table:table-cell office:value-type="float" office:value="1828.04" calcext:value-type="float">
            <text:p>1828.04</text:p>
          </table:table-cell>
        </table:table-row>
        <table:table-row table:style-name="ro1">
          <table:table-cell office:value-type="float" office:value="21855438" calcext:value-type="float">
            <text:p>21855438</text:p>
          </table:table-cell>
          <table:table-cell table:formula="of:=[.A1368]/1000/(60*60*24)" office:value-type="time" office:time-value="PT06H04M15.438S" calcext:value-type="time">
            <text:p>06:04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83.67" calcext:value-type="float">
            <text:p>1483.67</text:p>
          </table:table-cell>
          <table:table-cell office:value-type="float" office:value="1829.32" calcext:value-type="float">
            <text:p>1829.32</text:p>
          </table:table-cell>
        </table:table-row>
        <table:table-row table:style-name="ro1">
          <table:table-cell office:value-type="float" office:value="21871438" calcext:value-type="float">
            <text:p>21871438</text:p>
          </table:table-cell>
          <table:table-cell table:formula="of:=[.A1369]/1000/(60*60*24)" office:value-type="time" office:time-value="PT06H04M31.438S" calcext:value-type="time">
            <text:p>06:04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484.74" calcext:value-type="float">
            <text:p>1484.74</text:p>
          </table:table-cell>
          <table:table-cell office:value-type="float" office:value="1830.61" calcext:value-type="float">
            <text:p>1830.61</text:p>
          </table:table-cell>
        </table:table-row>
        <table:table-row table:style-name="ro1">
          <table:table-cell office:value-type="float" office:value="21887438" calcext:value-type="float">
            <text:p>21887438</text:p>
          </table:table-cell>
          <table:table-cell table:formula="of:=[.A1370]/1000/(60*60*24)" office:value-type="time" office:time-value="PT06H04M47.438S" calcext:value-type="time">
            <text:p>06:04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485.8" calcext:value-type="float">
            <text:p>1485.8</text:p>
          </table:table-cell>
          <table:table-cell office:value-type="float" office:value="1831.89" calcext:value-type="float">
            <text:p>1831.89</text:p>
          </table:table-cell>
        </table:table-row>
        <table:table-row table:style-name="ro1">
          <table:table-cell office:value-type="float" office:value="21903438" calcext:value-type="float">
            <text:p>21903438</text:p>
          </table:table-cell>
          <table:table-cell table:formula="of:=[.A1371]/1000/(60*60*24)" office:value-type="time" office:time-value="PT06H05M03.438S" calcext:value-type="time">
            <text:p>06:05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86.87" calcext:value-type="float">
            <text:p>1486.87</text:p>
          </table:table-cell>
          <table:table-cell office:value-type="float" office:value="1833.18" calcext:value-type="float">
            <text:p>1833.18</text:p>
          </table:table-cell>
        </table:table-row>
        <table:table-row table:style-name="ro1">
          <table:table-cell office:value-type="float" office:value="21919438" calcext:value-type="float">
            <text:p>21919438</text:p>
          </table:table-cell>
          <table:table-cell table:formula="of:=[.A1372]/1000/(60*60*24)" office:value-type="time" office:time-value="PT06H05M19.438S" calcext:value-type="time">
            <text:p>06:05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487.93" calcext:value-type="float">
            <text:p>1487.93</text:p>
          </table:table-cell>
          <table:table-cell office:value-type="float" office:value="1834.46" calcext:value-type="float">
            <text:p>1834.46</text:p>
          </table:table-cell>
        </table:table-row>
        <table:table-row table:style-name="ro1">
          <table:table-cell office:value-type="float" office:value="21935438" calcext:value-type="float">
            <text:p>21935438</text:p>
          </table:table-cell>
          <table:table-cell table:formula="of:=[.A1373]/1000/(60*60*24)" office:value-type="time" office:time-value="PT06H05M35.438S" calcext:value-type="time">
            <text:p>06:05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488.99" calcext:value-type="float">
            <text:p>1488.99</text:p>
          </table:table-cell>
          <table:table-cell office:value-type="float" office:value="1835.75" calcext:value-type="float">
            <text:p>1835.75</text:p>
          </table:table-cell>
        </table:table-row>
        <table:table-row table:style-name="ro1">
          <table:table-cell office:value-type="float" office:value="21951438" calcext:value-type="float">
            <text:p>21951438</text:p>
          </table:table-cell>
          <table:table-cell table:formula="of:=[.A1374]/1000/(60*60*24)" office:value-type="time" office:time-value="PT06H05M51.438S" calcext:value-type="time">
            <text:p>06:05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490.06" calcext:value-type="float">
            <text:p>1490.06</text:p>
          </table:table-cell>
          <table:table-cell office:value-type="float" office:value="1837.03" calcext:value-type="float">
            <text:p>1837.03</text:p>
          </table:table-cell>
        </table:table-row>
        <table:table-row table:style-name="ro1">
          <table:table-cell office:value-type="float" office:value="21967438" calcext:value-type="float">
            <text:p>21967438</text:p>
          </table:table-cell>
          <table:table-cell table:formula="of:=[.A1375]/1000/(60*60*24)" office:value-type="time" office:time-value="PT06H06M07.438S" calcext:value-type="time">
            <text:p>06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491.12" calcext:value-type="float">
            <text:p>1491.12</text:p>
          </table:table-cell>
          <table:table-cell office:value-type="float" office:value="1838.32" calcext:value-type="float">
            <text:p>1838.32</text:p>
          </table:table-cell>
        </table:table-row>
        <table:table-row table:style-name="ro1">
          <table:table-cell office:value-type="float" office:value="21983438" calcext:value-type="float">
            <text:p>21983438</text:p>
          </table:table-cell>
          <table:table-cell table:formula="of:=[.A1376]/1000/(60*60*24)" office:value-type="time" office:time-value="PT06H06M23.438S" calcext:value-type="time">
            <text:p>06:06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5" calcext:value-type="float">
            <text:p>239.5</text:p>
          </table:table-cell>
          <table:table-cell office:value-type="float" office:value="289.3" calcext:value-type="float">
            <text:p>289.3</text:p>
          </table:table-cell>
          <table:table-cell office:value-type="float" office:value="1492.19" calcext:value-type="float">
            <text:p>1492.19</text:p>
          </table:table-cell>
          <table:table-cell office:value-type="float" office:value="1839.6" calcext:value-type="float">
            <text:p>1839.6</text:p>
          </table:table-cell>
        </table:table-row>
        <table:table-row table:style-name="ro1">
          <table:table-cell office:value-type="float" office:value="21999438" calcext:value-type="float">
            <text:p>21999438</text:p>
          </table:table-cell>
          <table:table-cell table:formula="of:=[.A1377]/1000/(60*60*24)" office:value-type="time" office:time-value="PT06H06M39.438S" calcext:value-type="time">
            <text:p>06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493.25" calcext:value-type="float">
            <text:p>1493.25</text:p>
          </table:table-cell>
          <table:table-cell office:value-type="float" office:value="1840.89" calcext:value-type="float">
            <text:p>1840.89</text:p>
          </table:table-cell>
        </table:table-row>
        <table:table-row table:style-name="ro1">
          <table:table-cell office:value-type="float" office:value="22015438" calcext:value-type="float">
            <text:p>22015438</text:p>
          </table:table-cell>
          <table:table-cell table:formula="of:=[.A1378]/1000/(60*60*24)" office:value-type="time" office:time-value="PT06H06M55.438S" calcext:value-type="time">
            <text:p>06:06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494.32" calcext:value-type="float">
            <text:p>1494.32</text:p>
          </table:table-cell>
          <table:table-cell office:value-type="float" office:value="1842.17" calcext:value-type="float">
            <text:p>1842.17</text:p>
          </table:table-cell>
        </table:table-row>
        <table:table-row table:style-name="ro1">
          <table:table-cell office:value-type="float" office:value="22031437" calcext:value-type="float">
            <text:p>22031437</text:p>
          </table:table-cell>
          <table:table-cell table:formula="of:=[.A1379]/1000/(60*60*24)" office:value-type="time" office:time-value="PT06H07M11.437S" calcext:value-type="time">
            <text:p>06:07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495.38" calcext:value-type="float">
            <text:p>1495.38</text:p>
          </table:table-cell>
          <table:table-cell office:value-type="float" office:value="1843.45" calcext:value-type="float">
            <text:p>1843.45</text:p>
          </table:table-cell>
        </table:table-row>
        <table:table-row table:style-name="ro1">
          <table:table-cell office:value-type="float" office:value="22047438" calcext:value-type="float">
            <text:p>22047438</text:p>
          </table:table-cell>
          <table:table-cell table:formula="of:=[.A1380]/1000/(60*60*24)" office:value-type="time" office:time-value="PT06H07M27.438S" calcext:value-type="time">
            <text:p>06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496.44" calcext:value-type="float">
            <text:p>1496.44</text:p>
          </table:table-cell>
          <table:table-cell office:value-type="float" office:value="1844.74" calcext:value-type="float">
            <text:p>1844.74</text:p>
          </table:table-cell>
        </table:table-row>
        <table:table-row table:style-name="ro1">
          <table:table-cell office:value-type="float" office:value="22063437" calcext:value-type="float">
            <text:p>22063437</text:p>
          </table:table-cell>
          <table:table-cell table:formula="of:=[.A1381]/1000/(60*60*24)" office:value-type="time" office:time-value="PT06H07M43.437S" calcext:value-type="time">
            <text:p>06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497.51" calcext:value-type="float">
            <text:p>1497.51</text:p>
          </table:table-cell>
          <table:table-cell office:value-type="float" office:value="1846.02" calcext:value-type="float">
            <text:p>1846.02</text:p>
          </table:table-cell>
        </table:table-row>
        <table:table-row table:style-name="ro1">
          <table:table-cell office:value-type="float" office:value="22079438" calcext:value-type="float">
            <text:p>22079438</text:p>
          </table:table-cell>
          <table:table-cell table:formula="of:=[.A1382]/1000/(60*60*24)" office:value-type="time" office:time-value="PT06H07M59.438S" calcext:value-type="time">
            <text:p>06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9.4" calcext:value-type="float">
            <text:p>239.4</text:p>
          </table:table-cell>
          <table:table-cell office:value-type="float" office:value="288.22" calcext:value-type="float">
            <text:p>288.22</text:p>
          </table:table-cell>
          <table:table-cell office:value-type="float" office:value="1498.57" calcext:value-type="float">
            <text:p>1498.57</text:p>
          </table:table-cell>
          <table:table-cell office:value-type="float" office:value="1847.31" calcext:value-type="float">
            <text:p>1847.31</text:p>
          </table:table-cell>
        </table:table-row>
        <table:table-row table:style-name="ro1">
          <table:table-cell office:value-type="float" office:value="22095438" calcext:value-type="float">
            <text:p>22095438</text:p>
          </table:table-cell>
          <table:table-cell table:formula="of:=[.A1383]/1000/(60*60*24)" office:value-type="time" office:time-value="PT06H08M15.438S" calcext:value-type="time">
            <text:p>06:08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499.64" calcext:value-type="float">
            <text:p>1499.64</text:p>
          </table:table-cell>
          <table:table-cell office:value-type="float" office:value="1848.59" calcext:value-type="float">
            <text:p>1848.59</text:p>
          </table:table-cell>
        </table:table-row>
        <table:table-row table:style-name="ro1">
          <table:table-cell office:value-type="float" office:value="22111438" calcext:value-type="float">
            <text:p>22111438</text:p>
          </table:table-cell>
          <table:table-cell table:formula="of:=[.A1384]/1000/(60*60*24)" office:value-type="time" office:time-value="PT06H08M31.438S" calcext:value-type="time">
            <text:p>06:08:31</text:p>
          </table:table-cell>
          <table:table-cell office:value-type="float" office:value="1.21" calcext:value-type="float">
            <text:p>1.21</text:p>
          </table:table-cell>
          <table:table-cell office:value-type="float" office:value="239.4" calcext:value-type="float">
            <text:p>239.4</text:p>
          </table:table-cell>
          <table:table-cell office:value-type="float" office:value="289.18" calcext:value-type="float">
            <text:p>289.18</text:p>
          </table:table-cell>
          <table:table-cell office:value-type="float" office:value="1500.7" calcext:value-type="float">
            <text:p>1500.7</text:p>
          </table:table-cell>
          <table:table-cell office:value-type="float" office:value="1849.87" calcext:value-type="float">
            <text:p>1849.87</text:p>
          </table:table-cell>
        </table:table-row>
        <table:table-row table:style-name="ro1">
          <table:table-cell office:value-type="float" office:value="22127438" calcext:value-type="float">
            <text:p>22127438</text:p>
          </table:table-cell>
          <table:table-cell table:formula="of:=[.A1385]/1000/(60*60*24)" office:value-type="time" office:time-value="PT06H08M47.438S" calcext:value-type="time">
            <text:p>06:08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01.76" calcext:value-type="float">
            <text:p>1501.76</text:p>
          </table:table-cell>
          <table:table-cell office:value-type="float" office:value="1851.16" calcext:value-type="float">
            <text:p>1851.16</text:p>
          </table:table-cell>
        </table:table-row>
        <table:table-row table:style-name="ro1">
          <table:table-cell office:value-type="float" office:value="22143438" calcext:value-type="float">
            <text:p>22143438</text:p>
          </table:table-cell>
          <table:table-cell table:formula="of:=[.A1386]/1000/(60*60*24)" office:value-type="time" office:time-value="PT06H09M03.438S" calcext:value-type="time">
            <text:p>06:09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02.83" calcext:value-type="float">
            <text:p>1502.83</text:p>
          </table:table-cell>
          <table:table-cell office:value-type="float" office:value="1852.44" calcext:value-type="float">
            <text:p>1852.44</text:p>
          </table:table-cell>
        </table:table-row>
        <table:table-row table:style-name="ro1">
          <table:table-cell office:value-type="float" office:value="22159438" calcext:value-type="float">
            <text:p>22159438</text:p>
          </table:table-cell>
          <table:table-cell table:formula="of:=[.A1387]/1000/(60*60*24)" office:value-type="time" office:time-value="PT06H09M19.438S" calcext:value-type="time">
            <text:p>06:09:1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03.89" calcext:value-type="float">
            <text:p>1503.89</text:p>
          </table:table-cell>
          <table:table-cell office:value-type="float" office:value="1853.73" calcext:value-type="float">
            <text:p>1853.73</text:p>
          </table:table-cell>
        </table:table-row>
        <table:table-row table:style-name="ro1">
          <table:table-cell office:value-type="float" office:value="22175438" calcext:value-type="float">
            <text:p>22175438</text:p>
          </table:table-cell>
          <table:table-cell table:formula="of:=[.A1388]/1000/(60*60*24)" office:value-type="time" office:time-value="PT06H09M35.438S" calcext:value-type="time">
            <text:p>06:09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04.96" calcext:value-type="float">
            <text:p>1504.96</text:p>
          </table:table-cell>
          <table:table-cell office:value-type="float" office:value="1855.01" calcext:value-type="float">
            <text:p>1855.01</text:p>
          </table:table-cell>
        </table:table-row>
        <table:table-row table:style-name="ro1">
          <table:table-cell office:value-type="float" office:value="22191438" calcext:value-type="float">
            <text:p>22191438</text:p>
          </table:table-cell>
          <table:table-cell table:formula="of:=[.A1389]/1000/(60*60*24)" office:value-type="time" office:time-value="PT06H09M51.438S" calcext:value-type="time">
            <text:p>06:09:51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06.02" calcext:value-type="float">
            <text:p>1506.02</text:p>
          </table:table-cell>
          <table:table-cell office:value-type="float" office:value="1856.3" calcext:value-type="float">
            <text:p>1856.3</text:p>
          </table:table-cell>
        </table:table-row>
        <table:table-row table:style-name="ro1">
          <table:table-cell office:value-type="float" office:value="22207438" calcext:value-type="float">
            <text:p>22207438</text:p>
          </table:table-cell>
          <table:table-cell table:formula="of:=[.A1390]/1000/(60*60*24)" office:value-type="time" office:time-value="PT06H10M07.438S" calcext:value-type="time">
            <text:p>06:10:0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07.09" calcext:value-type="float">
            <text:p>1507.09</text:p>
          </table:table-cell>
          <table:table-cell office:value-type="float" office:value="1857.58" calcext:value-type="float">
            <text:p>1857.58</text:p>
          </table:table-cell>
        </table:table-row>
        <table:table-row table:style-name="ro1">
          <table:table-cell office:value-type="float" office:value="22223438" calcext:value-type="float">
            <text:p>22223438</text:p>
          </table:table-cell>
          <table:table-cell table:formula="of:=[.A1391]/1000/(60*60*24)" office:value-type="time" office:time-value="PT06H10M23.438S" calcext:value-type="time">
            <text:p>06:10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08.15" calcext:value-type="float">
            <text:p>1508.15</text:p>
          </table:table-cell>
          <table:table-cell office:value-type="float" office:value="1858.86" calcext:value-type="float">
            <text:p>1858.86</text:p>
          </table:table-cell>
        </table:table-row>
        <table:table-row table:style-name="ro1">
          <table:table-cell office:value-type="float" office:value="22239438" calcext:value-type="float">
            <text:p>22239438</text:p>
          </table:table-cell>
          <table:table-cell table:formula="of:=[.A1392]/1000/(60*60*24)" office:value-type="time" office:time-value="PT06H10M39.438S" calcext:value-type="time">
            <text:p>06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09.21" calcext:value-type="float">
            <text:p>1509.21</text:p>
          </table:table-cell>
          <table:table-cell office:value-type="float" office:value="1860.15" calcext:value-type="float">
            <text:p>1860.15</text:p>
          </table:table-cell>
        </table:table-row>
        <table:table-row table:style-name="ro1">
          <table:table-cell office:value-type="float" office:value="22255438" calcext:value-type="float">
            <text:p>22255438</text:p>
          </table:table-cell>
          <table:table-cell table:formula="of:=[.A1393]/1000/(60*60*24)" office:value-type="time" office:time-value="PT06H10M55.438S" calcext:value-type="time">
            <text:p>06:10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10.28" calcext:value-type="float">
            <text:p>1510.28</text:p>
          </table:table-cell>
          <table:table-cell office:value-type="float" office:value="1861.43" calcext:value-type="float">
            <text:p>1861.43</text:p>
          </table:table-cell>
        </table:table-row>
        <table:table-row table:style-name="ro1">
          <table:table-cell office:value-type="float" office:value="22271438" calcext:value-type="float">
            <text:p>22271438</text:p>
          </table:table-cell>
          <table:table-cell table:formula="of:=[.A1394]/1000/(60*60*24)" office:value-type="time" office:time-value="PT06H11M11.438S" calcext:value-type="time">
            <text:p>06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11.34" calcext:value-type="float">
            <text:p>1511.34</text:p>
          </table:table-cell>
          <table:table-cell office:value-type="float" office:value="1862.71" calcext:value-type="float">
            <text:p>1862.71</text:p>
          </table:table-cell>
        </table:table-row>
        <table:table-row table:style-name="ro1">
          <table:table-cell office:value-type="float" office:value="22287438" calcext:value-type="float">
            <text:p>22287438</text:p>
          </table:table-cell>
          <table:table-cell table:formula="of:=[.A1395]/1000/(60*60*24)" office:value-type="time" office:time-value="PT06H11M27.438S" calcext:value-type="time">
            <text:p>06:11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12.41" calcext:value-type="float">
            <text:p>1512.41</text:p>
          </table:table-cell>
          <table:table-cell office:value-type="float" office:value="1864" calcext:value-type="float">
            <text:p>1864</text:p>
          </table:table-cell>
        </table:table-row>
        <table:table-row table:style-name="ro1">
          <table:table-cell office:value-type="float" office:value="22303438" calcext:value-type="float">
            <text:p>22303438</text:p>
          </table:table-cell>
          <table:table-cell table:formula="of:=[.A1396]/1000/(60*60*24)" office:value-type="time" office:time-value="PT06H11M43.438S" calcext:value-type="time">
            <text:p>06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13.47" calcext:value-type="float">
            <text:p>1513.47</text:p>
          </table:table-cell>
          <table:table-cell office:value-type="float" office:value="1865.28" calcext:value-type="float">
            <text:p>1865.28</text:p>
          </table:table-cell>
        </table:table-row>
        <table:table-row table:style-name="ro1">
          <table:table-cell office:value-type="float" office:value="22319438" calcext:value-type="float">
            <text:p>22319438</text:p>
          </table:table-cell>
          <table:table-cell table:formula="of:=[.A1397]/1000/(60*60*24)" office:value-type="time" office:time-value="PT06H11M59.438S" calcext:value-type="time">
            <text:p>06:11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14.53" calcext:value-type="float">
            <text:p>1514.53</text:p>
          </table:table-cell>
          <table:table-cell office:value-type="float" office:value="1866.57" calcext:value-type="float">
            <text:p>1866.57</text:p>
          </table:table-cell>
        </table:table-row>
        <table:table-row table:style-name="ro1">
          <table:table-cell office:value-type="float" office:value="22335438" calcext:value-type="float">
            <text:p>22335438</text:p>
          </table:table-cell>
          <table:table-cell table:formula="of:=[.A1398]/1000/(60*60*24)" office:value-type="time" office:time-value="PT06H12M15.438S" calcext:value-type="time">
            <text:p>06:12:1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15.6" calcext:value-type="float">
            <text:p>1515.6</text:p>
          </table:table-cell>
          <table:table-cell office:value-type="float" office:value="1867.85" calcext:value-type="float">
            <text:p>1867.85</text:p>
          </table:table-cell>
        </table:table-row>
        <table:table-row table:style-name="ro1">
          <table:table-cell office:value-type="float" office:value="22351438" calcext:value-type="float">
            <text:p>22351438</text:p>
          </table:table-cell>
          <table:table-cell table:formula="of:=[.A1399]/1000/(60*60*24)" office:value-type="time" office:time-value="PT06H12M31.438S" calcext:value-type="time">
            <text:p>06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16.66" calcext:value-type="float">
            <text:p>1516.66</text:p>
          </table:table-cell>
          <table:table-cell office:value-type="float" office:value="1869.13" calcext:value-type="float">
            <text:p>1869.13</text:p>
          </table:table-cell>
        </table:table-row>
        <table:table-row table:style-name="ro1">
          <table:table-cell office:value-type="float" office:value="22367438" calcext:value-type="float">
            <text:p>22367438</text:p>
          </table:table-cell>
          <table:table-cell table:formula="of:=[.A1400]/1000/(60*60*24)" office:value-type="time" office:time-value="PT06H12M47.438S" calcext:value-type="time">
            <text:p>06:12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17.73" calcext:value-type="float">
            <text:p>1517.73</text:p>
          </table:table-cell>
          <table:table-cell office:value-type="float" office:value="1870.42" calcext:value-type="float">
            <text:p>1870.42</text:p>
          </table:table-cell>
        </table:table-row>
        <table:table-row table:style-name="ro1">
          <table:table-cell office:value-type="float" office:value="22383438" calcext:value-type="float">
            <text:p>22383438</text:p>
          </table:table-cell>
          <table:table-cell table:formula="of:=[.A1401]/1000/(60*60*24)" office:value-type="time" office:time-value="PT06H13M03.438S" calcext:value-type="time">
            <text:p>06:13:03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18.79" calcext:value-type="float">
            <text:p>1518.79</text:p>
          </table:table-cell>
          <table:table-cell office:value-type="float" office:value="1871.7" calcext:value-type="float">
            <text:p>1871.7</text:p>
          </table:table-cell>
        </table:table-row>
        <table:table-row table:style-name="ro1">
          <table:table-cell office:value-type="float" office:value="22399438" calcext:value-type="float">
            <text:p>22399438</text:p>
          </table:table-cell>
          <table:table-cell table:formula="of:=[.A1402]/1000/(60*60*24)" office:value-type="time" office:time-value="PT06H13M19.438S" calcext:value-type="time">
            <text:p>06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19.85" calcext:value-type="float">
            <text:p>1519.85</text:p>
          </table:table-cell>
          <table:table-cell office:value-type="float" office:value="1872.98" calcext:value-type="float">
            <text:p>1872.98</text:p>
          </table:table-cell>
        </table:table-row>
        <table:table-row table:style-name="ro1">
          <table:table-cell office:value-type="float" office:value="22415438" calcext:value-type="float">
            <text:p>22415438</text:p>
          </table:table-cell>
          <table:table-cell table:formula="of:=[.A1403]/1000/(60*60*24)" office:value-type="time" office:time-value="PT06H13M35.438S" calcext:value-type="time">
            <text:p>06:13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3" calcext:value-type="float">
            <text:p>239.3</text:p>
          </table:table-cell>
          <table:table-cell office:value-type="float" office:value="289.06" calcext:value-type="float">
            <text:p>289.06</text:p>
          </table:table-cell>
          <table:table-cell office:value-type="float" office:value="1520.92" calcext:value-type="float">
            <text:p>1520.92</text:p>
          </table:table-cell>
          <table:table-cell office:value-type="float" office:value="1874.27" calcext:value-type="float">
            <text:p>1874.27</text:p>
          </table:table-cell>
        </table:table-row>
        <table:table-row table:style-name="ro1">
          <table:table-cell office:value-type="float" office:value="22431438" calcext:value-type="float">
            <text:p>22431438</text:p>
          </table:table-cell>
          <table:table-cell table:formula="of:=[.A1404]/1000/(60*60*24)" office:value-type="time" office:time-value="PT06H13M51.438S" calcext:value-type="time">
            <text:p>06:13:51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21.98" calcext:value-type="float">
            <text:p>1521.98</text:p>
          </table:table-cell>
          <table:table-cell office:value-type="float" office:value="1875.55" calcext:value-type="float">
            <text:p>1875.55</text:p>
          </table:table-cell>
        </table:table-row>
        <table:table-row table:style-name="ro1">
          <table:table-cell office:value-type="float" office:value="22447438" calcext:value-type="float">
            <text:p>22447438</text:p>
          </table:table-cell>
          <table:table-cell table:formula="of:=[.A1405]/1000/(60*60*24)" office:value-type="time" office:time-value="PT06H14M07.438S" calcext:value-type="time">
            <text:p>06:14:07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23.04" calcext:value-type="float">
            <text:p>1523.04</text:p>
          </table:table-cell>
          <table:table-cell office:value-type="float" office:value="1876.83" calcext:value-type="float">
            <text:p>1876.83</text:p>
          </table:table-cell>
        </table:table-row>
        <table:table-row table:style-name="ro1">
          <table:table-cell office:value-type="float" office:value="22463438" calcext:value-type="float">
            <text:p>22463438</text:p>
          </table:table-cell>
          <table:table-cell table:formula="of:=[.A1406]/1000/(60*60*24)" office:value-type="time" office:time-value="PT06H14M23.438S" calcext:value-type="time">
            <text:p>06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9.3" calcext:value-type="float">
            <text:p>239.3</text:p>
          </table:table-cell>
          <table:table-cell office:value-type="float" office:value="288.1" calcext:value-type="float">
            <text:p>288.1</text:p>
          </table:table-cell>
          <table:table-cell office:value-type="float" office:value="1524.11" calcext:value-type="float">
            <text:p>1524.11</text:p>
          </table:table-cell>
          <table:table-cell office:value-type="float" office:value="1878.11" calcext:value-type="float">
            <text:p>1878.11</text:p>
          </table:table-cell>
        </table:table-row>
        <table:table-row table:style-name="ro1">
          <table:table-cell office:value-type="float" office:value="22479438" calcext:value-type="float">
            <text:p>22479438</text:p>
          </table:table-cell>
          <table:table-cell table:formula="of:=[.A1407]/1000/(60*60*24)" office:value-type="time" office:time-value="PT06H14M39.438S" calcext:value-type="time">
            <text:p>06:14:3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25.17" calcext:value-type="float">
            <text:p>1525.17</text:p>
          </table:table-cell>
          <table:table-cell office:value-type="float" office:value="1879.39" calcext:value-type="float">
            <text:p>1879.39</text:p>
          </table:table-cell>
        </table:table-row>
        <table:table-row table:style-name="ro1">
          <table:table-cell office:value-type="float" office:value="22495438" calcext:value-type="float">
            <text:p>22495438</text:p>
          </table:table-cell>
          <table:table-cell table:formula="of:=[.A1408]/1000/(60*60*24)" office:value-type="time" office:time-value="PT06H14M55.438S" calcext:value-type="time">
            <text:p>06:14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526.23" calcext:value-type="float">
            <text:p>1526.23</text:p>
          </table:table-cell>
          <table:table-cell office:value-type="float" office:value="1880.68" calcext:value-type="float">
            <text:p>1880.68</text:p>
          </table:table-cell>
        </table:table-row>
        <table:table-row table:style-name="ro1">
          <table:table-cell office:value-type="float" office:value="22511438" calcext:value-type="float">
            <text:p>22511438</text:p>
          </table:table-cell>
          <table:table-cell table:formula="of:=[.A1409]/1000/(60*60*24)" office:value-type="time" office:time-value="PT06H15M11.438S" calcext:value-type="time">
            <text:p>06:15:11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527.3" calcext:value-type="float">
            <text:p>1527.3</text:p>
          </table:table-cell>
          <table:table-cell office:value-type="float" office:value="1881.96" calcext:value-type="float">
            <text:p>1881.96</text:p>
          </table:table-cell>
        </table:table-row>
        <table:table-row table:style-name="ro1">
          <table:table-cell office:value-type="float" office:value="22527438" calcext:value-type="float">
            <text:p>22527438</text:p>
          </table:table-cell>
          <table:table-cell table:formula="of:=[.A1410]/1000/(60*60*24)" office:value-type="time" office:time-value="PT06H15M27.438S" calcext:value-type="time">
            <text:p>06:15:2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4" calcext:value-type="float">
            <text:p>288.94</text:p>
          </table:table-cell>
          <table:table-cell office:value-type="float" office:value="1528.36" calcext:value-type="float">
            <text:p>1528.36</text:p>
          </table:table-cell>
          <table:table-cell office:value-type="float" office:value="1883.24" calcext:value-type="float">
            <text:p>1883.24</text:p>
          </table:table-cell>
        </table:table-row>
        <table:table-row table:style-name="ro1">
          <table:table-cell office:value-type="float" office:value="22543438" calcext:value-type="float">
            <text:p>22543438</text:p>
          </table:table-cell>
          <table:table-cell table:formula="of:=[.A1411]/1000/(60*60*24)" office:value-type="time" office:time-value="PT06H15M43.438S" calcext:value-type="time">
            <text:p>06:15:4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529.42" calcext:value-type="float">
            <text:p>1529.42</text:p>
          </table:table-cell>
          <table:table-cell office:value-type="float" office:value="1884.52" calcext:value-type="float">
            <text:p>1884.52</text:p>
          </table:table-cell>
        </table:table-row>
        <table:table-row table:style-name="ro1">
          <table:table-cell office:value-type="float" office:value="22559438" calcext:value-type="float">
            <text:p>22559438</text:p>
          </table:table-cell>
          <table:table-cell table:formula="of:=[.A1412]/1000/(60*60*24)" office:value-type="time" office:time-value="PT06H15M59.438S" calcext:value-type="time">
            <text:p>06:15:59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530.48" calcext:value-type="float">
            <text:p>1530.48</text:p>
          </table:table-cell>
          <table:table-cell office:value-type="float" office:value="1885.8" calcext:value-type="float">
            <text:p>1885.8</text:p>
          </table:table-cell>
        </table:table-row>
        <table:table-row table:style-name="ro1">
          <table:table-cell office:value-type="float" office:value="22575438" calcext:value-type="float">
            <text:p>22575438</text:p>
          </table:table-cell>
          <table:table-cell table:formula="of:=[.A1413]/1000/(60*60*24)" office:value-type="time" office:time-value="PT06H16M15.438S" calcext:value-type="time">
            <text:p>06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31.55" calcext:value-type="float">
            <text:p>1531.55</text:p>
          </table:table-cell>
          <table:table-cell office:value-type="float" office:value="1887.09" calcext:value-type="float">
            <text:p>1887.09</text:p>
          </table:table-cell>
        </table:table-row>
        <table:table-row table:style-name="ro1">
          <table:table-cell office:value-type="float" office:value="22591438" calcext:value-type="float">
            <text:p>22591438</text:p>
          </table:table-cell>
          <table:table-cell table:formula="of:=[.A1414]/1000/(60*60*24)" office:value-type="time" office:time-value="PT06H16M31.438S" calcext:value-type="time">
            <text:p>06:16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532.61" calcext:value-type="float">
            <text:p>1532.61</text:p>
          </table:table-cell>
          <table:table-cell office:value-type="float" office:value="1888.37" calcext:value-type="float">
            <text:p>1888.37</text:p>
          </table:table-cell>
        </table:table-row>
        <table:table-row table:style-name="ro1">
          <table:table-cell office:value-type="float" office:value="22607438" calcext:value-type="float">
            <text:p>22607438</text:p>
          </table:table-cell>
          <table:table-cell table:formula="of:=[.A1415]/1000/(60*60*24)" office:value-type="time" office:time-value="PT06H16M47.438S" calcext:value-type="time">
            <text:p>06:16:47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533.67" calcext:value-type="float">
            <text:p>1533.67</text:p>
          </table:table-cell>
          <table:table-cell office:value-type="float" office:value="1889.65" calcext:value-type="float">
            <text:p>1889.65</text:p>
          </table:table-cell>
        </table:table-row>
        <table:table-row table:style-name="ro1">
          <table:table-cell office:value-type="float" office:value="22623438" calcext:value-type="float">
            <text:p>22623438</text:p>
          </table:table-cell>
          <table:table-cell table:formula="of:=[.A1416]/1000/(60*60*24)" office:value-type="time" office:time-value="PT06H17M03.438S" calcext:value-type="time">
            <text:p>06:17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34.74" calcext:value-type="float">
            <text:p>1534.74</text:p>
          </table:table-cell>
          <table:table-cell office:value-type="float" office:value="1890.93" calcext:value-type="float">
            <text:p>1890.93</text:p>
          </table:table-cell>
        </table:table-row>
        <table:table-row table:style-name="ro1">
          <table:table-cell office:value-type="float" office:value="22639438" calcext:value-type="float">
            <text:p>22639438</text:p>
          </table:table-cell>
          <table:table-cell table:formula="of:=[.A1417]/1000/(60*60*24)" office:value-type="time" office:time-value="PT06H17M19.438S" calcext:value-type="time">
            <text:p>06:17:19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35.8" calcext:value-type="float">
            <text:p>1535.8</text:p>
          </table:table-cell>
          <table:table-cell office:value-type="float" office:value="1892.21" calcext:value-type="float">
            <text:p>1892.21</text:p>
          </table:table-cell>
        </table:table-row>
        <table:table-row table:style-name="ro1">
          <table:table-cell office:value-type="float" office:value="22655438" calcext:value-type="float">
            <text:p>22655438</text:p>
          </table:table-cell>
          <table:table-cell table:formula="of:=[.A1418]/1000/(60*60*24)" office:value-type="time" office:time-value="PT06H17M35.438S" calcext:value-type="time">
            <text:p>06:17:35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36.86" calcext:value-type="float">
            <text:p>1536.86</text:p>
          </table:table-cell>
          <table:table-cell office:value-type="float" office:value="1893.49" calcext:value-type="float">
            <text:p>1893.49</text:p>
          </table:table-cell>
        </table:table-row>
        <table:table-row table:style-name="ro1">
          <table:table-cell office:value-type="float" office:value="22671438" calcext:value-type="float">
            <text:p>22671438</text:p>
          </table:table-cell>
          <table:table-cell table:formula="of:=[.A1419]/1000/(60*60*24)" office:value-type="time" office:time-value="PT06H17M51.438S" calcext:value-type="time">
            <text:p>06:17:51</text:p>
          </table:table-cell>
          <table:table-cell office:value-type="float" office:value="1.2" calcext:value-type="float">
            <text:p>1.2</text:p>
          </table:table-cell>
          <table:table-cell office:value-type="float" office:value="239.2" calcext:value-type="float">
            <text:p>239.2</text:p>
          </table:table-cell>
          <table:table-cell office:value-type="float" office:value="287.98" calcext:value-type="float">
            <text:p>287.98</text:p>
          </table:table-cell>
          <table:table-cell office:value-type="float" office:value="1537.92" calcext:value-type="float">
            <text:p>1537.92</text:p>
          </table:table-cell>
          <table:table-cell office:value-type="float" office:value="1894.77" calcext:value-type="float">
            <text:p>1894.77</text:p>
          </table:table-cell>
        </table:table-row>
        <table:table-row table:style-name="ro1">
          <table:table-cell office:value-type="float" office:value="22687438" calcext:value-type="float">
            <text:p>22687438</text:p>
          </table:table-cell>
          <table:table-cell table:formula="of:=[.A1420]/1000/(60*60*24)" office:value-type="time" office:time-value="PT06H18M07.438S" calcext:value-type="time">
            <text:p>06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38.99" calcext:value-type="float">
            <text:p>1538.99</text:p>
          </table:table-cell>
          <table:table-cell office:value-type="float" office:value="1896.05" calcext:value-type="float">
            <text:p>1896.05</text:p>
          </table:table-cell>
        </table:table-row>
        <table:table-row table:style-name="ro1">
          <table:table-cell office:value-type="float" office:value="22703438" calcext:value-type="float">
            <text:p>22703438</text:p>
          </table:table-cell>
          <table:table-cell table:formula="of:=[.A1421]/1000/(60*60*24)" office:value-type="time" office:time-value="PT06H18M23.438S" calcext:value-type="time">
            <text:p>06:18:23</text:p>
          </table:table-cell>
          <table:table-cell office:value-type="float" office:value="1.21" calcext:value-type="float">
            <text:p>1.21</text:p>
          </table:table-cell>
          <table:table-cell office:value-type="float" office:value="239.2" calcext:value-type="float">
            <text:p>239.2</text:p>
          </table:table-cell>
          <table:table-cell office:value-type="float" office:value="288.93" calcext:value-type="float">
            <text:p>288.93</text:p>
          </table:table-cell>
          <table:table-cell office:value-type="float" office:value="1540.05" calcext:value-type="float">
            <text:p>1540.05</text:p>
          </table:table-cell>
          <table:table-cell office:value-type="float" office:value="1897.33" calcext:value-type="float">
            <text:p>1897.33</text:p>
          </table:table-cell>
        </table:table-row>
        <table:table-row table:style-name="ro1">
          <table:table-cell office:value-type="float" office:value="22719438" calcext:value-type="float">
            <text:p>22719438</text:p>
          </table:table-cell>
          <table:table-cell table:formula="of:=[.A1422]/1000/(60*60*24)" office:value-type="time" office:time-value="PT06H18M39.438S" calcext:value-type="time">
            <text:p>06:18:39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541.11" calcext:value-type="float">
            <text:p>1541.11</text:p>
          </table:table-cell>
          <table:table-cell office:value-type="float" office:value="1898.61" calcext:value-type="float">
            <text:p>1898.61</text:p>
          </table:table-cell>
        </table:table-row>
        <table:table-row table:style-name="ro1">
          <table:table-cell office:value-type="float" office:value="22735438" calcext:value-type="float">
            <text:p>22735438</text:p>
          </table:table-cell>
          <table:table-cell table:formula="of:=[.A1423]/1000/(60*60*24)" office:value-type="time" office:time-value="PT06H18M55.438S" calcext:value-type="time">
            <text:p>06:18:55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542.18" calcext:value-type="float">
            <text:p>1542.18</text:p>
          </table:table-cell>
          <table:table-cell office:value-type="float" office:value="1899.89" calcext:value-type="float">
            <text:p>1899.89</text:p>
          </table:table-cell>
        </table:table-row>
        <table:table-row table:style-name="ro1">
          <table:table-cell office:value-type="float" office:value="22751437" calcext:value-type="float">
            <text:p>22751437</text:p>
          </table:table-cell>
          <table:table-cell table:formula="of:=[.A1424]/1000/(60*60*24)" office:value-type="time" office:time-value="PT06H19M11.437S" calcext:value-type="time">
            <text:p>06:19:1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543.24" calcext:value-type="float">
            <text:p>1543.24</text:p>
          </table:table-cell>
          <table:table-cell office:value-type="float" office:value="1901.17" calcext:value-type="float">
            <text:p>1901.17</text:p>
          </table:table-cell>
        </table:table-row>
        <table:table-row table:style-name="ro1">
          <table:table-cell office:value-type="float" office:value="22767438" calcext:value-type="float">
            <text:p>22767438</text:p>
          </table:table-cell>
          <table:table-cell table:formula="of:=[.A1425]/1000/(60*60*24)" office:value-type="time" office:time-value="PT06H19M27.438S" calcext:value-type="time">
            <text:p>06:19:2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44.3" calcext:value-type="float">
            <text:p>1544.3</text:p>
          </table:table-cell>
          <table:table-cell office:value-type="float" office:value="1902.45" calcext:value-type="float">
            <text:p>1902.45</text:p>
          </table:table-cell>
        </table:table-row>
        <table:table-row table:style-name="ro1">
          <table:table-cell office:value-type="float" office:value="22783438" calcext:value-type="float">
            <text:p>22783438</text:p>
          </table:table-cell>
          <table:table-cell table:formula="of:=[.A1426]/1000/(60*60*24)" office:value-type="time" office:time-value="PT06H19M43.438S" calcext:value-type="time">
            <text:p>06:19:4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45.36" calcext:value-type="float">
            <text:p>1545.36</text:p>
          </table:table-cell>
          <table:table-cell office:value-type="float" office:value="1903.73" calcext:value-type="float">
            <text:p>1903.73</text:p>
          </table:table-cell>
        </table:table-row>
        <table:table-row table:style-name="ro1">
          <table:table-cell office:value-type="float" office:value="22799438" calcext:value-type="float">
            <text:p>22799438</text:p>
          </table:table-cell>
          <table:table-cell table:formula="of:=[.A1427]/1000/(60*60*24)" office:value-type="time" office:time-value="PT06H19M59.438S" calcext:value-type="time">
            <text:p>06:19:5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46.43" calcext:value-type="float">
            <text:p>1546.43</text:p>
          </table:table-cell>
          <table:table-cell office:value-type="float" office:value="1905.01" calcext:value-type="float">
            <text:p>1905.01</text:p>
          </table:table-cell>
        </table:table-row>
        <table:table-row table:style-name="ro1">
          <table:table-cell office:value-type="float" office:value="22815438" calcext:value-type="float">
            <text:p>22815438</text:p>
          </table:table-cell>
          <table:table-cell table:formula="of:=[.A1428]/1000/(60*60*24)" office:value-type="time" office:time-value="PT06H20M15.438S" calcext:value-type="time">
            <text:p>06:20:15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6" calcext:value-type="float">
            <text:p>287.86</text:p>
          </table:table-cell>
          <table:table-cell office:value-type="float" office:value="1547.49" calcext:value-type="float">
            <text:p>1547.49</text:p>
          </table:table-cell>
          <table:table-cell office:value-type="float" office:value="1906.29" calcext:value-type="float">
            <text:p>1906.29</text:p>
          </table:table-cell>
        </table:table-row>
        <table:table-row table:style-name="ro1">
          <table:table-cell office:value-type="float" office:value="22831438" calcext:value-type="float">
            <text:p>22831438</text:p>
          </table:table-cell>
          <table:table-cell table:formula="of:=[.A1429]/1000/(60*60*24)" office:value-type="time" office:time-value="PT06H20M31.438S" calcext:value-type="time">
            <text:p>06:20:31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48.55" calcext:value-type="float">
            <text:p>1548.55</text:p>
          </table:table-cell>
          <table:table-cell office:value-type="float" office:value="1907.57" calcext:value-type="float">
            <text:p>1907.57</text:p>
          </table:table-cell>
        </table:table-row>
        <table:table-row table:style-name="ro1">
          <table:table-cell office:value-type="float" office:value="22847438" calcext:value-type="float">
            <text:p>22847438</text:p>
          </table:table-cell>
          <table:table-cell table:formula="of:=[.A1430]/1000/(60*60*24)" office:value-type="time" office:time-value="PT06H20M47.438S" calcext:value-type="time">
            <text:p>06:20:4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49.61" calcext:value-type="float">
            <text:p>1549.61</text:p>
          </table:table-cell>
          <table:table-cell office:value-type="float" office:value="1908.85" calcext:value-type="float">
            <text:p>1908.85</text:p>
          </table:table-cell>
        </table:table-row>
        <table:table-row table:style-name="ro1">
          <table:table-cell office:value-type="float" office:value="22863438" calcext:value-type="float">
            <text:p>22863438</text:p>
          </table:table-cell>
          <table:table-cell table:formula="of:=[.A1431]/1000/(60*60*24)" office:value-type="time" office:time-value="PT06H21M03.438S" calcext:value-type="time">
            <text:p>06:21:0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50.68" calcext:value-type="float">
            <text:p>1550.68</text:p>
          </table:table-cell>
          <table:table-cell office:value-type="float" office:value="1910.13" calcext:value-type="float">
            <text:p>1910.13</text:p>
          </table:table-cell>
        </table:table-row>
        <table:table-row table:style-name="ro1">
          <table:table-cell office:value-type="float" office:value="22879438" calcext:value-type="float">
            <text:p>22879438</text:p>
          </table:table-cell>
          <table:table-cell table:formula="of:=[.A1432]/1000/(60*60*24)" office:value-type="time" office:time-value="PT06H21M19.438S" calcext:value-type="time">
            <text:p>06:21:19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51.74" calcext:value-type="float">
            <text:p>1551.74</text:p>
          </table:table-cell>
          <table:table-cell office:value-type="float" office:value="1911.41" calcext:value-type="float">
            <text:p>1911.41</text:p>
          </table:table-cell>
        </table:table-row>
        <table:table-row table:style-name="ro1">
          <table:table-cell office:value-type="float" office:value="22895438" calcext:value-type="float">
            <text:p>22895438</text:p>
          </table:table-cell>
          <table:table-cell table:formula="of:=[.A1433]/1000/(60*60*24)" office:value-type="time" office:time-value="PT06H21M35.438S" calcext:value-type="time">
            <text:p>06:21:35</text:p>
          </table:table-cell>
          <table:table-cell office:value-type="float" office:value="1.21" calcext:value-type="float">
            <text:p>1.21</text:p>
          </table:table-cell>
          <table:table-cell office:value-type="float" office:value="239.1" calcext:value-type="float">
            <text:p>239.1</text:p>
          </table:table-cell>
          <table:table-cell office:value-type="float" office:value="288.81" calcext:value-type="float">
            <text:p>288.81</text:p>
          </table:table-cell>
          <table:table-cell office:value-type="float" office:value="1552.8" calcext:value-type="float">
            <text:p>1552.8</text:p>
          </table:table-cell>
          <table:table-cell office:value-type="float" office:value="1912.69" calcext:value-type="float">
            <text:p>1912.69</text:p>
          </table:table-cell>
        </table:table-row>
        <table:table-row table:style-name="ro1">
          <table:table-cell office:value-type="float" office:value="22911438" calcext:value-type="float">
            <text:p>22911438</text:p>
          </table:table-cell>
          <table:table-cell table:formula="of:=[.A1434]/1000/(60*60*24)" office:value-type="time" office:time-value="PT06H21M51.438S" calcext:value-type="time">
            <text:p>06:21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53.86" calcext:value-type="float">
            <text:p>1553.86</text:p>
          </table:table-cell>
          <table:table-cell office:value-type="float" office:value="1913.97" calcext:value-type="float">
            <text:p>1913.97</text:p>
          </table:table-cell>
        </table:table-row>
        <table:table-row table:style-name="ro1">
          <table:table-cell office:value-type="float" office:value="22927438" calcext:value-type="float">
            <text:p>22927438</text:p>
          </table:table-cell>
          <table:table-cell table:formula="of:=[.A1435]/1000/(60*60*24)" office:value-type="time" office:time-value="PT06H22M07.438S" calcext:value-type="time">
            <text:p>06:22:07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54.93" calcext:value-type="float">
            <text:p>1554.93</text:p>
          </table:table-cell>
          <table:table-cell office:value-type="float" office:value="1915.25" calcext:value-type="float">
            <text:p>1915.25</text:p>
          </table:table-cell>
        </table:table-row>
        <table:table-row table:style-name="ro1">
          <table:table-cell office:value-type="float" office:value="22943438" calcext:value-type="float">
            <text:p>22943438</text:p>
          </table:table-cell>
          <table:table-cell table:formula="of:=[.A1436]/1000/(60*60*24)" office:value-type="time" office:time-value="PT06H22M23.438S" calcext:value-type="time">
            <text:p>06:22:23</text:p>
          </table:table-cell>
          <table:table-cell office:value-type="float" office:value="1.2" calcext:value-type="float">
            <text:p>1.2</text:p>
          </table:table-cell>
          <table:table-cell office:value-type="float" office:value="239.1" calcext:value-type="float">
            <text:p>239.1</text:p>
          </table:table-cell>
          <table:table-cell office:value-type="float" office:value="287.85" calcext:value-type="float">
            <text:p>287.85</text:p>
          </table:table-cell>
          <table:table-cell office:value-type="float" office:value="1555.99" calcext:value-type="float">
            <text:p>1555.99</text:p>
          </table:table-cell>
          <table:table-cell office:value-type="float" office:value="1916.53" calcext:value-type="float">
            <text:p>1916.53</text:p>
          </table:table-cell>
        </table:table-row>
        <table:table-row table:style-name="ro1">
          <table:table-cell office:value-type="float" office:value="22959438" calcext:value-type="float">
            <text:p>22959438</text:p>
          </table:table-cell>
          <table:table-cell table:formula="of:=[.A1437]/1000/(60*60*24)" office:value-type="time" office:time-value="PT06H22M39.438S" calcext:value-type="time">
            <text:p>06:22:3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57.05" calcext:value-type="float">
            <text:p>1557.05</text:p>
          </table:table-cell>
          <table:table-cell office:value-type="float" office:value="1917.81" calcext:value-type="float">
            <text:p>1917.81</text:p>
          </table:table-cell>
        </table:table-row>
        <table:table-row table:style-name="ro1">
          <table:table-cell office:value-type="float" office:value="22975438" calcext:value-type="float">
            <text:p>22975438</text:p>
          </table:table-cell>
          <table:table-cell table:formula="of:=[.A1438]/1000/(60*60*24)" office:value-type="time" office:time-value="PT06H22M55.438S" calcext:value-type="time">
            <text:p>06:22:5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58.12" calcext:value-type="float">
            <text:p>1558.12</text:p>
          </table:table-cell>
          <table:table-cell office:value-type="float" office:value="1919.09" calcext:value-type="float">
            <text:p>1919.09</text:p>
          </table:table-cell>
        </table:table-row>
        <table:table-row table:style-name="ro1">
          <table:table-cell office:value-type="float" office:value="22991438" calcext:value-type="float">
            <text:p>22991438</text:p>
          </table:table-cell>
          <table:table-cell table:formula="of:=[.A1439]/1000/(60*60*24)" office:value-type="time" office:time-value="PT06H23M11.438S" calcext:value-type="time">
            <text:p>06:23:1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59.18" calcext:value-type="float">
            <text:p>1559.18</text:p>
          </table:table-cell>
          <table:table-cell office:value-type="float" office:value="1920.37" calcext:value-type="float">
            <text:p>1920.37</text:p>
          </table:table-cell>
        </table:table-row>
        <table:table-row table:style-name="ro1">
          <table:table-cell office:value-type="float" office:value="23007438" calcext:value-type="float">
            <text:p>23007438</text:p>
          </table:table-cell>
          <table:table-cell table:formula="of:=[.A1440]/1000/(60*60*24)" office:value-type="time" office:time-value="PT06H23M27.438S" calcext:value-type="time">
            <text:p>06:23:2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0.24" calcext:value-type="float">
            <text:p>1560.24</text:p>
          </table:table-cell>
          <table:table-cell office:value-type="float" office:value="1921.65" calcext:value-type="float">
            <text:p>1921.65</text:p>
          </table:table-cell>
        </table:table-row>
        <table:table-row table:style-name="ro1">
          <table:table-cell office:value-type="float" office:value="23023438" calcext:value-type="float">
            <text:p>23023438</text:p>
          </table:table-cell>
          <table:table-cell table:formula="of:=[.A1441]/1000/(60*60*24)" office:value-type="time" office:time-value="PT06H23M43.438S" calcext:value-type="time">
            <text:p>06:23:4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1.3" calcext:value-type="float">
            <text:p>1561.3</text:p>
          </table:table-cell>
          <table:table-cell office:value-type="float" office:value="1922.93" calcext:value-type="float">
            <text:p>1922.93</text:p>
          </table:table-cell>
        </table:table-row>
        <table:table-row table:style-name="ro1">
          <table:table-cell office:value-type="float" office:value="23039438" calcext:value-type="float">
            <text:p>23039438</text:p>
          </table:table-cell>
          <table:table-cell table:formula="of:=[.A1442]/1000/(60*60*24)" office:value-type="time" office:time-value="PT06H23M59.438S" calcext:value-type="time">
            <text:p>06:23:5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2.36" calcext:value-type="float">
            <text:p>1562.36</text:p>
          </table:table-cell>
          <table:table-cell office:value-type="float" office:value="1924.21" calcext:value-type="float">
            <text:p>1924.21</text:p>
          </table:table-cell>
        </table:table-row>
        <table:table-row table:style-name="ro1">
          <table:table-cell office:value-type="float" office:value="23055438" calcext:value-type="float">
            <text:p>23055438</text:p>
          </table:table-cell>
          <table:table-cell table:formula="of:=[.A1443]/1000/(60*60*24)" office:value-type="time" office:time-value="PT06H24M15.438S" calcext:value-type="time">
            <text:p>06:24:1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3.43" calcext:value-type="float">
            <text:p>1563.43</text:p>
          </table:table-cell>
          <table:table-cell office:value-type="float" office:value="1925.49" calcext:value-type="float">
            <text:p>1925.49</text:p>
          </table:table-cell>
        </table:table-row>
        <table:table-row table:style-name="ro1">
          <table:table-cell office:value-type="float" office:value="23071438" calcext:value-type="float">
            <text:p>23071438</text:p>
          </table:table-cell>
          <table:table-cell table:formula="of:=[.A1444]/1000/(60*60*24)" office:value-type="time" office:time-value="PT06H24M31.438S" calcext:value-type="time">
            <text:p>06:24:3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4.49" calcext:value-type="float">
            <text:p>1564.49</text:p>
          </table:table-cell>
          <table:table-cell office:value-type="float" office:value="1926.76" calcext:value-type="float">
            <text:p>1926.76</text:p>
          </table:table-cell>
        </table:table-row>
        <table:table-row table:style-name="ro1">
          <table:table-cell office:value-type="float" office:value="23087438" calcext:value-type="float">
            <text:p>23087438</text:p>
          </table:table-cell>
          <table:table-cell table:formula="of:=[.A1445]/1000/(60*60*24)" office:value-type="time" office:time-value="PT06H24M47.438S" calcext:value-type="time">
            <text:p>06:24:47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5.55" calcext:value-type="float">
            <text:p>1565.55</text:p>
          </table:table-cell>
          <table:table-cell office:value-type="float" office:value="1928.04" calcext:value-type="float">
            <text:p>1928.04</text:p>
          </table:table-cell>
        </table:table-row>
        <table:table-row table:style-name="ro1">
          <table:table-cell office:value-type="float" office:value="23103438" calcext:value-type="float">
            <text:p>23103438</text:p>
          </table:table-cell>
          <table:table-cell table:formula="of:=[.A1446]/1000/(60*60*24)" office:value-type="time" office:time-value="PT06H25M03.438S" calcext:value-type="time">
            <text:p>06:25:0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6.61" calcext:value-type="float">
            <text:p>1566.61</text:p>
          </table:table-cell>
          <table:table-cell office:value-type="float" office:value="1929.32" calcext:value-type="float">
            <text:p>1929.32</text:p>
          </table:table-cell>
        </table:table-row>
        <table:table-row table:style-name="ro1">
          <table:table-cell office:value-type="float" office:value="23119438" calcext:value-type="float">
            <text:p>23119438</text:p>
          </table:table-cell>
          <table:table-cell table:formula="of:=[.A1447]/1000/(60*60*24)" office:value-type="time" office:time-value="PT06H25M19.438S" calcext:value-type="time">
            <text:p>06:25:19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7.68" calcext:value-type="float">
            <text:p>1567.68</text:p>
          </table:table-cell>
          <table:table-cell office:value-type="float" office:value="1930.6" calcext:value-type="float">
            <text:p>1930.6</text:p>
          </table:table-cell>
        </table:table-row>
        <table:table-row table:style-name="ro1">
          <table:table-cell office:value-type="float" office:value="23135438" calcext:value-type="float">
            <text:p>23135438</text:p>
          </table:table-cell>
          <table:table-cell table:formula="of:=[.A1448]/1000/(60*60*24)" office:value-type="time" office:time-value="PT06H25M35.438S" calcext:value-type="time">
            <text:p>06:25:35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8.74" calcext:value-type="float">
            <text:p>1568.74</text:p>
          </table:table-cell>
          <table:table-cell office:value-type="float" office:value="1931.88" calcext:value-type="float">
            <text:p>1931.88</text:p>
          </table:table-cell>
        </table:table-row>
        <table:table-row table:style-name="ro1">
          <table:table-cell office:value-type="float" office:value="23151438" calcext:value-type="float">
            <text:p>23151438</text:p>
          </table:table-cell>
          <table:table-cell table:formula="of:=[.A1449]/1000/(60*60*24)" office:value-type="time" office:time-value="PT06H25M51.438S" calcext:value-type="time">
            <text:p>06:25:51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69.8" calcext:value-type="float">
            <text:p>1569.8</text:p>
          </table:table-cell>
          <table:table-cell office:value-type="float" office:value="1933.16" calcext:value-type="float">
            <text:p>1933.16</text:p>
          </table:table-cell>
        </table:table-row>
        <table:table-row table:style-name="ro1">
          <table:table-cell office:value-type="float" office:value="23167438" calcext:value-type="float">
            <text:p>23167438</text:p>
          </table:table-cell>
          <table:table-cell table:formula="of:=[.A1450]/1000/(60*60*24)" office:value-type="time" office:time-value="PT06H26M07.438S" calcext:value-type="time">
            <text:p>06:2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70.86" calcext:value-type="float">
            <text:p>1570.86</text:p>
          </table:table-cell>
          <table:table-cell office:value-type="float" office:value="1934.44" calcext:value-type="float">
            <text:p>1934.44</text:p>
          </table:table-cell>
        </table:table-row>
        <table:table-row table:style-name="ro1">
          <table:table-cell office:value-type="float" office:value="23183438" calcext:value-type="float">
            <text:p>23183438</text:p>
          </table:table-cell>
          <table:table-cell table:formula="of:=[.A1451]/1000/(60*60*24)" office:value-type="time" office:time-value="PT06H26M23.438S" calcext:value-type="time">
            <text:p>06:26:23</text:p>
          </table:table-cell>
          <table:table-cell office:value-type="float" office:value="1.2" calcext:value-type="float">
            <text:p>1.2</text:p>
          </table:table-cell>
          <table:table-cell office:value-type="float" office:value="239" calcext:value-type="float">
            <text:p>239</text:p>
          </table:table-cell>
          <table:table-cell office:value-type="float" office:value="287.73" calcext:value-type="float">
            <text:p>287.73</text:p>
          </table:table-cell>
          <table:table-cell office:value-type="float" office:value="1571.93" calcext:value-type="float">
            <text:p>1571.93</text:p>
          </table:table-cell>
          <table:table-cell office:value-type="float" office:value="1935.72" calcext:value-type="float">
            <text:p>1935.72</text:p>
          </table:table-cell>
        </table:table-row>
        <table:table-row table:style-name="ro1">
          <table:table-cell office:value-type="float" office:value="23199438" calcext:value-type="float">
            <text:p>23199438</text:p>
          </table:table-cell>
          <table:table-cell table:formula="of:=[.A1452]/1000/(60*60*24)" office:value-type="time" office:time-value="PT06H26M39.438S" calcext:value-type="time">
            <text:p>06:2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72.99" calcext:value-type="float">
            <text:p>1572.99</text:p>
          </table:table-cell>
          <table:table-cell office:value-type="float" office:value="1936.99" calcext:value-type="float">
            <text:p>1936.99</text:p>
          </table:table-cell>
        </table:table-row>
        <table:table-row table:style-name="ro1">
          <table:table-cell office:value-type="float" office:value="23215438" calcext:value-type="float">
            <text:p>23215438</text:p>
          </table:table-cell>
          <table:table-cell table:formula="of:=[.A1453]/1000/(60*60*24)" office:value-type="time" office:time-value="PT06H26M55.438S" calcext:value-type="time">
            <text:p>06:2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74.05" calcext:value-type="float">
            <text:p>1574.05</text:p>
          </table:table-cell>
          <table:table-cell office:value-type="float" office:value="1938.27" calcext:value-type="float">
            <text:p>1938.27</text:p>
          </table:table-cell>
        </table:table-row>
        <table:table-row table:style-name="ro1">
          <table:table-cell office:value-type="float" office:value="23231438" calcext:value-type="float">
            <text:p>23231438</text:p>
          </table:table-cell>
          <table:table-cell table:formula="of:=[.A1454]/1000/(60*60*24)" office:value-type="time" office:time-value="PT06H27M11.438S" calcext:value-type="time">
            <text:p>06:2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75.11" calcext:value-type="float">
            <text:p>1575.11</text:p>
          </table:table-cell>
          <table:table-cell office:value-type="float" office:value="1939.55" calcext:value-type="float">
            <text:p>1939.55</text:p>
          </table:table-cell>
        </table:table-row>
        <table:table-row table:style-name="ro1">
          <table:table-cell office:value-type="float" office:value="23247438" calcext:value-type="float">
            <text:p>23247438</text:p>
          </table:table-cell>
          <table:table-cell table:formula="of:=[.A1455]/1000/(60*60*24)" office:value-type="time" office:time-value="PT06H27M27.438S" calcext:value-type="time">
            <text:p>06:2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76.17" calcext:value-type="float">
            <text:p>1576.17</text:p>
          </table:table-cell>
          <table:table-cell office:value-type="float" office:value="1940.83" calcext:value-type="float">
            <text:p>1940.83</text:p>
          </table:table-cell>
        </table:table-row>
        <table:table-row table:style-name="ro1">
          <table:table-cell office:value-type="float" office:value="23263438" calcext:value-type="float">
            <text:p>23263438</text:p>
          </table:table-cell>
          <table:table-cell table:formula="of:=[.A1456]/1000/(60*60*24)" office:value-type="time" office:time-value="PT06H27M43.438S" calcext:value-type="time">
            <text:p>06:2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77.24" calcext:value-type="float">
            <text:p>1577.24</text:p>
          </table:table-cell>
          <table:table-cell office:value-type="float" office:value="1942.11" calcext:value-type="float">
            <text:p>1942.11</text:p>
          </table:table-cell>
        </table:table-row>
        <table:table-row table:style-name="ro1">
          <table:table-cell office:value-type="float" office:value="23279438" calcext:value-type="float">
            <text:p>23279438</text:p>
          </table:table-cell>
          <table:table-cell table:formula="of:=[.A1457]/1000/(60*60*24)" office:value-type="time" office:time-value="PT06H27M59.438S" calcext:value-type="time">
            <text:p>06:2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78.3" calcext:value-type="float">
            <text:p>1578.3</text:p>
          </table:table-cell>
          <table:table-cell office:value-type="float" office:value="1943.38" calcext:value-type="float">
            <text:p>1943.38</text:p>
          </table:table-cell>
        </table:table-row>
        <table:table-row table:style-name="ro1">
          <table:table-cell office:value-type="float" office:value="23295438" calcext:value-type="float">
            <text:p>23295438</text:p>
          </table:table-cell>
          <table:table-cell table:formula="of:=[.A1458]/1000/(60*60*24)" office:value-type="time" office:time-value="PT06H28M15.438S" calcext:value-type="time">
            <text:p>06:2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79.36" calcext:value-type="float">
            <text:p>1579.36</text:p>
          </table:table-cell>
          <table:table-cell office:value-type="float" office:value="1944.66" calcext:value-type="float">
            <text:p>1944.66</text:p>
          </table:table-cell>
        </table:table-row>
        <table:table-row table:style-name="ro1">
          <table:table-cell office:value-type="float" office:value="23311438" calcext:value-type="float">
            <text:p>23311438</text:p>
          </table:table-cell>
          <table:table-cell table:formula="of:=[.A1459]/1000/(60*60*24)" office:value-type="time" office:time-value="PT06H28M31.438S" calcext:value-type="time">
            <text:p>06:2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80.42" calcext:value-type="float">
            <text:p>1580.42</text:p>
          </table:table-cell>
          <table:table-cell office:value-type="float" office:value="1945.94" calcext:value-type="float">
            <text:p>1945.94</text:p>
          </table:table-cell>
        </table:table-row>
        <table:table-row table:style-name="ro1">
          <table:table-cell office:value-type="float" office:value="23327438" calcext:value-type="float">
            <text:p>23327438</text:p>
          </table:table-cell>
          <table:table-cell table:formula="of:=[.A1460]/1000/(60*60*24)" office:value-type="time" office:time-value="PT06H28M47.438S" calcext:value-type="time">
            <text:p>06:2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81.48" calcext:value-type="float">
            <text:p>1581.48</text:p>
          </table:table-cell>
          <table:table-cell office:value-type="float" office:value="1947.22" calcext:value-type="float">
            <text:p>1947.22</text:p>
          </table:table-cell>
        </table:table-row>
        <table:table-row table:style-name="ro1">
          <table:table-cell office:value-type="float" office:value="23343438" calcext:value-type="float">
            <text:p>23343438</text:p>
          </table:table-cell>
          <table:table-cell table:formula="of:=[.A1461]/1000/(60*60*24)" office:value-type="time" office:time-value="PT06H29M03.438S" calcext:value-type="time">
            <text:p>06:2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82.55" calcext:value-type="float">
            <text:p>1582.55</text:p>
          </table:table-cell>
          <table:table-cell office:value-type="float" office:value="1948.49" calcext:value-type="float">
            <text:p>1948.49</text:p>
          </table:table-cell>
        </table:table-row>
        <table:table-row table:style-name="ro1">
          <table:table-cell office:value-type="float" office:value="23359438" calcext:value-type="float">
            <text:p>23359438</text:p>
          </table:table-cell>
          <table:table-cell table:formula="of:=[.A1462]/1000/(60*60*24)" office:value-type="time" office:time-value="PT06H29M19.438S" calcext:value-type="time">
            <text:p>06:2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83.61" calcext:value-type="float">
            <text:p>1583.61</text:p>
          </table:table-cell>
          <table:table-cell office:value-type="float" office:value="1949.77" calcext:value-type="float">
            <text:p>1949.77</text:p>
          </table:table-cell>
        </table:table-row>
        <table:table-row table:style-name="ro1">
          <table:table-cell office:value-type="float" office:value="23375438" calcext:value-type="float">
            <text:p>23375438</text:p>
          </table:table-cell>
          <table:table-cell table:formula="of:=[.A1463]/1000/(60*60*24)" office:value-type="time" office:time-value="PT06H29M35.438S" calcext:value-type="time">
            <text:p>06:2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9" calcext:value-type="float">
            <text:p>238.9</text:p>
          </table:table-cell>
          <table:table-cell office:value-type="float" office:value="287.61" calcext:value-type="float">
            <text:p>287.61</text:p>
          </table:table-cell>
          <table:table-cell office:value-type="float" office:value="1584.67" calcext:value-type="float">
            <text:p>1584.67</text:p>
          </table:table-cell>
          <table:table-cell office:value-type="float" office:value="1951.05" calcext:value-type="float">
            <text:p>1951.05</text:p>
          </table:table-cell>
        </table:table-row>
        <table:table-row table:style-name="ro1">
          <table:table-cell office:value-type="float" office:value="23391438" calcext:value-type="float">
            <text:p>23391438</text:p>
          </table:table-cell>
          <table:table-cell table:formula="of:=[.A1464]/1000/(60*60*24)" office:value-type="time" office:time-value="PT06H29M51.438S" calcext:value-type="time">
            <text:p>06:2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85.73" calcext:value-type="float">
            <text:p>1585.73</text:p>
          </table:table-cell>
          <table:table-cell office:value-type="float" office:value="1952.33" calcext:value-type="float">
            <text:p>1952.33</text:p>
          </table:table-cell>
        </table:table-row>
        <table:table-row table:style-name="ro1">
          <table:table-cell office:value-type="float" office:value="23407438" calcext:value-type="float">
            <text:p>23407438</text:p>
          </table:table-cell>
          <table:table-cell table:formula="of:=[.A1465]/1000/(60*60*24)" office:value-type="time" office:time-value="PT06H30M07.438S" calcext:value-type="time">
            <text:p>06:3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86.79" calcext:value-type="float">
            <text:p>1586.79</text:p>
          </table:table-cell>
          <table:table-cell office:value-type="float" office:value="1953.6" calcext:value-type="float">
            <text:p>1953.6</text:p>
          </table:table-cell>
        </table:table-row>
        <table:table-row table:style-name="ro1">
          <table:table-cell office:value-type="float" office:value="23423438" calcext:value-type="float">
            <text:p>23423438</text:p>
          </table:table-cell>
          <table:table-cell table:formula="of:=[.A1466]/1000/(60*60*24)" office:value-type="time" office:time-value="PT06H30M23.438S" calcext:value-type="time">
            <text:p>06:3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87.85" calcext:value-type="float">
            <text:p>1587.85</text:p>
          </table:table-cell>
          <table:table-cell office:value-type="float" office:value="1954.88" calcext:value-type="float">
            <text:p>1954.88</text:p>
          </table:table-cell>
        </table:table-row>
        <table:table-row table:style-name="ro1">
          <table:table-cell office:value-type="float" office:value="23439438" calcext:value-type="float">
            <text:p>23439438</text:p>
          </table:table-cell>
          <table:table-cell table:formula="of:=[.A1467]/1000/(60*60*24)" office:value-type="time" office:time-value="PT06H30M39.438S" calcext:value-type="time">
            <text:p>06:3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88.92" calcext:value-type="float">
            <text:p>1588.92</text:p>
          </table:table-cell>
          <table:table-cell office:value-type="float" office:value="1956.16" calcext:value-type="float">
            <text:p>1956.16</text:p>
          </table:table-cell>
        </table:table-row>
        <table:table-row table:style-name="ro1">
          <table:table-cell office:value-type="float" office:value="23455438" calcext:value-type="float">
            <text:p>23455438</text:p>
          </table:table-cell>
          <table:table-cell table:formula="of:=[.A1468]/1000/(60*60*24)" office:value-type="time" office:time-value="PT06H30M55.438S" calcext:value-type="time">
            <text:p>06:3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89.98" calcext:value-type="float">
            <text:p>1589.98</text:p>
          </table:table-cell>
          <table:table-cell office:value-type="float" office:value="1957.44" calcext:value-type="float">
            <text:p>1957.44</text:p>
          </table:table-cell>
        </table:table-row>
        <table:table-row table:style-name="ro1">
          <table:table-cell office:value-type="float" office:value="23471438" calcext:value-type="float">
            <text:p>23471438</text:p>
          </table:table-cell>
          <table:table-cell table:formula="of:=[.A1469]/1000/(60*60*24)" office:value-type="time" office:time-value="PT06H31M11.438S" calcext:value-type="time">
            <text:p>06:3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91.04" calcext:value-type="float">
            <text:p>1591.04</text:p>
          </table:table-cell>
          <table:table-cell office:value-type="float" office:value="1958.71" calcext:value-type="float">
            <text:p>1958.71</text:p>
          </table:table-cell>
        </table:table-row>
        <table:table-row table:style-name="ro1">
          <table:table-cell office:value-type="float" office:value="23487438" calcext:value-type="float">
            <text:p>23487438</text:p>
          </table:table-cell>
          <table:table-cell table:formula="of:=[.A1470]/1000/(60*60*24)" office:value-type="time" office:time-value="PT06H31M27.438S" calcext:value-type="time">
            <text:p>06:3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92.1" calcext:value-type="float">
            <text:p>1592.1</text:p>
          </table:table-cell>
          <table:table-cell office:value-type="float" office:value="1959.99" calcext:value-type="float">
            <text:p>1959.99</text:p>
          </table:table-cell>
        </table:table-row>
        <table:table-row table:style-name="ro1">
          <table:table-cell office:value-type="float" office:value="23503438" calcext:value-type="float">
            <text:p>23503438</text:p>
          </table:table-cell>
          <table:table-cell table:formula="of:=[.A1471]/1000/(60*60*24)" office:value-type="time" office:time-value="PT06H31M43.438S" calcext:value-type="time">
            <text:p>06:3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93.16" calcext:value-type="float">
            <text:p>1593.16</text:p>
          </table:table-cell>
          <table:table-cell office:value-type="float" office:value="1961.27" calcext:value-type="float">
            <text:p>1961.27</text:p>
          </table:table-cell>
        </table:table-row>
        <table:table-row table:style-name="ro1">
          <table:table-cell office:value-type="float" office:value="23519438" calcext:value-type="float">
            <text:p>23519438</text:p>
          </table:table-cell>
          <table:table-cell table:formula="of:=[.A1472]/1000/(60*60*24)" office:value-type="time" office:time-value="PT06H31M59.438S" calcext:value-type="time">
            <text:p>06:3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594.22" calcext:value-type="float">
            <text:p>1594.22</text:p>
          </table:table-cell>
          <table:table-cell office:value-type="float" office:value="1962.55" calcext:value-type="float">
            <text:p>1962.55</text:p>
          </table:table-cell>
        </table:table-row>
        <table:table-row table:style-name="ro1">
          <table:table-cell office:value-type="float" office:value="23535438" calcext:value-type="float">
            <text:p>23535438</text:p>
          </table:table-cell>
          <table:table-cell table:formula="of:=[.A1473]/1000/(60*60*24)" office:value-type="time" office:time-value="PT06H32M15.438S" calcext:value-type="time">
            <text:p>06:3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595.28" calcext:value-type="float">
            <text:p>1595.28</text:p>
          </table:table-cell>
          <table:table-cell office:value-type="float" office:value="1963.83" calcext:value-type="float">
            <text:p>1963.83</text:p>
          </table:table-cell>
        </table:table-row>
        <table:table-row table:style-name="ro1">
          <table:table-cell office:value-type="float" office:value="23551438" calcext:value-type="float">
            <text:p>23551438</text:p>
          </table:table-cell>
          <table:table-cell table:formula="of:=[.A1474]/1000/(60*60*24)" office:value-type="time" office:time-value="PT06H32M31.438S" calcext:value-type="time">
            <text:p>06:3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596.34" calcext:value-type="float">
            <text:p>1596.34</text:p>
          </table:table-cell>
          <table:table-cell office:value-type="float" office:value="1965.1" calcext:value-type="float">
            <text:p>1965.1</text:p>
          </table:table-cell>
        </table:table-row>
        <table:table-row table:style-name="ro1">
          <table:table-cell office:value-type="float" office:value="23567438" calcext:value-type="float">
            <text:p>23567438</text:p>
          </table:table-cell>
          <table:table-cell table:formula="of:=[.A1475]/1000/(60*60*24)" office:value-type="time" office:time-value="PT06H32M47.438S" calcext:value-type="time">
            <text:p>06:32:4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7" calcext:value-type="float">
            <text:p>287.37</text:p>
          </table:table-cell>
          <table:table-cell office:value-type="float" office:value="1597.4" calcext:value-type="float">
            <text:p>1597.4</text:p>
          </table:table-cell>
          <table:table-cell office:value-type="float" office:value="1966.38" calcext:value-type="float">
            <text:p>1966.38</text:p>
          </table:table-cell>
        </table:table-row>
        <table:table-row table:style-name="ro1">
          <table:table-cell office:value-type="float" office:value="23583438" calcext:value-type="float">
            <text:p>23583438</text:p>
          </table:table-cell>
          <table:table-cell table:formula="of:=[.A1476]/1000/(60*60*24)" office:value-type="time" office:time-value="PT06H33M03.438S" calcext:value-type="time">
            <text:p>06:3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9" calcext:value-type="float">
            <text:p>287.49</text:p>
          </table:table-cell>
          <table:table-cell office:value-type="float" office:value="1598.46" calcext:value-type="float">
            <text:p>1598.46</text:p>
          </table:table-cell>
          <table:table-cell office:value-type="float" office:value="1967.66" calcext:value-type="float">
            <text:p>1967.66</text:p>
          </table:table-cell>
        </table:table-row>
        <table:table-row table:style-name="ro1">
          <table:table-cell office:value-type="float" office:value="23599438" calcext:value-type="float">
            <text:p>23599438</text:p>
          </table:table-cell>
          <table:table-cell table:formula="of:=[.A1477]/1000/(60*60*24)" office:value-type="time" office:time-value="PT06H33M19.438S" calcext:value-type="time">
            <text:p>06:33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599.52" calcext:value-type="float">
            <text:p>1599.52</text:p>
          </table:table-cell>
          <table:table-cell office:value-type="float" office:value="1968.93" calcext:value-type="float">
            <text:p>1968.93</text:p>
          </table:table-cell>
        </table:table-row>
        <table:table-row table:style-name="ro1">
          <table:table-cell office:value-type="float" office:value="23615438" calcext:value-type="float">
            <text:p>23615438</text:p>
          </table:table-cell>
          <table:table-cell table:formula="of:=[.A1478]/1000/(60*60*24)" office:value-type="time" office:time-value="PT06H33M35.438S" calcext:value-type="time">
            <text:p>06:33:35</text:p>
          </table:table-cell>
          <table:table-cell office:value-type="float" office:value="1.2" calcext:value-type="float">
            <text:p>1.2</text:p>
          </table:table-cell>
          <table:table-cell office:value-type="float" office:value="238.8" calcext:value-type="float">
            <text:p>238.8</text:p>
          </table:table-cell>
          <table:table-cell office:value-type="float" office:value="287.48" calcext:value-type="float">
            <text:p>287.48</text:p>
          </table:table-cell>
          <table:table-cell office:value-type="float" office:value="1600.58" calcext:value-type="float">
            <text:p>1600.58</text:p>
          </table:table-cell>
          <table:table-cell office:value-type="float" office:value="1970.21" calcext:value-type="float">
            <text:p>1970.21</text:p>
          </table:table-cell>
        </table:table-row>
        <table:table-row table:style-name="ro1">
          <table:table-cell office:value-type="float" office:value="23631438" calcext:value-type="float">
            <text:p>23631438</text:p>
          </table:table-cell>
          <table:table-cell table:formula="of:=[.A1479]/1000/(60*60*24)" office:value-type="time" office:time-value="PT06H33M51.438S" calcext:value-type="time">
            <text:p>06:33:5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6.41" calcext:value-type="float">
            <text:p>286.41</text:p>
          </table:table-cell>
          <table:table-cell office:value-type="float" office:value="1601.65" calcext:value-type="float">
            <text:p>1601.65</text:p>
          </table:table-cell>
          <table:table-cell office:value-type="float" office:value="1971.49" calcext:value-type="float">
            <text:p>1971.49</text:p>
          </table:table-cell>
        </table:table-row>
        <table:table-row table:style-name="ro1">
          <table:table-cell office:value-type="float" office:value="23647438" calcext:value-type="float">
            <text:p>23647438</text:p>
          </table:table-cell>
          <table:table-cell table:formula="of:=[.A1480]/1000/(60*60*24)" office:value-type="time" office:time-value="PT06H34M07.438S" calcext:value-type="time">
            <text:p>06:34:0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02.71" calcext:value-type="float">
            <text:p>1602.71</text:p>
          </table:table-cell>
          <table:table-cell office:value-type="float" office:value="1972.77" calcext:value-type="float">
            <text:p>1972.77</text:p>
          </table:table-cell>
        </table:table-row>
        <table:table-row table:style-name="ro1">
          <table:table-cell office:value-type="float" office:value="23663438" calcext:value-type="float">
            <text:p>23663438</text:p>
          </table:table-cell>
          <table:table-cell table:formula="of:=[.A1481]/1000/(60*60*24)" office:value-type="time" office:time-value="PT06H34M23.438S" calcext:value-type="time">
            <text:p>06:34:2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03.77" calcext:value-type="float">
            <text:p>1603.77</text:p>
          </table:table-cell>
          <table:table-cell office:value-type="float" office:value="1974.04" calcext:value-type="float">
            <text:p>1974.04</text:p>
          </table:table-cell>
        </table:table-row>
        <table:table-row table:style-name="ro1">
          <table:table-cell office:value-type="float" office:value="23679438" calcext:value-type="float">
            <text:p>23679438</text:p>
          </table:table-cell>
          <table:table-cell table:formula="of:=[.A1482]/1000/(60*60*24)" office:value-type="time" office:time-value="PT06H34M39.438S" calcext:value-type="time">
            <text:p>06:34:3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04.83" calcext:value-type="float">
            <text:p>1604.83</text:p>
          </table:table-cell>
          <table:table-cell office:value-type="float" office:value="1975.32" calcext:value-type="float">
            <text:p>1975.32</text:p>
          </table:table-cell>
        </table:table-row>
        <table:table-row table:style-name="ro1">
          <table:table-cell office:value-type="float" office:value="23695438" calcext:value-type="float">
            <text:p>23695438</text:p>
          </table:table-cell>
          <table:table-cell table:formula="of:=[.A1483]/1000/(60*60*24)" office:value-type="time" office:time-value="PT06H34M55.438S" calcext:value-type="time">
            <text:p>06:34:5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05.89" calcext:value-type="float">
            <text:p>1605.89</text:p>
          </table:table-cell>
          <table:table-cell office:value-type="float" office:value="1976.6" calcext:value-type="float">
            <text:p>1976.6</text:p>
          </table:table-cell>
        </table:table-row>
        <table:table-row table:style-name="ro1">
          <table:table-cell office:value-type="float" office:value="23711438" calcext:value-type="float">
            <text:p>23711438</text:p>
          </table:table-cell>
          <table:table-cell table:formula="of:=[.A1484]/1000/(60*60*24)" office:value-type="time" office:time-value="PT06H35M11.438S" calcext:value-type="time">
            <text:p>06:35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06.95" calcext:value-type="float">
            <text:p>1606.95</text:p>
          </table:table-cell>
          <table:table-cell office:value-type="float" office:value="1977.88" calcext:value-type="float">
            <text:p>1977.88</text:p>
          </table:table-cell>
        </table:table-row>
        <table:table-row table:style-name="ro1">
          <table:table-cell office:value-type="float" office:value="23727438" calcext:value-type="float">
            <text:p>23727438</text:p>
          </table:table-cell>
          <table:table-cell table:formula="of:=[.A1485]/1000/(60*60*24)" office:value-type="time" office:time-value="PT06H35M27.438S" calcext:value-type="time">
            <text:p>06:35:27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08.01" calcext:value-type="float">
            <text:p>1608.01</text:p>
          </table:table-cell>
          <table:table-cell office:value-type="float" office:value="1979.15" calcext:value-type="float">
            <text:p>1979.15</text:p>
          </table:table-cell>
        </table:table-row>
        <table:table-row table:style-name="ro1">
          <table:table-cell office:value-type="float" office:value="23743438" calcext:value-type="float">
            <text:p>23743438</text:p>
          </table:table-cell>
          <table:table-cell table:formula="of:=[.A1486]/1000/(60*60*24)" office:value-type="time" office:time-value="PT06H35M43.438S" calcext:value-type="time">
            <text:p>06:35:43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09.07" calcext:value-type="float">
            <text:p>1609.07</text:p>
          </table:table-cell>
          <table:table-cell office:value-type="float" office:value="1980.43" calcext:value-type="float">
            <text:p>1980.43</text:p>
          </table:table-cell>
        </table:table-row>
        <table:table-row table:style-name="ro1">
          <table:table-cell office:value-type="float" office:value="23759438" calcext:value-type="float">
            <text:p>23759438</text:p>
          </table:table-cell>
          <table:table-cell table:formula="of:=[.A1487]/1000/(60*60*24)" office:value-type="time" office:time-value="PT06H35M59.438S" calcext:value-type="time">
            <text:p>06:35:5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10.13" calcext:value-type="float">
            <text:p>1610.13</text:p>
          </table:table-cell>
          <table:table-cell office:value-type="float" office:value="1981.71" calcext:value-type="float">
            <text:p>1981.71</text:p>
          </table:table-cell>
        </table:table-row>
        <table:table-row table:style-name="ro1">
          <table:table-cell office:value-type="float" office:value="23775438" calcext:value-type="float">
            <text:p>23775438</text:p>
          </table:table-cell>
          <table:table-cell table:formula="of:=[.A1488]/1000/(60*60*24)" office:value-type="time" office:time-value="PT06H36M15.438S" calcext:value-type="time">
            <text:p>06:36:15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11.19" calcext:value-type="float">
            <text:p>1611.19</text:p>
          </table:table-cell>
          <table:table-cell office:value-type="float" office:value="1982.98" calcext:value-type="float">
            <text:p>1982.98</text:p>
          </table:table-cell>
        </table:table-row>
        <table:table-row table:style-name="ro1">
          <table:table-cell office:value-type="float" office:value="23791438" calcext:value-type="float">
            <text:p>23791438</text:p>
          </table:table-cell>
          <table:table-cell table:formula="of:=[.A1489]/1000/(60*60*24)" office:value-type="time" office:time-value="PT06H36M31.438S" calcext:value-type="time">
            <text:p>06:36:31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12.25" calcext:value-type="float">
            <text:p>1612.25</text:p>
          </table:table-cell>
          <table:table-cell office:value-type="float" office:value="1984.26" calcext:value-type="float">
            <text:p>1984.26</text:p>
          </table:table-cell>
        </table:table-row>
        <table:table-row table:style-name="ro1">
          <table:table-cell office:value-type="float" office:value="23807438" calcext:value-type="float">
            <text:p>23807438</text:p>
          </table:table-cell>
          <table:table-cell table:formula="of:=[.A1490]/1000/(60*60*24)" office:value-type="time" office:time-value="PT06H36M47.438S" calcext:value-type="time">
            <text:p>06:36:47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13.31" calcext:value-type="float">
            <text:p>1613.31</text:p>
          </table:table-cell>
          <table:table-cell office:value-type="float" office:value="1985.54" calcext:value-type="float">
            <text:p>1985.54</text:p>
          </table:table-cell>
        </table:table-row>
        <table:table-row table:style-name="ro1">
          <table:table-cell office:value-type="float" office:value="23823438" calcext:value-type="float">
            <text:p>23823438</text:p>
          </table:table-cell>
          <table:table-cell table:formula="of:=[.A1491]/1000/(60*60*24)" office:value-type="time" office:time-value="PT06H37M03.438S" calcext:value-type="time">
            <text:p>06:37:0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614.37" calcext:value-type="float">
            <text:p>1614.37</text:p>
          </table:table-cell>
          <table:table-cell office:value-type="float" office:value="1986.81" calcext:value-type="float">
            <text:p>1986.81</text:p>
          </table:table-cell>
        </table:table-row>
        <table:table-row table:style-name="ro1">
          <table:table-cell office:value-type="float" office:value="23839438" calcext:value-type="float">
            <text:p>23839438</text:p>
          </table:table-cell>
          <table:table-cell table:formula="of:=[.A1492]/1000/(60*60*24)" office:value-type="time" office:time-value="PT06H37M19.438S" calcext:value-type="time">
            <text:p>06:37:19</text:p>
          </table:table-cell>
          <table:table-cell office:value-type="float" office:value="1.2" calcext:value-type="float">
            <text:p>1.2</text:p>
          </table:table-cell>
          <table:table-cell office:value-type="float" office:value="238.7" calcext:value-type="float">
            <text:p>238.7</text:p>
          </table:table-cell>
          <table:table-cell office:value-type="float" office:value="287.36" calcext:value-type="float">
            <text:p>287.36</text:p>
          </table:table-cell>
          <table:table-cell office:value-type="float" office:value="1615.43" calcext:value-type="float">
            <text:p>1615.43</text:p>
          </table:table-cell>
          <table:table-cell office:value-type="float" office:value="1988.09" calcext:value-type="float">
            <text:p>1988.09</text:p>
          </table:table-cell>
        </table:table-row>
        <table:table-row table:style-name="ro1">
          <table:table-cell office:value-type="float" office:value="23855438" calcext:value-type="float">
            <text:p>23855438</text:p>
          </table:table-cell>
          <table:table-cell table:formula="of:=[.A1493]/1000/(60*60*24)" office:value-type="time" office:time-value="PT06H37M35.438S" calcext:value-type="time">
            <text:p>06:37:3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16.49" calcext:value-type="float">
            <text:p>1616.49</text:p>
          </table:table-cell>
          <table:table-cell office:value-type="float" office:value="1989.37" calcext:value-type="float">
            <text:p>1989.37</text:p>
          </table:table-cell>
        </table:table-row>
        <table:table-row table:style-name="ro1">
          <table:table-cell office:value-type="float" office:value="23871438" calcext:value-type="float">
            <text:p>23871438</text:p>
          </table:table-cell>
          <table:table-cell table:formula="of:=[.A1494]/1000/(60*60*24)" office:value-type="time" office:time-value="PT06H37M51.438S" calcext:value-type="time">
            <text:p>06:37:5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617.55" calcext:value-type="float">
            <text:p>1617.55</text:p>
          </table:table-cell>
          <table:table-cell office:value-type="float" office:value="1990.65" calcext:value-type="float">
            <text:p>1990.65</text:p>
          </table:table-cell>
        </table:table-row>
        <table:table-row table:style-name="ro1">
          <table:table-cell office:value-type="float" office:value="23887438" calcext:value-type="float">
            <text:p>23887438</text:p>
          </table:table-cell>
          <table:table-cell table:formula="of:=[.A1495]/1000/(60*60*24)" office:value-type="time" office:time-value="PT06H38M07.438S" calcext:value-type="time">
            <text:p>06:38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18.61" calcext:value-type="float">
            <text:p>1618.61</text:p>
          </table:table-cell>
          <table:table-cell office:value-type="float" office:value="1991.92" calcext:value-type="float">
            <text:p>1991.92</text:p>
          </table:table-cell>
        </table:table-row>
        <table:table-row table:style-name="ro1">
          <table:table-cell office:value-type="float" office:value="23903438" calcext:value-type="float">
            <text:p>23903438</text:p>
          </table:table-cell>
          <table:table-cell table:formula="of:=[.A1496]/1000/(60*60*24)" office:value-type="time" office:time-value="PT06H38M23.438S" calcext:value-type="time">
            <text:p>06:38:23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19.67" calcext:value-type="float">
            <text:p>1619.67</text:p>
          </table:table-cell>
          <table:table-cell office:value-type="float" office:value="1993.2" calcext:value-type="float">
            <text:p>1993.2</text:p>
          </table:table-cell>
        </table:table-row>
        <table:table-row table:style-name="ro1">
          <table:table-cell office:value-type="float" office:value="23919438" calcext:value-type="float">
            <text:p>23919438</text:p>
          </table:table-cell>
          <table:table-cell table:formula="of:=[.A1497]/1000/(60*60*24)" office:value-type="time" office:time-value="PT06H38M39.438S" calcext:value-type="time">
            <text:p>06:38:3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20.74" calcext:value-type="float">
            <text:p>1620.74</text:p>
          </table:table-cell>
          <table:table-cell office:value-type="float" office:value="1994.47" calcext:value-type="float">
            <text:p>1994.47</text:p>
          </table:table-cell>
        </table:table-row>
        <table:table-row table:style-name="ro1">
          <table:table-cell office:value-type="float" office:value="23935438" calcext:value-type="float">
            <text:p>23935438</text:p>
          </table:table-cell>
          <table:table-cell table:formula="of:=[.A1498]/1000/(60*60*24)" office:value-type="time" office:time-value="PT06H38M55.438S" calcext:value-type="time">
            <text:p>06:38:55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6.29" calcext:value-type="float">
            <text:p>286.29</text:p>
          </table:table-cell>
          <table:table-cell office:value-type="float" office:value="1621.8" calcext:value-type="float">
            <text:p>1621.8</text:p>
          </table:table-cell>
          <table:table-cell office:value-type="float" office:value="1995.75" calcext:value-type="float">
            <text:p>1995.75</text:p>
          </table:table-cell>
        </table:table-row>
        <table:table-row table:style-name="ro1">
          <table:table-cell office:value-type="float" office:value="23951438" calcext:value-type="float">
            <text:p>23951438</text:p>
          </table:table-cell>
          <table:table-cell table:formula="of:=[.A1499]/1000/(60*60*24)" office:value-type="time" office:time-value="PT06H39M11.438S" calcext:value-type="time">
            <text:p>06:39:11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22.86" calcext:value-type="float">
            <text:p>1622.86</text:p>
          </table:table-cell>
          <table:table-cell office:value-type="float" office:value="1997.02" calcext:value-type="float">
            <text:p>1997.02</text:p>
          </table:table-cell>
        </table:table-row>
        <table:table-row table:style-name="ro1">
          <table:table-cell office:value-type="float" office:value="23967438" calcext:value-type="float">
            <text:p>23967438</text:p>
          </table:table-cell>
          <table:table-cell table:formula="of:=[.A1500]/1000/(60*60*24)" office:value-type="time" office:time-value="PT06H39M27.438S" calcext:value-type="time">
            <text:p>06:39:2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23.92" calcext:value-type="float">
            <text:p>1623.92</text:p>
          </table:table-cell>
          <table:table-cell office:value-type="float" office:value="1998.3" calcext:value-type="float">
            <text:p>1998.3</text:p>
          </table:table-cell>
        </table:table-row>
        <table:table-row table:style-name="ro1">
          <table:table-cell office:value-type="float" office:value="23983438" calcext:value-type="float">
            <text:p>23983438</text:p>
          </table:table-cell>
          <table:table-cell table:formula="of:=[.A1501]/1000/(60*60*24)" office:value-type="time" office:time-value="PT06H39M43.438S" calcext:value-type="time">
            <text:p>06:39:4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24.98" calcext:value-type="float">
            <text:p>1624.98</text:p>
          </table:table-cell>
          <table:table-cell office:value-type="float" office:value="1999.57" calcext:value-type="float">
            <text:p>1999.57</text:p>
          </table:table-cell>
        </table:table-row>
        <table:table-row table:style-name="ro1">
          <table:table-cell office:value-type="float" office:value="23999438" calcext:value-type="float">
            <text:p>23999438</text:p>
          </table:table-cell>
          <table:table-cell table:formula="of:=[.A1502]/1000/(60*60*24)" office:value-type="time" office:time-value="PT06H39M59.438S" calcext:value-type="time">
            <text:p>06:39:59</text:p>
          </table:table-cell>
          <table:table-cell office:value-type="float" office:value="1.2" calcext:value-type="float">
            <text:p>1.2</text:p>
          </table:table-cell>
          <table:table-cell office:value-type="float" office:value="238.6" calcext:value-type="float">
            <text:p>238.6</text:p>
          </table:table-cell>
          <table:table-cell office:value-type="float" office:value="287.24" calcext:value-type="float">
            <text:p>287.24</text:p>
          </table:table-cell>
          <table:table-cell office:value-type="float" office:value="1626.04" calcext:value-type="float">
            <text:p>1626.04</text:p>
          </table:table-cell>
          <table:table-cell office:value-type="float" office:value="2000.85" calcext:value-type="float">
            <text:p>2000.85</text:p>
          </table:table-cell>
        </table:table-row>
        <table:table-row table:style-name="ro1">
          <table:table-cell office:value-type="float" office:value="24015438" calcext:value-type="float">
            <text:p>24015438</text:p>
          </table:table-cell>
          <table:table-cell table:formula="of:=[.A1503]/1000/(60*60*24)" office:value-type="time" office:time-value="PT06H40M15.438S" calcext:value-type="time">
            <text:p>06:40:15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27.1" calcext:value-type="float">
            <text:p>1627.1</text:p>
          </table:table-cell>
          <table:table-cell office:value-type="float" office:value="2002.12" calcext:value-type="float">
            <text:p>2002.12</text:p>
          </table:table-cell>
        </table:table-row>
        <table:table-row table:style-name="ro1">
          <table:table-cell office:value-type="float" office:value="24031438" calcext:value-type="float">
            <text:p>24031438</text:p>
          </table:table-cell>
          <table:table-cell table:formula="of:=[.A1504]/1000/(60*60*24)" office:value-type="time" office:time-value="PT06H40M31.438S" calcext:value-type="time">
            <text:p>06:40:3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28.16" calcext:value-type="float">
            <text:p>1628.16</text:p>
          </table:table-cell>
          <table:table-cell office:value-type="float" office:value="2003.4" calcext:value-type="float">
            <text:p>2003.4</text:p>
          </table:table-cell>
        </table:table-row>
        <table:table-row table:style-name="ro1">
          <table:table-cell office:value-type="float" office:value="24047438" calcext:value-type="float">
            <text:p>24047438</text:p>
          </table:table-cell>
          <table:table-cell table:formula="of:=[.A1505]/1000/(60*60*24)" office:value-type="time" office:time-value="PT06H40M47.438S" calcext:value-type="time">
            <text:p>06:40:4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29.22" calcext:value-type="float">
            <text:p>1629.22</text:p>
          </table:table-cell>
          <table:table-cell office:value-type="float" office:value="2004.67" calcext:value-type="float">
            <text:p>2004.67</text:p>
          </table:table-cell>
        </table:table-row>
        <table:table-row table:style-name="ro1">
          <table:table-cell office:value-type="float" office:value="24063438" calcext:value-type="float">
            <text:p>24063438</text:p>
          </table:table-cell>
          <table:table-cell table:formula="of:=[.A1506]/1000/(60*60*24)" office:value-type="time" office:time-value="PT06H41M03.438S" calcext:value-type="time">
            <text:p>06:41:0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7.12" calcext:value-type="float">
            <text:p>287.12</text:p>
          </table:table-cell>
          <table:table-cell office:value-type="float" office:value="1630.28" calcext:value-type="float">
            <text:p>1630.28</text:p>
          </table:table-cell>
          <table:table-cell office:value-type="float" office:value="2005.95" calcext:value-type="float">
            <text:p>2005.95</text:p>
          </table:table-cell>
        </table:table-row>
        <table:table-row table:style-name="ro1">
          <table:table-cell office:value-type="float" office:value="24079438" calcext:value-type="float">
            <text:p>24079438</text:p>
          </table:table-cell>
          <table:table-cell table:formula="of:=[.A1507]/1000/(60*60*24)" office:value-type="time" office:time-value="PT06H41M19.438S" calcext:value-type="time">
            <text:p>06:41:1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7" calcext:value-type="float">
            <text:p>287</text:p>
          </table:table-cell>
          <table:table-cell office:value-type="float" office:value="1631.34" calcext:value-type="float">
            <text:p>1631.34</text:p>
          </table:table-cell>
          <table:table-cell office:value-type="float" office:value="2007.22" calcext:value-type="float">
            <text:p>2007.22</text:p>
          </table:table-cell>
        </table:table-row>
        <table:table-row table:style-name="ro1">
          <table:table-cell office:value-type="float" office:value="24095438" calcext:value-type="float">
            <text:p>24095438</text:p>
          </table:table-cell>
          <table:table-cell table:formula="of:=[.A1508]/1000/(60*60*24)" office:value-type="time" office:time-value="PT06H41M35.438S" calcext:value-type="time">
            <text:p>06:41:3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32.4" calcext:value-type="float">
            <text:p>1632.4</text:p>
          </table:table-cell>
          <table:table-cell office:value-type="float" office:value="2008.5" calcext:value-type="float">
            <text:p>2008.5</text:p>
          </table:table-cell>
        </table:table-row>
        <table:table-row table:style-name="ro1">
          <table:table-cell office:value-type="float" office:value="24111438" calcext:value-type="float">
            <text:p>24111438</text:p>
          </table:table-cell>
          <table:table-cell table:formula="of:=[.A1509]/1000/(60*60*24)" office:value-type="time" office:time-value="PT06H41M51.438S" calcext:value-type="time">
            <text:p>06:41:5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633.46" calcext:value-type="float">
            <text:p>1633.46</text:p>
          </table:table-cell>
          <table:table-cell office:value-type="float" office:value="2009.77" calcext:value-type="float">
            <text:p>2009.77</text:p>
          </table:table-cell>
        </table:table-row>
        <table:table-row table:style-name="ro1">
          <table:table-cell office:value-type="float" office:value="24127438" calcext:value-type="float">
            <text:p>24127438</text:p>
          </table:table-cell>
          <table:table-cell table:formula="of:=[.A1510]/1000/(60*60*24)" office:value-type="time" office:time-value="PT06H42M07.438S" calcext:value-type="time">
            <text:p>06:42:07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634.52" calcext:value-type="float">
            <text:p>1634.52</text:p>
          </table:table-cell>
          <table:table-cell office:value-type="float" office:value="2011.04" calcext:value-type="float">
            <text:p>2011.04</text:p>
          </table:table-cell>
        </table:table-row>
        <table:table-row table:style-name="ro1">
          <table:table-cell office:value-type="float" office:value="24143438" calcext:value-type="float">
            <text:p>24143438</text:p>
          </table:table-cell>
          <table:table-cell table:formula="of:=[.A1511]/1000/(60*60*24)" office:value-type="time" office:time-value="PT06H42M23.438S" calcext:value-type="time">
            <text:p>06:42:23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635.58" calcext:value-type="float">
            <text:p>1635.58</text:p>
          </table:table-cell>
          <table:table-cell office:value-type="float" office:value="2012.32" calcext:value-type="float">
            <text:p>2012.32</text:p>
          </table:table-cell>
        </table:table-row>
        <table:table-row table:style-name="ro1">
          <table:table-cell office:value-type="float" office:value="24159438" calcext:value-type="float">
            <text:p>24159438</text:p>
          </table:table-cell>
          <table:table-cell table:formula="of:=[.A1512]/1000/(60*60*24)" office:value-type="time" office:time-value="PT06H42M39.438S" calcext:value-type="time">
            <text:p>06:42:3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36.64" calcext:value-type="float">
            <text:p>1636.64</text:p>
          </table:table-cell>
          <table:table-cell office:value-type="float" office:value="2013.59" calcext:value-type="float">
            <text:p>2013.59</text:p>
          </table:table-cell>
        </table:table-row>
        <table:table-row table:style-name="ro1">
          <table:table-cell office:value-type="float" office:value="24175438" calcext:value-type="float">
            <text:p>24175438</text:p>
          </table:table-cell>
          <table:table-cell table:formula="of:=[.A1513]/1000/(60*60*24)" office:value-type="time" office:time-value="PT06H42M55.438S" calcext:value-type="time">
            <text:p>06:42:5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37.7" calcext:value-type="float">
            <text:p>1637.7</text:p>
          </table:table-cell>
          <table:table-cell office:value-type="float" office:value="2014.86" calcext:value-type="float">
            <text:p>2014.86</text:p>
          </table:table-cell>
        </table:table-row>
        <table:table-row table:style-name="ro1">
          <table:table-cell office:value-type="float" office:value="24191438" calcext:value-type="float">
            <text:p>24191438</text:p>
          </table:table-cell>
          <table:table-cell table:formula="of:=[.A1514]/1000/(60*60*24)" office:value-type="time" office:time-value="PT06H43M11.438S" calcext:value-type="time">
            <text:p>06:43:11</text:p>
          </table:table-cell>
          <table:table-cell office:value-type="float" office:value="1.2" calcext:value-type="float">
            <text:p>1.2</text:p>
          </table:table-cell>
          <table:table-cell office:value-type="float" office:value="238.5" calcext:value-type="float">
            <text:p>238.5</text:p>
          </table:table-cell>
          <table:table-cell office:value-type="float" office:value="286.16" calcext:value-type="float">
            <text:p>286.16</text:p>
          </table:table-cell>
          <table:table-cell office:value-type="float" office:value="1638.76" calcext:value-type="float">
            <text:p>1638.76</text:p>
          </table:table-cell>
          <table:table-cell office:value-type="float" office:value="2016.13" calcext:value-type="float">
            <text:p>2016.13</text:p>
          </table:table-cell>
        </table:table-row>
        <table:table-row table:style-name="ro1">
          <table:table-cell office:value-type="float" office:value="24207438" calcext:value-type="float">
            <text:p>24207438</text:p>
          </table:table-cell>
          <table:table-cell table:formula="of:=[.A1515]/1000/(60*60*24)" office:value-type="time" office:time-value="PT06H43M27.438S" calcext:value-type="time">
            <text:p>06:43:2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39.82" calcext:value-type="float">
            <text:p>1639.82</text:p>
          </table:table-cell>
          <table:table-cell office:value-type="float" office:value="2017.41" calcext:value-type="float">
            <text:p>2017.41</text:p>
          </table:table-cell>
        </table:table-row>
        <table:table-row table:style-name="ro1">
          <table:table-cell office:value-type="float" office:value="24223438" calcext:value-type="float">
            <text:p>24223438</text:p>
          </table:table-cell>
          <table:table-cell table:formula="of:=[.A1516]/1000/(60*60*24)" office:value-type="time" office:time-value="PT06H43M43.438S" calcext:value-type="time">
            <text:p>06:43:4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40.87" calcext:value-type="float">
            <text:p>1640.87</text:p>
          </table:table-cell>
          <table:table-cell office:value-type="float" office:value="2018.68" calcext:value-type="float">
            <text:p>2018.68</text:p>
          </table:table-cell>
        </table:table-row>
        <table:table-row table:style-name="ro1">
          <table:table-cell office:value-type="float" office:value="24239438" calcext:value-type="float">
            <text:p>24239438</text:p>
          </table:table-cell>
          <table:table-cell table:formula="of:=[.A1517]/1000/(60*60*24)" office:value-type="time" office:time-value="PT06H43M59.438S" calcext:value-type="time">
            <text:p>06:43:59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41.93" calcext:value-type="float">
            <text:p>1641.93</text:p>
          </table:table-cell>
          <table:table-cell office:value-type="float" office:value="2019.95" calcext:value-type="float">
            <text:p>2019.95</text:p>
          </table:table-cell>
        </table:table-row>
        <table:table-row table:style-name="ro1">
          <table:table-cell office:value-type="float" office:value="24255438" calcext:value-type="float">
            <text:p>24255438</text:p>
          </table:table-cell>
          <table:table-cell table:formula="of:=[.A1518]/1000/(60*60*24)" office:value-type="time" office:time-value="PT06H44M15.438S" calcext:value-type="time">
            <text:p>06:44:15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42.99" calcext:value-type="float">
            <text:p>1642.99</text:p>
          </table:table-cell>
          <table:table-cell office:value-type="float" office:value="2021.23" calcext:value-type="float">
            <text:p>2021.23</text:p>
          </table:table-cell>
        </table:table-row>
        <table:table-row table:style-name="ro1">
          <table:table-cell office:value-type="float" office:value="24271438" calcext:value-type="float">
            <text:p>24271438</text:p>
          </table:table-cell>
          <table:table-cell table:formula="of:=[.A1519]/1000/(60*60*24)" office:value-type="time" office:time-value="PT06H44M31.438S" calcext:value-type="time">
            <text:p>06:44:31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44.05" calcext:value-type="float">
            <text:p>1644.05</text:p>
          </table:table-cell>
          <table:table-cell office:value-type="float" office:value="2022.5" calcext:value-type="float">
            <text:p>2022.5</text:p>
          </table:table-cell>
        </table:table-row>
        <table:table-row table:style-name="ro1">
          <table:table-cell office:value-type="float" office:value="24287438" calcext:value-type="float">
            <text:p>24287438</text:p>
          </table:table-cell>
          <table:table-cell table:formula="of:=[.A1520]/1000/(60*60*24)" office:value-type="time" office:time-value="PT06H44M47.438S" calcext:value-type="time">
            <text:p>06:44:47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45.11" calcext:value-type="float">
            <text:p>1645.11</text:p>
          </table:table-cell>
          <table:table-cell office:value-type="float" office:value="2023.77" calcext:value-type="float">
            <text:p>2023.77</text:p>
          </table:table-cell>
        </table:table-row>
        <table:table-row table:style-name="ro1">
          <table:table-cell office:value-type="float" office:value="24303438" calcext:value-type="float">
            <text:p>24303438</text:p>
          </table:table-cell>
          <table:table-cell table:formula="of:=[.A1521]/1000/(60*60*24)" office:value-type="time" office:time-value="PT06H45M03.438S" calcext:value-type="time">
            <text:p>06:45:03</text:p>
          </table:table-cell>
          <table:table-cell office:value-type="float" office:value="1.2" calcext:value-type="float">
            <text:p>1.2</text:p>
          </table:table-cell>
          <table:table-cell office:value-type="float" office:value="238.4" calcext:value-type="float">
            <text:p>238.4</text:p>
          </table:table-cell>
          <table:table-cell office:value-type="float" office:value="286.04" calcext:value-type="float">
            <text:p>286.04</text:p>
          </table:table-cell>
          <table:table-cell office:value-type="float" office:value="1646.17" calcext:value-type="float">
            <text:p>1646.17</text:p>
          </table:table-cell>
          <table:table-cell office:value-type="float" office:value="2025.04" calcext:value-type="float">
            <text:p>2025.04</text:p>
          </table:table-cell>
        </table:table-row>
        <table:table-row table:style-name="ro1">
          <table:table-cell office:value-type="float" office:value="24319438" calcext:value-type="float">
            <text:p>24319438</text:p>
          </table:table-cell>
          <table:table-cell table:formula="of:=[.A1522]/1000/(60*60*24)" office:value-type="time" office:time-value="PT06H45M19.438S" calcext:value-type="time">
            <text:p>06:45:1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647.23" calcext:value-type="float">
            <text:p>1647.23</text:p>
          </table:table-cell>
          <table:table-cell office:value-type="float" office:value="2026.32" calcext:value-type="float">
            <text:p>2026.32</text:p>
          </table:table-cell>
        </table:table-row>
        <table:table-row table:style-name="ro1">
          <table:table-cell office:value-type="float" office:value="24335438" calcext:value-type="float">
            <text:p>24335438</text:p>
          </table:table-cell>
          <table:table-cell table:formula="of:=[.A1523]/1000/(60*60*24)" office:value-type="time" office:time-value="PT06H45M35.438S" calcext:value-type="time">
            <text:p>06:45:3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648.29" calcext:value-type="float">
            <text:p>1648.29</text:p>
          </table:table-cell>
          <table:table-cell office:value-type="float" office:value="2027.59" calcext:value-type="float">
            <text:p>2027.59</text:p>
          </table:table-cell>
        </table:table-row>
        <table:table-row table:style-name="ro1">
          <table:table-cell office:value-type="float" office:value="24351438" calcext:value-type="float">
            <text:p>24351438</text:p>
          </table:table-cell>
          <table:table-cell table:formula="of:=[.A1524]/1000/(60*60*24)" office:value-type="time" office:time-value="PT06H45M51.438S" calcext:value-type="time">
            <text:p>06:45:5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649.35" calcext:value-type="float">
            <text:p>1649.35</text:p>
          </table:table-cell>
          <table:table-cell office:value-type="float" office:value="2028.86" calcext:value-type="float">
            <text:p>2028.86</text:p>
          </table:table-cell>
        </table:table-row>
        <table:table-row table:style-name="ro1">
          <table:table-cell office:value-type="float" office:value="24367438" calcext:value-type="float">
            <text:p>24367438</text:p>
          </table:table-cell>
          <table:table-cell table:formula="of:=[.A1525]/1000/(60*60*24)" office:value-type="time" office:time-value="PT06H46M07.438S" calcext:value-type="time">
            <text:p>06:46:0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650.4" calcext:value-type="float">
            <text:p>1650.4</text:p>
          </table:table-cell>
          <table:table-cell office:value-type="float" office:value="2030.13" calcext:value-type="float">
            <text:p>2030.13</text:p>
          </table:table-cell>
        </table:table-row>
        <table:table-row table:style-name="ro1">
          <table:table-cell office:value-type="float" office:value="24383438" calcext:value-type="float">
            <text:p>24383438</text:p>
          </table:table-cell>
          <table:table-cell table:formula="of:=[.A1526]/1000/(60*60*24)" office:value-type="time" office:time-value="PT06H46M23.438S" calcext:value-type="time">
            <text:p>06:46:23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651.46" calcext:value-type="float">
            <text:p>1651.46</text:p>
          </table:table-cell>
          <table:table-cell office:value-type="float" office:value="2031.4" calcext:value-type="float">
            <text:p>2031.4</text:p>
          </table:table-cell>
        </table:table-row>
        <table:table-row table:style-name="ro1">
          <table:table-cell office:value-type="float" office:value="24399438" calcext:value-type="float">
            <text:p>24399438</text:p>
          </table:table-cell>
          <table:table-cell table:formula="of:=[.A1527]/1000/(60*60*24)" office:value-type="time" office:time-value="PT06H46M39.438S" calcext:value-type="time">
            <text:p>06:46:3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652.52" calcext:value-type="float">
            <text:p>1652.52</text:p>
          </table:table-cell>
          <table:table-cell office:value-type="float" office:value="2032.67" calcext:value-type="float">
            <text:p>2032.67</text:p>
          </table:table-cell>
        </table:table-row>
        <table:table-row table:style-name="ro1">
          <table:table-cell office:value-type="float" office:value="24415438" calcext:value-type="float">
            <text:p>24415438</text:p>
          </table:table-cell>
          <table:table-cell table:formula="of:=[.A1528]/1000/(60*60*24)" office:value-type="time" office:time-value="PT06H46M55.438S" calcext:value-type="time">
            <text:p>06:46:55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653.58" calcext:value-type="float">
            <text:p>1653.58</text:p>
          </table:table-cell>
          <table:table-cell office:value-type="float" office:value="2033.95" calcext:value-type="float">
            <text:p>2033.95</text:p>
          </table:table-cell>
        </table:table-row>
        <table:table-row table:style-name="ro1">
          <table:table-cell office:value-type="float" office:value="24431438" calcext:value-type="float">
            <text:p>24431438</text:p>
          </table:table-cell>
          <table:table-cell table:formula="of:=[.A1529]/1000/(60*60*24)" office:value-type="time" office:time-value="PT06H47M11.438S" calcext:value-type="time">
            <text:p>06:47:11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654.64" calcext:value-type="float">
            <text:p>1654.64</text:p>
          </table:table-cell>
          <table:table-cell office:value-type="float" office:value="2035.22" calcext:value-type="float">
            <text:p>2035.22</text:p>
          </table:table-cell>
        </table:table-row>
        <table:table-row table:style-name="ro1">
          <table:table-cell office:value-type="float" office:value="24447438" calcext:value-type="float">
            <text:p>24447438</text:p>
          </table:table-cell>
          <table:table-cell table:formula="of:=[.A1530]/1000/(60*60*24)" office:value-type="time" office:time-value="PT06H47M27.438S" calcext:value-type="time">
            <text:p>06:47:27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6.87" calcext:value-type="float">
            <text:p>286.87</text:p>
          </table:table-cell>
          <table:table-cell office:value-type="float" office:value="1655.7" calcext:value-type="float">
            <text:p>1655.7</text:p>
          </table:table-cell>
          <table:table-cell office:value-type="float" office:value="2036.49" calcext:value-type="float">
            <text:p>2036.49</text:p>
          </table:table-cell>
        </table:table-row>
        <table:table-row table:style-name="ro1">
          <table:table-cell office:value-type="float" office:value="24463438" calcext:value-type="float">
            <text:p>24463438</text:p>
          </table:table-cell>
          <table:table-cell table:formula="of:=[.A1531]/1000/(60*60*24)" office:value-type="time" office:time-value="PT06H47M43.438S" calcext:value-type="time">
            <text:p>06:47:4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656.76" calcext:value-type="float">
            <text:p>1656.76</text:p>
          </table:table-cell>
          <table:table-cell office:value-type="float" office:value="2037.77" calcext:value-type="float">
            <text:p>2037.77</text:p>
          </table:table-cell>
        </table:table-row>
        <table:table-row table:style-name="ro1">
          <table:table-cell office:value-type="float" office:value="24479438" calcext:value-type="float">
            <text:p>24479438</text:p>
          </table:table-cell>
          <table:table-cell table:formula="of:=[.A1532]/1000/(60*60*24)" office:value-type="time" office:time-value="PT06H47M59.438S" calcext:value-type="time">
            <text:p>06:47:59</text:p>
          </table:table-cell>
          <table:table-cell office:value-type="float" office:value="1.2" calcext:value-type="float">
            <text:p>1.2</text:p>
          </table:table-cell>
          <table:table-cell office:value-type="float" office:value="238.3" calcext:value-type="float">
            <text:p>238.3</text:p>
          </table:table-cell>
          <table:table-cell office:value-type="float" office:value="285.92" calcext:value-type="float">
            <text:p>285.92</text:p>
          </table:table-cell>
          <table:table-cell office:value-type="float" office:value="1657.82" calcext:value-type="float">
            <text:p>1657.82</text:p>
          </table:table-cell>
          <table:table-cell office:value-type="float" office:value="2039.04" calcext:value-type="float">
            <text:p>2039.04</text:p>
          </table:table-cell>
        </table:table-row>
        <table:table-row table:style-name="ro1">
          <table:table-cell office:value-type="float" office:value="24495438" calcext:value-type="float">
            <text:p>24495438</text:p>
          </table:table-cell>
          <table:table-cell table:formula="of:=[.A1533]/1000/(60*60*24)" office:value-type="time" office:time-value="PT06H48M15.438S" calcext:value-type="time">
            <text:p>06:48:1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658.87" calcext:value-type="float">
            <text:p>1658.87</text:p>
          </table:table-cell>
          <table:table-cell office:value-type="float" office:value="2040.31" calcext:value-type="float">
            <text:p>2040.31</text:p>
          </table:table-cell>
        </table:table-row>
        <table:table-row table:style-name="ro1">
          <table:table-cell office:value-type="float" office:value="24511438" calcext:value-type="float">
            <text:p>24511438</text:p>
          </table:table-cell>
          <table:table-cell table:formula="of:=[.A1534]/1000/(60*60*24)" office:value-type="time" office:time-value="PT06H48M31.438S" calcext:value-type="time">
            <text:p>06:48:31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6.75" calcext:value-type="float">
            <text:p>286.75</text:p>
          </table:table-cell>
          <table:table-cell office:value-type="float" office:value="1659.93" calcext:value-type="float">
            <text:p>1659.93</text:p>
          </table:table-cell>
          <table:table-cell office:value-type="float" office:value="2041.58" calcext:value-type="float">
            <text:p>2041.58</text:p>
          </table:table-cell>
        </table:table-row>
        <table:table-row table:style-name="ro1">
          <table:table-cell office:value-type="float" office:value="24527438" calcext:value-type="float">
            <text:p>24527438</text:p>
          </table:table-cell>
          <table:table-cell table:formula="of:=[.A1535]/1000/(60*60*24)" office:value-type="time" office:time-value="PT06H48M47.438S" calcext:value-type="time">
            <text:p>06:48:47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660.99" calcext:value-type="float">
            <text:p>1660.99</text:p>
          </table:table-cell>
          <table:table-cell office:value-type="float" office:value="2042.85" calcext:value-type="float">
            <text:p>2042.85</text:p>
          </table:table-cell>
        </table:table-row>
        <table:table-row table:style-name="ro1">
          <table:table-cell office:value-type="float" office:value="24543438" calcext:value-type="float">
            <text:p>24543438</text:p>
          </table:table-cell>
          <table:table-cell table:formula="of:=[.A1536]/1000/(60*60*24)" office:value-type="time" office:time-value="PT06H49M03.438S" calcext:value-type="time">
            <text:p>06:49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662.05" calcext:value-type="float">
            <text:p>1662.05</text:p>
          </table:table-cell>
          <table:table-cell office:value-type="float" office:value="2044.12" calcext:value-type="float">
            <text:p>2044.12</text:p>
          </table:table-cell>
        </table:table-row>
        <table:table-row table:style-name="ro1">
          <table:table-cell office:value-type="float" office:value="24559438" calcext:value-type="float">
            <text:p>24559438</text:p>
          </table:table-cell>
          <table:table-cell table:formula="of:=[.A1537]/1000/(60*60*24)" office:value-type="time" office:time-value="PT06H49M19.438S" calcext:value-type="time">
            <text:p>06:49:19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8" calcext:value-type="float">
            <text:p>285.8</text:p>
          </table:table-cell>
          <table:table-cell office:value-type="float" office:value="1663.11" calcext:value-type="float">
            <text:p>1663.11</text:p>
          </table:table-cell>
          <table:table-cell office:value-type="float" office:value="2045.39" calcext:value-type="float">
            <text:p>2045.39</text:p>
          </table:table-cell>
        </table:table-row>
        <table:table-row table:style-name="ro1">
          <table:table-cell office:value-type="float" office:value="24575438" calcext:value-type="float">
            <text:p>24575438</text:p>
          </table:table-cell>
          <table:table-cell table:formula="of:=[.A1538]/1000/(60*60*24)" office:value-type="time" office:time-value="PT06H49M35.438S" calcext:value-type="time">
            <text:p>06:49:35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664.17" calcext:value-type="float">
            <text:p>1664.17</text:p>
          </table:table-cell>
          <table:table-cell office:value-type="float" office:value="2046.66" calcext:value-type="float">
            <text:p>2046.66</text:p>
          </table:table-cell>
        </table:table-row>
        <table:table-row table:style-name="ro1">
          <table:table-cell office:value-type="float" office:value="24591438" calcext:value-type="float">
            <text:p>24591438</text:p>
          </table:table-cell>
          <table:table-cell table:formula="of:=[.A1539]/1000/(60*60*24)" office:value-type="time" office:time-value="PT06H49M51.438S" calcext:value-type="time">
            <text:p>06:49:5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665.23" calcext:value-type="float">
            <text:p>1665.23</text:p>
          </table:table-cell>
          <table:table-cell office:value-type="float" office:value="2047.93" calcext:value-type="float">
            <text:p>2047.93</text:p>
          </table:table-cell>
        </table:table-row>
        <table:table-row table:style-name="ro1">
          <table:table-cell office:value-type="float" office:value="24607438" calcext:value-type="float">
            <text:p>24607438</text:p>
          </table:table-cell>
          <table:table-cell table:formula="of:=[.A1540]/1000/(60*60*24)" office:value-type="time" office:time-value="PT06H50M07.438S" calcext:value-type="time">
            <text:p>06:50:0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666.28" calcext:value-type="float">
            <text:p>1666.28</text:p>
          </table:table-cell>
          <table:table-cell office:value-type="float" office:value="2049.2" calcext:value-type="float">
            <text:p>2049.2</text:p>
          </table:table-cell>
        </table:table-row>
        <table:table-row table:style-name="ro1">
          <table:table-cell office:value-type="float" office:value="24623438" calcext:value-type="float">
            <text:p>24623438</text:p>
          </table:table-cell>
          <table:table-cell table:formula="of:=[.A1541]/1000/(60*60*24)" office:value-type="time" office:time-value="PT06H50M23.438S" calcext:value-type="time">
            <text:p>06:50:23</text:p>
          </table:table-cell>
          <table:table-cell office:value-type="float" office:value="1.2" calcext:value-type="float">
            <text:p>1.2</text:p>
          </table:table-cell>
          <table:table-cell office:value-type="float" office:value="238.2" calcext:value-type="float">
            <text:p>238.2</text:p>
          </table:table-cell>
          <table:table-cell office:value-type="float" office:value="285.79" calcext:value-type="float">
            <text:p>285.79</text:p>
          </table:table-cell>
          <table:table-cell office:value-type="float" office:value="1667.34" calcext:value-type="float">
            <text:p>1667.34</text:p>
          </table:table-cell>
          <table:table-cell office:value-type="float" office:value="2050.47" calcext:value-type="float">
            <text:p>2050.47</text:p>
          </table:table-cell>
        </table:table-row>
        <table:table-row table:style-name="ro1">
          <table:table-cell office:value-type="float" office:value="24639438" calcext:value-type="float">
            <text:p>24639438</text:p>
          </table:table-cell>
          <table:table-cell table:formula="of:=[.A1542]/1000/(60*60*24)" office:value-type="time" office:time-value="PT06H50M39.438S" calcext:value-type="time">
            <text:p>06:50:3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668.4" calcext:value-type="float">
            <text:p>1668.4</text:p>
          </table:table-cell>
          <table:table-cell office:value-type="float" office:value="2051.74" calcext:value-type="float">
            <text:p>2051.74</text:p>
          </table:table-cell>
        </table:table-row>
        <table:table-row table:style-name="ro1">
          <table:table-cell office:value-type="float" office:value="24655438" calcext:value-type="float">
            <text:p>24655438</text:p>
          </table:table-cell>
          <table:table-cell table:formula="of:=[.A1543]/1000/(60*60*24)" office:value-type="time" office:time-value="PT06H50M55.438S" calcext:value-type="time">
            <text:p>06:50:5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669.46" calcext:value-type="float">
            <text:p>1669.46</text:p>
          </table:table-cell>
          <table:table-cell office:value-type="float" office:value="2053.01" calcext:value-type="float">
            <text:p>2053.01</text:p>
          </table:table-cell>
        </table:table-row>
        <table:table-row table:style-name="ro1">
          <table:table-cell office:value-type="float" office:value="24671438" calcext:value-type="float">
            <text:p>24671438</text:p>
          </table:table-cell>
          <table:table-cell table:formula="of:=[.A1544]/1000/(60*60*24)" office:value-type="time" office:time-value="PT06H51M11.438S" calcext:value-type="time">
            <text:p>06:51:1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8" calcext:value-type="float">
            <text:p>285.68</text:p>
          </table:table-cell>
          <table:table-cell office:value-type="float" office:value="1670.52" calcext:value-type="float">
            <text:p>1670.52</text:p>
          </table:table-cell>
          <table:table-cell office:value-type="float" office:value="2054.28" calcext:value-type="float">
            <text:p>2054.28</text:p>
          </table:table-cell>
        </table:table-row>
        <table:table-row table:style-name="ro1">
          <table:table-cell office:value-type="float" office:value="24687438" calcext:value-type="float">
            <text:p>24687438</text:p>
          </table:table-cell>
          <table:table-cell table:formula="of:=[.A1545]/1000/(60*60*24)" office:value-type="time" office:time-value="PT06H51M27.438S" calcext:value-type="time">
            <text:p>06:51:27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671.58" calcext:value-type="float">
            <text:p>1671.58</text:p>
          </table:table-cell>
          <table:table-cell office:value-type="float" office:value="2055.55" calcext:value-type="float">
            <text:p>2055.55</text:p>
          </table:table-cell>
        </table:table-row>
        <table:table-row table:style-name="ro1">
          <table:table-cell office:value-type="float" office:value="24703438" calcext:value-type="float">
            <text:p>24703438</text:p>
          </table:table-cell>
          <table:table-cell table:formula="of:=[.A1546]/1000/(60*60*24)" office:value-type="time" office:time-value="PT06H51M43.438S" calcext:value-type="time">
            <text:p>06:51:4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6.62" calcext:value-type="float">
            <text:p>286.62</text:p>
          </table:table-cell>
          <table:table-cell office:value-type="float" office:value="1672.63" calcext:value-type="float">
            <text:p>1672.63</text:p>
          </table:table-cell>
          <table:table-cell office:value-type="float" office:value="2056.82" calcext:value-type="float">
            <text:p>2056.82</text:p>
          </table:table-cell>
        </table:table-row>
        <table:table-row table:style-name="ro1">
          <table:table-cell office:value-type="float" office:value="24719438" calcext:value-type="float">
            <text:p>24719438</text:p>
          </table:table-cell>
          <table:table-cell table:formula="of:=[.A1547]/1000/(60*60*24)" office:value-type="time" office:time-value="PT06H51M59.438S" calcext:value-type="time">
            <text:p>06:51:59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673.69" calcext:value-type="float">
            <text:p>1673.69</text:p>
          </table:table-cell>
          <table:table-cell office:value-type="float" office:value="2058.09" calcext:value-type="float">
            <text:p>2058.09</text:p>
          </table:table-cell>
        </table:table-row>
        <table:table-row table:style-name="ro1">
          <table:table-cell office:value-type="float" office:value="24735438" calcext:value-type="float">
            <text:p>24735438</text:p>
          </table:table-cell>
          <table:table-cell table:formula="of:=[.A1548]/1000/(60*60*24)" office:value-type="time" office:time-value="PT06H52M15.438S" calcext:value-type="time">
            <text:p>06:52:15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674.75" calcext:value-type="float">
            <text:p>1674.75</text:p>
          </table:table-cell>
          <table:table-cell office:value-type="float" office:value="2059.36" calcext:value-type="float">
            <text:p>2059.36</text:p>
          </table:table-cell>
        </table:table-row>
        <table:table-row table:style-name="ro1">
          <table:table-cell office:value-type="float" office:value="24751438" calcext:value-type="float">
            <text:p>24751438</text:p>
          </table:table-cell>
          <table:table-cell table:formula="of:=[.A1549]/1000/(60*60*24)" office:value-type="time" office:time-value="PT06H52M31.438S" calcext:value-type="time">
            <text:p>06:52:31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675.81" calcext:value-type="float">
            <text:p>1675.81</text:p>
          </table:table-cell>
          <table:table-cell office:value-type="float" office:value="2060.63" calcext:value-type="float">
            <text:p>2060.63</text:p>
          </table:table-cell>
        </table:table-row>
        <table:table-row table:style-name="ro1">
          <table:table-cell office:value-type="float" office:value="24767438" calcext:value-type="float">
            <text:p>24767438</text:p>
          </table:table-cell>
          <table:table-cell table:formula="of:=[.A1550]/1000/(60*60*24)" office:value-type="time" office:time-value="PT06H52M47.438S" calcext:value-type="time">
            <text:p>06:52:4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676.87" calcext:value-type="float">
            <text:p>1676.87</text:p>
          </table:table-cell>
          <table:table-cell office:value-type="float" office:value="2061.9" calcext:value-type="float">
            <text:p>2061.9</text:p>
          </table:table-cell>
        </table:table-row>
        <table:table-row table:style-name="ro1">
          <table:table-cell office:value-type="float" office:value="24783438" calcext:value-type="float">
            <text:p>24783438</text:p>
          </table:table-cell>
          <table:table-cell table:formula="of:=[.A1551]/1000/(60*60*24)" office:value-type="time" office:time-value="PT06H53M03.438S" calcext:value-type="time">
            <text:p>06:53:03</text:p>
          </table:table-cell>
          <table:table-cell office:value-type="float" office:value="1.2" calcext:value-type="float">
            <text:p>1.2</text:p>
          </table:table-cell>
          <table:table-cell office:value-type="float" office:value="238.1" calcext:value-type="float">
            <text:p>238.1</text:p>
          </table:table-cell>
          <table:table-cell office:value-type="float" office:value="285.67" calcext:value-type="float">
            <text:p>285.67</text:p>
          </table:table-cell>
          <table:table-cell office:value-type="float" office:value="1677.93" calcext:value-type="float">
            <text:p>1677.93</text:p>
          </table:table-cell>
          <table:table-cell office:value-type="float" office:value="2063.17" calcext:value-type="float">
            <text:p>2063.17</text:p>
          </table:table-cell>
        </table:table-row>
        <table:table-row table:style-name="ro1">
          <table:table-cell office:value-type="float" office:value="24799438" calcext:value-type="float">
            <text:p>24799438</text:p>
          </table:table-cell>
          <table:table-cell table:formula="of:=[.A1552]/1000/(60*60*24)" office:value-type="time" office:time-value="PT06H53M19.438S" calcext:value-type="time">
            <text:p>06:53:19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678.98" calcext:value-type="float">
            <text:p>1678.98</text:p>
          </table:table-cell>
          <table:table-cell office:value-type="float" office:value="2064.44" calcext:value-type="float">
            <text:p>2064.44</text:p>
          </table:table-cell>
        </table:table-row>
        <table:table-row table:style-name="ro1">
          <table:table-cell office:value-type="float" office:value="24815438" calcext:value-type="float">
            <text:p>24815438</text:p>
          </table:table-cell>
          <table:table-cell table:formula="of:=[.A1553]/1000/(60*60*24)" office:value-type="time" office:time-value="PT06H53M35.438S" calcext:value-type="time">
            <text:p>06:53:3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680.04" calcext:value-type="float">
            <text:p>1680.04</text:p>
          </table:table-cell>
          <table:table-cell office:value-type="float" office:value="2065.71" calcext:value-type="float">
            <text:p>2065.71</text:p>
          </table:table-cell>
        </table:table-row>
        <table:table-row table:style-name="ro1">
          <table:table-cell office:value-type="float" office:value="24831438" calcext:value-type="float">
            <text:p>24831438</text:p>
          </table:table-cell>
          <table:table-cell table:formula="of:=[.A1554]/1000/(60*60*24)" office:value-type="time" office:time-value="PT06H53M51.438S" calcext:value-type="time">
            <text:p>06:53:5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681.1" calcext:value-type="float">
            <text:p>1681.1</text:p>
          </table:table-cell>
          <table:table-cell office:value-type="float" office:value="2066.98" calcext:value-type="float">
            <text:p>2066.98</text:p>
          </table:table-cell>
        </table:table-row>
        <table:table-row table:style-name="ro1">
          <table:table-cell office:value-type="float" office:value="24847438" calcext:value-type="float">
            <text:p>24847438</text:p>
          </table:table-cell>
          <table:table-cell table:formula="of:=[.A1555]/1000/(60*60*24)" office:value-type="time" office:time-value="PT06H54M07.438S" calcext:value-type="time">
            <text:p>06:54:07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682.16" calcext:value-type="float">
            <text:p>1682.16</text:p>
          </table:table-cell>
          <table:table-cell office:value-type="float" office:value="2068.25" calcext:value-type="float">
            <text:p>2068.25</text:p>
          </table:table-cell>
        </table:table-row>
        <table:table-row table:style-name="ro1">
          <table:table-cell office:value-type="float" office:value="24863438" calcext:value-type="float">
            <text:p>24863438</text:p>
          </table:table-cell>
          <table:table-cell table:formula="of:=[.A1556]/1000/(60*60*24)" office:value-type="time" office:time-value="PT06H54M23.438S" calcext:value-type="time">
            <text:p>06:54:23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683.22" calcext:value-type="float">
            <text:p>1683.22</text:p>
          </table:table-cell>
          <table:table-cell office:value-type="float" office:value="2069.52" calcext:value-type="float">
            <text:p>2069.52</text:p>
          </table:table-cell>
        </table:table-row>
        <table:table-row table:style-name="ro1">
          <table:table-cell office:value-type="float" office:value="24879438" calcext:value-type="float">
            <text:p>24879438</text:p>
          </table:table-cell>
          <table:table-cell table:formula="of:=[.A1557]/1000/(60*60*24)" office:value-type="time" office:time-value="PT06H54M39.438S" calcext:value-type="time">
            <text:p>06:54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684.28" calcext:value-type="float">
            <text:p>1684.28</text:p>
          </table:table-cell>
          <table:table-cell office:value-type="float" office:value="2070.79" calcext:value-type="float">
            <text:p>2070.79</text:p>
          </table:table-cell>
        </table:table-row>
        <table:table-row table:style-name="ro1">
          <table:table-cell office:value-type="float" office:value="24895438" calcext:value-type="float">
            <text:p>24895438</text:p>
          </table:table-cell>
          <table:table-cell table:formula="of:=[.A1558]/1000/(60*60*24)" office:value-type="time" office:time-value="PT06H54M55.438S" calcext:value-type="time">
            <text:p>06:54:55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685.33" calcext:value-type="float">
            <text:p>1685.33</text:p>
          </table:table-cell>
          <table:table-cell office:value-type="float" office:value="2072.05" calcext:value-type="float">
            <text:p>2072.05</text:p>
          </table:table-cell>
        </table:table-row>
        <table:table-row table:style-name="ro1">
          <table:table-cell office:value-type="float" office:value="24911438" calcext:value-type="float">
            <text:p>24911438</text:p>
          </table:table-cell>
          <table:table-cell table:formula="of:=[.A1559]/1000/(60*60*24)" office:value-type="time" office:time-value="PT06H55M11.438S" calcext:value-type="time">
            <text:p>06:55:11</text:p>
          </table:table-cell>
          <table:table-cell office:value-type="float" office:value="1.2" calcext:value-type="float">
            <text:p>1.2</text:p>
          </table:table-cell>
          <table:table-cell office:value-type="float" office:value="238" calcext:value-type="float">
            <text:p>238</text:p>
          </table:table-cell>
          <table:table-cell office:value-type="float" office:value="285.55" calcext:value-type="float">
            <text:p>285.55</text:p>
          </table:table-cell>
          <table:table-cell office:value-type="float" office:value="1686.39" calcext:value-type="float">
            <text:p>1686.39</text:p>
          </table:table-cell>
          <table:table-cell office:value-type="float" office:value="2073.32" calcext:value-type="float">
            <text:p>2073.32</text:p>
          </table:table-cell>
        </table:table-row>
        <table:table-row table:style-name="ro1">
          <table:table-cell office:value-type="float" office:value="24927438" calcext:value-type="float">
            <text:p>24927438</text:p>
          </table:table-cell>
          <table:table-cell table:formula="of:=[.A1560]/1000/(60*60*24)" office:value-type="time" office:time-value="PT06H55M27.438S" calcext:value-type="time">
            <text:p>06:55:2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687.45" calcext:value-type="float">
            <text:p>1687.45</text:p>
          </table:table-cell>
          <table:table-cell office:value-type="float" office:value="2074.59" calcext:value-type="float">
            <text:p>2074.59</text:p>
          </table:table-cell>
        </table:table-row>
        <table:table-row table:style-name="ro1">
          <table:table-cell office:value-type="float" office:value="24943438" calcext:value-type="float">
            <text:p>24943438</text:p>
          </table:table-cell>
          <table:table-cell table:formula="of:=[.A1561]/1000/(60*60*24)" office:value-type="time" office:time-value="PT06H55M43.438S" calcext:value-type="time">
            <text:p>06:55:43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688.51" calcext:value-type="float">
            <text:p>1688.51</text:p>
          </table:table-cell>
          <table:table-cell office:value-type="float" office:value="2075.86" calcext:value-type="float">
            <text:p>2075.86</text:p>
          </table:table-cell>
        </table:table-row>
        <table:table-row table:style-name="ro1">
          <table:table-cell office:value-type="float" office:value="24959438" calcext:value-type="float">
            <text:p>24959438</text:p>
          </table:table-cell>
          <table:table-cell table:formula="of:=[.A1562]/1000/(60*60*24)" office:value-type="time" office:time-value="PT06H55M59.438S" calcext:value-type="time">
            <text:p>06:55:5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689.56" calcext:value-type="float">
            <text:p>1689.56</text:p>
          </table:table-cell>
          <table:table-cell office:value-type="float" office:value="2077.13" calcext:value-type="float">
            <text:p>2077.13</text:p>
          </table:table-cell>
        </table:table-row>
        <table:table-row table:style-name="ro1">
          <table:table-cell office:value-type="float" office:value="24975438" calcext:value-type="float">
            <text:p>24975438</text:p>
          </table:table-cell>
          <table:table-cell table:formula="of:=[.A1563]/1000/(60*60*24)" office:value-type="time" office:time-value="PT06H56M15.438S" calcext:value-type="time">
            <text:p>06:56:15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4.48" calcext:value-type="float">
            <text:p>284.48</text:p>
          </table:table-cell>
          <table:table-cell office:value-type="float" office:value="1690.62" calcext:value-type="float">
            <text:p>1690.62</text:p>
          </table:table-cell>
          <table:table-cell office:value-type="float" office:value="2078.4" calcext:value-type="float">
            <text:p>2078.4</text:p>
          </table:table-cell>
        </table:table-row>
        <table:table-row table:style-name="ro1">
          <table:table-cell office:value-type="float" office:value="24991438" calcext:value-type="float">
            <text:p>24991438</text:p>
          </table:table-cell>
          <table:table-cell table:formula="of:=[.A1564]/1000/(60*60*24)" office:value-type="time" office:time-value="PT06H56M31.438S" calcext:value-type="time">
            <text:p>06:56:3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691.68" calcext:value-type="float">
            <text:p>1691.68</text:p>
          </table:table-cell>
          <table:table-cell office:value-type="float" office:value="2079.67" calcext:value-type="float">
            <text:p>2079.67</text:p>
          </table:table-cell>
        </table:table-row>
        <table:table-row table:style-name="ro1">
          <table:table-cell office:value-type="float" office:value="25007438" calcext:value-type="float">
            <text:p>25007438</text:p>
          </table:table-cell>
          <table:table-cell table:formula="of:=[.A1565]/1000/(60*60*24)" office:value-type="time" office:time-value="PT06H56M47.438S" calcext:value-type="time">
            <text:p>06:56:47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692.73" calcext:value-type="float">
            <text:p>1692.73</text:p>
          </table:table-cell>
          <table:table-cell office:value-type="float" office:value="2080.94" calcext:value-type="float">
            <text:p>2080.94</text:p>
          </table:table-cell>
        </table:table-row>
        <table:table-row table:style-name="ro1">
          <table:table-cell office:value-type="float" office:value="25023438" calcext:value-type="float">
            <text:p>25023438</text:p>
          </table:table-cell>
          <table:table-cell table:formula="of:=[.A1566]/1000/(60*60*24)" office:value-type="time" office:time-value="PT06H57M03.438S" calcext:value-type="time">
            <text:p>06:57:0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693.79" calcext:value-type="float">
            <text:p>1693.79</text:p>
          </table:table-cell>
          <table:table-cell office:value-type="float" office:value="2082.21" calcext:value-type="float">
            <text:p>2082.21</text:p>
          </table:table-cell>
        </table:table-row>
        <table:table-row table:style-name="ro1">
          <table:table-cell office:value-type="float" office:value="25039438" calcext:value-type="float">
            <text:p>25039438</text:p>
          </table:table-cell>
          <table:table-cell table:formula="of:=[.A1567]/1000/(60*60*24)" office:value-type="time" office:time-value="PT06H57M19.438S" calcext:value-type="time">
            <text:p>06:57:1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694.85" calcext:value-type="float">
            <text:p>1694.85</text:p>
          </table:table-cell>
          <table:table-cell office:value-type="float" office:value="2083.47" calcext:value-type="float">
            <text:p>2083.47</text:p>
          </table:table-cell>
        </table:table-row>
        <table:table-row table:style-name="ro1">
          <table:table-cell office:value-type="float" office:value="25055438" calcext:value-type="float">
            <text:p>25055438</text:p>
          </table:table-cell>
          <table:table-cell table:formula="of:=[.A1568]/1000/(60*60*24)" office:value-type="time" office:time-value="PT06H57M35.438S" calcext:value-type="time">
            <text:p>06:57:3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695.9" calcext:value-type="float">
            <text:p>1695.9</text:p>
          </table:table-cell>
          <table:table-cell office:value-type="float" office:value="2084.74" calcext:value-type="float">
            <text:p>2084.74</text:p>
          </table:table-cell>
        </table:table-row>
        <table:table-row table:style-name="ro1">
          <table:table-cell office:value-type="float" office:value="25071438" calcext:value-type="float">
            <text:p>25071438</text:p>
          </table:table-cell>
          <table:table-cell table:formula="of:=[.A1569]/1000/(60*60*24)" office:value-type="time" office:time-value="PT06H57M51.438S" calcext:value-type="time">
            <text:p>06:57:51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696.96" calcext:value-type="float">
            <text:p>1696.96</text:p>
          </table:table-cell>
          <table:table-cell office:value-type="float" office:value="2086.01" calcext:value-type="float">
            <text:p>2086.01</text:p>
          </table:table-cell>
        </table:table-row>
        <table:table-row table:style-name="ro1">
          <table:table-cell office:value-type="float" office:value="25087438" calcext:value-type="float">
            <text:p>25087438</text:p>
          </table:table-cell>
          <table:table-cell table:formula="of:=[.A1570]/1000/(60*60*24)" office:value-type="time" office:time-value="PT06H58M07.438S" calcext:value-type="time">
            <text:p>06:58:07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698.02" calcext:value-type="float">
            <text:p>1698.02</text:p>
          </table:table-cell>
          <table:table-cell office:value-type="float" office:value="2087.28" calcext:value-type="float">
            <text:p>2087.28</text:p>
          </table:table-cell>
        </table:table-row>
        <table:table-row table:style-name="ro1">
          <table:table-cell office:value-type="float" office:value="25103438" calcext:value-type="float">
            <text:p>25103438</text:p>
          </table:table-cell>
          <table:table-cell table:formula="of:=[.A1571]/1000/(60*60*24)" office:value-type="time" office:time-value="PT06H58M23.438S" calcext:value-type="time">
            <text:p>06:58:23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4.36" calcext:value-type="float">
            <text:p>284.36</text:p>
          </table:table-cell>
          <table:table-cell office:value-type="float" office:value="1699.07" calcext:value-type="float">
            <text:p>1699.07</text:p>
          </table:table-cell>
          <table:table-cell office:value-type="float" office:value="2088.55" calcext:value-type="float">
            <text:p>2088.55</text:p>
          </table:table-cell>
        </table:table-row>
        <table:table-row table:style-name="ro1">
          <table:table-cell office:value-type="float" office:value="25119438" calcext:value-type="float">
            <text:p>25119438</text:p>
          </table:table-cell>
          <table:table-cell table:formula="of:=[.A1572]/1000/(60*60*24)" office:value-type="time" office:time-value="PT06H58M39.438S" calcext:value-type="time">
            <text:p>06:58:39</text:p>
          </table:table-cell>
          <table:table-cell office:value-type="float" office:value="1.2" calcext:value-type="float">
            <text:p>1.2</text:p>
          </table:table-cell>
          <table:table-cell office:value-type="float" office:value="237.9" calcext:value-type="float">
            <text:p>237.9</text:p>
          </table:table-cell>
          <table:table-cell office:value-type="float" office:value="285.43" calcext:value-type="float">
            <text:p>285.43</text:p>
          </table:table-cell>
          <table:table-cell office:value-type="float" office:value="1700.13" calcext:value-type="float">
            <text:p>1700.13</text:p>
          </table:table-cell>
          <table:table-cell office:value-type="float" office:value="2089.82" calcext:value-type="float">
            <text:p>2089.82</text:p>
          </table:table-cell>
        </table:table-row>
        <table:table-row table:style-name="ro1">
          <table:table-cell office:value-type="float" office:value="25135438" calcext:value-type="float">
            <text:p>25135438</text:p>
          </table:table-cell>
          <table:table-cell table:formula="of:=[.A1573]/1000/(60*60*24)" office:value-type="time" office:time-value="PT06H58M55.438S" calcext:value-type="time">
            <text:p>06:58:55</text:p>
          </table:table-cell>
          <table:table-cell office:value-type="float" office:value="1.2" calcext:value-type="float">
            <text:p>1.2</text:p>
          </table:table-cell>
          <table:table-cell office:value-type="float" office:value="237.8" calcext:value-type="float">
            <text:p>237.8</text:p>
          </table:table-cell>
          <table:table-cell office:value-type="float" office:value="285.31" calcext:value-type="float">
            <text:p>285.31</text:p>
          </table:table-cell>
          <table:table-cell office:value-type="float" office:value="1701.19" calcext:value-type="float">
            <text:p>1701.19</text:p>
          </table:table-cell>
          <table:table-cell office:value-type="float" office:value="2091.08" calcext:value-type="float">
            <text:p>2091.08</text:p>
          </table:table-cell>
        </table:table-row>
        <table:table-row table:style-name="ro1">
          <table:table-cell office:value-type="float" office:value="25151438" calcext:value-type="float">
            <text:p>25151438</text:p>
          </table:table-cell>
          <table:table-cell table:formula="of:=[.A1574]/1000/(60*60*24)" office:value-type="time" office:time-value="PT06H59M11.438S" calcext:value-type="time">
            <text:p>06:59:1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02.25" calcext:value-type="float">
            <text:p>1702.25</text:p>
          </table:table-cell>
          <table:table-cell office:value-type="float" office:value="2092.35" calcext:value-type="float">
            <text:p>2092.35</text:p>
          </table:table-cell>
        </table:table-row>
        <table:table-row table:style-name="ro1">
          <table:table-cell office:value-type="float" office:value="25167438" calcext:value-type="float">
            <text:p>25167438</text:p>
          </table:table-cell>
          <table:table-cell table:formula="of:=[.A1575]/1000/(60*60*24)" office:value-type="time" office:time-value="PT06H59M27.438S" calcext:value-type="time">
            <text:p>06:59:2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4" calcext:value-type="float">
            <text:p>284.24</text:p>
          </table:table-cell>
          <table:table-cell office:value-type="float" office:value="1703.3" calcext:value-type="float">
            <text:p>1703.3</text:p>
          </table:table-cell>
          <table:table-cell office:value-type="float" office:value="2093.61" calcext:value-type="float">
            <text:p>2093.61</text:p>
          </table:table-cell>
        </table:table-row>
        <table:table-row table:style-name="ro1">
          <table:table-cell office:value-type="float" office:value="25183438" calcext:value-type="float">
            <text:p>25183438</text:p>
          </table:table-cell>
          <table:table-cell table:formula="of:=[.A1576]/1000/(60*60*24)" office:value-type="time" office:time-value="PT06H59M43.438S" calcext:value-type="time">
            <text:p>06:59:43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04.36" calcext:value-type="float">
            <text:p>1704.36</text:p>
          </table:table-cell>
          <table:table-cell office:value-type="float" office:value="2094.88" calcext:value-type="float">
            <text:p>2094.88</text:p>
          </table:table-cell>
        </table:table-row>
        <table:table-row table:style-name="ro1">
          <table:table-cell office:value-type="float" office:value="25199438" calcext:value-type="float">
            <text:p>25199438</text:p>
          </table:table-cell>
          <table:table-cell table:formula="of:=[.A1577]/1000/(60*60*24)" office:value-type="time" office:time-value="PT06H59M59.438S" calcext:value-type="time">
            <text:p>06:59:5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05.41" calcext:value-type="float">
            <text:p>1705.41</text:p>
          </table:table-cell>
          <table:table-cell office:value-type="float" office:value="2096.15" calcext:value-type="float">
            <text:p>2096.15</text:p>
          </table:table-cell>
        </table:table-row>
        <table:table-row table:style-name="ro1">
          <table:table-cell office:value-type="float" office:value="25215438" calcext:value-type="float">
            <text:p>25215438</text:p>
          </table:table-cell>
          <table:table-cell table:formula="of:=[.A1578]/1000/(60*60*24)" office:value-type="time" office:time-value="PT07H00M15.438S" calcext:value-type="time">
            <text:p>07:00:15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06.47" calcext:value-type="float">
            <text:p>1706.47</text:p>
          </table:table-cell>
          <table:table-cell office:value-type="float" office:value="2097.41" calcext:value-type="float">
            <text:p>2097.41</text:p>
          </table:table-cell>
        </table:table-row>
        <table:table-row table:style-name="ro1">
          <table:table-cell office:value-type="float" office:value="25231438" calcext:value-type="float">
            <text:p>25231438</text:p>
          </table:table-cell>
          <table:table-cell table:formula="of:=[.A1579]/1000/(60*60*24)" office:value-type="time" office:time-value="PT07H00M31.438S" calcext:value-type="time">
            <text:p>07:00:31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4.23" calcext:value-type="float">
            <text:p>284.23</text:p>
          </table:table-cell>
          <table:table-cell office:value-type="float" office:value="1707.53" calcext:value-type="float">
            <text:p>1707.53</text:p>
          </table:table-cell>
          <table:table-cell office:value-type="float" office:value="2098.68" calcext:value-type="float">
            <text:p>2098.68</text:p>
          </table:table-cell>
        </table:table-row>
        <table:table-row table:style-name="ro1">
          <table:table-cell office:value-type="float" office:value="25247438" calcext:value-type="float">
            <text:p>25247438</text:p>
          </table:table-cell>
          <table:table-cell table:formula="of:=[.A1580]/1000/(60*60*24)" office:value-type="time" office:time-value="PT07H00M47.438S" calcext:value-type="time">
            <text:p>07:00:47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08.58" calcext:value-type="float">
            <text:p>1708.58</text:p>
          </table:table-cell>
          <table:table-cell office:value-type="float" office:value="2099.94" calcext:value-type="float">
            <text:p>2099.94</text:p>
          </table:table-cell>
        </table:table-row>
        <table:table-row table:style-name="ro1">
          <table:table-cell office:value-type="float" office:value="25263438" calcext:value-type="float">
            <text:p>25263438</text:p>
          </table:table-cell>
          <table:table-cell table:formula="of:=[.A1581]/1000/(60*60*24)" office:value-type="time" office:time-value="PT07H01M03.438S" calcext:value-type="time">
            <text:p>07:01:0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09.64" calcext:value-type="float">
            <text:p>1709.64</text:p>
          </table:table-cell>
          <table:table-cell office:value-type="float" office:value="2101.2" calcext:value-type="float">
            <text:p>2101.2</text:p>
          </table:table-cell>
        </table:table-row>
        <table:table-row table:style-name="ro1">
          <table:table-cell office:value-type="float" office:value="25279438" calcext:value-type="float">
            <text:p>25279438</text:p>
          </table:table-cell>
          <table:table-cell table:formula="of:=[.A1582]/1000/(60*60*24)" office:value-type="time" office:time-value="PT07H01M19.438S" calcext:value-type="time">
            <text:p>07:01:19</text:p>
          </table:table-cell>
          <table:table-cell office:value-type="float" office:value="1.2" calcext:value-type="float">
            <text:p>1.2</text:p>
          </table:table-cell>
          <table:table-cell office:value-type="float" office:value="237.7" calcext:value-type="float">
            <text:p>237.7</text:p>
          </table:table-cell>
          <table:table-cell office:value-type="float" office:value="285.19" calcext:value-type="float">
            <text:p>285.19</text:p>
          </table:table-cell>
          <table:table-cell office:value-type="float" office:value="1710.7" calcext:value-type="float">
            <text:p>1710.7</text:p>
          </table:table-cell>
          <table:table-cell office:value-type="float" office:value="2102.47" calcext:value-type="float">
            <text:p>2102.47</text:p>
          </table:table-cell>
        </table:table-row>
        <table:table-row table:style-name="ro1">
          <table:table-cell office:value-type="float" office:value="25295438" calcext:value-type="float">
            <text:p>25295438</text:p>
          </table:table-cell>
          <table:table-cell table:formula="of:=[.A1583]/1000/(60*60*24)" office:value-type="time" office:time-value="PT07H01M35.438S" calcext:value-type="time">
            <text:p>07:01:3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11.75" calcext:value-type="float">
            <text:p>1711.75</text:p>
          </table:table-cell>
          <table:table-cell office:value-type="float" office:value="2103.73" calcext:value-type="float">
            <text:p>2103.73</text:p>
          </table:table-cell>
        </table:table-row>
        <table:table-row table:style-name="ro1">
          <table:table-cell office:value-type="float" office:value="25311438" calcext:value-type="float">
            <text:p>25311438</text:p>
          </table:table-cell>
          <table:table-cell table:formula="of:=[.A1584]/1000/(60*60*24)" office:value-type="time" office:time-value="PT07H01M51.438S" calcext:value-type="time">
            <text:p>07:01:51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12.81" calcext:value-type="float">
            <text:p>1712.81</text:p>
          </table:table-cell>
          <table:table-cell office:value-type="float" office:value="2105" calcext:value-type="float">
            <text:p>2105</text:p>
          </table:table-cell>
        </table:table-row>
        <table:table-row table:style-name="ro1">
          <table:table-cell office:value-type="float" office:value="25327438" calcext:value-type="float">
            <text:p>25327438</text:p>
          </table:table-cell>
          <table:table-cell table:formula="of:=[.A1585]/1000/(60*60*24)" office:value-type="time" office:time-value="PT07H02M07.438S" calcext:value-type="time">
            <text:p>07:02:0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13.87" calcext:value-type="float">
            <text:p>1713.87</text:p>
          </table:table-cell>
          <table:table-cell office:value-type="float" office:value="2106.26" calcext:value-type="float">
            <text:p>2106.26</text:p>
          </table:table-cell>
        </table:table-row>
        <table:table-row table:style-name="ro1">
          <table:table-cell office:value-type="float" office:value="25343438" calcext:value-type="float">
            <text:p>25343438</text:p>
          </table:table-cell>
          <table:table-cell table:formula="of:=[.A1586]/1000/(60*60*24)" office:value-type="time" office:time-value="PT07H02M23.438S" calcext:value-type="time">
            <text:p>07:02:2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5.06" calcext:value-type="float">
            <text:p>285.06</text:p>
          </table:table-cell>
          <table:table-cell office:value-type="float" office:value="1714.92" calcext:value-type="float">
            <text:p>1714.92</text:p>
          </table:table-cell>
          <table:table-cell office:value-type="float" office:value="2107.52" calcext:value-type="float">
            <text:p>2107.52</text:p>
          </table:table-cell>
        </table:table-row>
        <table:table-row table:style-name="ro1">
          <table:table-cell office:value-type="float" office:value="25359438" calcext:value-type="float">
            <text:p>25359438</text:p>
          </table:table-cell>
          <table:table-cell table:formula="of:=[.A1587]/1000/(60*60*24)" office:value-type="time" office:time-value="PT07H02M39.438S" calcext:value-type="time">
            <text:p>07:02:3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15.98" calcext:value-type="float">
            <text:p>1715.98</text:p>
          </table:table-cell>
          <table:table-cell office:value-type="float" office:value="2108.79" calcext:value-type="float">
            <text:p>2108.79</text:p>
          </table:table-cell>
        </table:table-row>
        <table:table-row table:style-name="ro1">
          <table:table-cell office:value-type="float" office:value="25375438" calcext:value-type="float">
            <text:p>25375438</text:p>
          </table:table-cell>
          <table:table-cell table:formula="of:=[.A1588]/1000/(60*60*24)" office:value-type="time" office:time-value="PT07H02M55.438S" calcext:value-type="time">
            <text:p>07:02:5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17.03" calcext:value-type="float">
            <text:p>1717.03</text:p>
          </table:table-cell>
          <table:table-cell office:value-type="float" office:value="2110.05" calcext:value-type="float">
            <text:p>2110.05</text:p>
          </table:table-cell>
        </table:table-row>
        <table:table-row table:style-name="ro1">
          <table:table-cell office:value-type="float" office:value="25391438" calcext:value-type="float">
            <text:p>25391438</text:p>
          </table:table-cell>
          <table:table-cell table:formula="of:=[.A1589]/1000/(60*60*24)" office:value-type="time" office:time-value="PT07H03M11.438S" calcext:value-type="time">
            <text:p>07:03:1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18.09" calcext:value-type="float">
            <text:p>1718.09</text:p>
          </table:table-cell>
          <table:table-cell office:value-type="float" office:value="2111.31" calcext:value-type="float">
            <text:p>2111.31</text:p>
          </table:table-cell>
        </table:table-row>
        <table:table-row table:style-name="ro1">
          <table:table-cell office:value-type="float" office:value="25407438" calcext:value-type="float">
            <text:p>25407438</text:p>
          </table:table-cell>
          <table:table-cell table:formula="of:=[.A1590]/1000/(60*60*24)" office:value-type="time" office:time-value="PT07H03M27.438S" calcext:value-type="time">
            <text:p>07:03:27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19.15" calcext:value-type="float">
            <text:p>1719.15</text:p>
          </table:table-cell>
          <table:table-cell office:value-type="float" office:value="2112.57" calcext:value-type="float">
            <text:p>2112.57</text:p>
          </table:table-cell>
        </table:table-row>
        <table:table-row table:style-name="ro1">
          <table:table-cell office:value-type="float" office:value="25423438" calcext:value-type="float">
            <text:p>25423438</text:p>
          </table:table-cell>
          <table:table-cell table:formula="of:=[.A1591]/1000/(60*60*24)" office:value-type="time" office:time-value="PT07H03M43.438S" calcext:value-type="time">
            <text:p>07:03:43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20.2" calcext:value-type="float">
            <text:p>1720.2</text:p>
          </table:table-cell>
          <table:table-cell office:value-type="float" office:value="2113.84" calcext:value-type="float">
            <text:p>2113.84</text:p>
          </table:table-cell>
        </table:table-row>
        <table:table-row table:style-name="ro1">
          <table:table-cell office:value-type="float" office:value="25439438" calcext:value-type="float">
            <text:p>25439438</text:p>
          </table:table-cell>
          <table:table-cell table:formula="of:=[.A1592]/1000/(60*60*24)" office:value-type="time" office:time-value="PT07H03M59.438S" calcext:value-type="time">
            <text:p>07:03:5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21.26" calcext:value-type="float">
            <text:p>1721.26</text:p>
          </table:table-cell>
          <table:table-cell office:value-type="float" office:value="2115.1" calcext:value-type="float">
            <text:p>2115.1</text:p>
          </table:table-cell>
        </table:table-row>
        <table:table-row table:style-name="ro1">
          <table:table-cell office:value-type="float" office:value="25455438" calcext:value-type="float">
            <text:p>25455438</text:p>
          </table:table-cell>
          <table:table-cell table:formula="of:=[.A1593]/1000/(60*60*24)" office:value-type="time" office:time-value="PT07H04M15.438S" calcext:value-type="time">
            <text:p>07:04:15</text:p>
          </table:table-cell>
          <table:table-cell office:value-type="float" office:value="1.2" calcext:value-type="float">
            <text:p>1.2</text:p>
          </table:table-cell>
          <table:table-cell office:value-type="float" office:value="237.6" calcext:value-type="float">
            <text:p>237.6</text:p>
          </table:table-cell>
          <table:table-cell office:value-type="float" office:value="284.11" calcext:value-type="float">
            <text:p>284.11</text:p>
          </table:table-cell>
          <table:table-cell office:value-type="float" office:value="1722.31" calcext:value-type="float">
            <text:p>1722.31</text:p>
          </table:table-cell>
          <table:table-cell office:value-type="float" office:value="2116.36" calcext:value-type="float">
            <text:p>2116.36</text:p>
          </table:table-cell>
        </table:table-row>
        <table:table-row table:style-name="ro1">
          <table:table-cell office:value-type="float" office:value="25471438" calcext:value-type="float">
            <text:p>25471438</text:p>
          </table:table-cell>
          <table:table-cell table:formula="of:=[.A1594]/1000/(60*60*24)" office:value-type="time" office:time-value="PT07H04M31.438S" calcext:value-type="time">
            <text:p>07:04:31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23.37" calcext:value-type="float">
            <text:p>1723.37</text:p>
          </table:table-cell>
          <table:table-cell office:value-type="float" office:value="2117.62" calcext:value-type="float">
            <text:p>2117.62</text:p>
          </table:table-cell>
        </table:table-row>
        <table:table-row table:style-name="ro1">
          <table:table-cell office:value-type="float" office:value="25487438" calcext:value-type="float">
            <text:p>25487438</text:p>
          </table:table-cell>
          <table:table-cell table:formula="of:=[.A1595]/1000/(60*60*24)" office:value-type="time" office:time-value="PT07H04M47.438S" calcext:value-type="time">
            <text:p>07:04:47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24.42" calcext:value-type="float">
            <text:p>1724.42</text:p>
          </table:table-cell>
          <table:table-cell office:value-type="float" office:value="2118.88" calcext:value-type="float">
            <text:p>2118.88</text:p>
          </table:table-cell>
        </table:table-row>
        <table:table-row table:style-name="ro1">
          <table:table-cell office:value-type="float" office:value="25503438" calcext:value-type="float">
            <text:p>25503438</text:p>
          </table:table-cell>
          <table:table-cell table:formula="of:=[.A1596]/1000/(60*60*24)" office:value-type="time" office:time-value="PT07H05M03.438S" calcext:value-type="time">
            <text:p>07:05:03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25.48" calcext:value-type="float">
            <text:p>1725.48</text:p>
          </table:table-cell>
          <table:table-cell office:value-type="float" office:value="2120.15" calcext:value-type="float">
            <text:p>2120.15</text:p>
          </table:table-cell>
        </table:table-row>
        <table:table-row table:style-name="ro1">
          <table:table-cell office:value-type="float" office:value="25519438" calcext:value-type="float">
            <text:p>25519438</text:p>
          </table:table-cell>
          <table:table-cell table:formula="of:=[.A1597]/1000/(60*60*24)" office:value-type="time" office:time-value="PT07H05M19.438S" calcext:value-type="time">
            <text:p>07:05:19</text:p>
          </table:table-cell>
          <table:table-cell office:value-type="float" office:value="1.2" calcext:value-type="float">
            <text:p>1.2</text:p>
          </table:table-cell>
          <table:table-cell office:value-type="float" office:value="237.5" calcext:value-type="float">
            <text:p>237.5</text:p>
          </table:table-cell>
          <table:table-cell office:value-type="float" office:value="283.99" calcext:value-type="float">
            <text:p>283.99</text:p>
          </table:table-cell>
          <table:table-cell office:value-type="float" office:value="1726.53" calcext:value-type="float">
            <text:p>1726.53</text:p>
          </table:table-cell>
          <table:table-cell office:value-type="float" office:value="2121.41" calcext:value-type="float">
            <text:p>2121.41</text:p>
          </table:table-cell>
        </table:table-row>
        <table:table-row table:style-name="ro1">
          <table:table-cell office:value-type="float" office:value="25535438" calcext:value-type="float">
            <text:p>25535438</text:p>
          </table:table-cell>
          <table:table-cell table:formula="of:=[.A1598]/1000/(60*60*24)" office:value-type="time" office:time-value="PT07H05M35.438S" calcext:value-type="time">
            <text:p>07:05:3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27.59" calcext:value-type="float">
            <text:p>1727.59</text:p>
          </table:table-cell>
          <table:table-cell office:value-type="float" office:value="2122.67" calcext:value-type="float">
            <text:p>2122.67</text:p>
          </table:table-cell>
        </table:table-row>
        <table:table-row table:style-name="ro1">
          <table:table-cell office:value-type="float" office:value="25551438" calcext:value-type="float">
            <text:p>25551438</text:p>
          </table:table-cell>
          <table:table-cell table:formula="of:=[.A1599]/1000/(60*60*24)" office:value-type="time" office:time-value="PT07H05M51.438S" calcext:value-type="time">
            <text:p>07:05:5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28.64" calcext:value-type="float">
            <text:p>1728.64</text:p>
          </table:table-cell>
          <table:table-cell office:value-type="float" office:value="2123.93" calcext:value-type="float">
            <text:p>2123.93</text:p>
          </table:table-cell>
        </table:table-row>
        <table:table-row table:style-name="ro1">
          <table:table-cell office:value-type="float" office:value="25567438" calcext:value-type="float">
            <text:p>25567438</text:p>
          </table:table-cell>
          <table:table-cell table:formula="of:=[.A1600]/1000/(60*60*24)" office:value-type="time" office:time-value="PT07H06M07.438S" calcext:value-type="time">
            <text:p>07:06:07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29.7" calcext:value-type="float">
            <text:p>1729.7</text:p>
          </table:table-cell>
          <table:table-cell office:value-type="float" office:value="2125.19" calcext:value-type="float">
            <text:p>2125.19</text:p>
          </table:table-cell>
        </table:table-row>
        <table:table-row table:style-name="ro1">
          <table:table-cell office:value-type="float" office:value="25583438" calcext:value-type="float">
            <text:p>25583438</text:p>
          </table:table-cell>
          <table:table-cell table:formula="of:=[.A1601]/1000/(60*60*24)" office:value-type="time" office:time-value="PT07H06M23.438S" calcext:value-type="time">
            <text:p>07:06:23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30.75" calcext:value-type="float">
            <text:p>1730.75</text:p>
          </table:table-cell>
          <table:table-cell office:value-type="float" office:value="2126.46" calcext:value-type="float">
            <text:p>2126.46</text:p>
          </table:table-cell>
        </table:table-row>
        <table:table-row table:style-name="ro1">
          <table:table-cell office:value-type="float" office:value="25599438" calcext:value-type="float">
            <text:p>25599438</text:p>
          </table:table-cell>
          <table:table-cell table:formula="of:=[.A1602]/1000/(60*60*24)" office:value-type="time" office:time-value="PT07H06M39.438S" calcext:value-type="time">
            <text:p>07:06:39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31.81" calcext:value-type="float">
            <text:p>1731.81</text:p>
          </table:table-cell>
          <table:table-cell office:value-type="float" office:value="2127.72" calcext:value-type="float">
            <text:p>2127.72</text:p>
          </table:table-cell>
        </table:table-row>
        <table:table-row table:style-name="ro1">
          <table:table-cell office:value-type="float" office:value="25615438" calcext:value-type="float">
            <text:p>25615438</text:p>
          </table:table-cell>
          <table:table-cell table:formula="of:=[.A1603]/1000/(60*60*24)" office:value-type="time" office:time-value="PT07H06M55.438S" calcext:value-type="time">
            <text:p>07:06:55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32.86" calcext:value-type="float">
            <text:p>1732.86</text:p>
          </table:table-cell>
          <table:table-cell office:value-type="float" office:value="2128.98" calcext:value-type="float">
            <text:p>2128.98</text:p>
          </table:table-cell>
        </table:table-row>
        <table:table-row table:style-name="ro1">
          <table:table-cell office:value-type="float" office:value="25631438" calcext:value-type="float">
            <text:p>25631438</text:p>
          </table:table-cell>
          <table:table-cell table:formula="of:=[.A1604]/1000/(60*60*24)" office:value-type="time" office:time-value="PT07H07M11.438S" calcext:value-type="time">
            <text:p>07:07:11</text:p>
          </table:table-cell>
          <table:table-cell office:value-type="float" office:value="1.2" calcext:value-type="float">
            <text:p>1.2</text:p>
          </table:table-cell>
          <table:table-cell office:value-type="float" office:value="237.4" calcext:value-type="float">
            <text:p>237.4</text:p>
          </table:table-cell>
          <table:table-cell office:value-type="float" office:value="283.87" calcext:value-type="float">
            <text:p>283.87</text:p>
          </table:table-cell>
          <table:table-cell office:value-type="float" office:value="1733.92" calcext:value-type="float">
            <text:p>1733.92</text:p>
          </table:table-cell>
          <table:table-cell office:value-type="float" office:value="2130.24" calcext:value-type="float">
            <text:p>2130.24</text:p>
          </table:table-cell>
        </table:table-row>
        <table:table-row table:style-name="ro1">
          <table:table-cell office:value-type="float" office:value="25647438" calcext:value-type="float">
            <text:p>25647438</text:p>
          </table:table-cell>
          <table:table-cell table:formula="of:=[.A1605]/1000/(60*60*24)" office:value-type="time" office:time-value="PT07H07M27.438S" calcext:value-type="time">
            <text:p>07:07:27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34.97" calcext:value-type="float">
            <text:p>1734.97</text:p>
          </table:table-cell>
          <table:table-cell office:value-type="float" office:value="2131.5" calcext:value-type="float">
            <text:p>2131.5</text:p>
          </table:table-cell>
        </table:table-row>
        <table:table-row table:style-name="ro1">
          <table:table-cell office:value-type="float" office:value="25663438" calcext:value-type="float">
            <text:p>25663438</text:p>
          </table:table-cell>
          <table:table-cell table:formula="of:=[.A1606]/1000/(60*60*24)" office:value-type="time" office:time-value="PT07H07M43.438S" calcext:value-type="time">
            <text:p>07:07:43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36.03" calcext:value-type="float">
            <text:p>1736.03</text:p>
          </table:table-cell>
          <table:table-cell office:value-type="float" office:value="2132.77" calcext:value-type="float">
            <text:p>2132.77</text:p>
          </table:table-cell>
        </table:table-row>
        <table:table-row table:style-name="ro1">
          <table:table-cell office:value-type="float" office:value="25679438" calcext:value-type="float">
            <text:p>25679438</text:p>
          </table:table-cell>
          <table:table-cell table:formula="of:=[.A1607]/1000/(60*60*24)" office:value-type="time" office:time-value="PT07H07M59.438S" calcext:value-type="time">
            <text:p>07:07:59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37.08" calcext:value-type="float">
            <text:p>1737.08</text:p>
          </table:table-cell>
          <table:table-cell office:value-type="float" office:value="2134.03" calcext:value-type="float">
            <text:p>2134.03</text:p>
          </table:table-cell>
        </table:table-row>
        <table:table-row table:style-name="ro1">
          <table:table-cell office:value-type="float" office:value="25695438" calcext:value-type="float">
            <text:p>25695438</text:p>
          </table:table-cell>
          <table:table-cell table:formula="of:=[.A1608]/1000/(60*60*24)" office:value-type="time" office:time-value="PT07H08M15.438S" calcext:value-type="time">
            <text:p>07:08:15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38.14" calcext:value-type="float">
            <text:p>1738.14</text:p>
          </table:table-cell>
          <table:table-cell office:value-type="float" office:value="2135.29" calcext:value-type="float">
            <text:p>2135.29</text:p>
          </table:table-cell>
        </table:table-row>
        <table:table-row table:style-name="ro1">
          <table:table-cell office:value-type="float" office:value="25711438" calcext:value-type="float">
            <text:p>25711438</text:p>
          </table:table-cell>
          <table:table-cell table:formula="of:=[.A1609]/1000/(60*60*24)" office:value-type="time" office:time-value="PT07H08M31.438S" calcext:value-type="time">
            <text:p>07:08:31</text:p>
          </table:table-cell>
          <table:table-cell office:value-type="float" office:value="1.2" calcext:value-type="float">
            <text:p>1.2</text:p>
          </table:table-cell>
          <table:table-cell office:value-type="float" office:value="237.3" calcext:value-type="float">
            <text:p>237.3</text:p>
          </table:table-cell>
          <table:table-cell office:value-type="float" office:value="283.75" calcext:value-type="float">
            <text:p>283.75</text:p>
          </table:table-cell>
          <table:table-cell office:value-type="float" office:value="1739.19" calcext:value-type="float">
            <text:p>1739.19</text:p>
          </table:table-cell>
          <table:table-cell office:value-type="float" office:value="2136.55" calcext:value-type="float">
            <text:p>2136.55</text:p>
          </table:table-cell>
        </table:table-row>
        <table:table-row table:style-name="ro1">
          <table:table-cell office:value-type="float" office:value="25727438" calcext:value-type="float">
            <text:p>25727438</text:p>
          </table:table-cell>
          <table:table-cell table:formula="of:=[.A1610]/1000/(60*60*24)" office:value-type="time" office:time-value="PT07H08M47.438S" calcext:value-type="time">
            <text:p>07:08:4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740.24" calcext:value-type="float">
            <text:p>1740.24</text:p>
          </table:table-cell>
          <table:table-cell office:value-type="float" office:value="2137.81" calcext:value-type="float">
            <text:p>2137.81</text:p>
          </table:table-cell>
        </table:table-row>
        <table:table-row table:style-name="ro1">
          <table:table-cell office:value-type="float" office:value="25743438" calcext:value-type="float">
            <text:p>25743438</text:p>
          </table:table-cell>
          <table:table-cell table:formula="of:=[.A1611]/1000/(60*60*24)" office:value-type="time" office:time-value="PT07H09M03.438S" calcext:value-type="time">
            <text:p>07:09:03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3" calcext:value-type="float">
            <text:p>283.63</text:p>
          </table:table-cell>
          <table:table-cell office:value-type="float" office:value="1741.3" calcext:value-type="float">
            <text:p>1741.3</text:p>
          </table:table-cell>
          <table:table-cell office:value-type="float" office:value="2139.07" calcext:value-type="float">
            <text:p>2139.07</text:p>
          </table:table-cell>
        </table:table-row>
        <table:table-row table:style-name="ro1">
          <table:table-cell office:value-type="float" office:value="25759438" calcext:value-type="float">
            <text:p>25759438</text:p>
          </table:table-cell>
          <table:table-cell table:formula="of:=[.A1612]/1000/(60*60*24)" office:value-type="time" office:time-value="PT07H09M19.438S" calcext:value-type="time">
            <text:p>07:09:19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742.35" calcext:value-type="float">
            <text:p>1742.35</text:p>
          </table:table-cell>
          <table:table-cell office:value-type="float" office:value="2140.34" calcext:value-type="float">
            <text:p>2140.34</text:p>
          </table:table-cell>
        </table:table-row>
        <table:table-row table:style-name="ro1">
          <table:table-cell office:value-type="float" office:value="25775438" calcext:value-type="float">
            <text:p>25775438</text:p>
          </table:table-cell>
          <table:table-cell table:formula="of:=[.A1613]/1000/(60*60*24)" office:value-type="time" office:time-value="PT07H09M35.438S" calcext:value-type="time">
            <text:p>07:09:35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743.41" calcext:value-type="float">
            <text:p>1743.41</text:p>
          </table:table-cell>
          <table:table-cell office:value-type="float" office:value="2141.6" calcext:value-type="float">
            <text:p>2141.6</text:p>
          </table:table-cell>
        </table:table-row>
        <table:table-row table:style-name="ro1">
          <table:table-cell office:value-type="float" office:value="25791438" calcext:value-type="float">
            <text:p>25791438</text:p>
          </table:table-cell>
          <table:table-cell table:formula="of:=[.A1614]/1000/(60*60*24)" office:value-type="time" office:time-value="PT07H09M51.438S" calcext:value-type="time">
            <text:p>07:09:5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744.46" calcext:value-type="float">
            <text:p>1744.46</text:p>
          </table:table-cell>
          <table:table-cell office:value-type="float" office:value="2142.86" calcext:value-type="float">
            <text:p>2142.86</text:p>
          </table:table-cell>
        </table:table-row>
        <table:table-row table:style-name="ro1">
          <table:table-cell office:value-type="float" office:value="25807438" calcext:value-type="float">
            <text:p>25807438</text:p>
          </table:table-cell>
          <table:table-cell table:formula="of:=[.A1615]/1000/(60*60*24)" office:value-type="time" office:time-value="PT07H10M07.438S" calcext:value-type="time">
            <text:p>07:10:07</text:p>
          </table:table-cell>
          <table:table-cell office:value-type="float" office:value="1.2" calcext:value-type="float">
            <text:p>1.2</text:p>
          </table:table-cell>
          <table:table-cell office:value-type="float" office:value="237.2" calcext:value-type="float">
            <text:p>237.2</text:p>
          </table:table-cell>
          <table:table-cell office:value-type="float" office:value="283.62" calcext:value-type="float">
            <text:p>283.62</text:p>
          </table:table-cell>
          <table:table-cell office:value-type="float" office:value="1745.52" calcext:value-type="float">
            <text:p>1745.52</text:p>
          </table:table-cell>
          <table:table-cell office:value-type="float" office:value="2144.12" calcext:value-type="float">
            <text:p>2144.12</text:p>
          </table:table-cell>
        </table:table-row>
        <table:table-row table:style-name="ro1">
          <table:table-cell office:value-type="float" office:value="25823438" calcext:value-type="float">
            <text:p>25823438</text:p>
          </table:table-cell>
          <table:table-cell table:formula="of:=[.A1616]/1000/(60*60*24)" office:value-type="time" office:time-value="PT07H10M23.438S" calcext:value-type="time">
            <text:p>07:10:2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1" calcext:value-type="float">
            <text:p>283.51</text:p>
          </table:table-cell>
          <table:table-cell office:value-type="float" office:value="1746.57" calcext:value-type="float">
            <text:p>1746.57</text:p>
          </table:table-cell>
          <table:table-cell office:value-type="float" office:value="2145.38" calcext:value-type="float">
            <text:p>2145.38</text:p>
          </table:table-cell>
        </table:table-row>
        <table:table-row table:style-name="ro1">
          <table:table-cell office:value-type="float" office:value="25839438" calcext:value-type="float">
            <text:p>25839438</text:p>
          </table:table-cell>
          <table:table-cell table:formula="of:=[.A1617]/1000/(60*60*24)" office:value-type="time" office:time-value="PT07H10M39.438S" calcext:value-type="time">
            <text:p>07:10:39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747.63" calcext:value-type="float">
            <text:p>1747.63</text:p>
          </table:table-cell>
          <table:table-cell office:value-type="float" office:value="2146.64" calcext:value-type="float">
            <text:p>2146.64</text:p>
          </table:table-cell>
        </table:table-row>
        <table:table-row table:style-name="ro1">
          <table:table-cell office:value-type="float" office:value="25855438" calcext:value-type="float">
            <text:p>25855438</text:p>
          </table:table-cell>
          <table:table-cell table:formula="of:=[.A1618]/1000/(60*60*24)" office:value-type="time" office:time-value="PT07H10M55.438S" calcext:value-type="time">
            <text:p>07:10:55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748.68" calcext:value-type="float">
            <text:p>1748.68</text:p>
          </table:table-cell>
          <table:table-cell office:value-type="float" office:value="2147.9" calcext:value-type="float">
            <text:p>2147.9</text:p>
          </table:table-cell>
        </table:table-row>
        <table:table-row table:style-name="ro1">
          <table:table-cell office:value-type="float" office:value="25871438" calcext:value-type="float">
            <text:p>25871438</text:p>
          </table:table-cell>
          <table:table-cell table:formula="of:=[.A1619]/1000/(60*60*24)" office:value-type="time" office:time-value="PT07H11M11.438S" calcext:value-type="time">
            <text:p>07:11:11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749.73" calcext:value-type="float">
            <text:p>1749.73</text:p>
          </table:table-cell>
          <table:table-cell office:value-type="float" office:value="2149.16" calcext:value-type="float">
            <text:p>2149.16</text:p>
          </table:table-cell>
        </table:table-row>
        <table:table-row table:style-name="ro1">
          <table:table-cell office:value-type="float" office:value="25887438" calcext:value-type="float">
            <text:p>25887438</text:p>
          </table:table-cell>
          <table:table-cell table:formula="of:=[.A1620]/1000/(60*60*24)" office:value-type="time" office:time-value="PT07H11M27.438S" calcext:value-type="time">
            <text:p>07:11:2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750.79" calcext:value-type="float">
            <text:p>1750.79</text:p>
          </table:table-cell>
          <table:table-cell office:value-type="float" office:value="2150.43" calcext:value-type="float">
            <text:p>2150.43</text:p>
          </table:table-cell>
        </table:table-row>
        <table:table-row table:style-name="ro1">
          <table:table-cell office:value-type="float" office:value="25903438" calcext:value-type="float">
            <text:p>25903438</text:p>
          </table:table-cell>
          <table:table-cell table:formula="of:=[.A1621]/1000/(60*60*24)" office:value-type="time" office:time-value="PT07H11M43.438S" calcext:value-type="time">
            <text:p>07:11:43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751.84" calcext:value-type="float">
            <text:p>1751.84</text:p>
          </table:table-cell>
          <table:table-cell office:value-type="float" office:value="2151.69" calcext:value-type="float">
            <text:p>2151.69</text:p>
          </table:table-cell>
        </table:table-row>
        <table:table-row table:style-name="ro1">
          <table:table-cell office:value-type="float" office:value="25919437" calcext:value-type="float">
            <text:p>25919437</text:p>
          </table:table-cell>
          <table:table-cell table:formula="of:=[.A1622]/1000/(60*60*24)" office:value-type="time" office:time-value="PT07H11M59.437S" calcext:value-type="time">
            <text:p>07:11:5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752.9" calcext:value-type="float">
            <text:p>1752.9</text:p>
          </table:table-cell>
          <table:table-cell office:value-type="float" office:value="2152.95" calcext:value-type="float">
            <text:p>2152.95</text:p>
          </table:table-cell>
        </table:table-row>
        <table:table-row table:style-name="ro1">
          <table:table-cell office:value-type="float" office:value="25935438" calcext:value-type="float">
            <text:p>25935438</text:p>
          </table:table-cell>
          <table:table-cell table:formula="of:=[.A1623]/1000/(60*60*24)" office:value-type="time" office:time-value="PT07H12M15.438S" calcext:value-type="time">
            <text:p>07:12:1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753.95" calcext:value-type="float">
            <text:p>1753.95</text:p>
          </table:table-cell>
          <table:table-cell office:value-type="float" office:value="2154.21" calcext:value-type="float">
            <text:p>2154.21</text:p>
          </table:table-cell>
        </table:table-row>
        <table:table-row table:style-name="ro1">
          <table:table-cell office:value-type="float" office:value="25951438" calcext:value-type="float">
            <text:p>25951438</text:p>
          </table:table-cell>
          <table:table-cell table:formula="of:=[.A1624]/1000/(60*60*24)" office:value-type="time" office:time-value="PT07H12M31.438S" calcext:value-type="time">
            <text:p>07:12:31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755.01" calcext:value-type="float">
            <text:p>1755.01</text:p>
          </table:table-cell>
          <table:table-cell office:value-type="float" office:value="2155.47" calcext:value-type="float">
            <text:p>2155.47</text:p>
          </table:table-cell>
        </table:table-row>
        <table:table-row table:style-name="ro1">
          <table:table-cell office:value-type="float" office:value="25967438" calcext:value-type="float">
            <text:p>25967438</text:p>
          </table:table-cell>
          <table:table-cell table:formula="of:=[.A1625]/1000/(60*60*24)" office:value-type="time" office:time-value="PT07H12M47.438S" calcext:value-type="time">
            <text:p>07:12:47</text:p>
          </table:table-cell>
          <table:table-cell office:value-type="float" office:value="1.2" calcext:value-type="float">
            <text:p>1.2</text:p>
          </table:table-cell>
          <table:table-cell office:value-type="float" office:value="237.1" calcext:value-type="float">
            <text:p>237.1</text:p>
          </table:table-cell>
          <table:table-cell office:value-type="float" office:value="283.5" calcext:value-type="float">
            <text:p>283.5</text:p>
          </table:table-cell>
          <table:table-cell office:value-type="float" office:value="1756.06" calcext:value-type="float">
            <text:p>1756.06</text:p>
          </table:table-cell>
          <table:table-cell office:value-type="float" office:value="2156.73" calcext:value-type="float">
            <text:p>2156.73</text:p>
          </table:table-cell>
        </table:table-row>
        <table:table-row table:style-name="ro1">
          <table:table-cell office:value-type="float" office:value="25983438" calcext:value-type="float">
            <text:p>25983438</text:p>
          </table:table-cell>
          <table:table-cell table:formula="of:=[.A1626]/1000/(60*60*24)" office:value-type="time" office:time-value="PT07H13M03.438S" calcext:value-type="time">
            <text:p>07:13:0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757.11" calcext:value-type="float">
            <text:p>1757.11</text:p>
          </table:table-cell>
          <table:table-cell office:value-type="float" office:value="2157.98" calcext:value-type="float">
            <text:p>2157.98</text:p>
          </table:table-cell>
        </table:table-row>
        <table:table-row table:style-name="ro1">
          <table:table-cell office:value-type="float" office:value="25999438" calcext:value-type="float">
            <text:p>25999438</text:p>
          </table:table-cell>
          <table:table-cell table:formula="of:=[.A1627]/1000/(60*60*24)" office:value-type="time" office:time-value="PT07H13M19.438S" calcext:value-type="time">
            <text:p>07:13:19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758.16" calcext:value-type="float">
            <text:p>1758.16</text:p>
          </table:table-cell>
          <table:table-cell office:value-type="float" office:value="2159.24" calcext:value-type="float">
            <text:p>2159.24</text:p>
          </table:table-cell>
        </table:table-row>
        <table:table-row table:style-name="ro1">
          <table:table-cell office:value-type="float" office:value="26015438" calcext:value-type="float">
            <text:p>26015438</text:p>
          </table:table-cell>
          <table:table-cell table:formula="of:=[.A1628]/1000/(60*60*24)" office:value-type="time" office:time-value="PT07H13M35.438S" calcext:value-type="time">
            <text:p>07:1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759.22" calcext:value-type="float">
            <text:p>1759.22</text:p>
          </table:table-cell>
          <table:table-cell office:value-type="float" office:value="2160.5" calcext:value-type="float">
            <text:p>2160.5</text:p>
          </table:table-cell>
        </table:table-row>
        <table:table-row table:style-name="ro1">
          <table:table-cell office:value-type="float" office:value="26031438" calcext:value-type="float">
            <text:p>26031438</text:p>
          </table:table-cell>
          <table:table-cell table:formula="of:=[.A1629]/1000/(60*60*24)" office:value-type="time" office:time-value="PT07H13M51.438S" calcext:value-type="time">
            <text:p>07:1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760.27" calcext:value-type="float">
            <text:p>1760.27</text:p>
          </table:table-cell>
          <table:table-cell office:value-type="float" office:value="2161.76" calcext:value-type="float">
            <text:p>2161.76</text:p>
          </table:table-cell>
        </table:table-row>
        <table:table-row table:style-name="ro1">
          <table:table-cell office:value-type="float" office:value="26047438" calcext:value-type="float">
            <text:p>26047438</text:p>
          </table:table-cell>
          <table:table-cell table:formula="of:=[.A1630]/1000/(60*60*24)" office:value-type="time" office:time-value="PT07H14M07.438S" calcext:value-type="time">
            <text:p>07:1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761.32" calcext:value-type="float">
            <text:p>1761.32</text:p>
          </table:table-cell>
          <table:table-cell office:value-type="float" office:value="2163.01" calcext:value-type="float">
            <text:p>2163.01</text:p>
          </table:table-cell>
        </table:table-row>
        <table:table-row table:style-name="ro1">
          <table:table-cell office:value-type="float" office:value="26063438" calcext:value-type="float">
            <text:p>26063438</text:p>
          </table:table-cell>
          <table:table-cell table:formula="of:=[.A1631]/1000/(60*60*24)" office:value-type="time" office:time-value="PT07H14M23.438S" calcext:value-type="time">
            <text:p>07:14:23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762.38" calcext:value-type="float">
            <text:p>1762.38</text:p>
          </table:table-cell>
          <table:table-cell office:value-type="float" office:value="2164.27" calcext:value-type="float">
            <text:p>2164.27</text:p>
          </table:table-cell>
        </table:table-row>
        <table:table-row table:style-name="ro1">
          <table:table-cell office:value-type="float" office:value="26079438" calcext:value-type="float">
            <text:p>26079438</text:p>
          </table:table-cell>
          <table:table-cell table:formula="of:=[.A1632]/1000/(60*60*24)" office:value-type="time" office:time-value="PT07H14M39.438S" calcext:value-type="time">
            <text:p>07:1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7" calcext:value-type="float">
            <text:p>237</text:p>
          </table:table-cell>
          <table:table-cell office:value-type="float" office:value="282.43" calcext:value-type="float">
            <text:p>282.43</text:p>
          </table:table-cell>
          <table:table-cell office:value-type="float" office:value="1763.43" calcext:value-type="float">
            <text:p>1763.43</text:p>
          </table:table-cell>
          <table:table-cell office:value-type="float" office:value="2165.53" calcext:value-type="float">
            <text:p>2165.53</text:p>
          </table:table-cell>
        </table:table-row>
        <table:table-row table:style-name="ro1">
          <table:table-cell office:value-type="float" office:value="26095438" calcext:value-type="float">
            <text:p>26095438</text:p>
          </table:table-cell>
          <table:table-cell table:formula="of:=[.A1633]/1000/(60*60*24)" office:value-type="time" office:time-value="PT07H14M55.438S" calcext:value-type="time">
            <text:p>07:14:55</text:p>
          </table:table-cell>
          <table:table-cell office:value-type="float" office:value="1.2" calcext:value-type="float">
            <text:p>1.2</text:p>
          </table:table-cell>
          <table:table-cell office:value-type="float" office:value="237" calcext:value-type="float">
            <text:p>237</text:p>
          </table:table-cell>
          <table:table-cell office:value-type="float" office:value="283.38" calcext:value-type="float">
            <text:p>283.38</text:p>
          </table:table-cell>
          <table:table-cell office:value-type="float" office:value="1764.48" calcext:value-type="float">
            <text:p>1764.48</text:p>
          </table:table-cell>
          <table:table-cell office:value-type="float" office:value="2166.79" calcext:value-type="float">
            <text:p>2166.79</text:p>
          </table:table-cell>
        </table:table-row>
        <table:table-row table:style-name="ro1">
          <table:table-cell office:value-type="float" office:value="26111438" calcext:value-type="float">
            <text:p>26111438</text:p>
          </table:table-cell>
          <table:table-cell table:formula="of:=[.A1634]/1000/(60*60*24)" office:value-type="time" office:time-value="PT07H15M11.438S" calcext:value-type="time">
            <text:p>07:15:11</text:p>
          </table:table-cell>
          <table:table-cell office:value-type="float" office:value="1.2" calcext:value-type="float">
            <text:p>1.2</text:p>
          </table:table-cell>
          <table:table-cell office:value-type="float" office:value="236.9" calcext:value-type="float">
            <text:p>236.9</text:p>
          </table:table-cell>
          <table:table-cell office:value-type="float" office:value="283.26" calcext:value-type="float">
            <text:p>283.26</text:p>
          </table:table-cell>
          <table:table-cell office:value-type="float" office:value="1765.54" calcext:value-type="float">
            <text:p>1765.54</text:p>
          </table:table-cell>
          <table:table-cell office:value-type="float" office:value="2168.04" calcext:value-type="float">
            <text:p>2168.04</text:p>
          </table:table-cell>
        </table:table-row>
        <table:table-row table:style-name="ro1">
          <table:table-cell office:value-type="float" office:value="26127438" calcext:value-type="float">
            <text:p>26127438</text:p>
          </table:table-cell>
          <table:table-cell table:formula="of:=[.A1635]/1000/(60*60*24)" office:value-type="time" office:time-value="PT07H15M27.438S" calcext:value-type="time">
            <text:p>07:1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766.59" calcext:value-type="float">
            <text:p>1766.59</text:p>
          </table:table-cell>
          <table:table-cell office:value-type="float" office:value="2169.3" calcext:value-type="float">
            <text:p>2169.3</text:p>
          </table:table-cell>
        </table:table-row>
        <table:table-row table:style-name="ro1">
          <table:table-cell office:value-type="float" office:value="26143438" calcext:value-type="float">
            <text:p>26143438</text:p>
          </table:table-cell>
          <table:table-cell table:formula="of:=[.A1636]/1000/(60*60*24)" office:value-type="time" office:time-value="PT07H15M43.438S" calcext:value-type="time">
            <text:p>07:15:43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767.64" calcext:value-type="float">
            <text:p>1767.64</text:p>
          </table:table-cell>
          <table:table-cell office:value-type="float" office:value="2170.56" calcext:value-type="float">
            <text:p>2170.56</text:p>
          </table:table-cell>
        </table:table-row>
        <table:table-row table:style-name="ro1">
          <table:table-cell office:value-type="float" office:value="26159438" calcext:value-type="float">
            <text:p>26159438</text:p>
          </table:table-cell>
          <table:table-cell table:formula="of:=[.A1637]/1000/(60*60*24)" office:value-type="time" office:time-value="PT07H15M59.438S" calcext:value-type="time">
            <text:p>07:15:59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768.69" calcext:value-type="float">
            <text:p>1768.69</text:p>
          </table:table-cell>
          <table:table-cell office:value-type="float" office:value="2171.81" calcext:value-type="float">
            <text:p>2171.81</text:p>
          </table:table-cell>
        </table:table-row>
        <table:table-row table:style-name="ro1">
          <table:table-cell office:value-type="float" office:value="26175438" calcext:value-type="float">
            <text:p>26175438</text:p>
          </table:table-cell>
          <table:table-cell table:formula="of:=[.A1638]/1000/(60*60*24)" office:value-type="time" office:time-value="PT07H16M15.438S" calcext:value-type="time">
            <text:p>07:16:15</text:p>
          </table:table-cell>
          <table:table-cell office:value-type="float" office:value="1.2" calcext:value-type="float">
            <text:p>1.2</text:p>
          </table:table-cell>
          <table:table-cell office:value-type="float" office:value="236.8" calcext:value-type="float">
            <text:p>236.8</text:p>
          </table:table-cell>
          <table:table-cell office:value-type="float" office:value="283.14" calcext:value-type="float">
            <text:p>283.14</text:p>
          </table:table-cell>
          <table:table-cell office:value-type="float" office:value="1769.75" calcext:value-type="float">
            <text:p>1769.75</text:p>
          </table:table-cell>
          <table:table-cell office:value-type="float" office:value="2173.07" calcext:value-type="float">
            <text:p>2173.07</text:p>
          </table:table-cell>
        </table:table-row>
        <table:table-row table:style-name="ro1">
          <table:table-cell office:value-type="float" office:value="26191438" calcext:value-type="float">
            <text:p>26191438</text:p>
          </table:table-cell>
          <table:table-cell table:formula="of:=[.A1639]/1000/(60*60*24)" office:value-type="time" office:time-value="PT07H16M31.438S" calcext:value-type="time">
            <text:p>07:1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9" calcext:value-type="float">
            <text:p>236.9</text:p>
          </table:table-cell>
          <table:table-cell office:value-type="float" office:value="282.31" calcext:value-type="float">
            <text:p>282.31</text:p>
          </table:table-cell>
          <table:table-cell office:value-type="float" office:value="1770.8" calcext:value-type="float">
            <text:p>1770.8</text:p>
          </table:table-cell>
          <table:table-cell office:value-type="float" office:value="2174.32" calcext:value-type="float">
            <text:p>2174.32</text:p>
          </table:table-cell>
        </table:table-row>
        <table:table-row table:style-name="ro1">
          <table:table-cell office:value-type="float" office:value="26207438" calcext:value-type="float">
            <text:p>26207438</text:p>
          </table:table-cell>
          <table:table-cell table:formula="of:=[.A1640]/1000/(60*60*24)" office:value-type="time" office:time-value="PT07H16M47.438S" calcext:value-type="time">
            <text:p>07:16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771.85" calcext:value-type="float">
            <text:p>1771.85</text:p>
          </table:table-cell>
          <table:table-cell office:value-type="float" office:value="2175.58" calcext:value-type="float">
            <text:p>2175.58</text:p>
          </table:table-cell>
        </table:table-row>
        <table:table-row table:style-name="ro1">
          <table:table-cell office:value-type="float" office:value="26223438" calcext:value-type="float">
            <text:p>26223438</text:p>
          </table:table-cell>
          <table:table-cell table:formula="of:=[.A1641]/1000/(60*60*24)" office:value-type="time" office:time-value="PT07H17M03.438S" calcext:value-type="time">
            <text:p>07:1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772.9" calcext:value-type="float">
            <text:p>1772.9</text:p>
          </table:table-cell>
          <table:table-cell office:value-type="float" office:value="2176.83" calcext:value-type="float">
            <text:p>2176.83</text:p>
          </table:table-cell>
        </table:table-row>
        <table:table-row table:style-name="ro1">
          <table:table-cell office:value-type="float" office:value="26239438" calcext:value-type="float">
            <text:p>26239438</text:p>
          </table:table-cell>
          <table:table-cell table:formula="of:=[.A1642]/1000/(60*60*24)" office:value-type="time" office:time-value="PT07H17M19.438S" calcext:value-type="time">
            <text:p>07:1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773.96" calcext:value-type="float">
            <text:p>1773.96</text:p>
          </table:table-cell>
          <table:table-cell office:value-type="float" office:value="2178.09" calcext:value-type="float">
            <text:p>2178.09</text:p>
          </table:table-cell>
        </table:table-row>
        <table:table-row table:style-name="ro1">
          <table:table-cell office:value-type="float" office:value="26255438" calcext:value-type="float">
            <text:p>26255438</text:p>
          </table:table-cell>
          <table:table-cell table:formula="of:=[.A1643]/1000/(60*60*24)" office:value-type="time" office:time-value="PT07H17M35.438S" calcext:value-type="time">
            <text:p>07:1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8" calcext:value-type="float">
            <text:p>236.8</text:p>
          </table:table-cell>
          <table:table-cell office:value-type="float" office:value="282.19" calcext:value-type="float">
            <text:p>282.19</text:p>
          </table:table-cell>
          <table:table-cell office:value-type="float" office:value="1775.01" calcext:value-type="float">
            <text:p>1775.01</text:p>
          </table:table-cell>
          <table:table-cell office:value-type="float" office:value="2179.34" calcext:value-type="float">
            <text:p>2179.34</text:p>
          </table:table-cell>
        </table:table-row>
        <table:table-row table:style-name="ro1">
          <table:table-cell office:value-type="float" office:value="26271438" calcext:value-type="float">
            <text:p>26271438</text:p>
          </table:table-cell>
          <table:table-cell table:formula="of:=[.A1644]/1000/(60*60*24)" office:value-type="time" office:time-value="PT07H17M51.438S" calcext:value-type="time">
            <text:p>07:1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776.06" calcext:value-type="float">
            <text:p>1776.06</text:p>
          </table:table-cell>
          <table:table-cell office:value-type="float" office:value="2180.6" calcext:value-type="float">
            <text:p>2180.6</text:p>
          </table:table-cell>
        </table:table-row>
        <table:table-row table:style-name="ro1">
          <table:table-cell office:value-type="float" office:value="26287438" calcext:value-type="float">
            <text:p>26287438</text:p>
          </table:table-cell>
          <table:table-cell table:formula="of:=[.A1645]/1000/(60*60*24)" office:value-type="time" office:time-value="PT07H18M07.438S" calcext:value-type="time">
            <text:p>07:18:07</text:p>
          </table:table-cell>
          <table:table-cell office:value-type="float" office:value="1.2" calcext:value-type="float">
            <text:p>1.2</text:p>
          </table:table-cell>
          <table:table-cell office:value-type="float" office:value="236.7" calcext:value-type="float">
            <text:p>236.7</text:p>
          </table:table-cell>
          <table:table-cell office:value-type="float" office:value="283.02" calcext:value-type="float">
            <text:p>283.02</text:p>
          </table:table-cell>
          <table:table-cell office:value-type="float" office:value="1777.11" calcext:value-type="float">
            <text:p>1777.11</text:p>
          </table:table-cell>
          <table:table-cell office:value-type="float" office:value="2181.85" calcext:value-type="float">
            <text:p>2181.85</text:p>
          </table:table-cell>
        </table:table-row>
        <table:table-row table:style-name="ro1">
          <table:table-cell office:value-type="float" office:value="26303438" calcext:value-type="float">
            <text:p>26303438</text:p>
          </table:table-cell>
          <table:table-cell table:formula="of:=[.A1646]/1000/(60*60*24)" office:value-type="time" office:time-value="PT07H18M23.438S" calcext:value-type="time">
            <text:p>07:18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778.17" calcext:value-type="float">
            <text:p>1778.17</text:p>
          </table:table-cell>
          <table:table-cell office:value-type="float" office:value="2183.11" calcext:value-type="float">
            <text:p>2183.11</text:p>
          </table:table-cell>
        </table:table-row>
        <table:table-row table:style-name="ro1">
          <table:table-cell office:value-type="float" office:value="26319438" calcext:value-type="float">
            <text:p>26319438</text:p>
          </table:table-cell>
          <table:table-cell table:formula="of:=[.A1647]/1000/(60*60*24)" office:value-type="time" office:time-value="PT07H18M39.438S" calcext:value-type="time">
            <text:p>07:18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7" calcext:value-type="float">
            <text:p>236.7</text:p>
          </table:table-cell>
          <table:table-cell office:value-type="float" office:value="282.07" calcext:value-type="float">
            <text:p>282.07</text:p>
          </table:table-cell>
          <table:table-cell office:value-type="float" office:value="1779.22" calcext:value-type="float">
            <text:p>1779.22</text:p>
          </table:table-cell>
          <table:table-cell office:value-type="float" office:value="2184.36" calcext:value-type="float">
            <text:p>2184.36</text:p>
          </table:table-cell>
        </table:table-row>
        <table:table-row table:style-name="ro1">
          <table:table-cell office:value-type="float" office:value="26335438" calcext:value-type="float">
            <text:p>26335438</text:p>
          </table:table-cell>
          <table:table-cell table:formula="of:=[.A1648]/1000/(60*60*24)" office:value-type="time" office:time-value="PT07H18M55.438S" calcext:value-type="time">
            <text:p>07:18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780.27" calcext:value-type="float">
            <text:p>1780.27</text:p>
          </table:table-cell>
          <table:table-cell office:value-type="float" office:value="2185.61" calcext:value-type="float">
            <text:p>2185.61</text:p>
          </table:table-cell>
        </table:table-row>
        <table:table-row table:style-name="ro1">
          <table:table-cell office:value-type="float" office:value="26351438" calcext:value-type="float">
            <text:p>26351438</text:p>
          </table:table-cell>
          <table:table-cell table:formula="of:=[.A1649]/1000/(60*60*24)" office:value-type="time" office:time-value="PT07H19M11.438S" calcext:value-type="time">
            <text:p>07:19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781.32" calcext:value-type="float">
            <text:p>1781.32</text:p>
          </table:table-cell>
          <table:table-cell office:value-type="float" office:value="2186.87" calcext:value-type="float">
            <text:p>2186.87</text:p>
          </table:table-cell>
        </table:table-row>
        <table:table-row table:style-name="ro1">
          <table:table-cell office:value-type="float" office:value="26367438" calcext:value-type="float">
            <text:p>26367438</text:p>
          </table:table-cell>
          <table:table-cell table:formula="of:=[.A1650]/1000/(60*60*24)" office:value-type="time" office:time-value="PT07H19M27.438S" calcext:value-type="time">
            <text:p>07:19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782.37" calcext:value-type="float">
            <text:p>1782.37</text:p>
          </table:table-cell>
          <table:table-cell office:value-type="float" office:value="2188.12" calcext:value-type="float">
            <text:p>2188.12</text:p>
          </table:table-cell>
        </table:table-row>
        <table:table-row table:style-name="ro1">
          <table:table-cell office:value-type="float" office:value="26383438" calcext:value-type="float">
            <text:p>26383438</text:p>
          </table:table-cell>
          <table:table-cell table:formula="of:=[.A1651]/1000/(60*60*24)" office:value-type="time" office:time-value="PT07H19M43.438S" calcext:value-type="time">
            <text:p>07:1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783.42" calcext:value-type="float">
            <text:p>1783.42</text:p>
          </table:table-cell>
          <table:table-cell office:value-type="float" office:value="2189.38" calcext:value-type="float">
            <text:p>2189.38</text:p>
          </table:table-cell>
        </table:table-row>
        <table:table-row table:style-name="ro1">
          <table:table-cell office:value-type="float" office:value="26399438" calcext:value-type="float">
            <text:p>26399438</text:p>
          </table:table-cell>
          <table:table-cell table:formula="of:=[.A1652]/1000/(60*60*24)" office:value-type="time" office:time-value="PT07H19M59.438S" calcext:value-type="time">
            <text:p>07:19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784.48" calcext:value-type="float">
            <text:p>1784.48</text:p>
          </table:table-cell>
          <table:table-cell office:value-type="float" office:value="2190.63" calcext:value-type="float">
            <text:p>2190.63</text:p>
          </table:table-cell>
        </table:table-row>
        <table:table-row table:style-name="ro1">
          <table:table-cell office:value-type="float" office:value="26415438" calcext:value-type="float">
            <text:p>26415438</text:p>
          </table:table-cell>
          <table:table-cell table:formula="of:=[.A1653]/1000/(60*60*24)" office:value-type="time" office:time-value="PT07H20M15.438S" calcext:value-type="time">
            <text:p>07:20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6" calcext:value-type="float">
            <text:p>236.6</text:p>
          </table:table-cell>
          <table:table-cell office:value-type="float" office:value="281.95" calcext:value-type="float">
            <text:p>281.95</text:p>
          </table:table-cell>
          <table:table-cell office:value-type="float" office:value="1785.53" calcext:value-type="float">
            <text:p>1785.53</text:p>
          </table:table-cell>
          <table:table-cell office:value-type="float" office:value="2191.88" calcext:value-type="float">
            <text:p>2191.88</text:p>
          </table:table-cell>
        </table:table-row>
        <table:table-row table:style-name="ro1">
          <table:table-cell office:value-type="float" office:value="26431438" calcext:value-type="float">
            <text:p>26431438</text:p>
          </table:table-cell>
          <table:table-cell table:formula="of:=[.A1654]/1000/(60*60*24)" office:value-type="time" office:time-value="PT07H20M31.438S" calcext:value-type="time">
            <text:p>07:20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786.58" calcext:value-type="float">
            <text:p>1786.58</text:p>
          </table:table-cell>
          <table:table-cell office:value-type="float" office:value="2193.14" calcext:value-type="float">
            <text:p>2193.14</text:p>
          </table:table-cell>
        </table:table-row>
        <table:table-row table:style-name="ro1">
          <table:table-cell office:value-type="float" office:value="26447438" calcext:value-type="float">
            <text:p>26447438</text:p>
          </table:table-cell>
          <table:table-cell table:formula="of:=[.A1655]/1000/(60*60*24)" office:value-type="time" office:time-value="PT07H20M47.438S" calcext:value-type="time">
            <text:p>07:2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787.63" calcext:value-type="float">
            <text:p>1787.63</text:p>
          </table:table-cell>
          <table:table-cell office:value-type="float" office:value="2194.39" calcext:value-type="float">
            <text:p>2194.39</text:p>
          </table:table-cell>
        </table:table-row>
        <table:table-row table:style-name="ro1">
          <table:table-cell office:value-type="float" office:value="26463438" calcext:value-type="float">
            <text:p>26463438</text:p>
          </table:table-cell>
          <table:table-cell table:formula="of:=[.A1656]/1000/(60*60*24)" office:value-type="time" office:time-value="PT07H21M03.438S" calcext:value-type="time">
            <text:p>07:21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788.68" calcext:value-type="float">
            <text:p>1788.68</text:p>
          </table:table-cell>
          <table:table-cell office:value-type="float" office:value="2195.64" calcext:value-type="float">
            <text:p>2195.64</text:p>
          </table:table-cell>
        </table:table-row>
        <table:table-row table:style-name="ro1">
          <table:table-cell office:value-type="float" office:value="26479438" calcext:value-type="float">
            <text:p>26479438</text:p>
          </table:table-cell>
          <table:table-cell table:formula="of:=[.A1657]/1000/(60*60*24)" office:value-type="time" office:time-value="PT07H21M19.438S" calcext:value-type="time">
            <text:p>07:21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789.73" calcext:value-type="float">
            <text:p>1789.73</text:p>
          </table:table-cell>
          <table:table-cell office:value-type="float" office:value="2196.9" calcext:value-type="float">
            <text:p>2196.9</text:p>
          </table:table-cell>
        </table:table-row>
        <table:table-row table:style-name="ro1">
          <table:table-cell office:value-type="float" office:value="26495438" calcext:value-type="float">
            <text:p>26495438</text:p>
          </table:table-cell>
          <table:table-cell table:formula="of:=[.A1658]/1000/(60*60*24)" office:value-type="time" office:time-value="PT07H21M35.438S" calcext:value-type="time">
            <text:p>07:21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3" calcext:value-type="float">
            <text:p>281.83</text:p>
          </table:table-cell>
          <table:table-cell office:value-type="float" office:value="1790.78" calcext:value-type="float">
            <text:p>1790.78</text:p>
          </table:table-cell>
          <table:table-cell office:value-type="float" office:value="2198.15" calcext:value-type="float">
            <text:p>2198.15</text:p>
          </table:table-cell>
        </table:table-row>
        <table:table-row table:style-name="ro1">
          <table:table-cell office:value-type="float" office:value="26511438" calcext:value-type="float">
            <text:p>26511438</text:p>
          </table:table-cell>
          <table:table-cell table:formula="of:=[.A1659]/1000/(60*60*24)" office:value-type="time" office:time-value="PT07H21M51.438S" calcext:value-type="time">
            <text:p>07:21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1" calcext:value-type="float">
            <text:p>281.71</text:p>
          </table:table-cell>
          <table:table-cell office:value-type="float" office:value="1791.83" calcext:value-type="float">
            <text:p>1791.83</text:p>
          </table:table-cell>
          <table:table-cell office:value-type="float" office:value="2199.4" calcext:value-type="float">
            <text:p>2199.4</text:p>
          </table:table-cell>
        </table:table-row>
        <table:table-row table:style-name="ro1">
          <table:table-cell office:value-type="float" office:value="26527438" calcext:value-type="float">
            <text:p>26527438</text:p>
          </table:table-cell>
          <table:table-cell table:formula="of:=[.A1660]/1000/(60*60*24)" office:value-type="time" office:time-value="PT07H22M07.438S" calcext:value-type="time">
            <text:p>07:22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792.88" calcext:value-type="float">
            <text:p>1792.88</text:p>
          </table:table-cell>
          <table:table-cell office:value-type="float" office:value="2200.66" calcext:value-type="float">
            <text:p>2200.66</text:p>
          </table:table-cell>
        </table:table-row>
        <table:table-row table:style-name="ro1">
          <table:table-cell office:value-type="float" office:value="26543438" calcext:value-type="float">
            <text:p>26543438</text:p>
          </table:table-cell>
          <table:table-cell table:formula="of:=[.A1661]/1000/(60*60*24)" office:value-type="time" office:time-value="PT07H22M23.438S" calcext:value-type="time">
            <text:p>07:22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5" calcext:value-type="float">
            <text:p>236.5</text:p>
          </table:table-cell>
          <table:table-cell office:value-type="float" office:value="281.82" calcext:value-type="float">
            <text:p>281.82</text:p>
          </table:table-cell>
          <table:table-cell office:value-type="float" office:value="1793.93" calcext:value-type="float">
            <text:p>1793.93</text:p>
          </table:table-cell>
          <table:table-cell office:value-type="float" office:value="2201.91" calcext:value-type="float">
            <text:p>2201.91</text:p>
          </table:table-cell>
        </table:table-row>
        <table:table-row table:style-name="ro1">
          <table:table-cell office:value-type="float" office:value="26559438" calcext:value-type="float">
            <text:p>26559438</text:p>
          </table:table-cell>
          <table:table-cell table:formula="of:=[.A1662]/1000/(60*60*24)" office:value-type="time" office:time-value="PT07H22M39.438S" calcext:value-type="time">
            <text:p>07:22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794.98" calcext:value-type="float">
            <text:p>1794.98</text:p>
          </table:table-cell>
          <table:table-cell office:value-type="float" office:value="2203.16" calcext:value-type="float">
            <text:p>2203.16</text:p>
          </table:table-cell>
        </table:table-row>
        <table:table-row table:style-name="ro1">
          <table:table-cell office:value-type="float" office:value="26575438" calcext:value-type="float">
            <text:p>26575438</text:p>
          </table:table-cell>
          <table:table-cell table:formula="of:=[.A1663]/1000/(60*60*24)" office:value-type="time" office:time-value="PT07H22M55.438S" calcext:value-type="time">
            <text:p>07:22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4" calcext:value-type="float">
            <text:p>236.4</text:p>
          </table:table-cell>
          <table:table-cell office:value-type="float" office:value="281.7" calcext:value-type="float">
            <text:p>281.7</text:p>
          </table:table-cell>
          <table:table-cell office:value-type="float" office:value="1796.03" calcext:value-type="float">
            <text:p>1796.03</text:p>
          </table:table-cell>
          <table:table-cell office:value-type="float" office:value="2204.42" calcext:value-type="float">
            <text:p>2204.42</text:p>
          </table:table-cell>
        </table:table-row>
        <table:table-row table:style-name="ro1">
          <table:table-cell office:value-type="float" office:value="26591438" calcext:value-type="float">
            <text:p>26591438</text:p>
          </table:table-cell>
          <table:table-cell table:formula="of:=[.A1664]/1000/(60*60*24)" office:value-type="time" office:time-value="PT07H23M11.438S" calcext:value-type="time">
            <text:p>07:23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0.64" calcext:value-type="float">
            <text:p>280.64</text:p>
          </table:table-cell>
          <table:table-cell office:value-type="float" office:value="1797.09" calcext:value-type="float">
            <text:p>1797.09</text:p>
          </table:table-cell>
          <table:table-cell office:value-type="float" office:value="2205.67" calcext:value-type="float">
            <text:p>2205.67</text:p>
          </table:table-cell>
        </table:table-row>
        <table:table-row table:style-name="ro1">
          <table:table-cell office:value-type="float" office:value="26607438" calcext:value-type="float">
            <text:p>26607438</text:p>
          </table:table-cell>
          <table:table-cell table:formula="of:=[.A1665]/1000/(60*60*24)" office:value-type="time" office:time-value="PT07H23M27.438S" calcext:value-type="time">
            <text:p>07:23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798.14" calcext:value-type="float">
            <text:p>1798.14</text:p>
          </table:table-cell>
          <table:table-cell office:value-type="float" office:value="2206.92" calcext:value-type="float">
            <text:p>2206.92</text:p>
          </table:table-cell>
        </table:table-row>
        <table:table-row table:style-name="ro1">
          <table:table-cell office:value-type="float" office:value="26623438" calcext:value-type="float">
            <text:p>26623438</text:p>
          </table:table-cell>
          <table:table-cell table:formula="of:=[.A1666]/1000/(60*60*24)" office:value-type="time" office:time-value="PT07H23M43.438S" calcext:value-type="time">
            <text:p>07:23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799.19" calcext:value-type="float">
            <text:p>1799.19</text:p>
          </table:table-cell>
          <table:table-cell office:value-type="float" office:value="2208.17" calcext:value-type="float">
            <text:p>2208.17</text:p>
          </table:table-cell>
        </table:table-row>
        <table:table-row table:style-name="ro1">
          <table:table-cell office:value-type="float" office:value="26639438" calcext:value-type="float">
            <text:p>26639438</text:p>
          </table:table-cell>
          <table:table-cell table:formula="of:=[.A1667]/1000/(60*60*24)" office:value-type="time" office:time-value="PT07H23M59.438S" calcext:value-type="time">
            <text:p>07:23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00.24" calcext:value-type="float">
            <text:p>1800.24</text:p>
          </table:table-cell>
          <table:table-cell office:value-type="float" office:value="2209.42" calcext:value-type="float">
            <text:p>2209.42</text:p>
          </table:table-cell>
        </table:table-row>
        <table:table-row table:style-name="ro1">
          <table:table-cell office:value-type="float" office:value="26655438" calcext:value-type="float">
            <text:p>26655438</text:p>
          </table:table-cell>
          <table:table-cell table:formula="of:=[.A1668]/1000/(60*60*24)" office:value-type="time" office:time-value="PT07H24M15.438S" calcext:value-type="time">
            <text:p>07:24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01.29" calcext:value-type="float">
            <text:p>1801.29</text:p>
          </table:table-cell>
          <table:table-cell office:value-type="float" office:value="2210.67" calcext:value-type="float">
            <text:p>2210.67</text:p>
          </table:table-cell>
        </table:table-row>
        <table:table-row table:style-name="ro1">
          <table:table-cell office:value-type="float" office:value="26671438" calcext:value-type="float">
            <text:p>26671438</text:p>
          </table:table-cell>
          <table:table-cell table:formula="of:=[.A1669]/1000/(60*60*24)" office:value-type="time" office:time-value="PT07H24M31.438S" calcext:value-type="time">
            <text:p>07:24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.3" calcext:value-type="float">
            <text:p>236.3</text:p>
          </table:table-cell>
          <table:table-cell office:value-type="float" office:value="281.58" calcext:value-type="float">
            <text:p>281.58</text:p>
          </table:table-cell>
          <table:table-cell office:value-type="float" office:value="1802.34" calcext:value-type="float">
            <text:p>1802.34</text:p>
          </table:table-cell>
          <table:table-cell office:value-type="float" office:value="2211.92" calcext:value-type="float">
            <text:p>2211.92</text:p>
          </table:table-cell>
        </table:table-row>
        <table:table-row table:style-name="ro1">
          <table:table-cell office:value-type="float" office:value="26687438" calcext:value-type="float">
            <text:p>26687438</text:p>
          </table:table-cell>
          <table:table-cell table:formula="of:=[.A1670]/1000/(60*60*24)" office:value-type="time" office:time-value="PT07H24M47.438S" calcext:value-type="time">
            <text:p>07:24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03.39" calcext:value-type="float">
            <text:p>1803.39</text:p>
          </table:table-cell>
          <table:table-cell office:value-type="float" office:value="2213.17" calcext:value-type="float">
            <text:p>2213.17</text:p>
          </table:table-cell>
        </table:table-row>
        <table:table-row table:style-name="ro1">
          <table:table-cell office:value-type="float" office:value="26703438" calcext:value-type="float">
            <text:p>26703438</text:p>
          </table:table-cell>
          <table:table-cell table:formula="of:=[.A1671]/1000/(60*60*24)" office:value-type="time" office:time-value="PT07H25M03.438S" calcext:value-type="time">
            <text:p>07:25:03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04.44" calcext:value-type="float">
            <text:p>1804.44</text:p>
          </table:table-cell>
          <table:table-cell office:value-type="float" office:value="2214.42" calcext:value-type="float">
            <text:p>2214.42</text:p>
          </table:table-cell>
        </table:table-row>
        <table:table-row table:style-name="ro1">
          <table:table-cell office:value-type="float" office:value="26719438" calcext:value-type="float">
            <text:p>26719438</text:p>
          </table:table-cell>
          <table:table-cell table:formula="of:=[.A1672]/1000/(60*60*24)" office:value-type="time" office:time-value="PT07H25M19.438S" calcext:value-type="time">
            <text:p>07:25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05.49" calcext:value-type="float">
            <text:p>1805.49</text:p>
          </table:table-cell>
          <table:table-cell office:value-type="float" office:value="2215.67" calcext:value-type="float">
            <text:p>2215.67</text:p>
          </table:table-cell>
        </table:table-row>
        <table:table-row table:style-name="ro1">
          <table:table-cell office:value-type="float" office:value="26735438" calcext:value-type="float">
            <text:p>26735438</text:p>
          </table:table-cell>
          <table:table-cell table:formula="of:=[.A1673]/1000/(60*60*24)" office:value-type="time" office:time-value="PT07H25M35.438S" calcext:value-type="time">
            <text:p>07:25:35</text:p>
          </table:table-cell>
          <table:table-cell office:value-type="float" office:value="1.19" calcext:value-type="float">
            <text:p>1.19</text:p>
          </table:table-cell>
          <table:table-cell office:value-type="float" office:value="236.2" calcext:value-type="float">
            <text:p>236.2</text:p>
          </table:table-cell>
          <table:table-cell office:value-type="float" office:value="281.46" calcext:value-type="float">
            <text:p>281.46</text:p>
          </table:table-cell>
          <table:table-cell office:value-type="float" office:value="1806.54" calcext:value-type="float">
            <text:p>1806.54</text:p>
          </table:table-cell>
          <table:table-cell office:value-type="float" office:value="2216.92" calcext:value-type="float">
            <text:p>2216.92</text:p>
          </table:table-cell>
        </table:table-row>
        <table:table-row table:style-name="ro1">
          <table:table-cell office:value-type="float" office:value="26751438" calcext:value-type="float">
            <text:p>26751438</text:p>
          </table:table-cell>
          <table:table-cell table:formula="of:=[.A1674]/1000/(60*60*24)" office:value-type="time" office:time-value="PT07H25M51.438S" calcext:value-type="time">
            <text:p>07:25:5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07.59" calcext:value-type="float">
            <text:p>1807.59</text:p>
          </table:table-cell>
          <table:table-cell office:value-type="float" office:value="2218.17" calcext:value-type="float">
            <text:p>2218.17</text:p>
          </table:table-cell>
        </table:table-row>
        <table:table-row table:style-name="ro1">
          <table:table-cell office:value-type="float" office:value="26767438" calcext:value-type="float">
            <text:p>26767438</text:p>
          </table:table-cell>
          <table:table-cell table:formula="of:=[.A1675]/1000/(60*60*24)" office:value-type="time" office:time-value="PT07H26M07.438S" calcext:value-type="time">
            <text:p>07:26:0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08.63" calcext:value-type="float">
            <text:p>1808.63</text:p>
          </table:table-cell>
          <table:table-cell office:value-type="float" office:value="2219.42" calcext:value-type="float">
            <text:p>2219.42</text:p>
          </table:table-cell>
        </table:table-row>
        <table:table-row table:style-name="ro1">
          <table:table-cell office:value-type="float" office:value="26783438" calcext:value-type="float">
            <text:p>26783438</text:p>
          </table:table-cell>
          <table:table-cell table:formula="of:=[.A1676]/1000/(60*60*24)" office:value-type="time" office:time-value="PT07H26M23.438S" calcext:value-type="time">
            <text:p>07:26:2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09.68" calcext:value-type="float">
            <text:p>1809.68</text:p>
          </table:table-cell>
          <table:table-cell office:value-type="float" office:value="2220.67" calcext:value-type="float">
            <text:p>2220.67</text:p>
          </table:table-cell>
        </table:table-row>
        <table:table-row table:style-name="ro1">
          <table:table-cell office:value-type="float" office:value="26799438" calcext:value-type="float">
            <text:p>26799438</text:p>
          </table:table-cell>
          <table:table-cell table:formula="of:=[.A1677]/1000/(60*60*24)" office:value-type="time" office:time-value="PT07H26M39.438S" calcext:value-type="time">
            <text:p>07:26:3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810.73" calcext:value-type="float">
            <text:p>1810.73</text:p>
          </table:table-cell>
          <table:table-cell office:value-type="float" office:value="2221.92" calcext:value-type="float">
            <text:p>2221.92</text:p>
          </table:table-cell>
        </table:table-row>
        <table:table-row table:style-name="ro1">
          <table:table-cell office:value-type="float" office:value="26815438" calcext:value-type="float">
            <text:p>26815438</text:p>
          </table:table-cell>
          <table:table-cell table:formula="of:=[.A1678]/1000/(60*60*24)" office:value-type="time" office:time-value="PT07H26M55.438S" calcext:value-type="time">
            <text:p>07:26:55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11.78" calcext:value-type="float">
            <text:p>1811.78</text:p>
          </table:table-cell>
          <table:table-cell office:value-type="float" office:value="2223.17" calcext:value-type="float">
            <text:p>2223.17</text:p>
          </table:table-cell>
        </table:table-row>
        <table:table-row table:style-name="ro1">
          <table:table-cell office:value-type="float" office:value="26831438" calcext:value-type="float">
            <text:p>26831438</text:p>
          </table:table-cell>
          <table:table-cell table:formula="of:=[.A1679]/1000/(60*60*24)" office:value-type="time" office:time-value="PT07H27M11.438S" calcext:value-type="time">
            <text:p>07:27:11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1.34" calcext:value-type="float">
            <text:p>281.34</text:p>
          </table:table-cell>
          <table:table-cell office:value-type="float" office:value="1812.83" calcext:value-type="float">
            <text:p>1812.83</text:p>
          </table:table-cell>
          <table:table-cell office:value-type="float" office:value="2224.42" calcext:value-type="float">
            <text:p>2224.42</text:p>
          </table:table-cell>
        </table:table-row>
        <table:table-row table:style-name="ro1">
          <table:table-cell office:value-type="float" office:value="26847438" calcext:value-type="float">
            <text:p>26847438</text:p>
          </table:table-cell>
          <table:table-cell table:formula="of:=[.A1680]/1000/(60*60*24)" office:value-type="time" office:time-value="PT07H27M27.438S" calcext:value-type="time">
            <text:p>07:27:27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813.88" calcext:value-type="float">
            <text:p>1813.88</text:p>
          </table:table-cell>
          <table:table-cell office:value-type="float" office:value="2225.67" calcext:value-type="float">
            <text:p>2225.67</text:p>
          </table:table-cell>
        </table:table-row>
        <table:table-row table:style-name="ro1">
          <table:table-cell office:value-type="float" office:value="26863437" calcext:value-type="float">
            <text:p>26863437</text:p>
          </table:table-cell>
          <table:table-cell table:formula="of:=[.A1681]/1000/(60*60*24)" office:value-type="time" office:time-value="PT07H27M43.437S" calcext:value-type="time">
            <text:p>07:27:43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814.93" calcext:value-type="float">
            <text:p>1814.93</text:p>
          </table:table-cell>
          <table:table-cell office:value-type="float" office:value="2226.91" calcext:value-type="float">
            <text:p>2226.91</text:p>
          </table:table-cell>
        </table:table-row>
        <table:table-row table:style-name="ro1">
          <table:table-cell office:value-type="float" office:value="26879438" calcext:value-type="float">
            <text:p>26879438</text:p>
          </table:table-cell>
          <table:table-cell table:formula="of:=[.A1682]/1000/(60*60*24)" office:value-type="time" office:time-value="PT07H27M59.438S" calcext:value-type="time">
            <text:p>07:27:59</text:p>
          </table:table-cell>
          <table:table-cell office:value-type="float" office:value="1.19" calcext:value-type="float">
            <text:p>1.19</text:p>
          </table:table-cell>
          <table:table-cell office:value-type="float" office:value="236.1" calcext:value-type="float">
            <text:p>236.1</text:p>
          </table:table-cell>
          <table:table-cell office:value-type="float" office:value="280.39" calcext:value-type="float">
            <text:p>280.39</text:p>
          </table:table-cell>
          <table:table-cell office:value-type="float" office:value="1815.98" calcext:value-type="float">
            <text:p>1815.98</text:p>
          </table:table-cell>
          <table:table-cell office:value-type="float" office:value="2228.16" calcext:value-type="float">
            <text:p>2228.16</text:p>
          </table:table-cell>
        </table:table-row>
        <table:table-row table:style-name="ro1">
          <table:table-cell office:value-type="float" office:value="26895438" calcext:value-type="float">
            <text:p>26895438</text:p>
          </table:table-cell>
          <table:table-cell table:formula="of:=[.A1683]/1000/(60*60*24)" office:value-type="time" office:time-value="PT07H28M15.438S" calcext:value-type="time">
            <text:p>07:28:15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17.03" calcext:value-type="float">
            <text:p>1817.03</text:p>
          </table:table-cell>
          <table:table-cell office:value-type="float" office:value="2229.41" calcext:value-type="float">
            <text:p>2229.41</text:p>
          </table:table-cell>
        </table:table-row>
        <table:table-row table:style-name="ro1">
          <table:table-cell office:value-type="float" office:value="26911438" calcext:value-type="float">
            <text:p>26911438</text:p>
          </table:table-cell>
          <table:table-cell table:formula="of:=[.A1684]/1000/(60*60*24)" office:value-type="time" office:time-value="PT07H28M31.438S" calcext:value-type="time">
            <text:p>07:28:31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18.08" calcext:value-type="float">
            <text:p>1818.08</text:p>
          </table:table-cell>
          <table:table-cell office:value-type="float" office:value="2230.66" calcext:value-type="float">
            <text:p>2230.66</text:p>
          </table:table-cell>
        </table:table-row>
        <table:table-row table:style-name="ro1">
          <table:table-cell office:value-type="float" office:value="26927438" calcext:value-type="float">
            <text:p>26927438</text:p>
          </table:table-cell>
          <table:table-cell table:formula="of:=[.A1685]/1000/(60*60*24)" office:value-type="time" office:time-value="PT07H28M47.438S" calcext:value-type="time">
            <text:p>07:28:47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19.12" calcext:value-type="float">
            <text:p>1819.12</text:p>
          </table:table-cell>
          <table:table-cell office:value-type="float" office:value="2231.9" calcext:value-type="float">
            <text:p>2231.9</text:p>
          </table:table-cell>
        </table:table-row>
        <table:table-row table:style-name="ro1">
          <table:table-cell office:value-type="float" office:value="26943438" calcext:value-type="float">
            <text:p>26943438</text:p>
          </table:table-cell>
          <table:table-cell table:formula="of:=[.A1686]/1000/(60*60*24)" office:value-type="time" office:time-value="PT07H29M03.438S" calcext:value-type="time">
            <text:p>07:29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1.1" calcext:value-type="float">
            <text:p>281.1</text:p>
          </table:table-cell>
          <table:table-cell office:value-type="float" office:value="1820.17" calcext:value-type="float">
            <text:p>1820.17</text:p>
          </table:table-cell>
          <table:table-cell office:value-type="float" office:value="2233.15" calcext:value-type="float">
            <text:p>2233.15</text:p>
          </table:table-cell>
        </table:table-row>
        <table:table-row table:style-name="ro1">
          <table:table-cell office:value-type="float" office:value="26959438" calcext:value-type="float">
            <text:p>26959438</text:p>
          </table:table-cell>
          <table:table-cell table:formula="of:=[.A1687]/1000/(60*60*24)" office:value-type="time" office:time-value="PT07H29M19.438S" calcext:value-type="time">
            <text:p>07:29:19</text:p>
          </table:table-cell>
          <table:table-cell office:value-type="float" office:value="1.19" calcext:value-type="float">
            <text:p>1.19</text:p>
          </table:table-cell>
          <table:table-cell office:value-type="float" office:value="236" calcext:value-type="float">
            <text:p>236</text:p>
          </table:table-cell>
          <table:table-cell office:value-type="float" office:value="280.27" calcext:value-type="float">
            <text:p>280.27</text:p>
          </table:table-cell>
          <table:table-cell office:value-type="float" office:value="1821.22" calcext:value-type="float">
            <text:p>1821.22</text:p>
          </table:table-cell>
          <table:table-cell office:value-type="float" office:value="2234.4" calcext:value-type="float">
            <text:p>2234.4</text:p>
          </table:table-cell>
        </table:table-row>
        <table:table-row table:style-name="ro1">
          <table:table-cell office:value-type="float" office:value="26975438" calcext:value-type="float">
            <text:p>26975438</text:p>
          </table:table-cell>
          <table:table-cell table:formula="of:=[.A1688]/1000/(60*60*24)" office:value-type="time" office:time-value="PT07H29M35.438S" calcext:value-type="time">
            <text:p>07:29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9" calcext:value-type="float">
            <text:p>235.9</text:p>
          </table:table-cell>
          <table:table-cell office:value-type="float" office:value="280.15" calcext:value-type="float">
            <text:p>280.15</text:p>
          </table:table-cell>
          <table:table-cell office:value-type="float" office:value="1822.27" calcext:value-type="float">
            <text:p>1822.27</text:p>
          </table:table-cell>
          <table:table-cell office:value-type="float" office:value="2235.64" calcext:value-type="float">
            <text:p>2235.64</text:p>
          </table:table-cell>
        </table:table-row>
        <table:table-row table:style-name="ro1">
          <table:table-cell office:value-type="float" office:value="26991438" calcext:value-type="float">
            <text:p>26991438</text:p>
          </table:table-cell>
          <table:table-cell table:formula="of:=[.A1689]/1000/(60*60*24)" office:value-type="time" office:time-value="PT07H29M51.438S" calcext:value-type="time">
            <text:p>07:29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98" calcext:value-type="float">
            <text:p>280.98</text:p>
          </table:table-cell>
          <table:table-cell office:value-type="float" office:value="1823.32" calcext:value-type="float">
            <text:p>1823.32</text:p>
          </table:table-cell>
          <table:table-cell office:value-type="float" office:value="2236.89" calcext:value-type="float">
            <text:p>2236.89</text:p>
          </table:table-cell>
        </table:table-row>
        <table:table-row table:style-name="ro1">
          <table:table-cell office:value-type="float" office:value="27007438" calcext:value-type="float">
            <text:p>27007438</text:p>
          </table:table-cell>
          <table:table-cell table:formula="of:=[.A1690]/1000/(60*60*24)" office:value-type="time" office:time-value="PT07H30M07.438S" calcext:value-type="time">
            <text:p>07:30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24.37" calcext:value-type="float">
            <text:p>1824.37</text:p>
          </table:table-cell>
          <table:table-cell office:value-type="float" office:value="2238.14" calcext:value-type="float">
            <text:p>2238.14</text:p>
          </table:table-cell>
        </table:table-row>
        <table:table-row table:style-name="ro1">
          <table:table-cell office:value-type="float" office:value="27023438" calcext:value-type="float">
            <text:p>27023438</text:p>
          </table:table-cell>
          <table:table-cell table:formula="of:=[.A1691]/1000/(60*60*24)" office:value-type="time" office:time-value="PT07H30M23.438S" calcext:value-type="time">
            <text:p>07:30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25.42" calcext:value-type="float">
            <text:p>1825.42</text:p>
          </table:table-cell>
          <table:table-cell office:value-type="float" office:value="2239.38" calcext:value-type="float">
            <text:p>2239.38</text:p>
          </table:table-cell>
        </table:table-row>
        <table:table-row table:style-name="ro1">
          <table:table-cell office:value-type="float" office:value="27039438" calcext:value-type="float">
            <text:p>27039438</text:p>
          </table:table-cell>
          <table:table-cell table:formula="of:=[.A1692]/1000/(60*60*24)" office:value-type="time" office:time-value="PT07H30M39.438S" calcext:value-type="time">
            <text:p>07:30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26.46" calcext:value-type="float">
            <text:p>1826.46</text:p>
          </table:table-cell>
          <table:table-cell office:value-type="float" office:value="2240.63" calcext:value-type="float">
            <text:p>2240.63</text:p>
          </table:table-cell>
        </table:table-row>
        <table:table-row table:style-name="ro1">
          <table:table-cell office:value-type="float" office:value="27055438" calcext:value-type="float">
            <text:p>27055438</text:p>
          </table:table-cell>
          <table:table-cell table:formula="of:=[.A1693]/1000/(60*60*24)" office:value-type="time" office:time-value="PT07H30M55.438S" calcext:value-type="time">
            <text:p>07:30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27.51" calcext:value-type="float">
            <text:p>1827.51</text:p>
          </table:table-cell>
          <table:table-cell office:value-type="float" office:value="2241.87" calcext:value-type="float">
            <text:p>2241.87</text:p>
          </table:table-cell>
        </table:table-row>
        <table:table-row table:style-name="ro1">
          <table:table-cell office:value-type="float" office:value="27071438" calcext:value-type="float">
            <text:p>27071438</text:p>
          </table:table-cell>
          <table:table-cell table:formula="of:=[.A1694]/1000/(60*60*24)" office:value-type="time" office:time-value="PT07H31M11.438S" calcext:value-type="time">
            <text:p>07:31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28.56" calcext:value-type="float">
            <text:p>1828.56</text:p>
          </table:table-cell>
          <table:table-cell office:value-type="float" office:value="2243.12" calcext:value-type="float">
            <text:p>2243.12</text:p>
          </table:table-cell>
        </table:table-row>
        <table:table-row table:style-name="ro1">
          <table:table-cell office:value-type="float" office:value="27087438" calcext:value-type="float">
            <text:p>27087438</text:p>
          </table:table-cell>
          <table:table-cell table:formula="of:=[.A1695]/1000/(60*60*24)" office:value-type="time" office:time-value="PT07H31M27.438S" calcext:value-type="time">
            <text:p>07:31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29.61" calcext:value-type="float">
            <text:p>1829.61</text:p>
          </table:table-cell>
          <table:table-cell office:value-type="float" office:value="2244.36" calcext:value-type="float">
            <text:p>2244.36</text:p>
          </table:table-cell>
        </table:table-row>
        <table:table-row table:style-name="ro1">
          <table:table-cell office:value-type="float" office:value="27103438" calcext:value-type="float">
            <text:p>27103438</text:p>
          </table:table-cell>
          <table:table-cell table:formula="of:=[.A1696]/1000/(60*60*24)" office:value-type="time" office:time-value="PT07H31M43.438S" calcext:value-type="time">
            <text:p>07:31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30.66" calcext:value-type="float">
            <text:p>1830.66</text:p>
          </table:table-cell>
          <table:table-cell office:value-type="float" office:value="2245.61" calcext:value-type="float">
            <text:p>2245.61</text:p>
          </table:table-cell>
        </table:table-row>
        <table:table-row table:style-name="ro1">
          <table:table-cell office:value-type="float" office:value="27119438" calcext:value-type="float">
            <text:p>27119438</text:p>
          </table:table-cell>
          <table:table-cell table:formula="of:=[.A1697]/1000/(60*60*24)" office:value-type="time" office:time-value="PT07H31M59.438S" calcext:value-type="time">
            <text:p>07:31:59</text:p>
          </table:table-cell>
          <table:table-cell office:value-type="float" office:value="1.19" calcext:value-type="float">
            <text:p>1.19</text:p>
          </table:table-cell>
          <table:table-cell office:value-type="float" office:value="235.8" calcext:value-type="float">
            <text:p>235.8</text:p>
          </table:table-cell>
          <table:table-cell office:value-type="float" office:value="280.03" calcext:value-type="float">
            <text:p>280.03</text:p>
          </table:table-cell>
          <table:table-cell office:value-type="float" office:value="1831.71" calcext:value-type="float">
            <text:p>1831.71</text:p>
          </table:table-cell>
          <table:table-cell office:value-type="float" office:value="2246.85" calcext:value-type="float">
            <text:p>2246.85</text:p>
          </table:table-cell>
        </table:table-row>
        <table:table-row table:style-name="ro1">
          <table:table-cell office:value-type="float" office:value="27135438" calcext:value-type="float">
            <text:p>27135438</text:p>
          </table:table-cell>
          <table:table-cell table:formula="of:=[.A1698]/1000/(60*60*24)" office:value-type="time" office:time-value="PT07H32M15.438S" calcext:value-type="time">
            <text:p>07:32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32.75" calcext:value-type="float">
            <text:p>1832.75</text:p>
          </table:table-cell>
          <table:table-cell office:value-type="float" office:value="2248.1" calcext:value-type="float">
            <text:p>2248.1</text:p>
          </table:table-cell>
        </table:table-row>
        <table:table-row table:style-name="ro1">
          <table:table-cell office:value-type="float" office:value="27151438" calcext:value-type="float">
            <text:p>27151438</text:p>
          </table:table-cell>
          <table:table-cell table:formula="of:=[.A1699]/1000/(60*60*24)" office:value-type="time" office:time-value="PT07H32M31.438S" calcext:value-type="time">
            <text:p>07:32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7" calcext:value-type="float">
            <text:p>235.7</text:p>
          </table:table-cell>
          <table:table-cell office:value-type="float" office:value="279.91" calcext:value-type="float">
            <text:p>279.91</text:p>
          </table:table-cell>
          <table:table-cell office:value-type="float" office:value="1833.8" calcext:value-type="float">
            <text:p>1833.8</text:p>
          </table:table-cell>
          <table:table-cell office:value-type="float" office:value="2249.34" calcext:value-type="float">
            <text:p>2249.34</text:p>
          </table:table-cell>
        </table:table-row>
        <table:table-row table:style-name="ro1">
          <table:table-cell office:value-type="float" office:value="27167438" calcext:value-type="float">
            <text:p>27167438</text:p>
          </table:table-cell>
          <table:table-cell table:formula="of:=[.A1700]/1000/(60*60*24)" office:value-type="time" office:time-value="PT07H32M47.438S" calcext:value-type="time">
            <text:p>07:32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34.85" calcext:value-type="float">
            <text:p>1834.85</text:p>
          </table:table-cell>
          <table:table-cell office:value-type="float" office:value="2250.58" calcext:value-type="float">
            <text:p>2250.58</text:p>
          </table:table-cell>
        </table:table-row>
        <table:table-row table:style-name="ro1">
          <table:table-cell office:value-type="float" office:value="27183438" calcext:value-type="float">
            <text:p>27183438</text:p>
          </table:table-cell>
          <table:table-cell table:formula="of:=[.A1701]/1000/(60*60*24)" office:value-type="time" office:time-value="PT07H33M03.438S" calcext:value-type="time">
            <text:p>07:33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35.89" calcext:value-type="float">
            <text:p>1835.89</text:p>
          </table:table-cell>
          <table:table-cell office:value-type="float" office:value="2251.82" calcext:value-type="float">
            <text:p>2251.82</text:p>
          </table:table-cell>
        </table:table-row>
        <table:table-row table:style-name="ro1">
          <table:table-cell office:value-type="float" office:value="27199438" calcext:value-type="float">
            <text:p>27199438</text:p>
          </table:table-cell>
          <table:table-cell table:formula="of:=[.A1702]/1000/(60*60*24)" office:value-type="time" office:time-value="PT07H33M19.438S" calcext:value-type="time">
            <text:p>07:33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36.94" calcext:value-type="float">
            <text:p>1836.94</text:p>
          </table:table-cell>
          <table:table-cell office:value-type="float" office:value="2253.07" calcext:value-type="float">
            <text:p>2253.07</text:p>
          </table:table-cell>
        </table:table-row>
        <table:table-row table:style-name="ro1">
          <table:table-cell office:value-type="float" office:value="27215438" calcext:value-type="float">
            <text:p>27215438</text:p>
          </table:table-cell>
          <table:table-cell table:formula="of:=[.A1703]/1000/(60*60*24)" office:value-type="time" office:time-value="PT07H33M35.438S" calcext:value-type="time">
            <text:p>07:33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37.99" calcext:value-type="float">
            <text:p>1837.99</text:p>
          </table:table-cell>
          <table:table-cell office:value-type="float" office:value="2254.31" calcext:value-type="float">
            <text:p>2254.31</text:p>
          </table:table-cell>
        </table:table-row>
        <table:table-row table:style-name="ro1">
          <table:table-cell office:value-type="float" office:value="27231438" calcext:value-type="float">
            <text:p>27231438</text:p>
          </table:table-cell>
          <table:table-cell table:formula="of:=[.A1704]/1000/(60*60*24)" office:value-type="time" office:time-value="PT07H33M51.438S" calcext:value-type="time">
            <text:p>07:33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39.04" calcext:value-type="float">
            <text:p>1839.04</text:p>
          </table:table-cell>
          <table:table-cell office:value-type="float" office:value="2255.55" calcext:value-type="float">
            <text:p>2255.55</text:p>
          </table:table-cell>
        </table:table-row>
        <table:table-row table:style-name="ro1">
          <table:table-cell office:value-type="float" office:value="27247438" calcext:value-type="float">
            <text:p>27247438</text:p>
          </table:table-cell>
          <table:table-cell table:formula="of:=[.A1705]/1000/(60*60*24)" office:value-type="time" office:time-value="PT07H34M07.438S" calcext:value-type="time">
            <text:p>07:34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6" calcext:value-type="float">
            <text:p>235.6</text:p>
          </table:table-cell>
          <table:table-cell office:value-type="float" office:value="279.79" calcext:value-type="float">
            <text:p>279.79</text:p>
          </table:table-cell>
          <table:table-cell office:value-type="float" office:value="1840.08" calcext:value-type="float">
            <text:p>1840.08</text:p>
          </table:table-cell>
          <table:table-cell office:value-type="float" office:value="2256.79" calcext:value-type="float">
            <text:p>2256.79</text:p>
          </table:table-cell>
        </table:table-row>
        <table:table-row table:style-name="ro1">
          <table:table-cell office:value-type="float" office:value="27263438" calcext:value-type="float">
            <text:p>27263438</text:p>
          </table:table-cell>
          <table:table-cell table:formula="of:=[.A1706]/1000/(60*60*24)" office:value-type="time" office:time-value="PT07H34M23.438S" calcext:value-type="time">
            <text:p>07:34:23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841.13" calcext:value-type="float">
            <text:p>1841.13</text:p>
          </table:table-cell>
          <table:table-cell office:value-type="float" office:value="2258.04" calcext:value-type="float">
            <text:p>2258.04</text:p>
          </table:table-cell>
        </table:table-row>
        <table:table-row table:style-name="ro1">
          <table:table-cell office:value-type="float" office:value="27279438" calcext:value-type="float">
            <text:p>27279438</text:p>
          </table:table-cell>
          <table:table-cell table:formula="of:=[.A1707]/1000/(60*60*24)" office:value-type="time" office:time-value="PT07H34M39.438S" calcext:value-type="time">
            <text:p>07:34:39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842.18" calcext:value-type="float">
            <text:p>1842.18</text:p>
          </table:table-cell>
          <table:table-cell office:value-type="float" office:value="2259.28" calcext:value-type="float">
            <text:p>2259.28</text:p>
          </table:table-cell>
        </table:table-row>
        <table:table-row table:style-name="ro1">
          <table:table-cell office:value-type="float" office:value="27295438" calcext:value-type="float">
            <text:p>27295438</text:p>
          </table:table-cell>
          <table:table-cell table:formula="of:=[.A1708]/1000/(60*60*24)" office:value-type="time" office:time-value="PT07H34M55.438S" calcext:value-type="time">
            <text:p>07:34:55</text:p>
          </table:table-cell>
          <table:table-cell office:value-type="float" office:value="1.19" calcext:value-type="float">
            <text:p>1.19</text:p>
          </table:table-cell>
          <table:table-cell office:value-type="float" office:value="235.5" calcext:value-type="float">
            <text:p>235.5</text:p>
          </table:table-cell>
          <table:table-cell office:value-type="float" office:value="279.67" calcext:value-type="float">
            <text:p>279.67</text:p>
          </table:table-cell>
          <table:table-cell office:value-type="float" office:value="1843.22" calcext:value-type="float">
            <text:p>1843.22</text:p>
          </table:table-cell>
          <table:table-cell office:value-type="float" office:value="2260.52" calcext:value-type="float">
            <text:p>2260.52</text:p>
          </table:table-cell>
        </table:table-row>
        <table:table-row table:style-name="ro1">
          <table:table-cell office:value-type="float" office:value="27311438" calcext:value-type="float">
            <text:p>27311438</text:p>
          </table:table-cell>
          <table:table-cell table:formula="of:=[.A1709]/1000/(60*60*24)" office:value-type="time" office:time-value="PT07H35M11.438S" calcext:value-type="time">
            <text:p>07:35:1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844.27" calcext:value-type="float">
            <text:p>1844.27</text:p>
          </table:table-cell>
          <table:table-cell office:value-type="float" office:value="2261.76" calcext:value-type="float">
            <text:p>2261.76</text:p>
          </table:table-cell>
        </table:table-row>
        <table:table-row table:style-name="ro1">
          <table:table-cell office:value-type="float" office:value="27327438" calcext:value-type="float">
            <text:p>27327438</text:p>
          </table:table-cell>
          <table:table-cell table:formula="of:=[.A1710]/1000/(60*60*24)" office:value-type="time" office:time-value="PT07H35M27.438S" calcext:value-type="time">
            <text:p>07:35:27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845.32" calcext:value-type="float">
            <text:p>1845.32</text:p>
          </table:table-cell>
          <table:table-cell office:value-type="float" office:value="2263.01" calcext:value-type="float">
            <text:p>2263.01</text:p>
          </table:table-cell>
        </table:table-row>
        <table:table-row table:style-name="ro1">
          <table:table-cell office:value-type="float" office:value="27343438" calcext:value-type="float">
            <text:p>27343438</text:p>
          </table:table-cell>
          <table:table-cell table:formula="of:=[.A1711]/1000/(60*60*24)" office:value-type="time" office:time-value="PT07H35M43.438S" calcext:value-type="time">
            <text:p>07:35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846.36" calcext:value-type="float">
            <text:p>1846.36</text:p>
          </table:table-cell>
          <table:table-cell office:value-type="float" office:value="2264.25" calcext:value-type="float">
            <text:p>2264.25</text:p>
          </table:table-cell>
        </table:table-row>
        <table:table-row table:style-name="ro1">
          <table:table-cell office:value-type="float" office:value="27359438" calcext:value-type="float">
            <text:p>27359438</text:p>
          </table:table-cell>
          <table:table-cell table:formula="of:=[.A1712]/1000/(60*60*24)" office:value-type="time" office:time-value="PT07H35M59.438S" calcext:value-type="time">
            <text:p>07:3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4" calcext:value-type="float">
            <text:p>235.4</text:p>
          </table:table-cell>
          <table:table-cell office:value-type="float" office:value="278.61" calcext:value-type="float">
            <text:p>278.61</text:p>
          </table:table-cell>
          <table:table-cell office:value-type="float" office:value="1847.41" calcext:value-type="float">
            <text:p>1847.41</text:p>
          </table:table-cell>
          <table:table-cell office:value-type="float" office:value="2265.49" calcext:value-type="float">
            <text:p>2265.49</text:p>
          </table:table-cell>
        </table:table-row>
        <table:table-row table:style-name="ro1">
          <table:table-cell office:value-type="float" office:value="27375438" calcext:value-type="float">
            <text:p>27375438</text:p>
          </table:table-cell>
          <table:table-cell table:formula="of:=[.A1713]/1000/(60*60*24)" office:value-type="time" office:time-value="PT07H36M15.438S" calcext:value-type="time">
            <text:p>07:36:15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848.46" calcext:value-type="float">
            <text:p>1848.46</text:p>
          </table:table-cell>
          <table:table-cell office:value-type="float" office:value="2266.73" calcext:value-type="float">
            <text:p>2266.73</text:p>
          </table:table-cell>
        </table:table-row>
        <table:table-row table:style-name="ro1">
          <table:table-cell office:value-type="float" office:value="27391438" calcext:value-type="float">
            <text:p>27391438</text:p>
          </table:table-cell>
          <table:table-cell table:formula="of:=[.A1714]/1000/(60*60*24)" office:value-type="time" office:time-value="PT07H36M31.438S" calcext:value-type="time">
            <text:p>07:36:31</text:p>
          </table:table-cell>
          <table:table-cell office:value-type="float" office:value="1.19" calcext:value-type="float">
            <text:p>1.19</text:p>
          </table:table-cell>
          <table:table-cell office:value-type="float" office:value="235.4" calcext:value-type="float">
            <text:p>235.4</text:p>
          </table:table-cell>
          <table:table-cell office:value-type="float" office:value="279.55" calcext:value-type="float">
            <text:p>279.55</text:p>
          </table:table-cell>
          <table:table-cell office:value-type="float" office:value="1849.5" calcext:value-type="float">
            <text:p>1849.5</text:p>
          </table:table-cell>
          <table:table-cell office:value-type="float" office:value="2267.97" calcext:value-type="float">
            <text:p>2267.97</text:p>
          </table:table-cell>
        </table:table-row>
        <table:table-row table:style-name="ro1">
          <table:table-cell office:value-type="float" office:value="27407438" calcext:value-type="float">
            <text:p>27407438</text:p>
          </table:table-cell>
          <table:table-cell table:formula="of:=[.A1715]/1000/(60*60*24)" office:value-type="time" office:time-value="PT07H36M47.438S" calcext:value-type="time">
            <text:p>07:3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5.3" calcext:value-type="float">
            <text:p>235.3</text:p>
          </table:table-cell>
          <table:table-cell office:value-type="float" office:value="278.48" calcext:value-type="float">
            <text:p>278.48</text:p>
          </table:table-cell>
          <table:table-cell office:value-type="float" office:value="1850.55" calcext:value-type="float">
            <text:p>1850.55</text:p>
          </table:table-cell>
          <table:table-cell office:value-type="float" office:value="2269.21" calcext:value-type="float">
            <text:p>2269.21</text:p>
          </table:table-cell>
        </table:table-row>
        <table:table-row table:style-name="ro1">
          <table:table-cell office:value-type="float" office:value="27423438" calcext:value-type="float">
            <text:p>27423438</text:p>
          </table:table-cell>
          <table:table-cell table:formula="of:=[.A1716]/1000/(60*60*24)" office:value-type="time" office:time-value="PT07H37M03.438S" calcext:value-type="time">
            <text:p>07:37:03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851.59" calcext:value-type="float">
            <text:p>1851.59</text:p>
          </table:table-cell>
          <table:table-cell office:value-type="float" office:value="2270.45" calcext:value-type="float">
            <text:p>2270.45</text:p>
          </table:table-cell>
        </table:table-row>
        <table:table-row table:style-name="ro1">
          <table:table-cell office:value-type="float" office:value="27439438" calcext:value-type="float">
            <text:p>27439438</text:p>
          </table:table-cell>
          <table:table-cell table:formula="of:=[.A1717]/1000/(60*60*24)" office:value-type="time" office:time-value="PT07H37M19.438S" calcext:value-type="time">
            <text:p>07:37:19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852.64" calcext:value-type="float">
            <text:p>1852.64</text:p>
          </table:table-cell>
          <table:table-cell office:value-type="float" office:value="2271.69" calcext:value-type="float">
            <text:p>2271.69</text:p>
          </table:table-cell>
        </table:table-row>
        <table:table-row table:style-name="ro1">
          <table:table-cell office:value-type="float" office:value="27455438" calcext:value-type="float">
            <text:p>27455438</text:p>
          </table:table-cell>
          <table:table-cell table:formula="of:=[.A1718]/1000/(60*60*24)" office:value-type="time" office:time-value="PT07H37M35.438S" calcext:value-type="time">
            <text:p>07:37:35</text:p>
          </table:table-cell>
          <table:table-cell office:value-type="float" office:value="1.19" calcext:value-type="float">
            <text:p>1.19</text:p>
          </table:table-cell>
          <table:table-cell office:value-type="float" office:value="235.3" calcext:value-type="float">
            <text:p>235.3</text:p>
          </table:table-cell>
          <table:table-cell office:value-type="float" office:value="279.43" calcext:value-type="float">
            <text:p>279.43</text:p>
          </table:table-cell>
          <table:table-cell office:value-type="float" office:value="1853.69" calcext:value-type="float">
            <text:p>1853.69</text:p>
          </table:table-cell>
          <table:table-cell office:value-type="float" office:value="2272.93" calcext:value-type="float">
            <text:p>2272.93</text:p>
          </table:table-cell>
        </table:table-row>
        <table:table-row table:style-name="ro1">
          <table:table-cell office:value-type="float" office:value="27471438" calcext:value-type="float">
            <text:p>27471438</text:p>
          </table:table-cell>
          <table:table-cell table:formula="of:=[.A1719]/1000/(60*60*24)" office:value-type="time" office:time-value="PT07H37M51.438S" calcext:value-type="time">
            <text:p>07:37:51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1" calcext:value-type="float">
            <text:p>279.31</text:p>
          </table:table-cell>
          <table:table-cell office:value-type="float" office:value="1854.73" calcext:value-type="float">
            <text:p>1854.73</text:p>
          </table:table-cell>
          <table:table-cell office:value-type="float" office:value="2274.17" calcext:value-type="float">
            <text:p>2274.17</text:p>
          </table:table-cell>
        </table:table-row>
        <table:table-row table:style-name="ro1">
          <table:table-cell office:value-type="float" office:value="27487438" calcext:value-type="float">
            <text:p>27487438</text:p>
          </table:table-cell>
          <table:table-cell table:formula="of:=[.A1720]/1000/(60*60*24)" office:value-type="time" office:time-value="PT07H38M07.438S" calcext:value-type="time">
            <text:p>07:38:07</text:p>
          </table:table-cell>
          <table:table-cell office:value-type="float" office:value="1.19" calcext:value-type="float">
            <text:p>1.19</text:p>
          </table:table-cell>
          <table:table-cell office:value-type="float" office:value="235.2" calcext:value-type="float">
            <text:p>235.2</text:p>
          </table:table-cell>
          <table:table-cell office:value-type="float" office:value="279.3" calcext:value-type="float">
            <text:p>279.3</text:p>
          </table:table-cell>
          <table:table-cell office:value-type="float" office:value="1855.78" calcext:value-type="float">
            <text:p>1855.78</text:p>
          </table:table-cell>
          <table:table-cell office:value-type="float" office:value="2275.41" calcext:value-type="float">
            <text:p>2275.41</text:p>
          </table:table-cell>
        </table:table-row>
        <table:table-row table:style-name="ro1">
          <table:table-cell office:value-type="float" office:value="27503438" calcext:value-type="float">
            <text:p>27503438</text:p>
          </table:table-cell>
          <table:table-cell table:formula="of:=[.A1721]/1000/(60*60*24)" office:value-type="time" office:time-value="PT07H38M23.438S" calcext:value-type="time">
            <text:p>07:3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856.82" calcext:value-type="float">
            <text:p>1856.82</text:p>
          </table:table-cell>
          <table:table-cell office:value-type="float" office:value="2276.65" calcext:value-type="float">
            <text:p>2276.65</text:p>
          </table:table-cell>
        </table:table-row>
        <table:table-row table:style-name="ro1">
          <table:table-cell office:value-type="float" office:value="27519438" calcext:value-type="float">
            <text:p>27519438</text:p>
          </table:table-cell>
          <table:table-cell table:formula="of:=[.A1722]/1000/(60*60*24)" office:value-type="time" office:time-value="PT07H38M39.438S" calcext:value-type="time">
            <text:p>07:3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857.87" calcext:value-type="float">
            <text:p>1857.87</text:p>
          </table:table-cell>
          <table:table-cell office:value-type="float" office:value="2277.89" calcext:value-type="float">
            <text:p>2277.89</text:p>
          </table:table-cell>
        </table:table-row>
        <table:table-row table:style-name="ro1">
          <table:table-cell office:value-type="float" office:value="27535438" calcext:value-type="float">
            <text:p>27535438</text:p>
          </table:table-cell>
          <table:table-cell table:formula="of:=[.A1723]/1000/(60*60*24)" office:value-type="time" office:time-value="PT07H38M55.438S" calcext:value-type="time">
            <text:p>07:3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858.91" calcext:value-type="float">
            <text:p>1858.91</text:p>
          </table:table-cell>
          <table:table-cell office:value-type="float" office:value="2279.13" calcext:value-type="float">
            <text:p>2279.13</text:p>
          </table:table-cell>
        </table:table-row>
        <table:table-row table:style-name="ro1">
          <table:table-cell office:value-type="float" office:value="27551438" calcext:value-type="float">
            <text:p>27551438</text:p>
          </table:table-cell>
          <table:table-cell table:formula="of:=[.A1724]/1000/(60*60*24)" office:value-type="time" office:time-value="PT07H39M11.438S" calcext:value-type="time">
            <text:p>07:3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5.2" calcext:value-type="float">
            <text:p>235.2</text:p>
          </table:table-cell>
          <table:table-cell office:value-type="float" office:value="278.36" calcext:value-type="float">
            <text:p>278.36</text:p>
          </table:table-cell>
          <table:table-cell office:value-type="float" office:value="1859.96" calcext:value-type="float">
            <text:p>1859.96</text:p>
          </table:table-cell>
          <table:table-cell office:value-type="float" office:value="2280.37" calcext:value-type="float">
            <text:p>2280.37</text:p>
          </table:table-cell>
        </table:table-row>
        <table:table-row table:style-name="ro1">
          <table:table-cell office:value-type="float" office:value="27567438" calcext:value-type="float">
            <text:p>27567438</text:p>
          </table:table-cell>
          <table:table-cell table:formula="of:=[.A1725]/1000/(60*60*24)" office:value-type="time" office:time-value="PT07H39M27.438S" calcext:value-type="time">
            <text:p>07:3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5" calcext:value-type="float">
            <text:p>278.25</text:p>
          </table:table-cell>
          <table:table-cell office:value-type="float" office:value="1861" calcext:value-type="float">
            <text:p>1861</text:p>
          </table:table-cell>
          <table:table-cell office:value-type="float" office:value="2281.61" calcext:value-type="float">
            <text:p>2281.61</text:p>
          </table:table-cell>
        </table:table-row>
        <table:table-row table:style-name="ro1">
          <table:table-cell office:value-type="float" office:value="27583438" calcext:value-type="float">
            <text:p>27583438</text:p>
          </table:table-cell>
          <table:table-cell table:formula="of:=[.A1726]/1000/(60*60*24)" office:value-type="time" office:time-value="PT07H39M43.438S" calcext:value-type="time">
            <text:p>07:39:43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862.05" calcext:value-type="float">
            <text:p>1862.05</text:p>
          </table:table-cell>
          <table:table-cell office:value-type="float" office:value="2282.85" calcext:value-type="float">
            <text:p>2282.85</text:p>
          </table:table-cell>
        </table:table-row>
        <table:table-row table:style-name="ro1">
          <table:table-cell office:value-type="float" office:value="27599438" calcext:value-type="float">
            <text:p>27599438</text:p>
          </table:table-cell>
          <table:table-cell table:formula="of:=[.A1727]/1000/(60*60*24)" office:value-type="time" office:time-value="PT07H39M59.438S" calcext:value-type="time">
            <text:p>07:3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863.09" calcext:value-type="float">
            <text:p>1863.09</text:p>
          </table:table-cell>
          <table:table-cell office:value-type="float" office:value="2284.08" calcext:value-type="float">
            <text:p>2284.08</text:p>
          </table:table-cell>
        </table:table-row>
        <table:table-row table:style-name="ro1">
          <table:table-cell office:value-type="float" office:value="27615438" calcext:value-type="float">
            <text:p>27615438</text:p>
          </table:table-cell>
          <table:table-cell table:formula="of:=[.A1728]/1000/(60*60*24)" office:value-type="time" office:time-value="PT07H40M15.438S" calcext:value-type="time">
            <text:p>07:4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864.14" calcext:value-type="float">
            <text:p>1864.14</text:p>
          </table:table-cell>
          <table:table-cell office:value-type="float" office:value="2285.32" calcext:value-type="float">
            <text:p>2285.32</text:p>
          </table:table-cell>
        </table:table-row>
        <table:table-row table:style-name="ro1">
          <table:table-cell office:value-type="float" office:value="27631438" calcext:value-type="float">
            <text:p>27631438</text:p>
          </table:table-cell>
          <table:table-cell table:formula="of:=[.A1729]/1000/(60*60*24)" office:value-type="time" office:time-value="PT07H40M31.438S" calcext:value-type="time">
            <text:p>07:4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5.1" calcext:value-type="float">
            <text:p>235.1</text:p>
          </table:table-cell>
          <table:table-cell office:value-type="float" office:value="278.24" calcext:value-type="float">
            <text:p>278.24</text:p>
          </table:table-cell>
          <table:table-cell office:value-type="float" office:value="1865.18" calcext:value-type="float">
            <text:p>1865.18</text:p>
          </table:table-cell>
          <table:table-cell office:value-type="float" office:value="2286.56" calcext:value-type="float">
            <text:p>2286.56</text:p>
          </table:table-cell>
        </table:table-row>
        <table:table-row table:style-name="ro1">
          <table:table-cell office:value-type="float" office:value="27647438" calcext:value-type="float">
            <text:p>27647438</text:p>
          </table:table-cell>
          <table:table-cell table:formula="of:=[.A1730]/1000/(60*60*24)" office:value-type="time" office:time-value="PT07H40M47.438S" calcext:value-type="time">
            <text:p>07:40:47</text:p>
          </table:table-cell>
          <table:table-cell office:value-type="float" office:value="1.19" calcext:value-type="float">
            <text:p>1.19</text:p>
          </table:table-cell>
          <table:table-cell office:value-type="float" office:value="235.1" calcext:value-type="float">
            <text:p>235.1</text:p>
          </table:table-cell>
          <table:table-cell office:value-type="float" office:value="279.18" calcext:value-type="float">
            <text:p>279.18</text:p>
          </table:table-cell>
          <table:table-cell office:value-type="float" office:value="1866.23" calcext:value-type="float">
            <text:p>1866.23</text:p>
          </table:table-cell>
          <table:table-cell office:value-type="float" office:value="2287.8" calcext:value-type="float">
            <text:p>2287.8</text:p>
          </table:table-cell>
        </table:table-row>
        <table:table-row table:style-name="ro1">
          <table:table-cell office:value-type="float" office:value="27663438" calcext:value-type="float">
            <text:p>27663438</text:p>
          </table:table-cell>
          <table:table-cell table:formula="of:=[.A1731]/1000/(60*60*24)" office:value-type="time" office:time-value="PT07H41M03.438S" calcext:value-type="time">
            <text:p>07:4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867.27" calcext:value-type="float">
            <text:p>1867.27</text:p>
          </table:table-cell>
          <table:table-cell office:value-type="float" office:value="2289.03" calcext:value-type="float">
            <text:p>2289.03</text:p>
          </table:table-cell>
        </table:table-row>
        <table:table-row table:style-name="ro1">
          <table:table-cell office:value-type="float" office:value="27679438" calcext:value-type="float">
            <text:p>27679438</text:p>
          </table:table-cell>
          <table:table-cell table:formula="of:=[.A1732]/1000/(60*60*24)" office:value-type="time" office:time-value="PT07H41M19.438S" calcext:value-type="time">
            <text:p>07:4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868.32" calcext:value-type="float">
            <text:p>1868.32</text:p>
          </table:table-cell>
          <table:table-cell office:value-type="float" office:value="2290.27" calcext:value-type="float">
            <text:p>2290.27</text:p>
          </table:table-cell>
        </table:table-row>
        <table:table-row table:style-name="ro1">
          <table:table-cell office:value-type="float" office:value="27695438" calcext:value-type="float">
            <text:p>27695438</text:p>
          </table:table-cell>
          <table:table-cell table:formula="of:=[.A1733]/1000/(60*60*24)" office:value-type="time" office:time-value="PT07H41M35.438S" calcext:value-type="time">
            <text:p>07:4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5" calcext:value-type="float">
            <text:p>235</text:p>
          </table:table-cell>
          <table:table-cell office:value-type="float" office:value="278.12" calcext:value-type="float">
            <text:p>278.12</text:p>
          </table:table-cell>
          <table:table-cell office:value-type="float" office:value="1869.36" calcext:value-type="float">
            <text:p>1869.36</text:p>
          </table:table-cell>
          <table:table-cell office:value-type="float" office:value="2291.5" calcext:value-type="float">
            <text:p>2291.5</text:p>
          </table:table-cell>
        </table:table-row>
        <table:table-row table:style-name="ro1">
          <table:table-cell office:value-type="float" office:value="27711438" calcext:value-type="float">
            <text:p>27711438</text:p>
          </table:table-cell>
          <table:table-cell table:formula="of:=[.A1734]/1000/(60*60*24)" office:value-type="time" office:time-value="PT07H41M51.438S" calcext:value-type="time">
            <text:p>07:4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870.4" calcext:value-type="float">
            <text:p>1870.4</text:p>
          </table:table-cell>
          <table:table-cell office:value-type="float" office:value="2292.74" calcext:value-type="float">
            <text:p>2292.74</text:p>
          </table:table-cell>
        </table:table-row>
        <table:table-row table:style-name="ro1">
          <table:table-cell office:value-type="float" office:value="27727438" calcext:value-type="float">
            <text:p>27727438</text:p>
          </table:table-cell>
          <table:table-cell table:formula="of:=[.A1735]/1000/(60*60*24)" office:value-type="time" office:time-value="PT07H42M07.438S" calcext:value-type="time">
            <text:p>07:4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871.45" calcext:value-type="float">
            <text:p>1871.45</text:p>
          </table:table-cell>
          <table:table-cell office:value-type="float" office:value="2293.97" calcext:value-type="float">
            <text:p>2293.97</text:p>
          </table:table-cell>
        </table:table-row>
        <table:table-row table:style-name="ro1">
          <table:table-cell office:value-type="float" office:value="27743438" calcext:value-type="float">
            <text:p>27743438</text:p>
          </table:table-cell>
          <table:table-cell table:formula="of:=[.A1736]/1000/(60*60*24)" office:value-type="time" office:time-value="PT07H42M23.438S" calcext:value-type="time">
            <text:p>07:4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872.49" calcext:value-type="float">
            <text:p>1872.49</text:p>
          </table:table-cell>
          <table:table-cell office:value-type="float" office:value="2295.21" calcext:value-type="float">
            <text:p>2295.21</text:p>
          </table:table-cell>
        </table:table-row>
        <table:table-row table:style-name="ro1">
          <table:table-cell office:value-type="float" office:value="27759438" calcext:value-type="float">
            <text:p>27759438</text:p>
          </table:table-cell>
          <table:table-cell table:formula="of:=[.A1737]/1000/(60*60*24)" office:value-type="time" office:time-value="PT07H42M39.438S" calcext:value-type="time">
            <text:p>07:4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873.54" calcext:value-type="float">
            <text:p>1873.54</text:p>
          </table:table-cell>
          <table:table-cell office:value-type="float" office:value="2296.44" calcext:value-type="float">
            <text:p>2296.44</text:p>
          </table:table-cell>
        </table:table-row>
        <table:table-row table:style-name="ro1">
          <table:table-cell office:value-type="float" office:value="27775438" calcext:value-type="float">
            <text:p>27775438</text:p>
          </table:table-cell>
          <table:table-cell table:formula="of:=[.A1738]/1000/(60*60*24)" office:value-type="time" office:time-value="PT07H42M55.438S" calcext:value-type="time">
            <text:p>07:4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874.58" calcext:value-type="float">
            <text:p>1874.58</text:p>
          </table:table-cell>
          <table:table-cell office:value-type="float" office:value="2297.68" calcext:value-type="float">
            <text:p>2297.68</text:p>
          </table:table-cell>
        </table:table-row>
        <table:table-row table:style-name="ro1">
          <table:table-cell office:value-type="float" office:value="27791438" calcext:value-type="float">
            <text:p>27791438</text:p>
          </table:table-cell>
          <table:table-cell table:formula="of:=[.A1739]/1000/(60*60*24)" office:value-type="time" office:time-value="PT07H43M11.438S" calcext:value-type="time">
            <text:p>07:4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9" calcext:value-type="float">
            <text:p>234.9</text:p>
          </table:table-cell>
          <table:table-cell office:value-type="float" office:value="278" calcext:value-type="float">
            <text:p>278</text:p>
          </table:table-cell>
          <table:table-cell office:value-type="float" office:value="1875.63" calcext:value-type="float">
            <text:p>1875.63</text:p>
          </table:table-cell>
          <table:table-cell office:value-type="float" office:value="2298.91" calcext:value-type="float">
            <text:p>2298.91</text:p>
          </table:table-cell>
        </table:table-row>
        <table:table-row table:style-name="ro1">
          <table:table-cell office:value-type="float" office:value="27807438" calcext:value-type="float">
            <text:p>27807438</text:p>
          </table:table-cell>
          <table:table-cell table:formula="of:=[.A1740]/1000/(60*60*24)" office:value-type="time" office:time-value="PT07H43M27.438S" calcext:value-type="time">
            <text:p>07:43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876.67" calcext:value-type="float">
            <text:p>1876.67</text:p>
          </table:table-cell>
          <table:table-cell office:value-type="float" office:value="2300.15" calcext:value-type="float">
            <text:p>2300.15</text:p>
          </table:table-cell>
        </table:table-row>
        <table:table-row table:style-name="ro1">
          <table:table-cell office:value-type="float" office:value="27823438" calcext:value-type="float">
            <text:p>27823438</text:p>
          </table:table-cell>
          <table:table-cell table:formula="of:=[.A1741]/1000/(60*60*24)" office:value-type="time" office:time-value="PT07H43M43.438S" calcext:value-type="time">
            <text:p>07:4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877.71" calcext:value-type="float">
            <text:p>1877.71</text:p>
          </table:table-cell>
          <table:table-cell office:value-type="float" office:value="2301.38" calcext:value-type="float">
            <text:p>2301.38</text:p>
          </table:table-cell>
        </table:table-row>
        <table:table-row table:style-name="ro1">
          <table:table-cell office:value-type="float" office:value="27839438" calcext:value-type="float">
            <text:p>27839438</text:p>
          </table:table-cell>
          <table:table-cell table:formula="of:=[.A1742]/1000/(60*60*24)" office:value-type="time" office:time-value="PT07H43M59.438S" calcext:value-type="time">
            <text:p>07:43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7.88" calcext:value-type="float">
            <text:p>277.88</text:p>
          </table:table-cell>
          <table:table-cell office:value-type="float" office:value="1878.76" calcext:value-type="float">
            <text:p>1878.76</text:p>
          </table:table-cell>
          <table:table-cell office:value-type="float" office:value="2302.61" calcext:value-type="float">
            <text:p>2302.61</text:p>
          </table:table-cell>
        </table:table-row>
        <table:table-row table:style-name="ro1">
          <table:table-cell office:value-type="float" office:value="27855438" calcext:value-type="float">
            <text:p>27855438</text:p>
          </table:table-cell>
          <table:table-cell table:formula="of:=[.A1743]/1000/(60*60*24)" office:value-type="time" office:time-value="PT07H44M15.438S" calcext:value-type="time">
            <text:p>07:44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8" calcext:value-type="float">
            <text:p>234.8</text:p>
          </table:table-cell>
          <table:table-cell office:value-type="float" office:value="276.94" calcext:value-type="float">
            <text:p>276.94</text:p>
          </table:table-cell>
          <table:table-cell office:value-type="float" office:value="1879.8" calcext:value-type="float">
            <text:p>1879.8</text:p>
          </table:table-cell>
          <table:table-cell office:value-type="float" office:value="2303.85" calcext:value-type="float">
            <text:p>2303.85</text:p>
          </table:table-cell>
        </table:table-row>
        <table:table-row table:style-name="ro1">
          <table:table-cell office:value-type="float" office:value="27871438" calcext:value-type="float">
            <text:p>27871438</text:p>
          </table:table-cell>
          <table:table-cell table:formula="of:=[.A1744]/1000/(60*60*24)" office:value-type="time" office:time-value="PT07H44M31.438S" calcext:value-type="time">
            <text:p>07:44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880.84" calcext:value-type="float">
            <text:p>1880.84</text:p>
          </table:table-cell>
          <table:table-cell office:value-type="float" office:value="2305.08" calcext:value-type="float">
            <text:p>2305.08</text:p>
          </table:table-cell>
        </table:table-row>
        <table:table-row table:style-name="ro1">
          <table:table-cell office:value-type="float" office:value="27887438" calcext:value-type="float">
            <text:p>27887438</text:p>
          </table:table-cell>
          <table:table-cell table:formula="of:=[.A1745]/1000/(60*60*24)" office:value-type="time" office:time-value="PT07H44M47.438S" calcext:value-type="time">
            <text:p>07:44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881.88" calcext:value-type="float">
            <text:p>1881.88</text:p>
          </table:table-cell>
          <table:table-cell office:value-type="float" office:value="2306.32" calcext:value-type="float">
            <text:p>2306.32</text:p>
          </table:table-cell>
        </table:table-row>
        <table:table-row table:style-name="ro1">
          <table:table-cell office:value-type="float" office:value="27903438" calcext:value-type="float">
            <text:p>27903438</text:p>
          </table:table-cell>
          <table:table-cell table:formula="of:=[.A1746]/1000/(60*60*24)" office:value-type="time" office:time-value="PT07H45M03.438S" calcext:value-type="time">
            <text:p>07:45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7" calcext:value-type="float">
            <text:p>234.7</text:p>
          </table:table-cell>
          <table:table-cell office:value-type="float" office:value="277.76" calcext:value-type="float">
            <text:p>277.76</text:p>
          </table:table-cell>
          <table:table-cell office:value-type="float" office:value="1882.93" calcext:value-type="float">
            <text:p>1882.93</text:p>
          </table:table-cell>
          <table:table-cell office:value-type="float" office:value="2307.55" calcext:value-type="float">
            <text:p>2307.55</text:p>
          </table:table-cell>
        </table:table-row>
        <table:table-row table:style-name="ro1">
          <table:table-cell office:value-type="float" office:value="27919438" calcext:value-type="float">
            <text:p>27919438</text:p>
          </table:table-cell>
          <table:table-cell table:formula="of:=[.A1747]/1000/(60*60*24)" office:value-type="time" office:time-value="PT07H45M19.438S" calcext:value-type="time">
            <text:p>07:4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883.97" calcext:value-type="float">
            <text:p>1883.97</text:p>
          </table:table-cell>
          <table:table-cell office:value-type="float" office:value="2308.78" calcext:value-type="float">
            <text:p>2308.78</text:p>
          </table:table-cell>
        </table:table-row>
        <table:table-row table:style-name="ro1">
          <table:table-cell office:value-type="float" office:value="27935438" calcext:value-type="float">
            <text:p>27935438</text:p>
          </table:table-cell>
          <table:table-cell table:formula="of:=[.A1748]/1000/(60*60*24)" office:value-type="time" office:time-value="PT07H45M35.438S" calcext:value-type="time">
            <text:p>07:45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885.01" calcext:value-type="float">
            <text:p>1885.01</text:p>
          </table:table-cell>
          <table:table-cell office:value-type="float" office:value="2310.02" calcext:value-type="float">
            <text:p>2310.02</text:p>
          </table:table-cell>
        </table:table-row>
        <table:table-row table:style-name="ro1">
          <table:table-cell office:value-type="float" office:value="27951438" calcext:value-type="float">
            <text:p>27951438</text:p>
          </table:table-cell>
          <table:table-cell table:formula="of:=[.A1749]/1000/(60*60*24)" office:value-type="time" office:time-value="PT07H45M51.438S" calcext:value-type="time">
            <text:p>07:45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886.06" calcext:value-type="float">
            <text:p>1886.06</text:p>
          </table:table-cell>
          <table:table-cell office:value-type="float" office:value="2311.25" calcext:value-type="float">
            <text:p>2311.25</text:p>
          </table:table-cell>
        </table:table-row>
        <table:table-row table:style-name="ro1">
          <table:table-cell office:value-type="float" office:value="27967438" calcext:value-type="float">
            <text:p>27967438</text:p>
          </table:table-cell>
          <table:table-cell table:formula="of:=[.A1750]/1000/(60*60*24)" office:value-type="time" office:time-value="PT07H46M07.438S" calcext:value-type="time">
            <text:p>07:46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6" calcext:value-type="float">
            <text:p>234.6</text:p>
          </table:table-cell>
          <table:table-cell office:value-type="float" office:value="277.64" calcext:value-type="float">
            <text:p>277.64</text:p>
          </table:table-cell>
          <table:table-cell office:value-type="float" office:value="1887.1" calcext:value-type="float">
            <text:p>1887.1</text:p>
          </table:table-cell>
          <table:table-cell office:value-type="float" office:value="2312.49" calcext:value-type="float">
            <text:p>2312.49</text:p>
          </table:table-cell>
        </table:table-row>
        <table:table-row table:style-name="ro1">
          <table:table-cell office:value-type="float" office:value="27983438" calcext:value-type="float">
            <text:p>27983438</text:p>
          </table:table-cell>
          <table:table-cell table:formula="of:=[.A1751]/1000/(60*60*24)" office:value-type="time" office:time-value="PT07H46M23.438S" calcext:value-type="time">
            <text:p>07:46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888.14" calcext:value-type="float">
            <text:p>1888.14</text:p>
          </table:table-cell>
          <table:table-cell office:value-type="float" office:value="2313.72" calcext:value-type="float">
            <text:p>2313.72</text:p>
          </table:table-cell>
        </table:table-row>
        <table:table-row table:style-name="ro1">
          <table:table-cell office:value-type="float" office:value="27999438" calcext:value-type="float">
            <text:p>27999438</text:p>
          </table:table-cell>
          <table:table-cell table:formula="of:=[.A1752]/1000/(60*60*24)" office:value-type="time" office:time-value="PT07H46M39.438S" calcext:value-type="time">
            <text:p>07:46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7.52" calcext:value-type="float">
            <text:p>277.52</text:p>
          </table:table-cell>
          <table:table-cell office:value-type="float" office:value="1889.18" calcext:value-type="float">
            <text:p>1889.18</text:p>
          </table:table-cell>
          <table:table-cell office:value-type="float" office:value="2314.95" calcext:value-type="float">
            <text:p>2314.95</text:p>
          </table:table-cell>
        </table:table-row>
        <table:table-row table:style-name="ro1">
          <table:table-cell office:value-type="float" office:value="28015438" calcext:value-type="float">
            <text:p>28015438</text:p>
          </table:table-cell>
          <table:table-cell table:formula="of:=[.A1753]/1000/(60*60*24)" office:value-type="time" office:time-value="PT07H46M55.438S" calcext:value-type="time">
            <text:p>07:46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890.23" calcext:value-type="float">
            <text:p>1890.23</text:p>
          </table:table-cell>
          <table:table-cell office:value-type="float" office:value="2316.18" calcext:value-type="float">
            <text:p>2316.18</text:p>
          </table:table-cell>
        </table:table-row>
        <table:table-row table:style-name="ro1">
          <table:table-cell office:value-type="float" office:value="28031438" calcext:value-type="float">
            <text:p>28031438</text:p>
          </table:table-cell>
          <table:table-cell table:formula="of:=[.A1754]/1000/(60*60*24)" office:value-type="time" office:time-value="PT07H47M11.438S" calcext:value-type="time">
            <text:p>07:47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5" calcext:value-type="float">
            <text:p>234.5</text:p>
          </table:table-cell>
          <table:table-cell office:value-type="float" office:value="276.58" calcext:value-type="float">
            <text:p>276.58</text:p>
          </table:table-cell>
          <table:table-cell office:value-type="float" office:value="1891.27" calcext:value-type="float">
            <text:p>1891.27</text:p>
          </table:table-cell>
          <table:table-cell office:value-type="float" office:value="2317.42" calcext:value-type="float">
            <text:p>2317.42</text:p>
          </table:table-cell>
        </table:table-row>
        <table:table-row table:style-name="ro1">
          <table:table-cell office:value-type="float" office:value="28047438" calcext:value-type="float">
            <text:p>28047438</text:p>
          </table:table-cell>
          <table:table-cell table:formula="of:=[.A1755]/1000/(60*60*24)" office:value-type="time" office:time-value="PT07H47M27.438S" calcext:value-type="time">
            <text:p>07:47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892.31" calcext:value-type="float">
            <text:p>1892.31</text:p>
          </table:table-cell>
          <table:table-cell office:value-type="float" office:value="2318.65" calcext:value-type="float">
            <text:p>2318.65</text:p>
          </table:table-cell>
        </table:table-row>
        <table:table-row table:style-name="ro1">
          <table:table-cell office:value-type="float" office:value="28063438" calcext:value-type="float">
            <text:p>28063438</text:p>
          </table:table-cell>
          <table:table-cell table:formula="of:=[.A1756]/1000/(60*60*24)" office:value-type="time" office:time-value="PT07H47M43.438S" calcext:value-type="time">
            <text:p>07:47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893.35" calcext:value-type="float">
            <text:p>1893.35</text:p>
          </table:table-cell>
          <table:table-cell office:value-type="float" office:value="2319.88" calcext:value-type="float">
            <text:p>2319.88</text:p>
          </table:table-cell>
        </table:table-row>
        <table:table-row table:style-name="ro1">
          <table:table-cell office:value-type="float" office:value="28079438" calcext:value-type="float">
            <text:p>28079438</text:p>
          </table:table-cell>
          <table:table-cell table:formula="of:=[.A1757]/1000/(60*60*24)" office:value-type="time" office:time-value="PT07H47M59.438S" calcext:value-type="time">
            <text:p>07:47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7.4" calcext:value-type="float">
            <text:p>277.4</text:p>
          </table:table-cell>
          <table:table-cell office:value-type="float" office:value="1894.4" calcext:value-type="float">
            <text:p>1894.4</text:p>
          </table:table-cell>
          <table:table-cell office:value-type="float" office:value="2321.11" calcext:value-type="float">
            <text:p>2321.11</text:p>
          </table:table-cell>
        </table:table-row>
        <table:table-row table:style-name="ro1">
          <table:table-cell office:value-type="float" office:value="28095438" calcext:value-type="float">
            <text:p>28095438</text:p>
          </table:table-cell>
          <table:table-cell table:formula="of:=[.A1758]/1000/(60*60*24)" office:value-type="time" office:time-value="PT07H48M15.438S" calcext:value-type="time">
            <text:p>07:48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895.44" calcext:value-type="float">
            <text:p>1895.44</text:p>
          </table:table-cell>
          <table:table-cell office:value-type="float" office:value="2322.34" calcext:value-type="float">
            <text:p>2322.34</text:p>
          </table:table-cell>
        </table:table-row>
        <table:table-row table:style-name="ro1">
          <table:table-cell office:value-type="float" office:value="28111438" calcext:value-type="float">
            <text:p>28111438</text:p>
          </table:table-cell>
          <table:table-cell table:formula="of:=[.A1759]/1000/(60*60*24)" office:value-type="time" office:time-value="PT07H48M31.438S" calcext:value-type="time">
            <text:p>07:48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.4" calcext:value-type="float">
            <text:p>234.4</text:p>
          </table:table-cell>
          <table:table-cell office:value-type="float" office:value="276.46" calcext:value-type="float">
            <text:p>276.46</text:p>
          </table:table-cell>
          <table:table-cell office:value-type="float" office:value="1896.48" calcext:value-type="float">
            <text:p>1896.48</text:p>
          </table:table-cell>
          <table:table-cell office:value-type="float" office:value="2323.57" calcext:value-type="float">
            <text:p>2323.57</text:p>
          </table:table-cell>
        </table:table-row>
        <table:table-row table:style-name="ro1">
          <table:table-cell office:value-type="float" office:value="28127438" calcext:value-type="float">
            <text:p>28127438</text:p>
          </table:table-cell>
          <table:table-cell table:formula="of:=[.A1760]/1000/(60*60*24)" office:value-type="time" office:time-value="PT07H48M47.438S" calcext:value-type="time">
            <text:p>07:48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897.52" calcext:value-type="float">
            <text:p>1897.52</text:p>
          </table:table-cell>
          <table:table-cell office:value-type="float" office:value="2324.8" calcext:value-type="float">
            <text:p>2324.8</text:p>
          </table:table-cell>
        </table:table-row>
        <table:table-row table:style-name="ro1">
          <table:table-cell office:value-type="float" office:value="28143438" calcext:value-type="float">
            <text:p>28143438</text:p>
          </table:table-cell>
          <table:table-cell table:formula="of:=[.A1761]/1000/(60*60*24)" office:value-type="time" office:time-value="PT07H49M03.438S" calcext:value-type="time">
            <text:p>07:49:03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7.28" calcext:value-type="float">
            <text:p>277.28</text:p>
          </table:table-cell>
          <table:table-cell office:value-type="float" office:value="1898.56" calcext:value-type="float">
            <text:p>1898.56</text:p>
          </table:table-cell>
          <table:table-cell office:value-type="float" office:value="2326.03" calcext:value-type="float">
            <text:p>2326.03</text:p>
          </table:table-cell>
        </table:table-row>
        <table:table-row table:style-name="ro1">
          <table:table-cell office:value-type="float" office:value="28159438" calcext:value-type="float">
            <text:p>28159438</text:p>
          </table:table-cell>
          <table:table-cell table:formula="of:=[.A1762]/1000/(60*60*24)" office:value-type="time" office:time-value="PT07H49M19.438S" calcext:value-type="time">
            <text:p>07:49:19</text:p>
          </table:table-cell>
          <table:table-cell office:value-type="float" office:value="1.18" calcext:value-type="float">
            <text:p>1.18</text:p>
          </table:table-cell>
          <table:table-cell office:value-type="float" office:value="234.3" calcext:value-type="float">
            <text:p>234.3</text:p>
          </table:table-cell>
          <table:table-cell office:value-type="float" office:value="276.34" calcext:value-type="float">
            <text:p>276.34</text:p>
          </table:table-cell>
          <table:table-cell office:value-type="float" office:value="1899.6" calcext:value-type="float">
            <text:p>1899.6</text:p>
          </table:table-cell>
          <table:table-cell office:value-type="float" office:value="2327.26" calcext:value-type="float">
            <text:p>2327.26</text:p>
          </table:table-cell>
        </table:table-row>
        <table:table-row table:style-name="ro1">
          <table:table-cell office:value-type="float" office:value="28175438" calcext:value-type="float">
            <text:p>28175438</text:p>
          </table:table-cell>
          <table:table-cell table:formula="of:=[.A1763]/1000/(60*60*24)" office:value-type="time" office:time-value="PT07H49M35.438S" calcext:value-type="time">
            <text:p>07:49:35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00.64" calcext:value-type="float">
            <text:p>1900.64</text:p>
          </table:table-cell>
          <table:table-cell office:value-type="float" office:value="2328.49" calcext:value-type="float">
            <text:p>2328.49</text:p>
          </table:table-cell>
        </table:table-row>
        <table:table-row table:style-name="ro1">
          <table:table-cell office:value-type="float" office:value="28191438" calcext:value-type="float">
            <text:p>28191438</text:p>
          </table:table-cell>
          <table:table-cell table:formula="of:=[.A1764]/1000/(60*60*24)" office:value-type="time" office:time-value="PT07H49M51.438S" calcext:value-type="time">
            <text:p>07:49:51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01.68" calcext:value-type="float">
            <text:p>1901.68</text:p>
          </table:table-cell>
          <table:table-cell office:value-type="float" office:value="2329.71" calcext:value-type="float">
            <text:p>2329.71</text:p>
          </table:table-cell>
        </table:table-row>
        <table:table-row table:style-name="ro1">
          <table:table-cell office:value-type="float" office:value="28207438" calcext:value-type="float">
            <text:p>28207438</text:p>
          </table:table-cell>
          <table:table-cell table:formula="of:=[.A1765]/1000/(60*60*24)" office:value-type="time" office:time-value="PT07H50M07.438S" calcext:value-type="time">
            <text:p>07:50:07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02.73" calcext:value-type="float">
            <text:p>1902.73</text:p>
          </table:table-cell>
          <table:table-cell office:value-type="float" office:value="2330.94" calcext:value-type="float">
            <text:p>2330.94</text:p>
          </table:table-cell>
        </table:table-row>
        <table:table-row table:style-name="ro1">
          <table:table-cell office:value-type="float" office:value="28223438" calcext:value-type="float">
            <text:p>28223438</text:p>
          </table:table-cell>
          <table:table-cell table:formula="of:=[.A1766]/1000/(60*60*24)" office:value-type="time" office:time-value="PT07H50M23.438S" calcext:value-type="time">
            <text:p>07:50:23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03.77" calcext:value-type="float">
            <text:p>1903.77</text:p>
          </table:table-cell>
          <table:table-cell office:value-type="float" office:value="2332.17" calcext:value-type="float">
            <text:p>2332.17</text:p>
          </table:table-cell>
        </table:table-row>
        <table:table-row table:style-name="ro1">
          <table:table-cell office:value-type="float" office:value="28239438" calcext:value-type="float">
            <text:p>28239438</text:p>
          </table:table-cell>
          <table:table-cell table:formula="of:=[.A1767]/1000/(60*60*24)" office:value-type="time" office:time-value="PT07H50M39.438S" calcext:value-type="time">
            <text:p>07:50:39</text:p>
          </table:table-cell>
          <table:table-cell office:value-type="float" office:value="1.18" calcext:value-type="float">
            <text:p>1.18</text:p>
          </table:table-cell>
          <table:table-cell office:value-type="float" office:value="234.2" calcext:value-type="float">
            <text:p>234.2</text:p>
          </table:table-cell>
          <table:table-cell office:value-type="float" office:value="276.22" calcext:value-type="float">
            <text:p>276.22</text:p>
          </table:table-cell>
          <table:table-cell office:value-type="float" office:value="1904.81" calcext:value-type="float">
            <text:p>1904.81</text:p>
          </table:table-cell>
          <table:table-cell office:value-type="float" office:value="2333.39" calcext:value-type="float">
            <text:p>2333.39</text:p>
          </table:table-cell>
        </table:table-row>
        <table:table-row table:style-name="ro1">
          <table:table-cell office:value-type="float" office:value="28255438" calcext:value-type="float">
            <text:p>28255438</text:p>
          </table:table-cell>
          <table:table-cell table:formula="of:=[.A1768]/1000/(60*60*24)" office:value-type="time" office:time-value="PT07H50M55.438S" calcext:value-type="time">
            <text:p>07:50:55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7.04" calcext:value-type="float">
            <text:p>277.04</text:p>
          </table:table-cell>
          <table:table-cell office:value-type="float" office:value="1905.85" calcext:value-type="float">
            <text:p>1905.85</text:p>
          </table:table-cell>
          <table:table-cell office:value-type="float" office:value="2334.62" calcext:value-type="float">
            <text:p>2334.62</text:p>
          </table:table-cell>
        </table:table-row>
        <table:table-row table:style-name="ro1">
          <table:table-cell office:value-type="float" office:value="28271438" calcext:value-type="float">
            <text:p>28271438</text:p>
          </table:table-cell>
          <table:table-cell table:formula="of:=[.A1769]/1000/(60*60*24)" office:value-type="time" office:time-value="PT07H51M11.438S" calcext:value-type="time">
            <text:p>07:51:11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06.89" calcext:value-type="float">
            <text:p>1906.89</text:p>
          </table:table-cell>
          <table:table-cell office:value-type="float" office:value="2335.85" calcext:value-type="float">
            <text:p>2335.85</text:p>
          </table:table-cell>
        </table:table-row>
        <table:table-row table:style-name="ro1">
          <table:table-cell office:value-type="float" office:value="28287438" calcext:value-type="float">
            <text:p>28287438</text:p>
          </table:table-cell>
          <table:table-cell table:formula="of:=[.A1770]/1000/(60*60*24)" office:value-type="time" office:time-value="PT07H51M27.438S" calcext:value-type="time">
            <text:p>07:51:27</text:p>
          </table:table-cell>
          <table:table-cell office:value-type="float" office:value="1.18" calcext:value-type="float">
            <text:p>1.18</text:p>
          </table:table-cell>
          <table:table-cell office:value-type="float" office:value="234.1" calcext:value-type="float">
            <text:p>234.1</text:p>
          </table:table-cell>
          <table:table-cell office:value-type="float" office:value="276.1" calcext:value-type="float">
            <text:p>276.1</text:p>
          </table:table-cell>
          <table:table-cell office:value-type="float" office:value="1907.93" calcext:value-type="float">
            <text:p>1907.93</text:p>
          </table:table-cell>
          <table:table-cell office:value-type="float" office:value="2337.07" calcext:value-type="float">
            <text:p>2337.07</text:p>
          </table:table-cell>
        </table:table-row>
        <table:table-row table:style-name="ro1">
          <table:table-cell office:value-type="float" office:value="28303438" calcext:value-type="float">
            <text:p>28303438</text:p>
          </table:table-cell>
          <table:table-cell table:formula="of:=[.A1771]/1000/(60*60*24)" office:value-type="time" office:time-value="PT07H51M43.438S" calcext:value-type="time">
            <text:p>07:51:43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08.97" calcext:value-type="float">
            <text:p>1908.97</text:p>
          </table:table-cell>
          <table:table-cell office:value-type="float" office:value="2338.3" calcext:value-type="float">
            <text:p>2338.3</text:p>
          </table:table-cell>
        </table:table-row>
        <table:table-row table:style-name="ro1">
          <table:table-cell office:value-type="float" office:value="28319438" calcext:value-type="float">
            <text:p>28319438</text:p>
          </table:table-cell>
          <table:table-cell table:formula="of:=[.A1772]/1000/(60*60*24)" office:value-type="time" office:time-value="PT07H51M59.438S" calcext:value-type="time">
            <text:p>07:51:59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10.01" calcext:value-type="float">
            <text:p>1910.01</text:p>
          </table:table-cell>
          <table:table-cell office:value-type="float" office:value="2339.53" calcext:value-type="float">
            <text:p>2339.53</text:p>
          </table:table-cell>
        </table:table-row>
        <table:table-row table:style-name="ro1">
          <table:table-cell office:value-type="float" office:value="28335438" calcext:value-type="float">
            <text:p>28335438</text:p>
          </table:table-cell>
          <table:table-cell table:formula="of:=[.A1773]/1000/(60*60*24)" office:value-type="time" office:time-value="PT07H52M15.438S" calcext:value-type="time">
            <text:p>07:52:15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11.05" calcext:value-type="float">
            <text:p>1911.05</text:p>
          </table:table-cell>
          <table:table-cell office:value-type="float" office:value="2340.75" calcext:value-type="float">
            <text:p>2340.75</text:p>
          </table:table-cell>
        </table:table-row>
        <table:table-row table:style-name="ro1">
          <table:table-cell office:value-type="float" office:value="28351438" calcext:value-type="float">
            <text:p>28351438</text:p>
          </table:table-cell>
          <table:table-cell table:formula="of:=[.A1774]/1000/(60*60*24)" office:value-type="time" office:time-value="PT07H52M31.438S" calcext:value-type="time">
            <text:p>07:52:31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98" calcext:value-type="float">
            <text:p>275.98</text:p>
          </table:table-cell>
          <table:table-cell office:value-type="float" office:value="1912.09" calcext:value-type="float">
            <text:p>1912.09</text:p>
          </table:table-cell>
          <table:table-cell office:value-type="float" office:value="2341.98" calcext:value-type="float">
            <text:p>2341.98</text:p>
          </table:table-cell>
        </table:table-row>
        <table:table-row table:style-name="ro1">
          <table:table-cell office:value-type="float" office:value="28367438" calcext:value-type="float">
            <text:p>28367438</text:p>
          </table:table-cell>
          <table:table-cell table:formula="of:=[.A1775]/1000/(60*60*24)" office:value-type="time" office:time-value="PT07H52M47.438S" calcext:value-type="time">
            <text:p>07:52:47</text:p>
          </table:table-cell>
          <table:table-cell office:value-type="float" office:value="1.18" calcext:value-type="float">
            <text:p>1.18</text:p>
          </table:table-cell>
          <table:table-cell office:value-type="float" office:value="234" calcext:value-type="float">
            <text:p>234</text:p>
          </table:table-cell>
          <table:table-cell office:value-type="float" office:value="275.04" calcext:value-type="float">
            <text:p>275.04</text:p>
          </table:table-cell>
          <table:table-cell office:value-type="float" office:value="1913.13" calcext:value-type="float">
            <text:p>1913.13</text:p>
          </table:table-cell>
          <table:table-cell office:value-type="float" office:value="2343.21" calcext:value-type="float">
            <text:p>2343.21</text:p>
          </table:table-cell>
        </table:table-row>
        <table:table-row table:style-name="ro1">
          <table:table-cell office:value-type="float" office:value="28383438" calcext:value-type="float">
            <text:p>28383438</text:p>
          </table:table-cell>
          <table:table-cell table:formula="of:=[.A1776]/1000/(60*60*24)" office:value-type="time" office:time-value="PT07H53M03.438S" calcext:value-type="time">
            <text:p>07:53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14.17" calcext:value-type="float">
            <text:p>1914.17</text:p>
          </table:table-cell>
          <table:table-cell office:value-type="float" office:value="2344.43" calcext:value-type="float">
            <text:p>2344.43</text:p>
          </table:table-cell>
        </table:table-row>
        <table:table-row table:style-name="ro1">
          <table:table-cell office:value-type="float" office:value="28399438" calcext:value-type="float">
            <text:p>28399438</text:p>
          </table:table-cell>
          <table:table-cell table:formula="of:=[.A1777]/1000/(60*60*24)" office:value-type="time" office:time-value="PT07H53M19.438S" calcext:value-type="time">
            <text:p>07:53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15.21" calcext:value-type="float">
            <text:p>1915.21</text:p>
          </table:table-cell>
          <table:table-cell office:value-type="float" office:value="2345.66" calcext:value-type="float">
            <text:p>2345.66</text:p>
          </table:table-cell>
        </table:table-row>
        <table:table-row table:style-name="ro1">
          <table:table-cell office:value-type="float" office:value="28415438" calcext:value-type="float">
            <text:p>28415438</text:p>
          </table:table-cell>
          <table:table-cell table:formula="of:=[.A1778]/1000/(60*60*24)" office:value-type="time" office:time-value="PT07H53M35.438S" calcext:value-type="time">
            <text:p>07:53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16.25" calcext:value-type="float">
            <text:p>1916.25</text:p>
          </table:table-cell>
          <table:table-cell office:value-type="float" office:value="2346.88" calcext:value-type="float">
            <text:p>2346.88</text:p>
          </table:table-cell>
        </table:table-row>
        <table:table-row table:style-name="ro1">
          <table:table-cell office:value-type="float" office:value="28431438" calcext:value-type="float">
            <text:p>28431438</text:p>
          </table:table-cell>
          <table:table-cell table:formula="of:=[.A1779]/1000/(60*60*24)" office:value-type="time" office:time-value="PT07H53M51.438S" calcext:value-type="time">
            <text:p>07:53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9" calcext:value-type="float">
            <text:p>233.9</text:p>
          </table:table-cell>
          <table:table-cell office:value-type="float" office:value="275.86" calcext:value-type="float">
            <text:p>275.86</text:p>
          </table:table-cell>
          <table:table-cell office:value-type="float" office:value="1917.29" calcext:value-type="float">
            <text:p>1917.29</text:p>
          </table:table-cell>
          <table:table-cell office:value-type="float" office:value="2348.11" calcext:value-type="float">
            <text:p>2348.11</text:p>
          </table:table-cell>
        </table:table-row>
        <table:table-row table:style-name="ro1">
          <table:table-cell office:value-type="float" office:value="28447438" calcext:value-type="float">
            <text:p>28447438</text:p>
          </table:table-cell>
          <table:table-cell table:formula="of:=[.A1780]/1000/(60*60*24)" office:value-type="time" office:time-value="PT07H54M07.438S" calcext:value-type="time">
            <text:p>07:54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18.32" calcext:value-type="float">
            <text:p>1918.32</text:p>
          </table:table-cell>
          <table:table-cell office:value-type="float" office:value="2349.34" calcext:value-type="float">
            <text:p>2349.34</text:p>
          </table:table-cell>
        </table:table-row>
        <table:table-row table:style-name="ro1">
          <table:table-cell office:value-type="float" office:value="28463438" calcext:value-type="float">
            <text:p>28463438</text:p>
          </table:table-cell>
          <table:table-cell table:formula="of:=[.A1781]/1000/(60*60*24)" office:value-type="time" office:time-value="PT07H54M23.438S" calcext:value-type="time">
            <text:p>07:54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19.36" calcext:value-type="float">
            <text:p>1919.36</text:p>
          </table:table-cell>
          <table:table-cell office:value-type="float" office:value="2350.56" calcext:value-type="float">
            <text:p>2350.56</text:p>
          </table:table-cell>
        </table:table-row>
        <table:table-row table:style-name="ro1">
          <table:table-cell office:value-type="float" office:value="28479438" calcext:value-type="float">
            <text:p>28479438</text:p>
          </table:table-cell>
          <table:table-cell table:formula="of:=[.A1782]/1000/(60*60*24)" office:value-type="time" office:time-value="PT07H54M39.438S" calcext:value-type="time">
            <text:p>07:54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20.4" calcext:value-type="float">
            <text:p>1920.4</text:p>
          </table:table-cell>
          <table:table-cell office:value-type="float" office:value="2351.79" calcext:value-type="float">
            <text:p>2351.79</text:p>
          </table:table-cell>
        </table:table-row>
        <table:table-row table:style-name="ro1">
          <table:table-cell office:value-type="float" office:value="28495438" calcext:value-type="float">
            <text:p>28495438</text:p>
          </table:table-cell>
          <table:table-cell table:formula="of:=[.A1783]/1000/(60*60*24)" office:value-type="time" office:time-value="PT07H54M55.438S" calcext:value-type="time">
            <text:p>07:54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4.8" calcext:value-type="float">
            <text:p>274.8</text:p>
          </table:table-cell>
          <table:table-cell office:value-type="float" office:value="1921.44" calcext:value-type="float">
            <text:p>1921.44</text:p>
          </table:table-cell>
          <table:table-cell office:value-type="float" office:value="2353.01" calcext:value-type="float">
            <text:p>2353.01</text:p>
          </table:table-cell>
        </table:table-row>
        <table:table-row table:style-name="ro1">
          <table:table-cell office:value-type="float" office:value="28511438" calcext:value-type="float">
            <text:p>28511438</text:p>
          </table:table-cell>
          <table:table-cell table:formula="of:=[.A1784]/1000/(60*60*24)" office:value-type="time" office:time-value="PT07H55M11.438S" calcext:value-type="time">
            <text:p>07:55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8" calcext:value-type="float">
            <text:p>233.8</text:p>
          </table:table-cell>
          <table:table-cell office:value-type="float" office:value="275.74" calcext:value-type="float">
            <text:p>275.74</text:p>
          </table:table-cell>
          <table:table-cell office:value-type="float" office:value="1922.48" calcext:value-type="float">
            <text:p>1922.48</text:p>
          </table:table-cell>
          <table:table-cell office:value-type="float" office:value="2354.24" calcext:value-type="float">
            <text:p>2354.24</text:p>
          </table:table-cell>
        </table:table-row>
        <table:table-row table:style-name="ro1">
          <table:table-cell office:value-type="float" office:value="28527438" calcext:value-type="float">
            <text:p>28527438</text:p>
          </table:table-cell>
          <table:table-cell table:formula="of:=[.A1785]/1000/(60*60*24)" office:value-type="time" office:time-value="PT07H55M27.438S" calcext:value-type="time">
            <text:p>07:55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23.52" calcext:value-type="float">
            <text:p>1923.52</text:p>
          </table:table-cell>
          <table:table-cell office:value-type="float" office:value="2355.46" calcext:value-type="float">
            <text:p>2355.46</text:p>
          </table:table-cell>
        </table:table-row>
        <table:table-row table:style-name="ro1">
          <table:table-cell office:value-type="float" office:value="28543437" calcext:value-type="float">
            <text:p>28543437</text:p>
          </table:table-cell>
          <table:table-cell table:formula="of:=[.A1786]/1000/(60*60*24)" office:value-type="time" office:time-value="PT07H55M43.437S" calcext:value-type="time">
            <text:p>07:55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924.56" calcext:value-type="float">
            <text:p>1924.56</text:p>
          </table:table-cell>
          <table:table-cell office:value-type="float" office:value="2356.68" calcext:value-type="float">
            <text:p>2356.68</text:p>
          </table:table-cell>
        </table:table-row>
        <table:table-row table:style-name="ro1">
          <table:table-cell office:value-type="float" office:value="28559438" calcext:value-type="float">
            <text:p>28559438</text:p>
          </table:table-cell>
          <table:table-cell table:formula="of:=[.A1787]/1000/(60*60*24)" office:value-type="time" office:time-value="PT07H55M59.438S" calcext:value-type="time">
            <text:p>07:55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25.6" calcext:value-type="float">
            <text:p>1925.6</text:p>
          </table:table-cell>
          <table:table-cell office:value-type="float" office:value="2357.91" calcext:value-type="float">
            <text:p>2357.91</text:p>
          </table:table-cell>
        </table:table-row>
        <table:table-row table:style-name="ro1">
          <table:table-cell office:value-type="float" office:value="28575438" calcext:value-type="float">
            <text:p>28575438</text:p>
          </table:table-cell>
          <table:table-cell table:formula="of:=[.A1788]/1000/(60*60*24)" office:value-type="time" office:time-value="PT07H56M15.438S" calcext:value-type="time">
            <text:p>07:56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5.62" calcext:value-type="float">
            <text:p>275.62</text:p>
          </table:table-cell>
          <table:table-cell office:value-type="float" office:value="1926.64" calcext:value-type="float">
            <text:p>1926.64</text:p>
          </table:table-cell>
          <table:table-cell office:value-type="float" office:value="2359.13" calcext:value-type="float">
            <text:p>2359.13</text:p>
          </table:table-cell>
        </table:table-row>
        <table:table-row table:style-name="ro1">
          <table:table-cell office:value-type="float" office:value="28591438" calcext:value-type="float">
            <text:p>28591438</text:p>
          </table:table-cell>
          <table:table-cell table:formula="of:=[.A1789]/1000/(60*60*24)" office:value-type="time" office:time-value="PT07H56M31.438S" calcext:value-type="time">
            <text:p>07:56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7" calcext:value-type="float">
            <text:p>233.7</text:p>
          </table:table-cell>
          <table:table-cell office:value-type="float" office:value="274.68" calcext:value-type="float">
            <text:p>274.68</text:p>
          </table:table-cell>
          <table:table-cell office:value-type="float" office:value="1927.67" calcext:value-type="float">
            <text:p>1927.67</text:p>
          </table:table-cell>
          <table:table-cell office:value-type="float" office:value="2360.35" calcext:value-type="float">
            <text:p>2360.35</text:p>
          </table:table-cell>
        </table:table-row>
        <table:table-row table:style-name="ro1">
          <table:table-cell office:value-type="float" office:value="28607438" calcext:value-type="float">
            <text:p>28607438</text:p>
          </table:table-cell>
          <table:table-cell table:formula="of:=[.A1790]/1000/(60*60*24)" office:value-type="time" office:time-value="PT07H56M47.438S" calcext:value-type="time">
            <text:p>07:56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928.71" calcext:value-type="float">
            <text:p>1928.71</text:p>
          </table:table-cell>
          <table:table-cell office:value-type="float" office:value="2361.57" calcext:value-type="float">
            <text:p>2361.57</text:p>
          </table:table-cell>
        </table:table-row>
        <table:table-row table:style-name="ro1">
          <table:table-cell office:value-type="float" office:value="28623438" calcext:value-type="float">
            <text:p>28623438</text:p>
          </table:table-cell>
          <table:table-cell table:formula="of:=[.A1791]/1000/(60*60*24)" office:value-type="time" office:time-value="PT07H57M03.438S" calcext:value-type="time">
            <text:p>07:57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6" calcext:value-type="float">
            <text:p>233.6</text:p>
          </table:table-cell>
          <table:table-cell office:value-type="float" office:value="274.56" calcext:value-type="float">
            <text:p>274.56</text:p>
          </table:table-cell>
          <table:table-cell office:value-type="float" office:value="1929.75" calcext:value-type="float">
            <text:p>1929.75</text:p>
          </table:table-cell>
          <table:table-cell office:value-type="float" office:value="2362.79" calcext:value-type="float">
            <text:p>2362.79</text:p>
          </table:table-cell>
        </table:table-row>
        <table:table-row table:style-name="ro1">
          <table:table-cell office:value-type="float" office:value="28639438" calcext:value-type="float">
            <text:p>28639438</text:p>
          </table:table-cell>
          <table:table-cell table:formula="of:=[.A1792]/1000/(60*60*24)" office:value-type="time" office:time-value="PT07H57M19.438S" calcext:value-type="time">
            <text:p>07:57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30.79" calcext:value-type="float">
            <text:p>1930.79</text:p>
          </table:table-cell>
          <table:table-cell office:value-type="float" office:value="2364.01" calcext:value-type="float">
            <text:p>2364.01</text:p>
          </table:table-cell>
        </table:table-row>
        <table:table-row table:style-name="ro1">
          <table:table-cell office:value-type="float" office:value="28655438" calcext:value-type="float">
            <text:p>28655438</text:p>
          </table:table-cell>
          <table:table-cell table:formula="of:=[.A1793]/1000/(60*60*24)" office:value-type="time" office:time-value="PT07H57M35.438S" calcext:value-type="time">
            <text:p>07:57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31.83" calcext:value-type="float">
            <text:p>1931.83</text:p>
          </table:table-cell>
          <table:table-cell office:value-type="float" office:value="2365.23" calcext:value-type="float">
            <text:p>2365.23</text:p>
          </table:table-cell>
        </table:table-row>
        <table:table-row table:style-name="ro1">
          <table:table-cell office:value-type="float" office:value="28671438" calcext:value-type="float">
            <text:p>28671438</text:p>
          </table:table-cell>
          <table:table-cell table:formula="of:=[.A1794]/1000/(60*60*24)" office:value-type="time" office:time-value="PT07H57M51.438S" calcext:value-type="time">
            <text:p>07:57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32.87" calcext:value-type="float">
            <text:p>1932.87</text:p>
          </table:table-cell>
          <table:table-cell office:value-type="float" office:value="2366.45" calcext:value-type="float">
            <text:p>2366.45</text:p>
          </table:table-cell>
        </table:table-row>
        <table:table-row table:style-name="ro1">
          <table:table-cell office:value-type="float" office:value="28687438" calcext:value-type="float">
            <text:p>28687438</text:p>
          </table:table-cell>
          <table:table-cell table:formula="of:=[.A1795]/1000/(60*60*24)" office:value-type="time" office:time-value="PT07H58M07.438S" calcext:value-type="time">
            <text:p>07:58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33.9" calcext:value-type="float">
            <text:p>1933.9</text:p>
          </table:table-cell>
          <table:table-cell office:value-type="float" office:value="2367.67" calcext:value-type="float">
            <text:p>2367.67</text:p>
          </table:table-cell>
        </table:table-row>
        <table:table-row table:style-name="ro1">
          <table:table-cell office:value-type="float" office:value="28703438" calcext:value-type="float">
            <text:p>28703438</text:p>
          </table:table-cell>
          <table:table-cell table:formula="of:=[.A1796]/1000/(60*60*24)" office:value-type="time" office:time-value="PT07H58M23.438S" calcext:value-type="time">
            <text:p>07:58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.5" calcext:value-type="float">
            <text:p>233.5</text:p>
          </table:table-cell>
          <table:table-cell office:value-type="float" office:value="274.44" calcext:value-type="float">
            <text:p>274.44</text:p>
          </table:table-cell>
          <table:table-cell office:value-type="float" office:value="1934.94" calcext:value-type="float">
            <text:p>1934.94</text:p>
          </table:table-cell>
          <table:table-cell office:value-type="float" office:value="2368.89" calcext:value-type="float">
            <text:p>2368.89</text:p>
          </table:table-cell>
        </table:table-row>
        <table:table-row table:style-name="ro1">
          <table:table-cell office:value-type="float" office:value="28719438" calcext:value-type="float">
            <text:p>28719438</text:p>
          </table:table-cell>
          <table:table-cell table:formula="of:=[.A1797]/1000/(60*60*24)" office:value-type="time" office:time-value="PT07H58M39.438S" calcext:value-type="time">
            <text:p>07:58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935.98" calcext:value-type="float">
            <text:p>1935.98</text:p>
          </table:table-cell>
          <table:table-cell office:value-type="float" office:value="2370.11" calcext:value-type="float">
            <text:p>2370.11</text:p>
          </table:table-cell>
        </table:table-row>
        <table:table-row table:style-name="ro1">
          <table:table-cell office:value-type="float" office:value="28735438" calcext:value-type="float">
            <text:p>28735438</text:p>
          </table:table-cell>
          <table:table-cell table:formula="of:=[.A1798]/1000/(60*60*24)" office:value-type="time" office:time-value="PT07H58M55.438S" calcext:value-type="time">
            <text:p>07:58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.4" calcext:value-type="float">
            <text:p>233.4</text:p>
          </table:table-cell>
          <table:table-cell office:value-type="float" office:value="274.32" calcext:value-type="float">
            <text:p>274.32</text:p>
          </table:table-cell>
          <table:table-cell office:value-type="float" office:value="1937.01" calcext:value-type="float">
            <text:p>1937.01</text:p>
          </table:table-cell>
          <table:table-cell office:value-type="float" office:value="2371.33" calcext:value-type="float">
            <text:p>2371.33</text:p>
          </table:table-cell>
        </table:table-row>
        <table:table-row table:style-name="ro1">
          <table:table-cell office:value-type="float" office:value="28751438" calcext:value-type="float">
            <text:p>28751438</text:p>
          </table:table-cell>
          <table:table-cell table:formula="of:=[.A1799]/1000/(60*60*24)" office:value-type="time" office:time-value="PT07H59M11.438S" calcext:value-type="time">
            <text:p>07:59:11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38.05" calcext:value-type="float">
            <text:p>1938.05</text:p>
          </table:table-cell>
          <table:table-cell office:value-type="float" office:value="2372.55" calcext:value-type="float">
            <text:p>2372.55</text:p>
          </table:table-cell>
        </table:table-row>
        <table:table-row table:style-name="ro1">
          <table:table-cell office:value-type="float" office:value="28767438" calcext:value-type="float">
            <text:p>28767438</text:p>
          </table:table-cell>
          <table:table-cell table:formula="of:=[.A1800]/1000/(60*60*24)" office:value-type="time" office:time-value="PT07H59M27.438S" calcext:value-type="time">
            <text:p>07:59:27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39.09" calcext:value-type="float">
            <text:p>1939.09</text:p>
          </table:table-cell>
          <table:table-cell office:value-type="float" office:value="2373.76" calcext:value-type="float">
            <text:p>2373.76</text:p>
          </table:table-cell>
        </table:table-row>
        <table:table-row table:style-name="ro1">
          <table:table-cell office:value-type="float" office:value="28783438" calcext:value-type="float">
            <text:p>28783438</text:p>
          </table:table-cell>
          <table:table-cell table:formula="of:=[.A1801]/1000/(60*60*24)" office:value-type="time" office:time-value="PT07H59M43.438S" calcext:value-type="time">
            <text:p>07:59:43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40.13" calcext:value-type="float">
            <text:p>1940.13</text:p>
          </table:table-cell>
          <table:table-cell office:value-type="float" office:value="2374.98" calcext:value-type="float">
            <text:p>2374.98</text:p>
          </table:table-cell>
        </table:table-row>
        <table:table-row table:style-name="ro1">
          <table:table-cell office:value-type="float" office:value="28799438" calcext:value-type="float">
            <text:p>28799438</text:p>
          </table:table-cell>
          <table:table-cell table:formula="of:=[.A1802]/1000/(60*60*24)" office:value-type="time" office:time-value="PT07H59M59.438S" calcext:value-type="time">
            <text:p>07:59:59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41.16" calcext:value-type="float">
            <text:p>1941.16</text:p>
          </table:table-cell>
          <table:table-cell office:value-type="float" office:value="2376.2" calcext:value-type="float">
            <text:p>2376.2</text:p>
          </table:table-cell>
        </table:table-row>
        <table:table-row table:style-name="ro1">
          <table:table-cell office:value-type="float" office:value="28815438" calcext:value-type="float">
            <text:p>28815438</text:p>
          </table:table-cell>
          <table:table-cell table:formula="of:=[.A1803]/1000/(60*60*24)" office:value-type="time" office:time-value="PT08H00M15.438S" calcext:value-type="time">
            <text:p>08:00:15</text:p>
          </table:table-cell>
          <table:table-cell office:value-type="float" office:value="1.18" calcext:value-type="float">
            <text:p>1.18</text:p>
          </table:table-cell>
          <table:table-cell office:value-type="float" office:value="233.3" calcext:value-type="float">
            <text:p>233.3</text:p>
          </table:table-cell>
          <table:table-cell office:value-type="float" office:value="274.2" calcext:value-type="float">
            <text:p>274.2</text:p>
          </table:table-cell>
          <table:table-cell office:value-type="float" office:value="1942.2" calcext:value-type="float">
            <text:p>1942.2</text:p>
          </table:table-cell>
          <table:table-cell office:value-type="float" office:value="2377.42" calcext:value-type="float">
            <text:p>2377.42</text:p>
          </table:table-cell>
        </table:table-row>
        <table:table-row table:style-name="ro1">
          <table:table-cell office:value-type="float" office:value="28831438" calcext:value-type="float">
            <text:p>28831438</text:p>
          </table:table-cell>
          <table:table-cell table:formula="of:=[.A1804]/1000/(60*60*24)" office:value-type="time" office:time-value="PT08H00M31.438S" calcext:value-type="time">
            <text:p>08:00:31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943.24" calcext:value-type="float">
            <text:p>1943.24</text:p>
          </table:table-cell>
          <table:table-cell office:value-type="float" office:value="2378.64" calcext:value-type="float">
            <text:p>2378.64</text:p>
          </table:table-cell>
        </table:table-row>
        <table:table-row table:style-name="ro1">
          <table:table-cell office:value-type="float" office:value="28847438" calcext:value-type="float">
            <text:p>28847438</text:p>
          </table:table-cell>
          <table:table-cell table:formula="of:=[.A1805]/1000/(60*60*24)" office:value-type="time" office:time-value="PT08H00M47.438S" calcext:value-type="time">
            <text:p>08:00:47</text:p>
          </table:table-cell>
          <table:table-cell office:value-type="float" office:value="1.18" calcext:value-type="float">
            <text:p>1.18</text:p>
          </table:table-cell>
          <table:table-cell office:value-type="float" office:value="233.2" calcext:value-type="float">
            <text:p>233.2</text:p>
          </table:table-cell>
          <table:table-cell office:value-type="float" office:value="274.08" calcext:value-type="float">
            <text:p>274.08</text:p>
          </table:table-cell>
          <table:table-cell office:value-type="float" office:value="1944.27" calcext:value-type="float">
            <text:p>1944.27</text:p>
          </table:table-cell>
          <table:table-cell office:value-type="float" office:value="2379.86" calcext:value-type="float">
            <text:p>2379.86</text:p>
          </table:table-cell>
        </table:table-row>
        <table:table-row table:style-name="ro1">
          <table:table-cell office:value-type="float" office:value="28863438" calcext:value-type="float">
            <text:p>28863438</text:p>
          </table:table-cell>
          <table:table-cell table:formula="of:=[.A1806]/1000/(60*60*24)" office:value-type="time" office:time-value="PT08H01M03.438S" calcext:value-type="time">
            <text:p>08:01:03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945.31" calcext:value-type="float">
            <text:p>1945.31</text:p>
          </table:table-cell>
          <table:table-cell office:value-type="float" office:value="2381.08" calcext:value-type="float">
            <text:p>2381.08</text:p>
          </table:table-cell>
        </table:table-row>
        <table:table-row table:style-name="ro1">
          <table:table-cell office:value-type="float" office:value="28879438" calcext:value-type="float">
            <text:p>28879438</text:p>
          </table:table-cell>
          <table:table-cell table:formula="of:=[.A1807]/1000/(60*60*24)" office:value-type="time" office:time-value="PT08H01M19.438S" calcext:value-type="time">
            <text:p>08:01:19</text:p>
          </table:table-cell>
          <table:table-cell office:value-type="float" office:value="1.18" calcext:value-type="float">
            <text:p>1.18</text:p>
          </table:table-cell>
          <table:table-cell office:value-type="float" office:value="233.1" calcext:value-type="float">
            <text:p>233.1</text:p>
          </table:table-cell>
          <table:table-cell office:value-type="float" office:value="273.96" calcext:value-type="float">
            <text:p>273.96</text:p>
          </table:table-cell>
          <table:table-cell office:value-type="float" office:value="1946.34" calcext:value-type="float">
            <text:p>1946.34</text:p>
          </table:table-cell>
          <table:table-cell office:value-type="float" office:value="2382.3" calcext:value-type="float">
            <text:p>2382.3</text:p>
          </table:table-cell>
        </table:table-row>
        <table:table-row table:style-name="ro1">
          <table:table-cell office:value-type="float" office:value="28895438" calcext:value-type="float">
            <text:p>28895438</text:p>
          </table:table-cell>
          <table:table-cell table:formula="of:=[.A1808]/1000/(60*60*24)" office:value-type="time" office:time-value="PT08H01M35.438S" calcext:value-type="time">
            <text:p>08:01:35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947.38" calcext:value-type="float">
            <text:p>1947.38</text:p>
          </table:table-cell>
          <table:table-cell office:value-type="float" office:value="2383.51" calcext:value-type="float">
            <text:p>2383.51</text:p>
          </table:table-cell>
        </table:table-row>
        <table:table-row table:style-name="ro1">
          <table:table-cell office:value-type="float" office:value="28911438" calcext:value-type="float">
            <text:p>28911438</text:p>
          </table:table-cell>
          <table:table-cell table:formula="of:=[.A1809]/1000/(60*60*24)" office:value-type="time" office:time-value="PT08H01M51.438S" calcext:value-type="time">
            <text:p>08:01:51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5" calcext:value-type="float">
            <text:p>273.85</text:p>
          </table:table-cell>
          <table:table-cell office:value-type="float" office:value="1948.42" calcext:value-type="float">
            <text:p>1948.42</text:p>
          </table:table-cell>
          <table:table-cell office:value-type="float" office:value="2384.73" calcext:value-type="float">
            <text:p>2384.73</text:p>
          </table:table-cell>
        </table:table-row>
        <table:table-row table:style-name="ro1">
          <table:table-cell office:value-type="float" office:value="28927438" calcext:value-type="float">
            <text:p>28927438</text:p>
          </table:table-cell>
          <table:table-cell table:formula="of:=[.A1810]/1000/(60*60*24)" office:value-type="time" office:time-value="PT08H02M07.438S" calcext:value-type="time">
            <text:p>08:02:07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949.45" calcext:value-type="float">
            <text:p>1949.45</text:p>
          </table:table-cell>
          <table:table-cell office:value-type="float" office:value="2385.95" calcext:value-type="float">
            <text:p>2385.95</text:p>
          </table:table-cell>
        </table:table-row>
        <table:table-row table:style-name="ro1">
          <table:table-cell office:value-type="float" office:value="28943438" calcext:value-type="float">
            <text:p>28943438</text:p>
          </table:table-cell>
          <table:table-cell table:formula="of:=[.A1811]/1000/(60*60*24)" office:value-type="time" office:time-value="PT08H02M23.438S" calcext:value-type="time">
            <text:p>08:02:23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950.49" calcext:value-type="float">
            <text:p>1950.49</text:p>
          </table:table-cell>
          <table:table-cell office:value-type="float" office:value="2387.17" calcext:value-type="float">
            <text:p>2387.17</text:p>
          </table:table-cell>
        </table:table-row>
        <table:table-row table:style-name="ro1">
          <table:table-cell office:value-type="float" office:value="28959438" calcext:value-type="float">
            <text:p>28959438</text:p>
          </table:table-cell>
          <table:table-cell table:formula="of:=[.A1812]/1000/(60*60*24)" office:value-type="time" office:time-value="PT08H02M39.438S" calcext:value-type="time">
            <text:p>08:02:39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951.52" calcext:value-type="float">
            <text:p>1951.52</text:p>
          </table:table-cell>
          <table:table-cell office:value-type="float" office:value="2388.39" calcext:value-type="float">
            <text:p>2388.39</text:p>
          </table:table-cell>
        </table:table-row>
        <table:table-row table:style-name="ro1">
          <table:table-cell office:value-type="float" office:value="28975438" calcext:value-type="float">
            <text:p>28975438</text:p>
          </table:table-cell>
          <table:table-cell table:formula="of:=[.A1813]/1000/(60*60*24)" office:value-type="time" office:time-value="PT08H02M55.438S" calcext:value-type="time">
            <text:p>08:02:55</text:p>
          </table:table-cell>
          <table:table-cell office:value-type="float" office:value="1.18" calcext:value-type="float">
            <text:p>1.18</text:p>
          </table:table-cell>
          <table:table-cell office:value-type="float" office:value="233" calcext:value-type="float">
            <text:p>233</text:p>
          </table:table-cell>
          <table:table-cell office:value-type="float" office:value="273.84" calcext:value-type="float">
            <text:p>273.84</text:p>
          </table:table-cell>
          <table:table-cell office:value-type="float" office:value="1952.56" calcext:value-type="float">
            <text:p>1952.56</text:p>
          </table:table-cell>
          <table:table-cell office:value-type="float" office:value="2389.6" calcext:value-type="float">
            <text:p>2389.6</text:p>
          </table:table-cell>
        </table:table-row>
        <table:table-row table:style-name="ro1">
          <table:table-cell office:value-type="float" office:value="28991438" calcext:value-type="float">
            <text:p>28991438</text:p>
          </table:table-cell>
          <table:table-cell table:formula="of:=[.A1814]/1000/(60*60*24)" office:value-type="time" office:time-value="PT08H03M11.438S" calcext:value-type="time">
            <text:p>08:03:11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953.59" calcext:value-type="float">
            <text:p>1953.59</text:p>
          </table:table-cell>
          <table:table-cell office:value-type="float" office:value="2390.82" calcext:value-type="float">
            <text:p>2390.82</text:p>
          </table:table-cell>
        </table:table-row>
        <table:table-row table:style-name="ro1">
          <table:table-cell office:value-type="float" office:value="29007438" calcext:value-type="float">
            <text:p>29007438</text:p>
          </table:table-cell>
          <table:table-cell table:formula="of:=[.A1815]/1000/(60*60*24)" office:value-type="time" office:time-value="PT08H03M27.438S" calcext:value-type="time">
            <text:p>08:03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9" calcext:value-type="float">
            <text:p>232.9</text:p>
          </table:table-cell>
          <table:table-cell office:value-type="float" office:value="272.79" calcext:value-type="float">
            <text:p>272.79</text:p>
          </table:table-cell>
          <table:table-cell office:value-type="float" office:value="1954.63" calcext:value-type="float">
            <text:p>1954.63</text:p>
          </table:table-cell>
          <table:table-cell office:value-type="float" office:value="2392.03" calcext:value-type="float">
            <text:p>2392.03</text:p>
          </table:table-cell>
        </table:table-row>
        <table:table-row table:style-name="ro1">
          <table:table-cell office:value-type="float" office:value="29023438" calcext:value-type="float">
            <text:p>29023438</text:p>
          </table:table-cell>
          <table:table-cell table:formula="of:=[.A1816]/1000/(60*60*24)" office:value-type="time" office:time-value="PT08H03M43.438S" calcext:value-type="time">
            <text:p>08:03:43</text:p>
          </table:table-cell>
          <table:table-cell office:value-type="float" office:value="1.18" calcext:value-type="float">
            <text:p>1.18</text:p>
          </table:table-cell>
          <table:table-cell office:value-type="float" office:value="232.9" calcext:value-type="float">
            <text:p>232.9</text:p>
          </table:table-cell>
          <table:table-cell office:value-type="float" office:value="273.73" calcext:value-type="float">
            <text:p>273.73</text:p>
          </table:table-cell>
          <table:table-cell office:value-type="float" office:value="1955.66" calcext:value-type="float">
            <text:p>1955.66</text:p>
          </table:table-cell>
          <table:table-cell office:value-type="float" office:value="2393.24" calcext:value-type="float">
            <text:p>2393.24</text:p>
          </table:table-cell>
        </table:table-row>
        <table:table-row table:style-name="ro1">
          <table:table-cell office:value-type="float" office:value="29039438" calcext:value-type="float">
            <text:p>29039438</text:p>
          </table:table-cell>
          <table:table-cell table:formula="of:=[.A1817]/1000/(60*60*24)" office:value-type="time" office:time-value="PT08H03M59.438S" calcext:value-type="time">
            <text:p>08:03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956.7" calcext:value-type="float">
            <text:p>1956.7</text:p>
          </table:table-cell>
          <table:table-cell office:value-type="float" office:value="2394.46" calcext:value-type="float">
            <text:p>2394.46</text:p>
          </table:table-cell>
        </table:table-row>
        <table:table-row table:style-name="ro1">
          <table:table-cell office:value-type="float" office:value="29055438" calcext:value-type="float">
            <text:p>29055438</text:p>
          </table:table-cell>
          <table:table-cell table:formula="of:=[.A1818]/1000/(60*60*24)" office:value-type="time" office:time-value="PT08H04M15.438S" calcext:value-type="time">
            <text:p>08:04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957.73" calcext:value-type="float">
            <text:p>1957.73</text:p>
          </table:table-cell>
          <table:table-cell office:value-type="float" office:value="2395.67" calcext:value-type="float">
            <text:p>2395.67</text:p>
          </table:table-cell>
        </table:table-row>
        <table:table-row table:style-name="ro1">
          <table:table-cell office:value-type="float" office:value="29071438" calcext:value-type="float">
            <text:p>29071438</text:p>
          </table:table-cell>
          <table:table-cell table:formula="of:=[.A1819]/1000/(60*60*24)" office:value-type="time" office:time-value="PT08H04M31.438S" calcext:value-type="time">
            <text:p>08:04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8" calcext:value-type="float">
            <text:p>232.8</text:p>
          </table:table-cell>
          <table:table-cell office:value-type="float" office:value="272.67" calcext:value-type="float">
            <text:p>272.67</text:p>
          </table:table-cell>
          <table:table-cell office:value-type="float" office:value="1958.77" calcext:value-type="float">
            <text:p>1958.77</text:p>
          </table:table-cell>
          <table:table-cell office:value-type="float" office:value="2396.89" calcext:value-type="float">
            <text:p>2396.89</text:p>
          </table:table-cell>
        </table:table-row>
        <table:table-row table:style-name="ro1">
          <table:table-cell office:value-type="float" office:value="29087438" calcext:value-type="float">
            <text:p>29087438</text:p>
          </table:table-cell>
          <table:table-cell table:formula="of:=[.A1820]/1000/(60*60*24)" office:value-type="time" office:time-value="PT08H04M47.438S" calcext:value-type="time">
            <text:p>08:04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959.8" calcext:value-type="float">
            <text:p>1959.8</text:p>
          </table:table-cell>
          <table:table-cell office:value-type="float" office:value="2398.1" calcext:value-type="float">
            <text:p>2398.1</text:p>
          </table:table-cell>
        </table:table-row>
        <table:table-row table:style-name="ro1">
          <table:table-cell office:value-type="float" office:value="29103438" calcext:value-type="float">
            <text:p>29103438</text:p>
          </table:table-cell>
          <table:table-cell table:formula="of:=[.A1821]/1000/(60*60*24)" office:value-type="time" office:time-value="PT08H05M03.438S" calcext:value-type="time">
            <text:p>08:05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960.84" calcext:value-type="float">
            <text:p>1960.84</text:p>
          </table:table-cell>
          <table:table-cell office:value-type="float" office:value="2399.31" calcext:value-type="float">
            <text:p>2399.31</text:p>
          </table:table-cell>
        </table:table-row>
        <table:table-row table:style-name="ro1">
          <table:table-cell office:value-type="float" office:value="29119438" calcext:value-type="float">
            <text:p>29119438</text:p>
          </table:table-cell>
          <table:table-cell table:formula="of:=[.A1822]/1000/(60*60*24)" office:value-type="time" office:time-value="PT08H05M19.438S" calcext:value-type="time">
            <text:p>08:05:19</text:p>
          </table:table-cell>
          <table:table-cell office:value-type="float" office:value="1.18" calcext:value-type="float">
            <text:p>1.18</text:p>
          </table:table-cell>
          <table:table-cell office:value-type="float" office:value="232.7" calcext:value-type="float">
            <text:p>232.7</text:p>
          </table:table-cell>
          <table:table-cell office:value-type="float" office:value="273.49" calcext:value-type="float">
            <text:p>273.49</text:p>
          </table:table-cell>
          <table:table-cell office:value-type="float" office:value="1961.87" calcext:value-type="float">
            <text:p>1961.87</text:p>
          </table:table-cell>
          <table:table-cell office:value-type="float" office:value="2400.52" calcext:value-type="float">
            <text:p>2400.52</text:p>
          </table:table-cell>
        </table:table-row>
        <table:table-row table:style-name="ro1">
          <table:table-cell office:value-type="float" office:value="29135438" calcext:value-type="float">
            <text:p>29135438</text:p>
          </table:table-cell>
          <table:table-cell table:formula="of:=[.A1823]/1000/(60*60*24)" office:value-type="time" office:time-value="PT08H05M35.438S" calcext:value-type="time">
            <text:p>08:05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962.91" calcext:value-type="float">
            <text:p>1962.91</text:p>
          </table:table-cell>
          <table:table-cell office:value-type="float" office:value="2401.73" calcext:value-type="float">
            <text:p>2401.73</text:p>
          </table:table-cell>
        </table:table-row>
        <table:table-row table:style-name="ro1">
          <table:table-cell office:value-type="float" office:value="29151438" calcext:value-type="float">
            <text:p>29151438</text:p>
          </table:table-cell>
          <table:table-cell table:formula="of:=[.A1824]/1000/(60*60*24)" office:value-type="time" office:time-value="PT08H05M51.438S" calcext:value-type="time">
            <text:p>08:05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7" calcext:value-type="float">
            <text:p>232.7</text:p>
          </table:table-cell>
          <table:table-cell office:value-type="float" office:value="272.55" calcext:value-type="float">
            <text:p>272.55</text:p>
          </table:table-cell>
          <table:table-cell office:value-type="float" office:value="1963.94" calcext:value-type="float">
            <text:p>1963.94</text:p>
          </table:table-cell>
          <table:table-cell office:value-type="float" office:value="2402.94" calcext:value-type="float">
            <text:p>2402.94</text:p>
          </table:table-cell>
        </table:table-row>
        <table:table-row table:style-name="ro1">
          <table:table-cell office:value-type="float" office:value="29167438" calcext:value-type="float">
            <text:p>29167438</text:p>
          </table:table-cell>
          <table:table-cell table:formula="of:=[.A1825]/1000/(60*60*24)" office:value-type="time" office:time-value="PT08H06M07.438S" calcext:value-type="time">
            <text:p>08:06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964.98" calcext:value-type="float">
            <text:p>1964.98</text:p>
          </table:table-cell>
          <table:table-cell office:value-type="float" office:value="2404.16" calcext:value-type="float">
            <text:p>2404.16</text:p>
          </table:table-cell>
        </table:table-row>
        <table:table-row table:style-name="ro1">
          <table:table-cell office:value-type="float" office:value="29183438" calcext:value-type="float">
            <text:p>29183438</text:p>
          </table:table-cell>
          <table:table-cell table:formula="of:=[.A1826]/1000/(60*60*24)" office:value-type="time" office:time-value="PT08H06M23.438S" calcext:value-type="time">
            <text:p>08:06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6" calcext:value-type="float">
            <text:p>232.6</text:p>
          </table:table-cell>
          <table:table-cell office:value-type="float" office:value="272.44" calcext:value-type="float">
            <text:p>272.44</text:p>
          </table:table-cell>
          <table:table-cell office:value-type="float" office:value="1966.01" calcext:value-type="float">
            <text:p>1966.01</text:p>
          </table:table-cell>
          <table:table-cell office:value-type="float" office:value="2405.37" calcext:value-type="float">
            <text:p>2405.37</text:p>
          </table:table-cell>
        </table:table-row>
        <table:table-row table:style-name="ro1">
          <table:table-cell office:value-type="float" office:value="29199438" calcext:value-type="float">
            <text:p>29199438</text:p>
          </table:table-cell>
          <table:table-cell table:formula="of:=[.A1827]/1000/(60*60*24)" office:value-type="time" office:time-value="PT08H06M39.438S" calcext:value-type="time">
            <text:p>08:06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67.04" calcext:value-type="float">
            <text:p>1967.04</text:p>
          </table:table-cell>
          <table:table-cell office:value-type="float" office:value="2406.58" calcext:value-type="float">
            <text:p>2406.58</text:p>
          </table:table-cell>
        </table:table-row>
        <table:table-row table:style-name="ro1">
          <table:table-cell office:value-type="float" office:value="29215438" calcext:value-type="float">
            <text:p>29215438</text:p>
          </table:table-cell>
          <table:table-cell table:formula="of:=[.A1828]/1000/(60*60*24)" office:value-type="time" office:time-value="PT08H06M55.438S" calcext:value-type="time">
            <text:p>08:06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68.08" calcext:value-type="float">
            <text:p>1968.08</text:p>
          </table:table-cell>
          <table:table-cell office:value-type="float" office:value="2407.79" calcext:value-type="float">
            <text:p>2407.79</text:p>
          </table:table-cell>
        </table:table-row>
        <table:table-row table:style-name="ro1">
          <table:table-cell office:value-type="float" office:value="29231438" calcext:value-type="float">
            <text:p>29231438</text:p>
          </table:table-cell>
          <table:table-cell table:formula="of:=[.A1829]/1000/(60*60*24)" office:value-type="time" office:time-value="PT08H07M11.438S" calcext:value-type="time">
            <text:p>08:07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69.11" calcext:value-type="float">
            <text:p>1969.11</text:p>
          </table:table-cell>
          <table:table-cell office:value-type="float" office:value="2409" calcext:value-type="float">
            <text:p>2409</text:p>
          </table:table-cell>
        </table:table-row>
        <table:table-row table:style-name="ro1">
          <table:table-cell office:value-type="float" office:value="29247438" calcext:value-type="float">
            <text:p>29247438</text:p>
          </table:table-cell>
          <table:table-cell table:formula="of:=[.A1830]/1000/(60*60*24)" office:value-type="time" office:time-value="PT08H07M27.438S" calcext:value-type="time">
            <text:p>08:07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.5" calcext:value-type="float">
            <text:p>232.5</text:p>
          </table:table-cell>
          <table:table-cell office:value-type="float" office:value="272.32" calcext:value-type="float">
            <text:p>272.32</text:p>
          </table:table-cell>
          <table:table-cell office:value-type="float" office:value="1970.14" calcext:value-type="float">
            <text:p>1970.14</text:p>
          </table:table-cell>
          <table:table-cell office:value-type="float" office:value="2410.21" calcext:value-type="float">
            <text:p>2410.21</text:p>
          </table:table-cell>
        </table:table-row>
        <table:table-row table:style-name="ro1">
          <table:table-cell office:value-type="float" office:value="29263438" calcext:value-type="float">
            <text:p>29263438</text:p>
          </table:table-cell>
          <table:table-cell table:formula="of:=[.A1831]/1000/(60*60*24)" office:value-type="time" office:time-value="PT08H07M43.438S" calcext:value-type="time">
            <text:p>08:07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971.18" calcext:value-type="float">
            <text:p>1971.18</text:p>
          </table:table-cell>
          <table:table-cell office:value-type="float" office:value="2411.42" calcext:value-type="float">
            <text:p>2411.42</text:p>
          </table:table-cell>
        </table:table-row>
        <table:table-row table:style-name="ro1">
          <table:table-cell office:value-type="float" office:value="29279438" calcext:value-type="float">
            <text:p>29279438</text:p>
          </table:table-cell>
          <table:table-cell table:formula="of:=[.A1832]/1000/(60*60*24)" office:value-type="time" office:time-value="PT08H07M59.438S" calcext:value-type="time">
            <text:p>08:07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2.2" calcext:value-type="float">
            <text:p>272.2</text:p>
          </table:table-cell>
          <table:table-cell office:value-type="float" office:value="1972.21" calcext:value-type="float">
            <text:p>1972.21</text:p>
          </table:table-cell>
          <table:table-cell office:value-type="float" office:value="2412.63" calcext:value-type="float">
            <text:p>2412.63</text:p>
          </table:table-cell>
        </table:table-row>
        <table:table-row table:style-name="ro1">
          <table:table-cell office:value-type="float" office:value="29295438" calcext:value-type="float">
            <text:p>29295438</text:p>
          </table:table-cell>
          <table:table-cell table:formula="of:=[.A1833]/1000/(60*60*24)" office:value-type="time" office:time-value="PT08H08M15.438S" calcext:value-type="time">
            <text:p>08:08:15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973.24" calcext:value-type="float">
            <text:p>1973.24</text:p>
          </table:table-cell>
          <table:table-cell office:value-type="float" office:value="2413.84" calcext:value-type="float">
            <text:p>2413.84</text:p>
          </table:table-cell>
        </table:table-row>
        <table:table-row table:style-name="ro1">
          <table:table-cell office:value-type="float" office:value="29311438" calcext:value-type="float">
            <text:p>29311438</text:p>
          </table:table-cell>
          <table:table-cell table:formula="of:=[.A1834]/1000/(60*60*24)" office:value-type="time" office:time-value="PT08H08M31.438S" calcext:value-type="time">
            <text:p>08:08:31</text:p>
          </table:table-cell>
          <table:table-cell office:value-type="float" office:value="1.17" calcext:value-type="float">
            <text:p>1.17</text:p>
          </table:table-cell>
          <table:table-cell office:value-type="float" office:value="232.4" calcext:value-type="float">
            <text:p>232.4</text:p>
          </table:table-cell>
          <table:table-cell office:value-type="float" office:value="271.26" calcext:value-type="float">
            <text:p>271.26</text:p>
          </table:table-cell>
          <table:table-cell office:value-type="float" office:value="1974.27" calcext:value-type="float">
            <text:p>1974.27</text:p>
          </table:table-cell>
          <table:table-cell office:value-type="float" office:value="2415.05" calcext:value-type="float">
            <text:p>2415.05</text:p>
          </table:table-cell>
        </table:table-row>
        <table:table-row table:style-name="ro1">
          <table:table-cell office:value-type="float" office:value="29327438" calcext:value-type="float">
            <text:p>29327438</text:p>
          </table:table-cell>
          <table:table-cell table:formula="of:=[.A1835]/1000/(60*60*24)" office:value-type="time" office:time-value="PT08H08M47.438S" calcext:value-type="time">
            <text:p>08:08:47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975.31" calcext:value-type="float">
            <text:p>1975.31</text:p>
          </table:table-cell>
          <table:table-cell office:value-type="float" office:value="2416.26" calcext:value-type="float">
            <text:p>2416.26</text:p>
          </table:table-cell>
        </table:table-row>
        <table:table-row table:style-name="ro1">
          <table:table-cell office:value-type="float" office:value="29343438" calcext:value-type="float">
            <text:p>29343438</text:p>
          </table:table-cell>
          <table:table-cell table:formula="of:=[.A1836]/1000/(60*60*24)" office:value-type="time" office:time-value="PT08H09M03.438S" calcext:value-type="time">
            <text:p>08:09:03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8" calcext:value-type="float">
            <text:p>272.08</text:p>
          </table:table-cell>
          <table:table-cell office:value-type="float" office:value="1976.34" calcext:value-type="float">
            <text:p>1976.34</text:p>
          </table:table-cell>
          <table:table-cell office:value-type="float" office:value="2417.47" calcext:value-type="float">
            <text:p>2417.47</text:p>
          </table:table-cell>
        </table:table-row>
        <table:table-row table:style-name="ro1">
          <table:table-cell office:value-type="float" office:value="29359438" calcext:value-type="float">
            <text:p>29359438</text:p>
          </table:table-cell>
          <table:table-cell table:formula="of:=[.A1837]/1000/(60*60*24)" office:value-type="time" office:time-value="PT08H09M19.438S" calcext:value-type="time">
            <text:p>08:09:19</text:p>
          </table:table-cell>
          <table:table-cell office:value-type="float" office:value="1.17" calcext:value-type="float">
            <text:p>1.17</text:p>
          </table:table-cell>
          <table:table-cell office:value-type="float" office:value="232.3" calcext:value-type="float">
            <text:p>232.3</text:p>
          </table:table-cell>
          <table:table-cell office:value-type="float" office:value="272.07" calcext:value-type="float">
            <text:p>272.07</text:p>
          </table:table-cell>
          <table:table-cell office:value-type="float" office:value="1977.37" calcext:value-type="float">
            <text:p>1977.37</text:p>
          </table:table-cell>
          <table:table-cell office:value-type="float" office:value="2418.68" calcext:value-type="float">
            <text:p>2418.68</text:p>
          </table:table-cell>
        </table:table-row>
        <table:table-row table:style-name="ro1">
          <table:table-cell office:value-type="float" office:value="29375438" calcext:value-type="float">
            <text:p>29375438</text:p>
          </table:table-cell>
          <table:table-cell table:formula="of:=[.A1838]/1000/(60*60*24)" office:value-type="time" office:time-value="PT08H09M35.438S" calcext:value-type="time">
            <text:p>08:09:35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03" calcext:value-type="float">
            <text:p>271.03</text:p>
          </table:table-cell>
          <table:table-cell office:value-type="float" office:value="1978.41" calcext:value-type="float">
            <text:p>1978.41</text:p>
          </table:table-cell>
          <table:table-cell office:value-type="float" office:value="2419.89" calcext:value-type="float">
            <text:p>2419.89</text:p>
          </table:table-cell>
        </table:table-row>
        <table:table-row table:style-name="ro1">
          <table:table-cell office:value-type="float" office:value="29391438" calcext:value-type="float">
            <text:p>29391438</text:p>
          </table:table-cell>
          <table:table-cell table:formula="of:=[.A1839]/1000/(60*60*24)" office:value-type="time" office:time-value="PT08H09M51.438S" calcext:value-type="time">
            <text:p>08:09:51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6" calcext:value-type="float">
            <text:p>271.96</text:p>
          </table:table-cell>
          <table:table-cell office:value-type="float" office:value="1979.44" calcext:value-type="float">
            <text:p>1979.44</text:p>
          </table:table-cell>
          <table:table-cell office:value-type="float" office:value="2421.09" calcext:value-type="float">
            <text:p>2421.09</text:p>
          </table:table-cell>
        </table:table-row>
        <table:table-row table:style-name="ro1">
          <table:table-cell office:value-type="float" office:value="29407438" calcext:value-type="float">
            <text:p>29407438</text:p>
          </table:table-cell>
          <table:table-cell table:formula="of:=[.A1840]/1000/(60*60*24)" office:value-type="time" office:time-value="PT08H10M07.438S" calcext:value-type="time">
            <text:p>08:10:07</text:p>
          </table:table-cell>
          <table:table-cell office:value-type="float" office:value="1.17" calcext:value-type="float">
            <text:p>1.17</text:p>
          </table:table-cell>
          <table:table-cell office:value-type="float" office:value="232.2" calcext:value-type="float">
            <text:p>232.2</text:p>
          </table:table-cell>
          <table:table-cell office:value-type="float" office:value="271.95" calcext:value-type="float">
            <text:p>271.95</text:p>
          </table:table-cell>
          <table:table-cell office:value-type="float" office:value="1980.47" calcext:value-type="float">
            <text:p>1980.47</text:p>
          </table:table-cell>
          <table:table-cell office:value-type="float" office:value="2422.3" calcext:value-type="float">
            <text:p>2422.3</text:p>
          </table:table-cell>
        </table:table-row>
        <table:table-row table:style-name="ro1">
          <table:table-cell office:value-type="float" office:value="29423438" calcext:value-type="float">
            <text:p>29423438</text:p>
          </table:table-cell>
          <table:table-cell table:formula="of:=[.A1841]/1000/(60*60*24)" office:value-type="time" office:time-value="PT08H10M23.438S" calcext:value-type="time">
            <text:p>08:10:23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81.5" calcext:value-type="float">
            <text:p>1981.5</text:p>
          </table:table-cell>
          <table:table-cell office:value-type="float" office:value="2423.51" calcext:value-type="float">
            <text:p>2423.51</text:p>
          </table:table-cell>
        </table:table-row>
        <table:table-row table:style-name="ro1">
          <table:table-cell office:value-type="float" office:value="29439438" calcext:value-type="float">
            <text:p>29439438</text:p>
          </table:table-cell>
          <table:table-cell table:formula="of:=[.A1842]/1000/(60*60*24)" office:value-type="time" office:time-value="PT08H10M39.438S" calcext:value-type="time">
            <text:p>08:10:39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82.53" calcext:value-type="float">
            <text:p>1982.53</text:p>
          </table:table-cell>
          <table:table-cell office:value-type="float" office:value="2424.71" calcext:value-type="float">
            <text:p>2424.71</text:p>
          </table:table-cell>
        </table:table-row>
        <table:table-row table:style-name="ro1">
          <table:table-cell office:value-type="float" office:value="29455438" calcext:value-type="float">
            <text:p>29455438</text:p>
          </table:table-cell>
          <table:table-cell table:formula="of:=[.A1843]/1000/(60*60*24)" office:value-type="time" office:time-value="PT08H10M55.438S" calcext:value-type="time">
            <text:p>08:10:55</text:p>
          </table:table-cell>
          <table:table-cell office:value-type="float" office:value="1.17" calcext:value-type="float">
            <text:p>1.17</text:p>
          </table:table-cell>
          <table:table-cell office:value-type="float" office:value="232.1" calcext:value-type="float">
            <text:p>232.1</text:p>
          </table:table-cell>
          <table:table-cell office:value-type="float" office:value="271.84" calcext:value-type="float">
            <text:p>271.84</text:p>
          </table:table-cell>
          <table:table-cell office:value-type="float" office:value="1983.56" calcext:value-type="float">
            <text:p>1983.56</text:p>
          </table:table-cell>
          <table:table-cell office:value-type="float" office:value="2425.92" calcext:value-type="float">
            <text:p>2425.92</text:p>
          </table:table-cell>
        </table:table-row>
        <table:table-row table:style-name="ro1">
          <table:table-cell office:value-type="float" office:value="29471438" calcext:value-type="float">
            <text:p>29471438</text:p>
          </table:table-cell>
          <table:table-cell table:formula="of:=[.A1844]/1000/(60*60*24)" office:value-type="time" office:time-value="PT08H11M11.438S" calcext:value-type="time">
            <text:p>08:11:11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84.59" calcext:value-type="float">
            <text:p>1984.59</text:p>
          </table:table-cell>
          <table:table-cell office:value-type="float" office:value="2427.13" calcext:value-type="float">
            <text:p>2427.13</text:p>
          </table:table-cell>
        </table:table-row>
        <table:table-row table:style-name="ro1">
          <table:table-cell office:value-type="float" office:value="29487438" calcext:value-type="float">
            <text:p>29487438</text:p>
          </table:table-cell>
          <table:table-cell table:formula="of:=[.A1845]/1000/(60*60*24)" office:value-type="time" office:time-value="PT08H11M27.438S" calcext:value-type="time">
            <text:p>08:11:27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985.62" calcext:value-type="float">
            <text:p>1985.62</text:p>
          </table:table-cell>
          <table:table-cell office:value-type="float" office:value="2428.33" calcext:value-type="float">
            <text:p>2428.33</text:p>
          </table:table-cell>
        </table:table-row>
        <table:table-row table:style-name="ro1">
          <table:table-cell office:value-type="float" office:value="29503438" calcext:value-type="float">
            <text:p>29503438</text:p>
          </table:table-cell>
          <table:table-cell table:formula="of:=[.A1846]/1000/(60*60*24)" office:value-type="time" office:time-value="PT08H11M43.438S" calcext:value-type="time">
            <text:p>08:11:43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0.79" calcext:value-type="float">
            <text:p>270.79</text:p>
          </table:table-cell>
          <table:table-cell office:value-type="float" office:value="1986.66" calcext:value-type="float">
            <text:p>1986.66</text:p>
          </table:table-cell>
          <table:table-cell office:value-type="float" office:value="2429.53" calcext:value-type="float">
            <text:p>2429.53</text:p>
          </table:table-cell>
        </table:table-row>
        <table:table-row table:style-name="ro1">
          <table:table-cell office:value-type="float" office:value="29519438" calcext:value-type="float">
            <text:p>29519438</text:p>
          </table:table-cell>
          <table:table-cell table:formula="of:=[.A1847]/1000/(60*60*24)" office:value-type="time" office:time-value="PT08H11M59.438S" calcext:value-type="time">
            <text:p>08:11:59</text:p>
          </table:table-cell>
          <table:table-cell office:value-type="float" office:value="1.17" calcext:value-type="float">
            <text:p>1.17</text:p>
          </table:table-cell>
          <table:table-cell office:value-type="float" office:value="232" calcext:value-type="float">
            <text:p>232</text:p>
          </table:table-cell>
          <table:table-cell office:value-type="float" office:value="271.72" calcext:value-type="float">
            <text:p>271.72</text:p>
          </table:table-cell>
          <table:table-cell office:value-type="float" office:value="1987.69" calcext:value-type="float">
            <text:p>1987.69</text:p>
          </table:table-cell>
          <table:table-cell office:value-type="float" office:value="2430.74" calcext:value-type="float">
            <text:p>2430.74</text:p>
          </table:table-cell>
        </table:table-row>
        <table:table-row table:style-name="ro1">
          <table:table-cell office:value-type="float" office:value="29535438" calcext:value-type="float">
            <text:p>29535438</text:p>
          </table:table-cell>
          <table:table-cell table:formula="of:=[.A1848]/1000/(60*60*24)" office:value-type="time" office:time-value="PT08H12M15.438S" calcext:value-type="time">
            <text:p>08:12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88.72" calcext:value-type="float">
            <text:p>1988.72</text:p>
          </table:table-cell>
          <table:table-cell office:value-type="float" office:value="2431.94" calcext:value-type="float">
            <text:p>2431.94</text:p>
          </table:table-cell>
        </table:table-row>
        <table:table-row table:style-name="ro1">
          <table:table-cell office:value-type="float" office:value="29551438" calcext:value-type="float">
            <text:p>29551438</text:p>
          </table:table-cell>
          <table:table-cell table:formula="of:=[.A1849]/1000/(60*60*24)" office:value-type="time" office:time-value="PT08H12M31.438S" calcext:value-type="time">
            <text:p>08:12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89.75" calcext:value-type="float">
            <text:p>1989.75</text:p>
          </table:table-cell>
          <table:table-cell office:value-type="float" office:value="2433.14" calcext:value-type="float">
            <text:p>2433.14</text:p>
          </table:table-cell>
        </table:table-row>
        <table:table-row table:style-name="ro1">
          <table:table-cell office:value-type="float" office:value="29567438" calcext:value-type="float">
            <text:p>29567438</text:p>
          </table:table-cell>
          <table:table-cell table:formula="of:=[.A1850]/1000/(60*60*24)" office:value-type="time" office:time-value="PT08H12M47.438S" calcext:value-type="time">
            <text:p>08:12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9" calcext:value-type="float">
            <text:p>231.9</text:p>
          </table:table-cell>
          <table:table-cell office:value-type="float" office:value="270.67" calcext:value-type="float">
            <text:p>270.67</text:p>
          </table:table-cell>
          <table:table-cell office:value-type="float" office:value="1990.78" calcext:value-type="float">
            <text:p>1990.78</text:p>
          </table:table-cell>
          <table:table-cell office:value-type="float" office:value="2434.35" calcext:value-type="float">
            <text:p>2434.35</text:p>
          </table:table-cell>
        </table:table-row>
        <table:table-row table:style-name="ro1">
          <table:table-cell office:value-type="float" office:value="29583438" calcext:value-type="float">
            <text:p>29583438</text:p>
          </table:table-cell>
          <table:table-cell table:formula="of:=[.A1851]/1000/(60*60*24)" office:value-type="time" office:time-value="PT08H13M03.438S" calcext:value-type="time">
            <text:p>08:13:03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991.81" calcext:value-type="float">
            <text:p>1991.81</text:p>
          </table:table-cell>
          <table:table-cell office:value-type="float" office:value="2435.55" calcext:value-type="float">
            <text:p>2435.55</text:p>
          </table:table-cell>
        </table:table-row>
        <table:table-row table:style-name="ro1">
          <table:table-cell office:value-type="float" office:value="29599438" calcext:value-type="float">
            <text:p>29599438</text:p>
          </table:table-cell>
          <table:table-cell table:formula="of:=[.A1852]/1000/(60*60*24)" office:value-type="time" office:time-value="PT08H13M19.438S" calcext:value-type="time">
            <text:p>08:13:19</text:p>
          </table:table-cell>
          <table:table-cell office:value-type="float" office:value="1.17" calcext:value-type="float">
            <text:p>1.17</text:p>
          </table:table-cell>
          <table:table-cell office:value-type="float" office:value="231.8" calcext:value-type="float">
            <text:p>231.8</text:p>
          </table:table-cell>
          <table:table-cell office:value-type="float" office:value="270.55" calcext:value-type="float">
            <text:p>270.55</text:p>
          </table:table-cell>
          <table:table-cell office:value-type="float" office:value="1992.84" calcext:value-type="float">
            <text:p>1992.84</text:p>
          </table:table-cell>
          <table:table-cell office:value-type="float" office:value="2436.75" calcext:value-type="float">
            <text:p>2436.75</text:p>
          </table:table-cell>
        </table:table-row>
        <table:table-row table:style-name="ro1">
          <table:table-cell office:value-type="float" office:value="29615438" calcext:value-type="float">
            <text:p>29615438</text:p>
          </table:table-cell>
          <table:table-cell table:formula="of:=[.A1853]/1000/(60*60*24)" office:value-type="time" office:time-value="PT08H13M35.438S" calcext:value-type="time">
            <text:p>08:13:35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4" calcext:value-type="float">
            <text:p>270.44</text:p>
          </table:table-cell>
          <table:table-cell office:value-type="float" office:value="1993.87" calcext:value-type="float">
            <text:p>1993.87</text:p>
          </table:table-cell>
          <table:table-cell office:value-type="float" office:value="2437.96" calcext:value-type="float">
            <text:p>2437.96</text:p>
          </table:table-cell>
        </table:table-row>
        <table:table-row table:style-name="ro1">
          <table:table-cell office:value-type="float" office:value="29631438" calcext:value-type="float">
            <text:p>29631438</text:p>
          </table:table-cell>
          <table:table-cell table:formula="of:=[.A1854]/1000/(60*60*24)" office:value-type="time" office:time-value="PT08H13M51.438S" calcext:value-type="time">
            <text:p>08:13:51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994.9" calcext:value-type="float">
            <text:p>1994.9</text:p>
          </table:table-cell>
          <table:table-cell office:value-type="float" office:value="2439.16" calcext:value-type="float">
            <text:p>2439.16</text:p>
          </table:table-cell>
        </table:table-row>
        <table:table-row table:style-name="ro1">
          <table:table-cell office:value-type="float" office:value="29647438" calcext:value-type="float">
            <text:p>29647438</text:p>
          </table:table-cell>
          <table:table-cell table:formula="of:=[.A1855]/1000/(60*60*24)" office:value-type="time" office:time-value="PT08H14M07.438S" calcext:value-type="time">
            <text:p>08:14:07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95.93" calcext:value-type="float">
            <text:p>1995.93</text:p>
          </table:table-cell>
          <table:table-cell office:value-type="float" office:value="2440.36" calcext:value-type="float">
            <text:p>2440.36</text:p>
          </table:table-cell>
        </table:table-row>
        <table:table-row table:style-name="ro1">
          <table:table-cell office:value-type="float" office:value="29663438" calcext:value-type="float">
            <text:p>29663438</text:p>
          </table:table-cell>
          <table:table-cell table:formula="of:=[.A1856]/1000/(60*60*24)" office:value-type="time" office:time-value="PT08H14M23.438S" calcext:value-type="time">
            <text:p>08:14:23</text:p>
          </table:table-cell>
          <table:table-cell office:value-type="float" office:value="1.17" calcext:value-type="float">
            <text:p>1.17</text:p>
          </table:table-cell>
          <table:table-cell office:value-type="float" office:value="231.7" calcext:value-type="float">
            <text:p>231.7</text:p>
          </table:table-cell>
          <table:table-cell office:value-type="float" office:value="270.43" calcext:value-type="float">
            <text:p>270.43</text:p>
          </table:table-cell>
          <table:table-cell office:value-type="float" office:value="1996.96" calcext:value-type="float">
            <text:p>1996.96</text:p>
          </table:table-cell>
          <table:table-cell office:value-type="float" office:value="2441.56" calcext:value-type="float">
            <text:p>2441.56</text:p>
          </table:table-cell>
        </table:table-row>
        <table:table-row table:style-name="ro1">
          <table:table-cell office:value-type="float" office:value="29679438" calcext:value-type="float">
            <text:p>29679438</text:p>
          </table:table-cell>
          <table:table-cell table:formula="of:=[.A1857]/1000/(60*60*24)" office:value-type="time" office:time-value="PT08H14M39.438S" calcext:value-type="time">
            <text:p>08:14:39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2" calcext:value-type="float">
            <text:p>270.32</text:p>
          </table:table-cell>
          <table:table-cell office:value-type="float" office:value="1997.99" calcext:value-type="float">
            <text:p>1997.99</text:p>
          </table:table-cell>
          <table:table-cell office:value-type="float" office:value="2442.77" calcext:value-type="float">
            <text:p>2442.77</text:p>
          </table:table-cell>
        </table:table-row>
        <table:table-row table:style-name="ro1">
          <table:table-cell office:value-type="float" office:value="29695438" calcext:value-type="float">
            <text:p>29695438</text:p>
          </table:table-cell>
          <table:table-cell table:formula="of:=[.A1858]/1000/(60*60*24)" office:value-type="time" office:time-value="PT08H14M55.438S" calcext:value-type="time">
            <text:p>08:14:55</text:p>
          </table:table-cell>
          <table:table-cell office:value-type="float" office:value="1.17" calcext:value-type="float">
            <text:p>1.17</text:p>
          </table:table-cell>
          <table:table-cell office:value-type="float" office:value="231.6" calcext:value-type="float">
            <text:p>231.6</text:p>
          </table:table-cell>
          <table:table-cell office:value-type="float" office:value="270.31" calcext:value-type="float">
            <text:p>270.31</text:p>
          </table:table-cell>
          <table:table-cell office:value-type="float" office:value="1999.02" calcext:value-type="float">
            <text:p>1999.02</text:p>
          </table:table-cell>
          <table:table-cell office:value-type="float" office:value="2443.97" calcext:value-type="float">
            <text:p>2443.97</text:p>
          </table:table-cell>
        </table:table-row>
        <table:table-row table:style-name="ro1">
          <table:table-cell office:value-type="float" office:value="29711438" calcext:value-type="float">
            <text:p>29711438</text:p>
          </table:table-cell>
          <table:table-cell table:formula="of:=[.A1859]/1000/(60*60*24)" office:value-type="time" office:time-value="PT08H15M11.438S" calcext:value-type="time">
            <text:p>08:15:11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00.04" calcext:value-type="float">
            <text:p>2000.04</text:p>
          </table:table-cell>
          <table:table-cell office:value-type="float" office:value="2445.17" calcext:value-type="float">
            <text:p>2445.17</text:p>
          </table:table-cell>
        </table:table-row>
        <table:table-row table:style-name="ro1">
          <table:table-cell office:value-type="float" office:value="29727438" calcext:value-type="float">
            <text:p>29727438</text:p>
          </table:table-cell>
          <table:table-cell table:formula="of:=[.A1860]/1000/(60*60*24)" office:value-type="time" office:time-value="PT08H15M27.438S" calcext:value-type="time">
            <text:p>08:15:27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01.07" calcext:value-type="float">
            <text:p>2001.07</text:p>
          </table:table-cell>
          <table:table-cell office:value-type="float" office:value="2446.37" calcext:value-type="float">
            <text:p>2446.37</text:p>
          </table:table-cell>
        </table:table-row>
        <table:table-row table:style-name="ro1">
          <table:table-cell office:value-type="float" office:value="29743438" calcext:value-type="float">
            <text:p>29743438</text:p>
          </table:table-cell>
          <table:table-cell table:formula="of:=[.A1861]/1000/(60*60*24)" office:value-type="time" office:time-value="PT08H15M43.438S" calcext:value-type="time">
            <text:p>08:15:43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2" calcext:value-type="float">
            <text:p>270.2</text:p>
          </table:table-cell>
          <table:table-cell office:value-type="float" office:value="2002.1" calcext:value-type="float">
            <text:p>2002.1</text:p>
          </table:table-cell>
          <table:table-cell office:value-type="float" office:value="2447.57" calcext:value-type="float">
            <text:p>2447.57</text:p>
          </table:table-cell>
        </table:table-row>
        <table:table-row table:style-name="ro1">
          <table:table-cell office:value-type="float" office:value="29759438" calcext:value-type="float">
            <text:p>29759438</text:p>
          </table:table-cell>
          <table:table-cell table:formula="of:=[.A1862]/1000/(60*60*24)" office:value-type="time" office:time-value="PT08H15M59.438S" calcext:value-type="time">
            <text:p>08:15:59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003.13" calcext:value-type="float">
            <text:p>2003.13</text:p>
          </table:table-cell>
          <table:table-cell office:value-type="float" office:value="2448.77" calcext:value-type="float">
            <text:p>2448.77</text:p>
          </table:table-cell>
        </table:table-row>
        <table:table-row table:style-name="ro1">
          <table:table-cell office:value-type="float" office:value="29775438" calcext:value-type="float">
            <text:p>29775438</text:p>
          </table:table-cell>
          <table:table-cell table:formula="of:=[.A1863]/1000/(60*60*24)" office:value-type="time" office:time-value="PT08H16M15.438S" calcext:value-type="time">
            <text:p>08:16:15</text:p>
          </table:table-cell>
          <table:table-cell office:value-type="float" office:value="1.17" calcext:value-type="float">
            <text:p>1.17</text:p>
          </table:table-cell>
          <table:table-cell office:value-type="float" office:value="231.4" calcext:value-type="float">
            <text:p>231.4</text:p>
          </table:table-cell>
          <table:table-cell office:value-type="float" office:value="270.08" calcext:value-type="float">
            <text:p>270.08</text:p>
          </table:table-cell>
          <table:table-cell office:value-type="float" office:value="2004.16" calcext:value-type="float">
            <text:p>2004.16</text:p>
          </table:table-cell>
          <table:table-cell office:value-type="float" office:value="2449.97" calcext:value-type="float">
            <text:p>2449.97</text:p>
          </table:table-cell>
        </table:table-row>
        <table:table-row table:style-name="ro1">
          <table:table-cell office:value-type="float" office:value="29791438" calcext:value-type="float">
            <text:p>29791438</text:p>
          </table:table-cell>
          <table:table-cell table:formula="of:=[.A1864]/1000/(60*60*24)" office:value-type="time" office:time-value="PT08H16M31.438S" calcext:value-type="time">
            <text:p>08:16:31</text:p>
          </table:table-cell>
          <table:table-cell office:value-type="float" office:value="1.17" calcext:value-type="float">
            <text:p>1.17</text:p>
          </table:table-cell>
          <table:table-cell office:value-type="float" office:value="231.5" calcext:value-type="float">
            <text:p>231.5</text:p>
          </table:table-cell>
          <table:table-cell office:value-type="float" office:value="270.19" calcext:value-type="float">
            <text:p>270.19</text:p>
          </table:table-cell>
          <table:table-cell office:value-type="float" office:value="2005.19" calcext:value-type="float">
            <text:p>2005.19</text:p>
          </table:table-cell>
          <table:table-cell office:value-type="float" office:value="2451.17" calcext:value-type="float">
            <text:p>2451.17</text:p>
          </table:table-cell>
        </table:table-row>
        <table:table-row table:style-name="ro1">
          <table:table-cell office:value-type="float" office:value="29807438" calcext:value-type="float">
            <text:p>29807438</text:p>
          </table:table-cell>
          <table:table-cell table:formula="of:=[.A1865]/1000/(60*60*24)" office:value-type="time" office:time-value="PT08H16M47.438S" calcext:value-type="time">
            <text:p>08:16:47</text:p>
          </table:table-cell>
          <table:table-cell office:value-type="float" office:value="1.17" calcext:value-type="float">
            <text:p>1.17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96" calcext:value-type="float">
            <text:p>269.96</text:p>
          </table:table-cell>
          <table:table-cell office:value-type="float" office:value="2006.22" calcext:value-type="float">
            <text:p>2006.22</text:p>
          </table:table-cell>
          <table:table-cell office:value-type="float" office:value="2452.36" calcext:value-type="float">
            <text:p>2452.36</text:p>
          </table:table-cell>
        </table:table-row>
        <table:table-row table:style-name="ro1">
          <table:table-cell office:value-type="float" office:value="29823438" calcext:value-type="float">
            <text:p>29823438</text:p>
          </table:table-cell>
          <table:table-cell table:formula="of:=[.A1866]/1000/(60*60*24)" office:value-type="time" office:time-value="PT08H17M03.438S" calcext:value-type="time">
            <text:p>08:17:03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2007.25" calcext:value-type="float">
            <text:p>2007.25</text:p>
          </table:table-cell>
          <table:table-cell office:value-type="float" office:value="2453.56" calcext:value-type="float">
            <text:p>2453.56</text:p>
          </table:table-cell>
        </table:table-row>
        <table:table-row table:style-name="ro1">
          <table:table-cell office:value-type="float" office:value="29839438" calcext:value-type="float">
            <text:p>29839438</text:p>
          </table:table-cell>
          <table:table-cell table:formula="of:=[.A1867]/1000/(60*60*24)" office:value-type="time" office:time-value="PT08H17M19.438S" calcext:value-type="time">
            <text:p>08:17:19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2008.27" calcext:value-type="float">
            <text:p>2008.27</text:p>
          </table:table-cell>
          <table:table-cell office:value-type="float" office:value="2454.76" calcext:value-type="float">
            <text:p>2454.76</text:p>
          </table:table-cell>
        </table:table-row>
        <table:table-row table:style-name="ro1">
          <table:table-cell office:value-type="float" office:value="29855438" calcext:value-type="float">
            <text:p>29855438</text:p>
          </table:table-cell>
          <table:table-cell table:formula="of:=[.A1868]/1000/(60*60*24)" office:value-type="time" office:time-value="PT08H17M35.438S" calcext:value-type="time">
            <text:p>08:17:35</text:p>
          </table:table-cell>
          <table:table-cell office:value-type="float" office:value="1.16" calcext:value-type="float">
            <text:p>1.16</text:p>
          </table:table-cell>
          <table:table-cell office:value-type="float" office:value="231.3" calcext:value-type="float">
            <text:p>231.3</text:p>
          </table:table-cell>
          <table:table-cell office:value-type="float" office:value="269.03" calcext:value-type="float">
            <text:p>269.03</text:p>
          </table:table-cell>
          <table:table-cell office:value-type="float" office:value="2009.3" calcext:value-type="float">
            <text:p>2009.3</text:p>
          </table:table-cell>
          <table:table-cell office:value-type="float" office:value="2455.95" calcext:value-type="float">
            <text:p>2455.95</text:p>
          </table:table-cell>
        </table:table-row>
        <table:table-row table:style-name="ro1">
          <table:table-cell office:value-type="float" office:value="29871438" calcext:value-type="float">
            <text:p>29871438</text:p>
          </table:table-cell>
          <table:table-cell table:formula="of:=[.A1869]/1000/(60*60*24)" office:value-type="time" office:time-value="PT08H17M51.438S" calcext:value-type="time">
            <text:p>08:17:51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010.33" calcext:value-type="float">
            <text:p>2010.33</text:p>
          </table:table-cell>
          <table:table-cell office:value-type="float" office:value="2457.15" calcext:value-type="float">
            <text:p>2457.15</text:p>
          </table:table-cell>
        </table:table-row>
        <table:table-row table:style-name="ro1">
          <table:table-cell office:value-type="float" office:value="29887438" calcext:value-type="float">
            <text:p>29887438</text:p>
          </table:table-cell>
          <table:table-cell table:formula="of:=[.A1870]/1000/(60*60*24)" office:value-type="time" office:time-value="PT08H18M07.438S" calcext:value-type="time">
            <text:p>08:18:07</text:p>
          </table:table-cell>
          <table:table-cell office:value-type="float" office:value="1.16" calcext:value-type="float">
            <text:p>1.16</text:p>
          </table:table-cell>
          <table:table-cell office:value-type="float" office:value="231.2" calcext:value-type="float">
            <text:p>231.2</text:p>
          </table:table-cell>
          <table:table-cell office:value-type="float" office:value="268.91" calcext:value-type="float">
            <text:p>268.91</text:p>
          </table:table-cell>
          <table:table-cell office:value-type="float" office:value="2011.36" calcext:value-type="float">
            <text:p>2011.36</text:p>
          </table:table-cell>
          <table:table-cell office:value-type="float" office:value="2458.34" calcext:value-type="float">
            <text:p>2458.34</text:p>
          </table:table-cell>
        </table:table-row>
        <table:table-row table:style-name="ro1">
          <table:table-cell office:value-type="float" office:value="29903438" calcext:value-type="float">
            <text:p>29903438</text:p>
          </table:table-cell>
          <table:table-cell table:formula="of:=[.A1871]/1000/(60*60*24)" office:value-type="time" office:time-value="PT08H18M23.438S" calcext:value-type="time">
            <text:p>08:18:23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8" calcext:value-type="float">
            <text:p>268.8</text:p>
          </table:table-cell>
          <table:table-cell office:value-type="float" office:value="2012.38" calcext:value-type="float">
            <text:p>2012.38</text:p>
          </table:table-cell>
          <table:table-cell office:value-type="float" office:value="2459.54" calcext:value-type="float">
            <text:p>2459.54</text:p>
          </table:table-cell>
        </table:table-row>
        <table:table-row table:style-name="ro1">
          <table:table-cell office:value-type="float" office:value="29919438" calcext:value-type="float">
            <text:p>29919438</text:p>
          </table:table-cell>
          <table:table-cell table:formula="of:=[.A1872]/1000/(60*60*24)" office:value-type="time" office:time-value="PT08H18M39.438S" calcext:value-type="time">
            <text:p>08:18:39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13.41" calcext:value-type="float">
            <text:p>2013.41</text:p>
          </table:table-cell>
          <table:table-cell office:value-type="float" office:value="2460.74" calcext:value-type="float">
            <text:p>2460.74</text:p>
          </table:table-cell>
        </table:table-row>
        <table:table-row table:style-name="ro1">
          <table:table-cell office:value-type="float" office:value="29935438" calcext:value-type="float">
            <text:p>29935438</text:p>
          </table:table-cell>
          <table:table-cell table:formula="of:=[.A1873]/1000/(60*60*24)" office:value-type="time" office:time-value="PT08H18M55.438S" calcext:value-type="time">
            <text:p>08:18:55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14.44" calcext:value-type="float">
            <text:p>2014.44</text:p>
          </table:table-cell>
          <table:table-cell office:value-type="float" office:value="2461.93" calcext:value-type="float">
            <text:p>2461.93</text:p>
          </table:table-cell>
        </table:table-row>
        <table:table-row table:style-name="ro1">
          <table:table-cell office:value-type="float" office:value="29951438" calcext:value-type="float">
            <text:p>29951438</text:p>
          </table:table-cell>
          <table:table-cell table:formula="of:=[.A1874]/1000/(60*60*24)" office:value-type="time" office:time-value="PT08H19M11.438S" calcext:value-type="time">
            <text:p>08:19:11</text:p>
          </table:table-cell>
          <table:table-cell office:value-type="float" office:value="1.16" calcext:value-type="float">
            <text:p>1.16</text:p>
          </table:table-cell>
          <table:table-cell office:value-type="float" office:value="231.1" calcext:value-type="float">
            <text:p>231.1</text:p>
          </table:table-cell>
          <table:table-cell office:value-type="float" office:value="268.79" calcext:value-type="float">
            <text:p>268.79</text:p>
          </table:table-cell>
          <table:table-cell office:value-type="float" office:value="2015.47" calcext:value-type="float">
            <text:p>2015.47</text:p>
          </table:table-cell>
          <table:table-cell office:value-type="float" office:value="2463.13" calcext:value-type="float">
            <text:p>2463.13</text:p>
          </table:table-cell>
        </table:table-row>
        <table:table-row table:style-name="ro1">
          <table:table-cell office:value-type="float" office:value="29967438" calcext:value-type="float">
            <text:p>29967438</text:p>
          </table:table-cell>
          <table:table-cell table:formula="of:=[.A1875]/1000/(60*60*24)" office:value-type="time" office:time-value="PT08H19M27.438S" calcext:value-type="time">
            <text:p>08:19:27</text:p>
          </table:table-cell>
          <table:table-cell office:value-type="float" office:value="1.16" calcext:value-type="float">
            <text:p>1.16</text:p>
          </table:table-cell>
          <table:table-cell office:value-type="float" office:value="231" calcext:value-type="float">
            <text:p>231</text:p>
          </table:table-cell>
          <table:table-cell office:value-type="float" office:value="268.68" calcext:value-type="float">
            <text:p>268.68</text:p>
          </table:table-cell>
          <table:table-cell office:value-type="float" office:value="2016.49" calcext:value-type="float">
            <text:p>2016.49</text:p>
          </table:table-cell>
          <table:table-cell office:value-type="float" office:value="2464.32" calcext:value-type="float">
            <text:p>2464.32</text:p>
          </table:table-cell>
        </table:table-row>
        <table:table-row table:style-name="ro1">
          <table:table-cell office:value-type="float" office:value="29983438" calcext:value-type="float">
            <text:p>29983438</text:p>
          </table:table-cell>
          <table:table-cell table:formula="of:=[.A1876]/1000/(60*60*24)" office:value-type="time" office:time-value="PT08H19M43.438S" calcext:value-type="time">
            <text:p>08:19:43</text:p>
          </table:table-cell>
          <table:table-cell office:value-type="float" office:value="1.17" calcext:value-type="float">
            <text:p>1.17</text:p>
          </table:table-cell>
          <table:table-cell office:value-type="float" office:value="230.9" calcext:value-type="float">
            <text:p>230.9</text:p>
          </table:table-cell>
          <table:table-cell office:value-type="float" office:value="269.48" calcext:value-type="float">
            <text:p>269.48</text:p>
          </table:table-cell>
          <table:table-cell office:value-type="float" office:value="2017.52" calcext:value-type="float">
            <text:p>2017.52</text:p>
          </table:table-cell>
          <table:table-cell office:value-type="float" office:value="2465.52" calcext:value-type="float">
            <text:p>2465.52</text:p>
          </table:table-cell>
        </table:table-row>
        <table:table-row table:style-name="ro1">
          <table:table-cell office:value-type="float" office:value="29999438" calcext:value-type="float">
            <text:p>29999438</text:p>
          </table:table-cell>
          <table:table-cell table:formula="of:=[.A1877]/1000/(60*60*24)" office:value-type="time" office:time-value="PT08H19M59.438S" calcext:value-type="time">
            <text:p>08:19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9" calcext:value-type="float">
            <text:p>230.9</text:p>
          </table:table-cell>
          <table:table-cell office:value-type="float" office:value="268.56" calcext:value-type="float">
            <text:p>268.56</text:p>
          </table:table-cell>
          <table:table-cell office:value-type="float" office:value="2018.55" calcext:value-type="float">
            <text:p>2018.55</text:p>
          </table:table-cell>
          <table:table-cell office:value-type="float" office:value="2466.71" calcext:value-type="float">
            <text:p>2466.71</text:p>
          </table:table-cell>
        </table:table-row>
        <table:table-row table:style-name="ro1">
          <table:table-cell office:value-type="float" office:value="30015438" calcext:value-type="float">
            <text:p>30015438</text:p>
          </table:table-cell>
          <table:table-cell table:formula="of:=[.A1878]/1000/(60*60*24)" office:value-type="time" office:time-value="PT08H20M15.438S" calcext:value-type="time">
            <text:p>08:20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19.57" calcext:value-type="float">
            <text:p>2019.57</text:p>
          </table:table-cell>
          <table:table-cell office:value-type="float" office:value="2467.91" calcext:value-type="float">
            <text:p>2467.91</text:p>
          </table:table-cell>
        </table:table-row>
        <table:table-row table:style-name="ro1">
          <table:table-cell office:value-type="float" office:value="30031438" calcext:value-type="float">
            <text:p>30031438</text:p>
          </table:table-cell>
          <table:table-cell table:formula="of:=[.A1879]/1000/(60*60*24)" office:value-type="time" office:time-value="PT08H20M31.438S" calcext:value-type="time">
            <text:p>08:20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20.6" calcext:value-type="float">
            <text:p>2020.6</text:p>
          </table:table-cell>
          <table:table-cell office:value-type="float" office:value="2469.1" calcext:value-type="float">
            <text:p>2469.1</text:p>
          </table:table-cell>
        </table:table-row>
        <table:table-row table:style-name="ro1">
          <table:table-cell office:value-type="float" office:value="30047438" calcext:value-type="float">
            <text:p>30047438</text:p>
          </table:table-cell>
          <table:table-cell table:formula="of:=[.A1880]/1000/(60*60*24)" office:value-type="time" office:time-value="PT08H20M47.438S" calcext:value-type="time">
            <text:p>08:20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21.62" calcext:value-type="float">
            <text:p>2021.62</text:p>
          </table:table-cell>
          <table:table-cell office:value-type="float" office:value="2470.29" calcext:value-type="float">
            <text:p>2470.29</text:p>
          </table:table-cell>
        </table:table-row>
        <table:table-row table:style-name="ro1">
          <table:table-cell office:value-type="float" office:value="30063438" calcext:value-type="float">
            <text:p>30063438</text:p>
          </table:table-cell>
          <table:table-cell table:formula="of:=[.A1881]/1000/(60*60*24)" office:value-type="time" office:time-value="PT08H21M03.438S" calcext:value-type="time">
            <text:p>08:21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8" calcext:value-type="float">
            <text:p>230.8</text:p>
          </table:table-cell>
          <table:table-cell office:value-type="float" office:value="268.44" calcext:value-type="float">
            <text:p>268.44</text:p>
          </table:table-cell>
          <table:table-cell office:value-type="float" office:value="2022.65" calcext:value-type="float">
            <text:p>2022.65</text:p>
          </table:table-cell>
          <table:table-cell office:value-type="float" office:value="2471.49" calcext:value-type="float">
            <text:p>2471.49</text:p>
          </table:table-cell>
        </table:table-row>
        <table:table-row table:style-name="ro1">
          <table:table-cell office:value-type="float" office:value="30079438" calcext:value-type="float">
            <text:p>30079438</text:p>
          </table:table-cell>
          <table:table-cell table:formula="of:=[.A1882]/1000/(60*60*24)" office:value-type="time" office:time-value="PT08H21M19.438S" calcext:value-type="time">
            <text:p>08:21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023.67" calcext:value-type="float">
            <text:p>2023.67</text:p>
          </table:table-cell>
          <table:table-cell office:value-type="float" office:value="2472.68" calcext:value-type="float">
            <text:p>2472.68</text:p>
          </table:table-cell>
        </table:table-row>
        <table:table-row table:style-name="ro1">
          <table:table-cell office:value-type="float" office:value="30095438" calcext:value-type="float">
            <text:p>30095438</text:p>
          </table:table-cell>
          <table:table-cell table:formula="of:=[.A1883]/1000/(60*60*24)" office:value-type="time" office:time-value="PT08H21M35.438S" calcext:value-type="time">
            <text:p>08:21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024.7" calcext:value-type="float">
            <text:p>2024.7</text:p>
          </table:table-cell>
          <table:table-cell office:value-type="float" office:value="2473.87" calcext:value-type="float">
            <text:p>2473.87</text:p>
          </table:table-cell>
        </table:table-row>
        <table:table-row table:style-name="ro1">
          <table:table-cell office:value-type="float" office:value="30111438" calcext:value-type="float">
            <text:p>30111438</text:p>
          </table:table-cell>
          <table:table-cell table:formula="of:=[.A1884]/1000/(60*60*24)" office:value-type="time" office:time-value="PT08H21M51.438S" calcext:value-type="time">
            <text:p>08:21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025.72" calcext:value-type="float">
            <text:p>2025.72</text:p>
          </table:table-cell>
          <table:table-cell office:value-type="float" office:value="2475.06" calcext:value-type="float">
            <text:p>2475.06</text:p>
          </table:table-cell>
        </table:table-row>
        <table:table-row table:style-name="ro1">
          <table:table-cell office:value-type="float" office:value="30127438" calcext:value-type="float">
            <text:p>30127438</text:p>
          </table:table-cell>
          <table:table-cell table:formula="of:=[.A1885]/1000/(60*60*24)" office:value-type="time" office:time-value="PT08H22M07.438S" calcext:value-type="time">
            <text:p>08:22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7" calcext:value-type="float">
            <text:p>230.7</text:p>
          </table:table-cell>
          <table:table-cell office:value-type="float" office:value="268.32" calcext:value-type="float">
            <text:p>268.32</text:p>
          </table:table-cell>
          <table:table-cell office:value-type="float" office:value="2026.75" calcext:value-type="float">
            <text:p>2026.75</text:p>
          </table:table-cell>
          <table:table-cell office:value-type="float" office:value="2476.25" calcext:value-type="float">
            <text:p>2476.25</text:p>
          </table:table-cell>
        </table:table-row>
        <table:table-row table:style-name="ro1">
          <table:table-cell office:value-type="float" office:value="30143438" calcext:value-type="float">
            <text:p>30143438</text:p>
          </table:table-cell>
          <table:table-cell table:formula="of:=[.A1886]/1000/(60*60*24)" office:value-type="time" office:time-value="PT08H22M23.438S" calcext:value-type="time">
            <text:p>08:22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027.77" calcext:value-type="float">
            <text:p>2027.77</text:p>
          </table:table-cell>
          <table:table-cell office:value-type="float" office:value="2477.44" calcext:value-type="float">
            <text:p>2477.44</text:p>
          </table:table-cell>
        </table:table-row>
        <table:table-row table:style-name="ro1">
          <table:table-cell office:value-type="float" office:value="30159438" calcext:value-type="float">
            <text:p>30159438</text:p>
          </table:table-cell>
          <table:table-cell table:formula="of:=[.A1887]/1000/(60*60*24)" office:value-type="time" office:time-value="PT08H22M39.438S" calcext:value-type="time">
            <text:p>08:22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.6" calcext:value-type="float">
            <text:p>230.6</text:p>
          </table:table-cell>
          <table:table-cell office:value-type="float" office:value="268.2" calcext:value-type="float">
            <text:p>268.2</text:p>
          </table:table-cell>
          <table:table-cell office:value-type="float" office:value="2028.8" calcext:value-type="float">
            <text:p>2028.8</text:p>
          </table:table-cell>
          <table:table-cell office:value-type="float" office:value="2478.63" calcext:value-type="float">
            <text:p>2478.63</text:p>
          </table:table-cell>
        </table:table-row>
        <table:table-row table:style-name="ro1">
          <table:table-cell office:value-type="float" office:value="30175438" calcext:value-type="float">
            <text:p>30175438</text:p>
          </table:table-cell>
          <table:table-cell table:formula="of:=[.A1888]/1000/(60*60*24)" office:value-type="time" office:time-value="PT08H22M55.438S" calcext:value-type="time">
            <text:p>08:22:55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9" calcext:value-type="float">
            <text:p>268.09</text:p>
          </table:table-cell>
          <table:table-cell office:value-type="float" office:value="2029.82" calcext:value-type="float">
            <text:p>2029.82</text:p>
          </table:table-cell>
          <table:table-cell office:value-type="float" office:value="2479.82" calcext:value-type="float">
            <text:p>2479.82</text:p>
          </table:table-cell>
        </table:table-row>
        <table:table-row table:style-name="ro1">
          <table:table-cell office:value-type="float" office:value="30191438" calcext:value-type="float">
            <text:p>30191438</text:p>
          </table:table-cell>
          <table:table-cell table:formula="of:=[.A1889]/1000/(60*60*24)" office:value-type="time" office:time-value="PT08H23M11.438S" calcext:value-type="time">
            <text:p>08:23:11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7.16" calcext:value-type="float">
            <text:p>267.16</text:p>
          </table:table-cell>
          <table:table-cell office:value-type="float" office:value="2030.85" calcext:value-type="float">
            <text:p>2030.85</text:p>
          </table:table-cell>
          <table:table-cell office:value-type="float" office:value="2481.01" calcext:value-type="float">
            <text:p>2481.01</text:p>
          </table:table-cell>
        </table:table-row>
        <table:table-row table:style-name="ro1">
          <table:table-cell office:value-type="float" office:value="30207438" calcext:value-type="float">
            <text:p>30207438</text:p>
          </table:table-cell>
          <table:table-cell table:formula="of:=[.A1890]/1000/(60*60*24)" office:value-type="time" office:time-value="PT08H23M27.438S" calcext:value-type="time">
            <text:p>08:23:27</text:p>
          </table:table-cell>
          <table:table-cell office:value-type="float" office:value="1.16" calcext:value-type="float">
            <text:p>1.16</text:p>
          </table:table-cell>
          <table:table-cell office:value-type="float" office:value="230.5" calcext:value-type="float">
            <text:p>230.5</text:p>
          </table:table-cell>
          <table:table-cell office:value-type="float" office:value="268.08" calcext:value-type="float">
            <text:p>268.08</text:p>
          </table:table-cell>
          <table:table-cell office:value-type="float" office:value="2031.87" calcext:value-type="float">
            <text:p>2031.87</text:p>
          </table:table-cell>
          <table:table-cell office:value-type="float" office:value="2482.2" calcext:value-type="float">
            <text:p>2482.2</text:p>
          </table:table-cell>
        </table:table-row>
        <table:table-row table:style-name="ro1">
          <table:table-cell office:value-type="float" office:value="30223438" calcext:value-type="float">
            <text:p>30223438</text:p>
          </table:table-cell>
          <table:table-cell table:formula="of:=[.A1891]/1000/(60*60*24)" office:value-type="time" office:time-value="PT08H23M43.438S" calcext:value-type="time">
            <text:p>08:23:43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032.9" calcext:value-type="float">
            <text:p>2032.9</text:p>
          </table:table-cell>
          <table:table-cell office:value-type="float" office:value="2483.39" calcext:value-type="float">
            <text:p>2483.39</text:p>
          </table:table-cell>
        </table:table-row>
        <table:table-row table:style-name="ro1">
          <table:table-cell office:value-type="float" office:value="30239438" calcext:value-type="float">
            <text:p>30239438</text:p>
          </table:table-cell>
          <table:table-cell table:formula="of:=[.A1892]/1000/(60*60*24)" office:value-type="time" office:time-value="PT08H23M59.438S" calcext:value-type="time">
            <text:p>08:23:59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04" calcext:value-type="float">
            <text:p>267.04</text:p>
          </table:table-cell>
          <table:table-cell office:value-type="float" office:value="2033.92" calcext:value-type="float">
            <text:p>2033.92</text:p>
          </table:table-cell>
          <table:table-cell office:value-type="float" office:value="2484.58" calcext:value-type="float">
            <text:p>2484.58</text:p>
          </table:table-cell>
        </table:table-row>
        <table:table-row table:style-name="ro1">
          <table:table-cell office:value-type="float" office:value="30255438" calcext:value-type="float">
            <text:p>30255438</text:p>
          </table:table-cell>
          <table:table-cell table:formula="of:=[.A1893]/1000/(60*60*24)" office:value-type="time" office:time-value="PT08H24M15.438S" calcext:value-type="time">
            <text:p>08:24:15</text:p>
          </table:table-cell>
          <table:table-cell office:value-type="float" office:value="1.16" calcext:value-type="float">
            <text:p>1.16</text:p>
          </table:table-cell>
          <table:table-cell office:value-type="float" office:value="230.4" calcext:value-type="float">
            <text:p>230.4</text:p>
          </table:table-cell>
          <table:table-cell office:value-type="float" office:value="267.96" calcext:value-type="float">
            <text:p>267.96</text:p>
          </table:table-cell>
          <table:table-cell office:value-type="float" office:value="2034.95" calcext:value-type="float">
            <text:p>2034.95</text:p>
          </table:table-cell>
          <table:table-cell office:value-type="float" office:value="2485.77" calcext:value-type="float">
            <text:p>2485.77</text:p>
          </table:table-cell>
        </table:table-row>
        <table:table-row table:style-name="ro1">
          <table:table-cell office:value-type="float" office:value="30271438" calcext:value-type="float">
            <text:p>30271438</text:p>
          </table:table-cell>
          <table:table-cell table:formula="of:=[.A1894]/1000/(60*60*24)" office:value-type="time" office:time-value="PT08H24M31.438S" calcext:value-type="time">
            <text:p>08:24:31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35.97" calcext:value-type="float">
            <text:p>2035.97</text:p>
          </table:table-cell>
          <table:table-cell office:value-type="float" office:value="2486.96" calcext:value-type="float">
            <text:p>2486.96</text:p>
          </table:table-cell>
        </table:table-row>
        <table:table-row table:style-name="ro1">
          <table:table-cell office:value-type="float" office:value="30287438" calcext:value-type="float">
            <text:p>30287438</text:p>
          </table:table-cell>
          <table:table-cell table:formula="of:=[.A1895]/1000/(60*60*24)" office:value-type="time" office:time-value="PT08H24M47.438S" calcext:value-type="time">
            <text:p>08:24:47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36.99" calcext:value-type="float">
            <text:p>2036.99</text:p>
          </table:table-cell>
          <table:table-cell office:value-type="float" office:value="2488.14" calcext:value-type="float">
            <text:p>2488.14</text:p>
          </table:table-cell>
        </table:table-row>
        <table:table-row table:style-name="ro1">
          <table:table-cell office:value-type="float" office:value="30303438" calcext:value-type="float">
            <text:p>30303438</text:p>
          </table:table-cell>
          <table:table-cell table:formula="of:=[.A1896]/1000/(60*60*24)" office:value-type="time" office:time-value="PT08H25M03.438S" calcext:value-type="time">
            <text:p>08:25:03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38.02" calcext:value-type="float">
            <text:p>2038.02</text:p>
          </table:table-cell>
          <table:table-cell office:value-type="float" office:value="2489.33" calcext:value-type="float">
            <text:p>2489.33</text:p>
          </table:table-cell>
        </table:table-row>
        <table:table-row table:style-name="ro1">
          <table:table-cell office:value-type="float" office:value="30319438" calcext:value-type="float">
            <text:p>30319438</text:p>
          </table:table-cell>
          <table:table-cell table:formula="of:=[.A1897]/1000/(60*60*24)" office:value-type="time" office:time-value="PT08H25M19.438S" calcext:value-type="time">
            <text:p>08:25:19</text:p>
          </table:table-cell>
          <table:table-cell office:value-type="float" office:value="1.16" calcext:value-type="float">
            <text:p>1.16</text:p>
          </table:table-cell>
          <table:table-cell office:value-type="float" office:value="230.3" calcext:value-type="float">
            <text:p>230.3</text:p>
          </table:table-cell>
          <table:table-cell office:value-type="float" office:value="266.92" calcext:value-type="float">
            <text:p>266.92</text:p>
          </table:table-cell>
          <table:table-cell office:value-type="float" office:value="2039.04" calcext:value-type="float">
            <text:p>2039.04</text:p>
          </table:table-cell>
          <table:table-cell office:value-type="float" office:value="2490.52" calcext:value-type="float">
            <text:p>2490.52</text:p>
          </table:table-cell>
        </table:table-row>
        <table:table-row table:style-name="ro1">
          <table:table-cell office:value-type="float" office:value="30335438" calcext:value-type="float">
            <text:p>30335438</text:p>
          </table:table-cell>
          <table:table-cell table:formula="of:=[.A1898]/1000/(60*60*24)" office:value-type="time" office:time-value="PT08H25M35.438S" calcext:value-type="time">
            <text:p>08:25:35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040.06" calcext:value-type="float">
            <text:p>2040.06</text:p>
          </table:table-cell>
          <table:table-cell office:value-type="float" office:value="2491.7" calcext:value-type="float">
            <text:p>2491.7</text:p>
          </table:table-cell>
        </table:table-row>
        <table:table-row table:style-name="ro1">
          <table:table-cell office:value-type="float" office:value="30351438" calcext:value-type="float">
            <text:p>30351438</text:p>
          </table:table-cell>
          <table:table-cell table:formula="of:=[.A1899]/1000/(60*60*24)" office:value-type="time" office:time-value="PT08H25M51.438S" calcext:value-type="time">
            <text:p>08:25:51</text:p>
          </table:table-cell>
          <table:table-cell office:value-type="float" office:value="1.16" calcext:value-type="float">
            <text:p>1.16</text:p>
          </table:table-cell>
          <table:table-cell office:value-type="float" office:value="230.2" calcext:value-type="float">
            <text:p>230.2</text:p>
          </table:table-cell>
          <table:table-cell office:value-type="float" office:value="266.8" calcext:value-type="float">
            <text:p>266.8</text:p>
          </table:table-cell>
          <table:table-cell office:value-type="float" office:value="2041.09" calcext:value-type="float">
            <text:p>2041.09</text:p>
          </table:table-cell>
          <table:table-cell office:value-type="float" office:value="2492.89" calcext:value-type="float">
            <text:p>2492.89</text:p>
          </table:table-cell>
        </table:table-row>
        <table:table-row table:style-name="ro1">
          <table:table-cell office:value-type="float" office:value="30367438" calcext:value-type="float">
            <text:p>30367438</text:p>
          </table:table-cell>
          <table:table-cell table:formula="of:=[.A1900]/1000/(60*60*24)" office:value-type="time" office:time-value="PT08H26M07.438S" calcext:value-type="time">
            <text:p>08:26:07</text:p>
          </table:table-cell>
          <table:table-cell office:value-type="float" office:value="1.16" calcext:value-type="float">
            <text:p>1.16</text:p>
          </table:table-cell>
          <table:table-cell office:value-type="float" office:value="230.1" calcext:value-type="float">
            <text:p>230.1</text:p>
          </table:table-cell>
          <table:table-cell office:value-type="float" office:value="266.69" calcext:value-type="float">
            <text:p>266.69</text:p>
          </table:table-cell>
          <table:table-cell office:value-type="float" office:value="2042.11" calcext:value-type="float">
            <text:p>2042.11</text:p>
          </table:table-cell>
          <table:table-cell office:value-type="float" office:value="2494.07" calcext:value-type="float">
            <text:p>2494.07</text:p>
          </table:table-cell>
        </table:table-row>
        <table:table-row table:style-name="ro1">
          <table:table-cell office:value-type="float" office:value="30383438" calcext:value-type="float">
            <text:p>30383438</text:p>
          </table:table-cell>
          <table:table-cell table:formula="of:=[.A1901]/1000/(60*60*24)" office:value-type="time" office:time-value="PT08H26M23.438S" calcext:value-type="time">
            <text:p>08:26:23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43.13" calcext:value-type="float">
            <text:p>2043.13</text:p>
          </table:table-cell>
          <table:table-cell office:value-type="float" office:value="2495.26" calcext:value-type="float">
            <text:p>2495.26</text:p>
          </table:table-cell>
        </table:table-row>
        <table:table-row table:style-name="ro1">
          <table:table-cell office:value-type="float" office:value="30399438" calcext:value-type="float">
            <text:p>30399438</text:p>
          </table:table-cell>
          <table:table-cell table:formula="of:=[.A1902]/1000/(60*60*24)" office:value-type="time" office:time-value="PT08H26M39.438S" calcext:value-type="time">
            <text:p>08:26:39</text:p>
          </table:table-cell>
          <table:table-cell office:value-type="float" office:value="1.16" calcext:value-type="float">
            <text:p>1.16</text:p>
          </table:table-cell>
          <table:table-cell office:value-type="float" office:value="230" calcext:value-type="float">
            <text:p>230</text:p>
          </table:table-cell>
          <table:table-cell office:value-type="float" office:value="266.57" calcext:value-type="float">
            <text:p>266.57</text:p>
          </table:table-cell>
          <table:table-cell office:value-type="float" office:value="2044.15" calcext:value-type="float">
            <text:p>2044.15</text:p>
          </table:table-cell>
          <table:table-cell office:value-type="float" office:value="2496.44" calcext:value-type="float">
            <text:p>2496.44</text:p>
          </table:table-cell>
        </table:table-row>
        <table:table-row table:style-name="ro1">
          <table:table-cell office:value-type="float" office:value="30415438" calcext:value-type="float">
            <text:p>30415438</text:p>
          </table:table-cell>
          <table:table-cell table:formula="of:=[.A1903]/1000/(60*60*24)" office:value-type="time" office:time-value="PT08H26M55.438S" calcext:value-type="time">
            <text:p>08:26:55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45.18" calcext:value-type="float">
            <text:p>2045.18</text:p>
          </table:table-cell>
          <table:table-cell office:value-type="float" office:value="2497.63" calcext:value-type="float">
            <text:p>2497.63</text:p>
          </table:table-cell>
        </table:table-row>
        <table:table-row table:style-name="ro1">
          <table:table-cell office:value-type="float" office:value="30431438" calcext:value-type="float">
            <text:p>30431438</text:p>
          </table:table-cell>
          <table:table-cell table:formula="of:=[.A1904]/1000/(60*60*24)" office:value-type="time" office:time-value="PT08H27M11.438S" calcext:value-type="time">
            <text:p>08:27:11</text:p>
          </table:table-cell>
          <table:table-cell office:value-type="float" office:value="1.16" calcext:value-type="float">
            <text:p>1.16</text:p>
          </table:table-cell>
          <table:table-cell office:value-type="float" office:value="229.9" calcext:value-type="float">
            <text:p>229.9</text:p>
          </table:table-cell>
          <table:table-cell office:value-type="float" office:value="266.45" calcext:value-type="float">
            <text:p>266.45</text:p>
          </table:table-cell>
          <table:table-cell office:value-type="float" office:value="2046.2" calcext:value-type="float">
            <text:p>2046.2</text:p>
          </table:table-cell>
          <table:table-cell office:value-type="float" office:value="2498.81" calcext:value-type="float">
            <text:p>2498.81</text:p>
          </table:table-cell>
        </table:table-row>
        <table:table-row table:style-name="ro1">
          <table:table-cell office:value-type="float" office:value="30447438" calcext:value-type="float">
            <text:p>30447438</text:p>
          </table:table-cell>
          <table:table-cell table:formula="of:=[.A1905]/1000/(60*60*24)" office:value-type="time" office:time-value="PT08H27M27.438S" calcext:value-type="time">
            <text:p>08:27:27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47.22" calcext:value-type="float">
            <text:p>2047.22</text:p>
          </table:table-cell>
          <table:table-cell office:value-type="float" office:value="2499.99" calcext:value-type="float">
            <text:p>2499.99</text:p>
          </table:table-cell>
        </table:table-row>
        <table:table-row table:style-name="ro1">
          <table:table-cell office:value-type="float" office:value="30463438" calcext:value-type="float">
            <text:p>30463438</text:p>
          </table:table-cell>
          <table:table-cell table:formula="of:=[.A1906]/1000/(60*60*24)" office:value-type="time" office:time-value="PT08H27M43.438S" calcext:value-type="time">
            <text:p>08:27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8" calcext:value-type="float">
            <text:p>229.8</text:p>
          </table:table-cell>
          <table:table-cell office:value-type="float" office:value="265.41" calcext:value-type="float">
            <text:p>265.41</text:p>
          </table:table-cell>
          <table:table-cell office:value-type="float" office:value="2048.24" calcext:value-type="float">
            <text:p>2048.24</text:p>
          </table:table-cell>
          <table:table-cell office:value-type="float" office:value="2501.17" calcext:value-type="float">
            <text:p>2501.17</text:p>
          </table:table-cell>
        </table:table-row>
        <table:table-row table:style-name="ro1">
          <table:table-cell office:value-type="float" office:value="30479438" calcext:value-type="float">
            <text:p>30479438</text:p>
          </table:table-cell>
          <table:table-cell table:formula="of:=[.A1907]/1000/(60*60*24)" office:value-type="time" office:time-value="PT08H27M59.438S" calcext:value-type="time">
            <text:p>08:27:59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49.26" calcext:value-type="float">
            <text:p>2049.26</text:p>
          </table:table-cell>
          <table:table-cell office:value-type="float" office:value="2502.36" calcext:value-type="float">
            <text:p>2502.36</text:p>
          </table:table-cell>
        </table:table-row>
        <table:table-row table:style-name="ro1">
          <table:table-cell office:value-type="float" office:value="30495438" calcext:value-type="float">
            <text:p>30495438</text:p>
          </table:table-cell>
          <table:table-cell table:formula="of:=[.A1908]/1000/(60*60*24)" office:value-type="time" office:time-value="PT08H28M15.438S" calcext:value-type="time">
            <text:p>08:28:15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50.28" calcext:value-type="float">
            <text:p>2050.28</text:p>
          </table:table-cell>
          <table:table-cell office:value-type="float" office:value="2503.54" calcext:value-type="float">
            <text:p>2503.54</text:p>
          </table:table-cell>
        </table:table-row>
        <table:table-row table:style-name="ro1">
          <table:table-cell office:value-type="float" office:value="30511438" calcext:value-type="float">
            <text:p>30511438</text:p>
          </table:table-cell>
          <table:table-cell table:formula="of:=[.A1909]/1000/(60*60*24)" office:value-type="time" office:time-value="PT08H28M31.438S" calcext:value-type="time">
            <text:p>08:28:31</text:p>
          </table:table-cell>
          <table:table-cell office:value-type="float" office:value="1.16" calcext:value-type="float">
            <text:p>1.16</text:p>
          </table:table-cell>
          <table:table-cell office:value-type="float" office:value="229.8" calcext:value-type="float">
            <text:p>229.8</text:p>
          </table:table-cell>
          <table:table-cell office:value-type="float" office:value="266.33" calcext:value-type="float">
            <text:p>266.33</text:p>
          </table:table-cell>
          <table:table-cell office:value-type="float" office:value="2051.3" calcext:value-type="float">
            <text:p>2051.3</text:p>
          </table:table-cell>
          <table:table-cell office:value-type="float" office:value="2504.72" calcext:value-type="float">
            <text:p>2504.72</text:p>
          </table:table-cell>
        </table:table-row>
        <table:table-row table:style-name="ro1">
          <table:table-cell office:value-type="float" office:value="30527438" calcext:value-type="float">
            <text:p>30527438</text:p>
          </table:table-cell>
          <table:table-cell table:formula="of:=[.A1910]/1000/(60*60*24)" office:value-type="time" office:time-value="PT08H28M47.438S" calcext:value-type="time">
            <text:p>08:28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2052.32" calcext:value-type="float">
            <text:p>2052.32</text:p>
          </table:table-cell>
          <table:table-cell office:value-type="float" office:value="2505.9" calcext:value-type="float">
            <text:p>2505.9</text:p>
          </table:table-cell>
        </table:table-row>
        <table:table-row table:style-name="ro1">
          <table:table-cell office:value-type="float" office:value="30543438" calcext:value-type="float">
            <text:p>30543438</text:p>
          </table:table-cell>
          <table:table-cell table:formula="of:=[.A1911]/1000/(60*60*24)" office:value-type="time" office:time-value="PT08H29M03.438S" calcext:value-type="time">
            <text:p>08:29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.7" calcext:value-type="float">
            <text:p>229.7</text:p>
          </table:table-cell>
          <table:table-cell office:value-type="float" office:value="265.3" calcext:value-type="float">
            <text:p>265.3</text:p>
          </table:table-cell>
          <table:table-cell office:value-type="float" office:value="2053.34" calcext:value-type="float">
            <text:p>2053.34</text:p>
          </table:table-cell>
          <table:table-cell office:value-type="float" office:value="2507.08" calcext:value-type="float">
            <text:p>2507.08</text:p>
          </table:table-cell>
        </table:table-row>
        <table:table-row table:style-name="ro1">
          <table:table-cell office:value-type="float" office:value="30559438" calcext:value-type="float">
            <text:p>30559438</text:p>
          </table:table-cell>
          <table:table-cell table:formula="of:=[.A1912]/1000/(60*60*24)" office:value-type="time" office:time-value="PT08H29M19.438S" calcext:value-type="time">
            <text:p>08:29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.6" calcext:value-type="float">
            <text:p>229.6</text:p>
          </table:table-cell>
          <table:table-cell office:value-type="float" office:value="265.18" calcext:value-type="float">
            <text:p>265.18</text:p>
          </table:table-cell>
          <table:table-cell office:value-type="float" office:value="2054.36" calcext:value-type="float">
            <text:p>2054.36</text:p>
          </table:table-cell>
          <table:table-cell office:value-type="float" office:value="2508.26" calcext:value-type="float">
            <text:p>2508.26</text:p>
          </table:table-cell>
        </table:table-row>
        <table:table-row table:style-name="ro1">
          <table:table-cell office:value-type="float" office:value="30575438" calcext:value-type="float">
            <text:p>30575438</text:p>
          </table:table-cell>
          <table:table-cell table:formula="of:=[.A1913]/1000/(60*60*24)" office:value-type="time" office:time-value="PT08H29M35.438S" calcext:value-type="time">
            <text:p>08:29:35</text:p>
          </table:table-cell>
          <table:table-cell office:value-type="float" office:value="1.16" calcext:value-type="float">
            <text:p>1.16</text:p>
          </table:table-cell>
          <table:table-cell office:value-type="float" office:value="229.6" calcext:value-type="float">
            <text:p>229.6</text:p>
          </table:table-cell>
          <table:table-cell office:value-type="float" office:value="266.1" calcext:value-type="float">
            <text:p>266.1</text:p>
          </table:table-cell>
          <table:table-cell office:value-type="float" office:value="2055.38" calcext:value-type="float">
            <text:p>2055.38</text:p>
          </table:table-cell>
          <table:table-cell office:value-type="float" office:value="2509.44" calcext:value-type="float">
            <text:p>2509.44</text:p>
          </table:table-cell>
        </table:table-row>
        <table:table-row table:style-name="ro1">
          <table:table-cell office:value-type="float" office:value="30591438" calcext:value-type="float">
            <text:p>30591438</text:p>
          </table:table-cell>
          <table:table-cell table:formula="of:=[.A1914]/1000/(60*60*24)" office:value-type="time" office:time-value="PT08H29M51.438S" calcext:value-type="time">
            <text:p>08:29:51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56.4" calcext:value-type="float">
            <text:p>2056.4</text:p>
          </table:table-cell>
          <table:table-cell office:value-type="float" office:value="2510.62" calcext:value-type="float">
            <text:p>2510.62</text:p>
          </table:table-cell>
        </table:table-row>
        <table:table-row table:style-name="ro1">
          <table:table-cell office:value-type="float" office:value="30607438" calcext:value-type="float">
            <text:p>30607438</text:p>
          </table:table-cell>
          <table:table-cell table:formula="of:=[.A1915]/1000/(60*60*24)" office:value-type="time" office:time-value="PT08H30M07.438S" calcext:value-type="time">
            <text:p>08:30:07</text:p>
          </table:table-cell>
          <table:table-cell office:value-type="float" office:value="1.16" calcext:value-type="float">
            <text:p>1.16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98" calcext:value-type="float">
            <text:p>265.98</text:p>
          </table:table-cell>
          <table:table-cell office:value-type="float" office:value="2057.42" calcext:value-type="float">
            <text:p>2057.42</text:p>
          </table:table-cell>
          <table:table-cell office:value-type="float" office:value="2511.8" calcext:value-type="float">
            <text:p>2511.8</text:p>
          </table:table-cell>
        </table:table-row>
        <table:table-row table:style-name="ro1">
          <table:table-cell office:value-type="float" office:value="30623438" calcext:value-type="float">
            <text:p>30623438</text:p>
          </table:table-cell>
          <table:table-cell table:formula="of:=[.A1916]/1000/(60*60*24)" office:value-type="time" office:time-value="PT08H30M23.438S" calcext:value-type="time">
            <text:p>08:30:23</text:p>
          </table:table-cell>
          <table:table-cell office:value-type="float" office:value="1.15" calcext:value-type="float">
            <text:p>1.15</text:p>
          </table:table-cell>
          <table:table-cell office:value-type="float" office:value="229.5" calcext:value-type="float">
            <text:p>229.5</text:p>
          </table:table-cell>
          <table:table-cell office:value-type="float" office:value="265.06" calcext:value-type="float">
            <text:p>265.06</text:p>
          </table:table-cell>
          <table:table-cell office:value-type="float" office:value="2058.44" calcext:value-type="float">
            <text:p>2058.44</text:p>
          </table:table-cell>
          <table:table-cell office:value-type="float" office:value="2512.98" calcext:value-type="float">
            <text:p>2512.98</text:p>
          </table:table-cell>
        </table:table-row>
        <table:table-row table:style-name="ro1">
          <table:table-cell office:value-type="float" office:value="30639438" calcext:value-type="float">
            <text:p>30639438</text:p>
          </table:table-cell>
          <table:table-cell table:formula="of:=[.A1917]/1000/(60*60*24)" office:value-type="time" office:time-value="PT08H30M39.438S" calcext:value-type="time">
            <text:p>08:30:39</text:p>
          </table:table-cell>
          <table:table-cell office:value-type="float" office:value="1.15" calcext:value-type="float">
            <text:p>1.15</text:p>
          </table:table-cell>
          <table:table-cell office:value-type="float" office:value="229.4" calcext:value-type="float">
            <text:p>229.4</text:p>
          </table:table-cell>
          <table:table-cell office:value-type="float" office:value="264.94" calcext:value-type="float">
            <text:p>264.94</text:p>
          </table:table-cell>
          <table:table-cell office:value-type="float" office:value="2059.46" calcext:value-type="float">
            <text:p>2059.46</text:p>
          </table:table-cell>
          <table:table-cell office:value-type="float" office:value="2514.16" calcext:value-type="float">
            <text:p>2514.16</text:p>
          </table:table-cell>
        </table:table-row>
        <table:table-row table:style-name="ro1">
          <table:table-cell office:value-type="float" office:value="30655438" calcext:value-type="float">
            <text:p>30655438</text:p>
          </table:table-cell>
          <table:table-cell table:formula="of:=[.A1918]/1000/(60*60*24)" office:value-type="time" office:time-value="PT08H30M55.438S" calcext:value-type="time">
            <text:p>08:30:55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060.48" calcext:value-type="float">
            <text:p>2060.48</text:p>
          </table:table-cell>
          <table:table-cell office:value-type="float" office:value="2515.34" calcext:value-type="float">
            <text:p>2515.34</text:p>
          </table:table-cell>
        </table:table-row>
        <table:table-row table:style-name="ro1">
          <table:table-cell office:value-type="float" office:value="30671438" calcext:value-type="float">
            <text:p>30671438</text:p>
          </table:table-cell>
          <table:table-cell table:formula="of:=[.A1919]/1000/(60*60*24)" office:value-type="time" office:time-value="PT08H31M11.438S" calcext:value-type="time">
            <text:p>08:31:11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061.5" calcext:value-type="float">
            <text:p>2061.5</text:p>
          </table:table-cell>
          <table:table-cell office:value-type="float" office:value="2516.51" calcext:value-type="float">
            <text:p>2516.51</text:p>
          </table:table-cell>
        </table:table-row>
        <table:table-row table:style-name="ro1">
          <table:table-cell office:value-type="float" office:value="30687438" calcext:value-type="float">
            <text:p>30687438</text:p>
          </table:table-cell>
          <table:table-cell table:formula="of:=[.A1920]/1000/(60*60*24)" office:value-type="time" office:time-value="PT08H31M27.438S" calcext:value-type="time">
            <text:p>08:31:27</text:p>
          </table:table-cell>
          <table:table-cell office:value-type="float" office:value="1.15" calcext:value-type="float">
            <text:p>1.15</text:p>
          </table:table-cell>
          <table:table-cell office:value-type="float" office:value="229.3" calcext:value-type="float">
            <text:p>229.3</text:p>
          </table:table-cell>
          <table:table-cell office:value-type="float" office:value="264.83" calcext:value-type="float">
            <text:p>264.83</text:p>
          </table:table-cell>
          <table:table-cell office:value-type="float" office:value="2062.52" calcext:value-type="float">
            <text:p>2062.52</text:p>
          </table:table-cell>
          <table:table-cell office:value-type="float" office:value="2517.69" calcext:value-type="float">
            <text:p>2517.69</text:p>
          </table:table-cell>
        </table:table-row>
        <table:table-row table:style-name="ro1">
          <table:table-cell office:value-type="float" office:value="30703438" calcext:value-type="float">
            <text:p>30703438</text:p>
          </table:table-cell>
          <table:table-cell table:formula="of:=[.A1921]/1000/(60*60*24)" office:value-type="time" office:time-value="PT08H31M43.438S" calcext:value-type="time">
            <text:p>08:31:43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63.54" calcext:value-type="float">
            <text:p>2063.54</text:p>
          </table:table-cell>
          <table:table-cell office:value-type="float" office:value="2518.86" calcext:value-type="float">
            <text:p>2518.86</text:p>
          </table:table-cell>
        </table:table-row>
        <table:table-row table:style-name="ro1">
          <table:table-cell office:value-type="float" office:value="30719438" calcext:value-type="float">
            <text:p>30719438</text:p>
          </table:table-cell>
          <table:table-cell table:formula="of:=[.A1922]/1000/(60*60*24)" office:value-type="time" office:time-value="PT08H31M59.438S" calcext:value-type="time">
            <text:p>08:31:59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64.56" calcext:value-type="float">
            <text:p>2064.56</text:p>
          </table:table-cell>
          <table:table-cell office:value-type="float" office:value="2520.04" calcext:value-type="float">
            <text:p>2520.04</text:p>
          </table:table-cell>
        </table:table-row>
        <table:table-row table:style-name="ro1">
          <table:table-cell office:value-type="float" office:value="30735438" calcext:value-type="float">
            <text:p>30735438</text:p>
          </table:table-cell>
          <table:table-cell table:formula="of:=[.A1923]/1000/(60*60*24)" office:value-type="time" office:time-value="PT08H32M15.438S" calcext:value-type="time">
            <text:p>08:32:15</text:p>
          </table:table-cell>
          <table:table-cell office:value-type="float" office:value="1.15" calcext:value-type="float">
            <text:p>1.15</text:p>
          </table:table-cell>
          <table:table-cell office:value-type="float" office:value="229.2" calcext:value-type="float">
            <text:p>229.2</text:p>
          </table:table-cell>
          <table:table-cell office:value-type="float" office:value="264.71" calcext:value-type="float">
            <text:p>264.71</text:p>
          </table:table-cell>
          <table:table-cell office:value-type="float" office:value="2065.57" calcext:value-type="float">
            <text:p>2065.57</text:p>
          </table:table-cell>
          <table:table-cell office:value-type="float" office:value="2521.21" calcext:value-type="float">
            <text:p>2521.21</text:p>
          </table:table-cell>
        </table:table-row>
        <table:table-row table:style-name="ro1">
          <table:table-cell office:value-type="float" office:value="30751438" calcext:value-type="float">
            <text:p>30751438</text:p>
          </table:table-cell>
          <table:table-cell table:formula="of:=[.A1924]/1000/(60*60*24)" office:value-type="time" office:time-value="PT08H32M31.438S" calcext:value-type="time">
            <text:p>08:32:31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066.59" calcext:value-type="float">
            <text:p>2066.59</text:p>
          </table:table-cell>
          <table:table-cell office:value-type="float" office:value="2522.39" calcext:value-type="float">
            <text:p>2522.39</text:p>
          </table:table-cell>
        </table:table-row>
        <table:table-row table:style-name="ro1">
          <table:table-cell office:value-type="float" office:value="30767438" calcext:value-type="float">
            <text:p>30767438</text:p>
          </table:table-cell>
          <table:table-cell table:formula="of:=[.A1925]/1000/(60*60*24)" office:value-type="time" office:time-value="PT08H32M47.438S" calcext:value-type="time">
            <text:p>08:32:47</text:p>
          </table:table-cell>
          <table:table-cell office:value-type="float" office:value="1.15" calcext:value-type="float">
            <text:p>1.15</text:p>
          </table:table-cell>
          <table:table-cell office:value-type="float" office:value="229.1" calcext:value-type="float">
            <text:p>229.1</text:p>
          </table:table-cell>
          <table:table-cell office:value-type="float" office:value="264.59" calcext:value-type="float">
            <text:p>264.59</text:p>
          </table:table-cell>
          <table:table-cell office:value-type="float" office:value="2067.61" calcext:value-type="float">
            <text:p>2067.61</text:p>
          </table:table-cell>
          <table:table-cell office:value-type="float" office:value="2523.57" calcext:value-type="float">
            <text:p>2523.57</text:p>
          </table:table-cell>
        </table:table-row>
        <table:table-row table:style-name="ro1">
          <table:table-cell office:value-type="float" office:value="30783438" calcext:value-type="float">
            <text:p>30783438</text:p>
          </table:table-cell>
          <table:table-cell table:formula="of:=[.A1926]/1000/(60*60*24)" office:value-type="time" office:time-value="PT08H33M03.438S" calcext:value-type="time">
            <text:p>08:33:03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2068.63" calcext:value-type="float">
            <text:p>2068.63</text:p>
          </table:table-cell>
          <table:table-cell office:value-type="float" office:value="2524.74" calcext:value-type="float">
            <text:p>2524.74</text:p>
          </table:table-cell>
        </table:table-row>
        <table:table-row table:style-name="ro1">
          <table:table-cell office:value-type="float" office:value="30799438" calcext:value-type="float">
            <text:p>30799438</text:p>
          </table:table-cell>
          <table:table-cell table:formula="of:=[.A1927]/1000/(60*60*24)" office:value-type="time" office:time-value="PT08H33M19.438S" calcext:value-type="time">
            <text:p>08:33:19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3.56" calcext:value-type="float">
            <text:p>263.56</text:p>
          </table:table-cell>
          <table:table-cell office:value-type="float" office:value="2069.65" calcext:value-type="float">
            <text:p>2069.65</text:p>
          </table:table-cell>
          <table:table-cell office:value-type="float" office:value="2525.91" calcext:value-type="float">
            <text:p>2525.91</text:p>
          </table:table-cell>
        </table:table-row>
        <table:table-row table:style-name="ro1">
          <table:table-cell office:value-type="float" office:value="30815438" calcext:value-type="float">
            <text:p>30815438</text:p>
          </table:table-cell>
          <table:table-cell table:formula="of:=[.A1928]/1000/(60*60*24)" office:value-type="time" office:time-value="PT08H33M35.438S" calcext:value-type="time">
            <text:p>08:33:35</text:p>
          </table:table-cell>
          <table:table-cell office:value-type="float" office:value="1.15" calcext:value-type="float">
            <text:p>1.15</text:p>
          </table:table-cell>
          <table:table-cell office:value-type="float" office:value="229" calcext:value-type="float">
            <text:p>229</text:p>
          </table:table-cell>
          <table:table-cell office:value-type="float" office:value="264.47" calcext:value-type="float">
            <text:p>264.47</text:p>
          </table:table-cell>
          <table:table-cell office:value-type="float" office:value="2070.67" calcext:value-type="float">
            <text:p>2070.67</text:p>
          </table:table-cell>
          <table:table-cell office:value-type="float" office:value="2527.09" calcext:value-type="float">
            <text:p>2527.09</text:p>
          </table:table-cell>
        </table:table-row>
        <table:table-row table:style-name="ro1">
          <table:table-cell office:value-type="float" office:value="30831438" calcext:value-type="float">
            <text:p>30831438</text:p>
          </table:table-cell>
          <table:table-cell table:formula="of:=[.A1929]/1000/(60*60*24)" office:value-type="time" office:time-value="PT08H33M51.438S" calcext:value-type="time">
            <text:p>08:33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4.35" calcext:value-type="float">
            <text:p>264.35</text:p>
          </table:table-cell>
          <table:table-cell office:value-type="float" office:value="2071.69" calcext:value-type="float">
            <text:p>2071.69</text:p>
          </table:table-cell>
          <table:table-cell office:value-type="float" office:value="2528.26" calcext:value-type="float">
            <text:p>2528.26</text:p>
          </table:table-cell>
        </table:table-row>
        <table:table-row table:style-name="ro1">
          <table:table-cell office:value-type="float" office:value="30847438" calcext:value-type="float">
            <text:p>30847438</text:p>
          </table:table-cell>
          <table:table-cell table:formula="of:=[.A1930]/1000/(60*60*24)" office:value-type="time" office:time-value="PT08H34M07.438S" calcext:value-type="time">
            <text:p>08:34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9" calcext:value-type="float">
            <text:p>228.9</text:p>
          </table:table-cell>
          <table:table-cell office:value-type="float" office:value="263.44" calcext:value-type="float">
            <text:p>263.44</text:p>
          </table:table-cell>
          <table:table-cell office:value-type="float" office:value="2072.7" calcext:value-type="float">
            <text:p>2072.7</text:p>
          </table:table-cell>
          <table:table-cell office:value-type="float" office:value="2529.43" calcext:value-type="float">
            <text:p>2529.43</text:p>
          </table:table-cell>
        </table:table-row>
        <table:table-row table:style-name="ro1">
          <table:table-cell office:value-type="float" office:value="30863438" calcext:value-type="float">
            <text:p>30863438</text:p>
          </table:table-cell>
          <table:table-cell table:formula="of:=[.A1931]/1000/(60*60*24)" office:value-type="time" office:time-value="PT08H34M23.438S" calcext:value-type="time">
            <text:p>08:34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073.72" calcext:value-type="float">
            <text:p>2073.72</text:p>
          </table:table-cell>
          <table:table-cell office:value-type="float" office:value="2530.6" calcext:value-type="float">
            <text:p>2530.6</text:p>
          </table:table-cell>
        </table:table-row>
        <table:table-row table:style-name="ro1">
          <table:table-cell office:value-type="float" office:value="30879438" calcext:value-type="float">
            <text:p>30879438</text:p>
          </table:table-cell>
          <table:table-cell table:formula="of:=[.A1932]/1000/(60*60*24)" office:value-type="time" office:time-value="PT08H34M39.438S" calcext:value-type="time">
            <text:p>08:34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8" calcext:value-type="float">
            <text:p>228.8</text:p>
          </table:table-cell>
          <table:table-cell office:value-type="float" office:value="263.32" calcext:value-type="float">
            <text:p>263.32</text:p>
          </table:table-cell>
          <table:table-cell office:value-type="float" office:value="2074.73" calcext:value-type="float">
            <text:p>2074.73</text:p>
          </table:table-cell>
          <table:table-cell office:value-type="float" office:value="2531.77" calcext:value-type="float">
            <text:p>2531.77</text:p>
          </table:table-cell>
        </table:table-row>
        <table:table-row table:style-name="ro1">
          <table:table-cell office:value-type="float" office:value="30895438" calcext:value-type="float">
            <text:p>30895438</text:p>
          </table:table-cell>
          <table:table-cell table:formula="of:=[.A1933]/1000/(60*60*24)" office:value-type="time" office:time-value="PT08H34M55.438S" calcext:value-type="time">
            <text:p>08:34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075.75" calcext:value-type="float">
            <text:p>2075.75</text:p>
          </table:table-cell>
          <table:table-cell office:value-type="float" office:value="2532.94" calcext:value-type="float">
            <text:p>2532.94</text:p>
          </table:table-cell>
        </table:table-row>
        <table:table-row table:style-name="ro1">
          <table:table-cell office:value-type="float" office:value="30911438" calcext:value-type="float">
            <text:p>30911438</text:p>
          </table:table-cell>
          <table:table-cell table:formula="of:=[.A1934]/1000/(60*60*24)" office:value-type="time" office:time-value="PT08H35M11.438S" calcext:value-type="time">
            <text:p>08:35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076.77" calcext:value-type="float">
            <text:p>2076.77</text:p>
          </table:table-cell>
          <table:table-cell office:value-type="float" office:value="2534.11" calcext:value-type="float">
            <text:p>2534.11</text:p>
          </table:table-cell>
        </table:table-row>
        <table:table-row table:style-name="ro1">
          <table:table-cell office:value-type="float" office:value="30927438" calcext:value-type="float">
            <text:p>30927438</text:p>
          </table:table-cell>
          <table:table-cell table:formula="of:=[.A1935]/1000/(60*60*24)" office:value-type="time" office:time-value="PT08H35M27.438S" calcext:value-type="time">
            <text:p>08:35:27</text:p>
          </table:table-cell>
          <table:table-cell office:value-type="float" office:value="1.15" calcext:value-type="float">
            <text:p>1.15</text:p>
          </table:table-cell>
          <table:table-cell office:value-type="float" office:value="228.7" calcext:value-type="float">
            <text:p>228.7</text:p>
          </table:table-cell>
          <table:table-cell office:value-type="float" office:value="263.2" calcext:value-type="float">
            <text:p>263.2</text:p>
          </table:table-cell>
          <table:table-cell office:value-type="float" office:value="2077.78" calcext:value-type="float">
            <text:p>2077.78</text:p>
          </table:table-cell>
          <table:table-cell office:value-type="float" office:value="2535.28" calcext:value-type="float">
            <text:p>2535.28</text:p>
          </table:table-cell>
        </table:table-row>
        <table:table-row table:style-name="ro1">
          <table:table-cell office:value-type="float" office:value="30943438" calcext:value-type="float">
            <text:p>30943438</text:p>
          </table:table-cell>
          <table:table-cell table:formula="of:=[.A1936]/1000/(60*60*24)" office:value-type="time" office:time-value="PT08H35M43.438S" calcext:value-type="time">
            <text:p>08:35:43</text:p>
          </table:table-cell>
          <table:table-cell office:value-type="float" office:value="1.15" calcext:value-type="float">
            <text:p>1.15</text:p>
          </table:table-cell>
          <table:table-cell office:value-type="float" office:value="228.6" calcext:value-type="float">
            <text:p>228.6</text:p>
          </table:table-cell>
          <table:table-cell office:value-type="float" office:value="263.08" calcext:value-type="float">
            <text:p>263.08</text:p>
          </table:table-cell>
          <table:table-cell office:value-type="float" office:value="2078.8" calcext:value-type="float">
            <text:p>2078.8</text:p>
          </table:table-cell>
          <table:table-cell office:value-type="float" office:value="2536.45" calcext:value-type="float">
            <text:p>2536.45</text:p>
          </table:table-cell>
        </table:table-row>
        <table:table-row table:style-name="ro1">
          <table:table-cell office:value-type="float" office:value="30959438" calcext:value-type="float">
            <text:p>30959438</text:p>
          </table:table-cell>
          <table:table-cell table:formula="of:=[.A1937]/1000/(60*60*24)" office:value-type="time" office:time-value="PT08H35M59.438S" calcext:value-type="time">
            <text:p>08:35:59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079.81" calcext:value-type="float">
            <text:p>2079.81</text:p>
          </table:table-cell>
          <table:table-cell office:value-type="float" office:value="2537.62" calcext:value-type="float">
            <text:p>2537.62</text:p>
          </table:table-cell>
        </table:table-row>
        <table:table-row table:style-name="ro1">
          <table:table-cell office:value-type="float" office:value="30975438" calcext:value-type="float">
            <text:p>30975438</text:p>
          </table:table-cell>
          <table:table-cell table:formula="of:=[.A1938]/1000/(60*60*24)" office:value-type="time" office:time-value="PT08H36M15.438S" calcext:value-type="time">
            <text:p>08:36:15</text:p>
          </table:table-cell>
          <table:table-cell office:value-type="float" office:value="1.15" calcext:value-type="float">
            <text:p>1.15</text:p>
          </table:table-cell>
          <table:table-cell office:value-type="float" office:value="228.5" calcext:value-type="float">
            <text:p>228.5</text:p>
          </table:table-cell>
          <table:table-cell office:value-type="float" office:value="262.97" calcext:value-type="float">
            <text:p>262.97</text:p>
          </table:table-cell>
          <table:table-cell office:value-type="float" office:value="2080.83" calcext:value-type="float">
            <text:p>2080.83</text:p>
          </table:table-cell>
          <table:table-cell office:value-type="float" office:value="2538.79" calcext:value-type="float">
            <text:p>2538.79</text:p>
          </table:table-cell>
        </table:table-row>
        <table:table-row table:style-name="ro1">
          <table:table-cell office:value-type="float" office:value="30991438" calcext:value-type="float">
            <text:p>30991438</text:p>
          </table:table-cell>
          <table:table-cell table:formula="of:=[.A1939]/1000/(60*60*24)" office:value-type="time" office:time-value="PT08H36M31.438S" calcext:value-type="time">
            <text:p>08:36:31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081.84" calcext:value-type="float">
            <text:p>2081.84</text:p>
          </table:table-cell>
          <table:table-cell office:value-type="float" office:value="2539.95" calcext:value-type="float">
            <text:p>2539.95</text:p>
          </table:table-cell>
        </table:table-row>
        <table:table-row table:style-name="ro1">
          <table:table-cell office:value-type="float" office:value="31007438" calcext:value-type="float">
            <text:p>31007438</text:p>
          </table:table-cell>
          <table:table-cell table:formula="of:=[.A1940]/1000/(60*60*24)" office:value-type="time" office:time-value="PT08H36M47.438S" calcext:value-type="time">
            <text:p>08:36:47</text:p>
          </table:table-cell>
          <table:table-cell office:value-type="float" office:value="1.15" calcext:value-type="float">
            <text:p>1.15</text:p>
          </table:table-cell>
          <table:table-cell office:value-type="float" office:value="228.4" calcext:value-type="float">
            <text:p>228.4</text:p>
          </table:table-cell>
          <table:table-cell office:value-type="float" office:value="262.85" calcext:value-type="float">
            <text:p>262.85</text:p>
          </table:table-cell>
          <table:table-cell office:value-type="float" office:value="2082.86" calcext:value-type="float">
            <text:p>2082.86</text:p>
          </table:table-cell>
          <table:table-cell office:value-type="float" office:value="2541.12" calcext:value-type="float">
            <text:p>2541.12</text:p>
          </table:table-cell>
        </table:table-row>
        <table:table-row table:style-name="ro1">
          <table:table-cell office:value-type="float" office:value="31023438" calcext:value-type="float">
            <text:p>31023438</text:p>
          </table:table-cell>
          <table:table-cell table:formula="of:=[.A1941]/1000/(60*60*24)" office:value-type="time" office:time-value="PT08H37M03.438S" calcext:value-type="time">
            <text:p>08:37:03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4" calcext:value-type="float">
            <text:p>262.74</text:p>
          </table:table-cell>
          <table:table-cell office:value-type="float" office:value="2083.88" calcext:value-type="float">
            <text:p>2083.88</text:p>
          </table:table-cell>
          <table:table-cell office:value-type="float" office:value="2542.29" calcext:value-type="float">
            <text:p>2542.29</text:p>
          </table:table-cell>
        </table:table-row>
        <table:table-row table:style-name="ro1">
          <table:table-cell office:value-type="float" office:value="31039438" calcext:value-type="float">
            <text:p>31039438</text:p>
          </table:table-cell>
          <table:table-cell table:formula="of:=[.A1942]/1000/(60*60*24)" office:value-type="time" office:time-value="PT08H37M19.438S" calcext:value-type="time">
            <text:p>08:37:19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084.89" calcext:value-type="float">
            <text:p>2084.89</text:p>
          </table:table-cell>
          <table:table-cell office:value-type="float" office:value="2543.46" calcext:value-type="float">
            <text:p>2543.46</text:p>
          </table:table-cell>
        </table:table-row>
        <table:table-row table:style-name="ro1">
          <table:table-cell office:value-type="float" office:value="31055438" calcext:value-type="float">
            <text:p>31055438</text:p>
          </table:table-cell>
          <table:table-cell table:formula="of:=[.A1943]/1000/(60*60*24)" office:value-type="time" office:time-value="PT08H37M35.438S" calcext:value-type="time">
            <text:p>08:37:35</text:p>
          </table:table-cell>
          <table:table-cell office:value-type="float" office:value="1.15" calcext:value-type="float">
            <text:p>1.15</text:p>
          </table:table-cell>
          <table:table-cell office:value-type="float" office:value="228.3" calcext:value-type="float">
            <text:p>228.3</text:p>
          </table:table-cell>
          <table:table-cell office:value-type="float" office:value="262.73" calcext:value-type="float">
            <text:p>262.73</text:p>
          </table:table-cell>
          <table:table-cell office:value-type="float" office:value="2085.91" calcext:value-type="float">
            <text:p>2085.91</text:p>
          </table:table-cell>
          <table:table-cell office:value-type="float" office:value="2544.62" calcext:value-type="float">
            <text:p>2544.62</text:p>
          </table:table-cell>
        </table:table-row>
        <table:table-row table:style-name="ro1">
          <table:table-cell office:value-type="float" office:value="31071438" calcext:value-type="float">
            <text:p>31071438</text:p>
          </table:table-cell>
          <table:table-cell table:formula="of:=[.A1944]/1000/(60*60*24)" office:value-type="time" office:time-value="PT08H37M51.438S" calcext:value-type="time">
            <text:p>08:37:51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2086.92" calcext:value-type="float">
            <text:p>2086.92</text:p>
          </table:table-cell>
          <table:table-cell office:value-type="float" office:value="2545.79" calcext:value-type="float">
            <text:p>2545.79</text:p>
          </table:table-cell>
        </table:table-row>
        <table:table-row table:style-name="ro1">
          <table:table-cell office:value-type="float" office:value="31087438" calcext:value-type="float">
            <text:p>31087438</text:p>
          </table:table-cell>
          <table:table-cell table:formula="of:=[.A1945]/1000/(60*60*24)" office:value-type="time" office:time-value="PT08H38M07.438S" calcext:value-type="time">
            <text:p>08:38:07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2087.94" calcext:value-type="float">
            <text:p>2087.94</text:p>
          </table:table-cell>
          <table:table-cell office:value-type="float" office:value="2546.95" calcext:value-type="float">
            <text:p>2546.95</text:p>
          </table:table-cell>
        </table:table-row>
        <table:table-row table:style-name="ro1">
          <table:table-cell office:value-type="float" office:value="31103438" calcext:value-type="float">
            <text:p>31103438</text:p>
          </table:table-cell>
          <table:table-cell table:formula="of:=[.A1946]/1000/(60*60*24)" office:value-type="time" office:time-value="PT08H38M23.438S" calcext:value-type="time">
            <text:p>08:38:23</text:p>
          </table:table-cell>
          <table:table-cell office:value-type="float" office:value="1.15" calcext:value-type="float">
            <text:p>1.15</text:p>
          </table:table-cell>
          <table:table-cell office:value-type="float" office:value="228.2" calcext:value-type="float">
            <text:p>228.2</text:p>
          </table:table-cell>
          <table:table-cell office:value-type="float" office:value="261.7" calcext:value-type="float">
            <text:p>261.7</text:p>
          </table:table-cell>
          <table:table-cell office:value-type="float" office:value="2088.95" calcext:value-type="float">
            <text:p>2088.95</text:p>
          </table:table-cell>
          <table:table-cell office:value-type="float" office:value="2548.12" calcext:value-type="float">
            <text:p>2548.12</text:p>
          </table:table-cell>
        </table:table-row>
        <table:table-row table:style-name="ro1">
          <table:table-cell office:value-type="float" office:value="31119438" calcext:value-type="float">
            <text:p>31119438</text:p>
          </table:table-cell>
          <table:table-cell table:formula="of:=[.A1947]/1000/(60*60*24)" office:value-type="time" office:time-value="PT08H38M39.438S" calcext:value-type="time">
            <text:p>08:38:39</text:p>
          </table:table-cell>
          <table:table-cell office:value-type="float" office:value="1.15" calcext:value-type="float">
            <text:p>1.15</text:p>
          </table:table-cell>
          <table:table-cell office:value-type="float" office:value="228.1" calcext:value-type="float">
            <text:p>228.1</text:p>
          </table:table-cell>
          <table:table-cell office:value-type="float" office:value="261.59" calcext:value-type="float">
            <text:p>261.59</text:p>
          </table:table-cell>
          <table:table-cell office:value-type="float" office:value="2089.97" calcext:value-type="float">
            <text:p>2089.97</text:p>
          </table:table-cell>
          <table:table-cell office:value-type="float" office:value="2549.28" calcext:value-type="float">
            <text:p>2549.28</text:p>
          </table:table-cell>
        </table:table-row>
        <table:table-row table:style-name="ro1">
          <table:table-cell office:value-type="float" office:value="31135438" calcext:value-type="float">
            <text:p>31135438</text:p>
          </table:table-cell>
          <table:table-cell table:formula="of:=[.A1948]/1000/(60*60*24)" office:value-type="time" office:time-value="PT08H38M55.438S" calcext:value-type="time">
            <text:p>08:38:55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090.98" calcext:value-type="float">
            <text:p>2090.98</text:p>
          </table:table-cell>
          <table:table-cell office:value-type="float" office:value="2550.45" calcext:value-type="float">
            <text:p>2550.45</text:p>
          </table:table-cell>
        </table:table-row>
        <table:table-row table:style-name="ro1">
          <table:table-cell office:value-type="float" office:value="31151438" calcext:value-type="float">
            <text:p>31151438</text:p>
          </table:table-cell>
          <table:table-cell table:formula="of:=[.A1949]/1000/(60*60*24)" office:value-type="time" office:time-value="PT08H39M11.438S" calcext:value-type="time">
            <text:p>08:39:11</text:p>
          </table:table-cell>
          <table:table-cell office:value-type="float" office:value="1.15" calcext:value-type="float">
            <text:p>1.15</text:p>
          </table:table-cell>
          <table:table-cell office:value-type="float" office:value="228" calcext:value-type="float">
            <text:p>228</text:p>
          </table:table-cell>
          <table:table-cell office:value-type="float" office:value="261.47" calcext:value-type="float">
            <text:p>261.47</text:p>
          </table:table-cell>
          <table:table-cell office:value-type="float" office:value="2091.99" calcext:value-type="float">
            <text:p>2091.99</text:p>
          </table:table-cell>
          <table:table-cell office:value-type="float" office:value="2551.61" calcext:value-type="float">
            <text:p>2551.61</text:p>
          </table:table-cell>
        </table:table-row>
        <table:table-row table:style-name="ro1">
          <table:table-cell office:value-type="float" office:value="31167438" calcext:value-type="float">
            <text:p>31167438</text:p>
          </table:table-cell>
          <table:table-cell table:formula="of:=[.A1950]/1000/(60*60*24)" office:value-type="time" office:time-value="PT08H39M27.438S" calcext:value-type="time">
            <text:p>08:39:27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1.35" calcext:value-type="float">
            <text:p>261.35</text:p>
          </table:table-cell>
          <table:table-cell office:value-type="float" office:value="2093" calcext:value-type="float">
            <text:p>2093</text:p>
          </table:table-cell>
          <table:table-cell office:value-type="float" office:value="2552.77" calcext:value-type="float">
            <text:p>2552.77</text:p>
          </table:table-cell>
        </table:table-row>
        <table:table-row table:style-name="ro1">
          <table:table-cell office:value-type="float" office:value="31183438" calcext:value-type="float">
            <text:p>31183438</text:p>
          </table:table-cell>
          <table:table-cell table:formula="of:=[.A1951]/1000/(60*60*24)" office:value-type="time" office:time-value="PT08H39M43.438S" calcext:value-type="time">
            <text:p>08:39:43</text:p>
          </table:table-cell>
          <table:table-cell office:value-type="float" office:value="1.15" calcext:value-type="float">
            <text:p>1.15</text:p>
          </table:table-cell>
          <table:table-cell office:value-type="float" office:value="227.9" calcext:value-type="float">
            <text:p>227.9</text:p>
          </table:table-cell>
          <table:table-cell office:value-type="float" office:value="262.27" calcext:value-type="float">
            <text:p>262.27</text:p>
          </table:table-cell>
          <table:table-cell office:value-type="float" office:value="2094.02" calcext:value-type="float">
            <text:p>2094.02</text:p>
          </table:table-cell>
          <table:table-cell office:value-type="float" office:value="2553.93" calcext:value-type="float">
            <text:p>2553.93</text:p>
          </table:table-cell>
        </table:table-row>
        <table:table-row table:style-name="ro1">
          <table:table-cell office:value-type="float" office:value="31199438" calcext:value-type="float">
            <text:p>31199438</text:p>
          </table:table-cell>
          <table:table-cell table:formula="of:=[.A1952]/1000/(60*60*24)" office:value-type="time" office:time-value="PT08H39M59.438S" calcext:value-type="time">
            <text:p>08:39:59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095.03" calcext:value-type="float">
            <text:p>2095.03</text:p>
          </table:table-cell>
          <table:table-cell office:value-type="float" office:value="2555.09" calcext:value-type="float">
            <text:p>2555.09</text:p>
          </table:table-cell>
        </table:table-row>
        <table:table-row table:style-name="ro1">
          <table:table-cell office:value-type="float" office:value="31215438" calcext:value-type="float">
            <text:p>31215438</text:p>
          </table:table-cell>
          <table:table-cell table:formula="of:=[.A1953]/1000/(60*60*24)" office:value-type="time" office:time-value="PT08H40M15.438S" calcext:value-type="time">
            <text:p>08:40:15</text:p>
          </table:table-cell>
          <table:table-cell office:value-type="float" office:value="1.15" calcext:value-type="float">
            <text:p>1.15</text:p>
          </table:table-cell>
          <table:table-cell office:value-type="float" office:value="227.8" calcext:value-type="float">
            <text:p>227.8</text:p>
          </table:table-cell>
          <table:table-cell office:value-type="float" office:value="261.24" calcext:value-type="float">
            <text:p>261.24</text:p>
          </table:table-cell>
          <table:table-cell office:value-type="float" office:value="2096.04" calcext:value-type="float">
            <text:p>2096.04</text:p>
          </table:table-cell>
          <table:table-cell office:value-type="float" office:value="2556.25" calcext:value-type="float">
            <text:p>2556.25</text:p>
          </table:table-cell>
        </table:table-row>
        <table:table-row table:style-name="ro1">
          <table:table-cell office:value-type="float" office:value="31231438" calcext:value-type="float">
            <text:p>31231438</text:p>
          </table:table-cell>
          <table:table-cell table:formula="of:=[.A1954]/1000/(60*60*24)" office:value-type="time" office:time-value="PT08H40M31.438S" calcext:value-type="time">
            <text:p>08:40:31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97.05" calcext:value-type="float">
            <text:p>2097.05</text:p>
          </table:table-cell>
          <table:table-cell office:value-type="float" office:value="2557.41" calcext:value-type="float">
            <text:p>2557.41</text:p>
          </table:table-cell>
        </table:table-row>
        <table:table-row table:style-name="ro1">
          <table:table-cell office:value-type="float" office:value="31247438" calcext:value-type="float">
            <text:p>31247438</text:p>
          </table:table-cell>
          <table:table-cell table:formula="of:=[.A1955]/1000/(60*60*24)" office:value-type="time" office:time-value="PT08H40M47.438S" calcext:value-type="time">
            <text:p>08:40:47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98.06" calcext:value-type="float">
            <text:p>2098.06</text:p>
          </table:table-cell>
          <table:table-cell office:value-type="float" office:value="2558.58" calcext:value-type="float">
            <text:p>2558.58</text:p>
          </table:table-cell>
        </table:table-row>
        <table:table-row table:style-name="ro1">
          <table:table-cell office:value-type="float" office:value="31263438" calcext:value-type="float">
            <text:p>31263438</text:p>
          </table:table-cell>
          <table:table-cell table:formula="of:=[.A1956]/1000/(60*60*24)" office:value-type="time" office:time-value="PT08H41M03.438S" calcext:value-type="time">
            <text:p>08:41:03</text:p>
          </table:table-cell>
          <table:table-cell office:value-type="float" office:value="1.15" calcext:value-type="float">
            <text:p>1.15</text:p>
          </table:table-cell>
          <table:table-cell office:value-type="float" office:value="227.7" calcext:value-type="float">
            <text:p>227.7</text:p>
          </table:table-cell>
          <table:table-cell office:value-type="float" office:value="261.12" calcext:value-type="float">
            <text:p>261.12</text:p>
          </table:table-cell>
          <table:table-cell office:value-type="float" office:value="2099.07" calcext:value-type="float">
            <text:p>2099.07</text:p>
          </table:table-cell>
          <table:table-cell office:value-type="float" office:value="2559.73" calcext:value-type="float">
            <text:p>2559.73</text:p>
          </table:table-cell>
        </table:table-row>
        <table:table-row table:style-name="ro1">
          <table:table-cell office:value-type="float" office:value="31279438" calcext:value-type="float">
            <text:p>31279438</text:p>
          </table:table-cell>
          <table:table-cell table:formula="of:=[.A1957]/1000/(60*60*24)" office:value-type="time" office:time-value="PT08H41M19.438S" calcext:value-type="time">
            <text:p>08:41:19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100.09" calcext:value-type="float">
            <text:p>2100.09</text:p>
          </table:table-cell>
          <table:table-cell office:value-type="float" office:value="2560.89" calcext:value-type="float">
            <text:p>2560.89</text:p>
          </table:table-cell>
        </table:table-row>
        <table:table-row table:style-name="ro1">
          <table:table-cell office:value-type="float" office:value="31295438" calcext:value-type="float">
            <text:p>31295438</text:p>
          </table:table-cell>
          <table:table-cell table:formula="of:=[.A1958]/1000/(60*60*24)" office:value-type="time" office:time-value="PT08H41M35.438S" calcext:value-type="time">
            <text:p>08:41:35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101.1" calcext:value-type="float">
            <text:p>2101.1</text:p>
          </table:table-cell>
          <table:table-cell office:value-type="float" office:value="2562.05" calcext:value-type="float">
            <text:p>2562.05</text:p>
          </table:table-cell>
        </table:table-row>
        <table:table-row table:style-name="ro1">
          <table:table-cell office:value-type="float" office:value="31311438" calcext:value-type="float">
            <text:p>31311438</text:p>
          </table:table-cell>
          <table:table-cell table:formula="of:=[.A1959]/1000/(60*60*24)" office:value-type="time" office:time-value="PT08H41M51.438S" calcext:value-type="time">
            <text:p>08:41:51</text:p>
          </table:table-cell>
          <table:table-cell office:value-type="float" office:value="1.15" calcext:value-type="float">
            <text:p>1.15</text:p>
          </table:table-cell>
          <table:table-cell office:value-type="float" office:value="227.5" calcext:value-type="float">
            <text:p>227.5</text:p>
          </table:table-cell>
          <table:table-cell office:value-type="float" office:value="260.89" calcext:value-type="float">
            <text:p>260.89</text:p>
          </table:table-cell>
          <table:table-cell office:value-type="float" office:value="2102.11" calcext:value-type="float">
            <text:p>2102.11</text:p>
          </table:table-cell>
          <table:table-cell office:value-type="float" office:value="2563.21" calcext:value-type="float">
            <text:p>2563.21</text:p>
          </table:table-cell>
        </table:table-row>
        <table:table-row table:style-name="ro1">
          <table:table-cell office:value-type="float" office:value="31327438" calcext:value-type="float">
            <text:p>31327438</text:p>
          </table:table-cell>
          <table:table-cell table:formula="of:=[.A1960]/1000/(60*60*24)" office:value-type="time" office:time-value="PT08H42M07.438S" calcext:value-type="time">
            <text:p>08:42:07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103.12" calcext:value-type="float">
            <text:p>2103.12</text:p>
          </table:table-cell>
          <table:table-cell office:value-type="float" office:value="2564.37" calcext:value-type="float">
            <text:p>2564.37</text:p>
          </table:table-cell>
        </table:table-row>
        <table:table-row table:style-name="ro1">
          <table:table-cell office:value-type="float" office:value="31343438" calcext:value-type="float">
            <text:p>31343438</text:p>
          </table:table-cell>
          <table:table-cell table:formula="of:=[.A1961]/1000/(60*60*24)" office:value-type="time" office:time-value="PT08H42M23.438S" calcext:value-type="time">
            <text:p>08:42:23</text:p>
          </table:table-cell>
          <table:table-cell office:value-type="float" office:value="1.14" calcext:value-type="float">
            <text:p>1.14</text:p>
          </table:table-cell>
          <table:table-cell office:value-type="float" office:value="227.4" calcext:value-type="float">
            <text:p>227.4</text:p>
          </table:table-cell>
          <table:table-cell office:value-type="float" office:value="259.86" calcext:value-type="float">
            <text:p>259.86</text:p>
          </table:table-cell>
          <table:table-cell office:value-type="float" office:value="2104.13" calcext:value-type="float">
            <text:p>2104.13</text:p>
          </table:table-cell>
          <table:table-cell office:value-type="float" office:value="2565.53" calcext:value-type="float">
            <text:p>2565.53</text:p>
          </table:table-cell>
        </table:table-row>
        <table:table-row table:style-name="ro1">
          <table:table-cell office:value-type="float" office:value="31359438" calcext:value-type="float">
            <text:p>31359438</text:p>
          </table:table-cell>
          <table:table-cell table:formula="of:=[.A1962]/1000/(60*60*24)" office:value-type="time" office:time-value="PT08H42M39.438S" calcext:value-type="time">
            <text:p>08:42:39</text:p>
          </table:table-cell>
          <table:table-cell office:value-type="float" office:value="1.15" calcext:value-type="float">
            <text:p>1.15</text:p>
          </table:table-cell>
          <table:table-cell office:value-type="float" office:value="227.4" calcext:value-type="float">
            <text:p>227.4</text:p>
          </table:table-cell>
          <table:table-cell office:value-type="float" office:value="260.77" calcext:value-type="float">
            <text:p>260.77</text:p>
          </table:table-cell>
          <table:table-cell office:value-type="float" office:value="2105.14" calcext:value-type="float">
            <text:p>2105.14</text:p>
          </table:table-cell>
          <table:table-cell office:value-type="float" office:value="2566.69" calcext:value-type="float">
            <text:p>2566.69</text:p>
          </table:table-cell>
        </table:table-row>
        <table:table-row table:style-name="ro1">
          <table:table-cell office:value-type="float" office:value="31375438" calcext:value-type="float">
            <text:p>31375438</text:p>
          </table:table-cell>
          <table:table-cell table:formula="of:=[.A1963]/1000/(60*60*24)" office:value-type="time" office:time-value="PT08H42M55.438S" calcext:value-type="time">
            <text:p>08:42:55</text:p>
          </table:table-cell>
          <table:table-cell office:value-type="float" office:value="1.15" calcext:value-type="float">
            <text:p>1.15</text:p>
          </table:table-cell>
          <table:table-cell office:value-type="float" office:value="227.3" calcext:value-type="float">
            <text:p>227.3</text:p>
          </table:table-cell>
          <table:table-cell office:value-type="float" office:value="260.65" calcext:value-type="float">
            <text:p>260.65</text:p>
          </table:table-cell>
          <table:table-cell office:value-type="float" office:value="2106.15" calcext:value-type="float">
            <text:p>2106.15</text:p>
          </table:table-cell>
          <table:table-cell office:value-type="float" office:value="2567.85" calcext:value-type="float">
            <text:p>2567.85</text:p>
          </table:table-cell>
        </table:table-row>
        <table:table-row table:style-name="ro1">
          <table:table-cell office:value-type="float" office:value="31391438" calcext:value-type="float">
            <text:p>31391438</text:p>
          </table:table-cell>
          <table:table-cell table:formula="of:=[.A1964]/1000/(60*60*24)" office:value-type="time" office:time-value="PT08H43M11.438S" calcext:value-type="time">
            <text:p>08:43:11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107.17" calcext:value-type="float">
            <text:p>2107.17</text:p>
          </table:table-cell>
          <table:table-cell office:value-type="float" office:value="2569" calcext:value-type="float">
            <text:p>2569</text:p>
          </table:table-cell>
        </table:table-row>
        <table:table-row table:style-name="ro1">
          <table:table-cell office:value-type="float" office:value="31407438" calcext:value-type="float">
            <text:p>31407438</text:p>
          </table:table-cell>
          <table:table-cell table:formula="of:=[.A1965]/1000/(60*60*24)" office:value-type="time" office:time-value="PT08H43M27.438S" calcext:value-type="time">
            <text:p>08:43:27</text:p>
          </table:table-cell>
          <table:table-cell office:value-type="float" office:value="1.14" calcext:value-type="float">
            <text:p>1.14</text:p>
          </table:table-cell>
          <table:table-cell office:value-type="float" office:value="227.2" calcext:value-type="float">
            <text:p>227.2</text:p>
          </table:table-cell>
          <table:table-cell office:value-type="float" office:value="259.63" calcext:value-type="float">
            <text:p>259.63</text:p>
          </table:table-cell>
          <table:table-cell office:value-type="float" office:value="2108.18" calcext:value-type="float">
            <text:p>2108.18</text:p>
          </table:table-cell>
          <table:table-cell office:value-type="float" office:value="2570.16" calcext:value-type="float">
            <text:p>2570.16</text:p>
          </table:table-cell>
        </table:table-row>
        <table:table-row table:style-name="ro1">
          <table:table-cell office:value-type="float" office:value="31423438" calcext:value-type="float">
            <text:p>31423438</text:p>
          </table:table-cell>
          <table:table-cell table:formula="of:=[.A1966]/1000/(60*60*24)" office:value-type="time" office:time-value="PT08H43M43.438S" calcext:value-type="time">
            <text:p>08:43:43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09.19" calcext:value-type="float">
            <text:p>2109.19</text:p>
          </table:table-cell>
          <table:table-cell office:value-type="float" office:value="2571.31" calcext:value-type="float">
            <text:p>2571.31</text:p>
          </table:table-cell>
        </table:table-row>
        <table:table-row table:style-name="ro1">
          <table:table-cell office:value-type="float" office:value="31439438" calcext:value-type="float">
            <text:p>31439438</text:p>
          </table:table-cell>
          <table:table-cell table:formula="of:=[.A1967]/1000/(60*60*24)" office:value-type="time" office:time-value="PT08H43M59.438S" calcext:value-type="time">
            <text:p>08:43:59</text:p>
          </table:table-cell>
          <table:table-cell office:value-type="float" office:value="1.14" calcext:value-type="float">
            <text:p>1.14</text:p>
          </table:table-cell>
          <table:table-cell office:value-type="float" office:value="227.1" calcext:value-type="float">
            <text:p>227.1</text:p>
          </table:table-cell>
          <table:table-cell office:value-type="float" office:value="259.51" calcext:value-type="float">
            <text:p>259.51</text:p>
          </table:table-cell>
          <table:table-cell office:value-type="float" office:value="2110.19" calcext:value-type="float">
            <text:p>2110.19</text:p>
          </table:table-cell>
          <table:table-cell office:value-type="float" office:value="2572.47" calcext:value-type="float">
            <text:p>2572.47</text:p>
          </table:table-cell>
        </table:table-row>
        <table:table-row table:style-name="ro1">
          <table:table-cell office:value-type="float" office:value="31455438" calcext:value-type="float">
            <text:p>31455438</text:p>
          </table:table-cell>
          <table:table-cell table:formula="of:=[.A1968]/1000/(60*60*24)" office:value-type="time" office:time-value="PT08H44M15.438S" calcext:value-type="time">
            <text:p>08:44:15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4" calcext:value-type="float">
            <text:p>259.4</text:p>
          </table:table-cell>
          <table:table-cell office:value-type="float" office:value="2111.2" calcext:value-type="float">
            <text:p>2111.2</text:p>
          </table:table-cell>
          <table:table-cell office:value-type="float" office:value="2573.62" calcext:value-type="float">
            <text:p>2573.62</text:p>
          </table:table-cell>
        </table:table-row>
        <table:table-row table:style-name="ro1">
          <table:table-cell office:value-type="float" office:value="31471438" calcext:value-type="float">
            <text:p>31471438</text:p>
          </table:table-cell>
          <table:table-cell table:formula="of:=[.A1969]/1000/(60*60*24)" office:value-type="time" office:time-value="PT08H44M31.438S" calcext:value-type="time">
            <text:p>08:44:31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12.21" calcext:value-type="float">
            <text:p>2112.21</text:p>
          </table:table-cell>
          <table:table-cell office:value-type="float" office:value="2574.77" calcext:value-type="float">
            <text:p>2574.77</text:p>
          </table:table-cell>
        </table:table-row>
        <table:table-row table:style-name="ro1">
          <table:table-cell office:value-type="float" office:value="31487438" calcext:value-type="float">
            <text:p>31487438</text:p>
          </table:table-cell>
          <table:table-cell table:formula="of:=[.A1970]/1000/(60*60*24)" office:value-type="time" office:time-value="PT08H44M47.438S" calcext:value-type="time">
            <text:p>08:44:47</text:p>
          </table:table-cell>
          <table:table-cell office:value-type="float" office:value="1.14" calcext:value-type="float">
            <text:p>1.14</text:p>
          </table:table-cell>
          <table:table-cell office:value-type="float" office:value="227" calcext:value-type="float">
            <text:p>227</text:p>
          </table:table-cell>
          <table:table-cell office:value-type="float" office:value="259.39" calcext:value-type="float">
            <text:p>259.39</text:p>
          </table:table-cell>
          <table:table-cell office:value-type="float" office:value="2113.22" calcext:value-type="float">
            <text:p>2113.22</text:p>
          </table:table-cell>
          <table:table-cell office:value-type="float" office:value="2575.92" calcext:value-type="float">
            <text:p>2575.92</text:p>
          </table:table-cell>
        </table:table-row>
        <table:table-row table:style-name="ro1">
          <table:table-cell office:value-type="float" office:value="31503438" calcext:value-type="float">
            <text:p>31503438</text:p>
          </table:table-cell>
          <table:table-cell table:formula="of:=[.A1971]/1000/(60*60*24)" office:value-type="time" office:time-value="PT08H45M03.438S" calcext:value-type="time">
            <text:p>08:45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9" calcext:value-type="float">
            <text:p>226.9</text:p>
          </table:table-cell>
          <table:table-cell office:value-type="float" office:value="259.28" calcext:value-type="float">
            <text:p>259.28</text:p>
          </table:table-cell>
          <table:table-cell office:value-type="float" office:value="2114.23" calcext:value-type="float">
            <text:p>2114.23</text:p>
          </table:table-cell>
          <table:table-cell office:value-type="float" office:value="2577.08" calcext:value-type="float">
            <text:p>2577.08</text:p>
          </table:table-cell>
        </table:table-row>
        <table:table-row table:style-name="ro1">
          <table:table-cell office:value-type="float" office:value="31519438" calcext:value-type="float">
            <text:p>31519438</text:p>
          </table:table-cell>
          <table:table-cell table:formula="of:=[.A1972]/1000/(60*60*24)" office:value-type="time" office:time-value="PT08H45M19.438S" calcext:value-type="time">
            <text:p>08:45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15.23" calcext:value-type="float">
            <text:p>2115.23</text:p>
          </table:table-cell>
          <table:table-cell office:value-type="float" office:value="2578.23" calcext:value-type="float">
            <text:p>2578.23</text:p>
          </table:table-cell>
        </table:table-row>
        <table:table-row table:style-name="ro1">
          <table:table-cell office:value-type="float" office:value="31535438" calcext:value-type="float">
            <text:p>31535438</text:p>
          </table:table-cell>
          <table:table-cell table:formula="of:=[.A1973]/1000/(60*60*24)" office:value-type="time" office:time-value="PT08H45M35.438S" calcext:value-type="time">
            <text:p>08:45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.8" calcext:value-type="float">
            <text:p>226.8</text:p>
          </table:table-cell>
          <table:table-cell office:value-type="float" office:value="259.16" calcext:value-type="float">
            <text:p>259.16</text:p>
          </table:table-cell>
          <table:table-cell office:value-type="float" office:value="2116.24" calcext:value-type="float">
            <text:p>2116.24</text:p>
          </table:table-cell>
          <table:table-cell office:value-type="float" office:value="2579.38" calcext:value-type="float">
            <text:p>2579.38</text:p>
          </table:table-cell>
        </table:table-row>
        <table:table-row table:style-name="ro1">
          <table:table-cell office:value-type="float" office:value="31551438" calcext:value-type="float">
            <text:p>31551438</text:p>
          </table:table-cell>
          <table:table-cell table:formula="of:=[.A1974]/1000/(60*60*24)" office:value-type="time" office:time-value="PT08H45M51.438S" calcext:value-type="time">
            <text:p>08:45:51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117.25" calcext:value-type="float">
            <text:p>2117.25</text:p>
          </table:table-cell>
          <table:table-cell office:value-type="float" office:value="2580.53" calcext:value-type="float">
            <text:p>2580.53</text:p>
          </table:table-cell>
        </table:table-row>
        <table:table-row table:style-name="ro1">
          <table:table-cell office:value-type="float" office:value="31567438" calcext:value-type="float">
            <text:p>31567438</text:p>
          </table:table-cell>
          <table:table-cell table:formula="of:=[.A1975]/1000/(60*60*24)" office:value-type="time" office:time-value="PT08H46M07.438S" calcext:value-type="time">
            <text:p>08:46:07</text:p>
          </table:table-cell>
          <table:table-cell office:value-type="float" office:value="1.14" calcext:value-type="float">
            <text:p>1.14</text:p>
          </table:table-cell>
          <table:table-cell office:value-type="float" office:value="226.7" calcext:value-type="float">
            <text:p>226.7</text:p>
          </table:table-cell>
          <table:table-cell office:value-type="float" office:value="259.04" calcext:value-type="float">
            <text:p>259.04</text:p>
          </table:table-cell>
          <table:table-cell office:value-type="float" office:value="2118.26" calcext:value-type="float">
            <text:p>2118.26</text:p>
          </table:table-cell>
          <table:table-cell office:value-type="float" office:value="2581.69" calcext:value-type="float">
            <text:p>2581.69</text:p>
          </table:table-cell>
        </table:table-row>
        <table:table-row table:style-name="ro1">
          <table:table-cell office:value-type="float" office:value="31583438" calcext:value-type="float">
            <text:p>31583438</text:p>
          </table:table-cell>
          <table:table-cell table:formula="of:=[.A1976]/1000/(60*60*24)" office:value-type="time" office:time-value="PT08H46M23.438S" calcext:value-type="time">
            <text:p>08:46:23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2" calcext:value-type="float">
            <text:p>258.92</text:p>
          </table:table-cell>
          <table:table-cell office:value-type="float" office:value="2119.27" calcext:value-type="float">
            <text:p>2119.27</text:p>
          </table:table-cell>
          <table:table-cell office:value-type="float" office:value="2582.84" calcext:value-type="float">
            <text:p>2582.84</text:p>
          </table:table-cell>
        </table:table-row>
        <table:table-row table:style-name="ro1">
          <table:table-cell office:value-type="float" office:value="31599438" calcext:value-type="float">
            <text:p>31599438</text:p>
          </table:table-cell>
          <table:table-cell table:formula="of:=[.A1977]/1000/(60*60*24)" office:value-type="time" office:time-value="PT08H46M39.438S" calcext:value-type="time">
            <text:p>08:46:39</text:p>
          </table:table-cell>
          <table:table-cell office:value-type="float" office:value="1.14" calcext:value-type="float">
            <text:p>1.14</text:p>
          </table:table-cell>
          <table:table-cell office:value-type="float" office:value="226.6" calcext:value-type="float">
            <text:p>226.6</text:p>
          </table:table-cell>
          <table:table-cell office:value-type="float" office:value="258.93" calcext:value-type="float">
            <text:p>258.93</text:p>
          </table:table-cell>
          <table:table-cell office:value-type="float" office:value="2120.27" calcext:value-type="float">
            <text:p>2120.27</text:p>
          </table:table-cell>
          <table:table-cell office:value-type="float" office:value="2583.99" calcext:value-type="float">
            <text:p>2583.99</text:p>
          </table:table-cell>
        </table:table-row>
        <table:table-row table:style-name="ro1">
          <table:table-cell office:value-type="float" office:value="31615438" calcext:value-type="float">
            <text:p>31615438</text:p>
          </table:table-cell>
          <table:table-cell table:formula="of:=[.A1978]/1000/(60*60*24)" office:value-type="time" office:time-value="PT08H46M55.438S" calcext:value-type="time">
            <text:p>08:46:55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8.81" calcext:value-type="float">
            <text:p>258.81</text:p>
          </table:table-cell>
          <table:table-cell office:value-type="float" office:value="2121.28" calcext:value-type="float">
            <text:p>2121.28</text:p>
          </table:table-cell>
          <table:table-cell office:value-type="float" office:value="2585.14" calcext:value-type="float">
            <text:p>2585.14</text:p>
          </table:table-cell>
        </table:table-row>
        <table:table-row table:style-name="ro1">
          <table:table-cell office:value-type="float" office:value="31631438" calcext:value-type="float">
            <text:p>31631438</text:p>
          </table:table-cell>
          <table:table-cell table:formula="of:=[.A1979]/1000/(60*60*24)" office:value-type="time" office:time-value="PT08H47M11.438S" calcext:value-type="time">
            <text:p>08:47:11</text:p>
          </table:table-cell>
          <table:table-cell office:value-type="float" office:value="1.14" calcext:value-type="float">
            <text:p>1.14</text:p>
          </table:table-cell>
          <table:table-cell office:value-type="float" office:value="226.5" calcext:value-type="float">
            <text:p>226.5</text:p>
          </table:table-cell>
          <table:table-cell office:value-type="float" office:value="257.9" calcext:value-type="float">
            <text:p>257.9</text:p>
          </table:table-cell>
          <table:table-cell office:value-type="float" office:value="2122.29" calcext:value-type="float">
            <text:p>2122.29</text:p>
          </table:table-cell>
          <table:table-cell office:value-type="float" office:value="2586.28" calcext:value-type="float">
            <text:p>2586.28</text:p>
          </table:table-cell>
        </table:table-row>
        <table:table-row table:style-name="ro1">
          <table:table-cell office:value-type="float" office:value="31647438" calcext:value-type="float">
            <text:p>31647438</text:p>
          </table:table-cell>
          <table:table-cell table:formula="of:=[.A1980]/1000/(60*60*24)" office:value-type="time" office:time-value="PT08H47M27.438S" calcext:value-type="time">
            <text:p>08:47:27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23.3" calcext:value-type="float">
            <text:p>2123.3</text:p>
          </table:table-cell>
          <table:table-cell office:value-type="float" office:value="2587.43" calcext:value-type="float">
            <text:p>2587.43</text:p>
          </table:table-cell>
        </table:table-row>
        <table:table-row table:style-name="ro1">
          <table:table-cell office:value-type="float" office:value="31663438" calcext:value-type="float">
            <text:p>31663438</text:p>
          </table:table-cell>
          <table:table-cell table:formula="of:=[.A1981]/1000/(60*60*24)" office:value-type="time" office:time-value="PT08H47M43.438S" calcext:value-type="time">
            <text:p>08:47:43</text:p>
          </table:table-cell>
          <table:table-cell office:value-type="float" office:value="1.14" calcext:value-type="float">
            <text:p>1.14</text:p>
          </table:table-cell>
          <table:table-cell office:value-type="float" office:value="226.4" calcext:value-type="float">
            <text:p>226.4</text:p>
          </table:table-cell>
          <table:table-cell office:value-type="float" office:value="257.79" calcext:value-type="float">
            <text:p>257.79</text:p>
          </table:table-cell>
          <table:table-cell office:value-type="float" office:value="2124.3" calcext:value-type="float">
            <text:p>2124.3</text:p>
          </table:table-cell>
          <table:table-cell office:value-type="float" office:value="2588.58" calcext:value-type="float">
            <text:p>2588.58</text:p>
          </table:table-cell>
        </table:table-row>
        <table:table-row table:style-name="ro1">
          <table:table-cell office:value-type="float" office:value="31679438" calcext:value-type="float">
            <text:p>31679438</text:p>
          </table:table-cell>
          <table:table-cell table:formula="of:=[.A1982]/1000/(60*60*24)" office:value-type="time" office:time-value="PT08H47M59.438S" calcext:value-type="time">
            <text:p>08:47:59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125.31" calcext:value-type="float">
            <text:p>2125.31</text:p>
          </table:table-cell>
          <table:table-cell office:value-type="float" office:value="2589.72" calcext:value-type="float">
            <text:p>2589.72</text:p>
          </table:table-cell>
        </table:table-row>
        <table:table-row table:style-name="ro1">
          <table:table-cell office:value-type="float" office:value="31695438" calcext:value-type="float">
            <text:p>31695438</text:p>
          </table:table-cell>
          <table:table-cell table:formula="of:=[.A1983]/1000/(60*60*24)" office:value-type="time" office:time-value="PT08H48M15.438S" calcext:value-type="time">
            <text:p>08:48:15</text:p>
          </table:table-cell>
          <table:table-cell office:value-type="float" office:value="1.14" calcext:value-type="float">
            <text:p>1.14</text:p>
          </table:table-cell>
          <table:table-cell office:value-type="float" office:value="226.3" calcext:value-type="float">
            <text:p>226.3</text:p>
          </table:table-cell>
          <table:table-cell office:value-type="float" office:value="257.67" calcext:value-type="float">
            <text:p>257.67</text:p>
          </table:table-cell>
          <table:table-cell office:value-type="float" office:value="2126.31" calcext:value-type="float">
            <text:p>2126.31</text:p>
          </table:table-cell>
          <table:table-cell office:value-type="float" office:value="2590.87" calcext:value-type="float">
            <text:p>2590.87</text:p>
          </table:table-cell>
        </table:table-row>
        <table:table-row table:style-name="ro1">
          <table:table-cell office:value-type="float" office:value="31711438" calcext:value-type="float">
            <text:p>31711438</text:p>
          </table:table-cell>
          <table:table-cell table:formula="of:=[.A1984]/1000/(60*60*24)" office:value-type="time" office:time-value="PT08H48M31.438S" calcext:value-type="time">
            <text:p>08:48:31</text:p>
          </table:table-cell>
          <table:table-cell office:value-type="float" office:value="1.14" calcext:value-type="float">
            <text:p>1.14</text:p>
          </table:table-cell>
          <table:table-cell office:value-type="float" office:value="226.2" calcext:value-type="float">
            <text:p>226.2</text:p>
          </table:table-cell>
          <table:table-cell office:value-type="float" office:value="257.56" calcext:value-type="float">
            <text:p>257.56</text:p>
          </table:table-cell>
          <table:table-cell office:value-type="float" office:value="2127.32" calcext:value-type="float">
            <text:p>2127.32</text:p>
          </table:table-cell>
          <table:table-cell office:value-type="float" office:value="2592.01" calcext:value-type="float">
            <text:p>2592.01</text:p>
          </table:table-cell>
        </table:table-row>
        <table:table-row table:style-name="ro1">
          <table:table-cell office:value-type="float" office:value="31727438" calcext:value-type="float">
            <text:p>31727438</text:p>
          </table:table-cell>
          <table:table-cell table:formula="of:=[.A1985]/1000/(60*60*24)" office:value-type="time" office:time-value="PT08H48M47.438S" calcext:value-type="time">
            <text:p>08:48:47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128.32" calcext:value-type="float">
            <text:p>2128.32</text:p>
          </table:table-cell>
          <table:table-cell office:value-type="float" office:value="2593.15" calcext:value-type="float">
            <text:p>2593.15</text:p>
          </table:table-cell>
        </table:table-row>
        <table:table-row table:style-name="ro1">
          <table:table-cell office:value-type="float" office:value="31743438" calcext:value-type="float">
            <text:p>31743438</text:p>
          </table:table-cell>
          <table:table-cell table:formula="of:=[.A1986]/1000/(60*60*24)" office:value-type="time" office:time-value="PT08H49M03.438S" calcext:value-type="time">
            <text:p>08:49:03</text:p>
          </table:table-cell>
          <table:table-cell office:value-type="float" office:value="1.14" calcext:value-type="float">
            <text:p>1.14</text:p>
          </table:table-cell>
          <table:table-cell office:value-type="float" office:value="226.1" calcext:value-type="float">
            <text:p>226.1</text:p>
          </table:table-cell>
          <table:table-cell office:value-type="float" office:value="257.44" calcext:value-type="float">
            <text:p>257.44</text:p>
          </table:table-cell>
          <table:table-cell office:value-type="float" office:value="2129.33" calcext:value-type="float">
            <text:p>2129.33</text:p>
          </table:table-cell>
          <table:table-cell office:value-type="float" office:value="2594.3" calcext:value-type="float">
            <text:p>2594.3</text:p>
          </table:table-cell>
        </table:table-row>
        <table:table-row table:style-name="ro1">
          <table:table-cell office:value-type="float" office:value="31759438" calcext:value-type="float">
            <text:p>31759438</text:p>
          </table:table-cell>
          <table:table-cell table:formula="of:=[.A1987]/1000/(60*60*24)" office:value-type="time" office:time-value="PT08H49M19.438S" calcext:value-type="time">
            <text:p>08:49:19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130.33" calcext:value-type="float">
            <text:p>2130.33</text:p>
          </table:table-cell>
          <table:table-cell office:value-type="float" office:value="2595.44" calcext:value-type="float">
            <text:p>2595.44</text:p>
          </table:table-cell>
        </table:table-row>
        <table:table-row table:style-name="ro1">
          <table:table-cell office:value-type="float" office:value="31775438" calcext:value-type="float">
            <text:p>31775438</text:p>
          </table:table-cell>
          <table:table-cell table:formula="of:=[.A1988]/1000/(60*60*24)" office:value-type="time" office:time-value="PT08H49M35.438S" calcext:value-type="time">
            <text:p>08:49:35</text:p>
          </table:table-cell>
          <table:table-cell office:value-type="float" office:value="1.14" calcext:value-type="float">
            <text:p>1.14</text:p>
          </table:table-cell>
          <table:table-cell office:value-type="float" office:value="226" calcext:value-type="float">
            <text:p>226</text:p>
          </table:table-cell>
          <table:table-cell office:value-type="float" office:value="257.32" calcext:value-type="float">
            <text:p>257.32</text:p>
          </table:table-cell>
          <table:table-cell office:value-type="float" office:value="2131.33" calcext:value-type="float">
            <text:p>2131.33</text:p>
          </table:table-cell>
          <table:table-cell office:value-type="float" office:value="2596.59" calcext:value-type="float">
            <text:p>2596.59</text:p>
          </table:table-cell>
        </table:table-row>
        <table:table-row table:style-name="ro1">
          <table:table-cell office:value-type="float" office:value="31791438" calcext:value-type="float">
            <text:p>31791438</text:p>
          </table:table-cell>
          <table:table-cell table:formula="of:=[.A1989]/1000/(60*60*24)" office:value-type="time" office:time-value="PT08H49M51.438S" calcext:value-type="time">
            <text:p>08:49:51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132.34" calcext:value-type="float">
            <text:p>2132.34</text:p>
          </table:table-cell>
          <table:table-cell office:value-type="float" office:value="2597.73" calcext:value-type="float">
            <text:p>2597.73</text:p>
          </table:table-cell>
        </table:table-row>
        <table:table-row table:style-name="ro1">
          <table:table-cell office:value-type="float" office:value="31807438" calcext:value-type="float">
            <text:p>31807438</text:p>
          </table:table-cell>
          <table:table-cell table:formula="of:=[.A1990]/1000/(60*60*24)" office:value-type="time" office:time-value="PT08H50M07.438S" calcext:value-type="time">
            <text:p>08:50:07</text:p>
          </table:table-cell>
          <table:table-cell office:value-type="float" office:value="1.14" calcext:value-type="float">
            <text:p>1.14</text:p>
          </table:table-cell>
          <table:table-cell office:value-type="float" office:value="225.9" calcext:value-type="float">
            <text:p>225.9</text:p>
          </table:table-cell>
          <table:table-cell office:value-type="float" office:value="257.21" calcext:value-type="float">
            <text:p>257.21</text:p>
          </table:table-cell>
          <table:table-cell office:value-type="float" office:value="2133.34" calcext:value-type="float">
            <text:p>2133.34</text:p>
          </table:table-cell>
          <table:table-cell office:value-type="float" office:value="2598.88" calcext:value-type="float">
            <text:p>2598.88</text:p>
          </table:table-cell>
        </table:table-row>
        <table:table-row table:style-name="ro1">
          <table:table-cell office:value-type="float" office:value="31823438" calcext:value-type="float">
            <text:p>31823438</text:p>
          </table:table-cell>
          <table:table-cell table:formula="of:=[.A1991]/1000/(60*60*24)" office:value-type="time" office:time-value="PT08H50M23.438S" calcext:value-type="time">
            <text:p>08:50:23</text:p>
          </table:table-cell>
          <table:table-cell office:value-type="float" office:value="1.14" calcext:value-type="float">
            <text:p>1.14</text:p>
          </table:table-cell>
          <table:table-cell office:value-type="float" office:value="225.8" calcext:value-type="float">
            <text:p>225.8</text:p>
          </table:table-cell>
          <table:table-cell office:value-type="float" office:value="257.09" calcext:value-type="float">
            <text:p>257.09</text:p>
          </table:table-cell>
          <table:table-cell office:value-type="float" office:value="2134.35" calcext:value-type="float">
            <text:p>2134.35</text:p>
          </table:table-cell>
          <table:table-cell office:value-type="float" office:value="2600.02" calcext:value-type="float">
            <text:p>2600.02</text:p>
          </table:table-cell>
        </table:table-row>
        <table:table-row table:style-name="ro1">
          <table:table-cell office:value-type="float" office:value="31839438" calcext:value-type="float">
            <text:p>31839438</text:p>
          </table:table-cell>
          <table:table-cell table:formula="of:=[.A1992]/1000/(60*60*24)" office:value-type="time" office:time-value="PT08H50M39.438S" calcext:value-type="time">
            <text:p>08:50:39</text:p>
          </table:table-cell>
          <table:table-cell office:value-type="float" office:value="1.14" calcext:value-type="float">
            <text:p>1.14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98" calcext:value-type="float">
            <text:p>256.98</text:p>
          </table:table-cell>
          <table:table-cell office:value-type="float" office:value="2135.35" calcext:value-type="float">
            <text:p>2135.35</text:p>
          </table:table-cell>
          <table:table-cell office:value-type="float" office:value="2601.16" calcext:value-type="float">
            <text:p>2601.16</text:p>
          </table:table-cell>
        </table:table-row>
        <table:table-row table:style-name="ro1">
          <table:table-cell office:value-type="float" office:value="31855438" calcext:value-type="float">
            <text:p>31855438</text:p>
          </table:table-cell>
          <table:table-cell table:formula="of:=[.A1993]/1000/(60*60*24)" office:value-type="time" office:time-value="PT08H50M55.438S" calcext:value-type="time">
            <text:p>08:50:55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136.35" calcext:value-type="float">
            <text:p>2136.35</text:p>
          </table:table-cell>
          <table:table-cell office:value-type="float" office:value="2602.3" calcext:value-type="float">
            <text:p>2602.3</text:p>
          </table:table-cell>
        </table:table-row>
        <table:table-row table:style-name="ro1">
          <table:table-cell office:value-type="float" office:value="31871438" calcext:value-type="float">
            <text:p>31871438</text:p>
          </table:table-cell>
          <table:table-cell table:formula="of:=[.A1994]/1000/(60*60*24)" office:value-type="time" office:time-value="PT08H51M11.438S" calcext:value-type="time">
            <text:p>08:51:11</text:p>
          </table:table-cell>
          <table:table-cell office:value-type="float" office:value="1.13" calcext:value-type="float">
            <text:p>1.13</text:p>
          </table:table-cell>
          <table:table-cell office:value-type="float" office:value="225.7" calcext:value-type="float">
            <text:p>225.7</text:p>
          </table:table-cell>
          <table:table-cell office:value-type="float" office:value="256.07" calcext:value-type="float">
            <text:p>256.07</text:p>
          </table:table-cell>
          <table:table-cell office:value-type="float" office:value="2137.36" calcext:value-type="float">
            <text:p>2137.36</text:p>
          </table:table-cell>
          <table:table-cell office:value-type="float" office:value="2603.44" calcext:value-type="float">
            <text:p>2603.44</text:p>
          </table:table-cell>
        </table:table-row>
        <table:table-row table:style-name="ro1">
          <table:table-cell office:value-type="float" office:value="31887438" calcext:value-type="float">
            <text:p>31887438</text:p>
          </table:table-cell>
          <table:table-cell table:formula="of:=[.A1995]/1000/(60*60*24)" office:value-type="time" office:time-value="PT08H51M27.438S" calcext:value-type="time">
            <text:p>08:51:27</text:p>
          </table:table-cell>
          <table:table-cell office:value-type="float" office:value="1.13" calcext:value-type="float">
            <text:p>1.13</text:p>
          </table:table-cell>
          <table:table-cell office:value-type="float" office:value="225.6" calcext:value-type="float">
            <text:p>225.6</text:p>
          </table:table-cell>
          <table:table-cell office:value-type="float" office:value="255.96" calcext:value-type="float">
            <text:p>255.96</text:p>
          </table:table-cell>
          <table:table-cell office:value-type="float" office:value="2138.36" calcext:value-type="float">
            <text:p>2138.36</text:p>
          </table:table-cell>
          <table:table-cell office:value-type="float" office:value="2604.58" calcext:value-type="float">
            <text:p>2604.58</text:p>
          </table:table-cell>
        </table:table-row>
        <table:table-row table:style-name="ro1">
          <table:table-cell office:value-type="float" office:value="31903438" calcext:value-type="float">
            <text:p>31903438</text:p>
          </table:table-cell>
          <table:table-cell table:formula="of:=[.A1996]/1000/(60*60*24)" office:value-type="time" office:time-value="PT08H51M43.438S" calcext:value-type="time">
            <text:p>08:51:43</text:p>
          </table:table-cell>
          <table:table-cell office:value-type="float" office:value="1.14" calcext:value-type="float">
            <text:p>1.14</text:p>
          </table:table-cell>
          <table:table-cell office:value-type="float" office:value="225.5" calcext:value-type="float">
            <text:p>225.5</text:p>
          </table:table-cell>
          <table:table-cell office:value-type="float" office:value="256.74" calcext:value-type="float">
            <text:p>256.74</text:p>
          </table:table-cell>
          <table:table-cell office:value-type="float" office:value="2139.36" calcext:value-type="float">
            <text:p>2139.36</text:p>
          </table:table-cell>
          <table:table-cell office:value-type="float" office:value="2605.71" calcext:value-type="float">
            <text:p>2605.71</text:p>
          </table:table-cell>
        </table:table-row>
        <table:table-row table:style-name="ro1">
          <table:table-cell office:value-type="float" office:value="31919438" calcext:value-type="float">
            <text:p>31919438</text:p>
          </table:table-cell>
          <table:table-cell table:formula="of:=[.A1997]/1000/(60*60*24)" office:value-type="time" office:time-value="PT08H51M59.438S" calcext:value-type="time">
            <text:p>08:51:59</text:p>
          </table:table-cell>
          <table:table-cell office:value-type="float" office:value="1.13" calcext:value-type="float">
            <text:p>1.13</text:p>
          </table:table-cell>
          <table:table-cell office:value-type="float" office:value="225.5" calcext:value-type="float">
            <text:p>225.5</text:p>
          </table:table-cell>
          <table:table-cell office:value-type="float" office:value="255.84" calcext:value-type="float">
            <text:p>255.84</text:p>
          </table:table-cell>
          <table:table-cell office:value-type="float" office:value="2140.37" calcext:value-type="float">
            <text:p>2140.37</text:p>
          </table:table-cell>
          <table:table-cell office:value-type="float" office:value="2606.85" calcext:value-type="float">
            <text:p>2606.85</text:p>
          </table:table-cell>
        </table:table-row>
        <table:table-row table:style-name="ro1">
          <table:table-cell office:value-type="float" office:value="31935438" calcext:value-type="float">
            <text:p>31935438</text:p>
          </table:table-cell>
          <table:table-cell table:formula="of:=[.A1998]/1000/(60*60*24)" office:value-type="time" office:time-value="PT08H52M15.438S" calcext:value-type="time">
            <text:p>08:52:15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3" calcext:value-type="float">
            <text:p>255.73</text:p>
          </table:table-cell>
          <table:table-cell office:value-type="float" office:value="2141.37" calcext:value-type="float">
            <text:p>2141.37</text:p>
          </table:table-cell>
          <table:table-cell office:value-type="float" office:value="2607.99" calcext:value-type="float">
            <text:p>2607.99</text:p>
          </table:table-cell>
        </table:table-row>
        <table:table-row table:style-name="ro1">
          <table:table-cell office:value-type="float" office:value="31951438" calcext:value-type="float">
            <text:p>31951438</text:p>
          </table:table-cell>
          <table:table-cell table:formula="of:=[.A1999]/1000/(60*60*24)" office:value-type="time" office:time-value="PT08H52M31.438S" calcext:value-type="time">
            <text:p>08:52:31</text:p>
          </table:table-cell>
          <table:table-cell office:value-type="float" office:value="1.13" calcext:value-type="float">
            <text:p>1.13</text:p>
          </table:table-cell>
          <table:table-cell office:value-type="float" office:value="225.4" calcext:value-type="float">
            <text:p>225.4</text:p>
          </table:table-cell>
          <table:table-cell office:value-type="float" office:value="255.72" calcext:value-type="float">
            <text:p>255.72</text:p>
          </table:table-cell>
          <table:table-cell office:value-type="float" office:value="2142.37" calcext:value-type="float">
            <text:p>2142.37</text:p>
          </table:table-cell>
          <table:table-cell office:value-type="float" office:value="2609.13" calcext:value-type="float">
            <text:p>2609.13</text:p>
          </table:table-cell>
        </table:table-row>
        <table:table-row table:style-name="ro1">
          <table:table-cell office:value-type="float" office:value="31967438" calcext:value-type="float">
            <text:p>31967438</text:p>
          </table:table-cell>
          <table:table-cell table:formula="of:=[.A2000]/1000/(60*60*24)" office:value-type="time" office:time-value="PT08H52M47.438S" calcext:value-type="time">
            <text:p>08:52:47</text:p>
          </table:table-cell>
          <table:table-cell office:value-type="float" office:value="1.13" calcext:value-type="float">
            <text:p>1.13</text:p>
          </table:table-cell>
          <table:table-cell office:value-type="float" office:value="225.3" calcext:value-type="float">
            <text:p>225.3</text:p>
          </table:table-cell>
          <table:table-cell office:value-type="float" office:value="255.61" calcext:value-type="float">
            <text:p>255.61</text:p>
          </table:table-cell>
          <table:table-cell office:value-type="float" office:value="2143.37" calcext:value-type="float">
            <text:p>2143.37</text:p>
          </table:table-cell>
          <table:table-cell office:value-type="float" office:value="2610.26" calcext:value-type="float">
            <text:p>2610.26</text:p>
          </table:table-cell>
        </table:table-row>
        <table:table-row table:style-name="ro1">
          <table:table-cell office:value-type="float" office:value="31983438" calcext:value-type="float">
            <text:p>31983438</text:p>
          </table:table-cell>
          <table:table-cell table:formula="of:=[.A2001]/1000/(60*60*24)" office:value-type="time" office:time-value="PT08H53M03.438S" calcext:value-type="time">
            <text:p>08:53:03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44.37" calcext:value-type="float">
            <text:p>2144.37</text:p>
          </table:table-cell>
          <table:table-cell office:value-type="float" office:value="2611.4" calcext:value-type="float">
            <text:p>2611.4</text:p>
          </table:table-cell>
        </table:table-row>
        <table:table-row table:style-name="ro1">
          <table:table-cell office:value-type="float" office:value="31999438" calcext:value-type="float">
            <text:p>31999438</text:p>
          </table:table-cell>
          <table:table-cell table:formula="of:=[.A2002]/1000/(60*60*24)" office:value-type="time" office:time-value="PT08H53M19.438S" calcext:value-type="time">
            <text:p>08:53:19</text:p>
          </table:table-cell>
          <table:table-cell office:value-type="float" office:value="1.13" calcext:value-type="float">
            <text:p>1.13</text:p>
          </table:table-cell>
          <table:table-cell office:value-type="float" office:value="225.2" calcext:value-type="float">
            <text:p>225.2</text:p>
          </table:table-cell>
          <table:table-cell office:value-type="float" office:value="255.49" calcext:value-type="float">
            <text:p>255.49</text:p>
          </table:table-cell>
          <table:table-cell office:value-type="float" office:value="2145.37" calcext:value-type="float">
            <text:p>2145.37</text:p>
          </table:table-cell>
          <table:table-cell office:value-type="float" office:value="2612.54" calcext:value-type="float">
            <text:p>2612.54</text:p>
          </table:table-cell>
        </table:table-row>
        <table:table-row table:style-name="ro1">
          <table:table-cell office:value-type="float" office:value="32015438" calcext:value-type="float">
            <text:p>32015438</text:p>
          </table:table-cell>
          <table:table-cell table:formula="of:=[.A2003]/1000/(60*60*24)" office:value-type="time" office:time-value="PT08H53M35.438S" calcext:value-type="time">
            <text:p>08:53:35</text:p>
          </table:table-cell>
          <table:table-cell office:value-type="float" office:value="1.13" calcext:value-type="float">
            <text:p>1.13</text:p>
          </table:table-cell>
          <table:table-cell office:value-type="float" office:value="225.1" calcext:value-type="float">
            <text:p>225.1</text:p>
          </table:table-cell>
          <table:table-cell office:value-type="float" office:value="255.38" calcext:value-type="float">
            <text:p>255.38</text:p>
          </table:table-cell>
          <table:table-cell office:value-type="float" office:value="2146.37" calcext:value-type="float">
            <text:p>2146.37</text:p>
          </table:table-cell>
          <table:table-cell office:value-type="float" office:value="2613.67" calcext:value-type="float">
            <text:p>2613.67</text:p>
          </table:table-cell>
        </table:table-row>
        <table:table-row table:style-name="ro1">
          <table:table-cell office:value-type="float" office:value="32031438" calcext:value-type="float">
            <text:p>32031438</text:p>
          </table:table-cell>
          <table:table-cell table:formula="of:=[.A2004]/1000/(60*60*24)" office:value-type="time" office:time-value="PT08H53M51.438S" calcext:value-type="time">
            <text:p>08:53:51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147.37" calcext:value-type="float">
            <text:p>2147.37</text:p>
          </table:table-cell>
          <table:table-cell office:value-type="float" office:value="2614.81" calcext:value-type="float">
            <text:p>2614.81</text:p>
          </table:table-cell>
        </table:table-row>
        <table:table-row table:style-name="ro1">
          <table:table-cell office:value-type="float" office:value="32047438" calcext:value-type="float">
            <text:p>32047438</text:p>
          </table:table-cell>
          <table:table-cell table:formula="of:=[.A2005]/1000/(60*60*24)" office:value-type="time" office:time-value="PT08H54M07.438S" calcext:value-type="time">
            <text:p>08:54:07</text:p>
          </table:table-cell>
          <table:table-cell office:value-type="float" office:value="1.13" calcext:value-type="float">
            <text:p>1.13</text:p>
          </table:table-cell>
          <table:table-cell office:value-type="float" office:value="225" calcext:value-type="float">
            <text:p>225</text:p>
          </table:table-cell>
          <table:table-cell office:value-type="float" office:value="255.26" calcext:value-type="float">
            <text:p>255.26</text:p>
          </table:table-cell>
          <table:table-cell office:value-type="float" office:value="2148.37" calcext:value-type="float">
            <text:p>2148.37</text:p>
          </table:table-cell>
          <table:table-cell office:value-type="float" office:value="2615.94" calcext:value-type="float">
            <text:p>2615.94</text:p>
          </table:table-cell>
        </table:table-row>
        <table:table-row table:style-name="ro1">
          <table:table-cell office:value-type="float" office:value="32063438" calcext:value-type="float">
            <text:p>32063438</text:p>
          </table:table-cell>
          <table:table-cell table:formula="of:=[.A2006]/1000/(60*60*24)" office:value-type="time" office:time-value="PT08H54M23.438S" calcext:value-type="time">
            <text:p>08:54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5" calcext:value-type="float">
            <text:p>255.15</text:p>
          </table:table-cell>
          <table:table-cell office:value-type="float" office:value="2149.37" calcext:value-type="float">
            <text:p>2149.37</text:p>
          </table:table-cell>
          <table:table-cell office:value-type="float" office:value="2617.07" calcext:value-type="float">
            <text:p>2617.07</text:p>
          </table:table-cell>
        </table:table-row>
        <table:table-row table:style-name="ro1">
          <table:table-cell office:value-type="float" office:value="32079438" calcext:value-type="float">
            <text:p>32079438</text:p>
          </table:table-cell>
          <table:table-cell table:formula="of:=[.A2007]/1000/(60*60*24)" office:value-type="time" office:time-value="PT08H54M39.438S" calcext:value-type="time">
            <text:p>08:54:39</text:p>
          </table:table-cell>
          <table:table-cell office:value-type="float" office:value="1.13" calcext:value-type="float">
            <text:p>1.13</text:p>
          </table:table-cell>
          <table:table-cell office:value-type="float" office:value="224.9" calcext:value-type="float">
            <text:p>224.9</text:p>
          </table:table-cell>
          <table:table-cell office:value-type="float" office:value="255.14" calcext:value-type="float">
            <text:p>255.14</text:p>
          </table:table-cell>
          <table:table-cell office:value-type="float" office:value="2150.37" calcext:value-type="float">
            <text:p>2150.37</text:p>
          </table:table-cell>
          <table:table-cell office:value-type="float" office:value="2618.2" calcext:value-type="float">
            <text:p>2618.2</text:p>
          </table:table-cell>
        </table:table-row>
        <table:table-row table:style-name="ro1">
          <table:table-cell office:value-type="float" office:value="32095438" calcext:value-type="float">
            <text:p>32095438</text:p>
          </table:table-cell>
          <table:table-cell table:formula="of:=[.A2008]/1000/(60*60*24)" office:value-type="time" office:time-value="PT08H54M55.438S" calcext:value-type="time">
            <text:p>08:54:55</text:p>
          </table:table-cell>
          <table:table-cell office:value-type="float" office:value="1.13" calcext:value-type="float">
            <text:p>1.13</text:p>
          </table:table-cell>
          <table:table-cell office:value-type="float" office:value="224.8" calcext:value-type="float">
            <text:p>224.8</text:p>
          </table:table-cell>
          <table:table-cell office:value-type="float" office:value="255.03" calcext:value-type="float">
            <text:p>255.03</text:p>
          </table:table-cell>
          <table:table-cell office:value-type="float" office:value="2151.37" calcext:value-type="float">
            <text:p>2151.37</text:p>
          </table:table-cell>
          <table:table-cell office:value-type="float" office:value="2619.33" calcext:value-type="float">
            <text:p>2619.33</text:p>
          </table:table-cell>
        </table:table-row>
        <table:table-row table:style-name="ro1">
          <table:table-cell office:value-type="float" office:value="32111438" calcext:value-type="float">
            <text:p>32111438</text:p>
          </table:table-cell>
          <table:table-cell table:formula="of:=[.A2009]/1000/(60*60*24)" office:value-type="time" office:time-value="PT08H55M11.438S" calcext:value-type="time">
            <text:p>08:55:11</text:p>
          </table:table-cell>
          <table:table-cell office:value-type="float" office:value="1.13" calcext:value-type="float">
            <text:p>1.13</text:p>
          </table:table-cell>
          <table:table-cell office:value-type="float" office:value="224.7" calcext:value-type="float">
            <text:p>224.7</text:p>
          </table:table-cell>
          <table:table-cell office:value-type="float" office:value="254.02" calcext:value-type="float">
            <text:p>254.02</text:p>
          </table:table-cell>
          <table:table-cell office:value-type="float" office:value="2152.37" calcext:value-type="float">
            <text:p>2152.37</text:p>
          </table:table-cell>
          <table:table-cell office:value-type="float" office:value="2620.46" calcext:value-type="float">
            <text:p>2620.46</text:p>
          </table:table-cell>
        </table:table-row>
        <table:table-row table:style-name="ro1">
          <table:table-cell office:value-type="float" office:value="32127438" calcext:value-type="float">
            <text:p>32127438</text:p>
          </table:table-cell>
          <table:table-cell table:formula="of:=[.A2010]/1000/(60*60*24)" office:value-type="time" office:time-value="PT08H55M27.438S" calcext:value-type="time">
            <text:p>08:55:27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53.37" calcext:value-type="float">
            <text:p>2153.37</text:p>
          </table:table-cell>
          <table:table-cell office:value-type="float" office:value="2621.59" calcext:value-type="float">
            <text:p>2621.59</text:p>
          </table:table-cell>
        </table:table-row>
        <table:table-row table:style-name="ro1">
          <table:table-cell office:value-type="float" office:value="32143438" calcext:value-type="float">
            <text:p>32143438</text:p>
          </table:table-cell>
          <table:table-cell table:formula="of:=[.A2011]/1000/(60*60*24)" office:value-type="time" office:time-value="PT08H55M43.438S" calcext:value-type="time">
            <text:p>08:55:43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54.37" calcext:value-type="float">
            <text:p>2154.37</text:p>
          </table:table-cell>
          <table:table-cell office:value-type="float" office:value="2622.72" calcext:value-type="float">
            <text:p>2622.72</text:p>
          </table:table-cell>
        </table:table-row>
        <table:table-row table:style-name="ro1">
          <table:table-cell office:value-type="float" office:value="32159438" calcext:value-type="float">
            <text:p>32159438</text:p>
          </table:table-cell>
          <table:table-cell table:formula="of:=[.A2012]/1000/(60*60*24)" office:value-type="time" office:time-value="PT08H55M59.438S" calcext:value-type="time">
            <text:p>08:55:59</text:p>
          </table:table-cell>
          <table:table-cell office:value-type="float" office:value="1.13" calcext:value-type="float">
            <text:p>1.13</text:p>
          </table:table-cell>
          <table:table-cell office:value-type="float" office:value="224.6" calcext:value-type="float">
            <text:p>224.6</text:p>
          </table:table-cell>
          <table:table-cell office:value-type="float" office:value="253.9" calcext:value-type="float">
            <text:p>253.9</text:p>
          </table:table-cell>
          <table:table-cell office:value-type="float" office:value="2155.37" calcext:value-type="float">
            <text:p>2155.37</text:p>
          </table:table-cell>
          <table:table-cell office:value-type="float" office:value="2623.85" calcext:value-type="float">
            <text:p>2623.85</text:p>
          </table:table-cell>
        </table:table-row>
        <table:table-row table:style-name="ro1">
          <table:table-cell office:value-type="float" office:value="32175438" calcext:value-type="float">
            <text:p>32175438</text:p>
          </table:table-cell>
          <table:table-cell table:formula="of:=[.A2013]/1000/(60*60*24)" office:value-type="time" office:time-value="PT08H56M15.438S" calcext:value-type="time">
            <text:p>08:56:15</text:p>
          </table:table-cell>
          <table:table-cell office:value-type="float" office:value="1.13" calcext:value-type="float">
            <text:p>1.13</text:p>
          </table:table-cell>
          <table:table-cell office:value-type="float" office:value="224.5" calcext:value-type="float">
            <text:p>224.5</text:p>
          </table:table-cell>
          <table:table-cell office:value-type="float" office:value="253.79" calcext:value-type="float">
            <text:p>253.79</text:p>
          </table:table-cell>
          <table:table-cell office:value-type="float" office:value="2156.36" calcext:value-type="float">
            <text:p>2156.36</text:p>
          </table:table-cell>
          <table:table-cell office:value-type="float" office:value="2624.98" calcext:value-type="float">
            <text:p>2624.98</text:p>
          </table:table-cell>
        </table:table-row>
        <table:table-row table:style-name="ro1">
          <table:table-cell office:value-type="float" office:value="32191438" calcext:value-type="float">
            <text:p>32191438</text:p>
          </table:table-cell>
          <table:table-cell table:formula="of:=[.A2014]/1000/(60*60*24)" office:value-type="time" office:time-value="PT08H56M31.438S" calcext:value-type="time">
            <text:p>08:56:31</text:p>
          </table:table-cell>
          <table:table-cell office:value-type="float" office:value="1.13" calcext:value-type="float">
            <text:p>1.13</text:p>
          </table:table-cell>
          <table:table-cell office:value-type="float" office:value="224.4" calcext:value-type="float">
            <text:p>224.4</text:p>
          </table:table-cell>
          <table:table-cell office:value-type="float" office:value="253.67" calcext:value-type="float">
            <text:p>253.67</text:p>
          </table:table-cell>
          <table:table-cell office:value-type="float" office:value="2157.36" calcext:value-type="float">
            <text:p>2157.36</text:p>
          </table:table-cell>
          <table:table-cell office:value-type="float" office:value="2626.11" calcext:value-type="float">
            <text:p>2626.11</text:p>
          </table:table-cell>
        </table:table-row>
        <table:table-row table:style-name="ro1">
          <table:table-cell office:value-type="float" office:value="32207438" calcext:value-type="float">
            <text:p>32207438</text:p>
          </table:table-cell>
          <table:table-cell table:formula="of:=[.A2015]/1000/(60*60*24)" office:value-type="time" office:time-value="PT08H56M47.438S" calcext:value-type="time">
            <text:p>08:56:47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158.36" calcext:value-type="float">
            <text:p>2158.36</text:p>
          </table:table-cell>
          <table:table-cell office:value-type="float" office:value="2627.23" calcext:value-type="float">
            <text:p>2627.23</text:p>
          </table:table-cell>
        </table:table-row>
        <table:table-row table:style-name="ro1">
          <table:table-cell office:value-type="float" office:value="32223438" calcext:value-type="float">
            <text:p>32223438</text:p>
          </table:table-cell>
          <table:table-cell table:formula="of:=[.A2016]/1000/(60*60*24)" office:value-type="time" office:time-value="PT08H57M03.438S" calcext:value-type="time">
            <text:p>08:57:03</text:p>
          </table:table-cell>
          <table:table-cell office:value-type="float" office:value="1.13" calcext:value-type="float">
            <text:p>1.13</text:p>
          </table:table-cell>
          <table:table-cell office:value-type="float" office:value="224.3" calcext:value-type="float">
            <text:p>224.3</text:p>
          </table:table-cell>
          <table:table-cell office:value-type="float" office:value="253.56" calcext:value-type="float">
            <text:p>253.56</text:p>
          </table:table-cell>
          <table:table-cell office:value-type="float" office:value="2159.35" calcext:value-type="float">
            <text:p>2159.35</text:p>
          </table:table-cell>
          <table:table-cell office:value-type="float" office:value="2628.36" calcext:value-type="float">
            <text:p>2628.36</text:p>
          </table:table-cell>
        </table:table-row>
        <table:table-row table:style-name="ro1">
          <table:table-cell office:value-type="float" office:value="32239438" calcext:value-type="float">
            <text:p>32239438</text:p>
          </table:table-cell>
          <table:table-cell table:formula="of:=[.A2017]/1000/(60*60*24)" office:value-type="time" office:time-value="PT08H57M19.438S" calcext:value-type="time">
            <text:p>08:57:19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3.44" calcext:value-type="float">
            <text:p>253.44</text:p>
          </table:table-cell>
          <table:table-cell office:value-type="float" office:value="2160.35" calcext:value-type="float">
            <text:p>2160.35</text:p>
          </table:table-cell>
          <table:table-cell office:value-type="float" office:value="2629.49" calcext:value-type="float">
            <text:p>2629.49</text:p>
          </table:table-cell>
        </table:table-row>
        <table:table-row table:style-name="ro1">
          <table:table-cell office:value-type="float" office:value="32255438" calcext:value-type="float">
            <text:p>32255438</text:p>
          </table:table-cell>
          <table:table-cell table:formula="of:=[.A2018]/1000/(60*60*24)" office:value-type="time" office:time-value="PT08H57M35.438S" calcext:value-type="time">
            <text:p>08:57:35</text:p>
          </table:table-cell>
          <table:table-cell office:value-type="float" office:value="1.13" calcext:value-type="float">
            <text:p>1.13</text:p>
          </table:table-cell>
          <table:table-cell office:value-type="float" office:value="224.2" calcext:value-type="float">
            <text:p>224.2</text:p>
          </table:table-cell>
          <table:table-cell office:value-type="float" office:value="252.54" calcext:value-type="float">
            <text:p>252.54</text:p>
          </table:table-cell>
          <table:table-cell office:value-type="float" office:value="2161.35" calcext:value-type="float">
            <text:p>2161.35</text:p>
          </table:table-cell>
          <table:table-cell office:value-type="float" office:value="2630.61" calcext:value-type="float">
            <text:p>2630.61</text:p>
          </table:table-cell>
        </table:table-row>
        <table:table-row table:style-name="ro1">
          <table:table-cell office:value-type="float" office:value="32271438" calcext:value-type="float">
            <text:p>32271438</text:p>
          </table:table-cell>
          <table:table-cell table:formula="of:=[.A2019]/1000/(60*60*24)" office:value-type="time" office:time-value="PT08H57M51.438S" calcext:value-type="time">
            <text:p>08:57:51</text:p>
          </table:table-cell>
          <table:table-cell office:value-type="float" office:value="1.13" calcext:value-type="float">
            <text:p>1.13</text:p>
          </table:table-cell>
          <table:table-cell office:value-type="float" office:value="224.1" calcext:value-type="float">
            <text:p>224.1</text:p>
          </table:table-cell>
          <table:table-cell office:value-type="float" office:value="252.43" calcext:value-type="float">
            <text:p>252.43</text:p>
          </table:table-cell>
          <table:table-cell office:value-type="float" office:value="2162.34" calcext:value-type="float">
            <text:p>2162.34</text:p>
          </table:table-cell>
          <table:table-cell office:value-type="float" office:value="2631.74" calcext:value-type="float">
            <text:p>2631.74</text:p>
          </table:table-cell>
        </table:table-row>
        <table:table-row table:style-name="ro1">
          <table:table-cell office:value-type="float" office:value="32287438" calcext:value-type="float">
            <text:p>32287438</text:p>
          </table:table-cell>
          <table:table-cell table:formula="of:=[.A2020]/1000/(60*60*24)" office:value-type="time" office:time-value="PT08H58M07.438S" calcext:value-type="time">
            <text:p>08:58:07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2163.34" calcext:value-type="float">
            <text:p>2163.34</text:p>
          </table:table-cell>
          <table:table-cell office:value-type="float" office:value="2632.86" calcext:value-type="float">
            <text:p>2632.86</text:p>
          </table:table-cell>
        </table:table-row>
        <table:table-row table:style-name="ro1">
          <table:table-cell office:value-type="float" office:value="32303438" calcext:value-type="float">
            <text:p>32303438</text:p>
          </table:table-cell>
          <table:table-cell table:formula="of:=[.A2021]/1000/(60*60*24)" office:value-type="time" office:time-value="PT08H58M23.438S" calcext:value-type="time">
            <text:p>08:58:23</text:p>
          </table:table-cell>
          <table:table-cell office:value-type="float" office:value="1.13" calcext:value-type="float">
            <text:p>1.13</text:p>
          </table:table-cell>
          <table:table-cell office:value-type="float" office:value="224" calcext:value-type="float">
            <text:p>224</text:p>
          </table:table-cell>
          <table:table-cell office:value-type="float" office:value="253.21" calcext:value-type="float">
            <text:p>253.21</text:p>
          </table:table-cell>
          <table:table-cell office:value-type="float" office:value="2164.33" calcext:value-type="float">
            <text:p>2164.33</text:p>
          </table:table-cell>
          <table:table-cell office:value-type="float" office:value="2633.98" calcext:value-type="float">
            <text:p>2633.98</text:p>
          </table:table-cell>
        </table:table-row>
        <table:table-row table:style-name="ro1">
          <table:table-cell office:value-type="float" office:value="32319438" calcext:value-type="float">
            <text:p>32319438</text:p>
          </table:table-cell>
          <table:table-cell table:formula="of:=[.A2022]/1000/(60*60*24)" office:value-type="time" office:time-value="PT08H58M39.438S" calcext:value-type="time">
            <text:p>08:58:39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98" calcext:value-type="float">
            <text:p>252.98</text:p>
          </table:table-cell>
          <table:table-cell office:value-type="float" office:value="2165.33" calcext:value-type="float">
            <text:p>2165.33</text:p>
          </table:table-cell>
          <table:table-cell office:value-type="float" office:value="2635.11" calcext:value-type="float">
            <text:p>2635.11</text:p>
          </table:table-cell>
        </table:table-row>
        <table:table-row table:style-name="ro1">
          <table:table-cell office:value-type="float" office:value="32335438" calcext:value-type="float">
            <text:p>32335438</text:p>
          </table:table-cell>
          <table:table-cell table:formula="of:=[.A2023]/1000/(60*60*24)" office:value-type="time" office:time-value="PT08H58M55.438S" calcext:value-type="time">
            <text:p>08:58:55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166.32" calcext:value-type="float">
            <text:p>2166.32</text:p>
          </table:table-cell>
          <table:table-cell office:value-type="float" office:value="2636.23" calcext:value-type="float">
            <text:p>2636.23</text:p>
          </table:table-cell>
        </table:table-row>
        <table:table-row table:style-name="ro1">
          <table:table-cell office:value-type="float" office:value="32351438" calcext:value-type="float">
            <text:p>32351438</text:p>
          </table:table-cell>
          <table:table-cell table:formula="of:=[.A2024]/1000/(60*60*24)" office:value-type="time" office:time-value="PT08H59M11.438S" calcext:value-type="time">
            <text:p>08:59:11</text:p>
          </table:table-cell>
          <table:table-cell office:value-type="float" office:value="1.13" calcext:value-type="float">
            <text:p>1.13</text:p>
          </table:table-cell>
          <table:table-cell office:value-type="float" office:value="223.8" calcext:value-type="float">
            <text:p>223.8</text:p>
          </table:table-cell>
          <table:table-cell office:value-type="float" office:value="252.08" calcext:value-type="float">
            <text:p>252.08</text:p>
          </table:table-cell>
          <table:table-cell office:value-type="float" office:value="2167.32" calcext:value-type="float">
            <text:p>2167.32</text:p>
          </table:table-cell>
          <table:table-cell office:value-type="float" office:value="2637.35" calcext:value-type="float">
            <text:p>2637.35</text:p>
          </table:table-cell>
        </table:table-row>
        <table:table-row table:style-name="ro1">
          <table:table-cell office:value-type="float" office:value="32367438" calcext:value-type="float">
            <text:p>32367438</text:p>
          </table:table-cell>
          <table:table-cell table:formula="of:=[.A2025]/1000/(60*60*24)" office:value-type="time" office:time-value="PT08H59M27.438S" calcext:value-type="time">
            <text:p>08:59:27</text:p>
          </table:table-cell>
          <table:table-cell office:value-type="float" office:value="1.13" calcext:value-type="float">
            <text:p>1.13</text:p>
          </table:table-cell>
          <table:table-cell office:value-type="float" office:value="223.7" calcext:value-type="float">
            <text:p>223.7</text:p>
          </table:table-cell>
          <table:table-cell office:value-type="float" office:value="251.97" calcext:value-type="float">
            <text:p>251.97</text:p>
          </table:table-cell>
          <table:table-cell office:value-type="float" office:value="2168.32" calcext:value-type="float">
            <text:p>2168.32</text:p>
          </table:table-cell>
          <table:table-cell office:value-type="float" office:value="2638.47" calcext:value-type="float">
            <text:p>2638.47</text:p>
          </table:table-cell>
        </table:table-row>
        <table:table-row table:style-name="ro1">
          <table:table-cell office:value-type="float" office:value="32383438" calcext:value-type="float">
            <text:p>32383438</text:p>
          </table:table-cell>
          <table:table-cell table:formula="of:=[.A2026]/1000/(60*60*24)" office:value-type="time" office:time-value="PT08H59M43.438S" calcext:value-type="time">
            <text:p>08:59:43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169.31" calcext:value-type="float">
            <text:p>2169.31</text:p>
          </table:table-cell>
          <table:table-cell office:value-type="float" office:value="2639.59" calcext:value-type="float">
            <text:p>2639.59</text:p>
          </table:table-cell>
        </table:table-row>
        <table:table-row table:style-name="ro1">
          <table:table-cell office:value-type="float" office:value="32399438" calcext:value-type="float">
            <text:p>32399438</text:p>
          </table:table-cell>
          <table:table-cell table:formula="of:=[.A2027]/1000/(60*60*24)" office:value-type="time" office:time-value="PT08H59M59.438S" calcext:value-type="time">
            <text:p>08:59:59</text:p>
          </table:table-cell>
          <table:table-cell office:value-type="float" office:value="1.13" calcext:value-type="float">
            <text:p>1.13</text:p>
          </table:table-cell>
          <table:table-cell office:value-type="float" office:value="223.6" calcext:value-type="float">
            <text:p>223.6</text:p>
          </table:table-cell>
          <table:table-cell office:value-type="float" office:value="251.85" calcext:value-type="float">
            <text:p>251.85</text:p>
          </table:table-cell>
          <table:table-cell office:value-type="float" office:value="2170.3" calcext:value-type="float">
            <text:p>2170.3</text:p>
          </table:table-cell>
          <table:table-cell office:value-type="float" office:value="2640.71" calcext:value-type="float">
            <text:p>2640.71</text:p>
          </table:table-cell>
        </table:table-row>
        <table:table-row table:style-name="ro1">
          <table:table-cell office:value-type="float" office:value="32415438" calcext:value-type="float">
            <text:p>32415438</text:p>
          </table:table-cell>
          <table:table-cell table:formula="of:=[.A2028]/1000/(60*60*24)" office:value-type="time" office:time-value="PT09H00M15.438S" calcext:value-type="time">
            <text:p>09:00:15</text:p>
          </table:table-cell>
          <table:table-cell office:value-type="float" office:value="1.13" calcext:value-type="float">
            <text:p>1.13</text:p>
          </table:table-cell>
          <table:table-cell office:value-type="float" office:value="223.5" calcext:value-type="float">
            <text:p>223.5</text:p>
          </table:table-cell>
          <table:table-cell office:value-type="float" office:value="251.74" calcext:value-type="float">
            <text:p>251.74</text:p>
          </table:table-cell>
          <table:table-cell office:value-type="float" office:value="2171.29" calcext:value-type="float">
            <text:p>2171.29</text:p>
          </table:table-cell>
          <table:table-cell office:value-type="float" office:value="2641.83" calcext:value-type="float">
            <text:p>2641.83</text:p>
          </table:table-cell>
        </table:table-row>
        <table:table-row table:style-name="ro1">
          <table:table-cell office:value-type="float" office:value="32431438" calcext:value-type="float">
            <text:p>32431438</text:p>
          </table:table-cell>
          <table:table-cell table:formula="of:=[.A2029]/1000/(60*60*24)" office:value-type="time" office:time-value="PT09H00M31.438S" calcext:value-type="time">
            <text:p>09:00:31</text:p>
          </table:table-cell>
          <table:table-cell office:value-type="float" office:value="1.12" calcext:value-type="float">
            <text:p>1.12</text:p>
          </table:table-cell>
          <table:table-cell office:value-type="float" office:value="223.3" calcext:value-type="float">
            <text:p>223.3</text:p>
          </table:table-cell>
          <table:table-cell office:value-type="float" office:value="250.62" calcext:value-type="float">
            <text:p>250.62</text:p>
          </table:table-cell>
          <table:table-cell office:value-type="float" office:value="2172.29" calcext:value-type="float">
            <text:p>2172.29</text:p>
          </table:table-cell>
          <table:table-cell office:value-type="float" office:value="2642.95" calcext:value-type="float">
            <text:p>2642.95</text:p>
          </table:table-cell>
        </table:table-row>
        <table:table-row table:style-name="ro1">
          <table:table-cell office:value-type="float" office:value="32447438" calcext:value-type="float">
            <text:p>32447438</text:p>
          </table:table-cell>
          <table:table-cell table:formula="of:=[.A2030]/1000/(60*60*24)" office:value-type="time" office:time-value="PT09H00M47.438S" calcext:value-type="time">
            <text:p>09:00:47</text:p>
          </table:table-cell>
          <table:table-cell office:value-type="float" office:value="1.13" calcext:value-type="float">
            <text:p>1.13</text:p>
          </table:table-cell>
          <table:table-cell office:value-type="float" office:value="223.3" calcext:value-type="float">
            <text:p>223.3</text:p>
          </table:table-cell>
          <table:table-cell office:value-type="float" office:value="251.51" calcext:value-type="float">
            <text:p>251.51</text:p>
          </table:table-cell>
          <table:table-cell office:value-type="float" office:value="2173.28" calcext:value-type="float">
            <text:p>2173.28</text:p>
          </table:table-cell>
          <table:table-cell office:value-type="float" office:value="2644.06" calcext:value-type="float">
            <text:p>2644.06</text:p>
          </table:table-cell>
        </table:table-row>
        <table:table-row table:style-name="ro1">
          <table:table-cell office:value-type="float" office:value="32463438" calcext:value-type="float">
            <text:p>32463438</text:p>
          </table:table-cell>
          <table:table-cell table:formula="of:=[.A2031]/1000/(60*60*24)" office:value-type="time" office:time-value="PT09H01M03.438S" calcext:value-type="time">
            <text:p>09:01:03</text:p>
          </table:table-cell>
          <table:table-cell office:value-type="float" office:value="1.12" calcext:value-type="float">
            <text:p>1.12</text:p>
          </table:table-cell>
          <table:table-cell office:value-type="float" office:value="223.2" calcext:value-type="float">
            <text:p>223.2</text:p>
          </table:table-cell>
          <table:table-cell office:value-type="float" office:value="250.5" calcext:value-type="float">
            <text:p>250.5</text:p>
          </table:table-cell>
          <table:table-cell office:value-type="float" office:value="2174.27" calcext:value-type="float">
            <text:p>2174.27</text:p>
          </table:table-cell>
          <table:table-cell office:value-type="float" office:value="2645.18" calcext:value-type="float">
            <text:p>2645.18</text:p>
          </table:table-cell>
        </table:table-row>
        <table:table-row table:style-name="ro1">
          <table:table-cell office:value-type="float" office:value="32479438" calcext:value-type="float">
            <text:p>32479438</text:p>
          </table:table-cell>
          <table:table-cell table:formula="of:=[.A2032]/1000/(60*60*24)" office:value-type="time" office:time-value="PT09H01M19.438S" calcext:value-type="time">
            <text:p>09:01:19</text:p>
          </table:table-cell>
          <table:table-cell office:value-type="float" office:value="1.13" calcext:value-type="float">
            <text:p>1.13</text:p>
          </table:table-cell>
          <table:table-cell office:value-type="float" office:value="223.2" calcext:value-type="float">
            <text:p>223.2</text:p>
          </table:table-cell>
          <table:table-cell office:value-type="float" office:value="251.39" calcext:value-type="float">
            <text:p>251.39</text:p>
          </table:table-cell>
          <table:table-cell office:value-type="float" office:value="2175.26" calcext:value-type="float">
            <text:p>2175.26</text:p>
          </table:table-cell>
          <table:table-cell office:value-type="float" office:value="2646.29" calcext:value-type="float">
            <text:p>2646.29</text:p>
          </table:table-cell>
        </table:table-row>
        <table:table-row table:style-name="ro1">
          <table:table-cell office:value-type="float" office:value="32495438" calcext:value-type="float">
            <text:p>32495438</text:p>
          </table:table-cell>
          <table:table-cell table:formula="of:=[.A2033]/1000/(60*60*24)" office:value-type="time" office:time-value="PT09H01M35.438S" calcext:value-type="time">
            <text:p>09:01:35</text:p>
          </table:table-cell>
          <table:table-cell office:value-type="float" office:value="1.13" calcext:value-type="float">
            <text:p>1.13</text:p>
          </table:table-cell>
          <table:table-cell office:value-type="float" office:value="223.1" calcext:value-type="float">
            <text:p>223.1</text:p>
          </table:table-cell>
          <table:table-cell office:value-type="float" office:value="251.28" calcext:value-type="float">
            <text:p>251.28</text:p>
          </table:table-cell>
          <table:table-cell office:value-type="float" office:value="2176.26" calcext:value-type="float">
            <text:p>2176.26</text:p>
          </table:table-cell>
          <table:table-cell office:value-type="float" office:value="2647.41" calcext:value-type="float">
            <text:p>2647.41</text:p>
          </table:table-cell>
        </table:table-row>
        <table:table-row table:style-name="ro1">
          <table:table-cell office:value-type="float" office:value="32511438" calcext:value-type="float">
            <text:p>32511438</text:p>
          </table:table-cell>
          <table:table-cell table:formula="of:=[.A2034]/1000/(60*60*24)" office:value-type="time" office:time-value="PT09H01M51.438S" calcext:value-type="time">
            <text:p>09:01:51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177.25" calcext:value-type="float">
            <text:p>2177.25</text:p>
          </table:table-cell>
          <table:table-cell office:value-type="float" office:value="2648.52" calcext:value-type="float">
            <text:p>2648.52</text:p>
          </table:table-cell>
        </table:table-row>
        <table:table-row table:style-name="ro1">
          <table:table-cell office:value-type="float" office:value="32527438" calcext:value-type="float">
            <text:p>32527438</text:p>
          </table:table-cell>
          <table:table-cell table:formula="of:=[.A2035]/1000/(60*60*24)" office:value-type="time" office:time-value="PT09H02M07.438S" calcext:value-type="time">
            <text:p>09:02:07</text:p>
          </table:table-cell>
          <table:table-cell office:value-type="float" office:value="1.12" calcext:value-type="float">
            <text:p>1.12</text:p>
          </table:table-cell>
          <table:table-cell office:value-type="float" office:value="223" calcext:value-type="float">
            <text:p>223</text:p>
          </table:table-cell>
          <table:table-cell office:value-type="float" office:value="250.27" calcext:value-type="float">
            <text:p>250.27</text:p>
          </table:table-cell>
          <table:table-cell office:value-type="float" office:value="2178.24" calcext:value-type="float">
            <text:p>2178.24</text:p>
          </table:table-cell>
          <table:table-cell office:value-type="float" office:value="2649.63" calcext:value-type="float">
            <text:p>2649.63</text:p>
          </table:table-cell>
        </table:table-row>
        <table:table-row table:style-name="ro1">
          <table:table-cell office:value-type="float" office:value="32543438" calcext:value-type="float">
            <text:p>32543438</text:p>
          </table:table-cell>
          <table:table-cell table:formula="of:=[.A2036]/1000/(60*60*24)" office:value-type="time" office:time-value="PT09H02M23.438S" calcext:value-type="time">
            <text:p>09:02:23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5" calcext:value-type="float">
            <text:p>250.05</text:p>
          </table:table-cell>
          <table:table-cell office:value-type="float" office:value="2179.23" calcext:value-type="float">
            <text:p>2179.23</text:p>
          </table:table-cell>
          <table:table-cell office:value-type="float" office:value="2650.75" calcext:value-type="float">
            <text:p>2650.75</text:p>
          </table:table-cell>
        </table:table-row>
        <table:table-row table:style-name="ro1">
          <table:table-cell office:value-type="float" office:value="32559438" calcext:value-type="float">
            <text:p>32559438</text:p>
          </table:table-cell>
          <table:table-cell table:formula="of:=[.A2037]/1000/(60*60*24)" office:value-type="time" office:time-value="PT09H02M39.438S" calcext:value-type="time">
            <text:p>09:02:39</text:p>
          </table:table-cell>
          <table:table-cell office:value-type="float" office:value="1.12" calcext:value-type="float">
            <text:p>1.12</text:p>
          </table:table-cell>
          <table:table-cell office:value-type="float" office:value="222.8" calcext:value-type="float">
            <text:p>222.8</text:p>
          </table:table-cell>
          <table:table-cell office:value-type="float" office:value="250.04" calcext:value-type="float">
            <text:p>250.04</text:p>
          </table:table-cell>
          <table:table-cell office:value-type="float" office:value="2180.22" calcext:value-type="float">
            <text:p>2180.22</text:p>
          </table:table-cell>
          <table:table-cell office:value-type="float" office:value="2651.86" calcext:value-type="float">
            <text:p>2651.86</text:p>
          </table:table-cell>
        </table:table-row>
        <table:table-row table:style-name="ro1">
          <table:table-cell office:value-type="float" office:value="32575438" calcext:value-type="float">
            <text:p>32575438</text:p>
          </table:table-cell>
          <table:table-cell table:formula="of:=[.A2038]/1000/(60*60*24)" office:value-type="time" office:time-value="PT09H02M55.438S" calcext:value-type="time">
            <text:p>09:02:55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181.21" calcext:value-type="float">
            <text:p>2181.21</text:p>
          </table:table-cell>
          <table:table-cell office:value-type="float" office:value="2652.97" calcext:value-type="float">
            <text:p>2652.97</text:p>
          </table:table-cell>
        </table:table-row>
        <table:table-row table:style-name="ro1">
          <table:table-cell office:value-type="float" office:value="32591438" calcext:value-type="float">
            <text:p>32591438</text:p>
          </table:table-cell>
          <table:table-cell table:formula="of:=[.A2039]/1000/(60*60*24)" office:value-type="time" office:time-value="PT09H03M11.438S" calcext:value-type="time">
            <text:p>09:03:11</text:p>
          </table:table-cell>
          <table:table-cell office:value-type="float" office:value="1.12" calcext:value-type="float">
            <text:p>1.12</text:p>
          </table:table-cell>
          <table:table-cell office:value-type="float" office:value="222.7" calcext:value-type="float">
            <text:p>222.7</text:p>
          </table:table-cell>
          <table:table-cell office:value-type="float" office:value="249.93" calcext:value-type="float">
            <text:p>249.93</text:p>
          </table:table-cell>
          <table:table-cell office:value-type="float" office:value="2182.2" calcext:value-type="float">
            <text:p>2182.2</text:p>
          </table:table-cell>
          <table:table-cell office:value-type="float" office:value="2654.08" calcext:value-type="float">
            <text:p>2654.08</text:p>
          </table:table-cell>
        </table:table-row>
        <table:table-row table:style-name="ro1">
          <table:table-cell office:value-type="float" office:value="32607438" calcext:value-type="float">
            <text:p>32607438</text:p>
          </table:table-cell>
          <table:table-cell table:formula="of:=[.A2040]/1000/(60*60*24)" office:value-type="time" office:time-value="PT09H03M27.438S" calcext:value-type="time">
            <text:p>09:03:27</text:p>
          </table:table-cell>
          <table:table-cell office:value-type="float" office:value="1.12" calcext:value-type="float">
            <text:p>1.12</text:p>
          </table:table-cell>
          <table:table-cell office:value-type="float" office:value="222.6" calcext:value-type="float">
            <text:p>222.6</text:p>
          </table:table-cell>
          <table:table-cell office:value-type="float" office:value="249.81" calcext:value-type="float">
            <text:p>249.81</text:p>
          </table:table-cell>
          <table:table-cell office:value-type="float" office:value="2183.18" calcext:value-type="float">
            <text:p>2183.18</text:p>
          </table:table-cell>
          <table:table-cell office:value-type="float" office:value="2655.19" calcext:value-type="float">
            <text:p>2655.19</text:p>
          </table:table-cell>
        </table:table-row>
        <table:table-row table:style-name="ro1">
          <table:table-cell office:value-type="float" office:value="32623438" calcext:value-type="float">
            <text:p>32623438</text:p>
          </table:table-cell>
          <table:table-cell table:formula="of:=[.A2041]/1000/(60*60*24)" office:value-type="time" office:time-value="PT09H03M43.438S" calcext:value-type="time">
            <text:p>09:03:43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8.7" calcext:value-type="float">
            <text:p>248.7</text:p>
          </table:table-cell>
          <table:table-cell office:value-type="float" office:value="2184.17" calcext:value-type="float">
            <text:p>2184.17</text:p>
          </table:table-cell>
          <table:table-cell office:value-type="float" office:value="2656.29" calcext:value-type="float">
            <text:p>2656.29</text:p>
          </table:table-cell>
        </table:table-row>
        <table:table-row table:style-name="ro1">
          <table:table-cell office:value-type="float" office:value="32639438" calcext:value-type="float">
            <text:p>32639438</text:p>
          </table:table-cell>
          <table:table-cell table:formula="of:=[.A2042]/1000/(60*60*24)" office:value-type="time" office:time-value="PT09H03M59.438S" calcext:value-type="time">
            <text:p>09:03:59</text:p>
          </table:table-cell>
          <table:table-cell office:value-type="float" office:value="1.12" calcext:value-type="float">
            <text:p>1.12</text:p>
          </table:table-cell>
          <table:table-cell office:value-type="float" office:value="222.4" calcext:value-type="float">
            <text:p>222.4</text:p>
          </table:table-cell>
          <table:table-cell office:value-type="float" office:value="249.59" calcext:value-type="float">
            <text:p>249.59</text:p>
          </table:table-cell>
          <table:table-cell office:value-type="float" office:value="2185.16" calcext:value-type="float">
            <text:p>2185.16</text:p>
          </table:table-cell>
          <table:table-cell office:value-type="float" office:value="2657.4" calcext:value-type="float">
            <text:p>2657.4</text:p>
          </table:table-cell>
        </table:table-row>
        <table:table-row table:style-name="ro1">
          <table:table-cell office:value-type="float" office:value="32655438" calcext:value-type="float">
            <text:p>32655438</text:p>
          </table:table-cell>
          <table:table-cell table:formula="of:=[.A2043]/1000/(60*60*24)" office:value-type="time" office:time-value="PT09H04M15.438S" calcext:value-type="time">
            <text:p>09:04:15</text:p>
          </table:table-cell>
          <table:table-cell office:value-type="float" office:value="1.12" calcext:value-type="float">
            <text:p>1.12</text:p>
          </table:table-cell>
          <table:table-cell office:value-type="float" office:value="222.3" calcext:value-type="float">
            <text:p>222.3</text:p>
          </table:table-cell>
          <table:table-cell office:value-type="float" office:value="248.58" calcext:value-type="float">
            <text:p>248.58</text:p>
          </table:table-cell>
          <table:table-cell office:value-type="float" office:value="2186.15" calcext:value-type="float">
            <text:p>2186.15</text:p>
          </table:table-cell>
          <table:table-cell office:value-type="float" office:value="2658.51" calcext:value-type="float">
            <text:p>2658.51</text:p>
          </table:table-cell>
        </table:table-row>
        <table:table-row table:style-name="ro1">
          <table:table-cell office:value-type="float" office:value="32671438" calcext:value-type="float">
            <text:p>32671438</text:p>
          </table:table-cell>
          <table:table-cell table:formula="of:=[.A2044]/1000/(60*60*24)" office:value-type="time" office:time-value="PT09H04M31.438S" calcext:value-type="time">
            <text:p>09:04:31</text:p>
          </table:table-cell>
          <table:table-cell office:value-type="float" office:value="1.12" calcext:value-type="float">
            <text:p>1.12</text:p>
          </table:table-cell>
          <table:table-cell office:value-type="float" office:value="222.2" calcext:value-type="float">
            <text:p>222.2</text:p>
          </table:table-cell>
          <table:table-cell office:value-type="float" office:value="249.36" calcext:value-type="float">
            <text:p>249.36</text:p>
          </table:table-cell>
          <table:table-cell office:value-type="float" office:value="2187.14" calcext:value-type="float">
            <text:p>2187.14</text:p>
          </table:table-cell>
          <table:table-cell office:value-type="float" office:value="2659.61" calcext:value-type="float">
            <text:p>2659.61</text:p>
          </table:table-cell>
        </table:table-row>
        <table:table-row table:style-name="ro1">
          <table:table-cell office:value-type="float" office:value="32687438" calcext:value-type="float">
            <text:p>32687438</text:p>
          </table:table-cell>
          <table:table-cell table:formula="of:=[.A2045]/1000/(60*60*24)" office:value-type="time" office:time-value="PT09H04M47.438S" calcext:value-type="time">
            <text:p>09:04:47</text:p>
          </table:table-cell>
          <table:table-cell office:value-type="float" office:value="1.12" calcext:value-type="float">
            <text:p>1.12</text:p>
          </table:table-cell>
          <table:table-cell office:value-type="float" office:value="222.1" calcext:value-type="float">
            <text:p>222.1</text:p>
          </table:table-cell>
          <table:table-cell office:value-type="float" office:value="248.36" calcext:value-type="float">
            <text:p>248.36</text:p>
          </table:table-cell>
          <table:table-cell office:value-type="float" office:value="2188.13" calcext:value-type="float">
            <text:p>2188.13</text:p>
          </table:table-cell>
          <table:table-cell office:value-type="float" office:value="2660.72" calcext:value-type="float">
            <text:p>2660.72</text:p>
          </table:table-cell>
        </table:table-row>
        <table:table-row table:style-name="ro1">
          <table:table-cell office:value-type="float" office:value="32703438" calcext:value-type="float">
            <text:p>32703438</text:p>
          </table:table-cell>
          <table:table-cell table:formula="of:=[.A2046]/1000/(60*60*24)" office:value-type="time" office:time-value="PT09H05M03.438S" calcext:value-type="time">
            <text:p>09:05:03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189.11" calcext:value-type="float">
            <text:p>2189.11</text:p>
          </table:table-cell>
          <table:table-cell office:value-type="float" office:value="2661.82" calcext:value-type="float">
            <text:p>2661.82</text:p>
          </table:table-cell>
        </table:table-row>
        <table:table-row table:style-name="ro1">
          <table:table-cell office:value-type="float" office:value="32719438" calcext:value-type="float">
            <text:p>32719438</text:p>
          </table:table-cell>
          <table:table-cell table:formula="of:=[.A2047]/1000/(60*60*24)" office:value-type="time" office:time-value="PT09H05M19.438S" calcext:value-type="time">
            <text:p>09:05:19</text:p>
          </table:table-cell>
          <table:table-cell office:value-type="float" office:value="1.12" calcext:value-type="float">
            <text:p>1.12</text:p>
          </table:table-cell>
          <table:table-cell office:value-type="float" office:value="222" calcext:value-type="float">
            <text:p>222</text:p>
          </table:table-cell>
          <table:table-cell office:value-type="float" office:value="248.24" calcext:value-type="float">
            <text:p>248.24</text:p>
          </table:table-cell>
          <table:table-cell office:value-type="float" office:value="2190.1" calcext:value-type="float">
            <text:p>2190.1</text:p>
          </table:table-cell>
          <table:table-cell office:value-type="float" office:value="2662.92" calcext:value-type="float">
            <text:p>2662.92</text:p>
          </table:table-cell>
        </table:table-row>
        <table:table-row table:style-name="ro1">
          <table:table-cell office:value-type="float" office:value="32735438" calcext:value-type="float">
            <text:p>32735438</text:p>
          </table:table-cell>
          <table:table-cell table:formula="of:=[.A2048]/1000/(60*60*24)" office:value-type="time" office:time-value="PT09H05M35.438S" calcext:value-type="time">
            <text:p>09:05:35</text:p>
          </table:table-cell>
          <table:table-cell office:value-type="float" office:value="1.12" calcext:value-type="float">
            <text:p>1.12</text:p>
          </table:table-cell>
          <table:table-cell office:value-type="float" office:value="221.9" calcext:value-type="float">
            <text:p>221.9</text:p>
          </table:table-cell>
          <table:table-cell office:value-type="float" office:value="248.13" calcext:value-type="float">
            <text:p>248.13</text:p>
          </table:table-cell>
          <table:table-cell office:value-type="float" office:value="2191.09" calcext:value-type="float">
            <text:p>2191.09</text:p>
          </table:table-cell>
          <table:table-cell office:value-type="float" office:value="2664.03" calcext:value-type="float">
            <text:p>2664.03</text:p>
          </table:table-cell>
        </table:table-row>
        <table:table-row table:style-name="ro1">
          <table:table-cell office:value-type="float" office:value="32751438" calcext:value-type="float">
            <text:p>32751438</text:p>
          </table:table-cell>
          <table:table-cell table:formula="of:=[.A2049]/1000/(60*60*24)" office:value-type="time" office:time-value="PT09H05M51.438S" calcext:value-type="time">
            <text:p>09:05:51</text:p>
          </table:table-cell>
          <table:table-cell office:value-type="float" office:value="1.12" calcext:value-type="float">
            <text:p>1.12</text:p>
          </table:table-cell>
          <table:table-cell office:value-type="float" office:value="221.8" calcext:value-type="float">
            <text:p>221.8</text:p>
          </table:table-cell>
          <table:table-cell office:value-type="float" office:value="248.01" calcext:value-type="float">
            <text:p>248.01</text:p>
          </table:table-cell>
          <table:table-cell office:value-type="float" office:value="2192.07" calcext:value-type="float">
            <text:p>2192.07</text:p>
          </table:table-cell>
          <table:table-cell office:value-type="float" office:value="2665.13" calcext:value-type="float">
            <text:p>2665.13</text:p>
          </table:table-cell>
        </table:table-row>
        <table:table-row table:style-name="ro1">
          <table:table-cell office:value-type="float" office:value="32767438" calcext:value-type="float">
            <text:p>32767438</text:p>
          </table:table-cell>
          <table:table-cell table:formula="of:=[.A2050]/1000/(60*60*24)" office:value-type="time" office:time-value="PT09H06M07.438S" calcext:value-type="time">
            <text:p>09:06:07</text:p>
          </table:table-cell>
          <table:table-cell office:value-type="float" office:value="1.12" calcext:value-type="float">
            <text:p>1.12</text:p>
          </table:table-cell>
          <table:table-cell office:value-type="float" office:value="221.7" calcext:value-type="float">
            <text:p>221.7</text:p>
          </table:table-cell>
          <table:table-cell office:value-type="float" office:value="247.9" calcext:value-type="float">
            <text:p>247.9</text:p>
          </table:table-cell>
          <table:table-cell office:value-type="float" office:value="2193.06" calcext:value-type="float">
            <text:p>2193.06</text:p>
          </table:table-cell>
          <table:table-cell office:value-type="float" office:value="2666.23" calcext:value-type="float">
            <text:p>2666.23</text:p>
          </table:table-cell>
        </table:table-row>
        <table:table-row table:style-name="ro1">
          <table:table-cell office:value-type="float" office:value="32783438" calcext:value-type="float">
            <text:p>32783438</text:p>
          </table:table-cell>
          <table:table-cell table:formula="of:=[.A2051]/1000/(60*60*24)" office:value-type="time" office:time-value="PT09H06M23.438S" calcext:value-type="time">
            <text:p>09:06:23</text:p>
          </table:table-cell>
          <table:table-cell office:value-type="float" office:value="1.11" calcext:value-type="float">
            <text:p>1.11</text:p>
          </table:table-cell>
          <table:table-cell office:value-type="float" office:value="221.6" calcext:value-type="float">
            <text:p>221.6</text:p>
          </table:table-cell>
          <table:table-cell office:value-type="float" office:value="246.9" calcext:value-type="float">
            <text:p>246.9</text:p>
          </table:table-cell>
          <table:table-cell office:value-type="float" office:value="2194.04" calcext:value-type="float">
            <text:p>2194.04</text:p>
          </table:table-cell>
          <table:table-cell office:value-type="float" office:value="2667.33" calcext:value-type="float">
            <text:p>2667.33</text:p>
          </table:table-cell>
        </table:table-row>
        <table:table-row table:style-name="ro1">
          <table:table-cell office:value-type="float" office:value="32799438" calcext:value-type="float">
            <text:p>32799438</text:p>
          </table:table-cell>
          <table:table-cell table:formula="of:=[.A2052]/1000/(60*60*24)" office:value-type="time" office:time-value="PT09H06M39.438S" calcext:value-type="time">
            <text:p>09:06:39</text:p>
          </table:table-cell>
          <table:table-cell office:value-type="float" office:value="1.12" calcext:value-type="float">
            <text:p>1.12</text:p>
          </table:table-cell>
          <table:table-cell office:value-type="float" office:value="221.6" calcext:value-type="float">
            <text:p>221.6</text:p>
          </table:table-cell>
          <table:table-cell office:value-type="float" office:value="247.78" calcext:value-type="float">
            <text:p>247.78</text:p>
          </table:table-cell>
          <table:table-cell office:value-type="float" office:value="2195.03" calcext:value-type="float">
            <text:p>2195.03</text:p>
          </table:table-cell>
          <table:table-cell office:value-type="float" office:value="2668.42" calcext:value-type="float">
            <text:p>2668.42</text:p>
          </table:table-cell>
        </table:table-row>
        <table:table-row table:style-name="ro1">
          <table:table-cell office:value-type="float" office:value="32815438" calcext:value-type="float">
            <text:p>32815438</text:p>
          </table:table-cell>
          <table:table-cell table:formula="of:=[.A2053]/1000/(60*60*24)" office:value-type="time" office:time-value="PT09H06M55.438S" calcext:value-type="time">
            <text:p>09:06:55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196.01" calcext:value-type="float">
            <text:p>2196.01</text:p>
          </table:table-cell>
          <table:table-cell office:value-type="float" office:value="2669.52" calcext:value-type="float">
            <text:p>2669.52</text:p>
          </table:table-cell>
        </table:table-row>
        <table:table-row table:style-name="ro1">
          <table:table-cell office:value-type="float" office:value="32831438" calcext:value-type="float">
            <text:p>32831438</text:p>
          </table:table-cell>
          <table:table-cell table:formula="of:=[.A2054]/1000/(60*60*24)" office:value-type="time" office:time-value="PT09H07M11.438S" calcext:value-type="time">
            <text:p>09:07:11</text:p>
          </table:table-cell>
          <table:table-cell office:value-type="float" office:value="1.11" calcext:value-type="float">
            <text:p>1.11</text:p>
          </table:table-cell>
          <table:table-cell office:value-type="float" office:value="221.4" calcext:value-type="float">
            <text:p>221.4</text:p>
          </table:table-cell>
          <table:table-cell office:value-type="float" office:value="246.67" calcext:value-type="float">
            <text:p>246.67</text:p>
          </table:table-cell>
          <table:table-cell office:value-type="float" office:value="2196.99" calcext:value-type="float">
            <text:p>2196.99</text:p>
          </table:table-cell>
          <table:table-cell office:value-type="float" office:value="2670.62" calcext:value-type="float">
            <text:p>2670.62</text:p>
          </table:table-cell>
        </table:table-row>
        <table:table-row table:style-name="ro1">
          <table:table-cell office:value-type="float" office:value="32847438" calcext:value-type="float">
            <text:p>32847438</text:p>
          </table:table-cell>
          <table:table-cell table:formula="of:=[.A2055]/1000/(60*60*24)" office:value-type="time" office:time-value="PT09H07M27.438S" calcext:value-type="time">
            <text:p>09:07:27</text:p>
          </table:table-cell>
          <table:table-cell office:value-type="float" office:value="1.11" calcext:value-type="float">
            <text:p>1.11</text:p>
          </table:table-cell>
          <table:table-cell office:value-type="float" office:value="221.3" calcext:value-type="float">
            <text:p>221.3</text:p>
          </table:table-cell>
          <table:table-cell office:value-type="float" office:value="246.56" calcext:value-type="float">
            <text:p>246.56</text:p>
          </table:table-cell>
          <table:table-cell office:value-type="float" office:value="2197.98" calcext:value-type="float">
            <text:p>2197.98</text:p>
          </table:table-cell>
          <table:table-cell office:value-type="float" office:value="2671.72" calcext:value-type="float">
            <text:p>2671.72</text:p>
          </table:table-cell>
        </table:table-row>
        <table:table-row table:style-name="ro1">
          <table:table-cell office:value-type="float" office:value="32863438" calcext:value-type="float">
            <text:p>32863438</text:p>
          </table:table-cell>
          <table:table-cell table:formula="of:=[.A2056]/1000/(60*60*24)" office:value-type="time" office:time-value="PT09H07M43.438S" calcext:value-type="time">
            <text:p>09:07:43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198.96" calcext:value-type="float">
            <text:p>2198.96</text:p>
          </table:table-cell>
          <table:table-cell office:value-type="float" office:value="2672.81" calcext:value-type="float">
            <text:p>2672.81</text:p>
          </table:table-cell>
        </table:table-row>
        <table:table-row table:style-name="ro1">
          <table:table-cell office:value-type="float" office:value="32879438" calcext:value-type="float">
            <text:p>32879438</text:p>
          </table:table-cell>
          <table:table-cell table:formula="of:=[.A2057]/1000/(60*60*24)" office:value-type="time" office:time-value="PT09H07M59.438S" calcext:value-type="time">
            <text:p>09:07:59</text:p>
          </table:table-cell>
          <table:table-cell office:value-type="float" office:value="1.11" calcext:value-type="float">
            <text:p>1.11</text:p>
          </table:table-cell>
          <table:table-cell office:value-type="float" office:value="221.2" calcext:value-type="float">
            <text:p>221.2</text:p>
          </table:table-cell>
          <table:table-cell office:value-type="float" office:value="246.44" calcext:value-type="float">
            <text:p>246.44</text:p>
          </table:table-cell>
          <table:table-cell office:value-type="float" office:value="2199.95" calcext:value-type="float">
            <text:p>2199.95</text:p>
          </table:table-cell>
          <table:table-cell office:value-type="float" office:value="2673.91" calcext:value-type="float">
            <text:p>2673.91</text:p>
          </table:table-cell>
        </table:table-row>
        <table:table-row table:style-name="ro1">
          <table:table-cell office:value-type="float" office:value="32895438" calcext:value-type="float">
            <text:p>32895438</text:p>
          </table:table-cell>
          <table:table-cell table:formula="of:=[.A2058]/1000/(60*60*24)" office:value-type="time" office:time-value="PT09H08M15.438S" calcext:value-type="time">
            <text:p>09:08:15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6.22" calcext:value-type="float">
            <text:p>246.22</text:p>
          </table:table-cell>
          <table:table-cell office:value-type="float" office:value="2200.93" calcext:value-type="float">
            <text:p>2200.93</text:p>
          </table:table-cell>
          <table:table-cell office:value-type="float" office:value="2675" calcext:value-type="float">
            <text:p>2675</text:p>
          </table:table-cell>
        </table:table-row>
        <table:table-row table:style-name="ro1">
          <table:table-cell office:value-type="float" office:value="32911438" calcext:value-type="float">
            <text:p>32911438</text:p>
          </table:table-cell>
          <table:table-cell table:formula="of:=[.A2059]/1000/(60*60*24)" office:value-type="time" office:time-value="PT09H08M31.438S" calcext:value-type="time">
            <text:p>09:08:31</text:p>
          </table:table-cell>
          <table:table-cell office:value-type="float" office:value="1.11" calcext:value-type="float">
            <text:p>1.11</text:p>
          </table:table-cell>
          <table:table-cell office:value-type="float" office:value="221" calcext:value-type="float">
            <text:p>221</text:p>
          </table:table-cell>
          <table:table-cell office:value-type="float" office:value="245.33" calcext:value-type="float">
            <text:p>245.33</text:p>
          </table:table-cell>
          <table:table-cell office:value-type="float" office:value="2201.91" calcext:value-type="float">
            <text:p>2201.91</text:p>
          </table:table-cell>
          <table:table-cell office:value-type="float" office:value="2676.09" calcext:value-type="float">
            <text:p>2676.09</text:p>
          </table:table-cell>
        </table:table-row>
        <table:table-row table:style-name="ro1">
          <table:table-cell office:value-type="float" office:value="32927438" calcext:value-type="float">
            <text:p>32927438</text:p>
          </table:table-cell>
          <table:table-cell table:formula="of:=[.A2060]/1000/(60*60*24)" office:value-type="time" office:time-value="PT09H08M47.438S" calcext:value-type="time">
            <text:p>09:08:47</text:p>
          </table:table-cell>
          <table:table-cell office:value-type="float" office:value="1.11" calcext:value-type="float">
            <text:p>1.11</text:p>
          </table:table-cell>
          <table:table-cell office:value-type="float" office:value="220.8" calcext:value-type="float">
            <text:p>220.8</text:p>
          </table:table-cell>
          <table:table-cell office:value-type="float" office:value="245.99" calcext:value-type="float">
            <text:p>245.99</text:p>
          </table:table-cell>
          <table:table-cell office:value-type="float" office:value="2202.89" calcext:value-type="float">
            <text:p>2202.89</text:p>
          </table:table-cell>
          <table:table-cell office:value-type="float" office:value="2677.18" calcext:value-type="float">
            <text:p>2677.18</text:p>
          </table:table-cell>
        </table:table-row>
        <table:table-row table:style-name="ro1">
          <table:table-cell office:value-type="float" office:value="32943438" calcext:value-type="float">
            <text:p>32943438</text:p>
          </table:table-cell>
          <table:table-cell table:formula="of:=[.A2061]/1000/(60*60*24)" office:value-type="time" office:time-value="PT09H09M03.438S" calcext:value-type="time">
            <text:p>09:09:03</text:p>
          </table:table-cell>
          <table:table-cell office:value-type="float" office:value="1.11" calcext:value-type="float">
            <text:p>1.11</text:p>
          </table:table-cell>
          <table:table-cell office:value-type="float" office:value="220.7" calcext:value-type="float">
            <text:p>220.7</text:p>
          </table:table-cell>
          <table:table-cell office:value-type="float" office:value="244.99" calcext:value-type="float">
            <text:p>244.99</text:p>
          </table:table-cell>
          <table:table-cell office:value-type="float" office:value="2203.87" calcext:value-type="float">
            <text:p>2203.87</text:p>
          </table:table-cell>
          <table:table-cell office:value-type="float" office:value="2678.27" calcext:value-type="float">
            <text:p>2678.27</text:p>
          </table:table-cell>
        </table:table-row>
        <table:table-row table:style-name="ro1">
          <table:table-cell office:value-type="float" office:value="32959438" calcext:value-type="float">
            <text:p>32959438</text:p>
          </table:table-cell>
          <table:table-cell table:formula="of:=[.A2062]/1000/(60*60*24)" office:value-type="time" office:time-value="PT09H09M19.438S" calcext:value-type="time">
            <text:p>09:09:19</text:p>
          </table:table-cell>
          <table:table-cell office:value-type="float" office:value="1.11" calcext:value-type="float">
            <text:p>1.11</text:p>
          </table:table-cell>
          <table:table-cell office:value-type="float" office:value="220.6" calcext:value-type="float">
            <text:p>220.6</text:p>
          </table:table-cell>
          <table:table-cell office:value-type="float" office:value="245.76" calcext:value-type="float">
            <text:p>245.76</text:p>
          </table:table-cell>
          <table:table-cell office:value-type="float" office:value="2204.85" calcext:value-type="float">
            <text:p>2204.85</text:p>
          </table:table-cell>
          <table:table-cell office:value-type="float" office:value="2679.36" calcext:value-type="float">
            <text:p>2679.36</text:p>
          </table:table-cell>
        </table:table-row>
        <table:table-row table:style-name="ro1">
          <table:table-cell office:value-type="float" office:value="32975438" calcext:value-type="float">
            <text:p>32975438</text:p>
          </table:table-cell>
          <table:table-cell table:formula="of:=[.A2063]/1000/(60*60*24)" office:value-type="time" office:time-value="PT09H09M35.438S" calcext:value-type="time">
            <text:p>09:09:35</text:p>
          </table:table-cell>
          <table:table-cell office:value-type="float" office:value="1.11" calcext:value-type="float">
            <text:p>1.11</text:p>
          </table:table-cell>
          <table:table-cell office:value-type="float" office:value="220.5" calcext:value-type="float">
            <text:p>220.5</text:p>
          </table:table-cell>
          <table:table-cell office:value-type="float" office:value="244.77" calcext:value-type="float">
            <text:p>244.77</text:p>
          </table:table-cell>
          <table:table-cell office:value-type="float" office:value="2205.83" calcext:value-type="float">
            <text:p>2205.83</text:p>
          </table:table-cell>
          <table:table-cell office:value-type="float" office:value="2680.45" calcext:value-type="float">
            <text:p>2680.45</text:p>
          </table:table-cell>
        </table:table-row>
        <table:table-row table:style-name="ro1">
          <table:table-cell office:value-type="float" office:value="32991438" calcext:value-type="float">
            <text:p>32991438</text:p>
          </table:table-cell>
          <table:table-cell table:formula="of:=[.A2064]/1000/(60*60*24)" office:value-type="time" office:time-value="PT09H09M51.438S" calcext:value-type="time">
            <text:p>09:09:51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206.81" calcext:value-type="float">
            <text:p>2206.81</text:p>
          </table:table-cell>
          <table:table-cell office:value-type="float" office:value="2681.54" calcext:value-type="float">
            <text:p>2681.54</text:p>
          </table:table-cell>
        </table:table-row>
        <table:table-row table:style-name="ro1">
          <table:table-cell office:value-type="float" office:value="33007438" calcext:value-type="float">
            <text:p>33007438</text:p>
          </table:table-cell>
          <table:table-cell table:formula="of:=[.A2065]/1000/(60*60*24)" office:value-type="time" office:time-value="PT09H10M07.438S" calcext:value-type="time">
            <text:p>09:10:07</text:p>
          </table:table-cell>
          <table:table-cell office:value-type="float" office:value="1.11" calcext:value-type="float">
            <text:p>1.11</text:p>
          </table:table-cell>
          <table:table-cell office:value-type="float" office:value="220.4" calcext:value-type="float">
            <text:p>220.4</text:p>
          </table:table-cell>
          <table:table-cell office:value-type="float" office:value="244.65" calcext:value-type="float">
            <text:p>244.65</text:p>
          </table:table-cell>
          <table:table-cell office:value-type="float" office:value="2207.79" calcext:value-type="float">
            <text:p>2207.79</text:p>
          </table:table-cell>
          <table:table-cell office:value-type="float" office:value="2682.63" calcext:value-type="float">
            <text:p>2682.63</text:p>
          </table:table-cell>
        </table:table-row>
        <table:table-row table:style-name="ro1">
          <table:table-cell office:value-type="float" office:value="33023438" calcext:value-type="float">
            <text:p>33023438</text:p>
          </table:table-cell>
          <table:table-cell table:formula="of:=[.A2066]/1000/(60*60*24)" office:value-type="time" office:time-value="PT09H10M23.438S" calcext:value-type="time">
            <text:p>09:10:23</text:p>
          </table:table-cell>
          <table:table-cell office:value-type="float" office:value="1.11" calcext:value-type="float">
            <text:p>1.11</text:p>
          </table:table-cell>
          <table:table-cell office:value-type="float" office:value="220.3" calcext:value-type="float">
            <text:p>220.3</text:p>
          </table:table-cell>
          <table:table-cell office:value-type="float" office:value="244.54" calcext:value-type="float">
            <text:p>244.54</text:p>
          </table:table-cell>
          <table:table-cell office:value-type="float" office:value="2208.77" calcext:value-type="float">
            <text:p>2208.77</text:p>
          </table:table-cell>
          <table:table-cell office:value-type="float" office:value="2683.71" calcext:value-type="float">
            <text:p>2683.71</text:p>
          </table:table-cell>
        </table:table-row>
        <table:table-row table:style-name="ro1">
          <table:table-cell office:value-type="float" office:value="33039438" calcext:value-type="float">
            <text:p>33039438</text:p>
          </table:table-cell>
          <table:table-cell table:formula="of:=[.A2067]/1000/(60*60*24)" office:value-type="time" office:time-value="PT09H10M39.438S" calcext:value-type="time">
            <text:p>09:10:39</text:p>
          </table:table-cell>
          <table:table-cell office:value-type="float" office:value="1.11" calcext:value-type="float">
            <text:p>1.11</text:p>
          </table:table-cell>
          <table:table-cell office:value-type="float" office:value="220.2" calcext:value-type="float">
            <text:p>220.2</text:p>
          </table:table-cell>
          <table:table-cell office:value-type="float" office:value="244.43" calcext:value-type="float">
            <text:p>244.43</text:p>
          </table:table-cell>
          <table:table-cell office:value-type="float" office:value="2209.75" calcext:value-type="float">
            <text:p>2209.75</text:p>
          </table:table-cell>
          <table:table-cell office:value-type="float" office:value="2684.8" calcext:value-type="float">
            <text:p>2684.8</text:p>
          </table:table-cell>
        </table:table-row>
        <table:table-row table:style-name="ro1">
          <table:table-cell office:value-type="float" office:value="33055438" calcext:value-type="float">
            <text:p>33055438</text:p>
          </table:table-cell>
          <table:table-cell table:formula="of:=[.A2068]/1000/(60*60*24)" office:value-type="time" office:time-value="PT09H10M55.438S" calcext:value-type="time">
            <text:p>09:10:55</text:p>
          </table:table-cell>
          <table:table-cell office:value-type="float" office:value="1.11" calcext:value-type="float">
            <text:p>1.11</text:p>
          </table:table-cell>
          <table:table-cell office:value-type="float" office:value="220.1" calcext:value-type="float">
            <text:p>220.1</text:p>
          </table:table-cell>
          <table:table-cell office:value-type="float" office:value="244.31" calcext:value-type="float">
            <text:p>244.31</text:p>
          </table:table-cell>
          <table:table-cell office:value-type="float" office:value="2210.73" calcext:value-type="float">
            <text:p>2210.73</text:p>
          </table:table-cell>
          <table:table-cell office:value-type="float" office:value="2685.88" calcext:value-type="float">
            <text:p>2685.88</text:p>
          </table:table-cell>
        </table:table-row>
        <table:table-row table:style-name="ro1">
          <table:table-cell office:value-type="float" office:value="33071438" calcext:value-type="float">
            <text:p>33071438</text:p>
          </table:table-cell>
          <table:table-cell table:formula="of:=[.A2069]/1000/(60*60*24)" office:value-type="time" office:time-value="PT09H11M11.438S" calcext:value-type="time">
            <text:p>09:11:11</text:p>
          </table:table-cell>
          <table:table-cell office:value-type="float" office:value="1.11" calcext:value-type="float">
            <text:p>1.11</text:p>
          </table:table-cell>
          <table:table-cell office:value-type="float" office:value="220" calcext:value-type="float">
            <text:p>220</text:p>
          </table:table-cell>
          <table:table-cell office:value-type="float" office:value="243.32" calcext:value-type="float">
            <text:p>243.32</text:p>
          </table:table-cell>
          <table:table-cell office:value-type="float" office:value="2211.71" calcext:value-type="float">
            <text:p>2211.71</text:p>
          </table:table-cell>
          <table:table-cell office:value-type="float" office:value="2686.96" calcext:value-type="float">
            <text:p>2686.96</text:p>
          </table:table-cell>
        </table:table-row>
        <table:table-row table:style-name="ro1">
          <table:table-cell office:value-type="float" office:value="33087438" calcext:value-type="float">
            <text:p>33087438</text:p>
          </table:table-cell>
          <table:table-cell table:formula="of:=[.A2070]/1000/(60*60*24)" office:value-type="time" office:time-value="PT09H11M27.438S" calcext:value-type="time">
            <text:p>09:11:27</text:p>
          </table:table-cell>
          <table:table-cell office:value-type="float" office:value="1.11" calcext:value-type="float">
            <text:p>1.11</text:p>
          </table:table-cell>
          <table:table-cell office:value-type="float" office:value="219.9" calcext:value-type="float">
            <text:p>219.9</text:p>
          </table:table-cell>
          <table:table-cell office:value-type="float" office:value="243.21" calcext:value-type="float">
            <text:p>243.21</text:p>
          </table:table-cell>
          <table:table-cell office:value-type="float" office:value="2212.68" calcext:value-type="float">
            <text:p>2212.68</text:p>
          </table:table-cell>
          <table:table-cell office:value-type="float" office:value="2688.05" calcext:value-type="float">
            <text:p>2688.05</text:p>
          </table:table-cell>
        </table:table-row>
        <table:table-row table:style-name="ro1">
          <table:table-cell office:value-type="float" office:value="33103438" calcext:value-type="float">
            <text:p>33103438</text:p>
          </table:table-cell>
          <table:table-cell table:formula="of:=[.A2071]/1000/(60*60*24)" office:value-type="time" office:time-value="PT09H11M43.438S" calcext:value-type="time">
            <text:p>09:11:43</text:p>
          </table:table-cell>
          <table:table-cell office:value-type="float" office:value="1.11" calcext:value-type="float">
            <text:p>1.11</text:p>
          </table:table-cell>
          <table:table-cell office:value-type="float" office:value="219.7" calcext:value-type="float">
            <text:p>219.7</text:p>
          </table:table-cell>
          <table:table-cell office:value-type="float" office:value="242.98" calcext:value-type="float">
            <text:p>242.98</text:p>
          </table:table-cell>
          <table:table-cell office:value-type="float" office:value="2213.66" calcext:value-type="float">
            <text:p>2213.66</text:p>
          </table:table-cell>
          <table:table-cell office:value-type="float" office:value="2689.13" calcext:value-type="float">
            <text:p>2689.13</text:p>
          </table:table-cell>
        </table:table-row>
        <table:table-row table:style-name="ro1">
          <table:table-cell office:value-type="float" office:value="33119438" calcext:value-type="float">
            <text:p>33119438</text:p>
          </table:table-cell>
          <table:table-cell table:formula="of:=[.A2072]/1000/(60*60*24)" office:value-type="time" office:time-value="PT09H11M59.438S" calcext:value-type="time">
            <text:p>09:11:59</text:p>
          </table:table-cell>
          <table:table-cell office:value-type="float" office:value="1.11" calcext:value-type="float">
            <text:p>1.11</text:p>
          </table:table-cell>
          <table:table-cell office:value-type="float" office:value="219.6" calcext:value-type="float">
            <text:p>219.6</text:p>
          </table:table-cell>
          <table:table-cell office:value-type="float" office:value="242.87" calcext:value-type="float">
            <text:p>242.87</text:p>
          </table:table-cell>
          <table:table-cell office:value-type="float" office:value="2214.64" calcext:value-type="float">
            <text:p>2214.64</text:p>
          </table:table-cell>
          <table:table-cell office:value-type="float" office:value="2690.21" calcext:value-type="float">
            <text:p>2690.21</text:p>
          </table:table-cell>
        </table:table-row>
        <table:table-row table:style-name="ro1">
          <table:table-cell office:value-type="float" office:value="33135438" calcext:value-type="float">
            <text:p>33135438</text:p>
          </table:table-cell>
          <table:table-cell table:formula="of:=[.A2073]/1000/(60*60*24)" office:value-type="time" office:time-value="PT09H12M15.438S" calcext:value-type="time">
            <text:p>09:12:15</text:p>
          </table:table-cell>
          <table:table-cell office:value-type="float" office:value="1.11" calcext:value-type="float">
            <text:p>1.11</text:p>
          </table:table-cell>
          <table:table-cell office:value-type="float" office:value="219.6" calcext:value-type="float">
            <text:p>219.6</text:p>
          </table:table-cell>
          <table:table-cell office:value-type="float" office:value="242.87" calcext:value-type="float">
            <text:p>242.87</text:p>
          </table:table-cell>
          <table:table-cell office:value-type="float" office:value="2215.61" calcext:value-type="float">
            <text:p>2215.61</text:p>
          </table:table-cell>
          <table:table-cell office:value-type="float" office:value="2691.28" calcext:value-type="float">
            <text:p>2691.28</text:p>
          </table:table-cell>
        </table:table-row>
        <table:table-row table:style-name="ro1">
          <table:table-cell office:value-type="float" office:value="33151438" calcext:value-type="float">
            <text:p>33151438</text:p>
          </table:table-cell>
          <table:table-cell table:formula="of:=[.A2074]/1000/(60*60*24)" office:value-type="time" office:time-value="PT09H12M31.438S" calcext:value-type="time">
            <text:p>09:12:31</text:p>
          </table:table-cell>
          <table:table-cell office:value-type="float" office:value="1.1" calcext:value-type="float">
            <text:p>1.1</text:p>
          </table:table-cell>
          <table:table-cell office:value-type="float" office:value="219.5" calcext:value-type="float">
            <text:p>219.5</text:p>
          </table:table-cell>
          <table:table-cell office:value-type="float" office:value="241.88" calcext:value-type="float">
            <text:p>241.88</text:p>
          </table:table-cell>
          <table:table-cell office:value-type="float" office:value="2216.59" calcext:value-type="float">
            <text:p>2216.59</text:p>
          </table:table-cell>
          <table:table-cell office:value-type="float" office:value="2692.36" calcext:value-type="float">
            <text:p>2692.36</text:p>
          </table:table-cell>
        </table:table-row>
        <table:table-row table:style-name="ro1">
          <table:table-cell office:value-type="float" office:value="33167438" calcext:value-type="float">
            <text:p>33167438</text:p>
          </table:table-cell>
          <table:table-cell table:formula="of:=[.A2075]/1000/(60*60*24)" office:value-type="time" office:time-value="PT09H12M47.438S" calcext:value-type="time">
            <text:p>09:12:47</text:p>
          </table:table-cell>
          <table:table-cell office:value-type="float" office:value="1.11" calcext:value-type="float">
            <text:p>1.11</text:p>
          </table:table-cell>
          <table:table-cell office:value-type="float" office:value="219.3" calcext:value-type="float">
            <text:p>219.3</text:p>
          </table:table-cell>
          <table:table-cell office:value-type="float" office:value="242.53" calcext:value-type="float">
            <text:p>242.53</text:p>
          </table:table-cell>
          <table:table-cell office:value-type="float" office:value="2217.57" calcext:value-type="float">
            <text:p>2217.57</text:p>
          </table:table-cell>
          <table:table-cell office:value-type="float" office:value="2693.44" calcext:value-type="float">
            <text:p>2693.44</text:p>
          </table:table-cell>
        </table:table-row>
        <table:table-row table:style-name="ro1">
          <table:table-cell office:value-type="float" office:value="33183438" calcext:value-type="float">
            <text:p>33183438</text:p>
          </table:table-cell>
          <table:table-cell table:formula="of:=[.A2076]/1000/(60*60*24)" office:value-type="time" office:time-value="PT09H13M03.438S" calcext:value-type="time">
            <text:p>09:13:03</text:p>
          </table:table-cell>
          <table:table-cell office:value-type="float" office:value="1.11" calcext:value-type="float">
            <text:p>1.11</text:p>
          </table:table-cell>
          <table:table-cell office:value-type="float" office:value="219.2" calcext:value-type="float">
            <text:p>219.2</text:p>
          </table:table-cell>
          <table:table-cell office:value-type="float" office:value="242.42" calcext:value-type="float">
            <text:p>242.42</text:p>
          </table:table-cell>
          <table:table-cell office:value-type="float" office:value="2218.54" calcext:value-type="float">
            <text:p>2218.54</text:p>
          </table:table-cell>
          <table:table-cell office:value-type="float" office:value="2694.51" calcext:value-type="float">
            <text:p>2694.51</text:p>
          </table:table-cell>
        </table:table-row>
        <table:table-row table:style-name="ro1">
          <table:table-cell office:value-type="float" office:value="33199438" calcext:value-type="float">
            <text:p>33199438</text:p>
          </table:table-cell>
          <table:table-cell table:formula="of:=[.A2077]/1000/(60*60*24)" office:value-type="time" office:time-value="PT09H13M19.438S" calcext:value-type="time">
            <text:p>09:13:19</text:p>
          </table:table-cell>
          <table:table-cell office:value-type="float" office:value="1.1" calcext:value-type="float">
            <text:p>1.1</text:p>
          </table:table-cell>
          <table:table-cell office:value-type="float" office:value="219.1" calcext:value-type="float">
            <text:p>219.1</text:p>
          </table:table-cell>
          <table:table-cell office:value-type="float" office:value="241.43" calcext:value-type="float">
            <text:p>241.43</text:p>
          </table:table-cell>
          <table:table-cell office:value-type="float" office:value="2219.51" calcext:value-type="float">
            <text:p>2219.51</text:p>
          </table:table-cell>
          <table:table-cell office:value-type="float" office:value="2695.59" calcext:value-type="float">
            <text:p>2695.59</text:p>
          </table:table-cell>
        </table:table-row>
        <table:table-row table:style-name="ro1">
          <table:table-cell office:value-type="float" office:value="33215438" calcext:value-type="float">
            <text:p>33215438</text:p>
          </table:table-cell>
          <table:table-cell table:formula="of:=[.A2078]/1000/(60*60*24)" office:value-type="time" office:time-value="PT09H13M35.438S" calcext:value-type="time">
            <text:p>09:13:35</text:p>
          </table:table-cell>
          <table:table-cell office:value-type="float" office:value="1.1" calcext:value-type="float">
            <text:p>1.1</text:p>
          </table:table-cell>
          <table:table-cell office:value-type="float" office:value="219" calcext:value-type="float">
            <text:p>219</text:p>
          </table:table-cell>
          <table:table-cell office:value-type="float" office:value="241.32" calcext:value-type="float">
            <text:p>241.32</text:p>
          </table:table-cell>
          <table:table-cell office:value-type="float" office:value="2220.49" calcext:value-type="float">
            <text:p>2220.49</text:p>
          </table:table-cell>
          <table:table-cell office:value-type="float" office:value="2696.66" calcext:value-type="float">
            <text:p>2696.66</text:p>
          </table:table-cell>
        </table:table-row>
        <table:table-row table:style-name="ro1">
          <table:table-cell office:value-type="float" office:value="33231438" calcext:value-type="float">
            <text:p>33231438</text:p>
          </table:table-cell>
          <table:table-cell table:formula="of:=[.A2079]/1000/(60*60*24)" office:value-type="time" office:time-value="PT09H13M51.438S" calcext:value-type="time">
            <text:p>09:13:51</text:p>
          </table:table-cell>
          <table:table-cell office:value-type="float" office:value="1.1" calcext:value-type="float">
            <text:p>1.1</text:p>
          </table:table-cell>
          <table:table-cell office:value-type="float" office:value="218.9" calcext:value-type="float">
            <text:p>218.9</text:p>
          </table:table-cell>
          <table:table-cell office:value-type="float" office:value="241.2" calcext:value-type="float">
            <text:p>241.2</text:p>
          </table:table-cell>
          <table:table-cell office:value-type="float" office:value="2221.46" calcext:value-type="float">
            <text:p>2221.46</text:p>
          </table:table-cell>
          <table:table-cell office:value-type="float" office:value="2697.73" calcext:value-type="float">
            <text:p>2697.73</text:p>
          </table:table-cell>
        </table:table-row>
        <table:table-row table:style-name="ro1">
          <table:table-cell office:value-type="float" office:value="33247438" calcext:value-type="float">
            <text:p>33247438</text:p>
          </table:table-cell>
          <table:table-cell table:formula="of:=[.A2080]/1000/(60*60*24)" office:value-type="time" office:time-value="PT09H14M07.438S" calcext:value-type="time">
            <text:p>09:14:07</text:p>
          </table:table-cell>
          <table:table-cell office:value-type="float" office:value="1.1" calcext:value-type="float">
            <text:p>1.1</text:p>
          </table:table-cell>
          <table:table-cell office:value-type="float" office:value="218.8" calcext:value-type="float">
            <text:p>218.8</text:p>
          </table:table-cell>
          <table:table-cell office:value-type="float" office:value="241.09" calcext:value-type="float">
            <text:p>241.09</text:p>
          </table:table-cell>
          <table:table-cell office:value-type="float" office:value="2222.43" calcext:value-type="float">
            <text:p>2222.43</text:p>
          </table:table-cell>
          <table:table-cell office:value-type="float" office:value="2698.8" calcext:value-type="float">
            <text:p>2698.8</text:p>
          </table:table-cell>
        </table:table-row>
        <table:table-row table:style-name="ro1">
          <table:table-cell office:value-type="float" office:value="33263438" calcext:value-type="float">
            <text:p>33263438</text:p>
          </table:table-cell>
          <table:table-cell table:formula="of:=[.A2081]/1000/(60*60*24)" office:value-type="time" office:time-value="PT09H14M23.438S" calcext:value-type="time">
            <text:p>09:14:23</text:p>
          </table:table-cell>
          <table:table-cell office:value-type="float" office:value="1.1" calcext:value-type="float">
            <text:p>1.1</text:p>
          </table:table-cell>
          <table:table-cell office:value-type="float" office:value="218.6" calcext:value-type="float">
            <text:p>218.6</text:p>
          </table:table-cell>
          <table:table-cell office:value-type="float" office:value="240.87" calcext:value-type="float">
            <text:p>240.87</text:p>
          </table:table-cell>
          <table:table-cell office:value-type="float" office:value="2223.4" calcext:value-type="float">
            <text:p>2223.4</text:p>
          </table:table-cell>
          <table:table-cell office:value-type="float" office:value="2699.87" calcext:value-type="float">
            <text:p>2699.87</text:p>
          </table:table-cell>
        </table:table-row>
        <table:table-row table:style-name="ro1">
          <table:table-cell office:value-type="float" office:value="33279438" calcext:value-type="float">
            <text:p>33279438</text:p>
          </table:table-cell>
          <table:table-cell table:formula="of:=[.A2082]/1000/(60*60*24)" office:value-type="time" office:time-value="PT09H14M39.438S" calcext:value-type="time">
            <text:p>09:14:39</text:p>
          </table:table-cell>
          <table:table-cell office:value-type="float" office:value="1.1" calcext:value-type="float">
            <text:p>1.1</text:p>
          </table:table-cell>
          <table:table-cell office:value-type="float" office:value="218.5" calcext:value-type="float">
            <text:p>218.5</text:p>
          </table:table-cell>
          <table:table-cell office:value-type="float" office:value="240.76" calcext:value-type="float">
            <text:p>240.76</text:p>
          </table:table-cell>
          <table:table-cell office:value-type="float" office:value="2224.38" calcext:value-type="float">
            <text:p>2224.38</text:p>
          </table:table-cell>
          <table:table-cell office:value-type="float" office:value="2700.94" calcext:value-type="float">
            <text:p>2700.94</text:p>
          </table:table-cell>
        </table:table-row>
        <table:table-row table:style-name="ro1">
          <table:table-cell office:value-type="float" office:value="33295438" calcext:value-type="float">
            <text:p>33295438</text:p>
          </table:table-cell>
          <table:table-cell table:formula="of:=[.A2083]/1000/(60*60*24)" office:value-type="time" office:time-value="PT09H14M55.438S" calcext:value-type="time">
            <text:p>09:14:55</text:p>
          </table:table-cell>
          <table:table-cell office:value-type="float" office:value="1.1" calcext:value-type="float">
            <text:p>1.1</text:p>
          </table:table-cell>
          <table:table-cell office:value-type="float" office:value="218.4" calcext:value-type="float">
            <text:p>218.4</text:p>
          </table:table-cell>
          <table:table-cell office:value-type="float" office:value="239.77" calcext:value-type="float">
            <text:p>239.77</text:p>
          </table:table-cell>
          <table:table-cell office:value-type="float" office:value="2225.35" calcext:value-type="float">
            <text:p>2225.35</text:p>
          </table:table-cell>
          <table:table-cell office:value-type="float" office:value="2702.01" calcext:value-type="float">
            <text:p>2702.01</text:p>
          </table:table-cell>
        </table:table-row>
        <table:table-row table:style-name="ro1">
          <table:table-cell office:value-type="float" office:value="33311438" calcext:value-type="float">
            <text:p>33311438</text:p>
          </table:table-cell>
          <table:table-cell table:formula="of:=[.A2084]/1000/(60*60*24)" office:value-type="time" office:time-value="PT09H15M11.438S" calcext:value-type="time">
            <text:p>09:15:11</text:p>
          </table:table-cell>
          <table:table-cell office:value-type="float" office:value="1.1" calcext:value-type="float">
            <text:p>1.1</text:p>
          </table:table-cell>
          <table:table-cell office:value-type="float" office:value="218.3" calcext:value-type="float">
            <text:p>218.3</text:p>
          </table:table-cell>
          <table:table-cell office:value-type="float" office:value="239.65" calcext:value-type="float">
            <text:p>239.65</text:p>
          </table:table-cell>
          <table:table-cell office:value-type="float" office:value="2226.32" calcext:value-type="float">
            <text:p>2226.32</text:p>
          </table:table-cell>
          <table:table-cell office:value-type="float" office:value="2703.08" calcext:value-type="float">
            <text:p>2703.08</text:p>
          </table:table-cell>
        </table:table-row>
        <table:table-row table:style-name="ro1">
          <table:table-cell office:value-type="float" office:value="33327438" calcext:value-type="float">
            <text:p>33327438</text:p>
          </table:table-cell>
          <table:table-cell table:formula="of:=[.A2085]/1000/(60*60*24)" office:value-type="time" office:time-value="PT09H15M27.438S" calcext:value-type="time">
            <text:p>09:15:27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227.29" calcext:value-type="float">
            <text:p>2227.29</text:p>
          </table:table-cell>
          <table:table-cell office:value-type="float" office:value="2704.14" calcext:value-type="float">
            <text:p>2704.14</text:p>
          </table:table-cell>
        </table:table-row>
        <table:table-row table:style-name="ro1">
          <table:table-cell office:value-type="float" office:value="33343438" calcext:value-type="float">
            <text:p>33343438</text:p>
          </table:table-cell>
          <table:table-cell table:formula="of:=[.A2086]/1000/(60*60*24)" office:value-type="time" office:time-value="PT09H15M43.438S" calcext:value-type="time">
            <text:p>09:15:43</text:p>
          </table:table-cell>
          <table:table-cell office:value-type="float" office:value="1.1" calcext:value-type="float">
            <text:p>1.1</text:p>
          </table:table-cell>
          <table:table-cell office:value-type="float" office:value="218.1" calcext:value-type="float">
            <text:p>218.1</text:p>
          </table:table-cell>
          <table:table-cell office:value-type="float" office:value="239.43" calcext:value-type="float">
            <text:p>239.43</text:p>
          </table:table-cell>
          <table:table-cell office:value-type="float" office:value="2228.25" calcext:value-type="float">
            <text:p>2228.25</text:p>
          </table:table-cell>
          <table:table-cell office:value-type="float" office:value="2705.21" calcext:value-type="float">
            <text:p>2705.21</text:p>
          </table:table-cell>
        </table:table-row>
        <table:table-row table:style-name="ro1">
          <table:table-cell office:value-type="float" office:value="33359438" calcext:value-type="float">
            <text:p>33359438</text:p>
          </table:table-cell>
          <table:table-cell table:formula="of:=[.A2087]/1000/(60*60*24)" office:value-type="time" office:time-value="PT09H15M59.438S" calcext:value-type="time">
            <text:p>09:15:59</text:p>
          </table:table-cell>
          <table:table-cell office:value-type="float" office:value="1.1" calcext:value-type="float">
            <text:p>1.1</text:p>
          </table:table-cell>
          <table:table-cell office:value-type="float" office:value="217.9" calcext:value-type="float">
            <text:p>217.9</text:p>
          </table:table-cell>
          <table:table-cell office:value-type="float" office:value="239.21" calcext:value-type="float">
            <text:p>239.21</text:p>
          </table:table-cell>
          <table:table-cell office:value-type="float" office:value="2229.22" calcext:value-type="float">
            <text:p>2229.22</text:p>
          </table:table-cell>
          <table:table-cell office:value-type="float" office:value="2706.27" calcext:value-type="float">
            <text:p>2706.27</text:p>
          </table:table-cell>
        </table:table-row>
        <table:table-row table:style-name="ro1">
          <table:table-cell office:value-type="float" office:value="33375438" calcext:value-type="float">
            <text:p>33375438</text:p>
          </table:table-cell>
          <table:table-cell table:formula="of:=[.A2088]/1000/(60*60*24)" office:value-type="time" office:time-value="PT09H16M15.438S" calcext:value-type="time">
            <text:p>09:16:15</text:p>
          </table:table-cell>
          <table:table-cell office:value-type="float" office:value="1.1" calcext:value-type="float">
            <text:p>1.1</text:p>
          </table:table-cell>
          <table:table-cell office:value-type="float" office:value="217.8" calcext:value-type="float">
            <text:p>217.8</text:p>
          </table:table-cell>
          <table:table-cell office:value-type="float" office:value="239.1" calcext:value-type="float">
            <text:p>239.1</text:p>
          </table:table-cell>
          <table:table-cell office:value-type="float" office:value="2230.19" calcext:value-type="float">
            <text:p>2230.19</text:p>
          </table:table-cell>
          <table:table-cell office:value-type="float" office:value="2707.33" calcext:value-type="float">
            <text:p>2707.33</text:p>
          </table:table-cell>
        </table:table-row>
        <table:table-row table:style-name="ro1">
          <table:table-cell office:value-type="float" office:value="33391438" calcext:value-type="float">
            <text:p>33391438</text:p>
          </table:table-cell>
          <table:table-cell table:formula="of:=[.A2089]/1000/(60*60*24)" office:value-type="time" office:time-value="PT09H16M31.438S" calcext:value-type="time">
            <text:p>09:16:31</text:p>
          </table:table-cell>
          <table:table-cell office:value-type="float" office:value="1.09" calcext:value-type="float">
            <text:p>1.09</text:p>
          </table:table-cell>
          <table:table-cell office:value-type="float" office:value="217.7" calcext:value-type="float">
            <text:p>217.7</text:p>
          </table:table-cell>
          <table:table-cell office:value-type="float" office:value="238.11" calcext:value-type="float">
            <text:p>238.11</text:p>
          </table:table-cell>
          <table:table-cell office:value-type="float" office:value="2231.16" calcext:value-type="float">
            <text:p>2231.16</text:p>
          </table:table-cell>
          <table:table-cell office:value-type="float" office:value="2708.39" calcext:value-type="float">
            <text:p>2708.39</text:p>
          </table:table-cell>
        </table:table-row>
        <table:table-row table:style-name="ro1">
          <table:table-cell office:value-type="float" office:value="33407438" calcext:value-type="float">
            <text:p>33407438</text:p>
          </table:table-cell>
          <table:table-cell table:formula="of:=[.A2090]/1000/(60*60*24)" office:value-type="time" office:time-value="PT09H16M47.438S" calcext:value-type="time">
            <text:p>09:16:47</text:p>
          </table:table-cell>
          <table:table-cell office:value-type="float" office:value="1.09" calcext:value-type="float">
            <text:p>1.09</text:p>
          </table:table-cell>
          <table:table-cell office:value-type="float" office:value="217.5" calcext:value-type="float">
            <text:p>217.5</text:p>
          </table:table-cell>
          <table:table-cell office:value-type="float" office:value="237.89" calcext:value-type="float">
            <text:p>237.89</text:p>
          </table:table-cell>
          <table:table-cell office:value-type="float" office:value="2232.13" calcext:value-type="float">
            <text:p>2232.13</text:p>
          </table:table-cell>
          <table:table-cell office:value-type="float" office:value="2709.45" calcext:value-type="float">
            <text:p>2709.45</text:p>
          </table:table-cell>
        </table:table-row>
        <table:table-row table:style-name="ro1">
          <table:table-cell office:value-type="float" office:value="33423438" calcext:value-type="float">
            <text:p>33423438</text:p>
          </table:table-cell>
          <table:table-cell table:formula="of:=[.A2091]/1000/(60*60*24)" office:value-type="time" office:time-value="PT09H17M03.438S" calcext:value-type="time">
            <text:p>09:17:03</text:p>
          </table:table-cell>
          <table:table-cell office:value-type="float" office:value="1.09" calcext:value-type="float">
            <text:p>1.09</text:p>
          </table:table-cell>
          <table:table-cell office:value-type="float" office:value="217.4" calcext:value-type="float">
            <text:p>217.4</text:p>
          </table:table-cell>
          <table:table-cell office:value-type="float" office:value="237.78" calcext:value-type="float">
            <text:p>237.78</text:p>
          </table:table-cell>
          <table:table-cell office:value-type="float" office:value="2233.09" calcext:value-type="float">
            <text:p>2233.09</text:p>
          </table:table-cell>
          <table:table-cell office:value-type="float" office:value="2710.51" calcext:value-type="float">
            <text:p>2710.51</text:p>
          </table:table-cell>
        </table:table-row>
        <table:table-row table:style-name="ro1">
          <table:table-cell office:value-type="float" office:value="33439438" calcext:value-type="float">
            <text:p>33439438</text:p>
          </table:table-cell>
          <table:table-cell table:formula="of:=[.A2092]/1000/(60*60*24)" office:value-type="time" office:time-value="PT09H17M19.438S" calcext:value-type="time">
            <text:p>09:17:19</text:p>
          </table:table-cell>
          <table:table-cell office:value-type="float" office:value="1.09" calcext:value-type="float">
            <text:p>1.09</text:p>
          </table:table-cell>
          <table:table-cell office:value-type="float" office:value="217.2" calcext:value-type="float">
            <text:p>217.2</text:p>
          </table:table-cell>
          <table:table-cell office:value-type="float" office:value="237.56" calcext:value-type="float">
            <text:p>237.56</text:p>
          </table:table-cell>
          <table:table-cell office:value-type="float" office:value="2234.06" calcext:value-type="float">
            <text:p>2234.06</text:p>
          </table:table-cell>
          <table:table-cell office:value-type="float" office:value="2711.57" calcext:value-type="float">
            <text:p>2711.57</text:p>
          </table:table-cell>
        </table:table-row>
        <table:table-row table:style-name="ro1">
          <table:table-cell office:value-type="float" office:value="33455438" calcext:value-type="float">
            <text:p>33455438</text:p>
          </table:table-cell>
          <table:table-cell table:formula="of:=[.A2093]/1000/(60*60*24)" office:value-type="time" office:time-value="PT09H17M35.438S" calcext:value-type="time">
            <text:p>09:17:35</text:p>
          </table:table-cell>
          <table:table-cell office:value-type="float" office:value="1.09" calcext:value-type="float">
            <text:p>1.09</text:p>
          </table:table-cell>
          <table:table-cell office:value-type="float" office:value="217.1" calcext:value-type="float">
            <text:p>217.1</text:p>
          </table:table-cell>
          <table:table-cell office:value-type="float" office:value="237.44" calcext:value-type="float">
            <text:p>237.44</text:p>
          </table:table-cell>
          <table:table-cell office:value-type="float" office:value="2235.02" calcext:value-type="float">
            <text:p>2235.02</text:p>
          </table:table-cell>
          <table:table-cell office:value-type="float" office:value="2712.62" calcext:value-type="float">
            <text:p>2712.62</text:p>
          </table:table-cell>
        </table:table-row>
        <table:table-row table:style-name="ro1">
          <table:table-cell office:value-type="float" office:value="33471438" calcext:value-type="float">
            <text:p>33471438</text:p>
          </table:table-cell>
          <table:table-cell table:formula="of:=[.A2094]/1000/(60*60*24)" office:value-type="time" office:time-value="PT09H17M51.438S" calcext:value-type="time">
            <text:p>09:17:51</text:p>
          </table:table-cell>
          <table:table-cell office:value-type="float" office:value="1.09" calcext:value-type="float">
            <text:p>1.09</text:p>
          </table:table-cell>
          <table:table-cell office:value-type="float" office:value="217" calcext:value-type="float">
            <text:p>217</text:p>
          </table:table-cell>
          <table:table-cell office:value-type="float" office:value="236.46" calcext:value-type="float">
            <text:p>236.46</text:p>
          </table:table-cell>
          <table:table-cell office:value-type="float" office:value="2235.99" calcext:value-type="float">
            <text:p>2235.99</text:p>
          </table:table-cell>
          <table:table-cell office:value-type="float" office:value="2713.68" calcext:value-type="float">
            <text:p>2713.68</text:p>
          </table:table-cell>
        </table:table-row>
        <table:table-row table:style-name="ro1">
          <table:table-cell office:value-type="float" office:value="33487438" calcext:value-type="float">
            <text:p>33487438</text:p>
          </table:table-cell>
          <table:table-cell table:formula="of:=[.A2095]/1000/(60*60*24)" office:value-type="time" office:time-value="PT09H18M07.438S" calcext:value-type="time">
            <text:p>09:18:07</text:p>
          </table:table-cell>
          <table:table-cell office:value-type="float" office:value="1.09" calcext:value-type="float">
            <text:p>1.09</text:p>
          </table:table-cell>
          <table:table-cell office:value-type="float" office:value="216.8" calcext:value-type="float">
            <text:p>216.8</text:p>
          </table:table-cell>
          <table:table-cell office:value-type="float" office:value="237.11" calcext:value-type="float">
            <text:p>237.11</text:p>
          </table:table-cell>
          <table:table-cell office:value-type="float" office:value="2236.95" calcext:value-type="float">
            <text:p>2236.95</text:p>
          </table:table-cell>
          <table:table-cell office:value-type="float" office:value="2714.73" calcext:value-type="float">
            <text:p>2714.73</text:p>
          </table:table-cell>
        </table:table-row>
        <table:table-row table:style-name="ro1">
          <table:table-cell office:value-type="float" office:value="33503438" calcext:value-type="float">
            <text:p>33503438</text:p>
          </table:table-cell>
          <table:table-cell table:formula="of:=[.A2096]/1000/(60*60*24)" office:value-type="time" office:time-value="PT09H18M23.438S" calcext:value-type="time">
            <text:p>09:18:23</text:p>
          </table:table-cell>
          <table:table-cell office:value-type="float" office:value="1.09" calcext:value-type="float">
            <text:p>1.09</text:p>
          </table:table-cell>
          <table:table-cell office:value-type="float" office:value="216.7" calcext:value-type="float">
            <text:p>216.7</text:p>
          </table:table-cell>
          <table:table-cell office:value-type="float" office:value="236.13" calcext:value-type="float">
            <text:p>236.13</text:p>
          </table:table-cell>
          <table:table-cell office:value-type="float" office:value="2237.92" calcext:value-type="float">
            <text:p>2237.92</text:p>
          </table:table-cell>
          <table:table-cell office:value-type="float" office:value="2715.78" calcext:value-type="float">
            <text:p>2715.78</text:p>
          </table:table-cell>
        </table:table-row>
        <table:table-row table:style-name="ro1">
          <table:table-cell office:value-type="float" office:value="33519438" calcext:value-type="float">
            <text:p>33519438</text:p>
          </table:table-cell>
          <table:table-cell table:formula="of:=[.A2097]/1000/(60*60*24)" office:value-type="time" office:time-value="PT09H18M39.438S" calcext:value-type="time">
            <text:p>09:18:39</text:p>
          </table:table-cell>
          <table:table-cell office:value-type="float" office:value="1.09" calcext:value-type="float">
            <text:p>1.09</text:p>
          </table:table-cell>
          <table:table-cell office:value-type="float" office:value="216.6" calcext:value-type="float">
            <text:p>216.6</text:p>
          </table:table-cell>
          <table:table-cell office:value-type="float" office:value="236.02" calcext:value-type="float">
            <text:p>236.02</text:p>
          </table:table-cell>
          <table:table-cell office:value-type="float" office:value="2238.88" calcext:value-type="float">
            <text:p>2238.88</text:p>
          </table:table-cell>
          <table:table-cell office:value-type="float" office:value="2716.83" calcext:value-type="float">
            <text:p>2716.83</text:p>
          </table:table-cell>
        </table:table-row>
        <table:table-row table:style-name="ro1">
          <table:table-cell office:value-type="float" office:value="33535438" calcext:value-type="float">
            <text:p>33535438</text:p>
          </table:table-cell>
          <table:table-cell table:formula="of:=[.A2098]/1000/(60*60*24)" office:value-type="time" office:time-value="PT09H18M55.438S" calcext:value-type="time">
            <text:p>09:18:55</text:p>
          </table:table-cell>
          <table:table-cell office:value-type="float" office:value="1.09" calcext:value-type="float">
            <text:p>1.09</text:p>
          </table:table-cell>
          <table:table-cell office:value-type="float" office:value="216.4" calcext:value-type="float">
            <text:p>216.4</text:p>
          </table:table-cell>
          <table:table-cell office:value-type="float" office:value="235.8" calcext:value-type="float">
            <text:p>235.8</text:p>
          </table:table-cell>
          <table:table-cell office:value-type="float" office:value="2239.84" calcext:value-type="float">
            <text:p>2239.84</text:p>
          </table:table-cell>
          <table:table-cell office:value-type="float" office:value="2717.88" calcext:value-type="float">
            <text:p>2717.88</text:p>
          </table:table-cell>
        </table:table-row>
        <table:table-row table:style-name="ro1">
          <table:table-cell office:value-type="float" office:value="33551438" calcext:value-type="float">
            <text:p>33551438</text:p>
          </table:table-cell>
          <table:table-cell table:formula="of:=[.A2099]/1000/(60*60*24)" office:value-type="time" office:time-value="PT09H19M11.438S" calcext:value-type="time">
            <text:p>09:19:11</text:p>
          </table:table-cell>
          <table:table-cell office:value-type="float" office:value="1.09" calcext:value-type="float">
            <text:p>1.09</text:p>
          </table:table-cell>
          <table:table-cell office:value-type="float" office:value="216.3" calcext:value-type="float">
            <text:p>216.3</text:p>
          </table:table-cell>
          <table:table-cell office:value-type="float" office:value="234.82" calcext:value-type="float">
            <text:p>234.82</text:p>
          </table:table-cell>
          <table:table-cell office:value-type="float" office:value="2240.8" calcext:value-type="float">
            <text:p>2240.8</text:p>
          </table:table-cell>
          <table:table-cell office:value-type="float" office:value="2718.93" calcext:value-type="float">
            <text:p>2718.93</text:p>
          </table:table-cell>
        </table:table-row>
        <table:table-row table:style-name="ro1">
          <table:table-cell office:value-type="float" office:value="33567438" calcext:value-type="float">
            <text:p>33567438</text:p>
          </table:table-cell>
          <table:table-cell table:formula="of:=[.A2100]/1000/(60*60*24)" office:value-type="time" office:time-value="PT09H19M27.438S" calcext:value-type="time">
            <text:p>09:19:27</text:p>
          </table:table-cell>
          <table:table-cell office:value-type="float" office:value="1.09" calcext:value-type="float">
            <text:p>1.09</text:p>
          </table:table-cell>
          <table:table-cell office:value-type="float" office:value="216.1" calcext:value-type="float">
            <text:p>216.1</text:p>
          </table:table-cell>
          <table:table-cell office:value-type="float" office:value="234.6" calcext:value-type="float">
            <text:p>234.6</text:p>
          </table:table-cell>
          <table:table-cell office:value-type="float" office:value="2241.76" calcext:value-type="float">
            <text:p>2241.76</text:p>
          </table:table-cell>
          <table:table-cell office:value-type="float" office:value="2719.97" calcext:value-type="float">
            <text:p>2719.97</text:p>
          </table:table-cell>
        </table:table-row>
        <table:table-row table:style-name="ro1">
          <table:table-cell office:value-type="float" office:value="33583438" calcext:value-type="float">
            <text:p>33583438</text:p>
          </table:table-cell>
          <table:table-cell table:formula="of:=[.A2101]/1000/(60*60*24)" office:value-type="time" office:time-value="PT09H19M43.438S" calcext:value-type="time">
            <text:p>09:19:43</text:p>
          </table:table-cell>
          <table:table-cell office:value-type="float" office:value="1.09" calcext:value-type="float">
            <text:p>1.09</text:p>
          </table:table-cell>
          <table:table-cell office:value-type="float" office:value="216" calcext:value-type="float">
            <text:p>216</text:p>
          </table:table-cell>
          <table:table-cell office:value-type="float" office:value="234.49" calcext:value-type="float">
            <text:p>234.49</text:p>
          </table:table-cell>
          <table:table-cell office:value-type="float" office:value="2242.72" calcext:value-type="float">
            <text:p>2242.72</text:p>
          </table:table-cell>
          <table:table-cell office:value-type="float" office:value="2721.01" calcext:value-type="float">
            <text:p>2721.01</text:p>
          </table:table-cell>
        </table:table-row>
        <table:table-row table:style-name="ro1">
          <table:table-cell office:value-type="float" office:value="33599438" calcext:value-type="float">
            <text:p>33599438</text:p>
          </table:table-cell>
          <table:table-cell table:formula="of:=[.A2102]/1000/(60*60*24)" office:value-type="time" office:time-value="PT09H19M59.438S" calcext:value-type="time">
            <text:p>09:19:59</text:p>
          </table:table-cell>
          <table:table-cell office:value-type="float" office:value="1.09" calcext:value-type="float">
            <text:p>1.09</text:p>
          </table:table-cell>
          <table:table-cell office:value-type="float" office:value="215.8" calcext:value-type="float">
            <text:p>215.8</text:p>
          </table:table-cell>
          <table:table-cell office:value-type="float" office:value="234.27" calcext:value-type="float">
            <text:p>234.27</text:p>
          </table:table-cell>
          <table:table-cell office:value-type="float" office:value="2243.68" calcext:value-type="float">
            <text:p>2243.68</text:p>
          </table:table-cell>
          <table:table-cell office:value-type="float" office:value="2722.06" calcext:value-type="float">
            <text:p>2722.06</text:p>
          </table:table-cell>
        </table:table-row>
        <table:table-row table:style-name="ro1">
          <table:table-cell office:value-type="float" office:value="33615438" calcext:value-type="float">
            <text:p>33615438</text:p>
          </table:table-cell>
          <table:table-cell table:formula="of:=[.A2103]/1000/(60*60*24)" office:value-type="time" office:time-value="PT09H20M15.438S" calcext:value-type="time">
            <text:p>09:20:15</text:p>
          </table:table-cell>
          <table:table-cell office:value-type="float" office:value="1.09" calcext:value-type="float">
            <text:p>1.09</text:p>
          </table:table-cell>
          <table:table-cell office:value-type="float" office:value="215.7" calcext:value-type="float">
            <text:p>215.7</text:p>
          </table:table-cell>
          <table:table-cell office:value-type="float" office:value="234.16" calcext:value-type="float">
            <text:p>234.16</text:p>
          </table:table-cell>
          <table:table-cell office:value-type="float" office:value="2244.64" calcext:value-type="float">
            <text:p>2244.64</text:p>
          </table:table-cell>
          <table:table-cell office:value-type="float" office:value="2723.1" calcext:value-type="float">
            <text:p>2723.1</text:p>
          </table:table-cell>
        </table:table-row>
        <table:table-row table:style-name="ro1">
          <table:table-cell office:value-type="float" office:value="33631438" calcext:value-type="float">
            <text:p>33631438</text:p>
          </table:table-cell>
          <table:table-cell table:formula="of:=[.A2104]/1000/(60*60*24)" office:value-type="time" office:time-value="PT09H20M31.438S" calcext:value-type="time">
            <text:p>09:20:31</text:p>
          </table:table-cell>
          <table:table-cell office:value-type="float" office:value="1.09" calcext:value-type="float">
            <text:p>1.09</text:p>
          </table:table-cell>
          <table:table-cell office:value-type="float" office:value="215.5" calcext:value-type="float">
            <text:p>215.5</text:p>
          </table:table-cell>
          <table:table-cell office:value-type="float" office:value="233.94" calcext:value-type="float">
            <text:p>233.94</text:p>
          </table:table-cell>
          <table:table-cell office:value-type="float" office:value="2245.6" calcext:value-type="float">
            <text:p>2245.6</text:p>
          </table:table-cell>
          <table:table-cell office:value-type="float" office:value="2724.14" calcext:value-type="float">
            <text:p>2724.14</text:p>
          </table:table-cell>
        </table:table-row>
        <table:table-row table:style-name="ro1">
          <table:table-cell office:value-type="float" office:value="33647438" calcext:value-type="float">
            <text:p>33647438</text:p>
          </table:table-cell>
          <table:table-cell table:formula="of:=[.A2105]/1000/(60*60*24)" office:value-type="time" office:time-value="PT09H20M47.438S" calcext:value-type="time">
            <text:p>09:20:47</text:p>
          </table:table-cell>
          <table:table-cell office:value-type="float" office:value="1.09" calcext:value-type="float">
            <text:p>1.09</text:p>
          </table:table-cell>
          <table:table-cell office:value-type="float" office:value="215.4" calcext:value-type="float">
            <text:p>215.4</text:p>
          </table:table-cell>
          <table:table-cell office:value-type="float" office:value="233.82" calcext:value-type="float">
            <text:p>233.82</text:p>
          </table:table-cell>
          <table:table-cell office:value-type="float" office:value="2246.56" calcext:value-type="float">
            <text:p>2246.56</text:p>
          </table:table-cell>
          <table:table-cell office:value-type="float" office:value="2725.18" calcext:value-type="float">
            <text:p>2725.18</text:p>
          </table:table-cell>
        </table:table-row>
        <table:table-row table:style-name="ro1">
          <table:table-cell office:value-type="float" office:value="33663438" calcext:value-type="float">
            <text:p>33663438</text:p>
          </table:table-cell>
          <table:table-cell table:formula="of:=[.A2106]/1000/(60*60*24)" office:value-type="time" office:time-value="PT09H21M03.438S" calcext:value-type="time">
            <text:p>09:21:03</text:p>
          </table:table-cell>
          <table:table-cell office:value-type="float" office:value="1.09" calcext:value-type="float">
            <text:p>1.09</text:p>
          </table:table-cell>
          <table:table-cell office:value-type="float" office:value="215.2" calcext:value-type="float">
            <text:p>215.2</text:p>
          </table:table-cell>
          <table:table-cell office:value-type="float" office:value="233.6" calcext:value-type="float">
            <text:p>233.6</text:p>
          </table:table-cell>
          <table:table-cell office:value-type="float" office:value="2247.52" calcext:value-type="float">
            <text:p>2247.52</text:p>
          </table:table-cell>
          <table:table-cell office:value-type="float" office:value="2726.21" calcext:value-type="float">
            <text:p>2726.21</text:p>
          </table:table-cell>
        </table:table-row>
        <table:table-row table:style-name="ro1">
          <table:table-cell office:value-type="float" office:value="33679438" calcext:value-type="float">
            <text:p>33679438</text:p>
          </table:table-cell>
          <table:table-cell table:formula="of:=[.A2107]/1000/(60*60*24)" office:value-type="time" office:time-value="PT09H21M19.438S" calcext:value-type="time">
            <text:p>09:21:19</text:p>
          </table:table-cell>
          <table:table-cell office:value-type="float" office:value="1.08" calcext:value-type="float">
            <text:p>1.08</text:p>
          </table:table-cell>
          <table:table-cell office:value-type="float" office:value="215" calcext:value-type="float">
            <text:p>215</text:p>
          </table:table-cell>
          <table:table-cell office:value-type="float" office:value="232.52" calcext:value-type="float">
            <text:p>232.52</text:p>
          </table:table-cell>
          <table:table-cell office:value-type="float" office:value="2248.47" calcext:value-type="float">
            <text:p>2248.47</text:p>
          </table:table-cell>
          <table:table-cell office:value-type="float" office:value="2727.25" calcext:value-type="float">
            <text:p>2727.25</text:p>
          </table:table-cell>
        </table:table-row>
        <table:table-row table:style-name="ro1">
          <table:table-cell office:value-type="float" office:value="33695438" calcext:value-type="float">
            <text:p>33695438</text:p>
          </table:table-cell>
          <table:table-cell table:formula="of:=[.A2108]/1000/(60*60*24)" office:value-type="time" office:time-value="PT09H21M35.438S" calcext:value-type="time">
            <text:p>09:21:35</text:p>
          </table:table-cell>
          <table:table-cell office:value-type="float" office:value="1.08" calcext:value-type="float">
            <text:p>1.08</text:p>
          </table:table-cell>
          <table:table-cell office:value-type="float" office:value="214.9" calcext:value-type="float">
            <text:p>214.9</text:p>
          </table:table-cell>
          <table:table-cell office:value-type="float" office:value="232.41" calcext:value-type="float">
            <text:p>232.41</text:p>
          </table:table-cell>
          <table:table-cell office:value-type="float" office:value="2249.43" calcext:value-type="float">
            <text:p>2249.43</text:p>
          </table:table-cell>
          <table:table-cell office:value-type="float" office:value="2728.28" calcext:value-type="float">
            <text:p>2728.28</text:p>
          </table:table-cell>
        </table:table-row>
        <table:table-row table:style-name="ro1">
          <table:table-cell office:value-type="float" office:value="33711438" calcext:value-type="float">
            <text:p>33711438</text:p>
          </table:table-cell>
          <table:table-cell table:formula="of:=[.A2109]/1000/(60*60*24)" office:value-type="time" office:time-value="PT09H21M51.438S" calcext:value-type="time">
            <text:p>09:21:51</text:p>
          </table:table-cell>
          <table:table-cell office:value-type="float" office:value="1.08" calcext:value-type="float">
            <text:p>1.08</text:p>
          </table:table-cell>
          <table:table-cell office:value-type="float" office:value="214.7" calcext:value-type="float">
            <text:p>214.7</text:p>
          </table:table-cell>
          <table:table-cell office:value-type="float" office:value="232.19" calcext:value-type="float">
            <text:p>232.19</text:p>
          </table:table-cell>
          <table:table-cell office:value-type="float" office:value="2250.38" calcext:value-type="float">
            <text:p>2250.38</text:p>
          </table:table-cell>
          <table:table-cell office:value-type="float" office:value="2729.31" calcext:value-type="float">
            <text:p>2729.31</text:p>
          </table:table-cell>
        </table:table-row>
        <table:table-row table:style-name="ro1">
          <table:table-cell office:value-type="float" office:value="33727438" calcext:value-type="float">
            <text:p>33727438</text:p>
          </table:table-cell>
          <table:table-cell table:formula="of:=[.A2110]/1000/(60*60*24)" office:value-type="time" office:time-value="PT09H22M07.438S" calcext:value-type="time">
            <text:p>09:22:07</text:p>
          </table:table-cell>
          <table:table-cell office:value-type="float" office:value="1.08" calcext:value-type="float">
            <text:p>1.08</text:p>
          </table:table-cell>
          <table:table-cell office:value-type="float" office:value="214.6" calcext:value-type="float">
            <text:p>214.6</text:p>
          </table:table-cell>
          <table:table-cell office:value-type="float" office:value="231.22" calcext:value-type="float">
            <text:p>231.22</text:p>
          </table:table-cell>
          <table:table-cell office:value-type="float" office:value="2251.33" calcext:value-type="float">
            <text:p>2251.33</text:p>
          </table:table-cell>
          <table:table-cell office:value-type="float" office:value="2730.34" calcext:value-type="float">
            <text:p>2730.34</text:p>
          </table:table-cell>
        </table:table-row>
        <table:table-row table:style-name="ro1">
          <table:table-cell office:value-type="float" office:value="33743438" calcext:value-type="float">
            <text:p>33743438</text:p>
          </table:table-cell>
          <table:table-cell table:formula="of:=[.A2111]/1000/(60*60*24)" office:value-type="time" office:time-value="PT09H22M23.438S" calcext:value-type="time">
            <text:p>09:22:23</text:p>
          </table:table-cell>
          <table:table-cell office:value-type="float" office:value="1.08" calcext:value-type="float">
            <text:p>1.08</text:p>
          </table:table-cell>
          <table:table-cell office:value-type="float" office:value="214.3" calcext:value-type="float">
            <text:p>214.3</text:p>
          </table:table-cell>
          <table:table-cell office:value-type="float" office:value="230.89" calcext:value-type="float">
            <text:p>230.89</text:p>
          </table:table-cell>
          <table:table-cell office:value-type="float" office:value="2252.29" calcext:value-type="float">
            <text:p>2252.29</text:p>
          </table:table-cell>
          <table:table-cell office:value-type="float" office:value="2731.37" calcext:value-type="float">
            <text:p>2731.37</text:p>
          </table:table-cell>
        </table:table-row>
        <table:table-row table:style-name="ro1">
          <table:table-cell office:value-type="float" office:value="33759438" calcext:value-type="float">
            <text:p>33759438</text:p>
          </table:table-cell>
          <table:table-cell table:formula="of:=[.A2112]/1000/(60*60*24)" office:value-type="time" office:time-value="PT09H22M39.438S" calcext:value-type="time">
            <text:p>09:22:39</text:p>
          </table:table-cell>
          <table:table-cell office:value-type="float" office:value="1.08" calcext:value-type="float">
            <text:p>1.08</text:p>
          </table:table-cell>
          <table:table-cell office:value-type="float" office:value="214.1" calcext:value-type="float">
            <text:p>214.1</text:p>
          </table:table-cell>
          <table:table-cell office:value-type="float" office:value="230.68" calcext:value-type="float">
            <text:p>230.68</text:p>
          </table:table-cell>
          <table:table-cell office:value-type="float" office:value="2253.24" calcext:value-type="float">
            <text:p>2253.24</text:p>
          </table:table-cell>
          <table:table-cell office:value-type="float" office:value="2732.4" calcext:value-type="float">
            <text:p>2732.4</text:p>
          </table:table-cell>
        </table:table-row>
        <table:table-row table:style-name="ro1">
          <table:table-cell office:value-type="float" office:value="33775438" calcext:value-type="float">
            <text:p>33775438</text:p>
          </table:table-cell>
          <table:table-cell table:formula="of:=[.A2113]/1000/(60*60*24)" office:value-type="time" office:time-value="PT09H22M55.438S" calcext:value-type="time">
            <text:p>09:22:55</text:p>
          </table:table-cell>
          <table:table-cell office:value-type="float" office:value="1.08" calcext:value-type="float">
            <text:p>1.08</text:p>
          </table:table-cell>
          <table:table-cell office:value-type="float" office:value="214" calcext:value-type="float">
            <text:p>214</text:p>
          </table:table-cell>
          <table:table-cell office:value-type="float" office:value="230.56" calcext:value-type="float">
            <text:p>230.56</text:p>
          </table:table-cell>
          <table:table-cell office:value-type="float" office:value="2254.19" calcext:value-type="float">
            <text:p>2254.19</text:p>
          </table:table-cell>
          <table:table-cell office:value-type="float" office:value="2733.42" calcext:value-type="float">
            <text:p>2733.42</text:p>
          </table:table-cell>
        </table:table-row>
        <table:table-row table:style-name="ro1">
          <table:table-cell office:value-type="float" office:value="33791438" calcext:value-type="float">
            <text:p>33791438</text:p>
          </table:table-cell>
          <table:table-cell table:formula="of:=[.A2114]/1000/(60*60*24)" office:value-type="time" office:time-value="PT09H23M11.438S" calcext:value-type="time">
            <text:p>09:23:11</text:p>
          </table:table-cell>
          <table:table-cell office:value-type="float" office:value="1.07" calcext:value-type="float">
            <text:p>1.07</text:p>
          </table:table-cell>
          <table:table-cell office:value-type="float" office:value="213.7" calcext:value-type="float">
            <text:p>213.7</text:p>
          </table:table-cell>
          <table:table-cell office:value-type="float" office:value="229.38" calcext:value-type="float">
            <text:p>229.38</text:p>
          </table:table-cell>
          <table:table-cell office:value-type="float" office:value="2255.14" calcext:value-type="float">
            <text:p>2255.14</text:p>
          </table:table-cell>
          <table:table-cell office:value-type="float" office:value="2734.44" calcext:value-type="float">
            <text:p>2734.44</text:p>
          </table:table-cell>
        </table:table-row>
        <table:table-row table:style-name="ro1">
          <table:table-cell office:value-type="float" office:value="33807438" calcext:value-type="float">
            <text:p>33807438</text:p>
          </table:table-cell>
          <table:table-cell table:formula="of:=[.A2115]/1000/(60*60*24)" office:value-type="time" office:time-value="PT09H23M27.438S" calcext:value-type="time">
            <text:p>09:23:27</text:p>
          </table:table-cell>
          <table:table-cell office:value-type="float" office:value="1.07" calcext:value-type="float">
            <text:p>1.07</text:p>
          </table:table-cell>
          <table:table-cell office:value-type="float" office:value="213.6" calcext:value-type="float">
            <text:p>213.6</text:p>
          </table:table-cell>
          <table:table-cell office:value-type="float" office:value="229.27" calcext:value-type="float">
            <text:p>229.27</text:p>
          </table:table-cell>
          <table:table-cell office:value-type="float" office:value="2256.09" calcext:value-type="float">
            <text:p>2256.09</text:p>
          </table:table-cell>
          <table:table-cell office:value-type="float" office:value="2735.46" calcext:value-type="float">
            <text:p>2735.46</text:p>
          </table:table-cell>
        </table:table-row>
        <table:table-row table:style-name="ro1">
          <table:table-cell office:value-type="float" office:value="33823438" calcext:value-type="float">
            <text:p>33823438</text:p>
          </table:table-cell>
          <table:table-cell table:formula="of:=[.A2116]/1000/(60*60*24)" office:value-type="time" office:time-value="PT09H23M43.438S" calcext:value-type="time">
            <text:p>09:23:43</text:p>
          </table:table-cell>
          <table:table-cell office:value-type="float" office:value="1.07" calcext:value-type="float">
            <text:p>1.07</text:p>
          </table:table-cell>
          <table:table-cell office:value-type="float" office:value="213.4" calcext:value-type="float">
            <text:p>213.4</text:p>
          </table:table-cell>
          <table:table-cell office:value-type="float" office:value="229.05" calcext:value-type="float">
            <text:p>229.05</text:p>
          </table:table-cell>
          <table:table-cell office:value-type="float" office:value="2257.04" calcext:value-type="float">
            <text:p>2257.04</text:p>
          </table:table-cell>
          <table:table-cell office:value-type="float" office:value="2736.48" calcext:value-type="float">
            <text:p>2736.48</text:p>
          </table:table-cell>
        </table:table-row>
        <table:table-row table:style-name="ro1">
          <table:table-cell office:value-type="float" office:value="33839438" calcext:value-type="float">
            <text:p>33839438</text:p>
          </table:table-cell>
          <table:table-cell table:formula="of:=[.A2117]/1000/(60*60*24)" office:value-type="time" office:time-value="PT09H23M59.438S" calcext:value-type="time">
            <text:p>09:23:59</text:p>
          </table:table-cell>
          <table:table-cell office:value-type="float" office:value="1.07" calcext:value-type="float">
            <text:p>1.07</text:p>
          </table:table-cell>
          <table:table-cell office:value-type="float" office:value="213.3" calcext:value-type="float">
            <text:p>213.3</text:p>
          </table:table-cell>
          <table:table-cell office:value-type="float" office:value="228.94" calcext:value-type="float">
            <text:p>228.94</text:p>
          </table:table-cell>
          <table:table-cell office:value-type="float" office:value="2257.99" calcext:value-type="float">
            <text:p>2257.99</text:p>
          </table:table-cell>
          <table:table-cell office:value-type="float" office:value="2737.5" calcext:value-type="float">
            <text:p>2737.5</text:p>
          </table:table-cell>
        </table:table-row>
        <table:table-row table:style-name="ro1">
          <table:table-cell office:value-type="float" office:value="33855438" calcext:value-type="float">
            <text:p>33855438</text:p>
          </table:table-cell>
          <table:table-cell table:formula="of:=[.A2118]/1000/(60*60*24)" office:value-type="time" office:time-value="PT09H24M15.438S" calcext:value-type="time">
            <text:p>09:24:15</text:p>
          </table:table-cell>
          <table:table-cell office:value-type="float" office:value="1.07" calcext:value-type="float">
            <text:p>1.07</text:p>
          </table:table-cell>
          <table:table-cell office:value-type="float" office:value="213" calcext:value-type="float">
            <text:p>213</text:p>
          </table:table-cell>
          <table:table-cell office:value-type="float" office:value="227.76" calcext:value-type="float">
            <text:p>227.76</text:p>
          </table:table-cell>
          <table:table-cell office:value-type="float" office:value="2258.94" calcext:value-type="float">
            <text:p>2258.94</text:p>
          </table:table-cell>
          <table:table-cell office:value-type="float" office:value="2738.51" calcext:value-type="float">
            <text:p>2738.51</text:p>
          </table:table-cell>
        </table:table-row>
        <table:table-row table:style-name="ro1">
          <table:table-cell office:value-type="float" office:value="33871438" calcext:value-type="float">
            <text:p>33871438</text:p>
          </table:table-cell>
          <table:table-cell table:formula="of:=[.A2119]/1000/(60*60*24)" office:value-type="time" office:time-value="PT09H24M31.438S" calcext:value-type="time">
            <text:p>09:24:31</text:p>
          </table:table-cell>
          <table:table-cell office:value-type="float" office:value="1.07" calcext:value-type="float">
            <text:p>1.07</text:p>
          </table:table-cell>
          <table:table-cell office:value-type="float" office:value="212.8" calcext:value-type="float">
            <text:p>212.8</text:p>
          </table:table-cell>
          <table:table-cell office:value-type="float" office:value="227.54" calcext:value-type="float">
            <text:p>227.54</text:p>
          </table:table-cell>
          <table:table-cell office:value-type="float" office:value="2259.88" calcext:value-type="float">
            <text:p>2259.88</text:p>
          </table:table-cell>
          <table:table-cell office:value-type="float" office:value="2739.53" calcext:value-type="float">
            <text:p>2739.53</text:p>
          </table:table-cell>
        </table:table-row>
        <table:table-row table:style-name="ro1">
          <table:table-cell office:value-type="float" office:value="33887438" calcext:value-type="float">
            <text:p>33887438</text:p>
          </table:table-cell>
          <table:table-cell table:formula="of:=[.A2120]/1000/(60*60*24)" office:value-type="time" office:time-value="PT09H24M47.438S" calcext:value-type="time">
            <text:p>09:24:47</text:p>
          </table:table-cell>
          <table:table-cell office:value-type="float" office:value="1.07" calcext:value-type="float">
            <text:p>1.07</text:p>
          </table:table-cell>
          <table:table-cell office:value-type="float" office:value="212.7" calcext:value-type="float">
            <text:p>212.7</text:p>
          </table:table-cell>
          <table:table-cell office:value-type="float" office:value="227.43" calcext:value-type="float">
            <text:p>227.43</text:p>
          </table:table-cell>
          <table:table-cell office:value-type="float" office:value="2260.83" calcext:value-type="float">
            <text:p>2260.83</text:p>
          </table:table-cell>
          <table:table-cell office:value-type="float" office:value="2740.54" calcext:value-type="float">
            <text:p>2740.54</text:p>
          </table:table-cell>
        </table:table-row>
        <table:table-row table:style-name="ro1">
          <table:table-cell office:value-type="float" office:value="33903438" calcext:value-type="float">
            <text:p>33903438</text:p>
          </table:table-cell>
          <table:table-cell table:formula="of:=[.A2121]/1000/(60*60*24)" office:value-type="time" office:time-value="PT09H25M03.438S" calcext:value-type="time">
            <text:p>09:25:03</text:p>
          </table:table-cell>
          <table:table-cell office:value-type="float" office:value="1.07" calcext:value-type="float">
            <text:p>1.07</text:p>
          </table:table-cell>
          <table:table-cell office:value-type="float" office:value="212.4" calcext:value-type="float">
            <text:p>212.4</text:p>
          </table:table-cell>
          <table:table-cell office:value-type="float" office:value="227.11" calcext:value-type="float">
            <text:p>227.11</text:p>
          </table:table-cell>
          <table:table-cell office:value-type="float" office:value="2261.77" calcext:value-type="float">
            <text:p>2261.77</text:p>
          </table:table-cell>
          <table:table-cell office:value-type="float" office:value="2741.55" calcext:value-type="float">
            <text:p>2741.55</text:p>
          </table:table-cell>
        </table:table-row>
        <table:table-row table:style-name="ro1">
          <table:table-cell office:value-type="float" office:value="33919438" calcext:value-type="float">
            <text:p>33919438</text:p>
          </table:table-cell>
          <table:table-cell table:formula="of:=[.A2122]/1000/(60*60*24)" office:value-type="time" office:time-value="PT09H25M19.438S" calcext:value-type="time">
            <text:p>09:25:19</text:p>
          </table:table-cell>
          <table:table-cell office:value-type="float" office:value="1.07" calcext:value-type="float">
            <text:p>1.07</text:p>
          </table:table-cell>
          <table:table-cell office:value-type="float" office:value="212.3" calcext:value-type="float">
            <text:p>212.3</text:p>
          </table:table-cell>
          <table:table-cell office:value-type="float" office:value="227" calcext:value-type="float">
            <text:p>227</text:p>
          </table:table-cell>
          <table:table-cell office:value-type="float" office:value="2262.72" calcext:value-type="float">
            <text:p>2262.72</text:p>
          </table:table-cell>
          <table:table-cell office:value-type="float" office:value="2742.56" calcext:value-type="float">
            <text:p>2742.56</text:p>
          </table:table-cell>
        </table:table-row>
        <table:table-row table:style-name="ro1">
          <table:table-cell office:value-type="float" office:value="33935438" calcext:value-type="float">
            <text:p>33935438</text:p>
          </table:table-cell>
          <table:table-cell table:formula="of:=[.A2123]/1000/(60*60*24)" office:value-type="time" office:time-value="PT09H25M35.438S" calcext:value-type="time">
            <text:p>09:25:35</text:p>
          </table:table-cell>
          <table:table-cell office:value-type="float" office:value="1.07" calcext:value-type="float">
            <text:p>1.07</text:p>
          </table:table-cell>
          <table:table-cell office:value-type="float" office:value="212" calcext:value-type="float">
            <text:p>212</text:p>
          </table:table-cell>
          <table:table-cell office:value-type="float" office:value="225.82" calcext:value-type="float">
            <text:p>225.82</text:p>
          </table:table-cell>
          <table:table-cell office:value-type="float" office:value="2263.66" calcext:value-type="float">
            <text:p>2263.66</text:p>
          </table:table-cell>
          <table:table-cell office:value-type="float" office:value="2743.56" calcext:value-type="float">
            <text:p>2743.56</text:p>
          </table:table-cell>
        </table:table-row>
        <table:table-row table:style-name="ro1">
          <table:table-cell office:value-type="float" office:value="33951438" calcext:value-type="float">
            <text:p>33951438</text:p>
          </table:table-cell>
          <table:table-cell table:formula="of:=[.A2124]/1000/(60*60*24)" office:value-type="time" office:time-value="PT09H25M51.438S" calcext:value-type="time">
            <text:p>09:25:51</text:p>
          </table:table-cell>
          <table:table-cell office:value-type="float" office:value="1.07" calcext:value-type="float">
            <text:p>1.07</text:p>
          </table:table-cell>
          <table:table-cell office:value-type="float" office:value="211.8" calcext:value-type="float">
            <text:p>211.8</text:p>
          </table:table-cell>
          <table:table-cell office:value-type="float" office:value="225.61" calcext:value-type="float">
            <text:p>225.61</text:p>
          </table:table-cell>
          <table:table-cell office:value-type="float" office:value="2264.6" calcext:value-type="float">
            <text:p>2264.6</text:p>
          </table:table-cell>
          <table:table-cell office:value-type="float" office:value="2744.57" calcext:value-type="float">
            <text:p>2744.57</text:p>
          </table:table-cell>
        </table:table-row>
        <table:table-row table:style-name="ro1">
          <table:table-cell office:value-type="float" office:value="33967438" calcext:value-type="float">
            <text:p>33967438</text:p>
          </table:table-cell>
          <table:table-cell table:formula="of:=[.A2125]/1000/(60*60*24)" office:value-type="time" office:time-value="PT09H26M07.438S" calcext:value-type="time">
            <text:p>09:26:07</text:p>
          </table:table-cell>
          <table:table-cell office:value-type="float" office:value="1.06" calcext:value-type="float">
            <text:p>1.06</text:p>
          </table:table-cell>
          <table:table-cell office:value-type="float" office:value="211.6" calcext:value-type="float">
            <text:p>211.6</text:p>
          </table:table-cell>
          <table:table-cell office:value-type="float" office:value="224.54" calcext:value-type="float">
            <text:p>224.54</text:p>
          </table:table-cell>
          <table:table-cell office:value-type="float" office:value="2265.54" calcext:value-type="float">
            <text:p>2265.54</text:p>
          </table:table-cell>
          <table:table-cell office:value-type="float" office:value="2745.57" calcext:value-type="float">
            <text:p>2745.57</text:p>
          </table:table-cell>
        </table:table-row>
        <table:table-row table:style-name="ro1">
          <table:table-cell office:value-type="float" office:value="33983438" calcext:value-type="float">
            <text:p>33983438</text:p>
          </table:table-cell>
          <table:table-cell table:formula="of:=[.A2126]/1000/(60*60*24)" office:value-type="time" office:time-value="PT09H26M23.438S" calcext:value-type="time">
            <text:p>09:26:23</text:p>
          </table:table-cell>
          <table:table-cell office:value-type="float" office:value="1.06" calcext:value-type="float">
            <text:p>1.06</text:p>
          </table:table-cell>
          <table:table-cell office:value-type="float" office:value="211.3" calcext:value-type="float">
            <text:p>211.3</text:p>
          </table:table-cell>
          <table:table-cell office:value-type="float" office:value="224.22" calcext:value-type="float">
            <text:p>224.22</text:p>
          </table:table-cell>
          <table:table-cell office:value-type="float" office:value="2266.48" calcext:value-type="float">
            <text:p>2266.48</text:p>
          </table:table-cell>
          <table:table-cell office:value-type="float" office:value="2746.57" calcext:value-type="float">
            <text:p>2746.57</text:p>
          </table:table-cell>
        </table:table-row>
        <table:table-row table:style-name="ro1">
          <table:table-cell office:value-type="float" office:value="33999438" calcext:value-type="float">
            <text:p>33999438</text:p>
          </table:table-cell>
          <table:table-cell table:formula="of:=[.A2127]/1000/(60*60*24)" office:value-type="time" office:time-value="PT09H26M39.438S" calcext:value-type="time">
            <text:p>09:26:39</text:p>
          </table:table-cell>
          <table:table-cell office:value-type="float" office:value="1.06" calcext:value-type="float">
            <text:p>1.06</text:p>
          </table:table-cell>
          <table:table-cell office:value-type="float" office:value="211.1" calcext:value-type="float">
            <text:p>211.1</text:p>
          </table:table-cell>
          <table:table-cell office:value-type="float" office:value="224" calcext:value-type="float">
            <text:p>224</text:p>
          </table:table-cell>
          <table:table-cell office:value-type="float" office:value="2267.42" calcext:value-type="float">
            <text:p>2267.42</text:p>
          </table:table-cell>
          <table:table-cell office:value-type="float" office:value="2747.56" calcext:value-type="float">
            <text:p>2747.56</text:p>
          </table:table-cell>
        </table:table-row>
        <table:table-row table:style-name="ro1">
          <table:table-cell office:value-type="float" office:value="34015438" calcext:value-type="float">
            <text:p>34015438</text:p>
          </table:table-cell>
          <table:table-cell table:formula="of:=[.A2128]/1000/(60*60*24)" office:value-type="time" office:time-value="PT09H26M55.438S" calcext:value-type="time">
            <text:p>09:26:55</text:p>
          </table:table-cell>
          <table:table-cell office:value-type="float" office:value="1.06" calcext:value-type="float">
            <text:p>1.06</text:p>
          </table:table-cell>
          <table:table-cell office:value-type="float" office:value="210.8" calcext:value-type="float">
            <text:p>210.8</text:p>
          </table:table-cell>
          <table:table-cell office:value-type="float" office:value="223.68" calcext:value-type="float">
            <text:p>223.68</text:p>
          </table:table-cell>
          <table:table-cell office:value-type="float" office:value="2268.36" calcext:value-type="float">
            <text:p>2268.36</text:p>
          </table:table-cell>
          <table:table-cell office:value-type="float" office:value="2748.56" calcext:value-type="float">
            <text:p>2748.56</text:p>
          </table:table-cell>
        </table:table-row>
        <table:table-row table:style-name="ro1">
          <table:table-cell office:value-type="float" office:value="34031438" calcext:value-type="float">
            <text:p>34031438</text:p>
          </table:table-cell>
          <table:table-cell table:formula="of:=[.A2129]/1000/(60*60*24)" office:value-type="time" office:time-value="PT09H27M11.438S" calcext:value-type="time">
            <text:p>09:27:11</text:p>
          </table:table-cell>
          <table:table-cell office:value-type="float" office:value="1.06" calcext:value-type="float">
            <text:p>1.06</text:p>
          </table:table-cell>
          <table:table-cell office:value-type="float" office:value="210.6" calcext:value-type="float">
            <text:p>210.6</text:p>
          </table:table-cell>
          <table:table-cell office:value-type="float" office:value="222.62" calcext:value-type="float">
            <text:p>222.62</text:p>
          </table:table-cell>
          <table:table-cell office:value-type="float" office:value="2269.3" calcext:value-type="float">
            <text:p>2269.3</text:p>
          </table:table-cell>
          <table:table-cell office:value-type="float" office:value="2749.55" calcext:value-type="float">
            <text:p>2749.55</text:p>
          </table:table-cell>
        </table:table-row>
        <table:table-row table:style-name="ro1">
          <table:table-cell office:value-type="float" office:value="34047438" calcext:value-type="float">
            <text:p>34047438</text:p>
          </table:table-cell>
          <table:table-cell table:formula="of:=[.A2130]/1000/(60*60*24)" office:value-type="time" office:time-value="PT09H27M27.438S" calcext:value-type="time">
            <text:p>09:27:27</text:p>
          </table:table-cell>
          <table:table-cell office:value-type="float" office:value="1.06" calcext:value-type="float">
            <text:p>1.06</text:p>
          </table:table-cell>
          <table:table-cell office:value-type="float" office:value="210.4" calcext:value-type="float">
            <text:p>210.4</text:p>
          </table:table-cell>
          <table:table-cell office:value-type="float" office:value="222.4" calcext:value-type="float">
            <text:p>222.4</text:p>
          </table:table-cell>
          <table:table-cell office:value-type="float" office:value="2270.23" calcext:value-type="float">
            <text:p>2270.23</text:p>
          </table:table-cell>
          <table:table-cell office:value-type="float" office:value="2750.54" calcext:value-type="float">
            <text:p>2750.54</text:p>
          </table:table-cell>
        </table:table-row>
        <table:table-row table:style-name="ro1">
          <table:table-cell office:value-type="float" office:value="34063438" calcext:value-type="float">
            <text:p>34063438</text:p>
          </table:table-cell>
          <table:table-cell table:formula="of:=[.A2131]/1000/(60*60*24)" office:value-type="time" office:time-value="PT09H27M43.438S" calcext:value-type="time">
            <text:p>09:27:43</text:p>
          </table:table-cell>
          <table:table-cell office:value-type="float" office:value="1.06" calcext:value-type="float">
            <text:p>1.06</text:p>
          </table:table-cell>
          <table:table-cell office:value-type="float" office:value="210.1" calcext:value-type="float">
            <text:p>210.1</text:p>
          </table:table-cell>
          <table:table-cell office:value-type="float" office:value="222.08" calcext:value-type="float">
            <text:p>222.08</text:p>
          </table:table-cell>
          <table:table-cell office:value-type="float" office:value="2271.17" calcext:value-type="float">
            <text:p>2271.17</text:p>
          </table:table-cell>
          <table:table-cell office:value-type="float" office:value="2751.53" calcext:value-type="float">
            <text:p>2751.53</text:p>
          </table:table-cell>
        </table:table-row>
        <table:table-row table:style-name="ro1">
          <table:table-cell office:value-type="float" office:value="34079438" calcext:value-type="float">
            <text:p>34079438</text:p>
          </table:table-cell>
          <table:table-cell table:formula="of:=[.A2132]/1000/(60*60*24)" office:value-type="time" office:time-value="PT09H27M59.438S" calcext:value-type="time">
            <text:p>09:27:59</text:p>
          </table:table-cell>
          <table:table-cell office:value-type="float" office:value="1.05" calcext:value-type="float">
            <text:p>1.05</text:p>
          </table:table-cell>
          <table:table-cell office:value-type="float" office:value="209.9" calcext:value-type="float">
            <text:p>209.9</text:p>
          </table:table-cell>
          <table:table-cell office:value-type="float" office:value="221.02" calcext:value-type="float">
            <text:p>221.02</text:p>
          </table:table-cell>
          <table:table-cell office:value-type="float" office:value="2272.1" calcext:value-type="float">
            <text:p>2272.1</text:p>
          </table:table-cell>
          <table:table-cell office:value-type="float" office:value="2752.51" calcext:value-type="float">
            <text:p>2752.51</text:p>
          </table:table-cell>
        </table:table-row>
        <table:table-row table:style-name="ro1">
          <table:table-cell office:value-type="float" office:value="34095438" calcext:value-type="float">
            <text:p>34095438</text:p>
          </table:table-cell>
          <table:table-cell table:formula="of:=[.A2133]/1000/(60*60*24)" office:value-type="time" office:time-value="PT09H28M15.438S" calcext:value-type="time">
            <text:p>09:28:15</text:p>
          </table:table-cell>
          <table:table-cell office:value-type="float" office:value="1.05" calcext:value-type="float">
            <text:p>1.05</text:p>
          </table:table-cell>
          <table:table-cell office:value-type="float" office:value="209.6" calcext:value-type="float">
            <text:p>209.6</text:p>
          </table:table-cell>
          <table:table-cell office:value-type="float" office:value="220.7" calcext:value-type="float">
            <text:p>220.7</text:p>
          </table:table-cell>
          <table:table-cell office:value-type="float" office:value="2273.03" calcext:value-type="float">
            <text:p>2273.03</text:p>
          </table:table-cell>
          <table:table-cell office:value-type="float" office:value="2753.5" calcext:value-type="float">
            <text:p>2753.5</text:p>
          </table:table-cell>
        </table:table-row>
        <table:table-row table:style-name="ro1">
          <table:table-cell office:value-type="float" office:value="34111438" calcext:value-type="float">
            <text:p>34111438</text:p>
          </table:table-cell>
          <table:table-cell table:formula="of:=[.A2134]/1000/(60*60*24)" office:value-type="time" office:time-value="PT09H28M31.438S" calcext:value-type="time">
            <text:p>09:28:31</text:p>
          </table:table-cell>
          <table:table-cell office:value-type="float" office:value="1.05" calcext:value-type="float">
            <text:p>1.05</text:p>
          </table:table-cell>
          <table:table-cell office:value-type="float" office:value="209.3" calcext:value-type="float">
            <text:p>209.3</text:p>
          </table:table-cell>
          <table:table-cell office:value-type="float" office:value="220.38" calcext:value-type="float">
            <text:p>220.38</text:p>
          </table:table-cell>
          <table:table-cell office:value-type="float" office:value="2273.96" calcext:value-type="float">
            <text:p>2273.96</text:p>
          </table:table-cell>
          <table:table-cell office:value-type="float" office:value="2754.48" calcext:value-type="float">
            <text:p>2754.48</text:p>
          </table:table-cell>
        </table:table-row>
        <table:table-row table:style-name="ro1">
          <table:table-cell office:value-type="float" office:value="34127438" calcext:value-type="float">
            <text:p>34127438</text:p>
          </table:table-cell>
          <table:table-cell table:formula="of:=[.A2135]/1000/(60*60*24)" office:value-type="time" office:time-value="PT09H28M47.438S" calcext:value-type="time">
            <text:p>09:28:47</text:p>
          </table:table-cell>
          <table:table-cell office:value-type="float" office:value="1.05" calcext:value-type="float">
            <text:p>1.05</text:p>
          </table:table-cell>
          <table:table-cell office:value-type="float" office:value="209" calcext:value-type="float">
            <text:p>209</text:p>
          </table:table-cell>
          <table:table-cell office:value-type="float" office:value="220.06" calcext:value-type="float">
            <text:p>220.06</text:p>
          </table:table-cell>
          <table:table-cell office:value-type="float" office:value="2274.89" calcext:value-type="float">
            <text:p>2274.89</text:p>
          </table:table-cell>
          <table:table-cell office:value-type="float" office:value="2755.45" calcext:value-type="float">
            <text:p>2755.45</text:p>
          </table:table-cell>
        </table:table-row>
        <table:table-row table:style-name="ro1">
          <table:table-cell office:value-type="float" office:value="34143438" calcext:value-type="float">
            <text:p>34143438</text:p>
          </table:table-cell>
          <table:table-cell table:formula="of:=[.A2136]/1000/(60*60*24)" office:value-type="time" office:time-value="PT09H29M03.438S" calcext:value-type="time">
            <text:p>09:29:03</text:p>
          </table:table-cell>
          <table:table-cell office:value-type="float" office:value="1.05" calcext:value-type="float">
            <text:p>1.05</text:p>
          </table:table-cell>
          <table:table-cell office:value-type="float" office:value="208.8" calcext:value-type="float">
            <text:p>208.8</text:p>
          </table:table-cell>
          <table:table-cell office:value-type="float" office:value="219.01" calcext:value-type="float">
            <text:p>219.01</text:p>
          </table:table-cell>
          <table:table-cell office:value-type="float" office:value="2275.82" calcext:value-type="float">
            <text:p>2275.82</text:p>
          </table:table-cell>
          <table:table-cell office:value-type="float" office:value="2756.43" calcext:value-type="float">
            <text:p>2756.43</text:p>
          </table:table-cell>
        </table:table-row>
        <table:table-row table:style-name="ro1">
          <table:table-cell office:value-type="float" office:value="34159438" calcext:value-type="float">
            <text:p>34159438</text:p>
          </table:table-cell>
          <table:table-cell table:formula="of:=[.A2137]/1000/(60*60*24)" office:value-type="time" office:time-value="PT09H29M19.438S" calcext:value-type="time">
            <text:p>09:29:19</text:p>
          </table:table-cell>
          <table:table-cell office:value-type="float" office:value="1.05" calcext:value-type="float">
            <text:p>1.05</text:p>
          </table:table-cell>
          <table:table-cell office:value-type="float" office:value="208.5" calcext:value-type="float">
            <text:p>208.5</text:p>
          </table:table-cell>
          <table:table-cell office:value-type="float" office:value="218.69" calcext:value-type="float">
            <text:p>218.69</text:p>
          </table:table-cell>
          <table:table-cell office:value-type="float" office:value="2276.75" calcext:value-type="float">
            <text:p>2276.75</text:p>
          </table:table-cell>
          <table:table-cell office:value-type="float" office:value="2757.4" calcext:value-type="float">
            <text:p>2757.4</text:p>
          </table:table-cell>
        </table:table-row>
        <table:table-row table:style-name="ro1">
          <table:table-cell office:value-type="float" office:value="34175438" calcext:value-type="float">
            <text:p>34175438</text:p>
          </table:table-cell>
          <table:table-cell table:formula="of:=[.A2138]/1000/(60*60*24)" office:value-type="time" office:time-value="PT09H29M35.438S" calcext:value-type="time">
            <text:p>09:29:35</text:p>
          </table:table-cell>
          <table:table-cell office:value-type="float" office:value="1.05" calcext:value-type="float">
            <text:p>1.05</text:p>
          </table:table-cell>
          <table:table-cell office:value-type="float" office:value="208.2" calcext:value-type="float">
            <text:p>208.2</text:p>
          </table:table-cell>
          <table:table-cell office:value-type="float" office:value="218.36" calcext:value-type="float">
            <text:p>218.36</text:p>
          </table:table-cell>
          <table:table-cell office:value-type="float" office:value="2277.67" calcext:value-type="float">
            <text:p>2277.67</text:p>
          </table:table-cell>
          <table:table-cell office:value-type="float" office:value="2758.37" calcext:value-type="float">
            <text:p>2758.37</text:p>
          </table:table-cell>
        </table:table-row>
        <table:table-row table:style-name="ro1">
          <table:table-cell office:value-type="float" office:value="34191438" calcext:value-type="float">
            <text:p>34191438</text:p>
          </table:table-cell>
          <table:table-cell table:formula="of:=[.A2139]/1000/(60*60*24)" office:value-type="time" office:time-value="PT09H29M51.438S" calcext:value-type="time">
            <text:p>09:29:51</text:p>
          </table:table-cell>
          <table:table-cell office:value-type="float" office:value="1.04" calcext:value-type="float">
            <text:p>1.04</text:p>
          </table:table-cell>
          <table:table-cell office:value-type="float" office:value="207.9" calcext:value-type="float">
            <text:p>207.9</text:p>
          </table:table-cell>
          <table:table-cell office:value-type="float" office:value="217.21" calcext:value-type="float">
            <text:p>217.21</text:p>
          </table:table-cell>
          <table:table-cell office:value-type="float" office:value="2278.6" calcext:value-type="float">
            <text:p>2278.6</text:p>
          </table:table-cell>
          <table:table-cell office:value-type="float" office:value="2759.34" calcext:value-type="float">
            <text:p>2759.34</text:p>
          </table:table-cell>
        </table:table-row>
        <table:table-row table:style-name="ro1">
          <table:table-cell office:value-type="float" office:value="34207438" calcext:value-type="float">
            <text:p>34207438</text:p>
          </table:table-cell>
          <table:table-cell table:formula="of:=[.A2140]/1000/(60*60*24)" office:value-type="time" office:time-value="PT09H30M07.438S" calcext:value-type="time">
            <text:p>09:30:07</text:p>
          </table:table-cell>
          <table:table-cell office:value-type="float" office:value="1.04" calcext:value-type="float">
            <text:p>1.04</text:p>
          </table:table-cell>
          <table:table-cell office:value-type="float" office:value="207.6" calcext:value-type="float">
            <text:p>207.6</text:p>
          </table:table-cell>
          <table:table-cell office:value-type="float" office:value="216.89" calcext:value-type="float">
            <text:p>216.89</text:p>
          </table:table-cell>
          <table:table-cell office:value-type="float" office:value="2279.52" calcext:value-type="float">
            <text:p>2279.52</text:p>
          </table:table-cell>
          <table:table-cell office:value-type="float" office:value="2760.3" calcext:value-type="float">
            <text:p>2760.3</text:p>
          </table:table-cell>
        </table:table-row>
        <table:table-row table:style-name="ro1">
          <table:table-cell office:value-type="float" office:value="34223438" calcext:value-type="float">
            <text:p>34223438</text:p>
          </table:table-cell>
          <table:table-cell table:formula="of:=[.A2141]/1000/(60*60*24)" office:value-type="time" office:time-value="PT09H30M23.438S" calcext:value-type="time">
            <text:p>09:30:23</text:p>
          </table:table-cell>
          <table:table-cell office:value-type="float" office:value="1.04" calcext:value-type="float">
            <text:p>1.04</text:p>
          </table:table-cell>
          <table:table-cell office:value-type="float" office:value="207.2" calcext:value-type="float">
            <text:p>207.2</text:p>
          </table:table-cell>
          <table:table-cell office:value-type="float" office:value="215.64" calcext:value-type="float">
            <text:p>215.64</text:p>
          </table:table-cell>
          <table:table-cell office:value-type="float" office:value="2280.44" calcext:value-type="float">
            <text:p>2280.44</text:p>
          </table:table-cell>
          <table:table-cell office:value-type="float" office:value="2761.26" calcext:value-type="float">
            <text:p>2761.26</text:p>
          </table:table-cell>
        </table:table-row>
        <table:table-row table:style-name="ro1">
          <table:table-cell office:value-type="float" office:value="34239438" calcext:value-type="float">
            <text:p>34239438</text:p>
          </table:table-cell>
          <table:table-cell table:formula="of:=[.A2142]/1000/(60*60*24)" office:value-type="time" office:time-value="PT09H30M39.438S" calcext:value-type="time">
            <text:p>09:30:39</text:p>
          </table:table-cell>
          <table:table-cell office:value-type="float" office:value="1.04" calcext:value-type="float">
            <text:p>1.04</text:p>
          </table:table-cell>
          <table:table-cell office:value-type="float" office:value="207" calcext:value-type="float">
            <text:p>207</text:p>
          </table:table-cell>
          <table:table-cell office:value-type="float" office:value="215.42" calcext:value-type="float">
            <text:p>215.42</text:p>
          </table:table-cell>
          <table:table-cell office:value-type="float" office:value="2281.36" calcext:value-type="float">
            <text:p>2281.36</text:p>
          </table:table-cell>
          <table:table-cell office:value-type="float" office:value="2762.22" calcext:value-type="float">
            <text:p>2762.22</text:p>
          </table:table-cell>
        </table:table-row>
        <table:table-row table:style-name="ro1">
          <table:table-cell office:value-type="float" office:value="34255438" calcext:value-type="float">
            <text:p>34255438</text:p>
          </table:table-cell>
          <table:table-cell table:formula="of:=[.A2143]/1000/(60*60*24)" office:value-type="time" office:time-value="PT09H30M55.438S" calcext:value-type="time">
            <text:p>09:30:55</text:p>
          </table:table-cell>
          <table:table-cell office:value-type="float" office:value="1.04" calcext:value-type="float">
            <text:p>1.04</text:p>
          </table:table-cell>
          <table:table-cell office:value-type="float" office:value="206.6" calcext:value-type="float">
            <text:p>206.6</text:p>
          </table:table-cell>
          <table:table-cell office:value-type="float" office:value="214.17" calcext:value-type="float">
            <text:p>214.17</text:p>
          </table:table-cell>
          <table:table-cell office:value-type="float" office:value="2282.28" calcext:value-type="float">
            <text:p>2282.28</text:p>
          </table:table-cell>
          <table:table-cell office:value-type="float" office:value="2763.17" calcext:value-type="float">
            <text:p>2763.17</text:p>
          </table:table-cell>
        </table:table-row>
        <table:table-row table:style-name="ro1">
          <table:table-cell office:value-type="float" office:value="34271438" calcext:value-type="float">
            <text:p>34271438</text:p>
          </table:table-cell>
          <table:table-cell table:formula="of:=[.A2144]/1000/(60*60*24)" office:value-type="time" office:time-value="PT09H31M11.438S" calcext:value-type="time">
            <text:p>09:31:11</text:p>
          </table:table-cell>
          <table:table-cell office:value-type="float" office:value="1.04" calcext:value-type="float">
            <text:p>1.04</text:p>
          </table:table-cell>
          <table:table-cell office:value-type="float" office:value="206.3" calcext:value-type="float">
            <text:p>206.3</text:p>
          </table:table-cell>
          <table:table-cell office:value-type="float" office:value="213.86" calcext:value-type="float">
            <text:p>213.86</text:p>
          </table:table-cell>
          <table:table-cell office:value-type="float" office:value="2283.2" calcext:value-type="float">
            <text:p>2283.2</text:p>
          </table:table-cell>
          <table:table-cell office:value-type="float" office:value="2764.13" calcext:value-type="float">
            <text:p>2764.13</text:p>
          </table:table-cell>
        </table:table-row>
        <table:table-row table:style-name="ro1">
          <table:table-cell office:value-type="float" office:value="34287438" calcext:value-type="float">
            <text:p>34287438</text:p>
          </table:table-cell>
          <table:table-cell table:formula="of:=[.A2145]/1000/(60*60*24)" office:value-type="time" office:time-value="PT09H31M27.438S" calcext:value-type="time">
            <text:p>09:31:27</text:p>
          </table:table-cell>
          <table:table-cell office:value-type="float" office:value="1.03" calcext:value-type="float">
            <text:p>1.03</text:p>
          </table:table-cell>
          <table:table-cell office:value-type="float" office:value="205.9" calcext:value-type="float">
            <text:p>205.9</text:p>
          </table:table-cell>
          <table:table-cell office:value-type="float" office:value="212.61" calcext:value-type="float">
            <text:p>212.61</text:p>
          </table:table-cell>
          <table:table-cell office:value-type="float" office:value="2284.11" calcext:value-type="float">
            <text:p>2284.11</text:p>
          </table:table-cell>
          <table:table-cell office:value-type="float" office:value="2765.07" calcext:value-type="float">
            <text:p>2765.07</text:p>
          </table:table-cell>
        </table:table-row>
        <table:table-row table:style-name="ro1">
          <table:table-cell office:value-type="float" office:value="34303438" calcext:value-type="float">
            <text:p>34303438</text:p>
          </table:table-cell>
          <table:table-cell table:formula="of:=[.A2146]/1000/(60*60*24)" office:value-type="time" office:time-value="PT09H31M43.438S" calcext:value-type="time">
            <text:p>09:31:43</text:p>
          </table:table-cell>
          <table:table-cell office:value-type="float" office:value="1.03" calcext:value-type="float">
            <text:p>1.03</text:p>
          </table:table-cell>
          <table:table-cell office:value-type="float" office:value="205.6" calcext:value-type="float">
            <text:p>205.6</text:p>
          </table:table-cell>
          <table:table-cell office:value-type="float" office:value="212.29" calcext:value-type="float">
            <text:p>212.29</text:p>
          </table:table-cell>
          <table:table-cell office:value-type="float" office:value="2285.03" calcext:value-type="float">
            <text:p>2285.03</text:p>
          </table:table-cell>
          <table:table-cell office:value-type="float" office:value="2766.02" calcext:value-type="float">
            <text:p>2766.02</text:p>
          </table:table-cell>
        </table:table-row>
        <table:table-row table:style-name="ro1">
          <table:table-cell office:value-type="float" office:value="34319438" calcext:value-type="float">
            <text:p>34319438</text:p>
          </table:table-cell>
          <table:table-cell table:formula="of:=[.A2147]/1000/(60*60*24)" office:value-type="time" office:time-value="PT09H31M59.438S" calcext:value-type="time">
            <text:p>09:31:59</text:p>
          </table:table-cell>
          <table:table-cell office:value-type="float" office:value="1.03" calcext:value-type="float">
            <text:p>1.03</text:p>
          </table:table-cell>
          <table:table-cell office:value-type="float" office:value="205.2" calcext:value-type="float">
            <text:p>205.2</text:p>
          </table:table-cell>
          <table:table-cell office:value-type="float" office:value="211.87" calcext:value-type="float">
            <text:p>211.87</text:p>
          </table:table-cell>
          <table:table-cell office:value-type="float" office:value="2285.94" calcext:value-type="float">
            <text:p>2285.94</text:p>
          </table:table-cell>
          <table:table-cell office:value-type="float" office:value="2766.96" calcext:value-type="float">
            <text:p>2766.96</text:p>
          </table:table-cell>
        </table:table-row>
        <table:table-row table:style-name="ro1">
          <table:table-cell office:value-type="float" office:value="34335438" calcext:value-type="float">
            <text:p>34335438</text:p>
          </table:table-cell>
          <table:table-cell table:formula="of:=[.A2148]/1000/(60*60*24)" office:value-type="time" office:time-value="PT09H32M15.438S" calcext:value-type="time">
            <text:p>09:32:15</text:p>
          </table:table-cell>
          <table:table-cell office:value-type="float" office:value="1.03" calcext:value-type="float">
            <text:p>1.03</text:p>
          </table:table-cell>
          <table:table-cell office:value-type="float" office:value="204.8" calcext:value-type="float">
            <text:p>204.8</text:p>
          </table:table-cell>
          <table:table-cell office:value-type="float" office:value="210.63" calcext:value-type="float">
            <text:p>210.63</text:p>
          </table:table-cell>
          <table:table-cell office:value-type="float" office:value="2286.85" calcext:value-type="float">
            <text:p>2286.85</text:p>
          </table:table-cell>
          <table:table-cell office:value-type="float" office:value="2767.9" calcext:value-type="float">
            <text:p>2767.9</text:p>
          </table:table-cell>
        </table:table-row>
        <table:table-row table:style-name="ro1">
          <table:table-cell office:value-type="float" office:value="34351438" calcext:value-type="float">
            <text:p>34351438</text:p>
          </table:table-cell>
          <table:table-cell table:formula="of:=[.A2149]/1000/(60*60*24)" office:value-type="time" office:time-value="PT09H32M31.438S" calcext:value-type="time">
            <text:p>09:32:31</text:p>
          </table:table-cell>
          <table:table-cell office:value-type="float" office:value="1.02" calcext:value-type="float">
            <text:p>1.02</text:p>
          </table:table-cell>
          <table:table-cell office:value-type="float" office:value="204.5" calcext:value-type="float">
            <text:p>204.5</text:p>
          </table:table-cell>
          <table:table-cell office:value-type="float" office:value="209.5" calcext:value-type="float">
            <text:p>209.5</text:p>
          </table:table-cell>
          <table:table-cell office:value-type="float" office:value="2287.76" calcext:value-type="float">
            <text:p>2287.76</text:p>
          </table:table-cell>
          <table:table-cell office:value-type="float" office:value="2768.83" calcext:value-type="float">
            <text:p>2768.83</text:p>
          </table:table-cell>
        </table:table-row>
        <table:table-row table:style-name="ro1">
          <table:table-cell office:value-type="float" office:value="34367438" calcext:value-type="float">
            <text:p>34367438</text:p>
          </table:table-cell>
          <table:table-cell table:formula="of:=[.A2150]/1000/(60*60*24)" office:value-type="time" office:time-value="PT09H32M47.438S" calcext:value-type="time">
            <text:p>09:32:47</text:p>
          </table:table-cell>
          <table:table-cell office:value-type="float" office:value="1.02" calcext:value-type="float">
            <text:p>1.02</text:p>
          </table:table-cell>
          <table:table-cell office:value-type="float" office:value="204" calcext:value-type="float">
            <text:p>204</text:p>
          </table:table-cell>
          <table:table-cell office:value-type="float" office:value="208.98" calcext:value-type="float">
            <text:p>208.98</text:p>
          </table:table-cell>
          <table:table-cell office:value-type="float" office:value="2288.67" calcext:value-type="float">
            <text:p>2288.67</text:p>
          </table:table-cell>
          <table:table-cell office:value-type="float" office:value="2769.77" calcext:value-type="float">
            <text:p>2769.77</text:p>
          </table:table-cell>
        </table:table-row>
        <table:table-row table:style-name="ro1">
          <table:table-cell office:value-type="float" office:value="34383438" calcext:value-type="float">
            <text:p>34383438</text:p>
          </table:table-cell>
          <table:table-cell table:formula="of:=[.A2151]/1000/(60*60*24)" office:value-type="time" office:time-value="PT09H33M03.438S" calcext:value-type="time">
            <text:p>09:33:03</text:p>
          </table:table-cell>
          <table:table-cell office:value-type="float" office:value="1.02" calcext:value-type="float">
            <text:p>1.02</text:p>
          </table:table-cell>
          <table:table-cell office:value-type="float" office:value="203.6" calcext:value-type="float">
            <text:p>203.6</text:p>
          </table:table-cell>
          <table:table-cell office:value-type="float" office:value="207.75" calcext:value-type="float">
            <text:p>207.75</text:p>
          </table:table-cell>
          <table:table-cell office:value-type="float" office:value="2289.58" calcext:value-type="float">
            <text:p>2289.58</text:p>
          </table:table-cell>
          <table:table-cell office:value-type="float" office:value="2770.69" calcext:value-type="float">
            <text:p>2770.69</text:p>
          </table:table-cell>
        </table:table-row>
        <table:table-row table:style-name="ro1">
          <table:table-cell office:value-type="float" office:value="34399438" calcext:value-type="float">
            <text:p>34399438</text:p>
          </table:table-cell>
          <table:table-cell table:formula="of:=[.A2152]/1000/(60*60*24)" office:value-type="time" office:time-value="PT09H33M19.438S" calcext:value-type="time">
            <text:p>09:33:19</text:p>
          </table:table-cell>
          <table:table-cell office:value-type="float" office:value="1.02" calcext:value-type="float">
            <text:p>1.02</text:p>
          </table:table-cell>
          <table:table-cell office:value-type="float" office:value="203.2" calcext:value-type="float">
            <text:p>203.2</text:p>
          </table:table-cell>
          <table:table-cell office:value-type="float" office:value="207.33" calcext:value-type="float">
            <text:p>207.33</text:p>
          </table:table-cell>
          <table:table-cell office:value-type="float" office:value="2290.48" calcext:value-type="float">
            <text:p>2290.48</text:p>
          </table:table-cell>
          <table:table-cell office:value-type="float" office:value="2771.62" calcext:value-type="float">
            <text:p>2771.62</text:p>
          </table:table-cell>
        </table:table-row>
        <table:table-row table:style-name="ro1">
          <table:table-cell office:value-type="float" office:value="34415438" calcext:value-type="float">
            <text:p>34415438</text:p>
          </table:table-cell>
          <table:table-cell table:formula="of:=[.A2153]/1000/(60*60*24)" office:value-type="time" office:time-value="PT09H33M35.438S" calcext:value-type="time">
            <text:p>09:33:35</text:p>
          </table:table-cell>
          <table:table-cell office:value-type="float" office:value="1.02" calcext:value-type="float">
            <text:p>1.02</text:p>
          </table:table-cell>
          <table:table-cell office:value-type="float" office:value="202.8" calcext:value-type="float">
            <text:p>202.8</text:p>
          </table:table-cell>
          <table:table-cell office:value-type="float" office:value="206.91" calcext:value-type="float">
            <text:p>206.91</text:p>
          </table:table-cell>
          <table:table-cell office:value-type="float" office:value="2291.38" calcext:value-type="float">
            <text:p>2291.38</text:p>
          </table:table-cell>
          <table:table-cell office:value-type="float" office:value="2772.54" calcext:value-type="float">
            <text:p>2772.54</text:p>
          </table:table-cell>
        </table:table-row>
        <table:table-row table:style-name="ro1">
          <table:table-cell office:value-type="float" office:value="34431438" calcext:value-type="float">
            <text:p>34431438</text:p>
          </table:table-cell>
          <table:table-cell table:formula="of:=[.A2154]/1000/(60*60*24)" office:value-type="time" office:time-value="PT09H33M51.438S" calcext:value-type="time">
            <text:p>09:33:51</text:p>
          </table:table-cell>
          <table:table-cell office:value-type="float" office:value="1.02" calcext:value-type="float">
            <text:p>1.02</text:p>
          </table:table-cell>
          <table:table-cell office:value-type="float" office:value="202.4" calcext:value-type="float">
            <text:p>202.4</text:p>
          </table:table-cell>
          <table:table-cell office:value-type="float" office:value="205.69" calcext:value-type="float">
            <text:p>205.69</text:p>
          </table:table-cell>
          <table:table-cell office:value-type="float" office:value="2292.28" calcext:value-type="float">
            <text:p>2292.28</text:p>
          </table:table-cell>
          <table:table-cell office:value-type="float" office:value="2773.45" calcext:value-type="float">
            <text:p>2773.45</text:p>
          </table:table-cell>
        </table:table-row>
        <table:table-row table:style-name="ro1">
          <table:table-cell office:value-type="float" office:value="34447438" calcext:value-type="float">
            <text:p>34447438</text:p>
          </table:table-cell>
          <table:table-cell table:formula="of:=[.A2155]/1000/(60*60*24)" office:value-type="time" office:time-value="PT09H34M07.438S" calcext:value-type="time">
            <text:p>09:34:07</text:p>
          </table:table-cell>
          <table:table-cell office:value-type="float" office:value="1.02" calcext:value-type="float">
            <text:p>1.02</text:p>
          </table:table-cell>
          <table:table-cell office:value-type="float" office:value="201.8" calcext:value-type="float">
            <text:p>201.8</text:p>
          </table:table-cell>
          <table:table-cell office:value-type="float" office:value="205.07" calcext:value-type="float">
            <text:p>205.07</text:p>
          </table:table-cell>
          <table:table-cell office:value-type="float" office:value="2293.18" calcext:value-type="float">
            <text:p>2293.18</text:p>
          </table:table-cell>
          <table:table-cell office:value-type="float" office:value="2774.37" calcext:value-type="float">
            <text:p>2774.37</text:p>
          </table:table-cell>
        </table:table-row>
        <table:table-row table:style-name="ro1">
          <table:table-cell office:value-type="float" office:value="34463438" calcext:value-type="float">
            <text:p>34463438</text:p>
          </table:table-cell>
          <table:table-cell table:formula="of:=[.A2156]/1000/(60*60*24)" office:value-type="time" office:time-value="PT09H34M23.438S" calcext:value-type="time">
            <text:p>09:34:23</text:p>
          </table:table-cell>
          <table:table-cell office:value-type="float" office:value="1.01" calcext:value-type="float">
            <text:p>1.01</text:p>
          </table:table-cell>
          <table:table-cell office:value-type="float" office:value="201.4" calcext:value-type="float">
            <text:p>201.4</text:p>
          </table:table-cell>
          <table:table-cell office:value-type="float" office:value="203.85" calcext:value-type="float">
            <text:p>203.85</text:p>
          </table:table-cell>
          <table:table-cell office:value-type="float" office:value="2294.08" calcext:value-type="float">
            <text:p>2294.08</text:p>
          </table:table-cell>
          <table:table-cell office:value-type="float" office:value="2775.28" calcext:value-type="float">
            <text:p>2775.28</text:p>
          </table:table-cell>
        </table:table-row>
        <table:table-row table:style-name="ro1">
          <table:table-cell office:value-type="float" office:value="34479438" calcext:value-type="float">
            <text:p>34479438</text:p>
          </table:table-cell>
          <table:table-cell table:formula="of:=[.A2157]/1000/(60*60*24)" office:value-type="time" office:time-value="PT09H34M39.438S" calcext:value-type="time">
            <text:p>09:34:39</text:p>
          </table:table-cell>
          <table:table-cell office:value-type="float" office:value="1.01" calcext:value-type="float">
            <text:p>1.01</text:p>
          </table:table-cell>
          <table:table-cell office:value-type="float" office:value="201" calcext:value-type="float">
            <text:p>201</text:p>
          </table:table-cell>
          <table:table-cell office:value-type="float" office:value="203.43" calcext:value-type="float">
            <text:p>203.43</text:p>
          </table:table-cell>
          <table:table-cell office:value-type="float" office:value="2294.97" calcext:value-type="float">
            <text:p>2294.97</text:p>
          </table:table-cell>
          <table:table-cell office:value-type="float" office:value="2776.18" calcext:value-type="float">
            <text:p>2776.18</text:p>
          </table:table-cell>
        </table:table-row>
        <table:table-row table:style-name="ro1">
          <table:table-cell office:value-type="float" office:value="34495438" calcext:value-type="float">
            <text:p>34495438</text:p>
          </table:table-cell>
          <table:table-cell table:formula="of:=[.A2158]/1000/(60*60*24)" office:value-type="time" office:time-value="PT09H34M55.438S" calcext:value-type="time">
            <text:p>09:34:55</text:p>
          </table:table-cell>
          <table:table-cell office:value-type="float" office:value="1.01" calcext:value-type="float">
            <text:p>1.01</text:p>
          </table:table-cell>
          <table:table-cell office:value-type="float" office:value="200.5" calcext:value-type="float">
            <text:p>200.5</text:p>
          </table:table-cell>
          <table:table-cell office:value-type="float" office:value="202.11" calcext:value-type="float">
            <text:p>202.11</text:p>
          </table:table-cell>
          <table:table-cell office:value-type="float" office:value="2295.86" calcext:value-type="float">
            <text:p>2295.86</text:p>
          </table:table-cell>
          <table:table-cell office:value-type="float" office:value="2777.08" calcext:value-type="float">
            <text:p>2777.08</text:p>
          </table:table-cell>
        </table:table-row>
        <table:table-row table:style-name="ro1">
          <table:table-cell office:value-type="float" office:value="34511438" calcext:value-type="float">
            <text:p>34511438</text:p>
          </table:table-cell>
          <table:table-cell table:formula="of:=[.A2159]/1000/(60*60*24)" office:value-type="time" office:time-value="PT09H35M11.438S" calcext:value-type="time">
            <text:p>09:35:11</text:p>
          </table:table-cell>
          <table:table-cell office:value-type="float" office:value="1" calcext:value-type="float">
            <text:p>1</text:p>
          </table:table-cell>
          <table:table-cell office:value-type="float" office:value="200" calcext:value-type="float">
            <text:p>200</text:p>
          </table:table-cell>
          <table:table-cell office:value-type="float" office:value="200.8" calcext:value-type="float">
            <text:p>200.8</text:p>
          </table:table-cell>
          <table:table-cell office:value-type="float" office:value="2296.75" calcext:value-type="float">
            <text:p>2296.75</text:p>
          </table:table-cell>
          <table:table-cell office:value-type="float" office:value="2777.98" calcext:value-type="float">
            <text:p>2777.98</text:p>
          </table:table-cell>
        </table:table-row>
        <table:table-row table:style-name="ro1">
          <table:table-cell office:value-type="float" office:value="34520438" calcext:value-type="float">
            <text:p>34520438</text:p>
          </table:table-cell>
          <table:table-cell table:formula="of:=[.A2160]/1000/(60*60*24)" office:value-type="time" office:time-value="PT09H35M20.438S" calcext:value-type="time">
            <text:p>09:35:20</text:p>
          </table:table-cell>
          <table:table-cell office:value-type="float" office:value="1" calcext:value-type="float">
            <text:p>1</text:p>
          </table:table-cell>
          <table:table-cell office:value-type="float" office:value="199.7" calcext:value-type="float">
            <text:p>199.7</text:p>
          </table:table-cell>
          <table:table-cell office:value-type="float" office:value="199.69" calcext:value-type="float">
            <text:p>199.69</text:p>
          </table:table-cell>
          <table:table-cell office:value-type="float" office:value="2297.25" calcext:value-type="float">
            <text:p>2297.25</text:p>
          </table:table-cell>
          <table:table-cell office:value-type="float" office:value="2778.48" calcext:value-type="float">
            <text:p>2778.4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CH" style:font-name-asian="Microsoft YaHei" style:language-asian="zh" style:country-asian="CN" style:font-name-complex="Arial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CH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10">00.00.0000</text:date>, <text:time style:data-style-name="N2" text:time-value="12:39:18.531000000"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dc:date>2020-03-10T12:40:56.586000000</dc:date>
    <meta:editing-duration>PT1H9M6S</meta:editing-duration>
    <meta:editing-cycles>3</meta:editing-cycles>
    <meta:generator>LibreOffice/6.3.4.2$Windows_X86_64 LibreOffice_project/60da17e045e08f1793c57c00ba83cdfce946d0aa</meta:generator>
    <meta:document-statistic meta:table-count="1" meta:cell-count="15120" meta:object-count="1"/>
  </office:meta>
</office:document-meta>
</file>

<file path=Object 1/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chartooo="http://openoffice.org/2010/chart" office:version="1.2">
  <office:automatic-styles>
    <number:number-style style:name="N0">
      <number:number number:min-integer-digits="1"/>
    </number:number-style>
    <number:time-style style:name="N107" number:truncate-on-overflow="false">
      <number:hours number:style="long"/>
      <number:text>:</number:text>
      <number:minutes number:style="long"/>
    </number:time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107">
      <style:chart-properties chart:display-label="true" chart:logarithmic="false" chart:reverse-direction="false" text:line-break="false" loext:try-staggering-first="false" chart:link-data-style-to-source="fals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minimum="0.95" chart:origin="0" chart:reverse-direction="false" text:line-break="false" loext:try-staggering-first="false" chart:link-data-style-to-source="true" chart:axis-position="1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symbol-type="none" chart:link-data-style-to-source="true"/>
      <style:graphic-properties svg:stroke-width="0.08cm" svg:stroke-color="#004586" draw:fill-color="#004586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26.991cm" svg:height="15.301cm" xlink:href=".." xlink:type="simple" chart:class="chart:line" chart:style-name="ch1">
        <chart:title svg:x="11.494cm" svg:y="0.442cm" chart:style-name="ch2">
          <text:p>Ladda @ 5 Ohm #4</text:p>
        </chart:title>
        <chart:legend chart:legend-position="end" svg:x="24.536cm" svg:y="7.351cm" style:legend-expansion="high" chart:style-name="ch3"/>
        <chart:plot-area chart:style-name="ch4" table:cell-range-address="LOGGER03.B2:LOGGER03.C2160 LOGGER03.C1:LOGGER03.C1" chart:data-source-has-labels="both" svg:x="0.539cm" svg:y="1.527cm" svg:width="23.458cm" svg:height="13.468cm">
          <chartooo:coordinate-region svg:x="1.451cm" svg:y="1.527cm" svg:width="22.5cm" svg:height="12.14cm"/>
          <chart:axis chart:dimension="x" chart:name="primary-x" chart:style-name="ch5" chartooo:axis-type="auto">
            <chartooo:date-scale/>
            <chart:categories table:cell-range-address="LOGGER03.B2:LOGGER03.B2160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LOGGER03.C2:LOGGER03.C2160" chart:label-cell-address="LOGGER03.C1:LOGGER03.C1" chart:class="chart:line">
            <chart:data-point chart:repeated="2159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voltage</text:p>
                <draw:g>
                  <svg:desc>LOGGER03.C1:LOGGER03.C1</svg:desc>
                </draw:g>
              </table:table-cell>
            </table:table-row>
          </table:table-header-rows>
          <table:table-rows>
            <table:table-row>
              <table:table-cell office:value-type="float" office:value="0">
                <text:p>0</text:p>
                <draw:g>
                  <svg:desc>LOGGER03.B2:LOGGER03.B2160</svg:desc>
                </draw:g>
              </table:table-cell>
              <table:table-cell office:value-type="float" office:value="1.33">
                <text:p>1.33</text:p>
                <draw:g>
                  <svg:desc>LOGGER03.C2:LOGGER03.C2160</svg:desc>
                </draw:g>
              </table:table-cell>
            </table:table-row>
            <table:table-row>
              <table:table-cell office:value-type="float" office:value="0.000178680555555556">
                <text:p>0.000178680555555556</text:p>
              </table:table-cell>
              <table:table-cell office:value-type="float" office:value="1.33">
                <text:p>1.33</text:p>
              </table:table-cell>
            </table:table-row>
            <table:table-row>
              <table:table-cell office:value-type="float" office:value="0.000363865740740741">
                <text:p>0.00036386574074074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549050925925926">
                <text:p>0.000549050925925926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734236111111111">
                <text:p>0.000734236111111111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0919409722222222">
                <text:p>0.000919409722222222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10460648148148">
                <text:p>0.00110460648148148</text:p>
              </table:table-cell>
              <table:table-cell office:value-type="float" office:value="1.32">
                <text:p>1.32</text:p>
              </table:table-cell>
            </table:table-row>
            <table:table-row>
              <table:table-cell office:value-type="float" office:value="0.00128979166666667">
                <text:p>0.0012897916666666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47497685185185">
                <text:p>0.0014749768518518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66016203703704">
                <text:p>0.00166016203703704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184534722222222">
                <text:p>0.0018453472222222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03053240740741">
                <text:p>0.00203053240740741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21570601851852">
                <text:p>0.0022157060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40090277777778">
                <text:p>0.00240090277777778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58608796296296">
                <text:p>0.0025860879629629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77127314814815">
                <text:p>0.00277127314814815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295645833333333">
                <text:p>0.00295645833333333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14164351851852">
                <text:p>0.00314164351851852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3268287037037">
                <text:p>0.003326828703703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51201388888889">
                <text:p>0.00351201388888889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69719907407407">
                <text:p>0.00369719907407407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388238425925926">
                <text:p>0.00388238425925926</text:p>
              </table:table-cell>
              <table:table-cell office:value-type="float" office:value="1.31">
                <text:p>1.31</text:p>
              </table:table-cell>
            </table:table-row>
            <table:table-row>
              <table:table-cell office:value-type="float" office:value="0.00406756944444444">
                <text:p>0.0040675694444444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25275462962963">
                <text:p>0.0042527546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43793981481482">
                <text:p>0.00443793981481482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623125">
                <text:p>0.004623125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80831018518519">
                <text:p>0.00480831018518519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499349537037037">
                <text:p>0.00499349537037037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17868055555556">
                <text:p>0.00517868055555556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36386574074074">
                <text:p>0.00536386574074074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54905092592593">
                <text:p>0.0055490509259259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73423611111111">
                <text:p>0.00573423611111111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59194212962963">
                <text:p>0.0059194212962963</text:p>
              </table:table-cell>
              <table:table-cell office:value-type="float" office:value="1.3">
                <text:p>1.3</text:p>
              </table:table-cell>
            </table:table-row>
            <table:table-row>
              <table:table-cell office:value-type="float" office:value="0.00610460648148148">
                <text:p>0.0061046064814814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28979166666667">
                <text:p>0.0062897916666666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47497685185185">
                <text:p>0.0064749768518518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66016203703704">
                <text:p>0.0066601620370370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684534722222222">
                <text:p>0.0068453472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03053240740741">
                <text:p>0.0070305324074074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21571759259259">
                <text:p>0.0072157175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40090277777778">
                <text:p>0.00740090277777778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58607638888889">
                <text:p>0.0075860763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77127314814815">
                <text:p>0.0077712731481481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795645833333333">
                <text:p>0.0079564583333333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14164351851852">
                <text:p>0.0081416435185185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3268287037037">
                <text:p>0.008326828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51201388888889">
                <text:p>0.0085120138888888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69719907407407">
                <text:p>0.0086971990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888238425925926">
                <text:p>0.0088823842592592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06756944444444">
                <text:p>0.00906756944444444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25275462962963">
                <text:p>0.0092527546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43793981481481">
                <text:p>0.0094379398148148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623125">
                <text:p>0.009623125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80831018518519">
                <text:p>0.0098083101851851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0999349537037037">
                <text:p>0.0099934953703703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1786805555556">
                <text:p>0.0101786805555556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3638657407407">
                <text:p>0.0103638657407407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5490509259259">
                <text:p>0.0105490509259259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7342361111111">
                <text:p>0.0107342361111111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09194212962963">
                <text:p>0.0109194212962963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11046064814815">
                <text:p>0.011104606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2897916666667">
                <text:p>0.011289791666666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4749768518519">
                <text:p>0.011474976851851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660162037037">
                <text:p>0.01166016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18453472222222">
                <text:p>0.0118453472222222</text:p>
              </table:table-cell>
              <table:table-cell office:value-type="float" office:value="1.29">
                <text:p>1.29</text:p>
              </table:table-cell>
            </table:table-row>
            <table:table-row>
              <table:table-cell office:value-type="float" office:value="0.0120305324074074">
                <text:p>0.012030532407407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2157175925926">
                <text:p>0.012215717592592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4009027777778">
                <text:p>0.012400902777777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586087962963">
                <text:p>0.012586087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7712731481482">
                <text:p>0.012771273148148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29564583333333">
                <text:p>0.012956458333333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1416435185185">
                <text:p>0.013141643518518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3268171296296">
                <text:p>0.0133268171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5120138888889">
                <text:p>0.013512013888888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6971990740741">
                <text:p>0.0136971990740741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38823842592593">
                <text:p>0.013882384259259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0675694444444">
                <text:p>0.014067569444444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2527546296296">
                <text:p>0.014252754629629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4379398148148">
                <text:p>0.0144379398148148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623125">
                <text:p>0.01462312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8083101851852">
                <text:p>0.0148083101851852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49934953703704">
                <text:p>0.0149934953703704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1786805555556">
                <text:p>0.0151786805555556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3638657407407">
                <text:p>0.015363865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5490509259259">
                <text:p>0.0155490509259259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57342361111111">
                <text:p>0.015734236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59194212962963">
                <text:p>0.0159194212962963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1046064814815">
                <text:p>0.0161046064814815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2897916666667">
                <text:p>0.016289791666666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4749768518518">
                <text:p>0.0164749768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6660162037037">
                <text:p>0.016660162037037</text:p>
              </table:table-cell>
              <table:table-cell office:value-type="float" office:value="1.28">
                <text:p>1.28</text:p>
              </table:table-cell>
            </table:table-row>
            <table:table-row>
              <table:table-cell office:value-type="float" office:value="0.0168453472222222">
                <text:p>0.016845347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0305324074074">
                <text:p>0.017030532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2157175925926">
                <text:p>0.017215717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4009027777778">
                <text:p>0.01740090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586087962963">
                <text:p>0.0175860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7712731481481">
                <text:p>0.017771273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79564583333333">
                <text:p>0.017956458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1416435185185">
                <text:p>0.018141643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3268287037037">
                <text:p>0.01832682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5120138888889">
                <text:p>0.018512013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6971990740741">
                <text:p>0.018697199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88823842592593">
                <text:p>0.018882384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0675694444444">
                <text:p>0.019067569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2527546296296">
                <text:p>0.019252754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4379398148148">
                <text:p>0.019437939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623125">
                <text:p>0.019623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8083101851852">
                <text:p>0.019808310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199934953703704">
                <text:p>0.019993495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1786805555556">
                <text:p>0.020178680555555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3638657407407">
                <text:p>0.020363865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5490509259259">
                <text:p>0.020549050925925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7342361111111">
                <text:p>0.020734236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09194212962963">
                <text:p>0.0209194212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1046064814815">
                <text:p>0.021104606481481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2897800925926">
                <text:p>0.0212897800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4749768518518">
                <text:p>0.021474976851851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660162037037">
                <text:p>0.021660162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18453472222222">
                <text:p>0.021845347222222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0305324074074">
                <text:p>0.022030532407407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2157175925926">
                <text:p>0.022215717592592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4009027777778">
                <text:p>0.022400902777777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586087962963">
                <text:p>0.02258608796296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7712731481481">
                <text:p>0.022771273148148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29564583333333">
                <text:p>0.022956458333333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1416435185185">
                <text:p>0.023141643518518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3268287037037">
                <text:p>0.023326828703703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5120138888889">
                <text:p>0.0235120138888889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6971990740741">
                <text:p>0.023697199074074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38823842592593">
                <text:p>0.0238823842592593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0675694444444">
                <text:p>0.024067569444444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2527546296296">
                <text:p>0.0242527546296296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4379398148148">
                <text:p>0.0244379398148148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623125">
                <text:p>0.024623125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8083101851852">
                <text:p>0.0248083101851852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49934953703704">
                <text:p>0.0249934953703704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1786805555556">
                <text:p>0.025178680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3638657407407">
                <text:p>0.0253638657407407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5490509259259">
                <text:p>0.025549050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57342361111111">
                <text:p>0.0257342361111111</text:p>
              </table:table-cell>
              <table:table-cell office:value-type="float" office:value="1.27">
                <text:p>1.27</text:p>
              </table:table-cell>
            </table:table-row>
            <table:table-row>
              <table:table-cell office:value-type="float" office:value="0.0259194212962963">
                <text:p>0.02591942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1046064814815">
                <text:p>0.02610460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2897916666667">
                <text:p>0.026289791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4749768518518">
                <text:p>0.0264749768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660162037037">
                <text:p>0.026660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68453472222222">
                <text:p>0.026845347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0305324074074">
                <text:p>0.027030532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2157175925926">
                <text:p>0.027215717592592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4009027777778">
                <text:p>0.027400902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586087962963">
                <text:p>0.027586087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7712731481481">
                <text:p>0.027771273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79564583333333">
                <text:p>0.027956458333333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1416435185185">
                <text:p>0.028141643518518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3268287037037">
                <text:p>0.0283268287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5120138888889">
                <text:p>0.028512013888888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6971990740741">
                <text:p>0.028697199074074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88823842592593">
                <text:p>0.028882384259259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0675694444444">
                <text:p>0.029067569444444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2527546296296">
                <text:p>0.029252754629629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4379398148148">
                <text:p>0.029437939814814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623125">
                <text:p>0.02962312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8083101851852">
                <text:p>0.029808310185185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299934953703704">
                <text:p>0.029993495370370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1786805555556">
                <text:p>0.0301786805555556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3638657407407">
                <text:p>0.030363865740740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5490509259259">
                <text:p>0.0305490509259259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7342361111111">
                <text:p>0.030734236111111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09194212962963">
                <text:p>0.0309194212962963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1046064814815">
                <text:p>0.0311046064814815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2897916666667">
                <text:p>0.031289791666666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4749768518518">
                <text:p>0.031474976851851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660162037037">
                <text:p>0.031660162037037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18453472222222">
                <text:p>0.0318453472222222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0305324074074">
                <text:p>0.0320305324074074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2157175925926">
                <text:p>0.032215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4009027777778">
                <text:p>0.0324009027777778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586087962963">
                <text:p>0.032586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27712731481481">
                <text:p>0.0327712731481481</text:p>
              </table:table-cell>
              <table:table-cell office:value-type="float" office:value="1.26">
                <text:p>1.26</text:p>
              </table:table-cell>
            </table:table-row>
            <table:table-row>
              <table:table-cell office:value-type="float" office:value="0.0329564583333333">
                <text:p>0.032956458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1416435185185">
                <text:p>0.03314164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3268287037037">
                <text:p>0.033326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5120138888889">
                <text:p>0.033512013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6971990740741">
                <text:p>0.03369719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38823726851852">
                <text:p>0.0338823726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0675694444444">
                <text:p>0.03406756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2527546296296">
                <text:p>0.03425275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4379398148148">
                <text:p>0.03443793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623125">
                <text:p>0.034623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8083101851852">
                <text:p>0.03480831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49934953703704">
                <text:p>0.03499349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1786805555556">
                <text:p>0.03517868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3638657407407">
                <text:p>0.035363865740740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5490509259259">
                <text:p>0.035549050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7342361111111">
                <text:p>0.03573423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59194212962963">
                <text:p>0.035919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1046064814815">
                <text:p>0.036104606481481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2897916666667">
                <text:p>0.03628979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4749768518518">
                <text:p>0.036474976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660162037037">
                <text:p>0.036660162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68453472222222">
                <text:p>0.036845347222222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0305324074074">
                <text:p>0.03703053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2157175925926">
                <text:p>0.037215717592592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4009027777778">
                <text:p>0.03740090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586087962963">
                <text:p>0.037586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7712731481481">
                <text:p>0.037771273148148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79564583333333">
                <text:p>0.037956458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1416435185185">
                <text:p>0.038141643518518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3268287037037">
                <text:p>0.038326828703703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5120138888889">
                <text:p>0.038512013888888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6971990740741">
                <text:p>0.03869719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88823842592593">
                <text:p>0.038882384259259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0675694444444">
                <text:p>0.03906756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2527546296296">
                <text:p>0.039252754629629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4379398148148">
                <text:p>0.039437939814814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623125">
                <text:p>0.039623125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8083101851852">
                <text:p>0.0398083101851852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399934953703704">
                <text:p>0.039993495370370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1786805555556">
                <text:p>0.0401786805555556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3638657407408">
                <text:p>0.040363865740740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5490509259259">
                <text:p>0.0405490509259259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7342361111111">
                <text:p>0.040734236111111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09194212962963">
                <text:p>0.0409194212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1045949074074">
                <text:p>0.0411045949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2897916666667">
                <text:p>0.0412897916666667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4749768518518">
                <text:p>0.041474976851851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660150462963">
                <text:p>0.0416601504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18453472222222">
                <text:p>0.04184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0305324074074">
                <text:p>0.042030532407407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2157175925926">
                <text:p>0.04221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24009027777778">
                <text:p>0.0424009027777778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586087962963">
                <text:p>0.04258608796296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7712615740741">
                <text:p>0.0427712615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29564583333333">
                <text:p>0.0429564583333333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1416435185185">
                <text:p>0.04314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3268287037037">
                <text:p>0.04332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5120138888889">
                <text:p>0.04351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36971990740741">
                <text:p>0.0436971990740741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38823842592593">
                <text:p>0.04388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0675694444444">
                <text:p>0.0440675694444444</text:p>
              </table:table-cell>
              <table:table-cell office:value-type="float" office:value="1.25">
                <text:p>1.25</text:p>
              </table:table-cell>
            </table:table-row>
            <table:table-row>
              <table:table-cell office:value-type="float" office:value="0.0442527546296296">
                <text:p>0.04425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4379398148148">
                <text:p>0.04443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623125">
                <text:p>0.04462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8083101851852">
                <text:p>0.04480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49934953703704">
                <text:p>0.04499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1786805555556">
                <text:p>0.04517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3638541666667">
                <text:p>0.0453638541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5490509259259">
                <text:p>0.04554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7342361111111">
                <text:p>0.04573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59194212962963">
                <text:p>0.04591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1046064814815">
                <text:p>0.04610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2897800925926">
                <text:p>0.04628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4749768518518">
                <text:p>0.046474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660150462963">
                <text:p>0.0466601504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68453472222222">
                <text:p>0.04684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0305324074074">
                <text:p>0.04703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2157175925926">
                <text:p>0.04721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4009027777778">
                <text:p>0.04740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586087962963">
                <text:p>0.04758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7712731481481">
                <text:p>0.04777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79564583333333">
                <text:p>0.04795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1416435185185">
                <text:p>0.04814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3268287037037">
                <text:p>0.04832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5120138888889">
                <text:p>0.04851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6971990740741">
                <text:p>0.04869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88823842592593">
                <text:p>0.04888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0675578703704">
                <text:p>0.0490675578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2527546296296">
                <text:p>0.04925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4379398148148">
                <text:p>0.04943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623125">
                <text:p>0.04962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8083101851852">
                <text:p>0.04980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499934953703704">
                <text:p>0.04999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1786805555556">
                <text:p>0.05017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3638657407407">
                <text:p>0.05036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5490509259259">
                <text:p>0.05054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7342361111111">
                <text:p>0.05073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09194212962963">
                <text:p>0.05091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1046064814815">
                <text:p>0.05110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2897916666667">
                <text:p>0.05128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4749768518519">
                <text:p>0.051474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660162037037">
                <text:p>0.05166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18453472222222">
                <text:p>0.05184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0305324074074">
                <text:p>0.05203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2157175925926">
                <text:p>0.05221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4009027777778">
                <text:p>0.05240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586087962963">
                <text:p>0.05258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7712731481481">
                <text:p>0.05277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29564583333333">
                <text:p>0.05295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1416435185185">
                <text:p>0.05314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3268287037037">
                <text:p>0.05332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5120023148148">
                <text:p>0.0535120023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6971990740741">
                <text:p>0.05369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38823842592593">
                <text:p>0.05388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0675694444444">
                <text:p>0.05406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2527546296296">
                <text:p>0.05425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4379398148148">
                <text:p>0.05443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623125">
                <text:p>0.05462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8083101851852">
                <text:p>0.05480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49934953703704">
                <text:p>0.05499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1786805555556">
                <text:p>0.05517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3638657407407">
                <text:p>0.05536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5490509259259">
                <text:p>0.05554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7342361111111">
                <text:p>0.05573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59194212962963">
                <text:p>0.05591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1046064814815">
                <text:p>0.05610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2897916666667">
                <text:p>0.05628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4749768518518">
                <text:p>0.056474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660162037037">
                <text:p>0.05666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68453472222222">
                <text:p>0.05684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0305324074074">
                <text:p>0.05703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2157175925926">
                <text:p>0.05721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4009027777778">
                <text:p>0.05740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586087962963">
                <text:p>0.05758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7712731481481">
                <text:p>0.05777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79564583333333">
                <text:p>0.05795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1416435185185">
                <text:p>0.05814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3268287037037">
                <text:p>0.05832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5120138888889">
                <text:p>0.05851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6971990740741">
                <text:p>0.05869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88823726851852">
                <text:p>0.0588823726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0675694444444">
                <text:p>0.05906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2527546296296">
                <text:p>0.05925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4379398148148">
                <text:p>0.05943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623125">
                <text:p>0.05962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8083101851852">
                <text:p>0.05980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599934953703704">
                <text:p>0.05999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1786805555556">
                <text:p>0.06017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3638657407407">
                <text:p>0.06036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5490509259259">
                <text:p>0.06054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7342361111111">
                <text:p>0.06073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09194212962963">
                <text:p>0.06091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1046064814815">
                <text:p>0.06110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2897800925926">
                <text:p>0.0612897800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4749768518518">
                <text:p>0.061474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660162037037">
                <text:p>0.06166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18453356481481">
                <text:p>0.0618453356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0305324074074">
                <text:p>0.06203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2157175925926">
                <text:p>0.06221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4009027777778">
                <text:p>0.06240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586087962963">
                <text:p>0.06258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7712731481481">
                <text:p>0.06277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29564583333333">
                <text:p>0.06295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1416435185185">
                <text:p>0.06314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3268287037037">
                <text:p>0.06332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5120138888889">
                <text:p>0.06351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6971990740741">
                <text:p>0.06369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38823842592593">
                <text:p>0.06388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0675694444444">
                <text:p>0.06406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2527546296296">
                <text:p>0.06425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4379398148148">
                <text:p>0.06443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623125">
                <text:p>0.06462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8083101851852">
                <text:p>0.06480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49934953703704">
                <text:p>0.06499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1786805555556">
                <text:p>0.06517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3638657407407">
                <text:p>0.06536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5490509259259">
                <text:p>0.065549050925925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734224537037">
                <text:p>0.0657342245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59194212962963">
                <text:p>0.06591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1046064814815">
                <text:p>0.06610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2897916666667">
                <text:p>0.06628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4749768518519">
                <text:p>0.0664749768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660162037037">
                <text:p>0.06666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68453472222222">
                <text:p>0.06684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0305324074074">
                <text:p>0.06703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2157175925926">
                <text:p>0.06721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4009027777778">
                <text:p>0.06740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586087962963">
                <text:p>0.06758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7712731481482">
                <text:p>0.067771273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79564583333333">
                <text:p>0.06795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1416435185185">
                <text:p>0.06814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3268287037037">
                <text:p>0.0683268287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5120138888889">
                <text:p>0.06851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6971990740741">
                <text:p>0.06869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88823842592593">
                <text:p>0.06888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0675694444445">
                <text:p>0.069067569444444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2527546296296">
                <text:p>0.06925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4379398148148">
                <text:p>0.06943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623125">
                <text:p>0.06962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8083101851852">
                <text:p>0.06980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699934953703704">
                <text:p>0.06999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1786805555556">
                <text:p>0.07017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3638657407407">
                <text:p>0.07036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5490393518519">
                <text:p>0.070549039351851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07342361111111">
                <text:p>0.07073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09194212962963">
                <text:p>0.07091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1046064814815">
                <text:p>0.07110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2897916666667">
                <text:p>0.07128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4749768518519">
                <text:p>0.071474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1660162037037">
                <text:p>0.07166016203703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18453472222222">
                <text:p>0.07184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0305324074074">
                <text:p>0.072030532407407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2157175925926">
                <text:p>0.072215717592592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4009027777778">
                <text:p>0.07240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586087962963">
                <text:p>0.072586087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7712731481481">
                <text:p>0.072771273148148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29564583333333">
                <text:p>0.072956458333333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1416435185185">
                <text:p>0.07314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3268171296296">
                <text:p>0.0733268171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5120138888889">
                <text:p>0.0735120138888889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6971990740741">
                <text:p>0.07369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38823842592593">
                <text:p>0.07388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0675694444444">
                <text:p>0.074067569444444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2527546296296">
                <text:p>0.07425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4379398148148">
                <text:p>0.074437939814814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623125">
                <text:p>0.07462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8083101851852">
                <text:p>0.074808310185185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49934953703704">
                <text:p>0.0749934953703704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1786805555556">
                <text:p>0.075178680555555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3638657407408">
                <text:p>0.075363865740740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55490509259259">
                <text:p>0.07554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7342361111111">
                <text:p>0.07573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59194212962963">
                <text:p>0.07591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1046064814815">
                <text:p>0.076104606481481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2897916666667">
                <text:p>0.076289791666666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64749768518519">
                <text:p>0.076474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660162037037">
                <text:p>0.076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68453472222222">
                <text:p>0.076845347222222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0305324074074">
                <text:p>0.07703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2157175925926">
                <text:p>0.07721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4009027777778">
                <text:p>0.077400902777777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586087962963">
                <text:p>0.077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77712731481482">
                <text:p>0.0777712731481482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79564583333333">
                <text:p>0.07795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1416435185185">
                <text:p>0.078141643518518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3268287037037">
                <text:p>0.07832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5120138888889">
                <text:p>0.07851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86971990740741">
                <text:p>0.078697199074074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88823842592593">
                <text:p>0.078882384259259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0675694444444">
                <text:p>0.07906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2527546296296">
                <text:p>0.0792527546296296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4379398148148">
                <text:p>0.07943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623125">
                <text:p>0.079623125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798083101851852">
                <text:p>0.07980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799934953703704">
                <text:p>0.07999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1786805555556">
                <text:p>0.080178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3638657407407">
                <text:p>0.0803638657407407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5490509259259">
                <text:p>0.08054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07342361111111">
                <text:p>0.0807342361111111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09194212962963">
                <text:p>0.0809194212962963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1046064814815">
                <text:p>0.081104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2897916666667">
                <text:p>0.08128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4749768518518">
                <text:p>0.0814749768518518</text:p>
              </table:table-cell>
              <table:table-cell office:value-type="float" office:value="1.24">
                <text:p>1.24</text:p>
              </table:table-cell>
            </table:table-row>
            <table:table-row>
              <table:table-cell office:value-type="float" office:value="0.081660162037037">
                <text:p>0.081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18453472222222">
                <text:p>0.08184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0305324074074">
                <text:p>0.08203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2157175925926">
                <text:p>0.08221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4009027777778">
                <text:p>0.08240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586087962963">
                <text:p>0.082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7712731481481">
                <text:p>0.082771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29564583333333">
                <text:p>0.08295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1416435185185">
                <text:p>0.08314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3268287037037">
                <text:p>0.08332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5120138888889">
                <text:p>0.08351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6971990740741">
                <text:p>0.08369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38823842592593">
                <text:p>0.08388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0675694444444">
                <text:p>0.08406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2527430555555">
                <text:p>0.084252743055555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4379398148148">
                <text:p>0.08443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623125">
                <text:p>0.084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8083101851852">
                <text:p>0.08480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49934953703704">
                <text:p>0.08499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1786805555556">
                <text:p>0.085178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3638657407407">
                <text:p>0.085363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5490509259259">
                <text:p>0.08554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7342361111111">
                <text:p>0.08573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59194212962963">
                <text:p>0.08591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1046064814815">
                <text:p>0.086104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2897916666667">
                <text:p>0.08628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4749768518519">
                <text:p>0.086474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660162037037">
                <text:p>0.086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68453472222222">
                <text:p>0.08684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0305324074074">
                <text:p>0.08703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2157175925926">
                <text:p>0.08721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4009027777778">
                <text:p>0.08740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586087962963">
                <text:p>0.087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7712731481481">
                <text:p>0.087771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79564583333333">
                <text:p>0.08795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1416435185185">
                <text:p>0.08814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3268287037037">
                <text:p>0.08832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5120138888889">
                <text:p>0.08851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6971990740741">
                <text:p>0.08869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88823842592593">
                <text:p>0.08888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0675694444444">
                <text:p>0.08906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2527546296296">
                <text:p>0.08925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4379398148148">
                <text:p>0.08943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623125">
                <text:p>0.089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8083101851852">
                <text:p>0.08980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899934953703704">
                <text:p>0.08999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1786805555556">
                <text:p>0.090178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3638657407407">
                <text:p>0.090363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5490509259259">
                <text:p>0.09054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7342361111111">
                <text:p>0.09073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09194212962963">
                <text:p>0.09091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1046064814815">
                <text:p>0.091104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2897916666667">
                <text:p>0.09128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4749768518518">
                <text:p>0.091474976851851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660162037037">
                <text:p>0.091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18453472222222">
                <text:p>0.09184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0305324074074">
                <text:p>0.09203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2157175925926">
                <text:p>0.09221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4009027777778">
                <text:p>0.09240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586087962963">
                <text:p>0.092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7712731481481">
                <text:p>0.092771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29564583333333">
                <text:p>0.09295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1416435185185">
                <text:p>0.09314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3268287037037">
                <text:p>0.09332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5120138888889">
                <text:p>0.09351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6971990740741">
                <text:p>0.09369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38823842592593">
                <text:p>0.09388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0675694444444">
                <text:p>0.09406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2527546296296">
                <text:p>0.09425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4379282407408">
                <text:p>0.094437928240740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623125">
                <text:p>0.094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8083101851852">
                <text:p>0.09480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49934953703704">
                <text:p>0.09499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1786805555556">
                <text:p>0.0951786805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3638657407407">
                <text:p>0.0953638657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5490509259259">
                <text:p>0.0955490509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7342361111111">
                <text:p>0.0957342361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59194212962963">
                <text:p>0.0959194212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1046064814815">
                <text:p>0.0961046064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2897916666667">
                <text:p>0.0962897916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4749768518519">
                <text:p>0.0964749768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660162037037">
                <text:p>0.096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68453472222222">
                <text:p>0.0968453472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0305324074074">
                <text:p>0.0970305324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2157175925926">
                <text:p>0.0972157175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4009027777778">
                <text:p>0.0974009027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586087962963">
                <text:p>0.097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7712731481481">
                <text:p>0.0977712731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79564583333333">
                <text:p>0.0979564583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1416435185185">
                <text:p>0.0981416435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3268287037037">
                <text:p>0.0983268287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5120138888889">
                <text:p>0.0985120138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6971990740741">
                <text:p>0.0986971990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88823842592593">
                <text:p>0.0988823842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0675694444444">
                <text:p>0.0990675694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2527546296296">
                <text:p>0.0992527546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4379398148148">
                <text:p>0.0994379398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623125">
                <text:p>0.099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8083101851852">
                <text:p>0.0998083101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0999934953703704">
                <text:p>0.0999934953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178680555556">
                <text:p>0.100178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363865740741">
                <text:p>0.100363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549050925926">
                <text:p>0.100549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734236111111">
                <text:p>0.100734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0919421296296">
                <text:p>0.100919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104606481482">
                <text:p>0.10110460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289791666667">
                <text:p>0.101289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474976851852">
                <text:p>0.101474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660162037037">
                <text:p>0.101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1845347222222">
                <text:p>0.101845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030532407407">
                <text:p>0.102030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215717592593">
                <text:p>0.102215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400902777778">
                <text:p>0.102400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586087962963">
                <text:p>0.102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771273148148">
                <text:p>0.102771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2956458333333">
                <text:p>0.102956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141643518519">
                <text:p>0.103141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326828703704">
                <text:p>0.103326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512013888889">
                <text:p>0.103512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697199074074">
                <text:p>0.103697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3882384259259">
                <text:p>0.103882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067569444444">
                <text:p>0.104067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25275462963">
                <text:p>0.104252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437939814815">
                <text:p>0.104437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623125">
                <text:p>0.104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808310185185">
                <text:p>0.104808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499349537037">
                <text:p>0.104993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178680555556">
                <text:p>0.105178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363865740741">
                <text:p>0.105363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549050925926">
                <text:p>0.105549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734236111111">
                <text:p>0.105734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5919421296296">
                <text:p>0.105919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104606481481">
                <text:p>0.106104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289791666667">
                <text:p>0.106289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474976851852">
                <text:p>0.106474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660162037037">
                <text:p>0.106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6845347222222">
                <text:p>0.106845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030532407407">
                <text:p>0.107030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215717592593">
                <text:p>0.107215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400902777778">
                <text:p>0.107400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586087962963">
                <text:p>0.107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771273148148">
                <text:p>0.107771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7956458333333">
                <text:p>0.107956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141643518519">
                <text:p>0.108141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326828703704">
                <text:p>0.108326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512013888889">
                <text:p>0.108512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697199074074">
                <text:p>0.108697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8882384259259">
                <text:p>0.108882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067569444444">
                <text:p>0.109067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25275462963">
                <text:p>0.109252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437939814815">
                <text:p>0.109437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623125">
                <text:p>0.109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808310185185">
                <text:p>0.109808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0999349537037">
                <text:p>0.109993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178680555556">
                <text:p>0.110178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363865740741">
                <text:p>0.110363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549050925926">
                <text:p>0.110549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734236111111">
                <text:p>0.110734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0919421296296">
                <text:p>0.110919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104606481481">
                <text:p>0.111104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289791666667">
                <text:p>0.111289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474976851852">
                <text:p>0.111474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660150462963">
                <text:p>0.111660150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1845347222222">
                <text:p>0.111845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030532407407">
                <text:p>0.112030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215717592593">
                <text:p>0.112215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400902777778">
                <text:p>0.112400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586087962963">
                <text:p>0.112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771273148148">
                <text:p>0.112771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2956458333333">
                <text:p>0.112956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141643518519">
                <text:p>0.113141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326828703704">
                <text:p>0.113326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512013888889">
                <text:p>0.113512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697199074074">
                <text:p>0.113697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3882384259259">
                <text:p>0.113882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067569444444">
                <text:p>0.114067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25275462963">
                <text:p>0.114252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437939814815">
                <text:p>0.114437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623125">
                <text:p>0.114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808310185185">
                <text:p>0.114808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499349537037">
                <text:p>0.114993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178680555556">
                <text:p>0.115178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363865740741">
                <text:p>0.115363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549050925926">
                <text:p>0.115549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734236111111">
                <text:p>0.115734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5919421296296">
                <text:p>0.115919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104606481481">
                <text:p>0.116104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289791666667">
                <text:p>0.116289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474965277778">
                <text:p>0.1164749652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660162037037">
                <text:p>0.116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6845347222222">
                <text:p>0.116845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030532407407">
                <text:p>0.117030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215717592593">
                <text:p>0.117215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400902777778">
                <text:p>0.117400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586087962963">
                <text:p>0.117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771273148148">
                <text:p>0.117771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7956458333333">
                <text:p>0.117956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141643518519">
                <text:p>0.118141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326828703704">
                <text:p>0.118326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512013888889">
                <text:p>0.118512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697199074074">
                <text:p>0.118697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8882384259259">
                <text:p>0.118882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067569444444">
                <text:p>0.119067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25275462963">
                <text:p>0.119252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437939814815">
                <text:p>0.119437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623125">
                <text:p>0.119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808310185185">
                <text:p>0.119808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1999349537037">
                <text:p>0.119993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178680555556">
                <text:p>0.120178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363865740741">
                <text:p>0.120363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549050925926">
                <text:p>0.120549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734236111111">
                <text:p>0.120734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0919421296296">
                <text:p>0.120919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104606481481">
                <text:p>0.121104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289791666667">
                <text:p>0.121289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474976851852">
                <text:p>0.121474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660162037037">
                <text:p>0.121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1845347222222">
                <text:p>0.121845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030532407407">
                <text:p>0.122030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215717592593">
                <text:p>0.122215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400902777778">
                <text:p>0.122400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586087962963">
                <text:p>0.122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771273148148">
                <text:p>0.122771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2956458333333">
                <text:p>0.12295645833333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141643518519">
                <text:p>0.12314164351851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326828703704">
                <text:p>0.12332682870370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512013888889">
                <text:p>0.123512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697199074074">
                <text:p>0.123697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3882384259259">
                <text:p>0.123882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067569444444">
                <text:p>0.1240675694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25275462963">
                <text:p>0.124252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437939814815">
                <text:p>0.124437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623125">
                <text:p>0.124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808310185185">
                <text:p>0.124808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499349537037">
                <text:p>0.124993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178680555556">
                <text:p>0.125178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363865740741">
                <text:p>0.125363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549050925926">
                <text:p>0.125549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734236111111">
                <text:p>0.125734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5919421296296">
                <text:p>0.125919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104606481481">
                <text:p>0.126104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289791666667">
                <text:p>0.126289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474976851852">
                <text:p>0.126474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660162037037">
                <text:p>0.126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6845347222222">
                <text:p>0.126845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030532407407">
                <text:p>0.127030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215717592593">
                <text:p>0.127215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400902777778">
                <text:p>0.127400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586087962963">
                <text:p>0.127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771273148148">
                <text:p>0.127771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7956458333333">
                <text:p>0.127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141631944444">
                <text:p>0.12814163194444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326828703704">
                <text:p>0.128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8512013888889">
                <text:p>0.128512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697199074074">
                <text:p>0.128697199074074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8882384259259">
                <text:p>0.128882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067569444444">
                <text:p>0.129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2925275462963">
                <text:p>0.129252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437939814815">
                <text:p>0.129437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623125">
                <text:p>0.129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808310185185">
                <text:p>0.129808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2999349537037">
                <text:p>0.129993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178680555556">
                <text:p>0.130178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363865740741">
                <text:p>0.13036386574074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549050925926">
                <text:p>0.130549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0734236111111">
                <text:p>0.130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0919421296296">
                <text:p>0.130919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104606481482">
                <text:p>0.13110460648148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289791666667">
                <text:p>0.131289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474976851852">
                <text:p>0.131474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660162037037">
                <text:p>0.131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1845347222222">
                <text:p>0.131845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030532407407">
                <text:p>0.132030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215717592593">
                <text:p>0.132215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400902777778">
                <text:p>0.132400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586087962963">
                <text:p>0.132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2771273148148">
                <text:p>0.13277127314814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2956458333333">
                <text:p>0.132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141643518519">
                <text:p>0.133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326828703704">
                <text:p>0.133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512013888889">
                <text:p>0.13351201388888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3697199074074">
                <text:p>0.133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3882384259259">
                <text:p>0.133882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067569444444">
                <text:p>0.134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425275462963">
                <text:p>0.134252754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437939814815">
                <text:p>0.13443793981481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623125">
                <text:p>0.13462312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808310185185">
                <text:p>0.134808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499349537037">
                <text:p>0.134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178680555556">
                <text:p>0.135178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363865740741">
                <text:p>0.135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549050925926">
                <text:p>0.135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5734236111111">
                <text:p>0.135734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5919421296296">
                <text:p>0.13591942129629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104606481481">
                <text:p>0.136104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289791666667">
                <text:p>0.136289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474976851852">
                <text:p>0.136474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660162037037">
                <text:p>0.1366601620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6845347222222">
                <text:p>0.13684534722222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030532407407">
                <text:p>0.137030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215717592593">
                <text:p>0.13721571759259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400902777778">
                <text:p>0.137400902777778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586087962963">
                <text:p>0.137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7771273148148">
                <text:p>0.137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7956458333333">
                <text:p>0.137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141643518519">
                <text:p>0.138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326828703704">
                <text:p>0.138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512013888889">
                <text:p>0.138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697199074074">
                <text:p>0.138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8882384259259">
                <text:p>0.138882384259259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39067569444444">
                <text:p>0.139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25275462963">
                <text:p>0.139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437939814815">
                <text:p>0.139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623125">
                <text:p>0.139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808310185185">
                <text:p>0.139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3999349537037">
                <text:p>0.139993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178680555556">
                <text:p>0.14017868055555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363865740741">
                <text:p>0.140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0549050925926">
                <text:p>0.140549050925926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734236111111">
                <text:p>0.14073423611111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0919421296296">
                <text:p>0.140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104606481481">
                <text:p>0.141104606481481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289791666667">
                <text:p>0.14128979166666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474976851852">
                <text:p>0.141474976851852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1660162037037">
                <text:p>0.141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1845347222222">
                <text:p>0.141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030532407407">
                <text:p>0.142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215717592593">
                <text:p>0.142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400902777778">
                <text:p>0.142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586087962963">
                <text:p>0.142586087962963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2771273148148">
                <text:p>0.142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2956458333333">
                <text:p>0.142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141643518519">
                <text:p>0.143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326828703704">
                <text:p>0.143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512013888889">
                <text:p>0.143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697199074074">
                <text:p>0.143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3882384259259">
                <text:p>0.143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067569444444">
                <text:p>0.144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25275462963">
                <text:p>0.144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437939814815">
                <text:p>0.144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623125">
                <text:p>0.144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4808310185185">
                <text:p>0.144808310185185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499349537037">
                <text:p>0.1449934953703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45178680555556">
                <text:p>0.145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363865740741">
                <text:p>0.145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549050925926">
                <text:p>0.145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734236111111">
                <text:p>0.145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5919421296296">
                <text:p>0.145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104606481481">
                <text:p>0.146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289791666667">
                <text:p>0.146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474976851852">
                <text:p>0.146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660162037037">
                <text:p>0.146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6845347222222">
                <text:p>0.146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030532407407">
                <text:p>0.147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215717592593">
                <text:p>0.147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400902777778">
                <text:p>0.147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586087962963">
                <text:p>0.147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771273148148">
                <text:p>0.147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7956458333333">
                <text:p>0.147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141643518519">
                <text:p>0.148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326828703704">
                <text:p>0.148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512002314815">
                <text:p>0.1485120023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697199074074">
                <text:p>0.148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8882384259259">
                <text:p>0.148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067569444444">
                <text:p>0.149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25275462963">
                <text:p>0.149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437939814815">
                <text:p>0.149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623125">
                <text:p>0.149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808310185185">
                <text:p>0.149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4999349537037">
                <text:p>0.149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178680555556">
                <text:p>0.150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363865740741">
                <text:p>0.150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549050925926">
                <text:p>0.150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734236111111">
                <text:p>0.150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0919421296296">
                <text:p>0.150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104606481481">
                <text:p>0.151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289791666667">
                <text:p>0.151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474976851852">
                <text:p>0.151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660162037037">
                <text:p>0.151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1845347222222">
                <text:p>0.151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030532407407">
                <text:p>0.152030532407407</text:p>
              </table:table-cell>
              <table:table-cell office:value-type="float" office:value="1.23">
                <text:p>1.23</text:p>
              </table:table-cell>
            </table:table-row>
            <table:table-row>
              <table:table-cell office:value-type="float" office:value="0.152215717592593">
                <text:p>0.152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400902777778">
                <text:p>0.152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586087962963">
                <text:p>0.152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771273148148">
                <text:p>0.152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2956458333333">
                <text:p>0.152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141643518519">
                <text:p>0.153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326828703704">
                <text:p>0.153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512013888889">
                <text:p>0.153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697199074074">
                <text:p>0.153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3882384259259">
                <text:p>0.153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067569444444">
                <text:p>0.154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25275462963">
                <text:p>0.154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437939814815">
                <text:p>0.154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623125">
                <text:p>0.154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808310185185">
                <text:p>0.154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499349537037">
                <text:p>0.154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178668981481">
                <text:p>0.15517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363865740741">
                <text:p>0.155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549050925926">
                <text:p>0.155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734236111111">
                <text:p>0.155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5919421296296">
                <text:p>0.155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104606481482">
                <text:p>0.15610460648148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289791666667">
                <text:p>0.156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474976851852">
                <text:p>0.156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660162037037">
                <text:p>0.156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6845347222222">
                <text:p>0.156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030532407407">
                <text:p>0.157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215717592593">
                <text:p>0.157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400902777778">
                <text:p>0.157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586087962963">
                <text:p>0.157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771273148148">
                <text:p>0.157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7956458333333">
                <text:p>0.157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141643518519">
                <text:p>0.158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326828703704">
                <text:p>0.158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512013888889">
                <text:p>0.158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697199074074">
                <text:p>0.158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8882384259259">
                <text:p>0.158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067569444444">
                <text:p>0.159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25275462963">
                <text:p>0.159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437939814815">
                <text:p>0.159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623125">
                <text:p>0.159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808310185185">
                <text:p>0.159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5999349537037">
                <text:p>0.159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178680555556">
                <text:p>0.160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363865740741">
                <text:p>0.160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549050925926">
                <text:p>0.160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734236111111">
                <text:p>0.160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0919421296296">
                <text:p>0.160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104606481481">
                <text:p>0.161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289791666667">
                <text:p>0.161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474976851852">
                <text:p>0.161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660162037037">
                <text:p>0.161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1845347222222">
                <text:p>0.161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030532407407">
                <text:p>0.162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215717592593">
                <text:p>0.162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400902777778">
                <text:p>0.162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586087962963">
                <text:p>0.162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771273148148">
                <text:p>0.162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2956458333333">
                <text:p>0.162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141643518519">
                <text:p>0.163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326828703704">
                <text:p>0.163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512013888889">
                <text:p>0.163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697199074074">
                <text:p>0.163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3882384259259">
                <text:p>0.163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067569444444">
                <text:p>0.164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25275462963">
                <text:p>0.164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437939814815">
                <text:p>0.164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623125">
                <text:p>0.164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808310185185">
                <text:p>0.164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499349537037">
                <text:p>0.164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178680555556">
                <text:p>0.165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363865740741">
                <text:p>0.165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549050925926">
                <text:p>0.165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734236111111">
                <text:p>0.165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5919421296296">
                <text:p>0.165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104606481481">
                <text:p>0.166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289791666667">
                <text:p>0.166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474976851852">
                <text:p>0.166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660162037037">
                <text:p>0.166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6845347222222">
                <text:p>0.166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030532407407">
                <text:p>0.167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215717592593">
                <text:p>0.167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400902777778">
                <text:p>0.167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586087962963">
                <text:p>0.167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771273148148">
                <text:p>0.167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7956458333333">
                <text:p>0.167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141643518519">
                <text:p>0.168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326828703704">
                <text:p>0.168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512013888889">
                <text:p>0.168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697199074074">
                <text:p>0.168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8882372685185">
                <text:p>0.1688823726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067569444444">
                <text:p>0.169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25275462963">
                <text:p>0.169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437939814815">
                <text:p>0.169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623125">
                <text:p>0.169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808310185185">
                <text:p>0.169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6999349537037">
                <text:p>0.169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178680555556">
                <text:p>0.170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363865740741">
                <text:p>0.170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549050925926">
                <text:p>0.170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734236111111">
                <text:p>0.170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0919421296296">
                <text:p>0.170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104606481481">
                <text:p>0.171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289791666667">
                <text:p>0.171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474976851852">
                <text:p>0.171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660162037037">
                <text:p>0.171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1845347222222">
                <text:p>0.171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030532407407">
                <text:p>0.172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215717592593">
                <text:p>0.172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400902777778">
                <text:p>0.172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586087962963">
                <text:p>0.172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771273148148">
                <text:p>0.172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2956458333333">
                <text:p>0.172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141643518519">
                <text:p>0.173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326828703704">
                <text:p>0.173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512013888889">
                <text:p>0.173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697199074074">
                <text:p>0.173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3882384259259">
                <text:p>0.173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067569444444">
                <text:p>0.174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25275462963">
                <text:p>0.174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437939814815">
                <text:p>0.174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623125">
                <text:p>0.174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808310185185">
                <text:p>0.174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499349537037">
                <text:p>0.174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178668981481">
                <text:p>0.17517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363865740741">
                <text:p>0.175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549050925926">
                <text:p>0.175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734236111111">
                <text:p>0.175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5919421296296">
                <text:p>0.175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104606481481">
                <text:p>0.176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289791666667">
                <text:p>0.176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474976851852">
                <text:p>0.176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660162037037">
                <text:p>0.176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6845347222222">
                <text:p>0.176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030532407407">
                <text:p>0.177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215717592593">
                <text:p>0.177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400902777778">
                <text:p>0.177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586087962963">
                <text:p>0.177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771273148148">
                <text:p>0.177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7956458333333">
                <text:p>0.177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141643518519">
                <text:p>0.178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326828703704">
                <text:p>0.178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512013888889">
                <text:p>0.178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697199074074">
                <text:p>0.178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8882384259259">
                <text:p>0.178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067569444444">
                <text:p>0.179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25275462963">
                <text:p>0.179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437939814815">
                <text:p>0.179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623125">
                <text:p>0.179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808310185185">
                <text:p>0.179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7999349537037">
                <text:p>0.179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178680555556">
                <text:p>0.180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363865740741">
                <text:p>0.180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549050925926">
                <text:p>0.180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734236111111">
                <text:p>0.180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0919421296296">
                <text:p>0.180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104606481481">
                <text:p>0.181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289791666667">
                <text:p>0.181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474976851852">
                <text:p>0.181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660162037037">
                <text:p>0.181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1845347222222">
                <text:p>0.181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030532407407">
                <text:p>0.182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215717592593">
                <text:p>0.182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400902777778">
                <text:p>0.182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586087962963">
                <text:p>0.182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771273148148">
                <text:p>0.182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2956458333333">
                <text:p>0.182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141643518519">
                <text:p>0.183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326828703704">
                <text:p>0.183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512013888889">
                <text:p>0.183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697199074074">
                <text:p>0.183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3882384259259">
                <text:p>0.183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067569444444">
                <text:p>0.184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25275462963">
                <text:p>0.184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437939814815">
                <text:p>0.184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623125">
                <text:p>0.184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808310185185">
                <text:p>0.184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499349537037">
                <text:p>0.184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178680555556">
                <text:p>0.185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363865740741">
                <text:p>0.185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549050925926">
                <text:p>0.185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734236111111">
                <text:p>0.185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5919421296296">
                <text:p>0.185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104606481481">
                <text:p>0.186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289791666667">
                <text:p>0.186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474976851852">
                <text:p>0.186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660162037037">
                <text:p>0.186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6845347222222">
                <text:p>0.186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030532407407">
                <text:p>0.187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215717592593">
                <text:p>0.187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400902777778">
                <text:p>0.187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586087962963">
                <text:p>0.187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771273148148">
                <text:p>0.187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7956458333333">
                <text:p>0.187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141643518519">
                <text:p>0.188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326828703704">
                <text:p>0.188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512013888889">
                <text:p>0.188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697199074074">
                <text:p>0.188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8882384259259">
                <text:p>0.188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067569444444">
                <text:p>0.189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25275462963">
                <text:p>0.189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437939814815">
                <text:p>0.189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623125">
                <text:p>0.189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808310185185">
                <text:p>0.189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8999349537037">
                <text:p>0.189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178680555556">
                <text:p>0.190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363865740741">
                <text:p>0.190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549050925926">
                <text:p>0.190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734236111111">
                <text:p>0.190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0919421296296">
                <text:p>0.190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104606481481">
                <text:p>0.191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289791666667">
                <text:p>0.191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474976851852">
                <text:p>0.191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660162037037">
                <text:p>0.191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1845347222222">
                <text:p>0.191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030532407407">
                <text:p>0.192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215717592593">
                <text:p>0.192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400902777778">
                <text:p>0.192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586087962963">
                <text:p>0.192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771273148148">
                <text:p>0.192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2956458333333">
                <text:p>0.192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141643518519">
                <text:p>0.193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326828703704">
                <text:p>0.193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512013888889">
                <text:p>0.193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697199074074">
                <text:p>0.193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3882384259259">
                <text:p>0.193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067569444444">
                <text:p>0.194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25275462963">
                <text:p>0.194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437939814815">
                <text:p>0.194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623125">
                <text:p>0.194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808310185185">
                <text:p>0.194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499349537037">
                <text:p>0.194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178668981481">
                <text:p>0.1951786689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363865740741">
                <text:p>0.195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549050925926">
                <text:p>0.195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734236111111">
                <text:p>0.195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5919421296296">
                <text:p>0.195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104606481481">
                <text:p>0.196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289791666667">
                <text:p>0.196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474976851852">
                <text:p>0.196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660162037037">
                <text:p>0.196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6845347222222">
                <text:p>0.196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030532407407">
                <text:p>0.197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215717592593">
                <text:p>0.197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400902777778">
                <text:p>0.197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586087962963">
                <text:p>0.197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771273148148">
                <text:p>0.197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7956458333333">
                <text:p>0.197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141643518519">
                <text:p>0.198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326828703704">
                <text:p>0.198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512013888889">
                <text:p>0.198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697199074074">
                <text:p>0.198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8882384259259">
                <text:p>0.198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067569444444">
                <text:p>0.199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25275462963">
                <text:p>0.199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437939814815">
                <text:p>0.199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623113425926">
                <text:p>0.1996231134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808310185185">
                <text:p>0.199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19999349537037">
                <text:p>0.199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178680555556">
                <text:p>0.200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363865740741">
                <text:p>0.200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549050925926">
                <text:p>0.200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734236111111">
                <text:p>0.200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0919421296296">
                <text:p>0.200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104606481481">
                <text:p>0.201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289791666667">
                <text:p>0.201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474976851852">
                <text:p>0.201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660162037037">
                <text:p>0.201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1845347222222">
                <text:p>0.201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030532407407">
                <text:p>0.202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215717592593">
                <text:p>0.202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400902777778">
                <text:p>0.202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586087962963">
                <text:p>0.202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771273148148">
                <text:p>0.202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2956458333333">
                <text:p>0.202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141643518518">
                <text:p>0.20314164351851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326828703704">
                <text:p>0.203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512013888889">
                <text:p>0.2035120138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697199074074">
                <text:p>0.203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3882384259259">
                <text:p>0.203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067569444444">
                <text:p>0.204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25275462963">
                <text:p>0.204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437939814815">
                <text:p>0.204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623125">
                <text:p>0.204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808310185185">
                <text:p>0.204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499349537037">
                <text:p>0.204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178680555556">
                <text:p>0.205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363865740741">
                <text:p>0.205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549050925926">
                <text:p>0.205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734236111111">
                <text:p>0.205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5919421296296">
                <text:p>0.205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104606481481">
                <text:p>0.20610460648148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289791666667">
                <text:p>0.206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474976851852">
                <text:p>0.206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660162037037">
                <text:p>0.206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6845347222222">
                <text:p>0.206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030532407407">
                <text:p>0.207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215717592593">
                <text:p>0.20721571759259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400902777778">
                <text:p>0.20740090277777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586087962963">
                <text:p>0.2075860879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771273148148">
                <text:p>0.207771273148148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7956458333333">
                <text:p>0.20795645833333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141643518519">
                <text:p>0.20814164351851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326828703704">
                <text:p>0.208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512013888889">
                <text:p>0.208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08697199074074">
                <text:p>0.208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8882384259259">
                <text:p>0.20888238425925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067569444444">
                <text:p>0.20906756944444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25275462963">
                <text:p>0.20925275462963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437939814815">
                <text:p>0.209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623125">
                <text:p>0.20962312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808310185185">
                <text:p>0.20980831018518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0999349537037">
                <text:p>0.209993495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178680555556">
                <text:p>0.21017868055555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363865740741">
                <text:p>0.21036386574074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549050925926">
                <text:p>0.21054905092592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734236111111">
                <text:p>0.210734236111111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0919421296296">
                <text:p>0.210919421296296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104606481481">
                <text:p>0.211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1289791666667">
                <text:p>0.21128979166666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474976851852">
                <text:p>0.21147497685185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660162037037">
                <text:p>0.211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1845347222222">
                <text:p>0.211845347222222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030532407407">
                <text:p>0.21203053240740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215717592593">
                <text:p>0.212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400902777778">
                <text:p>0.21240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586076388889">
                <text:p>0.212586076388889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2771273148148">
                <text:p>0.21277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2956458333333">
                <text:p>0.212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141643518519">
                <text:p>0.21314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326828703704">
                <text:p>0.21332682870370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512013888889">
                <text:p>0.213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3697199074074">
                <text:p>0.213697199074074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3882384259259">
                <text:p>0.213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067569444444">
                <text:p>0.214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25275462963">
                <text:p>0.21425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437939814815">
                <text:p>0.21443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623125">
                <text:p>0.21462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808310185185">
                <text:p>0.21480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499349537037">
                <text:p>0.21499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178680555556">
                <text:p>0.21517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363865740741">
                <text:p>0.21536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549050925926">
                <text:p>0.21554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734236111111">
                <text:p>0.215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5919421296296">
                <text:p>0.215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6104606481481">
                <text:p>0.216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6289791666667">
                <text:p>0.21628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6474976851852">
                <text:p>0.21647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6660162037037">
                <text:p>0.216660162037037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6845347222222">
                <text:p>0.21684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030532407407">
                <text:p>0.21703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215717592593">
                <text:p>0.217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400902777778">
                <text:p>0.21740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586087962963">
                <text:p>0.21758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771273148148">
                <text:p>0.21777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7956458333333">
                <text:p>0.217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8141643518519">
                <text:p>0.21814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8326828703704">
                <text:p>0.21832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8512013888889">
                <text:p>0.218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8697199074074">
                <text:p>0.21869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8882384259259">
                <text:p>0.218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9067569444444">
                <text:p>0.219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925275462963">
                <text:p>0.21925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9437939814815">
                <text:p>0.219437939814815</text:p>
              </table:table-cell>
              <table:table-cell office:value-type="float" office:value="1.22">
                <text:p>1.22</text:p>
              </table:table-cell>
            </table:table-row>
            <table:table-row>
              <table:table-cell office:value-type="float" office:value="0.219623125">
                <text:p>0.21962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9808310185185">
                <text:p>0.21980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1999349537037">
                <text:p>0.21999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0178680555556">
                <text:p>0.22017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0363865740741">
                <text:p>0.22036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0549050925926">
                <text:p>0.22054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0734236111111">
                <text:p>0.220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0919421296296">
                <text:p>0.220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104606481481">
                <text:p>0.221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289791666667">
                <text:p>0.22128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474976851852">
                <text:p>0.22147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660162037037">
                <text:p>0.22166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1845347222222">
                <text:p>0.22184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030532407407">
                <text:p>0.22203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215717592593">
                <text:p>0.222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400902777778">
                <text:p>0.22240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586087962963">
                <text:p>0.22258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771273148148">
                <text:p>0.22277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2956458333333">
                <text:p>0.222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141643518518">
                <text:p>0.223141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326828703704">
                <text:p>0.22332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512013888889">
                <text:p>0.223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697199074074">
                <text:p>0.22369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3882384259259">
                <text:p>0.223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067569444444">
                <text:p>0.224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25275462963">
                <text:p>0.22425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437939814815">
                <text:p>0.22443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623125">
                <text:p>0.22462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808310185185">
                <text:p>0.22480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499349537037">
                <text:p>0.22499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178680555556">
                <text:p>0.22517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363865740741">
                <text:p>0.22536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549050925926">
                <text:p>0.22554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734236111111">
                <text:p>0.225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5919421296296">
                <text:p>0.225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104606481481">
                <text:p>0.226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289791666667">
                <text:p>0.22628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474976851852">
                <text:p>0.22647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660162037037">
                <text:p>0.22666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6845347222222">
                <text:p>0.22684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030532407407">
                <text:p>0.22703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215717592593">
                <text:p>0.227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400902777778">
                <text:p>0.22740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586087962963">
                <text:p>0.22758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771273148148">
                <text:p>0.22777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7956458333333">
                <text:p>0.227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141643518519">
                <text:p>0.22814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326828703704">
                <text:p>0.22832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512013888889">
                <text:p>0.228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697199074074">
                <text:p>0.22869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8882384259259">
                <text:p>0.228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067569444444">
                <text:p>0.229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25275462963">
                <text:p>0.22925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437939814815">
                <text:p>0.22943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623125">
                <text:p>0.22962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808310185185">
                <text:p>0.22980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2999349537037">
                <text:p>0.22999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178680555556">
                <text:p>0.23017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363865740741">
                <text:p>0.23036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549050925926">
                <text:p>0.23054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734236111111">
                <text:p>0.230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0919421296296">
                <text:p>0.230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104606481481">
                <text:p>0.231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289791666667">
                <text:p>0.23128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474976851852">
                <text:p>0.23147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660162037037">
                <text:p>0.23166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1845347222222">
                <text:p>0.23184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030532407407">
                <text:p>0.23203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215717592593">
                <text:p>0.232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400902777778">
                <text:p>0.23240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586087962963">
                <text:p>0.23258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771273148148">
                <text:p>0.23277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2956458333333">
                <text:p>0.232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141643518519">
                <text:p>0.23314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326828703704">
                <text:p>0.23332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512013888889">
                <text:p>0.233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697199074074">
                <text:p>0.23369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3882384259259">
                <text:p>0.233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067569444444">
                <text:p>0.234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25275462963">
                <text:p>0.23425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437939814815">
                <text:p>0.23443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623125">
                <text:p>0.23462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808310185185">
                <text:p>0.23480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499349537037">
                <text:p>0.23499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178680555556">
                <text:p>0.23517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363865740741">
                <text:p>0.23536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549050925926">
                <text:p>0.23554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734236111111">
                <text:p>0.235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5919421296296">
                <text:p>0.235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104606481481">
                <text:p>0.236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289791666667">
                <text:p>0.23628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474976851852">
                <text:p>0.23647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660162037037">
                <text:p>0.23666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6845347222222">
                <text:p>0.23684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030532407407">
                <text:p>0.23703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215717592593">
                <text:p>0.237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400902777778">
                <text:p>0.23740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586087962963">
                <text:p>0.23758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771273148148">
                <text:p>0.23777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7956458333333">
                <text:p>0.237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141643518519">
                <text:p>0.23814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326828703704">
                <text:p>0.23832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512013888889">
                <text:p>0.238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697199074074">
                <text:p>0.23869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8882384259259">
                <text:p>0.238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067569444444">
                <text:p>0.239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25275462963">
                <text:p>0.23925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437939814815">
                <text:p>0.23943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623113425926">
                <text:p>0.2396231134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808310185185">
                <text:p>0.23980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3999349537037">
                <text:p>0.23999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178680555556">
                <text:p>0.24017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363865740741">
                <text:p>0.24036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549050925926">
                <text:p>0.24054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734236111111">
                <text:p>0.240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0919421296296">
                <text:p>0.240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104606481481">
                <text:p>0.241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289791666667">
                <text:p>0.24128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474976851852">
                <text:p>0.24147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660162037037">
                <text:p>0.24166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1845347222222">
                <text:p>0.24184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030532407407">
                <text:p>0.24203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215717592593">
                <text:p>0.242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400902777778">
                <text:p>0.24240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586087962963">
                <text:p>0.24258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771273148148">
                <text:p>0.24277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2956458333333">
                <text:p>0.242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141643518519">
                <text:p>0.24314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326828703704">
                <text:p>0.24332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512013888889">
                <text:p>0.243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697199074074">
                <text:p>0.24369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3882384259259">
                <text:p>0.243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067569444444">
                <text:p>0.244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25275462963">
                <text:p>0.24425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437939814815">
                <text:p>0.24443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623125">
                <text:p>0.24462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808310185185">
                <text:p>0.24480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499349537037">
                <text:p>0.24499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178680555556">
                <text:p>0.24517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363865740741">
                <text:p>0.24536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549050925926">
                <text:p>0.24554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734236111111">
                <text:p>0.245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5919421296296">
                <text:p>0.245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104606481481">
                <text:p>0.246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289791666667">
                <text:p>0.24628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474976851852">
                <text:p>0.24647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660162037037">
                <text:p>0.24666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6845347222222">
                <text:p>0.24684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030532407407">
                <text:p>0.24703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215717592593">
                <text:p>0.247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400902777778">
                <text:p>0.24740090277777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586087962963">
                <text:p>0.24758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771273148148">
                <text:p>0.24777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7956458333333">
                <text:p>0.247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141643518518">
                <text:p>0.24814164351851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326828703704">
                <text:p>0.24832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512013888889">
                <text:p>0.248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697199074074">
                <text:p>0.24869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8882384259259">
                <text:p>0.248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067569444444">
                <text:p>0.249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25275462963">
                <text:p>0.249252754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437939814815">
                <text:p>0.24943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623125">
                <text:p>0.24962312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808310185185">
                <text:p>0.24980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4999349537037">
                <text:p>0.24999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178680555556">
                <text:p>0.25017868055555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363865740741">
                <text:p>0.25036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0549050925926">
                <text:p>0.25054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734236111111">
                <text:p>0.250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0919421296296">
                <text:p>0.250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104606481481">
                <text:p>0.251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289791666667">
                <text:p>0.25128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474976851852">
                <text:p>0.25147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660162037037">
                <text:p>0.25166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1845347222222">
                <text:p>0.25184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030532407407">
                <text:p>0.25203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215717592593">
                <text:p>0.252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2400902777778">
                <text:p>0.252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586087962963">
                <text:p>0.252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771273148148">
                <text:p>0.252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2956458333333">
                <text:p>0.252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141643518519">
                <text:p>0.25314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326828703704">
                <text:p>0.25332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512013888889">
                <text:p>0.253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697199074074">
                <text:p>0.25369719907407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3882384259259">
                <text:p>0.253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067569444444">
                <text:p>0.254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25275462963">
                <text:p>0.254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437939814815">
                <text:p>0.25443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623125">
                <text:p>0.254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4808310185185">
                <text:p>0.25480831018518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4993483796296">
                <text:p>0.2549934837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178680555555">
                <text:p>0.255178680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363854166667">
                <text:p>0.2553638541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549050925926">
                <text:p>0.25554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5734236111111">
                <text:p>0.255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5919421296296">
                <text:p>0.255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104606481481">
                <text:p>0.256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289791666667">
                <text:p>0.25628979166666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474976851852">
                <text:p>0.25647497685185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660162037037">
                <text:p>0.25666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6845347222222">
                <text:p>0.256845347222222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030532407407">
                <text:p>0.25703053240740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215717592593">
                <text:p>0.25721571759259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400902777778">
                <text:p>0.257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586087962963">
                <text:p>0.25758608796296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7771273148148">
                <text:p>0.257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7956458333333">
                <text:p>0.257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141643518518">
                <text:p>0.25814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326828703704">
                <text:p>0.25832682870370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512013888889">
                <text:p>0.25851201388888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8697199074074">
                <text:p>0.25869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8882384259259">
                <text:p>0.25888238425925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067569444444">
                <text:p>0.259067569444444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25275462963">
                <text:p>0.259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437939814815">
                <text:p>0.259437939814815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59623125">
                <text:p>0.259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808310185185">
                <text:p>0.25980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5999349537037">
                <text:p>0.25999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178680555556">
                <text:p>0.26017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0363865740741">
                <text:p>0.26036386574074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549050925926">
                <text:p>0.26054905092592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734236111111">
                <text:p>0.26073423611111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0919421296296">
                <text:p>0.260919421296296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104606481481">
                <text:p>0.261104606481481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289791666667">
                <text:p>0.26128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474976851852">
                <text:p>0.26147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1660162037037">
                <text:p>0.2616601620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1845347222222">
                <text:p>0.26184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030532407407">
                <text:p>0.26203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215717592593">
                <text:p>0.26221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400902777778">
                <text:p>0.262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586087962963">
                <text:p>0.262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2771273148148">
                <text:p>0.262771273148148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2956458333333">
                <text:p>0.262956458333333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141643518519">
                <text:p>0.263141643518519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332681712963">
                <text:p>0.2633268171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512013888889">
                <text:p>0.26351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697199074074">
                <text:p>0.26369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3882384259259">
                <text:p>0.26388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067569444444">
                <text:p>0.26406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25275462963">
                <text:p>0.264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437939814815">
                <text:p>0.26443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623125">
                <text:p>0.264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808310185185">
                <text:p>0.26480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499349537037">
                <text:p>0.26499349537037</text:p>
              </table:table-cell>
              <table:table-cell office:value-type="float" office:value="1.21">
                <text:p>1.21</text:p>
              </table:table-cell>
            </table:table-row>
            <table:table-row>
              <table:table-cell office:value-type="float" office:value="0.265178680555556">
                <text:p>0.26517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363865740741">
                <text:p>0.26536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549050925926">
                <text:p>0.26554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734236111111">
                <text:p>0.26573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5919421296296">
                <text:p>0.26591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104606481481">
                <text:p>0.26610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289791666667">
                <text:p>0.26628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474976851852">
                <text:p>0.26647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660162037037">
                <text:p>0.26666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6845347222222">
                <text:p>0.26684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030532407407">
                <text:p>0.26703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215717592593">
                <text:p>0.26721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400902777778">
                <text:p>0.267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586087962963">
                <text:p>0.267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771273148148">
                <text:p>0.267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7956458333333">
                <text:p>0.26795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141643518518">
                <text:p>0.26814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326828703704">
                <text:p>0.26832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512013888889">
                <text:p>0.26851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697199074074">
                <text:p>0.26869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8882384259259">
                <text:p>0.26888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067569444444">
                <text:p>0.26906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25275462963">
                <text:p>0.269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437939814815">
                <text:p>0.26943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623125">
                <text:p>0.269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808310185185">
                <text:p>0.26980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6999349537037">
                <text:p>0.26999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178680555556">
                <text:p>0.27017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363865740741">
                <text:p>0.27036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549050925926">
                <text:p>0.27054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734236111111">
                <text:p>0.27073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0919421296296">
                <text:p>0.27091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104606481481">
                <text:p>0.27110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289791666667">
                <text:p>0.27128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474976851852">
                <text:p>0.27147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660162037037">
                <text:p>0.27166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1845347222222">
                <text:p>0.27184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030532407407">
                <text:p>0.27203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215717592593">
                <text:p>0.27221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400902777778">
                <text:p>0.272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586087962963">
                <text:p>0.272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771273148148">
                <text:p>0.272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2956458333333">
                <text:p>0.27295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141643518518">
                <text:p>0.27314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326828703704">
                <text:p>0.27332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512013888889">
                <text:p>0.27351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697199074074">
                <text:p>0.27369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3882384259259">
                <text:p>0.27388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067569444444">
                <text:p>0.27406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25275462963">
                <text:p>0.274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437939814815">
                <text:p>0.27443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623125">
                <text:p>0.274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808310185185">
                <text:p>0.27480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499349537037">
                <text:p>0.27499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178680555556">
                <text:p>0.27517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363865740741">
                <text:p>0.27536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549050925926">
                <text:p>0.27554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734236111111">
                <text:p>0.27573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5919421296296">
                <text:p>0.27591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104606481481">
                <text:p>0.27610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289791666667">
                <text:p>0.27628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474976851852">
                <text:p>0.27647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660162037037">
                <text:p>0.27666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6845347222222">
                <text:p>0.27684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030532407407">
                <text:p>0.27703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215717592593">
                <text:p>0.27721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400902777778">
                <text:p>0.277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586087962963">
                <text:p>0.277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771273148148">
                <text:p>0.277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7956458333333">
                <text:p>0.27795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141643518519">
                <text:p>0.27814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326828703704">
                <text:p>0.27832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512013888889">
                <text:p>0.27851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697199074074">
                <text:p>0.27869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8882384259259">
                <text:p>0.27888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067569444444">
                <text:p>0.27906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25275462963">
                <text:p>0.279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437939814815">
                <text:p>0.27943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623125">
                <text:p>0.279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808310185185">
                <text:p>0.27980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7999349537037">
                <text:p>0.27999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178680555556">
                <text:p>0.28017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363865740741">
                <text:p>0.28036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549050925926">
                <text:p>0.28054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734236111111">
                <text:p>0.28073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0919421296296">
                <text:p>0.28091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104606481481">
                <text:p>0.28110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289791666667">
                <text:p>0.28128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474976851852">
                <text:p>0.28147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660162037037">
                <text:p>0.28166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1845347222222">
                <text:p>0.28184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030532407407">
                <text:p>0.28203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215717592593">
                <text:p>0.28221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400902777778">
                <text:p>0.282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586087962963">
                <text:p>0.282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771273148148">
                <text:p>0.282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2956458333333">
                <text:p>0.28295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141643518518">
                <text:p>0.28314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326828703704">
                <text:p>0.28332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512013888889">
                <text:p>0.28351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697199074074">
                <text:p>0.28369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3882384259259">
                <text:p>0.28388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067569444444">
                <text:p>0.28406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25275462963">
                <text:p>0.284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437939814815">
                <text:p>0.28443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623125">
                <text:p>0.284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808310185185">
                <text:p>0.28480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499349537037">
                <text:p>0.28499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178680555556">
                <text:p>0.28517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363865740741">
                <text:p>0.28536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549050925926">
                <text:p>0.28554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734236111111">
                <text:p>0.28573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5919421296296">
                <text:p>0.28591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104606481481">
                <text:p>0.28610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289791666667">
                <text:p>0.28628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474976851852">
                <text:p>0.28647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660162037037">
                <text:p>0.28666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6845347222222">
                <text:p>0.28684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030532407407">
                <text:p>0.28703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215717592593">
                <text:p>0.28721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400902777778">
                <text:p>0.287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586087962963">
                <text:p>0.287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771273148148">
                <text:p>0.287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7956458333333">
                <text:p>0.28795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141643518518">
                <text:p>0.28814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326828703704">
                <text:p>0.28832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512013888889">
                <text:p>0.28851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697199074074">
                <text:p>0.28869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8882384259259">
                <text:p>0.28888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067569444444">
                <text:p>0.28906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25275462963">
                <text:p>0.289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437939814815">
                <text:p>0.28943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623125">
                <text:p>0.289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808310185185">
                <text:p>0.28980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8999349537037">
                <text:p>0.28999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178680555555">
                <text:p>0.29017868055555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363865740741">
                <text:p>0.29036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549050925926">
                <text:p>0.29054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734236111111">
                <text:p>0.29073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0919421296296">
                <text:p>0.29091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104606481481">
                <text:p>0.29110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289791666667">
                <text:p>0.29128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474976851852">
                <text:p>0.29147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660162037037">
                <text:p>0.29166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1845347222222">
                <text:p>0.29184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030532407407">
                <text:p>0.29203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215717592593">
                <text:p>0.29221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400902777778">
                <text:p>0.292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586087962963">
                <text:p>0.292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771273148148">
                <text:p>0.292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2956458333333">
                <text:p>0.29295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141643518518">
                <text:p>0.29314164351851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326828703704">
                <text:p>0.29332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512013888889">
                <text:p>0.29351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697199074074">
                <text:p>0.29369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3882384259259">
                <text:p>0.29388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067569444444">
                <text:p>0.29406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25275462963">
                <text:p>0.294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437939814815">
                <text:p>0.29443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623125">
                <text:p>0.294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808310185185">
                <text:p>0.29480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499349537037">
                <text:p>0.294993495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178680555556">
                <text:p>0.29517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363865740741">
                <text:p>0.29536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549050925926">
                <text:p>0.29554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734236111111">
                <text:p>0.29573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5919421296296">
                <text:p>0.29591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104606481481">
                <text:p>0.29610460648148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289791666667">
                <text:p>0.29628979166666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474976851852">
                <text:p>0.29647497685185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660162037037">
                <text:p>0.29666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6845347222222">
                <text:p>0.296845347222222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030532407407">
                <text:p>0.29703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215717592593">
                <text:p>0.29721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400902777778">
                <text:p>0.29740090277777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586087962963">
                <text:p>0.297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771273148148">
                <text:p>0.297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7956458333333">
                <text:p>0.29795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141643518519">
                <text:p>0.29814164351851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326828703704">
                <text:p>0.29832682870370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512013888889">
                <text:p>0.29851201388888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697199074074">
                <text:p>0.29869719907407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8882384259259">
                <text:p>0.298882384259259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067569444444">
                <text:p>0.299067569444444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25275462963">
                <text:p>0.299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437939814815">
                <text:p>0.29943793981481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623125">
                <text:p>0.29962312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808310185185">
                <text:p>0.299808310185185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299993483796296">
                <text:p>0.2999934837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178680555556">
                <text:p>0.30017868055555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363865740741">
                <text:p>0.30036386574074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549050925926">
                <text:p>0.30054905092592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734236111111">
                <text:p>0.300734236111111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0919421296296">
                <text:p>0.300919421296296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104606481482">
                <text:p>0.30110460648148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1289791666667">
                <text:p>0.30128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1474976851852">
                <text:p>0.30147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1660162037037">
                <text:p>0.30166016203703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1845347222222">
                <text:p>0.30184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2030532407407">
                <text:p>0.302030532407407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215717592593">
                <text:p>0.30221571759259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400902777778">
                <text:p>0.30240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2586087962963">
                <text:p>0.3025860879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771273148148">
                <text:p>0.302771273148148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2956458333333">
                <text:p>0.30295645833333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3141643518519">
                <text:p>0.30314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3326828703704">
                <text:p>0.30332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3512013888889">
                <text:p>0.30351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3697199074074">
                <text:p>0.30369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3882384259259">
                <text:p>0.30388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4067569444444">
                <text:p>0.30406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425275462963">
                <text:p>0.30425275462963</text:p>
              </table:table-cell>
              <table:table-cell office:value-type="float" office:value="1.2">
                <text:p>1.2</text:p>
              </table:table-cell>
            </table:table-row>
            <table:table-row>
              <table:table-cell office:value-type="float" office:value="0.304437939814815">
                <text:p>0.30443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4623125">
                <text:p>0.30462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4808310185185">
                <text:p>0.30480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499349537037">
                <text:p>0.30499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5178680555556">
                <text:p>0.30517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5363865740741">
                <text:p>0.30536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5549050925926">
                <text:p>0.30554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5734236111111">
                <text:p>0.30573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5919421296296">
                <text:p>0.30591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6104606481481">
                <text:p>0.30610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6289791666667">
                <text:p>0.30628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6474976851852">
                <text:p>0.30647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6660162037037">
                <text:p>0.30666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6845347222222">
                <text:p>0.30684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7030532407407">
                <text:p>0.30703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7215717592593">
                <text:p>0.30721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7400902777778">
                <text:p>0.30740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7586087962963">
                <text:p>0.30758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7771273148148">
                <text:p>0.30777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7956458333333">
                <text:p>0.30795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8141643518519">
                <text:p>0.30814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8326828703704">
                <text:p>0.30832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8512013888889">
                <text:p>0.30851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8697199074074">
                <text:p>0.30869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8882384259259">
                <text:p>0.30888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9067569444444">
                <text:p>0.30906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925275462963">
                <text:p>0.30925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9437939814815">
                <text:p>0.30943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9623125">
                <text:p>0.30962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9808310185185">
                <text:p>0.30980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0999349537037">
                <text:p>0.30999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0178680555556">
                <text:p>0.31017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0363865740741">
                <text:p>0.31036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0549050925926">
                <text:p>0.31054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0734236111111">
                <text:p>0.31073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0919409722222">
                <text:p>0.3109194097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1104606481481">
                <text:p>0.31110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1289791666667">
                <text:p>0.31128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1474976851852">
                <text:p>0.31147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1660162037037">
                <text:p>0.3116601620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1845347222222">
                <text:p>0.31184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030532407407">
                <text:p>0.31203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215717592593">
                <text:p>0.31221571759259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400902777778">
                <text:p>0.31240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586087962963">
                <text:p>0.31258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771273148148">
                <text:p>0.31277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2956458333333">
                <text:p>0.31295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141643518518">
                <text:p>0.31314164351851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326828703704">
                <text:p>0.31332682870370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512013888889">
                <text:p>0.31351201388888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697199074074">
                <text:p>0.31369719907407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3882384259259">
                <text:p>0.31388238425925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067569444444">
                <text:p>0.314067569444444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25275462963">
                <text:p>0.31425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437939814815">
                <text:p>0.31443793981481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623125">
                <text:p>0.31462312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808310185185">
                <text:p>0.314808310185185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499349537037">
                <text:p>0.31499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178680555556">
                <text:p>0.31517868055555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363865740741">
                <text:p>0.31536386574074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549050925926">
                <text:p>0.31554905092592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734236111111">
                <text:p>0.31573423611111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5919421296296">
                <text:p>0.315919421296296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104606481481">
                <text:p>0.316104606481481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289791666667">
                <text:p>0.31628979166666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474976851852">
                <text:p>0.31647497685185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6660162037037">
                <text:p>0.31666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6845347222222">
                <text:p>0.316845347222222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030532407407">
                <text:p>0.31703053240740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215717592593">
                <text:p>0.31721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7400902777778">
                <text:p>0.31740090277777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586087962963">
                <text:p>0.3175860879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771273148148">
                <text:p>0.317771273148148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7956458333333">
                <text:p>0.31795645833333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141643518519">
                <text:p>0.318141643518519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8326828703704">
                <text:p>0.31832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512013888889">
                <text:p>0.31851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697199074074">
                <text:p>0.31869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8882384259259">
                <text:p>0.31888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067569444444">
                <text:p>0.31906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25275462963">
                <text:p>0.31925275462963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19437939814815">
                <text:p>0.31943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623125">
                <text:p>0.31962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808310185185">
                <text:p>0.31980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1999349537037">
                <text:p>0.31999349537037</text:p>
              </table:table-cell>
              <table:table-cell office:value-type="float" office:value="1.19">
                <text:p>1.19</text:p>
              </table:table-cell>
            </table:table-row>
            <table:table-row>
              <table:table-cell office:value-type="float" office:value="0.320178680555556">
                <text:p>0.32017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363865740741">
                <text:p>0.32036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549050925926">
                <text:p>0.32054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734236111111">
                <text:p>0.32073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0919421296296">
                <text:p>0.32091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104606481482">
                <text:p>0.32110460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289791666667">
                <text:p>0.32128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474976851852">
                <text:p>0.32147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660162037037">
                <text:p>0.32166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1845347222222">
                <text:p>0.32184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030532407407">
                <text:p>0.32203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215717592593">
                <text:p>0.32221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400902777778">
                <text:p>0.32240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586087962963">
                <text:p>0.32258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771273148148">
                <text:p>0.32277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2956458333333">
                <text:p>0.32295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141643518518">
                <text:p>0.32314164351851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326828703704">
                <text:p>0.32332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512013888889">
                <text:p>0.32351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697199074074">
                <text:p>0.32369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3882384259259">
                <text:p>0.32388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067569444444">
                <text:p>0.32406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25275462963">
                <text:p>0.32425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437939814815">
                <text:p>0.32443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623125">
                <text:p>0.32462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808310185185">
                <text:p>0.32480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499349537037">
                <text:p>0.32499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178680555556">
                <text:p>0.32517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363865740741">
                <text:p>0.32536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549050925926">
                <text:p>0.32554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734236111111">
                <text:p>0.32573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5919421296296">
                <text:p>0.32591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6104606481481">
                <text:p>0.32610460648148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6289791666667">
                <text:p>0.32628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6474976851852">
                <text:p>0.32647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6660162037037">
                <text:p>0.32666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6845347222222">
                <text:p>0.32684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7030532407407">
                <text:p>0.32703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7215717592593">
                <text:p>0.32721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7400902777778">
                <text:p>0.32740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7586087962963">
                <text:p>0.32758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7771273148148">
                <text:p>0.32777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7956458333333">
                <text:p>0.32795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141643518519">
                <text:p>0.328141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326828703704">
                <text:p>0.32832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512013888889">
                <text:p>0.32851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697199074074">
                <text:p>0.32869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8882384259259">
                <text:p>0.32888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067569444444">
                <text:p>0.32906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25275462963">
                <text:p>0.32925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437939814815">
                <text:p>0.32943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623125">
                <text:p>0.32962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808310185185">
                <text:p>0.32980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2999349537037">
                <text:p>0.32999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178680555556">
                <text:p>0.33017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363854166667">
                <text:p>0.3303638541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549050925926">
                <text:p>0.33054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734236111111">
                <text:p>0.33073423611111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0919421296296">
                <text:p>0.33091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104606481482">
                <text:p>0.33110460648148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289791666667">
                <text:p>0.33128979166666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474976851852">
                <text:p>0.33147497685185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660162037037">
                <text:p>0.3316601620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1845347222222">
                <text:p>0.331845347222222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030532407407">
                <text:p>0.33203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215717592593">
                <text:p>0.33221571759259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400902777778">
                <text:p>0.33240090277777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586087962963">
                <text:p>0.3325860879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771273148148">
                <text:p>0.332771273148148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2956458333333">
                <text:p>0.33295645833333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141643518519">
                <text:p>0.33314164351851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326828703704">
                <text:p>0.33332682870370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512013888889">
                <text:p>0.33351201388888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697199074074">
                <text:p>0.33369719907407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3882384259259">
                <text:p>0.333882384259259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067569444444">
                <text:p>0.334067569444444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25275462963">
                <text:p>0.33425275462963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437939814815">
                <text:p>0.33443793981481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623125">
                <text:p>0.33462312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808310185185">
                <text:p>0.334808310185185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499349537037">
                <text:p>0.3349934953703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178680555556">
                <text:p>0.33517868055555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363865740741">
                <text:p>0.335363865740741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549050925926">
                <text:p>0.33554905092592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5734236111111">
                <text:p>0.33573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5919421296296">
                <text:p>0.335919421296296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6104606481481">
                <text:p>0.33610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289791666667">
                <text:p>0.33628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474976851852">
                <text:p>0.33647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660162037037">
                <text:p>0.33666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6845347222222">
                <text:p>0.33684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030532407407">
                <text:p>0.337030532407407</text:p>
              </table:table-cell>
              <table:table-cell office:value-type="float" office:value="1.18">
                <text:p>1.18</text:p>
              </table:table-cell>
            </table:table-row>
            <table:table-row>
              <table:table-cell office:value-type="float" office:value="0.337215717592593">
                <text:p>0.33721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400902777778">
                <text:p>0.33740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586087962963">
                <text:p>0.33758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771273148148">
                <text:p>0.33777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7956458333333">
                <text:p>0.33795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141643518518">
                <text:p>0.338141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326828703704">
                <text:p>0.33832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512013888889">
                <text:p>0.33851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697199074074">
                <text:p>0.33869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8882384259259">
                <text:p>0.33888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067569444444">
                <text:p>0.33906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25275462963">
                <text:p>0.33925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437939814815">
                <text:p>0.33943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623125">
                <text:p>0.33962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808310185185">
                <text:p>0.33980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3999349537037">
                <text:p>0.33999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0178680555555">
                <text:p>0.34017868055555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0363865740741">
                <text:p>0.34036386574074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0549050925926">
                <text:p>0.34054905092592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0734236111111">
                <text:p>0.34073423611111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0919421296296">
                <text:p>0.340919421296296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1104606481481">
                <text:p>0.341104606481481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1289791666667">
                <text:p>0.34128979166666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1474976851852">
                <text:p>0.34147497685185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1660162037037">
                <text:p>0.3416601620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1845347222222">
                <text:p>0.341845347222222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2030532407407">
                <text:p>0.34203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2215717592593">
                <text:p>0.34221571759259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2400902777778">
                <text:p>0.34240090277777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2586087962963">
                <text:p>0.3425860879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2771273148148">
                <text:p>0.34277127314814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2956458333333">
                <text:p>0.34295645833333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3141643518518">
                <text:p>0.343141643518518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3326828703704">
                <text:p>0.34332682870370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3512013888889">
                <text:p>0.34351201388888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3697199074074">
                <text:p>0.34369719907407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3882384259259">
                <text:p>0.343882384259259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067569444444">
                <text:p>0.344067569444444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25275462963">
                <text:p>0.34425275462963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437939814815">
                <text:p>0.34443793981481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623125">
                <text:p>0.34462312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808310185185">
                <text:p>0.344808310185185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499349537037">
                <text:p>0.3449934953703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5178680555556">
                <text:p>0.34517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363865740741">
                <text:p>0.345363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549050925926">
                <text:p>0.345549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734236111111">
                <text:p>0.34573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5919421296296">
                <text:p>0.34591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104606481481">
                <text:p>0.346104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289791666667">
                <text:p>0.34628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474976851852">
                <text:p>0.34647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660162037037">
                <text:p>0.34666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6845347222222">
                <text:p>0.34684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030532407407">
                <text:p>0.347030532407407</text:p>
              </table:table-cell>
              <table:table-cell office:value-type="float" office:value="1.17">
                <text:p>1.17</text:p>
              </table:table-cell>
            </table:table-row>
            <table:table-row>
              <table:table-cell office:value-type="float" office:value="0.347215717592593">
                <text:p>0.347215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400902777778">
                <text:p>0.34740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586087962963">
                <text:p>0.3475860879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771273148148">
                <text:p>0.347771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7956458333333">
                <text:p>0.347956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141643518518">
                <text:p>0.348141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326828703704">
                <text:p>0.34832682870370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512013888889">
                <text:p>0.34851201388888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697199074074">
                <text:p>0.34869719907407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8882384259259">
                <text:p>0.34888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067569444444">
                <text:p>0.349067569444444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25275462963">
                <text:p>0.34925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437939814815">
                <text:p>0.34943793981481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623125">
                <text:p>0.34962312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808310185185">
                <text:p>0.349808310185185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4999349537037">
                <text:p>0.349993495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178680555556">
                <text:p>0.35017868055555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363865740741">
                <text:p>0.35036386574074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549050925926">
                <text:p>0.35054905092592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734236111111">
                <text:p>0.35073423611111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0919421296296">
                <text:p>0.350919421296296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104606481481">
                <text:p>0.351104606481481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289791666667">
                <text:p>0.35128979166666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474976851852">
                <text:p>0.35147497685185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660162037037">
                <text:p>0.35166016203703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1845347222222">
                <text:p>0.351845347222222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030532407407">
                <text:p>0.352030532407407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215717592593">
                <text:p>0.35221571759259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400902777778">
                <text:p>0.35240090277777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586087962963">
                <text:p>0.35258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2771273148148">
                <text:p>0.35277127314814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2956458333333">
                <text:p>0.35295645833333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141643518518">
                <text:p>0.353141643518518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3326828703704">
                <text:p>0.353326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512013888889">
                <text:p>0.353512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697199074074">
                <text:p>0.353697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3882384259259">
                <text:p>0.353882384259259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067569444444">
                <text:p>0.35406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25275462963">
                <text:p>0.35425275462963</text:p>
              </table:table-cell>
              <table:table-cell office:value-type="float" office:value="1.16">
                <text:p>1.16</text:p>
              </table:table-cell>
            </table:table-row>
            <table:table-row>
              <table:table-cell office:value-type="float" office:value="0.354437939814815">
                <text:p>0.35443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623125">
                <text:p>0.35462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808310185185">
                <text:p>0.354808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499349537037">
                <text:p>0.35499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178680555555">
                <text:p>0.35517868055555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363865740741">
                <text:p>0.35536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549050925926">
                <text:p>0.355549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734236111111">
                <text:p>0.35573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5919421296296">
                <text:p>0.355919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104606481481">
                <text:p>0.35610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289791666667">
                <text:p>0.356289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474976851852">
                <text:p>0.356474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660162037037">
                <text:p>0.35666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6845347222222">
                <text:p>0.356845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030532407407">
                <text:p>0.357030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215717592593">
                <text:p>0.357215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400902777778">
                <text:p>0.357400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586087962963">
                <text:p>0.35758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771273148148">
                <text:p>0.35777127314814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7956458333333">
                <text:p>0.357956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141643518519">
                <text:p>0.35814164351851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326828703704">
                <text:p>0.35832682870370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512013888889">
                <text:p>0.35851201388888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697199074074">
                <text:p>0.35869719907407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8882384259259">
                <text:p>0.358882384259259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067569444444">
                <text:p>0.359067569444444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25275462963">
                <text:p>0.359252754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437939814815">
                <text:p>0.35943793981481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623125">
                <text:p>0.35962312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808310185185">
                <text:p>0.359808310185185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5999349537037">
                <text:p>0.359993495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178680555556">
                <text:p>0.36017868055555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363865740741">
                <text:p>0.36036386574074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549050925926">
                <text:p>0.36054905092592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734236111111">
                <text:p>0.36073423611111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0919421296296">
                <text:p>0.360919421296296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104606481481">
                <text:p>0.361104606481481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289791666667">
                <text:p>0.36128979166666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474976851852">
                <text:p>0.36147497685185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660162037037">
                <text:p>0.36166016203703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1845347222222">
                <text:p>0.361845347222222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030532407407">
                <text:p>0.362030532407407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215717592593">
                <text:p>0.36221571759259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400902777778">
                <text:p>0.36240090277777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586087962963">
                <text:p>0.36258608796296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2771273148148">
                <text:p>0.362771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2956458333333">
                <text:p>0.362956458333333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141643518518">
                <text:p>0.363141643518518</text:p>
              </table:table-cell>
              <table:table-cell office:value-type="float" office:value="1.15">
                <text:p>1.15</text:p>
              </table:table-cell>
            </table:table-row>
            <table:table-row>
              <table:table-cell office:value-type="float" office:value="0.363326828703704">
                <text:p>0.363326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512013888889">
                <text:p>0.363512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697199074074">
                <text:p>0.36369719907407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3882384259259">
                <text:p>0.36388238425925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067569444444">
                <text:p>0.36406756944444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25275462963">
                <text:p>0.36425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437939814815">
                <text:p>0.36443793981481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623125">
                <text:p>0.36462312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808310185185">
                <text:p>0.364808310185185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499349537037">
                <text:p>0.364993495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178680555556">
                <text:p>0.36517868055555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363865740741">
                <text:p>0.36536386574074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549050925926">
                <text:p>0.36554905092592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734236111111">
                <text:p>0.36573423611111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5919421296296">
                <text:p>0.365919421296296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104606481481">
                <text:p>0.366104606481481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289791666667">
                <text:p>0.36628979166666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474976851852">
                <text:p>0.36647497685185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660162037037">
                <text:p>0.36666016203703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6845347222222">
                <text:p>0.366845347222222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030532407407">
                <text:p>0.367030532407407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215717592593">
                <text:p>0.36721571759259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400902777778">
                <text:p>0.36740090277777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586087962963">
                <text:p>0.3675860879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771273148148">
                <text:p>0.36777127314814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7956458333333">
                <text:p>0.36795645833333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8141643518518">
                <text:p>0.368141643518518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8326828703704">
                <text:p>0.368326828703704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8512013888889">
                <text:p>0.368512013888889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8697199074074">
                <text:p>0.368697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8882384259259">
                <text:p>0.368882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067569444444">
                <text:p>0.369067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25275462963">
                <text:p>0.36925275462963</text:p>
              </table:table-cell>
              <table:table-cell office:value-type="float" office:value="1.14">
                <text:p>1.14</text:p>
              </table:table-cell>
            </table:table-row>
            <table:table-row>
              <table:table-cell office:value-type="float" office:value="0.369437939814815">
                <text:p>0.369437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623125">
                <text:p>0.36962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808310185185">
                <text:p>0.369808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6999349537037">
                <text:p>0.36999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178680555555">
                <text:p>0.37017868055555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363865740741">
                <text:p>0.37036386574074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549050925926">
                <text:p>0.370549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734236111111">
                <text:p>0.37073423611111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0919421296296">
                <text:p>0.370919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104606481481">
                <text:p>0.371104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289791666667">
                <text:p>0.37128979166666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474976851852">
                <text:p>0.37147497685185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660162037037">
                <text:p>0.3716601620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1845347222222">
                <text:p>0.371845347222222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030532407407">
                <text:p>0.37203053240740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215717592593">
                <text:p>0.37221571759259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400902777778">
                <text:p>0.37240090277777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586087962963">
                <text:p>0.3725860879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771273148148">
                <text:p>0.37277127314814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2956458333333">
                <text:p>0.37295645833333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141643518518">
                <text:p>0.373141643518518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326828703704">
                <text:p>0.37332682870370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512013888889">
                <text:p>0.37351201388888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697199074074">
                <text:p>0.37369719907407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3882384259259">
                <text:p>0.373882384259259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067569444444">
                <text:p>0.374067569444444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25275462963">
                <text:p>0.37425275462963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437939814815">
                <text:p>0.37443793981481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623125">
                <text:p>0.37462312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808310185185">
                <text:p>0.374808310185185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499349537037">
                <text:p>0.37499349537037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178680555556">
                <text:p>0.37517868055555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363865740741">
                <text:p>0.37536386574074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5549050925926">
                <text:p>0.37554905092592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5734236111111">
                <text:p>0.375734236111111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5919421296296">
                <text:p>0.375919421296296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104606481481">
                <text:p>0.376104606481481</text:p>
              </table:table-cell>
              <table:table-cell office:value-type="float" office:value="1.13">
                <text:p>1.13</text:p>
              </table:table-cell>
            </table:table-row>
            <table:table-row>
              <table:table-cell office:value-type="float" office:value="0.376289791666667">
                <text:p>0.37628979166666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6474976851852">
                <text:p>0.37647497685185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6660162037037">
                <text:p>0.37666016203703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6845347222222">
                <text:p>0.376845347222222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7030532407407">
                <text:p>0.377030532407407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7215717592593">
                <text:p>0.37721571759259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7400902777778">
                <text:p>0.37740090277777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7586087962963">
                <text:p>0.3775860879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7771273148148">
                <text:p>0.377771273148148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7956458333333">
                <text:p>0.37795645833333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8141643518519">
                <text:p>0.37814164351851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8326828703704">
                <text:p>0.37832682870370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8512013888889">
                <text:p>0.37851201388888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8697199074074">
                <text:p>0.37869719907407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8882384259259">
                <text:p>0.378882384259259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9067569444444">
                <text:p>0.379067569444444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925275462963">
                <text:p>0.37925275462963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9437939814815">
                <text:p>0.37943793981481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9623125">
                <text:p>0.379623125</text:p>
              </table:table-cell>
              <table:table-cell office:value-type="float" office:value="1.12">
                <text:p>1.12</text:p>
              </table:table-cell>
            </table:table-row>
            <table:table-row>
              <table:table-cell office:value-type="float" office:value="0.379808310185185">
                <text:p>0.37980831018518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7999349537037">
                <text:p>0.379993495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0178680555555">
                <text:p>0.380178680555555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0363865740741">
                <text:p>0.38036386574074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0549050925926">
                <text:p>0.38054905092592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0734236111111">
                <text:p>0.38073423611111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0919421296296">
                <text:p>0.380919421296296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1104606481481">
                <text:p>0.381104606481481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1289791666667">
                <text:p>0.38128979166666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1474976851852">
                <text:p>0.38147497685185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1660162037037">
                <text:p>0.38166016203703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1845347222222">
                <text:p>0.381845347222222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2030532407407">
                <text:p>0.382030532407407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2215717592593">
                <text:p>0.38221571759259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2400902777778">
                <text:p>0.38240090277777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2586087962963">
                <text:p>0.38258608796296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2771273148148">
                <text:p>0.38277127314814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2956458333333">
                <text:p>0.382956458333333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3141643518518">
                <text:p>0.383141643518518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3326828703704">
                <text:p>0.38332682870370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3512013888889">
                <text:p>0.38351201388888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3697199074074">
                <text:p>0.383697199074074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3882384259259">
                <text:p>0.383882384259259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4067569444444">
                <text:p>0.384067569444444</text:p>
              </table:table-cell>
              <table:table-cell office:value-type="float" office:value="1.11">
                <text:p>1.11</text:p>
              </table:table-cell>
            </table:table-row>
            <table:table-row>
              <table:table-cell office:value-type="float" office:value="0.38425275462963">
                <text:p>0.38425275462963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4437939814815">
                <text:p>0.38443793981481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4623125">
                <text:p>0.38462312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4808310185185">
                <text:p>0.384808310185185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499349537037">
                <text:p>0.3849934953703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5178680555556">
                <text:p>0.38517868055555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5363865740741">
                <text:p>0.38536386574074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5549050925926">
                <text:p>0.38554905092592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5734236111111">
                <text:p>0.38573423611111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5919421296296">
                <text:p>0.385919421296296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6104606481481">
                <text:p>0.386104606481481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6289791666667">
                <text:p>0.386289791666667</text:p>
              </table:table-cell>
              <table:table-cell office:value-type="float" office:value="1.1">
                <text:p>1.1</text:p>
              </table:table-cell>
            </table:table-row>
            <table:table-row>
              <table:table-cell office:value-type="float" office:value="0.386474976851852">
                <text:p>0.38647497685185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6660162037037">
                <text:p>0.38666016203703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6845347222222">
                <text:p>0.386845347222222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7030532407407">
                <text:p>0.387030532407407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7215717592593">
                <text:p>0.38721571759259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7400902777778">
                <text:p>0.38740090277777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7586087962963">
                <text:p>0.3875860879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7771273148148">
                <text:p>0.387771273148148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7956458333333">
                <text:p>0.38795645833333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8141643518519">
                <text:p>0.38814164351851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8326828703704">
                <text:p>0.38832682870370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8512013888889">
                <text:p>0.38851201388888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8697199074074">
                <text:p>0.38869719907407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8882384259259">
                <text:p>0.388882384259259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9067569444444">
                <text:p>0.389067569444444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925275462963">
                <text:p>0.38925275462963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9437939814815">
                <text:p>0.38943793981481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9623125">
                <text:p>0.389623125</text:p>
              </table:table-cell>
              <table:table-cell office:value-type="float" office:value="1.09">
                <text:p>1.09</text:p>
              </table:table-cell>
            </table:table-row>
            <table:table-row>
              <table:table-cell office:value-type="float" office:value="0.389808310185185">
                <text:p>0.38980831018518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8999349537037">
                <text:p>0.38999349537037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0178680555555">
                <text:p>0.390178680555555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0363865740741">
                <text:p>0.39036386574074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0549050925926">
                <text:p>0.39054905092592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0734236111111">
                <text:p>0.390734236111111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0919421296296">
                <text:p>0.390919421296296</text:p>
              </table:table-cell>
              <table:table-cell office:value-type="float" office:value="1.08">
                <text:p>1.08</text:p>
              </table:table-cell>
            </table:table-row>
            <table:table-row>
              <table:table-cell office:value-type="float" office:value="0.391104606481481">
                <text:p>0.391104606481481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1289791666667">
                <text:p>0.39128979166666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1474976851852">
                <text:p>0.39147497685185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1660162037037">
                <text:p>0.39166016203703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1845347222222">
                <text:p>0.391845347222222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2030532407407">
                <text:p>0.392030532407407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2215717592593">
                <text:p>0.39221571759259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2400902777778">
                <text:p>0.39240090277777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2586087962963">
                <text:p>0.39258608796296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2771273148148">
                <text:p>0.392771273148148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2956458333333">
                <text:p>0.392956458333333</text:p>
              </table:table-cell>
              <table:table-cell office:value-type="float" office:value="1.07">
                <text:p>1.07</text:p>
              </table:table-cell>
            </table:table-row>
            <table:table-row>
              <table:table-cell office:value-type="float" office:value="0.393141643518518">
                <text:p>0.393141643518518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3326828703704">
                <text:p>0.39332682870370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3512013888889">
                <text:p>0.39351201388888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3697199074074">
                <text:p>0.39369719907407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3882384259259">
                <text:p>0.393882384259259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4067569444444">
                <text:p>0.394067569444444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425275462963">
                <text:p>0.39425275462963</text:p>
              </table:table-cell>
              <table:table-cell office:value-type="float" office:value="1.06">
                <text:p>1.06</text:p>
              </table:table-cell>
            </table:table-row>
            <table:table-row>
              <table:table-cell office:value-type="float" office:value="0.394437939814815">
                <text:p>0.39443793981481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4623125">
                <text:p>0.39462312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4808310185185">
                <text:p>0.394808310185185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499349537037">
                <text:p>0.39499349537037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5178680555556">
                <text:p>0.39517868055555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5363865740741">
                <text:p>0.395363865740741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5549050925926">
                <text:p>0.395549050925926</text:p>
              </table:table-cell>
              <table:table-cell office:value-type="float" office:value="1.05">
                <text:p>1.05</text:p>
              </table:table-cell>
            </table:table-row>
            <table:table-row>
              <table:table-cell office:value-type="float" office:value="0.395734236111111">
                <text:p>0.39573423611111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5919421296296">
                <text:p>0.395919421296296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104606481481">
                <text:p>0.396104606481481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289791666667">
                <text:p>0.39628979166666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474976851852">
                <text:p>0.396474976851852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660162037037">
                <text:p>0.396660162037037</text:p>
              </table:table-cell>
              <table:table-cell office:value-type="float" office:value="1.04">
                <text:p>1.04</text:p>
              </table:table-cell>
            </table:table-row>
            <table:table-row>
              <table:table-cell office:value-type="float" office:value="0.396845347222222">
                <text:p>0.396845347222222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030532407407">
                <text:p>0.397030532407407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215717592593">
                <text:p>0.397215717592593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400902777778">
                <text:p>0.397400902777778</text:p>
              </table:table-cell>
              <table:table-cell office:value-type="float" office:value="1.03">
                <text:p>1.03</text:p>
              </table:table-cell>
            </table:table-row>
            <table:table-row>
              <table:table-cell office:value-type="float" office:value="0.397586087962963">
                <text:p>0.39758608796296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7771273148148">
                <text:p>0.39777127314814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7956458333333">
                <text:p>0.397956458333333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141643518518">
                <text:p>0.398141643518518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326828703704">
                <text:p>0.39832682870370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512013888889">
                <text:p>0.398512013888889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697199074074">
                <text:p>0.398697199074074</text:p>
              </table:table-cell>
              <table:table-cell office:value-type="float" office:value="1.02">
                <text:p>1.02</text:p>
              </table:table-cell>
            </table:table-row>
            <table:table-row>
              <table:table-cell office:value-type="float" office:value="0.398882384259259">
                <text:p>0.398882384259259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9067569444444">
                <text:p>0.399067569444444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925275462963">
                <text:p>0.39925275462963</text:p>
              </table:table-cell>
              <table:table-cell office:value-type="float" office:value="1.01">
                <text:p>1.01</text:p>
              </table:table-cell>
            </table:table-row>
            <table:table-row>
              <table:table-cell office:value-type="float" office:value="0.399437939814815">
                <text:p>0.399437939814815</text:p>
              </table:table-cell>
              <table:table-cell office:value-type="float" office:value="1">
                <text:p>1</text:p>
              </table:table-cell>
            </table:table-row>
            <table:table-row>
              <table:table-cell office:value-type="float" office:value="0.399542106481482">
                <text:p>0.399542106481482</text:p>
              </table:table-cell>
              <table:table-cell office:value-type="float" office:value="1">
                <text:p>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chartooo="http://openoffice.org/2010/chart"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generator>LibreOffice/6.3.4.2$Windows_X86_64 LibreOffice_project/60da17e045e08f1793c57c00ba83cdfce946d0aa</meta:generator>
  </office:meta>
</office:document-meta>
</file>

<file path=Object 1/styles.xml><?xml version="1.0" encoding="utf-8"?>
<office:document-styles xmlns:office="urn:oasis:names:tc:opendocument:xmlns:office:1.0" xmlns:draw="urn:oasis:names:tc:opendocument:xmlns:drawing:1.0" xmlns:ooo="http://openoffice.org/2004/office" xmlns:dr3d="urn:oasis:names:tc:opendocument:xmlns:dr3d:1.0" xmlns:fo="urn:oasis:names:tc:opendocument:xmlns:xsl-fo-compatible:1.0" xmlns:xlink="http://www.w3.org/1999/xlink" xmlns:style="urn:oasis:names:tc:opendocument:xmlns:style:1.0" xmlns:dc="http://purl.org/dc/elements/1.1/" xmlns:text="urn:oasis:names:tc:opendocument:xmlns:text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script="urn:oasis:names:tc:opendocument:xmlns:script:1.0" xmlns:dom="http://www.w3.org/2001/xml-events" xmlns:xhtml="http://www.w3.org/1999/xhtml" xmlns:chartooo="http://openoffice.org/2010/chart" office:version="1.2">
  <office:styles/>
</office:document-styles>
</file>